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Times New Roman5" svg:font-family="'Times New Roman'"/>
    <style:font-face style:name="Times New Roman" svg:font-family="'Times New Roman'" style:font-family-generic="roman"/>
    <style:font-face style:name="Times New Roman4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4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4" fo:font-size="10pt" style:font-size-asian="10pt" style:font-size-complex="10pt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3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1000])" table:allow-empty-cell="true" table:display-list="unsorted" table:base-cell-address="Intro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$Dict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$Dict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64" table:default-cell-style-name="ce11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csysreq.cosmobots.eu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1</text:p>
          </table:table-cell>
          <table:table-cell table:style-name="ce16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2</text:p>
          </table:table-cell>
          <table:table-cell table:style-name="ce16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3</text:p>
          </table:table-cell>
          <table:table-cell table:style-name="ce16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1.0</text:p>
          </table:table-cell>
          <table:table-cell table:style-name="ce16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40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47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46" office:value-type="string" calcext:value-type="string">
            <text:p>Busca previo</text:p>
          </table:table-cell>
          <table:table-cell table:style-name="ce46" office:value-type="string" calcext:value-type="string">
            <text:p>Existe ya?</text:p>
          </table:table-cell>
          <table:table-cell office:value-type="string" calcext:value-type="string">
            <text:p>Busca post</text:p>
          </table:table-cell>
          <table:table-cell table:style-name="ce46" office:value-type="string" calcext:value-type="string">
            <text:p>Existirá después?</text:p>
          </table:table-cell>
          <table:table-cell table:style-name="ce46"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'file:///C:/Users/Txinto%20Vaz/Desktop/req_rees-core/uploading/RqUpload.ods'#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];[.$H$3:.$H$1000];1;0)" office:value-type="string" office:string-value="" calcext:value-type="error">
            <text:p>#N/D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3"/>
          <table:table-cell table:formula="of:=VLOOKUP([.$F3];[.$F4:.$F$1000];1;0)" office:value-type="string" office:string-value="" calcext:value-type="error">
            <text:p>#N/D</text:p>
          </table:table-cell>
          <table:table-cell table:style-name="ce102" table:formula="of:=NOT(ISERROR([.W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'file:///C:/Users/Txinto%20Vaz/Desktop/req_rees-core/uploading/RqUpload.ods'#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];[.$H$3:.$H$1000];1;0)" office:value-type="string" office:string-value="" calcext:value-type="error">
            <text:p>#N/D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formula="of:=VLOOKUP([.$F4];[.$F$3:.$F3];1;0)" office:value-type="string" office:string-value="" calcext:value-type="error">
            <text:p>#N/D</text:p>
          </table:table-cell>
          <table:table-cell table:style-name="ce102" table:formula="of:=NOT(ISERROR([.U4]))" office:value-type="boolean" office:boolean-value="false" calcext:value-type="boolean">
            <text:p>FALSO</text:p>
          </table:table-cell>
          <table:table-cell table:formula="of:=VLOOKUP([.$F4];[.$F5:.$F$1000];1;0)" office:value-type="string" office:string-value="" calcext:value-type="error">
            <text:p>#N/D</text:p>
          </table:table-cell>
          <table:table-cell table:style-name="ce102" table:formula="of:=NOT(ISERROR([.W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'file:///C:/Users/Txinto%20Vaz/Desktop/req_rees-core/uploading/RqUpload.ods'#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];[.$H$3:.$H$1000];1;0)" office:value-type="string" office:string-value="" calcext:value-type="error">
            <text:p>#N/D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formula="of:=VLOOKUP([.$F5];[.$F$3:.$F4];1;0)" office:value-type="string" office:string-value="" calcext:value-type="error">
            <text:p>#N/D</text:p>
          </table:table-cell>
          <table:table-cell table:style-name="ce102" table:formula="of:=NOT(ISERROR([.U5]))" office:value-type="boolean" office:boolean-value="false" calcext:value-type="boolean">
            <text:p>FALSO</text:p>
          </table:table-cell>
          <table:table-cell table:formula="of:=VLOOKUP([.$F5];[.$F6:.$F$1000];1;0)" office:value-type="string" office:string-value="" calcext:value-type="error">
            <text:p>#N/D</text:p>
          </table:table-cell>
          <table:table-cell table:style-name="ce102" table:formula="of:=NOT(ISERROR([.W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'file:///C:/Users/Txinto%20Vaz/Desktop/req_rees-core/uploading/RqUpload.ods'#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];[.$H$3:.$H$1000];1;0)" office:value-type="string" office:string-value="" calcext:value-type="error">
            <text:p>#N/D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formula="of:=VLOOKUP([.$F6];[.$F$3:.$F5];1;0)" office:value-type="string" office:string-value="" calcext:value-type="error">
            <text:p>#N/D</text:p>
          </table:table-cell>
          <table:table-cell table:style-name="ce102" table:formula="of:=NOT(ISERROR([.U6]))" office:value-type="boolean" office:boolean-value="false" calcext:value-type="boolean">
            <text:p>FALSO</text:p>
          </table:table-cell>
          <table:table-cell table:formula="of:=VLOOKUP([.$F6];[.$F7:.$F$1000];1;0)" office:value-type="string" office:string-value="" calcext:value-type="error">
            <text:p>#N/D</text:p>
          </table:table-cell>
          <table:table-cell table:style-name="ce102" table:formula="of:=NOT(ISERROR([.W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'file:///C:/Users/Txinto%20Vaz/Desktop/req_rees-core/uploading/RqUpload.ods'#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];[.$H$3:.$H$1000];1;0)" office:value-type="string" office:string-value="" calcext:value-type="error">
            <text:p>#N/D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formula="of:=VLOOKUP([.$F7];[.$F$3:.$F6];1;0)" office:value-type="string" office:string-value="" calcext:value-type="error">
            <text:p>#N/D</text:p>
          </table:table-cell>
          <table:table-cell table:style-name="ce102" table:formula="of:=NOT(ISERROR([.U7]))" office:value-type="boolean" office:boolean-value="false" calcext:value-type="boolean">
            <text:p>FALSO</text:p>
          </table:table-cell>
          <table:table-cell table:formula="of:=VLOOKUP([.$F7];[.$F8:.$F$1000];1;0)" office:value-type="string" office:string-value="" calcext:value-type="error">
            <text:p>#N/D</text:p>
          </table:table-cell>
          <table:table-cell table:style-name="ce102" table:formula="of:=NOT(ISERROR([.W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'file:///C:/Users/Txinto%20Vaz/Desktop/req_rees-core/uploading/RqUpload.ods'#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/>
          <table:table-cell table:style-name="ce51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];[.$H$3:.$H$1000];1;0)" office:value-type="string" office:string-value="" calcext:value-type="error">
            <text:p>#N/D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formula="of:=VLOOKUP([.$F8];[.$F$3:.$F7];1;0)" office:value-type="string" office:string-value="" calcext:value-type="error">
            <text:p>#N/D</text:p>
          </table:table-cell>
          <table:table-cell table:style-name="ce102" table:formula="of:=NOT(ISERROR([.U8]))" office:value-type="boolean" office:boolean-value="false" calcext:value-type="boolean">
            <text:p>FALSO</text:p>
          </table:table-cell>
          <table:table-cell table:formula="of:=VLOOKUP([.$F8];[.$F9:.$F$1000];1;0)" office:value-type="string" office:string-value="" calcext:value-type="error">
            <text:p>#N/D</text:p>
          </table:table-cell>
          <table:table-cell table:style-name="ce102" table:formula="of:=NOT(ISERROR([.W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'file:///C:/Users/Txinto%20Vaz/Desktop/req_rees-core/uploading/RqUpload.ods'#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/>
          <table:table-cell table:style-name="ce5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];[.$H$3:.$H$1000];1;0)" office:value-type="string" office:string-value="" calcext:value-type="error">
            <text:p>#N/D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formula="of:=VLOOKUP([.$F9];[.$F$3:.$F8];1;0)" office:value-type="string" office:string-value="" calcext:value-type="error">
            <text:p>#N/D</text:p>
          </table:table-cell>
          <table:table-cell table:style-name="ce102" table:formula="of:=NOT(ISERROR([.U9]))" office:value-type="boolean" office:boolean-value="false" calcext:value-type="boolean">
            <text:p>FALSO</text:p>
          </table:table-cell>
          <table:table-cell table:formula="of:=VLOOKUP([.$F9];[.$F10:.$F$1000];1;0)" office:value-type="string" office:string-value="" calcext:value-type="error">
            <text:p>#N/D</text:p>
          </table:table-cell>
          <table:table-cell table:style-name="ce102" table:formula="of:=NOT(ISERROR([.W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'file:///C:/Users/Txinto%20Vaz/Desktop/req_rees-core/uploading/RqUpload.ods'#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];[.$H$3:.$H$1000];1;0)" office:value-type="string" office:string-value="" calcext:value-type="error">
            <text:p>#N/D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formula="of:=VLOOKUP([.$F10];[.$F$3:.$F9];1;0)" office:value-type="string" office:string-value="" calcext:value-type="error">
            <text:p>#N/D</text:p>
          </table:table-cell>
          <table:table-cell table:style-name="ce102" table:formula="of:=NOT(ISERROR([.U10]))" office:value-type="boolean" office:boolean-value="false" calcext:value-type="boolean">
            <text:p>FALSO</text:p>
          </table:table-cell>
          <table:table-cell table:formula="of:=VLOOKUP([.$F10];[.$F11:.$F$1000];1;0)" office:value-type="string" office:string-value="" calcext:value-type="error">
            <text:p>#N/D</text:p>
          </table:table-cell>
          <table:table-cell table:style-name="ce102" table:formula="of:=NOT(ISERROR([.W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'file:///C:/Users/Txinto%20Vaz/Desktop/req_rees-core/uploading/RqUpload.ods'#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/>
          <table:table-cell table:style-name="ce51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];[.$H$3:.$H$1000];1;0)" office:value-type="string" office:string-value="" calcext:value-type="error">
            <text:p>#N/D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formula="of:=VLOOKUP([.$F11];[.$F$3:.$F10];1;0)" office:value-type="string" office:string-value="" calcext:value-type="error">
            <text:p>#N/D</text:p>
          </table:table-cell>
          <table:table-cell table:style-name="ce102" table:formula="of:=NOT(ISERROR([.U11]))" office:value-type="boolean" office:boolean-value="false" calcext:value-type="boolean">
            <text:p>FALSO</text:p>
          </table:table-cell>
          <table:table-cell table:formula="of:=VLOOKUP([.$F11];[.$F12:.$F$1000];1;0)" office:value-type="string" office:string-value="" calcext:value-type="error">
            <text:p>#N/D</text:p>
          </table:table-cell>
          <table:table-cell table:style-name="ce102" table:formula="of:=NOT(ISERROR([.W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'file:///C:/Users/Txinto%20Vaz/Desktop/req_rees-core/uploading/RqUpload.ods'#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];[.$H$3:.$H$1000];1;0)" office:value-type="string" office:string-value="" calcext:value-type="error">
            <text:p>#N/D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formula="of:=VLOOKUP([.$F12];[.$F$3:.$F11];1;0)" office:value-type="string" office:string-value="" calcext:value-type="error">
            <text:p>#N/D</text:p>
          </table:table-cell>
          <table:table-cell table:style-name="ce102" table:formula="of:=NOT(ISERROR([.U12]))" office:value-type="boolean" office:boolean-value="false" calcext:value-type="boolean">
            <text:p>FALSO</text:p>
          </table:table-cell>
          <table:table-cell table:formula="of:=VLOOKUP([.$F12];[.$F13:.$F$1000];1;0)" office:value-type="string" office:string-value="" calcext:value-type="error">
            <text:p>#N/D</text:p>
          </table:table-cell>
          <table:table-cell table:style-name="ce102" table:formula="of:=NOT(ISERROR([.W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'file:///C:/Users/Txinto%20Vaz/Desktop/req_rees-core/uploading/RqUpload.ods'#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];[.$H$3:.$H$1000];1;0)" office:value-type="string" office:string-value="" calcext:value-type="error">
            <text:p>#N/D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formula="of:=VLOOKUP([.$F13];[.$F$3:.$F12];1;0)" office:value-type="string" office:string-value="" calcext:value-type="error">
            <text:p>#N/D</text:p>
          </table:table-cell>
          <table:table-cell table:style-name="ce102" table:formula="of:=NOT(ISERROR([.U13]))" office:value-type="boolean" office:boolean-value="false" calcext:value-type="boolean">
            <text:p>FALSO</text:p>
          </table:table-cell>
          <table:table-cell table:formula="of:=VLOOKUP([.$F13];[.$F14:.$F$1000];1;0)" office:value-type="string" office:string-value="" calcext:value-type="error">
            <text:p>#N/D</text:p>
          </table:table-cell>
          <table:table-cell table:style-name="ce102" table:formula="of:=NOT(ISERROR([.W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'file:///C:/Users/Txinto%20Vaz/Desktop/req_rees-core/uploading/RqUpload.ods'#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];[.$H$3:.$H$1000];1;0)" office:value-type="string" office:string-value="" calcext:value-type="error">
            <text:p>#N/D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formula="of:=VLOOKUP([.$F14];[.$F$3:.$F13];1;0)" office:value-type="string" office:string-value="" calcext:value-type="error">
            <text:p>#N/D</text:p>
          </table:table-cell>
          <table:table-cell table:style-name="ce102" table:formula="of:=NOT(ISERROR([.U14]))" office:value-type="boolean" office:boolean-value="false" calcext:value-type="boolean">
            <text:p>FALSO</text:p>
          </table:table-cell>
          <table:table-cell table:formula="of:=VLOOKUP([.$F14];[.$F15:.$F$1000];1;0)" office:value-type="string" office:string-value="" calcext:value-type="error">
            <text:p>#N/D</text:p>
          </table:table-cell>
          <table:table-cell table:style-name="ce102" table:formula="of:=NOT(ISERROR([.W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'file:///C:/Users/Txinto%20Vaz/Desktop/req_rees-core/uploading/RqUpload.ods'#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];[.$H$3:.$H$1000];1;0)" office:value-type="string" office:string-value="" calcext:value-type="error">
            <text:p>#N/D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formula="of:=VLOOKUP([.$F15];[.$F$3:.$F14];1;0)" office:value-type="string" office:string-value="" calcext:value-type="error">
            <text:p>#N/D</text:p>
          </table:table-cell>
          <table:table-cell table:style-name="ce102" table:formula="of:=NOT(ISERROR([.U15]))" office:value-type="boolean" office:boolean-value="false" calcext:value-type="boolean">
            <text:p>FALSO</text:p>
          </table:table-cell>
          <table:table-cell table:formula="of:=VLOOKUP([.$F15];[.$F16:.$F$1000];1;0)" office:value-type="string" office:string-value="" calcext:value-type="error">
            <text:p>#N/D</text:p>
          </table:table-cell>
          <table:table-cell table:style-name="ce102" table:formula="of:=NOT(ISERROR([.W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'file:///C:/Users/Txinto%20Vaz/Desktop/req_rees-core/uploading/RqUpload.ods'#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];[.$H$3:.$H$1000];1;0)" office:value-type="string" office:string-value="" calcext:value-type="error">
            <text:p>#N/D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formula="of:=VLOOKUP([.$F16];[.$F$3:.$F15];1;0)" office:value-type="string" office:string-value="" calcext:value-type="error">
            <text:p>#N/D</text:p>
          </table:table-cell>
          <table:table-cell table:style-name="ce102" table:formula="of:=NOT(ISERROR([.U16]))" office:value-type="boolean" office:boolean-value="false" calcext:value-type="boolean">
            <text:p>FALSO</text:p>
          </table:table-cell>
          <table:table-cell table:formula="of:=VLOOKUP([.$F16];[.$F17:.$F$1000];1;0)" office:value-type="string" office:string-value="" calcext:value-type="error">
            <text:p>#N/D</text:p>
          </table:table-cell>
          <table:table-cell table:style-name="ce102" table:formula="of:=NOT(ISERROR([.W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'file:///C:/Users/Txinto%20Vaz/Desktop/req_rees-core/uploading/RqUpload.ods'#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];[.$H$3:.$H$1000];1;0)" office:value-type="string" office:string-value="" calcext:value-type="error">
            <text:p>#N/D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formula="of:=VLOOKUP([.$F17];[.$F$3:.$F16];1;0)" office:value-type="string" office:string-value="" calcext:value-type="error">
            <text:p>#N/D</text:p>
          </table:table-cell>
          <table:table-cell table:style-name="ce102" table:formula="of:=NOT(ISERROR([.U17]))" office:value-type="boolean" office:boolean-value="false" calcext:value-type="boolean">
            <text:p>FALSO</text:p>
          </table:table-cell>
          <table:table-cell table:formula="of:=VLOOKUP([.$F17];[.$F18:.$F$1000];1;0)" office:value-type="string" office:string-value="" calcext:value-type="error">
            <text:p>#N/D</text:p>
          </table:table-cell>
          <table:table-cell table:style-name="ce102" table:formula="of:=NOT(ISERROR([.W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'file:///C:/Users/Txinto%20Vaz/Desktop/req_rees-core/uploading/RqUpload.ods'#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];[.$H$3:.$H$1000];1;0)" office:value-type="string" office:string-value="" calcext:value-type="error">
            <text:p>#N/D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formula="of:=VLOOKUP([.$F18];[.$F$3:.$F17];1;0)" office:value-type="string" office:string-value="" calcext:value-type="error">
            <text:p>#N/D</text:p>
          </table:table-cell>
          <table:table-cell table:style-name="ce102" table:formula="of:=NOT(ISERROR([.U18]))" office:value-type="boolean" office:boolean-value="false" calcext:value-type="boolean">
            <text:p>FALSO</text:p>
          </table:table-cell>
          <table:table-cell table:formula="of:=VLOOKUP([.$F18];[.$F19:.$F$1000];1;0)" office:value-type="string" office:string-value="" calcext:value-type="error">
            <text:p>#N/D</text:p>
          </table:table-cell>
          <table:table-cell table:style-name="ce102" table:formula="of:=NOT(ISERROR([.W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'file:///C:/Users/Txinto%20Vaz/Desktop/req_rees-core/uploading/RqUpload.ods'#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];[.$H$3:.$H$1000];1;0)" office:value-type="string" office:string-value="" calcext:value-type="error">
            <text:p>#N/D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formula="of:=VLOOKUP([.$F19];[.$F$3:.$F18];1;0)" office:value-type="string" office:string-value="" calcext:value-type="error">
            <text:p>#N/D</text:p>
          </table:table-cell>
          <table:table-cell table:style-name="ce102" table:formula="of:=NOT(ISERROR([.U19]))" office:value-type="boolean" office:boolean-value="false" calcext:value-type="boolean">
            <text:p>FALSO</text:p>
          </table:table-cell>
          <table:table-cell table:formula="of:=VLOOKUP([.$F19];[.$F20:.$F$1000];1;0)" office:value-type="string" office:string-value="" calcext:value-type="error">
            <text:p>#N/D</text:p>
          </table:table-cell>
          <table:table-cell table:style-name="ce102" table:formula="of:=NOT(ISERROR([.W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'file:///C:/Users/Txinto%20Vaz/Desktop/req_rees-core/uploading/RqUpload.ods'#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];[.$H$3:.$H$1000];1;0)" office:value-type="string" office:string-value="" calcext:value-type="error">
            <text:p>#N/D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formula="of:=VLOOKUP([.$F20];[.$F$3:.$F19];1;0)" office:value-type="string" office:string-value="" calcext:value-type="error">
            <text:p>#N/D</text:p>
          </table:table-cell>
          <table:table-cell table:style-name="ce102" table:formula="of:=NOT(ISERROR([.U20]))" office:value-type="boolean" office:boolean-value="false" calcext:value-type="boolean">
            <text:p>FALSO</text:p>
          </table:table-cell>
          <table:table-cell table:formula="of:=VLOOKUP([.$F20];[.$F21:.$F$1000];1;0)" office:value-type="string" office:string-value="" calcext:value-type="error">
            <text:p>#N/D</text:p>
          </table:table-cell>
          <table:table-cell table:style-name="ce102" table:formula="of:=NOT(ISERROR([.W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'file:///C:/Users/Txinto%20Vaz/Desktop/req_rees-core/uploading/RqUpload.ods'#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];[.$H$3:.$H$1000];1;0)" office:value-type="string" office:string-value="" calcext:value-type="error">
            <text:p>#N/D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formula="of:=VLOOKUP([.$F21];[.$F$3:.$F20];1;0)" office:value-type="string" office:string-value="" calcext:value-type="error">
            <text:p>#N/D</text:p>
          </table:table-cell>
          <table:table-cell table:style-name="ce102" table:formula="of:=NOT(ISERROR([.U21]))" office:value-type="boolean" office:boolean-value="false" calcext:value-type="boolean">
            <text:p>FALSO</text:p>
          </table:table-cell>
          <table:table-cell table:formula="of:=VLOOKUP([.$F21];[.$F22:.$F$1000];1;0)" office:value-type="string" office:string-value="" calcext:value-type="error">
            <text:p>#N/D</text:p>
          </table:table-cell>
          <table:table-cell table:style-name="ce102" table:formula="of:=NOT(ISERROR([.W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'file:///C:/Users/Txinto%20Vaz/Desktop/req_rees-core/uploading/RqUpload.ods'#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];[.$H$3:.$H$1000];1;0)" office:value-type="string" office:string-value="" calcext:value-type="error">
            <text:p>#N/D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formula="of:=VLOOKUP([.$F22];[.$F$3:.$F21];1;0)" office:value-type="string" office:string-value="" calcext:value-type="error">
            <text:p>#N/D</text:p>
          </table:table-cell>
          <table:table-cell table:style-name="ce102" table:formula="of:=NOT(ISERROR([.U22]))" office:value-type="boolean" office:boolean-value="false" calcext:value-type="boolean">
            <text:p>FALSO</text:p>
          </table:table-cell>
          <table:table-cell table:formula="of:=VLOOKUP([.$F22];[.$F23:.$F$1000];1;0)" office:value-type="string" office:string-value="" calcext:value-type="error">
            <text:p>#N/D</text:p>
          </table:table-cell>
          <table:table-cell table:style-name="ce102" table:formula="of:=NOT(ISERROR([.W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'file:///C:/Users/Txinto%20Vaz/Desktop/req_rees-core/uploading/RqUpload.ods'#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];[.$H$3:.$H$1000];1;0)" office:value-type="string" office:string-value="" calcext:value-type="error">
            <text:p>#N/D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formula="of:=VLOOKUP([.$F23];[.$F$3:.$F22];1;0)" office:value-type="string" office:string-value="" calcext:value-type="error">
            <text:p>#N/D</text:p>
          </table:table-cell>
          <table:table-cell table:style-name="ce102" table:formula="of:=NOT(ISERROR([.U23]))" office:value-type="boolean" office:boolean-value="false" calcext:value-type="boolean">
            <text:p>FALSO</text:p>
          </table:table-cell>
          <table:table-cell table:formula="of:=VLOOKUP([.$F23];[.$F24:.$F$1000];1;0)" office:value-type="string" office:string-value="" calcext:value-type="error">
            <text:p>#N/D</text:p>
          </table:table-cell>
          <table:table-cell table:style-name="ce102" table:formula="of:=NOT(ISERROR([.W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'file:///C:/Users/Txinto%20Vaz/Desktop/req_rees-core/uploading/RqUpload.ods'#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];[.$H$3:.$H$1000];1;0)" office:value-type="string" office:string-value="" calcext:value-type="error">
            <text:p>#N/D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formula="of:=VLOOKUP([.$F24];[.$F$3:.$F23];1;0)" office:value-type="string" office:string-value="" calcext:value-type="error">
            <text:p>#N/D</text:p>
          </table:table-cell>
          <table:table-cell table:style-name="ce102" table:formula="of:=NOT(ISERROR([.U24]))" office:value-type="boolean" office:boolean-value="false" calcext:value-type="boolean">
            <text:p>FALSO</text:p>
          </table:table-cell>
          <table:table-cell table:formula="of:=VLOOKUP([.$F24];[.$F25:.$F$1000];1;0)" office:value-type="string" office:string-value="" calcext:value-type="error">
            <text:p>#N/D</text:p>
          </table:table-cell>
          <table:table-cell table:style-name="ce102" table:formula="of:=NOT(ISERROR([.W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'file:///C:/Users/Txinto%20Vaz/Desktop/req_rees-core/uploading/RqUpload.ods'#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];[.$H$3:.$H$1000];1;0)" office:value-type="string" office:string-value="" calcext:value-type="error">
            <text:p>#N/D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formula="of:=VLOOKUP([.$F25];[.$F$3:.$F24];1;0)" office:value-type="string" office:string-value="" calcext:value-type="error">
            <text:p>#N/D</text:p>
          </table:table-cell>
          <table:table-cell table:style-name="ce102" table:formula="of:=NOT(ISERROR([.U25]))" office:value-type="boolean" office:boolean-value="false" calcext:value-type="boolean">
            <text:p>FALSO</text:p>
          </table:table-cell>
          <table:table-cell table:formula="of:=VLOOKUP([.$F25];[.$F26:.$F$1000];1;0)" office:value-type="string" office:string-value="" calcext:value-type="error">
            <text:p>#N/D</text:p>
          </table:table-cell>
          <table:table-cell table:style-name="ce102" table:formula="of:=NOT(ISERROR([.W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'file:///C:/Users/Txinto%20Vaz/Desktop/req_rees-core/uploading/RqUpload.ods'#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];[.$H$3:.$H$1000];1;0)" office:value-type="string" office:string-value="" calcext:value-type="error">
            <text:p>#N/D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formula="of:=VLOOKUP([.$F26];[.$F$3:.$F25];1;0)" office:value-type="string" office:string-value="" calcext:value-type="error">
            <text:p>#N/D</text:p>
          </table:table-cell>
          <table:table-cell table:style-name="ce102" table:formula="of:=NOT(ISERROR([.U26]))" office:value-type="boolean" office:boolean-value="false" calcext:value-type="boolean">
            <text:p>FALSO</text:p>
          </table:table-cell>
          <table:table-cell table:formula="of:=VLOOKUP([.$F26];[.$F27:.$F$1000];1;0)" office:value-type="string" office:string-value="" calcext:value-type="error">
            <text:p>#N/D</text:p>
          </table:table-cell>
          <table:table-cell table:style-name="ce102" table:formula="of:=NOT(ISERROR([.W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'file:///C:/Users/Txinto%20Vaz/Desktop/req_rees-core/uploading/RqUpload.ods'#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];[.$H$3:.$H$1000];1;0)" office:value-type="string" office:string-value="" calcext:value-type="error">
            <text:p>#N/D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formula="of:=VLOOKUP([.$F27];[.$F$3:.$F26];1;0)" office:value-type="string" office:string-value="" calcext:value-type="error">
            <text:p>#N/D</text:p>
          </table:table-cell>
          <table:table-cell table:style-name="ce102" table:formula="of:=NOT(ISERROR([.U27]))" office:value-type="boolean" office:boolean-value="false" calcext:value-type="boolean">
            <text:p>FALSO</text:p>
          </table:table-cell>
          <table:table-cell table:formula="of:=VLOOKUP([.$F27];[.$F28:.$F$1000];1;0)" office:value-type="string" office:string-value="" calcext:value-type="error">
            <text:p>#N/D</text:p>
          </table:table-cell>
          <table:table-cell table:style-name="ce102" table:formula="of:=NOT(ISERROR([.W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'file:///C:/Users/Txinto%20Vaz/Desktop/req_rees-core/uploading/RqUpload.ods'#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];[.$H$3:.$H$1000];1;0)" office:value-type="string" office:string-value="" calcext:value-type="error">
            <text:p>#N/D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formula="of:=VLOOKUP([.$F28];[.$F$3:.$F27];1;0)" office:value-type="string" office:string-value="" calcext:value-type="error">
            <text:p>#N/D</text:p>
          </table:table-cell>
          <table:table-cell table:style-name="ce102" table:formula="of:=NOT(ISERROR([.U28]))" office:value-type="boolean" office:boolean-value="false" calcext:value-type="boolean">
            <text:p>FALSO</text:p>
          </table:table-cell>
          <table:table-cell table:formula="of:=VLOOKUP([.$F28];[.$F29:.$F$1000];1;0)" office:value-type="string" office:string-value="" calcext:value-type="error">
            <text:p>#N/D</text:p>
          </table:table-cell>
          <table:table-cell table:style-name="ce102" table:formula="of:=NOT(ISERROR([.W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'file:///C:/Users/Txinto%20Vaz/Desktop/req_rees-core/uploading/RqUpload.ods'#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];[.$H$3:.$H$1000];1;0)" office:value-type="string" office:string-value="" calcext:value-type="error">
            <text:p>#N/D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formula="of:=VLOOKUP([.$F29];[.$F$3:.$F28];1;0)" office:value-type="string" office:string-value="" calcext:value-type="error">
            <text:p>#N/D</text:p>
          </table:table-cell>
          <table:table-cell table:style-name="ce102" table:formula="of:=NOT(ISERROR([.U29]))" office:value-type="boolean" office:boolean-value="false" calcext:value-type="boolean">
            <text:p>FALSO</text:p>
          </table:table-cell>
          <table:table-cell table:formula="of:=VLOOKUP([.$F29];[.$F30:.$F$1000];1;0)" office:value-type="string" office:string-value="" calcext:value-type="error">
            <text:p>#N/D</text:p>
          </table:table-cell>
          <table:table-cell table:style-name="ce102" table:formula="of:=NOT(ISERROR([.W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'file:///C:/Users/Txinto%20Vaz/Desktop/req_rees-core/uploading/RqUpload.ods'#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];[.$H$3:.$H$1000];1;0)" office:value-type="string" office:string-value="" calcext:value-type="error">
            <text:p>#N/D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formula="of:=VLOOKUP([.$F30];[.$F$3:.$F29];1;0)" office:value-type="string" office:string-value="" calcext:value-type="error">
            <text:p>#N/D</text:p>
          </table:table-cell>
          <table:table-cell table:style-name="ce102" table:formula="of:=NOT(ISERROR([.U30]))" office:value-type="boolean" office:boolean-value="false" calcext:value-type="boolean">
            <text:p>FALSO</text:p>
          </table:table-cell>
          <table:table-cell table:formula="of:=VLOOKUP([.$F30];[.$F31:.$F$1000];1;0)" office:value-type="string" office:string-value="" calcext:value-type="error">
            <text:p>#N/D</text:p>
          </table:table-cell>
          <table:table-cell table:style-name="ce102" table:formula="of:=NOT(ISERROR([.W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'file:///C:/Users/Txinto%20Vaz/Desktop/req_rees-core/uploading/RqUpload.ods'#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];[.$H$3:.$H$1000];1;0)" office:value-type="string" office:string-value="" calcext:value-type="error">
            <text:p>#N/D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formula="of:=VLOOKUP([.$F31];[.$F$3:.$F30];1;0)" office:value-type="string" office:string-value="" calcext:value-type="error">
            <text:p>#N/D</text:p>
          </table:table-cell>
          <table:table-cell table:style-name="ce102" table:formula="of:=NOT(ISERROR([.U31]))" office:value-type="boolean" office:boolean-value="false" calcext:value-type="boolean">
            <text:p>FALSO</text:p>
          </table:table-cell>
          <table:table-cell table:formula="of:=VLOOKUP([.$F31];[.$F32:.$F$1000];1;0)" office:value-type="string" office:string-value="" calcext:value-type="error">
            <text:p>#N/D</text:p>
          </table:table-cell>
          <table:table-cell table:style-name="ce102" table:formula="of:=NOT(ISERROR([.W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'file:///C:/Users/Txinto%20Vaz/Desktop/req_rees-core/uploading/RqUpload.ods'#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];[.$H$3:.$H$1000];1;0)" office:value-type="string" office:string-value="" calcext:value-type="error">
            <text:p>#N/D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formula="of:=VLOOKUP([.$F32];[.$F$3:.$F31];1;0)" office:value-type="string" office:string-value="" calcext:value-type="error">
            <text:p>#N/D</text:p>
          </table:table-cell>
          <table:table-cell table:style-name="ce102" table:formula="of:=NOT(ISERROR([.U32]))" office:value-type="boolean" office:boolean-value="false" calcext:value-type="boolean">
            <text:p>FALSO</text:p>
          </table:table-cell>
          <table:table-cell table:formula="of:=VLOOKUP([.$F32];[.$F33:.$F$1000];1;0)" office:value-type="string" office:string-value="" calcext:value-type="error">
            <text:p>#N/D</text:p>
          </table:table-cell>
          <table:table-cell table:style-name="ce102" table:formula="of:=NOT(ISERROR([.W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'file:///C:/Users/Txinto%20Vaz/Desktop/req_rees-core/uploading/RqUpload.ods'#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];[.$H$3:.$H$1000];1;0)" office:value-type="string" office:string-value="" calcext:value-type="error">
            <text:p>#N/D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formula="of:=VLOOKUP([.$F33];[.$F$3:.$F32];1;0)" office:value-type="string" office:string-value="" calcext:value-type="error">
            <text:p>#N/D</text:p>
          </table:table-cell>
          <table:table-cell table:style-name="ce102" table:formula="of:=NOT(ISERROR([.U33]))" office:value-type="boolean" office:boolean-value="false" calcext:value-type="boolean">
            <text:p>FALSO</text:p>
          </table:table-cell>
          <table:table-cell table:formula="of:=VLOOKUP([.$F33];[.$F34:.$F$1000];1;0)" office:value-type="string" office:string-value="" calcext:value-type="error">
            <text:p>#N/D</text:p>
          </table:table-cell>
          <table:table-cell table:style-name="ce102" table:formula="of:=NOT(ISERROR([.W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'file:///C:/Users/Txinto%20Vaz/Desktop/req_rees-core/uploading/RqUpload.ods'#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];[.$H$3:.$H$1000];1;0)" office:value-type="string" office:string-value="" calcext:value-type="error">
            <text:p>#N/D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formula="of:=VLOOKUP([.$F34];[.$F$3:.$F33];1;0)" office:value-type="string" office:string-value="" calcext:value-type="error">
            <text:p>#N/D</text:p>
          </table:table-cell>
          <table:table-cell table:style-name="ce102" table:formula="of:=NOT(ISERROR([.U34]))" office:value-type="boolean" office:boolean-value="false" calcext:value-type="boolean">
            <text:p>FALSO</text:p>
          </table:table-cell>
          <table:table-cell table:formula="of:=VLOOKUP([.$F34];[.$F35:.$F$1000];1;0)" office:value-type="string" office:string-value="" calcext:value-type="error">
            <text:p>#N/D</text:p>
          </table:table-cell>
          <table:table-cell table:style-name="ce102" table:formula="of:=NOT(ISERROR([.W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'file:///C:/Users/Txinto%20Vaz/Desktop/req_rees-core/uploading/RqUpload.ods'#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];[.$H$3:.$H$1000];1;0)" office:value-type="string" office:string-value="" calcext:value-type="error">
            <text:p>#N/D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formula="of:=VLOOKUP([.$F35];[.$F$3:.$F34];1;0)" office:value-type="string" office:string-value="" calcext:value-type="error">
            <text:p>#N/D</text:p>
          </table:table-cell>
          <table:table-cell table:style-name="ce102" table:formula="of:=NOT(ISERROR([.U35]))" office:value-type="boolean" office:boolean-value="false" calcext:value-type="boolean">
            <text:p>FALSO</text:p>
          </table:table-cell>
          <table:table-cell table:formula="of:=VLOOKUP([.$F35];[.$F36:.$F$1000];1;0)" office:value-type="string" office:string-value="" calcext:value-type="error">
            <text:p>#N/D</text:p>
          </table:table-cell>
          <table:table-cell table:style-name="ce102" table:formula="of:=NOT(ISERROR([.W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'file:///C:/Users/Txinto%20Vaz/Desktop/req_rees-core/uploading/RqUpload.ods'#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];[.$H$3:.$H$1000];1;0)" office:value-type="string" office:string-value="" calcext:value-type="error">
            <text:p>#N/D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formula="of:=VLOOKUP([.$F36];[.$F$3:.$F35];1;0)" office:value-type="string" office:string-value="" calcext:value-type="error">
            <text:p>#N/D</text:p>
          </table:table-cell>
          <table:table-cell table:style-name="ce102" table:formula="of:=NOT(ISERROR([.U36]))" office:value-type="boolean" office:boolean-value="false" calcext:value-type="boolean">
            <text:p>FALSO</text:p>
          </table:table-cell>
          <table:table-cell table:formula="of:=VLOOKUP([.$F36];[.$F37:.$F$1000];1;0)" office:value-type="string" office:string-value="" calcext:value-type="error">
            <text:p>#N/D</text:p>
          </table:table-cell>
          <table:table-cell table:style-name="ce102" table:formula="of:=NOT(ISERROR([.W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'file:///C:/Users/Txinto%20Vaz/Desktop/req_rees-core/uploading/RqUpload.ods'#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59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];[.$H$3:.$H$1000];1;0)" office:value-type="string" office:string-value="" calcext:value-type="error">
            <text:p>#N/D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formula="of:=VLOOKUP([.$F37];[.$F$3:.$F36];1;0)" office:value-type="string" office:string-value="" calcext:value-type="error">
            <text:p>#N/D</text:p>
          </table:table-cell>
          <table:table-cell table:style-name="ce102" table:formula="of:=NOT(ISERROR([.U37]))" office:value-type="boolean" office:boolean-value="false" calcext:value-type="boolean">
            <text:p>FALSO</text:p>
          </table:table-cell>
          <table:table-cell table:formula="of:=VLOOKUP([.$F37];[.$F38:.$F$1000];1;0)" office:value-type="string" office:string-value="" calcext:value-type="error">
            <text:p>#N/D</text:p>
          </table:table-cell>
          <table:table-cell table:style-name="ce102" table:formula="of:=NOT(ISERROR([.W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'file:///C:/Users/Txinto%20Vaz/Desktop/req_rees-core/uploading/RqUpload.ods'#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];[.$H$3:.$H$1000];1;0)" office:value-type="string" office:string-value="" calcext:value-type="error">
            <text:p>#N/D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formula="of:=VLOOKUP([.$F38];[.$F$3:.$F37];1;0)" office:value-type="string" office:string-value="" calcext:value-type="error">
            <text:p>#N/D</text:p>
          </table:table-cell>
          <table:table-cell table:style-name="ce102" table:formula="of:=NOT(ISERROR([.U38]))" office:value-type="boolean" office:boolean-value="false" calcext:value-type="boolean">
            <text:p>FALSO</text:p>
          </table:table-cell>
          <table:table-cell table:formula="of:=VLOOKUP([.$F38];[.$F39:.$F$1000];1;0)" office:value-type="string" office:string-value="" calcext:value-type="error">
            <text:p>#N/D</text:p>
          </table:table-cell>
          <table:table-cell table:style-name="ce102" table:formula="of:=NOT(ISERROR([.W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'file:///C:/Users/Txinto%20Vaz/Desktop/req_rees-core/uploading/RqUpload.ods'#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];[.$H$3:.$H$1000];1;0)" office:value-type="string" office:string-value="" calcext:value-type="error">
            <text:p>#N/D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formula="of:=VLOOKUP([.$F39];[.$F$3:.$F38];1;0)" office:value-type="string" office:string-value="" calcext:value-type="error">
            <text:p>#N/D</text:p>
          </table:table-cell>
          <table:table-cell table:style-name="ce102" table:formula="of:=NOT(ISERROR([.U39]))" office:value-type="boolean" office:boolean-value="false" calcext:value-type="boolean">
            <text:p>FALSO</text:p>
          </table:table-cell>
          <table:table-cell table:formula="of:=VLOOKUP([.$F39];[.$F40:.$F$1000];1;0)" office:value-type="string" office:string-value="" calcext:value-type="error">
            <text:p>#N/D</text:p>
          </table:table-cell>
          <table:table-cell table:style-name="ce102" table:formula="of:=NOT(ISERROR([.W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'file:///C:/Users/Txinto%20Vaz/Desktop/req_rees-core/uploading/RqUpload.ods'#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];[.$H$3:.$H$1000];1;0)" office:value-type="string" office:string-value="" calcext:value-type="error">
            <text:p>#N/D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formula="of:=VLOOKUP([.$F40];[.$F$3:.$F39];1;0)" office:value-type="string" office:string-value="" calcext:value-type="error">
            <text:p>#N/D</text:p>
          </table:table-cell>
          <table:table-cell table:style-name="ce102" table:formula="of:=NOT(ISERROR([.U40]))" office:value-type="boolean" office:boolean-value="false" calcext:value-type="boolean">
            <text:p>FALSO</text:p>
          </table:table-cell>
          <table:table-cell table:formula="of:=VLOOKUP([.$F40];[.$F41:.$F$1000];1;0)" office:value-type="string" office:string-value="" calcext:value-type="error">
            <text:p>#N/D</text:p>
          </table:table-cell>
          <table:table-cell table:style-name="ce102" table:formula="of:=NOT(ISERROR([.W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'file:///C:/Users/Txinto%20Vaz/Desktop/req_rees-core/uploading/RqUpload.ods'#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];[.$H$3:.$H$1000];1;0)" office:value-type="string" office:string-value="" calcext:value-type="error">
            <text:p>#N/D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formula="of:=VLOOKUP([.$F41];[.$F$3:.$F40];1;0)" office:value-type="string" office:string-value="" calcext:value-type="error">
            <text:p>#N/D</text:p>
          </table:table-cell>
          <table:table-cell table:style-name="ce102" table:formula="of:=NOT(ISERROR([.U41]))" office:value-type="boolean" office:boolean-value="false" calcext:value-type="boolean">
            <text:p>FALSO</text:p>
          </table:table-cell>
          <table:table-cell table:formula="of:=VLOOKUP([.$F41];[.$F42:.$F$1000];1;0)" office:value-type="string" office:string-value="" calcext:value-type="error">
            <text:p>#N/D</text:p>
          </table:table-cell>
          <table:table-cell table:style-name="ce102" table:formula="of:=NOT(ISERROR([.W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'file:///C:/Users/Txinto%20Vaz/Desktop/req_rees-core/uploading/RqUpload.ods'#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];[.$H$3:.$H$1000];1;0)" office:value-type="string" office:string-value="" calcext:value-type="error">
            <text:p>#N/D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formula="of:=VLOOKUP([.$F42];[.$F$3:.$F41];1;0)" office:value-type="string" office:string-value="" calcext:value-type="error">
            <text:p>#N/D</text:p>
          </table:table-cell>
          <table:table-cell table:style-name="ce102" table:formula="of:=NOT(ISERROR([.U42]))" office:value-type="boolean" office:boolean-value="false" calcext:value-type="boolean">
            <text:p>FALSO</text:p>
          </table:table-cell>
          <table:table-cell table:formula="of:=VLOOKUP([.$F42];[.$F43:.$F$1000];1;0)" office:value-type="string" office:string-value="" calcext:value-type="error">
            <text:p>#N/D</text:p>
          </table:table-cell>
          <table:table-cell table:style-name="ce102" table:formula="of:=NOT(ISERROR([.W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'file:///C:/Users/Txinto%20Vaz/Desktop/req_rees-core/uploading/RqUpload.ods'#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];[.$H$3:.$H$1000];1;0)" office:value-type="string" office:string-value="" calcext:value-type="error">
            <text:p>#N/D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formula="of:=VLOOKUP([.$F43];[.$F$3:.$F42];1;0)" office:value-type="string" office:string-value="" calcext:value-type="error">
            <text:p>#N/D</text:p>
          </table:table-cell>
          <table:table-cell table:style-name="ce102" table:formula="of:=NOT(ISERROR([.U43]))" office:value-type="boolean" office:boolean-value="false" calcext:value-type="boolean">
            <text:p>FALSO</text:p>
          </table:table-cell>
          <table:table-cell table:formula="of:=VLOOKUP([.$F43];[.$F44:.$F$1000];1;0)" office:value-type="string" office:string-value="" calcext:value-type="error">
            <text:p>#N/D</text:p>
          </table:table-cell>
          <table:table-cell table:style-name="ce102" table:formula="of:=NOT(ISERROR([.W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'file:///C:/Users/Txinto%20Vaz/Desktop/req_rees-core/uploading/RqUpload.ods'#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];[.$H$3:.$H$1000];1;0)" office:value-type="string" office:string-value="" calcext:value-type="error">
            <text:p>#N/D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formula="of:=VLOOKUP([.$F44];[.$F$3:.$F43];1;0)" office:value-type="string" office:string-value="" calcext:value-type="error">
            <text:p>#N/D</text:p>
          </table:table-cell>
          <table:table-cell table:style-name="ce102" table:formula="of:=NOT(ISERROR([.U44]))" office:value-type="boolean" office:boolean-value="false" calcext:value-type="boolean">
            <text:p>FALSO</text:p>
          </table:table-cell>
          <table:table-cell table:formula="of:=VLOOKUP([.$F44];[.$F45:.$F$1000];1;0)" office:value-type="string" office:string-value="" calcext:value-type="error">
            <text:p>#N/D</text:p>
          </table:table-cell>
          <table:table-cell table:style-name="ce102" table:formula="of:=NOT(ISERROR([.W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'file:///C:/Users/Txinto%20Vaz/Desktop/req_rees-core/uploading/RqUpload.ods'#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];[.$H$3:.$H$1000];1;0)" office:value-type="string" office:string-value="" calcext:value-type="error">
            <text:p>#N/D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formula="of:=VLOOKUP([.$F45];[.$F$3:.$F44];1;0)" office:value-type="string" office:string-value="" calcext:value-type="error">
            <text:p>#N/D</text:p>
          </table:table-cell>
          <table:table-cell table:style-name="ce102" table:formula="of:=NOT(ISERROR([.U45]))" office:value-type="boolean" office:boolean-value="false" calcext:value-type="boolean">
            <text:p>FALSO</text:p>
          </table:table-cell>
          <table:table-cell table:formula="of:=VLOOKUP([.$F45];[.$F46:.$F$1000];1;0)" office:value-type="string" office:string-value="" calcext:value-type="error">
            <text:p>#N/D</text:p>
          </table:table-cell>
          <table:table-cell table:style-name="ce102" table:formula="of:=NOT(ISERROR([.W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'file:///C:/Users/Txinto%20Vaz/Desktop/req_rees-core/uploading/RqUpload.ods'#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];[.$H$3:.$H$1000];1;0)" office:value-type="string" office:string-value="" calcext:value-type="error">
            <text:p>#N/D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formula="of:=VLOOKUP([.$F46];[.$F$3:.$F45];1;0)" office:value-type="string" office:string-value="" calcext:value-type="error">
            <text:p>#N/D</text:p>
          </table:table-cell>
          <table:table-cell table:style-name="ce102" table:formula="of:=NOT(ISERROR([.U46]))" office:value-type="boolean" office:boolean-value="false" calcext:value-type="boolean">
            <text:p>FALSO</text:p>
          </table:table-cell>
          <table:table-cell table:formula="of:=VLOOKUP([.$F46];[.$F47:.$F$1000];1;0)" office:value-type="string" office:string-value="" calcext:value-type="error">
            <text:p>#N/D</text:p>
          </table:table-cell>
          <table:table-cell table:style-name="ce102" table:formula="of:=NOT(ISERROR([.W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'file:///C:/Users/Txinto%20Vaz/Desktop/req_rees-core/uploading/RqUpload.ods'#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];[.$H$3:.$H$1000];1;0)" office:value-type="string" office:string-value="" calcext:value-type="error">
            <text:p>#N/D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formula="of:=VLOOKUP([.$F47];[.$F$3:.$F46];1;0)" office:value-type="string" office:string-value="" calcext:value-type="error">
            <text:p>#N/D</text:p>
          </table:table-cell>
          <table:table-cell table:style-name="ce102" table:formula="of:=NOT(ISERROR([.U47]))" office:value-type="boolean" office:boolean-value="false" calcext:value-type="boolean">
            <text:p>FALSO</text:p>
          </table:table-cell>
          <table:table-cell table:formula="of:=VLOOKUP([.$F47];[.$F48:.$F$1000];1;0)" office:value-type="string" office:string-value="" calcext:value-type="error">
            <text:p>#N/D</text:p>
          </table:table-cell>
          <table:table-cell table:style-name="ce102" table:formula="of:=NOT(ISERROR([.W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'file:///C:/Users/Txinto%20Vaz/Desktop/req_rees-core/uploading/RqUpload.ods'#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];[.$H$3:.$H$1000];1;0)" office:value-type="string" office:string-value="" calcext:value-type="error">
            <text:p>#N/D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formula="of:=VLOOKUP([.$F48];[.$F$3:.$F47];1;0)" office:value-type="string" office:string-value="" calcext:value-type="error">
            <text:p>#N/D</text:p>
          </table:table-cell>
          <table:table-cell table:style-name="ce102" table:formula="of:=NOT(ISERROR([.U48]))" office:value-type="boolean" office:boolean-value="false" calcext:value-type="boolean">
            <text:p>FALSO</text:p>
          </table:table-cell>
          <table:table-cell table:formula="of:=VLOOKUP([.$F48];[.$F49:.$F$1000];1;0)" office:value-type="string" office:string-value="" calcext:value-type="error">
            <text:p>#N/D</text:p>
          </table:table-cell>
          <table:table-cell table:style-name="ce102" table:formula="of:=NOT(ISERROR([.W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'file:///C:/Users/Txinto%20Vaz/Desktop/req_rees-core/uploading/RqUpload.ods'#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];[.$H$3:.$H$1000];1;0)" office:value-type="string" office:string-value="" calcext:value-type="error">
            <text:p>#N/D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formula="of:=VLOOKUP([.$F49];[.$F$3:.$F48];1;0)" office:value-type="string" office:string-value="" calcext:value-type="error">
            <text:p>#N/D</text:p>
          </table:table-cell>
          <table:table-cell table:style-name="ce102" table:formula="of:=NOT(ISERROR([.U49]))" office:value-type="boolean" office:boolean-value="false" calcext:value-type="boolean">
            <text:p>FALSO</text:p>
          </table:table-cell>
          <table:table-cell table:formula="of:=VLOOKUP([.$F49];[.$F50:.$F$1000];1;0)" office:value-type="string" office:string-value="" calcext:value-type="error">
            <text:p>#N/D</text:p>
          </table:table-cell>
          <table:table-cell table:style-name="ce102" table:formula="of:=NOT(ISERROR([.W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'file:///C:/Users/Txinto%20Vaz/Desktop/req_rees-core/uploading/RqUpload.ods'#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];[.$H$3:.$H$1000];1;0)" office:value-type="string" office:string-value="" calcext:value-type="error">
            <text:p>#N/D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formula="of:=VLOOKUP([.$F50];[.$F$3:.$F49];1;0)" office:value-type="string" office:string-value="" calcext:value-type="error">
            <text:p>#N/D</text:p>
          </table:table-cell>
          <table:table-cell table:style-name="ce102" table:formula="of:=NOT(ISERROR([.U50]))" office:value-type="boolean" office:boolean-value="false" calcext:value-type="boolean">
            <text:p>FALSO</text:p>
          </table:table-cell>
          <table:table-cell table:formula="of:=VLOOKUP([.$F50];[.$F51:.$F$1000];1;0)" office:value-type="string" office:string-value="" calcext:value-type="error">
            <text:p>#N/D</text:p>
          </table:table-cell>
          <table:table-cell table:style-name="ce102" table:formula="of:=NOT(ISERROR([.W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'file:///C:/Users/Txinto%20Vaz/Desktop/req_rees-core/uploading/RqUpload.ods'#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];[.$H$3:.$H$1000];1;0)" office:value-type="string" office:string-value="" calcext:value-type="error">
            <text:p>#N/D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formula="of:=VLOOKUP([.$F51];[.$F$3:.$F50];1;0)" office:value-type="string" office:string-value="" calcext:value-type="error">
            <text:p>#N/D</text:p>
          </table:table-cell>
          <table:table-cell table:style-name="ce102" table:formula="of:=NOT(ISERROR([.U51]))" office:value-type="boolean" office:boolean-value="false" calcext:value-type="boolean">
            <text:p>FALSO</text:p>
          </table:table-cell>
          <table:table-cell table:formula="of:=VLOOKUP([.$F51];[.$F52:.$F$1000];1;0)" office:value-type="string" office:string-value="" calcext:value-type="error">
            <text:p>#N/D</text:p>
          </table:table-cell>
          <table:table-cell table:style-name="ce102" table:formula="of:=NOT(ISERROR([.W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'file:///C:/Users/Txinto%20Vaz/Desktop/req_rees-core/uploading/RqUpload.ods'#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];[.$H$3:.$H$1000];1;0)" office:value-type="string" office:string-value="" calcext:value-type="error">
            <text:p>#N/D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formula="of:=VLOOKUP([.$F52];[.$F$3:.$F51];1;0)" office:value-type="string" office:string-value="" calcext:value-type="error">
            <text:p>#N/D</text:p>
          </table:table-cell>
          <table:table-cell table:style-name="ce102" table:formula="of:=NOT(ISERROR([.U52]))" office:value-type="boolean" office:boolean-value="false" calcext:value-type="boolean">
            <text:p>FALSO</text:p>
          </table:table-cell>
          <table:table-cell table:formula="of:=VLOOKUP([.$F52];[.$F53:.$F$1000];1;0)" office:value-type="string" office:string-value="" calcext:value-type="error">
            <text:p>#N/D</text:p>
          </table:table-cell>
          <table:table-cell table:style-name="ce102" table:formula="of:=NOT(ISERROR([.W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'file:///C:/Users/Txinto%20Vaz/Desktop/req_rees-core/uploading/RqUpload.ods'#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];[.$H$3:.$H$1000];1;0)" office:value-type="string" office:string-value="" calcext:value-type="error">
            <text:p>#N/D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formula="of:=VLOOKUP([.$F53];[.$F$3:.$F52];1;0)" office:value-type="string" office:string-value="" calcext:value-type="error">
            <text:p>#N/D</text:p>
          </table:table-cell>
          <table:table-cell table:style-name="ce102" table:formula="of:=NOT(ISERROR([.U53]))" office:value-type="boolean" office:boolean-value="false" calcext:value-type="boolean">
            <text:p>FALSO</text:p>
          </table:table-cell>
          <table:table-cell table:formula="of:=VLOOKUP([.$F53];[.$F54:.$F$1000];1;0)" office:value-type="string" office:string-value="" calcext:value-type="error">
            <text:p>#N/D</text:p>
          </table:table-cell>
          <table:table-cell table:style-name="ce102" table:formula="of:=NOT(ISERROR([.W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'file:///C:/Users/Txinto%20Vaz/Desktop/req_rees-core/uploading/RqUpload.ods'#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];[.$H$3:.$H$1000];1;0)" office:value-type="string" office:string-value="" calcext:value-type="error">
            <text:p>#N/D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formula="of:=VLOOKUP([.$F54];[.$F$3:.$F53];1;0)" office:value-type="string" office:string-value="" calcext:value-type="error">
            <text:p>#N/D</text:p>
          </table:table-cell>
          <table:table-cell table:style-name="ce102" table:formula="of:=NOT(ISERROR([.U54]))" office:value-type="boolean" office:boolean-value="false" calcext:value-type="boolean">
            <text:p>FALSO</text:p>
          </table:table-cell>
          <table:table-cell table:formula="of:=VLOOKUP([.$F54];[.$F55:.$F$1000];1;0)" office:value-type="string" office:string-value="" calcext:value-type="error">
            <text:p>#N/D</text:p>
          </table:table-cell>
          <table:table-cell table:style-name="ce102" table:formula="of:=NOT(ISERROR([.W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'file:///C:/Users/Txinto%20Vaz/Desktop/req_rees-core/uploading/RqUpload.ods'#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];[.$H$3:.$H$1000];1;0)" office:value-type="string" office:string-value="" calcext:value-type="error">
            <text:p>#N/D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formula="of:=VLOOKUP([.$F55];[.$F$3:.$F54];1;0)" office:value-type="string" office:string-value="" calcext:value-type="error">
            <text:p>#N/D</text:p>
          </table:table-cell>
          <table:table-cell table:style-name="ce102" table:formula="of:=NOT(ISERROR([.U55]))" office:value-type="boolean" office:boolean-value="false" calcext:value-type="boolean">
            <text:p>FALSO</text:p>
          </table:table-cell>
          <table:table-cell table:formula="of:=VLOOKUP([.$F55];[.$F56:.$F$1000];1;0)" office:value-type="string" office:string-value="" calcext:value-type="error">
            <text:p>#N/D</text:p>
          </table:table-cell>
          <table:table-cell table:style-name="ce102" table:formula="of:=NOT(ISERROR([.W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'file:///C:/Users/Txinto%20Vaz/Desktop/req_rees-core/uploading/RqUpload.ods'#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];[.$H$3:.$H$1000];1;0)" office:value-type="string" office:string-value="" calcext:value-type="error">
            <text:p>#N/D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formula="of:=VLOOKUP([.$F56];[.$F$3:.$F55];1;0)" office:value-type="string" office:string-value="" calcext:value-type="error">
            <text:p>#N/D</text:p>
          </table:table-cell>
          <table:table-cell table:style-name="ce102" table:formula="of:=NOT(ISERROR([.U56]))" office:value-type="boolean" office:boolean-value="false" calcext:value-type="boolean">
            <text:p>FALSO</text:p>
          </table:table-cell>
          <table:table-cell table:formula="of:=VLOOKUP([.$F56];[.$F57:.$F$1000];1;0)" office:value-type="string" office:string-value="" calcext:value-type="error">
            <text:p>#N/D</text:p>
          </table:table-cell>
          <table:table-cell table:style-name="ce102" table:formula="of:=NOT(ISERROR([.W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'file:///C:/Users/Txinto%20Vaz/Desktop/req_rees-core/uploading/RqUpload.ods'#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];[.$H$3:.$H$1000];1;0)" office:value-type="string" office:string-value="" calcext:value-type="error">
            <text:p>#N/D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formula="of:=VLOOKUP([.$F57];[.$F$3:.$F56];1;0)" office:value-type="string" office:string-value="" calcext:value-type="error">
            <text:p>#N/D</text:p>
          </table:table-cell>
          <table:table-cell table:style-name="ce102" table:formula="of:=NOT(ISERROR([.U57]))" office:value-type="boolean" office:boolean-value="false" calcext:value-type="boolean">
            <text:p>FALSO</text:p>
          </table:table-cell>
          <table:table-cell table:formula="of:=VLOOKUP([.$F57];[.$F58:.$F$1000];1;0)" office:value-type="string" office:string-value="" calcext:value-type="error">
            <text:p>#N/D</text:p>
          </table:table-cell>
          <table:table-cell table:style-name="ce102" table:formula="of:=NOT(ISERROR([.W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'file:///C:/Users/Txinto%20Vaz/Desktop/req_rees-core/uploading/RqUpload.ods'#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];[.$H$3:.$H$1000];1;0)" office:value-type="string" office:string-value="" calcext:value-type="error">
            <text:p>#N/D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formula="of:=VLOOKUP([.$F58];[.$F$3:.$F57];1;0)" office:value-type="string" office:string-value="" calcext:value-type="error">
            <text:p>#N/D</text:p>
          </table:table-cell>
          <table:table-cell table:style-name="ce102" table:formula="of:=NOT(ISERROR([.U58]))" office:value-type="boolean" office:boolean-value="false" calcext:value-type="boolean">
            <text:p>FALSO</text:p>
          </table:table-cell>
          <table:table-cell table:formula="of:=VLOOKUP([.$F58];[.$F59:.$F$1000];1;0)" office:value-type="string" office:string-value="" calcext:value-type="error">
            <text:p>#N/D</text:p>
          </table:table-cell>
          <table:table-cell table:style-name="ce102" table:formula="of:=NOT(ISERROR([.W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'file:///C:/Users/Txinto%20Vaz/Desktop/req_rees-core/uploading/RqUpload.ods'#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];[.$H$3:.$H$1000];1;0)" office:value-type="string" office:string-value="" calcext:value-type="error">
            <text:p>#N/D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formula="of:=VLOOKUP([.$F59];[.$F$3:.$F58];1;0)" office:value-type="string" office:string-value="" calcext:value-type="error">
            <text:p>#N/D</text:p>
          </table:table-cell>
          <table:table-cell table:style-name="ce102" table:formula="of:=NOT(ISERROR([.U59]))" office:value-type="boolean" office:boolean-value="false" calcext:value-type="boolean">
            <text:p>FALSO</text:p>
          </table:table-cell>
          <table:table-cell table:formula="of:=VLOOKUP([.$F59];[.$F60:.$F$1000];1;0)" office:value-type="string" office:string-value="" calcext:value-type="error">
            <text:p>#N/D</text:p>
          </table:table-cell>
          <table:table-cell table:style-name="ce102" table:formula="of:=NOT(ISERROR([.W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'file:///C:/Users/Txinto%20Vaz/Desktop/req_rees-core/uploading/RqUpload.ods'#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];[.$H$3:.$H$1000];1;0)" office:value-type="string" office:string-value="" calcext:value-type="error">
            <text:p>#N/D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formula="of:=VLOOKUP([.$F60];[.$F$3:.$F59];1;0)" office:value-type="string" office:string-value="" calcext:value-type="error">
            <text:p>#N/D</text:p>
          </table:table-cell>
          <table:table-cell table:style-name="ce102" table:formula="of:=NOT(ISERROR([.U60]))" office:value-type="boolean" office:boolean-value="false" calcext:value-type="boolean">
            <text:p>FALSO</text:p>
          </table:table-cell>
          <table:table-cell table:formula="of:=VLOOKUP([.$F60];[.$F61:.$F$1000];1;0)" office:value-type="string" office:string-value="" calcext:value-type="error">
            <text:p>#N/D</text:p>
          </table:table-cell>
          <table:table-cell table:style-name="ce102" table:formula="of:=NOT(ISERROR([.W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'file:///C:/Users/Txinto%20Vaz/Desktop/req_rees-core/uploading/RqUpload.ods'#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];[.$H$3:.$H$1000];1;0)" office:value-type="string" office:string-value="" calcext:value-type="error">
            <text:p>#N/D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formula="of:=VLOOKUP([.$F61];[.$F$3:.$F60];1;0)" office:value-type="string" office:string-value="" calcext:value-type="error">
            <text:p>#N/D</text:p>
          </table:table-cell>
          <table:table-cell table:style-name="ce102" table:formula="of:=NOT(ISERROR([.U61]))" office:value-type="boolean" office:boolean-value="false" calcext:value-type="boolean">
            <text:p>FALSO</text:p>
          </table:table-cell>
          <table:table-cell table:formula="of:=VLOOKUP([.$F61];[.$F62:.$F$1000];1;0)" office:value-type="string" office:string-value="" calcext:value-type="error">
            <text:p>#N/D</text:p>
          </table:table-cell>
          <table:table-cell table:style-name="ce102" table:formula="of:=NOT(ISERROR([.W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'file:///C:/Users/Txinto%20Vaz/Desktop/req_rees-core/uploading/RqUpload.ods'#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];[.$H$3:.$H$1000];1;0)" office:value-type="string" office:string-value="" calcext:value-type="error">
            <text:p>#N/D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formula="of:=VLOOKUP([.$F62];[.$F$3:.$F61];1;0)" office:value-type="string" office:string-value="" calcext:value-type="error">
            <text:p>#N/D</text:p>
          </table:table-cell>
          <table:table-cell table:style-name="ce102" table:formula="of:=NOT(ISERROR([.U62]))" office:value-type="boolean" office:boolean-value="false" calcext:value-type="boolean">
            <text:p>FALSO</text:p>
          </table:table-cell>
          <table:table-cell table:formula="of:=VLOOKUP([.$F62];[.$F63:.$F$1000];1;0)" office:value-type="string" office:string-value="" calcext:value-type="error">
            <text:p>#N/D</text:p>
          </table:table-cell>
          <table:table-cell table:style-name="ce102" table:formula="of:=NOT(ISERROR([.W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'file:///C:/Users/Txinto%20Vaz/Desktop/req_rees-core/uploading/RqUpload.ods'#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];[.$H$3:.$H$1000];1;0)" office:value-type="string" office:string-value="" calcext:value-type="error">
            <text:p>#N/D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formula="of:=VLOOKUP([.$F63];[.$F$3:.$F62];1;0)" office:value-type="string" office:string-value="" calcext:value-type="error">
            <text:p>#N/D</text:p>
          </table:table-cell>
          <table:table-cell table:style-name="ce102" table:formula="of:=NOT(ISERROR([.U63]))" office:value-type="boolean" office:boolean-value="false" calcext:value-type="boolean">
            <text:p>FALSO</text:p>
          </table:table-cell>
          <table:table-cell table:formula="of:=VLOOKUP([.$F63];[.$F64:.$F$1000];1;0)" office:value-type="string" office:string-value="" calcext:value-type="error">
            <text:p>#N/D</text:p>
          </table:table-cell>
          <table:table-cell table:style-name="ce102" table:formula="of:=NOT(ISERROR([.W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'file:///C:/Users/Txinto%20Vaz/Desktop/req_rees-core/uploading/RqUpload.ods'#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];[.$H$3:.$H$1000];1;0)" office:value-type="string" office:string-value="" calcext:value-type="error">
            <text:p>#N/D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formula="of:=VLOOKUP([.$F64];[.$F$3:.$F63];1;0)" office:value-type="string" office:string-value="" calcext:value-type="error">
            <text:p>#N/D</text:p>
          </table:table-cell>
          <table:table-cell table:style-name="ce102" table:formula="of:=NOT(ISERROR([.U64]))" office:value-type="boolean" office:boolean-value="false" calcext:value-type="boolean">
            <text:p>FALSO</text:p>
          </table:table-cell>
          <table:table-cell table:formula="of:=VLOOKUP([.$F64];[.$F65:.$F$1000];1;0)" office:value-type="string" office:string-value="" calcext:value-type="error">
            <text:p>#N/D</text:p>
          </table:table-cell>
          <table:table-cell table:style-name="ce102" table:formula="of:=NOT(ISERROR([.W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'file:///C:/Users/Txinto%20Vaz/Desktop/req_rees-core/uploading/RqUpload.ods'#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];[.$H$3:.$H$1000];1;0)" office:value-type="string" office:string-value="" calcext:value-type="error">
            <text:p>#N/D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formula="of:=VLOOKUP([.$F65];[.$F$3:.$F64];1;0)" office:value-type="string" office:string-value="" calcext:value-type="error">
            <text:p>#N/D</text:p>
          </table:table-cell>
          <table:table-cell table:style-name="ce102" table:formula="of:=NOT(ISERROR([.U65]))" office:value-type="boolean" office:boolean-value="false" calcext:value-type="boolean">
            <text:p>FALSO</text:p>
          </table:table-cell>
          <table:table-cell table:formula="of:=VLOOKUP([.$F65];[.$F66:.$F$1000];1;0)" office:value-type="string" office:string-value="" calcext:value-type="error">
            <text:p>#N/D</text:p>
          </table:table-cell>
          <table:table-cell table:style-name="ce102" table:formula="of:=NOT(ISERROR([.W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'file:///C:/Users/Txinto%20Vaz/Desktop/req_rees-core/uploading/RqUpload.ods'#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];[.$H$3:.$H$1000];1;0)" office:value-type="string" office:string-value="" calcext:value-type="error">
            <text:p>#N/D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formula="of:=VLOOKUP([.$F66];[.$F$3:.$F65];1;0)" office:value-type="string" office:string-value="" calcext:value-type="error">
            <text:p>#N/D</text:p>
          </table:table-cell>
          <table:table-cell table:style-name="ce102" table:formula="of:=NOT(ISERROR([.U66]))" office:value-type="boolean" office:boolean-value="false" calcext:value-type="boolean">
            <text:p>FALSO</text:p>
          </table:table-cell>
          <table:table-cell table:formula="of:=VLOOKUP([.$F66];[.$F67:.$F$1000];1;0)" office:value-type="string" office:string-value="" calcext:value-type="error">
            <text:p>#N/D</text:p>
          </table:table-cell>
          <table:table-cell table:style-name="ce102" table:formula="of:=NOT(ISERROR([.W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'file:///C:/Users/Txinto%20Vaz/Desktop/req_rees-core/uploading/RqUpload.ods'#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];[.$H$3:.$H$1000];1;0)" office:value-type="string" office:string-value="" calcext:value-type="error">
            <text:p>#N/D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formula="of:=VLOOKUP([.$F67];[.$F$3:.$F66];1;0)" office:value-type="string" office:string-value="" calcext:value-type="error">
            <text:p>#N/D</text:p>
          </table:table-cell>
          <table:table-cell table:style-name="ce102" table:formula="of:=NOT(ISERROR([.U67]))" office:value-type="boolean" office:boolean-value="false" calcext:value-type="boolean">
            <text:p>FALSO</text:p>
          </table:table-cell>
          <table:table-cell table:formula="of:=VLOOKUP([.$F67];[.$F68:.$F$1000];1;0)" office:value-type="string" office:string-value="" calcext:value-type="error">
            <text:p>#N/D</text:p>
          </table:table-cell>
          <table:table-cell table:style-name="ce102" table:formula="of:=NOT(ISERROR([.W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'file:///C:/Users/Txinto%20Vaz/Desktop/req_rees-core/uploading/RqUpload.ods'#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];[.$H$3:.$H$1000];1;0)" office:value-type="string" office:string-value="" calcext:value-type="error">
            <text:p>#N/D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formula="of:=VLOOKUP([.$F68];[.$F$3:.$F67];1;0)" office:value-type="string" office:string-value="" calcext:value-type="error">
            <text:p>#N/D</text:p>
          </table:table-cell>
          <table:table-cell table:style-name="ce102" table:formula="of:=NOT(ISERROR([.U68]))" office:value-type="boolean" office:boolean-value="false" calcext:value-type="boolean">
            <text:p>FALSO</text:p>
          </table:table-cell>
          <table:table-cell table:formula="of:=VLOOKUP([.$F68];[.$F69:.$F$1000];1;0)" office:value-type="string" office:string-value="" calcext:value-type="error">
            <text:p>#N/D</text:p>
          </table:table-cell>
          <table:table-cell table:style-name="ce102" table:formula="of:=NOT(ISERROR([.W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'file:///C:/Users/Txinto%20Vaz/Desktop/req_rees-core/uploading/RqUpload.ods'#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];[.$H$3:.$H$1000];1;0)" office:value-type="string" office:string-value="" calcext:value-type="error">
            <text:p>#N/D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formula="of:=VLOOKUP([.$F69];[.$F$3:.$F68];1;0)" office:value-type="string" office:string-value="" calcext:value-type="error">
            <text:p>#N/D</text:p>
          </table:table-cell>
          <table:table-cell table:style-name="ce102" table:formula="of:=NOT(ISERROR([.U69]))" office:value-type="boolean" office:boolean-value="false" calcext:value-type="boolean">
            <text:p>FALSO</text:p>
          </table:table-cell>
          <table:table-cell table:formula="of:=VLOOKUP([.$F69];[.$F70:.$F$1000];1;0)" office:value-type="string" office:string-value="" calcext:value-type="error">
            <text:p>#N/D</text:p>
          </table:table-cell>
          <table:table-cell table:style-name="ce102" table:formula="of:=NOT(ISERROR([.W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'file:///C:/Users/Txinto%20Vaz/Desktop/req_rees-core/uploading/RqUpload.ods'#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];[.$H$3:.$H$1000];1;0)" office:value-type="string" office:string-value="" calcext:value-type="error">
            <text:p>#N/D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formula="of:=VLOOKUP([.$F70];[.$F$3:.$F69];1;0)" office:value-type="string" office:string-value="" calcext:value-type="error">
            <text:p>#N/D</text:p>
          </table:table-cell>
          <table:table-cell table:style-name="ce102" table:formula="of:=NOT(ISERROR([.U70]))" office:value-type="boolean" office:boolean-value="false" calcext:value-type="boolean">
            <text:p>FALSO</text:p>
          </table:table-cell>
          <table:table-cell table:formula="of:=VLOOKUP([.$F70];[.$F71:.$F$1000];1;0)" office:value-type="string" office:string-value="" calcext:value-type="error">
            <text:p>#N/D</text:p>
          </table:table-cell>
          <table:table-cell table:style-name="ce102" table:formula="of:=NOT(ISERROR([.W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'file:///C:/Users/Txinto%20Vaz/Desktop/req_rees-core/uploading/RqUpload.ods'#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];[.$H$3:.$H$1000];1;0)" office:value-type="string" office:string-value="" calcext:value-type="error">
            <text:p>#N/D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formula="of:=VLOOKUP([.$F71];[.$F$3:.$F70];1;0)" office:value-type="string" office:string-value="" calcext:value-type="error">
            <text:p>#N/D</text:p>
          </table:table-cell>
          <table:table-cell table:style-name="ce102" table:formula="of:=NOT(ISERROR([.U71]))" office:value-type="boolean" office:boolean-value="false" calcext:value-type="boolean">
            <text:p>FALSO</text:p>
          </table:table-cell>
          <table:table-cell table:formula="of:=VLOOKUP([.$F71];[.$F72:.$F$1000];1;0)" office:value-type="string" office:string-value="" calcext:value-type="error">
            <text:p>#N/D</text:p>
          </table:table-cell>
          <table:table-cell table:style-name="ce102" table:formula="of:=NOT(ISERROR([.W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'file:///C:/Users/Txinto%20Vaz/Desktop/req_rees-core/uploading/RqUpload.ods'#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];[.$H$3:.$H$1000];1;0)" office:value-type="string" office:string-value="" calcext:value-type="error">
            <text:p>#N/D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formula="of:=VLOOKUP([.$F72];[.$F$3:.$F71];1;0)" office:value-type="string" office:string-value="" calcext:value-type="error">
            <text:p>#N/D</text:p>
          </table:table-cell>
          <table:table-cell table:style-name="ce102" table:formula="of:=NOT(ISERROR([.U72]))" office:value-type="boolean" office:boolean-value="false" calcext:value-type="boolean">
            <text:p>FALSO</text:p>
          </table:table-cell>
          <table:table-cell table:formula="of:=VLOOKUP([.$F72];[.$F73:.$F$1000];1;0)" office:value-type="string" office:string-value="" calcext:value-type="error">
            <text:p>#N/D</text:p>
          </table:table-cell>
          <table:table-cell table:style-name="ce102" table:formula="of:=NOT(ISERROR([.W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'file:///C:/Users/Txinto%20Vaz/Desktop/req_rees-core/uploading/RqUpload.ods'#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];[.$H$3:.$H$1000];1;0)" office:value-type="string" office:string-value="" calcext:value-type="error">
            <text:p>#N/D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formula="of:=VLOOKUP([.$F73];[.$F$3:.$F72];1;0)" office:value-type="string" office:string-value="" calcext:value-type="error">
            <text:p>#N/D</text:p>
          </table:table-cell>
          <table:table-cell table:style-name="ce102" table:formula="of:=NOT(ISERROR([.U73]))" office:value-type="boolean" office:boolean-value="false" calcext:value-type="boolean">
            <text:p>FALSO</text:p>
          </table:table-cell>
          <table:table-cell table:formula="of:=VLOOKUP([.$F73];[.$F74:.$F$1000];1;0)" office:value-type="string" office:string-value="" calcext:value-type="error">
            <text:p>#N/D</text:p>
          </table:table-cell>
          <table:table-cell table:style-name="ce102" table:formula="of:=NOT(ISERROR([.W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'file:///C:/Users/Txinto%20Vaz/Desktop/req_rees-core/uploading/RqUpload.ods'#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];[.$H$3:.$H$1000];1;0)" office:value-type="string" office:string-value="" calcext:value-type="error">
            <text:p>#N/D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formula="of:=VLOOKUP([.$F74];[.$F$3:.$F73];1;0)" office:value-type="string" office:string-value="" calcext:value-type="error">
            <text:p>#N/D</text:p>
          </table:table-cell>
          <table:table-cell table:style-name="ce102" table:formula="of:=NOT(ISERROR([.U74]))" office:value-type="boolean" office:boolean-value="false" calcext:value-type="boolean">
            <text:p>FALSO</text:p>
          </table:table-cell>
          <table:table-cell table:formula="of:=VLOOKUP([.$F74];[.$F75:.$F$1000];1;0)" office:value-type="string" office:string-value="" calcext:value-type="error">
            <text:p>#N/D</text:p>
          </table:table-cell>
          <table:table-cell table:style-name="ce102" table:formula="of:=NOT(ISERROR([.W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'file:///C:/Users/Txinto%20Vaz/Desktop/req_rees-core/uploading/RqUpload.ods'#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];[.$H$3:.$H$1000];1;0)" office:value-type="string" office:string-value="" calcext:value-type="error">
            <text:p>#N/D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formula="of:=VLOOKUP([.$F75];[.$F$3:.$F74];1;0)" office:value-type="string" office:string-value="" calcext:value-type="error">
            <text:p>#N/D</text:p>
          </table:table-cell>
          <table:table-cell table:style-name="ce102" table:formula="of:=NOT(ISERROR([.U75]))" office:value-type="boolean" office:boolean-value="false" calcext:value-type="boolean">
            <text:p>FALSO</text:p>
          </table:table-cell>
          <table:table-cell table:formula="of:=VLOOKUP([.$F75];[.$F76:.$F$1000];1;0)" office:value-type="string" office:string-value="" calcext:value-type="error">
            <text:p>#N/D</text:p>
          </table:table-cell>
          <table:table-cell table:style-name="ce102" table:formula="of:=NOT(ISERROR([.W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'file:///C:/Users/Txinto%20Vaz/Desktop/req_rees-core/uploading/RqUpload.ods'#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];[.$H$3:.$H$1000];1;0)" office:value-type="string" office:string-value="" calcext:value-type="error">
            <text:p>#N/D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formula="of:=VLOOKUP([.$F76];[.$F$3:.$F75];1;0)" office:value-type="string" office:string-value="" calcext:value-type="error">
            <text:p>#N/D</text:p>
          </table:table-cell>
          <table:table-cell table:style-name="ce102" table:formula="of:=NOT(ISERROR([.U76]))" office:value-type="boolean" office:boolean-value="false" calcext:value-type="boolean">
            <text:p>FALSO</text:p>
          </table:table-cell>
          <table:table-cell table:formula="of:=VLOOKUP([.$F76];[.$F77:.$F$1000];1;0)" office:value-type="string" office:string-value="" calcext:value-type="error">
            <text:p>#N/D</text:p>
          </table:table-cell>
          <table:table-cell table:style-name="ce102" table:formula="of:=NOT(ISERROR([.W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'file:///C:/Users/Txinto%20Vaz/Desktop/req_rees-core/uploading/RqUpload.ods'#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];[.$H$3:.$H$1000];1;0)" office:value-type="string" office:string-value="" calcext:value-type="error">
            <text:p>#N/D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formula="of:=VLOOKUP([.$F77];[.$F$3:.$F76];1;0)" office:value-type="string" office:string-value="" calcext:value-type="error">
            <text:p>#N/D</text:p>
          </table:table-cell>
          <table:table-cell table:style-name="ce102" table:formula="of:=NOT(ISERROR([.U77]))" office:value-type="boolean" office:boolean-value="false" calcext:value-type="boolean">
            <text:p>FALSO</text:p>
          </table:table-cell>
          <table:table-cell table:formula="of:=VLOOKUP([.$F77];[.$F78:.$F$1000];1;0)" office:value-type="string" office:string-value="" calcext:value-type="error">
            <text:p>#N/D</text:p>
          </table:table-cell>
          <table:table-cell table:style-name="ce102" table:formula="of:=NOT(ISERROR([.W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'file:///C:/Users/Txinto%20Vaz/Desktop/req_rees-core/uploading/RqUpload.ods'#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];[.$H$3:.$H$1000];1;0)" office:value-type="string" office:string-value="" calcext:value-type="error">
            <text:p>#N/D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formula="of:=VLOOKUP([.$F78];[.$F$3:.$F77];1;0)" office:value-type="string" office:string-value="" calcext:value-type="error">
            <text:p>#N/D</text:p>
          </table:table-cell>
          <table:table-cell table:style-name="ce102" table:formula="of:=NOT(ISERROR([.U78]))" office:value-type="boolean" office:boolean-value="false" calcext:value-type="boolean">
            <text:p>FALSO</text:p>
          </table:table-cell>
          <table:table-cell table:formula="of:=VLOOKUP([.$F78];[.$F79:.$F$1000];1;0)" office:value-type="string" office:string-value="" calcext:value-type="error">
            <text:p>#N/D</text:p>
          </table:table-cell>
          <table:table-cell table:style-name="ce102" table:formula="of:=NOT(ISERROR([.W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'file:///C:/Users/Txinto%20Vaz/Desktop/req_rees-core/uploading/RqUpload.ods'#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];[.$H$3:.$H$1000];1;0)" office:value-type="string" office:string-value="" calcext:value-type="error">
            <text:p>#N/D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formula="of:=VLOOKUP([.$F79];[.$F$3:.$F78];1;0)" office:value-type="string" office:string-value="" calcext:value-type="error">
            <text:p>#N/D</text:p>
          </table:table-cell>
          <table:table-cell table:style-name="ce102" table:formula="of:=NOT(ISERROR([.U79]))" office:value-type="boolean" office:boolean-value="false" calcext:value-type="boolean">
            <text:p>FALSO</text:p>
          </table:table-cell>
          <table:table-cell table:formula="of:=VLOOKUP([.$F79];[.$F80:.$F$1000];1;0)" office:value-type="string" office:string-value="" calcext:value-type="error">
            <text:p>#N/D</text:p>
          </table:table-cell>
          <table:table-cell table:style-name="ce102" table:formula="of:=NOT(ISERROR([.W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'file:///C:/Users/Txinto%20Vaz/Desktop/req_rees-core/uploading/RqUpload.ods'#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];[.$H$3:.$H$1000];1;0)" office:value-type="string" office:string-value="" calcext:value-type="error">
            <text:p>#N/D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formula="of:=VLOOKUP([.$F80];[.$F$3:.$F79];1;0)" office:value-type="string" office:string-value="" calcext:value-type="error">
            <text:p>#N/D</text:p>
          </table:table-cell>
          <table:table-cell table:style-name="ce102" table:formula="of:=NOT(ISERROR([.U80]))" office:value-type="boolean" office:boolean-value="false" calcext:value-type="boolean">
            <text:p>FALSO</text:p>
          </table:table-cell>
          <table:table-cell table:formula="of:=VLOOKUP([.$F80];[.$F81:.$F$1000];1;0)" office:value-type="string" office:string-value="" calcext:value-type="error">
            <text:p>#N/D</text:p>
          </table:table-cell>
          <table:table-cell table:style-name="ce102" table:formula="of:=NOT(ISERROR([.W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'file:///C:/Users/Txinto%20Vaz/Desktop/req_rees-core/uploading/RqUpload.ods'#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];[.$H$3:.$H$1000];1;0)" office:value-type="string" office:string-value="" calcext:value-type="error">
            <text:p>#N/D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formula="of:=VLOOKUP([.$F81];[.$F$3:.$F80];1;0)" office:value-type="string" office:string-value="" calcext:value-type="error">
            <text:p>#N/D</text:p>
          </table:table-cell>
          <table:table-cell table:style-name="ce102" table:formula="of:=NOT(ISERROR([.U81]))" office:value-type="boolean" office:boolean-value="false" calcext:value-type="boolean">
            <text:p>FALSO</text:p>
          </table:table-cell>
          <table:table-cell table:formula="of:=VLOOKUP([.$F81];[.$F82:.$F$1000];1;0)" office:value-type="string" office:string-value="" calcext:value-type="error">
            <text:p>#N/D</text:p>
          </table:table-cell>
          <table:table-cell table:style-name="ce102" table:formula="of:=NOT(ISERROR([.W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'file:///C:/Users/Txinto%20Vaz/Desktop/req_rees-core/uploading/RqUpload.ods'#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];[.$H$3:.$H$1000];1;0)" office:value-type="string" office:string-value="" calcext:value-type="error">
            <text:p>#N/D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formula="of:=VLOOKUP([.$F82];[.$F$3:.$F81];1;0)" office:value-type="string" office:string-value="" calcext:value-type="error">
            <text:p>#N/D</text:p>
          </table:table-cell>
          <table:table-cell table:style-name="ce102" table:formula="of:=NOT(ISERROR([.U82]))" office:value-type="boolean" office:boolean-value="false" calcext:value-type="boolean">
            <text:p>FALSO</text:p>
          </table:table-cell>
          <table:table-cell table:formula="of:=VLOOKUP([.$F82];[.$F83:.$F$1000];1;0)" office:value-type="string" office:string-value="" calcext:value-type="error">
            <text:p>#N/D</text:p>
          </table:table-cell>
          <table:table-cell table:style-name="ce102" table:formula="of:=NOT(ISERROR([.W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'file:///C:/Users/Txinto%20Vaz/Desktop/req_rees-core/uploading/RqUpload.ods'#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];[.$H$3:.$H$1000];1;0)" office:value-type="string" office:string-value="" calcext:value-type="error">
            <text:p>#N/D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formula="of:=VLOOKUP([.$F83];[.$F$3:.$F82];1;0)" office:value-type="string" office:string-value="" calcext:value-type="error">
            <text:p>#N/D</text:p>
          </table:table-cell>
          <table:table-cell table:style-name="ce102" table:formula="of:=NOT(ISERROR([.U83]))" office:value-type="boolean" office:boolean-value="false" calcext:value-type="boolean">
            <text:p>FALSO</text:p>
          </table:table-cell>
          <table:table-cell table:formula="of:=VLOOKUP([.$F83];[.$F84:.$F$1000];1;0)" office:value-type="string" office:string-value="" calcext:value-type="error">
            <text:p>#N/D</text:p>
          </table:table-cell>
          <table:table-cell table:style-name="ce102" table:formula="of:=NOT(ISERROR([.W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'file:///C:/Users/Txinto%20Vaz/Desktop/req_rees-core/uploading/RqUpload.ods'#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];[.$H$3:.$H$1000];1;0)" office:value-type="string" office:string-value="" calcext:value-type="error">
            <text:p>#N/D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formula="of:=VLOOKUP([.$F84];[.$F$3:.$F83];1;0)" office:value-type="string" office:string-value="" calcext:value-type="error">
            <text:p>#N/D</text:p>
          </table:table-cell>
          <table:table-cell table:style-name="ce102" table:formula="of:=NOT(ISERROR([.U84]))" office:value-type="boolean" office:boolean-value="false" calcext:value-type="boolean">
            <text:p>FALSO</text:p>
          </table:table-cell>
          <table:table-cell table:formula="of:=VLOOKUP([.$F84];[.$F85:.$F$1000];1;0)" office:value-type="string" office:string-value="" calcext:value-type="error">
            <text:p>#N/D</text:p>
          </table:table-cell>
          <table:table-cell table:style-name="ce102" table:formula="of:=NOT(ISERROR([.W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'file:///C:/Users/Txinto%20Vaz/Desktop/req_rees-core/uploading/RqUpload.ods'#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];[.$H$3:.$H$1000];1;0)" office:value-type="string" office:string-value="" calcext:value-type="error">
            <text:p>#N/D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formula="of:=VLOOKUP([.$F85];[.$F$3:.$F84];1;0)" office:value-type="string" office:string-value="" calcext:value-type="error">
            <text:p>#N/D</text:p>
          </table:table-cell>
          <table:table-cell table:style-name="ce102" table:formula="of:=NOT(ISERROR([.U85]))" office:value-type="boolean" office:boolean-value="false" calcext:value-type="boolean">
            <text:p>FALSO</text:p>
          </table:table-cell>
          <table:table-cell table:formula="of:=VLOOKUP([.$F85];[.$F86:.$F$1000];1;0)" office:value-type="string" office:string-value="" calcext:value-type="error">
            <text:p>#N/D</text:p>
          </table:table-cell>
          <table:table-cell table:style-name="ce102" table:formula="of:=NOT(ISERROR([.W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'file:///C:/Users/Txinto%20Vaz/Desktop/req_rees-core/uploading/RqUpload.ods'#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];[.$H$3:.$H$1000];1;0)" office:value-type="string" office:string-value="" calcext:value-type="error">
            <text:p>#N/D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formula="of:=VLOOKUP([.$F86];[.$F$3:.$F85];1;0)" office:value-type="string" office:string-value="" calcext:value-type="error">
            <text:p>#N/D</text:p>
          </table:table-cell>
          <table:table-cell table:style-name="ce102" table:formula="of:=NOT(ISERROR([.U86]))" office:value-type="boolean" office:boolean-value="false" calcext:value-type="boolean">
            <text:p>FALSO</text:p>
          </table:table-cell>
          <table:table-cell table:formula="of:=VLOOKUP([.$F86];[.$F87:.$F$1000];1;0)" office:value-type="string" office:string-value="" calcext:value-type="error">
            <text:p>#N/D</text:p>
          </table:table-cell>
          <table:table-cell table:style-name="ce102" table:formula="of:=NOT(ISERROR([.W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'file:///C:/Users/Txinto%20Vaz/Desktop/req_rees-core/uploading/RqUpload.ods'#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];[.$H$3:.$H$1000];1;0)" office:value-type="string" office:string-value="" calcext:value-type="error">
            <text:p>#N/D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formula="of:=VLOOKUP([.$F87];[.$F$3:.$F86];1;0)" office:value-type="string" office:string-value="" calcext:value-type="error">
            <text:p>#N/D</text:p>
          </table:table-cell>
          <table:table-cell table:style-name="ce102" table:formula="of:=NOT(ISERROR([.U87]))" office:value-type="boolean" office:boolean-value="false" calcext:value-type="boolean">
            <text:p>FALSO</text:p>
          </table:table-cell>
          <table:table-cell table:formula="of:=VLOOKUP([.$F87];[.$F88:.$F$1000];1;0)" office:value-type="string" office:string-value="" calcext:value-type="error">
            <text:p>#N/D</text:p>
          </table:table-cell>
          <table:table-cell table:style-name="ce102" table:formula="of:=NOT(ISERROR([.W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'file:///C:/Users/Txinto%20Vaz/Desktop/req_rees-core/uploading/RqUpload.ods'#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];[.$H$3:.$H$1000];1;0)" office:value-type="string" office:string-value="" calcext:value-type="error">
            <text:p>#N/D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formula="of:=VLOOKUP([.$F88];[.$F$3:.$F87];1;0)" office:value-type="string" office:string-value="" calcext:value-type="error">
            <text:p>#N/D</text:p>
          </table:table-cell>
          <table:table-cell table:style-name="ce102" table:formula="of:=NOT(ISERROR([.U88]))" office:value-type="boolean" office:boolean-value="false" calcext:value-type="boolean">
            <text:p>FALSO</text:p>
          </table:table-cell>
          <table:table-cell table:formula="of:=VLOOKUP([.$F88];[.$F89:.$F$1000];1;0)" office:value-type="string" office:string-value="" calcext:value-type="error">
            <text:p>#N/D</text:p>
          </table:table-cell>
          <table:table-cell table:style-name="ce102" table:formula="of:=NOT(ISERROR([.W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'file:///C:/Users/Txinto%20Vaz/Desktop/req_rees-core/uploading/RqUpload.ods'#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];[.$H$3:.$H$1000];1;0)" office:value-type="string" office:string-value="" calcext:value-type="error">
            <text:p>#N/D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formula="of:=VLOOKUP([.$F89];[.$F$3:.$F88];1;0)" office:value-type="string" office:string-value="" calcext:value-type="error">
            <text:p>#N/D</text:p>
          </table:table-cell>
          <table:table-cell table:style-name="ce102" table:formula="of:=NOT(ISERROR([.U89]))" office:value-type="boolean" office:boolean-value="false" calcext:value-type="boolean">
            <text:p>FALSO</text:p>
          </table:table-cell>
          <table:table-cell table:formula="of:=VLOOKUP([.$F89];[.$F90:.$F$1000];1;0)" office:value-type="string" office:string-value="" calcext:value-type="error">
            <text:p>#N/D</text:p>
          </table:table-cell>
          <table:table-cell table:style-name="ce102" table:formula="of:=NOT(ISERROR([.W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'file:///C:/Users/Txinto%20Vaz/Desktop/req_rees-core/uploading/RqUpload.ods'#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];[.$H$3:.$H$1000];1;0)" office:value-type="string" office:string-value="" calcext:value-type="error">
            <text:p>#N/D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formula="of:=VLOOKUP([.$F90];[.$F$3:.$F89];1;0)" office:value-type="string" office:string-value="" calcext:value-type="error">
            <text:p>#N/D</text:p>
          </table:table-cell>
          <table:table-cell table:style-name="ce102" table:formula="of:=NOT(ISERROR([.U90]))" office:value-type="boolean" office:boolean-value="false" calcext:value-type="boolean">
            <text:p>FALSO</text:p>
          </table:table-cell>
          <table:table-cell table:formula="of:=VLOOKUP([.$F90];[.$F91:.$F$1000];1;0)" office:value-type="string" office:string-value="" calcext:value-type="error">
            <text:p>#N/D</text:p>
          </table:table-cell>
          <table:table-cell table:style-name="ce102" table:formula="of:=NOT(ISERROR([.W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'file:///C:/Users/Txinto%20Vaz/Desktop/req_rees-core/uploading/RqUpload.ods'#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];[.$H$3:.$H$1000];1;0)" office:value-type="string" office:string-value="" calcext:value-type="error">
            <text:p>#N/D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formula="of:=VLOOKUP([.$F91];[.$F$3:.$F90];1;0)" office:value-type="string" office:string-value="" calcext:value-type="error">
            <text:p>#N/D</text:p>
          </table:table-cell>
          <table:table-cell table:style-name="ce102" table:formula="of:=NOT(ISERROR([.U91]))" office:value-type="boolean" office:boolean-value="false" calcext:value-type="boolean">
            <text:p>FALSO</text:p>
          </table:table-cell>
          <table:table-cell table:formula="of:=VLOOKUP([.$F91];[.$F92:.$F$1000];1;0)" office:value-type="string" office:string-value="" calcext:value-type="error">
            <text:p>#N/D</text:p>
          </table:table-cell>
          <table:table-cell table:style-name="ce102" table:formula="of:=NOT(ISERROR([.W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'file:///C:/Users/Txinto%20Vaz/Desktop/req_rees-core/uploading/RqUpload.ods'#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];[.$H$3:.$H$1000];1;0)" office:value-type="string" office:string-value="" calcext:value-type="error">
            <text:p>#N/D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formula="of:=VLOOKUP([.$F92];[.$F$3:.$F91];1;0)" office:value-type="string" office:string-value="" calcext:value-type="error">
            <text:p>#N/D</text:p>
          </table:table-cell>
          <table:table-cell table:style-name="ce102" table:formula="of:=NOT(ISERROR([.U92]))" office:value-type="boolean" office:boolean-value="false" calcext:value-type="boolean">
            <text:p>FALSO</text:p>
          </table:table-cell>
          <table:table-cell table:formula="of:=VLOOKUP([.$F92];[.$F93:.$F$1000];1;0)" office:value-type="string" office:string-value="" calcext:value-type="error">
            <text:p>#N/D</text:p>
          </table:table-cell>
          <table:table-cell table:style-name="ce102" table:formula="of:=NOT(ISERROR([.W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'file:///C:/Users/Txinto%20Vaz/Desktop/req_rees-core/uploading/RqUpload.ods'#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];[.$H$3:.$H$1000];1;0)" office:value-type="string" office:string-value="" calcext:value-type="error">
            <text:p>#N/D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formula="of:=VLOOKUP([.$F93];[.$F$3:.$F92];1;0)" office:value-type="string" office:string-value="" calcext:value-type="error">
            <text:p>#N/D</text:p>
          </table:table-cell>
          <table:table-cell table:style-name="ce102" table:formula="of:=NOT(ISERROR([.U93]))" office:value-type="boolean" office:boolean-value="false" calcext:value-type="boolean">
            <text:p>FALSO</text:p>
          </table:table-cell>
          <table:table-cell table:formula="of:=VLOOKUP([.$F93];[.$F94:.$F$1000];1;0)" office:value-type="string" office:string-value="" calcext:value-type="error">
            <text:p>#N/D</text:p>
          </table:table-cell>
          <table:table-cell table:style-name="ce102" table:formula="of:=NOT(ISERROR([.W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'file:///C:/Users/Txinto%20Vaz/Desktop/req_rees-core/uploading/RqUpload.ods'#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];[.$H$3:.$H$1000];1;0)" office:value-type="string" office:string-value="" calcext:value-type="error">
            <text:p>#N/D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formula="of:=VLOOKUP([.$F94];[.$F$3:.$F93];1;0)" office:value-type="string" office:string-value="" calcext:value-type="error">
            <text:p>#N/D</text:p>
          </table:table-cell>
          <table:table-cell table:style-name="ce102" table:formula="of:=NOT(ISERROR([.U94]))" office:value-type="boolean" office:boolean-value="false" calcext:value-type="boolean">
            <text:p>FALSO</text:p>
          </table:table-cell>
          <table:table-cell table:formula="of:=VLOOKUP([.$F94];[.$F95:.$F$1000];1;0)" office:value-type="string" office:string-value="" calcext:value-type="error">
            <text:p>#N/D</text:p>
          </table:table-cell>
          <table:table-cell table:style-name="ce102" table:formula="of:=NOT(ISERROR([.W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'file:///C:/Users/Txinto%20Vaz/Desktop/req_rees-core/uploading/RqUpload.ods'#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];[.$H$3:.$H$1000];1;0)" office:value-type="string" office:string-value="" calcext:value-type="error">
            <text:p>#N/D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formula="of:=VLOOKUP([.$F95];[.$F$3:.$F94];1;0)" office:value-type="string" office:string-value="" calcext:value-type="error">
            <text:p>#N/D</text:p>
          </table:table-cell>
          <table:table-cell table:style-name="ce102" table:formula="of:=NOT(ISERROR([.U95]))" office:value-type="boolean" office:boolean-value="false" calcext:value-type="boolean">
            <text:p>FALSO</text:p>
          </table:table-cell>
          <table:table-cell table:formula="of:=VLOOKUP([.$F95];[.$F96:.$F$1000];1;0)" office:value-type="string" office:string-value="" calcext:value-type="error">
            <text:p>#N/D</text:p>
          </table:table-cell>
          <table:table-cell table:style-name="ce102" table:formula="of:=NOT(ISERROR([.W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'file:///C:/Users/Txinto%20Vaz/Desktop/req_rees-core/uploading/RqUpload.ods'#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];[.$H$3:.$H$1000];1;0)" office:value-type="string" office:string-value="" calcext:value-type="error">
            <text:p>#N/D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formula="of:=VLOOKUP([.$F96];[.$F$3:.$F95];1;0)" office:value-type="string" office:string-value="" calcext:value-type="error">
            <text:p>#N/D</text:p>
          </table:table-cell>
          <table:table-cell table:style-name="ce102" table:formula="of:=NOT(ISERROR([.U96]))" office:value-type="boolean" office:boolean-value="false" calcext:value-type="boolean">
            <text:p>FALSO</text:p>
          </table:table-cell>
          <table:table-cell table:formula="of:=VLOOKUP([.$F96];[.$F97:.$F$1000];1;0)" office:value-type="string" office:string-value="" calcext:value-type="error">
            <text:p>#N/D</text:p>
          </table:table-cell>
          <table:table-cell table:style-name="ce102" table:formula="of:=NOT(ISERROR([.W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'file:///C:/Users/Txinto%20Vaz/Desktop/req_rees-core/uploading/RqUpload.ods'#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];[.$H$3:.$H$1000];1;0)" office:value-type="string" office:string-value="" calcext:value-type="error">
            <text:p>#N/D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formula="of:=VLOOKUP([.$F97];[.$F$3:.$F96];1;0)" office:value-type="string" office:string-value="" calcext:value-type="error">
            <text:p>#N/D</text:p>
          </table:table-cell>
          <table:table-cell table:style-name="ce102" table:formula="of:=NOT(ISERROR([.U97]))" office:value-type="boolean" office:boolean-value="false" calcext:value-type="boolean">
            <text:p>FALSO</text:p>
          </table:table-cell>
          <table:table-cell table:formula="of:=VLOOKUP([.$F97];[.$F98:.$F$1000];1;0)" office:value-type="string" office:string-value="" calcext:value-type="error">
            <text:p>#N/D</text:p>
          </table:table-cell>
          <table:table-cell table:style-name="ce102" table:formula="of:=NOT(ISERROR([.W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'file:///C:/Users/Txinto%20Vaz/Desktop/req_rees-core/uploading/RqUpload.ods'#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];[.$H$3:.$H$1000];1;0)" office:value-type="string" office:string-value="" calcext:value-type="error">
            <text:p>#N/D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formula="of:=VLOOKUP([.$F98];[.$F$3:.$F97];1;0)" office:value-type="string" office:string-value="" calcext:value-type="error">
            <text:p>#N/D</text:p>
          </table:table-cell>
          <table:table-cell table:style-name="ce102" table:formula="of:=NOT(ISERROR([.U98]))" office:value-type="boolean" office:boolean-value="false" calcext:value-type="boolean">
            <text:p>FALSO</text:p>
          </table:table-cell>
          <table:table-cell table:formula="of:=VLOOKUP([.$F98];[.$F99:.$F$1000];1;0)" office:value-type="string" office:string-value="" calcext:value-type="error">
            <text:p>#N/D</text:p>
          </table:table-cell>
          <table:table-cell table:style-name="ce102" table:formula="of:=NOT(ISERROR([.W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'file:///C:/Users/Txinto%20Vaz/Desktop/req_rees-core/uploading/RqUpload.ods'#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];[.$H$3:.$H$1000];1;0)" office:value-type="string" office:string-value="" calcext:value-type="error">
            <text:p>#N/D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formula="of:=VLOOKUP([.$F99];[.$F$3:.$F98];1;0)" office:value-type="string" office:string-value="" calcext:value-type="error">
            <text:p>#N/D</text:p>
          </table:table-cell>
          <table:table-cell table:style-name="ce102" table:formula="of:=NOT(ISERROR([.U99]))" office:value-type="boolean" office:boolean-value="false" calcext:value-type="boolean">
            <text:p>FALSO</text:p>
          </table:table-cell>
          <table:table-cell table:formula="of:=VLOOKUP([.$F99];[.$F100:.$F$1000];1;0)" office:value-type="string" office:string-value="" calcext:value-type="error">
            <text:p>#N/D</text:p>
          </table:table-cell>
          <table:table-cell table:style-name="ce102" table:formula="of:=NOT(ISERROR([.W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'file:///C:/Users/Txinto%20Vaz/Desktop/req_rees-core/uploading/RqUpload.ods'#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0];[.$H$3:.$H$1000];1;0)" office:value-type="string" office:string-value="" calcext:value-type="error">
            <text:p>#N/D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formula="of:=VLOOKUP([.$F100];[.$F$3:.$F99];1;0)" office:value-type="string" office:string-value="" calcext:value-type="error">
            <text:p>#N/D</text:p>
          </table:table-cell>
          <table:table-cell table:style-name="ce102" table:formula="of:=NOT(ISERROR([.U100]))" office:value-type="boolean" office:boolean-value="false" calcext:value-type="boolean">
            <text:p>FALSO</text:p>
          </table:table-cell>
          <table:table-cell table:formula="of:=VLOOKUP([.$F100];[.$F101:.$F$1000];1;0)" office:value-type="string" office:string-value="" calcext:value-type="error">
            <text:p>#N/D</text:p>
          </table:table-cell>
          <table:table-cell table:style-name="ce102" table:formula="of:=NOT(ISERROR([.W1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'file:///C:/Users/Txinto%20Vaz/Desktop/req_rees-core/uploading/RqUpload.ods'#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1];[.$H$3:.$H$1000];1;0)" office:value-type="string" office:string-value="" calcext:value-type="error">
            <text:p>#N/D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formula="of:=VLOOKUP([.$F101];[.$F$3:.$F100];1;0)" office:value-type="string" office:string-value="" calcext:value-type="error">
            <text:p>#N/D</text:p>
          </table:table-cell>
          <table:table-cell table:style-name="ce102" table:formula="of:=NOT(ISERROR([.U101]))" office:value-type="boolean" office:boolean-value="false" calcext:value-type="boolean">
            <text:p>FALSO</text:p>
          </table:table-cell>
          <table:table-cell table:formula="of:=VLOOKUP([.$F101];[.$F102:.$F$1000];1;0)" office:value-type="string" office:string-value="" calcext:value-type="error">
            <text:p>#N/D</text:p>
          </table:table-cell>
          <table:table-cell table:style-name="ce102" table:formula="of:=NOT(ISERROR([.W1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'file:///C:/Users/Txinto%20Vaz/Desktop/req_rees-core/uploading/RqUpload.ods'#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2];[.$H$3:.$H$1000];1;0)" office:value-type="string" office:string-value="" calcext:value-type="error">
            <text:p>#N/D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formula="of:=VLOOKUP([.$F102];[.$F$3:.$F101];1;0)" office:value-type="string" office:string-value="" calcext:value-type="error">
            <text:p>#N/D</text:p>
          </table:table-cell>
          <table:table-cell table:style-name="ce102" table:formula="of:=NOT(ISERROR([.U102]))" office:value-type="boolean" office:boolean-value="false" calcext:value-type="boolean">
            <text:p>FALSO</text:p>
          </table:table-cell>
          <table:table-cell table:formula="of:=VLOOKUP([.$F102];[.$F103:.$F$1000];1;0)" office:value-type="string" office:string-value="" calcext:value-type="error">
            <text:p>#N/D</text:p>
          </table:table-cell>
          <table:table-cell table:style-name="ce102" table:formula="of:=NOT(ISERROR([.W1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'file:///C:/Users/Txinto%20Vaz/Desktop/req_rees-core/uploading/RqUpload.ods'#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3];[.$H$3:.$H$1000];1;0)" office:value-type="string" office:string-value="" calcext:value-type="error">
            <text:p>#N/D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formula="of:=VLOOKUP([.$F103];[.$F$3:.$F102];1;0)" office:value-type="string" office:string-value="" calcext:value-type="error">
            <text:p>#N/D</text:p>
          </table:table-cell>
          <table:table-cell table:style-name="ce102" table:formula="of:=NOT(ISERROR([.U103]))" office:value-type="boolean" office:boolean-value="false" calcext:value-type="boolean">
            <text:p>FALSO</text:p>
          </table:table-cell>
          <table:table-cell table:formula="of:=VLOOKUP([.$F103];[.$F104:.$F$1000];1;0)" office:value-type="string" office:string-value="" calcext:value-type="error">
            <text:p>#N/D</text:p>
          </table:table-cell>
          <table:table-cell table:style-name="ce102" table:formula="of:=NOT(ISERROR([.W1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'file:///C:/Users/Txinto%20Vaz/Desktop/req_rees-core/uploading/RqUpload.ods'#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4];[.$H$3:.$H$1000];1;0)" office:value-type="string" office:string-value="" calcext:value-type="error">
            <text:p>#N/D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formula="of:=VLOOKUP([.$F104];[.$F$3:.$F103];1;0)" office:value-type="string" office:string-value="" calcext:value-type="error">
            <text:p>#N/D</text:p>
          </table:table-cell>
          <table:table-cell table:style-name="ce102" table:formula="of:=NOT(ISERROR([.U104]))" office:value-type="boolean" office:boolean-value="false" calcext:value-type="boolean">
            <text:p>FALSO</text:p>
          </table:table-cell>
          <table:table-cell table:formula="of:=VLOOKUP([.$F104];[.$F105:.$F$1000];1;0)" office:value-type="string" office:string-value="" calcext:value-type="error">
            <text:p>#N/D</text:p>
          </table:table-cell>
          <table:table-cell table:style-name="ce102" table:formula="of:=NOT(ISERROR([.W1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'file:///C:/Users/Txinto%20Vaz/Desktop/req_rees-core/uploading/RqUpload.ods'#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5];[.$H$3:.$H$1000];1;0)" office:value-type="string" office:string-value="" calcext:value-type="error">
            <text:p>#N/D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formula="of:=VLOOKUP([.$F105];[.$F$3:.$F104];1;0)" office:value-type="string" office:string-value="" calcext:value-type="error">
            <text:p>#N/D</text:p>
          </table:table-cell>
          <table:table-cell table:style-name="ce102" table:formula="of:=NOT(ISERROR([.U105]))" office:value-type="boolean" office:boolean-value="false" calcext:value-type="boolean">
            <text:p>FALSO</text:p>
          </table:table-cell>
          <table:table-cell table:formula="of:=VLOOKUP([.$F105];[.$F106:.$F$1000];1;0)" office:value-type="string" office:string-value="" calcext:value-type="error">
            <text:p>#N/D</text:p>
          </table:table-cell>
          <table:table-cell table:style-name="ce102" table:formula="of:=NOT(ISERROR([.W1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'file:///C:/Users/Txinto%20Vaz/Desktop/req_rees-core/uploading/RqUpload.ods'#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6];[.$H$3:.$H$1000];1;0)" office:value-type="string" office:string-value="" calcext:value-type="error">
            <text:p>#N/D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formula="of:=VLOOKUP([.$F106];[.$F$3:.$F105];1;0)" office:value-type="string" office:string-value="" calcext:value-type="error">
            <text:p>#N/D</text:p>
          </table:table-cell>
          <table:table-cell table:style-name="ce102" table:formula="of:=NOT(ISERROR([.U106]))" office:value-type="boolean" office:boolean-value="false" calcext:value-type="boolean">
            <text:p>FALSO</text:p>
          </table:table-cell>
          <table:table-cell table:formula="of:=VLOOKUP([.$F106];[.$F107:.$F$1000];1;0)" office:value-type="string" office:string-value="" calcext:value-type="error">
            <text:p>#N/D</text:p>
          </table:table-cell>
          <table:table-cell table:style-name="ce102" table:formula="of:=NOT(ISERROR([.W1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'file:///C:/Users/Txinto%20Vaz/Desktop/req_rees-core/uploading/RqUpload.ods'#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7];[.$H$3:.$H$1000];1;0)" office:value-type="string" office:string-value="" calcext:value-type="error">
            <text:p>#N/D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formula="of:=VLOOKUP([.$F107];[.$F$3:.$F106];1;0)" office:value-type="string" office:string-value="" calcext:value-type="error">
            <text:p>#N/D</text:p>
          </table:table-cell>
          <table:table-cell table:style-name="ce102" table:formula="of:=NOT(ISERROR([.U107]))" office:value-type="boolean" office:boolean-value="false" calcext:value-type="boolean">
            <text:p>FALSO</text:p>
          </table:table-cell>
          <table:table-cell table:formula="of:=VLOOKUP([.$F107];[.$F108:.$F$1000];1;0)" office:value-type="string" office:string-value="" calcext:value-type="error">
            <text:p>#N/D</text:p>
          </table:table-cell>
          <table:table-cell table:style-name="ce102" table:formula="of:=NOT(ISERROR([.W1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'file:///C:/Users/Txinto%20Vaz/Desktop/req_rees-core/uploading/RqUpload.ods'#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8];[.$H$3:.$H$1000];1;0)" office:value-type="string" office:string-value="" calcext:value-type="error">
            <text:p>#N/D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formula="of:=VLOOKUP([.$F108];[.$F$3:.$F107];1;0)" office:value-type="string" office:string-value="" calcext:value-type="error">
            <text:p>#N/D</text:p>
          </table:table-cell>
          <table:table-cell table:style-name="ce102" table:formula="of:=NOT(ISERROR([.U108]))" office:value-type="boolean" office:boolean-value="false" calcext:value-type="boolean">
            <text:p>FALSO</text:p>
          </table:table-cell>
          <table:table-cell table:formula="of:=VLOOKUP([.$F108];[.$F109:.$F$1000];1;0)" office:value-type="string" office:string-value="" calcext:value-type="error">
            <text:p>#N/D</text:p>
          </table:table-cell>
          <table:table-cell table:style-name="ce102" table:formula="of:=NOT(ISERROR([.W1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'file:///C:/Users/Txinto%20Vaz/Desktop/req_rees-core/uploading/RqUpload.ods'#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9];[.$H$3:.$H$1000];1;0)" office:value-type="string" office:string-value="" calcext:value-type="error">
            <text:p>#N/D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formula="of:=VLOOKUP([.$F109];[.$F$3:.$F108];1;0)" office:value-type="string" office:string-value="" calcext:value-type="error">
            <text:p>#N/D</text:p>
          </table:table-cell>
          <table:table-cell table:style-name="ce102" table:formula="of:=NOT(ISERROR([.U109]))" office:value-type="boolean" office:boolean-value="false" calcext:value-type="boolean">
            <text:p>FALSO</text:p>
          </table:table-cell>
          <table:table-cell table:formula="of:=VLOOKUP([.$F109];[.$F110:.$F$1000];1;0)" office:value-type="string" office:string-value="" calcext:value-type="error">
            <text:p>#N/D</text:p>
          </table:table-cell>
          <table:table-cell table:style-name="ce102" table:formula="of:=NOT(ISERROR([.W1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'file:///C:/Users/Txinto%20Vaz/Desktop/req_rees-core/uploading/RqUpload.ods'#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0];[.$H$3:.$H$1000];1;0)" office:value-type="string" office:string-value="" calcext:value-type="error">
            <text:p>#N/D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formula="of:=VLOOKUP([.$F110];[.$F$3:.$F109];1;0)" office:value-type="string" office:string-value="" calcext:value-type="error">
            <text:p>#N/D</text:p>
          </table:table-cell>
          <table:table-cell table:style-name="ce102" table:formula="of:=NOT(ISERROR([.U110]))" office:value-type="boolean" office:boolean-value="false" calcext:value-type="boolean">
            <text:p>FALSO</text:p>
          </table:table-cell>
          <table:table-cell table:formula="of:=VLOOKUP([.$F110];[.$F111:.$F$1000];1;0)" office:value-type="string" office:string-value="" calcext:value-type="error">
            <text:p>#N/D</text:p>
          </table:table-cell>
          <table:table-cell table:style-name="ce102" table:formula="of:=NOT(ISERROR([.W1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'file:///C:/Users/Txinto%20Vaz/Desktop/req_rees-core/uploading/RqUpload.ods'#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1];[.$H$3:.$H$1000];1;0)" office:value-type="string" office:string-value="" calcext:value-type="error">
            <text:p>#N/D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formula="of:=VLOOKUP([.$F111];[.$F$3:.$F110];1;0)" office:value-type="string" office:string-value="" calcext:value-type="error">
            <text:p>#N/D</text:p>
          </table:table-cell>
          <table:table-cell table:style-name="ce102" table:formula="of:=NOT(ISERROR([.U111]))" office:value-type="boolean" office:boolean-value="false" calcext:value-type="boolean">
            <text:p>FALSO</text:p>
          </table:table-cell>
          <table:table-cell table:formula="of:=VLOOKUP([.$F111];[.$F112:.$F$1000];1;0)" office:value-type="string" office:string-value="" calcext:value-type="error">
            <text:p>#N/D</text:p>
          </table:table-cell>
          <table:table-cell table:style-name="ce102" table:formula="of:=NOT(ISERROR([.W1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'file:///C:/Users/Txinto%20Vaz/Desktop/req_rees-core/uploading/RqUpload.ods'#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2];[.$H$3:.$H$1000];1;0)" office:value-type="string" office:string-value="" calcext:value-type="error">
            <text:p>#N/D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formula="of:=VLOOKUP([.$F112];[.$F$3:.$F111];1;0)" office:value-type="string" office:string-value="" calcext:value-type="error">
            <text:p>#N/D</text:p>
          </table:table-cell>
          <table:table-cell table:style-name="ce102" table:formula="of:=NOT(ISERROR([.U112]))" office:value-type="boolean" office:boolean-value="false" calcext:value-type="boolean">
            <text:p>FALSO</text:p>
          </table:table-cell>
          <table:table-cell table:formula="of:=VLOOKUP([.$F112];[.$F113:.$F$1000];1;0)" office:value-type="string" office:string-value="" calcext:value-type="error">
            <text:p>#N/D</text:p>
          </table:table-cell>
          <table:table-cell table:style-name="ce102" table:formula="of:=NOT(ISERROR([.W1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'file:///C:/Users/Txinto%20Vaz/Desktop/req_rees-core/uploading/RqUpload.ods'#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3];[.$H$3:.$H$1000];1;0)" office:value-type="string" office:string-value="" calcext:value-type="error">
            <text:p>#N/D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formula="of:=VLOOKUP([.$F113];[.$F$3:.$F112];1;0)" office:value-type="string" office:string-value="" calcext:value-type="error">
            <text:p>#N/D</text:p>
          </table:table-cell>
          <table:table-cell table:style-name="ce102" table:formula="of:=NOT(ISERROR([.U113]))" office:value-type="boolean" office:boolean-value="false" calcext:value-type="boolean">
            <text:p>FALSO</text:p>
          </table:table-cell>
          <table:table-cell table:formula="of:=VLOOKUP([.$F113];[.$F114:.$F$1000];1;0)" office:value-type="string" office:string-value="" calcext:value-type="error">
            <text:p>#N/D</text:p>
          </table:table-cell>
          <table:table-cell table:style-name="ce102" table:formula="of:=NOT(ISERROR([.W1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'file:///C:/Users/Txinto%20Vaz/Desktop/req_rees-core/uploading/RqUpload.ods'#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4];[.$H$3:.$H$1000];1;0)" office:value-type="string" office:string-value="" calcext:value-type="error">
            <text:p>#N/D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formula="of:=VLOOKUP([.$F114];[.$F$3:.$F113];1;0)" office:value-type="string" office:string-value="" calcext:value-type="error">
            <text:p>#N/D</text:p>
          </table:table-cell>
          <table:table-cell table:style-name="ce102" table:formula="of:=NOT(ISERROR([.U114]))" office:value-type="boolean" office:boolean-value="false" calcext:value-type="boolean">
            <text:p>FALSO</text:p>
          </table:table-cell>
          <table:table-cell table:formula="of:=VLOOKUP([.$F114];[.$F115:.$F$1000];1;0)" office:value-type="string" office:string-value="" calcext:value-type="error">
            <text:p>#N/D</text:p>
          </table:table-cell>
          <table:table-cell table:style-name="ce102" table:formula="of:=NOT(ISERROR([.W1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'file:///C:/Users/Txinto%20Vaz/Desktop/req_rees-core/uploading/RqUpload.ods'#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5];[.$H$3:.$H$1000];1;0)" office:value-type="string" office:string-value="" calcext:value-type="error">
            <text:p>#N/D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formula="of:=VLOOKUP([.$F115];[.$F$3:.$F114];1;0)" office:value-type="string" office:string-value="" calcext:value-type="error">
            <text:p>#N/D</text:p>
          </table:table-cell>
          <table:table-cell table:style-name="ce102" table:formula="of:=NOT(ISERROR([.U115]))" office:value-type="boolean" office:boolean-value="false" calcext:value-type="boolean">
            <text:p>FALSO</text:p>
          </table:table-cell>
          <table:table-cell table:formula="of:=VLOOKUP([.$F115];[.$F116:.$F$1000];1;0)" office:value-type="string" office:string-value="" calcext:value-type="error">
            <text:p>#N/D</text:p>
          </table:table-cell>
          <table:table-cell table:style-name="ce102" table:formula="of:=NOT(ISERROR([.W1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'file:///C:/Users/Txinto%20Vaz/Desktop/req_rees-core/uploading/RqUpload.ods'#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6];[.$H$3:.$H$1000];1;0)" office:value-type="string" office:string-value="" calcext:value-type="error">
            <text:p>#N/D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formula="of:=VLOOKUP([.$F116];[.$F$3:.$F115];1;0)" office:value-type="string" office:string-value="" calcext:value-type="error">
            <text:p>#N/D</text:p>
          </table:table-cell>
          <table:table-cell table:style-name="ce102" table:formula="of:=NOT(ISERROR([.U116]))" office:value-type="boolean" office:boolean-value="false" calcext:value-type="boolean">
            <text:p>FALSO</text:p>
          </table:table-cell>
          <table:table-cell table:formula="of:=VLOOKUP([.$F116];[.$F117:.$F$1000];1;0)" office:value-type="string" office:string-value="" calcext:value-type="error">
            <text:p>#N/D</text:p>
          </table:table-cell>
          <table:table-cell table:style-name="ce102" table:formula="of:=NOT(ISERROR([.W1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'file:///C:/Users/Txinto%20Vaz/Desktop/req_rees-core/uploading/RqUpload.ods'#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7];[.$H$3:.$H$1000];1;0)" office:value-type="string" office:string-value="" calcext:value-type="error">
            <text:p>#N/D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formula="of:=VLOOKUP([.$F117];[.$F$3:.$F116];1;0)" office:value-type="string" office:string-value="" calcext:value-type="error">
            <text:p>#N/D</text:p>
          </table:table-cell>
          <table:table-cell table:style-name="ce102" table:formula="of:=NOT(ISERROR([.U117]))" office:value-type="boolean" office:boolean-value="false" calcext:value-type="boolean">
            <text:p>FALSO</text:p>
          </table:table-cell>
          <table:table-cell table:formula="of:=VLOOKUP([.$F117];[.$F118:.$F$1000];1;0)" office:value-type="string" office:string-value="" calcext:value-type="error">
            <text:p>#N/D</text:p>
          </table:table-cell>
          <table:table-cell table:style-name="ce102" table:formula="of:=NOT(ISERROR([.W1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'file:///C:/Users/Txinto%20Vaz/Desktop/req_rees-core/uploading/RqUpload.ods'#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8];[.$H$3:.$H$1000];1;0)" office:value-type="string" office:string-value="" calcext:value-type="error">
            <text:p>#N/D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formula="of:=VLOOKUP([.$F118];[.$F$3:.$F117];1;0)" office:value-type="string" office:string-value="" calcext:value-type="error">
            <text:p>#N/D</text:p>
          </table:table-cell>
          <table:table-cell table:style-name="ce102" table:formula="of:=NOT(ISERROR([.U118]))" office:value-type="boolean" office:boolean-value="false" calcext:value-type="boolean">
            <text:p>FALSO</text:p>
          </table:table-cell>
          <table:table-cell table:formula="of:=VLOOKUP([.$F118];[.$F119:.$F$1000];1;0)" office:value-type="string" office:string-value="" calcext:value-type="error">
            <text:p>#N/D</text:p>
          </table:table-cell>
          <table:table-cell table:style-name="ce102" table:formula="of:=NOT(ISERROR([.W1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'file:///C:/Users/Txinto%20Vaz/Desktop/req_rees-core/uploading/RqUpload.ods'#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9];[.$H$3:.$H$1000];1;0)" office:value-type="string" office:string-value="" calcext:value-type="error">
            <text:p>#N/D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formula="of:=VLOOKUP([.$F119];[.$F$3:.$F118];1;0)" office:value-type="string" office:string-value="" calcext:value-type="error">
            <text:p>#N/D</text:p>
          </table:table-cell>
          <table:table-cell table:style-name="ce102" table:formula="of:=NOT(ISERROR([.U119]))" office:value-type="boolean" office:boolean-value="false" calcext:value-type="boolean">
            <text:p>FALSO</text:p>
          </table:table-cell>
          <table:table-cell table:formula="of:=VLOOKUP([.$F119];[.$F120:.$F$1000];1;0)" office:value-type="string" office:string-value="" calcext:value-type="error">
            <text:p>#N/D</text:p>
          </table:table-cell>
          <table:table-cell table:style-name="ce102" table:formula="of:=NOT(ISERROR([.W1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'file:///C:/Users/Txinto%20Vaz/Desktop/req_rees-core/uploading/RqUpload.ods'#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0];[.$H$3:.$H$1000];1;0)" office:value-type="string" office:string-value="" calcext:value-type="error">
            <text:p>#N/D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formula="of:=VLOOKUP([.$F120];[.$F$3:.$F119];1;0)" office:value-type="string" office:string-value="" calcext:value-type="error">
            <text:p>#N/D</text:p>
          </table:table-cell>
          <table:table-cell table:style-name="ce102" table:formula="of:=NOT(ISERROR([.U120]))" office:value-type="boolean" office:boolean-value="false" calcext:value-type="boolean">
            <text:p>FALSO</text:p>
          </table:table-cell>
          <table:table-cell table:formula="of:=VLOOKUP([.$F120];[.$F121:.$F$1000];1;0)" office:value-type="string" office:string-value="" calcext:value-type="error">
            <text:p>#N/D</text:p>
          </table:table-cell>
          <table:table-cell table:style-name="ce102" table:formula="of:=NOT(ISERROR([.W1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'file:///C:/Users/Txinto%20Vaz/Desktop/req_rees-core/uploading/RqUpload.ods'#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1];[.$H$3:.$H$1000];1;0)" office:value-type="string" office:string-value="" calcext:value-type="error">
            <text:p>#N/D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formula="of:=VLOOKUP([.$F121];[.$F$3:.$F120];1;0)" office:value-type="string" office:string-value="" calcext:value-type="error">
            <text:p>#N/D</text:p>
          </table:table-cell>
          <table:table-cell table:style-name="ce102" table:formula="of:=NOT(ISERROR([.U121]))" office:value-type="boolean" office:boolean-value="false" calcext:value-type="boolean">
            <text:p>FALSO</text:p>
          </table:table-cell>
          <table:table-cell table:formula="of:=VLOOKUP([.$F121];[.$F122:.$F$1000];1;0)" office:value-type="string" office:string-value="" calcext:value-type="error">
            <text:p>#N/D</text:p>
          </table:table-cell>
          <table:table-cell table:style-name="ce102" table:formula="of:=NOT(ISERROR([.W1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'file:///C:/Users/Txinto%20Vaz/Desktop/req_rees-core/uploading/RqUpload.ods'#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2];[.$H$3:.$H$1000];1;0)" office:value-type="string" office:string-value="" calcext:value-type="error">
            <text:p>#N/D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formula="of:=VLOOKUP([.$F122];[.$F$3:.$F121];1;0)" office:value-type="string" office:string-value="" calcext:value-type="error">
            <text:p>#N/D</text:p>
          </table:table-cell>
          <table:table-cell table:style-name="ce102" table:formula="of:=NOT(ISERROR([.U122]))" office:value-type="boolean" office:boolean-value="false" calcext:value-type="boolean">
            <text:p>FALSO</text:p>
          </table:table-cell>
          <table:table-cell table:formula="of:=VLOOKUP([.$F122];[.$F123:.$F$1000];1;0)" office:value-type="string" office:string-value="" calcext:value-type="error">
            <text:p>#N/D</text:p>
          </table:table-cell>
          <table:table-cell table:style-name="ce102" table:formula="of:=NOT(ISERROR([.W1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'file:///C:/Users/Txinto%20Vaz/Desktop/req_rees-core/uploading/RqUpload.ods'#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3];[.$H$3:.$H$1000];1;0)" office:value-type="string" office:string-value="" calcext:value-type="error">
            <text:p>#N/D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formula="of:=VLOOKUP([.$F123];[.$F$3:.$F122];1;0)" office:value-type="string" office:string-value="" calcext:value-type="error">
            <text:p>#N/D</text:p>
          </table:table-cell>
          <table:table-cell table:style-name="ce102" table:formula="of:=NOT(ISERROR([.U123]))" office:value-type="boolean" office:boolean-value="false" calcext:value-type="boolean">
            <text:p>FALSO</text:p>
          </table:table-cell>
          <table:table-cell table:formula="of:=VLOOKUP([.$F123];[.$F124:.$F$1000];1;0)" office:value-type="string" office:string-value="" calcext:value-type="error">
            <text:p>#N/D</text:p>
          </table:table-cell>
          <table:table-cell table:style-name="ce102" table:formula="of:=NOT(ISERROR([.W1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'file:///C:/Users/Txinto%20Vaz/Desktop/req_rees-core/uploading/RqUpload.ods'#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4];[.$H$3:.$H$1000];1;0)" office:value-type="string" office:string-value="" calcext:value-type="error">
            <text:p>#N/D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formula="of:=VLOOKUP([.$F124];[.$F$3:.$F123];1;0)" office:value-type="string" office:string-value="" calcext:value-type="error">
            <text:p>#N/D</text:p>
          </table:table-cell>
          <table:table-cell table:style-name="ce102" table:formula="of:=NOT(ISERROR([.U124]))" office:value-type="boolean" office:boolean-value="false" calcext:value-type="boolean">
            <text:p>FALSO</text:p>
          </table:table-cell>
          <table:table-cell table:formula="of:=VLOOKUP([.$F124];[.$F125:.$F$1000];1;0)" office:value-type="string" office:string-value="" calcext:value-type="error">
            <text:p>#N/D</text:p>
          </table:table-cell>
          <table:table-cell table:style-name="ce102" table:formula="of:=NOT(ISERROR([.W1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'file:///C:/Users/Txinto%20Vaz/Desktop/req_rees-core/uploading/RqUpload.ods'#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5];[.$H$3:.$H$1000];1;0)" office:value-type="string" office:string-value="" calcext:value-type="error">
            <text:p>#N/D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formula="of:=VLOOKUP([.$F125];[.$F$3:.$F124];1;0)" office:value-type="string" office:string-value="" calcext:value-type="error">
            <text:p>#N/D</text:p>
          </table:table-cell>
          <table:table-cell table:style-name="ce102" table:formula="of:=NOT(ISERROR([.U125]))" office:value-type="boolean" office:boolean-value="false" calcext:value-type="boolean">
            <text:p>FALSO</text:p>
          </table:table-cell>
          <table:table-cell table:formula="of:=VLOOKUP([.$F125];[.$F126:.$F$1000];1;0)" office:value-type="string" office:string-value="" calcext:value-type="error">
            <text:p>#N/D</text:p>
          </table:table-cell>
          <table:table-cell table:style-name="ce102" table:formula="of:=NOT(ISERROR([.W1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'file:///C:/Users/Txinto%20Vaz/Desktop/req_rees-core/uploading/RqUpload.ods'#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6];[.$H$3:.$H$1000];1;0)" office:value-type="string" office:string-value="" calcext:value-type="error">
            <text:p>#N/D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formula="of:=VLOOKUP([.$F126];[.$F$3:.$F125];1;0)" office:value-type="string" office:string-value="" calcext:value-type="error">
            <text:p>#N/D</text:p>
          </table:table-cell>
          <table:table-cell table:style-name="ce102" table:formula="of:=NOT(ISERROR([.U126]))" office:value-type="boolean" office:boolean-value="false" calcext:value-type="boolean">
            <text:p>FALSO</text:p>
          </table:table-cell>
          <table:table-cell table:formula="of:=VLOOKUP([.$F126];[.$F127:.$F$1000];1;0)" office:value-type="string" office:string-value="" calcext:value-type="error">
            <text:p>#N/D</text:p>
          </table:table-cell>
          <table:table-cell table:style-name="ce102" table:formula="of:=NOT(ISERROR([.W1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'file:///C:/Users/Txinto%20Vaz/Desktop/req_rees-core/uploading/RqUpload.ods'#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7];[.$H$3:.$H$1000];1;0)" office:value-type="string" office:string-value="" calcext:value-type="error">
            <text:p>#N/D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formula="of:=VLOOKUP([.$F127];[.$F$3:.$F126];1;0)" office:value-type="string" office:string-value="" calcext:value-type="error">
            <text:p>#N/D</text:p>
          </table:table-cell>
          <table:table-cell table:style-name="ce102" table:formula="of:=NOT(ISERROR([.U127]))" office:value-type="boolean" office:boolean-value="false" calcext:value-type="boolean">
            <text:p>FALSO</text:p>
          </table:table-cell>
          <table:table-cell table:formula="of:=VLOOKUP([.$F127];[.$F128:.$F$1000];1;0)" office:value-type="string" office:string-value="" calcext:value-type="error">
            <text:p>#N/D</text:p>
          </table:table-cell>
          <table:table-cell table:style-name="ce102" table:formula="of:=NOT(ISERROR([.W1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'file:///C:/Users/Txinto%20Vaz/Desktop/req_rees-core/uploading/RqUpload.ods'#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8];[.$H$3:.$H$1000];1;0)" office:value-type="string" office:string-value="" calcext:value-type="error">
            <text:p>#N/D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formula="of:=VLOOKUP([.$F128];[.$F$3:.$F127];1;0)" office:value-type="string" office:string-value="" calcext:value-type="error">
            <text:p>#N/D</text:p>
          </table:table-cell>
          <table:table-cell table:style-name="ce102" table:formula="of:=NOT(ISERROR([.U128]))" office:value-type="boolean" office:boolean-value="false" calcext:value-type="boolean">
            <text:p>FALSO</text:p>
          </table:table-cell>
          <table:table-cell table:formula="of:=VLOOKUP([.$F128];[.$F129:.$F$1000];1;0)" office:value-type="string" office:string-value="" calcext:value-type="error">
            <text:p>#N/D</text:p>
          </table:table-cell>
          <table:table-cell table:style-name="ce102" table:formula="of:=NOT(ISERROR([.W1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'file:///C:/Users/Txinto%20Vaz/Desktop/req_rees-core/uploading/RqUpload.ods'#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9];[.$H$3:.$H$1000];1;0)" office:value-type="string" office:string-value="" calcext:value-type="error">
            <text:p>#N/D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formula="of:=VLOOKUP([.$F129];[.$F$3:.$F128];1;0)" office:value-type="string" office:string-value="" calcext:value-type="error">
            <text:p>#N/D</text:p>
          </table:table-cell>
          <table:table-cell table:style-name="ce102" table:formula="of:=NOT(ISERROR([.U129]))" office:value-type="boolean" office:boolean-value="false" calcext:value-type="boolean">
            <text:p>FALSO</text:p>
          </table:table-cell>
          <table:table-cell table:formula="of:=VLOOKUP([.$F129];[.$F130:.$F$1000];1;0)" office:value-type="string" office:string-value="" calcext:value-type="error">
            <text:p>#N/D</text:p>
          </table:table-cell>
          <table:table-cell table:style-name="ce102" table:formula="of:=NOT(ISERROR([.W1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'file:///C:/Users/Txinto%20Vaz/Desktop/req_rees-core/uploading/RqUpload.ods'#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0];[.$H$3:.$H$1000];1;0)" office:value-type="string" office:string-value="" calcext:value-type="error">
            <text:p>#N/D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formula="of:=VLOOKUP([.$F130];[.$F$3:.$F129];1;0)" office:value-type="string" office:string-value="" calcext:value-type="error">
            <text:p>#N/D</text:p>
          </table:table-cell>
          <table:table-cell table:style-name="ce102" table:formula="of:=NOT(ISERROR([.U130]))" office:value-type="boolean" office:boolean-value="false" calcext:value-type="boolean">
            <text:p>FALSO</text:p>
          </table:table-cell>
          <table:table-cell table:formula="of:=VLOOKUP([.$F130];[.$F131:.$F$1000];1;0)" office:value-type="string" office:string-value="" calcext:value-type="error">
            <text:p>#N/D</text:p>
          </table:table-cell>
          <table:table-cell table:style-name="ce102" table:formula="of:=NOT(ISERROR([.W1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'file:///C:/Users/Txinto%20Vaz/Desktop/req_rees-core/uploading/RqUpload.ods'#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1];[.$H$3:.$H$1000];1;0)" office:value-type="string" office:string-value="" calcext:value-type="error">
            <text:p>#N/D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formula="of:=VLOOKUP([.$F131];[.$F$3:.$F130];1;0)" office:value-type="string" office:string-value="" calcext:value-type="error">
            <text:p>#N/D</text:p>
          </table:table-cell>
          <table:table-cell table:style-name="ce102" table:formula="of:=NOT(ISERROR([.U131]))" office:value-type="boolean" office:boolean-value="false" calcext:value-type="boolean">
            <text:p>FALSO</text:p>
          </table:table-cell>
          <table:table-cell table:formula="of:=VLOOKUP([.$F131];[.$F132:.$F$1000];1;0)" office:value-type="string" office:string-value="" calcext:value-type="error">
            <text:p>#N/D</text:p>
          </table:table-cell>
          <table:table-cell table:style-name="ce102" table:formula="of:=NOT(ISERROR([.W1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'file:///C:/Users/Txinto%20Vaz/Desktop/req_rees-core/uploading/RqUpload.ods'#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2];[.$H$3:.$H$1000];1;0)" office:value-type="string" office:string-value="" calcext:value-type="error">
            <text:p>#N/D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formula="of:=VLOOKUP([.$F132];[.$F$3:.$F131];1;0)" office:value-type="string" office:string-value="" calcext:value-type="error">
            <text:p>#N/D</text:p>
          </table:table-cell>
          <table:table-cell table:style-name="ce102" table:formula="of:=NOT(ISERROR([.U132]))" office:value-type="boolean" office:boolean-value="false" calcext:value-type="boolean">
            <text:p>FALSO</text:p>
          </table:table-cell>
          <table:table-cell table:formula="of:=VLOOKUP([.$F132];[.$F133:.$F$1000];1;0)" office:value-type="string" office:string-value="" calcext:value-type="error">
            <text:p>#N/D</text:p>
          </table:table-cell>
          <table:table-cell table:style-name="ce102" table:formula="of:=NOT(ISERROR([.W1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'file:///C:/Users/Txinto%20Vaz/Desktop/req_rees-core/uploading/RqUpload.ods'#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3];[.$H$3:.$H$1000];1;0)" office:value-type="string" office:string-value="" calcext:value-type="error">
            <text:p>#N/D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formula="of:=VLOOKUP([.$F133];[.$F$3:.$F132];1;0)" office:value-type="string" office:string-value="" calcext:value-type="error">
            <text:p>#N/D</text:p>
          </table:table-cell>
          <table:table-cell table:style-name="ce102" table:formula="of:=NOT(ISERROR([.U133]))" office:value-type="boolean" office:boolean-value="false" calcext:value-type="boolean">
            <text:p>FALSO</text:p>
          </table:table-cell>
          <table:table-cell table:formula="of:=VLOOKUP([.$F133];[.$F134:.$F$1000];1;0)" office:value-type="string" office:string-value="" calcext:value-type="error">
            <text:p>#N/D</text:p>
          </table:table-cell>
          <table:table-cell table:style-name="ce102" table:formula="of:=NOT(ISERROR([.W1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'file:///C:/Users/Txinto%20Vaz/Desktop/req_rees-core/uploading/RqUpload.ods'#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4];[.$H$3:.$H$1000];1;0)" office:value-type="string" office:string-value="" calcext:value-type="error">
            <text:p>#N/D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formula="of:=VLOOKUP([.$F134];[.$F$3:.$F133];1;0)" office:value-type="string" office:string-value="" calcext:value-type="error">
            <text:p>#N/D</text:p>
          </table:table-cell>
          <table:table-cell table:style-name="ce102" table:formula="of:=NOT(ISERROR([.U134]))" office:value-type="boolean" office:boolean-value="false" calcext:value-type="boolean">
            <text:p>FALSO</text:p>
          </table:table-cell>
          <table:table-cell table:formula="of:=VLOOKUP([.$F134];[.$F135:.$F$1000];1;0)" office:value-type="string" office:string-value="" calcext:value-type="error">
            <text:p>#N/D</text:p>
          </table:table-cell>
          <table:table-cell table:style-name="ce102" table:formula="of:=NOT(ISERROR([.W1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'file:///C:/Users/Txinto%20Vaz/Desktop/req_rees-core/uploading/RqUpload.ods'#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5];[.$H$3:.$H$1000];1;0)" office:value-type="string" office:string-value="" calcext:value-type="error">
            <text:p>#N/D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formula="of:=VLOOKUP([.$F135];[.$F$3:.$F134];1;0)" office:value-type="string" office:string-value="" calcext:value-type="error">
            <text:p>#N/D</text:p>
          </table:table-cell>
          <table:table-cell table:style-name="ce102" table:formula="of:=NOT(ISERROR([.U135]))" office:value-type="boolean" office:boolean-value="false" calcext:value-type="boolean">
            <text:p>FALSO</text:p>
          </table:table-cell>
          <table:table-cell table:formula="of:=VLOOKUP([.$F135];[.$F136:.$F$1000];1;0)" office:value-type="string" office:string-value="" calcext:value-type="error">
            <text:p>#N/D</text:p>
          </table:table-cell>
          <table:table-cell table:style-name="ce102" table:formula="of:=NOT(ISERROR([.W1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'file:///C:/Users/Txinto%20Vaz/Desktop/req_rees-core/uploading/RqUpload.ods'#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6];[.$H$3:.$H$1000];1;0)" office:value-type="string" office:string-value="" calcext:value-type="error">
            <text:p>#N/D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formula="of:=VLOOKUP([.$F136];[.$F$3:.$F135];1;0)" office:value-type="string" office:string-value="" calcext:value-type="error">
            <text:p>#N/D</text:p>
          </table:table-cell>
          <table:table-cell table:style-name="ce102" table:formula="of:=NOT(ISERROR([.U136]))" office:value-type="boolean" office:boolean-value="false" calcext:value-type="boolean">
            <text:p>FALSO</text:p>
          </table:table-cell>
          <table:table-cell table:formula="of:=VLOOKUP([.$F136];[.$F137:.$F$1000];1;0)" office:value-type="string" office:string-value="" calcext:value-type="error">
            <text:p>#N/D</text:p>
          </table:table-cell>
          <table:table-cell table:style-name="ce102" table:formula="of:=NOT(ISERROR([.W1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'file:///C:/Users/Txinto%20Vaz/Desktop/req_rees-core/uploading/RqUpload.ods'#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7];[.$H$3:.$H$1000];1;0)" office:value-type="string" office:string-value="" calcext:value-type="error">
            <text:p>#N/D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formula="of:=VLOOKUP([.$F137];[.$F$3:.$F136];1;0)" office:value-type="string" office:string-value="" calcext:value-type="error">
            <text:p>#N/D</text:p>
          </table:table-cell>
          <table:table-cell table:style-name="ce102" table:formula="of:=NOT(ISERROR([.U137]))" office:value-type="boolean" office:boolean-value="false" calcext:value-type="boolean">
            <text:p>FALSO</text:p>
          </table:table-cell>
          <table:table-cell table:formula="of:=VLOOKUP([.$F137];[.$F138:.$F$1000];1;0)" office:value-type="string" office:string-value="" calcext:value-type="error">
            <text:p>#N/D</text:p>
          </table:table-cell>
          <table:table-cell table:style-name="ce102" table:formula="of:=NOT(ISERROR([.W1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'file:///C:/Users/Txinto%20Vaz/Desktop/req_rees-core/uploading/RqUpload.ods'#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8];[.$H$3:.$H$1000];1;0)" office:value-type="string" office:string-value="" calcext:value-type="error">
            <text:p>#N/D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formula="of:=VLOOKUP([.$F138];[.$F$3:.$F137];1;0)" office:value-type="string" office:string-value="" calcext:value-type="error">
            <text:p>#N/D</text:p>
          </table:table-cell>
          <table:table-cell table:style-name="ce102" table:formula="of:=NOT(ISERROR([.U138]))" office:value-type="boolean" office:boolean-value="false" calcext:value-type="boolean">
            <text:p>FALSO</text:p>
          </table:table-cell>
          <table:table-cell table:formula="of:=VLOOKUP([.$F138];[.$F139:.$F$1000];1;0)" office:value-type="string" office:string-value="" calcext:value-type="error">
            <text:p>#N/D</text:p>
          </table:table-cell>
          <table:table-cell table:style-name="ce102" table:formula="of:=NOT(ISERROR([.W1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'file:///C:/Users/Txinto%20Vaz/Desktop/req_rees-core/uploading/RqUpload.ods'#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9];[.$H$3:.$H$1000];1;0)" office:value-type="string" office:string-value="" calcext:value-type="error">
            <text:p>#N/D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formula="of:=VLOOKUP([.$F139];[.$F$3:.$F138];1;0)" office:value-type="string" office:string-value="" calcext:value-type="error">
            <text:p>#N/D</text:p>
          </table:table-cell>
          <table:table-cell table:style-name="ce102" table:formula="of:=NOT(ISERROR([.U139]))" office:value-type="boolean" office:boolean-value="false" calcext:value-type="boolean">
            <text:p>FALSO</text:p>
          </table:table-cell>
          <table:table-cell table:formula="of:=VLOOKUP([.$F139];[.$F140:.$F$1000];1;0)" office:value-type="string" office:string-value="" calcext:value-type="error">
            <text:p>#N/D</text:p>
          </table:table-cell>
          <table:table-cell table:style-name="ce102" table:formula="of:=NOT(ISERROR([.W1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'file:///C:/Users/Txinto%20Vaz/Desktop/req_rees-core/uploading/RqUpload.ods'#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0];[.$H$3:.$H$1000];1;0)" office:value-type="string" office:string-value="" calcext:value-type="error">
            <text:p>#N/D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formula="of:=VLOOKUP([.$F140];[.$F$3:.$F139];1;0)" office:value-type="string" office:string-value="" calcext:value-type="error">
            <text:p>#N/D</text:p>
          </table:table-cell>
          <table:table-cell table:style-name="ce102" table:formula="of:=NOT(ISERROR([.U140]))" office:value-type="boolean" office:boolean-value="false" calcext:value-type="boolean">
            <text:p>FALSO</text:p>
          </table:table-cell>
          <table:table-cell table:formula="of:=VLOOKUP([.$F140];[.$F141:.$F$1000];1;0)" office:value-type="string" office:string-value="" calcext:value-type="error">
            <text:p>#N/D</text:p>
          </table:table-cell>
          <table:table-cell table:style-name="ce102" table:formula="of:=NOT(ISERROR([.W1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'file:///C:/Users/Txinto%20Vaz/Desktop/req_rees-core/uploading/RqUpload.ods'#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1];[.$H$3:.$H$1000];1;0)" office:value-type="string" office:string-value="" calcext:value-type="error">
            <text:p>#N/D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formula="of:=VLOOKUP([.$F141];[.$F$3:.$F140];1;0)" office:value-type="string" office:string-value="" calcext:value-type="error">
            <text:p>#N/D</text:p>
          </table:table-cell>
          <table:table-cell table:style-name="ce102" table:formula="of:=NOT(ISERROR([.U141]))" office:value-type="boolean" office:boolean-value="false" calcext:value-type="boolean">
            <text:p>FALSO</text:p>
          </table:table-cell>
          <table:table-cell table:formula="of:=VLOOKUP([.$F141];[.$F142:.$F$1000];1;0)" office:value-type="string" office:string-value="" calcext:value-type="error">
            <text:p>#N/D</text:p>
          </table:table-cell>
          <table:table-cell table:style-name="ce102" table:formula="of:=NOT(ISERROR([.W1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'file:///C:/Users/Txinto%20Vaz/Desktop/req_rees-core/uploading/RqUpload.ods'#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2];[.$H$3:.$H$1000];1;0)" office:value-type="string" office:string-value="" calcext:value-type="error">
            <text:p>#N/D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formula="of:=VLOOKUP([.$F142];[.$F$3:.$F141];1;0)" office:value-type="string" office:string-value="" calcext:value-type="error">
            <text:p>#N/D</text:p>
          </table:table-cell>
          <table:table-cell table:style-name="ce102" table:formula="of:=NOT(ISERROR([.U142]))" office:value-type="boolean" office:boolean-value="false" calcext:value-type="boolean">
            <text:p>FALSO</text:p>
          </table:table-cell>
          <table:table-cell table:formula="of:=VLOOKUP([.$F142];[.$F143:.$F$1000];1;0)" office:value-type="string" office:string-value="" calcext:value-type="error">
            <text:p>#N/D</text:p>
          </table:table-cell>
          <table:table-cell table:style-name="ce102" table:formula="of:=NOT(ISERROR([.W1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'file:///C:/Users/Txinto%20Vaz/Desktop/req_rees-core/uploading/RqUpload.ods'#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3];[.$H$3:.$H$1000];1;0)" office:value-type="string" office:string-value="" calcext:value-type="error">
            <text:p>#N/D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formula="of:=VLOOKUP([.$F143];[.$F$3:.$F142];1;0)" office:value-type="string" office:string-value="" calcext:value-type="error">
            <text:p>#N/D</text:p>
          </table:table-cell>
          <table:table-cell table:style-name="ce102" table:formula="of:=NOT(ISERROR([.U143]))" office:value-type="boolean" office:boolean-value="false" calcext:value-type="boolean">
            <text:p>FALSO</text:p>
          </table:table-cell>
          <table:table-cell table:formula="of:=VLOOKUP([.$F143];[.$F144:.$F$1000];1;0)" office:value-type="string" office:string-value="" calcext:value-type="error">
            <text:p>#N/D</text:p>
          </table:table-cell>
          <table:table-cell table:style-name="ce102" table:formula="of:=NOT(ISERROR([.W1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'file:///C:/Users/Txinto%20Vaz/Desktop/req_rees-core/uploading/RqUpload.ods'#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4];[.$H$3:.$H$1000];1;0)" office:value-type="string" office:string-value="" calcext:value-type="error">
            <text:p>#N/D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formula="of:=VLOOKUP([.$F144];[.$F$3:.$F143];1;0)" office:value-type="string" office:string-value="" calcext:value-type="error">
            <text:p>#N/D</text:p>
          </table:table-cell>
          <table:table-cell table:style-name="ce102" table:formula="of:=NOT(ISERROR([.U144]))" office:value-type="boolean" office:boolean-value="false" calcext:value-type="boolean">
            <text:p>FALSO</text:p>
          </table:table-cell>
          <table:table-cell table:formula="of:=VLOOKUP([.$F144];[.$F145:.$F$1000];1;0)" office:value-type="string" office:string-value="" calcext:value-type="error">
            <text:p>#N/D</text:p>
          </table:table-cell>
          <table:table-cell table:style-name="ce102" table:formula="of:=NOT(ISERROR([.W1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'file:///C:/Users/Txinto%20Vaz/Desktop/req_rees-core/uploading/RqUpload.ods'#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5];[.$H$3:.$H$1000];1;0)" office:value-type="string" office:string-value="" calcext:value-type="error">
            <text:p>#N/D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formula="of:=VLOOKUP([.$F145];[.$F$3:.$F144];1;0)" office:value-type="string" office:string-value="" calcext:value-type="error">
            <text:p>#N/D</text:p>
          </table:table-cell>
          <table:table-cell table:style-name="ce102" table:formula="of:=NOT(ISERROR([.U145]))" office:value-type="boolean" office:boolean-value="false" calcext:value-type="boolean">
            <text:p>FALSO</text:p>
          </table:table-cell>
          <table:table-cell table:formula="of:=VLOOKUP([.$F145];[.$F146:.$F$1000];1;0)" office:value-type="string" office:string-value="" calcext:value-type="error">
            <text:p>#N/D</text:p>
          </table:table-cell>
          <table:table-cell table:style-name="ce102" table:formula="of:=NOT(ISERROR([.W1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'file:///C:/Users/Txinto%20Vaz/Desktop/req_rees-core/uploading/RqUpload.ods'#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6];[.$H$3:.$H$1000];1;0)" office:value-type="string" office:string-value="" calcext:value-type="error">
            <text:p>#N/D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formula="of:=VLOOKUP([.$F146];[.$F$3:.$F145];1;0)" office:value-type="string" office:string-value="" calcext:value-type="error">
            <text:p>#N/D</text:p>
          </table:table-cell>
          <table:table-cell table:style-name="ce102" table:formula="of:=NOT(ISERROR([.U146]))" office:value-type="boolean" office:boolean-value="false" calcext:value-type="boolean">
            <text:p>FALSO</text:p>
          </table:table-cell>
          <table:table-cell table:formula="of:=VLOOKUP([.$F146];[.$F147:.$F$1000];1;0)" office:value-type="string" office:string-value="" calcext:value-type="error">
            <text:p>#N/D</text:p>
          </table:table-cell>
          <table:table-cell table:style-name="ce102" table:formula="of:=NOT(ISERROR([.W1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'file:///C:/Users/Txinto%20Vaz/Desktop/req_rees-core/uploading/RqUpload.ods'#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7];[.$H$3:.$H$1000];1;0)" office:value-type="string" office:string-value="" calcext:value-type="error">
            <text:p>#N/D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formula="of:=VLOOKUP([.$F147];[.$F$3:.$F146];1;0)" office:value-type="string" office:string-value="" calcext:value-type="error">
            <text:p>#N/D</text:p>
          </table:table-cell>
          <table:table-cell table:style-name="ce102" table:formula="of:=NOT(ISERROR([.U147]))" office:value-type="boolean" office:boolean-value="false" calcext:value-type="boolean">
            <text:p>FALSO</text:p>
          </table:table-cell>
          <table:table-cell table:formula="of:=VLOOKUP([.$F147];[.$F148:.$F$1000];1;0)" office:value-type="string" office:string-value="" calcext:value-type="error">
            <text:p>#N/D</text:p>
          </table:table-cell>
          <table:table-cell table:style-name="ce102" table:formula="of:=NOT(ISERROR([.W1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'file:///C:/Users/Txinto%20Vaz/Desktop/req_rees-core/uploading/RqUpload.ods'#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8];[.$H$3:.$H$1000];1;0)" office:value-type="string" office:string-value="" calcext:value-type="error">
            <text:p>#N/D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formula="of:=VLOOKUP([.$F148];[.$F$3:.$F147];1;0)" office:value-type="string" office:string-value="" calcext:value-type="error">
            <text:p>#N/D</text:p>
          </table:table-cell>
          <table:table-cell table:style-name="ce102" table:formula="of:=NOT(ISERROR([.U148]))" office:value-type="boolean" office:boolean-value="false" calcext:value-type="boolean">
            <text:p>FALSO</text:p>
          </table:table-cell>
          <table:table-cell table:formula="of:=VLOOKUP([.$F148];[.$F149:.$F$1000];1;0)" office:value-type="string" office:string-value="" calcext:value-type="error">
            <text:p>#N/D</text:p>
          </table:table-cell>
          <table:table-cell table:style-name="ce102" table:formula="of:=NOT(ISERROR([.W1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'file:///C:/Users/Txinto%20Vaz/Desktop/req_rees-core/uploading/RqUpload.ods'#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9];[.$H$3:.$H$1000];1;0)" office:value-type="string" office:string-value="" calcext:value-type="error">
            <text:p>#N/D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formula="of:=VLOOKUP([.$F149];[.$F$3:.$F148];1;0)" office:value-type="string" office:string-value="" calcext:value-type="error">
            <text:p>#N/D</text:p>
          </table:table-cell>
          <table:table-cell table:style-name="ce102" table:formula="of:=NOT(ISERROR([.U149]))" office:value-type="boolean" office:boolean-value="false" calcext:value-type="boolean">
            <text:p>FALSO</text:p>
          </table:table-cell>
          <table:table-cell table:formula="of:=VLOOKUP([.$F149];[.$F150:.$F$1000];1;0)" office:value-type="string" office:string-value="" calcext:value-type="error">
            <text:p>#N/D</text:p>
          </table:table-cell>
          <table:table-cell table:style-name="ce102" table:formula="of:=NOT(ISERROR([.W1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'file:///C:/Users/Txinto%20Vaz/Desktop/req_rees-core/uploading/RqUpload.ods'#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0];[.$H$3:.$H$1000];1;0)" office:value-type="string" office:string-value="" calcext:value-type="error">
            <text:p>#N/D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formula="of:=VLOOKUP([.$F150];[.$F$3:.$F149];1;0)" office:value-type="string" office:string-value="" calcext:value-type="error">
            <text:p>#N/D</text:p>
          </table:table-cell>
          <table:table-cell table:style-name="ce102" table:formula="of:=NOT(ISERROR([.U150]))" office:value-type="boolean" office:boolean-value="false" calcext:value-type="boolean">
            <text:p>FALSO</text:p>
          </table:table-cell>
          <table:table-cell table:formula="of:=VLOOKUP([.$F150];[.$F151:.$F$1000];1;0)" office:value-type="string" office:string-value="" calcext:value-type="error">
            <text:p>#N/D</text:p>
          </table:table-cell>
          <table:table-cell table:style-name="ce102" table:formula="of:=NOT(ISERROR([.W1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'file:///C:/Users/Txinto%20Vaz/Desktop/req_rees-core/uploading/RqUpload.ods'#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1];[.$H$3:.$H$1000];1;0)" office:value-type="string" office:string-value="" calcext:value-type="error">
            <text:p>#N/D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formula="of:=VLOOKUP([.$F151];[.$F$3:.$F150];1;0)" office:value-type="string" office:string-value="" calcext:value-type="error">
            <text:p>#N/D</text:p>
          </table:table-cell>
          <table:table-cell table:style-name="ce102" table:formula="of:=NOT(ISERROR([.U151]))" office:value-type="boolean" office:boolean-value="false" calcext:value-type="boolean">
            <text:p>FALSO</text:p>
          </table:table-cell>
          <table:table-cell table:formula="of:=VLOOKUP([.$F151];[.$F152:.$F$1000];1;0)" office:value-type="string" office:string-value="" calcext:value-type="error">
            <text:p>#N/D</text:p>
          </table:table-cell>
          <table:table-cell table:style-name="ce102" table:formula="of:=NOT(ISERROR([.W1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'file:///C:/Users/Txinto%20Vaz/Desktop/req_rees-core/uploading/RqUpload.ods'#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2];[.$H$3:.$H$1000];1;0)" office:value-type="string" office:string-value="" calcext:value-type="error">
            <text:p>#N/D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formula="of:=VLOOKUP([.$F152];[.$F$3:.$F151];1;0)" office:value-type="string" office:string-value="" calcext:value-type="error">
            <text:p>#N/D</text:p>
          </table:table-cell>
          <table:table-cell table:style-name="ce102" table:formula="of:=NOT(ISERROR([.U152]))" office:value-type="boolean" office:boolean-value="false" calcext:value-type="boolean">
            <text:p>FALSO</text:p>
          </table:table-cell>
          <table:table-cell table:formula="of:=VLOOKUP([.$F152];[.$F153:.$F$1000];1;0)" office:value-type="string" office:string-value="" calcext:value-type="error">
            <text:p>#N/D</text:p>
          </table:table-cell>
          <table:table-cell table:style-name="ce102" table:formula="of:=NOT(ISERROR([.W1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'file:///C:/Users/Txinto%20Vaz/Desktop/req_rees-core/uploading/RqUpload.ods'#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3];[.$H$3:.$H$1000];1;0)" office:value-type="string" office:string-value="" calcext:value-type="error">
            <text:p>#N/D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formula="of:=VLOOKUP([.$F153];[.$F$3:.$F152];1;0)" office:value-type="string" office:string-value="" calcext:value-type="error">
            <text:p>#N/D</text:p>
          </table:table-cell>
          <table:table-cell table:style-name="ce102" table:formula="of:=NOT(ISERROR([.U153]))" office:value-type="boolean" office:boolean-value="false" calcext:value-type="boolean">
            <text:p>FALSO</text:p>
          </table:table-cell>
          <table:table-cell table:formula="of:=VLOOKUP([.$F153];[.$F154:.$F$1000];1;0)" office:value-type="string" office:string-value="" calcext:value-type="error">
            <text:p>#N/D</text:p>
          </table:table-cell>
          <table:table-cell table:style-name="ce102" table:formula="of:=NOT(ISERROR([.W1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'file:///C:/Users/Txinto%20Vaz/Desktop/req_rees-core/uploading/RqUpload.ods'#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4];[.$H$3:.$H$1000];1;0)" office:value-type="string" office:string-value="" calcext:value-type="error">
            <text:p>#N/D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formula="of:=VLOOKUP([.$F154];[.$F$3:.$F153];1;0)" office:value-type="string" office:string-value="" calcext:value-type="error">
            <text:p>#N/D</text:p>
          </table:table-cell>
          <table:table-cell table:style-name="ce102" table:formula="of:=NOT(ISERROR([.U154]))" office:value-type="boolean" office:boolean-value="false" calcext:value-type="boolean">
            <text:p>FALSO</text:p>
          </table:table-cell>
          <table:table-cell table:formula="of:=VLOOKUP([.$F154];[.$F155:.$F$1000];1;0)" office:value-type="string" office:string-value="" calcext:value-type="error">
            <text:p>#N/D</text:p>
          </table:table-cell>
          <table:table-cell table:style-name="ce102" table:formula="of:=NOT(ISERROR([.W1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'file:///C:/Users/Txinto%20Vaz/Desktop/req_rees-core/uploading/RqUpload.ods'#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5];[.$H$3:.$H$1000];1;0)" office:value-type="string" office:string-value="" calcext:value-type="error">
            <text:p>#N/D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formula="of:=VLOOKUP([.$F155];[.$F$3:.$F154];1;0)" office:value-type="string" office:string-value="" calcext:value-type="error">
            <text:p>#N/D</text:p>
          </table:table-cell>
          <table:table-cell table:style-name="ce102" table:formula="of:=NOT(ISERROR([.U155]))" office:value-type="boolean" office:boolean-value="false" calcext:value-type="boolean">
            <text:p>FALSO</text:p>
          </table:table-cell>
          <table:table-cell table:formula="of:=VLOOKUP([.$F155];[.$F156:.$F$1000];1;0)" office:value-type="string" office:string-value="" calcext:value-type="error">
            <text:p>#N/D</text:p>
          </table:table-cell>
          <table:table-cell table:style-name="ce102" table:formula="of:=NOT(ISERROR([.W1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'file:///C:/Users/Txinto%20Vaz/Desktop/req_rees-core/uploading/RqUpload.ods'#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6];[.$H$3:.$H$1000];1;0)" office:value-type="string" office:string-value="" calcext:value-type="error">
            <text:p>#N/D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formula="of:=VLOOKUP([.$F156];[.$F$3:.$F155];1;0)" office:value-type="string" office:string-value="" calcext:value-type="error">
            <text:p>#N/D</text:p>
          </table:table-cell>
          <table:table-cell table:style-name="ce102" table:formula="of:=NOT(ISERROR([.U156]))" office:value-type="boolean" office:boolean-value="false" calcext:value-type="boolean">
            <text:p>FALSO</text:p>
          </table:table-cell>
          <table:table-cell table:formula="of:=VLOOKUP([.$F156];[.$F157:.$F$1000];1;0)" office:value-type="string" office:string-value="" calcext:value-type="error">
            <text:p>#N/D</text:p>
          </table:table-cell>
          <table:table-cell table:style-name="ce102" table:formula="of:=NOT(ISERROR([.W1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'file:///C:/Users/Txinto%20Vaz/Desktop/req_rees-core/uploading/RqUpload.ods'#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7];[.$H$3:.$H$1000];1;0)" office:value-type="string" office:string-value="" calcext:value-type="error">
            <text:p>#N/D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formula="of:=VLOOKUP([.$F157];[.$F$3:.$F156];1;0)" office:value-type="string" office:string-value="" calcext:value-type="error">
            <text:p>#N/D</text:p>
          </table:table-cell>
          <table:table-cell table:style-name="ce102" table:formula="of:=NOT(ISERROR([.U157]))" office:value-type="boolean" office:boolean-value="false" calcext:value-type="boolean">
            <text:p>FALSO</text:p>
          </table:table-cell>
          <table:table-cell table:formula="of:=VLOOKUP([.$F157];[.$F158:.$F$1000];1;0)" office:value-type="string" office:string-value="" calcext:value-type="error">
            <text:p>#N/D</text:p>
          </table:table-cell>
          <table:table-cell table:style-name="ce102" table:formula="of:=NOT(ISERROR([.W1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'file:///C:/Users/Txinto%20Vaz/Desktop/req_rees-core/uploading/RqUpload.ods'#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8];[.$H$3:.$H$1000];1;0)" office:value-type="string" office:string-value="" calcext:value-type="error">
            <text:p>#N/D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formula="of:=VLOOKUP([.$F158];[.$F$3:.$F157];1;0)" office:value-type="string" office:string-value="" calcext:value-type="error">
            <text:p>#N/D</text:p>
          </table:table-cell>
          <table:table-cell table:style-name="ce102" table:formula="of:=NOT(ISERROR([.U158]))" office:value-type="boolean" office:boolean-value="false" calcext:value-type="boolean">
            <text:p>FALSO</text:p>
          </table:table-cell>
          <table:table-cell table:formula="of:=VLOOKUP([.$F158];[.$F159:.$F$1000];1;0)" office:value-type="string" office:string-value="" calcext:value-type="error">
            <text:p>#N/D</text:p>
          </table:table-cell>
          <table:table-cell table:style-name="ce102" table:formula="of:=NOT(ISERROR([.W1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'file:///C:/Users/Txinto%20Vaz/Desktop/req_rees-core/uploading/RqUpload.ods'#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9];[.$H$3:.$H$1000];1;0)" office:value-type="string" office:string-value="" calcext:value-type="error">
            <text:p>#N/D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formula="of:=VLOOKUP([.$F159];[.$F$3:.$F158];1;0)" office:value-type="string" office:string-value="" calcext:value-type="error">
            <text:p>#N/D</text:p>
          </table:table-cell>
          <table:table-cell table:style-name="ce102" table:formula="of:=NOT(ISERROR([.U159]))" office:value-type="boolean" office:boolean-value="false" calcext:value-type="boolean">
            <text:p>FALSO</text:p>
          </table:table-cell>
          <table:table-cell table:formula="of:=VLOOKUP([.$F159];[.$F160:.$F$1000];1;0)" office:value-type="string" office:string-value="" calcext:value-type="error">
            <text:p>#N/D</text:p>
          </table:table-cell>
          <table:table-cell table:style-name="ce102" table:formula="of:=NOT(ISERROR([.W1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'file:///C:/Users/Txinto%20Vaz/Desktop/req_rees-core/uploading/RqUpload.ods'#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0];[.$H$3:.$H$1000];1;0)" office:value-type="string" office:string-value="" calcext:value-type="error">
            <text:p>#N/D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formula="of:=VLOOKUP([.$F160];[.$F$3:.$F159];1;0)" office:value-type="string" office:string-value="" calcext:value-type="error">
            <text:p>#N/D</text:p>
          </table:table-cell>
          <table:table-cell table:style-name="ce102" table:formula="of:=NOT(ISERROR([.U160]))" office:value-type="boolean" office:boolean-value="false" calcext:value-type="boolean">
            <text:p>FALSO</text:p>
          </table:table-cell>
          <table:table-cell table:formula="of:=VLOOKUP([.$F160];[.$F161:.$F$1000];1;0)" office:value-type="string" office:string-value="" calcext:value-type="error">
            <text:p>#N/D</text:p>
          </table:table-cell>
          <table:table-cell table:style-name="ce102" table:formula="of:=NOT(ISERROR([.W1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'file:///C:/Users/Txinto%20Vaz/Desktop/req_rees-core/uploading/RqUpload.ods'#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1];[.$H$3:.$H$1000];1;0)" office:value-type="string" office:string-value="" calcext:value-type="error">
            <text:p>#N/D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formula="of:=VLOOKUP([.$F161];[.$F$3:.$F160];1;0)" office:value-type="string" office:string-value="" calcext:value-type="error">
            <text:p>#N/D</text:p>
          </table:table-cell>
          <table:table-cell table:style-name="ce102" table:formula="of:=NOT(ISERROR([.U161]))" office:value-type="boolean" office:boolean-value="false" calcext:value-type="boolean">
            <text:p>FALSO</text:p>
          </table:table-cell>
          <table:table-cell table:formula="of:=VLOOKUP([.$F161];[.$F162:.$F$1000];1;0)" office:value-type="string" office:string-value="" calcext:value-type="error">
            <text:p>#N/D</text:p>
          </table:table-cell>
          <table:table-cell table:style-name="ce102" table:formula="of:=NOT(ISERROR([.W1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'file:///C:/Users/Txinto%20Vaz/Desktop/req_rees-core/uploading/RqUpload.ods'#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2];[.$H$3:.$H$1000];1;0)" office:value-type="string" office:string-value="" calcext:value-type="error">
            <text:p>#N/D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formula="of:=VLOOKUP([.$F162];[.$F$3:.$F161];1;0)" office:value-type="string" office:string-value="" calcext:value-type="error">
            <text:p>#N/D</text:p>
          </table:table-cell>
          <table:table-cell table:style-name="ce102" table:formula="of:=NOT(ISERROR([.U162]))" office:value-type="boolean" office:boolean-value="false" calcext:value-type="boolean">
            <text:p>FALSO</text:p>
          </table:table-cell>
          <table:table-cell table:formula="of:=VLOOKUP([.$F162];[.$F163:.$F$1000];1;0)" office:value-type="string" office:string-value="" calcext:value-type="error">
            <text:p>#N/D</text:p>
          </table:table-cell>
          <table:table-cell table:style-name="ce102" table:formula="of:=NOT(ISERROR([.W1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'file:///C:/Users/Txinto%20Vaz/Desktop/req_rees-core/uploading/RqUpload.ods'#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3];[.$H$3:.$H$1000];1;0)" office:value-type="string" office:string-value="" calcext:value-type="error">
            <text:p>#N/D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formula="of:=VLOOKUP([.$F163];[.$F$3:.$F162];1;0)" office:value-type="string" office:string-value="" calcext:value-type="error">
            <text:p>#N/D</text:p>
          </table:table-cell>
          <table:table-cell table:style-name="ce102" table:formula="of:=NOT(ISERROR([.U163]))" office:value-type="boolean" office:boolean-value="false" calcext:value-type="boolean">
            <text:p>FALSO</text:p>
          </table:table-cell>
          <table:table-cell table:formula="of:=VLOOKUP([.$F163];[.$F164:.$F$1000];1;0)" office:value-type="string" office:string-value="" calcext:value-type="error">
            <text:p>#N/D</text:p>
          </table:table-cell>
          <table:table-cell table:style-name="ce102" table:formula="of:=NOT(ISERROR([.W1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'file:///C:/Users/Txinto%20Vaz/Desktop/req_rees-core/uploading/RqUpload.ods'#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4];[.$H$3:.$H$1000];1;0)" office:value-type="string" office:string-value="" calcext:value-type="error">
            <text:p>#N/D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formula="of:=VLOOKUP([.$F164];[.$F$3:.$F163];1;0)" office:value-type="string" office:string-value="" calcext:value-type="error">
            <text:p>#N/D</text:p>
          </table:table-cell>
          <table:table-cell table:style-name="ce102" table:formula="of:=NOT(ISERROR([.U164]))" office:value-type="boolean" office:boolean-value="false" calcext:value-type="boolean">
            <text:p>FALSO</text:p>
          </table:table-cell>
          <table:table-cell table:formula="of:=VLOOKUP([.$F164];[.$F165:.$F$1000];1;0)" office:value-type="string" office:string-value="" calcext:value-type="error">
            <text:p>#N/D</text:p>
          </table:table-cell>
          <table:table-cell table:style-name="ce102" table:formula="of:=NOT(ISERROR([.W1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'file:///C:/Users/Txinto%20Vaz/Desktop/req_rees-core/uploading/RqUpload.ods'#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5];[.$H$3:.$H$1000];1;0)" office:value-type="string" office:string-value="" calcext:value-type="error">
            <text:p>#N/D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formula="of:=VLOOKUP([.$F165];[.$F$3:.$F164];1;0)" office:value-type="string" office:string-value="" calcext:value-type="error">
            <text:p>#N/D</text:p>
          </table:table-cell>
          <table:table-cell table:style-name="ce102" table:formula="of:=NOT(ISERROR([.U165]))" office:value-type="boolean" office:boolean-value="false" calcext:value-type="boolean">
            <text:p>FALSO</text:p>
          </table:table-cell>
          <table:table-cell table:formula="of:=VLOOKUP([.$F165];[.$F166:.$F$1000];1;0)" office:value-type="string" office:string-value="" calcext:value-type="error">
            <text:p>#N/D</text:p>
          </table:table-cell>
          <table:table-cell table:style-name="ce102" table:formula="of:=NOT(ISERROR([.W1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'file:///C:/Users/Txinto%20Vaz/Desktop/req_rees-core/uploading/RqUpload.ods'#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6];[.$H$3:.$H$1000];1;0)" office:value-type="string" office:string-value="" calcext:value-type="error">
            <text:p>#N/D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formula="of:=VLOOKUP([.$F166];[.$F$3:.$F165];1;0)" office:value-type="string" office:string-value="" calcext:value-type="error">
            <text:p>#N/D</text:p>
          </table:table-cell>
          <table:table-cell table:style-name="ce102" table:formula="of:=NOT(ISERROR([.U166]))" office:value-type="boolean" office:boolean-value="false" calcext:value-type="boolean">
            <text:p>FALSO</text:p>
          </table:table-cell>
          <table:table-cell table:formula="of:=VLOOKUP([.$F166];[.$F167:.$F$1000];1;0)" office:value-type="string" office:string-value="" calcext:value-type="error">
            <text:p>#N/D</text:p>
          </table:table-cell>
          <table:table-cell table:style-name="ce102" table:formula="of:=NOT(ISERROR([.W1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'file:///C:/Users/Txinto%20Vaz/Desktop/req_rees-core/uploading/RqUpload.ods'#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7];[.$H$3:.$H$1000];1;0)" office:value-type="string" office:string-value="" calcext:value-type="error">
            <text:p>#N/D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formula="of:=VLOOKUP([.$F167];[.$F$3:.$F166];1;0)" office:value-type="string" office:string-value="" calcext:value-type="error">
            <text:p>#N/D</text:p>
          </table:table-cell>
          <table:table-cell table:style-name="ce102" table:formula="of:=NOT(ISERROR([.U167]))" office:value-type="boolean" office:boolean-value="false" calcext:value-type="boolean">
            <text:p>FALSO</text:p>
          </table:table-cell>
          <table:table-cell table:formula="of:=VLOOKUP([.$F167];[.$F168:.$F$1000];1;0)" office:value-type="string" office:string-value="" calcext:value-type="error">
            <text:p>#N/D</text:p>
          </table:table-cell>
          <table:table-cell table:style-name="ce102" table:formula="of:=NOT(ISERROR([.W1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'file:///C:/Users/Txinto%20Vaz/Desktop/req_rees-core/uploading/RqUpload.ods'#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8];[.$H$3:.$H$1000];1;0)" office:value-type="string" office:string-value="" calcext:value-type="error">
            <text:p>#N/D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formula="of:=VLOOKUP([.$F168];[.$F$3:.$F167];1;0)" office:value-type="string" office:string-value="" calcext:value-type="error">
            <text:p>#N/D</text:p>
          </table:table-cell>
          <table:table-cell table:style-name="ce102" table:formula="of:=NOT(ISERROR([.U168]))" office:value-type="boolean" office:boolean-value="false" calcext:value-type="boolean">
            <text:p>FALSO</text:p>
          </table:table-cell>
          <table:table-cell table:formula="of:=VLOOKUP([.$F168];[.$F169:.$F$1000];1;0)" office:value-type="string" office:string-value="" calcext:value-type="error">
            <text:p>#N/D</text:p>
          </table:table-cell>
          <table:table-cell table:style-name="ce102" table:formula="of:=NOT(ISERROR([.W1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'file:///C:/Users/Txinto%20Vaz/Desktop/req_rees-core/uploading/RqUpload.ods'#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9];[.$H$3:.$H$1000];1;0)" office:value-type="string" office:string-value="" calcext:value-type="error">
            <text:p>#N/D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formula="of:=VLOOKUP([.$F169];[.$F$3:.$F168];1;0)" office:value-type="string" office:string-value="" calcext:value-type="error">
            <text:p>#N/D</text:p>
          </table:table-cell>
          <table:table-cell table:style-name="ce102" table:formula="of:=NOT(ISERROR([.U169]))" office:value-type="boolean" office:boolean-value="false" calcext:value-type="boolean">
            <text:p>FALSO</text:p>
          </table:table-cell>
          <table:table-cell table:formula="of:=VLOOKUP([.$F169];[.$F170:.$F$1000];1;0)" office:value-type="string" office:string-value="" calcext:value-type="error">
            <text:p>#N/D</text:p>
          </table:table-cell>
          <table:table-cell table:style-name="ce102" table:formula="of:=NOT(ISERROR([.W1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'file:///C:/Users/Txinto%20Vaz/Desktop/req_rees-core/uploading/RqUpload.ods'#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0];[.$H$3:.$H$1000];1;0)" office:value-type="string" office:string-value="" calcext:value-type="error">
            <text:p>#N/D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formula="of:=VLOOKUP([.$F170];[.$F$3:.$F169];1;0)" office:value-type="string" office:string-value="" calcext:value-type="error">
            <text:p>#N/D</text:p>
          </table:table-cell>
          <table:table-cell table:style-name="ce102" table:formula="of:=NOT(ISERROR([.U170]))" office:value-type="boolean" office:boolean-value="false" calcext:value-type="boolean">
            <text:p>FALSO</text:p>
          </table:table-cell>
          <table:table-cell table:formula="of:=VLOOKUP([.$F170];[.$F171:.$F$1000];1;0)" office:value-type="string" office:string-value="" calcext:value-type="error">
            <text:p>#N/D</text:p>
          </table:table-cell>
          <table:table-cell table:style-name="ce102" table:formula="of:=NOT(ISERROR([.W1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'file:///C:/Users/Txinto%20Vaz/Desktop/req_rees-core/uploading/RqUpload.ods'#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1];[.$H$3:.$H$1000];1;0)" office:value-type="string" office:string-value="" calcext:value-type="error">
            <text:p>#N/D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formula="of:=VLOOKUP([.$F171];[.$F$3:.$F170];1;0)" office:value-type="string" office:string-value="" calcext:value-type="error">
            <text:p>#N/D</text:p>
          </table:table-cell>
          <table:table-cell table:style-name="ce102" table:formula="of:=NOT(ISERROR([.U171]))" office:value-type="boolean" office:boolean-value="false" calcext:value-type="boolean">
            <text:p>FALSO</text:p>
          </table:table-cell>
          <table:table-cell table:formula="of:=VLOOKUP([.$F171];[.$F172:.$F$1000];1;0)" office:value-type="string" office:string-value="" calcext:value-type="error">
            <text:p>#N/D</text:p>
          </table:table-cell>
          <table:table-cell table:style-name="ce102" table:formula="of:=NOT(ISERROR([.W1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'file:///C:/Users/Txinto%20Vaz/Desktop/req_rees-core/uploading/RqUpload.ods'#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2];[.$H$3:.$H$1000];1;0)" office:value-type="string" office:string-value="" calcext:value-type="error">
            <text:p>#N/D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formula="of:=VLOOKUP([.$F172];[.$F$3:.$F171];1;0)" office:value-type="string" office:string-value="" calcext:value-type="error">
            <text:p>#N/D</text:p>
          </table:table-cell>
          <table:table-cell table:style-name="ce102" table:formula="of:=NOT(ISERROR([.U172]))" office:value-type="boolean" office:boolean-value="false" calcext:value-type="boolean">
            <text:p>FALSO</text:p>
          </table:table-cell>
          <table:table-cell table:formula="of:=VLOOKUP([.$F172];[.$F173:.$F$1000];1;0)" office:value-type="string" office:string-value="" calcext:value-type="error">
            <text:p>#N/D</text:p>
          </table:table-cell>
          <table:table-cell table:style-name="ce102" table:formula="of:=NOT(ISERROR([.W1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'file:///C:/Users/Txinto%20Vaz/Desktop/req_rees-core/uploading/RqUpload.ods'#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3];[.$H$3:.$H$1000];1;0)" office:value-type="string" office:string-value="" calcext:value-type="error">
            <text:p>#N/D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formula="of:=VLOOKUP([.$F173];[.$F$3:.$F172];1;0)" office:value-type="string" office:string-value="" calcext:value-type="error">
            <text:p>#N/D</text:p>
          </table:table-cell>
          <table:table-cell table:style-name="ce102" table:formula="of:=NOT(ISERROR([.U173]))" office:value-type="boolean" office:boolean-value="false" calcext:value-type="boolean">
            <text:p>FALSO</text:p>
          </table:table-cell>
          <table:table-cell table:formula="of:=VLOOKUP([.$F173];[.$F174:.$F$1000];1;0)" office:value-type="string" office:string-value="" calcext:value-type="error">
            <text:p>#N/D</text:p>
          </table:table-cell>
          <table:table-cell table:style-name="ce102" table:formula="of:=NOT(ISERROR([.W1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'file:///C:/Users/Txinto%20Vaz/Desktop/req_rees-core/uploading/RqUpload.ods'#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4];[.$H$3:.$H$1000];1;0)" office:value-type="string" office:string-value="" calcext:value-type="error">
            <text:p>#N/D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formula="of:=VLOOKUP([.$F174];[.$F$3:.$F173];1;0)" office:value-type="string" office:string-value="" calcext:value-type="error">
            <text:p>#N/D</text:p>
          </table:table-cell>
          <table:table-cell table:style-name="ce102" table:formula="of:=NOT(ISERROR([.U174]))" office:value-type="boolean" office:boolean-value="false" calcext:value-type="boolean">
            <text:p>FALSO</text:p>
          </table:table-cell>
          <table:table-cell table:formula="of:=VLOOKUP([.$F174];[.$F175:.$F$1000];1;0)" office:value-type="string" office:string-value="" calcext:value-type="error">
            <text:p>#N/D</text:p>
          </table:table-cell>
          <table:table-cell table:style-name="ce102" table:formula="of:=NOT(ISERROR([.W1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'file:///C:/Users/Txinto%20Vaz/Desktop/req_rees-core/uploading/RqUpload.ods'#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5];[.$H$3:.$H$1000];1;0)" office:value-type="string" office:string-value="" calcext:value-type="error">
            <text:p>#N/D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formula="of:=VLOOKUP([.$F175];[.$F$3:.$F174];1;0)" office:value-type="string" office:string-value="" calcext:value-type="error">
            <text:p>#N/D</text:p>
          </table:table-cell>
          <table:table-cell table:style-name="ce102" table:formula="of:=NOT(ISERROR([.U175]))" office:value-type="boolean" office:boolean-value="false" calcext:value-type="boolean">
            <text:p>FALSO</text:p>
          </table:table-cell>
          <table:table-cell table:formula="of:=VLOOKUP([.$F175];[.$F176:.$F$1000];1;0)" office:value-type="string" office:string-value="" calcext:value-type="error">
            <text:p>#N/D</text:p>
          </table:table-cell>
          <table:table-cell table:style-name="ce102" table:formula="of:=NOT(ISERROR([.W1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'file:///C:/Users/Txinto%20Vaz/Desktop/req_rees-core/uploading/RqUpload.ods'#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6];[.$H$3:.$H$1000];1;0)" office:value-type="string" office:string-value="" calcext:value-type="error">
            <text:p>#N/D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formula="of:=VLOOKUP([.$F176];[.$F$3:.$F175];1;0)" office:value-type="string" office:string-value="" calcext:value-type="error">
            <text:p>#N/D</text:p>
          </table:table-cell>
          <table:table-cell table:style-name="ce102" table:formula="of:=NOT(ISERROR([.U176]))" office:value-type="boolean" office:boolean-value="false" calcext:value-type="boolean">
            <text:p>FALSO</text:p>
          </table:table-cell>
          <table:table-cell table:formula="of:=VLOOKUP([.$F176];[.$F177:.$F$1000];1;0)" office:value-type="string" office:string-value="" calcext:value-type="error">
            <text:p>#N/D</text:p>
          </table:table-cell>
          <table:table-cell table:style-name="ce102" table:formula="of:=NOT(ISERROR([.W1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'file:///C:/Users/Txinto%20Vaz/Desktop/req_rees-core/uploading/RqUpload.ods'#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7];[.$H$3:.$H$1000];1;0)" office:value-type="string" office:string-value="" calcext:value-type="error">
            <text:p>#N/D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formula="of:=VLOOKUP([.$F177];[.$F$3:.$F176];1;0)" office:value-type="string" office:string-value="" calcext:value-type="error">
            <text:p>#N/D</text:p>
          </table:table-cell>
          <table:table-cell table:style-name="ce102" table:formula="of:=NOT(ISERROR([.U177]))" office:value-type="boolean" office:boolean-value="false" calcext:value-type="boolean">
            <text:p>FALSO</text:p>
          </table:table-cell>
          <table:table-cell table:formula="of:=VLOOKUP([.$F177];[.$F178:.$F$1000];1;0)" office:value-type="string" office:string-value="" calcext:value-type="error">
            <text:p>#N/D</text:p>
          </table:table-cell>
          <table:table-cell table:style-name="ce102" table:formula="of:=NOT(ISERROR([.W1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'file:///C:/Users/Txinto%20Vaz/Desktop/req_rees-core/uploading/RqUpload.ods'#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8];[.$H$3:.$H$1000];1;0)" office:value-type="string" office:string-value="" calcext:value-type="error">
            <text:p>#N/D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formula="of:=VLOOKUP([.$F178];[.$F$3:.$F177];1;0)" office:value-type="string" office:string-value="" calcext:value-type="error">
            <text:p>#N/D</text:p>
          </table:table-cell>
          <table:table-cell table:style-name="ce102" table:formula="of:=NOT(ISERROR([.U178]))" office:value-type="boolean" office:boolean-value="false" calcext:value-type="boolean">
            <text:p>FALSO</text:p>
          </table:table-cell>
          <table:table-cell table:formula="of:=VLOOKUP([.$F178];[.$F179:.$F$1000];1;0)" office:value-type="string" office:string-value="" calcext:value-type="error">
            <text:p>#N/D</text:p>
          </table:table-cell>
          <table:table-cell table:style-name="ce102" table:formula="of:=NOT(ISERROR([.W1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'file:///C:/Users/Txinto%20Vaz/Desktop/req_rees-core/uploading/RqUpload.ods'#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9];[.$H$3:.$H$1000];1;0)" office:value-type="string" office:string-value="" calcext:value-type="error">
            <text:p>#N/D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formula="of:=VLOOKUP([.$F179];[.$F$3:.$F178];1;0)" office:value-type="string" office:string-value="" calcext:value-type="error">
            <text:p>#N/D</text:p>
          </table:table-cell>
          <table:table-cell table:style-name="ce102" table:formula="of:=NOT(ISERROR([.U179]))" office:value-type="boolean" office:boolean-value="false" calcext:value-type="boolean">
            <text:p>FALSO</text:p>
          </table:table-cell>
          <table:table-cell table:formula="of:=VLOOKUP([.$F179];[.$F180:.$F$1000];1;0)" office:value-type="string" office:string-value="" calcext:value-type="error">
            <text:p>#N/D</text:p>
          </table:table-cell>
          <table:table-cell table:style-name="ce102" table:formula="of:=NOT(ISERROR([.W1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'file:///C:/Users/Txinto%20Vaz/Desktop/req_rees-core/uploading/RqUpload.ods'#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0];[.$H$3:.$H$1000];1;0)" office:value-type="string" office:string-value="" calcext:value-type="error">
            <text:p>#N/D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formula="of:=VLOOKUP([.$F180];[.$F$3:.$F179];1;0)" office:value-type="string" office:string-value="" calcext:value-type="error">
            <text:p>#N/D</text:p>
          </table:table-cell>
          <table:table-cell table:style-name="ce102" table:formula="of:=NOT(ISERROR([.U180]))" office:value-type="boolean" office:boolean-value="false" calcext:value-type="boolean">
            <text:p>FALSO</text:p>
          </table:table-cell>
          <table:table-cell table:formula="of:=VLOOKUP([.$F180];[.$F181:.$F$1000];1;0)" office:value-type="string" office:string-value="" calcext:value-type="error">
            <text:p>#N/D</text:p>
          </table:table-cell>
          <table:table-cell table:style-name="ce102" table:formula="of:=NOT(ISERROR([.W1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'file:///C:/Users/Txinto%20Vaz/Desktop/req_rees-core/uploading/RqUpload.ods'#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1];[.$H$3:.$H$1000];1;0)" office:value-type="string" office:string-value="" calcext:value-type="error">
            <text:p>#N/D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formula="of:=VLOOKUP([.$F181];[.$F$3:.$F180];1;0)" office:value-type="string" office:string-value="" calcext:value-type="error">
            <text:p>#N/D</text:p>
          </table:table-cell>
          <table:table-cell table:style-name="ce102" table:formula="of:=NOT(ISERROR([.U181]))" office:value-type="boolean" office:boolean-value="false" calcext:value-type="boolean">
            <text:p>FALSO</text:p>
          </table:table-cell>
          <table:table-cell table:formula="of:=VLOOKUP([.$F181];[.$F182:.$F$1000];1;0)" office:value-type="string" office:string-value="" calcext:value-type="error">
            <text:p>#N/D</text:p>
          </table:table-cell>
          <table:table-cell table:style-name="ce102" table:formula="of:=NOT(ISERROR([.W1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'file:///C:/Users/Txinto%20Vaz/Desktop/req_rees-core/uploading/RqUpload.ods'#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2];[.$H$3:.$H$1000];1;0)" office:value-type="string" office:string-value="" calcext:value-type="error">
            <text:p>#N/D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formula="of:=VLOOKUP([.$F182];[.$F$3:.$F181];1;0)" office:value-type="string" office:string-value="" calcext:value-type="error">
            <text:p>#N/D</text:p>
          </table:table-cell>
          <table:table-cell table:style-name="ce102" table:formula="of:=NOT(ISERROR([.U182]))" office:value-type="boolean" office:boolean-value="false" calcext:value-type="boolean">
            <text:p>FALSO</text:p>
          </table:table-cell>
          <table:table-cell table:formula="of:=VLOOKUP([.$F182];[.$F183:.$F$1000];1;0)" office:value-type="string" office:string-value="" calcext:value-type="error">
            <text:p>#N/D</text:p>
          </table:table-cell>
          <table:table-cell table:style-name="ce102" table:formula="of:=NOT(ISERROR([.W1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'file:///C:/Users/Txinto%20Vaz/Desktop/req_rees-core/uploading/RqUpload.ods'#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3];[.$H$3:.$H$1000];1;0)" office:value-type="string" office:string-value="" calcext:value-type="error">
            <text:p>#N/D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formula="of:=VLOOKUP([.$F183];[.$F$3:.$F182];1;0)" office:value-type="string" office:string-value="" calcext:value-type="error">
            <text:p>#N/D</text:p>
          </table:table-cell>
          <table:table-cell table:style-name="ce102" table:formula="of:=NOT(ISERROR([.U183]))" office:value-type="boolean" office:boolean-value="false" calcext:value-type="boolean">
            <text:p>FALSO</text:p>
          </table:table-cell>
          <table:table-cell table:formula="of:=VLOOKUP([.$F183];[.$F184:.$F$1000];1;0)" office:value-type="string" office:string-value="" calcext:value-type="error">
            <text:p>#N/D</text:p>
          </table:table-cell>
          <table:table-cell table:style-name="ce102" table:formula="of:=NOT(ISERROR([.W1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'file:///C:/Users/Txinto%20Vaz/Desktop/req_rees-core/uploading/RqUpload.ods'#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4];[.$H$3:.$H$1000];1;0)" office:value-type="string" office:string-value="" calcext:value-type="error">
            <text:p>#N/D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formula="of:=VLOOKUP([.$F184];[.$F$3:.$F183];1;0)" office:value-type="string" office:string-value="" calcext:value-type="error">
            <text:p>#N/D</text:p>
          </table:table-cell>
          <table:table-cell table:style-name="ce102" table:formula="of:=NOT(ISERROR([.U184]))" office:value-type="boolean" office:boolean-value="false" calcext:value-type="boolean">
            <text:p>FALSO</text:p>
          </table:table-cell>
          <table:table-cell table:formula="of:=VLOOKUP([.$F184];[.$F185:.$F$1000];1;0)" office:value-type="string" office:string-value="" calcext:value-type="error">
            <text:p>#N/D</text:p>
          </table:table-cell>
          <table:table-cell table:style-name="ce102" table:formula="of:=NOT(ISERROR([.W1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'file:///C:/Users/Txinto%20Vaz/Desktop/req_rees-core/uploading/RqUpload.ods'#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5];[.$H$3:.$H$1000];1;0)" office:value-type="string" office:string-value="" calcext:value-type="error">
            <text:p>#N/D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formula="of:=VLOOKUP([.$F185];[.$F$3:.$F184];1;0)" office:value-type="string" office:string-value="" calcext:value-type="error">
            <text:p>#N/D</text:p>
          </table:table-cell>
          <table:table-cell table:style-name="ce102" table:formula="of:=NOT(ISERROR([.U185]))" office:value-type="boolean" office:boolean-value="false" calcext:value-type="boolean">
            <text:p>FALSO</text:p>
          </table:table-cell>
          <table:table-cell table:formula="of:=VLOOKUP([.$F185];[.$F186:.$F$1000];1;0)" office:value-type="string" office:string-value="" calcext:value-type="error">
            <text:p>#N/D</text:p>
          </table:table-cell>
          <table:table-cell table:style-name="ce102" table:formula="of:=NOT(ISERROR([.W1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'file:///C:/Users/Txinto%20Vaz/Desktop/req_rees-core/uploading/RqUpload.ods'#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6];[.$H$3:.$H$1000];1;0)" office:value-type="string" office:string-value="" calcext:value-type="error">
            <text:p>#N/D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formula="of:=VLOOKUP([.$F186];[.$F$3:.$F185];1;0)" office:value-type="string" office:string-value="" calcext:value-type="error">
            <text:p>#N/D</text:p>
          </table:table-cell>
          <table:table-cell table:style-name="ce102" table:formula="of:=NOT(ISERROR([.U186]))" office:value-type="boolean" office:boolean-value="false" calcext:value-type="boolean">
            <text:p>FALSO</text:p>
          </table:table-cell>
          <table:table-cell table:formula="of:=VLOOKUP([.$F186];[.$F187:.$F$1000];1;0)" office:value-type="string" office:string-value="" calcext:value-type="error">
            <text:p>#N/D</text:p>
          </table:table-cell>
          <table:table-cell table:style-name="ce102" table:formula="of:=NOT(ISERROR([.W1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'file:///C:/Users/Txinto%20Vaz/Desktop/req_rees-core/uploading/RqUpload.ods'#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7];[.$H$3:.$H$1000];1;0)" office:value-type="string" office:string-value="" calcext:value-type="error">
            <text:p>#N/D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formula="of:=VLOOKUP([.$F187];[.$F$3:.$F186];1;0)" office:value-type="string" office:string-value="" calcext:value-type="error">
            <text:p>#N/D</text:p>
          </table:table-cell>
          <table:table-cell table:style-name="ce102" table:formula="of:=NOT(ISERROR([.U187]))" office:value-type="boolean" office:boolean-value="false" calcext:value-type="boolean">
            <text:p>FALSO</text:p>
          </table:table-cell>
          <table:table-cell table:formula="of:=VLOOKUP([.$F187];[.$F188:.$F$1000];1;0)" office:value-type="string" office:string-value="" calcext:value-type="error">
            <text:p>#N/D</text:p>
          </table:table-cell>
          <table:table-cell table:style-name="ce102" table:formula="of:=NOT(ISERROR([.W1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'file:///C:/Users/Txinto%20Vaz/Desktop/req_rees-core/uploading/RqUpload.ods'#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8];[.$H$3:.$H$1000];1;0)" office:value-type="string" office:string-value="" calcext:value-type="error">
            <text:p>#N/D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formula="of:=VLOOKUP([.$F188];[.$F$3:.$F187];1;0)" office:value-type="string" office:string-value="" calcext:value-type="error">
            <text:p>#N/D</text:p>
          </table:table-cell>
          <table:table-cell table:style-name="ce102" table:formula="of:=NOT(ISERROR([.U188]))" office:value-type="boolean" office:boolean-value="false" calcext:value-type="boolean">
            <text:p>FALSO</text:p>
          </table:table-cell>
          <table:table-cell table:formula="of:=VLOOKUP([.$F188];[.$F189:.$F$1000];1;0)" office:value-type="string" office:string-value="" calcext:value-type="error">
            <text:p>#N/D</text:p>
          </table:table-cell>
          <table:table-cell table:style-name="ce102" table:formula="of:=NOT(ISERROR([.W1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'file:///C:/Users/Txinto%20Vaz/Desktop/req_rees-core/uploading/RqUpload.ods'#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9];[.$H$3:.$H$1000];1;0)" office:value-type="string" office:string-value="" calcext:value-type="error">
            <text:p>#N/D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formula="of:=VLOOKUP([.$F189];[.$F$3:.$F188];1;0)" office:value-type="string" office:string-value="" calcext:value-type="error">
            <text:p>#N/D</text:p>
          </table:table-cell>
          <table:table-cell table:style-name="ce102" table:formula="of:=NOT(ISERROR([.U189]))" office:value-type="boolean" office:boolean-value="false" calcext:value-type="boolean">
            <text:p>FALSO</text:p>
          </table:table-cell>
          <table:table-cell table:formula="of:=VLOOKUP([.$F189];[.$F190:.$F$1000];1;0)" office:value-type="string" office:string-value="" calcext:value-type="error">
            <text:p>#N/D</text:p>
          </table:table-cell>
          <table:table-cell table:style-name="ce102" table:formula="of:=NOT(ISERROR([.W1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'file:///C:/Users/Txinto%20Vaz/Desktop/req_rees-core/uploading/RqUpload.ods'#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0];[.$H$3:.$H$1000];1;0)" office:value-type="string" office:string-value="" calcext:value-type="error">
            <text:p>#N/D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formula="of:=VLOOKUP([.$F190];[.$F$3:.$F189];1;0)" office:value-type="string" office:string-value="" calcext:value-type="error">
            <text:p>#N/D</text:p>
          </table:table-cell>
          <table:table-cell table:style-name="ce102" table:formula="of:=NOT(ISERROR([.U190]))" office:value-type="boolean" office:boolean-value="false" calcext:value-type="boolean">
            <text:p>FALSO</text:p>
          </table:table-cell>
          <table:table-cell table:formula="of:=VLOOKUP([.$F190];[.$F191:.$F$1000];1;0)" office:value-type="string" office:string-value="" calcext:value-type="error">
            <text:p>#N/D</text:p>
          </table:table-cell>
          <table:table-cell table:style-name="ce102" table:formula="of:=NOT(ISERROR([.W1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'file:///C:/Users/Txinto%20Vaz/Desktop/req_rees-core/uploading/RqUpload.ods'#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1];[.$H$3:.$H$1000];1;0)" office:value-type="string" office:string-value="" calcext:value-type="error">
            <text:p>#N/D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formula="of:=VLOOKUP([.$F191];[.$F$3:.$F190];1;0)" office:value-type="string" office:string-value="" calcext:value-type="error">
            <text:p>#N/D</text:p>
          </table:table-cell>
          <table:table-cell table:style-name="ce102" table:formula="of:=NOT(ISERROR([.U191]))" office:value-type="boolean" office:boolean-value="false" calcext:value-type="boolean">
            <text:p>FALSO</text:p>
          </table:table-cell>
          <table:table-cell table:formula="of:=VLOOKUP([.$F191];[.$F192:.$F$1000];1;0)" office:value-type="string" office:string-value="" calcext:value-type="error">
            <text:p>#N/D</text:p>
          </table:table-cell>
          <table:table-cell table:style-name="ce102" table:formula="of:=NOT(ISERROR([.W1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'file:///C:/Users/Txinto%20Vaz/Desktop/req_rees-core/uploading/RqUpload.ods'#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2];[.$H$3:.$H$1000];1;0)" office:value-type="string" office:string-value="" calcext:value-type="error">
            <text:p>#N/D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formula="of:=VLOOKUP([.$F192];[.$F$3:.$F191];1;0)" office:value-type="string" office:string-value="" calcext:value-type="error">
            <text:p>#N/D</text:p>
          </table:table-cell>
          <table:table-cell table:style-name="ce102" table:formula="of:=NOT(ISERROR([.U192]))" office:value-type="boolean" office:boolean-value="false" calcext:value-type="boolean">
            <text:p>FALSO</text:p>
          </table:table-cell>
          <table:table-cell table:formula="of:=VLOOKUP([.$F192];[.$F193:.$F$1000];1;0)" office:value-type="string" office:string-value="" calcext:value-type="error">
            <text:p>#N/D</text:p>
          </table:table-cell>
          <table:table-cell table:style-name="ce102" table:formula="of:=NOT(ISERROR([.W1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'file:///C:/Users/Txinto%20Vaz/Desktop/req_rees-core/uploading/RqUpload.ods'#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3];[.$H$3:.$H$1000];1;0)" office:value-type="string" office:string-value="" calcext:value-type="error">
            <text:p>#N/D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formula="of:=VLOOKUP([.$F193];[.$F$3:.$F192];1;0)" office:value-type="string" office:string-value="" calcext:value-type="error">
            <text:p>#N/D</text:p>
          </table:table-cell>
          <table:table-cell table:style-name="ce102" table:formula="of:=NOT(ISERROR([.U193]))" office:value-type="boolean" office:boolean-value="false" calcext:value-type="boolean">
            <text:p>FALSO</text:p>
          </table:table-cell>
          <table:table-cell table:formula="of:=VLOOKUP([.$F193];[.$F194:.$F$1000];1;0)" office:value-type="string" office:string-value="" calcext:value-type="error">
            <text:p>#N/D</text:p>
          </table:table-cell>
          <table:table-cell table:style-name="ce102" table:formula="of:=NOT(ISERROR([.W1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'file:///C:/Users/Txinto%20Vaz/Desktop/req_rees-core/uploading/RqUpload.ods'#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4];[.$H$3:.$H$1000];1;0)" office:value-type="string" office:string-value="" calcext:value-type="error">
            <text:p>#N/D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formula="of:=VLOOKUP([.$F194];[.$F$3:.$F193];1;0)" office:value-type="string" office:string-value="" calcext:value-type="error">
            <text:p>#N/D</text:p>
          </table:table-cell>
          <table:table-cell table:style-name="ce102" table:formula="of:=NOT(ISERROR([.U194]))" office:value-type="boolean" office:boolean-value="false" calcext:value-type="boolean">
            <text:p>FALSO</text:p>
          </table:table-cell>
          <table:table-cell table:formula="of:=VLOOKUP([.$F194];[.$F195:.$F$1000];1;0)" office:value-type="string" office:string-value="" calcext:value-type="error">
            <text:p>#N/D</text:p>
          </table:table-cell>
          <table:table-cell table:style-name="ce102" table:formula="of:=NOT(ISERROR([.W1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'file:///C:/Users/Txinto%20Vaz/Desktop/req_rees-core/uploading/RqUpload.ods'#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5];[.$H$3:.$H$1000];1;0)" office:value-type="string" office:string-value="" calcext:value-type="error">
            <text:p>#N/D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formula="of:=VLOOKUP([.$F195];[.$F$3:.$F194];1;0)" office:value-type="string" office:string-value="" calcext:value-type="error">
            <text:p>#N/D</text:p>
          </table:table-cell>
          <table:table-cell table:style-name="ce102" table:formula="of:=NOT(ISERROR([.U195]))" office:value-type="boolean" office:boolean-value="false" calcext:value-type="boolean">
            <text:p>FALSO</text:p>
          </table:table-cell>
          <table:table-cell table:formula="of:=VLOOKUP([.$F195];[.$F196:.$F$1000];1;0)" office:value-type="string" office:string-value="" calcext:value-type="error">
            <text:p>#N/D</text:p>
          </table:table-cell>
          <table:table-cell table:style-name="ce102" table:formula="of:=NOT(ISERROR([.W1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'file:///C:/Users/Txinto%20Vaz/Desktop/req_rees-core/uploading/RqUpload.ods'#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6];[.$H$3:.$H$1000];1;0)" office:value-type="string" office:string-value="" calcext:value-type="error">
            <text:p>#N/D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formula="of:=VLOOKUP([.$F196];[.$F$3:.$F195];1;0)" office:value-type="string" office:string-value="" calcext:value-type="error">
            <text:p>#N/D</text:p>
          </table:table-cell>
          <table:table-cell table:style-name="ce102" table:formula="of:=NOT(ISERROR([.U196]))" office:value-type="boolean" office:boolean-value="false" calcext:value-type="boolean">
            <text:p>FALSO</text:p>
          </table:table-cell>
          <table:table-cell table:formula="of:=VLOOKUP([.$F196];[.$F197:.$F$1000];1;0)" office:value-type="string" office:string-value="" calcext:value-type="error">
            <text:p>#N/D</text:p>
          </table:table-cell>
          <table:table-cell table:style-name="ce102" table:formula="of:=NOT(ISERROR([.W1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'file:///C:/Users/Txinto%20Vaz/Desktop/req_rees-core/uploading/RqUpload.ods'#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7];[.$H$3:.$H$1000];1;0)" office:value-type="string" office:string-value="" calcext:value-type="error">
            <text:p>#N/D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formula="of:=VLOOKUP([.$F197];[.$F$3:.$F196];1;0)" office:value-type="string" office:string-value="" calcext:value-type="error">
            <text:p>#N/D</text:p>
          </table:table-cell>
          <table:table-cell table:style-name="ce102" table:formula="of:=NOT(ISERROR([.U197]))" office:value-type="boolean" office:boolean-value="false" calcext:value-type="boolean">
            <text:p>FALSO</text:p>
          </table:table-cell>
          <table:table-cell table:formula="of:=VLOOKUP([.$F197];[.$F198:.$F$1000];1;0)" office:value-type="string" office:string-value="" calcext:value-type="error">
            <text:p>#N/D</text:p>
          </table:table-cell>
          <table:table-cell table:style-name="ce102" table:formula="of:=NOT(ISERROR([.W1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'file:///C:/Users/Txinto%20Vaz/Desktop/req_rees-core/uploading/RqUpload.ods'#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8];[.$H$3:.$H$1000];1;0)" office:value-type="string" office:string-value="" calcext:value-type="error">
            <text:p>#N/D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formula="of:=VLOOKUP([.$F198];[.$F$3:.$F197];1;0)" office:value-type="string" office:string-value="" calcext:value-type="error">
            <text:p>#N/D</text:p>
          </table:table-cell>
          <table:table-cell table:style-name="ce102" table:formula="of:=NOT(ISERROR([.U198]))" office:value-type="boolean" office:boolean-value="false" calcext:value-type="boolean">
            <text:p>FALSO</text:p>
          </table:table-cell>
          <table:table-cell table:formula="of:=VLOOKUP([.$F198];[.$F199:.$F$1000];1;0)" office:value-type="string" office:string-value="" calcext:value-type="error">
            <text:p>#N/D</text:p>
          </table:table-cell>
          <table:table-cell table:style-name="ce102" table:formula="of:=NOT(ISERROR([.W1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'file:///C:/Users/Txinto%20Vaz/Desktop/req_rees-core/uploading/RqUpload.ods'#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9];[.$H$3:.$H$1000];1;0)" office:value-type="string" office:string-value="" calcext:value-type="error">
            <text:p>#N/D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formula="of:=VLOOKUP([.$F199];[.$F$3:.$F198];1;0)" office:value-type="string" office:string-value="" calcext:value-type="error">
            <text:p>#N/D</text:p>
          </table:table-cell>
          <table:table-cell table:style-name="ce102" table:formula="of:=NOT(ISERROR([.U199]))" office:value-type="boolean" office:boolean-value="false" calcext:value-type="boolean">
            <text:p>FALSO</text:p>
          </table:table-cell>
          <table:table-cell table:formula="of:=VLOOKUP([.$F199];[.$F200:.$F$1000];1;0)" office:value-type="string" office:string-value="" calcext:value-type="error">
            <text:p>#N/D</text:p>
          </table:table-cell>
          <table:table-cell table:style-name="ce102" table:formula="of:=NOT(ISERROR([.W1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0])&gt;0;HYPERLINK(CONCATENATE(['file:///C:/Users/Txinto%20Vaz/Desktop/req_rees-core/uploading/RqUpload.ods'#$Dict.$B$1];&quot;issues/&quot;;[.B200]);CONCATENATE(&quot;#&quot;;[.B200]));&quot;&quot;)">
            <text:p/>
          </table:table-cell>
          <table:table-cell table:style-name="ce27" table:formula="of:=IF(LEN([.F200])&gt;0;MAX([.D$3:.D199])+1;&quot;&quot;)">
            <text:p/>
          </table:table-cell>
          <table:table-cell table:style-name="ce29" table:formula="of:=IF(LEN([.D200])&gt;0;CONCATENATE([.$K$1];TEXT([.D2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0];[.$H$3:.$H$1000];1;0)" office:value-type="string" office:string-value="" calcext:value-type="error">
            <text:p>#N/D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formula="of:=VLOOKUP([.$F200];[.$F$3:.$F199];1;0)" office:value-type="string" office:string-value="" calcext:value-type="error">
            <text:p>#N/D</text:p>
          </table:table-cell>
          <table:table-cell table:style-name="ce102" table:formula="of:=NOT(ISERROR([.U200]))" office:value-type="boolean" office:boolean-value="false" calcext:value-type="boolean">
            <text:p>FALSO</text:p>
          </table:table-cell>
          <table:table-cell table:formula="of:=VLOOKUP([.$F200];[.$F201:.$F$1000];1;0)" office:value-type="string" office:string-value="" calcext:value-type="error">
            <text:p>#N/D</text:p>
          </table:table-cell>
          <table:table-cell table:style-name="ce102" table:formula="of:=NOT(ISERROR([.W2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1])&gt;0;HYPERLINK(CONCATENATE(['file:///C:/Users/Txinto%20Vaz/Desktop/req_rees-core/uploading/RqUpload.ods'#$Dict.$B$1];&quot;issues/&quot;;[.B201]);CONCATENATE(&quot;#&quot;;[.B201]));&quot;&quot;)">
            <text:p/>
          </table:table-cell>
          <table:table-cell table:style-name="ce27" table:formula="of:=IF(LEN([.F201])&gt;0;MAX([.D$3:.D200])+1;&quot;&quot;)">
            <text:p/>
          </table:table-cell>
          <table:table-cell table:style-name="ce29" table:formula="of:=IF(LEN([.D201])&gt;0;CONCATENATE([.$K$1];TEXT([.D2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1];[.$H$3:.$H$1000];1;0)" office:value-type="string" office:string-value="" calcext:value-type="error">
            <text:p>#N/D</text:p>
          </table:table-cell>
          <table:table-cell table:style-name="ce102" table:formula="of:=NOT(ISERROR([.R201]))" office:value-type="boolean" office:boolean-value="false" calcext:value-type="boolean">
            <text:p>FALSO</text:p>
          </table:table-cell>
          <table:table-cell/>
          <table:table-cell table:formula="of:=VLOOKUP([.$F201];[.$F$3:.$F200];1;0)" office:value-type="string" office:string-value="" calcext:value-type="error">
            <text:p>#N/D</text:p>
          </table:table-cell>
          <table:table-cell table:style-name="ce102" table:formula="of:=NOT(ISERROR([.U201]))" office:value-type="boolean" office:boolean-value="false" calcext:value-type="boolean">
            <text:p>FALSO</text:p>
          </table:table-cell>
          <table:table-cell table:formula="of:=VLOOKUP([.$F201];[.$F202:.$F$1000];1;0)" office:value-type="string" office:string-value="" calcext:value-type="error">
            <text:p>#N/D</text:p>
          </table:table-cell>
          <table:table-cell table:style-name="ce102" table:formula="of:=NOT(ISERROR([.W2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2])&gt;0;HYPERLINK(CONCATENATE(['file:///C:/Users/Txinto%20Vaz/Desktop/req_rees-core/uploading/RqUpload.ods'#$Dict.$B$1];&quot;issues/&quot;;[.B202]);CONCATENATE(&quot;#&quot;;[.B202]));&quot;&quot;)">
            <text:p/>
          </table:table-cell>
          <table:table-cell table:style-name="ce27" table:formula="of:=IF(LEN([.F202])&gt;0;MAX([.D$3:.D201])+1;&quot;&quot;)">
            <text:p/>
          </table:table-cell>
          <table:table-cell table:style-name="ce29" table:formula="of:=IF(LEN([.D202])&gt;0;CONCATENATE([.$K$1];TEXT([.D2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2];[.$H$3:.$H$1000];1;0)" office:value-type="string" office:string-value="" calcext:value-type="error">
            <text:p>#N/D</text:p>
          </table:table-cell>
          <table:table-cell table:style-name="ce102" table:formula="of:=NOT(ISERROR([.R202]))" office:value-type="boolean" office:boolean-value="false" calcext:value-type="boolean">
            <text:p>FALSO</text:p>
          </table:table-cell>
          <table:table-cell/>
          <table:table-cell table:formula="of:=VLOOKUP([.$F202];[.$F$3:.$F201];1;0)" office:value-type="string" office:string-value="" calcext:value-type="error">
            <text:p>#N/D</text:p>
          </table:table-cell>
          <table:table-cell table:style-name="ce102" table:formula="of:=NOT(ISERROR([.U202]))" office:value-type="boolean" office:boolean-value="false" calcext:value-type="boolean">
            <text:p>FALSO</text:p>
          </table:table-cell>
          <table:table-cell table:formula="of:=VLOOKUP([.$F202];[.$F203:.$F$1000];1;0)" office:value-type="string" office:string-value="" calcext:value-type="error">
            <text:p>#N/D</text:p>
          </table:table-cell>
          <table:table-cell table:style-name="ce102" table:formula="of:=NOT(ISERROR([.W2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3])&gt;0;HYPERLINK(CONCATENATE(['file:///C:/Users/Txinto%20Vaz/Desktop/req_rees-core/uploading/RqUpload.ods'#$Dict.$B$1];&quot;issues/&quot;;[.B203]);CONCATENATE(&quot;#&quot;;[.B203]));&quot;&quot;)">
            <text:p/>
          </table:table-cell>
          <table:table-cell table:style-name="ce27" table:formula="of:=IF(LEN([.F203])&gt;0;MAX([.D$3:.D202])+1;&quot;&quot;)">
            <text:p/>
          </table:table-cell>
          <table:table-cell table:style-name="ce29" table:formula="of:=IF(LEN([.D203])&gt;0;CONCATENATE([.$K$1];TEXT([.D2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3];[.$H$3:.$H$1000];1;0)" office:value-type="string" office:string-value="" calcext:value-type="error">
            <text:p>#N/D</text:p>
          </table:table-cell>
          <table:table-cell table:style-name="ce102" table:formula="of:=NOT(ISERROR([.R203]))" office:value-type="boolean" office:boolean-value="false" calcext:value-type="boolean">
            <text:p>FALSO</text:p>
          </table:table-cell>
          <table:table-cell/>
          <table:table-cell table:formula="of:=VLOOKUP([.$F203];[.$F$3:.$F202];1;0)" office:value-type="string" office:string-value="" calcext:value-type="error">
            <text:p>#N/D</text:p>
          </table:table-cell>
          <table:table-cell table:style-name="ce102" table:formula="of:=NOT(ISERROR([.U203]))" office:value-type="boolean" office:boolean-value="false" calcext:value-type="boolean">
            <text:p>FALSO</text:p>
          </table:table-cell>
          <table:table-cell table:formula="of:=VLOOKUP([.$F203];[.$F204:.$F$1000];1;0)" office:value-type="string" office:string-value="" calcext:value-type="error">
            <text:p>#N/D</text:p>
          </table:table-cell>
          <table:table-cell table:style-name="ce102" table:formula="of:=NOT(ISERROR([.W2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4])&gt;0;HYPERLINK(CONCATENATE(['file:///C:/Users/Txinto%20Vaz/Desktop/req_rees-core/uploading/RqUpload.ods'#$Dict.$B$1];&quot;issues/&quot;;[.B204]);CONCATENATE(&quot;#&quot;;[.B204]));&quot;&quot;)">
            <text:p/>
          </table:table-cell>
          <table:table-cell table:style-name="ce27" table:formula="of:=IF(LEN([.F204])&gt;0;MAX([.D$3:.D203])+1;&quot;&quot;)">
            <text:p/>
          </table:table-cell>
          <table:table-cell table:style-name="ce29" table:formula="of:=IF(LEN([.D204])&gt;0;CONCATENATE([.$K$1];TEXT([.D2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4];[.$H$3:.$H$1000];1;0)" office:value-type="string" office:string-value="" calcext:value-type="error">
            <text:p>#N/D</text:p>
          </table:table-cell>
          <table:table-cell table:style-name="ce102" table:formula="of:=NOT(ISERROR([.R204]))" office:value-type="boolean" office:boolean-value="false" calcext:value-type="boolean">
            <text:p>FALSO</text:p>
          </table:table-cell>
          <table:table-cell/>
          <table:table-cell table:formula="of:=VLOOKUP([.$F204];[.$F$3:.$F203];1;0)" office:value-type="string" office:string-value="" calcext:value-type="error">
            <text:p>#N/D</text:p>
          </table:table-cell>
          <table:table-cell table:style-name="ce102" table:formula="of:=NOT(ISERROR([.U204]))" office:value-type="boolean" office:boolean-value="false" calcext:value-type="boolean">
            <text:p>FALSO</text:p>
          </table:table-cell>
          <table:table-cell table:formula="of:=VLOOKUP([.$F204];[.$F205:.$F$1000];1;0)" office:value-type="string" office:string-value="" calcext:value-type="error">
            <text:p>#N/D</text:p>
          </table:table-cell>
          <table:table-cell table:style-name="ce102" table:formula="of:=NOT(ISERROR([.W2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5])&gt;0;HYPERLINK(CONCATENATE(['file:///C:/Users/Txinto%20Vaz/Desktop/req_rees-core/uploading/RqUpload.ods'#$Dict.$B$1];&quot;issues/&quot;;[.B205]);CONCATENATE(&quot;#&quot;;[.B205]));&quot;&quot;)">
            <text:p/>
          </table:table-cell>
          <table:table-cell table:style-name="ce27" table:formula="of:=IF(LEN([.F205])&gt;0;MAX([.D$3:.D204])+1;&quot;&quot;)">
            <text:p/>
          </table:table-cell>
          <table:table-cell table:style-name="ce29" table:formula="of:=IF(LEN([.D205])&gt;0;CONCATENATE([.$K$1];TEXT([.D2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5];[.$H$3:.$H$1000];1;0)" office:value-type="string" office:string-value="" calcext:value-type="error">
            <text:p>#N/D</text:p>
          </table:table-cell>
          <table:table-cell table:style-name="ce102" table:formula="of:=NOT(ISERROR([.R205]))" office:value-type="boolean" office:boolean-value="false" calcext:value-type="boolean">
            <text:p>FALSO</text:p>
          </table:table-cell>
          <table:table-cell/>
          <table:table-cell table:formula="of:=VLOOKUP([.$F205];[.$F$3:.$F204];1;0)" office:value-type="string" office:string-value="" calcext:value-type="error">
            <text:p>#N/D</text:p>
          </table:table-cell>
          <table:table-cell table:style-name="ce102" table:formula="of:=NOT(ISERROR([.U205]))" office:value-type="boolean" office:boolean-value="false" calcext:value-type="boolean">
            <text:p>FALSO</text:p>
          </table:table-cell>
          <table:table-cell table:formula="of:=VLOOKUP([.$F205];[.$F206:.$F$1000];1;0)" office:value-type="string" office:string-value="" calcext:value-type="error">
            <text:p>#N/D</text:p>
          </table:table-cell>
          <table:table-cell table:style-name="ce102" table:formula="of:=NOT(ISERROR([.W2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6])&gt;0;HYPERLINK(CONCATENATE(['file:///C:/Users/Txinto%20Vaz/Desktop/req_rees-core/uploading/RqUpload.ods'#$Dict.$B$1];&quot;issues/&quot;;[.B206]);CONCATENATE(&quot;#&quot;;[.B206]));&quot;&quot;)">
            <text:p/>
          </table:table-cell>
          <table:table-cell table:style-name="ce27" table:formula="of:=IF(LEN([.F206])&gt;0;MAX([.D$3:.D205])+1;&quot;&quot;)">
            <text:p/>
          </table:table-cell>
          <table:table-cell table:style-name="ce29" table:formula="of:=IF(LEN([.D206])&gt;0;CONCATENATE([.$K$1];TEXT([.D2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6];[.$H$3:.$H$1000];1;0)" office:value-type="string" office:string-value="" calcext:value-type="error">
            <text:p>#N/D</text:p>
          </table:table-cell>
          <table:table-cell table:style-name="ce102" table:formula="of:=NOT(ISERROR([.R206]))" office:value-type="boolean" office:boolean-value="false" calcext:value-type="boolean">
            <text:p>FALSO</text:p>
          </table:table-cell>
          <table:table-cell/>
          <table:table-cell table:formula="of:=VLOOKUP([.$F206];[.$F$3:.$F205];1;0)" office:value-type="string" office:string-value="" calcext:value-type="error">
            <text:p>#N/D</text:p>
          </table:table-cell>
          <table:table-cell table:style-name="ce102" table:formula="of:=NOT(ISERROR([.U206]))" office:value-type="boolean" office:boolean-value="false" calcext:value-type="boolean">
            <text:p>FALSO</text:p>
          </table:table-cell>
          <table:table-cell table:formula="of:=VLOOKUP([.$F206];[.$F207:.$F$1000];1;0)" office:value-type="string" office:string-value="" calcext:value-type="error">
            <text:p>#N/D</text:p>
          </table:table-cell>
          <table:table-cell table:style-name="ce102" table:formula="of:=NOT(ISERROR([.W2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7])&gt;0;HYPERLINK(CONCATENATE(['file:///C:/Users/Txinto%20Vaz/Desktop/req_rees-core/uploading/RqUpload.ods'#$Dict.$B$1];&quot;issues/&quot;;[.B207]);CONCATENATE(&quot;#&quot;;[.B207]));&quot;&quot;)">
            <text:p/>
          </table:table-cell>
          <table:table-cell table:style-name="ce27" table:formula="of:=IF(LEN([.F207])&gt;0;MAX([.D$3:.D206])+1;&quot;&quot;)">
            <text:p/>
          </table:table-cell>
          <table:table-cell table:style-name="ce29" table:formula="of:=IF(LEN([.D207])&gt;0;CONCATENATE([.$K$1];TEXT([.D2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7];[.$H$3:.$H$1000];1;0)" office:value-type="string" office:string-value="" calcext:value-type="error">
            <text:p>#N/D</text:p>
          </table:table-cell>
          <table:table-cell table:style-name="ce102" table:formula="of:=NOT(ISERROR([.R207]))" office:value-type="boolean" office:boolean-value="false" calcext:value-type="boolean">
            <text:p>FALSO</text:p>
          </table:table-cell>
          <table:table-cell/>
          <table:table-cell table:formula="of:=VLOOKUP([.$F207];[.$F$3:.$F206];1;0)" office:value-type="string" office:string-value="" calcext:value-type="error">
            <text:p>#N/D</text:p>
          </table:table-cell>
          <table:table-cell table:style-name="ce102" table:formula="of:=NOT(ISERROR([.U207]))" office:value-type="boolean" office:boolean-value="false" calcext:value-type="boolean">
            <text:p>FALSO</text:p>
          </table:table-cell>
          <table:table-cell table:formula="of:=VLOOKUP([.$F207];[.$F208:.$F$1000];1;0)" office:value-type="string" office:string-value="" calcext:value-type="error">
            <text:p>#N/D</text:p>
          </table:table-cell>
          <table:table-cell table:style-name="ce102" table:formula="of:=NOT(ISERROR([.W2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8])&gt;0;HYPERLINK(CONCATENATE(['file:///C:/Users/Txinto%20Vaz/Desktop/req_rees-core/uploading/RqUpload.ods'#$Dict.$B$1];&quot;issues/&quot;;[.B208]);CONCATENATE(&quot;#&quot;;[.B208]));&quot;&quot;)">
            <text:p/>
          </table:table-cell>
          <table:table-cell table:style-name="ce27" table:formula="of:=IF(LEN([.F208])&gt;0;MAX([.D$3:.D207])+1;&quot;&quot;)">
            <text:p/>
          </table:table-cell>
          <table:table-cell table:style-name="ce29" table:formula="of:=IF(LEN([.D208])&gt;0;CONCATENATE([.$K$1];TEXT([.D2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8];[.$H$3:.$H$1000];1;0)" office:value-type="string" office:string-value="" calcext:value-type="error">
            <text:p>#N/D</text:p>
          </table:table-cell>
          <table:table-cell table:style-name="ce102" table:formula="of:=NOT(ISERROR([.R208]))" office:value-type="boolean" office:boolean-value="false" calcext:value-type="boolean">
            <text:p>FALSO</text:p>
          </table:table-cell>
          <table:table-cell/>
          <table:table-cell table:formula="of:=VLOOKUP([.$F208];[.$F$3:.$F207];1;0)" office:value-type="string" office:string-value="" calcext:value-type="error">
            <text:p>#N/D</text:p>
          </table:table-cell>
          <table:table-cell table:style-name="ce102" table:formula="of:=NOT(ISERROR([.U208]))" office:value-type="boolean" office:boolean-value="false" calcext:value-type="boolean">
            <text:p>FALSO</text:p>
          </table:table-cell>
          <table:table-cell table:formula="of:=VLOOKUP([.$F208];[.$F209:.$F$1000];1;0)" office:value-type="string" office:string-value="" calcext:value-type="error">
            <text:p>#N/D</text:p>
          </table:table-cell>
          <table:table-cell table:style-name="ce102" table:formula="of:=NOT(ISERROR([.W2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09])&gt;0;HYPERLINK(CONCATENATE(['file:///C:/Users/Txinto%20Vaz/Desktop/req_rees-core/uploading/RqUpload.ods'#$Dict.$B$1];&quot;issues/&quot;;[.B209]);CONCATENATE(&quot;#&quot;;[.B209]));&quot;&quot;)">
            <text:p/>
          </table:table-cell>
          <table:table-cell table:style-name="ce27" table:formula="of:=IF(LEN([.F209])&gt;0;MAX([.D$3:.D208])+1;&quot;&quot;)">
            <text:p/>
          </table:table-cell>
          <table:table-cell table:style-name="ce29" table:formula="of:=IF(LEN([.D209])&gt;0;CONCATENATE([.$K$1];TEXT([.D2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9];[.$H$3:.$H$1000];1;0)" office:value-type="string" office:string-value="" calcext:value-type="error">
            <text:p>#N/D</text:p>
          </table:table-cell>
          <table:table-cell table:style-name="ce102" table:formula="of:=NOT(ISERROR([.R209]))" office:value-type="boolean" office:boolean-value="false" calcext:value-type="boolean">
            <text:p>FALSO</text:p>
          </table:table-cell>
          <table:table-cell/>
          <table:table-cell table:formula="of:=VLOOKUP([.$F209];[.$F$3:.$F208];1;0)" office:value-type="string" office:string-value="" calcext:value-type="error">
            <text:p>#N/D</text:p>
          </table:table-cell>
          <table:table-cell table:style-name="ce102" table:formula="of:=NOT(ISERROR([.U209]))" office:value-type="boolean" office:boolean-value="false" calcext:value-type="boolean">
            <text:p>FALSO</text:p>
          </table:table-cell>
          <table:table-cell table:formula="of:=VLOOKUP([.$F209];[.$F210:.$F$1000];1;0)" office:value-type="string" office:string-value="" calcext:value-type="error">
            <text:p>#N/D</text:p>
          </table:table-cell>
          <table:table-cell table:style-name="ce102" table:formula="of:=NOT(ISERROR([.W2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0])&gt;0;HYPERLINK(CONCATENATE(['file:///C:/Users/Txinto%20Vaz/Desktop/req_rees-core/uploading/RqUpload.ods'#$Dict.$B$1];&quot;issues/&quot;;[.B210]);CONCATENATE(&quot;#&quot;;[.B210]));&quot;&quot;)">
            <text:p/>
          </table:table-cell>
          <table:table-cell table:style-name="ce27" table:formula="of:=IF(LEN([.F210])&gt;0;MAX([.D$3:.D209])+1;&quot;&quot;)">
            <text:p/>
          </table:table-cell>
          <table:table-cell table:style-name="ce29" table:formula="of:=IF(LEN([.D210])&gt;0;CONCATENATE([.$K$1];TEXT([.D2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0];[.$H$3:.$H$1000];1;0)" office:value-type="string" office:string-value="" calcext:value-type="error">
            <text:p>#N/D</text:p>
          </table:table-cell>
          <table:table-cell table:style-name="ce102" table:formula="of:=NOT(ISERROR([.R210]))" office:value-type="boolean" office:boolean-value="false" calcext:value-type="boolean">
            <text:p>FALSO</text:p>
          </table:table-cell>
          <table:table-cell/>
          <table:table-cell table:formula="of:=VLOOKUP([.$F210];[.$F$3:.$F209];1;0)" office:value-type="string" office:string-value="" calcext:value-type="error">
            <text:p>#N/D</text:p>
          </table:table-cell>
          <table:table-cell table:style-name="ce102" table:formula="of:=NOT(ISERROR([.U210]))" office:value-type="boolean" office:boolean-value="false" calcext:value-type="boolean">
            <text:p>FALSO</text:p>
          </table:table-cell>
          <table:table-cell table:formula="of:=VLOOKUP([.$F210];[.$F211:.$F$1000];1;0)" office:value-type="string" office:string-value="" calcext:value-type="error">
            <text:p>#N/D</text:p>
          </table:table-cell>
          <table:table-cell table:style-name="ce102" table:formula="of:=NOT(ISERROR([.W2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1])&gt;0;HYPERLINK(CONCATENATE(['file:///C:/Users/Txinto%20Vaz/Desktop/req_rees-core/uploading/RqUpload.ods'#$Dict.$B$1];&quot;issues/&quot;;[.B211]);CONCATENATE(&quot;#&quot;;[.B211]));&quot;&quot;)">
            <text:p/>
          </table:table-cell>
          <table:table-cell table:style-name="ce27" table:formula="of:=IF(LEN([.F211])&gt;0;MAX([.D$3:.D210])+1;&quot;&quot;)">
            <text:p/>
          </table:table-cell>
          <table:table-cell table:style-name="ce29" table:formula="of:=IF(LEN([.D211])&gt;0;CONCATENATE([.$K$1];TEXT([.D2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1];[.$H$3:.$H$1000];1;0)" office:value-type="string" office:string-value="" calcext:value-type="error">
            <text:p>#N/D</text:p>
          </table:table-cell>
          <table:table-cell table:style-name="ce102" table:formula="of:=NOT(ISERROR([.R211]))" office:value-type="boolean" office:boolean-value="false" calcext:value-type="boolean">
            <text:p>FALSO</text:p>
          </table:table-cell>
          <table:table-cell/>
          <table:table-cell table:formula="of:=VLOOKUP([.$F211];[.$F$3:.$F210];1;0)" office:value-type="string" office:string-value="" calcext:value-type="error">
            <text:p>#N/D</text:p>
          </table:table-cell>
          <table:table-cell table:style-name="ce102" table:formula="of:=NOT(ISERROR([.U211]))" office:value-type="boolean" office:boolean-value="false" calcext:value-type="boolean">
            <text:p>FALSO</text:p>
          </table:table-cell>
          <table:table-cell table:formula="of:=VLOOKUP([.$F211];[.$F212:.$F$1000];1;0)" office:value-type="string" office:string-value="" calcext:value-type="error">
            <text:p>#N/D</text:p>
          </table:table-cell>
          <table:table-cell table:style-name="ce102" table:formula="of:=NOT(ISERROR([.W2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2])&gt;0;HYPERLINK(CONCATENATE(['file:///C:/Users/Txinto%20Vaz/Desktop/req_rees-core/uploading/RqUpload.ods'#$Dict.$B$1];&quot;issues/&quot;;[.B212]);CONCATENATE(&quot;#&quot;;[.B212]));&quot;&quot;)">
            <text:p/>
          </table:table-cell>
          <table:table-cell table:style-name="ce27" table:formula="of:=IF(LEN([.F212])&gt;0;MAX([.D$3:.D211])+1;&quot;&quot;)">
            <text:p/>
          </table:table-cell>
          <table:table-cell table:style-name="ce29" table:formula="of:=IF(LEN([.D212])&gt;0;CONCATENATE([.$K$1];TEXT([.D2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2];[.$H$3:.$H$1000];1;0)" office:value-type="string" office:string-value="" calcext:value-type="error">
            <text:p>#N/D</text:p>
          </table:table-cell>
          <table:table-cell table:style-name="ce102" table:formula="of:=NOT(ISERROR([.R212]))" office:value-type="boolean" office:boolean-value="false" calcext:value-type="boolean">
            <text:p>FALSO</text:p>
          </table:table-cell>
          <table:table-cell/>
          <table:table-cell table:formula="of:=VLOOKUP([.$F212];[.$F$3:.$F211];1;0)" office:value-type="string" office:string-value="" calcext:value-type="error">
            <text:p>#N/D</text:p>
          </table:table-cell>
          <table:table-cell table:style-name="ce102" table:formula="of:=NOT(ISERROR([.U212]))" office:value-type="boolean" office:boolean-value="false" calcext:value-type="boolean">
            <text:p>FALSO</text:p>
          </table:table-cell>
          <table:table-cell table:formula="of:=VLOOKUP([.$F212];[.$F213:.$F$1000];1;0)" office:value-type="string" office:string-value="" calcext:value-type="error">
            <text:p>#N/D</text:p>
          </table:table-cell>
          <table:table-cell table:style-name="ce102" table:formula="of:=NOT(ISERROR([.W2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3])&gt;0;HYPERLINK(CONCATENATE(['file:///C:/Users/Txinto%20Vaz/Desktop/req_rees-core/uploading/RqUpload.ods'#$Dict.$B$1];&quot;issues/&quot;;[.B213]);CONCATENATE(&quot;#&quot;;[.B213]));&quot;&quot;)">
            <text:p/>
          </table:table-cell>
          <table:table-cell table:style-name="ce27" table:formula="of:=IF(LEN([.F213])&gt;0;MAX([.D$3:.D212])+1;&quot;&quot;)">
            <text:p/>
          </table:table-cell>
          <table:table-cell table:style-name="ce29" table:formula="of:=IF(LEN([.D213])&gt;0;CONCATENATE([.$K$1];TEXT([.D2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3];[.$H$3:.$H$1000];1;0)" office:value-type="string" office:string-value="" calcext:value-type="error">
            <text:p>#N/D</text:p>
          </table:table-cell>
          <table:table-cell table:style-name="ce102" table:formula="of:=NOT(ISERROR([.R213]))" office:value-type="boolean" office:boolean-value="false" calcext:value-type="boolean">
            <text:p>FALSO</text:p>
          </table:table-cell>
          <table:table-cell/>
          <table:table-cell table:formula="of:=VLOOKUP([.$F213];[.$F$3:.$F212];1;0)" office:value-type="string" office:string-value="" calcext:value-type="error">
            <text:p>#N/D</text:p>
          </table:table-cell>
          <table:table-cell table:style-name="ce102" table:formula="of:=NOT(ISERROR([.U213]))" office:value-type="boolean" office:boolean-value="false" calcext:value-type="boolean">
            <text:p>FALSO</text:p>
          </table:table-cell>
          <table:table-cell table:formula="of:=VLOOKUP([.$F213];[.$F214:.$F$1000];1;0)" office:value-type="string" office:string-value="" calcext:value-type="error">
            <text:p>#N/D</text:p>
          </table:table-cell>
          <table:table-cell table:style-name="ce102" table:formula="of:=NOT(ISERROR([.W2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4])&gt;0;HYPERLINK(CONCATENATE(['file:///C:/Users/Txinto%20Vaz/Desktop/req_rees-core/uploading/RqUpload.ods'#$Dict.$B$1];&quot;issues/&quot;;[.B214]);CONCATENATE(&quot;#&quot;;[.B214]));&quot;&quot;)">
            <text:p/>
          </table:table-cell>
          <table:table-cell table:style-name="ce27" table:formula="of:=IF(LEN([.F214])&gt;0;MAX([.D$3:.D213])+1;&quot;&quot;)">
            <text:p/>
          </table:table-cell>
          <table:table-cell table:style-name="ce29" table:formula="of:=IF(LEN([.D214])&gt;0;CONCATENATE([.$K$1];TEXT([.D2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4];[.$H$3:.$H$1000];1;0)" office:value-type="string" office:string-value="" calcext:value-type="error">
            <text:p>#N/D</text:p>
          </table:table-cell>
          <table:table-cell table:style-name="ce102" table:formula="of:=NOT(ISERROR([.R214]))" office:value-type="boolean" office:boolean-value="false" calcext:value-type="boolean">
            <text:p>FALSO</text:p>
          </table:table-cell>
          <table:table-cell/>
          <table:table-cell table:formula="of:=VLOOKUP([.$F214];[.$F$3:.$F213];1;0)" office:value-type="string" office:string-value="" calcext:value-type="error">
            <text:p>#N/D</text:p>
          </table:table-cell>
          <table:table-cell table:style-name="ce102" table:formula="of:=NOT(ISERROR([.U214]))" office:value-type="boolean" office:boolean-value="false" calcext:value-type="boolean">
            <text:p>FALSO</text:p>
          </table:table-cell>
          <table:table-cell table:formula="of:=VLOOKUP([.$F214];[.$F215:.$F$1000];1;0)" office:value-type="string" office:string-value="" calcext:value-type="error">
            <text:p>#N/D</text:p>
          </table:table-cell>
          <table:table-cell table:style-name="ce102" table:formula="of:=NOT(ISERROR([.W2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5])&gt;0;HYPERLINK(CONCATENATE(['file:///C:/Users/Txinto%20Vaz/Desktop/req_rees-core/uploading/RqUpload.ods'#$Dict.$B$1];&quot;issues/&quot;;[.B215]);CONCATENATE(&quot;#&quot;;[.B215]));&quot;&quot;)">
            <text:p/>
          </table:table-cell>
          <table:table-cell table:style-name="ce27" table:formula="of:=IF(LEN([.F215])&gt;0;MAX([.D$3:.D214])+1;&quot;&quot;)">
            <text:p/>
          </table:table-cell>
          <table:table-cell table:style-name="ce29" table:formula="of:=IF(LEN([.D215])&gt;0;CONCATENATE([.$K$1];TEXT([.D2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5];[.$H$3:.$H$1000];1;0)" office:value-type="string" office:string-value="" calcext:value-type="error">
            <text:p>#N/D</text:p>
          </table:table-cell>
          <table:table-cell table:style-name="ce102" table:formula="of:=NOT(ISERROR([.R215]))" office:value-type="boolean" office:boolean-value="false" calcext:value-type="boolean">
            <text:p>FALSO</text:p>
          </table:table-cell>
          <table:table-cell/>
          <table:table-cell table:formula="of:=VLOOKUP([.$F215];[.$F$3:.$F214];1;0)" office:value-type="string" office:string-value="" calcext:value-type="error">
            <text:p>#N/D</text:p>
          </table:table-cell>
          <table:table-cell table:style-name="ce102" table:formula="of:=NOT(ISERROR([.U215]))" office:value-type="boolean" office:boolean-value="false" calcext:value-type="boolean">
            <text:p>FALSO</text:p>
          </table:table-cell>
          <table:table-cell table:formula="of:=VLOOKUP([.$F215];[.$F216:.$F$1000];1;0)" office:value-type="string" office:string-value="" calcext:value-type="error">
            <text:p>#N/D</text:p>
          </table:table-cell>
          <table:table-cell table:style-name="ce102" table:formula="of:=NOT(ISERROR([.W2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6])&gt;0;HYPERLINK(CONCATENATE(['file:///C:/Users/Txinto%20Vaz/Desktop/req_rees-core/uploading/RqUpload.ods'#$Dict.$B$1];&quot;issues/&quot;;[.B216]);CONCATENATE(&quot;#&quot;;[.B216]));&quot;&quot;)">
            <text:p/>
          </table:table-cell>
          <table:table-cell table:style-name="ce27" table:formula="of:=IF(LEN([.F216])&gt;0;MAX([.D$3:.D215])+1;&quot;&quot;)">
            <text:p/>
          </table:table-cell>
          <table:table-cell table:style-name="ce29" table:formula="of:=IF(LEN([.D216])&gt;0;CONCATENATE([.$K$1];TEXT([.D2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6];[.$H$3:.$H$1000];1;0)" office:value-type="string" office:string-value="" calcext:value-type="error">
            <text:p>#N/D</text:p>
          </table:table-cell>
          <table:table-cell table:style-name="ce102" table:formula="of:=NOT(ISERROR([.R216]))" office:value-type="boolean" office:boolean-value="false" calcext:value-type="boolean">
            <text:p>FALSO</text:p>
          </table:table-cell>
          <table:table-cell/>
          <table:table-cell table:formula="of:=VLOOKUP([.$F216];[.$F$3:.$F215];1;0)" office:value-type="string" office:string-value="" calcext:value-type="error">
            <text:p>#N/D</text:p>
          </table:table-cell>
          <table:table-cell table:style-name="ce102" table:formula="of:=NOT(ISERROR([.U216]))" office:value-type="boolean" office:boolean-value="false" calcext:value-type="boolean">
            <text:p>FALSO</text:p>
          </table:table-cell>
          <table:table-cell table:formula="of:=VLOOKUP([.$F216];[.$F217:.$F$1000];1;0)" office:value-type="string" office:string-value="" calcext:value-type="error">
            <text:p>#N/D</text:p>
          </table:table-cell>
          <table:table-cell table:style-name="ce102" table:formula="of:=NOT(ISERROR([.W2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7])&gt;0;HYPERLINK(CONCATENATE(['file:///C:/Users/Txinto%20Vaz/Desktop/req_rees-core/uploading/RqUpload.ods'#$Dict.$B$1];&quot;issues/&quot;;[.B217]);CONCATENATE(&quot;#&quot;;[.B217]));&quot;&quot;)">
            <text:p/>
          </table:table-cell>
          <table:table-cell table:style-name="ce27" table:formula="of:=IF(LEN([.F217])&gt;0;MAX([.D$3:.D216])+1;&quot;&quot;)">
            <text:p/>
          </table:table-cell>
          <table:table-cell table:style-name="ce29" table:formula="of:=IF(LEN([.D217])&gt;0;CONCATENATE([.$K$1];TEXT([.D2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7];[.$H$3:.$H$1000];1;0)" office:value-type="string" office:string-value="" calcext:value-type="error">
            <text:p>#N/D</text:p>
          </table:table-cell>
          <table:table-cell table:style-name="ce102" table:formula="of:=NOT(ISERROR([.R217]))" office:value-type="boolean" office:boolean-value="false" calcext:value-type="boolean">
            <text:p>FALSO</text:p>
          </table:table-cell>
          <table:table-cell/>
          <table:table-cell table:formula="of:=VLOOKUP([.$F217];[.$F$3:.$F216];1;0)" office:value-type="string" office:string-value="" calcext:value-type="error">
            <text:p>#N/D</text:p>
          </table:table-cell>
          <table:table-cell table:style-name="ce102" table:formula="of:=NOT(ISERROR([.U217]))" office:value-type="boolean" office:boolean-value="false" calcext:value-type="boolean">
            <text:p>FALSO</text:p>
          </table:table-cell>
          <table:table-cell table:formula="of:=VLOOKUP([.$F217];[.$F218:.$F$1000];1;0)" office:value-type="string" office:string-value="" calcext:value-type="error">
            <text:p>#N/D</text:p>
          </table:table-cell>
          <table:table-cell table:style-name="ce102" table:formula="of:=NOT(ISERROR([.W2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8])&gt;0;HYPERLINK(CONCATENATE(['file:///C:/Users/Txinto%20Vaz/Desktop/req_rees-core/uploading/RqUpload.ods'#$Dict.$B$1];&quot;issues/&quot;;[.B218]);CONCATENATE(&quot;#&quot;;[.B218]));&quot;&quot;)">
            <text:p/>
          </table:table-cell>
          <table:table-cell table:style-name="ce27" table:formula="of:=IF(LEN([.F218])&gt;0;MAX([.D$3:.D217])+1;&quot;&quot;)">
            <text:p/>
          </table:table-cell>
          <table:table-cell table:style-name="ce29" table:formula="of:=IF(LEN([.D218])&gt;0;CONCATENATE([.$K$1];TEXT([.D2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8];[.$H$3:.$H$1000];1;0)" office:value-type="string" office:string-value="" calcext:value-type="error">
            <text:p>#N/D</text:p>
          </table:table-cell>
          <table:table-cell table:style-name="ce102" table:formula="of:=NOT(ISERROR([.R218]))" office:value-type="boolean" office:boolean-value="false" calcext:value-type="boolean">
            <text:p>FALSO</text:p>
          </table:table-cell>
          <table:table-cell/>
          <table:table-cell table:formula="of:=VLOOKUP([.$F218];[.$F$3:.$F217];1;0)" office:value-type="string" office:string-value="" calcext:value-type="error">
            <text:p>#N/D</text:p>
          </table:table-cell>
          <table:table-cell table:style-name="ce102" table:formula="of:=NOT(ISERROR([.U218]))" office:value-type="boolean" office:boolean-value="false" calcext:value-type="boolean">
            <text:p>FALSO</text:p>
          </table:table-cell>
          <table:table-cell table:formula="of:=VLOOKUP([.$F218];[.$F219:.$F$1000];1;0)" office:value-type="string" office:string-value="" calcext:value-type="error">
            <text:p>#N/D</text:p>
          </table:table-cell>
          <table:table-cell table:style-name="ce102" table:formula="of:=NOT(ISERROR([.W2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19])&gt;0;HYPERLINK(CONCATENATE(['file:///C:/Users/Txinto%20Vaz/Desktop/req_rees-core/uploading/RqUpload.ods'#$Dict.$B$1];&quot;issues/&quot;;[.B219]);CONCATENATE(&quot;#&quot;;[.B219]));&quot;&quot;)">
            <text:p/>
          </table:table-cell>
          <table:table-cell table:style-name="ce27" table:formula="of:=IF(LEN([.F219])&gt;0;MAX([.D$3:.D218])+1;&quot;&quot;)">
            <text:p/>
          </table:table-cell>
          <table:table-cell table:style-name="ce29" table:formula="of:=IF(LEN([.D219])&gt;0;CONCATENATE([.$K$1];TEXT([.D2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9];[.$H$3:.$H$1000];1;0)" office:value-type="string" office:string-value="" calcext:value-type="error">
            <text:p>#N/D</text:p>
          </table:table-cell>
          <table:table-cell table:style-name="ce102" table:formula="of:=NOT(ISERROR([.R219]))" office:value-type="boolean" office:boolean-value="false" calcext:value-type="boolean">
            <text:p>FALSO</text:p>
          </table:table-cell>
          <table:table-cell/>
          <table:table-cell table:formula="of:=VLOOKUP([.$F219];[.$F$3:.$F218];1;0)" office:value-type="string" office:string-value="" calcext:value-type="error">
            <text:p>#N/D</text:p>
          </table:table-cell>
          <table:table-cell table:style-name="ce102" table:formula="of:=NOT(ISERROR([.U219]))" office:value-type="boolean" office:boolean-value="false" calcext:value-type="boolean">
            <text:p>FALSO</text:p>
          </table:table-cell>
          <table:table-cell table:formula="of:=VLOOKUP([.$F219];[.$F220:.$F$1000];1;0)" office:value-type="string" office:string-value="" calcext:value-type="error">
            <text:p>#N/D</text:p>
          </table:table-cell>
          <table:table-cell table:style-name="ce102" table:formula="of:=NOT(ISERROR([.W2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0])&gt;0;HYPERLINK(CONCATENATE(['file:///C:/Users/Txinto%20Vaz/Desktop/req_rees-core/uploading/RqUpload.ods'#$Dict.$B$1];&quot;issues/&quot;;[.B220]);CONCATENATE(&quot;#&quot;;[.B220]));&quot;&quot;)">
            <text:p/>
          </table:table-cell>
          <table:table-cell table:style-name="ce27" table:formula="of:=IF(LEN([.F220])&gt;0;MAX([.D$3:.D219])+1;&quot;&quot;)">
            <text:p/>
          </table:table-cell>
          <table:table-cell table:style-name="ce29" table:formula="of:=IF(LEN([.D220])&gt;0;CONCATENATE([.$K$1];TEXT([.D2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0];[.$H$3:.$H$1000];1;0)" office:value-type="string" office:string-value="" calcext:value-type="error">
            <text:p>#N/D</text:p>
          </table:table-cell>
          <table:table-cell table:style-name="ce102" table:formula="of:=NOT(ISERROR([.R220]))" office:value-type="boolean" office:boolean-value="false" calcext:value-type="boolean">
            <text:p>FALSO</text:p>
          </table:table-cell>
          <table:table-cell/>
          <table:table-cell table:formula="of:=VLOOKUP([.$F220];[.$F$3:.$F219];1;0)" office:value-type="string" office:string-value="" calcext:value-type="error">
            <text:p>#N/D</text:p>
          </table:table-cell>
          <table:table-cell table:style-name="ce102" table:formula="of:=NOT(ISERROR([.U220]))" office:value-type="boolean" office:boolean-value="false" calcext:value-type="boolean">
            <text:p>FALSO</text:p>
          </table:table-cell>
          <table:table-cell table:formula="of:=VLOOKUP([.$F220];[.$F221:.$F$1000];1;0)" office:value-type="string" office:string-value="" calcext:value-type="error">
            <text:p>#N/D</text:p>
          </table:table-cell>
          <table:table-cell table:style-name="ce102" table:formula="of:=NOT(ISERROR([.W2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1])&gt;0;HYPERLINK(CONCATENATE(['file:///C:/Users/Txinto%20Vaz/Desktop/req_rees-core/uploading/RqUpload.ods'#$Dict.$B$1];&quot;issues/&quot;;[.B221]);CONCATENATE(&quot;#&quot;;[.B221]));&quot;&quot;)">
            <text:p/>
          </table:table-cell>
          <table:table-cell table:style-name="ce27" table:formula="of:=IF(LEN([.F221])&gt;0;MAX([.D$3:.D220])+1;&quot;&quot;)">
            <text:p/>
          </table:table-cell>
          <table:table-cell table:style-name="ce29" table:formula="of:=IF(LEN([.D221])&gt;0;CONCATENATE([.$K$1];TEXT([.D2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1];[.$H$3:.$H$1000];1;0)" office:value-type="string" office:string-value="" calcext:value-type="error">
            <text:p>#N/D</text:p>
          </table:table-cell>
          <table:table-cell table:style-name="ce102" table:formula="of:=NOT(ISERROR([.R221]))" office:value-type="boolean" office:boolean-value="false" calcext:value-type="boolean">
            <text:p>FALSO</text:p>
          </table:table-cell>
          <table:table-cell/>
          <table:table-cell table:formula="of:=VLOOKUP([.$F221];[.$F$3:.$F220];1;0)" office:value-type="string" office:string-value="" calcext:value-type="error">
            <text:p>#N/D</text:p>
          </table:table-cell>
          <table:table-cell table:style-name="ce102" table:formula="of:=NOT(ISERROR([.U221]))" office:value-type="boolean" office:boolean-value="false" calcext:value-type="boolean">
            <text:p>FALSO</text:p>
          </table:table-cell>
          <table:table-cell table:formula="of:=VLOOKUP([.$F221];[.$F222:.$F$1000];1;0)" office:value-type="string" office:string-value="" calcext:value-type="error">
            <text:p>#N/D</text:p>
          </table:table-cell>
          <table:table-cell table:style-name="ce102" table:formula="of:=NOT(ISERROR([.W2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2])&gt;0;HYPERLINK(CONCATENATE(['file:///C:/Users/Txinto%20Vaz/Desktop/req_rees-core/uploading/RqUpload.ods'#$Dict.$B$1];&quot;issues/&quot;;[.B222]);CONCATENATE(&quot;#&quot;;[.B222]));&quot;&quot;)">
            <text:p/>
          </table:table-cell>
          <table:table-cell table:style-name="ce27" table:formula="of:=IF(LEN([.F222])&gt;0;MAX([.D$3:.D221])+1;&quot;&quot;)">
            <text:p/>
          </table:table-cell>
          <table:table-cell table:style-name="ce29" table:formula="of:=IF(LEN([.D222])&gt;0;CONCATENATE([.$K$1];TEXT([.D2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2];[.$H$3:.$H$1000];1;0)" office:value-type="string" office:string-value="" calcext:value-type="error">
            <text:p>#N/D</text:p>
          </table:table-cell>
          <table:table-cell table:style-name="ce102" table:formula="of:=NOT(ISERROR([.R222]))" office:value-type="boolean" office:boolean-value="false" calcext:value-type="boolean">
            <text:p>FALSO</text:p>
          </table:table-cell>
          <table:table-cell/>
          <table:table-cell table:formula="of:=VLOOKUP([.$F222];[.$F$3:.$F221];1;0)" office:value-type="string" office:string-value="" calcext:value-type="error">
            <text:p>#N/D</text:p>
          </table:table-cell>
          <table:table-cell table:style-name="ce102" table:formula="of:=NOT(ISERROR([.U222]))" office:value-type="boolean" office:boolean-value="false" calcext:value-type="boolean">
            <text:p>FALSO</text:p>
          </table:table-cell>
          <table:table-cell table:formula="of:=VLOOKUP([.$F222];[.$F223:.$F$1000];1;0)" office:value-type="string" office:string-value="" calcext:value-type="error">
            <text:p>#N/D</text:p>
          </table:table-cell>
          <table:table-cell table:style-name="ce102" table:formula="of:=NOT(ISERROR([.W2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3])&gt;0;HYPERLINK(CONCATENATE(['file:///C:/Users/Txinto%20Vaz/Desktop/req_rees-core/uploading/RqUpload.ods'#$Dict.$B$1];&quot;issues/&quot;;[.B223]);CONCATENATE(&quot;#&quot;;[.B223]));&quot;&quot;)">
            <text:p/>
          </table:table-cell>
          <table:table-cell table:style-name="ce27" table:formula="of:=IF(LEN([.F223])&gt;0;MAX([.D$3:.D222])+1;&quot;&quot;)">
            <text:p/>
          </table:table-cell>
          <table:table-cell table:style-name="ce29" table:formula="of:=IF(LEN([.D223])&gt;0;CONCATENATE([.$K$1];TEXT([.D2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3];[.$H$3:.$H$1000];1;0)" office:value-type="string" office:string-value="" calcext:value-type="error">
            <text:p>#N/D</text:p>
          </table:table-cell>
          <table:table-cell table:style-name="ce102" table:formula="of:=NOT(ISERROR([.R223]))" office:value-type="boolean" office:boolean-value="false" calcext:value-type="boolean">
            <text:p>FALSO</text:p>
          </table:table-cell>
          <table:table-cell/>
          <table:table-cell table:formula="of:=VLOOKUP([.$F223];[.$F$3:.$F222];1;0)" office:value-type="string" office:string-value="" calcext:value-type="error">
            <text:p>#N/D</text:p>
          </table:table-cell>
          <table:table-cell table:style-name="ce102" table:formula="of:=NOT(ISERROR([.U223]))" office:value-type="boolean" office:boolean-value="false" calcext:value-type="boolean">
            <text:p>FALSO</text:p>
          </table:table-cell>
          <table:table-cell table:formula="of:=VLOOKUP([.$F223];[.$F224:.$F$1000];1;0)" office:value-type="string" office:string-value="" calcext:value-type="error">
            <text:p>#N/D</text:p>
          </table:table-cell>
          <table:table-cell table:style-name="ce102" table:formula="of:=NOT(ISERROR([.W2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4])&gt;0;HYPERLINK(CONCATENATE(['file:///C:/Users/Txinto%20Vaz/Desktop/req_rees-core/uploading/RqUpload.ods'#$Dict.$B$1];&quot;issues/&quot;;[.B224]);CONCATENATE(&quot;#&quot;;[.B224]));&quot;&quot;)">
            <text:p/>
          </table:table-cell>
          <table:table-cell table:style-name="ce27" table:formula="of:=IF(LEN([.F224])&gt;0;MAX([.D$3:.D223])+1;&quot;&quot;)">
            <text:p/>
          </table:table-cell>
          <table:table-cell table:style-name="ce29" table:formula="of:=IF(LEN([.D224])&gt;0;CONCATENATE([.$K$1];TEXT([.D2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4];[.$H$3:.$H$1000];1;0)" office:value-type="string" office:string-value="" calcext:value-type="error">
            <text:p>#N/D</text:p>
          </table:table-cell>
          <table:table-cell table:style-name="ce102" table:formula="of:=NOT(ISERROR([.R224]))" office:value-type="boolean" office:boolean-value="false" calcext:value-type="boolean">
            <text:p>FALSO</text:p>
          </table:table-cell>
          <table:table-cell/>
          <table:table-cell table:formula="of:=VLOOKUP([.$F224];[.$F$3:.$F223];1;0)" office:value-type="string" office:string-value="" calcext:value-type="error">
            <text:p>#N/D</text:p>
          </table:table-cell>
          <table:table-cell table:style-name="ce102" table:formula="of:=NOT(ISERROR([.U224]))" office:value-type="boolean" office:boolean-value="false" calcext:value-type="boolean">
            <text:p>FALSO</text:p>
          </table:table-cell>
          <table:table-cell table:formula="of:=VLOOKUP([.$F224];[.$F225:.$F$1000];1;0)" office:value-type="string" office:string-value="" calcext:value-type="error">
            <text:p>#N/D</text:p>
          </table:table-cell>
          <table:table-cell table:style-name="ce102" table:formula="of:=NOT(ISERROR([.W2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5])&gt;0;HYPERLINK(CONCATENATE(['file:///C:/Users/Txinto%20Vaz/Desktop/req_rees-core/uploading/RqUpload.ods'#$Dict.$B$1];&quot;issues/&quot;;[.B225]);CONCATENATE(&quot;#&quot;;[.B225]));&quot;&quot;)">
            <text:p/>
          </table:table-cell>
          <table:table-cell table:style-name="ce27" table:formula="of:=IF(LEN([.F225])&gt;0;MAX([.D$3:.D224])+1;&quot;&quot;)">
            <text:p/>
          </table:table-cell>
          <table:table-cell table:style-name="ce29" table:formula="of:=IF(LEN([.D225])&gt;0;CONCATENATE([.$K$1];TEXT([.D2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5];[.$H$3:.$H$1000];1;0)" office:value-type="string" office:string-value="" calcext:value-type="error">
            <text:p>#N/D</text:p>
          </table:table-cell>
          <table:table-cell table:style-name="ce102" table:formula="of:=NOT(ISERROR([.R225]))" office:value-type="boolean" office:boolean-value="false" calcext:value-type="boolean">
            <text:p>FALSO</text:p>
          </table:table-cell>
          <table:table-cell/>
          <table:table-cell table:formula="of:=VLOOKUP([.$F225];[.$F$3:.$F224];1;0)" office:value-type="string" office:string-value="" calcext:value-type="error">
            <text:p>#N/D</text:p>
          </table:table-cell>
          <table:table-cell table:style-name="ce102" table:formula="of:=NOT(ISERROR([.U225]))" office:value-type="boolean" office:boolean-value="false" calcext:value-type="boolean">
            <text:p>FALSO</text:p>
          </table:table-cell>
          <table:table-cell table:formula="of:=VLOOKUP([.$F225];[.$F226:.$F$1000];1;0)" office:value-type="string" office:string-value="" calcext:value-type="error">
            <text:p>#N/D</text:p>
          </table:table-cell>
          <table:table-cell table:style-name="ce102" table:formula="of:=NOT(ISERROR([.W2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6])&gt;0;HYPERLINK(CONCATENATE(['file:///C:/Users/Txinto%20Vaz/Desktop/req_rees-core/uploading/RqUpload.ods'#$Dict.$B$1];&quot;issues/&quot;;[.B226]);CONCATENATE(&quot;#&quot;;[.B226]));&quot;&quot;)">
            <text:p/>
          </table:table-cell>
          <table:table-cell table:style-name="ce27" table:formula="of:=IF(LEN([.F226])&gt;0;MAX([.D$3:.D225])+1;&quot;&quot;)">
            <text:p/>
          </table:table-cell>
          <table:table-cell table:style-name="ce29" table:formula="of:=IF(LEN([.D226])&gt;0;CONCATENATE([.$K$1];TEXT([.D2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6];[.$H$3:.$H$1000];1;0)" office:value-type="string" office:string-value="" calcext:value-type="error">
            <text:p>#N/D</text:p>
          </table:table-cell>
          <table:table-cell table:style-name="ce102" table:formula="of:=NOT(ISERROR([.R226]))" office:value-type="boolean" office:boolean-value="false" calcext:value-type="boolean">
            <text:p>FALSO</text:p>
          </table:table-cell>
          <table:table-cell/>
          <table:table-cell table:formula="of:=VLOOKUP([.$F226];[.$F$3:.$F225];1;0)" office:value-type="string" office:string-value="" calcext:value-type="error">
            <text:p>#N/D</text:p>
          </table:table-cell>
          <table:table-cell table:style-name="ce102" table:formula="of:=NOT(ISERROR([.U226]))" office:value-type="boolean" office:boolean-value="false" calcext:value-type="boolean">
            <text:p>FALSO</text:p>
          </table:table-cell>
          <table:table-cell table:formula="of:=VLOOKUP([.$F226];[.$F227:.$F$1000];1;0)" office:value-type="string" office:string-value="" calcext:value-type="error">
            <text:p>#N/D</text:p>
          </table:table-cell>
          <table:table-cell table:style-name="ce102" table:formula="of:=NOT(ISERROR([.W2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7])&gt;0;HYPERLINK(CONCATENATE(['file:///C:/Users/Txinto%20Vaz/Desktop/req_rees-core/uploading/RqUpload.ods'#$Dict.$B$1];&quot;issues/&quot;;[.B227]);CONCATENATE(&quot;#&quot;;[.B227]));&quot;&quot;)">
            <text:p/>
          </table:table-cell>
          <table:table-cell table:style-name="ce27" table:formula="of:=IF(LEN([.F227])&gt;0;MAX([.D$3:.D226])+1;&quot;&quot;)">
            <text:p/>
          </table:table-cell>
          <table:table-cell table:style-name="ce29" table:formula="of:=IF(LEN([.D227])&gt;0;CONCATENATE([.$K$1];TEXT([.D2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7];[.$H$3:.$H$1000];1;0)" office:value-type="string" office:string-value="" calcext:value-type="error">
            <text:p>#N/D</text:p>
          </table:table-cell>
          <table:table-cell table:style-name="ce102" table:formula="of:=NOT(ISERROR([.R227]))" office:value-type="boolean" office:boolean-value="false" calcext:value-type="boolean">
            <text:p>FALSO</text:p>
          </table:table-cell>
          <table:table-cell/>
          <table:table-cell table:formula="of:=VLOOKUP([.$F227];[.$F$3:.$F226];1;0)" office:value-type="string" office:string-value="" calcext:value-type="error">
            <text:p>#N/D</text:p>
          </table:table-cell>
          <table:table-cell table:style-name="ce102" table:formula="of:=NOT(ISERROR([.U227]))" office:value-type="boolean" office:boolean-value="false" calcext:value-type="boolean">
            <text:p>FALSO</text:p>
          </table:table-cell>
          <table:table-cell table:formula="of:=VLOOKUP([.$F227];[.$F228:.$F$1000];1;0)" office:value-type="string" office:string-value="" calcext:value-type="error">
            <text:p>#N/D</text:p>
          </table:table-cell>
          <table:table-cell table:style-name="ce102" table:formula="of:=NOT(ISERROR([.W2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8])&gt;0;HYPERLINK(CONCATENATE(['file:///C:/Users/Txinto%20Vaz/Desktop/req_rees-core/uploading/RqUpload.ods'#$Dict.$B$1];&quot;issues/&quot;;[.B228]);CONCATENATE(&quot;#&quot;;[.B228]));&quot;&quot;)">
            <text:p/>
          </table:table-cell>
          <table:table-cell table:style-name="ce27" table:formula="of:=IF(LEN([.F228])&gt;0;MAX([.D$3:.D227])+1;&quot;&quot;)">
            <text:p/>
          </table:table-cell>
          <table:table-cell table:style-name="ce29" table:formula="of:=IF(LEN([.D228])&gt;0;CONCATENATE([.$K$1];TEXT([.D2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8];[.$H$3:.$H$1000];1;0)" office:value-type="string" office:string-value="" calcext:value-type="error">
            <text:p>#N/D</text:p>
          </table:table-cell>
          <table:table-cell table:style-name="ce102" table:formula="of:=NOT(ISERROR([.R228]))" office:value-type="boolean" office:boolean-value="false" calcext:value-type="boolean">
            <text:p>FALSO</text:p>
          </table:table-cell>
          <table:table-cell/>
          <table:table-cell table:formula="of:=VLOOKUP([.$F228];[.$F$3:.$F227];1;0)" office:value-type="string" office:string-value="" calcext:value-type="error">
            <text:p>#N/D</text:p>
          </table:table-cell>
          <table:table-cell table:style-name="ce102" table:formula="of:=NOT(ISERROR([.U228]))" office:value-type="boolean" office:boolean-value="false" calcext:value-type="boolean">
            <text:p>FALSO</text:p>
          </table:table-cell>
          <table:table-cell table:formula="of:=VLOOKUP([.$F228];[.$F229:.$F$1000];1;0)" office:value-type="string" office:string-value="" calcext:value-type="error">
            <text:p>#N/D</text:p>
          </table:table-cell>
          <table:table-cell table:style-name="ce102" table:formula="of:=NOT(ISERROR([.W2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29])&gt;0;HYPERLINK(CONCATENATE(['file:///C:/Users/Txinto%20Vaz/Desktop/req_rees-core/uploading/RqUpload.ods'#$Dict.$B$1];&quot;issues/&quot;;[.B229]);CONCATENATE(&quot;#&quot;;[.B229]));&quot;&quot;)">
            <text:p/>
          </table:table-cell>
          <table:table-cell table:style-name="ce27" table:formula="of:=IF(LEN([.F229])&gt;0;MAX([.D$3:.D228])+1;&quot;&quot;)">
            <text:p/>
          </table:table-cell>
          <table:table-cell table:style-name="ce29" table:formula="of:=IF(LEN([.D229])&gt;0;CONCATENATE([.$K$1];TEXT([.D2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9];[.$H$3:.$H$1000];1;0)" office:value-type="string" office:string-value="" calcext:value-type="error">
            <text:p>#N/D</text:p>
          </table:table-cell>
          <table:table-cell table:style-name="ce102" table:formula="of:=NOT(ISERROR([.R229]))" office:value-type="boolean" office:boolean-value="false" calcext:value-type="boolean">
            <text:p>FALSO</text:p>
          </table:table-cell>
          <table:table-cell/>
          <table:table-cell table:formula="of:=VLOOKUP([.$F229];[.$F$3:.$F228];1;0)" office:value-type="string" office:string-value="" calcext:value-type="error">
            <text:p>#N/D</text:p>
          </table:table-cell>
          <table:table-cell table:style-name="ce102" table:formula="of:=NOT(ISERROR([.U229]))" office:value-type="boolean" office:boolean-value="false" calcext:value-type="boolean">
            <text:p>FALSO</text:p>
          </table:table-cell>
          <table:table-cell table:formula="of:=VLOOKUP([.$F229];[.$F230:.$F$1000];1;0)" office:value-type="string" office:string-value="" calcext:value-type="error">
            <text:p>#N/D</text:p>
          </table:table-cell>
          <table:table-cell table:style-name="ce102" table:formula="of:=NOT(ISERROR([.W2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0])&gt;0;HYPERLINK(CONCATENATE(['file:///C:/Users/Txinto%20Vaz/Desktop/req_rees-core/uploading/RqUpload.ods'#$Dict.$B$1];&quot;issues/&quot;;[.B230]);CONCATENATE(&quot;#&quot;;[.B230]));&quot;&quot;)">
            <text:p/>
          </table:table-cell>
          <table:table-cell table:style-name="ce27" table:formula="of:=IF(LEN([.F230])&gt;0;MAX([.D$3:.D229])+1;&quot;&quot;)">
            <text:p/>
          </table:table-cell>
          <table:table-cell table:style-name="ce29" table:formula="of:=IF(LEN([.D230])&gt;0;CONCATENATE([.$K$1];TEXT([.D2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0];[.$H$3:.$H$1000];1;0)" office:value-type="string" office:string-value="" calcext:value-type="error">
            <text:p>#N/D</text:p>
          </table:table-cell>
          <table:table-cell table:style-name="ce102" table:formula="of:=NOT(ISERROR([.R230]))" office:value-type="boolean" office:boolean-value="false" calcext:value-type="boolean">
            <text:p>FALSO</text:p>
          </table:table-cell>
          <table:table-cell/>
          <table:table-cell table:formula="of:=VLOOKUP([.$F230];[.$F$3:.$F229];1;0)" office:value-type="string" office:string-value="" calcext:value-type="error">
            <text:p>#N/D</text:p>
          </table:table-cell>
          <table:table-cell table:style-name="ce102" table:formula="of:=NOT(ISERROR([.U230]))" office:value-type="boolean" office:boolean-value="false" calcext:value-type="boolean">
            <text:p>FALSO</text:p>
          </table:table-cell>
          <table:table-cell table:formula="of:=VLOOKUP([.$F230];[.$F231:.$F$1000];1;0)" office:value-type="string" office:string-value="" calcext:value-type="error">
            <text:p>#N/D</text:p>
          </table:table-cell>
          <table:table-cell table:style-name="ce102" table:formula="of:=NOT(ISERROR([.W2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1])&gt;0;HYPERLINK(CONCATENATE(['file:///C:/Users/Txinto%20Vaz/Desktop/req_rees-core/uploading/RqUpload.ods'#$Dict.$B$1];&quot;issues/&quot;;[.B231]);CONCATENATE(&quot;#&quot;;[.B231]));&quot;&quot;)">
            <text:p/>
          </table:table-cell>
          <table:table-cell table:style-name="ce27" table:formula="of:=IF(LEN([.F231])&gt;0;MAX([.D$3:.D230])+1;&quot;&quot;)">
            <text:p/>
          </table:table-cell>
          <table:table-cell table:style-name="ce29" table:formula="of:=IF(LEN([.D231])&gt;0;CONCATENATE([.$K$1];TEXT([.D2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1];[.$H$3:.$H$1000];1;0)" office:value-type="string" office:string-value="" calcext:value-type="error">
            <text:p>#N/D</text:p>
          </table:table-cell>
          <table:table-cell table:style-name="ce102" table:formula="of:=NOT(ISERROR([.R231]))" office:value-type="boolean" office:boolean-value="false" calcext:value-type="boolean">
            <text:p>FALSO</text:p>
          </table:table-cell>
          <table:table-cell/>
          <table:table-cell table:formula="of:=VLOOKUP([.$F231];[.$F$3:.$F230];1;0)" office:value-type="string" office:string-value="" calcext:value-type="error">
            <text:p>#N/D</text:p>
          </table:table-cell>
          <table:table-cell table:style-name="ce102" table:formula="of:=NOT(ISERROR([.U231]))" office:value-type="boolean" office:boolean-value="false" calcext:value-type="boolean">
            <text:p>FALSO</text:p>
          </table:table-cell>
          <table:table-cell table:formula="of:=VLOOKUP([.$F231];[.$F232:.$F$1000];1;0)" office:value-type="string" office:string-value="" calcext:value-type="error">
            <text:p>#N/D</text:p>
          </table:table-cell>
          <table:table-cell table:style-name="ce102" table:formula="of:=NOT(ISERROR([.W2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2])&gt;0;HYPERLINK(CONCATENATE(['file:///C:/Users/Txinto%20Vaz/Desktop/req_rees-core/uploading/RqUpload.ods'#$Dict.$B$1];&quot;issues/&quot;;[.B232]);CONCATENATE(&quot;#&quot;;[.B232]));&quot;&quot;)">
            <text:p/>
          </table:table-cell>
          <table:table-cell table:style-name="ce27" table:formula="of:=IF(LEN([.F232])&gt;0;MAX([.D$3:.D231])+1;&quot;&quot;)">
            <text:p/>
          </table:table-cell>
          <table:table-cell table:style-name="ce29" table:formula="of:=IF(LEN([.D232])&gt;0;CONCATENATE([.$K$1];TEXT([.D2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2];[.$H$3:.$H$1000];1;0)" office:value-type="string" office:string-value="" calcext:value-type="error">
            <text:p>#N/D</text:p>
          </table:table-cell>
          <table:table-cell table:style-name="ce102" table:formula="of:=NOT(ISERROR([.R232]))" office:value-type="boolean" office:boolean-value="false" calcext:value-type="boolean">
            <text:p>FALSO</text:p>
          </table:table-cell>
          <table:table-cell/>
          <table:table-cell table:formula="of:=VLOOKUP([.$F232];[.$F$3:.$F231];1;0)" office:value-type="string" office:string-value="" calcext:value-type="error">
            <text:p>#N/D</text:p>
          </table:table-cell>
          <table:table-cell table:style-name="ce102" table:formula="of:=NOT(ISERROR([.U232]))" office:value-type="boolean" office:boolean-value="false" calcext:value-type="boolean">
            <text:p>FALSO</text:p>
          </table:table-cell>
          <table:table-cell table:formula="of:=VLOOKUP([.$F232];[.$F233:.$F$1000];1;0)" office:value-type="string" office:string-value="" calcext:value-type="error">
            <text:p>#N/D</text:p>
          </table:table-cell>
          <table:table-cell table:style-name="ce102" table:formula="of:=NOT(ISERROR([.W2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3])&gt;0;HYPERLINK(CONCATENATE(['file:///C:/Users/Txinto%20Vaz/Desktop/req_rees-core/uploading/RqUpload.ods'#$Dict.$B$1];&quot;issues/&quot;;[.B233]);CONCATENATE(&quot;#&quot;;[.B233]));&quot;&quot;)">
            <text:p/>
          </table:table-cell>
          <table:table-cell table:style-name="ce27" table:formula="of:=IF(LEN([.F233])&gt;0;MAX([.D$3:.D232])+1;&quot;&quot;)">
            <text:p/>
          </table:table-cell>
          <table:table-cell table:style-name="ce29" table:formula="of:=IF(LEN([.D233])&gt;0;CONCATENATE([.$K$1];TEXT([.D2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3];[.$H$3:.$H$1000];1;0)" office:value-type="string" office:string-value="" calcext:value-type="error">
            <text:p>#N/D</text:p>
          </table:table-cell>
          <table:table-cell table:style-name="ce102" table:formula="of:=NOT(ISERROR([.R233]))" office:value-type="boolean" office:boolean-value="false" calcext:value-type="boolean">
            <text:p>FALSO</text:p>
          </table:table-cell>
          <table:table-cell/>
          <table:table-cell table:formula="of:=VLOOKUP([.$F233];[.$F$3:.$F232];1;0)" office:value-type="string" office:string-value="" calcext:value-type="error">
            <text:p>#N/D</text:p>
          </table:table-cell>
          <table:table-cell table:style-name="ce102" table:formula="of:=NOT(ISERROR([.U233]))" office:value-type="boolean" office:boolean-value="false" calcext:value-type="boolean">
            <text:p>FALSO</text:p>
          </table:table-cell>
          <table:table-cell table:formula="of:=VLOOKUP([.$F233];[.$F234:.$F$1000];1;0)" office:value-type="string" office:string-value="" calcext:value-type="error">
            <text:p>#N/D</text:p>
          </table:table-cell>
          <table:table-cell table:style-name="ce102" table:formula="of:=NOT(ISERROR([.W2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4])&gt;0;HYPERLINK(CONCATENATE(['file:///C:/Users/Txinto%20Vaz/Desktop/req_rees-core/uploading/RqUpload.ods'#$Dict.$B$1];&quot;issues/&quot;;[.B234]);CONCATENATE(&quot;#&quot;;[.B234]));&quot;&quot;)">
            <text:p/>
          </table:table-cell>
          <table:table-cell table:style-name="ce27" table:formula="of:=IF(LEN([.F234])&gt;0;MAX([.D$3:.D233])+1;&quot;&quot;)">
            <text:p/>
          </table:table-cell>
          <table:table-cell table:style-name="ce29" table:formula="of:=IF(LEN([.D234])&gt;0;CONCATENATE([.$K$1];TEXT([.D2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4];[.$H$3:.$H$1000];1;0)" office:value-type="string" office:string-value="" calcext:value-type="error">
            <text:p>#N/D</text:p>
          </table:table-cell>
          <table:table-cell table:style-name="ce102" table:formula="of:=NOT(ISERROR([.R234]))" office:value-type="boolean" office:boolean-value="false" calcext:value-type="boolean">
            <text:p>FALSO</text:p>
          </table:table-cell>
          <table:table-cell/>
          <table:table-cell table:formula="of:=VLOOKUP([.$F234];[.$F$3:.$F233];1;0)" office:value-type="string" office:string-value="" calcext:value-type="error">
            <text:p>#N/D</text:p>
          </table:table-cell>
          <table:table-cell table:style-name="ce102" table:formula="of:=NOT(ISERROR([.U234]))" office:value-type="boolean" office:boolean-value="false" calcext:value-type="boolean">
            <text:p>FALSO</text:p>
          </table:table-cell>
          <table:table-cell table:formula="of:=VLOOKUP([.$F234];[.$F235:.$F$1000];1;0)" office:value-type="string" office:string-value="" calcext:value-type="error">
            <text:p>#N/D</text:p>
          </table:table-cell>
          <table:table-cell table:style-name="ce102" table:formula="of:=NOT(ISERROR([.W2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5])&gt;0;HYPERLINK(CONCATENATE(['file:///C:/Users/Txinto%20Vaz/Desktop/req_rees-core/uploading/RqUpload.ods'#$Dict.$B$1];&quot;issues/&quot;;[.B235]);CONCATENATE(&quot;#&quot;;[.B235]));&quot;&quot;)">
            <text:p/>
          </table:table-cell>
          <table:table-cell table:style-name="ce27" table:formula="of:=IF(LEN([.F235])&gt;0;MAX([.D$3:.D234])+1;&quot;&quot;)">
            <text:p/>
          </table:table-cell>
          <table:table-cell table:style-name="ce29" table:formula="of:=IF(LEN([.D235])&gt;0;CONCATENATE([.$K$1];TEXT([.D2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5];[.$H$3:.$H$1000];1;0)" office:value-type="string" office:string-value="" calcext:value-type="error">
            <text:p>#N/D</text:p>
          </table:table-cell>
          <table:table-cell table:style-name="ce102" table:formula="of:=NOT(ISERROR([.R235]))" office:value-type="boolean" office:boolean-value="false" calcext:value-type="boolean">
            <text:p>FALSO</text:p>
          </table:table-cell>
          <table:table-cell/>
          <table:table-cell table:formula="of:=VLOOKUP([.$F235];[.$F$3:.$F234];1;0)" office:value-type="string" office:string-value="" calcext:value-type="error">
            <text:p>#N/D</text:p>
          </table:table-cell>
          <table:table-cell table:style-name="ce102" table:formula="of:=NOT(ISERROR([.U235]))" office:value-type="boolean" office:boolean-value="false" calcext:value-type="boolean">
            <text:p>FALSO</text:p>
          </table:table-cell>
          <table:table-cell table:formula="of:=VLOOKUP([.$F235];[.$F236:.$F$1000];1;0)" office:value-type="string" office:string-value="" calcext:value-type="error">
            <text:p>#N/D</text:p>
          </table:table-cell>
          <table:table-cell table:style-name="ce102" table:formula="of:=NOT(ISERROR([.W2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6])&gt;0;HYPERLINK(CONCATENATE(['file:///C:/Users/Txinto%20Vaz/Desktop/req_rees-core/uploading/RqUpload.ods'#$Dict.$B$1];&quot;issues/&quot;;[.B236]);CONCATENATE(&quot;#&quot;;[.B236]));&quot;&quot;)">
            <text:p/>
          </table:table-cell>
          <table:table-cell table:style-name="ce27" table:formula="of:=IF(LEN([.F236])&gt;0;MAX([.D$3:.D235])+1;&quot;&quot;)">
            <text:p/>
          </table:table-cell>
          <table:table-cell table:style-name="ce29" table:formula="of:=IF(LEN([.D236])&gt;0;CONCATENATE([.$K$1];TEXT([.D2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6];[.$H$3:.$H$1000];1;0)" office:value-type="string" office:string-value="" calcext:value-type="error">
            <text:p>#N/D</text:p>
          </table:table-cell>
          <table:table-cell table:style-name="ce102" table:formula="of:=NOT(ISERROR([.R236]))" office:value-type="boolean" office:boolean-value="false" calcext:value-type="boolean">
            <text:p>FALSO</text:p>
          </table:table-cell>
          <table:table-cell/>
          <table:table-cell table:formula="of:=VLOOKUP([.$F236];[.$F$3:.$F235];1;0)" office:value-type="string" office:string-value="" calcext:value-type="error">
            <text:p>#N/D</text:p>
          </table:table-cell>
          <table:table-cell table:style-name="ce102" table:formula="of:=NOT(ISERROR([.U236]))" office:value-type="boolean" office:boolean-value="false" calcext:value-type="boolean">
            <text:p>FALSO</text:p>
          </table:table-cell>
          <table:table-cell table:formula="of:=VLOOKUP([.$F236];[.$F237:.$F$1000];1;0)" office:value-type="string" office:string-value="" calcext:value-type="error">
            <text:p>#N/D</text:p>
          </table:table-cell>
          <table:table-cell table:style-name="ce102" table:formula="of:=NOT(ISERROR([.W2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7])&gt;0;HYPERLINK(CONCATENATE(['file:///C:/Users/Txinto%20Vaz/Desktop/req_rees-core/uploading/RqUpload.ods'#$Dict.$B$1];&quot;issues/&quot;;[.B237]);CONCATENATE(&quot;#&quot;;[.B237]));&quot;&quot;)">
            <text:p/>
          </table:table-cell>
          <table:table-cell table:style-name="ce27" table:formula="of:=IF(LEN([.F237])&gt;0;MAX([.D$3:.D236])+1;&quot;&quot;)">
            <text:p/>
          </table:table-cell>
          <table:table-cell table:style-name="ce29" table:formula="of:=IF(LEN([.D237])&gt;0;CONCATENATE([.$K$1];TEXT([.D2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7];[.$H$3:.$H$1000];1;0)" office:value-type="string" office:string-value="" calcext:value-type="error">
            <text:p>#N/D</text:p>
          </table:table-cell>
          <table:table-cell table:style-name="ce102" table:formula="of:=NOT(ISERROR([.R237]))" office:value-type="boolean" office:boolean-value="false" calcext:value-type="boolean">
            <text:p>FALSO</text:p>
          </table:table-cell>
          <table:table-cell/>
          <table:table-cell table:formula="of:=VLOOKUP([.$F237];[.$F$3:.$F236];1;0)" office:value-type="string" office:string-value="" calcext:value-type="error">
            <text:p>#N/D</text:p>
          </table:table-cell>
          <table:table-cell table:style-name="ce102" table:formula="of:=NOT(ISERROR([.U237]))" office:value-type="boolean" office:boolean-value="false" calcext:value-type="boolean">
            <text:p>FALSO</text:p>
          </table:table-cell>
          <table:table-cell table:formula="of:=VLOOKUP([.$F237];[.$F238:.$F$1000];1;0)" office:value-type="string" office:string-value="" calcext:value-type="error">
            <text:p>#N/D</text:p>
          </table:table-cell>
          <table:table-cell table:style-name="ce102" table:formula="of:=NOT(ISERROR([.W2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8])&gt;0;HYPERLINK(CONCATENATE(['file:///C:/Users/Txinto%20Vaz/Desktop/req_rees-core/uploading/RqUpload.ods'#$Dict.$B$1];&quot;issues/&quot;;[.B238]);CONCATENATE(&quot;#&quot;;[.B238]));&quot;&quot;)">
            <text:p/>
          </table:table-cell>
          <table:table-cell table:style-name="ce27" table:formula="of:=IF(LEN([.F238])&gt;0;MAX([.D$3:.D237])+1;&quot;&quot;)">
            <text:p/>
          </table:table-cell>
          <table:table-cell table:style-name="ce29" table:formula="of:=IF(LEN([.D238])&gt;0;CONCATENATE([.$K$1];TEXT([.D2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8];[.$H$3:.$H$1000];1;0)" office:value-type="string" office:string-value="" calcext:value-type="error">
            <text:p>#N/D</text:p>
          </table:table-cell>
          <table:table-cell table:style-name="ce102" table:formula="of:=NOT(ISERROR([.R238]))" office:value-type="boolean" office:boolean-value="false" calcext:value-type="boolean">
            <text:p>FALSO</text:p>
          </table:table-cell>
          <table:table-cell/>
          <table:table-cell table:formula="of:=VLOOKUP([.$F238];[.$F$3:.$F237];1;0)" office:value-type="string" office:string-value="" calcext:value-type="error">
            <text:p>#N/D</text:p>
          </table:table-cell>
          <table:table-cell table:style-name="ce102" table:formula="of:=NOT(ISERROR([.U238]))" office:value-type="boolean" office:boolean-value="false" calcext:value-type="boolean">
            <text:p>FALSO</text:p>
          </table:table-cell>
          <table:table-cell table:formula="of:=VLOOKUP([.$F238];[.$F239:.$F$1000];1;0)" office:value-type="string" office:string-value="" calcext:value-type="error">
            <text:p>#N/D</text:p>
          </table:table-cell>
          <table:table-cell table:style-name="ce102" table:formula="of:=NOT(ISERROR([.W2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39])&gt;0;HYPERLINK(CONCATENATE(['file:///C:/Users/Txinto%20Vaz/Desktop/req_rees-core/uploading/RqUpload.ods'#$Dict.$B$1];&quot;issues/&quot;;[.B239]);CONCATENATE(&quot;#&quot;;[.B239]));&quot;&quot;)">
            <text:p/>
          </table:table-cell>
          <table:table-cell table:style-name="ce27" table:formula="of:=IF(LEN([.F239])&gt;0;MAX([.D$3:.D238])+1;&quot;&quot;)">
            <text:p/>
          </table:table-cell>
          <table:table-cell table:style-name="ce29" table:formula="of:=IF(LEN([.D239])&gt;0;CONCATENATE([.$K$1];TEXT([.D2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9];[.$H$3:.$H$1000];1;0)" office:value-type="string" office:string-value="" calcext:value-type="error">
            <text:p>#N/D</text:p>
          </table:table-cell>
          <table:table-cell table:style-name="ce102" table:formula="of:=NOT(ISERROR([.R239]))" office:value-type="boolean" office:boolean-value="false" calcext:value-type="boolean">
            <text:p>FALSO</text:p>
          </table:table-cell>
          <table:table-cell/>
          <table:table-cell table:formula="of:=VLOOKUP([.$F239];[.$F$3:.$F238];1;0)" office:value-type="string" office:string-value="" calcext:value-type="error">
            <text:p>#N/D</text:p>
          </table:table-cell>
          <table:table-cell table:style-name="ce102" table:formula="of:=NOT(ISERROR([.U239]))" office:value-type="boolean" office:boolean-value="false" calcext:value-type="boolean">
            <text:p>FALSO</text:p>
          </table:table-cell>
          <table:table-cell table:formula="of:=VLOOKUP([.$F239];[.$F240:.$F$1000];1;0)" office:value-type="string" office:string-value="" calcext:value-type="error">
            <text:p>#N/D</text:p>
          </table:table-cell>
          <table:table-cell table:style-name="ce102" table:formula="of:=NOT(ISERROR([.W2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0])&gt;0;HYPERLINK(CONCATENATE(['file:///C:/Users/Txinto%20Vaz/Desktop/req_rees-core/uploading/RqUpload.ods'#$Dict.$B$1];&quot;issues/&quot;;[.B240]);CONCATENATE(&quot;#&quot;;[.B240]));&quot;&quot;)">
            <text:p/>
          </table:table-cell>
          <table:table-cell table:style-name="ce27" table:formula="of:=IF(LEN([.F240])&gt;0;MAX([.D$3:.D239])+1;&quot;&quot;)">
            <text:p/>
          </table:table-cell>
          <table:table-cell table:style-name="ce29" table:formula="of:=IF(LEN([.D240])&gt;0;CONCATENATE([.$K$1];TEXT([.D2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0];[.$H$3:.$H$1000];1;0)" office:value-type="string" office:string-value="" calcext:value-type="error">
            <text:p>#N/D</text:p>
          </table:table-cell>
          <table:table-cell table:style-name="ce102" table:formula="of:=NOT(ISERROR([.R240]))" office:value-type="boolean" office:boolean-value="false" calcext:value-type="boolean">
            <text:p>FALSO</text:p>
          </table:table-cell>
          <table:table-cell/>
          <table:table-cell table:formula="of:=VLOOKUP([.$F240];[.$F$3:.$F239];1;0)" office:value-type="string" office:string-value="" calcext:value-type="error">
            <text:p>#N/D</text:p>
          </table:table-cell>
          <table:table-cell table:style-name="ce102" table:formula="of:=NOT(ISERROR([.U240]))" office:value-type="boolean" office:boolean-value="false" calcext:value-type="boolean">
            <text:p>FALSO</text:p>
          </table:table-cell>
          <table:table-cell table:formula="of:=VLOOKUP([.$F240];[.$F241:.$F$1000];1;0)" office:value-type="string" office:string-value="" calcext:value-type="error">
            <text:p>#N/D</text:p>
          </table:table-cell>
          <table:table-cell table:style-name="ce102" table:formula="of:=NOT(ISERROR([.W2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1])&gt;0;HYPERLINK(CONCATENATE(['file:///C:/Users/Txinto%20Vaz/Desktop/req_rees-core/uploading/RqUpload.ods'#$Dict.$B$1];&quot;issues/&quot;;[.B241]);CONCATENATE(&quot;#&quot;;[.B241]));&quot;&quot;)">
            <text:p/>
          </table:table-cell>
          <table:table-cell table:style-name="ce27" table:formula="of:=IF(LEN([.F241])&gt;0;MAX([.D$3:.D240])+1;&quot;&quot;)">
            <text:p/>
          </table:table-cell>
          <table:table-cell table:style-name="ce29" table:formula="of:=IF(LEN([.D241])&gt;0;CONCATENATE([.$K$1];TEXT([.D2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1];[.$H$3:.$H$1000];1;0)" office:value-type="string" office:string-value="" calcext:value-type="error">
            <text:p>#N/D</text:p>
          </table:table-cell>
          <table:table-cell table:style-name="ce102" table:formula="of:=NOT(ISERROR([.R241]))" office:value-type="boolean" office:boolean-value="false" calcext:value-type="boolean">
            <text:p>FALSO</text:p>
          </table:table-cell>
          <table:table-cell/>
          <table:table-cell table:formula="of:=VLOOKUP([.$F241];[.$F$3:.$F240];1;0)" office:value-type="string" office:string-value="" calcext:value-type="error">
            <text:p>#N/D</text:p>
          </table:table-cell>
          <table:table-cell table:style-name="ce102" table:formula="of:=NOT(ISERROR([.U241]))" office:value-type="boolean" office:boolean-value="false" calcext:value-type="boolean">
            <text:p>FALSO</text:p>
          </table:table-cell>
          <table:table-cell table:formula="of:=VLOOKUP([.$F241];[.$F242:.$F$1000];1;0)" office:value-type="string" office:string-value="" calcext:value-type="error">
            <text:p>#N/D</text:p>
          </table:table-cell>
          <table:table-cell table:style-name="ce102" table:formula="of:=NOT(ISERROR([.W2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2])&gt;0;HYPERLINK(CONCATENATE(['file:///C:/Users/Txinto%20Vaz/Desktop/req_rees-core/uploading/RqUpload.ods'#$Dict.$B$1];&quot;issues/&quot;;[.B242]);CONCATENATE(&quot;#&quot;;[.B242]));&quot;&quot;)">
            <text:p/>
          </table:table-cell>
          <table:table-cell table:style-name="ce27" table:formula="of:=IF(LEN([.F242])&gt;0;MAX([.D$3:.D241])+1;&quot;&quot;)">
            <text:p/>
          </table:table-cell>
          <table:table-cell table:style-name="ce29" table:formula="of:=IF(LEN([.D242])&gt;0;CONCATENATE([.$K$1];TEXT([.D2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2];[.$H$3:.$H$1000];1;0)" office:value-type="string" office:string-value="" calcext:value-type="error">
            <text:p>#N/D</text:p>
          </table:table-cell>
          <table:table-cell table:style-name="ce102" table:formula="of:=NOT(ISERROR([.R242]))" office:value-type="boolean" office:boolean-value="false" calcext:value-type="boolean">
            <text:p>FALSO</text:p>
          </table:table-cell>
          <table:table-cell/>
          <table:table-cell table:formula="of:=VLOOKUP([.$F242];[.$F$3:.$F241];1;0)" office:value-type="string" office:string-value="" calcext:value-type="error">
            <text:p>#N/D</text:p>
          </table:table-cell>
          <table:table-cell table:style-name="ce102" table:formula="of:=NOT(ISERROR([.U242]))" office:value-type="boolean" office:boolean-value="false" calcext:value-type="boolean">
            <text:p>FALSO</text:p>
          </table:table-cell>
          <table:table-cell table:formula="of:=VLOOKUP([.$F242];[.$F243:.$F$1000];1;0)" office:value-type="string" office:string-value="" calcext:value-type="error">
            <text:p>#N/D</text:p>
          </table:table-cell>
          <table:table-cell table:style-name="ce102" table:formula="of:=NOT(ISERROR([.W2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3])&gt;0;HYPERLINK(CONCATENATE(['file:///C:/Users/Txinto%20Vaz/Desktop/req_rees-core/uploading/RqUpload.ods'#$Dict.$B$1];&quot;issues/&quot;;[.B243]);CONCATENATE(&quot;#&quot;;[.B243]));&quot;&quot;)">
            <text:p/>
          </table:table-cell>
          <table:table-cell table:style-name="ce27" table:formula="of:=IF(LEN([.F243])&gt;0;MAX([.D$3:.D242])+1;&quot;&quot;)">
            <text:p/>
          </table:table-cell>
          <table:table-cell table:style-name="ce29" table:formula="of:=IF(LEN([.D243])&gt;0;CONCATENATE([.$K$1];TEXT([.D2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3];[.$H$3:.$H$1000];1;0)" office:value-type="string" office:string-value="" calcext:value-type="error">
            <text:p>#N/D</text:p>
          </table:table-cell>
          <table:table-cell table:style-name="ce102" table:formula="of:=NOT(ISERROR([.R243]))" office:value-type="boolean" office:boolean-value="false" calcext:value-type="boolean">
            <text:p>FALSO</text:p>
          </table:table-cell>
          <table:table-cell/>
          <table:table-cell table:formula="of:=VLOOKUP([.$F243];[.$F$3:.$F242];1;0)" office:value-type="string" office:string-value="" calcext:value-type="error">
            <text:p>#N/D</text:p>
          </table:table-cell>
          <table:table-cell table:style-name="ce102" table:formula="of:=NOT(ISERROR([.U243]))" office:value-type="boolean" office:boolean-value="false" calcext:value-type="boolean">
            <text:p>FALSO</text:p>
          </table:table-cell>
          <table:table-cell table:formula="of:=VLOOKUP([.$F243];[.$F244:.$F$1000];1;0)" office:value-type="string" office:string-value="" calcext:value-type="error">
            <text:p>#N/D</text:p>
          </table:table-cell>
          <table:table-cell table:style-name="ce102" table:formula="of:=NOT(ISERROR([.W2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4])&gt;0;HYPERLINK(CONCATENATE(['file:///C:/Users/Txinto%20Vaz/Desktop/req_rees-core/uploading/RqUpload.ods'#$Dict.$B$1];&quot;issues/&quot;;[.B244]);CONCATENATE(&quot;#&quot;;[.B244]));&quot;&quot;)">
            <text:p/>
          </table:table-cell>
          <table:table-cell table:style-name="ce27" table:formula="of:=IF(LEN([.F244])&gt;0;MAX([.D$3:.D243])+1;&quot;&quot;)">
            <text:p/>
          </table:table-cell>
          <table:table-cell table:style-name="ce29" table:formula="of:=IF(LEN([.D244])&gt;0;CONCATENATE([.$K$1];TEXT([.D2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4];[.$H$3:.$H$1000];1;0)" office:value-type="string" office:string-value="" calcext:value-type="error">
            <text:p>#N/D</text:p>
          </table:table-cell>
          <table:table-cell table:style-name="ce102" table:formula="of:=NOT(ISERROR([.R244]))" office:value-type="boolean" office:boolean-value="false" calcext:value-type="boolean">
            <text:p>FALSO</text:p>
          </table:table-cell>
          <table:table-cell/>
          <table:table-cell table:formula="of:=VLOOKUP([.$F244];[.$F$3:.$F243];1;0)" office:value-type="string" office:string-value="" calcext:value-type="error">
            <text:p>#N/D</text:p>
          </table:table-cell>
          <table:table-cell table:style-name="ce102" table:formula="of:=NOT(ISERROR([.U244]))" office:value-type="boolean" office:boolean-value="false" calcext:value-type="boolean">
            <text:p>FALSO</text:p>
          </table:table-cell>
          <table:table-cell table:formula="of:=VLOOKUP([.$F244];[.$F245:.$F$1000];1;0)" office:value-type="string" office:string-value="" calcext:value-type="error">
            <text:p>#N/D</text:p>
          </table:table-cell>
          <table:table-cell table:style-name="ce102" table:formula="of:=NOT(ISERROR([.W2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5])&gt;0;HYPERLINK(CONCATENATE(['file:///C:/Users/Txinto%20Vaz/Desktop/req_rees-core/uploading/RqUpload.ods'#$Dict.$B$1];&quot;issues/&quot;;[.B245]);CONCATENATE(&quot;#&quot;;[.B245]));&quot;&quot;)">
            <text:p/>
          </table:table-cell>
          <table:table-cell table:style-name="ce27" table:formula="of:=IF(LEN([.F245])&gt;0;MAX([.D$3:.D244])+1;&quot;&quot;)">
            <text:p/>
          </table:table-cell>
          <table:table-cell table:style-name="ce29" table:formula="of:=IF(LEN([.D245])&gt;0;CONCATENATE([.$K$1];TEXT([.D2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5];[.$H$3:.$H$1000];1;0)" office:value-type="string" office:string-value="" calcext:value-type="error">
            <text:p>#N/D</text:p>
          </table:table-cell>
          <table:table-cell table:style-name="ce102" table:formula="of:=NOT(ISERROR([.R245]))" office:value-type="boolean" office:boolean-value="false" calcext:value-type="boolean">
            <text:p>FALSO</text:p>
          </table:table-cell>
          <table:table-cell/>
          <table:table-cell table:formula="of:=VLOOKUP([.$F245];[.$F$3:.$F244];1;0)" office:value-type="string" office:string-value="" calcext:value-type="error">
            <text:p>#N/D</text:p>
          </table:table-cell>
          <table:table-cell table:style-name="ce102" table:formula="of:=NOT(ISERROR([.U245]))" office:value-type="boolean" office:boolean-value="false" calcext:value-type="boolean">
            <text:p>FALSO</text:p>
          </table:table-cell>
          <table:table-cell table:formula="of:=VLOOKUP([.$F245];[.$F246:.$F$1000];1;0)" office:value-type="string" office:string-value="" calcext:value-type="error">
            <text:p>#N/D</text:p>
          </table:table-cell>
          <table:table-cell table:style-name="ce102" table:formula="of:=NOT(ISERROR([.W2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6])&gt;0;HYPERLINK(CONCATENATE(['file:///C:/Users/Txinto%20Vaz/Desktop/req_rees-core/uploading/RqUpload.ods'#$Dict.$B$1];&quot;issues/&quot;;[.B246]);CONCATENATE(&quot;#&quot;;[.B246]));&quot;&quot;)">
            <text:p/>
          </table:table-cell>
          <table:table-cell table:style-name="ce27" table:formula="of:=IF(LEN([.F246])&gt;0;MAX([.D$3:.D245])+1;&quot;&quot;)">
            <text:p/>
          </table:table-cell>
          <table:table-cell table:style-name="ce29" table:formula="of:=IF(LEN([.D246])&gt;0;CONCATENATE([.$K$1];TEXT([.D2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6];[.$H$3:.$H$1000];1;0)" office:value-type="string" office:string-value="" calcext:value-type="error">
            <text:p>#N/D</text:p>
          </table:table-cell>
          <table:table-cell table:style-name="ce102" table:formula="of:=NOT(ISERROR([.R246]))" office:value-type="boolean" office:boolean-value="false" calcext:value-type="boolean">
            <text:p>FALSO</text:p>
          </table:table-cell>
          <table:table-cell/>
          <table:table-cell table:formula="of:=VLOOKUP([.$F246];[.$F$3:.$F245];1;0)" office:value-type="string" office:string-value="" calcext:value-type="error">
            <text:p>#N/D</text:p>
          </table:table-cell>
          <table:table-cell table:style-name="ce102" table:formula="of:=NOT(ISERROR([.U246]))" office:value-type="boolean" office:boolean-value="false" calcext:value-type="boolean">
            <text:p>FALSO</text:p>
          </table:table-cell>
          <table:table-cell table:formula="of:=VLOOKUP([.$F246];[.$F247:.$F$1000];1;0)" office:value-type="string" office:string-value="" calcext:value-type="error">
            <text:p>#N/D</text:p>
          </table:table-cell>
          <table:table-cell table:style-name="ce102" table:formula="of:=NOT(ISERROR([.W2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7])&gt;0;HYPERLINK(CONCATENATE(['file:///C:/Users/Txinto%20Vaz/Desktop/req_rees-core/uploading/RqUpload.ods'#$Dict.$B$1];&quot;issues/&quot;;[.B247]);CONCATENATE(&quot;#&quot;;[.B247]));&quot;&quot;)">
            <text:p/>
          </table:table-cell>
          <table:table-cell table:style-name="ce27" table:formula="of:=IF(LEN([.F247])&gt;0;MAX([.D$3:.D246])+1;&quot;&quot;)">
            <text:p/>
          </table:table-cell>
          <table:table-cell table:style-name="ce29" table:formula="of:=IF(LEN([.D247])&gt;0;CONCATENATE([.$K$1];TEXT([.D2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7];[.$H$3:.$H$1000];1;0)" office:value-type="string" office:string-value="" calcext:value-type="error">
            <text:p>#N/D</text:p>
          </table:table-cell>
          <table:table-cell table:style-name="ce102" table:formula="of:=NOT(ISERROR([.R247]))" office:value-type="boolean" office:boolean-value="false" calcext:value-type="boolean">
            <text:p>FALSO</text:p>
          </table:table-cell>
          <table:table-cell/>
          <table:table-cell table:formula="of:=VLOOKUP([.$F247];[.$F$3:.$F246];1;0)" office:value-type="string" office:string-value="" calcext:value-type="error">
            <text:p>#N/D</text:p>
          </table:table-cell>
          <table:table-cell table:style-name="ce102" table:formula="of:=NOT(ISERROR([.U247]))" office:value-type="boolean" office:boolean-value="false" calcext:value-type="boolean">
            <text:p>FALSO</text:p>
          </table:table-cell>
          <table:table-cell table:formula="of:=VLOOKUP([.$F247];[.$F248:.$F$1000];1;0)" office:value-type="string" office:string-value="" calcext:value-type="error">
            <text:p>#N/D</text:p>
          </table:table-cell>
          <table:table-cell table:style-name="ce102" table:formula="of:=NOT(ISERROR([.W2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8])&gt;0;HYPERLINK(CONCATENATE(['file:///C:/Users/Txinto%20Vaz/Desktop/req_rees-core/uploading/RqUpload.ods'#$Dict.$B$1];&quot;issues/&quot;;[.B248]);CONCATENATE(&quot;#&quot;;[.B248]));&quot;&quot;)">
            <text:p/>
          </table:table-cell>
          <table:table-cell table:style-name="ce27" table:formula="of:=IF(LEN([.F248])&gt;0;MAX([.D$3:.D247])+1;&quot;&quot;)">
            <text:p/>
          </table:table-cell>
          <table:table-cell table:style-name="ce29" table:formula="of:=IF(LEN([.D248])&gt;0;CONCATENATE([.$K$1];TEXT([.D2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8];[.$H$3:.$H$1000];1;0)" office:value-type="string" office:string-value="" calcext:value-type="error">
            <text:p>#N/D</text:p>
          </table:table-cell>
          <table:table-cell table:style-name="ce102" table:formula="of:=NOT(ISERROR([.R248]))" office:value-type="boolean" office:boolean-value="false" calcext:value-type="boolean">
            <text:p>FALSO</text:p>
          </table:table-cell>
          <table:table-cell/>
          <table:table-cell table:formula="of:=VLOOKUP([.$F248];[.$F$3:.$F247];1;0)" office:value-type="string" office:string-value="" calcext:value-type="error">
            <text:p>#N/D</text:p>
          </table:table-cell>
          <table:table-cell table:style-name="ce102" table:formula="of:=NOT(ISERROR([.U248]))" office:value-type="boolean" office:boolean-value="false" calcext:value-type="boolean">
            <text:p>FALSO</text:p>
          </table:table-cell>
          <table:table-cell table:formula="of:=VLOOKUP([.$F248];[.$F249:.$F$1000];1;0)" office:value-type="string" office:string-value="" calcext:value-type="error">
            <text:p>#N/D</text:p>
          </table:table-cell>
          <table:table-cell table:style-name="ce102" table:formula="of:=NOT(ISERROR([.W2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49])&gt;0;HYPERLINK(CONCATENATE(['file:///C:/Users/Txinto%20Vaz/Desktop/req_rees-core/uploading/RqUpload.ods'#$Dict.$B$1];&quot;issues/&quot;;[.B249]);CONCATENATE(&quot;#&quot;;[.B249]));&quot;&quot;)">
            <text:p/>
          </table:table-cell>
          <table:table-cell table:style-name="ce27" table:formula="of:=IF(LEN([.F249])&gt;0;MAX([.D$3:.D248])+1;&quot;&quot;)">
            <text:p/>
          </table:table-cell>
          <table:table-cell table:style-name="ce29" table:formula="of:=IF(LEN([.D249])&gt;0;CONCATENATE([.$K$1];TEXT([.D2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9];[.$H$3:.$H$1000];1;0)" office:value-type="string" office:string-value="" calcext:value-type="error">
            <text:p>#N/D</text:p>
          </table:table-cell>
          <table:table-cell table:style-name="ce102" table:formula="of:=NOT(ISERROR([.R249]))" office:value-type="boolean" office:boolean-value="false" calcext:value-type="boolean">
            <text:p>FALSO</text:p>
          </table:table-cell>
          <table:table-cell/>
          <table:table-cell table:formula="of:=VLOOKUP([.$F249];[.$F$3:.$F248];1;0)" office:value-type="string" office:string-value="" calcext:value-type="error">
            <text:p>#N/D</text:p>
          </table:table-cell>
          <table:table-cell table:style-name="ce102" table:formula="of:=NOT(ISERROR([.U249]))" office:value-type="boolean" office:boolean-value="false" calcext:value-type="boolean">
            <text:p>FALSO</text:p>
          </table:table-cell>
          <table:table-cell table:formula="of:=VLOOKUP([.$F249];[.$F250:.$F$1000];1;0)" office:value-type="string" office:string-value="" calcext:value-type="error">
            <text:p>#N/D</text:p>
          </table:table-cell>
          <table:table-cell table:style-name="ce102" table:formula="of:=NOT(ISERROR([.W2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0])&gt;0;HYPERLINK(CONCATENATE(['file:///C:/Users/Txinto%20Vaz/Desktop/req_rees-core/uploading/RqUpload.ods'#$Dict.$B$1];&quot;issues/&quot;;[.B250]);CONCATENATE(&quot;#&quot;;[.B250]));&quot;&quot;)">
            <text:p/>
          </table:table-cell>
          <table:table-cell table:style-name="ce27" table:formula="of:=IF(LEN([.F250])&gt;0;MAX([.D$3:.D249])+1;&quot;&quot;)">
            <text:p/>
          </table:table-cell>
          <table:table-cell table:style-name="ce29" table:formula="of:=IF(LEN([.D250])&gt;0;CONCATENATE([.$K$1];TEXT([.D2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0];[.$H$3:.$H$1000];1;0)" office:value-type="string" office:string-value="" calcext:value-type="error">
            <text:p>#N/D</text:p>
          </table:table-cell>
          <table:table-cell table:style-name="ce102" table:formula="of:=NOT(ISERROR([.R250]))" office:value-type="boolean" office:boolean-value="false" calcext:value-type="boolean">
            <text:p>FALSO</text:p>
          </table:table-cell>
          <table:table-cell/>
          <table:table-cell table:formula="of:=VLOOKUP([.$F250];[.$F$3:.$F249];1;0)" office:value-type="string" office:string-value="" calcext:value-type="error">
            <text:p>#N/D</text:p>
          </table:table-cell>
          <table:table-cell table:style-name="ce102" table:formula="of:=NOT(ISERROR([.U250]))" office:value-type="boolean" office:boolean-value="false" calcext:value-type="boolean">
            <text:p>FALSO</text:p>
          </table:table-cell>
          <table:table-cell table:formula="of:=VLOOKUP([.$F250];[.$F251:.$F$1000];1;0)" office:value-type="string" office:string-value="" calcext:value-type="error">
            <text:p>#N/D</text:p>
          </table:table-cell>
          <table:table-cell table:style-name="ce102" table:formula="of:=NOT(ISERROR([.W2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1])&gt;0;HYPERLINK(CONCATENATE(['file:///C:/Users/Txinto%20Vaz/Desktop/req_rees-core/uploading/RqUpload.ods'#$Dict.$B$1];&quot;issues/&quot;;[.B251]);CONCATENATE(&quot;#&quot;;[.B251]));&quot;&quot;)">
            <text:p/>
          </table:table-cell>
          <table:table-cell table:style-name="ce27" table:formula="of:=IF(LEN([.F251])&gt;0;MAX([.D$3:.D250])+1;&quot;&quot;)">
            <text:p/>
          </table:table-cell>
          <table:table-cell table:style-name="ce29" table:formula="of:=IF(LEN([.D251])&gt;0;CONCATENATE([.$K$1];TEXT([.D2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1];[.$H$3:.$H$1000];1;0)" office:value-type="string" office:string-value="" calcext:value-type="error">
            <text:p>#N/D</text:p>
          </table:table-cell>
          <table:table-cell table:style-name="ce102" table:formula="of:=NOT(ISERROR([.R251]))" office:value-type="boolean" office:boolean-value="false" calcext:value-type="boolean">
            <text:p>FALSO</text:p>
          </table:table-cell>
          <table:table-cell/>
          <table:table-cell table:formula="of:=VLOOKUP([.$F251];[.$F$3:.$F250];1;0)" office:value-type="string" office:string-value="" calcext:value-type="error">
            <text:p>#N/D</text:p>
          </table:table-cell>
          <table:table-cell table:style-name="ce102" table:formula="of:=NOT(ISERROR([.U251]))" office:value-type="boolean" office:boolean-value="false" calcext:value-type="boolean">
            <text:p>FALSO</text:p>
          </table:table-cell>
          <table:table-cell table:formula="of:=VLOOKUP([.$F251];[.$F252:.$F$1000];1;0)" office:value-type="string" office:string-value="" calcext:value-type="error">
            <text:p>#N/D</text:p>
          </table:table-cell>
          <table:table-cell table:style-name="ce102" table:formula="of:=NOT(ISERROR([.W2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2])&gt;0;HYPERLINK(CONCATENATE(['file:///C:/Users/Txinto%20Vaz/Desktop/req_rees-core/uploading/RqUpload.ods'#$Dict.$B$1];&quot;issues/&quot;;[.B252]);CONCATENATE(&quot;#&quot;;[.B252]));&quot;&quot;)">
            <text:p/>
          </table:table-cell>
          <table:table-cell table:style-name="ce27" table:formula="of:=IF(LEN([.F252])&gt;0;MAX([.D$3:.D251])+1;&quot;&quot;)">
            <text:p/>
          </table:table-cell>
          <table:table-cell table:style-name="ce29" table:formula="of:=IF(LEN([.D252])&gt;0;CONCATENATE([.$K$1];TEXT([.D2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2];[.$H$3:.$H$1000];1;0)" office:value-type="string" office:string-value="" calcext:value-type="error">
            <text:p>#N/D</text:p>
          </table:table-cell>
          <table:table-cell table:style-name="ce102" table:formula="of:=NOT(ISERROR([.R252]))" office:value-type="boolean" office:boolean-value="false" calcext:value-type="boolean">
            <text:p>FALSO</text:p>
          </table:table-cell>
          <table:table-cell/>
          <table:table-cell table:formula="of:=VLOOKUP([.$F252];[.$F$3:.$F251];1;0)" office:value-type="string" office:string-value="" calcext:value-type="error">
            <text:p>#N/D</text:p>
          </table:table-cell>
          <table:table-cell table:style-name="ce102" table:formula="of:=NOT(ISERROR([.U252]))" office:value-type="boolean" office:boolean-value="false" calcext:value-type="boolean">
            <text:p>FALSO</text:p>
          </table:table-cell>
          <table:table-cell table:formula="of:=VLOOKUP([.$F252];[.$F253:.$F$1000];1;0)" office:value-type="string" office:string-value="" calcext:value-type="error">
            <text:p>#N/D</text:p>
          </table:table-cell>
          <table:table-cell table:style-name="ce102" table:formula="of:=NOT(ISERROR([.W2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3])&gt;0;HYPERLINK(CONCATENATE(['file:///C:/Users/Txinto%20Vaz/Desktop/req_rees-core/uploading/RqUpload.ods'#$Dict.$B$1];&quot;issues/&quot;;[.B253]);CONCATENATE(&quot;#&quot;;[.B253]));&quot;&quot;)">
            <text:p/>
          </table:table-cell>
          <table:table-cell table:style-name="ce27" table:formula="of:=IF(LEN([.F253])&gt;0;MAX([.D$3:.D252])+1;&quot;&quot;)">
            <text:p/>
          </table:table-cell>
          <table:table-cell table:style-name="ce29" table:formula="of:=IF(LEN([.D253])&gt;0;CONCATENATE([.$K$1];TEXT([.D2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3];[.$H$3:.$H$1000];1;0)" office:value-type="string" office:string-value="" calcext:value-type="error">
            <text:p>#N/D</text:p>
          </table:table-cell>
          <table:table-cell table:style-name="ce102" table:formula="of:=NOT(ISERROR([.R253]))" office:value-type="boolean" office:boolean-value="false" calcext:value-type="boolean">
            <text:p>FALSO</text:p>
          </table:table-cell>
          <table:table-cell/>
          <table:table-cell table:formula="of:=VLOOKUP([.$F253];[.$F$3:.$F252];1;0)" office:value-type="string" office:string-value="" calcext:value-type="error">
            <text:p>#N/D</text:p>
          </table:table-cell>
          <table:table-cell table:style-name="ce102" table:formula="of:=NOT(ISERROR([.U253]))" office:value-type="boolean" office:boolean-value="false" calcext:value-type="boolean">
            <text:p>FALSO</text:p>
          </table:table-cell>
          <table:table-cell table:formula="of:=VLOOKUP([.$F253];[.$F254:.$F$1000];1;0)" office:value-type="string" office:string-value="" calcext:value-type="error">
            <text:p>#N/D</text:p>
          </table:table-cell>
          <table:table-cell table:style-name="ce102" table:formula="of:=NOT(ISERROR([.W2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4])&gt;0;HYPERLINK(CONCATENATE(['file:///C:/Users/Txinto%20Vaz/Desktop/req_rees-core/uploading/RqUpload.ods'#$Dict.$B$1];&quot;issues/&quot;;[.B254]);CONCATENATE(&quot;#&quot;;[.B254]));&quot;&quot;)">
            <text:p/>
          </table:table-cell>
          <table:table-cell table:style-name="ce27" table:formula="of:=IF(LEN([.F254])&gt;0;MAX([.D$3:.D253])+1;&quot;&quot;)">
            <text:p/>
          </table:table-cell>
          <table:table-cell table:style-name="ce29" table:formula="of:=IF(LEN([.D254])&gt;0;CONCATENATE([.$K$1];TEXT([.D2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4];[.$H$3:.$H$1000];1;0)" office:value-type="string" office:string-value="" calcext:value-type="error">
            <text:p>#N/D</text:p>
          </table:table-cell>
          <table:table-cell table:style-name="ce102" table:formula="of:=NOT(ISERROR([.R254]))" office:value-type="boolean" office:boolean-value="false" calcext:value-type="boolean">
            <text:p>FALSO</text:p>
          </table:table-cell>
          <table:table-cell/>
          <table:table-cell table:formula="of:=VLOOKUP([.$F254];[.$F$3:.$F253];1;0)" office:value-type="string" office:string-value="" calcext:value-type="error">
            <text:p>#N/D</text:p>
          </table:table-cell>
          <table:table-cell table:style-name="ce102" table:formula="of:=NOT(ISERROR([.U254]))" office:value-type="boolean" office:boolean-value="false" calcext:value-type="boolean">
            <text:p>FALSO</text:p>
          </table:table-cell>
          <table:table-cell table:formula="of:=VLOOKUP([.$F254];[.$F255:.$F$1000];1;0)" office:value-type="string" office:string-value="" calcext:value-type="error">
            <text:p>#N/D</text:p>
          </table:table-cell>
          <table:table-cell table:style-name="ce102" table:formula="of:=NOT(ISERROR([.W2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5])&gt;0;HYPERLINK(CONCATENATE(['file:///C:/Users/Txinto%20Vaz/Desktop/req_rees-core/uploading/RqUpload.ods'#$Dict.$B$1];&quot;issues/&quot;;[.B255]);CONCATENATE(&quot;#&quot;;[.B255]));&quot;&quot;)">
            <text:p/>
          </table:table-cell>
          <table:table-cell table:style-name="ce27" table:formula="of:=IF(LEN([.F255])&gt;0;MAX([.D$3:.D254])+1;&quot;&quot;)">
            <text:p/>
          </table:table-cell>
          <table:table-cell table:style-name="ce29" table:formula="of:=IF(LEN([.D255])&gt;0;CONCATENATE([.$K$1];TEXT([.D2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5];[.$H$3:.$H$1000];1;0)" office:value-type="string" office:string-value="" calcext:value-type="error">
            <text:p>#N/D</text:p>
          </table:table-cell>
          <table:table-cell table:style-name="ce102" table:formula="of:=NOT(ISERROR([.R255]))" office:value-type="boolean" office:boolean-value="false" calcext:value-type="boolean">
            <text:p>FALSO</text:p>
          </table:table-cell>
          <table:table-cell/>
          <table:table-cell table:formula="of:=VLOOKUP([.$F255];[.$F$3:.$F254];1;0)" office:value-type="string" office:string-value="" calcext:value-type="error">
            <text:p>#N/D</text:p>
          </table:table-cell>
          <table:table-cell table:style-name="ce102" table:formula="of:=NOT(ISERROR([.U255]))" office:value-type="boolean" office:boolean-value="false" calcext:value-type="boolean">
            <text:p>FALSO</text:p>
          </table:table-cell>
          <table:table-cell table:formula="of:=VLOOKUP([.$F255];[.$F256:.$F$1000];1;0)" office:value-type="string" office:string-value="" calcext:value-type="error">
            <text:p>#N/D</text:p>
          </table:table-cell>
          <table:table-cell table:style-name="ce102" table:formula="of:=NOT(ISERROR([.W2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6])&gt;0;HYPERLINK(CONCATENATE(['file:///C:/Users/Txinto%20Vaz/Desktop/req_rees-core/uploading/RqUpload.ods'#$Dict.$B$1];&quot;issues/&quot;;[.B256]);CONCATENATE(&quot;#&quot;;[.B256]));&quot;&quot;)">
            <text:p/>
          </table:table-cell>
          <table:table-cell table:style-name="ce27" table:formula="of:=IF(LEN([.F256])&gt;0;MAX([.D$3:.D255])+1;&quot;&quot;)">
            <text:p/>
          </table:table-cell>
          <table:table-cell table:style-name="ce29" table:formula="of:=IF(LEN([.D256])&gt;0;CONCATENATE([.$K$1];TEXT([.D2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6];[.$H$3:.$H$1000];1;0)" office:value-type="string" office:string-value="" calcext:value-type="error">
            <text:p>#N/D</text:p>
          </table:table-cell>
          <table:table-cell table:style-name="ce102" table:formula="of:=NOT(ISERROR([.R256]))" office:value-type="boolean" office:boolean-value="false" calcext:value-type="boolean">
            <text:p>FALSO</text:p>
          </table:table-cell>
          <table:table-cell/>
          <table:table-cell table:formula="of:=VLOOKUP([.$F256];[.$F$3:.$F255];1;0)" office:value-type="string" office:string-value="" calcext:value-type="error">
            <text:p>#N/D</text:p>
          </table:table-cell>
          <table:table-cell table:style-name="ce102" table:formula="of:=NOT(ISERROR([.U256]))" office:value-type="boolean" office:boolean-value="false" calcext:value-type="boolean">
            <text:p>FALSO</text:p>
          </table:table-cell>
          <table:table-cell table:formula="of:=VLOOKUP([.$F256];[.$F257:.$F$1000];1;0)" office:value-type="string" office:string-value="" calcext:value-type="error">
            <text:p>#N/D</text:p>
          </table:table-cell>
          <table:table-cell table:style-name="ce102" table:formula="of:=NOT(ISERROR([.W2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7])&gt;0;HYPERLINK(CONCATENATE(['file:///C:/Users/Txinto%20Vaz/Desktop/req_rees-core/uploading/RqUpload.ods'#$Dict.$B$1];&quot;issues/&quot;;[.B257]);CONCATENATE(&quot;#&quot;;[.B257]));&quot;&quot;)">
            <text:p/>
          </table:table-cell>
          <table:table-cell table:style-name="ce27" table:formula="of:=IF(LEN([.F257])&gt;0;MAX([.D$3:.D256])+1;&quot;&quot;)">
            <text:p/>
          </table:table-cell>
          <table:table-cell table:style-name="ce29" table:formula="of:=IF(LEN([.D257])&gt;0;CONCATENATE([.$K$1];TEXT([.D2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7];[.$H$3:.$H$1000];1;0)" office:value-type="string" office:string-value="" calcext:value-type="error">
            <text:p>#N/D</text:p>
          </table:table-cell>
          <table:table-cell table:style-name="ce102" table:formula="of:=NOT(ISERROR([.R257]))" office:value-type="boolean" office:boolean-value="false" calcext:value-type="boolean">
            <text:p>FALSO</text:p>
          </table:table-cell>
          <table:table-cell/>
          <table:table-cell table:formula="of:=VLOOKUP([.$F257];[.$F$3:.$F256];1;0)" office:value-type="string" office:string-value="" calcext:value-type="error">
            <text:p>#N/D</text:p>
          </table:table-cell>
          <table:table-cell table:style-name="ce102" table:formula="of:=NOT(ISERROR([.U257]))" office:value-type="boolean" office:boolean-value="false" calcext:value-type="boolean">
            <text:p>FALSO</text:p>
          </table:table-cell>
          <table:table-cell table:formula="of:=VLOOKUP([.$F257];[.$F258:.$F$1000];1;0)" office:value-type="string" office:string-value="" calcext:value-type="error">
            <text:p>#N/D</text:p>
          </table:table-cell>
          <table:table-cell table:style-name="ce102" table:formula="of:=NOT(ISERROR([.W2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8])&gt;0;HYPERLINK(CONCATENATE(['file:///C:/Users/Txinto%20Vaz/Desktop/req_rees-core/uploading/RqUpload.ods'#$Dict.$B$1];&quot;issues/&quot;;[.B258]);CONCATENATE(&quot;#&quot;;[.B258]));&quot;&quot;)">
            <text:p/>
          </table:table-cell>
          <table:table-cell table:style-name="ce27" table:formula="of:=IF(LEN([.F258])&gt;0;MAX([.D$3:.D257])+1;&quot;&quot;)">
            <text:p/>
          </table:table-cell>
          <table:table-cell table:style-name="ce29" table:formula="of:=IF(LEN([.D258])&gt;0;CONCATENATE([.$K$1];TEXT([.D2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8];[.$H$3:.$H$1000];1;0)" office:value-type="string" office:string-value="" calcext:value-type="error">
            <text:p>#N/D</text:p>
          </table:table-cell>
          <table:table-cell table:style-name="ce102" table:formula="of:=NOT(ISERROR([.R258]))" office:value-type="boolean" office:boolean-value="false" calcext:value-type="boolean">
            <text:p>FALSO</text:p>
          </table:table-cell>
          <table:table-cell/>
          <table:table-cell table:formula="of:=VLOOKUP([.$F258];[.$F$3:.$F257];1;0)" office:value-type="string" office:string-value="" calcext:value-type="error">
            <text:p>#N/D</text:p>
          </table:table-cell>
          <table:table-cell table:style-name="ce102" table:formula="of:=NOT(ISERROR([.U258]))" office:value-type="boolean" office:boolean-value="false" calcext:value-type="boolean">
            <text:p>FALSO</text:p>
          </table:table-cell>
          <table:table-cell table:formula="of:=VLOOKUP([.$F258];[.$F259:.$F$1000];1;0)" office:value-type="string" office:string-value="" calcext:value-type="error">
            <text:p>#N/D</text:p>
          </table:table-cell>
          <table:table-cell table:style-name="ce102" table:formula="of:=NOT(ISERROR([.W2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59])&gt;0;HYPERLINK(CONCATENATE(['file:///C:/Users/Txinto%20Vaz/Desktop/req_rees-core/uploading/RqUpload.ods'#$Dict.$B$1];&quot;issues/&quot;;[.B259]);CONCATENATE(&quot;#&quot;;[.B259]));&quot;&quot;)">
            <text:p/>
          </table:table-cell>
          <table:table-cell table:style-name="ce27" table:formula="of:=IF(LEN([.F259])&gt;0;MAX([.D$3:.D258])+1;&quot;&quot;)">
            <text:p/>
          </table:table-cell>
          <table:table-cell table:style-name="ce29" table:formula="of:=IF(LEN([.D259])&gt;0;CONCATENATE([.$K$1];TEXT([.D2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9];[.$H$3:.$H$1000];1;0)" office:value-type="string" office:string-value="" calcext:value-type="error">
            <text:p>#N/D</text:p>
          </table:table-cell>
          <table:table-cell table:style-name="ce102" table:formula="of:=NOT(ISERROR([.R259]))" office:value-type="boolean" office:boolean-value="false" calcext:value-type="boolean">
            <text:p>FALSO</text:p>
          </table:table-cell>
          <table:table-cell/>
          <table:table-cell table:formula="of:=VLOOKUP([.$F259];[.$F$3:.$F258];1;0)" office:value-type="string" office:string-value="" calcext:value-type="error">
            <text:p>#N/D</text:p>
          </table:table-cell>
          <table:table-cell table:style-name="ce102" table:formula="of:=NOT(ISERROR([.U259]))" office:value-type="boolean" office:boolean-value="false" calcext:value-type="boolean">
            <text:p>FALSO</text:p>
          </table:table-cell>
          <table:table-cell table:formula="of:=VLOOKUP([.$F259];[.$F260:.$F$1000];1;0)" office:value-type="string" office:string-value="" calcext:value-type="error">
            <text:p>#N/D</text:p>
          </table:table-cell>
          <table:table-cell table:style-name="ce102" table:formula="of:=NOT(ISERROR([.W2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0])&gt;0;HYPERLINK(CONCATENATE(['file:///C:/Users/Txinto%20Vaz/Desktop/req_rees-core/uploading/RqUpload.ods'#$Dict.$B$1];&quot;issues/&quot;;[.B260]);CONCATENATE(&quot;#&quot;;[.B260]));&quot;&quot;)">
            <text:p/>
          </table:table-cell>
          <table:table-cell table:style-name="ce27" table:formula="of:=IF(LEN([.F260])&gt;0;MAX([.D$3:.D259])+1;&quot;&quot;)">
            <text:p/>
          </table:table-cell>
          <table:table-cell table:style-name="ce29" table:formula="of:=IF(LEN([.D260])&gt;0;CONCATENATE([.$K$1];TEXT([.D2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0];[.$H$3:.$H$1000];1;0)" office:value-type="string" office:string-value="" calcext:value-type="error">
            <text:p>#N/D</text:p>
          </table:table-cell>
          <table:table-cell table:style-name="ce102" table:formula="of:=NOT(ISERROR([.R260]))" office:value-type="boolean" office:boolean-value="false" calcext:value-type="boolean">
            <text:p>FALSO</text:p>
          </table:table-cell>
          <table:table-cell/>
          <table:table-cell table:formula="of:=VLOOKUP([.$F260];[.$F$3:.$F259];1;0)" office:value-type="string" office:string-value="" calcext:value-type="error">
            <text:p>#N/D</text:p>
          </table:table-cell>
          <table:table-cell table:style-name="ce102" table:formula="of:=NOT(ISERROR([.U260]))" office:value-type="boolean" office:boolean-value="false" calcext:value-type="boolean">
            <text:p>FALSO</text:p>
          </table:table-cell>
          <table:table-cell table:formula="of:=VLOOKUP([.$F260];[.$F261:.$F$1000];1;0)" office:value-type="string" office:string-value="" calcext:value-type="error">
            <text:p>#N/D</text:p>
          </table:table-cell>
          <table:table-cell table:style-name="ce102" table:formula="of:=NOT(ISERROR([.W2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1])&gt;0;HYPERLINK(CONCATENATE(['file:///C:/Users/Txinto%20Vaz/Desktop/req_rees-core/uploading/RqUpload.ods'#$Dict.$B$1];&quot;issues/&quot;;[.B261]);CONCATENATE(&quot;#&quot;;[.B261]));&quot;&quot;)">
            <text:p/>
          </table:table-cell>
          <table:table-cell table:style-name="ce27" table:formula="of:=IF(LEN([.F261])&gt;0;MAX([.D$3:.D260])+1;&quot;&quot;)">
            <text:p/>
          </table:table-cell>
          <table:table-cell table:style-name="ce29" table:formula="of:=IF(LEN([.D261])&gt;0;CONCATENATE([.$K$1];TEXT([.D2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1];[.$H$3:.$H$1000];1;0)" office:value-type="string" office:string-value="" calcext:value-type="error">
            <text:p>#N/D</text:p>
          </table:table-cell>
          <table:table-cell table:style-name="ce102" table:formula="of:=NOT(ISERROR([.R261]))" office:value-type="boolean" office:boolean-value="false" calcext:value-type="boolean">
            <text:p>FALSO</text:p>
          </table:table-cell>
          <table:table-cell/>
          <table:table-cell table:formula="of:=VLOOKUP([.$F261];[.$F$3:.$F260];1;0)" office:value-type="string" office:string-value="" calcext:value-type="error">
            <text:p>#N/D</text:p>
          </table:table-cell>
          <table:table-cell table:style-name="ce102" table:formula="of:=NOT(ISERROR([.U261]))" office:value-type="boolean" office:boolean-value="false" calcext:value-type="boolean">
            <text:p>FALSO</text:p>
          </table:table-cell>
          <table:table-cell table:formula="of:=VLOOKUP([.$F261];[.$F262:.$F$1000];1;0)" office:value-type="string" office:string-value="" calcext:value-type="error">
            <text:p>#N/D</text:p>
          </table:table-cell>
          <table:table-cell table:style-name="ce102" table:formula="of:=NOT(ISERROR([.W2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2])&gt;0;HYPERLINK(CONCATENATE(['file:///C:/Users/Txinto%20Vaz/Desktop/req_rees-core/uploading/RqUpload.ods'#$Dict.$B$1];&quot;issues/&quot;;[.B262]);CONCATENATE(&quot;#&quot;;[.B262]));&quot;&quot;)">
            <text:p/>
          </table:table-cell>
          <table:table-cell table:style-name="ce27" table:formula="of:=IF(LEN([.F262])&gt;0;MAX([.D$3:.D261])+1;&quot;&quot;)">
            <text:p/>
          </table:table-cell>
          <table:table-cell table:style-name="ce29" table:formula="of:=IF(LEN([.D262])&gt;0;CONCATENATE([.$K$1];TEXT([.D2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2];[.$H$3:.$H$1000];1;0)" office:value-type="string" office:string-value="" calcext:value-type="error">
            <text:p>#N/D</text:p>
          </table:table-cell>
          <table:table-cell table:style-name="ce102" table:formula="of:=NOT(ISERROR([.R262]))" office:value-type="boolean" office:boolean-value="false" calcext:value-type="boolean">
            <text:p>FALSO</text:p>
          </table:table-cell>
          <table:table-cell/>
          <table:table-cell table:formula="of:=VLOOKUP([.$F262];[.$F$3:.$F261];1;0)" office:value-type="string" office:string-value="" calcext:value-type="error">
            <text:p>#N/D</text:p>
          </table:table-cell>
          <table:table-cell table:style-name="ce102" table:formula="of:=NOT(ISERROR([.U262]))" office:value-type="boolean" office:boolean-value="false" calcext:value-type="boolean">
            <text:p>FALSO</text:p>
          </table:table-cell>
          <table:table-cell table:formula="of:=VLOOKUP([.$F262];[.$F263:.$F$1000];1;0)" office:value-type="string" office:string-value="" calcext:value-type="error">
            <text:p>#N/D</text:p>
          </table:table-cell>
          <table:table-cell table:style-name="ce102" table:formula="of:=NOT(ISERROR([.W2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3])&gt;0;HYPERLINK(CONCATENATE(['file:///C:/Users/Txinto%20Vaz/Desktop/req_rees-core/uploading/RqUpload.ods'#$Dict.$B$1];&quot;issues/&quot;;[.B263]);CONCATENATE(&quot;#&quot;;[.B263]));&quot;&quot;)">
            <text:p/>
          </table:table-cell>
          <table:table-cell table:style-name="ce27" table:formula="of:=IF(LEN([.F263])&gt;0;MAX([.D$3:.D262])+1;&quot;&quot;)">
            <text:p/>
          </table:table-cell>
          <table:table-cell table:style-name="ce29" table:formula="of:=IF(LEN([.D263])&gt;0;CONCATENATE([.$K$1];TEXT([.D2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3];[.$H$3:.$H$1000];1;0)" office:value-type="string" office:string-value="" calcext:value-type="error">
            <text:p>#N/D</text:p>
          </table:table-cell>
          <table:table-cell table:style-name="ce102" table:formula="of:=NOT(ISERROR([.R263]))" office:value-type="boolean" office:boolean-value="false" calcext:value-type="boolean">
            <text:p>FALSO</text:p>
          </table:table-cell>
          <table:table-cell/>
          <table:table-cell table:formula="of:=VLOOKUP([.$F263];[.$F$3:.$F262];1;0)" office:value-type="string" office:string-value="" calcext:value-type="error">
            <text:p>#N/D</text:p>
          </table:table-cell>
          <table:table-cell table:style-name="ce102" table:formula="of:=NOT(ISERROR([.U263]))" office:value-type="boolean" office:boolean-value="false" calcext:value-type="boolean">
            <text:p>FALSO</text:p>
          </table:table-cell>
          <table:table-cell table:formula="of:=VLOOKUP([.$F263];[.$F264:.$F$1000];1;0)" office:value-type="string" office:string-value="" calcext:value-type="error">
            <text:p>#N/D</text:p>
          </table:table-cell>
          <table:table-cell table:style-name="ce102" table:formula="of:=NOT(ISERROR([.W2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4])&gt;0;HYPERLINK(CONCATENATE(['file:///C:/Users/Txinto%20Vaz/Desktop/req_rees-core/uploading/RqUpload.ods'#$Dict.$B$1];&quot;issues/&quot;;[.B264]);CONCATENATE(&quot;#&quot;;[.B264]));&quot;&quot;)">
            <text:p/>
          </table:table-cell>
          <table:table-cell table:style-name="ce27" table:formula="of:=IF(LEN([.F264])&gt;0;MAX([.D$3:.D263])+1;&quot;&quot;)">
            <text:p/>
          </table:table-cell>
          <table:table-cell table:style-name="ce29" table:formula="of:=IF(LEN([.D264])&gt;0;CONCATENATE([.$K$1];TEXT([.D2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4];[.$H$3:.$H$1000];1;0)" office:value-type="string" office:string-value="" calcext:value-type="error">
            <text:p>#N/D</text:p>
          </table:table-cell>
          <table:table-cell table:style-name="ce102" table:formula="of:=NOT(ISERROR([.R264]))" office:value-type="boolean" office:boolean-value="false" calcext:value-type="boolean">
            <text:p>FALSO</text:p>
          </table:table-cell>
          <table:table-cell/>
          <table:table-cell table:formula="of:=VLOOKUP([.$F264];[.$F$3:.$F263];1;0)" office:value-type="string" office:string-value="" calcext:value-type="error">
            <text:p>#N/D</text:p>
          </table:table-cell>
          <table:table-cell table:style-name="ce102" table:formula="of:=NOT(ISERROR([.U264]))" office:value-type="boolean" office:boolean-value="false" calcext:value-type="boolean">
            <text:p>FALSO</text:p>
          </table:table-cell>
          <table:table-cell table:formula="of:=VLOOKUP([.$F264];[.$F265:.$F$1000];1;0)" office:value-type="string" office:string-value="" calcext:value-type="error">
            <text:p>#N/D</text:p>
          </table:table-cell>
          <table:table-cell table:style-name="ce102" table:formula="of:=NOT(ISERROR([.W2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5])&gt;0;HYPERLINK(CONCATENATE(['file:///C:/Users/Txinto%20Vaz/Desktop/req_rees-core/uploading/RqUpload.ods'#$Dict.$B$1];&quot;issues/&quot;;[.B265]);CONCATENATE(&quot;#&quot;;[.B265]));&quot;&quot;)">
            <text:p/>
          </table:table-cell>
          <table:table-cell table:style-name="ce27" table:formula="of:=IF(LEN([.F265])&gt;0;MAX([.D$3:.D264])+1;&quot;&quot;)">
            <text:p/>
          </table:table-cell>
          <table:table-cell table:style-name="ce29" table:formula="of:=IF(LEN([.D265])&gt;0;CONCATENATE([.$K$1];TEXT([.D2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5];[.$H$3:.$H$1000];1;0)" office:value-type="string" office:string-value="" calcext:value-type="error">
            <text:p>#N/D</text:p>
          </table:table-cell>
          <table:table-cell table:style-name="ce102" table:formula="of:=NOT(ISERROR([.R265]))" office:value-type="boolean" office:boolean-value="false" calcext:value-type="boolean">
            <text:p>FALSO</text:p>
          </table:table-cell>
          <table:table-cell/>
          <table:table-cell table:formula="of:=VLOOKUP([.$F265];[.$F$3:.$F264];1;0)" office:value-type="string" office:string-value="" calcext:value-type="error">
            <text:p>#N/D</text:p>
          </table:table-cell>
          <table:table-cell table:style-name="ce102" table:formula="of:=NOT(ISERROR([.U265]))" office:value-type="boolean" office:boolean-value="false" calcext:value-type="boolean">
            <text:p>FALSO</text:p>
          </table:table-cell>
          <table:table-cell table:formula="of:=VLOOKUP([.$F265];[.$F266:.$F$1000];1;0)" office:value-type="string" office:string-value="" calcext:value-type="error">
            <text:p>#N/D</text:p>
          </table:table-cell>
          <table:table-cell table:style-name="ce102" table:formula="of:=NOT(ISERROR([.W2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6])&gt;0;HYPERLINK(CONCATENATE(['file:///C:/Users/Txinto%20Vaz/Desktop/req_rees-core/uploading/RqUpload.ods'#$Dict.$B$1];&quot;issues/&quot;;[.B266]);CONCATENATE(&quot;#&quot;;[.B266]));&quot;&quot;)">
            <text:p/>
          </table:table-cell>
          <table:table-cell table:style-name="ce27" table:formula="of:=IF(LEN([.F266])&gt;0;MAX([.D$3:.D265])+1;&quot;&quot;)">
            <text:p/>
          </table:table-cell>
          <table:table-cell table:style-name="ce29" table:formula="of:=IF(LEN([.D266])&gt;0;CONCATENATE([.$K$1];TEXT([.D2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6];[.$H$3:.$H$1000];1;0)" office:value-type="string" office:string-value="" calcext:value-type="error">
            <text:p>#N/D</text:p>
          </table:table-cell>
          <table:table-cell table:style-name="ce102" table:formula="of:=NOT(ISERROR([.R266]))" office:value-type="boolean" office:boolean-value="false" calcext:value-type="boolean">
            <text:p>FALSO</text:p>
          </table:table-cell>
          <table:table-cell/>
          <table:table-cell table:formula="of:=VLOOKUP([.$F266];[.$F$3:.$F265];1;0)" office:value-type="string" office:string-value="" calcext:value-type="error">
            <text:p>#N/D</text:p>
          </table:table-cell>
          <table:table-cell table:style-name="ce102" table:formula="of:=NOT(ISERROR([.U266]))" office:value-type="boolean" office:boolean-value="false" calcext:value-type="boolean">
            <text:p>FALSO</text:p>
          </table:table-cell>
          <table:table-cell table:formula="of:=VLOOKUP([.$F266];[.$F267:.$F$1000];1;0)" office:value-type="string" office:string-value="" calcext:value-type="error">
            <text:p>#N/D</text:p>
          </table:table-cell>
          <table:table-cell table:style-name="ce102" table:formula="of:=NOT(ISERROR([.W2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7])&gt;0;HYPERLINK(CONCATENATE(['file:///C:/Users/Txinto%20Vaz/Desktop/req_rees-core/uploading/RqUpload.ods'#$Dict.$B$1];&quot;issues/&quot;;[.B267]);CONCATENATE(&quot;#&quot;;[.B267]));&quot;&quot;)">
            <text:p/>
          </table:table-cell>
          <table:table-cell table:style-name="ce27" table:formula="of:=IF(LEN([.F267])&gt;0;MAX([.D$3:.D266])+1;&quot;&quot;)">
            <text:p/>
          </table:table-cell>
          <table:table-cell table:style-name="ce29" table:formula="of:=IF(LEN([.D267])&gt;0;CONCATENATE([.$K$1];TEXT([.D2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7];[.$H$3:.$H$1000];1;0)" office:value-type="string" office:string-value="" calcext:value-type="error">
            <text:p>#N/D</text:p>
          </table:table-cell>
          <table:table-cell table:style-name="ce102" table:formula="of:=NOT(ISERROR([.R267]))" office:value-type="boolean" office:boolean-value="false" calcext:value-type="boolean">
            <text:p>FALSO</text:p>
          </table:table-cell>
          <table:table-cell/>
          <table:table-cell table:formula="of:=VLOOKUP([.$F267];[.$F$3:.$F266];1;0)" office:value-type="string" office:string-value="" calcext:value-type="error">
            <text:p>#N/D</text:p>
          </table:table-cell>
          <table:table-cell table:style-name="ce102" table:formula="of:=NOT(ISERROR([.U267]))" office:value-type="boolean" office:boolean-value="false" calcext:value-type="boolean">
            <text:p>FALSO</text:p>
          </table:table-cell>
          <table:table-cell table:formula="of:=VLOOKUP([.$F267];[.$F268:.$F$1000];1;0)" office:value-type="string" office:string-value="" calcext:value-type="error">
            <text:p>#N/D</text:p>
          </table:table-cell>
          <table:table-cell table:style-name="ce102" table:formula="of:=NOT(ISERROR([.W2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8])&gt;0;HYPERLINK(CONCATENATE(['file:///C:/Users/Txinto%20Vaz/Desktop/req_rees-core/uploading/RqUpload.ods'#$Dict.$B$1];&quot;issues/&quot;;[.B268]);CONCATENATE(&quot;#&quot;;[.B268]));&quot;&quot;)">
            <text:p/>
          </table:table-cell>
          <table:table-cell table:style-name="ce27" table:formula="of:=IF(LEN([.F268])&gt;0;MAX([.D$3:.D267])+1;&quot;&quot;)">
            <text:p/>
          </table:table-cell>
          <table:table-cell table:style-name="ce29" table:formula="of:=IF(LEN([.D268])&gt;0;CONCATENATE([.$K$1];TEXT([.D2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8];[.$H$3:.$H$1000];1;0)" office:value-type="string" office:string-value="" calcext:value-type="error">
            <text:p>#N/D</text:p>
          </table:table-cell>
          <table:table-cell table:style-name="ce102" table:formula="of:=NOT(ISERROR([.R268]))" office:value-type="boolean" office:boolean-value="false" calcext:value-type="boolean">
            <text:p>FALSO</text:p>
          </table:table-cell>
          <table:table-cell/>
          <table:table-cell table:formula="of:=VLOOKUP([.$F268];[.$F$3:.$F267];1;0)" office:value-type="string" office:string-value="" calcext:value-type="error">
            <text:p>#N/D</text:p>
          </table:table-cell>
          <table:table-cell table:style-name="ce102" table:formula="of:=NOT(ISERROR([.U268]))" office:value-type="boolean" office:boolean-value="false" calcext:value-type="boolean">
            <text:p>FALSO</text:p>
          </table:table-cell>
          <table:table-cell table:formula="of:=VLOOKUP([.$F268];[.$F269:.$F$1000];1;0)" office:value-type="string" office:string-value="" calcext:value-type="error">
            <text:p>#N/D</text:p>
          </table:table-cell>
          <table:table-cell table:style-name="ce102" table:formula="of:=NOT(ISERROR([.W2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69])&gt;0;HYPERLINK(CONCATENATE(['file:///C:/Users/Txinto%20Vaz/Desktop/req_rees-core/uploading/RqUpload.ods'#$Dict.$B$1];&quot;issues/&quot;;[.B269]);CONCATENATE(&quot;#&quot;;[.B269]));&quot;&quot;)">
            <text:p/>
          </table:table-cell>
          <table:table-cell table:style-name="ce27" table:formula="of:=IF(LEN([.F269])&gt;0;MAX([.D$3:.D268])+1;&quot;&quot;)">
            <text:p/>
          </table:table-cell>
          <table:table-cell table:style-name="ce29" table:formula="of:=IF(LEN([.D269])&gt;0;CONCATENATE([.$K$1];TEXT([.D2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9];[.$H$3:.$H$1000];1;0)" office:value-type="string" office:string-value="" calcext:value-type="error">
            <text:p>#N/D</text:p>
          </table:table-cell>
          <table:table-cell table:style-name="ce102" table:formula="of:=NOT(ISERROR([.R269]))" office:value-type="boolean" office:boolean-value="false" calcext:value-type="boolean">
            <text:p>FALSO</text:p>
          </table:table-cell>
          <table:table-cell/>
          <table:table-cell table:formula="of:=VLOOKUP([.$F269];[.$F$3:.$F268];1;0)" office:value-type="string" office:string-value="" calcext:value-type="error">
            <text:p>#N/D</text:p>
          </table:table-cell>
          <table:table-cell table:style-name="ce102" table:formula="of:=NOT(ISERROR([.U269]))" office:value-type="boolean" office:boolean-value="false" calcext:value-type="boolean">
            <text:p>FALSO</text:p>
          </table:table-cell>
          <table:table-cell table:formula="of:=VLOOKUP([.$F269];[.$F270:.$F$1000];1;0)" office:value-type="string" office:string-value="" calcext:value-type="error">
            <text:p>#N/D</text:p>
          </table:table-cell>
          <table:table-cell table:style-name="ce102" table:formula="of:=NOT(ISERROR([.W2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0])&gt;0;HYPERLINK(CONCATENATE(['file:///C:/Users/Txinto%20Vaz/Desktop/req_rees-core/uploading/RqUpload.ods'#$Dict.$B$1];&quot;issues/&quot;;[.B270]);CONCATENATE(&quot;#&quot;;[.B270]));&quot;&quot;)">
            <text:p/>
          </table:table-cell>
          <table:table-cell table:style-name="ce27" table:formula="of:=IF(LEN([.F270])&gt;0;MAX([.D$3:.D269])+1;&quot;&quot;)">
            <text:p/>
          </table:table-cell>
          <table:table-cell table:style-name="ce29" table:formula="of:=IF(LEN([.D270])&gt;0;CONCATENATE([.$K$1];TEXT([.D2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0];[.$H$3:.$H$1000];1;0)" office:value-type="string" office:string-value="" calcext:value-type="error">
            <text:p>#N/D</text:p>
          </table:table-cell>
          <table:table-cell table:style-name="ce102" table:formula="of:=NOT(ISERROR([.R270]))" office:value-type="boolean" office:boolean-value="false" calcext:value-type="boolean">
            <text:p>FALSO</text:p>
          </table:table-cell>
          <table:table-cell/>
          <table:table-cell table:formula="of:=VLOOKUP([.$F270];[.$F$3:.$F269];1;0)" office:value-type="string" office:string-value="" calcext:value-type="error">
            <text:p>#N/D</text:p>
          </table:table-cell>
          <table:table-cell table:style-name="ce102" table:formula="of:=NOT(ISERROR([.U270]))" office:value-type="boolean" office:boolean-value="false" calcext:value-type="boolean">
            <text:p>FALSO</text:p>
          </table:table-cell>
          <table:table-cell table:formula="of:=VLOOKUP([.$F270];[.$F271:.$F$1000];1;0)" office:value-type="string" office:string-value="" calcext:value-type="error">
            <text:p>#N/D</text:p>
          </table:table-cell>
          <table:table-cell table:style-name="ce102" table:formula="of:=NOT(ISERROR([.W2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1])&gt;0;HYPERLINK(CONCATENATE(['file:///C:/Users/Txinto%20Vaz/Desktop/req_rees-core/uploading/RqUpload.ods'#$Dict.$B$1];&quot;issues/&quot;;[.B271]);CONCATENATE(&quot;#&quot;;[.B271]));&quot;&quot;)">
            <text:p/>
          </table:table-cell>
          <table:table-cell table:style-name="ce27" table:formula="of:=IF(LEN([.F271])&gt;0;MAX([.D$3:.D270])+1;&quot;&quot;)">
            <text:p/>
          </table:table-cell>
          <table:table-cell table:style-name="ce29" table:formula="of:=IF(LEN([.D271])&gt;0;CONCATENATE([.$K$1];TEXT([.D2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1];[.$H$3:.$H$1000];1;0)" office:value-type="string" office:string-value="" calcext:value-type="error">
            <text:p>#N/D</text:p>
          </table:table-cell>
          <table:table-cell table:style-name="ce102" table:formula="of:=NOT(ISERROR([.R271]))" office:value-type="boolean" office:boolean-value="false" calcext:value-type="boolean">
            <text:p>FALSO</text:p>
          </table:table-cell>
          <table:table-cell/>
          <table:table-cell table:formula="of:=VLOOKUP([.$F271];[.$F$3:.$F270];1;0)" office:value-type="string" office:string-value="" calcext:value-type="error">
            <text:p>#N/D</text:p>
          </table:table-cell>
          <table:table-cell table:style-name="ce102" table:formula="of:=NOT(ISERROR([.U271]))" office:value-type="boolean" office:boolean-value="false" calcext:value-type="boolean">
            <text:p>FALSO</text:p>
          </table:table-cell>
          <table:table-cell table:formula="of:=VLOOKUP([.$F271];[.$F272:.$F$1000];1;0)" office:value-type="string" office:string-value="" calcext:value-type="error">
            <text:p>#N/D</text:p>
          </table:table-cell>
          <table:table-cell table:style-name="ce102" table:formula="of:=NOT(ISERROR([.W2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2])&gt;0;HYPERLINK(CONCATENATE(['file:///C:/Users/Txinto%20Vaz/Desktop/req_rees-core/uploading/RqUpload.ods'#$Dict.$B$1];&quot;issues/&quot;;[.B272]);CONCATENATE(&quot;#&quot;;[.B272]));&quot;&quot;)">
            <text:p/>
          </table:table-cell>
          <table:table-cell table:style-name="ce27" table:formula="of:=IF(LEN([.F272])&gt;0;MAX([.D$3:.D271])+1;&quot;&quot;)">
            <text:p/>
          </table:table-cell>
          <table:table-cell table:style-name="ce29" table:formula="of:=IF(LEN([.D272])&gt;0;CONCATENATE([.$K$1];TEXT([.D2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2];[.$H$3:.$H$1000];1;0)" office:value-type="string" office:string-value="" calcext:value-type="error">
            <text:p>#N/D</text:p>
          </table:table-cell>
          <table:table-cell table:style-name="ce102" table:formula="of:=NOT(ISERROR([.R272]))" office:value-type="boolean" office:boolean-value="false" calcext:value-type="boolean">
            <text:p>FALSO</text:p>
          </table:table-cell>
          <table:table-cell/>
          <table:table-cell table:formula="of:=VLOOKUP([.$F272];[.$F$3:.$F271];1;0)" office:value-type="string" office:string-value="" calcext:value-type="error">
            <text:p>#N/D</text:p>
          </table:table-cell>
          <table:table-cell table:style-name="ce102" table:formula="of:=NOT(ISERROR([.U272]))" office:value-type="boolean" office:boolean-value="false" calcext:value-type="boolean">
            <text:p>FALSO</text:p>
          </table:table-cell>
          <table:table-cell table:formula="of:=VLOOKUP([.$F272];[.$F273:.$F$1000];1;0)" office:value-type="string" office:string-value="" calcext:value-type="error">
            <text:p>#N/D</text:p>
          </table:table-cell>
          <table:table-cell table:style-name="ce102" table:formula="of:=NOT(ISERROR([.W2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3])&gt;0;HYPERLINK(CONCATENATE(['file:///C:/Users/Txinto%20Vaz/Desktop/req_rees-core/uploading/RqUpload.ods'#$Dict.$B$1];&quot;issues/&quot;;[.B273]);CONCATENATE(&quot;#&quot;;[.B273]));&quot;&quot;)">
            <text:p/>
          </table:table-cell>
          <table:table-cell table:style-name="ce27" table:formula="of:=IF(LEN([.F273])&gt;0;MAX([.D$3:.D272])+1;&quot;&quot;)">
            <text:p/>
          </table:table-cell>
          <table:table-cell table:style-name="ce29" table:formula="of:=IF(LEN([.D273])&gt;0;CONCATENATE([.$K$1];TEXT([.D2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3];[.$H$3:.$H$1000];1;0)" office:value-type="string" office:string-value="" calcext:value-type="error">
            <text:p>#N/D</text:p>
          </table:table-cell>
          <table:table-cell table:style-name="ce102" table:formula="of:=NOT(ISERROR([.R273]))" office:value-type="boolean" office:boolean-value="false" calcext:value-type="boolean">
            <text:p>FALSO</text:p>
          </table:table-cell>
          <table:table-cell/>
          <table:table-cell table:formula="of:=VLOOKUP([.$F273];[.$F$3:.$F272];1;0)" office:value-type="string" office:string-value="" calcext:value-type="error">
            <text:p>#N/D</text:p>
          </table:table-cell>
          <table:table-cell table:style-name="ce102" table:formula="of:=NOT(ISERROR([.U273]))" office:value-type="boolean" office:boolean-value="false" calcext:value-type="boolean">
            <text:p>FALSO</text:p>
          </table:table-cell>
          <table:table-cell table:formula="of:=VLOOKUP([.$F273];[.$F274:.$F$1000];1;0)" office:value-type="string" office:string-value="" calcext:value-type="error">
            <text:p>#N/D</text:p>
          </table:table-cell>
          <table:table-cell table:style-name="ce102" table:formula="of:=NOT(ISERROR([.W2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4])&gt;0;HYPERLINK(CONCATENATE(['file:///C:/Users/Txinto%20Vaz/Desktop/req_rees-core/uploading/RqUpload.ods'#$Dict.$B$1];&quot;issues/&quot;;[.B274]);CONCATENATE(&quot;#&quot;;[.B274]));&quot;&quot;)">
            <text:p/>
          </table:table-cell>
          <table:table-cell table:style-name="ce27" table:formula="of:=IF(LEN([.F274])&gt;0;MAX([.D$3:.D273])+1;&quot;&quot;)">
            <text:p/>
          </table:table-cell>
          <table:table-cell table:style-name="ce29" table:formula="of:=IF(LEN([.D274])&gt;0;CONCATENATE([.$K$1];TEXT([.D2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4];[.$H$3:.$H$1000];1;0)" office:value-type="string" office:string-value="" calcext:value-type="error">
            <text:p>#N/D</text:p>
          </table:table-cell>
          <table:table-cell table:style-name="ce102" table:formula="of:=NOT(ISERROR([.R274]))" office:value-type="boolean" office:boolean-value="false" calcext:value-type="boolean">
            <text:p>FALSO</text:p>
          </table:table-cell>
          <table:table-cell/>
          <table:table-cell table:formula="of:=VLOOKUP([.$F274];[.$F$3:.$F273];1;0)" office:value-type="string" office:string-value="" calcext:value-type="error">
            <text:p>#N/D</text:p>
          </table:table-cell>
          <table:table-cell table:style-name="ce102" table:formula="of:=NOT(ISERROR([.U274]))" office:value-type="boolean" office:boolean-value="false" calcext:value-type="boolean">
            <text:p>FALSO</text:p>
          </table:table-cell>
          <table:table-cell table:formula="of:=VLOOKUP([.$F274];[.$F275:.$F$1000];1;0)" office:value-type="string" office:string-value="" calcext:value-type="error">
            <text:p>#N/D</text:p>
          </table:table-cell>
          <table:table-cell table:style-name="ce102" table:formula="of:=NOT(ISERROR([.W2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5])&gt;0;HYPERLINK(CONCATENATE(['file:///C:/Users/Txinto%20Vaz/Desktop/req_rees-core/uploading/RqUpload.ods'#$Dict.$B$1];&quot;issues/&quot;;[.B275]);CONCATENATE(&quot;#&quot;;[.B275]));&quot;&quot;)">
            <text:p/>
          </table:table-cell>
          <table:table-cell table:style-name="ce27" table:formula="of:=IF(LEN([.F275])&gt;0;MAX([.D$3:.D274])+1;&quot;&quot;)">
            <text:p/>
          </table:table-cell>
          <table:table-cell table:style-name="ce29" table:formula="of:=IF(LEN([.D275])&gt;0;CONCATENATE([.$K$1];TEXT([.D2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5];[.$H$3:.$H$1000];1;0)" office:value-type="string" office:string-value="" calcext:value-type="error">
            <text:p>#N/D</text:p>
          </table:table-cell>
          <table:table-cell table:style-name="ce102" table:formula="of:=NOT(ISERROR([.R275]))" office:value-type="boolean" office:boolean-value="false" calcext:value-type="boolean">
            <text:p>FALSO</text:p>
          </table:table-cell>
          <table:table-cell/>
          <table:table-cell table:formula="of:=VLOOKUP([.$F275];[.$F$3:.$F274];1;0)" office:value-type="string" office:string-value="" calcext:value-type="error">
            <text:p>#N/D</text:p>
          </table:table-cell>
          <table:table-cell table:style-name="ce102" table:formula="of:=NOT(ISERROR([.U275]))" office:value-type="boolean" office:boolean-value="false" calcext:value-type="boolean">
            <text:p>FALSO</text:p>
          </table:table-cell>
          <table:table-cell table:formula="of:=VLOOKUP([.$F275];[.$F276:.$F$1000];1;0)" office:value-type="string" office:string-value="" calcext:value-type="error">
            <text:p>#N/D</text:p>
          </table:table-cell>
          <table:table-cell table:style-name="ce102" table:formula="of:=NOT(ISERROR([.W2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6])&gt;0;HYPERLINK(CONCATENATE(['file:///C:/Users/Txinto%20Vaz/Desktop/req_rees-core/uploading/RqUpload.ods'#$Dict.$B$1];&quot;issues/&quot;;[.B276]);CONCATENATE(&quot;#&quot;;[.B276]));&quot;&quot;)">
            <text:p/>
          </table:table-cell>
          <table:table-cell table:style-name="ce27" table:formula="of:=IF(LEN([.F276])&gt;0;MAX([.D$3:.D275])+1;&quot;&quot;)">
            <text:p/>
          </table:table-cell>
          <table:table-cell table:style-name="ce29" table:formula="of:=IF(LEN([.D276])&gt;0;CONCATENATE([.$K$1];TEXT([.D2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6];[.$H$3:.$H$1000];1;0)" office:value-type="string" office:string-value="" calcext:value-type="error">
            <text:p>#N/D</text:p>
          </table:table-cell>
          <table:table-cell table:style-name="ce102" table:formula="of:=NOT(ISERROR([.R276]))" office:value-type="boolean" office:boolean-value="false" calcext:value-type="boolean">
            <text:p>FALSO</text:p>
          </table:table-cell>
          <table:table-cell/>
          <table:table-cell table:formula="of:=VLOOKUP([.$F276];[.$F$3:.$F275];1;0)" office:value-type="string" office:string-value="" calcext:value-type="error">
            <text:p>#N/D</text:p>
          </table:table-cell>
          <table:table-cell table:style-name="ce102" table:formula="of:=NOT(ISERROR([.U276]))" office:value-type="boolean" office:boolean-value="false" calcext:value-type="boolean">
            <text:p>FALSO</text:p>
          </table:table-cell>
          <table:table-cell table:formula="of:=VLOOKUP([.$F276];[.$F277:.$F$1000];1;0)" office:value-type="string" office:string-value="" calcext:value-type="error">
            <text:p>#N/D</text:p>
          </table:table-cell>
          <table:table-cell table:style-name="ce102" table:formula="of:=NOT(ISERROR([.W2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7])&gt;0;HYPERLINK(CONCATENATE(['file:///C:/Users/Txinto%20Vaz/Desktop/req_rees-core/uploading/RqUpload.ods'#$Dict.$B$1];&quot;issues/&quot;;[.B277]);CONCATENATE(&quot;#&quot;;[.B277]));&quot;&quot;)">
            <text:p/>
          </table:table-cell>
          <table:table-cell table:style-name="ce27" table:formula="of:=IF(LEN([.F277])&gt;0;MAX([.D$3:.D276])+1;&quot;&quot;)">
            <text:p/>
          </table:table-cell>
          <table:table-cell table:style-name="ce29" table:formula="of:=IF(LEN([.D277])&gt;0;CONCATENATE([.$K$1];TEXT([.D2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7];[.$H$3:.$H$1000];1;0)" office:value-type="string" office:string-value="" calcext:value-type="error">
            <text:p>#N/D</text:p>
          </table:table-cell>
          <table:table-cell table:style-name="ce102" table:formula="of:=NOT(ISERROR([.R277]))" office:value-type="boolean" office:boolean-value="false" calcext:value-type="boolean">
            <text:p>FALSO</text:p>
          </table:table-cell>
          <table:table-cell/>
          <table:table-cell table:formula="of:=VLOOKUP([.$F277];[.$F$3:.$F276];1;0)" office:value-type="string" office:string-value="" calcext:value-type="error">
            <text:p>#N/D</text:p>
          </table:table-cell>
          <table:table-cell table:style-name="ce102" table:formula="of:=NOT(ISERROR([.U277]))" office:value-type="boolean" office:boolean-value="false" calcext:value-type="boolean">
            <text:p>FALSO</text:p>
          </table:table-cell>
          <table:table-cell table:formula="of:=VLOOKUP([.$F277];[.$F278:.$F$1000];1;0)" office:value-type="string" office:string-value="" calcext:value-type="error">
            <text:p>#N/D</text:p>
          </table:table-cell>
          <table:table-cell table:style-name="ce102" table:formula="of:=NOT(ISERROR([.W2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8])&gt;0;HYPERLINK(CONCATENATE(['file:///C:/Users/Txinto%20Vaz/Desktop/req_rees-core/uploading/RqUpload.ods'#$Dict.$B$1];&quot;issues/&quot;;[.B278]);CONCATENATE(&quot;#&quot;;[.B278]));&quot;&quot;)">
            <text:p/>
          </table:table-cell>
          <table:table-cell table:style-name="ce27" table:formula="of:=IF(LEN([.F278])&gt;0;MAX([.D$3:.D277])+1;&quot;&quot;)">
            <text:p/>
          </table:table-cell>
          <table:table-cell table:style-name="ce29" table:formula="of:=IF(LEN([.D278])&gt;0;CONCATENATE([.$K$1];TEXT([.D2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8];[.$H$3:.$H$1000];1;0)" office:value-type="string" office:string-value="" calcext:value-type="error">
            <text:p>#N/D</text:p>
          </table:table-cell>
          <table:table-cell table:style-name="ce102" table:formula="of:=NOT(ISERROR([.R278]))" office:value-type="boolean" office:boolean-value="false" calcext:value-type="boolean">
            <text:p>FALSO</text:p>
          </table:table-cell>
          <table:table-cell/>
          <table:table-cell table:formula="of:=VLOOKUP([.$F278];[.$F$3:.$F277];1;0)" office:value-type="string" office:string-value="" calcext:value-type="error">
            <text:p>#N/D</text:p>
          </table:table-cell>
          <table:table-cell table:style-name="ce102" table:formula="of:=NOT(ISERROR([.U278]))" office:value-type="boolean" office:boolean-value="false" calcext:value-type="boolean">
            <text:p>FALSO</text:p>
          </table:table-cell>
          <table:table-cell table:formula="of:=VLOOKUP([.$F278];[.$F279:.$F$1000];1;0)" office:value-type="string" office:string-value="" calcext:value-type="error">
            <text:p>#N/D</text:p>
          </table:table-cell>
          <table:table-cell table:style-name="ce102" table:formula="of:=NOT(ISERROR([.W2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79])&gt;0;HYPERLINK(CONCATENATE(['file:///C:/Users/Txinto%20Vaz/Desktop/req_rees-core/uploading/RqUpload.ods'#$Dict.$B$1];&quot;issues/&quot;;[.B279]);CONCATENATE(&quot;#&quot;;[.B279]));&quot;&quot;)">
            <text:p/>
          </table:table-cell>
          <table:table-cell table:style-name="ce27" table:formula="of:=IF(LEN([.F279])&gt;0;MAX([.D$3:.D278])+1;&quot;&quot;)">
            <text:p/>
          </table:table-cell>
          <table:table-cell table:style-name="ce29" table:formula="of:=IF(LEN([.D279])&gt;0;CONCATENATE([.$K$1];TEXT([.D2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9];[.$H$3:.$H$1000];1;0)" office:value-type="string" office:string-value="" calcext:value-type="error">
            <text:p>#N/D</text:p>
          </table:table-cell>
          <table:table-cell table:style-name="ce102" table:formula="of:=NOT(ISERROR([.R279]))" office:value-type="boolean" office:boolean-value="false" calcext:value-type="boolean">
            <text:p>FALSO</text:p>
          </table:table-cell>
          <table:table-cell/>
          <table:table-cell table:formula="of:=VLOOKUP([.$F279];[.$F$3:.$F278];1;0)" office:value-type="string" office:string-value="" calcext:value-type="error">
            <text:p>#N/D</text:p>
          </table:table-cell>
          <table:table-cell table:style-name="ce102" table:formula="of:=NOT(ISERROR([.U279]))" office:value-type="boolean" office:boolean-value="false" calcext:value-type="boolean">
            <text:p>FALSO</text:p>
          </table:table-cell>
          <table:table-cell table:formula="of:=VLOOKUP([.$F279];[.$F280:.$F$1000];1;0)" office:value-type="string" office:string-value="" calcext:value-type="error">
            <text:p>#N/D</text:p>
          </table:table-cell>
          <table:table-cell table:style-name="ce102" table:formula="of:=NOT(ISERROR([.W2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0])&gt;0;HYPERLINK(CONCATENATE(['file:///C:/Users/Txinto%20Vaz/Desktop/req_rees-core/uploading/RqUpload.ods'#$Dict.$B$1];&quot;issues/&quot;;[.B280]);CONCATENATE(&quot;#&quot;;[.B280]));&quot;&quot;)">
            <text:p/>
          </table:table-cell>
          <table:table-cell table:style-name="ce27" table:formula="of:=IF(LEN([.F280])&gt;0;MAX([.D$3:.D279])+1;&quot;&quot;)">
            <text:p/>
          </table:table-cell>
          <table:table-cell table:style-name="ce29" table:formula="of:=IF(LEN([.D280])&gt;0;CONCATENATE([.$K$1];TEXT([.D2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0];[.$H$3:.$H$1000];1;0)" office:value-type="string" office:string-value="" calcext:value-type="error">
            <text:p>#N/D</text:p>
          </table:table-cell>
          <table:table-cell table:style-name="ce102" table:formula="of:=NOT(ISERROR([.R280]))" office:value-type="boolean" office:boolean-value="false" calcext:value-type="boolean">
            <text:p>FALSO</text:p>
          </table:table-cell>
          <table:table-cell/>
          <table:table-cell table:formula="of:=VLOOKUP([.$F280];[.$F$3:.$F279];1;0)" office:value-type="string" office:string-value="" calcext:value-type="error">
            <text:p>#N/D</text:p>
          </table:table-cell>
          <table:table-cell table:style-name="ce102" table:formula="of:=NOT(ISERROR([.U280]))" office:value-type="boolean" office:boolean-value="false" calcext:value-type="boolean">
            <text:p>FALSO</text:p>
          </table:table-cell>
          <table:table-cell table:formula="of:=VLOOKUP([.$F280];[.$F281:.$F$1000];1;0)" office:value-type="string" office:string-value="" calcext:value-type="error">
            <text:p>#N/D</text:p>
          </table:table-cell>
          <table:table-cell table:style-name="ce102" table:formula="of:=NOT(ISERROR([.W2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1])&gt;0;HYPERLINK(CONCATENATE(['file:///C:/Users/Txinto%20Vaz/Desktop/req_rees-core/uploading/RqUpload.ods'#$Dict.$B$1];&quot;issues/&quot;;[.B281]);CONCATENATE(&quot;#&quot;;[.B281]));&quot;&quot;)">
            <text:p/>
          </table:table-cell>
          <table:table-cell table:style-name="ce27" table:formula="of:=IF(LEN([.F281])&gt;0;MAX([.D$3:.D280])+1;&quot;&quot;)">
            <text:p/>
          </table:table-cell>
          <table:table-cell table:style-name="ce29" table:formula="of:=IF(LEN([.D281])&gt;0;CONCATENATE([.$K$1];TEXT([.D2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1];[.$H$3:.$H$1000];1;0)" office:value-type="string" office:string-value="" calcext:value-type="error">
            <text:p>#N/D</text:p>
          </table:table-cell>
          <table:table-cell table:style-name="ce102" table:formula="of:=NOT(ISERROR([.R281]))" office:value-type="boolean" office:boolean-value="false" calcext:value-type="boolean">
            <text:p>FALSO</text:p>
          </table:table-cell>
          <table:table-cell/>
          <table:table-cell table:formula="of:=VLOOKUP([.$F281];[.$F$3:.$F280];1;0)" office:value-type="string" office:string-value="" calcext:value-type="error">
            <text:p>#N/D</text:p>
          </table:table-cell>
          <table:table-cell table:style-name="ce102" table:formula="of:=NOT(ISERROR([.U281]))" office:value-type="boolean" office:boolean-value="false" calcext:value-type="boolean">
            <text:p>FALSO</text:p>
          </table:table-cell>
          <table:table-cell table:formula="of:=VLOOKUP([.$F281];[.$F282:.$F$1000];1;0)" office:value-type="string" office:string-value="" calcext:value-type="error">
            <text:p>#N/D</text:p>
          </table:table-cell>
          <table:table-cell table:style-name="ce102" table:formula="of:=NOT(ISERROR([.W2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2])&gt;0;HYPERLINK(CONCATENATE(['file:///C:/Users/Txinto%20Vaz/Desktop/req_rees-core/uploading/RqUpload.ods'#$Dict.$B$1];&quot;issues/&quot;;[.B282]);CONCATENATE(&quot;#&quot;;[.B282]));&quot;&quot;)">
            <text:p/>
          </table:table-cell>
          <table:table-cell table:style-name="ce27" table:formula="of:=IF(LEN([.F282])&gt;0;MAX([.D$3:.D281])+1;&quot;&quot;)">
            <text:p/>
          </table:table-cell>
          <table:table-cell table:style-name="ce29" table:formula="of:=IF(LEN([.D282])&gt;0;CONCATENATE([.$K$1];TEXT([.D2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2];[.$H$3:.$H$1000];1;0)" office:value-type="string" office:string-value="" calcext:value-type="error">
            <text:p>#N/D</text:p>
          </table:table-cell>
          <table:table-cell table:style-name="ce102" table:formula="of:=NOT(ISERROR([.R282]))" office:value-type="boolean" office:boolean-value="false" calcext:value-type="boolean">
            <text:p>FALSO</text:p>
          </table:table-cell>
          <table:table-cell/>
          <table:table-cell table:formula="of:=VLOOKUP([.$F282];[.$F$3:.$F281];1;0)" office:value-type="string" office:string-value="" calcext:value-type="error">
            <text:p>#N/D</text:p>
          </table:table-cell>
          <table:table-cell table:style-name="ce102" table:formula="of:=NOT(ISERROR([.U282]))" office:value-type="boolean" office:boolean-value="false" calcext:value-type="boolean">
            <text:p>FALSO</text:p>
          </table:table-cell>
          <table:table-cell table:formula="of:=VLOOKUP([.$F282];[.$F283:.$F$1000];1;0)" office:value-type="string" office:string-value="" calcext:value-type="error">
            <text:p>#N/D</text:p>
          </table:table-cell>
          <table:table-cell table:style-name="ce102" table:formula="of:=NOT(ISERROR([.W2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3])&gt;0;HYPERLINK(CONCATENATE(['file:///C:/Users/Txinto%20Vaz/Desktop/req_rees-core/uploading/RqUpload.ods'#$Dict.$B$1];&quot;issues/&quot;;[.B283]);CONCATENATE(&quot;#&quot;;[.B283]));&quot;&quot;)">
            <text:p/>
          </table:table-cell>
          <table:table-cell table:style-name="ce27" table:formula="of:=IF(LEN([.F283])&gt;0;MAX([.D$3:.D282])+1;&quot;&quot;)">
            <text:p/>
          </table:table-cell>
          <table:table-cell table:style-name="ce29" table:formula="of:=IF(LEN([.D283])&gt;0;CONCATENATE([.$K$1];TEXT([.D2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3];[.$H$3:.$H$1000];1;0)" office:value-type="string" office:string-value="" calcext:value-type="error">
            <text:p>#N/D</text:p>
          </table:table-cell>
          <table:table-cell table:style-name="ce102" table:formula="of:=NOT(ISERROR([.R283]))" office:value-type="boolean" office:boolean-value="false" calcext:value-type="boolean">
            <text:p>FALSO</text:p>
          </table:table-cell>
          <table:table-cell/>
          <table:table-cell table:formula="of:=VLOOKUP([.$F283];[.$F$3:.$F282];1;0)" office:value-type="string" office:string-value="" calcext:value-type="error">
            <text:p>#N/D</text:p>
          </table:table-cell>
          <table:table-cell table:style-name="ce102" table:formula="of:=NOT(ISERROR([.U283]))" office:value-type="boolean" office:boolean-value="false" calcext:value-type="boolean">
            <text:p>FALSO</text:p>
          </table:table-cell>
          <table:table-cell table:formula="of:=VLOOKUP([.$F283];[.$F284:.$F$1000];1;0)" office:value-type="string" office:string-value="" calcext:value-type="error">
            <text:p>#N/D</text:p>
          </table:table-cell>
          <table:table-cell table:style-name="ce102" table:formula="of:=NOT(ISERROR([.W2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4])&gt;0;HYPERLINK(CONCATENATE(['file:///C:/Users/Txinto%20Vaz/Desktop/req_rees-core/uploading/RqUpload.ods'#$Dict.$B$1];&quot;issues/&quot;;[.B284]);CONCATENATE(&quot;#&quot;;[.B284]));&quot;&quot;)">
            <text:p/>
          </table:table-cell>
          <table:table-cell table:style-name="ce27" table:formula="of:=IF(LEN([.F284])&gt;0;MAX([.D$3:.D283])+1;&quot;&quot;)">
            <text:p/>
          </table:table-cell>
          <table:table-cell table:style-name="ce29" table:formula="of:=IF(LEN([.D284])&gt;0;CONCATENATE([.$K$1];TEXT([.D2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4];[.$H$3:.$H$1000];1;0)" office:value-type="string" office:string-value="" calcext:value-type="error">
            <text:p>#N/D</text:p>
          </table:table-cell>
          <table:table-cell table:style-name="ce102" table:formula="of:=NOT(ISERROR([.R284]))" office:value-type="boolean" office:boolean-value="false" calcext:value-type="boolean">
            <text:p>FALSO</text:p>
          </table:table-cell>
          <table:table-cell/>
          <table:table-cell table:formula="of:=VLOOKUP([.$F284];[.$F$3:.$F283];1;0)" office:value-type="string" office:string-value="" calcext:value-type="error">
            <text:p>#N/D</text:p>
          </table:table-cell>
          <table:table-cell table:style-name="ce102" table:formula="of:=NOT(ISERROR([.U284]))" office:value-type="boolean" office:boolean-value="false" calcext:value-type="boolean">
            <text:p>FALSO</text:p>
          </table:table-cell>
          <table:table-cell table:formula="of:=VLOOKUP([.$F284];[.$F285:.$F$1000];1;0)" office:value-type="string" office:string-value="" calcext:value-type="error">
            <text:p>#N/D</text:p>
          </table:table-cell>
          <table:table-cell table:style-name="ce102" table:formula="of:=NOT(ISERROR([.W2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5])&gt;0;HYPERLINK(CONCATENATE(['file:///C:/Users/Txinto%20Vaz/Desktop/req_rees-core/uploading/RqUpload.ods'#$Dict.$B$1];&quot;issues/&quot;;[.B285]);CONCATENATE(&quot;#&quot;;[.B285]));&quot;&quot;)">
            <text:p/>
          </table:table-cell>
          <table:table-cell table:style-name="ce27" table:formula="of:=IF(LEN([.F285])&gt;0;MAX([.D$3:.D284])+1;&quot;&quot;)">
            <text:p/>
          </table:table-cell>
          <table:table-cell table:style-name="ce29" table:formula="of:=IF(LEN([.D285])&gt;0;CONCATENATE([.$K$1];TEXT([.D2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5];[.$H$3:.$H$1000];1;0)" office:value-type="string" office:string-value="" calcext:value-type="error">
            <text:p>#N/D</text:p>
          </table:table-cell>
          <table:table-cell table:style-name="ce102" table:formula="of:=NOT(ISERROR([.R285]))" office:value-type="boolean" office:boolean-value="false" calcext:value-type="boolean">
            <text:p>FALSO</text:p>
          </table:table-cell>
          <table:table-cell/>
          <table:table-cell table:formula="of:=VLOOKUP([.$F285];[.$F$3:.$F284];1;0)" office:value-type="string" office:string-value="" calcext:value-type="error">
            <text:p>#N/D</text:p>
          </table:table-cell>
          <table:table-cell table:style-name="ce102" table:formula="of:=NOT(ISERROR([.U285]))" office:value-type="boolean" office:boolean-value="false" calcext:value-type="boolean">
            <text:p>FALSO</text:p>
          </table:table-cell>
          <table:table-cell table:formula="of:=VLOOKUP([.$F285];[.$F286:.$F$1000];1;0)" office:value-type="string" office:string-value="" calcext:value-type="error">
            <text:p>#N/D</text:p>
          </table:table-cell>
          <table:table-cell table:style-name="ce102" table:formula="of:=NOT(ISERROR([.W2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6])&gt;0;HYPERLINK(CONCATENATE(['file:///C:/Users/Txinto%20Vaz/Desktop/req_rees-core/uploading/RqUpload.ods'#$Dict.$B$1];&quot;issues/&quot;;[.B286]);CONCATENATE(&quot;#&quot;;[.B286]));&quot;&quot;)">
            <text:p/>
          </table:table-cell>
          <table:table-cell table:style-name="ce27" table:formula="of:=IF(LEN([.F286])&gt;0;MAX([.D$3:.D285])+1;&quot;&quot;)">
            <text:p/>
          </table:table-cell>
          <table:table-cell table:style-name="ce29" table:formula="of:=IF(LEN([.D286])&gt;0;CONCATENATE([.$K$1];TEXT([.D2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6];[.$H$3:.$H$1000];1;0)" office:value-type="string" office:string-value="" calcext:value-type="error">
            <text:p>#N/D</text:p>
          </table:table-cell>
          <table:table-cell table:style-name="ce102" table:formula="of:=NOT(ISERROR([.R286]))" office:value-type="boolean" office:boolean-value="false" calcext:value-type="boolean">
            <text:p>FALSO</text:p>
          </table:table-cell>
          <table:table-cell/>
          <table:table-cell table:formula="of:=VLOOKUP([.$F286];[.$F$3:.$F285];1;0)" office:value-type="string" office:string-value="" calcext:value-type="error">
            <text:p>#N/D</text:p>
          </table:table-cell>
          <table:table-cell table:style-name="ce102" table:formula="of:=NOT(ISERROR([.U286]))" office:value-type="boolean" office:boolean-value="false" calcext:value-type="boolean">
            <text:p>FALSO</text:p>
          </table:table-cell>
          <table:table-cell table:formula="of:=VLOOKUP([.$F286];[.$F287:.$F$1000];1;0)" office:value-type="string" office:string-value="" calcext:value-type="error">
            <text:p>#N/D</text:p>
          </table:table-cell>
          <table:table-cell table:style-name="ce102" table:formula="of:=NOT(ISERROR([.W2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7])&gt;0;HYPERLINK(CONCATENATE(['file:///C:/Users/Txinto%20Vaz/Desktop/req_rees-core/uploading/RqUpload.ods'#$Dict.$B$1];&quot;issues/&quot;;[.B287]);CONCATENATE(&quot;#&quot;;[.B287]));&quot;&quot;)">
            <text:p/>
          </table:table-cell>
          <table:table-cell table:style-name="ce27" table:formula="of:=IF(LEN([.F287])&gt;0;MAX([.D$3:.D286])+1;&quot;&quot;)">
            <text:p/>
          </table:table-cell>
          <table:table-cell table:style-name="ce29" table:formula="of:=IF(LEN([.D287])&gt;0;CONCATENATE([.$K$1];TEXT([.D2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7];[.$H$3:.$H$1000];1;0)" office:value-type="string" office:string-value="" calcext:value-type="error">
            <text:p>#N/D</text:p>
          </table:table-cell>
          <table:table-cell table:style-name="ce102" table:formula="of:=NOT(ISERROR([.R287]))" office:value-type="boolean" office:boolean-value="false" calcext:value-type="boolean">
            <text:p>FALSO</text:p>
          </table:table-cell>
          <table:table-cell/>
          <table:table-cell table:formula="of:=VLOOKUP([.$F287];[.$F$3:.$F286];1;0)" office:value-type="string" office:string-value="" calcext:value-type="error">
            <text:p>#N/D</text:p>
          </table:table-cell>
          <table:table-cell table:style-name="ce102" table:formula="of:=NOT(ISERROR([.U287]))" office:value-type="boolean" office:boolean-value="false" calcext:value-type="boolean">
            <text:p>FALSO</text:p>
          </table:table-cell>
          <table:table-cell table:formula="of:=VLOOKUP([.$F287];[.$F288:.$F$1000];1;0)" office:value-type="string" office:string-value="" calcext:value-type="error">
            <text:p>#N/D</text:p>
          </table:table-cell>
          <table:table-cell table:style-name="ce102" table:formula="of:=NOT(ISERROR([.W2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8])&gt;0;HYPERLINK(CONCATENATE(['file:///C:/Users/Txinto%20Vaz/Desktop/req_rees-core/uploading/RqUpload.ods'#$Dict.$B$1];&quot;issues/&quot;;[.B288]);CONCATENATE(&quot;#&quot;;[.B288]));&quot;&quot;)">
            <text:p/>
          </table:table-cell>
          <table:table-cell table:style-name="ce27" table:formula="of:=IF(LEN([.F288])&gt;0;MAX([.D$3:.D287])+1;&quot;&quot;)">
            <text:p/>
          </table:table-cell>
          <table:table-cell table:style-name="ce29" table:formula="of:=IF(LEN([.D288])&gt;0;CONCATENATE([.$K$1];TEXT([.D2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8];[.$H$3:.$H$1000];1;0)" office:value-type="string" office:string-value="" calcext:value-type="error">
            <text:p>#N/D</text:p>
          </table:table-cell>
          <table:table-cell table:style-name="ce102" table:formula="of:=NOT(ISERROR([.R288]))" office:value-type="boolean" office:boolean-value="false" calcext:value-type="boolean">
            <text:p>FALSO</text:p>
          </table:table-cell>
          <table:table-cell/>
          <table:table-cell table:formula="of:=VLOOKUP([.$F288];[.$F$3:.$F287];1;0)" office:value-type="string" office:string-value="" calcext:value-type="error">
            <text:p>#N/D</text:p>
          </table:table-cell>
          <table:table-cell table:style-name="ce102" table:formula="of:=NOT(ISERROR([.U288]))" office:value-type="boolean" office:boolean-value="false" calcext:value-type="boolean">
            <text:p>FALSO</text:p>
          </table:table-cell>
          <table:table-cell table:formula="of:=VLOOKUP([.$F288];[.$F289:.$F$1000];1;0)" office:value-type="string" office:string-value="" calcext:value-type="error">
            <text:p>#N/D</text:p>
          </table:table-cell>
          <table:table-cell table:style-name="ce102" table:formula="of:=NOT(ISERROR([.W2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89])&gt;0;HYPERLINK(CONCATENATE(['file:///C:/Users/Txinto%20Vaz/Desktop/req_rees-core/uploading/RqUpload.ods'#$Dict.$B$1];&quot;issues/&quot;;[.B289]);CONCATENATE(&quot;#&quot;;[.B289]));&quot;&quot;)">
            <text:p/>
          </table:table-cell>
          <table:table-cell table:style-name="ce27" table:formula="of:=IF(LEN([.F289])&gt;0;MAX([.D$3:.D288])+1;&quot;&quot;)">
            <text:p/>
          </table:table-cell>
          <table:table-cell table:style-name="ce29" table:formula="of:=IF(LEN([.D289])&gt;0;CONCATENATE([.$K$1];TEXT([.D2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9];[.$H$3:.$H$1000];1;0)" office:value-type="string" office:string-value="" calcext:value-type="error">
            <text:p>#N/D</text:p>
          </table:table-cell>
          <table:table-cell table:style-name="ce102" table:formula="of:=NOT(ISERROR([.R289]))" office:value-type="boolean" office:boolean-value="false" calcext:value-type="boolean">
            <text:p>FALSO</text:p>
          </table:table-cell>
          <table:table-cell/>
          <table:table-cell table:formula="of:=VLOOKUP([.$F289];[.$F$3:.$F288];1;0)" office:value-type="string" office:string-value="" calcext:value-type="error">
            <text:p>#N/D</text:p>
          </table:table-cell>
          <table:table-cell table:style-name="ce102" table:formula="of:=NOT(ISERROR([.U289]))" office:value-type="boolean" office:boolean-value="false" calcext:value-type="boolean">
            <text:p>FALSO</text:p>
          </table:table-cell>
          <table:table-cell table:formula="of:=VLOOKUP([.$F289];[.$F290:.$F$1000];1;0)" office:value-type="string" office:string-value="" calcext:value-type="error">
            <text:p>#N/D</text:p>
          </table:table-cell>
          <table:table-cell table:style-name="ce102" table:formula="of:=NOT(ISERROR([.W2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0])&gt;0;HYPERLINK(CONCATENATE(['file:///C:/Users/Txinto%20Vaz/Desktop/req_rees-core/uploading/RqUpload.ods'#$Dict.$B$1];&quot;issues/&quot;;[.B290]);CONCATENATE(&quot;#&quot;;[.B290]));&quot;&quot;)">
            <text:p/>
          </table:table-cell>
          <table:table-cell table:style-name="ce27" table:formula="of:=IF(LEN([.F290])&gt;0;MAX([.D$3:.D289])+1;&quot;&quot;)">
            <text:p/>
          </table:table-cell>
          <table:table-cell table:style-name="ce29" table:formula="of:=IF(LEN([.D290])&gt;0;CONCATENATE([.$K$1];TEXT([.D2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0];[.$H$3:.$H$1000];1;0)" office:value-type="string" office:string-value="" calcext:value-type="error">
            <text:p>#N/D</text:p>
          </table:table-cell>
          <table:table-cell table:style-name="ce102" table:formula="of:=NOT(ISERROR([.R290]))" office:value-type="boolean" office:boolean-value="false" calcext:value-type="boolean">
            <text:p>FALSO</text:p>
          </table:table-cell>
          <table:table-cell/>
          <table:table-cell table:formula="of:=VLOOKUP([.$F290];[.$F$3:.$F289];1;0)" office:value-type="string" office:string-value="" calcext:value-type="error">
            <text:p>#N/D</text:p>
          </table:table-cell>
          <table:table-cell table:style-name="ce102" table:formula="of:=NOT(ISERROR([.U290]))" office:value-type="boolean" office:boolean-value="false" calcext:value-type="boolean">
            <text:p>FALSO</text:p>
          </table:table-cell>
          <table:table-cell table:formula="of:=VLOOKUP([.$F290];[.$F291:.$F$1000];1;0)" office:value-type="string" office:string-value="" calcext:value-type="error">
            <text:p>#N/D</text:p>
          </table:table-cell>
          <table:table-cell table:style-name="ce102" table:formula="of:=NOT(ISERROR([.W2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1])&gt;0;HYPERLINK(CONCATENATE(['file:///C:/Users/Txinto%20Vaz/Desktop/req_rees-core/uploading/RqUpload.ods'#$Dict.$B$1];&quot;issues/&quot;;[.B291]);CONCATENATE(&quot;#&quot;;[.B291]));&quot;&quot;)">
            <text:p/>
          </table:table-cell>
          <table:table-cell table:style-name="ce27" table:formula="of:=IF(LEN([.F291])&gt;0;MAX([.D$3:.D290])+1;&quot;&quot;)">
            <text:p/>
          </table:table-cell>
          <table:table-cell table:style-name="ce29" table:formula="of:=IF(LEN([.D291])&gt;0;CONCATENATE([.$K$1];TEXT([.D2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1];[.$H$3:.$H$1000];1;0)" office:value-type="string" office:string-value="" calcext:value-type="error">
            <text:p>#N/D</text:p>
          </table:table-cell>
          <table:table-cell table:style-name="ce102" table:formula="of:=NOT(ISERROR([.R291]))" office:value-type="boolean" office:boolean-value="false" calcext:value-type="boolean">
            <text:p>FALSO</text:p>
          </table:table-cell>
          <table:table-cell/>
          <table:table-cell table:formula="of:=VLOOKUP([.$F291];[.$F$3:.$F290];1;0)" office:value-type="string" office:string-value="" calcext:value-type="error">
            <text:p>#N/D</text:p>
          </table:table-cell>
          <table:table-cell table:style-name="ce102" table:formula="of:=NOT(ISERROR([.U291]))" office:value-type="boolean" office:boolean-value="false" calcext:value-type="boolean">
            <text:p>FALSO</text:p>
          </table:table-cell>
          <table:table-cell table:formula="of:=VLOOKUP([.$F291];[.$F292:.$F$1000];1;0)" office:value-type="string" office:string-value="" calcext:value-type="error">
            <text:p>#N/D</text:p>
          </table:table-cell>
          <table:table-cell table:style-name="ce102" table:formula="of:=NOT(ISERROR([.W2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2])&gt;0;HYPERLINK(CONCATENATE(['file:///C:/Users/Txinto%20Vaz/Desktop/req_rees-core/uploading/RqUpload.ods'#$Dict.$B$1];&quot;issues/&quot;;[.B292]);CONCATENATE(&quot;#&quot;;[.B292]));&quot;&quot;)">
            <text:p/>
          </table:table-cell>
          <table:table-cell table:style-name="ce27" table:formula="of:=IF(LEN([.F292])&gt;0;MAX([.D$3:.D291])+1;&quot;&quot;)">
            <text:p/>
          </table:table-cell>
          <table:table-cell table:style-name="ce29" table:formula="of:=IF(LEN([.D292])&gt;0;CONCATENATE([.$K$1];TEXT([.D2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2];[.$H$3:.$H$1000];1;0)" office:value-type="string" office:string-value="" calcext:value-type="error">
            <text:p>#N/D</text:p>
          </table:table-cell>
          <table:table-cell table:style-name="ce102" table:formula="of:=NOT(ISERROR([.R292]))" office:value-type="boolean" office:boolean-value="false" calcext:value-type="boolean">
            <text:p>FALSO</text:p>
          </table:table-cell>
          <table:table-cell/>
          <table:table-cell table:formula="of:=VLOOKUP([.$F292];[.$F$3:.$F291];1;0)" office:value-type="string" office:string-value="" calcext:value-type="error">
            <text:p>#N/D</text:p>
          </table:table-cell>
          <table:table-cell table:style-name="ce102" table:formula="of:=NOT(ISERROR([.U292]))" office:value-type="boolean" office:boolean-value="false" calcext:value-type="boolean">
            <text:p>FALSO</text:p>
          </table:table-cell>
          <table:table-cell table:formula="of:=VLOOKUP([.$F292];[.$F293:.$F$1000];1;0)" office:value-type="string" office:string-value="" calcext:value-type="error">
            <text:p>#N/D</text:p>
          </table:table-cell>
          <table:table-cell table:style-name="ce102" table:formula="of:=NOT(ISERROR([.W2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3])&gt;0;HYPERLINK(CONCATENATE(['file:///C:/Users/Txinto%20Vaz/Desktop/req_rees-core/uploading/RqUpload.ods'#$Dict.$B$1];&quot;issues/&quot;;[.B293]);CONCATENATE(&quot;#&quot;;[.B293]));&quot;&quot;)">
            <text:p/>
          </table:table-cell>
          <table:table-cell table:style-name="ce27" table:formula="of:=IF(LEN([.F293])&gt;0;MAX([.D$3:.D292])+1;&quot;&quot;)">
            <text:p/>
          </table:table-cell>
          <table:table-cell table:style-name="ce29" table:formula="of:=IF(LEN([.D293])&gt;0;CONCATENATE([.$K$1];TEXT([.D2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3];[.$H$3:.$H$1000];1;0)" office:value-type="string" office:string-value="" calcext:value-type="error">
            <text:p>#N/D</text:p>
          </table:table-cell>
          <table:table-cell table:style-name="ce102" table:formula="of:=NOT(ISERROR([.R293]))" office:value-type="boolean" office:boolean-value="false" calcext:value-type="boolean">
            <text:p>FALSO</text:p>
          </table:table-cell>
          <table:table-cell/>
          <table:table-cell table:formula="of:=VLOOKUP([.$F293];[.$F$3:.$F292];1;0)" office:value-type="string" office:string-value="" calcext:value-type="error">
            <text:p>#N/D</text:p>
          </table:table-cell>
          <table:table-cell table:style-name="ce102" table:formula="of:=NOT(ISERROR([.U293]))" office:value-type="boolean" office:boolean-value="false" calcext:value-type="boolean">
            <text:p>FALSO</text:p>
          </table:table-cell>
          <table:table-cell table:formula="of:=VLOOKUP([.$F293];[.$F294:.$F$1000];1;0)" office:value-type="string" office:string-value="" calcext:value-type="error">
            <text:p>#N/D</text:p>
          </table:table-cell>
          <table:table-cell table:style-name="ce102" table:formula="of:=NOT(ISERROR([.W2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4])&gt;0;HYPERLINK(CONCATENATE(['file:///C:/Users/Txinto%20Vaz/Desktop/req_rees-core/uploading/RqUpload.ods'#$Dict.$B$1];&quot;issues/&quot;;[.B294]);CONCATENATE(&quot;#&quot;;[.B294]));&quot;&quot;)">
            <text:p/>
          </table:table-cell>
          <table:table-cell table:style-name="ce27" table:formula="of:=IF(LEN([.F294])&gt;0;MAX([.D$3:.D293])+1;&quot;&quot;)">
            <text:p/>
          </table:table-cell>
          <table:table-cell table:style-name="ce29" table:formula="of:=IF(LEN([.D294])&gt;0;CONCATENATE([.$K$1];TEXT([.D2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4];[.$H$3:.$H$1000];1;0)" office:value-type="string" office:string-value="" calcext:value-type="error">
            <text:p>#N/D</text:p>
          </table:table-cell>
          <table:table-cell table:style-name="ce102" table:formula="of:=NOT(ISERROR([.R294]))" office:value-type="boolean" office:boolean-value="false" calcext:value-type="boolean">
            <text:p>FALSO</text:p>
          </table:table-cell>
          <table:table-cell/>
          <table:table-cell table:formula="of:=VLOOKUP([.$F294];[.$F$3:.$F293];1;0)" office:value-type="string" office:string-value="" calcext:value-type="error">
            <text:p>#N/D</text:p>
          </table:table-cell>
          <table:table-cell table:style-name="ce102" table:formula="of:=NOT(ISERROR([.U294]))" office:value-type="boolean" office:boolean-value="false" calcext:value-type="boolean">
            <text:p>FALSO</text:p>
          </table:table-cell>
          <table:table-cell table:formula="of:=VLOOKUP([.$F294];[.$F295:.$F$1000];1;0)" office:value-type="string" office:string-value="" calcext:value-type="error">
            <text:p>#N/D</text:p>
          </table:table-cell>
          <table:table-cell table:style-name="ce102" table:formula="of:=NOT(ISERROR([.W2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5])&gt;0;HYPERLINK(CONCATENATE(['file:///C:/Users/Txinto%20Vaz/Desktop/req_rees-core/uploading/RqUpload.ods'#$Dict.$B$1];&quot;issues/&quot;;[.B295]);CONCATENATE(&quot;#&quot;;[.B295]));&quot;&quot;)">
            <text:p/>
          </table:table-cell>
          <table:table-cell table:style-name="ce27" table:formula="of:=IF(LEN([.F295])&gt;0;MAX([.D$3:.D294])+1;&quot;&quot;)">
            <text:p/>
          </table:table-cell>
          <table:table-cell table:style-name="ce29" table:formula="of:=IF(LEN([.D295])&gt;0;CONCATENATE([.$K$1];TEXT([.D2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5];[.$H$3:.$H$1000];1;0)" office:value-type="string" office:string-value="" calcext:value-type="error">
            <text:p>#N/D</text:p>
          </table:table-cell>
          <table:table-cell table:style-name="ce102" table:formula="of:=NOT(ISERROR([.R295]))" office:value-type="boolean" office:boolean-value="false" calcext:value-type="boolean">
            <text:p>FALSO</text:p>
          </table:table-cell>
          <table:table-cell/>
          <table:table-cell table:formula="of:=VLOOKUP([.$F295];[.$F$3:.$F294];1;0)" office:value-type="string" office:string-value="" calcext:value-type="error">
            <text:p>#N/D</text:p>
          </table:table-cell>
          <table:table-cell table:style-name="ce102" table:formula="of:=NOT(ISERROR([.U295]))" office:value-type="boolean" office:boolean-value="false" calcext:value-type="boolean">
            <text:p>FALSO</text:p>
          </table:table-cell>
          <table:table-cell table:formula="of:=VLOOKUP([.$F295];[.$F296:.$F$1000];1;0)" office:value-type="string" office:string-value="" calcext:value-type="error">
            <text:p>#N/D</text:p>
          </table:table-cell>
          <table:table-cell table:style-name="ce102" table:formula="of:=NOT(ISERROR([.W2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6])&gt;0;HYPERLINK(CONCATENATE(['file:///C:/Users/Txinto%20Vaz/Desktop/req_rees-core/uploading/RqUpload.ods'#$Dict.$B$1];&quot;issues/&quot;;[.B296]);CONCATENATE(&quot;#&quot;;[.B296]));&quot;&quot;)">
            <text:p/>
          </table:table-cell>
          <table:table-cell table:style-name="ce27" table:formula="of:=IF(LEN([.F296])&gt;0;MAX([.D$3:.D295])+1;&quot;&quot;)">
            <text:p/>
          </table:table-cell>
          <table:table-cell table:style-name="ce29" table:formula="of:=IF(LEN([.D296])&gt;0;CONCATENATE([.$K$1];TEXT([.D2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6];[.$H$3:.$H$1000];1;0)" office:value-type="string" office:string-value="" calcext:value-type="error">
            <text:p>#N/D</text:p>
          </table:table-cell>
          <table:table-cell table:style-name="ce102" table:formula="of:=NOT(ISERROR([.R296]))" office:value-type="boolean" office:boolean-value="false" calcext:value-type="boolean">
            <text:p>FALSO</text:p>
          </table:table-cell>
          <table:table-cell/>
          <table:table-cell table:formula="of:=VLOOKUP([.$F296];[.$F$3:.$F295];1;0)" office:value-type="string" office:string-value="" calcext:value-type="error">
            <text:p>#N/D</text:p>
          </table:table-cell>
          <table:table-cell table:style-name="ce102" table:formula="of:=NOT(ISERROR([.U296]))" office:value-type="boolean" office:boolean-value="false" calcext:value-type="boolean">
            <text:p>FALSO</text:p>
          </table:table-cell>
          <table:table-cell table:formula="of:=VLOOKUP([.$F296];[.$F297:.$F$1000];1;0)" office:value-type="string" office:string-value="" calcext:value-type="error">
            <text:p>#N/D</text:p>
          </table:table-cell>
          <table:table-cell table:style-name="ce102" table:formula="of:=NOT(ISERROR([.W2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7])&gt;0;HYPERLINK(CONCATENATE(['file:///C:/Users/Txinto%20Vaz/Desktop/req_rees-core/uploading/RqUpload.ods'#$Dict.$B$1];&quot;issues/&quot;;[.B297]);CONCATENATE(&quot;#&quot;;[.B297]));&quot;&quot;)">
            <text:p/>
          </table:table-cell>
          <table:table-cell table:style-name="ce27" table:formula="of:=IF(LEN([.F297])&gt;0;MAX([.D$3:.D296])+1;&quot;&quot;)">
            <text:p/>
          </table:table-cell>
          <table:table-cell table:style-name="ce29" table:formula="of:=IF(LEN([.D297])&gt;0;CONCATENATE([.$K$1];TEXT([.D2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7];[.$H$3:.$H$1000];1;0)" office:value-type="string" office:string-value="" calcext:value-type="error">
            <text:p>#N/D</text:p>
          </table:table-cell>
          <table:table-cell table:style-name="ce102" table:formula="of:=NOT(ISERROR([.R297]))" office:value-type="boolean" office:boolean-value="false" calcext:value-type="boolean">
            <text:p>FALSO</text:p>
          </table:table-cell>
          <table:table-cell/>
          <table:table-cell table:formula="of:=VLOOKUP([.$F297];[.$F$3:.$F296];1;0)" office:value-type="string" office:string-value="" calcext:value-type="error">
            <text:p>#N/D</text:p>
          </table:table-cell>
          <table:table-cell table:style-name="ce102" table:formula="of:=NOT(ISERROR([.U297]))" office:value-type="boolean" office:boolean-value="false" calcext:value-type="boolean">
            <text:p>FALSO</text:p>
          </table:table-cell>
          <table:table-cell table:formula="of:=VLOOKUP([.$F297];[.$F298:.$F$1000];1;0)" office:value-type="string" office:string-value="" calcext:value-type="error">
            <text:p>#N/D</text:p>
          </table:table-cell>
          <table:table-cell table:style-name="ce102" table:formula="of:=NOT(ISERROR([.W2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8])&gt;0;HYPERLINK(CONCATENATE(['file:///C:/Users/Txinto%20Vaz/Desktop/req_rees-core/uploading/RqUpload.ods'#$Dict.$B$1];&quot;issues/&quot;;[.B298]);CONCATENATE(&quot;#&quot;;[.B298]));&quot;&quot;)">
            <text:p/>
          </table:table-cell>
          <table:table-cell table:style-name="ce27" table:formula="of:=IF(LEN([.F298])&gt;0;MAX([.D$3:.D297])+1;&quot;&quot;)">
            <text:p/>
          </table:table-cell>
          <table:table-cell table:style-name="ce29" table:formula="of:=IF(LEN([.D298])&gt;0;CONCATENATE([.$K$1];TEXT([.D2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8];[.$H$3:.$H$1000];1;0)" office:value-type="string" office:string-value="" calcext:value-type="error">
            <text:p>#N/D</text:p>
          </table:table-cell>
          <table:table-cell table:style-name="ce102" table:formula="of:=NOT(ISERROR([.R298]))" office:value-type="boolean" office:boolean-value="false" calcext:value-type="boolean">
            <text:p>FALSO</text:p>
          </table:table-cell>
          <table:table-cell/>
          <table:table-cell table:formula="of:=VLOOKUP([.$F298];[.$F$3:.$F297];1;0)" office:value-type="string" office:string-value="" calcext:value-type="error">
            <text:p>#N/D</text:p>
          </table:table-cell>
          <table:table-cell table:style-name="ce102" table:formula="of:=NOT(ISERROR([.U298]))" office:value-type="boolean" office:boolean-value="false" calcext:value-type="boolean">
            <text:p>FALSO</text:p>
          </table:table-cell>
          <table:table-cell table:formula="of:=VLOOKUP([.$F298];[.$F299:.$F$1000];1;0)" office:value-type="string" office:string-value="" calcext:value-type="error">
            <text:p>#N/D</text:p>
          </table:table-cell>
          <table:table-cell table:style-name="ce102" table:formula="of:=NOT(ISERROR([.W2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299])&gt;0;HYPERLINK(CONCATENATE(['file:///C:/Users/Txinto%20Vaz/Desktop/req_rees-core/uploading/RqUpload.ods'#$Dict.$B$1];&quot;issues/&quot;;[.B299]);CONCATENATE(&quot;#&quot;;[.B299]));&quot;&quot;)">
            <text:p/>
          </table:table-cell>
          <table:table-cell table:style-name="ce27" table:formula="of:=IF(LEN([.F299])&gt;0;MAX([.D$3:.D298])+1;&quot;&quot;)">
            <text:p/>
          </table:table-cell>
          <table:table-cell table:style-name="ce29" table:formula="of:=IF(LEN([.D299])&gt;0;CONCATENATE([.$K$1];TEXT([.D2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9];[.$H$3:.$H$1000];1;0)" office:value-type="string" office:string-value="" calcext:value-type="error">
            <text:p>#N/D</text:p>
          </table:table-cell>
          <table:table-cell table:style-name="ce102" table:formula="of:=NOT(ISERROR([.R299]))" office:value-type="boolean" office:boolean-value="false" calcext:value-type="boolean">
            <text:p>FALSO</text:p>
          </table:table-cell>
          <table:table-cell/>
          <table:table-cell table:formula="of:=VLOOKUP([.$F299];[.$F$3:.$F298];1;0)" office:value-type="string" office:string-value="" calcext:value-type="error">
            <text:p>#N/D</text:p>
          </table:table-cell>
          <table:table-cell table:style-name="ce102" table:formula="of:=NOT(ISERROR([.U299]))" office:value-type="boolean" office:boolean-value="false" calcext:value-type="boolean">
            <text:p>FALSO</text:p>
          </table:table-cell>
          <table:table-cell table:formula="of:=VLOOKUP([.$F299];[.$F300:.$F$1000];1;0)" office:value-type="string" office:string-value="" calcext:value-type="error">
            <text:p>#N/D</text:p>
          </table:table-cell>
          <table:table-cell table:style-name="ce102" table:formula="of:=NOT(ISERROR([.W2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0])&gt;0;HYPERLINK(CONCATENATE(['file:///C:/Users/Txinto%20Vaz/Desktop/req_rees-core/uploading/RqUpload.ods'#$Dict.$B$1];&quot;issues/&quot;;[.B300]);CONCATENATE(&quot;#&quot;;[.B300]));&quot;&quot;)">
            <text:p/>
          </table:table-cell>
          <table:table-cell table:style-name="ce27" table:formula="of:=IF(LEN([.F300])&gt;0;MAX([.D$3:.D299])+1;&quot;&quot;)">
            <text:p/>
          </table:table-cell>
          <table:table-cell table:style-name="ce29" table:formula="of:=IF(LEN([.D300])&gt;0;CONCATENATE([.$K$1];TEXT([.D3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0];[.$H$3:.$H$1000];1;0)" office:value-type="string" office:string-value="" calcext:value-type="error">
            <text:p>#N/D</text:p>
          </table:table-cell>
          <table:table-cell table:style-name="ce102" table:formula="of:=NOT(ISERROR([.R300]))" office:value-type="boolean" office:boolean-value="false" calcext:value-type="boolean">
            <text:p>FALSO</text:p>
          </table:table-cell>
          <table:table-cell/>
          <table:table-cell table:formula="of:=VLOOKUP([.$F300];[.$F$3:.$F299];1;0)" office:value-type="string" office:string-value="" calcext:value-type="error">
            <text:p>#N/D</text:p>
          </table:table-cell>
          <table:table-cell table:style-name="ce102" table:formula="of:=NOT(ISERROR([.U300]))" office:value-type="boolean" office:boolean-value="false" calcext:value-type="boolean">
            <text:p>FALSO</text:p>
          </table:table-cell>
          <table:table-cell table:formula="of:=VLOOKUP([.$F300];[.$F301:.$F$1000];1;0)" office:value-type="string" office:string-value="" calcext:value-type="error">
            <text:p>#N/D</text:p>
          </table:table-cell>
          <table:table-cell table:style-name="ce102" table:formula="of:=NOT(ISERROR([.W3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1])&gt;0;HYPERLINK(CONCATENATE(['file:///C:/Users/Txinto%20Vaz/Desktop/req_rees-core/uploading/RqUpload.ods'#$Dict.$B$1];&quot;issues/&quot;;[.B301]);CONCATENATE(&quot;#&quot;;[.B301]));&quot;&quot;)">
            <text:p/>
          </table:table-cell>
          <table:table-cell table:style-name="ce27" table:formula="of:=IF(LEN([.F301])&gt;0;MAX([.D$3:.D300])+1;&quot;&quot;)">
            <text:p/>
          </table:table-cell>
          <table:table-cell table:style-name="ce29" table:formula="of:=IF(LEN([.D301])&gt;0;CONCATENATE([.$K$1];TEXT([.D3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1];[.$H$3:.$H$1000];1;0)" office:value-type="string" office:string-value="" calcext:value-type="error">
            <text:p>#N/D</text:p>
          </table:table-cell>
          <table:table-cell table:style-name="ce102" table:formula="of:=NOT(ISERROR([.R301]))" office:value-type="boolean" office:boolean-value="false" calcext:value-type="boolean">
            <text:p>FALSO</text:p>
          </table:table-cell>
          <table:table-cell/>
          <table:table-cell table:formula="of:=VLOOKUP([.$F301];[.$F$3:.$F300];1;0)" office:value-type="string" office:string-value="" calcext:value-type="error">
            <text:p>#N/D</text:p>
          </table:table-cell>
          <table:table-cell table:style-name="ce102" table:formula="of:=NOT(ISERROR([.U301]))" office:value-type="boolean" office:boolean-value="false" calcext:value-type="boolean">
            <text:p>FALSO</text:p>
          </table:table-cell>
          <table:table-cell table:formula="of:=VLOOKUP([.$F301];[.$F302:.$F$1000];1;0)" office:value-type="string" office:string-value="" calcext:value-type="error">
            <text:p>#N/D</text:p>
          </table:table-cell>
          <table:table-cell table:style-name="ce102" table:formula="of:=NOT(ISERROR([.W3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2])&gt;0;HYPERLINK(CONCATENATE(['file:///C:/Users/Txinto%20Vaz/Desktop/req_rees-core/uploading/RqUpload.ods'#$Dict.$B$1];&quot;issues/&quot;;[.B302]);CONCATENATE(&quot;#&quot;;[.B302]));&quot;&quot;)">
            <text:p/>
          </table:table-cell>
          <table:table-cell table:style-name="ce27" table:formula="of:=IF(LEN([.F302])&gt;0;MAX([.D$3:.D301])+1;&quot;&quot;)">
            <text:p/>
          </table:table-cell>
          <table:table-cell table:style-name="ce29" table:formula="of:=IF(LEN([.D302])&gt;0;CONCATENATE([.$K$1];TEXT([.D3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2];[.$H$3:.$H$1000];1;0)" office:value-type="string" office:string-value="" calcext:value-type="error">
            <text:p>#N/D</text:p>
          </table:table-cell>
          <table:table-cell table:style-name="ce102" table:formula="of:=NOT(ISERROR([.R302]))" office:value-type="boolean" office:boolean-value="false" calcext:value-type="boolean">
            <text:p>FALSO</text:p>
          </table:table-cell>
          <table:table-cell/>
          <table:table-cell table:formula="of:=VLOOKUP([.$F302];[.$F$3:.$F301];1;0)" office:value-type="string" office:string-value="" calcext:value-type="error">
            <text:p>#N/D</text:p>
          </table:table-cell>
          <table:table-cell table:style-name="ce102" table:formula="of:=NOT(ISERROR([.U302]))" office:value-type="boolean" office:boolean-value="false" calcext:value-type="boolean">
            <text:p>FALSO</text:p>
          </table:table-cell>
          <table:table-cell table:formula="of:=VLOOKUP([.$F302];[.$F303:.$F$1000];1;0)" office:value-type="string" office:string-value="" calcext:value-type="error">
            <text:p>#N/D</text:p>
          </table:table-cell>
          <table:table-cell table:style-name="ce102" table:formula="of:=NOT(ISERROR([.W3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3])&gt;0;HYPERLINK(CONCATENATE(['file:///C:/Users/Txinto%20Vaz/Desktop/req_rees-core/uploading/RqUpload.ods'#$Dict.$B$1];&quot;issues/&quot;;[.B303]);CONCATENATE(&quot;#&quot;;[.B303]));&quot;&quot;)">
            <text:p/>
          </table:table-cell>
          <table:table-cell table:style-name="ce27" table:formula="of:=IF(LEN([.F303])&gt;0;MAX([.D$3:.D302])+1;&quot;&quot;)">
            <text:p/>
          </table:table-cell>
          <table:table-cell table:style-name="ce29" table:formula="of:=IF(LEN([.D303])&gt;0;CONCATENATE([.$K$1];TEXT([.D3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3];[.$H$3:.$H$1000];1;0)" office:value-type="string" office:string-value="" calcext:value-type="error">
            <text:p>#N/D</text:p>
          </table:table-cell>
          <table:table-cell table:style-name="ce102" table:formula="of:=NOT(ISERROR([.R303]))" office:value-type="boolean" office:boolean-value="false" calcext:value-type="boolean">
            <text:p>FALSO</text:p>
          </table:table-cell>
          <table:table-cell/>
          <table:table-cell table:formula="of:=VLOOKUP([.$F303];[.$F$3:.$F302];1;0)" office:value-type="string" office:string-value="" calcext:value-type="error">
            <text:p>#N/D</text:p>
          </table:table-cell>
          <table:table-cell table:style-name="ce102" table:formula="of:=NOT(ISERROR([.U303]))" office:value-type="boolean" office:boolean-value="false" calcext:value-type="boolean">
            <text:p>FALSO</text:p>
          </table:table-cell>
          <table:table-cell table:formula="of:=VLOOKUP([.$F303];[.$F304:.$F$1000];1;0)" office:value-type="string" office:string-value="" calcext:value-type="error">
            <text:p>#N/D</text:p>
          </table:table-cell>
          <table:table-cell table:style-name="ce102" table:formula="of:=NOT(ISERROR([.W3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4])&gt;0;HYPERLINK(CONCATENATE(['file:///C:/Users/Txinto%20Vaz/Desktop/req_rees-core/uploading/RqUpload.ods'#$Dict.$B$1];&quot;issues/&quot;;[.B304]);CONCATENATE(&quot;#&quot;;[.B304]));&quot;&quot;)">
            <text:p/>
          </table:table-cell>
          <table:table-cell table:style-name="ce27" table:formula="of:=IF(LEN([.F304])&gt;0;MAX([.D$3:.D303])+1;&quot;&quot;)">
            <text:p/>
          </table:table-cell>
          <table:table-cell table:style-name="ce29" table:formula="of:=IF(LEN([.D304])&gt;0;CONCATENATE([.$K$1];TEXT([.D3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4];[.$H$3:.$H$1000];1;0)" office:value-type="string" office:string-value="" calcext:value-type="error">
            <text:p>#N/D</text:p>
          </table:table-cell>
          <table:table-cell table:style-name="ce102" table:formula="of:=NOT(ISERROR([.R304]))" office:value-type="boolean" office:boolean-value="false" calcext:value-type="boolean">
            <text:p>FALSO</text:p>
          </table:table-cell>
          <table:table-cell/>
          <table:table-cell table:formula="of:=VLOOKUP([.$F304];[.$F$3:.$F303];1;0)" office:value-type="string" office:string-value="" calcext:value-type="error">
            <text:p>#N/D</text:p>
          </table:table-cell>
          <table:table-cell table:style-name="ce102" table:formula="of:=NOT(ISERROR([.U304]))" office:value-type="boolean" office:boolean-value="false" calcext:value-type="boolean">
            <text:p>FALSO</text:p>
          </table:table-cell>
          <table:table-cell table:formula="of:=VLOOKUP([.$F304];[.$F305:.$F$1000];1;0)" office:value-type="string" office:string-value="" calcext:value-type="error">
            <text:p>#N/D</text:p>
          </table:table-cell>
          <table:table-cell table:style-name="ce102" table:formula="of:=NOT(ISERROR([.W3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5])&gt;0;HYPERLINK(CONCATENATE(['file:///C:/Users/Txinto%20Vaz/Desktop/req_rees-core/uploading/RqUpload.ods'#$Dict.$B$1];&quot;issues/&quot;;[.B305]);CONCATENATE(&quot;#&quot;;[.B305]));&quot;&quot;)">
            <text:p/>
          </table:table-cell>
          <table:table-cell table:style-name="ce27" table:formula="of:=IF(LEN([.F305])&gt;0;MAX([.D$3:.D304])+1;&quot;&quot;)">
            <text:p/>
          </table:table-cell>
          <table:table-cell table:style-name="ce29" table:formula="of:=IF(LEN([.D305])&gt;0;CONCATENATE([.$K$1];TEXT([.D3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5];[.$H$3:.$H$1000];1;0)" office:value-type="string" office:string-value="" calcext:value-type="error">
            <text:p>#N/D</text:p>
          </table:table-cell>
          <table:table-cell table:style-name="ce102" table:formula="of:=NOT(ISERROR([.R305]))" office:value-type="boolean" office:boolean-value="false" calcext:value-type="boolean">
            <text:p>FALSO</text:p>
          </table:table-cell>
          <table:table-cell/>
          <table:table-cell table:formula="of:=VLOOKUP([.$F305];[.$F$3:.$F304];1;0)" office:value-type="string" office:string-value="" calcext:value-type="error">
            <text:p>#N/D</text:p>
          </table:table-cell>
          <table:table-cell table:style-name="ce102" table:formula="of:=NOT(ISERROR([.U305]))" office:value-type="boolean" office:boolean-value="false" calcext:value-type="boolean">
            <text:p>FALSO</text:p>
          </table:table-cell>
          <table:table-cell table:formula="of:=VLOOKUP([.$F305];[.$F306:.$F$1000];1;0)" office:value-type="string" office:string-value="" calcext:value-type="error">
            <text:p>#N/D</text:p>
          </table:table-cell>
          <table:table-cell table:style-name="ce102" table:formula="of:=NOT(ISERROR([.W3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6])&gt;0;HYPERLINK(CONCATENATE(['file:///C:/Users/Txinto%20Vaz/Desktop/req_rees-core/uploading/RqUpload.ods'#$Dict.$B$1];&quot;issues/&quot;;[.B306]);CONCATENATE(&quot;#&quot;;[.B306]));&quot;&quot;)">
            <text:p/>
          </table:table-cell>
          <table:table-cell table:style-name="ce27" table:formula="of:=IF(LEN([.F306])&gt;0;MAX([.D$3:.D305])+1;&quot;&quot;)">
            <text:p/>
          </table:table-cell>
          <table:table-cell table:style-name="ce29" table:formula="of:=IF(LEN([.D306])&gt;0;CONCATENATE([.$K$1];TEXT([.D3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6];[.$H$3:.$H$1000];1;0)" office:value-type="string" office:string-value="" calcext:value-type="error">
            <text:p>#N/D</text:p>
          </table:table-cell>
          <table:table-cell table:style-name="ce102" table:formula="of:=NOT(ISERROR([.R306]))" office:value-type="boolean" office:boolean-value="false" calcext:value-type="boolean">
            <text:p>FALSO</text:p>
          </table:table-cell>
          <table:table-cell/>
          <table:table-cell table:formula="of:=VLOOKUP([.$F306];[.$F$3:.$F305];1;0)" office:value-type="string" office:string-value="" calcext:value-type="error">
            <text:p>#N/D</text:p>
          </table:table-cell>
          <table:table-cell table:style-name="ce102" table:formula="of:=NOT(ISERROR([.U306]))" office:value-type="boolean" office:boolean-value="false" calcext:value-type="boolean">
            <text:p>FALSO</text:p>
          </table:table-cell>
          <table:table-cell table:formula="of:=VLOOKUP([.$F306];[.$F307:.$F$1000];1;0)" office:value-type="string" office:string-value="" calcext:value-type="error">
            <text:p>#N/D</text:p>
          </table:table-cell>
          <table:table-cell table:style-name="ce102" table:formula="of:=NOT(ISERROR([.W3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7])&gt;0;HYPERLINK(CONCATENATE(['file:///C:/Users/Txinto%20Vaz/Desktop/req_rees-core/uploading/RqUpload.ods'#$Dict.$B$1];&quot;issues/&quot;;[.B307]);CONCATENATE(&quot;#&quot;;[.B307]));&quot;&quot;)">
            <text:p/>
          </table:table-cell>
          <table:table-cell table:style-name="ce27" table:formula="of:=IF(LEN([.F307])&gt;0;MAX([.D$3:.D306])+1;&quot;&quot;)">
            <text:p/>
          </table:table-cell>
          <table:table-cell table:style-name="ce29" table:formula="of:=IF(LEN([.D307])&gt;0;CONCATENATE([.$K$1];TEXT([.D3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7];[.$H$3:.$H$1000];1;0)" office:value-type="string" office:string-value="" calcext:value-type="error">
            <text:p>#N/D</text:p>
          </table:table-cell>
          <table:table-cell table:style-name="ce102" table:formula="of:=NOT(ISERROR([.R307]))" office:value-type="boolean" office:boolean-value="false" calcext:value-type="boolean">
            <text:p>FALSO</text:p>
          </table:table-cell>
          <table:table-cell/>
          <table:table-cell table:formula="of:=VLOOKUP([.$F307];[.$F$3:.$F306];1;0)" office:value-type="string" office:string-value="" calcext:value-type="error">
            <text:p>#N/D</text:p>
          </table:table-cell>
          <table:table-cell table:style-name="ce102" table:formula="of:=NOT(ISERROR([.U307]))" office:value-type="boolean" office:boolean-value="false" calcext:value-type="boolean">
            <text:p>FALSO</text:p>
          </table:table-cell>
          <table:table-cell table:formula="of:=VLOOKUP([.$F307];[.$F308:.$F$1000];1;0)" office:value-type="string" office:string-value="" calcext:value-type="error">
            <text:p>#N/D</text:p>
          </table:table-cell>
          <table:table-cell table:style-name="ce102" table:formula="of:=NOT(ISERROR([.W3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8])&gt;0;HYPERLINK(CONCATENATE(['file:///C:/Users/Txinto%20Vaz/Desktop/req_rees-core/uploading/RqUpload.ods'#$Dict.$B$1];&quot;issues/&quot;;[.B308]);CONCATENATE(&quot;#&quot;;[.B308]));&quot;&quot;)">
            <text:p/>
          </table:table-cell>
          <table:table-cell table:style-name="ce27" table:formula="of:=IF(LEN([.F308])&gt;0;MAX([.D$3:.D307])+1;&quot;&quot;)">
            <text:p/>
          </table:table-cell>
          <table:table-cell table:style-name="ce29" table:formula="of:=IF(LEN([.D308])&gt;0;CONCATENATE([.$K$1];TEXT([.D3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8];[.$H$3:.$H$1000];1;0)" office:value-type="string" office:string-value="" calcext:value-type="error">
            <text:p>#N/D</text:p>
          </table:table-cell>
          <table:table-cell table:style-name="ce102" table:formula="of:=NOT(ISERROR([.R308]))" office:value-type="boolean" office:boolean-value="false" calcext:value-type="boolean">
            <text:p>FALSO</text:p>
          </table:table-cell>
          <table:table-cell/>
          <table:table-cell table:formula="of:=VLOOKUP([.$F308];[.$F$3:.$F307];1;0)" office:value-type="string" office:string-value="" calcext:value-type="error">
            <text:p>#N/D</text:p>
          </table:table-cell>
          <table:table-cell table:style-name="ce102" table:formula="of:=NOT(ISERROR([.U308]))" office:value-type="boolean" office:boolean-value="false" calcext:value-type="boolean">
            <text:p>FALSO</text:p>
          </table:table-cell>
          <table:table-cell table:formula="of:=VLOOKUP([.$F308];[.$F309:.$F$1000];1;0)" office:value-type="string" office:string-value="" calcext:value-type="error">
            <text:p>#N/D</text:p>
          </table:table-cell>
          <table:table-cell table:style-name="ce102" table:formula="of:=NOT(ISERROR([.W3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09])&gt;0;HYPERLINK(CONCATENATE(['file:///C:/Users/Txinto%20Vaz/Desktop/req_rees-core/uploading/RqUpload.ods'#$Dict.$B$1];&quot;issues/&quot;;[.B309]);CONCATENATE(&quot;#&quot;;[.B309]));&quot;&quot;)">
            <text:p/>
          </table:table-cell>
          <table:table-cell table:style-name="ce27" table:formula="of:=IF(LEN([.F309])&gt;0;MAX([.D$3:.D308])+1;&quot;&quot;)">
            <text:p/>
          </table:table-cell>
          <table:table-cell table:style-name="ce29" table:formula="of:=IF(LEN([.D309])&gt;0;CONCATENATE([.$K$1];TEXT([.D3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9];[.$H$3:.$H$1000];1;0)" office:value-type="string" office:string-value="" calcext:value-type="error">
            <text:p>#N/D</text:p>
          </table:table-cell>
          <table:table-cell table:style-name="ce102" table:formula="of:=NOT(ISERROR([.R309]))" office:value-type="boolean" office:boolean-value="false" calcext:value-type="boolean">
            <text:p>FALSO</text:p>
          </table:table-cell>
          <table:table-cell/>
          <table:table-cell table:formula="of:=VLOOKUP([.$F309];[.$F$3:.$F308];1;0)" office:value-type="string" office:string-value="" calcext:value-type="error">
            <text:p>#N/D</text:p>
          </table:table-cell>
          <table:table-cell table:style-name="ce102" table:formula="of:=NOT(ISERROR([.U309]))" office:value-type="boolean" office:boolean-value="false" calcext:value-type="boolean">
            <text:p>FALSO</text:p>
          </table:table-cell>
          <table:table-cell table:formula="of:=VLOOKUP([.$F309];[.$F310:.$F$1000];1;0)" office:value-type="string" office:string-value="" calcext:value-type="error">
            <text:p>#N/D</text:p>
          </table:table-cell>
          <table:table-cell table:style-name="ce102" table:formula="of:=NOT(ISERROR([.W3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0])&gt;0;HYPERLINK(CONCATENATE(['file:///C:/Users/Txinto%20Vaz/Desktop/req_rees-core/uploading/RqUpload.ods'#$Dict.$B$1];&quot;issues/&quot;;[.B310]);CONCATENATE(&quot;#&quot;;[.B310]));&quot;&quot;)">
            <text:p/>
          </table:table-cell>
          <table:table-cell table:style-name="ce27" table:formula="of:=IF(LEN([.F310])&gt;0;MAX([.D$3:.D309])+1;&quot;&quot;)">
            <text:p/>
          </table:table-cell>
          <table:table-cell table:style-name="ce29" table:formula="of:=IF(LEN([.D310])&gt;0;CONCATENATE([.$K$1];TEXT([.D3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0];[.$H$3:.$H$1000];1;0)" office:value-type="string" office:string-value="" calcext:value-type="error">
            <text:p>#N/D</text:p>
          </table:table-cell>
          <table:table-cell table:style-name="ce102" table:formula="of:=NOT(ISERROR([.R310]))" office:value-type="boolean" office:boolean-value="false" calcext:value-type="boolean">
            <text:p>FALSO</text:p>
          </table:table-cell>
          <table:table-cell/>
          <table:table-cell table:formula="of:=VLOOKUP([.$F310];[.$F$3:.$F309];1;0)" office:value-type="string" office:string-value="" calcext:value-type="error">
            <text:p>#N/D</text:p>
          </table:table-cell>
          <table:table-cell table:style-name="ce102" table:formula="of:=NOT(ISERROR([.U310]))" office:value-type="boolean" office:boolean-value="false" calcext:value-type="boolean">
            <text:p>FALSO</text:p>
          </table:table-cell>
          <table:table-cell table:formula="of:=VLOOKUP([.$F310];[.$F311:.$F$1000];1;0)" office:value-type="string" office:string-value="" calcext:value-type="error">
            <text:p>#N/D</text:p>
          </table:table-cell>
          <table:table-cell table:style-name="ce102" table:formula="of:=NOT(ISERROR([.W3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1])&gt;0;HYPERLINK(CONCATENATE(['file:///C:/Users/Txinto%20Vaz/Desktop/req_rees-core/uploading/RqUpload.ods'#$Dict.$B$1];&quot;issues/&quot;;[.B311]);CONCATENATE(&quot;#&quot;;[.B311]));&quot;&quot;)">
            <text:p/>
          </table:table-cell>
          <table:table-cell table:style-name="ce27" table:formula="of:=IF(LEN([.F311])&gt;0;MAX([.D$3:.D310])+1;&quot;&quot;)">
            <text:p/>
          </table:table-cell>
          <table:table-cell table:style-name="ce29" table:formula="of:=IF(LEN([.D311])&gt;0;CONCATENATE([.$K$1];TEXT([.D3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1];[.$H$3:.$H$1000];1;0)" office:value-type="string" office:string-value="" calcext:value-type="error">
            <text:p>#N/D</text:p>
          </table:table-cell>
          <table:table-cell table:style-name="ce102" table:formula="of:=NOT(ISERROR([.R311]))" office:value-type="boolean" office:boolean-value="false" calcext:value-type="boolean">
            <text:p>FALSO</text:p>
          </table:table-cell>
          <table:table-cell/>
          <table:table-cell table:formula="of:=VLOOKUP([.$F311];[.$F$3:.$F310];1;0)" office:value-type="string" office:string-value="" calcext:value-type="error">
            <text:p>#N/D</text:p>
          </table:table-cell>
          <table:table-cell table:style-name="ce102" table:formula="of:=NOT(ISERROR([.U311]))" office:value-type="boolean" office:boolean-value="false" calcext:value-type="boolean">
            <text:p>FALSO</text:p>
          </table:table-cell>
          <table:table-cell table:formula="of:=VLOOKUP([.$F311];[.$F312:.$F$1000];1;0)" office:value-type="string" office:string-value="" calcext:value-type="error">
            <text:p>#N/D</text:p>
          </table:table-cell>
          <table:table-cell table:style-name="ce102" table:formula="of:=NOT(ISERROR([.W3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2])&gt;0;HYPERLINK(CONCATENATE(['file:///C:/Users/Txinto%20Vaz/Desktop/req_rees-core/uploading/RqUpload.ods'#$Dict.$B$1];&quot;issues/&quot;;[.B312]);CONCATENATE(&quot;#&quot;;[.B312]));&quot;&quot;)">
            <text:p/>
          </table:table-cell>
          <table:table-cell table:style-name="ce27" table:formula="of:=IF(LEN([.F312])&gt;0;MAX([.D$3:.D311])+1;&quot;&quot;)">
            <text:p/>
          </table:table-cell>
          <table:table-cell table:style-name="ce29" table:formula="of:=IF(LEN([.D312])&gt;0;CONCATENATE([.$K$1];TEXT([.D3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2];[.$H$3:.$H$1000];1;0)" office:value-type="string" office:string-value="" calcext:value-type="error">
            <text:p>#N/D</text:p>
          </table:table-cell>
          <table:table-cell table:style-name="ce102" table:formula="of:=NOT(ISERROR([.R312]))" office:value-type="boolean" office:boolean-value="false" calcext:value-type="boolean">
            <text:p>FALSO</text:p>
          </table:table-cell>
          <table:table-cell/>
          <table:table-cell table:formula="of:=VLOOKUP([.$F312];[.$F$3:.$F311];1;0)" office:value-type="string" office:string-value="" calcext:value-type="error">
            <text:p>#N/D</text:p>
          </table:table-cell>
          <table:table-cell table:style-name="ce102" table:formula="of:=NOT(ISERROR([.U312]))" office:value-type="boolean" office:boolean-value="false" calcext:value-type="boolean">
            <text:p>FALSO</text:p>
          </table:table-cell>
          <table:table-cell table:formula="of:=VLOOKUP([.$F312];[.$F313:.$F$1000];1;0)" office:value-type="string" office:string-value="" calcext:value-type="error">
            <text:p>#N/D</text:p>
          </table:table-cell>
          <table:table-cell table:style-name="ce102" table:formula="of:=NOT(ISERROR([.W3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3])&gt;0;HYPERLINK(CONCATENATE(['file:///C:/Users/Txinto%20Vaz/Desktop/req_rees-core/uploading/RqUpload.ods'#$Dict.$B$1];&quot;issues/&quot;;[.B313]);CONCATENATE(&quot;#&quot;;[.B313]));&quot;&quot;)">
            <text:p/>
          </table:table-cell>
          <table:table-cell table:style-name="ce27" table:formula="of:=IF(LEN([.F313])&gt;0;MAX([.D$3:.D312])+1;&quot;&quot;)">
            <text:p/>
          </table:table-cell>
          <table:table-cell table:style-name="ce29" table:formula="of:=IF(LEN([.D313])&gt;0;CONCATENATE([.$K$1];TEXT([.D3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3];[.$H$3:.$H$1000];1;0)" office:value-type="string" office:string-value="" calcext:value-type="error">
            <text:p>#N/D</text:p>
          </table:table-cell>
          <table:table-cell table:style-name="ce102" table:formula="of:=NOT(ISERROR([.R313]))" office:value-type="boolean" office:boolean-value="false" calcext:value-type="boolean">
            <text:p>FALSO</text:p>
          </table:table-cell>
          <table:table-cell/>
          <table:table-cell table:formula="of:=VLOOKUP([.$F313];[.$F$3:.$F312];1;0)" office:value-type="string" office:string-value="" calcext:value-type="error">
            <text:p>#N/D</text:p>
          </table:table-cell>
          <table:table-cell table:style-name="ce102" table:formula="of:=NOT(ISERROR([.U313]))" office:value-type="boolean" office:boolean-value="false" calcext:value-type="boolean">
            <text:p>FALSO</text:p>
          </table:table-cell>
          <table:table-cell table:formula="of:=VLOOKUP([.$F313];[.$F314:.$F$1000];1;0)" office:value-type="string" office:string-value="" calcext:value-type="error">
            <text:p>#N/D</text:p>
          </table:table-cell>
          <table:table-cell table:style-name="ce102" table:formula="of:=NOT(ISERROR([.W3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4])&gt;0;HYPERLINK(CONCATENATE(['file:///C:/Users/Txinto%20Vaz/Desktop/req_rees-core/uploading/RqUpload.ods'#$Dict.$B$1];&quot;issues/&quot;;[.B314]);CONCATENATE(&quot;#&quot;;[.B314]));&quot;&quot;)">
            <text:p/>
          </table:table-cell>
          <table:table-cell table:style-name="ce27" table:formula="of:=IF(LEN([.F314])&gt;0;MAX([.D$3:.D313])+1;&quot;&quot;)">
            <text:p/>
          </table:table-cell>
          <table:table-cell table:style-name="ce29" table:formula="of:=IF(LEN([.D314])&gt;0;CONCATENATE([.$K$1];TEXT([.D3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4];[.$H$3:.$H$1000];1;0)" office:value-type="string" office:string-value="" calcext:value-type="error">
            <text:p>#N/D</text:p>
          </table:table-cell>
          <table:table-cell table:style-name="ce102" table:formula="of:=NOT(ISERROR([.R314]))" office:value-type="boolean" office:boolean-value="false" calcext:value-type="boolean">
            <text:p>FALSO</text:p>
          </table:table-cell>
          <table:table-cell/>
          <table:table-cell table:formula="of:=VLOOKUP([.$F314];[.$F$3:.$F313];1;0)" office:value-type="string" office:string-value="" calcext:value-type="error">
            <text:p>#N/D</text:p>
          </table:table-cell>
          <table:table-cell table:style-name="ce102" table:formula="of:=NOT(ISERROR([.U314]))" office:value-type="boolean" office:boolean-value="false" calcext:value-type="boolean">
            <text:p>FALSO</text:p>
          </table:table-cell>
          <table:table-cell table:formula="of:=VLOOKUP([.$F314];[.$F315:.$F$1000];1;0)" office:value-type="string" office:string-value="" calcext:value-type="error">
            <text:p>#N/D</text:p>
          </table:table-cell>
          <table:table-cell table:style-name="ce102" table:formula="of:=NOT(ISERROR([.W3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5])&gt;0;HYPERLINK(CONCATENATE(['file:///C:/Users/Txinto%20Vaz/Desktop/req_rees-core/uploading/RqUpload.ods'#$Dict.$B$1];&quot;issues/&quot;;[.B315]);CONCATENATE(&quot;#&quot;;[.B315]));&quot;&quot;)">
            <text:p/>
          </table:table-cell>
          <table:table-cell table:style-name="ce27" table:formula="of:=IF(LEN([.F315])&gt;0;MAX([.D$3:.D314])+1;&quot;&quot;)">
            <text:p/>
          </table:table-cell>
          <table:table-cell table:style-name="ce29" table:formula="of:=IF(LEN([.D315])&gt;0;CONCATENATE([.$K$1];TEXT([.D3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5];[.$H$3:.$H$1000];1;0)" office:value-type="string" office:string-value="" calcext:value-type="error">
            <text:p>#N/D</text:p>
          </table:table-cell>
          <table:table-cell table:style-name="ce102" table:formula="of:=NOT(ISERROR([.R315]))" office:value-type="boolean" office:boolean-value="false" calcext:value-type="boolean">
            <text:p>FALSO</text:p>
          </table:table-cell>
          <table:table-cell/>
          <table:table-cell table:formula="of:=VLOOKUP([.$F315];[.$F$3:.$F314];1;0)" office:value-type="string" office:string-value="" calcext:value-type="error">
            <text:p>#N/D</text:p>
          </table:table-cell>
          <table:table-cell table:style-name="ce102" table:formula="of:=NOT(ISERROR([.U315]))" office:value-type="boolean" office:boolean-value="false" calcext:value-type="boolean">
            <text:p>FALSO</text:p>
          </table:table-cell>
          <table:table-cell table:formula="of:=VLOOKUP([.$F315];[.$F316:.$F$1000];1;0)" office:value-type="string" office:string-value="" calcext:value-type="error">
            <text:p>#N/D</text:p>
          </table:table-cell>
          <table:table-cell table:style-name="ce102" table:formula="of:=NOT(ISERROR([.W3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6])&gt;0;HYPERLINK(CONCATENATE(['file:///C:/Users/Txinto%20Vaz/Desktop/req_rees-core/uploading/RqUpload.ods'#$Dict.$B$1];&quot;issues/&quot;;[.B316]);CONCATENATE(&quot;#&quot;;[.B316]));&quot;&quot;)">
            <text:p/>
          </table:table-cell>
          <table:table-cell table:style-name="ce27" table:formula="of:=IF(LEN([.F316])&gt;0;MAX([.D$3:.D315])+1;&quot;&quot;)">
            <text:p/>
          </table:table-cell>
          <table:table-cell table:style-name="ce29" table:formula="of:=IF(LEN([.D316])&gt;0;CONCATENATE([.$K$1];TEXT([.D3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6];[.$H$3:.$H$1000];1;0)" office:value-type="string" office:string-value="" calcext:value-type="error">
            <text:p>#N/D</text:p>
          </table:table-cell>
          <table:table-cell table:style-name="ce102" table:formula="of:=NOT(ISERROR([.R316]))" office:value-type="boolean" office:boolean-value="false" calcext:value-type="boolean">
            <text:p>FALSO</text:p>
          </table:table-cell>
          <table:table-cell/>
          <table:table-cell table:formula="of:=VLOOKUP([.$F316];[.$F$3:.$F315];1;0)" office:value-type="string" office:string-value="" calcext:value-type="error">
            <text:p>#N/D</text:p>
          </table:table-cell>
          <table:table-cell table:style-name="ce102" table:formula="of:=NOT(ISERROR([.U316]))" office:value-type="boolean" office:boolean-value="false" calcext:value-type="boolean">
            <text:p>FALSO</text:p>
          </table:table-cell>
          <table:table-cell table:formula="of:=VLOOKUP([.$F316];[.$F317:.$F$1000];1;0)" office:value-type="string" office:string-value="" calcext:value-type="error">
            <text:p>#N/D</text:p>
          </table:table-cell>
          <table:table-cell table:style-name="ce102" table:formula="of:=NOT(ISERROR([.W3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7])&gt;0;HYPERLINK(CONCATENATE(['file:///C:/Users/Txinto%20Vaz/Desktop/req_rees-core/uploading/RqUpload.ods'#$Dict.$B$1];&quot;issues/&quot;;[.B317]);CONCATENATE(&quot;#&quot;;[.B317]));&quot;&quot;)">
            <text:p/>
          </table:table-cell>
          <table:table-cell table:style-name="ce27" table:formula="of:=IF(LEN([.F317])&gt;0;MAX([.D$3:.D316])+1;&quot;&quot;)">
            <text:p/>
          </table:table-cell>
          <table:table-cell table:style-name="ce29" table:formula="of:=IF(LEN([.D317])&gt;0;CONCATENATE([.$K$1];TEXT([.D3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7];[.$H$3:.$H$1000];1;0)" office:value-type="string" office:string-value="" calcext:value-type="error">
            <text:p>#N/D</text:p>
          </table:table-cell>
          <table:table-cell table:style-name="ce102" table:formula="of:=NOT(ISERROR([.R317]))" office:value-type="boolean" office:boolean-value="false" calcext:value-type="boolean">
            <text:p>FALSO</text:p>
          </table:table-cell>
          <table:table-cell/>
          <table:table-cell table:formula="of:=VLOOKUP([.$F317];[.$F$3:.$F316];1;0)" office:value-type="string" office:string-value="" calcext:value-type="error">
            <text:p>#N/D</text:p>
          </table:table-cell>
          <table:table-cell table:style-name="ce102" table:formula="of:=NOT(ISERROR([.U317]))" office:value-type="boolean" office:boolean-value="false" calcext:value-type="boolean">
            <text:p>FALSO</text:p>
          </table:table-cell>
          <table:table-cell table:formula="of:=VLOOKUP([.$F317];[.$F318:.$F$1000];1;0)" office:value-type="string" office:string-value="" calcext:value-type="error">
            <text:p>#N/D</text:p>
          </table:table-cell>
          <table:table-cell table:style-name="ce102" table:formula="of:=NOT(ISERROR([.W3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8])&gt;0;HYPERLINK(CONCATENATE(['file:///C:/Users/Txinto%20Vaz/Desktop/req_rees-core/uploading/RqUpload.ods'#$Dict.$B$1];&quot;issues/&quot;;[.B318]);CONCATENATE(&quot;#&quot;;[.B318]));&quot;&quot;)">
            <text:p/>
          </table:table-cell>
          <table:table-cell table:style-name="ce27" table:formula="of:=IF(LEN([.F318])&gt;0;MAX([.D$3:.D317])+1;&quot;&quot;)">
            <text:p/>
          </table:table-cell>
          <table:table-cell table:style-name="ce29" table:formula="of:=IF(LEN([.D318])&gt;0;CONCATENATE([.$K$1];TEXT([.D3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8];[.$H$3:.$H$1000];1;0)" office:value-type="string" office:string-value="" calcext:value-type="error">
            <text:p>#N/D</text:p>
          </table:table-cell>
          <table:table-cell table:style-name="ce102" table:formula="of:=NOT(ISERROR([.R318]))" office:value-type="boolean" office:boolean-value="false" calcext:value-type="boolean">
            <text:p>FALSO</text:p>
          </table:table-cell>
          <table:table-cell/>
          <table:table-cell table:formula="of:=VLOOKUP([.$F318];[.$F$3:.$F317];1;0)" office:value-type="string" office:string-value="" calcext:value-type="error">
            <text:p>#N/D</text:p>
          </table:table-cell>
          <table:table-cell table:style-name="ce102" table:formula="of:=NOT(ISERROR([.U318]))" office:value-type="boolean" office:boolean-value="false" calcext:value-type="boolean">
            <text:p>FALSO</text:p>
          </table:table-cell>
          <table:table-cell table:formula="of:=VLOOKUP([.$F318];[.$F319:.$F$1000];1;0)" office:value-type="string" office:string-value="" calcext:value-type="error">
            <text:p>#N/D</text:p>
          </table:table-cell>
          <table:table-cell table:style-name="ce102" table:formula="of:=NOT(ISERROR([.W3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19])&gt;0;HYPERLINK(CONCATENATE(['file:///C:/Users/Txinto%20Vaz/Desktop/req_rees-core/uploading/RqUpload.ods'#$Dict.$B$1];&quot;issues/&quot;;[.B319]);CONCATENATE(&quot;#&quot;;[.B319]));&quot;&quot;)">
            <text:p/>
          </table:table-cell>
          <table:table-cell table:style-name="ce27" table:formula="of:=IF(LEN([.F319])&gt;0;MAX([.D$3:.D318])+1;&quot;&quot;)">
            <text:p/>
          </table:table-cell>
          <table:table-cell table:style-name="ce29" table:formula="of:=IF(LEN([.D319])&gt;0;CONCATENATE([.$K$1];TEXT([.D3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9];[.$H$3:.$H$1000];1;0)" office:value-type="string" office:string-value="" calcext:value-type="error">
            <text:p>#N/D</text:p>
          </table:table-cell>
          <table:table-cell table:style-name="ce102" table:formula="of:=NOT(ISERROR([.R319]))" office:value-type="boolean" office:boolean-value="false" calcext:value-type="boolean">
            <text:p>FALSO</text:p>
          </table:table-cell>
          <table:table-cell/>
          <table:table-cell table:formula="of:=VLOOKUP([.$F319];[.$F$3:.$F318];1;0)" office:value-type="string" office:string-value="" calcext:value-type="error">
            <text:p>#N/D</text:p>
          </table:table-cell>
          <table:table-cell table:style-name="ce102" table:formula="of:=NOT(ISERROR([.U319]))" office:value-type="boolean" office:boolean-value="false" calcext:value-type="boolean">
            <text:p>FALSO</text:p>
          </table:table-cell>
          <table:table-cell table:formula="of:=VLOOKUP([.$F319];[.$F320:.$F$1000];1;0)" office:value-type="string" office:string-value="" calcext:value-type="error">
            <text:p>#N/D</text:p>
          </table:table-cell>
          <table:table-cell table:style-name="ce102" table:formula="of:=NOT(ISERROR([.W3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0])&gt;0;HYPERLINK(CONCATENATE(['file:///C:/Users/Txinto%20Vaz/Desktop/req_rees-core/uploading/RqUpload.ods'#$Dict.$B$1];&quot;issues/&quot;;[.B320]);CONCATENATE(&quot;#&quot;;[.B320]));&quot;&quot;)">
            <text:p/>
          </table:table-cell>
          <table:table-cell table:style-name="ce27" table:formula="of:=IF(LEN([.F320])&gt;0;MAX([.D$3:.D319])+1;&quot;&quot;)">
            <text:p/>
          </table:table-cell>
          <table:table-cell table:style-name="ce29" table:formula="of:=IF(LEN([.D320])&gt;0;CONCATENATE([.$K$1];TEXT([.D3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0];[.$H$3:.$H$1000];1;0)" office:value-type="string" office:string-value="" calcext:value-type="error">
            <text:p>#N/D</text:p>
          </table:table-cell>
          <table:table-cell table:style-name="ce102" table:formula="of:=NOT(ISERROR([.R320]))" office:value-type="boolean" office:boolean-value="false" calcext:value-type="boolean">
            <text:p>FALSO</text:p>
          </table:table-cell>
          <table:table-cell/>
          <table:table-cell table:formula="of:=VLOOKUP([.$F320];[.$F$3:.$F319];1;0)" office:value-type="string" office:string-value="" calcext:value-type="error">
            <text:p>#N/D</text:p>
          </table:table-cell>
          <table:table-cell table:style-name="ce102" table:formula="of:=NOT(ISERROR([.U320]))" office:value-type="boolean" office:boolean-value="false" calcext:value-type="boolean">
            <text:p>FALSO</text:p>
          </table:table-cell>
          <table:table-cell table:formula="of:=VLOOKUP([.$F320];[.$F321:.$F$1000];1;0)" office:value-type="string" office:string-value="" calcext:value-type="error">
            <text:p>#N/D</text:p>
          </table:table-cell>
          <table:table-cell table:style-name="ce102" table:formula="of:=NOT(ISERROR([.W3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1])&gt;0;HYPERLINK(CONCATENATE(['file:///C:/Users/Txinto%20Vaz/Desktop/req_rees-core/uploading/RqUpload.ods'#$Dict.$B$1];&quot;issues/&quot;;[.B321]);CONCATENATE(&quot;#&quot;;[.B321]));&quot;&quot;)">
            <text:p/>
          </table:table-cell>
          <table:table-cell table:style-name="ce27" table:formula="of:=IF(LEN([.F321])&gt;0;MAX([.D$3:.D320])+1;&quot;&quot;)">
            <text:p/>
          </table:table-cell>
          <table:table-cell table:style-name="ce29" table:formula="of:=IF(LEN([.D321])&gt;0;CONCATENATE([.$K$1];TEXT([.D3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1];[.$H$3:.$H$1000];1;0)" office:value-type="string" office:string-value="" calcext:value-type="error">
            <text:p>#N/D</text:p>
          </table:table-cell>
          <table:table-cell table:style-name="ce102" table:formula="of:=NOT(ISERROR([.R321]))" office:value-type="boolean" office:boolean-value="false" calcext:value-type="boolean">
            <text:p>FALSO</text:p>
          </table:table-cell>
          <table:table-cell/>
          <table:table-cell table:formula="of:=VLOOKUP([.$F321];[.$F$3:.$F320];1;0)" office:value-type="string" office:string-value="" calcext:value-type="error">
            <text:p>#N/D</text:p>
          </table:table-cell>
          <table:table-cell table:style-name="ce102" table:formula="of:=NOT(ISERROR([.U321]))" office:value-type="boolean" office:boolean-value="false" calcext:value-type="boolean">
            <text:p>FALSO</text:p>
          </table:table-cell>
          <table:table-cell table:formula="of:=VLOOKUP([.$F321];[.$F322:.$F$1000];1;0)" office:value-type="string" office:string-value="" calcext:value-type="error">
            <text:p>#N/D</text:p>
          </table:table-cell>
          <table:table-cell table:style-name="ce102" table:formula="of:=NOT(ISERROR([.W3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2])&gt;0;HYPERLINK(CONCATENATE(['file:///C:/Users/Txinto%20Vaz/Desktop/req_rees-core/uploading/RqUpload.ods'#$Dict.$B$1];&quot;issues/&quot;;[.B322]);CONCATENATE(&quot;#&quot;;[.B322]));&quot;&quot;)">
            <text:p/>
          </table:table-cell>
          <table:table-cell table:style-name="ce27" table:formula="of:=IF(LEN([.F322])&gt;0;MAX([.D$3:.D321])+1;&quot;&quot;)">
            <text:p/>
          </table:table-cell>
          <table:table-cell table:style-name="ce29" table:formula="of:=IF(LEN([.D322])&gt;0;CONCATENATE([.$K$1];TEXT([.D3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2];[.$H$3:.$H$1000];1;0)" office:value-type="string" office:string-value="" calcext:value-type="error">
            <text:p>#N/D</text:p>
          </table:table-cell>
          <table:table-cell table:style-name="ce102" table:formula="of:=NOT(ISERROR([.R322]))" office:value-type="boolean" office:boolean-value="false" calcext:value-type="boolean">
            <text:p>FALSO</text:p>
          </table:table-cell>
          <table:table-cell/>
          <table:table-cell table:formula="of:=VLOOKUP([.$F322];[.$F$3:.$F321];1;0)" office:value-type="string" office:string-value="" calcext:value-type="error">
            <text:p>#N/D</text:p>
          </table:table-cell>
          <table:table-cell table:style-name="ce102" table:formula="of:=NOT(ISERROR([.U322]))" office:value-type="boolean" office:boolean-value="false" calcext:value-type="boolean">
            <text:p>FALSO</text:p>
          </table:table-cell>
          <table:table-cell table:formula="of:=VLOOKUP([.$F322];[.$F323:.$F$1000];1;0)" office:value-type="string" office:string-value="" calcext:value-type="error">
            <text:p>#N/D</text:p>
          </table:table-cell>
          <table:table-cell table:style-name="ce102" table:formula="of:=NOT(ISERROR([.W3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3])&gt;0;HYPERLINK(CONCATENATE(['file:///C:/Users/Txinto%20Vaz/Desktop/req_rees-core/uploading/RqUpload.ods'#$Dict.$B$1];&quot;issues/&quot;;[.B323]);CONCATENATE(&quot;#&quot;;[.B323]));&quot;&quot;)">
            <text:p/>
          </table:table-cell>
          <table:table-cell table:style-name="ce27" table:formula="of:=IF(LEN([.F323])&gt;0;MAX([.D$3:.D322])+1;&quot;&quot;)">
            <text:p/>
          </table:table-cell>
          <table:table-cell table:style-name="ce29" table:formula="of:=IF(LEN([.D323])&gt;0;CONCATENATE([.$K$1];TEXT([.D3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3];[.$H$3:.$H$1000];1;0)" office:value-type="string" office:string-value="" calcext:value-type="error">
            <text:p>#N/D</text:p>
          </table:table-cell>
          <table:table-cell table:style-name="ce102" table:formula="of:=NOT(ISERROR([.R323]))" office:value-type="boolean" office:boolean-value="false" calcext:value-type="boolean">
            <text:p>FALSO</text:p>
          </table:table-cell>
          <table:table-cell/>
          <table:table-cell table:formula="of:=VLOOKUP([.$F323];[.$F$3:.$F322];1;0)" office:value-type="string" office:string-value="" calcext:value-type="error">
            <text:p>#N/D</text:p>
          </table:table-cell>
          <table:table-cell table:style-name="ce102" table:formula="of:=NOT(ISERROR([.U323]))" office:value-type="boolean" office:boolean-value="false" calcext:value-type="boolean">
            <text:p>FALSO</text:p>
          </table:table-cell>
          <table:table-cell table:formula="of:=VLOOKUP([.$F323];[.$F324:.$F$1000];1;0)" office:value-type="string" office:string-value="" calcext:value-type="error">
            <text:p>#N/D</text:p>
          </table:table-cell>
          <table:table-cell table:style-name="ce102" table:formula="of:=NOT(ISERROR([.W3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4])&gt;0;HYPERLINK(CONCATENATE(['file:///C:/Users/Txinto%20Vaz/Desktop/req_rees-core/uploading/RqUpload.ods'#$Dict.$B$1];&quot;issues/&quot;;[.B324]);CONCATENATE(&quot;#&quot;;[.B324]));&quot;&quot;)">
            <text:p/>
          </table:table-cell>
          <table:table-cell table:style-name="ce27" table:formula="of:=IF(LEN([.F324])&gt;0;MAX([.D$3:.D323])+1;&quot;&quot;)">
            <text:p/>
          </table:table-cell>
          <table:table-cell table:style-name="ce29" table:formula="of:=IF(LEN([.D324])&gt;0;CONCATENATE([.$K$1];TEXT([.D3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4];[.$H$3:.$H$1000];1;0)" office:value-type="string" office:string-value="" calcext:value-type="error">
            <text:p>#N/D</text:p>
          </table:table-cell>
          <table:table-cell table:style-name="ce102" table:formula="of:=NOT(ISERROR([.R324]))" office:value-type="boolean" office:boolean-value="false" calcext:value-type="boolean">
            <text:p>FALSO</text:p>
          </table:table-cell>
          <table:table-cell/>
          <table:table-cell table:formula="of:=VLOOKUP([.$F324];[.$F$3:.$F323];1;0)" office:value-type="string" office:string-value="" calcext:value-type="error">
            <text:p>#N/D</text:p>
          </table:table-cell>
          <table:table-cell table:style-name="ce102" table:formula="of:=NOT(ISERROR([.U324]))" office:value-type="boolean" office:boolean-value="false" calcext:value-type="boolean">
            <text:p>FALSO</text:p>
          </table:table-cell>
          <table:table-cell table:formula="of:=VLOOKUP([.$F324];[.$F325:.$F$1000];1;0)" office:value-type="string" office:string-value="" calcext:value-type="error">
            <text:p>#N/D</text:p>
          </table:table-cell>
          <table:table-cell table:style-name="ce102" table:formula="of:=NOT(ISERROR([.W3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5])&gt;0;HYPERLINK(CONCATENATE(['file:///C:/Users/Txinto%20Vaz/Desktop/req_rees-core/uploading/RqUpload.ods'#$Dict.$B$1];&quot;issues/&quot;;[.B325]);CONCATENATE(&quot;#&quot;;[.B325]));&quot;&quot;)">
            <text:p/>
          </table:table-cell>
          <table:table-cell table:style-name="ce27" table:formula="of:=IF(LEN([.F325])&gt;0;MAX([.D$3:.D324])+1;&quot;&quot;)">
            <text:p/>
          </table:table-cell>
          <table:table-cell table:style-name="ce29" table:formula="of:=IF(LEN([.D325])&gt;0;CONCATENATE([.$K$1];TEXT([.D3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5];[.$H$3:.$H$1000];1;0)" office:value-type="string" office:string-value="" calcext:value-type="error">
            <text:p>#N/D</text:p>
          </table:table-cell>
          <table:table-cell table:style-name="ce102" table:formula="of:=NOT(ISERROR([.R325]))" office:value-type="boolean" office:boolean-value="false" calcext:value-type="boolean">
            <text:p>FALSO</text:p>
          </table:table-cell>
          <table:table-cell/>
          <table:table-cell table:formula="of:=VLOOKUP([.$F325];[.$F$3:.$F324];1;0)" office:value-type="string" office:string-value="" calcext:value-type="error">
            <text:p>#N/D</text:p>
          </table:table-cell>
          <table:table-cell table:style-name="ce102" table:formula="of:=NOT(ISERROR([.U325]))" office:value-type="boolean" office:boolean-value="false" calcext:value-type="boolean">
            <text:p>FALSO</text:p>
          </table:table-cell>
          <table:table-cell table:formula="of:=VLOOKUP([.$F325];[.$F326:.$F$1000];1;0)" office:value-type="string" office:string-value="" calcext:value-type="error">
            <text:p>#N/D</text:p>
          </table:table-cell>
          <table:table-cell table:style-name="ce102" table:formula="of:=NOT(ISERROR([.W3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6])&gt;0;HYPERLINK(CONCATENATE(['file:///C:/Users/Txinto%20Vaz/Desktop/req_rees-core/uploading/RqUpload.ods'#$Dict.$B$1];&quot;issues/&quot;;[.B326]);CONCATENATE(&quot;#&quot;;[.B326]));&quot;&quot;)">
            <text:p/>
          </table:table-cell>
          <table:table-cell table:style-name="ce27" table:formula="of:=IF(LEN([.F326])&gt;0;MAX([.D$3:.D325])+1;&quot;&quot;)">
            <text:p/>
          </table:table-cell>
          <table:table-cell table:style-name="ce29" table:formula="of:=IF(LEN([.D326])&gt;0;CONCATENATE([.$K$1];TEXT([.D3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6];[.$H$3:.$H$1000];1;0)" office:value-type="string" office:string-value="" calcext:value-type="error">
            <text:p>#N/D</text:p>
          </table:table-cell>
          <table:table-cell table:style-name="ce102" table:formula="of:=NOT(ISERROR([.R326]))" office:value-type="boolean" office:boolean-value="false" calcext:value-type="boolean">
            <text:p>FALSO</text:p>
          </table:table-cell>
          <table:table-cell/>
          <table:table-cell table:formula="of:=VLOOKUP([.$F326];[.$F$3:.$F325];1;0)" office:value-type="string" office:string-value="" calcext:value-type="error">
            <text:p>#N/D</text:p>
          </table:table-cell>
          <table:table-cell table:style-name="ce102" table:formula="of:=NOT(ISERROR([.U326]))" office:value-type="boolean" office:boolean-value="false" calcext:value-type="boolean">
            <text:p>FALSO</text:p>
          </table:table-cell>
          <table:table-cell table:formula="of:=VLOOKUP([.$F326];[.$F327:.$F$1000];1;0)" office:value-type="string" office:string-value="" calcext:value-type="error">
            <text:p>#N/D</text:p>
          </table:table-cell>
          <table:table-cell table:style-name="ce102" table:formula="of:=NOT(ISERROR([.W3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7])&gt;0;HYPERLINK(CONCATENATE(['file:///C:/Users/Txinto%20Vaz/Desktop/req_rees-core/uploading/RqUpload.ods'#$Dict.$B$1];&quot;issues/&quot;;[.B327]);CONCATENATE(&quot;#&quot;;[.B327]));&quot;&quot;)">
            <text:p/>
          </table:table-cell>
          <table:table-cell table:style-name="ce27" table:formula="of:=IF(LEN([.F327])&gt;0;MAX([.D$3:.D326])+1;&quot;&quot;)">
            <text:p/>
          </table:table-cell>
          <table:table-cell table:style-name="ce29" table:formula="of:=IF(LEN([.D327])&gt;0;CONCATENATE([.$K$1];TEXT([.D3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7];[.$H$3:.$H$1000];1;0)" office:value-type="string" office:string-value="" calcext:value-type="error">
            <text:p>#N/D</text:p>
          </table:table-cell>
          <table:table-cell table:style-name="ce102" table:formula="of:=NOT(ISERROR([.R327]))" office:value-type="boolean" office:boolean-value="false" calcext:value-type="boolean">
            <text:p>FALSO</text:p>
          </table:table-cell>
          <table:table-cell/>
          <table:table-cell table:formula="of:=VLOOKUP([.$F327];[.$F$3:.$F326];1;0)" office:value-type="string" office:string-value="" calcext:value-type="error">
            <text:p>#N/D</text:p>
          </table:table-cell>
          <table:table-cell table:style-name="ce102" table:formula="of:=NOT(ISERROR([.U327]))" office:value-type="boolean" office:boolean-value="false" calcext:value-type="boolean">
            <text:p>FALSO</text:p>
          </table:table-cell>
          <table:table-cell table:formula="of:=VLOOKUP([.$F327];[.$F328:.$F$1000];1;0)" office:value-type="string" office:string-value="" calcext:value-type="error">
            <text:p>#N/D</text:p>
          </table:table-cell>
          <table:table-cell table:style-name="ce102" table:formula="of:=NOT(ISERROR([.W3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8])&gt;0;HYPERLINK(CONCATENATE(['file:///C:/Users/Txinto%20Vaz/Desktop/req_rees-core/uploading/RqUpload.ods'#$Dict.$B$1];&quot;issues/&quot;;[.B328]);CONCATENATE(&quot;#&quot;;[.B328]));&quot;&quot;)">
            <text:p/>
          </table:table-cell>
          <table:table-cell table:style-name="ce27" table:formula="of:=IF(LEN([.F328])&gt;0;MAX([.D$3:.D327])+1;&quot;&quot;)">
            <text:p/>
          </table:table-cell>
          <table:table-cell table:style-name="ce29" table:formula="of:=IF(LEN([.D328])&gt;0;CONCATENATE([.$K$1];TEXT([.D3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8];[.$H$3:.$H$1000];1;0)" office:value-type="string" office:string-value="" calcext:value-type="error">
            <text:p>#N/D</text:p>
          </table:table-cell>
          <table:table-cell table:style-name="ce102" table:formula="of:=NOT(ISERROR([.R328]))" office:value-type="boolean" office:boolean-value="false" calcext:value-type="boolean">
            <text:p>FALSO</text:p>
          </table:table-cell>
          <table:table-cell/>
          <table:table-cell table:formula="of:=VLOOKUP([.$F328];[.$F$3:.$F327];1;0)" office:value-type="string" office:string-value="" calcext:value-type="error">
            <text:p>#N/D</text:p>
          </table:table-cell>
          <table:table-cell table:style-name="ce102" table:formula="of:=NOT(ISERROR([.U328]))" office:value-type="boolean" office:boolean-value="false" calcext:value-type="boolean">
            <text:p>FALSO</text:p>
          </table:table-cell>
          <table:table-cell table:formula="of:=VLOOKUP([.$F328];[.$F329:.$F$1000];1;0)" office:value-type="string" office:string-value="" calcext:value-type="error">
            <text:p>#N/D</text:p>
          </table:table-cell>
          <table:table-cell table:style-name="ce102" table:formula="of:=NOT(ISERROR([.W3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29])&gt;0;HYPERLINK(CONCATENATE(['file:///C:/Users/Txinto%20Vaz/Desktop/req_rees-core/uploading/RqUpload.ods'#$Dict.$B$1];&quot;issues/&quot;;[.B329]);CONCATENATE(&quot;#&quot;;[.B329]));&quot;&quot;)">
            <text:p/>
          </table:table-cell>
          <table:table-cell table:style-name="ce27" table:formula="of:=IF(LEN([.F329])&gt;0;MAX([.D$3:.D328])+1;&quot;&quot;)">
            <text:p/>
          </table:table-cell>
          <table:table-cell table:style-name="ce29" table:formula="of:=IF(LEN([.D329])&gt;0;CONCATENATE([.$K$1];TEXT([.D3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9];[.$H$3:.$H$1000];1;0)" office:value-type="string" office:string-value="" calcext:value-type="error">
            <text:p>#N/D</text:p>
          </table:table-cell>
          <table:table-cell table:style-name="ce102" table:formula="of:=NOT(ISERROR([.R329]))" office:value-type="boolean" office:boolean-value="false" calcext:value-type="boolean">
            <text:p>FALSO</text:p>
          </table:table-cell>
          <table:table-cell/>
          <table:table-cell table:formula="of:=VLOOKUP([.$F329];[.$F$3:.$F328];1;0)" office:value-type="string" office:string-value="" calcext:value-type="error">
            <text:p>#N/D</text:p>
          </table:table-cell>
          <table:table-cell table:style-name="ce102" table:formula="of:=NOT(ISERROR([.U329]))" office:value-type="boolean" office:boolean-value="false" calcext:value-type="boolean">
            <text:p>FALSO</text:p>
          </table:table-cell>
          <table:table-cell table:formula="of:=VLOOKUP([.$F329];[.$F330:.$F$1000];1;0)" office:value-type="string" office:string-value="" calcext:value-type="error">
            <text:p>#N/D</text:p>
          </table:table-cell>
          <table:table-cell table:style-name="ce102" table:formula="of:=NOT(ISERROR([.W3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0])&gt;0;HYPERLINK(CONCATENATE(['file:///C:/Users/Txinto%20Vaz/Desktop/req_rees-core/uploading/RqUpload.ods'#$Dict.$B$1];&quot;issues/&quot;;[.B330]);CONCATENATE(&quot;#&quot;;[.B330]));&quot;&quot;)">
            <text:p/>
          </table:table-cell>
          <table:table-cell table:style-name="ce27" table:formula="of:=IF(LEN([.F330])&gt;0;MAX([.D$3:.D329])+1;&quot;&quot;)">
            <text:p/>
          </table:table-cell>
          <table:table-cell table:style-name="ce29" table:formula="of:=IF(LEN([.D330])&gt;0;CONCATENATE([.$K$1];TEXT([.D3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0];[.$H$3:.$H$1000];1;0)" office:value-type="string" office:string-value="" calcext:value-type="error">
            <text:p>#N/D</text:p>
          </table:table-cell>
          <table:table-cell table:style-name="ce102" table:formula="of:=NOT(ISERROR([.R330]))" office:value-type="boolean" office:boolean-value="false" calcext:value-type="boolean">
            <text:p>FALSO</text:p>
          </table:table-cell>
          <table:table-cell/>
          <table:table-cell table:formula="of:=VLOOKUP([.$F330];[.$F$3:.$F329];1;0)" office:value-type="string" office:string-value="" calcext:value-type="error">
            <text:p>#N/D</text:p>
          </table:table-cell>
          <table:table-cell table:style-name="ce102" table:formula="of:=NOT(ISERROR([.U330]))" office:value-type="boolean" office:boolean-value="false" calcext:value-type="boolean">
            <text:p>FALSO</text:p>
          </table:table-cell>
          <table:table-cell table:formula="of:=VLOOKUP([.$F330];[.$F331:.$F$1000];1;0)" office:value-type="string" office:string-value="" calcext:value-type="error">
            <text:p>#N/D</text:p>
          </table:table-cell>
          <table:table-cell table:style-name="ce102" table:formula="of:=NOT(ISERROR([.W3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1])&gt;0;HYPERLINK(CONCATENATE(['file:///C:/Users/Txinto%20Vaz/Desktop/req_rees-core/uploading/RqUpload.ods'#$Dict.$B$1];&quot;issues/&quot;;[.B331]);CONCATENATE(&quot;#&quot;;[.B331]));&quot;&quot;)">
            <text:p/>
          </table:table-cell>
          <table:table-cell table:style-name="ce27" table:formula="of:=IF(LEN([.F331])&gt;0;MAX([.D$3:.D330])+1;&quot;&quot;)">
            <text:p/>
          </table:table-cell>
          <table:table-cell table:style-name="ce29" table:formula="of:=IF(LEN([.D331])&gt;0;CONCATENATE([.$K$1];TEXT([.D3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1];[.$H$3:.$H$1000];1;0)" office:value-type="string" office:string-value="" calcext:value-type="error">
            <text:p>#N/D</text:p>
          </table:table-cell>
          <table:table-cell table:style-name="ce102" table:formula="of:=NOT(ISERROR([.R331]))" office:value-type="boolean" office:boolean-value="false" calcext:value-type="boolean">
            <text:p>FALSO</text:p>
          </table:table-cell>
          <table:table-cell/>
          <table:table-cell table:formula="of:=VLOOKUP([.$F331];[.$F$3:.$F330];1;0)" office:value-type="string" office:string-value="" calcext:value-type="error">
            <text:p>#N/D</text:p>
          </table:table-cell>
          <table:table-cell table:style-name="ce102" table:formula="of:=NOT(ISERROR([.U331]))" office:value-type="boolean" office:boolean-value="false" calcext:value-type="boolean">
            <text:p>FALSO</text:p>
          </table:table-cell>
          <table:table-cell table:formula="of:=VLOOKUP([.$F331];[.$F332:.$F$1000];1;0)" office:value-type="string" office:string-value="" calcext:value-type="error">
            <text:p>#N/D</text:p>
          </table:table-cell>
          <table:table-cell table:style-name="ce102" table:formula="of:=NOT(ISERROR([.W3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2])&gt;0;HYPERLINK(CONCATENATE(['file:///C:/Users/Txinto%20Vaz/Desktop/req_rees-core/uploading/RqUpload.ods'#$Dict.$B$1];&quot;issues/&quot;;[.B332]);CONCATENATE(&quot;#&quot;;[.B332]));&quot;&quot;)">
            <text:p/>
          </table:table-cell>
          <table:table-cell table:style-name="ce27" table:formula="of:=IF(LEN([.F332])&gt;0;MAX([.D$3:.D331])+1;&quot;&quot;)">
            <text:p/>
          </table:table-cell>
          <table:table-cell table:style-name="ce29" table:formula="of:=IF(LEN([.D332])&gt;0;CONCATENATE([.$K$1];TEXT([.D3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2];[.$H$3:.$H$1000];1;0)" office:value-type="string" office:string-value="" calcext:value-type="error">
            <text:p>#N/D</text:p>
          </table:table-cell>
          <table:table-cell table:style-name="ce102" table:formula="of:=NOT(ISERROR([.R332]))" office:value-type="boolean" office:boolean-value="false" calcext:value-type="boolean">
            <text:p>FALSO</text:p>
          </table:table-cell>
          <table:table-cell/>
          <table:table-cell table:formula="of:=VLOOKUP([.$F332];[.$F$3:.$F331];1;0)" office:value-type="string" office:string-value="" calcext:value-type="error">
            <text:p>#N/D</text:p>
          </table:table-cell>
          <table:table-cell table:style-name="ce102" table:formula="of:=NOT(ISERROR([.U332]))" office:value-type="boolean" office:boolean-value="false" calcext:value-type="boolean">
            <text:p>FALSO</text:p>
          </table:table-cell>
          <table:table-cell table:formula="of:=VLOOKUP([.$F332];[.$F333:.$F$1000];1;0)" office:value-type="string" office:string-value="" calcext:value-type="error">
            <text:p>#N/D</text:p>
          </table:table-cell>
          <table:table-cell table:style-name="ce102" table:formula="of:=NOT(ISERROR([.W3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3])&gt;0;HYPERLINK(CONCATENATE(['file:///C:/Users/Txinto%20Vaz/Desktop/req_rees-core/uploading/RqUpload.ods'#$Dict.$B$1];&quot;issues/&quot;;[.B333]);CONCATENATE(&quot;#&quot;;[.B333]));&quot;&quot;)">
            <text:p/>
          </table:table-cell>
          <table:table-cell table:style-name="ce27" table:formula="of:=IF(LEN([.F333])&gt;0;MAX([.D$3:.D332])+1;&quot;&quot;)">
            <text:p/>
          </table:table-cell>
          <table:table-cell table:style-name="ce29" table:formula="of:=IF(LEN([.D333])&gt;0;CONCATENATE([.$K$1];TEXT([.D3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3];[.$H$3:.$H$1000];1;0)" office:value-type="string" office:string-value="" calcext:value-type="error">
            <text:p>#N/D</text:p>
          </table:table-cell>
          <table:table-cell table:style-name="ce102" table:formula="of:=NOT(ISERROR([.R333]))" office:value-type="boolean" office:boolean-value="false" calcext:value-type="boolean">
            <text:p>FALSO</text:p>
          </table:table-cell>
          <table:table-cell/>
          <table:table-cell table:formula="of:=VLOOKUP([.$F333];[.$F$3:.$F332];1;0)" office:value-type="string" office:string-value="" calcext:value-type="error">
            <text:p>#N/D</text:p>
          </table:table-cell>
          <table:table-cell table:style-name="ce102" table:formula="of:=NOT(ISERROR([.U333]))" office:value-type="boolean" office:boolean-value="false" calcext:value-type="boolean">
            <text:p>FALSO</text:p>
          </table:table-cell>
          <table:table-cell table:formula="of:=VLOOKUP([.$F333];[.$F334:.$F$1000];1;0)" office:value-type="string" office:string-value="" calcext:value-type="error">
            <text:p>#N/D</text:p>
          </table:table-cell>
          <table:table-cell table:style-name="ce102" table:formula="of:=NOT(ISERROR([.W3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4])&gt;0;HYPERLINK(CONCATENATE(['file:///C:/Users/Txinto%20Vaz/Desktop/req_rees-core/uploading/RqUpload.ods'#$Dict.$B$1];&quot;issues/&quot;;[.B334]);CONCATENATE(&quot;#&quot;;[.B334]));&quot;&quot;)">
            <text:p/>
          </table:table-cell>
          <table:table-cell table:style-name="ce27" table:formula="of:=IF(LEN([.F334])&gt;0;MAX([.D$3:.D333])+1;&quot;&quot;)">
            <text:p/>
          </table:table-cell>
          <table:table-cell table:style-name="ce29" table:formula="of:=IF(LEN([.D334])&gt;0;CONCATENATE([.$K$1];TEXT([.D3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4];[.$H$3:.$H$1000];1;0)" office:value-type="string" office:string-value="" calcext:value-type="error">
            <text:p>#N/D</text:p>
          </table:table-cell>
          <table:table-cell table:style-name="ce102" table:formula="of:=NOT(ISERROR([.R334]))" office:value-type="boolean" office:boolean-value="false" calcext:value-type="boolean">
            <text:p>FALSO</text:p>
          </table:table-cell>
          <table:table-cell/>
          <table:table-cell table:formula="of:=VLOOKUP([.$F334];[.$F$3:.$F333];1;0)" office:value-type="string" office:string-value="" calcext:value-type="error">
            <text:p>#N/D</text:p>
          </table:table-cell>
          <table:table-cell table:style-name="ce102" table:formula="of:=NOT(ISERROR([.U334]))" office:value-type="boolean" office:boolean-value="false" calcext:value-type="boolean">
            <text:p>FALSO</text:p>
          </table:table-cell>
          <table:table-cell table:formula="of:=VLOOKUP([.$F334];[.$F335:.$F$1000];1;0)" office:value-type="string" office:string-value="" calcext:value-type="error">
            <text:p>#N/D</text:p>
          </table:table-cell>
          <table:table-cell table:style-name="ce102" table:formula="of:=NOT(ISERROR([.W3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5])&gt;0;HYPERLINK(CONCATENATE(['file:///C:/Users/Txinto%20Vaz/Desktop/req_rees-core/uploading/RqUpload.ods'#$Dict.$B$1];&quot;issues/&quot;;[.B335]);CONCATENATE(&quot;#&quot;;[.B335]));&quot;&quot;)">
            <text:p/>
          </table:table-cell>
          <table:table-cell table:style-name="ce27" table:formula="of:=IF(LEN([.F335])&gt;0;MAX([.D$3:.D334])+1;&quot;&quot;)">
            <text:p/>
          </table:table-cell>
          <table:table-cell table:style-name="ce29" table:formula="of:=IF(LEN([.D335])&gt;0;CONCATENATE([.$K$1];TEXT([.D3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5];[.$H$3:.$H$1000];1;0)" office:value-type="string" office:string-value="" calcext:value-type="error">
            <text:p>#N/D</text:p>
          </table:table-cell>
          <table:table-cell table:style-name="ce102" table:formula="of:=NOT(ISERROR([.R335]))" office:value-type="boolean" office:boolean-value="false" calcext:value-type="boolean">
            <text:p>FALSO</text:p>
          </table:table-cell>
          <table:table-cell/>
          <table:table-cell table:formula="of:=VLOOKUP([.$F335];[.$F$3:.$F334];1;0)" office:value-type="string" office:string-value="" calcext:value-type="error">
            <text:p>#N/D</text:p>
          </table:table-cell>
          <table:table-cell table:style-name="ce102" table:formula="of:=NOT(ISERROR([.U335]))" office:value-type="boolean" office:boolean-value="false" calcext:value-type="boolean">
            <text:p>FALSO</text:p>
          </table:table-cell>
          <table:table-cell table:formula="of:=VLOOKUP([.$F335];[.$F336:.$F$1000];1;0)" office:value-type="string" office:string-value="" calcext:value-type="error">
            <text:p>#N/D</text:p>
          </table:table-cell>
          <table:table-cell table:style-name="ce102" table:formula="of:=NOT(ISERROR([.W3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6])&gt;0;HYPERLINK(CONCATENATE(['file:///C:/Users/Txinto%20Vaz/Desktop/req_rees-core/uploading/RqUpload.ods'#$Dict.$B$1];&quot;issues/&quot;;[.B336]);CONCATENATE(&quot;#&quot;;[.B336]));&quot;&quot;)">
            <text:p/>
          </table:table-cell>
          <table:table-cell table:style-name="ce27" table:formula="of:=IF(LEN([.F336])&gt;0;MAX([.D$3:.D335])+1;&quot;&quot;)">
            <text:p/>
          </table:table-cell>
          <table:table-cell table:style-name="ce29" table:formula="of:=IF(LEN([.D336])&gt;0;CONCATENATE([.$K$1];TEXT([.D3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6];[.$H$3:.$H$1000];1;0)" office:value-type="string" office:string-value="" calcext:value-type="error">
            <text:p>#N/D</text:p>
          </table:table-cell>
          <table:table-cell table:style-name="ce102" table:formula="of:=NOT(ISERROR([.R336]))" office:value-type="boolean" office:boolean-value="false" calcext:value-type="boolean">
            <text:p>FALSO</text:p>
          </table:table-cell>
          <table:table-cell/>
          <table:table-cell table:formula="of:=VLOOKUP([.$F336];[.$F$3:.$F335];1;0)" office:value-type="string" office:string-value="" calcext:value-type="error">
            <text:p>#N/D</text:p>
          </table:table-cell>
          <table:table-cell table:style-name="ce102" table:formula="of:=NOT(ISERROR([.U336]))" office:value-type="boolean" office:boolean-value="false" calcext:value-type="boolean">
            <text:p>FALSO</text:p>
          </table:table-cell>
          <table:table-cell table:formula="of:=VLOOKUP([.$F336];[.$F337:.$F$1000];1;0)" office:value-type="string" office:string-value="" calcext:value-type="error">
            <text:p>#N/D</text:p>
          </table:table-cell>
          <table:table-cell table:style-name="ce102" table:formula="of:=NOT(ISERROR([.W3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7])&gt;0;HYPERLINK(CONCATENATE(['file:///C:/Users/Txinto%20Vaz/Desktop/req_rees-core/uploading/RqUpload.ods'#$Dict.$B$1];&quot;issues/&quot;;[.B337]);CONCATENATE(&quot;#&quot;;[.B337]));&quot;&quot;)">
            <text:p/>
          </table:table-cell>
          <table:table-cell table:style-name="ce27" table:formula="of:=IF(LEN([.F337])&gt;0;MAX([.D$3:.D336])+1;&quot;&quot;)">
            <text:p/>
          </table:table-cell>
          <table:table-cell table:style-name="ce29" table:formula="of:=IF(LEN([.D337])&gt;0;CONCATENATE([.$K$1];TEXT([.D3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7];[.$H$3:.$H$1000];1;0)" office:value-type="string" office:string-value="" calcext:value-type="error">
            <text:p>#N/D</text:p>
          </table:table-cell>
          <table:table-cell table:style-name="ce102" table:formula="of:=NOT(ISERROR([.R337]))" office:value-type="boolean" office:boolean-value="false" calcext:value-type="boolean">
            <text:p>FALSO</text:p>
          </table:table-cell>
          <table:table-cell/>
          <table:table-cell table:formula="of:=VLOOKUP([.$F337];[.$F$3:.$F336];1;0)" office:value-type="string" office:string-value="" calcext:value-type="error">
            <text:p>#N/D</text:p>
          </table:table-cell>
          <table:table-cell table:style-name="ce102" table:formula="of:=NOT(ISERROR([.U337]))" office:value-type="boolean" office:boolean-value="false" calcext:value-type="boolean">
            <text:p>FALSO</text:p>
          </table:table-cell>
          <table:table-cell table:formula="of:=VLOOKUP([.$F337];[.$F338:.$F$1000];1;0)" office:value-type="string" office:string-value="" calcext:value-type="error">
            <text:p>#N/D</text:p>
          </table:table-cell>
          <table:table-cell table:style-name="ce102" table:formula="of:=NOT(ISERROR([.W3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8])&gt;0;HYPERLINK(CONCATENATE(['file:///C:/Users/Txinto%20Vaz/Desktop/req_rees-core/uploading/RqUpload.ods'#$Dict.$B$1];&quot;issues/&quot;;[.B338]);CONCATENATE(&quot;#&quot;;[.B338]));&quot;&quot;)">
            <text:p/>
          </table:table-cell>
          <table:table-cell table:style-name="ce27" table:formula="of:=IF(LEN([.F338])&gt;0;MAX([.D$3:.D337])+1;&quot;&quot;)">
            <text:p/>
          </table:table-cell>
          <table:table-cell table:style-name="ce29" table:formula="of:=IF(LEN([.D338])&gt;0;CONCATENATE([.$K$1];TEXT([.D3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8];[.$H$3:.$H$1000];1;0)" office:value-type="string" office:string-value="" calcext:value-type="error">
            <text:p>#N/D</text:p>
          </table:table-cell>
          <table:table-cell table:style-name="ce102" table:formula="of:=NOT(ISERROR([.R338]))" office:value-type="boolean" office:boolean-value="false" calcext:value-type="boolean">
            <text:p>FALSO</text:p>
          </table:table-cell>
          <table:table-cell/>
          <table:table-cell table:formula="of:=VLOOKUP([.$F338];[.$F$3:.$F337];1;0)" office:value-type="string" office:string-value="" calcext:value-type="error">
            <text:p>#N/D</text:p>
          </table:table-cell>
          <table:table-cell table:style-name="ce102" table:formula="of:=NOT(ISERROR([.U338]))" office:value-type="boolean" office:boolean-value="false" calcext:value-type="boolean">
            <text:p>FALSO</text:p>
          </table:table-cell>
          <table:table-cell table:formula="of:=VLOOKUP([.$F338];[.$F339:.$F$1000];1;0)" office:value-type="string" office:string-value="" calcext:value-type="error">
            <text:p>#N/D</text:p>
          </table:table-cell>
          <table:table-cell table:style-name="ce102" table:formula="of:=NOT(ISERROR([.W3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39])&gt;0;HYPERLINK(CONCATENATE(['file:///C:/Users/Txinto%20Vaz/Desktop/req_rees-core/uploading/RqUpload.ods'#$Dict.$B$1];&quot;issues/&quot;;[.B339]);CONCATENATE(&quot;#&quot;;[.B339]));&quot;&quot;)">
            <text:p/>
          </table:table-cell>
          <table:table-cell table:style-name="ce27" table:formula="of:=IF(LEN([.F339])&gt;0;MAX([.D$3:.D338])+1;&quot;&quot;)">
            <text:p/>
          </table:table-cell>
          <table:table-cell table:style-name="ce29" table:formula="of:=IF(LEN([.D339])&gt;0;CONCATENATE([.$K$1];TEXT([.D3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9];[.$H$3:.$H$1000];1;0)" office:value-type="string" office:string-value="" calcext:value-type="error">
            <text:p>#N/D</text:p>
          </table:table-cell>
          <table:table-cell table:style-name="ce102" table:formula="of:=NOT(ISERROR([.R339]))" office:value-type="boolean" office:boolean-value="false" calcext:value-type="boolean">
            <text:p>FALSO</text:p>
          </table:table-cell>
          <table:table-cell/>
          <table:table-cell table:formula="of:=VLOOKUP([.$F339];[.$F$3:.$F338];1;0)" office:value-type="string" office:string-value="" calcext:value-type="error">
            <text:p>#N/D</text:p>
          </table:table-cell>
          <table:table-cell table:style-name="ce102" table:formula="of:=NOT(ISERROR([.U339]))" office:value-type="boolean" office:boolean-value="false" calcext:value-type="boolean">
            <text:p>FALSO</text:p>
          </table:table-cell>
          <table:table-cell table:formula="of:=VLOOKUP([.$F339];[.$F340:.$F$1000];1;0)" office:value-type="string" office:string-value="" calcext:value-type="error">
            <text:p>#N/D</text:p>
          </table:table-cell>
          <table:table-cell table:style-name="ce102" table:formula="of:=NOT(ISERROR([.W3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0])&gt;0;HYPERLINK(CONCATENATE(['file:///C:/Users/Txinto%20Vaz/Desktop/req_rees-core/uploading/RqUpload.ods'#$Dict.$B$1];&quot;issues/&quot;;[.B340]);CONCATENATE(&quot;#&quot;;[.B340]));&quot;&quot;)">
            <text:p/>
          </table:table-cell>
          <table:table-cell table:style-name="ce27" table:formula="of:=IF(LEN([.F340])&gt;0;MAX([.D$3:.D339])+1;&quot;&quot;)">
            <text:p/>
          </table:table-cell>
          <table:table-cell table:style-name="ce29" table:formula="of:=IF(LEN([.D340])&gt;0;CONCATENATE([.$K$1];TEXT([.D3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0];[.$H$3:.$H$1000];1;0)" office:value-type="string" office:string-value="" calcext:value-type="error">
            <text:p>#N/D</text:p>
          </table:table-cell>
          <table:table-cell table:style-name="ce102" table:formula="of:=NOT(ISERROR([.R340]))" office:value-type="boolean" office:boolean-value="false" calcext:value-type="boolean">
            <text:p>FALSO</text:p>
          </table:table-cell>
          <table:table-cell/>
          <table:table-cell table:formula="of:=VLOOKUP([.$F340];[.$F$3:.$F339];1;0)" office:value-type="string" office:string-value="" calcext:value-type="error">
            <text:p>#N/D</text:p>
          </table:table-cell>
          <table:table-cell table:style-name="ce102" table:formula="of:=NOT(ISERROR([.U340]))" office:value-type="boolean" office:boolean-value="false" calcext:value-type="boolean">
            <text:p>FALSO</text:p>
          </table:table-cell>
          <table:table-cell table:formula="of:=VLOOKUP([.$F340];[.$F341:.$F$1000];1;0)" office:value-type="string" office:string-value="" calcext:value-type="error">
            <text:p>#N/D</text:p>
          </table:table-cell>
          <table:table-cell table:style-name="ce102" table:formula="of:=NOT(ISERROR([.W3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1])&gt;0;HYPERLINK(CONCATENATE(['file:///C:/Users/Txinto%20Vaz/Desktop/req_rees-core/uploading/RqUpload.ods'#$Dict.$B$1];&quot;issues/&quot;;[.B341]);CONCATENATE(&quot;#&quot;;[.B341]));&quot;&quot;)">
            <text:p/>
          </table:table-cell>
          <table:table-cell table:style-name="ce27" table:formula="of:=IF(LEN([.F341])&gt;0;MAX([.D$3:.D340])+1;&quot;&quot;)">
            <text:p/>
          </table:table-cell>
          <table:table-cell table:style-name="ce29" table:formula="of:=IF(LEN([.D341])&gt;0;CONCATENATE([.$K$1];TEXT([.D3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1];[.$H$3:.$H$1000];1;0)" office:value-type="string" office:string-value="" calcext:value-type="error">
            <text:p>#N/D</text:p>
          </table:table-cell>
          <table:table-cell table:style-name="ce102" table:formula="of:=NOT(ISERROR([.R341]))" office:value-type="boolean" office:boolean-value="false" calcext:value-type="boolean">
            <text:p>FALSO</text:p>
          </table:table-cell>
          <table:table-cell/>
          <table:table-cell table:formula="of:=VLOOKUP([.$F341];[.$F$3:.$F340];1;0)" office:value-type="string" office:string-value="" calcext:value-type="error">
            <text:p>#N/D</text:p>
          </table:table-cell>
          <table:table-cell table:style-name="ce102" table:formula="of:=NOT(ISERROR([.U341]))" office:value-type="boolean" office:boolean-value="false" calcext:value-type="boolean">
            <text:p>FALSO</text:p>
          </table:table-cell>
          <table:table-cell table:formula="of:=VLOOKUP([.$F341];[.$F342:.$F$1000];1;0)" office:value-type="string" office:string-value="" calcext:value-type="error">
            <text:p>#N/D</text:p>
          </table:table-cell>
          <table:table-cell table:style-name="ce102" table:formula="of:=NOT(ISERROR([.W3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2])&gt;0;HYPERLINK(CONCATENATE(['file:///C:/Users/Txinto%20Vaz/Desktop/req_rees-core/uploading/RqUpload.ods'#$Dict.$B$1];&quot;issues/&quot;;[.B342]);CONCATENATE(&quot;#&quot;;[.B342]));&quot;&quot;)">
            <text:p/>
          </table:table-cell>
          <table:table-cell table:style-name="ce27" table:formula="of:=IF(LEN([.F342])&gt;0;MAX([.D$3:.D341])+1;&quot;&quot;)">
            <text:p/>
          </table:table-cell>
          <table:table-cell table:style-name="ce29" table:formula="of:=IF(LEN([.D342])&gt;0;CONCATENATE([.$K$1];TEXT([.D3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2];[.$H$3:.$H$1000];1;0)" office:value-type="string" office:string-value="" calcext:value-type="error">
            <text:p>#N/D</text:p>
          </table:table-cell>
          <table:table-cell table:style-name="ce102" table:formula="of:=NOT(ISERROR([.R342]))" office:value-type="boolean" office:boolean-value="false" calcext:value-type="boolean">
            <text:p>FALSO</text:p>
          </table:table-cell>
          <table:table-cell/>
          <table:table-cell table:formula="of:=VLOOKUP([.$F342];[.$F$3:.$F341];1;0)" office:value-type="string" office:string-value="" calcext:value-type="error">
            <text:p>#N/D</text:p>
          </table:table-cell>
          <table:table-cell table:style-name="ce102" table:formula="of:=NOT(ISERROR([.U342]))" office:value-type="boolean" office:boolean-value="false" calcext:value-type="boolean">
            <text:p>FALSO</text:p>
          </table:table-cell>
          <table:table-cell table:formula="of:=VLOOKUP([.$F342];[.$F343:.$F$1000];1;0)" office:value-type="string" office:string-value="" calcext:value-type="error">
            <text:p>#N/D</text:p>
          </table:table-cell>
          <table:table-cell table:style-name="ce102" table:formula="of:=NOT(ISERROR([.W3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3])&gt;0;HYPERLINK(CONCATENATE(['file:///C:/Users/Txinto%20Vaz/Desktop/req_rees-core/uploading/RqUpload.ods'#$Dict.$B$1];&quot;issues/&quot;;[.B343]);CONCATENATE(&quot;#&quot;;[.B343]));&quot;&quot;)">
            <text:p/>
          </table:table-cell>
          <table:table-cell table:style-name="ce27" table:formula="of:=IF(LEN([.F343])&gt;0;MAX([.D$3:.D342])+1;&quot;&quot;)">
            <text:p/>
          </table:table-cell>
          <table:table-cell table:style-name="ce29" table:formula="of:=IF(LEN([.D343])&gt;0;CONCATENATE([.$K$1];TEXT([.D3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3];[.$H$3:.$H$1000];1;0)" office:value-type="string" office:string-value="" calcext:value-type="error">
            <text:p>#N/D</text:p>
          </table:table-cell>
          <table:table-cell table:style-name="ce102" table:formula="of:=NOT(ISERROR([.R343]))" office:value-type="boolean" office:boolean-value="false" calcext:value-type="boolean">
            <text:p>FALSO</text:p>
          </table:table-cell>
          <table:table-cell/>
          <table:table-cell table:formula="of:=VLOOKUP([.$F343];[.$F$3:.$F342];1;0)" office:value-type="string" office:string-value="" calcext:value-type="error">
            <text:p>#N/D</text:p>
          </table:table-cell>
          <table:table-cell table:style-name="ce102" table:formula="of:=NOT(ISERROR([.U343]))" office:value-type="boolean" office:boolean-value="false" calcext:value-type="boolean">
            <text:p>FALSO</text:p>
          </table:table-cell>
          <table:table-cell table:formula="of:=VLOOKUP([.$F343];[.$F344:.$F$1000];1;0)" office:value-type="string" office:string-value="" calcext:value-type="error">
            <text:p>#N/D</text:p>
          </table:table-cell>
          <table:table-cell table:style-name="ce102" table:formula="of:=NOT(ISERROR([.W3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4])&gt;0;HYPERLINK(CONCATENATE(['file:///C:/Users/Txinto%20Vaz/Desktop/req_rees-core/uploading/RqUpload.ods'#$Dict.$B$1];&quot;issues/&quot;;[.B344]);CONCATENATE(&quot;#&quot;;[.B344]));&quot;&quot;)">
            <text:p/>
          </table:table-cell>
          <table:table-cell table:style-name="ce27" table:formula="of:=IF(LEN([.F344])&gt;0;MAX([.D$3:.D343])+1;&quot;&quot;)">
            <text:p/>
          </table:table-cell>
          <table:table-cell table:style-name="ce29" table:formula="of:=IF(LEN([.D344])&gt;0;CONCATENATE([.$K$1];TEXT([.D3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4];[.$H$3:.$H$1000];1;0)" office:value-type="string" office:string-value="" calcext:value-type="error">
            <text:p>#N/D</text:p>
          </table:table-cell>
          <table:table-cell table:style-name="ce102" table:formula="of:=NOT(ISERROR([.R344]))" office:value-type="boolean" office:boolean-value="false" calcext:value-type="boolean">
            <text:p>FALSO</text:p>
          </table:table-cell>
          <table:table-cell/>
          <table:table-cell table:formula="of:=VLOOKUP([.$F344];[.$F$3:.$F343];1;0)" office:value-type="string" office:string-value="" calcext:value-type="error">
            <text:p>#N/D</text:p>
          </table:table-cell>
          <table:table-cell table:style-name="ce102" table:formula="of:=NOT(ISERROR([.U344]))" office:value-type="boolean" office:boolean-value="false" calcext:value-type="boolean">
            <text:p>FALSO</text:p>
          </table:table-cell>
          <table:table-cell table:formula="of:=VLOOKUP([.$F344];[.$F345:.$F$1000];1;0)" office:value-type="string" office:string-value="" calcext:value-type="error">
            <text:p>#N/D</text:p>
          </table:table-cell>
          <table:table-cell table:style-name="ce102" table:formula="of:=NOT(ISERROR([.W3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5])&gt;0;HYPERLINK(CONCATENATE(['file:///C:/Users/Txinto%20Vaz/Desktop/req_rees-core/uploading/RqUpload.ods'#$Dict.$B$1];&quot;issues/&quot;;[.B345]);CONCATENATE(&quot;#&quot;;[.B345]));&quot;&quot;)">
            <text:p/>
          </table:table-cell>
          <table:table-cell table:style-name="ce27" table:formula="of:=IF(LEN([.F345])&gt;0;MAX([.D$3:.D344])+1;&quot;&quot;)">
            <text:p/>
          </table:table-cell>
          <table:table-cell table:style-name="ce29" table:formula="of:=IF(LEN([.D345])&gt;0;CONCATENATE([.$K$1];TEXT([.D3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5];[.$H$3:.$H$1000];1;0)" office:value-type="string" office:string-value="" calcext:value-type="error">
            <text:p>#N/D</text:p>
          </table:table-cell>
          <table:table-cell table:style-name="ce102" table:formula="of:=NOT(ISERROR([.R345]))" office:value-type="boolean" office:boolean-value="false" calcext:value-type="boolean">
            <text:p>FALSO</text:p>
          </table:table-cell>
          <table:table-cell/>
          <table:table-cell table:formula="of:=VLOOKUP([.$F345];[.$F$3:.$F344];1;0)" office:value-type="string" office:string-value="" calcext:value-type="error">
            <text:p>#N/D</text:p>
          </table:table-cell>
          <table:table-cell table:style-name="ce102" table:formula="of:=NOT(ISERROR([.U345]))" office:value-type="boolean" office:boolean-value="false" calcext:value-type="boolean">
            <text:p>FALSO</text:p>
          </table:table-cell>
          <table:table-cell table:formula="of:=VLOOKUP([.$F345];[.$F346:.$F$1000];1;0)" office:value-type="string" office:string-value="" calcext:value-type="error">
            <text:p>#N/D</text:p>
          </table:table-cell>
          <table:table-cell table:style-name="ce102" table:formula="of:=NOT(ISERROR([.W3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6])&gt;0;HYPERLINK(CONCATENATE(['file:///C:/Users/Txinto%20Vaz/Desktop/req_rees-core/uploading/RqUpload.ods'#$Dict.$B$1];&quot;issues/&quot;;[.B346]);CONCATENATE(&quot;#&quot;;[.B346]));&quot;&quot;)">
            <text:p/>
          </table:table-cell>
          <table:table-cell table:style-name="ce27" table:formula="of:=IF(LEN([.F346])&gt;0;MAX([.D$3:.D345])+1;&quot;&quot;)">
            <text:p/>
          </table:table-cell>
          <table:table-cell table:style-name="ce29" table:formula="of:=IF(LEN([.D346])&gt;0;CONCATENATE([.$K$1];TEXT([.D3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6];[.$H$3:.$H$1000];1;0)" office:value-type="string" office:string-value="" calcext:value-type="error">
            <text:p>#N/D</text:p>
          </table:table-cell>
          <table:table-cell table:style-name="ce102" table:formula="of:=NOT(ISERROR([.R346]))" office:value-type="boolean" office:boolean-value="false" calcext:value-type="boolean">
            <text:p>FALSO</text:p>
          </table:table-cell>
          <table:table-cell/>
          <table:table-cell table:formula="of:=VLOOKUP([.$F346];[.$F$3:.$F345];1;0)" office:value-type="string" office:string-value="" calcext:value-type="error">
            <text:p>#N/D</text:p>
          </table:table-cell>
          <table:table-cell table:style-name="ce102" table:formula="of:=NOT(ISERROR([.U346]))" office:value-type="boolean" office:boolean-value="false" calcext:value-type="boolean">
            <text:p>FALSO</text:p>
          </table:table-cell>
          <table:table-cell table:formula="of:=VLOOKUP([.$F346];[.$F347:.$F$1000];1;0)" office:value-type="string" office:string-value="" calcext:value-type="error">
            <text:p>#N/D</text:p>
          </table:table-cell>
          <table:table-cell table:style-name="ce102" table:formula="of:=NOT(ISERROR([.W3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7])&gt;0;HYPERLINK(CONCATENATE(['file:///C:/Users/Txinto%20Vaz/Desktop/req_rees-core/uploading/RqUpload.ods'#$Dict.$B$1];&quot;issues/&quot;;[.B347]);CONCATENATE(&quot;#&quot;;[.B347]));&quot;&quot;)">
            <text:p/>
          </table:table-cell>
          <table:table-cell table:style-name="ce27" table:formula="of:=IF(LEN([.F347])&gt;0;MAX([.D$3:.D346])+1;&quot;&quot;)">
            <text:p/>
          </table:table-cell>
          <table:table-cell table:style-name="ce29" table:formula="of:=IF(LEN([.D347])&gt;0;CONCATENATE([.$K$1];TEXT([.D3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7];[.$H$3:.$H$1000];1;0)" office:value-type="string" office:string-value="" calcext:value-type="error">
            <text:p>#N/D</text:p>
          </table:table-cell>
          <table:table-cell table:style-name="ce102" table:formula="of:=NOT(ISERROR([.R347]))" office:value-type="boolean" office:boolean-value="false" calcext:value-type="boolean">
            <text:p>FALSO</text:p>
          </table:table-cell>
          <table:table-cell/>
          <table:table-cell table:formula="of:=VLOOKUP([.$F347];[.$F$3:.$F346];1;0)" office:value-type="string" office:string-value="" calcext:value-type="error">
            <text:p>#N/D</text:p>
          </table:table-cell>
          <table:table-cell table:style-name="ce102" table:formula="of:=NOT(ISERROR([.U347]))" office:value-type="boolean" office:boolean-value="false" calcext:value-type="boolean">
            <text:p>FALSO</text:p>
          </table:table-cell>
          <table:table-cell table:formula="of:=VLOOKUP([.$F347];[.$F348:.$F$1000];1;0)" office:value-type="string" office:string-value="" calcext:value-type="error">
            <text:p>#N/D</text:p>
          </table:table-cell>
          <table:table-cell table:style-name="ce102" table:formula="of:=NOT(ISERROR([.W3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8])&gt;0;HYPERLINK(CONCATENATE(['file:///C:/Users/Txinto%20Vaz/Desktop/req_rees-core/uploading/RqUpload.ods'#$Dict.$B$1];&quot;issues/&quot;;[.B348]);CONCATENATE(&quot;#&quot;;[.B348]));&quot;&quot;)">
            <text:p/>
          </table:table-cell>
          <table:table-cell table:style-name="ce27" table:formula="of:=IF(LEN([.F348])&gt;0;MAX([.D$3:.D347])+1;&quot;&quot;)">
            <text:p/>
          </table:table-cell>
          <table:table-cell table:style-name="ce29" table:formula="of:=IF(LEN([.D348])&gt;0;CONCATENATE([.$K$1];TEXT([.D3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8];[.$H$3:.$H$1000];1;0)" office:value-type="string" office:string-value="" calcext:value-type="error">
            <text:p>#N/D</text:p>
          </table:table-cell>
          <table:table-cell table:style-name="ce102" table:formula="of:=NOT(ISERROR([.R348]))" office:value-type="boolean" office:boolean-value="false" calcext:value-type="boolean">
            <text:p>FALSO</text:p>
          </table:table-cell>
          <table:table-cell/>
          <table:table-cell table:formula="of:=VLOOKUP([.$F348];[.$F$3:.$F347];1;0)" office:value-type="string" office:string-value="" calcext:value-type="error">
            <text:p>#N/D</text:p>
          </table:table-cell>
          <table:table-cell table:style-name="ce102" table:formula="of:=NOT(ISERROR([.U348]))" office:value-type="boolean" office:boolean-value="false" calcext:value-type="boolean">
            <text:p>FALSO</text:p>
          </table:table-cell>
          <table:table-cell table:formula="of:=VLOOKUP([.$F348];[.$F349:.$F$1000];1;0)" office:value-type="string" office:string-value="" calcext:value-type="error">
            <text:p>#N/D</text:p>
          </table:table-cell>
          <table:table-cell table:style-name="ce102" table:formula="of:=NOT(ISERROR([.W3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49])&gt;0;HYPERLINK(CONCATENATE(['file:///C:/Users/Txinto%20Vaz/Desktop/req_rees-core/uploading/RqUpload.ods'#$Dict.$B$1];&quot;issues/&quot;;[.B349]);CONCATENATE(&quot;#&quot;;[.B349]));&quot;&quot;)">
            <text:p/>
          </table:table-cell>
          <table:table-cell table:style-name="ce27" table:formula="of:=IF(LEN([.F349])&gt;0;MAX([.D$3:.D348])+1;&quot;&quot;)">
            <text:p/>
          </table:table-cell>
          <table:table-cell table:style-name="ce29" table:formula="of:=IF(LEN([.D349])&gt;0;CONCATENATE([.$K$1];TEXT([.D3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9];[.$H$3:.$H$1000];1;0)" office:value-type="string" office:string-value="" calcext:value-type="error">
            <text:p>#N/D</text:p>
          </table:table-cell>
          <table:table-cell table:style-name="ce102" table:formula="of:=NOT(ISERROR([.R349]))" office:value-type="boolean" office:boolean-value="false" calcext:value-type="boolean">
            <text:p>FALSO</text:p>
          </table:table-cell>
          <table:table-cell/>
          <table:table-cell table:formula="of:=VLOOKUP([.$F349];[.$F$3:.$F348];1;0)" office:value-type="string" office:string-value="" calcext:value-type="error">
            <text:p>#N/D</text:p>
          </table:table-cell>
          <table:table-cell table:style-name="ce102" table:formula="of:=NOT(ISERROR([.U349]))" office:value-type="boolean" office:boolean-value="false" calcext:value-type="boolean">
            <text:p>FALSO</text:p>
          </table:table-cell>
          <table:table-cell table:formula="of:=VLOOKUP([.$F349];[.$F350:.$F$1000];1;0)" office:value-type="string" office:string-value="" calcext:value-type="error">
            <text:p>#N/D</text:p>
          </table:table-cell>
          <table:table-cell table:style-name="ce102" table:formula="of:=NOT(ISERROR([.W3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0])&gt;0;HYPERLINK(CONCATENATE(['file:///C:/Users/Txinto%20Vaz/Desktop/req_rees-core/uploading/RqUpload.ods'#$Dict.$B$1];&quot;issues/&quot;;[.B350]);CONCATENATE(&quot;#&quot;;[.B350]));&quot;&quot;)">
            <text:p/>
          </table:table-cell>
          <table:table-cell table:style-name="ce27" table:formula="of:=IF(LEN([.F350])&gt;0;MAX([.D$3:.D349])+1;&quot;&quot;)">
            <text:p/>
          </table:table-cell>
          <table:table-cell table:style-name="ce29" table:formula="of:=IF(LEN([.D350])&gt;0;CONCATENATE([.$K$1];TEXT([.D3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0];[.$H$3:.$H$1000];1;0)" office:value-type="string" office:string-value="" calcext:value-type="error">
            <text:p>#N/D</text:p>
          </table:table-cell>
          <table:table-cell table:style-name="ce102" table:formula="of:=NOT(ISERROR([.R350]))" office:value-type="boolean" office:boolean-value="false" calcext:value-type="boolean">
            <text:p>FALSO</text:p>
          </table:table-cell>
          <table:table-cell/>
          <table:table-cell table:formula="of:=VLOOKUP([.$F350];[.$F$3:.$F349];1;0)" office:value-type="string" office:string-value="" calcext:value-type="error">
            <text:p>#N/D</text:p>
          </table:table-cell>
          <table:table-cell table:style-name="ce102" table:formula="of:=NOT(ISERROR([.U350]))" office:value-type="boolean" office:boolean-value="false" calcext:value-type="boolean">
            <text:p>FALSO</text:p>
          </table:table-cell>
          <table:table-cell table:formula="of:=VLOOKUP([.$F350];[.$F351:.$F$1000];1;0)" office:value-type="string" office:string-value="" calcext:value-type="error">
            <text:p>#N/D</text:p>
          </table:table-cell>
          <table:table-cell table:style-name="ce102" table:formula="of:=NOT(ISERROR([.W3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1])&gt;0;HYPERLINK(CONCATENATE(['file:///C:/Users/Txinto%20Vaz/Desktop/req_rees-core/uploading/RqUpload.ods'#$Dict.$B$1];&quot;issues/&quot;;[.B351]);CONCATENATE(&quot;#&quot;;[.B351]));&quot;&quot;)">
            <text:p/>
          </table:table-cell>
          <table:table-cell table:style-name="ce27" table:formula="of:=IF(LEN([.F351])&gt;0;MAX([.D$3:.D350])+1;&quot;&quot;)">
            <text:p/>
          </table:table-cell>
          <table:table-cell table:style-name="ce29" table:formula="of:=IF(LEN([.D351])&gt;0;CONCATENATE([.$K$1];TEXT([.D3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1];[.$H$3:.$H$1000];1;0)" office:value-type="string" office:string-value="" calcext:value-type="error">
            <text:p>#N/D</text:p>
          </table:table-cell>
          <table:table-cell table:style-name="ce102" table:formula="of:=NOT(ISERROR([.R351]))" office:value-type="boolean" office:boolean-value="false" calcext:value-type="boolean">
            <text:p>FALSO</text:p>
          </table:table-cell>
          <table:table-cell/>
          <table:table-cell table:formula="of:=VLOOKUP([.$F351];[.$F$3:.$F350];1;0)" office:value-type="string" office:string-value="" calcext:value-type="error">
            <text:p>#N/D</text:p>
          </table:table-cell>
          <table:table-cell table:style-name="ce102" table:formula="of:=NOT(ISERROR([.U351]))" office:value-type="boolean" office:boolean-value="false" calcext:value-type="boolean">
            <text:p>FALSO</text:p>
          </table:table-cell>
          <table:table-cell table:formula="of:=VLOOKUP([.$F351];[.$F352:.$F$1000];1;0)" office:value-type="string" office:string-value="" calcext:value-type="error">
            <text:p>#N/D</text:p>
          </table:table-cell>
          <table:table-cell table:style-name="ce102" table:formula="of:=NOT(ISERROR([.W3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2])&gt;0;HYPERLINK(CONCATENATE(['file:///C:/Users/Txinto%20Vaz/Desktop/req_rees-core/uploading/RqUpload.ods'#$Dict.$B$1];&quot;issues/&quot;;[.B352]);CONCATENATE(&quot;#&quot;;[.B352]));&quot;&quot;)">
            <text:p/>
          </table:table-cell>
          <table:table-cell table:style-name="ce27" table:formula="of:=IF(LEN([.F352])&gt;0;MAX([.D$3:.D351])+1;&quot;&quot;)">
            <text:p/>
          </table:table-cell>
          <table:table-cell table:style-name="ce29" table:formula="of:=IF(LEN([.D352])&gt;0;CONCATENATE([.$K$1];TEXT([.D3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2];[.$H$3:.$H$1000];1;0)" office:value-type="string" office:string-value="" calcext:value-type="error">
            <text:p>#N/D</text:p>
          </table:table-cell>
          <table:table-cell table:style-name="ce102" table:formula="of:=NOT(ISERROR([.R352]))" office:value-type="boolean" office:boolean-value="false" calcext:value-type="boolean">
            <text:p>FALSO</text:p>
          </table:table-cell>
          <table:table-cell/>
          <table:table-cell table:formula="of:=VLOOKUP([.$F352];[.$F$3:.$F351];1;0)" office:value-type="string" office:string-value="" calcext:value-type="error">
            <text:p>#N/D</text:p>
          </table:table-cell>
          <table:table-cell table:style-name="ce102" table:formula="of:=NOT(ISERROR([.U352]))" office:value-type="boolean" office:boolean-value="false" calcext:value-type="boolean">
            <text:p>FALSO</text:p>
          </table:table-cell>
          <table:table-cell table:formula="of:=VLOOKUP([.$F352];[.$F353:.$F$1000];1;0)" office:value-type="string" office:string-value="" calcext:value-type="error">
            <text:p>#N/D</text:p>
          </table:table-cell>
          <table:table-cell table:style-name="ce102" table:formula="of:=NOT(ISERROR([.W3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3])&gt;0;HYPERLINK(CONCATENATE(['file:///C:/Users/Txinto%20Vaz/Desktop/req_rees-core/uploading/RqUpload.ods'#$Dict.$B$1];&quot;issues/&quot;;[.B353]);CONCATENATE(&quot;#&quot;;[.B353]));&quot;&quot;)">
            <text:p/>
          </table:table-cell>
          <table:table-cell table:style-name="ce27" table:formula="of:=IF(LEN([.F353])&gt;0;MAX([.D$3:.D352])+1;&quot;&quot;)">
            <text:p/>
          </table:table-cell>
          <table:table-cell table:style-name="ce29" table:formula="of:=IF(LEN([.D353])&gt;0;CONCATENATE([.$K$1];TEXT([.D3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3];[.$H$3:.$H$1000];1;0)" office:value-type="string" office:string-value="" calcext:value-type="error">
            <text:p>#N/D</text:p>
          </table:table-cell>
          <table:table-cell table:style-name="ce102" table:formula="of:=NOT(ISERROR([.R353]))" office:value-type="boolean" office:boolean-value="false" calcext:value-type="boolean">
            <text:p>FALSO</text:p>
          </table:table-cell>
          <table:table-cell/>
          <table:table-cell table:formula="of:=VLOOKUP([.$F353];[.$F$3:.$F352];1;0)" office:value-type="string" office:string-value="" calcext:value-type="error">
            <text:p>#N/D</text:p>
          </table:table-cell>
          <table:table-cell table:style-name="ce102" table:formula="of:=NOT(ISERROR([.U353]))" office:value-type="boolean" office:boolean-value="false" calcext:value-type="boolean">
            <text:p>FALSO</text:p>
          </table:table-cell>
          <table:table-cell table:formula="of:=VLOOKUP([.$F353];[.$F354:.$F$1000];1;0)" office:value-type="string" office:string-value="" calcext:value-type="error">
            <text:p>#N/D</text:p>
          </table:table-cell>
          <table:table-cell table:style-name="ce102" table:formula="of:=NOT(ISERROR([.W3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4])&gt;0;HYPERLINK(CONCATENATE(['file:///C:/Users/Txinto%20Vaz/Desktop/req_rees-core/uploading/RqUpload.ods'#$Dict.$B$1];&quot;issues/&quot;;[.B354]);CONCATENATE(&quot;#&quot;;[.B354]));&quot;&quot;)">
            <text:p/>
          </table:table-cell>
          <table:table-cell table:style-name="ce27" table:formula="of:=IF(LEN([.F354])&gt;0;MAX([.D$3:.D353])+1;&quot;&quot;)">
            <text:p/>
          </table:table-cell>
          <table:table-cell table:style-name="ce29" table:formula="of:=IF(LEN([.D354])&gt;0;CONCATENATE([.$K$1];TEXT([.D3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4];[.$H$3:.$H$1000];1;0)" office:value-type="string" office:string-value="" calcext:value-type="error">
            <text:p>#N/D</text:p>
          </table:table-cell>
          <table:table-cell table:style-name="ce102" table:formula="of:=NOT(ISERROR([.R354]))" office:value-type="boolean" office:boolean-value="false" calcext:value-type="boolean">
            <text:p>FALSO</text:p>
          </table:table-cell>
          <table:table-cell/>
          <table:table-cell table:formula="of:=VLOOKUP([.$F354];[.$F$3:.$F353];1;0)" office:value-type="string" office:string-value="" calcext:value-type="error">
            <text:p>#N/D</text:p>
          </table:table-cell>
          <table:table-cell table:style-name="ce102" table:formula="of:=NOT(ISERROR([.U354]))" office:value-type="boolean" office:boolean-value="false" calcext:value-type="boolean">
            <text:p>FALSO</text:p>
          </table:table-cell>
          <table:table-cell table:formula="of:=VLOOKUP([.$F354];[.$F355:.$F$1000];1;0)" office:value-type="string" office:string-value="" calcext:value-type="error">
            <text:p>#N/D</text:p>
          </table:table-cell>
          <table:table-cell table:style-name="ce102" table:formula="of:=NOT(ISERROR([.W3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5])&gt;0;HYPERLINK(CONCATENATE(['file:///C:/Users/Txinto%20Vaz/Desktop/req_rees-core/uploading/RqUpload.ods'#$Dict.$B$1];&quot;issues/&quot;;[.B355]);CONCATENATE(&quot;#&quot;;[.B355]));&quot;&quot;)">
            <text:p/>
          </table:table-cell>
          <table:table-cell table:style-name="ce27" table:formula="of:=IF(LEN([.F355])&gt;0;MAX([.D$3:.D354])+1;&quot;&quot;)">
            <text:p/>
          </table:table-cell>
          <table:table-cell table:style-name="ce29" table:formula="of:=IF(LEN([.D355])&gt;0;CONCATENATE([.$K$1];TEXT([.D3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5];[.$H$3:.$H$1000];1;0)" office:value-type="string" office:string-value="" calcext:value-type="error">
            <text:p>#N/D</text:p>
          </table:table-cell>
          <table:table-cell table:style-name="ce102" table:formula="of:=NOT(ISERROR([.R355]))" office:value-type="boolean" office:boolean-value="false" calcext:value-type="boolean">
            <text:p>FALSO</text:p>
          </table:table-cell>
          <table:table-cell/>
          <table:table-cell table:formula="of:=VLOOKUP([.$F355];[.$F$3:.$F354];1;0)" office:value-type="string" office:string-value="" calcext:value-type="error">
            <text:p>#N/D</text:p>
          </table:table-cell>
          <table:table-cell table:style-name="ce102" table:formula="of:=NOT(ISERROR([.U355]))" office:value-type="boolean" office:boolean-value="false" calcext:value-type="boolean">
            <text:p>FALSO</text:p>
          </table:table-cell>
          <table:table-cell table:formula="of:=VLOOKUP([.$F355];[.$F356:.$F$1000];1;0)" office:value-type="string" office:string-value="" calcext:value-type="error">
            <text:p>#N/D</text:p>
          </table:table-cell>
          <table:table-cell table:style-name="ce102" table:formula="of:=NOT(ISERROR([.W3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6])&gt;0;HYPERLINK(CONCATENATE(['file:///C:/Users/Txinto%20Vaz/Desktop/req_rees-core/uploading/RqUpload.ods'#$Dict.$B$1];&quot;issues/&quot;;[.B356]);CONCATENATE(&quot;#&quot;;[.B356]));&quot;&quot;)">
            <text:p/>
          </table:table-cell>
          <table:table-cell table:style-name="ce27" table:formula="of:=IF(LEN([.F356])&gt;0;MAX([.D$3:.D355])+1;&quot;&quot;)">
            <text:p/>
          </table:table-cell>
          <table:table-cell table:style-name="ce29" table:formula="of:=IF(LEN([.D356])&gt;0;CONCATENATE([.$K$1];TEXT([.D3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6];[.$H$3:.$H$1000];1;0)" office:value-type="string" office:string-value="" calcext:value-type="error">
            <text:p>#N/D</text:p>
          </table:table-cell>
          <table:table-cell table:style-name="ce102" table:formula="of:=NOT(ISERROR([.R356]))" office:value-type="boolean" office:boolean-value="false" calcext:value-type="boolean">
            <text:p>FALSO</text:p>
          </table:table-cell>
          <table:table-cell/>
          <table:table-cell table:formula="of:=VLOOKUP([.$F356];[.$F$3:.$F355];1;0)" office:value-type="string" office:string-value="" calcext:value-type="error">
            <text:p>#N/D</text:p>
          </table:table-cell>
          <table:table-cell table:style-name="ce102" table:formula="of:=NOT(ISERROR([.U356]))" office:value-type="boolean" office:boolean-value="false" calcext:value-type="boolean">
            <text:p>FALSO</text:p>
          </table:table-cell>
          <table:table-cell table:formula="of:=VLOOKUP([.$F356];[.$F357:.$F$1000];1;0)" office:value-type="string" office:string-value="" calcext:value-type="error">
            <text:p>#N/D</text:p>
          </table:table-cell>
          <table:table-cell table:style-name="ce102" table:formula="of:=NOT(ISERROR([.W3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7])&gt;0;HYPERLINK(CONCATENATE(['file:///C:/Users/Txinto%20Vaz/Desktop/req_rees-core/uploading/RqUpload.ods'#$Dict.$B$1];&quot;issues/&quot;;[.B357]);CONCATENATE(&quot;#&quot;;[.B357]));&quot;&quot;)">
            <text:p/>
          </table:table-cell>
          <table:table-cell table:style-name="ce27" table:formula="of:=IF(LEN([.F357])&gt;0;MAX([.D$3:.D356])+1;&quot;&quot;)">
            <text:p/>
          </table:table-cell>
          <table:table-cell table:style-name="ce29" table:formula="of:=IF(LEN([.D357])&gt;0;CONCATENATE([.$K$1];TEXT([.D3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7];[.$H$3:.$H$1000];1;0)" office:value-type="string" office:string-value="" calcext:value-type="error">
            <text:p>#N/D</text:p>
          </table:table-cell>
          <table:table-cell table:style-name="ce102" table:formula="of:=NOT(ISERROR([.R357]))" office:value-type="boolean" office:boolean-value="false" calcext:value-type="boolean">
            <text:p>FALSO</text:p>
          </table:table-cell>
          <table:table-cell/>
          <table:table-cell table:formula="of:=VLOOKUP([.$F357];[.$F$3:.$F356];1;0)" office:value-type="string" office:string-value="" calcext:value-type="error">
            <text:p>#N/D</text:p>
          </table:table-cell>
          <table:table-cell table:style-name="ce102" table:formula="of:=NOT(ISERROR([.U357]))" office:value-type="boolean" office:boolean-value="false" calcext:value-type="boolean">
            <text:p>FALSO</text:p>
          </table:table-cell>
          <table:table-cell table:formula="of:=VLOOKUP([.$F357];[.$F358:.$F$1000];1;0)" office:value-type="string" office:string-value="" calcext:value-type="error">
            <text:p>#N/D</text:p>
          </table:table-cell>
          <table:table-cell table:style-name="ce102" table:formula="of:=NOT(ISERROR([.W3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8])&gt;0;HYPERLINK(CONCATENATE(['file:///C:/Users/Txinto%20Vaz/Desktop/req_rees-core/uploading/RqUpload.ods'#$Dict.$B$1];&quot;issues/&quot;;[.B358]);CONCATENATE(&quot;#&quot;;[.B358]));&quot;&quot;)">
            <text:p/>
          </table:table-cell>
          <table:table-cell table:style-name="ce27" table:formula="of:=IF(LEN([.F358])&gt;0;MAX([.D$3:.D357])+1;&quot;&quot;)">
            <text:p/>
          </table:table-cell>
          <table:table-cell table:style-name="ce29" table:formula="of:=IF(LEN([.D358])&gt;0;CONCATENATE([.$K$1];TEXT([.D3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8];[.$H$3:.$H$1000];1;0)" office:value-type="string" office:string-value="" calcext:value-type="error">
            <text:p>#N/D</text:p>
          </table:table-cell>
          <table:table-cell table:style-name="ce102" table:formula="of:=NOT(ISERROR([.R358]))" office:value-type="boolean" office:boolean-value="false" calcext:value-type="boolean">
            <text:p>FALSO</text:p>
          </table:table-cell>
          <table:table-cell/>
          <table:table-cell table:formula="of:=VLOOKUP([.$F358];[.$F$3:.$F357];1;0)" office:value-type="string" office:string-value="" calcext:value-type="error">
            <text:p>#N/D</text:p>
          </table:table-cell>
          <table:table-cell table:style-name="ce102" table:formula="of:=NOT(ISERROR([.U358]))" office:value-type="boolean" office:boolean-value="false" calcext:value-type="boolean">
            <text:p>FALSO</text:p>
          </table:table-cell>
          <table:table-cell table:formula="of:=VLOOKUP([.$F358];[.$F359:.$F$1000];1;0)" office:value-type="string" office:string-value="" calcext:value-type="error">
            <text:p>#N/D</text:p>
          </table:table-cell>
          <table:table-cell table:style-name="ce102" table:formula="of:=NOT(ISERROR([.W3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59])&gt;0;HYPERLINK(CONCATENATE(['file:///C:/Users/Txinto%20Vaz/Desktop/req_rees-core/uploading/RqUpload.ods'#$Dict.$B$1];&quot;issues/&quot;;[.B359]);CONCATENATE(&quot;#&quot;;[.B359]));&quot;&quot;)">
            <text:p/>
          </table:table-cell>
          <table:table-cell table:style-name="ce27" table:formula="of:=IF(LEN([.F359])&gt;0;MAX([.D$3:.D358])+1;&quot;&quot;)">
            <text:p/>
          </table:table-cell>
          <table:table-cell table:style-name="ce29" table:formula="of:=IF(LEN([.D359])&gt;0;CONCATENATE([.$K$1];TEXT([.D3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9];[.$H$3:.$H$1000];1;0)" office:value-type="string" office:string-value="" calcext:value-type="error">
            <text:p>#N/D</text:p>
          </table:table-cell>
          <table:table-cell table:style-name="ce102" table:formula="of:=NOT(ISERROR([.R359]))" office:value-type="boolean" office:boolean-value="false" calcext:value-type="boolean">
            <text:p>FALSO</text:p>
          </table:table-cell>
          <table:table-cell/>
          <table:table-cell table:formula="of:=VLOOKUP([.$F359];[.$F$3:.$F358];1;0)" office:value-type="string" office:string-value="" calcext:value-type="error">
            <text:p>#N/D</text:p>
          </table:table-cell>
          <table:table-cell table:style-name="ce102" table:formula="of:=NOT(ISERROR([.U359]))" office:value-type="boolean" office:boolean-value="false" calcext:value-type="boolean">
            <text:p>FALSO</text:p>
          </table:table-cell>
          <table:table-cell table:formula="of:=VLOOKUP([.$F359];[.$F360:.$F$1000];1;0)" office:value-type="string" office:string-value="" calcext:value-type="error">
            <text:p>#N/D</text:p>
          </table:table-cell>
          <table:table-cell table:style-name="ce102" table:formula="of:=NOT(ISERROR([.W3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0])&gt;0;HYPERLINK(CONCATENATE(['file:///C:/Users/Txinto%20Vaz/Desktop/req_rees-core/uploading/RqUpload.ods'#$Dict.$B$1];&quot;issues/&quot;;[.B360]);CONCATENATE(&quot;#&quot;;[.B360]));&quot;&quot;)">
            <text:p/>
          </table:table-cell>
          <table:table-cell table:style-name="ce27" table:formula="of:=IF(LEN([.F360])&gt;0;MAX([.D$3:.D359])+1;&quot;&quot;)">
            <text:p/>
          </table:table-cell>
          <table:table-cell table:style-name="ce29" table:formula="of:=IF(LEN([.D360])&gt;0;CONCATENATE([.$K$1];TEXT([.D3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0];[.$H$3:.$H$1000];1;0)" office:value-type="string" office:string-value="" calcext:value-type="error">
            <text:p>#N/D</text:p>
          </table:table-cell>
          <table:table-cell table:style-name="ce102" table:formula="of:=NOT(ISERROR([.R360]))" office:value-type="boolean" office:boolean-value="false" calcext:value-type="boolean">
            <text:p>FALSO</text:p>
          </table:table-cell>
          <table:table-cell/>
          <table:table-cell table:formula="of:=VLOOKUP([.$F360];[.$F$3:.$F359];1;0)" office:value-type="string" office:string-value="" calcext:value-type="error">
            <text:p>#N/D</text:p>
          </table:table-cell>
          <table:table-cell table:style-name="ce102" table:formula="of:=NOT(ISERROR([.U360]))" office:value-type="boolean" office:boolean-value="false" calcext:value-type="boolean">
            <text:p>FALSO</text:p>
          </table:table-cell>
          <table:table-cell table:formula="of:=VLOOKUP([.$F360];[.$F361:.$F$1000];1;0)" office:value-type="string" office:string-value="" calcext:value-type="error">
            <text:p>#N/D</text:p>
          </table:table-cell>
          <table:table-cell table:style-name="ce102" table:formula="of:=NOT(ISERROR([.W3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1])&gt;0;HYPERLINK(CONCATENATE(['file:///C:/Users/Txinto%20Vaz/Desktop/req_rees-core/uploading/RqUpload.ods'#$Dict.$B$1];&quot;issues/&quot;;[.B361]);CONCATENATE(&quot;#&quot;;[.B361]));&quot;&quot;)">
            <text:p/>
          </table:table-cell>
          <table:table-cell table:style-name="ce27" table:formula="of:=IF(LEN([.F361])&gt;0;MAX([.D$3:.D360])+1;&quot;&quot;)">
            <text:p/>
          </table:table-cell>
          <table:table-cell table:style-name="ce29" table:formula="of:=IF(LEN([.D361])&gt;0;CONCATENATE([.$K$1];TEXT([.D3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1];[.$H$3:.$H$1000];1;0)" office:value-type="string" office:string-value="" calcext:value-type="error">
            <text:p>#N/D</text:p>
          </table:table-cell>
          <table:table-cell table:style-name="ce102" table:formula="of:=NOT(ISERROR([.R361]))" office:value-type="boolean" office:boolean-value="false" calcext:value-type="boolean">
            <text:p>FALSO</text:p>
          </table:table-cell>
          <table:table-cell/>
          <table:table-cell table:formula="of:=VLOOKUP([.$F361];[.$F$3:.$F360];1;0)" office:value-type="string" office:string-value="" calcext:value-type="error">
            <text:p>#N/D</text:p>
          </table:table-cell>
          <table:table-cell table:style-name="ce102" table:formula="of:=NOT(ISERROR([.U361]))" office:value-type="boolean" office:boolean-value="false" calcext:value-type="boolean">
            <text:p>FALSO</text:p>
          </table:table-cell>
          <table:table-cell table:formula="of:=VLOOKUP([.$F361];[.$F362:.$F$1000];1;0)" office:value-type="string" office:string-value="" calcext:value-type="error">
            <text:p>#N/D</text:p>
          </table:table-cell>
          <table:table-cell table:style-name="ce102" table:formula="of:=NOT(ISERROR([.W3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2])&gt;0;HYPERLINK(CONCATENATE(['file:///C:/Users/Txinto%20Vaz/Desktop/req_rees-core/uploading/RqUpload.ods'#$Dict.$B$1];&quot;issues/&quot;;[.B362]);CONCATENATE(&quot;#&quot;;[.B362]));&quot;&quot;)">
            <text:p/>
          </table:table-cell>
          <table:table-cell table:style-name="ce27" table:formula="of:=IF(LEN([.F362])&gt;0;MAX([.D$3:.D361])+1;&quot;&quot;)">
            <text:p/>
          </table:table-cell>
          <table:table-cell table:style-name="ce29" table:formula="of:=IF(LEN([.D362])&gt;0;CONCATENATE([.$K$1];TEXT([.D3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2];[.$H$3:.$H$1000];1;0)" office:value-type="string" office:string-value="" calcext:value-type="error">
            <text:p>#N/D</text:p>
          </table:table-cell>
          <table:table-cell table:style-name="ce102" table:formula="of:=NOT(ISERROR([.R362]))" office:value-type="boolean" office:boolean-value="false" calcext:value-type="boolean">
            <text:p>FALSO</text:p>
          </table:table-cell>
          <table:table-cell/>
          <table:table-cell table:formula="of:=VLOOKUP([.$F362];[.$F$3:.$F361];1;0)" office:value-type="string" office:string-value="" calcext:value-type="error">
            <text:p>#N/D</text:p>
          </table:table-cell>
          <table:table-cell table:style-name="ce102" table:formula="of:=NOT(ISERROR([.U362]))" office:value-type="boolean" office:boolean-value="false" calcext:value-type="boolean">
            <text:p>FALSO</text:p>
          </table:table-cell>
          <table:table-cell table:formula="of:=VLOOKUP([.$F362];[.$F363:.$F$1000];1;0)" office:value-type="string" office:string-value="" calcext:value-type="error">
            <text:p>#N/D</text:p>
          </table:table-cell>
          <table:table-cell table:style-name="ce102" table:formula="of:=NOT(ISERROR([.W3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3])&gt;0;HYPERLINK(CONCATENATE(['file:///C:/Users/Txinto%20Vaz/Desktop/req_rees-core/uploading/RqUpload.ods'#$Dict.$B$1];&quot;issues/&quot;;[.B363]);CONCATENATE(&quot;#&quot;;[.B363]));&quot;&quot;)">
            <text:p/>
          </table:table-cell>
          <table:table-cell table:style-name="ce27" table:formula="of:=IF(LEN([.F363])&gt;0;MAX([.D$3:.D362])+1;&quot;&quot;)">
            <text:p/>
          </table:table-cell>
          <table:table-cell table:style-name="ce29" table:formula="of:=IF(LEN([.D363])&gt;0;CONCATENATE([.$K$1];TEXT([.D3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3];[.$H$3:.$H$1000];1;0)" office:value-type="string" office:string-value="" calcext:value-type="error">
            <text:p>#N/D</text:p>
          </table:table-cell>
          <table:table-cell table:style-name="ce102" table:formula="of:=NOT(ISERROR([.R363]))" office:value-type="boolean" office:boolean-value="false" calcext:value-type="boolean">
            <text:p>FALSO</text:p>
          </table:table-cell>
          <table:table-cell/>
          <table:table-cell table:formula="of:=VLOOKUP([.$F363];[.$F$3:.$F362];1;0)" office:value-type="string" office:string-value="" calcext:value-type="error">
            <text:p>#N/D</text:p>
          </table:table-cell>
          <table:table-cell table:style-name="ce102" table:formula="of:=NOT(ISERROR([.U363]))" office:value-type="boolean" office:boolean-value="false" calcext:value-type="boolean">
            <text:p>FALSO</text:p>
          </table:table-cell>
          <table:table-cell table:formula="of:=VLOOKUP([.$F363];[.$F364:.$F$1000];1;0)" office:value-type="string" office:string-value="" calcext:value-type="error">
            <text:p>#N/D</text:p>
          </table:table-cell>
          <table:table-cell table:style-name="ce102" table:formula="of:=NOT(ISERROR([.W3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4])&gt;0;HYPERLINK(CONCATENATE(['file:///C:/Users/Txinto%20Vaz/Desktop/req_rees-core/uploading/RqUpload.ods'#$Dict.$B$1];&quot;issues/&quot;;[.B364]);CONCATENATE(&quot;#&quot;;[.B364]));&quot;&quot;)">
            <text:p/>
          </table:table-cell>
          <table:table-cell table:style-name="ce27" table:formula="of:=IF(LEN([.F364])&gt;0;MAX([.D$3:.D363])+1;&quot;&quot;)">
            <text:p/>
          </table:table-cell>
          <table:table-cell table:style-name="ce29" table:formula="of:=IF(LEN([.D364])&gt;0;CONCATENATE([.$K$1];TEXT([.D3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4];[.$H$3:.$H$1000];1;0)" office:value-type="string" office:string-value="" calcext:value-type="error">
            <text:p>#N/D</text:p>
          </table:table-cell>
          <table:table-cell table:style-name="ce102" table:formula="of:=NOT(ISERROR([.R364]))" office:value-type="boolean" office:boolean-value="false" calcext:value-type="boolean">
            <text:p>FALSO</text:p>
          </table:table-cell>
          <table:table-cell/>
          <table:table-cell table:formula="of:=VLOOKUP([.$F364];[.$F$3:.$F363];1;0)" office:value-type="string" office:string-value="" calcext:value-type="error">
            <text:p>#N/D</text:p>
          </table:table-cell>
          <table:table-cell table:style-name="ce102" table:formula="of:=NOT(ISERROR([.U364]))" office:value-type="boolean" office:boolean-value="false" calcext:value-type="boolean">
            <text:p>FALSO</text:p>
          </table:table-cell>
          <table:table-cell table:formula="of:=VLOOKUP([.$F364];[.$F365:.$F$1000];1;0)" office:value-type="string" office:string-value="" calcext:value-type="error">
            <text:p>#N/D</text:p>
          </table:table-cell>
          <table:table-cell table:style-name="ce102" table:formula="of:=NOT(ISERROR([.W3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5])&gt;0;HYPERLINK(CONCATENATE(['file:///C:/Users/Txinto%20Vaz/Desktop/req_rees-core/uploading/RqUpload.ods'#$Dict.$B$1];&quot;issues/&quot;;[.B365]);CONCATENATE(&quot;#&quot;;[.B365]));&quot;&quot;)">
            <text:p/>
          </table:table-cell>
          <table:table-cell table:style-name="ce27" table:formula="of:=IF(LEN([.F365])&gt;0;MAX([.D$3:.D364])+1;&quot;&quot;)">
            <text:p/>
          </table:table-cell>
          <table:table-cell table:style-name="ce29" table:formula="of:=IF(LEN([.D365])&gt;0;CONCATENATE([.$K$1];TEXT([.D3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5];[.$H$3:.$H$1000];1;0)" office:value-type="string" office:string-value="" calcext:value-type="error">
            <text:p>#N/D</text:p>
          </table:table-cell>
          <table:table-cell table:style-name="ce102" table:formula="of:=NOT(ISERROR([.R365]))" office:value-type="boolean" office:boolean-value="false" calcext:value-type="boolean">
            <text:p>FALSO</text:p>
          </table:table-cell>
          <table:table-cell/>
          <table:table-cell table:formula="of:=VLOOKUP([.$F365];[.$F$3:.$F364];1;0)" office:value-type="string" office:string-value="" calcext:value-type="error">
            <text:p>#N/D</text:p>
          </table:table-cell>
          <table:table-cell table:style-name="ce102" table:formula="of:=NOT(ISERROR([.U365]))" office:value-type="boolean" office:boolean-value="false" calcext:value-type="boolean">
            <text:p>FALSO</text:p>
          </table:table-cell>
          <table:table-cell table:formula="of:=VLOOKUP([.$F365];[.$F366:.$F$1000];1;0)" office:value-type="string" office:string-value="" calcext:value-type="error">
            <text:p>#N/D</text:p>
          </table:table-cell>
          <table:table-cell table:style-name="ce102" table:formula="of:=NOT(ISERROR([.W3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6])&gt;0;HYPERLINK(CONCATENATE(['file:///C:/Users/Txinto%20Vaz/Desktop/req_rees-core/uploading/RqUpload.ods'#$Dict.$B$1];&quot;issues/&quot;;[.B366]);CONCATENATE(&quot;#&quot;;[.B366]));&quot;&quot;)">
            <text:p/>
          </table:table-cell>
          <table:table-cell table:style-name="ce27" table:formula="of:=IF(LEN([.F366])&gt;0;MAX([.D$3:.D365])+1;&quot;&quot;)">
            <text:p/>
          </table:table-cell>
          <table:table-cell table:style-name="ce29" table:formula="of:=IF(LEN([.D366])&gt;0;CONCATENATE([.$K$1];TEXT([.D3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6];[.$H$3:.$H$1000];1;0)" office:value-type="string" office:string-value="" calcext:value-type="error">
            <text:p>#N/D</text:p>
          </table:table-cell>
          <table:table-cell table:style-name="ce102" table:formula="of:=NOT(ISERROR([.R366]))" office:value-type="boolean" office:boolean-value="false" calcext:value-type="boolean">
            <text:p>FALSO</text:p>
          </table:table-cell>
          <table:table-cell/>
          <table:table-cell table:formula="of:=VLOOKUP([.$F366];[.$F$3:.$F365];1;0)" office:value-type="string" office:string-value="" calcext:value-type="error">
            <text:p>#N/D</text:p>
          </table:table-cell>
          <table:table-cell table:style-name="ce102" table:formula="of:=NOT(ISERROR([.U366]))" office:value-type="boolean" office:boolean-value="false" calcext:value-type="boolean">
            <text:p>FALSO</text:p>
          </table:table-cell>
          <table:table-cell table:formula="of:=VLOOKUP([.$F366];[.$F367:.$F$1000];1;0)" office:value-type="string" office:string-value="" calcext:value-type="error">
            <text:p>#N/D</text:p>
          </table:table-cell>
          <table:table-cell table:style-name="ce102" table:formula="of:=NOT(ISERROR([.W3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7])&gt;0;HYPERLINK(CONCATENATE(['file:///C:/Users/Txinto%20Vaz/Desktop/req_rees-core/uploading/RqUpload.ods'#$Dict.$B$1];&quot;issues/&quot;;[.B367]);CONCATENATE(&quot;#&quot;;[.B367]));&quot;&quot;)">
            <text:p/>
          </table:table-cell>
          <table:table-cell table:style-name="ce27" table:formula="of:=IF(LEN([.F367])&gt;0;MAX([.D$3:.D366])+1;&quot;&quot;)">
            <text:p/>
          </table:table-cell>
          <table:table-cell table:style-name="ce29" table:formula="of:=IF(LEN([.D367])&gt;0;CONCATENATE([.$K$1];TEXT([.D3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7];[.$H$3:.$H$1000];1;0)" office:value-type="string" office:string-value="" calcext:value-type="error">
            <text:p>#N/D</text:p>
          </table:table-cell>
          <table:table-cell table:style-name="ce102" table:formula="of:=NOT(ISERROR([.R367]))" office:value-type="boolean" office:boolean-value="false" calcext:value-type="boolean">
            <text:p>FALSO</text:p>
          </table:table-cell>
          <table:table-cell/>
          <table:table-cell table:formula="of:=VLOOKUP([.$F367];[.$F$3:.$F366];1;0)" office:value-type="string" office:string-value="" calcext:value-type="error">
            <text:p>#N/D</text:p>
          </table:table-cell>
          <table:table-cell table:style-name="ce102" table:formula="of:=NOT(ISERROR([.U367]))" office:value-type="boolean" office:boolean-value="false" calcext:value-type="boolean">
            <text:p>FALSO</text:p>
          </table:table-cell>
          <table:table-cell table:formula="of:=VLOOKUP([.$F367];[.$F368:.$F$1000];1;0)" office:value-type="string" office:string-value="" calcext:value-type="error">
            <text:p>#N/D</text:p>
          </table:table-cell>
          <table:table-cell table:style-name="ce102" table:formula="of:=NOT(ISERROR([.W3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8])&gt;0;HYPERLINK(CONCATENATE(['file:///C:/Users/Txinto%20Vaz/Desktop/req_rees-core/uploading/RqUpload.ods'#$Dict.$B$1];&quot;issues/&quot;;[.B368]);CONCATENATE(&quot;#&quot;;[.B368]));&quot;&quot;)">
            <text:p/>
          </table:table-cell>
          <table:table-cell table:style-name="ce27" table:formula="of:=IF(LEN([.F368])&gt;0;MAX([.D$3:.D367])+1;&quot;&quot;)">
            <text:p/>
          </table:table-cell>
          <table:table-cell table:style-name="ce29" table:formula="of:=IF(LEN([.D368])&gt;0;CONCATENATE([.$K$1];TEXT([.D3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8];[.$H$3:.$H$1000];1;0)" office:value-type="string" office:string-value="" calcext:value-type="error">
            <text:p>#N/D</text:p>
          </table:table-cell>
          <table:table-cell table:style-name="ce102" table:formula="of:=NOT(ISERROR([.R368]))" office:value-type="boolean" office:boolean-value="false" calcext:value-type="boolean">
            <text:p>FALSO</text:p>
          </table:table-cell>
          <table:table-cell/>
          <table:table-cell table:formula="of:=VLOOKUP([.$F368];[.$F$3:.$F367];1;0)" office:value-type="string" office:string-value="" calcext:value-type="error">
            <text:p>#N/D</text:p>
          </table:table-cell>
          <table:table-cell table:style-name="ce102" table:formula="of:=NOT(ISERROR([.U368]))" office:value-type="boolean" office:boolean-value="false" calcext:value-type="boolean">
            <text:p>FALSO</text:p>
          </table:table-cell>
          <table:table-cell table:formula="of:=VLOOKUP([.$F368];[.$F369:.$F$1000];1;0)" office:value-type="string" office:string-value="" calcext:value-type="error">
            <text:p>#N/D</text:p>
          </table:table-cell>
          <table:table-cell table:style-name="ce102" table:formula="of:=NOT(ISERROR([.W3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69])&gt;0;HYPERLINK(CONCATENATE(['file:///C:/Users/Txinto%20Vaz/Desktop/req_rees-core/uploading/RqUpload.ods'#$Dict.$B$1];&quot;issues/&quot;;[.B369]);CONCATENATE(&quot;#&quot;;[.B369]));&quot;&quot;)">
            <text:p/>
          </table:table-cell>
          <table:table-cell table:style-name="ce27" table:formula="of:=IF(LEN([.F369])&gt;0;MAX([.D$3:.D368])+1;&quot;&quot;)">
            <text:p/>
          </table:table-cell>
          <table:table-cell table:style-name="ce29" table:formula="of:=IF(LEN([.D369])&gt;0;CONCATENATE([.$K$1];TEXT([.D3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9];[.$H$3:.$H$1000];1;0)" office:value-type="string" office:string-value="" calcext:value-type="error">
            <text:p>#N/D</text:p>
          </table:table-cell>
          <table:table-cell table:style-name="ce102" table:formula="of:=NOT(ISERROR([.R369]))" office:value-type="boolean" office:boolean-value="false" calcext:value-type="boolean">
            <text:p>FALSO</text:p>
          </table:table-cell>
          <table:table-cell/>
          <table:table-cell table:formula="of:=VLOOKUP([.$F369];[.$F$3:.$F368];1;0)" office:value-type="string" office:string-value="" calcext:value-type="error">
            <text:p>#N/D</text:p>
          </table:table-cell>
          <table:table-cell table:style-name="ce102" table:formula="of:=NOT(ISERROR([.U369]))" office:value-type="boolean" office:boolean-value="false" calcext:value-type="boolean">
            <text:p>FALSO</text:p>
          </table:table-cell>
          <table:table-cell table:formula="of:=VLOOKUP([.$F369];[.$F370:.$F$1000];1;0)" office:value-type="string" office:string-value="" calcext:value-type="error">
            <text:p>#N/D</text:p>
          </table:table-cell>
          <table:table-cell table:style-name="ce102" table:formula="of:=NOT(ISERROR([.W3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0])&gt;0;HYPERLINK(CONCATENATE(['file:///C:/Users/Txinto%20Vaz/Desktop/req_rees-core/uploading/RqUpload.ods'#$Dict.$B$1];&quot;issues/&quot;;[.B370]);CONCATENATE(&quot;#&quot;;[.B370]));&quot;&quot;)">
            <text:p/>
          </table:table-cell>
          <table:table-cell table:style-name="ce27" table:formula="of:=IF(LEN([.F370])&gt;0;MAX([.D$3:.D369])+1;&quot;&quot;)">
            <text:p/>
          </table:table-cell>
          <table:table-cell table:style-name="ce29" table:formula="of:=IF(LEN([.D370])&gt;0;CONCATENATE([.$K$1];TEXT([.D3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0];[.$H$3:.$H$1000];1;0)" office:value-type="string" office:string-value="" calcext:value-type="error">
            <text:p>#N/D</text:p>
          </table:table-cell>
          <table:table-cell table:style-name="ce102" table:formula="of:=NOT(ISERROR([.R370]))" office:value-type="boolean" office:boolean-value="false" calcext:value-type="boolean">
            <text:p>FALSO</text:p>
          </table:table-cell>
          <table:table-cell/>
          <table:table-cell table:formula="of:=VLOOKUP([.$F370];[.$F$3:.$F369];1;0)" office:value-type="string" office:string-value="" calcext:value-type="error">
            <text:p>#N/D</text:p>
          </table:table-cell>
          <table:table-cell table:style-name="ce102" table:formula="of:=NOT(ISERROR([.U370]))" office:value-type="boolean" office:boolean-value="false" calcext:value-type="boolean">
            <text:p>FALSO</text:p>
          </table:table-cell>
          <table:table-cell table:formula="of:=VLOOKUP([.$F370];[.$F371:.$F$1000];1;0)" office:value-type="string" office:string-value="" calcext:value-type="error">
            <text:p>#N/D</text:p>
          </table:table-cell>
          <table:table-cell table:style-name="ce102" table:formula="of:=NOT(ISERROR([.W3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1])&gt;0;HYPERLINK(CONCATENATE(['file:///C:/Users/Txinto%20Vaz/Desktop/req_rees-core/uploading/RqUpload.ods'#$Dict.$B$1];&quot;issues/&quot;;[.B371]);CONCATENATE(&quot;#&quot;;[.B371]));&quot;&quot;)">
            <text:p/>
          </table:table-cell>
          <table:table-cell table:style-name="ce27" table:formula="of:=IF(LEN([.F371])&gt;0;MAX([.D$3:.D370])+1;&quot;&quot;)">
            <text:p/>
          </table:table-cell>
          <table:table-cell table:style-name="ce29" table:formula="of:=IF(LEN([.D371])&gt;0;CONCATENATE([.$K$1];TEXT([.D3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1];[.$H$3:.$H$1000];1;0)" office:value-type="string" office:string-value="" calcext:value-type="error">
            <text:p>#N/D</text:p>
          </table:table-cell>
          <table:table-cell table:style-name="ce102" table:formula="of:=NOT(ISERROR([.R371]))" office:value-type="boolean" office:boolean-value="false" calcext:value-type="boolean">
            <text:p>FALSO</text:p>
          </table:table-cell>
          <table:table-cell/>
          <table:table-cell table:formula="of:=VLOOKUP([.$F371];[.$F$3:.$F370];1;0)" office:value-type="string" office:string-value="" calcext:value-type="error">
            <text:p>#N/D</text:p>
          </table:table-cell>
          <table:table-cell table:style-name="ce102" table:formula="of:=NOT(ISERROR([.U371]))" office:value-type="boolean" office:boolean-value="false" calcext:value-type="boolean">
            <text:p>FALSO</text:p>
          </table:table-cell>
          <table:table-cell table:formula="of:=VLOOKUP([.$F371];[.$F372:.$F$1000];1;0)" office:value-type="string" office:string-value="" calcext:value-type="error">
            <text:p>#N/D</text:p>
          </table:table-cell>
          <table:table-cell table:style-name="ce102" table:formula="of:=NOT(ISERROR([.W3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2])&gt;0;HYPERLINK(CONCATENATE(['file:///C:/Users/Txinto%20Vaz/Desktop/req_rees-core/uploading/RqUpload.ods'#$Dict.$B$1];&quot;issues/&quot;;[.B372]);CONCATENATE(&quot;#&quot;;[.B372]));&quot;&quot;)">
            <text:p/>
          </table:table-cell>
          <table:table-cell table:style-name="ce27" table:formula="of:=IF(LEN([.F372])&gt;0;MAX([.D$3:.D371])+1;&quot;&quot;)">
            <text:p/>
          </table:table-cell>
          <table:table-cell table:style-name="ce29" table:formula="of:=IF(LEN([.D372])&gt;0;CONCATENATE([.$K$1];TEXT([.D3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2];[.$H$3:.$H$1000];1;0)" office:value-type="string" office:string-value="" calcext:value-type="error">
            <text:p>#N/D</text:p>
          </table:table-cell>
          <table:table-cell table:style-name="ce102" table:formula="of:=NOT(ISERROR([.R372]))" office:value-type="boolean" office:boolean-value="false" calcext:value-type="boolean">
            <text:p>FALSO</text:p>
          </table:table-cell>
          <table:table-cell/>
          <table:table-cell table:formula="of:=VLOOKUP([.$F372];[.$F$3:.$F371];1;0)" office:value-type="string" office:string-value="" calcext:value-type="error">
            <text:p>#N/D</text:p>
          </table:table-cell>
          <table:table-cell table:style-name="ce102" table:formula="of:=NOT(ISERROR([.U372]))" office:value-type="boolean" office:boolean-value="false" calcext:value-type="boolean">
            <text:p>FALSO</text:p>
          </table:table-cell>
          <table:table-cell table:formula="of:=VLOOKUP([.$F372];[.$F373:.$F$1000];1;0)" office:value-type="string" office:string-value="" calcext:value-type="error">
            <text:p>#N/D</text:p>
          </table:table-cell>
          <table:table-cell table:style-name="ce102" table:formula="of:=NOT(ISERROR([.W3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3])&gt;0;HYPERLINK(CONCATENATE(['file:///C:/Users/Txinto%20Vaz/Desktop/req_rees-core/uploading/RqUpload.ods'#$Dict.$B$1];&quot;issues/&quot;;[.B373]);CONCATENATE(&quot;#&quot;;[.B373]));&quot;&quot;)">
            <text:p/>
          </table:table-cell>
          <table:table-cell table:style-name="ce27" table:formula="of:=IF(LEN([.F373])&gt;0;MAX([.D$3:.D372])+1;&quot;&quot;)">
            <text:p/>
          </table:table-cell>
          <table:table-cell table:style-name="ce29" table:formula="of:=IF(LEN([.D373])&gt;0;CONCATENATE([.$K$1];TEXT([.D3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3];[.$H$3:.$H$1000];1;0)" office:value-type="string" office:string-value="" calcext:value-type="error">
            <text:p>#N/D</text:p>
          </table:table-cell>
          <table:table-cell table:style-name="ce102" table:formula="of:=NOT(ISERROR([.R373]))" office:value-type="boolean" office:boolean-value="false" calcext:value-type="boolean">
            <text:p>FALSO</text:p>
          </table:table-cell>
          <table:table-cell/>
          <table:table-cell table:formula="of:=VLOOKUP([.$F373];[.$F$3:.$F372];1;0)" office:value-type="string" office:string-value="" calcext:value-type="error">
            <text:p>#N/D</text:p>
          </table:table-cell>
          <table:table-cell table:style-name="ce102" table:formula="of:=NOT(ISERROR([.U373]))" office:value-type="boolean" office:boolean-value="false" calcext:value-type="boolean">
            <text:p>FALSO</text:p>
          </table:table-cell>
          <table:table-cell table:formula="of:=VLOOKUP([.$F373];[.$F374:.$F$1000];1;0)" office:value-type="string" office:string-value="" calcext:value-type="error">
            <text:p>#N/D</text:p>
          </table:table-cell>
          <table:table-cell table:style-name="ce102" table:formula="of:=NOT(ISERROR([.W3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4])&gt;0;HYPERLINK(CONCATENATE(['file:///C:/Users/Txinto%20Vaz/Desktop/req_rees-core/uploading/RqUpload.ods'#$Dict.$B$1];&quot;issues/&quot;;[.B374]);CONCATENATE(&quot;#&quot;;[.B374]));&quot;&quot;)">
            <text:p/>
          </table:table-cell>
          <table:table-cell table:style-name="ce27" table:formula="of:=IF(LEN([.F374])&gt;0;MAX([.D$3:.D373])+1;&quot;&quot;)">
            <text:p/>
          </table:table-cell>
          <table:table-cell table:style-name="ce29" table:formula="of:=IF(LEN([.D374])&gt;0;CONCATENATE([.$K$1];TEXT([.D3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4];[.$H$3:.$H$1000];1;0)" office:value-type="string" office:string-value="" calcext:value-type="error">
            <text:p>#N/D</text:p>
          </table:table-cell>
          <table:table-cell table:style-name="ce102" table:formula="of:=NOT(ISERROR([.R374]))" office:value-type="boolean" office:boolean-value="false" calcext:value-type="boolean">
            <text:p>FALSO</text:p>
          </table:table-cell>
          <table:table-cell/>
          <table:table-cell table:formula="of:=VLOOKUP([.$F374];[.$F$3:.$F373];1;0)" office:value-type="string" office:string-value="" calcext:value-type="error">
            <text:p>#N/D</text:p>
          </table:table-cell>
          <table:table-cell table:style-name="ce102" table:formula="of:=NOT(ISERROR([.U374]))" office:value-type="boolean" office:boolean-value="false" calcext:value-type="boolean">
            <text:p>FALSO</text:p>
          </table:table-cell>
          <table:table-cell table:formula="of:=VLOOKUP([.$F374];[.$F375:.$F$1000];1;0)" office:value-type="string" office:string-value="" calcext:value-type="error">
            <text:p>#N/D</text:p>
          </table:table-cell>
          <table:table-cell table:style-name="ce102" table:formula="of:=NOT(ISERROR([.W3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5])&gt;0;HYPERLINK(CONCATENATE(['file:///C:/Users/Txinto%20Vaz/Desktop/req_rees-core/uploading/RqUpload.ods'#$Dict.$B$1];&quot;issues/&quot;;[.B375]);CONCATENATE(&quot;#&quot;;[.B375]));&quot;&quot;)">
            <text:p/>
          </table:table-cell>
          <table:table-cell table:style-name="ce27" table:formula="of:=IF(LEN([.F375])&gt;0;MAX([.D$3:.D374])+1;&quot;&quot;)">
            <text:p/>
          </table:table-cell>
          <table:table-cell table:style-name="ce29" table:formula="of:=IF(LEN([.D375])&gt;0;CONCATENATE([.$K$1];TEXT([.D3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5];[.$H$3:.$H$1000];1;0)" office:value-type="string" office:string-value="" calcext:value-type="error">
            <text:p>#N/D</text:p>
          </table:table-cell>
          <table:table-cell table:style-name="ce102" table:formula="of:=NOT(ISERROR([.R375]))" office:value-type="boolean" office:boolean-value="false" calcext:value-type="boolean">
            <text:p>FALSO</text:p>
          </table:table-cell>
          <table:table-cell/>
          <table:table-cell table:formula="of:=VLOOKUP([.$F375];[.$F$3:.$F374];1;0)" office:value-type="string" office:string-value="" calcext:value-type="error">
            <text:p>#N/D</text:p>
          </table:table-cell>
          <table:table-cell table:style-name="ce102" table:formula="of:=NOT(ISERROR([.U375]))" office:value-type="boolean" office:boolean-value="false" calcext:value-type="boolean">
            <text:p>FALSO</text:p>
          </table:table-cell>
          <table:table-cell table:formula="of:=VLOOKUP([.$F375];[.$F376:.$F$1000];1;0)" office:value-type="string" office:string-value="" calcext:value-type="error">
            <text:p>#N/D</text:p>
          </table:table-cell>
          <table:table-cell table:style-name="ce102" table:formula="of:=NOT(ISERROR([.W3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6])&gt;0;HYPERLINK(CONCATENATE(['file:///C:/Users/Txinto%20Vaz/Desktop/req_rees-core/uploading/RqUpload.ods'#$Dict.$B$1];&quot;issues/&quot;;[.B376]);CONCATENATE(&quot;#&quot;;[.B376]));&quot;&quot;)">
            <text:p/>
          </table:table-cell>
          <table:table-cell table:style-name="ce27" table:formula="of:=IF(LEN([.F376])&gt;0;MAX([.D$3:.D375])+1;&quot;&quot;)">
            <text:p/>
          </table:table-cell>
          <table:table-cell table:style-name="ce29" table:formula="of:=IF(LEN([.D376])&gt;0;CONCATENATE([.$K$1];TEXT([.D3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6];[.$H$3:.$H$1000];1;0)" office:value-type="string" office:string-value="" calcext:value-type="error">
            <text:p>#N/D</text:p>
          </table:table-cell>
          <table:table-cell table:style-name="ce102" table:formula="of:=NOT(ISERROR([.R376]))" office:value-type="boolean" office:boolean-value="false" calcext:value-type="boolean">
            <text:p>FALSO</text:p>
          </table:table-cell>
          <table:table-cell/>
          <table:table-cell table:formula="of:=VLOOKUP([.$F376];[.$F$3:.$F375];1;0)" office:value-type="string" office:string-value="" calcext:value-type="error">
            <text:p>#N/D</text:p>
          </table:table-cell>
          <table:table-cell table:style-name="ce102" table:formula="of:=NOT(ISERROR([.U376]))" office:value-type="boolean" office:boolean-value="false" calcext:value-type="boolean">
            <text:p>FALSO</text:p>
          </table:table-cell>
          <table:table-cell table:formula="of:=VLOOKUP([.$F376];[.$F377:.$F$1000];1;0)" office:value-type="string" office:string-value="" calcext:value-type="error">
            <text:p>#N/D</text:p>
          </table:table-cell>
          <table:table-cell table:style-name="ce102" table:formula="of:=NOT(ISERROR([.W3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7])&gt;0;HYPERLINK(CONCATENATE(['file:///C:/Users/Txinto%20Vaz/Desktop/req_rees-core/uploading/RqUpload.ods'#$Dict.$B$1];&quot;issues/&quot;;[.B377]);CONCATENATE(&quot;#&quot;;[.B377]));&quot;&quot;)">
            <text:p/>
          </table:table-cell>
          <table:table-cell table:style-name="ce27" table:formula="of:=IF(LEN([.F377])&gt;0;MAX([.D$3:.D376])+1;&quot;&quot;)">
            <text:p/>
          </table:table-cell>
          <table:table-cell table:style-name="ce29" table:formula="of:=IF(LEN([.D377])&gt;0;CONCATENATE([.$K$1];TEXT([.D3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7];[.$H$3:.$H$1000];1;0)" office:value-type="string" office:string-value="" calcext:value-type="error">
            <text:p>#N/D</text:p>
          </table:table-cell>
          <table:table-cell table:style-name="ce102" table:formula="of:=NOT(ISERROR([.R377]))" office:value-type="boolean" office:boolean-value="false" calcext:value-type="boolean">
            <text:p>FALSO</text:p>
          </table:table-cell>
          <table:table-cell/>
          <table:table-cell table:formula="of:=VLOOKUP([.$F377];[.$F$3:.$F376];1;0)" office:value-type="string" office:string-value="" calcext:value-type="error">
            <text:p>#N/D</text:p>
          </table:table-cell>
          <table:table-cell table:style-name="ce102" table:formula="of:=NOT(ISERROR([.U377]))" office:value-type="boolean" office:boolean-value="false" calcext:value-type="boolean">
            <text:p>FALSO</text:p>
          </table:table-cell>
          <table:table-cell table:formula="of:=VLOOKUP([.$F377];[.$F378:.$F$1000];1;0)" office:value-type="string" office:string-value="" calcext:value-type="error">
            <text:p>#N/D</text:p>
          </table:table-cell>
          <table:table-cell table:style-name="ce102" table:formula="of:=NOT(ISERROR([.W3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8])&gt;0;HYPERLINK(CONCATENATE(['file:///C:/Users/Txinto%20Vaz/Desktop/req_rees-core/uploading/RqUpload.ods'#$Dict.$B$1];&quot;issues/&quot;;[.B378]);CONCATENATE(&quot;#&quot;;[.B378]));&quot;&quot;)">
            <text:p/>
          </table:table-cell>
          <table:table-cell table:style-name="ce27" table:formula="of:=IF(LEN([.F378])&gt;0;MAX([.D$3:.D377])+1;&quot;&quot;)">
            <text:p/>
          </table:table-cell>
          <table:table-cell table:style-name="ce29" table:formula="of:=IF(LEN([.D378])&gt;0;CONCATENATE([.$K$1];TEXT([.D3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8];[.$H$3:.$H$1000];1;0)" office:value-type="string" office:string-value="" calcext:value-type="error">
            <text:p>#N/D</text:p>
          </table:table-cell>
          <table:table-cell table:style-name="ce102" table:formula="of:=NOT(ISERROR([.R378]))" office:value-type="boolean" office:boolean-value="false" calcext:value-type="boolean">
            <text:p>FALSO</text:p>
          </table:table-cell>
          <table:table-cell/>
          <table:table-cell table:formula="of:=VLOOKUP([.$F378];[.$F$3:.$F377];1;0)" office:value-type="string" office:string-value="" calcext:value-type="error">
            <text:p>#N/D</text:p>
          </table:table-cell>
          <table:table-cell table:style-name="ce102" table:formula="of:=NOT(ISERROR([.U378]))" office:value-type="boolean" office:boolean-value="false" calcext:value-type="boolean">
            <text:p>FALSO</text:p>
          </table:table-cell>
          <table:table-cell table:formula="of:=VLOOKUP([.$F378];[.$F379:.$F$1000];1;0)" office:value-type="string" office:string-value="" calcext:value-type="error">
            <text:p>#N/D</text:p>
          </table:table-cell>
          <table:table-cell table:style-name="ce102" table:formula="of:=NOT(ISERROR([.W3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79])&gt;0;HYPERLINK(CONCATENATE(['file:///C:/Users/Txinto%20Vaz/Desktop/req_rees-core/uploading/RqUpload.ods'#$Dict.$B$1];&quot;issues/&quot;;[.B379]);CONCATENATE(&quot;#&quot;;[.B379]));&quot;&quot;)">
            <text:p/>
          </table:table-cell>
          <table:table-cell table:style-name="ce27" table:formula="of:=IF(LEN([.F379])&gt;0;MAX([.D$3:.D378])+1;&quot;&quot;)">
            <text:p/>
          </table:table-cell>
          <table:table-cell table:style-name="ce29" table:formula="of:=IF(LEN([.D379])&gt;0;CONCATENATE([.$K$1];TEXT([.D3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9];[.$H$3:.$H$1000];1;0)" office:value-type="string" office:string-value="" calcext:value-type="error">
            <text:p>#N/D</text:p>
          </table:table-cell>
          <table:table-cell table:style-name="ce102" table:formula="of:=NOT(ISERROR([.R379]))" office:value-type="boolean" office:boolean-value="false" calcext:value-type="boolean">
            <text:p>FALSO</text:p>
          </table:table-cell>
          <table:table-cell/>
          <table:table-cell table:formula="of:=VLOOKUP([.$F379];[.$F$3:.$F378];1;0)" office:value-type="string" office:string-value="" calcext:value-type="error">
            <text:p>#N/D</text:p>
          </table:table-cell>
          <table:table-cell table:style-name="ce102" table:formula="of:=NOT(ISERROR([.U379]))" office:value-type="boolean" office:boolean-value="false" calcext:value-type="boolean">
            <text:p>FALSO</text:p>
          </table:table-cell>
          <table:table-cell table:formula="of:=VLOOKUP([.$F379];[.$F380:.$F$1000];1;0)" office:value-type="string" office:string-value="" calcext:value-type="error">
            <text:p>#N/D</text:p>
          </table:table-cell>
          <table:table-cell table:style-name="ce102" table:formula="of:=NOT(ISERROR([.W3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0])&gt;0;HYPERLINK(CONCATENATE(['file:///C:/Users/Txinto%20Vaz/Desktop/req_rees-core/uploading/RqUpload.ods'#$Dict.$B$1];&quot;issues/&quot;;[.B380]);CONCATENATE(&quot;#&quot;;[.B380]));&quot;&quot;)">
            <text:p/>
          </table:table-cell>
          <table:table-cell table:style-name="ce27" table:formula="of:=IF(LEN([.F380])&gt;0;MAX([.D$3:.D379])+1;&quot;&quot;)">
            <text:p/>
          </table:table-cell>
          <table:table-cell table:style-name="ce29" table:formula="of:=IF(LEN([.D380])&gt;0;CONCATENATE([.$K$1];TEXT([.D3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0];[.$H$3:.$H$1000];1;0)" office:value-type="string" office:string-value="" calcext:value-type="error">
            <text:p>#N/D</text:p>
          </table:table-cell>
          <table:table-cell table:style-name="ce102" table:formula="of:=NOT(ISERROR([.R380]))" office:value-type="boolean" office:boolean-value="false" calcext:value-type="boolean">
            <text:p>FALSO</text:p>
          </table:table-cell>
          <table:table-cell/>
          <table:table-cell table:formula="of:=VLOOKUP([.$F380];[.$F$3:.$F379];1;0)" office:value-type="string" office:string-value="" calcext:value-type="error">
            <text:p>#N/D</text:p>
          </table:table-cell>
          <table:table-cell table:style-name="ce102" table:formula="of:=NOT(ISERROR([.U380]))" office:value-type="boolean" office:boolean-value="false" calcext:value-type="boolean">
            <text:p>FALSO</text:p>
          </table:table-cell>
          <table:table-cell table:formula="of:=VLOOKUP([.$F380];[.$F381:.$F$1000];1;0)" office:value-type="string" office:string-value="" calcext:value-type="error">
            <text:p>#N/D</text:p>
          </table:table-cell>
          <table:table-cell table:style-name="ce102" table:formula="of:=NOT(ISERROR([.W3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1])&gt;0;HYPERLINK(CONCATENATE(['file:///C:/Users/Txinto%20Vaz/Desktop/req_rees-core/uploading/RqUpload.ods'#$Dict.$B$1];&quot;issues/&quot;;[.B381]);CONCATENATE(&quot;#&quot;;[.B381]));&quot;&quot;)">
            <text:p/>
          </table:table-cell>
          <table:table-cell table:style-name="ce27" table:formula="of:=IF(LEN([.F381])&gt;0;MAX([.D$3:.D380])+1;&quot;&quot;)">
            <text:p/>
          </table:table-cell>
          <table:table-cell table:style-name="ce29" table:formula="of:=IF(LEN([.D381])&gt;0;CONCATENATE([.$K$1];TEXT([.D3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1];[.$H$3:.$H$1000];1;0)" office:value-type="string" office:string-value="" calcext:value-type="error">
            <text:p>#N/D</text:p>
          </table:table-cell>
          <table:table-cell table:style-name="ce102" table:formula="of:=NOT(ISERROR([.R381]))" office:value-type="boolean" office:boolean-value="false" calcext:value-type="boolean">
            <text:p>FALSO</text:p>
          </table:table-cell>
          <table:table-cell/>
          <table:table-cell table:formula="of:=VLOOKUP([.$F381];[.$F$3:.$F380];1;0)" office:value-type="string" office:string-value="" calcext:value-type="error">
            <text:p>#N/D</text:p>
          </table:table-cell>
          <table:table-cell table:style-name="ce102" table:formula="of:=NOT(ISERROR([.U381]))" office:value-type="boolean" office:boolean-value="false" calcext:value-type="boolean">
            <text:p>FALSO</text:p>
          </table:table-cell>
          <table:table-cell table:formula="of:=VLOOKUP([.$F381];[.$F382:.$F$1000];1;0)" office:value-type="string" office:string-value="" calcext:value-type="error">
            <text:p>#N/D</text:p>
          </table:table-cell>
          <table:table-cell table:style-name="ce102" table:formula="of:=NOT(ISERROR([.W3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2])&gt;0;HYPERLINK(CONCATENATE(['file:///C:/Users/Txinto%20Vaz/Desktop/req_rees-core/uploading/RqUpload.ods'#$Dict.$B$1];&quot;issues/&quot;;[.B382]);CONCATENATE(&quot;#&quot;;[.B382]));&quot;&quot;)">
            <text:p/>
          </table:table-cell>
          <table:table-cell table:style-name="ce27" table:formula="of:=IF(LEN([.F382])&gt;0;MAX([.D$3:.D381])+1;&quot;&quot;)">
            <text:p/>
          </table:table-cell>
          <table:table-cell table:style-name="ce29" table:formula="of:=IF(LEN([.D382])&gt;0;CONCATENATE([.$K$1];TEXT([.D3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2];[.$H$3:.$H$1000];1;0)" office:value-type="string" office:string-value="" calcext:value-type="error">
            <text:p>#N/D</text:p>
          </table:table-cell>
          <table:table-cell table:style-name="ce102" table:formula="of:=NOT(ISERROR([.R382]))" office:value-type="boolean" office:boolean-value="false" calcext:value-type="boolean">
            <text:p>FALSO</text:p>
          </table:table-cell>
          <table:table-cell/>
          <table:table-cell table:formula="of:=VLOOKUP([.$F382];[.$F$3:.$F381];1;0)" office:value-type="string" office:string-value="" calcext:value-type="error">
            <text:p>#N/D</text:p>
          </table:table-cell>
          <table:table-cell table:style-name="ce102" table:formula="of:=NOT(ISERROR([.U382]))" office:value-type="boolean" office:boolean-value="false" calcext:value-type="boolean">
            <text:p>FALSO</text:p>
          </table:table-cell>
          <table:table-cell table:formula="of:=VLOOKUP([.$F382];[.$F383:.$F$1000];1;0)" office:value-type="string" office:string-value="" calcext:value-type="error">
            <text:p>#N/D</text:p>
          </table:table-cell>
          <table:table-cell table:style-name="ce102" table:formula="of:=NOT(ISERROR([.W3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3])&gt;0;HYPERLINK(CONCATENATE(['file:///C:/Users/Txinto%20Vaz/Desktop/req_rees-core/uploading/RqUpload.ods'#$Dict.$B$1];&quot;issues/&quot;;[.B383]);CONCATENATE(&quot;#&quot;;[.B383]));&quot;&quot;)">
            <text:p/>
          </table:table-cell>
          <table:table-cell table:style-name="ce27" table:formula="of:=IF(LEN([.F383])&gt;0;MAX([.D$3:.D382])+1;&quot;&quot;)">
            <text:p/>
          </table:table-cell>
          <table:table-cell table:style-name="ce29" table:formula="of:=IF(LEN([.D383])&gt;0;CONCATENATE([.$K$1];TEXT([.D3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3];[.$H$3:.$H$1000];1;0)" office:value-type="string" office:string-value="" calcext:value-type="error">
            <text:p>#N/D</text:p>
          </table:table-cell>
          <table:table-cell table:style-name="ce102" table:formula="of:=NOT(ISERROR([.R383]))" office:value-type="boolean" office:boolean-value="false" calcext:value-type="boolean">
            <text:p>FALSO</text:p>
          </table:table-cell>
          <table:table-cell/>
          <table:table-cell table:formula="of:=VLOOKUP([.$F383];[.$F$3:.$F382];1;0)" office:value-type="string" office:string-value="" calcext:value-type="error">
            <text:p>#N/D</text:p>
          </table:table-cell>
          <table:table-cell table:style-name="ce102" table:formula="of:=NOT(ISERROR([.U383]))" office:value-type="boolean" office:boolean-value="false" calcext:value-type="boolean">
            <text:p>FALSO</text:p>
          </table:table-cell>
          <table:table-cell table:formula="of:=VLOOKUP([.$F383];[.$F384:.$F$1000];1;0)" office:value-type="string" office:string-value="" calcext:value-type="error">
            <text:p>#N/D</text:p>
          </table:table-cell>
          <table:table-cell table:style-name="ce102" table:formula="of:=NOT(ISERROR([.W3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4])&gt;0;HYPERLINK(CONCATENATE(['file:///C:/Users/Txinto%20Vaz/Desktop/req_rees-core/uploading/RqUpload.ods'#$Dict.$B$1];&quot;issues/&quot;;[.B384]);CONCATENATE(&quot;#&quot;;[.B384]));&quot;&quot;)">
            <text:p/>
          </table:table-cell>
          <table:table-cell table:style-name="ce27" table:formula="of:=IF(LEN([.F384])&gt;0;MAX([.D$3:.D383])+1;&quot;&quot;)">
            <text:p/>
          </table:table-cell>
          <table:table-cell table:style-name="ce29" table:formula="of:=IF(LEN([.D384])&gt;0;CONCATENATE([.$K$1];TEXT([.D3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4];[.$H$3:.$H$1000];1;0)" office:value-type="string" office:string-value="" calcext:value-type="error">
            <text:p>#N/D</text:p>
          </table:table-cell>
          <table:table-cell table:style-name="ce102" table:formula="of:=NOT(ISERROR([.R384]))" office:value-type="boolean" office:boolean-value="false" calcext:value-type="boolean">
            <text:p>FALSO</text:p>
          </table:table-cell>
          <table:table-cell/>
          <table:table-cell table:formula="of:=VLOOKUP([.$F384];[.$F$3:.$F383];1;0)" office:value-type="string" office:string-value="" calcext:value-type="error">
            <text:p>#N/D</text:p>
          </table:table-cell>
          <table:table-cell table:style-name="ce102" table:formula="of:=NOT(ISERROR([.U384]))" office:value-type="boolean" office:boolean-value="false" calcext:value-type="boolean">
            <text:p>FALSO</text:p>
          </table:table-cell>
          <table:table-cell table:formula="of:=VLOOKUP([.$F384];[.$F385:.$F$1000];1;0)" office:value-type="string" office:string-value="" calcext:value-type="error">
            <text:p>#N/D</text:p>
          </table:table-cell>
          <table:table-cell table:style-name="ce102" table:formula="of:=NOT(ISERROR([.W3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5])&gt;0;HYPERLINK(CONCATENATE(['file:///C:/Users/Txinto%20Vaz/Desktop/req_rees-core/uploading/RqUpload.ods'#$Dict.$B$1];&quot;issues/&quot;;[.B385]);CONCATENATE(&quot;#&quot;;[.B385]));&quot;&quot;)">
            <text:p/>
          </table:table-cell>
          <table:table-cell table:style-name="ce27" table:formula="of:=IF(LEN([.F385])&gt;0;MAX([.D$3:.D384])+1;&quot;&quot;)">
            <text:p/>
          </table:table-cell>
          <table:table-cell table:style-name="ce29" table:formula="of:=IF(LEN([.D385])&gt;0;CONCATENATE([.$K$1];TEXT([.D3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5];[.$H$3:.$H$1000];1;0)" office:value-type="string" office:string-value="" calcext:value-type="error">
            <text:p>#N/D</text:p>
          </table:table-cell>
          <table:table-cell table:style-name="ce102" table:formula="of:=NOT(ISERROR([.R385]))" office:value-type="boolean" office:boolean-value="false" calcext:value-type="boolean">
            <text:p>FALSO</text:p>
          </table:table-cell>
          <table:table-cell/>
          <table:table-cell table:formula="of:=VLOOKUP([.$F385];[.$F$3:.$F384];1;0)" office:value-type="string" office:string-value="" calcext:value-type="error">
            <text:p>#N/D</text:p>
          </table:table-cell>
          <table:table-cell table:style-name="ce102" table:formula="of:=NOT(ISERROR([.U385]))" office:value-type="boolean" office:boolean-value="false" calcext:value-type="boolean">
            <text:p>FALSO</text:p>
          </table:table-cell>
          <table:table-cell table:formula="of:=VLOOKUP([.$F385];[.$F386:.$F$1000];1;0)" office:value-type="string" office:string-value="" calcext:value-type="error">
            <text:p>#N/D</text:p>
          </table:table-cell>
          <table:table-cell table:style-name="ce102" table:formula="of:=NOT(ISERROR([.W3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6])&gt;0;HYPERLINK(CONCATENATE(['file:///C:/Users/Txinto%20Vaz/Desktop/req_rees-core/uploading/RqUpload.ods'#$Dict.$B$1];&quot;issues/&quot;;[.B386]);CONCATENATE(&quot;#&quot;;[.B386]));&quot;&quot;)">
            <text:p/>
          </table:table-cell>
          <table:table-cell table:style-name="ce27" table:formula="of:=IF(LEN([.F386])&gt;0;MAX([.D$3:.D385])+1;&quot;&quot;)">
            <text:p/>
          </table:table-cell>
          <table:table-cell table:style-name="ce29" table:formula="of:=IF(LEN([.D386])&gt;0;CONCATENATE([.$K$1];TEXT([.D3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6];[.$H$3:.$H$1000];1;0)" office:value-type="string" office:string-value="" calcext:value-type="error">
            <text:p>#N/D</text:p>
          </table:table-cell>
          <table:table-cell table:style-name="ce102" table:formula="of:=NOT(ISERROR([.R386]))" office:value-type="boolean" office:boolean-value="false" calcext:value-type="boolean">
            <text:p>FALSO</text:p>
          </table:table-cell>
          <table:table-cell/>
          <table:table-cell table:formula="of:=VLOOKUP([.$F386];[.$F$3:.$F385];1;0)" office:value-type="string" office:string-value="" calcext:value-type="error">
            <text:p>#N/D</text:p>
          </table:table-cell>
          <table:table-cell table:style-name="ce102" table:formula="of:=NOT(ISERROR([.U386]))" office:value-type="boolean" office:boolean-value="false" calcext:value-type="boolean">
            <text:p>FALSO</text:p>
          </table:table-cell>
          <table:table-cell table:formula="of:=VLOOKUP([.$F386];[.$F387:.$F$1000];1;0)" office:value-type="string" office:string-value="" calcext:value-type="error">
            <text:p>#N/D</text:p>
          </table:table-cell>
          <table:table-cell table:style-name="ce102" table:formula="of:=NOT(ISERROR([.W3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7])&gt;0;HYPERLINK(CONCATENATE(['file:///C:/Users/Txinto%20Vaz/Desktop/req_rees-core/uploading/RqUpload.ods'#$Dict.$B$1];&quot;issues/&quot;;[.B387]);CONCATENATE(&quot;#&quot;;[.B387]));&quot;&quot;)">
            <text:p/>
          </table:table-cell>
          <table:table-cell table:style-name="ce27" table:formula="of:=IF(LEN([.F387])&gt;0;MAX([.D$3:.D386])+1;&quot;&quot;)">
            <text:p/>
          </table:table-cell>
          <table:table-cell table:style-name="ce29" table:formula="of:=IF(LEN([.D387])&gt;0;CONCATENATE([.$K$1];TEXT([.D3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7];[.$H$3:.$H$1000];1;0)" office:value-type="string" office:string-value="" calcext:value-type="error">
            <text:p>#N/D</text:p>
          </table:table-cell>
          <table:table-cell table:style-name="ce102" table:formula="of:=NOT(ISERROR([.R387]))" office:value-type="boolean" office:boolean-value="false" calcext:value-type="boolean">
            <text:p>FALSO</text:p>
          </table:table-cell>
          <table:table-cell/>
          <table:table-cell table:formula="of:=VLOOKUP([.$F387];[.$F$3:.$F386];1;0)" office:value-type="string" office:string-value="" calcext:value-type="error">
            <text:p>#N/D</text:p>
          </table:table-cell>
          <table:table-cell table:style-name="ce102" table:formula="of:=NOT(ISERROR([.U387]))" office:value-type="boolean" office:boolean-value="false" calcext:value-type="boolean">
            <text:p>FALSO</text:p>
          </table:table-cell>
          <table:table-cell table:formula="of:=VLOOKUP([.$F387];[.$F388:.$F$1000];1;0)" office:value-type="string" office:string-value="" calcext:value-type="error">
            <text:p>#N/D</text:p>
          </table:table-cell>
          <table:table-cell table:style-name="ce102" table:formula="of:=NOT(ISERROR([.W3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8])&gt;0;HYPERLINK(CONCATENATE(['file:///C:/Users/Txinto%20Vaz/Desktop/req_rees-core/uploading/RqUpload.ods'#$Dict.$B$1];&quot;issues/&quot;;[.B388]);CONCATENATE(&quot;#&quot;;[.B388]));&quot;&quot;)">
            <text:p/>
          </table:table-cell>
          <table:table-cell table:style-name="ce27" table:formula="of:=IF(LEN([.F388])&gt;0;MAX([.D$3:.D387])+1;&quot;&quot;)">
            <text:p/>
          </table:table-cell>
          <table:table-cell table:style-name="ce29" table:formula="of:=IF(LEN([.D388])&gt;0;CONCATENATE([.$K$1];TEXT([.D3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8];[.$H$3:.$H$1000];1;0)" office:value-type="string" office:string-value="" calcext:value-type="error">
            <text:p>#N/D</text:p>
          </table:table-cell>
          <table:table-cell table:style-name="ce102" table:formula="of:=NOT(ISERROR([.R388]))" office:value-type="boolean" office:boolean-value="false" calcext:value-type="boolean">
            <text:p>FALSO</text:p>
          </table:table-cell>
          <table:table-cell/>
          <table:table-cell table:formula="of:=VLOOKUP([.$F388];[.$F$3:.$F387];1;0)" office:value-type="string" office:string-value="" calcext:value-type="error">
            <text:p>#N/D</text:p>
          </table:table-cell>
          <table:table-cell table:style-name="ce102" table:formula="of:=NOT(ISERROR([.U388]))" office:value-type="boolean" office:boolean-value="false" calcext:value-type="boolean">
            <text:p>FALSO</text:p>
          </table:table-cell>
          <table:table-cell table:formula="of:=VLOOKUP([.$F388];[.$F389:.$F$1000];1;0)" office:value-type="string" office:string-value="" calcext:value-type="error">
            <text:p>#N/D</text:p>
          </table:table-cell>
          <table:table-cell table:style-name="ce102" table:formula="of:=NOT(ISERROR([.W3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89])&gt;0;HYPERLINK(CONCATENATE(['file:///C:/Users/Txinto%20Vaz/Desktop/req_rees-core/uploading/RqUpload.ods'#$Dict.$B$1];&quot;issues/&quot;;[.B389]);CONCATENATE(&quot;#&quot;;[.B389]));&quot;&quot;)">
            <text:p/>
          </table:table-cell>
          <table:table-cell table:style-name="ce27" table:formula="of:=IF(LEN([.F389])&gt;0;MAX([.D$3:.D388])+1;&quot;&quot;)">
            <text:p/>
          </table:table-cell>
          <table:table-cell table:style-name="ce29" table:formula="of:=IF(LEN([.D389])&gt;0;CONCATENATE([.$K$1];TEXT([.D3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9];[.$H$3:.$H$1000];1;0)" office:value-type="string" office:string-value="" calcext:value-type="error">
            <text:p>#N/D</text:p>
          </table:table-cell>
          <table:table-cell table:style-name="ce102" table:formula="of:=NOT(ISERROR([.R389]))" office:value-type="boolean" office:boolean-value="false" calcext:value-type="boolean">
            <text:p>FALSO</text:p>
          </table:table-cell>
          <table:table-cell/>
          <table:table-cell table:formula="of:=VLOOKUP([.$F389];[.$F$3:.$F388];1;0)" office:value-type="string" office:string-value="" calcext:value-type="error">
            <text:p>#N/D</text:p>
          </table:table-cell>
          <table:table-cell table:style-name="ce102" table:formula="of:=NOT(ISERROR([.U389]))" office:value-type="boolean" office:boolean-value="false" calcext:value-type="boolean">
            <text:p>FALSO</text:p>
          </table:table-cell>
          <table:table-cell table:formula="of:=VLOOKUP([.$F389];[.$F390:.$F$1000];1;0)" office:value-type="string" office:string-value="" calcext:value-type="error">
            <text:p>#N/D</text:p>
          </table:table-cell>
          <table:table-cell table:style-name="ce102" table:formula="of:=NOT(ISERROR([.W3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0])&gt;0;HYPERLINK(CONCATENATE(['file:///C:/Users/Txinto%20Vaz/Desktop/req_rees-core/uploading/RqUpload.ods'#$Dict.$B$1];&quot;issues/&quot;;[.B390]);CONCATENATE(&quot;#&quot;;[.B390]));&quot;&quot;)">
            <text:p/>
          </table:table-cell>
          <table:table-cell table:style-name="ce27" table:formula="of:=IF(LEN([.F390])&gt;0;MAX([.D$3:.D389])+1;&quot;&quot;)">
            <text:p/>
          </table:table-cell>
          <table:table-cell table:style-name="ce29" table:formula="of:=IF(LEN([.D390])&gt;0;CONCATENATE([.$K$1];TEXT([.D3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0];[.$H$3:.$H$1000];1;0)" office:value-type="string" office:string-value="" calcext:value-type="error">
            <text:p>#N/D</text:p>
          </table:table-cell>
          <table:table-cell table:style-name="ce102" table:formula="of:=NOT(ISERROR([.R390]))" office:value-type="boolean" office:boolean-value="false" calcext:value-type="boolean">
            <text:p>FALSO</text:p>
          </table:table-cell>
          <table:table-cell/>
          <table:table-cell table:formula="of:=VLOOKUP([.$F390];[.$F$3:.$F389];1;0)" office:value-type="string" office:string-value="" calcext:value-type="error">
            <text:p>#N/D</text:p>
          </table:table-cell>
          <table:table-cell table:style-name="ce102" table:formula="of:=NOT(ISERROR([.U390]))" office:value-type="boolean" office:boolean-value="false" calcext:value-type="boolean">
            <text:p>FALSO</text:p>
          </table:table-cell>
          <table:table-cell table:formula="of:=VLOOKUP([.$F390];[.$F391:.$F$1000];1;0)" office:value-type="string" office:string-value="" calcext:value-type="error">
            <text:p>#N/D</text:p>
          </table:table-cell>
          <table:table-cell table:style-name="ce102" table:formula="of:=NOT(ISERROR([.W3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1])&gt;0;HYPERLINK(CONCATENATE(['file:///C:/Users/Txinto%20Vaz/Desktop/req_rees-core/uploading/RqUpload.ods'#$Dict.$B$1];&quot;issues/&quot;;[.B391]);CONCATENATE(&quot;#&quot;;[.B391]));&quot;&quot;)">
            <text:p/>
          </table:table-cell>
          <table:table-cell table:style-name="ce27" table:formula="of:=IF(LEN([.F391])&gt;0;MAX([.D$3:.D390])+1;&quot;&quot;)">
            <text:p/>
          </table:table-cell>
          <table:table-cell table:style-name="ce29" table:formula="of:=IF(LEN([.D391])&gt;0;CONCATENATE([.$K$1];TEXT([.D3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1];[.$H$3:.$H$1000];1;0)" office:value-type="string" office:string-value="" calcext:value-type="error">
            <text:p>#N/D</text:p>
          </table:table-cell>
          <table:table-cell table:style-name="ce102" table:formula="of:=NOT(ISERROR([.R391]))" office:value-type="boolean" office:boolean-value="false" calcext:value-type="boolean">
            <text:p>FALSO</text:p>
          </table:table-cell>
          <table:table-cell/>
          <table:table-cell table:formula="of:=VLOOKUP([.$F391];[.$F$3:.$F390];1;0)" office:value-type="string" office:string-value="" calcext:value-type="error">
            <text:p>#N/D</text:p>
          </table:table-cell>
          <table:table-cell table:style-name="ce102" table:formula="of:=NOT(ISERROR([.U391]))" office:value-type="boolean" office:boolean-value="false" calcext:value-type="boolean">
            <text:p>FALSO</text:p>
          </table:table-cell>
          <table:table-cell table:formula="of:=VLOOKUP([.$F391];[.$F392:.$F$1000];1;0)" office:value-type="string" office:string-value="" calcext:value-type="error">
            <text:p>#N/D</text:p>
          </table:table-cell>
          <table:table-cell table:style-name="ce102" table:formula="of:=NOT(ISERROR([.W3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2])&gt;0;HYPERLINK(CONCATENATE(['file:///C:/Users/Txinto%20Vaz/Desktop/req_rees-core/uploading/RqUpload.ods'#$Dict.$B$1];&quot;issues/&quot;;[.B392]);CONCATENATE(&quot;#&quot;;[.B392]));&quot;&quot;)">
            <text:p/>
          </table:table-cell>
          <table:table-cell table:style-name="ce27" table:formula="of:=IF(LEN([.F392])&gt;0;MAX([.D$3:.D391])+1;&quot;&quot;)">
            <text:p/>
          </table:table-cell>
          <table:table-cell table:style-name="ce29" table:formula="of:=IF(LEN([.D392])&gt;0;CONCATENATE([.$K$1];TEXT([.D3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2];[.$H$3:.$H$1000];1;0)" office:value-type="string" office:string-value="" calcext:value-type="error">
            <text:p>#N/D</text:p>
          </table:table-cell>
          <table:table-cell table:style-name="ce102" table:formula="of:=NOT(ISERROR([.R392]))" office:value-type="boolean" office:boolean-value="false" calcext:value-type="boolean">
            <text:p>FALSO</text:p>
          </table:table-cell>
          <table:table-cell/>
          <table:table-cell table:formula="of:=VLOOKUP([.$F392];[.$F$3:.$F391];1;0)" office:value-type="string" office:string-value="" calcext:value-type="error">
            <text:p>#N/D</text:p>
          </table:table-cell>
          <table:table-cell table:style-name="ce102" table:formula="of:=NOT(ISERROR([.U392]))" office:value-type="boolean" office:boolean-value="false" calcext:value-type="boolean">
            <text:p>FALSO</text:p>
          </table:table-cell>
          <table:table-cell table:formula="of:=VLOOKUP([.$F392];[.$F393:.$F$1000];1;0)" office:value-type="string" office:string-value="" calcext:value-type="error">
            <text:p>#N/D</text:p>
          </table:table-cell>
          <table:table-cell table:style-name="ce102" table:formula="of:=NOT(ISERROR([.W3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3])&gt;0;HYPERLINK(CONCATENATE(['file:///C:/Users/Txinto%20Vaz/Desktop/req_rees-core/uploading/RqUpload.ods'#$Dict.$B$1];&quot;issues/&quot;;[.B393]);CONCATENATE(&quot;#&quot;;[.B393]));&quot;&quot;)">
            <text:p/>
          </table:table-cell>
          <table:table-cell table:style-name="ce27" table:formula="of:=IF(LEN([.F393])&gt;0;MAX([.D$3:.D392])+1;&quot;&quot;)">
            <text:p/>
          </table:table-cell>
          <table:table-cell table:style-name="ce29" table:formula="of:=IF(LEN([.D393])&gt;0;CONCATENATE([.$K$1];TEXT([.D3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3];[.$H$3:.$H$1000];1;0)" office:value-type="string" office:string-value="" calcext:value-type="error">
            <text:p>#N/D</text:p>
          </table:table-cell>
          <table:table-cell table:style-name="ce102" table:formula="of:=NOT(ISERROR([.R393]))" office:value-type="boolean" office:boolean-value="false" calcext:value-type="boolean">
            <text:p>FALSO</text:p>
          </table:table-cell>
          <table:table-cell/>
          <table:table-cell table:formula="of:=VLOOKUP([.$F393];[.$F$3:.$F392];1;0)" office:value-type="string" office:string-value="" calcext:value-type="error">
            <text:p>#N/D</text:p>
          </table:table-cell>
          <table:table-cell table:style-name="ce102" table:formula="of:=NOT(ISERROR([.U393]))" office:value-type="boolean" office:boolean-value="false" calcext:value-type="boolean">
            <text:p>FALSO</text:p>
          </table:table-cell>
          <table:table-cell table:formula="of:=VLOOKUP([.$F393];[.$F394:.$F$1000];1;0)" office:value-type="string" office:string-value="" calcext:value-type="error">
            <text:p>#N/D</text:p>
          </table:table-cell>
          <table:table-cell table:style-name="ce102" table:formula="of:=NOT(ISERROR([.W3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4])&gt;0;HYPERLINK(CONCATENATE(['file:///C:/Users/Txinto%20Vaz/Desktop/req_rees-core/uploading/RqUpload.ods'#$Dict.$B$1];&quot;issues/&quot;;[.B394]);CONCATENATE(&quot;#&quot;;[.B394]));&quot;&quot;)">
            <text:p/>
          </table:table-cell>
          <table:table-cell table:style-name="ce27" table:formula="of:=IF(LEN([.F394])&gt;0;MAX([.D$3:.D393])+1;&quot;&quot;)">
            <text:p/>
          </table:table-cell>
          <table:table-cell table:style-name="ce29" table:formula="of:=IF(LEN([.D394])&gt;0;CONCATENATE([.$K$1];TEXT([.D3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4];[.$H$3:.$H$1000];1;0)" office:value-type="string" office:string-value="" calcext:value-type="error">
            <text:p>#N/D</text:p>
          </table:table-cell>
          <table:table-cell table:style-name="ce102" table:formula="of:=NOT(ISERROR([.R394]))" office:value-type="boolean" office:boolean-value="false" calcext:value-type="boolean">
            <text:p>FALSO</text:p>
          </table:table-cell>
          <table:table-cell/>
          <table:table-cell table:formula="of:=VLOOKUP([.$F394];[.$F$3:.$F393];1;0)" office:value-type="string" office:string-value="" calcext:value-type="error">
            <text:p>#N/D</text:p>
          </table:table-cell>
          <table:table-cell table:style-name="ce102" table:formula="of:=NOT(ISERROR([.U394]))" office:value-type="boolean" office:boolean-value="false" calcext:value-type="boolean">
            <text:p>FALSO</text:p>
          </table:table-cell>
          <table:table-cell table:formula="of:=VLOOKUP([.$F394];[.$F395:.$F$1000];1;0)" office:value-type="string" office:string-value="" calcext:value-type="error">
            <text:p>#N/D</text:p>
          </table:table-cell>
          <table:table-cell table:style-name="ce102" table:formula="of:=NOT(ISERROR([.W3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5])&gt;0;HYPERLINK(CONCATENATE(['file:///C:/Users/Txinto%20Vaz/Desktop/req_rees-core/uploading/RqUpload.ods'#$Dict.$B$1];&quot;issues/&quot;;[.B395]);CONCATENATE(&quot;#&quot;;[.B395]));&quot;&quot;)">
            <text:p/>
          </table:table-cell>
          <table:table-cell table:style-name="ce27" table:formula="of:=IF(LEN([.F395])&gt;0;MAX([.D$3:.D394])+1;&quot;&quot;)">
            <text:p/>
          </table:table-cell>
          <table:table-cell table:style-name="ce29" table:formula="of:=IF(LEN([.D395])&gt;0;CONCATENATE([.$K$1];TEXT([.D3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5];[.$H$3:.$H$1000];1;0)" office:value-type="string" office:string-value="" calcext:value-type="error">
            <text:p>#N/D</text:p>
          </table:table-cell>
          <table:table-cell table:style-name="ce102" table:formula="of:=NOT(ISERROR([.R395]))" office:value-type="boolean" office:boolean-value="false" calcext:value-type="boolean">
            <text:p>FALSO</text:p>
          </table:table-cell>
          <table:table-cell/>
          <table:table-cell table:formula="of:=VLOOKUP([.$F395];[.$F$3:.$F394];1;0)" office:value-type="string" office:string-value="" calcext:value-type="error">
            <text:p>#N/D</text:p>
          </table:table-cell>
          <table:table-cell table:style-name="ce102" table:formula="of:=NOT(ISERROR([.U395]))" office:value-type="boolean" office:boolean-value="false" calcext:value-type="boolean">
            <text:p>FALSO</text:p>
          </table:table-cell>
          <table:table-cell table:formula="of:=VLOOKUP([.$F395];[.$F396:.$F$1000];1;0)" office:value-type="string" office:string-value="" calcext:value-type="error">
            <text:p>#N/D</text:p>
          </table:table-cell>
          <table:table-cell table:style-name="ce102" table:formula="of:=NOT(ISERROR([.W3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6])&gt;0;HYPERLINK(CONCATENATE(['file:///C:/Users/Txinto%20Vaz/Desktop/req_rees-core/uploading/RqUpload.ods'#$Dict.$B$1];&quot;issues/&quot;;[.B396]);CONCATENATE(&quot;#&quot;;[.B396]));&quot;&quot;)">
            <text:p/>
          </table:table-cell>
          <table:table-cell table:style-name="ce27" table:formula="of:=IF(LEN([.F396])&gt;0;MAX([.D$3:.D395])+1;&quot;&quot;)">
            <text:p/>
          </table:table-cell>
          <table:table-cell table:style-name="ce29" table:formula="of:=IF(LEN([.D396])&gt;0;CONCATENATE([.$K$1];TEXT([.D3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6];[.$H$3:.$H$1000];1;0)" office:value-type="string" office:string-value="" calcext:value-type="error">
            <text:p>#N/D</text:p>
          </table:table-cell>
          <table:table-cell table:style-name="ce102" table:formula="of:=NOT(ISERROR([.R396]))" office:value-type="boolean" office:boolean-value="false" calcext:value-type="boolean">
            <text:p>FALSO</text:p>
          </table:table-cell>
          <table:table-cell/>
          <table:table-cell table:formula="of:=VLOOKUP([.$F396];[.$F$3:.$F395];1;0)" office:value-type="string" office:string-value="" calcext:value-type="error">
            <text:p>#N/D</text:p>
          </table:table-cell>
          <table:table-cell table:style-name="ce102" table:formula="of:=NOT(ISERROR([.U396]))" office:value-type="boolean" office:boolean-value="false" calcext:value-type="boolean">
            <text:p>FALSO</text:p>
          </table:table-cell>
          <table:table-cell table:formula="of:=VLOOKUP([.$F396];[.$F397:.$F$1000];1;0)" office:value-type="string" office:string-value="" calcext:value-type="error">
            <text:p>#N/D</text:p>
          </table:table-cell>
          <table:table-cell table:style-name="ce102" table:formula="of:=NOT(ISERROR([.W3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7])&gt;0;HYPERLINK(CONCATENATE(['file:///C:/Users/Txinto%20Vaz/Desktop/req_rees-core/uploading/RqUpload.ods'#$Dict.$B$1];&quot;issues/&quot;;[.B397]);CONCATENATE(&quot;#&quot;;[.B397]));&quot;&quot;)">
            <text:p/>
          </table:table-cell>
          <table:table-cell table:style-name="ce27" table:formula="of:=IF(LEN([.F397])&gt;0;MAX([.D$3:.D396])+1;&quot;&quot;)">
            <text:p/>
          </table:table-cell>
          <table:table-cell table:style-name="ce29" table:formula="of:=IF(LEN([.D397])&gt;0;CONCATENATE([.$K$1];TEXT([.D3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7];[.$H$3:.$H$1000];1;0)" office:value-type="string" office:string-value="" calcext:value-type="error">
            <text:p>#N/D</text:p>
          </table:table-cell>
          <table:table-cell table:style-name="ce102" table:formula="of:=NOT(ISERROR([.R397]))" office:value-type="boolean" office:boolean-value="false" calcext:value-type="boolean">
            <text:p>FALSO</text:p>
          </table:table-cell>
          <table:table-cell/>
          <table:table-cell table:formula="of:=VLOOKUP([.$F397];[.$F$3:.$F396];1;0)" office:value-type="string" office:string-value="" calcext:value-type="error">
            <text:p>#N/D</text:p>
          </table:table-cell>
          <table:table-cell table:style-name="ce102" table:formula="of:=NOT(ISERROR([.U397]))" office:value-type="boolean" office:boolean-value="false" calcext:value-type="boolean">
            <text:p>FALSO</text:p>
          </table:table-cell>
          <table:table-cell table:formula="of:=VLOOKUP([.$F397];[.$F398:.$F$1000];1;0)" office:value-type="string" office:string-value="" calcext:value-type="error">
            <text:p>#N/D</text:p>
          </table:table-cell>
          <table:table-cell table:style-name="ce102" table:formula="of:=NOT(ISERROR([.W3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8])&gt;0;HYPERLINK(CONCATENATE(['file:///C:/Users/Txinto%20Vaz/Desktop/req_rees-core/uploading/RqUpload.ods'#$Dict.$B$1];&quot;issues/&quot;;[.B398]);CONCATENATE(&quot;#&quot;;[.B398]));&quot;&quot;)">
            <text:p/>
          </table:table-cell>
          <table:table-cell table:style-name="ce27" table:formula="of:=IF(LEN([.F398])&gt;0;MAX([.D$3:.D397])+1;&quot;&quot;)">
            <text:p/>
          </table:table-cell>
          <table:table-cell table:style-name="ce29" table:formula="of:=IF(LEN([.D398])&gt;0;CONCATENATE([.$K$1];TEXT([.D3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8];[.$H$3:.$H$1000];1;0)" office:value-type="string" office:string-value="" calcext:value-type="error">
            <text:p>#N/D</text:p>
          </table:table-cell>
          <table:table-cell table:style-name="ce102" table:formula="of:=NOT(ISERROR([.R398]))" office:value-type="boolean" office:boolean-value="false" calcext:value-type="boolean">
            <text:p>FALSO</text:p>
          </table:table-cell>
          <table:table-cell/>
          <table:table-cell table:formula="of:=VLOOKUP([.$F398];[.$F$3:.$F397];1;0)" office:value-type="string" office:string-value="" calcext:value-type="error">
            <text:p>#N/D</text:p>
          </table:table-cell>
          <table:table-cell table:style-name="ce102" table:formula="of:=NOT(ISERROR([.U398]))" office:value-type="boolean" office:boolean-value="false" calcext:value-type="boolean">
            <text:p>FALSO</text:p>
          </table:table-cell>
          <table:table-cell table:formula="of:=VLOOKUP([.$F398];[.$F399:.$F$1000];1;0)" office:value-type="string" office:string-value="" calcext:value-type="error">
            <text:p>#N/D</text:p>
          </table:table-cell>
          <table:table-cell table:style-name="ce102" table:formula="of:=NOT(ISERROR([.W3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399])&gt;0;HYPERLINK(CONCATENATE(['file:///C:/Users/Txinto%20Vaz/Desktop/req_rees-core/uploading/RqUpload.ods'#$Dict.$B$1];&quot;issues/&quot;;[.B399]);CONCATENATE(&quot;#&quot;;[.B399]));&quot;&quot;)">
            <text:p/>
          </table:table-cell>
          <table:table-cell table:style-name="ce27" table:formula="of:=IF(LEN([.F399])&gt;0;MAX([.D$3:.D398])+1;&quot;&quot;)">
            <text:p/>
          </table:table-cell>
          <table:table-cell table:style-name="ce29" table:formula="of:=IF(LEN([.D399])&gt;0;CONCATENATE([.$K$1];TEXT([.D3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9];[.$H$3:.$H$1000];1;0)" office:value-type="string" office:string-value="" calcext:value-type="error">
            <text:p>#N/D</text:p>
          </table:table-cell>
          <table:table-cell table:style-name="ce102" table:formula="of:=NOT(ISERROR([.R399]))" office:value-type="boolean" office:boolean-value="false" calcext:value-type="boolean">
            <text:p>FALSO</text:p>
          </table:table-cell>
          <table:table-cell/>
          <table:table-cell table:formula="of:=VLOOKUP([.$F399];[.$F$3:.$F398];1;0)" office:value-type="string" office:string-value="" calcext:value-type="error">
            <text:p>#N/D</text:p>
          </table:table-cell>
          <table:table-cell table:style-name="ce102" table:formula="of:=NOT(ISERROR([.U399]))" office:value-type="boolean" office:boolean-value="false" calcext:value-type="boolean">
            <text:p>FALSO</text:p>
          </table:table-cell>
          <table:table-cell table:formula="of:=VLOOKUP([.$F399];[.$F400:.$F$1000];1;0)" office:value-type="string" office:string-value="" calcext:value-type="error">
            <text:p>#N/D</text:p>
          </table:table-cell>
          <table:table-cell table:style-name="ce102" table:formula="of:=NOT(ISERROR([.W3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0])&gt;0;HYPERLINK(CONCATENATE(['file:///C:/Users/Txinto%20Vaz/Desktop/req_rees-core/uploading/RqUpload.ods'#$Dict.$B$1];&quot;issues/&quot;;[.B400]);CONCATENATE(&quot;#&quot;;[.B400]));&quot;&quot;)">
            <text:p/>
          </table:table-cell>
          <table:table-cell table:style-name="ce27" table:formula="of:=IF(LEN([.F400])&gt;0;MAX([.D$3:.D399])+1;&quot;&quot;)">
            <text:p/>
          </table:table-cell>
          <table:table-cell table:style-name="ce29" table:formula="of:=IF(LEN([.D400])&gt;0;CONCATENATE([.$K$1];TEXT([.D4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0];[.$H$3:.$H$1000];1;0)" office:value-type="string" office:string-value="" calcext:value-type="error">
            <text:p>#N/D</text:p>
          </table:table-cell>
          <table:table-cell table:style-name="ce102" table:formula="of:=NOT(ISERROR([.R400]))" office:value-type="boolean" office:boolean-value="false" calcext:value-type="boolean">
            <text:p>FALSO</text:p>
          </table:table-cell>
          <table:table-cell/>
          <table:table-cell table:formula="of:=VLOOKUP([.$F400];[.$F$3:.$F399];1;0)" office:value-type="string" office:string-value="" calcext:value-type="error">
            <text:p>#N/D</text:p>
          </table:table-cell>
          <table:table-cell table:style-name="ce102" table:formula="of:=NOT(ISERROR([.U400]))" office:value-type="boolean" office:boolean-value="false" calcext:value-type="boolean">
            <text:p>FALSO</text:p>
          </table:table-cell>
          <table:table-cell table:formula="of:=VLOOKUP([.$F400];[.$F401:.$F$1000];1;0)" office:value-type="string" office:string-value="" calcext:value-type="error">
            <text:p>#N/D</text:p>
          </table:table-cell>
          <table:table-cell table:style-name="ce102" table:formula="of:=NOT(ISERROR([.W4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1])&gt;0;HYPERLINK(CONCATENATE(['file:///C:/Users/Txinto%20Vaz/Desktop/req_rees-core/uploading/RqUpload.ods'#$Dict.$B$1];&quot;issues/&quot;;[.B401]);CONCATENATE(&quot;#&quot;;[.B401]));&quot;&quot;)">
            <text:p/>
          </table:table-cell>
          <table:table-cell table:style-name="ce27" table:formula="of:=IF(LEN([.F401])&gt;0;MAX([.D$3:.D400])+1;&quot;&quot;)">
            <text:p/>
          </table:table-cell>
          <table:table-cell table:style-name="ce29" table:formula="of:=IF(LEN([.D401])&gt;0;CONCATENATE([.$K$1];TEXT([.D4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1];[.$H$3:.$H$1000];1;0)" office:value-type="string" office:string-value="" calcext:value-type="error">
            <text:p>#N/D</text:p>
          </table:table-cell>
          <table:table-cell table:style-name="ce102" table:formula="of:=NOT(ISERROR([.R401]))" office:value-type="boolean" office:boolean-value="false" calcext:value-type="boolean">
            <text:p>FALSO</text:p>
          </table:table-cell>
          <table:table-cell/>
          <table:table-cell table:formula="of:=VLOOKUP([.$F401];[.$F$3:.$F400];1;0)" office:value-type="string" office:string-value="" calcext:value-type="error">
            <text:p>#N/D</text:p>
          </table:table-cell>
          <table:table-cell table:style-name="ce102" table:formula="of:=NOT(ISERROR([.U401]))" office:value-type="boolean" office:boolean-value="false" calcext:value-type="boolean">
            <text:p>FALSO</text:p>
          </table:table-cell>
          <table:table-cell table:formula="of:=VLOOKUP([.$F401];[.$F402:.$F$1000];1;0)" office:value-type="string" office:string-value="" calcext:value-type="error">
            <text:p>#N/D</text:p>
          </table:table-cell>
          <table:table-cell table:style-name="ce102" table:formula="of:=NOT(ISERROR([.W4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2])&gt;0;HYPERLINK(CONCATENATE(['file:///C:/Users/Txinto%20Vaz/Desktop/req_rees-core/uploading/RqUpload.ods'#$Dict.$B$1];&quot;issues/&quot;;[.B402]);CONCATENATE(&quot;#&quot;;[.B402]));&quot;&quot;)">
            <text:p/>
          </table:table-cell>
          <table:table-cell table:style-name="ce27" table:formula="of:=IF(LEN([.F402])&gt;0;MAX([.D$3:.D401])+1;&quot;&quot;)">
            <text:p/>
          </table:table-cell>
          <table:table-cell table:style-name="ce29" table:formula="of:=IF(LEN([.D402])&gt;0;CONCATENATE([.$K$1];TEXT([.D4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2];[.$H$3:.$H$1000];1;0)" office:value-type="string" office:string-value="" calcext:value-type="error">
            <text:p>#N/D</text:p>
          </table:table-cell>
          <table:table-cell table:style-name="ce102" table:formula="of:=NOT(ISERROR([.R402]))" office:value-type="boolean" office:boolean-value="false" calcext:value-type="boolean">
            <text:p>FALSO</text:p>
          </table:table-cell>
          <table:table-cell/>
          <table:table-cell table:formula="of:=VLOOKUP([.$F402];[.$F$3:.$F401];1;0)" office:value-type="string" office:string-value="" calcext:value-type="error">
            <text:p>#N/D</text:p>
          </table:table-cell>
          <table:table-cell table:style-name="ce102" table:formula="of:=NOT(ISERROR([.U402]))" office:value-type="boolean" office:boolean-value="false" calcext:value-type="boolean">
            <text:p>FALSO</text:p>
          </table:table-cell>
          <table:table-cell table:formula="of:=VLOOKUP([.$F402];[.$F403:.$F$1000];1;0)" office:value-type="string" office:string-value="" calcext:value-type="error">
            <text:p>#N/D</text:p>
          </table:table-cell>
          <table:table-cell table:style-name="ce102" table:formula="of:=NOT(ISERROR([.W4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3])&gt;0;HYPERLINK(CONCATENATE(['file:///C:/Users/Txinto%20Vaz/Desktop/req_rees-core/uploading/RqUpload.ods'#$Dict.$B$1];&quot;issues/&quot;;[.B403]);CONCATENATE(&quot;#&quot;;[.B403]));&quot;&quot;)">
            <text:p/>
          </table:table-cell>
          <table:table-cell table:style-name="ce27" table:formula="of:=IF(LEN([.F403])&gt;0;MAX([.D$3:.D402])+1;&quot;&quot;)">
            <text:p/>
          </table:table-cell>
          <table:table-cell table:style-name="ce29" table:formula="of:=IF(LEN([.D403])&gt;0;CONCATENATE([.$K$1];TEXT([.D4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3];[.$H$3:.$H$1000];1;0)" office:value-type="string" office:string-value="" calcext:value-type="error">
            <text:p>#N/D</text:p>
          </table:table-cell>
          <table:table-cell table:style-name="ce102" table:formula="of:=NOT(ISERROR([.R403]))" office:value-type="boolean" office:boolean-value="false" calcext:value-type="boolean">
            <text:p>FALSO</text:p>
          </table:table-cell>
          <table:table-cell/>
          <table:table-cell table:formula="of:=VLOOKUP([.$F403];[.$F$3:.$F402];1;0)" office:value-type="string" office:string-value="" calcext:value-type="error">
            <text:p>#N/D</text:p>
          </table:table-cell>
          <table:table-cell table:style-name="ce102" table:formula="of:=NOT(ISERROR([.U403]))" office:value-type="boolean" office:boolean-value="false" calcext:value-type="boolean">
            <text:p>FALSO</text:p>
          </table:table-cell>
          <table:table-cell table:formula="of:=VLOOKUP([.$F403];[.$F404:.$F$1000];1;0)" office:value-type="string" office:string-value="" calcext:value-type="error">
            <text:p>#N/D</text:p>
          </table:table-cell>
          <table:table-cell table:style-name="ce102" table:formula="of:=NOT(ISERROR([.W4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4])&gt;0;HYPERLINK(CONCATENATE(['file:///C:/Users/Txinto%20Vaz/Desktop/req_rees-core/uploading/RqUpload.ods'#$Dict.$B$1];&quot;issues/&quot;;[.B404]);CONCATENATE(&quot;#&quot;;[.B404]));&quot;&quot;)">
            <text:p/>
          </table:table-cell>
          <table:table-cell table:style-name="ce27" table:formula="of:=IF(LEN([.F404])&gt;0;MAX([.D$3:.D403])+1;&quot;&quot;)">
            <text:p/>
          </table:table-cell>
          <table:table-cell table:style-name="ce29" table:formula="of:=IF(LEN([.D404])&gt;0;CONCATENATE([.$K$1];TEXT([.D4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4];[.$H$3:.$H$1000];1;0)" office:value-type="string" office:string-value="" calcext:value-type="error">
            <text:p>#N/D</text:p>
          </table:table-cell>
          <table:table-cell table:style-name="ce102" table:formula="of:=NOT(ISERROR([.R404]))" office:value-type="boolean" office:boolean-value="false" calcext:value-type="boolean">
            <text:p>FALSO</text:p>
          </table:table-cell>
          <table:table-cell/>
          <table:table-cell table:formula="of:=VLOOKUP([.$F404];[.$F$3:.$F403];1;0)" office:value-type="string" office:string-value="" calcext:value-type="error">
            <text:p>#N/D</text:p>
          </table:table-cell>
          <table:table-cell table:style-name="ce102" table:formula="of:=NOT(ISERROR([.U404]))" office:value-type="boolean" office:boolean-value="false" calcext:value-type="boolean">
            <text:p>FALSO</text:p>
          </table:table-cell>
          <table:table-cell table:formula="of:=VLOOKUP([.$F404];[.$F405:.$F$1000];1;0)" office:value-type="string" office:string-value="" calcext:value-type="error">
            <text:p>#N/D</text:p>
          </table:table-cell>
          <table:table-cell table:style-name="ce102" table:formula="of:=NOT(ISERROR([.W4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5])&gt;0;HYPERLINK(CONCATENATE(['file:///C:/Users/Txinto%20Vaz/Desktop/req_rees-core/uploading/RqUpload.ods'#$Dict.$B$1];&quot;issues/&quot;;[.B405]);CONCATENATE(&quot;#&quot;;[.B405]));&quot;&quot;)">
            <text:p/>
          </table:table-cell>
          <table:table-cell table:style-name="ce27" table:formula="of:=IF(LEN([.F405])&gt;0;MAX([.D$3:.D404])+1;&quot;&quot;)">
            <text:p/>
          </table:table-cell>
          <table:table-cell table:style-name="ce29" table:formula="of:=IF(LEN([.D405])&gt;0;CONCATENATE([.$K$1];TEXT([.D4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5];[.$H$3:.$H$1000];1;0)" office:value-type="string" office:string-value="" calcext:value-type="error">
            <text:p>#N/D</text:p>
          </table:table-cell>
          <table:table-cell table:style-name="ce102" table:formula="of:=NOT(ISERROR([.R405]))" office:value-type="boolean" office:boolean-value="false" calcext:value-type="boolean">
            <text:p>FALSO</text:p>
          </table:table-cell>
          <table:table-cell/>
          <table:table-cell table:formula="of:=VLOOKUP([.$F405];[.$F$3:.$F404];1;0)" office:value-type="string" office:string-value="" calcext:value-type="error">
            <text:p>#N/D</text:p>
          </table:table-cell>
          <table:table-cell table:style-name="ce102" table:formula="of:=NOT(ISERROR([.U405]))" office:value-type="boolean" office:boolean-value="false" calcext:value-type="boolean">
            <text:p>FALSO</text:p>
          </table:table-cell>
          <table:table-cell table:formula="of:=VLOOKUP([.$F405];[.$F406:.$F$1000];1;0)" office:value-type="string" office:string-value="" calcext:value-type="error">
            <text:p>#N/D</text:p>
          </table:table-cell>
          <table:table-cell table:style-name="ce102" table:formula="of:=NOT(ISERROR([.W4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6])&gt;0;HYPERLINK(CONCATENATE(['file:///C:/Users/Txinto%20Vaz/Desktop/req_rees-core/uploading/RqUpload.ods'#$Dict.$B$1];&quot;issues/&quot;;[.B406]);CONCATENATE(&quot;#&quot;;[.B406]));&quot;&quot;)">
            <text:p/>
          </table:table-cell>
          <table:table-cell table:style-name="ce27" table:formula="of:=IF(LEN([.F406])&gt;0;MAX([.D$3:.D405])+1;&quot;&quot;)">
            <text:p/>
          </table:table-cell>
          <table:table-cell table:style-name="ce29" table:formula="of:=IF(LEN([.D406])&gt;0;CONCATENATE([.$K$1];TEXT([.D4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6];[.$H$3:.$H$1000];1;0)" office:value-type="string" office:string-value="" calcext:value-type="error">
            <text:p>#N/D</text:p>
          </table:table-cell>
          <table:table-cell table:style-name="ce102" table:formula="of:=NOT(ISERROR([.R406]))" office:value-type="boolean" office:boolean-value="false" calcext:value-type="boolean">
            <text:p>FALSO</text:p>
          </table:table-cell>
          <table:table-cell/>
          <table:table-cell table:formula="of:=VLOOKUP([.$F406];[.$F$3:.$F405];1;0)" office:value-type="string" office:string-value="" calcext:value-type="error">
            <text:p>#N/D</text:p>
          </table:table-cell>
          <table:table-cell table:style-name="ce102" table:formula="of:=NOT(ISERROR([.U406]))" office:value-type="boolean" office:boolean-value="false" calcext:value-type="boolean">
            <text:p>FALSO</text:p>
          </table:table-cell>
          <table:table-cell table:formula="of:=VLOOKUP([.$F406];[.$F407:.$F$1000];1;0)" office:value-type="string" office:string-value="" calcext:value-type="error">
            <text:p>#N/D</text:p>
          </table:table-cell>
          <table:table-cell table:style-name="ce102" table:formula="of:=NOT(ISERROR([.W4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7])&gt;0;HYPERLINK(CONCATENATE(['file:///C:/Users/Txinto%20Vaz/Desktop/req_rees-core/uploading/RqUpload.ods'#$Dict.$B$1];&quot;issues/&quot;;[.B407]);CONCATENATE(&quot;#&quot;;[.B407]));&quot;&quot;)">
            <text:p/>
          </table:table-cell>
          <table:table-cell table:style-name="ce27" table:formula="of:=IF(LEN([.F407])&gt;0;MAX([.D$3:.D406])+1;&quot;&quot;)">
            <text:p/>
          </table:table-cell>
          <table:table-cell table:style-name="ce29" table:formula="of:=IF(LEN([.D407])&gt;0;CONCATENATE([.$K$1];TEXT([.D4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7];[.$H$3:.$H$1000];1;0)" office:value-type="string" office:string-value="" calcext:value-type="error">
            <text:p>#N/D</text:p>
          </table:table-cell>
          <table:table-cell table:style-name="ce102" table:formula="of:=NOT(ISERROR([.R407]))" office:value-type="boolean" office:boolean-value="false" calcext:value-type="boolean">
            <text:p>FALSO</text:p>
          </table:table-cell>
          <table:table-cell/>
          <table:table-cell table:formula="of:=VLOOKUP([.$F407];[.$F$3:.$F406];1;0)" office:value-type="string" office:string-value="" calcext:value-type="error">
            <text:p>#N/D</text:p>
          </table:table-cell>
          <table:table-cell table:style-name="ce102" table:formula="of:=NOT(ISERROR([.U407]))" office:value-type="boolean" office:boolean-value="false" calcext:value-type="boolean">
            <text:p>FALSO</text:p>
          </table:table-cell>
          <table:table-cell table:formula="of:=VLOOKUP([.$F407];[.$F408:.$F$1000];1;0)" office:value-type="string" office:string-value="" calcext:value-type="error">
            <text:p>#N/D</text:p>
          </table:table-cell>
          <table:table-cell table:style-name="ce102" table:formula="of:=NOT(ISERROR([.W4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8])&gt;0;HYPERLINK(CONCATENATE(['file:///C:/Users/Txinto%20Vaz/Desktop/req_rees-core/uploading/RqUpload.ods'#$Dict.$B$1];&quot;issues/&quot;;[.B408]);CONCATENATE(&quot;#&quot;;[.B408]));&quot;&quot;)">
            <text:p/>
          </table:table-cell>
          <table:table-cell table:style-name="ce27" table:formula="of:=IF(LEN([.F408])&gt;0;MAX([.D$3:.D407])+1;&quot;&quot;)">
            <text:p/>
          </table:table-cell>
          <table:table-cell table:style-name="ce29" table:formula="of:=IF(LEN([.D408])&gt;0;CONCATENATE([.$K$1];TEXT([.D4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8];[.$H$3:.$H$1000];1;0)" office:value-type="string" office:string-value="" calcext:value-type="error">
            <text:p>#N/D</text:p>
          </table:table-cell>
          <table:table-cell table:style-name="ce102" table:formula="of:=NOT(ISERROR([.R408]))" office:value-type="boolean" office:boolean-value="false" calcext:value-type="boolean">
            <text:p>FALSO</text:p>
          </table:table-cell>
          <table:table-cell/>
          <table:table-cell table:formula="of:=VLOOKUP([.$F408];[.$F$3:.$F407];1;0)" office:value-type="string" office:string-value="" calcext:value-type="error">
            <text:p>#N/D</text:p>
          </table:table-cell>
          <table:table-cell table:style-name="ce102" table:formula="of:=NOT(ISERROR([.U408]))" office:value-type="boolean" office:boolean-value="false" calcext:value-type="boolean">
            <text:p>FALSO</text:p>
          </table:table-cell>
          <table:table-cell table:formula="of:=VLOOKUP([.$F408];[.$F409:.$F$1000];1;0)" office:value-type="string" office:string-value="" calcext:value-type="error">
            <text:p>#N/D</text:p>
          </table:table-cell>
          <table:table-cell table:style-name="ce102" table:formula="of:=NOT(ISERROR([.W4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09])&gt;0;HYPERLINK(CONCATENATE(['file:///C:/Users/Txinto%20Vaz/Desktop/req_rees-core/uploading/RqUpload.ods'#$Dict.$B$1];&quot;issues/&quot;;[.B409]);CONCATENATE(&quot;#&quot;;[.B409]));&quot;&quot;)">
            <text:p/>
          </table:table-cell>
          <table:table-cell table:style-name="ce27" table:formula="of:=IF(LEN([.F409])&gt;0;MAX([.D$3:.D408])+1;&quot;&quot;)">
            <text:p/>
          </table:table-cell>
          <table:table-cell table:style-name="ce29" table:formula="of:=IF(LEN([.D409])&gt;0;CONCATENATE([.$K$1];TEXT([.D4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9];[.$H$3:.$H$1000];1;0)" office:value-type="string" office:string-value="" calcext:value-type="error">
            <text:p>#N/D</text:p>
          </table:table-cell>
          <table:table-cell table:style-name="ce102" table:formula="of:=NOT(ISERROR([.R409]))" office:value-type="boolean" office:boolean-value="false" calcext:value-type="boolean">
            <text:p>FALSO</text:p>
          </table:table-cell>
          <table:table-cell/>
          <table:table-cell table:formula="of:=VLOOKUP([.$F409];[.$F$3:.$F408];1;0)" office:value-type="string" office:string-value="" calcext:value-type="error">
            <text:p>#N/D</text:p>
          </table:table-cell>
          <table:table-cell table:style-name="ce102" table:formula="of:=NOT(ISERROR([.U409]))" office:value-type="boolean" office:boolean-value="false" calcext:value-type="boolean">
            <text:p>FALSO</text:p>
          </table:table-cell>
          <table:table-cell table:formula="of:=VLOOKUP([.$F409];[.$F410:.$F$1000];1;0)" office:value-type="string" office:string-value="" calcext:value-type="error">
            <text:p>#N/D</text:p>
          </table:table-cell>
          <table:table-cell table:style-name="ce102" table:formula="of:=NOT(ISERROR([.W4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0])&gt;0;HYPERLINK(CONCATENATE(['file:///C:/Users/Txinto%20Vaz/Desktop/req_rees-core/uploading/RqUpload.ods'#$Dict.$B$1];&quot;issues/&quot;;[.B410]);CONCATENATE(&quot;#&quot;;[.B410]));&quot;&quot;)">
            <text:p/>
          </table:table-cell>
          <table:table-cell table:style-name="ce27" table:formula="of:=IF(LEN([.F410])&gt;0;MAX([.D$3:.D409])+1;&quot;&quot;)">
            <text:p/>
          </table:table-cell>
          <table:table-cell table:style-name="ce29" table:formula="of:=IF(LEN([.D410])&gt;0;CONCATENATE([.$K$1];TEXT([.D4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0];[.$H$3:.$H$1000];1;0)" office:value-type="string" office:string-value="" calcext:value-type="error">
            <text:p>#N/D</text:p>
          </table:table-cell>
          <table:table-cell table:style-name="ce102" table:formula="of:=NOT(ISERROR([.R410]))" office:value-type="boolean" office:boolean-value="false" calcext:value-type="boolean">
            <text:p>FALSO</text:p>
          </table:table-cell>
          <table:table-cell/>
          <table:table-cell table:formula="of:=VLOOKUP([.$F410];[.$F$3:.$F409];1;0)" office:value-type="string" office:string-value="" calcext:value-type="error">
            <text:p>#N/D</text:p>
          </table:table-cell>
          <table:table-cell table:style-name="ce102" table:formula="of:=NOT(ISERROR([.U410]))" office:value-type="boolean" office:boolean-value="false" calcext:value-type="boolean">
            <text:p>FALSO</text:p>
          </table:table-cell>
          <table:table-cell table:formula="of:=VLOOKUP([.$F410];[.$F411:.$F$1000];1;0)" office:value-type="string" office:string-value="" calcext:value-type="error">
            <text:p>#N/D</text:p>
          </table:table-cell>
          <table:table-cell table:style-name="ce102" table:formula="of:=NOT(ISERROR([.W4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1])&gt;0;HYPERLINK(CONCATENATE(['file:///C:/Users/Txinto%20Vaz/Desktop/req_rees-core/uploading/RqUpload.ods'#$Dict.$B$1];&quot;issues/&quot;;[.B411]);CONCATENATE(&quot;#&quot;;[.B411]));&quot;&quot;)">
            <text:p/>
          </table:table-cell>
          <table:table-cell table:style-name="ce27" table:formula="of:=IF(LEN([.F411])&gt;0;MAX([.D$3:.D410])+1;&quot;&quot;)">
            <text:p/>
          </table:table-cell>
          <table:table-cell table:style-name="ce29" table:formula="of:=IF(LEN([.D411])&gt;0;CONCATENATE([.$K$1];TEXT([.D4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1];[.$H$3:.$H$1000];1;0)" office:value-type="string" office:string-value="" calcext:value-type="error">
            <text:p>#N/D</text:p>
          </table:table-cell>
          <table:table-cell table:style-name="ce102" table:formula="of:=NOT(ISERROR([.R411]))" office:value-type="boolean" office:boolean-value="false" calcext:value-type="boolean">
            <text:p>FALSO</text:p>
          </table:table-cell>
          <table:table-cell/>
          <table:table-cell table:formula="of:=VLOOKUP([.$F411];[.$F$3:.$F410];1;0)" office:value-type="string" office:string-value="" calcext:value-type="error">
            <text:p>#N/D</text:p>
          </table:table-cell>
          <table:table-cell table:style-name="ce102" table:formula="of:=NOT(ISERROR([.U411]))" office:value-type="boolean" office:boolean-value="false" calcext:value-type="boolean">
            <text:p>FALSO</text:p>
          </table:table-cell>
          <table:table-cell table:formula="of:=VLOOKUP([.$F411];[.$F412:.$F$1000];1;0)" office:value-type="string" office:string-value="" calcext:value-type="error">
            <text:p>#N/D</text:p>
          </table:table-cell>
          <table:table-cell table:style-name="ce102" table:formula="of:=NOT(ISERROR([.W4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2])&gt;0;HYPERLINK(CONCATENATE(['file:///C:/Users/Txinto%20Vaz/Desktop/req_rees-core/uploading/RqUpload.ods'#$Dict.$B$1];&quot;issues/&quot;;[.B412]);CONCATENATE(&quot;#&quot;;[.B412]));&quot;&quot;)">
            <text:p/>
          </table:table-cell>
          <table:table-cell table:style-name="ce27" table:formula="of:=IF(LEN([.F412])&gt;0;MAX([.D$3:.D411])+1;&quot;&quot;)">
            <text:p/>
          </table:table-cell>
          <table:table-cell table:style-name="ce29" table:formula="of:=IF(LEN([.D412])&gt;0;CONCATENATE([.$K$1];TEXT([.D4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2];[.$H$3:.$H$1000];1;0)" office:value-type="string" office:string-value="" calcext:value-type="error">
            <text:p>#N/D</text:p>
          </table:table-cell>
          <table:table-cell table:style-name="ce102" table:formula="of:=NOT(ISERROR([.R412]))" office:value-type="boolean" office:boolean-value="false" calcext:value-type="boolean">
            <text:p>FALSO</text:p>
          </table:table-cell>
          <table:table-cell/>
          <table:table-cell table:formula="of:=VLOOKUP([.$F412];[.$F$3:.$F411];1;0)" office:value-type="string" office:string-value="" calcext:value-type="error">
            <text:p>#N/D</text:p>
          </table:table-cell>
          <table:table-cell table:style-name="ce102" table:formula="of:=NOT(ISERROR([.U412]))" office:value-type="boolean" office:boolean-value="false" calcext:value-type="boolean">
            <text:p>FALSO</text:p>
          </table:table-cell>
          <table:table-cell table:formula="of:=VLOOKUP([.$F412];[.$F413:.$F$1000];1;0)" office:value-type="string" office:string-value="" calcext:value-type="error">
            <text:p>#N/D</text:p>
          </table:table-cell>
          <table:table-cell table:style-name="ce102" table:formula="of:=NOT(ISERROR([.W4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3])&gt;0;HYPERLINK(CONCATENATE(['file:///C:/Users/Txinto%20Vaz/Desktop/req_rees-core/uploading/RqUpload.ods'#$Dict.$B$1];&quot;issues/&quot;;[.B413]);CONCATENATE(&quot;#&quot;;[.B413]));&quot;&quot;)">
            <text:p/>
          </table:table-cell>
          <table:table-cell table:style-name="ce27" table:formula="of:=IF(LEN([.F413])&gt;0;MAX([.D$3:.D412])+1;&quot;&quot;)">
            <text:p/>
          </table:table-cell>
          <table:table-cell table:style-name="ce29" table:formula="of:=IF(LEN([.D413])&gt;0;CONCATENATE([.$K$1];TEXT([.D4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3];[.$H$3:.$H$1000];1;0)" office:value-type="string" office:string-value="" calcext:value-type="error">
            <text:p>#N/D</text:p>
          </table:table-cell>
          <table:table-cell table:style-name="ce102" table:formula="of:=NOT(ISERROR([.R413]))" office:value-type="boolean" office:boolean-value="false" calcext:value-type="boolean">
            <text:p>FALSO</text:p>
          </table:table-cell>
          <table:table-cell/>
          <table:table-cell table:formula="of:=VLOOKUP([.$F413];[.$F$3:.$F412];1;0)" office:value-type="string" office:string-value="" calcext:value-type="error">
            <text:p>#N/D</text:p>
          </table:table-cell>
          <table:table-cell table:style-name="ce102" table:formula="of:=NOT(ISERROR([.U413]))" office:value-type="boolean" office:boolean-value="false" calcext:value-type="boolean">
            <text:p>FALSO</text:p>
          </table:table-cell>
          <table:table-cell table:formula="of:=VLOOKUP([.$F413];[.$F414:.$F$1000];1;0)" office:value-type="string" office:string-value="" calcext:value-type="error">
            <text:p>#N/D</text:p>
          </table:table-cell>
          <table:table-cell table:style-name="ce102" table:formula="of:=NOT(ISERROR([.W4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4])&gt;0;HYPERLINK(CONCATENATE(['file:///C:/Users/Txinto%20Vaz/Desktop/req_rees-core/uploading/RqUpload.ods'#$Dict.$B$1];&quot;issues/&quot;;[.B414]);CONCATENATE(&quot;#&quot;;[.B414]));&quot;&quot;)">
            <text:p/>
          </table:table-cell>
          <table:table-cell table:style-name="ce27" table:formula="of:=IF(LEN([.F414])&gt;0;MAX([.D$3:.D413])+1;&quot;&quot;)">
            <text:p/>
          </table:table-cell>
          <table:table-cell table:style-name="ce29" table:formula="of:=IF(LEN([.D414])&gt;0;CONCATENATE([.$K$1];TEXT([.D4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4];[.$H$3:.$H$1000];1;0)" office:value-type="string" office:string-value="" calcext:value-type="error">
            <text:p>#N/D</text:p>
          </table:table-cell>
          <table:table-cell table:style-name="ce102" table:formula="of:=NOT(ISERROR([.R414]))" office:value-type="boolean" office:boolean-value="false" calcext:value-type="boolean">
            <text:p>FALSO</text:p>
          </table:table-cell>
          <table:table-cell/>
          <table:table-cell table:formula="of:=VLOOKUP([.$F414];[.$F$3:.$F413];1;0)" office:value-type="string" office:string-value="" calcext:value-type="error">
            <text:p>#N/D</text:p>
          </table:table-cell>
          <table:table-cell table:style-name="ce102" table:formula="of:=NOT(ISERROR([.U414]))" office:value-type="boolean" office:boolean-value="false" calcext:value-type="boolean">
            <text:p>FALSO</text:p>
          </table:table-cell>
          <table:table-cell table:formula="of:=VLOOKUP([.$F414];[.$F415:.$F$1000];1;0)" office:value-type="string" office:string-value="" calcext:value-type="error">
            <text:p>#N/D</text:p>
          </table:table-cell>
          <table:table-cell table:style-name="ce102" table:formula="of:=NOT(ISERROR([.W4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5])&gt;0;HYPERLINK(CONCATENATE(['file:///C:/Users/Txinto%20Vaz/Desktop/req_rees-core/uploading/RqUpload.ods'#$Dict.$B$1];&quot;issues/&quot;;[.B415]);CONCATENATE(&quot;#&quot;;[.B415]));&quot;&quot;)">
            <text:p/>
          </table:table-cell>
          <table:table-cell table:style-name="ce27" table:formula="of:=IF(LEN([.F415])&gt;0;MAX([.D$3:.D414])+1;&quot;&quot;)">
            <text:p/>
          </table:table-cell>
          <table:table-cell table:style-name="ce29" table:formula="of:=IF(LEN([.D415])&gt;0;CONCATENATE([.$K$1];TEXT([.D4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5];[.$H$3:.$H$1000];1;0)" office:value-type="string" office:string-value="" calcext:value-type="error">
            <text:p>#N/D</text:p>
          </table:table-cell>
          <table:table-cell table:style-name="ce102" table:formula="of:=NOT(ISERROR([.R415]))" office:value-type="boolean" office:boolean-value="false" calcext:value-type="boolean">
            <text:p>FALSO</text:p>
          </table:table-cell>
          <table:table-cell/>
          <table:table-cell table:formula="of:=VLOOKUP([.$F415];[.$F$3:.$F414];1;0)" office:value-type="string" office:string-value="" calcext:value-type="error">
            <text:p>#N/D</text:p>
          </table:table-cell>
          <table:table-cell table:style-name="ce102" table:formula="of:=NOT(ISERROR([.U415]))" office:value-type="boolean" office:boolean-value="false" calcext:value-type="boolean">
            <text:p>FALSO</text:p>
          </table:table-cell>
          <table:table-cell table:formula="of:=VLOOKUP([.$F415];[.$F416:.$F$1000];1;0)" office:value-type="string" office:string-value="" calcext:value-type="error">
            <text:p>#N/D</text:p>
          </table:table-cell>
          <table:table-cell table:style-name="ce102" table:formula="of:=NOT(ISERROR([.W4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6])&gt;0;HYPERLINK(CONCATENATE(['file:///C:/Users/Txinto%20Vaz/Desktop/req_rees-core/uploading/RqUpload.ods'#$Dict.$B$1];&quot;issues/&quot;;[.B416]);CONCATENATE(&quot;#&quot;;[.B416]));&quot;&quot;)">
            <text:p/>
          </table:table-cell>
          <table:table-cell table:style-name="ce27" table:formula="of:=IF(LEN([.F416])&gt;0;MAX([.D$3:.D415])+1;&quot;&quot;)">
            <text:p/>
          </table:table-cell>
          <table:table-cell table:style-name="ce29" table:formula="of:=IF(LEN([.D416])&gt;0;CONCATENATE([.$K$1];TEXT([.D4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6];[.$H$3:.$H$1000];1;0)" office:value-type="string" office:string-value="" calcext:value-type="error">
            <text:p>#N/D</text:p>
          </table:table-cell>
          <table:table-cell table:style-name="ce102" table:formula="of:=NOT(ISERROR([.R416]))" office:value-type="boolean" office:boolean-value="false" calcext:value-type="boolean">
            <text:p>FALSO</text:p>
          </table:table-cell>
          <table:table-cell/>
          <table:table-cell table:formula="of:=VLOOKUP([.$F416];[.$F$3:.$F415];1;0)" office:value-type="string" office:string-value="" calcext:value-type="error">
            <text:p>#N/D</text:p>
          </table:table-cell>
          <table:table-cell table:style-name="ce102" table:formula="of:=NOT(ISERROR([.U416]))" office:value-type="boolean" office:boolean-value="false" calcext:value-type="boolean">
            <text:p>FALSO</text:p>
          </table:table-cell>
          <table:table-cell table:formula="of:=VLOOKUP([.$F416];[.$F417:.$F$1000];1;0)" office:value-type="string" office:string-value="" calcext:value-type="error">
            <text:p>#N/D</text:p>
          </table:table-cell>
          <table:table-cell table:style-name="ce102" table:formula="of:=NOT(ISERROR([.W4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7])&gt;0;HYPERLINK(CONCATENATE(['file:///C:/Users/Txinto%20Vaz/Desktop/req_rees-core/uploading/RqUpload.ods'#$Dict.$B$1];&quot;issues/&quot;;[.B417]);CONCATENATE(&quot;#&quot;;[.B417]));&quot;&quot;)">
            <text:p/>
          </table:table-cell>
          <table:table-cell table:style-name="ce27" table:formula="of:=IF(LEN([.F417])&gt;0;MAX([.D$3:.D416])+1;&quot;&quot;)">
            <text:p/>
          </table:table-cell>
          <table:table-cell table:style-name="ce29" table:formula="of:=IF(LEN([.D417])&gt;0;CONCATENATE([.$K$1];TEXT([.D4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7];[.$H$3:.$H$1000];1;0)" office:value-type="string" office:string-value="" calcext:value-type="error">
            <text:p>#N/D</text:p>
          </table:table-cell>
          <table:table-cell table:style-name="ce102" table:formula="of:=NOT(ISERROR([.R417]))" office:value-type="boolean" office:boolean-value="false" calcext:value-type="boolean">
            <text:p>FALSO</text:p>
          </table:table-cell>
          <table:table-cell/>
          <table:table-cell table:formula="of:=VLOOKUP([.$F417];[.$F$3:.$F416];1;0)" office:value-type="string" office:string-value="" calcext:value-type="error">
            <text:p>#N/D</text:p>
          </table:table-cell>
          <table:table-cell table:style-name="ce102" table:formula="of:=NOT(ISERROR([.U417]))" office:value-type="boolean" office:boolean-value="false" calcext:value-type="boolean">
            <text:p>FALSO</text:p>
          </table:table-cell>
          <table:table-cell table:formula="of:=VLOOKUP([.$F417];[.$F418:.$F$1000];1;0)" office:value-type="string" office:string-value="" calcext:value-type="error">
            <text:p>#N/D</text:p>
          </table:table-cell>
          <table:table-cell table:style-name="ce102" table:formula="of:=NOT(ISERROR([.W4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8])&gt;0;HYPERLINK(CONCATENATE(['file:///C:/Users/Txinto%20Vaz/Desktop/req_rees-core/uploading/RqUpload.ods'#$Dict.$B$1];&quot;issues/&quot;;[.B418]);CONCATENATE(&quot;#&quot;;[.B418]));&quot;&quot;)">
            <text:p/>
          </table:table-cell>
          <table:table-cell table:style-name="ce27" table:formula="of:=IF(LEN([.F418])&gt;0;MAX([.D$3:.D417])+1;&quot;&quot;)">
            <text:p/>
          </table:table-cell>
          <table:table-cell table:style-name="ce29" table:formula="of:=IF(LEN([.D418])&gt;0;CONCATENATE([.$K$1];TEXT([.D4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8];[.$H$3:.$H$1000];1;0)" office:value-type="string" office:string-value="" calcext:value-type="error">
            <text:p>#N/D</text:p>
          </table:table-cell>
          <table:table-cell table:style-name="ce102" table:formula="of:=NOT(ISERROR([.R418]))" office:value-type="boolean" office:boolean-value="false" calcext:value-type="boolean">
            <text:p>FALSO</text:p>
          </table:table-cell>
          <table:table-cell/>
          <table:table-cell table:formula="of:=VLOOKUP([.$F418];[.$F$3:.$F417];1;0)" office:value-type="string" office:string-value="" calcext:value-type="error">
            <text:p>#N/D</text:p>
          </table:table-cell>
          <table:table-cell table:style-name="ce102" table:formula="of:=NOT(ISERROR([.U418]))" office:value-type="boolean" office:boolean-value="false" calcext:value-type="boolean">
            <text:p>FALSO</text:p>
          </table:table-cell>
          <table:table-cell table:formula="of:=VLOOKUP([.$F418];[.$F419:.$F$1000];1;0)" office:value-type="string" office:string-value="" calcext:value-type="error">
            <text:p>#N/D</text:p>
          </table:table-cell>
          <table:table-cell table:style-name="ce102" table:formula="of:=NOT(ISERROR([.W4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19])&gt;0;HYPERLINK(CONCATENATE(['file:///C:/Users/Txinto%20Vaz/Desktop/req_rees-core/uploading/RqUpload.ods'#$Dict.$B$1];&quot;issues/&quot;;[.B419]);CONCATENATE(&quot;#&quot;;[.B419]));&quot;&quot;)">
            <text:p/>
          </table:table-cell>
          <table:table-cell table:style-name="ce27" table:formula="of:=IF(LEN([.F419])&gt;0;MAX([.D$3:.D418])+1;&quot;&quot;)">
            <text:p/>
          </table:table-cell>
          <table:table-cell table:style-name="ce29" table:formula="of:=IF(LEN([.D419])&gt;0;CONCATENATE([.$K$1];TEXT([.D4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9];[.$H$3:.$H$1000];1;0)" office:value-type="string" office:string-value="" calcext:value-type="error">
            <text:p>#N/D</text:p>
          </table:table-cell>
          <table:table-cell table:style-name="ce102" table:formula="of:=NOT(ISERROR([.R419]))" office:value-type="boolean" office:boolean-value="false" calcext:value-type="boolean">
            <text:p>FALSO</text:p>
          </table:table-cell>
          <table:table-cell/>
          <table:table-cell table:formula="of:=VLOOKUP([.$F419];[.$F$3:.$F418];1;0)" office:value-type="string" office:string-value="" calcext:value-type="error">
            <text:p>#N/D</text:p>
          </table:table-cell>
          <table:table-cell table:style-name="ce102" table:formula="of:=NOT(ISERROR([.U419]))" office:value-type="boolean" office:boolean-value="false" calcext:value-type="boolean">
            <text:p>FALSO</text:p>
          </table:table-cell>
          <table:table-cell table:formula="of:=VLOOKUP([.$F419];[.$F420:.$F$1000];1;0)" office:value-type="string" office:string-value="" calcext:value-type="error">
            <text:p>#N/D</text:p>
          </table:table-cell>
          <table:table-cell table:style-name="ce102" table:formula="of:=NOT(ISERROR([.W4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0])&gt;0;HYPERLINK(CONCATENATE(['file:///C:/Users/Txinto%20Vaz/Desktop/req_rees-core/uploading/RqUpload.ods'#$Dict.$B$1];&quot;issues/&quot;;[.B420]);CONCATENATE(&quot;#&quot;;[.B420]));&quot;&quot;)">
            <text:p/>
          </table:table-cell>
          <table:table-cell table:style-name="ce27" table:formula="of:=IF(LEN([.F420])&gt;0;MAX([.D$3:.D419])+1;&quot;&quot;)">
            <text:p/>
          </table:table-cell>
          <table:table-cell table:style-name="ce29" table:formula="of:=IF(LEN([.D420])&gt;0;CONCATENATE([.$K$1];TEXT([.D4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0];[.$H$3:.$H$1000];1;0)" office:value-type="string" office:string-value="" calcext:value-type="error">
            <text:p>#N/D</text:p>
          </table:table-cell>
          <table:table-cell table:style-name="ce102" table:formula="of:=NOT(ISERROR([.R420]))" office:value-type="boolean" office:boolean-value="false" calcext:value-type="boolean">
            <text:p>FALSO</text:p>
          </table:table-cell>
          <table:table-cell/>
          <table:table-cell table:formula="of:=VLOOKUP([.$F420];[.$F$3:.$F419];1;0)" office:value-type="string" office:string-value="" calcext:value-type="error">
            <text:p>#N/D</text:p>
          </table:table-cell>
          <table:table-cell table:style-name="ce102" table:formula="of:=NOT(ISERROR([.U420]))" office:value-type="boolean" office:boolean-value="false" calcext:value-type="boolean">
            <text:p>FALSO</text:p>
          </table:table-cell>
          <table:table-cell table:formula="of:=VLOOKUP([.$F420];[.$F421:.$F$1000];1;0)" office:value-type="string" office:string-value="" calcext:value-type="error">
            <text:p>#N/D</text:p>
          </table:table-cell>
          <table:table-cell table:style-name="ce102" table:formula="of:=NOT(ISERROR([.W4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1])&gt;0;HYPERLINK(CONCATENATE(['file:///C:/Users/Txinto%20Vaz/Desktop/req_rees-core/uploading/RqUpload.ods'#$Dict.$B$1];&quot;issues/&quot;;[.B421]);CONCATENATE(&quot;#&quot;;[.B421]));&quot;&quot;)">
            <text:p/>
          </table:table-cell>
          <table:table-cell table:style-name="ce27" table:formula="of:=IF(LEN([.F421])&gt;0;MAX([.D$3:.D420])+1;&quot;&quot;)">
            <text:p/>
          </table:table-cell>
          <table:table-cell table:style-name="ce29" table:formula="of:=IF(LEN([.D421])&gt;0;CONCATENATE([.$K$1];TEXT([.D4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1];[.$H$3:.$H$1000];1;0)" office:value-type="string" office:string-value="" calcext:value-type="error">
            <text:p>#N/D</text:p>
          </table:table-cell>
          <table:table-cell table:style-name="ce102" table:formula="of:=NOT(ISERROR([.R421]))" office:value-type="boolean" office:boolean-value="false" calcext:value-type="boolean">
            <text:p>FALSO</text:p>
          </table:table-cell>
          <table:table-cell/>
          <table:table-cell table:formula="of:=VLOOKUP([.$F421];[.$F$3:.$F420];1;0)" office:value-type="string" office:string-value="" calcext:value-type="error">
            <text:p>#N/D</text:p>
          </table:table-cell>
          <table:table-cell table:style-name="ce102" table:formula="of:=NOT(ISERROR([.U421]))" office:value-type="boolean" office:boolean-value="false" calcext:value-type="boolean">
            <text:p>FALSO</text:p>
          </table:table-cell>
          <table:table-cell table:formula="of:=VLOOKUP([.$F421];[.$F422:.$F$1000];1;0)" office:value-type="string" office:string-value="" calcext:value-type="error">
            <text:p>#N/D</text:p>
          </table:table-cell>
          <table:table-cell table:style-name="ce102" table:formula="of:=NOT(ISERROR([.W4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2])&gt;0;HYPERLINK(CONCATENATE(['file:///C:/Users/Txinto%20Vaz/Desktop/req_rees-core/uploading/RqUpload.ods'#$Dict.$B$1];&quot;issues/&quot;;[.B422]);CONCATENATE(&quot;#&quot;;[.B422]));&quot;&quot;)">
            <text:p/>
          </table:table-cell>
          <table:table-cell table:style-name="ce27" table:formula="of:=IF(LEN([.F422])&gt;0;MAX([.D$3:.D421])+1;&quot;&quot;)">
            <text:p/>
          </table:table-cell>
          <table:table-cell table:style-name="ce29" table:formula="of:=IF(LEN([.D422])&gt;0;CONCATENATE([.$K$1];TEXT([.D4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2];[.$H$3:.$H$1000];1;0)" office:value-type="string" office:string-value="" calcext:value-type="error">
            <text:p>#N/D</text:p>
          </table:table-cell>
          <table:table-cell table:style-name="ce102" table:formula="of:=NOT(ISERROR([.R422]))" office:value-type="boolean" office:boolean-value="false" calcext:value-type="boolean">
            <text:p>FALSO</text:p>
          </table:table-cell>
          <table:table-cell/>
          <table:table-cell table:formula="of:=VLOOKUP([.$F422];[.$F$3:.$F421];1;0)" office:value-type="string" office:string-value="" calcext:value-type="error">
            <text:p>#N/D</text:p>
          </table:table-cell>
          <table:table-cell table:style-name="ce102" table:formula="of:=NOT(ISERROR([.U422]))" office:value-type="boolean" office:boolean-value="false" calcext:value-type="boolean">
            <text:p>FALSO</text:p>
          </table:table-cell>
          <table:table-cell table:formula="of:=VLOOKUP([.$F422];[.$F423:.$F$1000];1;0)" office:value-type="string" office:string-value="" calcext:value-type="error">
            <text:p>#N/D</text:p>
          </table:table-cell>
          <table:table-cell table:style-name="ce102" table:formula="of:=NOT(ISERROR([.W4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3])&gt;0;HYPERLINK(CONCATENATE(['file:///C:/Users/Txinto%20Vaz/Desktop/req_rees-core/uploading/RqUpload.ods'#$Dict.$B$1];&quot;issues/&quot;;[.B423]);CONCATENATE(&quot;#&quot;;[.B423]));&quot;&quot;)">
            <text:p/>
          </table:table-cell>
          <table:table-cell table:style-name="ce27" table:formula="of:=IF(LEN([.F423])&gt;0;MAX([.D$3:.D422])+1;&quot;&quot;)">
            <text:p/>
          </table:table-cell>
          <table:table-cell table:style-name="ce29" table:formula="of:=IF(LEN([.D423])&gt;0;CONCATENATE([.$K$1];TEXT([.D4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3];[.$H$3:.$H$1000];1;0)" office:value-type="string" office:string-value="" calcext:value-type="error">
            <text:p>#N/D</text:p>
          </table:table-cell>
          <table:table-cell table:style-name="ce102" table:formula="of:=NOT(ISERROR([.R423]))" office:value-type="boolean" office:boolean-value="false" calcext:value-type="boolean">
            <text:p>FALSO</text:p>
          </table:table-cell>
          <table:table-cell/>
          <table:table-cell table:formula="of:=VLOOKUP([.$F423];[.$F$3:.$F422];1;0)" office:value-type="string" office:string-value="" calcext:value-type="error">
            <text:p>#N/D</text:p>
          </table:table-cell>
          <table:table-cell table:style-name="ce102" table:formula="of:=NOT(ISERROR([.U423]))" office:value-type="boolean" office:boolean-value="false" calcext:value-type="boolean">
            <text:p>FALSO</text:p>
          </table:table-cell>
          <table:table-cell table:formula="of:=VLOOKUP([.$F423];[.$F424:.$F$1000];1;0)" office:value-type="string" office:string-value="" calcext:value-type="error">
            <text:p>#N/D</text:p>
          </table:table-cell>
          <table:table-cell table:style-name="ce102" table:formula="of:=NOT(ISERROR([.W4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4])&gt;0;HYPERLINK(CONCATENATE(['file:///C:/Users/Txinto%20Vaz/Desktop/req_rees-core/uploading/RqUpload.ods'#$Dict.$B$1];&quot;issues/&quot;;[.B424]);CONCATENATE(&quot;#&quot;;[.B424]));&quot;&quot;)">
            <text:p/>
          </table:table-cell>
          <table:table-cell table:style-name="ce27" table:formula="of:=IF(LEN([.F424])&gt;0;MAX([.D$3:.D423])+1;&quot;&quot;)">
            <text:p/>
          </table:table-cell>
          <table:table-cell table:style-name="ce29" table:formula="of:=IF(LEN([.D424])&gt;0;CONCATENATE([.$K$1];TEXT([.D4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4];[.$H$3:.$H$1000];1;0)" office:value-type="string" office:string-value="" calcext:value-type="error">
            <text:p>#N/D</text:p>
          </table:table-cell>
          <table:table-cell table:style-name="ce102" table:formula="of:=NOT(ISERROR([.R424]))" office:value-type="boolean" office:boolean-value="false" calcext:value-type="boolean">
            <text:p>FALSO</text:p>
          </table:table-cell>
          <table:table-cell/>
          <table:table-cell table:formula="of:=VLOOKUP([.$F424];[.$F$3:.$F423];1;0)" office:value-type="string" office:string-value="" calcext:value-type="error">
            <text:p>#N/D</text:p>
          </table:table-cell>
          <table:table-cell table:style-name="ce102" table:formula="of:=NOT(ISERROR([.U424]))" office:value-type="boolean" office:boolean-value="false" calcext:value-type="boolean">
            <text:p>FALSO</text:p>
          </table:table-cell>
          <table:table-cell table:formula="of:=VLOOKUP([.$F424];[.$F425:.$F$1000];1;0)" office:value-type="string" office:string-value="" calcext:value-type="error">
            <text:p>#N/D</text:p>
          </table:table-cell>
          <table:table-cell table:style-name="ce102" table:formula="of:=NOT(ISERROR([.W4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5])&gt;0;HYPERLINK(CONCATENATE(['file:///C:/Users/Txinto%20Vaz/Desktop/req_rees-core/uploading/RqUpload.ods'#$Dict.$B$1];&quot;issues/&quot;;[.B425]);CONCATENATE(&quot;#&quot;;[.B425]));&quot;&quot;)">
            <text:p/>
          </table:table-cell>
          <table:table-cell table:style-name="ce27" table:formula="of:=IF(LEN([.F425])&gt;0;MAX([.D$3:.D424])+1;&quot;&quot;)">
            <text:p/>
          </table:table-cell>
          <table:table-cell table:style-name="ce29" table:formula="of:=IF(LEN([.D425])&gt;0;CONCATENATE([.$K$1];TEXT([.D4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5];[.$H$3:.$H$1000];1;0)" office:value-type="string" office:string-value="" calcext:value-type="error">
            <text:p>#N/D</text:p>
          </table:table-cell>
          <table:table-cell table:style-name="ce102" table:formula="of:=NOT(ISERROR([.R425]))" office:value-type="boolean" office:boolean-value="false" calcext:value-type="boolean">
            <text:p>FALSO</text:p>
          </table:table-cell>
          <table:table-cell/>
          <table:table-cell table:formula="of:=VLOOKUP([.$F425];[.$F$3:.$F424];1;0)" office:value-type="string" office:string-value="" calcext:value-type="error">
            <text:p>#N/D</text:p>
          </table:table-cell>
          <table:table-cell table:style-name="ce102" table:formula="of:=NOT(ISERROR([.U425]))" office:value-type="boolean" office:boolean-value="false" calcext:value-type="boolean">
            <text:p>FALSO</text:p>
          </table:table-cell>
          <table:table-cell table:formula="of:=VLOOKUP([.$F425];[.$F426:.$F$1000];1;0)" office:value-type="string" office:string-value="" calcext:value-type="error">
            <text:p>#N/D</text:p>
          </table:table-cell>
          <table:table-cell table:style-name="ce102" table:formula="of:=NOT(ISERROR([.W4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6])&gt;0;HYPERLINK(CONCATENATE(['file:///C:/Users/Txinto%20Vaz/Desktop/req_rees-core/uploading/RqUpload.ods'#$Dict.$B$1];&quot;issues/&quot;;[.B426]);CONCATENATE(&quot;#&quot;;[.B426]));&quot;&quot;)">
            <text:p/>
          </table:table-cell>
          <table:table-cell table:style-name="ce27" table:formula="of:=IF(LEN([.F426])&gt;0;MAX([.D$3:.D425])+1;&quot;&quot;)">
            <text:p/>
          </table:table-cell>
          <table:table-cell table:style-name="ce29" table:formula="of:=IF(LEN([.D426])&gt;0;CONCATENATE([.$K$1];TEXT([.D4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6];[.$H$3:.$H$1000];1;0)" office:value-type="string" office:string-value="" calcext:value-type="error">
            <text:p>#N/D</text:p>
          </table:table-cell>
          <table:table-cell table:style-name="ce102" table:formula="of:=NOT(ISERROR([.R426]))" office:value-type="boolean" office:boolean-value="false" calcext:value-type="boolean">
            <text:p>FALSO</text:p>
          </table:table-cell>
          <table:table-cell/>
          <table:table-cell table:formula="of:=VLOOKUP([.$F426];[.$F$3:.$F425];1;0)" office:value-type="string" office:string-value="" calcext:value-type="error">
            <text:p>#N/D</text:p>
          </table:table-cell>
          <table:table-cell table:style-name="ce102" table:formula="of:=NOT(ISERROR([.U426]))" office:value-type="boolean" office:boolean-value="false" calcext:value-type="boolean">
            <text:p>FALSO</text:p>
          </table:table-cell>
          <table:table-cell table:formula="of:=VLOOKUP([.$F426];[.$F427:.$F$1000];1;0)" office:value-type="string" office:string-value="" calcext:value-type="error">
            <text:p>#N/D</text:p>
          </table:table-cell>
          <table:table-cell table:style-name="ce102" table:formula="of:=NOT(ISERROR([.W4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7])&gt;0;HYPERLINK(CONCATENATE(['file:///C:/Users/Txinto%20Vaz/Desktop/req_rees-core/uploading/RqUpload.ods'#$Dict.$B$1];&quot;issues/&quot;;[.B427]);CONCATENATE(&quot;#&quot;;[.B427]));&quot;&quot;)">
            <text:p/>
          </table:table-cell>
          <table:table-cell table:style-name="ce27" table:formula="of:=IF(LEN([.F427])&gt;0;MAX([.D$3:.D426])+1;&quot;&quot;)">
            <text:p/>
          </table:table-cell>
          <table:table-cell table:style-name="ce29" table:formula="of:=IF(LEN([.D427])&gt;0;CONCATENATE([.$K$1];TEXT([.D4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7];[.$H$3:.$H$1000];1;0)" office:value-type="string" office:string-value="" calcext:value-type="error">
            <text:p>#N/D</text:p>
          </table:table-cell>
          <table:table-cell table:style-name="ce102" table:formula="of:=NOT(ISERROR([.R427]))" office:value-type="boolean" office:boolean-value="false" calcext:value-type="boolean">
            <text:p>FALSO</text:p>
          </table:table-cell>
          <table:table-cell/>
          <table:table-cell table:formula="of:=VLOOKUP([.$F427];[.$F$3:.$F426];1;0)" office:value-type="string" office:string-value="" calcext:value-type="error">
            <text:p>#N/D</text:p>
          </table:table-cell>
          <table:table-cell table:style-name="ce102" table:formula="of:=NOT(ISERROR([.U427]))" office:value-type="boolean" office:boolean-value="false" calcext:value-type="boolean">
            <text:p>FALSO</text:p>
          </table:table-cell>
          <table:table-cell table:formula="of:=VLOOKUP([.$F427];[.$F428:.$F$1000];1;0)" office:value-type="string" office:string-value="" calcext:value-type="error">
            <text:p>#N/D</text:p>
          </table:table-cell>
          <table:table-cell table:style-name="ce102" table:formula="of:=NOT(ISERROR([.W4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8])&gt;0;HYPERLINK(CONCATENATE(['file:///C:/Users/Txinto%20Vaz/Desktop/req_rees-core/uploading/RqUpload.ods'#$Dict.$B$1];&quot;issues/&quot;;[.B428]);CONCATENATE(&quot;#&quot;;[.B428]));&quot;&quot;)">
            <text:p/>
          </table:table-cell>
          <table:table-cell table:style-name="ce27" table:formula="of:=IF(LEN([.F428])&gt;0;MAX([.D$3:.D427])+1;&quot;&quot;)">
            <text:p/>
          </table:table-cell>
          <table:table-cell table:style-name="ce29" table:formula="of:=IF(LEN([.D428])&gt;0;CONCATENATE([.$K$1];TEXT([.D4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8];[.$H$3:.$H$1000];1;0)" office:value-type="string" office:string-value="" calcext:value-type="error">
            <text:p>#N/D</text:p>
          </table:table-cell>
          <table:table-cell table:style-name="ce102" table:formula="of:=NOT(ISERROR([.R428]))" office:value-type="boolean" office:boolean-value="false" calcext:value-type="boolean">
            <text:p>FALSO</text:p>
          </table:table-cell>
          <table:table-cell/>
          <table:table-cell table:formula="of:=VLOOKUP([.$F428];[.$F$3:.$F427];1;0)" office:value-type="string" office:string-value="" calcext:value-type="error">
            <text:p>#N/D</text:p>
          </table:table-cell>
          <table:table-cell table:style-name="ce102" table:formula="of:=NOT(ISERROR([.U428]))" office:value-type="boolean" office:boolean-value="false" calcext:value-type="boolean">
            <text:p>FALSO</text:p>
          </table:table-cell>
          <table:table-cell table:formula="of:=VLOOKUP([.$F428];[.$F429:.$F$1000];1;0)" office:value-type="string" office:string-value="" calcext:value-type="error">
            <text:p>#N/D</text:p>
          </table:table-cell>
          <table:table-cell table:style-name="ce102" table:formula="of:=NOT(ISERROR([.W4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29])&gt;0;HYPERLINK(CONCATENATE(['file:///C:/Users/Txinto%20Vaz/Desktop/req_rees-core/uploading/RqUpload.ods'#$Dict.$B$1];&quot;issues/&quot;;[.B429]);CONCATENATE(&quot;#&quot;;[.B429]));&quot;&quot;)">
            <text:p/>
          </table:table-cell>
          <table:table-cell table:style-name="ce27" table:formula="of:=IF(LEN([.F429])&gt;0;MAX([.D$3:.D428])+1;&quot;&quot;)">
            <text:p/>
          </table:table-cell>
          <table:table-cell table:style-name="ce29" table:formula="of:=IF(LEN([.D429])&gt;0;CONCATENATE([.$K$1];TEXT([.D4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9];[.$H$3:.$H$1000];1;0)" office:value-type="string" office:string-value="" calcext:value-type="error">
            <text:p>#N/D</text:p>
          </table:table-cell>
          <table:table-cell table:style-name="ce102" table:formula="of:=NOT(ISERROR([.R429]))" office:value-type="boolean" office:boolean-value="false" calcext:value-type="boolean">
            <text:p>FALSO</text:p>
          </table:table-cell>
          <table:table-cell/>
          <table:table-cell table:formula="of:=VLOOKUP([.$F429];[.$F$3:.$F428];1;0)" office:value-type="string" office:string-value="" calcext:value-type="error">
            <text:p>#N/D</text:p>
          </table:table-cell>
          <table:table-cell table:style-name="ce102" table:formula="of:=NOT(ISERROR([.U429]))" office:value-type="boolean" office:boolean-value="false" calcext:value-type="boolean">
            <text:p>FALSO</text:p>
          </table:table-cell>
          <table:table-cell table:formula="of:=VLOOKUP([.$F429];[.$F430:.$F$1000];1;0)" office:value-type="string" office:string-value="" calcext:value-type="error">
            <text:p>#N/D</text:p>
          </table:table-cell>
          <table:table-cell table:style-name="ce102" table:formula="of:=NOT(ISERROR([.W4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0])&gt;0;HYPERLINK(CONCATENATE(['file:///C:/Users/Txinto%20Vaz/Desktop/req_rees-core/uploading/RqUpload.ods'#$Dict.$B$1];&quot;issues/&quot;;[.B430]);CONCATENATE(&quot;#&quot;;[.B430]));&quot;&quot;)">
            <text:p/>
          </table:table-cell>
          <table:table-cell table:style-name="ce27" table:formula="of:=IF(LEN([.F430])&gt;0;MAX([.D$3:.D429])+1;&quot;&quot;)">
            <text:p/>
          </table:table-cell>
          <table:table-cell table:style-name="ce29" table:formula="of:=IF(LEN([.D430])&gt;0;CONCATENATE([.$K$1];TEXT([.D4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0];[.$H$3:.$H$1000];1;0)" office:value-type="string" office:string-value="" calcext:value-type="error">
            <text:p>#N/D</text:p>
          </table:table-cell>
          <table:table-cell table:style-name="ce102" table:formula="of:=NOT(ISERROR([.R430]))" office:value-type="boolean" office:boolean-value="false" calcext:value-type="boolean">
            <text:p>FALSO</text:p>
          </table:table-cell>
          <table:table-cell/>
          <table:table-cell table:formula="of:=VLOOKUP([.$F430];[.$F$3:.$F429];1;0)" office:value-type="string" office:string-value="" calcext:value-type="error">
            <text:p>#N/D</text:p>
          </table:table-cell>
          <table:table-cell table:style-name="ce102" table:formula="of:=NOT(ISERROR([.U430]))" office:value-type="boolean" office:boolean-value="false" calcext:value-type="boolean">
            <text:p>FALSO</text:p>
          </table:table-cell>
          <table:table-cell table:formula="of:=VLOOKUP([.$F430];[.$F431:.$F$1000];1;0)" office:value-type="string" office:string-value="" calcext:value-type="error">
            <text:p>#N/D</text:p>
          </table:table-cell>
          <table:table-cell table:style-name="ce102" table:formula="of:=NOT(ISERROR([.W4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1])&gt;0;HYPERLINK(CONCATENATE(['file:///C:/Users/Txinto%20Vaz/Desktop/req_rees-core/uploading/RqUpload.ods'#$Dict.$B$1];&quot;issues/&quot;;[.B431]);CONCATENATE(&quot;#&quot;;[.B431]));&quot;&quot;)">
            <text:p/>
          </table:table-cell>
          <table:table-cell table:style-name="ce27" table:formula="of:=IF(LEN([.F431])&gt;0;MAX([.D$3:.D430])+1;&quot;&quot;)">
            <text:p/>
          </table:table-cell>
          <table:table-cell table:style-name="ce29" table:formula="of:=IF(LEN([.D431])&gt;0;CONCATENATE([.$K$1];TEXT([.D4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1];[.$H$3:.$H$1000];1;0)" office:value-type="string" office:string-value="" calcext:value-type="error">
            <text:p>#N/D</text:p>
          </table:table-cell>
          <table:table-cell table:style-name="ce102" table:formula="of:=NOT(ISERROR([.R431]))" office:value-type="boolean" office:boolean-value="false" calcext:value-type="boolean">
            <text:p>FALSO</text:p>
          </table:table-cell>
          <table:table-cell/>
          <table:table-cell table:formula="of:=VLOOKUP([.$F431];[.$F$3:.$F430];1;0)" office:value-type="string" office:string-value="" calcext:value-type="error">
            <text:p>#N/D</text:p>
          </table:table-cell>
          <table:table-cell table:style-name="ce102" table:formula="of:=NOT(ISERROR([.U431]))" office:value-type="boolean" office:boolean-value="false" calcext:value-type="boolean">
            <text:p>FALSO</text:p>
          </table:table-cell>
          <table:table-cell table:formula="of:=VLOOKUP([.$F431];[.$F432:.$F$1000];1;0)" office:value-type="string" office:string-value="" calcext:value-type="error">
            <text:p>#N/D</text:p>
          </table:table-cell>
          <table:table-cell table:style-name="ce102" table:formula="of:=NOT(ISERROR([.W4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2])&gt;0;HYPERLINK(CONCATENATE(['file:///C:/Users/Txinto%20Vaz/Desktop/req_rees-core/uploading/RqUpload.ods'#$Dict.$B$1];&quot;issues/&quot;;[.B432]);CONCATENATE(&quot;#&quot;;[.B432]));&quot;&quot;)">
            <text:p/>
          </table:table-cell>
          <table:table-cell table:style-name="ce27" table:formula="of:=IF(LEN([.F432])&gt;0;MAX([.D$3:.D431])+1;&quot;&quot;)">
            <text:p/>
          </table:table-cell>
          <table:table-cell table:style-name="ce29" table:formula="of:=IF(LEN([.D432])&gt;0;CONCATENATE([.$K$1];TEXT([.D4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2];[.$H$3:.$H$1000];1;0)" office:value-type="string" office:string-value="" calcext:value-type="error">
            <text:p>#N/D</text:p>
          </table:table-cell>
          <table:table-cell table:style-name="ce102" table:formula="of:=NOT(ISERROR([.R432]))" office:value-type="boolean" office:boolean-value="false" calcext:value-type="boolean">
            <text:p>FALSO</text:p>
          </table:table-cell>
          <table:table-cell/>
          <table:table-cell table:formula="of:=VLOOKUP([.$F432];[.$F$3:.$F431];1;0)" office:value-type="string" office:string-value="" calcext:value-type="error">
            <text:p>#N/D</text:p>
          </table:table-cell>
          <table:table-cell table:style-name="ce102" table:formula="of:=NOT(ISERROR([.U432]))" office:value-type="boolean" office:boolean-value="false" calcext:value-type="boolean">
            <text:p>FALSO</text:p>
          </table:table-cell>
          <table:table-cell table:formula="of:=VLOOKUP([.$F432];[.$F433:.$F$1000];1;0)" office:value-type="string" office:string-value="" calcext:value-type="error">
            <text:p>#N/D</text:p>
          </table:table-cell>
          <table:table-cell table:style-name="ce102" table:formula="of:=NOT(ISERROR([.W4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3])&gt;0;HYPERLINK(CONCATENATE(['file:///C:/Users/Txinto%20Vaz/Desktop/req_rees-core/uploading/RqUpload.ods'#$Dict.$B$1];&quot;issues/&quot;;[.B433]);CONCATENATE(&quot;#&quot;;[.B433]));&quot;&quot;)">
            <text:p/>
          </table:table-cell>
          <table:table-cell table:style-name="ce27" table:formula="of:=IF(LEN([.F433])&gt;0;MAX([.D$3:.D432])+1;&quot;&quot;)">
            <text:p/>
          </table:table-cell>
          <table:table-cell table:style-name="ce29" table:formula="of:=IF(LEN([.D433])&gt;0;CONCATENATE([.$K$1];TEXT([.D4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3];[.$H$3:.$H$1000];1;0)" office:value-type="string" office:string-value="" calcext:value-type="error">
            <text:p>#N/D</text:p>
          </table:table-cell>
          <table:table-cell table:style-name="ce102" table:formula="of:=NOT(ISERROR([.R433]))" office:value-type="boolean" office:boolean-value="false" calcext:value-type="boolean">
            <text:p>FALSO</text:p>
          </table:table-cell>
          <table:table-cell/>
          <table:table-cell table:formula="of:=VLOOKUP([.$F433];[.$F$3:.$F432];1;0)" office:value-type="string" office:string-value="" calcext:value-type="error">
            <text:p>#N/D</text:p>
          </table:table-cell>
          <table:table-cell table:style-name="ce102" table:formula="of:=NOT(ISERROR([.U433]))" office:value-type="boolean" office:boolean-value="false" calcext:value-type="boolean">
            <text:p>FALSO</text:p>
          </table:table-cell>
          <table:table-cell table:formula="of:=VLOOKUP([.$F433];[.$F434:.$F$1000];1;0)" office:value-type="string" office:string-value="" calcext:value-type="error">
            <text:p>#N/D</text:p>
          </table:table-cell>
          <table:table-cell table:style-name="ce102" table:formula="of:=NOT(ISERROR([.W4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4])&gt;0;HYPERLINK(CONCATENATE(['file:///C:/Users/Txinto%20Vaz/Desktop/req_rees-core/uploading/RqUpload.ods'#$Dict.$B$1];&quot;issues/&quot;;[.B434]);CONCATENATE(&quot;#&quot;;[.B434]));&quot;&quot;)">
            <text:p/>
          </table:table-cell>
          <table:table-cell table:style-name="ce27" table:formula="of:=IF(LEN([.F434])&gt;0;MAX([.D$3:.D433])+1;&quot;&quot;)">
            <text:p/>
          </table:table-cell>
          <table:table-cell table:style-name="ce29" table:formula="of:=IF(LEN([.D434])&gt;0;CONCATENATE([.$K$1];TEXT([.D4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4];[.$H$3:.$H$1000];1;0)" office:value-type="string" office:string-value="" calcext:value-type="error">
            <text:p>#N/D</text:p>
          </table:table-cell>
          <table:table-cell table:style-name="ce102" table:formula="of:=NOT(ISERROR([.R434]))" office:value-type="boolean" office:boolean-value="false" calcext:value-type="boolean">
            <text:p>FALSO</text:p>
          </table:table-cell>
          <table:table-cell/>
          <table:table-cell table:formula="of:=VLOOKUP([.$F434];[.$F$3:.$F433];1;0)" office:value-type="string" office:string-value="" calcext:value-type="error">
            <text:p>#N/D</text:p>
          </table:table-cell>
          <table:table-cell table:style-name="ce102" table:formula="of:=NOT(ISERROR([.U434]))" office:value-type="boolean" office:boolean-value="false" calcext:value-type="boolean">
            <text:p>FALSO</text:p>
          </table:table-cell>
          <table:table-cell table:formula="of:=VLOOKUP([.$F434];[.$F435:.$F$1000];1;0)" office:value-type="string" office:string-value="" calcext:value-type="error">
            <text:p>#N/D</text:p>
          </table:table-cell>
          <table:table-cell table:style-name="ce102" table:formula="of:=NOT(ISERROR([.W4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5])&gt;0;HYPERLINK(CONCATENATE(['file:///C:/Users/Txinto%20Vaz/Desktop/req_rees-core/uploading/RqUpload.ods'#$Dict.$B$1];&quot;issues/&quot;;[.B435]);CONCATENATE(&quot;#&quot;;[.B435]));&quot;&quot;)">
            <text:p/>
          </table:table-cell>
          <table:table-cell table:style-name="ce27" table:formula="of:=IF(LEN([.F435])&gt;0;MAX([.D$3:.D434])+1;&quot;&quot;)">
            <text:p/>
          </table:table-cell>
          <table:table-cell table:style-name="ce29" table:formula="of:=IF(LEN([.D435])&gt;0;CONCATENATE([.$K$1];TEXT([.D4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5];[.$H$3:.$H$1000];1;0)" office:value-type="string" office:string-value="" calcext:value-type="error">
            <text:p>#N/D</text:p>
          </table:table-cell>
          <table:table-cell table:style-name="ce102" table:formula="of:=NOT(ISERROR([.R435]))" office:value-type="boolean" office:boolean-value="false" calcext:value-type="boolean">
            <text:p>FALSO</text:p>
          </table:table-cell>
          <table:table-cell/>
          <table:table-cell table:formula="of:=VLOOKUP([.$F435];[.$F$3:.$F434];1;0)" office:value-type="string" office:string-value="" calcext:value-type="error">
            <text:p>#N/D</text:p>
          </table:table-cell>
          <table:table-cell table:style-name="ce102" table:formula="of:=NOT(ISERROR([.U435]))" office:value-type="boolean" office:boolean-value="false" calcext:value-type="boolean">
            <text:p>FALSO</text:p>
          </table:table-cell>
          <table:table-cell table:formula="of:=VLOOKUP([.$F435];[.$F436:.$F$1000];1;0)" office:value-type="string" office:string-value="" calcext:value-type="error">
            <text:p>#N/D</text:p>
          </table:table-cell>
          <table:table-cell table:style-name="ce102" table:formula="of:=NOT(ISERROR([.W4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6])&gt;0;HYPERLINK(CONCATENATE(['file:///C:/Users/Txinto%20Vaz/Desktop/req_rees-core/uploading/RqUpload.ods'#$Dict.$B$1];&quot;issues/&quot;;[.B436]);CONCATENATE(&quot;#&quot;;[.B436]));&quot;&quot;)">
            <text:p/>
          </table:table-cell>
          <table:table-cell table:style-name="ce27" table:formula="of:=IF(LEN([.F436])&gt;0;MAX([.D$3:.D435])+1;&quot;&quot;)">
            <text:p/>
          </table:table-cell>
          <table:table-cell table:style-name="ce29" table:formula="of:=IF(LEN([.D436])&gt;0;CONCATENATE([.$K$1];TEXT([.D4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6];[.$H$3:.$H$1000];1;0)" office:value-type="string" office:string-value="" calcext:value-type="error">
            <text:p>#N/D</text:p>
          </table:table-cell>
          <table:table-cell table:style-name="ce102" table:formula="of:=NOT(ISERROR([.R436]))" office:value-type="boolean" office:boolean-value="false" calcext:value-type="boolean">
            <text:p>FALSO</text:p>
          </table:table-cell>
          <table:table-cell/>
          <table:table-cell table:formula="of:=VLOOKUP([.$F436];[.$F$3:.$F435];1;0)" office:value-type="string" office:string-value="" calcext:value-type="error">
            <text:p>#N/D</text:p>
          </table:table-cell>
          <table:table-cell table:style-name="ce102" table:formula="of:=NOT(ISERROR([.U436]))" office:value-type="boolean" office:boolean-value="false" calcext:value-type="boolean">
            <text:p>FALSO</text:p>
          </table:table-cell>
          <table:table-cell table:formula="of:=VLOOKUP([.$F436];[.$F437:.$F$1000];1;0)" office:value-type="string" office:string-value="" calcext:value-type="error">
            <text:p>#N/D</text:p>
          </table:table-cell>
          <table:table-cell table:style-name="ce102" table:formula="of:=NOT(ISERROR([.W4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7])&gt;0;HYPERLINK(CONCATENATE(['file:///C:/Users/Txinto%20Vaz/Desktop/req_rees-core/uploading/RqUpload.ods'#$Dict.$B$1];&quot;issues/&quot;;[.B437]);CONCATENATE(&quot;#&quot;;[.B437]));&quot;&quot;)">
            <text:p/>
          </table:table-cell>
          <table:table-cell table:style-name="ce27" table:formula="of:=IF(LEN([.F437])&gt;0;MAX([.D$3:.D436])+1;&quot;&quot;)">
            <text:p/>
          </table:table-cell>
          <table:table-cell table:style-name="ce29" table:formula="of:=IF(LEN([.D437])&gt;0;CONCATENATE([.$K$1];TEXT([.D4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7];[.$H$3:.$H$1000];1;0)" office:value-type="string" office:string-value="" calcext:value-type="error">
            <text:p>#N/D</text:p>
          </table:table-cell>
          <table:table-cell table:style-name="ce102" table:formula="of:=NOT(ISERROR([.R437]))" office:value-type="boolean" office:boolean-value="false" calcext:value-type="boolean">
            <text:p>FALSO</text:p>
          </table:table-cell>
          <table:table-cell/>
          <table:table-cell table:formula="of:=VLOOKUP([.$F437];[.$F$3:.$F436];1;0)" office:value-type="string" office:string-value="" calcext:value-type="error">
            <text:p>#N/D</text:p>
          </table:table-cell>
          <table:table-cell table:style-name="ce102" table:formula="of:=NOT(ISERROR([.U437]))" office:value-type="boolean" office:boolean-value="false" calcext:value-type="boolean">
            <text:p>FALSO</text:p>
          </table:table-cell>
          <table:table-cell table:formula="of:=VLOOKUP([.$F437];[.$F438:.$F$1000];1;0)" office:value-type="string" office:string-value="" calcext:value-type="error">
            <text:p>#N/D</text:p>
          </table:table-cell>
          <table:table-cell table:style-name="ce102" table:formula="of:=NOT(ISERROR([.W4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8])&gt;0;HYPERLINK(CONCATENATE(['file:///C:/Users/Txinto%20Vaz/Desktop/req_rees-core/uploading/RqUpload.ods'#$Dict.$B$1];&quot;issues/&quot;;[.B438]);CONCATENATE(&quot;#&quot;;[.B438]));&quot;&quot;)">
            <text:p/>
          </table:table-cell>
          <table:table-cell table:style-name="ce27" table:formula="of:=IF(LEN([.F438])&gt;0;MAX([.D$3:.D437])+1;&quot;&quot;)">
            <text:p/>
          </table:table-cell>
          <table:table-cell table:style-name="ce29" table:formula="of:=IF(LEN([.D438])&gt;0;CONCATENATE([.$K$1];TEXT([.D4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8];[.$H$3:.$H$1000];1;0)" office:value-type="string" office:string-value="" calcext:value-type="error">
            <text:p>#N/D</text:p>
          </table:table-cell>
          <table:table-cell table:style-name="ce102" table:formula="of:=NOT(ISERROR([.R438]))" office:value-type="boolean" office:boolean-value="false" calcext:value-type="boolean">
            <text:p>FALSO</text:p>
          </table:table-cell>
          <table:table-cell/>
          <table:table-cell table:formula="of:=VLOOKUP([.$F438];[.$F$3:.$F437];1;0)" office:value-type="string" office:string-value="" calcext:value-type="error">
            <text:p>#N/D</text:p>
          </table:table-cell>
          <table:table-cell table:style-name="ce102" table:formula="of:=NOT(ISERROR([.U438]))" office:value-type="boolean" office:boolean-value="false" calcext:value-type="boolean">
            <text:p>FALSO</text:p>
          </table:table-cell>
          <table:table-cell table:formula="of:=VLOOKUP([.$F438];[.$F439:.$F$1000];1;0)" office:value-type="string" office:string-value="" calcext:value-type="error">
            <text:p>#N/D</text:p>
          </table:table-cell>
          <table:table-cell table:style-name="ce102" table:formula="of:=NOT(ISERROR([.W4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39])&gt;0;HYPERLINK(CONCATENATE(['file:///C:/Users/Txinto%20Vaz/Desktop/req_rees-core/uploading/RqUpload.ods'#$Dict.$B$1];&quot;issues/&quot;;[.B439]);CONCATENATE(&quot;#&quot;;[.B439]));&quot;&quot;)">
            <text:p/>
          </table:table-cell>
          <table:table-cell table:style-name="ce27" table:formula="of:=IF(LEN([.F439])&gt;0;MAX([.D$3:.D438])+1;&quot;&quot;)">
            <text:p/>
          </table:table-cell>
          <table:table-cell table:style-name="ce29" table:formula="of:=IF(LEN([.D439])&gt;0;CONCATENATE([.$K$1];TEXT([.D4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9];[.$H$3:.$H$1000];1;0)" office:value-type="string" office:string-value="" calcext:value-type="error">
            <text:p>#N/D</text:p>
          </table:table-cell>
          <table:table-cell table:style-name="ce102" table:formula="of:=NOT(ISERROR([.R439]))" office:value-type="boolean" office:boolean-value="false" calcext:value-type="boolean">
            <text:p>FALSO</text:p>
          </table:table-cell>
          <table:table-cell/>
          <table:table-cell table:formula="of:=VLOOKUP([.$F439];[.$F$3:.$F438];1;0)" office:value-type="string" office:string-value="" calcext:value-type="error">
            <text:p>#N/D</text:p>
          </table:table-cell>
          <table:table-cell table:style-name="ce102" table:formula="of:=NOT(ISERROR([.U439]))" office:value-type="boolean" office:boolean-value="false" calcext:value-type="boolean">
            <text:p>FALSO</text:p>
          </table:table-cell>
          <table:table-cell table:formula="of:=VLOOKUP([.$F439];[.$F440:.$F$1000];1;0)" office:value-type="string" office:string-value="" calcext:value-type="error">
            <text:p>#N/D</text:p>
          </table:table-cell>
          <table:table-cell table:style-name="ce102" table:formula="of:=NOT(ISERROR([.W4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0])&gt;0;HYPERLINK(CONCATENATE(['file:///C:/Users/Txinto%20Vaz/Desktop/req_rees-core/uploading/RqUpload.ods'#$Dict.$B$1];&quot;issues/&quot;;[.B440]);CONCATENATE(&quot;#&quot;;[.B440]));&quot;&quot;)">
            <text:p/>
          </table:table-cell>
          <table:table-cell table:style-name="ce27" table:formula="of:=IF(LEN([.F440])&gt;0;MAX([.D$3:.D439])+1;&quot;&quot;)">
            <text:p/>
          </table:table-cell>
          <table:table-cell table:style-name="ce29" table:formula="of:=IF(LEN([.D440])&gt;0;CONCATENATE([.$K$1];TEXT([.D4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0];[.$H$3:.$H$1000];1;0)" office:value-type="string" office:string-value="" calcext:value-type="error">
            <text:p>#N/D</text:p>
          </table:table-cell>
          <table:table-cell table:style-name="ce102" table:formula="of:=NOT(ISERROR([.R440]))" office:value-type="boolean" office:boolean-value="false" calcext:value-type="boolean">
            <text:p>FALSO</text:p>
          </table:table-cell>
          <table:table-cell/>
          <table:table-cell table:formula="of:=VLOOKUP([.$F440];[.$F$3:.$F439];1;0)" office:value-type="string" office:string-value="" calcext:value-type="error">
            <text:p>#N/D</text:p>
          </table:table-cell>
          <table:table-cell table:style-name="ce102" table:formula="of:=NOT(ISERROR([.U440]))" office:value-type="boolean" office:boolean-value="false" calcext:value-type="boolean">
            <text:p>FALSO</text:p>
          </table:table-cell>
          <table:table-cell table:formula="of:=VLOOKUP([.$F440];[.$F441:.$F$1000];1;0)" office:value-type="string" office:string-value="" calcext:value-type="error">
            <text:p>#N/D</text:p>
          </table:table-cell>
          <table:table-cell table:style-name="ce102" table:formula="of:=NOT(ISERROR([.W4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1])&gt;0;HYPERLINK(CONCATENATE(['file:///C:/Users/Txinto%20Vaz/Desktop/req_rees-core/uploading/RqUpload.ods'#$Dict.$B$1];&quot;issues/&quot;;[.B441]);CONCATENATE(&quot;#&quot;;[.B441]));&quot;&quot;)">
            <text:p/>
          </table:table-cell>
          <table:table-cell table:style-name="ce27" table:formula="of:=IF(LEN([.F441])&gt;0;MAX([.D$3:.D440])+1;&quot;&quot;)">
            <text:p/>
          </table:table-cell>
          <table:table-cell table:style-name="ce29" table:formula="of:=IF(LEN([.D441])&gt;0;CONCATENATE([.$K$1];TEXT([.D4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1];[.$H$3:.$H$1000];1;0)" office:value-type="string" office:string-value="" calcext:value-type="error">
            <text:p>#N/D</text:p>
          </table:table-cell>
          <table:table-cell table:style-name="ce102" table:formula="of:=NOT(ISERROR([.R441]))" office:value-type="boolean" office:boolean-value="false" calcext:value-type="boolean">
            <text:p>FALSO</text:p>
          </table:table-cell>
          <table:table-cell/>
          <table:table-cell table:formula="of:=VLOOKUP([.$F441];[.$F$3:.$F440];1;0)" office:value-type="string" office:string-value="" calcext:value-type="error">
            <text:p>#N/D</text:p>
          </table:table-cell>
          <table:table-cell table:style-name="ce102" table:formula="of:=NOT(ISERROR([.U441]))" office:value-type="boolean" office:boolean-value="false" calcext:value-type="boolean">
            <text:p>FALSO</text:p>
          </table:table-cell>
          <table:table-cell table:formula="of:=VLOOKUP([.$F441];[.$F442:.$F$1000];1;0)" office:value-type="string" office:string-value="" calcext:value-type="error">
            <text:p>#N/D</text:p>
          </table:table-cell>
          <table:table-cell table:style-name="ce102" table:formula="of:=NOT(ISERROR([.W4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2])&gt;0;HYPERLINK(CONCATENATE(['file:///C:/Users/Txinto%20Vaz/Desktop/req_rees-core/uploading/RqUpload.ods'#$Dict.$B$1];&quot;issues/&quot;;[.B442]);CONCATENATE(&quot;#&quot;;[.B442]));&quot;&quot;)">
            <text:p/>
          </table:table-cell>
          <table:table-cell table:style-name="ce27" table:formula="of:=IF(LEN([.F442])&gt;0;MAX([.D$3:.D441])+1;&quot;&quot;)">
            <text:p/>
          </table:table-cell>
          <table:table-cell table:style-name="ce29" table:formula="of:=IF(LEN([.D442])&gt;0;CONCATENATE([.$K$1];TEXT([.D4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2];[.$H$3:.$H$1000];1;0)" office:value-type="string" office:string-value="" calcext:value-type="error">
            <text:p>#N/D</text:p>
          </table:table-cell>
          <table:table-cell table:style-name="ce102" table:formula="of:=NOT(ISERROR([.R442]))" office:value-type="boolean" office:boolean-value="false" calcext:value-type="boolean">
            <text:p>FALSO</text:p>
          </table:table-cell>
          <table:table-cell/>
          <table:table-cell table:formula="of:=VLOOKUP([.$F442];[.$F$3:.$F441];1;0)" office:value-type="string" office:string-value="" calcext:value-type="error">
            <text:p>#N/D</text:p>
          </table:table-cell>
          <table:table-cell table:style-name="ce102" table:formula="of:=NOT(ISERROR([.U442]))" office:value-type="boolean" office:boolean-value="false" calcext:value-type="boolean">
            <text:p>FALSO</text:p>
          </table:table-cell>
          <table:table-cell table:formula="of:=VLOOKUP([.$F442];[.$F443:.$F$1000];1;0)" office:value-type="string" office:string-value="" calcext:value-type="error">
            <text:p>#N/D</text:p>
          </table:table-cell>
          <table:table-cell table:style-name="ce102" table:formula="of:=NOT(ISERROR([.W4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3])&gt;0;HYPERLINK(CONCATENATE(['file:///C:/Users/Txinto%20Vaz/Desktop/req_rees-core/uploading/RqUpload.ods'#$Dict.$B$1];&quot;issues/&quot;;[.B443]);CONCATENATE(&quot;#&quot;;[.B443]));&quot;&quot;)">
            <text:p/>
          </table:table-cell>
          <table:table-cell table:style-name="ce27" table:formula="of:=IF(LEN([.F443])&gt;0;MAX([.D$3:.D442])+1;&quot;&quot;)">
            <text:p/>
          </table:table-cell>
          <table:table-cell table:style-name="ce29" table:formula="of:=IF(LEN([.D443])&gt;0;CONCATENATE([.$K$1];TEXT([.D4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3];[.$H$3:.$H$1000];1;0)" office:value-type="string" office:string-value="" calcext:value-type="error">
            <text:p>#N/D</text:p>
          </table:table-cell>
          <table:table-cell table:style-name="ce102" table:formula="of:=NOT(ISERROR([.R443]))" office:value-type="boolean" office:boolean-value="false" calcext:value-type="boolean">
            <text:p>FALSO</text:p>
          </table:table-cell>
          <table:table-cell/>
          <table:table-cell table:formula="of:=VLOOKUP([.$F443];[.$F$3:.$F442];1;0)" office:value-type="string" office:string-value="" calcext:value-type="error">
            <text:p>#N/D</text:p>
          </table:table-cell>
          <table:table-cell table:style-name="ce102" table:formula="of:=NOT(ISERROR([.U443]))" office:value-type="boolean" office:boolean-value="false" calcext:value-type="boolean">
            <text:p>FALSO</text:p>
          </table:table-cell>
          <table:table-cell table:formula="of:=VLOOKUP([.$F443];[.$F444:.$F$1000];1;0)" office:value-type="string" office:string-value="" calcext:value-type="error">
            <text:p>#N/D</text:p>
          </table:table-cell>
          <table:table-cell table:style-name="ce102" table:formula="of:=NOT(ISERROR([.W4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4])&gt;0;HYPERLINK(CONCATENATE(['file:///C:/Users/Txinto%20Vaz/Desktop/req_rees-core/uploading/RqUpload.ods'#$Dict.$B$1];&quot;issues/&quot;;[.B444]);CONCATENATE(&quot;#&quot;;[.B444]));&quot;&quot;)">
            <text:p/>
          </table:table-cell>
          <table:table-cell table:style-name="ce27" table:formula="of:=IF(LEN([.F444])&gt;0;MAX([.D$3:.D443])+1;&quot;&quot;)">
            <text:p/>
          </table:table-cell>
          <table:table-cell table:style-name="ce29" table:formula="of:=IF(LEN([.D444])&gt;0;CONCATENATE([.$K$1];TEXT([.D4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4];[.$H$3:.$H$1000];1;0)" office:value-type="string" office:string-value="" calcext:value-type="error">
            <text:p>#N/D</text:p>
          </table:table-cell>
          <table:table-cell table:style-name="ce102" table:formula="of:=NOT(ISERROR([.R444]))" office:value-type="boolean" office:boolean-value="false" calcext:value-type="boolean">
            <text:p>FALSO</text:p>
          </table:table-cell>
          <table:table-cell/>
          <table:table-cell table:formula="of:=VLOOKUP([.$F444];[.$F$3:.$F443];1;0)" office:value-type="string" office:string-value="" calcext:value-type="error">
            <text:p>#N/D</text:p>
          </table:table-cell>
          <table:table-cell table:style-name="ce102" table:formula="of:=NOT(ISERROR([.U444]))" office:value-type="boolean" office:boolean-value="false" calcext:value-type="boolean">
            <text:p>FALSO</text:p>
          </table:table-cell>
          <table:table-cell table:formula="of:=VLOOKUP([.$F444];[.$F445:.$F$1000];1;0)" office:value-type="string" office:string-value="" calcext:value-type="error">
            <text:p>#N/D</text:p>
          </table:table-cell>
          <table:table-cell table:style-name="ce102" table:formula="of:=NOT(ISERROR([.W4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5])&gt;0;HYPERLINK(CONCATENATE(['file:///C:/Users/Txinto%20Vaz/Desktop/req_rees-core/uploading/RqUpload.ods'#$Dict.$B$1];&quot;issues/&quot;;[.B445]);CONCATENATE(&quot;#&quot;;[.B445]));&quot;&quot;)">
            <text:p/>
          </table:table-cell>
          <table:table-cell table:style-name="ce27" table:formula="of:=IF(LEN([.F445])&gt;0;MAX([.D$3:.D444])+1;&quot;&quot;)">
            <text:p/>
          </table:table-cell>
          <table:table-cell table:style-name="ce29" table:formula="of:=IF(LEN([.D445])&gt;0;CONCATENATE([.$K$1];TEXT([.D4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5];[.$H$3:.$H$1000];1;0)" office:value-type="string" office:string-value="" calcext:value-type="error">
            <text:p>#N/D</text:p>
          </table:table-cell>
          <table:table-cell table:style-name="ce102" table:formula="of:=NOT(ISERROR([.R445]))" office:value-type="boolean" office:boolean-value="false" calcext:value-type="boolean">
            <text:p>FALSO</text:p>
          </table:table-cell>
          <table:table-cell/>
          <table:table-cell table:formula="of:=VLOOKUP([.$F445];[.$F$3:.$F444];1;0)" office:value-type="string" office:string-value="" calcext:value-type="error">
            <text:p>#N/D</text:p>
          </table:table-cell>
          <table:table-cell table:style-name="ce102" table:formula="of:=NOT(ISERROR([.U445]))" office:value-type="boolean" office:boolean-value="false" calcext:value-type="boolean">
            <text:p>FALSO</text:p>
          </table:table-cell>
          <table:table-cell table:formula="of:=VLOOKUP([.$F445];[.$F446:.$F$1000];1;0)" office:value-type="string" office:string-value="" calcext:value-type="error">
            <text:p>#N/D</text:p>
          </table:table-cell>
          <table:table-cell table:style-name="ce102" table:formula="of:=NOT(ISERROR([.W4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6])&gt;0;HYPERLINK(CONCATENATE(['file:///C:/Users/Txinto%20Vaz/Desktop/req_rees-core/uploading/RqUpload.ods'#$Dict.$B$1];&quot;issues/&quot;;[.B446]);CONCATENATE(&quot;#&quot;;[.B446]));&quot;&quot;)">
            <text:p/>
          </table:table-cell>
          <table:table-cell table:style-name="ce27" table:formula="of:=IF(LEN([.F446])&gt;0;MAX([.D$3:.D445])+1;&quot;&quot;)">
            <text:p/>
          </table:table-cell>
          <table:table-cell table:style-name="ce29" table:formula="of:=IF(LEN([.D446])&gt;0;CONCATENATE([.$K$1];TEXT([.D4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6];[.$H$3:.$H$1000];1;0)" office:value-type="string" office:string-value="" calcext:value-type="error">
            <text:p>#N/D</text:p>
          </table:table-cell>
          <table:table-cell table:style-name="ce102" table:formula="of:=NOT(ISERROR([.R446]))" office:value-type="boolean" office:boolean-value="false" calcext:value-type="boolean">
            <text:p>FALSO</text:p>
          </table:table-cell>
          <table:table-cell/>
          <table:table-cell table:formula="of:=VLOOKUP([.$F446];[.$F$3:.$F445];1;0)" office:value-type="string" office:string-value="" calcext:value-type="error">
            <text:p>#N/D</text:p>
          </table:table-cell>
          <table:table-cell table:style-name="ce102" table:formula="of:=NOT(ISERROR([.U446]))" office:value-type="boolean" office:boolean-value="false" calcext:value-type="boolean">
            <text:p>FALSO</text:p>
          </table:table-cell>
          <table:table-cell table:formula="of:=VLOOKUP([.$F446];[.$F447:.$F$1000];1;0)" office:value-type="string" office:string-value="" calcext:value-type="error">
            <text:p>#N/D</text:p>
          </table:table-cell>
          <table:table-cell table:style-name="ce102" table:formula="of:=NOT(ISERROR([.W4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7])&gt;0;HYPERLINK(CONCATENATE(['file:///C:/Users/Txinto%20Vaz/Desktop/req_rees-core/uploading/RqUpload.ods'#$Dict.$B$1];&quot;issues/&quot;;[.B447]);CONCATENATE(&quot;#&quot;;[.B447]));&quot;&quot;)">
            <text:p/>
          </table:table-cell>
          <table:table-cell table:style-name="ce27" table:formula="of:=IF(LEN([.F447])&gt;0;MAX([.D$3:.D446])+1;&quot;&quot;)">
            <text:p/>
          </table:table-cell>
          <table:table-cell table:style-name="ce29" table:formula="of:=IF(LEN([.D447])&gt;0;CONCATENATE([.$K$1];TEXT([.D4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7];[.$H$3:.$H$1000];1;0)" office:value-type="string" office:string-value="" calcext:value-type="error">
            <text:p>#N/D</text:p>
          </table:table-cell>
          <table:table-cell table:style-name="ce102" table:formula="of:=NOT(ISERROR([.R447]))" office:value-type="boolean" office:boolean-value="false" calcext:value-type="boolean">
            <text:p>FALSO</text:p>
          </table:table-cell>
          <table:table-cell/>
          <table:table-cell table:formula="of:=VLOOKUP([.$F447];[.$F$3:.$F446];1;0)" office:value-type="string" office:string-value="" calcext:value-type="error">
            <text:p>#N/D</text:p>
          </table:table-cell>
          <table:table-cell table:style-name="ce102" table:formula="of:=NOT(ISERROR([.U447]))" office:value-type="boolean" office:boolean-value="false" calcext:value-type="boolean">
            <text:p>FALSO</text:p>
          </table:table-cell>
          <table:table-cell table:formula="of:=VLOOKUP([.$F447];[.$F448:.$F$1000];1;0)" office:value-type="string" office:string-value="" calcext:value-type="error">
            <text:p>#N/D</text:p>
          </table:table-cell>
          <table:table-cell table:style-name="ce102" table:formula="of:=NOT(ISERROR([.W4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8])&gt;0;HYPERLINK(CONCATENATE(['file:///C:/Users/Txinto%20Vaz/Desktop/req_rees-core/uploading/RqUpload.ods'#$Dict.$B$1];&quot;issues/&quot;;[.B448]);CONCATENATE(&quot;#&quot;;[.B448]));&quot;&quot;)">
            <text:p/>
          </table:table-cell>
          <table:table-cell table:style-name="ce27" table:formula="of:=IF(LEN([.F448])&gt;0;MAX([.D$3:.D447])+1;&quot;&quot;)">
            <text:p/>
          </table:table-cell>
          <table:table-cell table:style-name="ce29" table:formula="of:=IF(LEN([.D448])&gt;0;CONCATENATE([.$K$1];TEXT([.D4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8];[.$H$3:.$H$1000];1;0)" office:value-type="string" office:string-value="" calcext:value-type="error">
            <text:p>#N/D</text:p>
          </table:table-cell>
          <table:table-cell table:style-name="ce102" table:formula="of:=NOT(ISERROR([.R448]))" office:value-type="boolean" office:boolean-value="false" calcext:value-type="boolean">
            <text:p>FALSO</text:p>
          </table:table-cell>
          <table:table-cell/>
          <table:table-cell table:formula="of:=VLOOKUP([.$F448];[.$F$3:.$F447];1;0)" office:value-type="string" office:string-value="" calcext:value-type="error">
            <text:p>#N/D</text:p>
          </table:table-cell>
          <table:table-cell table:style-name="ce102" table:formula="of:=NOT(ISERROR([.U448]))" office:value-type="boolean" office:boolean-value="false" calcext:value-type="boolean">
            <text:p>FALSO</text:p>
          </table:table-cell>
          <table:table-cell table:formula="of:=VLOOKUP([.$F448];[.$F449:.$F$1000];1;0)" office:value-type="string" office:string-value="" calcext:value-type="error">
            <text:p>#N/D</text:p>
          </table:table-cell>
          <table:table-cell table:style-name="ce102" table:formula="of:=NOT(ISERROR([.W4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49])&gt;0;HYPERLINK(CONCATENATE(['file:///C:/Users/Txinto%20Vaz/Desktop/req_rees-core/uploading/RqUpload.ods'#$Dict.$B$1];&quot;issues/&quot;;[.B449]);CONCATENATE(&quot;#&quot;;[.B449]));&quot;&quot;)">
            <text:p/>
          </table:table-cell>
          <table:table-cell table:style-name="ce27" table:formula="of:=IF(LEN([.F449])&gt;0;MAX([.D$3:.D448])+1;&quot;&quot;)">
            <text:p/>
          </table:table-cell>
          <table:table-cell table:style-name="ce29" table:formula="of:=IF(LEN([.D449])&gt;0;CONCATENATE([.$K$1];TEXT([.D4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9];[.$H$3:.$H$1000];1;0)" office:value-type="string" office:string-value="" calcext:value-type="error">
            <text:p>#N/D</text:p>
          </table:table-cell>
          <table:table-cell table:style-name="ce102" table:formula="of:=NOT(ISERROR([.R449]))" office:value-type="boolean" office:boolean-value="false" calcext:value-type="boolean">
            <text:p>FALSO</text:p>
          </table:table-cell>
          <table:table-cell/>
          <table:table-cell table:formula="of:=VLOOKUP([.$F449];[.$F$3:.$F448];1;0)" office:value-type="string" office:string-value="" calcext:value-type="error">
            <text:p>#N/D</text:p>
          </table:table-cell>
          <table:table-cell table:style-name="ce102" table:formula="of:=NOT(ISERROR([.U449]))" office:value-type="boolean" office:boolean-value="false" calcext:value-type="boolean">
            <text:p>FALSO</text:p>
          </table:table-cell>
          <table:table-cell table:formula="of:=VLOOKUP([.$F449];[.$F450:.$F$1000];1;0)" office:value-type="string" office:string-value="" calcext:value-type="error">
            <text:p>#N/D</text:p>
          </table:table-cell>
          <table:table-cell table:style-name="ce102" table:formula="of:=NOT(ISERROR([.W4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0])&gt;0;HYPERLINK(CONCATENATE(['file:///C:/Users/Txinto%20Vaz/Desktop/req_rees-core/uploading/RqUpload.ods'#$Dict.$B$1];&quot;issues/&quot;;[.B450]);CONCATENATE(&quot;#&quot;;[.B450]));&quot;&quot;)">
            <text:p/>
          </table:table-cell>
          <table:table-cell table:style-name="ce27" table:formula="of:=IF(LEN([.F450])&gt;0;MAX([.D$3:.D449])+1;&quot;&quot;)">
            <text:p/>
          </table:table-cell>
          <table:table-cell table:style-name="ce29" table:formula="of:=IF(LEN([.D450])&gt;0;CONCATENATE([.$K$1];TEXT([.D4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0];[.$H$3:.$H$1000];1;0)" office:value-type="string" office:string-value="" calcext:value-type="error">
            <text:p>#N/D</text:p>
          </table:table-cell>
          <table:table-cell table:style-name="ce102" table:formula="of:=NOT(ISERROR([.R450]))" office:value-type="boolean" office:boolean-value="false" calcext:value-type="boolean">
            <text:p>FALSO</text:p>
          </table:table-cell>
          <table:table-cell/>
          <table:table-cell table:formula="of:=VLOOKUP([.$F450];[.$F$3:.$F449];1;0)" office:value-type="string" office:string-value="" calcext:value-type="error">
            <text:p>#N/D</text:p>
          </table:table-cell>
          <table:table-cell table:style-name="ce102" table:formula="of:=NOT(ISERROR([.U450]))" office:value-type="boolean" office:boolean-value="false" calcext:value-type="boolean">
            <text:p>FALSO</text:p>
          </table:table-cell>
          <table:table-cell table:formula="of:=VLOOKUP([.$F450];[.$F451:.$F$1000];1;0)" office:value-type="string" office:string-value="" calcext:value-type="error">
            <text:p>#N/D</text:p>
          </table:table-cell>
          <table:table-cell table:style-name="ce102" table:formula="of:=NOT(ISERROR([.W4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1])&gt;0;HYPERLINK(CONCATENATE(['file:///C:/Users/Txinto%20Vaz/Desktop/req_rees-core/uploading/RqUpload.ods'#$Dict.$B$1];&quot;issues/&quot;;[.B451]);CONCATENATE(&quot;#&quot;;[.B451]));&quot;&quot;)">
            <text:p/>
          </table:table-cell>
          <table:table-cell table:style-name="ce27" table:formula="of:=IF(LEN([.F451])&gt;0;MAX([.D$3:.D450])+1;&quot;&quot;)">
            <text:p/>
          </table:table-cell>
          <table:table-cell table:style-name="ce29" table:formula="of:=IF(LEN([.D451])&gt;0;CONCATENATE([.$K$1];TEXT([.D4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1];[.$H$3:.$H$1000];1;0)" office:value-type="string" office:string-value="" calcext:value-type="error">
            <text:p>#N/D</text:p>
          </table:table-cell>
          <table:table-cell table:style-name="ce102" table:formula="of:=NOT(ISERROR([.R451]))" office:value-type="boolean" office:boolean-value="false" calcext:value-type="boolean">
            <text:p>FALSO</text:p>
          </table:table-cell>
          <table:table-cell/>
          <table:table-cell table:formula="of:=VLOOKUP([.$F451];[.$F$3:.$F450];1;0)" office:value-type="string" office:string-value="" calcext:value-type="error">
            <text:p>#N/D</text:p>
          </table:table-cell>
          <table:table-cell table:style-name="ce102" table:formula="of:=NOT(ISERROR([.U451]))" office:value-type="boolean" office:boolean-value="false" calcext:value-type="boolean">
            <text:p>FALSO</text:p>
          </table:table-cell>
          <table:table-cell table:formula="of:=VLOOKUP([.$F451];[.$F452:.$F$1000];1;0)" office:value-type="string" office:string-value="" calcext:value-type="error">
            <text:p>#N/D</text:p>
          </table:table-cell>
          <table:table-cell table:style-name="ce102" table:formula="of:=NOT(ISERROR([.W4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2])&gt;0;HYPERLINK(CONCATENATE(['file:///C:/Users/Txinto%20Vaz/Desktop/req_rees-core/uploading/RqUpload.ods'#$Dict.$B$1];&quot;issues/&quot;;[.B452]);CONCATENATE(&quot;#&quot;;[.B452]));&quot;&quot;)">
            <text:p/>
          </table:table-cell>
          <table:table-cell table:style-name="ce27" table:formula="of:=IF(LEN([.F452])&gt;0;MAX([.D$3:.D451])+1;&quot;&quot;)">
            <text:p/>
          </table:table-cell>
          <table:table-cell table:style-name="ce29" table:formula="of:=IF(LEN([.D452])&gt;0;CONCATENATE([.$K$1];TEXT([.D4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2];[.$H$3:.$H$1000];1;0)" office:value-type="string" office:string-value="" calcext:value-type="error">
            <text:p>#N/D</text:p>
          </table:table-cell>
          <table:table-cell table:style-name="ce102" table:formula="of:=NOT(ISERROR([.R452]))" office:value-type="boolean" office:boolean-value="false" calcext:value-type="boolean">
            <text:p>FALSO</text:p>
          </table:table-cell>
          <table:table-cell/>
          <table:table-cell table:formula="of:=VLOOKUP([.$F452];[.$F$3:.$F451];1;0)" office:value-type="string" office:string-value="" calcext:value-type="error">
            <text:p>#N/D</text:p>
          </table:table-cell>
          <table:table-cell table:style-name="ce102" table:formula="of:=NOT(ISERROR([.U452]))" office:value-type="boolean" office:boolean-value="false" calcext:value-type="boolean">
            <text:p>FALSO</text:p>
          </table:table-cell>
          <table:table-cell table:formula="of:=VLOOKUP([.$F452];[.$F453:.$F$1000];1;0)" office:value-type="string" office:string-value="" calcext:value-type="error">
            <text:p>#N/D</text:p>
          </table:table-cell>
          <table:table-cell table:style-name="ce102" table:formula="of:=NOT(ISERROR([.W4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3])&gt;0;HYPERLINK(CONCATENATE(['file:///C:/Users/Txinto%20Vaz/Desktop/req_rees-core/uploading/RqUpload.ods'#$Dict.$B$1];&quot;issues/&quot;;[.B453]);CONCATENATE(&quot;#&quot;;[.B453]));&quot;&quot;)">
            <text:p/>
          </table:table-cell>
          <table:table-cell table:style-name="ce27" table:formula="of:=IF(LEN([.F453])&gt;0;MAX([.D$3:.D452])+1;&quot;&quot;)">
            <text:p/>
          </table:table-cell>
          <table:table-cell table:style-name="ce29" table:formula="of:=IF(LEN([.D453])&gt;0;CONCATENATE([.$K$1];TEXT([.D4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3];[.$H$3:.$H$1000];1;0)" office:value-type="string" office:string-value="" calcext:value-type="error">
            <text:p>#N/D</text:p>
          </table:table-cell>
          <table:table-cell table:style-name="ce102" table:formula="of:=NOT(ISERROR([.R453]))" office:value-type="boolean" office:boolean-value="false" calcext:value-type="boolean">
            <text:p>FALSO</text:p>
          </table:table-cell>
          <table:table-cell/>
          <table:table-cell table:formula="of:=VLOOKUP([.$F453];[.$F$3:.$F452];1;0)" office:value-type="string" office:string-value="" calcext:value-type="error">
            <text:p>#N/D</text:p>
          </table:table-cell>
          <table:table-cell table:style-name="ce102" table:formula="of:=NOT(ISERROR([.U453]))" office:value-type="boolean" office:boolean-value="false" calcext:value-type="boolean">
            <text:p>FALSO</text:p>
          </table:table-cell>
          <table:table-cell table:formula="of:=VLOOKUP([.$F453];[.$F454:.$F$1000];1;0)" office:value-type="string" office:string-value="" calcext:value-type="error">
            <text:p>#N/D</text:p>
          </table:table-cell>
          <table:table-cell table:style-name="ce102" table:formula="of:=NOT(ISERROR([.W4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4])&gt;0;HYPERLINK(CONCATENATE(['file:///C:/Users/Txinto%20Vaz/Desktop/req_rees-core/uploading/RqUpload.ods'#$Dict.$B$1];&quot;issues/&quot;;[.B454]);CONCATENATE(&quot;#&quot;;[.B454]));&quot;&quot;)">
            <text:p/>
          </table:table-cell>
          <table:table-cell table:style-name="ce27" table:formula="of:=IF(LEN([.F454])&gt;0;MAX([.D$3:.D453])+1;&quot;&quot;)">
            <text:p/>
          </table:table-cell>
          <table:table-cell table:style-name="ce29" table:formula="of:=IF(LEN([.D454])&gt;0;CONCATENATE([.$K$1];TEXT([.D4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4];[.$H$3:.$H$1000];1;0)" office:value-type="string" office:string-value="" calcext:value-type="error">
            <text:p>#N/D</text:p>
          </table:table-cell>
          <table:table-cell table:style-name="ce102" table:formula="of:=NOT(ISERROR([.R454]))" office:value-type="boolean" office:boolean-value="false" calcext:value-type="boolean">
            <text:p>FALSO</text:p>
          </table:table-cell>
          <table:table-cell/>
          <table:table-cell table:formula="of:=VLOOKUP([.$F454];[.$F$3:.$F453];1;0)" office:value-type="string" office:string-value="" calcext:value-type="error">
            <text:p>#N/D</text:p>
          </table:table-cell>
          <table:table-cell table:style-name="ce102" table:formula="of:=NOT(ISERROR([.U454]))" office:value-type="boolean" office:boolean-value="false" calcext:value-type="boolean">
            <text:p>FALSO</text:p>
          </table:table-cell>
          <table:table-cell table:formula="of:=VLOOKUP([.$F454];[.$F455:.$F$1000];1;0)" office:value-type="string" office:string-value="" calcext:value-type="error">
            <text:p>#N/D</text:p>
          </table:table-cell>
          <table:table-cell table:style-name="ce102" table:formula="of:=NOT(ISERROR([.W4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5])&gt;0;HYPERLINK(CONCATENATE(['file:///C:/Users/Txinto%20Vaz/Desktop/req_rees-core/uploading/RqUpload.ods'#$Dict.$B$1];&quot;issues/&quot;;[.B455]);CONCATENATE(&quot;#&quot;;[.B455]));&quot;&quot;)">
            <text:p/>
          </table:table-cell>
          <table:table-cell table:style-name="ce27" table:formula="of:=IF(LEN([.F455])&gt;0;MAX([.D$3:.D454])+1;&quot;&quot;)">
            <text:p/>
          </table:table-cell>
          <table:table-cell table:style-name="ce29" table:formula="of:=IF(LEN([.D455])&gt;0;CONCATENATE([.$K$1];TEXT([.D4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5];[.$H$3:.$H$1000];1;0)" office:value-type="string" office:string-value="" calcext:value-type="error">
            <text:p>#N/D</text:p>
          </table:table-cell>
          <table:table-cell table:style-name="ce102" table:formula="of:=NOT(ISERROR([.R455]))" office:value-type="boolean" office:boolean-value="false" calcext:value-type="boolean">
            <text:p>FALSO</text:p>
          </table:table-cell>
          <table:table-cell/>
          <table:table-cell table:formula="of:=VLOOKUP([.$F455];[.$F$3:.$F454];1;0)" office:value-type="string" office:string-value="" calcext:value-type="error">
            <text:p>#N/D</text:p>
          </table:table-cell>
          <table:table-cell table:style-name="ce102" table:formula="of:=NOT(ISERROR([.U455]))" office:value-type="boolean" office:boolean-value="false" calcext:value-type="boolean">
            <text:p>FALSO</text:p>
          </table:table-cell>
          <table:table-cell table:formula="of:=VLOOKUP([.$F455];[.$F456:.$F$1000];1;0)" office:value-type="string" office:string-value="" calcext:value-type="error">
            <text:p>#N/D</text:p>
          </table:table-cell>
          <table:table-cell table:style-name="ce102" table:formula="of:=NOT(ISERROR([.W4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6])&gt;0;HYPERLINK(CONCATENATE(['file:///C:/Users/Txinto%20Vaz/Desktop/req_rees-core/uploading/RqUpload.ods'#$Dict.$B$1];&quot;issues/&quot;;[.B456]);CONCATENATE(&quot;#&quot;;[.B456]));&quot;&quot;)">
            <text:p/>
          </table:table-cell>
          <table:table-cell table:style-name="ce27" table:formula="of:=IF(LEN([.F456])&gt;0;MAX([.D$3:.D455])+1;&quot;&quot;)">
            <text:p/>
          </table:table-cell>
          <table:table-cell table:style-name="ce29" table:formula="of:=IF(LEN([.D456])&gt;0;CONCATENATE([.$K$1];TEXT([.D4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6];[.$H$3:.$H$1000];1;0)" office:value-type="string" office:string-value="" calcext:value-type="error">
            <text:p>#N/D</text:p>
          </table:table-cell>
          <table:table-cell table:style-name="ce102" table:formula="of:=NOT(ISERROR([.R456]))" office:value-type="boolean" office:boolean-value="false" calcext:value-type="boolean">
            <text:p>FALSO</text:p>
          </table:table-cell>
          <table:table-cell/>
          <table:table-cell table:formula="of:=VLOOKUP([.$F456];[.$F$3:.$F455];1;0)" office:value-type="string" office:string-value="" calcext:value-type="error">
            <text:p>#N/D</text:p>
          </table:table-cell>
          <table:table-cell table:style-name="ce102" table:formula="of:=NOT(ISERROR([.U456]))" office:value-type="boolean" office:boolean-value="false" calcext:value-type="boolean">
            <text:p>FALSO</text:p>
          </table:table-cell>
          <table:table-cell table:formula="of:=VLOOKUP([.$F456];[.$F457:.$F$1000];1;0)" office:value-type="string" office:string-value="" calcext:value-type="error">
            <text:p>#N/D</text:p>
          </table:table-cell>
          <table:table-cell table:style-name="ce102" table:formula="of:=NOT(ISERROR([.W4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7])&gt;0;HYPERLINK(CONCATENATE(['file:///C:/Users/Txinto%20Vaz/Desktop/req_rees-core/uploading/RqUpload.ods'#$Dict.$B$1];&quot;issues/&quot;;[.B457]);CONCATENATE(&quot;#&quot;;[.B457]));&quot;&quot;)">
            <text:p/>
          </table:table-cell>
          <table:table-cell table:style-name="ce27" table:formula="of:=IF(LEN([.F457])&gt;0;MAX([.D$3:.D456])+1;&quot;&quot;)">
            <text:p/>
          </table:table-cell>
          <table:table-cell table:style-name="ce29" table:formula="of:=IF(LEN([.D457])&gt;0;CONCATENATE([.$K$1];TEXT([.D4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7];[.$H$3:.$H$1000];1;0)" office:value-type="string" office:string-value="" calcext:value-type="error">
            <text:p>#N/D</text:p>
          </table:table-cell>
          <table:table-cell table:style-name="ce102" table:formula="of:=NOT(ISERROR([.R457]))" office:value-type="boolean" office:boolean-value="false" calcext:value-type="boolean">
            <text:p>FALSO</text:p>
          </table:table-cell>
          <table:table-cell/>
          <table:table-cell table:formula="of:=VLOOKUP([.$F457];[.$F$3:.$F456];1;0)" office:value-type="string" office:string-value="" calcext:value-type="error">
            <text:p>#N/D</text:p>
          </table:table-cell>
          <table:table-cell table:style-name="ce102" table:formula="of:=NOT(ISERROR([.U457]))" office:value-type="boolean" office:boolean-value="false" calcext:value-type="boolean">
            <text:p>FALSO</text:p>
          </table:table-cell>
          <table:table-cell table:formula="of:=VLOOKUP([.$F457];[.$F458:.$F$1000];1;0)" office:value-type="string" office:string-value="" calcext:value-type="error">
            <text:p>#N/D</text:p>
          </table:table-cell>
          <table:table-cell table:style-name="ce102" table:formula="of:=NOT(ISERROR([.W4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8])&gt;0;HYPERLINK(CONCATENATE(['file:///C:/Users/Txinto%20Vaz/Desktop/req_rees-core/uploading/RqUpload.ods'#$Dict.$B$1];&quot;issues/&quot;;[.B458]);CONCATENATE(&quot;#&quot;;[.B458]));&quot;&quot;)">
            <text:p/>
          </table:table-cell>
          <table:table-cell table:style-name="ce27" table:formula="of:=IF(LEN([.F458])&gt;0;MAX([.D$3:.D457])+1;&quot;&quot;)">
            <text:p/>
          </table:table-cell>
          <table:table-cell table:style-name="ce29" table:formula="of:=IF(LEN([.D458])&gt;0;CONCATENATE([.$K$1];TEXT([.D4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8];[.$H$3:.$H$1000];1;0)" office:value-type="string" office:string-value="" calcext:value-type="error">
            <text:p>#N/D</text:p>
          </table:table-cell>
          <table:table-cell table:style-name="ce102" table:formula="of:=NOT(ISERROR([.R458]))" office:value-type="boolean" office:boolean-value="false" calcext:value-type="boolean">
            <text:p>FALSO</text:p>
          </table:table-cell>
          <table:table-cell/>
          <table:table-cell table:formula="of:=VLOOKUP([.$F458];[.$F$3:.$F457];1;0)" office:value-type="string" office:string-value="" calcext:value-type="error">
            <text:p>#N/D</text:p>
          </table:table-cell>
          <table:table-cell table:style-name="ce102" table:formula="of:=NOT(ISERROR([.U458]))" office:value-type="boolean" office:boolean-value="false" calcext:value-type="boolean">
            <text:p>FALSO</text:p>
          </table:table-cell>
          <table:table-cell table:formula="of:=VLOOKUP([.$F458];[.$F459:.$F$1000];1;0)" office:value-type="string" office:string-value="" calcext:value-type="error">
            <text:p>#N/D</text:p>
          </table:table-cell>
          <table:table-cell table:style-name="ce102" table:formula="of:=NOT(ISERROR([.W4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59])&gt;0;HYPERLINK(CONCATENATE(['file:///C:/Users/Txinto%20Vaz/Desktop/req_rees-core/uploading/RqUpload.ods'#$Dict.$B$1];&quot;issues/&quot;;[.B459]);CONCATENATE(&quot;#&quot;;[.B459]));&quot;&quot;)">
            <text:p/>
          </table:table-cell>
          <table:table-cell table:style-name="ce27" table:formula="of:=IF(LEN([.F459])&gt;0;MAX([.D$3:.D458])+1;&quot;&quot;)">
            <text:p/>
          </table:table-cell>
          <table:table-cell table:style-name="ce29" table:formula="of:=IF(LEN([.D459])&gt;0;CONCATENATE([.$K$1];TEXT([.D4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9];[.$H$3:.$H$1000];1;0)" office:value-type="string" office:string-value="" calcext:value-type="error">
            <text:p>#N/D</text:p>
          </table:table-cell>
          <table:table-cell table:style-name="ce102" table:formula="of:=NOT(ISERROR([.R459]))" office:value-type="boolean" office:boolean-value="false" calcext:value-type="boolean">
            <text:p>FALSO</text:p>
          </table:table-cell>
          <table:table-cell/>
          <table:table-cell table:formula="of:=VLOOKUP([.$F459];[.$F$3:.$F458];1;0)" office:value-type="string" office:string-value="" calcext:value-type="error">
            <text:p>#N/D</text:p>
          </table:table-cell>
          <table:table-cell table:style-name="ce102" table:formula="of:=NOT(ISERROR([.U459]))" office:value-type="boolean" office:boolean-value="false" calcext:value-type="boolean">
            <text:p>FALSO</text:p>
          </table:table-cell>
          <table:table-cell table:formula="of:=VLOOKUP([.$F459];[.$F460:.$F$1000];1;0)" office:value-type="string" office:string-value="" calcext:value-type="error">
            <text:p>#N/D</text:p>
          </table:table-cell>
          <table:table-cell table:style-name="ce102" table:formula="of:=NOT(ISERROR([.W4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0])&gt;0;HYPERLINK(CONCATENATE(['file:///C:/Users/Txinto%20Vaz/Desktop/req_rees-core/uploading/RqUpload.ods'#$Dict.$B$1];&quot;issues/&quot;;[.B460]);CONCATENATE(&quot;#&quot;;[.B460]));&quot;&quot;)">
            <text:p/>
          </table:table-cell>
          <table:table-cell table:style-name="ce27" table:formula="of:=IF(LEN([.F460])&gt;0;MAX([.D$3:.D459])+1;&quot;&quot;)">
            <text:p/>
          </table:table-cell>
          <table:table-cell table:style-name="ce29" table:formula="of:=IF(LEN([.D460])&gt;0;CONCATENATE([.$K$1];TEXT([.D4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0];[.$H$3:.$H$1000];1;0)" office:value-type="string" office:string-value="" calcext:value-type="error">
            <text:p>#N/D</text:p>
          </table:table-cell>
          <table:table-cell table:style-name="ce102" table:formula="of:=NOT(ISERROR([.R460]))" office:value-type="boolean" office:boolean-value="false" calcext:value-type="boolean">
            <text:p>FALSO</text:p>
          </table:table-cell>
          <table:table-cell/>
          <table:table-cell table:formula="of:=VLOOKUP([.$F460];[.$F$3:.$F459];1;0)" office:value-type="string" office:string-value="" calcext:value-type="error">
            <text:p>#N/D</text:p>
          </table:table-cell>
          <table:table-cell table:style-name="ce102" table:formula="of:=NOT(ISERROR([.U460]))" office:value-type="boolean" office:boolean-value="false" calcext:value-type="boolean">
            <text:p>FALSO</text:p>
          </table:table-cell>
          <table:table-cell table:formula="of:=VLOOKUP([.$F460];[.$F461:.$F$1000];1;0)" office:value-type="string" office:string-value="" calcext:value-type="error">
            <text:p>#N/D</text:p>
          </table:table-cell>
          <table:table-cell table:style-name="ce102" table:formula="of:=NOT(ISERROR([.W4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1])&gt;0;HYPERLINK(CONCATENATE(['file:///C:/Users/Txinto%20Vaz/Desktop/req_rees-core/uploading/RqUpload.ods'#$Dict.$B$1];&quot;issues/&quot;;[.B461]);CONCATENATE(&quot;#&quot;;[.B461]));&quot;&quot;)">
            <text:p/>
          </table:table-cell>
          <table:table-cell table:style-name="ce27" table:formula="of:=IF(LEN([.F461])&gt;0;MAX([.D$3:.D460])+1;&quot;&quot;)">
            <text:p/>
          </table:table-cell>
          <table:table-cell table:style-name="ce29" table:formula="of:=IF(LEN([.D461])&gt;0;CONCATENATE([.$K$1];TEXT([.D4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1];[.$H$3:.$H$1000];1;0)" office:value-type="string" office:string-value="" calcext:value-type="error">
            <text:p>#N/D</text:p>
          </table:table-cell>
          <table:table-cell table:style-name="ce102" table:formula="of:=NOT(ISERROR([.R461]))" office:value-type="boolean" office:boolean-value="false" calcext:value-type="boolean">
            <text:p>FALSO</text:p>
          </table:table-cell>
          <table:table-cell/>
          <table:table-cell table:formula="of:=VLOOKUP([.$F461];[.$F$3:.$F460];1;0)" office:value-type="string" office:string-value="" calcext:value-type="error">
            <text:p>#N/D</text:p>
          </table:table-cell>
          <table:table-cell table:style-name="ce102" table:formula="of:=NOT(ISERROR([.U461]))" office:value-type="boolean" office:boolean-value="false" calcext:value-type="boolean">
            <text:p>FALSO</text:p>
          </table:table-cell>
          <table:table-cell table:formula="of:=VLOOKUP([.$F461];[.$F462:.$F$1000];1;0)" office:value-type="string" office:string-value="" calcext:value-type="error">
            <text:p>#N/D</text:p>
          </table:table-cell>
          <table:table-cell table:style-name="ce102" table:formula="of:=NOT(ISERROR([.W4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2])&gt;0;HYPERLINK(CONCATENATE(['file:///C:/Users/Txinto%20Vaz/Desktop/req_rees-core/uploading/RqUpload.ods'#$Dict.$B$1];&quot;issues/&quot;;[.B462]);CONCATENATE(&quot;#&quot;;[.B462]));&quot;&quot;)">
            <text:p/>
          </table:table-cell>
          <table:table-cell table:style-name="ce27" table:formula="of:=IF(LEN([.F462])&gt;0;MAX([.D$3:.D461])+1;&quot;&quot;)">
            <text:p/>
          </table:table-cell>
          <table:table-cell table:style-name="ce29" table:formula="of:=IF(LEN([.D462])&gt;0;CONCATENATE([.$K$1];TEXT([.D4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2];[.$H$3:.$H$1000];1;0)" office:value-type="string" office:string-value="" calcext:value-type="error">
            <text:p>#N/D</text:p>
          </table:table-cell>
          <table:table-cell table:style-name="ce102" table:formula="of:=NOT(ISERROR([.R462]))" office:value-type="boolean" office:boolean-value="false" calcext:value-type="boolean">
            <text:p>FALSO</text:p>
          </table:table-cell>
          <table:table-cell/>
          <table:table-cell table:formula="of:=VLOOKUP([.$F462];[.$F$3:.$F461];1;0)" office:value-type="string" office:string-value="" calcext:value-type="error">
            <text:p>#N/D</text:p>
          </table:table-cell>
          <table:table-cell table:style-name="ce102" table:formula="of:=NOT(ISERROR([.U462]))" office:value-type="boolean" office:boolean-value="false" calcext:value-type="boolean">
            <text:p>FALSO</text:p>
          </table:table-cell>
          <table:table-cell table:formula="of:=VLOOKUP([.$F462];[.$F463:.$F$1000];1;0)" office:value-type="string" office:string-value="" calcext:value-type="error">
            <text:p>#N/D</text:p>
          </table:table-cell>
          <table:table-cell table:style-name="ce102" table:formula="of:=NOT(ISERROR([.W4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3])&gt;0;HYPERLINK(CONCATENATE(['file:///C:/Users/Txinto%20Vaz/Desktop/req_rees-core/uploading/RqUpload.ods'#$Dict.$B$1];&quot;issues/&quot;;[.B463]);CONCATENATE(&quot;#&quot;;[.B463]));&quot;&quot;)">
            <text:p/>
          </table:table-cell>
          <table:table-cell table:style-name="ce27" table:formula="of:=IF(LEN([.F463])&gt;0;MAX([.D$3:.D462])+1;&quot;&quot;)">
            <text:p/>
          </table:table-cell>
          <table:table-cell table:style-name="ce29" table:formula="of:=IF(LEN([.D463])&gt;0;CONCATENATE([.$K$1];TEXT([.D4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3];[.$H$3:.$H$1000];1;0)" office:value-type="string" office:string-value="" calcext:value-type="error">
            <text:p>#N/D</text:p>
          </table:table-cell>
          <table:table-cell table:style-name="ce102" table:formula="of:=NOT(ISERROR([.R463]))" office:value-type="boolean" office:boolean-value="false" calcext:value-type="boolean">
            <text:p>FALSO</text:p>
          </table:table-cell>
          <table:table-cell/>
          <table:table-cell table:formula="of:=VLOOKUP([.$F463];[.$F$3:.$F462];1;0)" office:value-type="string" office:string-value="" calcext:value-type="error">
            <text:p>#N/D</text:p>
          </table:table-cell>
          <table:table-cell table:style-name="ce102" table:formula="of:=NOT(ISERROR([.U463]))" office:value-type="boolean" office:boolean-value="false" calcext:value-type="boolean">
            <text:p>FALSO</text:p>
          </table:table-cell>
          <table:table-cell table:formula="of:=VLOOKUP([.$F463];[.$F464:.$F$1000];1;0)" office:value-type="string" office:string-value="" calcext:value-type="error">
            <text:p>#N/D</text:p>
          </table:table-cell>
          <table:table-cell table:style-name="ce102" table:formula="of:=NOT(ISERROR([.W4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4])&gt;0;HYPERLINK(CONCATENATE(['file:///C:/Users/Txinto%20Vaz/Desktop/req_rees-core/uploading/RqUpload.ods'#$Dict.$B$1];&quot;issues/&quot;;[.B464]);CONCATENATE(&quot;#&quot;;[.B464]));&quot;&quot;)">
            <text:p/>
          </table:table-cell>
          <table:table-cell table:style-name="ce27" table:formula="of:=IF(LEN([.F464])&gt;0;MAX([.D$3:.D463])+1;&quot;&quot;)">
            <text:p/>
          </table:table-cell>
          <table:table-cell table:style-name="ce29" table:formula="of:=IF(LEN([.D464])&gt;0;CONCATENATE([.$K$1];TEXT([.D4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4];[.$H$3:.$H$1000];1;0)" office:value-type="string" office:string-value="" calcext:value-type="error">
            <text:p>#N/D</text:p>
          </table:table-cell>
          <table:table-cell table:style-name="ce102" table:formula="of:=NOT(ISERROR([.R464]))" office:value-type="boolean" office:boolean-value="false" calcext:value-type="boolean">
            <text:p>FALSO</text:p>
          </table:table-cell>
          <table:table-cell/>
          <table:table-cell table:formula="of:=VLOOKUP([.$F464];[.$F$3:.$F463];1;0)" office:value-type="string" office:string-value="" calcext:value-type="error">
            <text:p>#N/D</text:p>
          </table:table-cell>
          <table:table-cell table:style-name="ce102" table:formula="of:=NOT(ISERROR([.U464]))" office:value-type="boolean" office:boolean-value="false" calcext:value-type="boolean">
            <text:p>FALSO</text:p>
          </table:table-cell>
          <table:table-cell table:formula="of:=VLOOKUP([.$F464];[.$F465:.$F$1000];1;0)" office:value-type="string" office:string-value="" calcext:value-type="error">
            <text:p>#N/D</text:p>
          </table:table-cell>
          <table:table-cell table:style-name="ce102" table:formula="of:=NOT(ISERROR([.W4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5])&gt;0;HYPERLINK(CONCATENATE(['file:///C:/Users/Txinto%20Vaz/Desktop/req_rees-core/uploading/RqUpload.ods'#$Dict.$B$1];&quot;issues/&quot;;[.B465]);CONCATENATE(&quot;#&quot;;[.B465]));&quot;&quot;)">
            <text:p/>
          </table:table-cell>
          <table:table-cell table:style-name="ce27" table:formula="of:=IF(LEN([.F465])&gt;0;MAX([.D$3:.D464])+1;&quot;&quot;)">
            <text:p/>
          </table:table-cell>
          <table:table-cell table:style-name="ce29" table:formula="of:=IF(LEN([.D465])&gt;0;CONCATENATE([.$K$1];TEXT([.D4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5];[.$H$3:.$H$1000];1;0)" office:value-type="string" office:string-value="" calcext:value-type="error">
            <text:p>#N/D</text:p>
          </table:table-cell>
          <table:table-cell table:style-name="ce102" table:formula="of:=NOT(ISERROR([.R465]))" office:value-type="boolean" office:boolean-value="false" calcext:value-type="boolean">
            <text:p>FALSO</text:p>
          </table:table-cell>
          <table:table-cell/>
          <table:table-cell table:formula="of:=VLOOKUP([.$F465];[.$F$3:.$F464];1;0)" office:value-type="string" office:string-value="" calcext:value-type="error">
            <text:p>#N/D</text:p>
          </table:table-cell>
          <table:table-cell table:style-name="ce102" table:formula="of:=NOT(ISERROR([.U465]))" office:value-type="boolean" office:boolean-value="false" calcext:value-type="boolean">
            <text:p>FALSO</text:p>
          </table:table-cell>
          <table:table-cell table:formula="of:=VLOOKUP([.$F465];[.$F466:.$F$1000];1;0)" office:value-type="string" office:string-value="" calcext:value-type="error">
            <text:p>#N/D</text:p>
          </table:table-cell>
          <table:table-cell table:style-name="ce102" table:formula="of:=NOT(ISERROR([.W4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6])&gt;0;HYPERLINK(CONCATENATE(['file:///C:/Users/Txinto%20Vaz/Desktop/req_rees-core/uploading/RqUpload.ods'#$Dict.$B$1];&quot;issues/&quot;;[.B466]);CONCATENATE(&quot;#&quot;;[.B466]));&quot;&quot;)">
            <text:p/>
          </table:table-cell>
          <table:table-cell table:style-name="ce27" table:formula="of:=IF(LEN([.F466])&gt;0;MAX([.D$3:.D465])+1;&quot;&quot;)">
            <text:p/>
          </table:table-cell>
          <table:table-cell table:style-name="ce29" table:formula="of:=IF(LEN([.D466])&gt;0;CONCATENATE([.$K$1];TEXT([.D4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6];[.$H$3:.$H$1000];1;0)" office:value-type="string" office:string-value="" calcext:value-type="error">
            <text:p>#N/D</text:p>
          </table:table-cell>
          <table:table-cell table:style-name="ce102" table:formula="of:=NOT(ISERROR([.R466]))" office:value-type="boolean" office:boolean-value="false" calcext:value-type="boolean">
            <text:p>FALSO</text:p>
          </table:table-cell>
          <table:table-cell/>
          <table:table-cell table:formula="of:=VLOOKUP([.$F466];[.$F$3:.$F465];1;0)" office:value-type="string" office:string-value="" calcext:value-type="error">
            <text:p>#N/D</text:p>
          </table:table-cell>
          <table:table-cell table:style-name="ce102" table:formula="of:=NOT(ISERROR([.U466]))" office:value-type="boolean" office:boolean-value="false" calcext:value-type="boolean">
            <text:p>FALSO</text:p>
          </table:table-cell>
          <table:table-cell table:formula="of:=VLOOKUP([.$F466];[.$F467:.$F$1000];1;0)" office:value-type="string" office:string-value="" calcext:value-type="error">
            <text:p>#N/D</text:p>
          </table:table-cell>
          <table:table-cell table:style-name="ce102" table:formula="of:=NOT(ISERROR([.W4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7])&gt;0;HYPERLINK(CONCATENATE(['file:///C:/Users/Txinto%20Vaz/Desktop/req_rees-core/uploading/RqUpload.ods'#$Dict.$B$1];&quot;issues/&quot;;[.B467]);CONCATENATE(&quot;#&quot;;[.B467]));&quot;&quot;)">
            <text:p/>
          </table:table-cell>
          <table:table-cell table:style-name="ce27" table:formula="of:=IF(LEN([.F467])&gt;0;MAX([.D$3:.D466])+1;&quot;&quot;)">
            <text:p/>
          </table:table-cell>
          <table:table-cell table:style-name="ce29" table:formula="of:=IF(LEN([.D467])&gt;0;CONCATENATE([.$K$1];TEXT([.D4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7];[.$H$3:.$H$1000];1;0)" office:value-type="string" office:string-value="" calcext:value-type="error">
            <text:p>#N/D</text:p>
          </table:table-cell>
          <table:table-cell table:style-name="ce102" table:formula="of:=NOT(ISERROR([.R467]))" office:value-type="boolean" office:boolean-value="false" calcext:value-type="boolean">
            <text:p>FALSO</text:p>
          </table:table-cell>
          <table:table-cell/>
          <table:table-cell table:formula="of:=VLOOKUP([.$F467];[.$F$3:.$F466];1;0)" office:value-type="string" office:string-value="" calcext:value-type="error">
            <text:p>#N/D</text:p>
          </table:table-cell>
          <table:table-cell table:style-name="ce102" table:formula="of:=NOT(ISERROR([.U467]))" office:value-type="boolean" office:boolean-value="false" calcext:value-type="boolean">
            <text:p>FALSO</text:p>
          </table:table-cell>
          <table:table-cell table:formula="of:=VLOOKUP([.$F467];[.$F468:.$F$1000];1;0)" office:value-type="string" office:string-value="" calcext:value-type="error">
            <text:p>#N/D</text:p>
          </table:table-cell>
          <table:table-cell table:style-name="ce102" table:formula="of:=NOT(ISERROR([.W4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8])&gt;0;HYPERLINK(CONCATENATE(['file:///C:/Users/Txinto%20Vaz/Desktop/req_rees-core/uploading/RqUpload.ods'#$Dict.$B$1];&quot;issues/&quot;;[.B468]);CONCATENATE(&quot;#&quot;;[.B468]));&quot;&quot;)">
            <text:p/>
          </table:table-cell>
          <table:table-cell table:style-name="ce27" table:formula="of:=IF(LEN([.F468])&gt;0;MAX([.D$3:.D467])+1;&quot;&quot;)">
            <text:p/>
          </table:table-cell>
          <table:table-cell table:style-name="ce29" table:formula="of:=IF(LEN([.D468])&gt;0;CONCATENATE([.$K$1];TEXT([.D4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8];[.$H$3:.$H$1000];1;0)" office:value-type="string" office:string-value="" calcext:value-type="error">
            <text:p>#N/D</text:p>
          </table:table-cell>
          <table:table-cell table:style-name="ce102" table:formula="of:=NOT(ISERROR([.R468]))" office:value-type="boolean" office:boolean-value="false" calcext:value-type="boolean">
            <text:p>FALSO</text:p>
          </table:table-cell>
          <table:table-cell/>
          <table:table-cell table:formula="of:=VLOOKUP([.$F468];[.$F$3:.$F467];1;0)" office:value-type="string" office:string-value="" calcext:value-type="error">
            <text:p>#N/D</text:p>
          </table:table-cell>
          <table:table-cell table:style-name="ce102" table:formula="of:=NOT(ISERROR([.U468]))" office:value-type="boolean" office:boolean-value="false" calcext:value-type="boolean">
            <text:p>FALSO</text:p>
          </table:table-cell>
          <table:table-cell table:formula="of:=VLOOKUP([.$F468];[.$F469:.$F$1000];1;0)" office:value-type="string" office:string-value="" calcext:value-type="error">
            <text:p>#N/D</text:p>
          </table:table-cell>
          <table:table-cell table:style-name="ce102" table:formula="of:=NOT(ISERROR([.W4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69])&gt;0;HYPERLINK(CONCATENATE(['file:///C:/Users/Txinto%20Vaz/Desktop/req_rees-core/uploading/RqUpload.ods'#$Dict.$B$1];&quot;issues/&quot;;[.B469]);CONCATENATE(&quot;#&quot;;[.B469]));&quot;&quot;)">
            <text:p/>
          </table:table-cell>
          <table:table-cell table:style-name="ce27" table:formula="of:=IF(LEN([.F469])&gt;0;MAX([.D$3:.D468])+1;&quot;&quot;)">
            <text:p/>
          </table:table-cell>
          <table:table-cell table:style-name="ce29" table:formula="of:=IF(LEN([.D469])&gt;0;CONCATENATE([.$K$1];TEXT([.D4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9];[.$H$3:.$H$1000];1;0)" office:value-type="string" office:string-value="" calcext:value-type="error">
            <text:p>#N/D</text:p>
          </table:table-cell>
          <table:table-cell table:style-name="ce102" table:formula="of:=NOT(ISERROR([.R469]))" office:value-type="boolean" office:boolean-value="false" calcext:value-type="boolean">
            <text:p>FALSO</text:p>
          </table:table-cell>
          <table:table-cell/>
          <table:table-cell table:formula="of:=VLOOKUP([.$F469];[.$F$3:.$F468];1;0)" office:value-type="string" office:string-value="" calcext:value-type="error">
            <text:p>#N/D</text:p>
          </table:table-cell>
          <table:table-cell table:style-name="ce102" table:formula="of:=NOT(ISERROR([.U469]))" office:value-type="boolean" office:boolean-value="false" calcext:value-type="boolean">
            <text:p>FALSO</text:p>
          </table:table-cell>
          <table:table-cell table:formula="of:=VLOOKUP([.$F469];[.$F470:.$F$1000];1;0)" office:value-type="string" office:string-value="" calcext:value-type="error">
            <text:p>#N/D</text:p>
          </table:table-cell>
          <table:table-cell table:style-name="ce102" table:formula="of:=NOT(ISERROR([.W4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0])&gt;0;HYPERLINK(CONCATENATE(['file:///C:/Users/Txinto%20Vaz/Desktop/req_rees-core/uploading/RqUpload.ods'#$Dict.$B$1];&quot;issues/&quot;;[.B470]);CONCATENATE(&quot;#&quot;;[.B470]));&quot;&quot;)">
            <text:p/>
          </table:table-cell>
          <table:table-cell table:style-name="ce27" table:formula="of:=IF(LEN([.F470])&gt;0;MAX([.D$3:.D469])+1;&quot;&quot;)">
            <text:p/>
          </table:table-cell>
          <table:table-cell table:style-name="ce29" table:formula="of:=IF(LEN([.D470])&gt;0;CONCATENATE([.$K$1];TEXT([.D4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0];[.$H$3:.$H$1000];1;0)" office:value-type="string" office:string-value="" calcext:value-type="error">
            <text:p>#N/D</text:p>
          </table:table-cell>
          <table:table-cell table:style-name="ce102" table:formula="of:=NOT(ISERROR([.R470]))" office:value-type="boolean" office:boolean-value="false" calcext:value-type="boolean">
            <text:p>FALSO</text:p>
          </table:table-cell>
          <table:table-cell/>
          <table:table-cell table:formula="of:=VLOOKUP([.$F470];[.$F$3:.$F469];1;0)" office:value-type="string" office:string-value="" calcext:value-type="error">
            <text:p>#N/D</text:p>
          </table:table-cell>
          <table:table-cell table:style-name="ce102" table:formula="of:=NOT(ISERROR([.U470]))" office:value-type="boolean" office:boolean-value="false" calcext:value-type="boolean">
            <text:p>FALSO</text:p>
          </table:table-cell>
          <table:table-cell table:formula="of:=VLOOKUP([.$F470];[.$F471:.$F$1000];1;0)" office:value-type="string" office:string-value="" calcext:value-type="error">
            <text:p>#N/D</text:p>
          </table:table-cell>
          <table:table-cell table:style-name="ce102" table:formula="of:=NOT(ISERROR([.W4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1])&gt;0;HYPERLINK(CONCATENATE(['file:///C:/Users/Txinto%20Vaz/Desktop/req_rees-core/uploading/RqUpload.ods'#$Dict.$B$1];&quot;issues/&quot;;[.B471]);CONCATENATE(&quot;#&quot;;[.B471]));&quot;&quot;)">
            <text:p/>
          </table:table-cell>
          <table:table-cell table:style-name="ce27" table:formula="of:=IF(LEN([.F471])&gt;0;MAX([.D$3:.D470])+1;&quot;&quot;)">
            <text:p/>
          </table:table-cell>
          <table:table-cell table:style-name="ce29" table:formula="of:=IF(LEN([.D471])&gt;0;CONCATENATE([.$K$1];TEXT([.D4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1];[.$H$3:.$H$1000];1;0)" office:value-type="string" office:string-value="" calcext:value-type="error">
            <text:p>#N/D</text:p>
          </table:table-cell>
          <table:table-cell table:style-name="ce102" table:formula="of:=NOT(ISERROR([.R471]))" office:value-type="boolean" office:boolean-value="false" calcext:value-type="boolean">
            <text:p>FALSO</text:p>
          </table:table-cell>
          <table:table-cell/>
          <table:table-cell table:formula="of:=VLOOKUP([.$F471];[.$F$3:.$F470];1;0)" office:value-type="string" office:string-value="" calcext:value-type="error">
            <text:p>#N/D</text:p>
          </table:table-cell>
          <table:table-cell table:style-name="ce102" table:formula="of:=NOT(ISERROR([.U471]))" office:value-type="boolean" office:boolean-value="false" calcext:value-type="boolean">
            <text:p>FALSO</text:p>
          </table:table-cell>
          <table:table-cell table:formula="of:=VLOOKUP([.$F471];[.$F472:.$F$1000];1;0)" office:value-type="string" office:string-value="" calcext:value-type="error">
            <text:p>#N/D</text:p>
          </table:table-cell>
          <table:table-cell table:style-name="ce102" table:formula="of:=NOT(ISERROR([.W4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2])&gt;0;HYPERLINK(CONCATENATE(['file:///C:/Users/Txinto%20Vaz/Desktop/req_rees-core/uploading/RqUpload.ods'#$Dict.$B$1];&quot;issues/&quot;;[.B472]);CONCATENATE(&quot;#&quot;;[.B472]));&quot;&quot;)">
            <text:p/>
          </table:table-cell>
          <table:table-cell table:style-name="ce27" table:formula="of:=IF(LEN([.F472])&gt;0;MAX([.D$3:.D471])+1;&quot;&quot;)">
            <text:p/>
          </table:table-cell>
          <table:table-cell table:style-name="ce29" table:formula="of:=IF(LEN([.D472])&gt;0;CONCATENATE([.$K$1];TEXT([.D4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2];[.$H$3:.$H$1000];1;0)" office:value-type="string" office:string-value="" calcext:value-type="error">
            <text:p>#N/D</text:p>
          </table:table-cell>
          <table:table-cell table:style-name="ce102" table:formula="of:=NOT(ISERROR([.R472]))" office:value-type="boolean" office:boolean-value="false" calcext:value-type="boolean">
            <text:p>FALSO</text:p>
          </table:table-cell>
          <table:table-cell/>
          <table:table-cell table:formula="of:=VLOOKUP([.$F472];[.$F$3:.$F471];1;0)" office:value-type="string" office:string-value="" calcext:value-type="error">
            <text:p>#N/D</text:p>
          </table:table-cell>
          <table:table-cell table:style-name="ce102" table:formula="of:=NOT(ISERROR([.U472]))" office:value-type="boolean" office:boolean-value="false" calcext:value-type="boolean">
            <text:p>FALSO</text:p>
          </table:table-cell>
          <table:table-cell table:formula="of:=VLOOKUP([.$F472];[.$F473:.$F$1000];1;0)" office:value-type="string" office:string-value="" calcext:value-type="error">
            <text:p>#N/D</text:p>
          </table:table-cell>
          <table:table-cell table:style-name="ce102" table:formula="of:=NOT(ISERROR([.W4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3])&gt;0;HYPERLINK(CONCATENATE(['file:///C:/Users/Txinto%20Vaz/Desktop/req_rees-core/uploading/RqUpload.ods'#$Dict.$B$1];&quot;issues/&quot;;[.B473]);CONCATENATE(&quot;#&quot;;[.B473]));&quot;&quot;)">
            <text:p/>
          </table:table-cell>
          <table:table-cell table:style-name="ce27" table:formula="of:=IF(LEN([.F473])&gt;0;MAX([.D$3:.D472])+1;&quot;&quot;)">
            <text:p/>
          </table:table-cell>
          <table:table-cell table:style-name="ce29" table:formula="of:=IF(LEN([.D473])&gt;0;CONCATENATE([.$K$1];TEXT([.D4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3];[.$H$3:.$H$1000];1;0)" office:value-type="string" office:string-value="" calcext:value-type="error">
            <text:p>#N/D</text:p>
          </table:table-cell>
          <table:table-cell table:style-name="ce102" table:formula="of:=NOT(ISERROR([.R473]))" office:value-type="boolean" office:boolean-value="false" calcext:value-type="boolean">
            <text:p>FALSO</text:p>
          </table:table-cell>
          <table:table-cell/>
          <table:table-cell table:formula="of:=VLOOKUP([.$F473];[.$F$3:.$F472];1;0)" office:value-type="string" office:string-value="" calcext:value-type="error">
            <text:p>#N/D</text:p>
          </table:table-cell>
          <table:table-cell table:style-name="ce102" table:formula="of:=NOT(ISERROR([.U473]))" office:value-type="boolean" office:boolean-value="false" calcext:value-type="boolean">
            <text:p>FALSO</text:p>
          </table:table-cell>
          <table:table-cell table:formula="of:=VLOOKUP([.$F473];[.$F474:.$F$1000];1;0)" office:value-type="string" office:string-value="" calcext:value-type="error">
            <text:p>#N/D</text:p>
          </table:table-cell>
          <table:table-cell table:style-name="ce102" table:formula="of:=NOT(ISERROR([.W4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4])&gt;0;HYPERLINK(CONCATENATE(['file:///C:/Users/Txinto%20Vaz/Desktop/req_rees-core/uploading/RqUpload.ods'#$Dict.$B$1];&quot;issues/&quot;;[.B474]);CONCATENATE(&quot;#&quot;;[.B474]));&quot;&quot;)">
            <text:p/>
          </table:table-cell>
          <table:table-cell table:style-name="ce27" table:formula="of:=IF(LEN([.F474])&gt;0;MAX([.D$3:.D473])+1;&quot;&quot;)">
            <text:p/>
          </table:table-cell>
          <table:table-cell table:style-name="ce29" table:formula="of:=IF(LEN([.D474])&gt;0;CONCATENATE([.$K$1];TEXT([.D4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4];[.$H$3:.$H$1000];1;0)" office:value-type="string" office:string-value="" calcext:value-type="error">
            <text:p>#N/D</text:p>
          </table:table-cell>
          <table:table-cell table:style-name="ce102" table:formula="of:=NOT(ISERROR([.R474]))" office:value-type="boolean" office:boolean-value="false" calcext:value-type="boolean">
            <text:p>FALSO</text:p>
          </table:table-cell>
          <table:table-cell/>
          <table:table-cell table:formula="of:=VLOOKUP([.$F474];[.$F$3:.$F473];1;0)" office:value-type="string" office:string-value="" calcext:value-type="error">
            <text:p>#N/D</text:p>
          </table:table-cell>
          <table:table-cell table:style-name="ce102" table:formula="of:=NOT(ISERROR([.U474]))" office:value-type="boolean" office:boolean-value="false" calcext:value-type="boolean">
            <text:p>FALSO</text:p>
          </table:table-cell>
          <table:table-cell table:formula="of:=VLOOKUP([.$F474];[.$F475:.$F$1000];1;0)" office:value-type="string" office:string-value="" calcext:value-type="error">
            <text:p>#N/D</text:p>
          </table:table-cell>
          <table:table-cell table:style-name="ce102" table:formula="of:=NOT(ISERROR([.W4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5])&gt;0;HYPERLINK(CONCATENATE(['file:///C:/Users/Txinto%20Vaz/Desktop/req_rees-core/uploading/RqUpload.ods'#$Dict.$B$1];&quot;issues/&quot;;[.B475]);CONCATENATE(&quot;#&quot;;[.B475]));&quot;&quot;)">
            <text:p/>
          </table:table-cell>
          <table:table-cell table:style-name="ce27" table:formula="of:=IF(LEN([.F475])&gt;0;MAX([.D$3:.D474])+1;&quot;&quot;)">
            <text:p/>
          </table:table-cell>
          <table:table-cell table:style-name="ce29" table:formula="of:=IF(LEN([.D475])&gt;0;CONCATENATE([.$K$1];TEXT([.D4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5];[.$H$3:.$H$1000];1;0)" office:value-type="string" office:string-value="" calcext:value-type="error">
            <text:p>#N/D</text:p>
          </table:table-cell>
          <table:table-cell table:style-name="ce102" table:formula="of:=NOT(ISERROR([.R475]))" office:value-type="boolean" office:boolean-value="false" calcext:value-type="boolean">
            <text:p>FALSO</text:p>
          </table:table-cell>
          <table:table-cell/>
          <table:table-cell table:formula="of:=VLOOKUP([.$F475];[.$F$3:.$F474];1;0)" office:value-type="string" office:string-value="" calcext:value-type="error">
            <text:p>#N/D</text:p>
          </table:table-cell>
          <table:table-cell table:style-name="ce102" table:formula="of:=NOT(ISERROR([.U475]))" office:value-type="boolean" office:boolean-value="false" calcext:value-type="boolean">
            <text:p>FALSO</text:p>
          </table:table-cell>
          <table:table-cell table:formula="of:=VLOOKUP([.$F475];[.$F476:.$F$1000];1;0)" office:value-type="string" office:string-value="" calcext:value-type="error">
            <text:p>#N/D</text:p>
          </table:table-cell>
          <table:table-cell table:style-name="ce102" table:formula="of:=NOT(ISERROR([.W4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6])&gt;0;HYPERLINK(CONCATENATE(['file:///C:/Users/Txinto%20Vaz/Desktop/req_rees-core/uploading/RqUpload.ods'#$Dict.$B$1];&quot;issues/&quot;;[.B476]);CONCATENATE(&quot;#&quot;;[.B476]));&quot;&quot;)">
            <text:p/>
          </table:table-cell>
          <table:table-cell table:style-name="ce27" table:formula="of:=IF(LEN([.F476])&gt;0;MAX([.D$3:.D475])+1;&quot;&quot;)">
            <text:p/>
          </table:table-cell>
          <table:table-cell table:style-name="ce29" table:formula="of:=IF(LEN([.D476])&gt;0;CONCATENATE([.$K$1];TEXT([.D4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6];[.$H$3:.$H$1000];1;0)" office:value-type="string" office:string-value="" calcext:value-type="error">
            <text:p>#N/D</text:p>
          </table:table-cell>
          <table:table-cell table:style-name="ce102" table:formula="of:=NOT(ISERROR([.R476]))" office:value-type="boolean" office:boolean-value="false" calcext:value-type="boolean">
            <text:p>FALSO</text:p>
          </table:table-cell>
          <table:table-cell/>
          <table:table-cell table:formula="of:=VLOOKUP([.$F476];[.$F$3:.$F475];1;0)" office:value-type="string" office:string-value="" calcext:value-type="error">
            <text:p>#N/D</text:p>
          </table:table-cell>
          <table:table-cell table:style-name="ce102" table:formula="of:=NOT(ISERROR([.U476]))" office:value-type="boolean" office:boolean-value="false" calcext:value-type="boolean">
            <text:p>FALSO</text:p>
          </table:table-cell>
          <table:table-cell table:formula="of:=VLOOKUP([.$F476];[.$F477:.$F$1000];1;0)" office:value-type="string" office:string-value="" calcext:value-type="error">
            <text:p>#N/D</text:p>
          </table:table-cell>
          <table:table-cell table:style-name="ce102" table:formula="of:=NOT(ISERROR([.W4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7])&gt;0;HYPERLINK(CONCATENATE(['file:///C:/Users/Txinto%20Vaz/Desktop/req_rees-core/uploading/RqUpload.ods'#$Dict.$B$1];&quot;issues/&quot;;[.B477]);CONCATENATE(&quot;#&quot;;[.B477]));&quot;&quot;)">
            <text:p/>
          </table:table-cell>
          <table:table-cell table:style-name="ce27" table:formula="of:=IF(LEN([.F477])&gt;0;MAX([.D$3:.D476])+1;&quot;&quot;)">
            <text:p/>
          </table:table-cell>
          <table:table-cell table:style-name="ce29" table:formula="of:=IF(LEN([.D477])&gt;0;CONCATENATE([.$K$1];TEXT([.D4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7];[.$H$3:.$H$1000];1;0)" office:value-type="string" office:string-value="" calcext:value-type="error">
            <text:p>#N/D</text:p>
          </table:table-cell>
          <table:table-cell table:style-name="ce102" table:formula="of:=NOT(ISERROR([.R477]))" office:value-type="boolean" office:boolean-value="false" calcext:value-type="boolean">
            <text:p>FALSO</text:p>
          </table:table-cell>
          <table:table-cell/>
          <table:table-cell table:formula="of:=VLOOKUP([.$F477];[.$F$3:.$F476];1;0)" office:value-type="string" office:string-value="" calcext:value-type="error">
            <text:p>#N/D</text:p>
          </table:table-cell>
          <table:table-cell table:style-name="ce102" table:formula="of:=NOT(ISERROR([.U477]))" office:value-type="boolean" office:boolean-value="false" calcext:value-type="boolean">
            <text:p>FALSO</text:p>
          </table:table-cell>
          <table:table-cell table:formula="of:=VLOOKUP([.$F477];[.$F478:.$F$1000];1;0)" office:value-type="string" office:string-value="" calcext:value-type="error">
            <text:p>#N/D</text:p>
          </table:table-cell>
          <table:table-cell table:style-name="ce102" table:formula="of:=NOT(ISERROR([.W4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8])&gt;0;HYPERLINK(CONCATENATE(['file:///C:/Users/Txinto%20Vaz/Desktop/req_rees-core/uploading/RqUpload.ods'#$Dict.$B$1];&quot;issues/&quot;;[.B478]);CONCATENATE(&quot;#&quot;;[.B478]));&quot;&quot;)">
            <text:p/>
          </table:table-cell>
          <table:table-cell table:style-name="ce27" table:formula="of:=IF(LEN([.F478])&gt;0;MAX([.D$3:.D477])+1;&quot;&quot;)">
            <text:p/>
          </table:table-cell>
          <table:table-cell table:style-name="ce29" table:formula="of:=IF(LEN([.D478])&gt;0;CONCATENATE([.$K$1];TEXT([.D4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8];[.$H$3:.$H$1000];1;0)" office:value-type="string" office:string-value="" calcext:value-type="error">
            <text:p>#N/D</text:p>
          </table:table-cell>
          <table:table-cell table:style-name="ce102" table:formula="of:=NOT(ISERROR([.R478]))" office:value-type="boolean" office:boolean-value="false" calcext:value-type="boolean">
            <text:p>FALSO</text:p>
          </table:table-cell>
          <table:table-cell/>
          <table:table-cell table:formula="of:=VLOOKUP([.$F478];[.$F$3:.$F477];1;0)" office:value-type="string" office:string-value="" calcext:value-type="error">
            <text:p>#N/D</text:p>
          </table:table-cell>
          <table:table-cell table:style-name="ce102" table:formula="of:=NOT(ISERROR([.U478]))" office:value-type="boolean" office:boolean-value="false" calcext:value-type="boolean">
            <text:p>FALSO</text:p>
          </table:table-cell>
          <table:table-cell table:formula="of:=VLOOKUP([.$F478];[.$F479:.$F$1000];1;0)" office:value-type="string" office:string-value="" calcext:value-type="error">
            <text:p>#N/D</text:p>
          </table:table-cell>
          <table:table-cell table:style-name="ce102" table:formula="of:=NOT(ISERROR([.W4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79])&gt;0;HYPERLINK(CONCATENATE(['file:///C:/Users/Txinto%20Vaz/Desktop/req_rees-core/uploading/RqUpload.ods'#$Dict.$B$1];&quot;issues/&quot;;[.B479]);CONCATENATE(&quot;#&quot;;[.B479]));&quot;&quot;)">
            <text:p/>
          </table:table-cell>
          <table:table-cell table:style-name="ce27" table:formula="of:=IF(LEN([.F479])&gt;0;MAX([.D$3:.D478])+1;&quot;&quot;)">
            <text:p/>
          </table:table-cell>
          <table:table-cell table:style-name="ce29" table:formula="of:=IF(LEN([.D479])&gt;0;CONCATENATE([.$K$1];TEXT([.D4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9];[.$H$3:.$H$1000];1;0)" office:value-type="string" office:string-value="" calcext:value-type="error">
            <text:p>#N/D</text:p>
          </table:table-cell>
          <table:table-cell table:style-name="ce102" table:formula="of:=NOT(ISERROR([.R479]))" office:value-type="boolean" office:boolean-value="false" calcext:value-type="boolean">
            <text:p>FALSO</text:p>
          </table:table-cell>
          <table:table-cell/>
          <table:table-cell table:formula="of:=VLOOKUP([.$F479];[.$F$3:.$F478];1;0)" office:value-type="string" office:string-value="" calcext:value-type="error">
            <text:p>#N/D</text:p>
          </table:table-cell>
          <table:table-cell table:style-name="ce102" table:formula="of:=NOT(ISERROR([.U479]))" office:value-type="boolean" office:boolean-value="false" calcext:value-type="boolean">
            <text:p>FALSO</text:p>
          </table:table-cell>
          <table:table-cell table:formula="of:=VLOOKUP([.$F479];[.$F480:.$F$1000];1;0)" office:value-type="string" office:string-value="" calcext:value-type="error">
            <text:p>#N/D</text:p>
          </table:table-cell>
          <table:table-cell table:style-name="ce102" table:formula="of:=NOT(ISERROR([.W4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0])&gt;0;HYPERLINK(CONCATENATE(['file:///C:/Users/Txinto%20Vaz/Desktop/req_rees-core/uploading/RqUpload.ods'#$Dict.$B$1];&quot;issues/&quot;;[.B480]);CONCATENATE(&quot;#&quot;;[.B480]));&quot;&quot;)">
            <text:p/>
          </table:table-cell>
          <table:table-cell table:style-name="ce27" table:formula="of:=IF(LEN([.F480])&gt;0;MAX([.D$3:.D479])+1;&quot;&quot;)">
            <text:p/>
          </table:table-cell>
          <table:table-cell table:style-name="ce29" table:formula="of:=IF(LEN([.D480])&gt;0;CONCATENATE([.$K$1];TEXT([.D4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0];[.$H$3:.$H$1000];1;0)" office:value-type="string" office:string-value="" calcext:value-type="error">
            <text:p>#N/D</text:p>
          </table:table-cell>
          <table:table-cell table:style-name="ce102" table:formula="of:=NOT(ISERROR([.R480]))" office:value-type="boolean" office:boolean-value="false" calcext:value-type="boolean">
            <text:p>FALSO</text:p>
          </table:table-cell>
          <table:table-cell/>
          <table:table-cell table:formula="of:=VLOOKUP([.$F480];[.$F$3:.$F479];1;0)" office:value-type="string" office:string-value="" calcext:value-type="error">
            <text:p>#N/D</text:p>
          </table:table-cell>
          <table:table-cell table:style-name="ce102" table:formula="of:=NOT(ISERROR([.U480]))" office:value-type="boolean" office:boolean-value="false" calcext:value-type="boolean">
            <text:p>FALSO</text:p>
          </table:table-cell>
          <table:table-cell table:formula="of:=VLOOKUP([.$F480];[.$F481:.$F$1000];1;0)" office:value-type="string" office:string-value="" calcext:value-type="error">
            <text:p>#N/D</text:p>
          </table:table-cell>
          <table:table-cell table:style-name="ce102" table:formula="of:=NOT(ISERROR([.W4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1])&gt;0;HYPERLINK(CONCATENATE(['file:///C:/Users/Txinto%20Vaz/Desktop/req_rees-core/uploading/RqUpload.ods'#$Dict.$B$1];&quot;issues/&quot;;[.B481]);CONCATENATE(&quot;#&quot;;[.B481]));&quot;&quot;)">
            <text:p/>
          </table:table-cell>
          <table:table-cell table:style-name="ce27" table:formula="of:=IF(LEN([.F481])&gt;0;MAX([.D$3:.D480])+1;&quot;&quot;)">
            <text:p/>
          </table:table-cell>
          <table:table-cell table:style-name="ce29" table:formula="of:=IF(LEN([.D481])&gt;0;CONCATENATE([.$K$1];TEXT([.D4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1];[.$H$3:.$H$1000];1;0)" office:value-type="string" office:string-value="" calcext:value-type="error">
            <text:p>#N/D</text:p>
          </table:table-cell>
          <table:table-cell table:style-name="ce102" table:formula="of:=NOT(ISERROR([.R481]))" office:value-type="boolean" office:boolean-value="false" calcext:value-type="boolean">
            <text:p>FALSO</text:p>
          </table:table-cell>
          <table:table-cell/>
          <table:table-cell table:formula="of:=VLOOKUP([.$F481];[.$F$3:.$F480];1;0)" office:value-type="string" office:string-value="" calcext:value-type="error">
            <text:p>#N/D</text:p>
          </table:table-cell>
          <table:table-cell table:style-name="ce102" table:formula="of:=NOT(ISERROR([.U481]))" office:value-type="boolean" office:boolean-value="false" calcext:value-type="boolean">
            <text:p>FALSO</text:p>
          </table:table-cell>
          <table:table-cell table:formula="of:=VLOOKUP([.$F481];[.$F482:.$F$1000];1;0)" office:value-type="string" office:string-value="" calcext:value-type="error">
            <text:p>#N/D</text:p>
          </table:table-cell>
          <table:table-cell table:style-name="ce102" table:formula="of:=NOT(ISERROR([.W4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2])&gt;0;HYPERLINK(CONCATENATE(['file:///C:/Users/Txinto%20Vaz/Desktop/req_rees-core/uploading/RqUpload.ods'#$Dict.$B$1];&quot;issues/&quot;;[.B482]);CONCATENATE(&quot;#&quot;;[.B482]));&quot;&quot;)">
            <text:p/>
          </table:table-cell>
          <table:table-cell table:style-name="ce27" table:formula="of:=IF(LEN([.F482])&gt;0;MAX([.D$3:.D481])+1;&quot;&quot;)">
            <text:p/>
          </table:table-cell>
          <table:table-cell table:style-name="ce29" table:formula="of:=IF(LEN([.D482])&gt;0;CONCATENATE([.$K$1];TEXT([.D4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2];[.$H$3:.$H$1000];1;0)" office:value-type="string" office:string-value="" calcext:value-type="error">
            <text:p>#N/D</text:p>
          </table:table-cell>
          <table:table-cell table:style-name="ce102" table:formula="of:=NOT(ISERROR([.R482]))" office:value-type="boolean" office:boolean-value="false" calcext:value-type="boolean">
            <text:p>FALSO</text:p>
          </table:table-cell>
          <table:table-cell/>
          <table:table-cell table:formula="of:=VLOOKUP([.$F482];[.$F$3:.$F481];1;0)" office:value-type="string" office:string-value="" calcext:value-type="error">
            <text:p>#N/D</text:p>
          </table:table-cell>
          <table:table-cell table:style-name="ce102" table:formula="of:=NOT(ISERROR([.U482]))" office:value-type="boolean" office:boolean-value="false" calcext:value-type="boolean">
            <text:p>FALSO</text:p>
          </table:table-cell>
          <table:table-cell table:formula="of:=VLOOKUP([.$F482];[.$F483:.$F$1000];1;0)" office:value-type="string" office:string-value="" calcext:value-type="error">
            <text:p>#N/D</text:p>
          </table:table-cell>
          <table:table-cell table:style-name="ce102" table:formula="of:=NOT(ISERROR([.W4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3])&gt;0;HYPERLINK(CONCATENATE(['file:///C:/Users/Txinto%20Vaz/Desktop/req_rees-core/uploading/RqUpload.ods'#$Dict.$B$1];&quot;issues/&quot;;[.B483]);CONCATENATE(&quot;#&quot;;[.B483]));&quot;&quot;)">
            <text:p/>
          </table:table-cell>
          <table:table-cell table:style-name="ce27" table:formula="of:=IF(LEN([.F483])&gt;0;MAX([.D$3:.D482])+1;&quot;&quot;)">
            <text:p/>
          </table:table-cell>
          <table:table-cell table:style-name="ce29" table:formula="of:=IF(LEN([.D483])&gt;0;CONCATENATE([.$K$1];TEXT([.D4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3];[.$H$3:.$H$1000];1;0)" office:value-type="string" office:string-value="" calcext:value-type="error">
            <text:p>#N/D</text:p>
          </table:table-cell>
          <table:table-cell table:style-name="ce102" table:formula="of:=NOT(ISERROR([.R483]))" office:value-type="boolean" office:boolean-value="false" calcext:value-type="boolean">
            <text:p>FALSO</text:p>
          </table:table-cell>
          <table:table-cell/>
          <table:table-cell table:formula="of:=VLOOKUP([.$F483];[.$F$3:.$F482];1;0)" office:value-type="string" office:string-value="" calcext:value-type="error">
            <text:p>#N/D</text:p>
          </table:table-cell>
          <table:table-cell table:style-name="ce102" table:formula="of:=NOT(ISERROR([.U483]))" office:value-type="boolean" office:boolean-value="false" calcext:value-type="boolean">
            <text:p>FALSO</text:p>
          </table:table-cell>
          <table:table-cell table:formula="of:=VLOOKUP([.$F483];[.$F484:.$F$1000];1;0)" office:value-type="string" office:string-value="" calcext:value-type="error">
            <text:p>#N/D</text:p>
          </table:table-cell>
          <table:table-cell table:style-name="ce102" table:formula="of:=NOT(ISERROR([.W4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4])&gt;0;HYPERLINK(CONCATENATE(['file:///C:/Users/Txinto%20Vaz/Desktop/req_rees-core/uploading/RqUpload.ods'#$Dict.$B$1];&quot;issues/&quot;;[.B484]);CONCATENATE(&quot;#&quot;;[.B484]));&quot;&quot;)">
            <text:p/>
          </table:table-cell>
          <table:table-cell table:style-name="ce27" table:formula="of:=IF(LEN([.F484])&gt;0;MAX([.D$3:.D483])+1;&quot;&quot;)">
            <text:p/>
          </table:table-cell>
          <table:table-cell table:style-name="ce29" table:formula="of:=IF(LEN([.D484])&gt;0;CONCATENATE([.$K$1];TEXT([.D4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4];[.$H$3:.$H$1000];1;0)" office:value-type="string" office:string-value="" calcext:value-type="error">
            <text:p>#N/D</text:p>
          </table:table-cell>
          <table:table-cell table:style-name="ce102" table:formula="of:=NOT(ISERROR([.R484]))" office:value-type="boolean" office:boolean-value="false" calcext:value-type="boolean">
            <text:p>FALSO</text:p>
          </table:table-cell>
          <table:table-cell/>
          <table:table-cell table:formula="of:=VLOOKUP([.$F484];[.$F$3:.$F483];1;0)" office:value-type="string" office:string-value="" calcext:value-type="error">
            <text:p>#N/D</text:p>
          </table:table-cell>
          <table:table-cell table:style-name="ce102" table:formula="of:=NOT(ISERROR([.U484]))" office:value-type="boolean" office:boolean-value="false" calcext:value-type="boolean">
            <text:p>FALSO</text:p>
          </table:table-cell>
          <table:table-cell table:formula="of:=VLOOKUP([.$F484];[.$F485:.$F$1000];1;0)" office:value-type="string" office:string-value="" calcext:value-type="error">
            <text:p>#N/D</text:p>
          </table:table-cell>
          <table:table-cell table:style-name="ce102" table:formula="of:=NOT(ISERROR([.W4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5])&gt;0;HYPERLINK(CONCATENATE(['file:///C:/Users/Txinto%20Vaz/Desktop/req_rees-core/uploading/RqUpload.ods'#$Dict.$B$1];&quot;issues/&quot;;[.B485]);CONCATENATE(&quot;#&quot;;[.B485]));&quot;&quot;)">
            <text:p/>
          </table:table-cell>
          <table:table-cell table:style-name="ce27" table:formula="of:=IF(LEN([.F485])&gt;0;MAX([.D$3:.D484])+1;&quot;&quot;)">
            <text:p/>
          </table:table-cell>
          <table:table-cell table:style-name="ce29" table:formula="of:=IF(LEN([.D485])&gt;0;CONCATENATE([.$K$1];TEXT([.D4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5];[.$H$3:.$H$1000];1;0)" office:value-type="string" office:string-value="" calcext:value-type="error">
            <text:p>#N/D</text:p>
          </table:table-cell>
          <table:table-cell table:style-name="ce102" table:formula="of:=NOT(ISERROR([.R485]))" office:value-type="boolean" office:boolean-value="false" calcext:value-type="boolean">
            <text:p>FALSO</text:p>
          </table:table-cell>
          <table:table-cell/>
          <table:table-cell table:formula="of:=VLOOKUP([.$F485];[.$F$3:.$F484];1;0)" office:value-type="string" office:string-value="" calcext:value-type="error">
            <text:p>#N/D</text:p>
          </table:table-cell>
          <table:table-cell table:style-name="ce102" table:formula="of:=NOT(ISERROR([.U485]))" office:value-type="boolean" office:boolean-value="false" calcext:value-type="boolean">
            <text:p>FALSO</text:p>
          </table:table-cell>
          <table:table-cell table:formula="of:=VLOOKUP([.$F485];[.$F486:.$F$1000];1;0)" office:value-type="string" office:string-value="" calcext:value-type="error">
            <text:p>#N/D</text:p>
          </table:table-cell>
          <table:table-cell table:style-name="ce102" table:formula="of:=NOT(ISERROR([.W4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6])&gt;0;HYPERLINK(CONCATENATE(['file:///C:/Users/Txinto%20Vaz/Desktop/req_rees-core/uploading/RqUpload.ods'#$Dict.$B$1];&quot;issues/&quot;;[.B486]);CONCATENATE(&quot;#&quot;;[.B486]));&quot;&quot;)">
            <text:p/>
          </table:table-cell>
          <table:table-cell table:style-name="ce27" table:formula="of:=IF(LEN([.F486])&gt;0;MAX([.D$3:.D485])+1;&quot;&quot;)">
            <text:p/>
          </table:table-cell>
          <table:table-cell table:style-name="ce29" table:formula="of:=IF(LEN([.D486])&gt;0;CONCATENATE([.$K$1];TEXT([.D4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6];[.$H$3:.$H$1000];1;0)" office:value-type="string" office:string-value="" calcext:value-type="error">
            <text:p>#N/D</text:p>
          </table:table-cell>
          <table:table-cell table:style-name="ce102" table:formula="of:=NOT(ISERROR([.R486]))" office:value-type="boolean" office:boolean-value="false" calcext:value-type="boolean">
            <text:p>FALSO</text:p>
          </table:table-cell>
          <table:table-cell/>
          <table:table-cell table:formula="of:=VLOOKUP([.$F486];[.$F$3:.$F485];1;0)" office:value-type="string" office:string-value="" calcext:value-type="error">
            <text:p>#N/D</text:p>
          </table:table-cell>
          <table:table-cell table:style-name="ce102" table:formula="of:=NOT(ISERROR([.U486]))" office:value-type="boolean" office:boolean-value="false" calcext:value-type="boolean">
            <text:p>FALSO</text:p>
          </table:table-cell>
          <table:table-cell table:formula="of:=VLOOKUP([.$F486];[.$F487:.$F$1000];1;0)" office:value-type="string" office:string-value="" calcext:value-type="error">
            <text:p>#N/D</text:p>
          </table:table-cell>
          <table:table-cell table:style-name="ce102" table:formula="of:=NOT(ISERROR([.W4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7])&gt;0;HYPERLINK(CONCATENATE(['file:///C:/Users/Txinto%20Vaz/Desktop/req_rees-core/uploading/RqUpload.ods'#$Dict.$B$1];&quot;issues/&quot;;[.B487]);CONCATENATE(&quot;#&quot;;[.B487]));&quot;&quot;)">
            <text:p/>
          </table:table-cell>
          <table:table-cell table:style-name="ce27" table:formula="of:=IF(LEN([.F487])&gt;0;MAX([.D$3:.D486])+1;&quot;&quot;)">
            <text:p/>
          </table:table-cell>
          <table:table-cell table:style-name="ce29" table:formula="of:=IF(LEN([.D487])&gt;0;CONCATENATE([.$K$1];TEXT([.D4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7];[.$H$3:.$H$1000];1;0)" office:value-type="string" office:string-value="" calcext:value-type="error">
            <text:p>#N/D</text:p>
          </table:table-cell>
          <table:table-cell table:style-name="ce102" table:formula="of:=NOT(ISERROR([.R487]))" office:value-type="boolean" office:boolean-value="false" calcext:value-type="boolean">
            <text:p>FALSO</text:p>
          </table:table-cell>
          <table:table-cell/>
          <table:table-cell table:formula="of:=VLOOKUP([.$F487];[.$F$3:.$F486];1;0)" office:value-type="string" office:string-value="" calcext:value-type="error">
            <text:p>#N/D</text:p>
          </table:table-cell>
          <table:table-cell table:style-name="ce102" table:formula="of:=NOT(ISERROR([.U487]))" office:value-type="boolean" office:boolean-value="false" calcext:value-type="boolean">
            <text:p>FALSO</text:p>
          </table:table-cell>
          <table:table-cell table:formula="of:=VLOOKUP([.$F487];[.$F488:.$F$1000];1;0)" office:value-type="string" office:string-value="" calcext:value-type="error">
            <text:p>#N/D</text:p>
          </table:table-cell>
          <table:table-cell table:style-name="ce102" table:formula="of:=NOT(ISERROR([.W4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8])&gt;0;HYPERLINK(CONCATENATE(['file:///C:/Users/Txinto%20Vaz/Desktop/req_rees-core/uploading/RqUpload.ods'#$Dict.$B$1];&quot;issues/&quot;;[.B488]);CONCATENATE(&quot;#&quot;;[.B488]));&quot;&quot;)">
            <text:p/>
          </table:table-cell>
          <table:table-cell table:style-name="ce27" table:formula="of:=IF(LEN([.F488])&gt;0;MAX([.D$3:.D487])+1;&quot;&quot;)">
            <text:p/>
          </table:table-cell>
          <table:table-cell table:style-name="ce29" table:formula="of:=IF(LEN([.D488])&gt;0;CONCATENATE([.$K$1];TEXT([.D4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8];[.$H$3:.$H$1000];1;0)" office:value-type="string" office:string-value="" calcext:value-type="error">
            <text:p>#N/D</text:p>
          </table:table-cell>
          <table:table-cell table:style-name="ce102" table:formula="of:=NOT(ISERROR([.R488]))" office:value-type="boolean" office:boolean-value="false" calcext:value-type="boolean">
            <text:p>FALSO</text:p>
          </table:table-cell>
          <table:table-cell/>
          <table:table-cell table:formula="of:=VLOOKUP([.$F488];[.$F$3:.$F487];1;0)" office:value-type="string" office:string-value="" calcext:value-type="error">
            <text:p>#N/D</text:p>
          </table:table-cell>
          <table:table-cell table:style-name="ce102" table:formula="of:=NOT(ISERROR([.U488]))" office:value-type="boolean" office:boolean-value="false" calcext:value-type="boolean">
            <text:p>FALSO</text:p>
          </table:table-cell>
          <table:table-cell table:formula="of:=VLOOKUP([.$F488];[.$F489:.$F$1000];1;0)" office:value-type="string" office:string-value="" calcext:value-type="error">
            <text:p>#N/D</text:p>
          </table:table-cell>
          <table:table-cell table:style-name="ce102" table:formula="of:=NOT(ISERROR([.W4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89])&gt;0;HYPERLINK(CONCATENATE(['file:///C:/Users/Txinto%20Vaz/Desktop/req_rees-core/uploading/RqUpload.ods'#$Dict.$B$1];&quot;issues/&quot;;[.B489]);CONCATENATE(&quot;#&quot;;[.B489]));&quot;&quot;)">
            <text:p/>
          </table:table-cell>
          <table:table-cell table:style-name="ce27" table:formula="of:=IF(LEN([.F489])&gt;0;MAX([.D$3:.D488])+1;&quot;&quot;)">
            <text:p/>
          </table:table-cell>
          <table:table-cell table:style-name="ce29" table:formula="of:=IF(LEN([.D489])&gt;0;CONCATENATE([.$K$1];TEXT([.D4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9];[.$H$3:.$H$1000];1;0)" office:value-type="string" office:string-value="" calcext:value-type="error">
            <text:p>#N/D</text:p>
          </table:table-cell>
          <table:table-cell table:style-name="ce102" table:formula="of:=NOT(ISERROR([.R489]))" office:value-type="boolean" office:boolean-value="false" calcext:value-type="boolean">
            <text:p>FALSO</text:p>
          </table:table-cell>
          <table:table-cell/>
          <table:table-cell table:formula="of:=VLOOKUP([.$F489];[.$F$3:.$F488];1;0)" office:value-type="string" office:string-value="" calcext:value-type="error">
            <text:p>#N/D</text:p>
          </table:table-cell>
          <table:table-cell table:style-name="ce102" table:formula="of:=NOT(ISERROR([.U489]))" office:value-type="boolean" office:boolean-value="false" calcext:value-type="boolean">
            <text:p>FALSO</text:p>
          </table:table-cell>
          <table:table-cell table:formula="of:=VLOOKUP([.$F489];[.$F490:.$F$1000];1;0)" office:value-type="string" office:string-value="" calcext:value-type="error">
            <text:p>#N/D</text:p>
          </table:table-cell>
          <table:table-cell table:style-name="ce102" table:formula="of:=NOT(ISERROR([.W4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0])&gt;0;HYPERLINK(CONCATENATE(['file:///C:/Users/Txinto%20Vaz/Desktop/req_rees-core/uploading/RqUpload.ods'#$Dict.$B$1];&quot;issues/&quot;;[.B490]);CONCATENATE(&quot;#&quot;;[.B490]));&quot;&quot;)">
            <text:p/>
          </table:table-cell>
          <table:table-cell table:style-name="ce27" table:formula="of:=IF(LEN([.F490])&gt;0;MAX([.D$3:.D489])+1;&quot;&quot;)">
            <text:p/>
          </table:table-cell>
          <table:table-cell table:style-name="ce29" table:formula="of:=IF(LEN([.D490])&gt;0;CONCATENATE([.$K$1];TEXT([.D4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0];[.$H$3:.$H$1000];1;0)" office:value-type="string" office:string-value="" calcext:value-type="error">
            <text:p>#N/D</text:p>
          </table:table-cell>
          <table:table-cell table:style-name="ce102" table:formula="of:=NOT(ISERROR([.R490]))" office:value-type="boolean" office:boolean-value="false" calcext:value-type="boolean">
            <text:p>FALSO</text:p>
          </table:table-cell>
          <table:table-cell/>
          <table:table-cell table:formula="of:=VLOOKUP([.$F490];[.$F$3:.$F489];1;0)" office:value-type="string" office:string-value="" calcext:value-type="error">
            <text:p>#N/D</text:p>
          </table:table-cell>
          <table:table-cell table:style-name="ce102" table:formula="of:=NOT(ISERROR([.U490]))" office:value-type="boolean" office:boolean-value="false" calcext:value-type="boolean">
            <text:p>FALSO</text:p>
          </table:table-cell>
          <table:table-cell table:formula="of:=VLOOKUP([.$F490];[.$F491:.$F$1000];1;0)" office:value-type="string" office:string-value="" calcext:value-type="error">
            <text:p>#N/D</text:p>
          </table:table-cell>
          <table:table-cell table:style-name="ce102" table:formula="of:=NOT(ISERROR([.W4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1])&gt;0;HYPERLINK(CONCATENATE(['file:///C:/Users/Txinto%20Vaz/Desktop/req_rees-core/uploading/RqUpload.ods'#$Dict.$B$1];&quot;issues/&quot;;[.B491]);CONCATENATE(&quot;#&quot;;[.B491]));&quot;&quot;)">
            <text:p/>
          </table:table-cell>
          <table:table-cell table:style-name="ce27" table:formula="of:=IF(LEN([.F491])&gt;0;MAX([.D$3:.D490])+1;&quot;&quot;)">
            <text:p/>
          </table:table-cell>
          <table:table-cell table:style-name="ce29" table:formula="of:=IF(LEN([.D491])&gt;0;CONCATENATE([.$K$1];TEXT([.D4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1];[.$H$3:.$H$1000];1;0)" office:value-type="string" office:string-value="" calcext:value-type="error">
            <text:p>#N/D</text:p>
          </table:table-cell>
          <table:table-cell table:style-name="ce102" table:formula="of:=NOT(ISERROR([.R491]))" office:value-type="boolean" office:boolean-value="false" calcext:value-type="boolean">
            <text:p>FALSO</text:p>
          </table:table-cell>
          <table:table-cell/>
          <table:table-cell table:formula="of:=VLOOKUP([.$F491];[.$F$3:.$F490];1;0)" office:value-type="string" office:string-value="" calcext:value-type="error">
            <text:p>#N/D</text:p>
          </table:table-cell>
          <table:table-cell table:style-name="ce102" table:formula="of:=NOT(ISERROR([.U491]))" office:value-type="boolean" office:boolean-value="false" calcext:value-type="boolean">
            <text:p>FALSO</text:p>
          </table:table-cell>
          <table:table-cell table:formula="of:=VLOOKUP([.$F491];[.$F492:.$F$1000];1;0)" office:value-type="string" office:string-value="" calcext:value-type="error">
            <text:p>#N/D</text:p>
          </table:table-cell>
          <table:table-cell table:style-name="ce102" table:formula="of:=NOT(ISERROR([.W4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2])&gt;0;HYPERLINK(CONCATENATE(['file:///C:/Users/Txinto%20Vaz/Desktop/req_rees-core/uploading/RqUpload.ods'#$Dict.$B$1];&quot;issues/&quot;;[.B492]);CONCATENATE(&quot;#&quot;;[.B492]));&quot;&quot;)">
            <text:p/>
          </table:table-cell>
          <table:table-cell table:style-name="ce27" table:formula="of:=IF(LEN([.F492])&gt;0;MAX([.D$3:.D491])+1;&quot;&quot;)">
            <text:p/>
          </table:table-cell>
          <table:table-cell table:style-name="ce29" table:formula="of:=IF(LEN([.D492])&gt;0;CONCATENATE([.$K$1];TEXT([.D4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2];[.$H$3:.$H$1000];1;0)" office:value-type="string" office:string-value="" calcext:value-type="error">
            <text:p>#N/D</text:p>
          </table:table-cell>
          <table:table-cell table:style-name="ce102" table:formula="of:=NOT(ISERROR([.R492]))" office:value-type="boolean" office:boolean-value="false" calcext:value-type="boolean">
            <text:p>FALSO</text:p>
          </table:table-cell>
          <table:table-cell/>
          <table:table-cell table:formula="of:=VLOOKUP([.$F492];[.$F$3:.$F491];1;0)" office:value-type="string" office:string-value="" calcext:value-type="error">
            <text:p>#N/D</text:p>
          </table:table-cell>
          <table:table-cell table:style-name="ce102" table:formula="of:=NOT(ISERROR([.U492]))" office:value-type="boolean" office:boolean-value="false" calcext:value-type="boolean">
            <text:p>FALSO</text:p>
          </table:table-cell>
          <table:table-cell table:formula="of:=VLOOKUP([.$F492];[.$F493:.$F$1000];1;0)" office:value-type="string" office:string-value="" calcext:value-type="error">
            <text:p>#N/D</text:p>
          </table:table-cell>
          <table:table-cell table:style-name="ce102" table:formula="of:=NOT(ISERROR([.W4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3])&gt;0;HYPERLINK(CONCATENATE(['file:///C:/Users/Txinto%20Vaz/Desktop/req_rees-core/uploading/RqUpload.ods'#$Dict.$B$1];&quot;issues/&quot;;[.B493]);CONCATENATE(&quot;#&quot;;[.B493]));&quot;&quot;)">
            <text:p/>
          </table:table-cell>
          <table:table-cell table:style-name="ce27" table:formula="of:=IF(LEN([.F493])&gt;0;MAX([.D$3:.D492])+1;&quot;&quot;)">
            <text:p/>
          </table:table-cell>
          <table:table-cell table:style-name="ce29" table:formula="of:=IF(LEN([.D493])&gt;0;CONCATENATE([.$K$1];TEXT([.D4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3];[.$H$3:.$H$1000];1;0)" office:value-type="string" office:string-value="" calcext:value-type="error">
            <text:p>#N/D</text:p>
          </table:table-cell>
          <table:table-cell table:style-name="ce102" table:formula="of:=NOT(ISERROR([.R493]))" office:value-type="boolean" office:boolean-value="false" calcext:value-type="boolean">
            <text:p>FALSO</text:p>
          </table:table-cell>
          <table:table-cell/>
          <table:table-cell table:formula="of:=VLOOKUP([.$F493];[.$F$3:.$F492];1;0)" office:value-type="string" office:string-value="" calcext:value-type="error">
            <text:p>#N/D</text:p>
          </table:table-cell>
          <table:table-cell table:style-name="ce102" table:formula="of:=NOT(ISERROR([.U493]))" office:value-type="boolean" office:boolean-value="false" calcext:value-type="boolean">
            <text:p>FALSO</text:p>
          </table:table-cell>
          <table:table-cell table:formula="of:=VLOOKUP([.$F493];[.$F494:.$F$1000];1;0)" office:value-type="string" office:string-value="" calcext:value-type="error">
            <text:p>#N/D</text:p>
          </table:table-cell>
          <table:table-cell table:style-name="ce102" table:formula="of:=NOT(ISERROR([.W4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4])&gt;0;HYPERLINK(CONCATENATE(['file:///C:/Users/Txinto%20Vaz/Desktop/req_rees-core/uploading/RqUpload.ods'#$Dict.$B$1];&quot;issues/&quot;;[.B494]);CONCATENATE(&quot;#&quot;;[.B494]));&quot;&quot;)">
            <text:p/>
          </table:table-cell>
          <table:table-cell table:style-name="ce27" table:formula="of:=IF(LEN([.F494])&gt;0;MAX([.D$3:.D493])+1;&quot;&quot;)">
            <text:p/>
          </table:table-cell>
          <table:table-cell table:style-name="ce29" table:formula="of:=IF(LEN([.D494])&gt;0;CONCATENATE([.$K$1];TEXT([.D4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4];[.$H$3:.$H$1000];1;0)" office:value-type="string" office:string-value="" calcext:value-type="error">
            <text:p>#N/D</text:p>
          </table:table-cell>
          <table:table-cell table:style-name="ce102" table:formula="of:=NOT(ISERROR([.R494]))" office:value-type="boolean" office:boolean-value="false" calcext:value-type="boolean">
            <text:p>FALSO</text:p>
          </table:table-cell>
          <table:table-cell/>
          <table:table-cell table:formula="of:=VLOOKUP([.$F494];[.$F$3:.$F493];1;0)" office:value-type="string" office:string-value="" calcext:value-type="error">
            <text:p>#N/D</text:p>
          </table:table-cell>
          <table:table-cell table:style-name="ce102" table:formula="of:=NOT(ISERROR([.U494]))" office:value-type="boolean" office:boolean-value="false" calcext:value-type="boolean">
            <text:p>FALSO</text:p>
          </table:table-cell>
          <table:table-cell table:formula="of:=VLOOKUP([.$F494];[.$F495:.$F$1000];1;0)" office:value-type="string" office:string-value="" calcext:value-type="error">
            <text:p>#N/D</text:p>
          </table:table-cell>
          <table:table-cell table:style-name="ce102" table:formula="of:=NOT(ISERROR([.W4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5])&gt;0;HYPERLINK(CONCATENATE(['file:///C:/Users/Txinto%20Vaz/Desktop/req_rees-core/uploading/RqUpload.ods'#$Dict.$B$1];&quot;issues/&quot;;[.B495]);CONCATENATE(&quot;#&quot;;[.B495]));&quot;&quot;)">
            <text:p/>
          </table:table-cell>
          <table:table-cell table:style-name="ce27" table:formula="of:=IF(LEN([.F495])&gt;0;MAX([.D$3:.D494])+1;&quot;&quot;)">
            <text:p/>
          </table:table-cell>
          <table:table-cell table:style-name="ce29" table:formula="of:=IF(LEN([.D495])&gt;0;CONCATENATE([.$K$1];TEXT([.D4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5];[.$H$3:.$H$1000];1;0)" office:value-type="string" office:string-value="" calcext:value-type="error">
            <text:p>#N/D</text:p>
          </table:table-cell>
          <table:table-cell table:style-name="ce102" table:formula="of:=NOT(ISERROR([.R495]))" office:value-type="boolean" office:boolean-value="false" calcext:value-type="boolean">
            <text:p>FALSO</text:p>
          </table:table-cell>
          <table:table-cell/>
          <table:table-cell table:formula="of:=VLOOKUP([.$F495];[.$F$3:.$F494];1;0)" office:value-type="string" office:string-value="" calcext:value-type="error">
            <text:p>#N/D</text:p>
          </table:table-cell>
          <table:table-cell table:style-name="ce102" table:formula="of:=NOT(ISERROR([.U495]))" office:value-type="boolean" office:boolean-value="false" calcext:value-type="boolean">
            <text:p>FALSO</text:p>
          </table:table-cell>
          <table:table-cell table:formula="of:=VLOOKUP([.$F495];[.$F496:.$F$1000];1;0)" office:value-type="string" office:string-value="" calcext:value-type="error">
            <text:p>#N/D</text:p>
          </table:table-cell>
          <table:table-cell table:style-name="ce102" table:formula="of:=NOT(ISERROR([.W4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6])&gt;0;HYPERLINK(CONCATENATE(['file:///C:/Users/Txinto%20Vaz/Desktop/req_rees-core/uploading/RqUpload.ods'#$Dict.$B$1];&quot;issues/&quot;;[.B496]);CONCATENATE(&quot;#&quot;;[.B496]));&quot;&quot;)">
            <text:p/>
          </table:table-cell>
          <table:table-cell table:style-name="ce27" table:formula="of:=IF(LEN([.F496])&gt;0;MAX([.D$3:.D495])+1;&quot;&quot;)">
            <text:p/>
          </table:table-cell>
          <table:table-cell table:style-name="ce29" table:formula="of:=IF(LEN([.D496])&gt;0;CONCATENATE([.$K$1];TEXT([.D4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6];[.$H$3:.$H$1000];1;0)" office:value-type="string" office:string-value="" calcext:value-type="error">
            <text:p>#N/D</text:p>
          </table:table-cell>
          <table:table-cell table:style-name="ce102" table:formula="of:=NOT(ISERROR([.R496]))" office:value-type="boolean" office:boolean-value="false" calcext:value-type="boolean">
            <text:p>FALSO</text:p>
          </table:table-cell>
          <table:table-cell/>
          <table:table-cell table:formula="of:=VLOOKUP([.$F496];[.$F$3:.$F495];1;0)" office:value-type="string" office:string-value="" calcext:value-type="error">
            <text:p>#N/D</text:p>
          </table:table-cell>
          <table:table-cell table:style-name="ce102" table:formula="of:=NOT(ISERROR([.U496]))" office:value-type="boolean" office:boolean-value="false" calcext:value-type="boolean">
            <text:p>FALSO</text:p>
          </table:table-cell>
          <table:table-cell table:formula="of:=VLOOKUP([.$F496];[.$F497:.$F$1000];1;0)" office:value-type="string" office:string-value="" calcext:value-type="error">
            <text:p>#N/D</text:p>
          </table:table-cell>
          <table:table-cell table:style-name="ce102" table:formula="of:=NOT(ISERROR([.W4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7])&gt;0;HYPERLINK(CONCATENATE(['file:///C:/Users/Txinto%20Vaz/Desktop/req_rees-core/uploading/RqUpload.ods'#$Dict.$B$1];&quot;issues/&quot;;[.B497]);CONCATENATE(&quot;#&quot;;[.B497]));&quot;&quot;)">
            <text:p/>
          </table:table-cell>
          <table:table-cell table:style-name="ce27" table:formula="of:=IF(LEN([.F497])&gt;0;MAX([.D$3:.D496])+1;&quot;&quot;)">
            <text:p/>
          </table:table-cell>
          <table:table-cell table:style-name="ce29" table:formula="of:=IF(LEN([.D497])&gt;0;CONCATENATE([.$K$1];TEXT([.D4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7];[.$H$3:.$H$1000];1;0)" office:value-type="string" office:string-value="" calcext:value-type="error">
            <text:p>#N/D</text:p>
          </table:table-cell>
          <table:table-cell table:style-name="ce102" table:formula="of:=NOT(ISERROR([.R497]))" office:value-type="boolean" office:boolean-value="false" calcext:value-type="boolean">
            <text:p>FALSO</text:p>
          </table:table-cell>
          <table:table-cell/>
          <table:table-cell table:formula="of:=VLOOKUP([.$F497];[.$F$3:.$F496];1;0)" office:value-type="string" office:string-value="" calcext:value-type="error">
            <text:p>#N/D</text:p>
          </table:table-cell>
          <table:table-cell table:style-name="ce102" table:formula="of:=NOT(ISERROR([.U497]))" office:value-type="boolean" office:boolean-value="false" calcext:value-type="boolean">
            <text:p>FALSO</text:p>
          </table:table-cell>
          <table:table-cell table:formula="of:=VLOOKUP([.$F497];[.$F498:.$F$1000];1;0)" office:value-type="string" office:string-value="" calcext:value-type="error">
            <text:p>#N/D</text:p>
          </table:table-cell>
          <table:table-cell table:style-name="ce102" table:formula="of:=NOT(ISERROR([.W4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8])&gt;0;HYPERLINK(CONCATENATE(['file:///C:/Users/Txinto%20Vaz/Desktop/req_rees-core/uploading/RqUpload.ods'#$Dict.$B$1];&quot;issues/&quot;;[.B498]);CONCATENATE(&quot;#&quot;;[.B498]));&quot;&quot;)">
            <text:p/>
          </table:table-cell>
          <table:table-cell table:style-name="ce27" table:formula="of:=IF(LEN([.F498])&gt;0;MAX([.D$3:.D497])+1;&quot;&quot;)">
            <text:p/>
          </table:table-cell>
          <table:table-cell table:style-name="ce29" table:formula="of:=IF(LEN([.D498])&gt;0;CONCATENATE([.$K$1];TEXT([.D4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8];[.$H$3:.$H$1000];1;0)" office:value-type="string" office:string-value="" calcext:value-type="error">
            <text:p>#N/D</text:p>
          </table:table-cell>
          <table:table-cell table:style-name="ce102" table:formula="of:=NOT(ISERROR([.R498]))" office:value-type="boolean" office:boolean-value="false" calcext:value-type="boolean">
            <text:p>FALSO</text:p>
          </table:table-cell>
          <table:table-cell/>
          <table:table-cell table:formula="of:=VLOOKUP([.$F498];[.$F$3:.$F497];1;0)" office:value-type="string" office:string-value="" calcext:value-type="error">
            <text:p>#N/D</text:p>
          </table:table-cell>
          <table:table-cell table:style-name="ce102" table:formula="of:=NOT(ISERROR([.U498]))" office:value-type="boolean" office:boolean-value="false" calcext:value-type="boolean">
            <text:p>FALSO</text:p>
          </table:table-cell>
          <table:table-cell table:formula="of:=VLOOKUP([.$F498];[.$F499:.$F$1000];1;0)" office:value-type="string" office:string-value="" calcext:value-type="error">
            <text:p>#N/D</text:p>
          </table:table-cell>
          <table:table-cell table:style-name="ce102" table:formula="of:=NOT(ISERROR([.W4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499])&gt;0;HYPERLINK(CONCATENATE(['file:///C:/Users/Txinto%20Vaz/Desktop/req_rees-core/uploading/RqUpload.ods'#$Dict.$B$1];&quot;issues/&quot;;[.B499]);CONCATENATE(&quot;#&quot;;[.B499]));&quot;&quot;)">
            <text:p/>
          </table:table-cell>
          <table:table-cell table:style-name="ce27" table:formula="of:=IF(LEN([.F499])&gt;0;MAX([.D$3:.D498])+1;&quot;&quot;)">
            <text:p/>
          </table:table-cell>
          <table:table-cell table:style-name="ce29" table:formula="of:=IF(LEN([.D499])&gt;0;CONCATENATE([.$K$1];TEXT([.D4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9];[.$H$3:.$H$1000];1;0)" office:value-type="string" office:string-value="" calcext:value-type="error">
            <text:p>#N/D</text:p>
          </table:table-cell>
          <table:table-cell table:style-name="ce102" table:formula="of:=NOT(ISERROR([.R499]))" office:value-type="boolean" office:boolean-value="false" calcext:value-type="boolean">
            <text:p>FALSO</text:p>
          </table:table-cell>
          <table:table-cell/>
          <table:table-cell table:formula="of:=VLOOKUP([.$F499];[.$F$3:.$F498];1;0)" office:value-type="string" office:string-value="" calcext:value-type="error">
            <text:p>#N/D</text:p>
          </table:table-cell>
          <table:table-cell table:style-name="ce102" table:formula="of:=NOT(ISERROR([.U499]))" office:value-type="boolean" office:boolean-value="false" calcext:value-type="boolean">
            <text:p>FALSO</text:p>
          </table:table-cell>
          <table:table-cell table:formula="of:=VLOOKUP([.$F499];[.$F500:.$F$1000];1;0)" office:value-type="string" office:string-value="" calcext:value-type="error">
            <text:p>#N/D</text:p>
          </table:table-cell>
          <table:table-cell table:style-name="ce102" table:formula="of:=NOT(ISERROR([.W4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0])&gt;0;HYPERLINK(CONCATENATE(['file:///C:/Users/Txinto%20Vaz/Desktop/req_rees-core/uploading/RqUpload.ods'#$Dict.$B$1];&quot;issues/&quot;;[.B500]);CONCATENATE(&quot;#&quot;;[.B500]));&quot;&quot;)">
            <text:p/>
          </table:table-cell>
          <table:table-cell table:style-name="ce27" table:formula="of:=IF(LEN([.F500])&gt;0;MAX([.D$3:.D499])+1;&quot;&quot;)">
            <text:p/>
          </table:table-cell>
          <table:table-cell table:style-name="ce29" table:formula="of:=IF(LEN([.D500])&gt;0;CONCATENATE([.$K$1];TEXT([.D5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0];[.$H$3:.$H$1000];1;0)" office:value-type="string" office:string-value="" calcext:value-type="error">
            <text:p>#N/D</text:p>
          </table:table-cell>
          <table:table-cell table:style-name="ce102" table:formula="of:=NOT(ISERROR([.R500]))" office:value-type="boolean" office:boolean-value="false" calcext:value-type="boolean">
            <text:p>FALSO</text:p>
          </table:table-cell>
          <table:table-cell/>
          <table:table-cell table:formula="of:=VLOOKUP([.$F500];[.$F$3:.$F499];1;0)" office:value-type="string" office:string-value="" calcext:value-type="error">
            <text:p>#N/D</text:p>
          </table:table-cell>
          <table:table-cell table:style-name="ce102" table:formula="of:=NOT(ISERROR([.U500]))" office:value-type="boolean" office:boolean-value="false" calcext:value-type="boolean">
            <text:p>FALSO</text:p>
          </table:table-cell>
          <table:table-cell table:formula="of:=VLOOKUP([.$F500];[.$F501:.$F$1000];1;0)" office:value-type="string" office:string-value="" calcext:value-type="error">
            <text:p>#N/D</text:p>
          </table:table-cell>
          <table:table-cell table:style-name="ce102" table:formula="of:=NOT(ISERROR([.W5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1])&gt;0;HYPERLINK(CONCATENATE(['file:///C:/Users/Txinto%20Vaz/Desktop/req_rees-core/uploading/RqUpload.ods'#$Dict.$B$1];&quot;issues/&quot;;[.B501]);CONCATENATE(&quot;#&quot;;[.B501]));&quot;&quot;)">
            <text:p/>
          </table:table-cell>
          <table:table-cell table:style-name="ce27" table:formula="of:=IF(LEN([.F501])&gt;0;MAX([.D$3:.D500])+1;&quot;&quot;)">
            <text:p/>
          </table:table-cell>
          <table:table-cell table:style-name="ce29" table:formula="of:=IF(LEN([.D501])&gt;0;CONCATENATE([.$K$1];TEXT([.D5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1];[.$H$3:.$H$1000];1;0)" office:value-type="string" office:string-value="" calcext:value-type="error">
            <text:p>#N/D</text:p>
          </table:table-cell>
          <table:table-cell table:style-name="ce102" table:formula="of:=NOT(ISERROR([.R501]))" office:value-type="boolean" office:boolean-value="false" calcext:value-type="boolean">
            <text:p>FALSO</text:p>
          </table:table-cell>
          <table:table-cell/>
          <table:table-cell table:formula="of:=VLOOKUP([.$F501];[.$F$3:.$F500];1;0)" office:value-type="string" office:string-value="" calcext:value-type="error">
            <text:p>#N/D</text:p>
          </table:table-cell>
          <table:table-cell table:style-name="ce102" table:formula="of:=NOT(ISERROR([.U501]))" office:value-type="boolean" office:boolean-value="false" calcext:value-type="boolean">
            <text:p>FALSO</text:p>
          </table:table-cell>
          <table:table-cell table:formula="of:=VLOOKUP([.$F501];[.$F502:.$F$1000];1;0)" office:value-type="string" office:string-value="" calcext:value-type="error">
            <text:p>#N/D</text:p>
          </table:table-cell>
          <table:table-cell table:style-name="ce102" table:formula="of:=NOT(ISERROR([.W5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2])&gt;0;HYPERLINK(CONCATENATE(['file:///C:/Users/Txinto%20Vaz/Desktop/req_rees-core/uploading/RqUpload.ods'#$Dict.$B$1];&quot;issues/&quot;;[.B502]);CONCATENATE(&quot;#&quot;;[.B502]));&quot;&quot;)">
            <text:p/>
          </table:table-cell>
          <table:table-cell table:style-name="ce27" table:formula="of:=IF(LEN([.F502])&gt;0;MAX([.D$3:.D501])+1;&quot;&quot;)">
            <text:p/>
          </table:table-cell>
          <table:table-cell table:style-name="ce29" table:formula="of:=IF(LEN([.D502])&gt;0;CONCATENATE([.$K$1];TEXT([.D5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2];[.$H$3:.$H$1000];1;0)" office:value-type="string" office:string-value="" calcext:value-type="error">
            <text:p>#N/D</text:p>
          </table:table-cell>
          <table:table-cell table:style-name="ce102" table:formula="of:=NOT(ISERROR([.R502]))" office:value-type="boolean" office:boolean-value="false" calcext:value-type="boolean">
            <text:p>FALSO</text:p>
          </table:table-cell>
          <table:table-cell/>
          <table:table-cell table:formula="of:=VLOOKUP([.$F502];[.$F$3:.$F501];1;0)" office:value-type="string" office:string-value="" calcext:value-type="error">
            <text:p>#N/D</text:p>
          </table:table-cell>
          <table:table-cell table:style-name="ce102" table:formula="of:=NOT(ISERROR([.U502]))" office:value-type="boolean" office:boolean-value="false" calcext:value-type="boolean">
            <text:p>FALSO</text:p>
          </table:table-cell>
          <table:table-cell table:formula="of:=VLOOKUP([.$F502];[.$F503:.$F$1000];1;0)" office:value-type="string" office:string-value="" calcext:value-type="error">
            <text:p>#N/D</text:p>
          </table:table-cell>
          <table:table-cell table:style-name="ce102" table:formula="of:=NOT(ISERROR([.W5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3])&gt;0;HYPERLINK(CONCATENATE(['file:///C:/Users/Txinto%20Vaz/Desktop/req_rees-core/uploading/RqUpload.ods'#$Dict.$B$1];&quot;issues/&quot;;[.B503]);CONCATENATE(&quot;#&quot;;[.B503]));&quot;&quot;)">
            <text:p/>
          </table:table-cell>
          <table:table-cell table:style-name="ce27" table:formula="of:=IF(LEN([.F503])&gt;0;MAX([.D$3:.D502])+1;&quot;&quot;)">
            <text:p/>
          </table:table-cell>
          <table:table-cell table:style-name="ce29" table:formula="of:=IF(LEN([.D503])&gt;0;CONCATENATE([.$K$1];TEXT([.D5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3];[.$H$3:.$H$1000];1;0)" office:value-type="string" office:string-value="" calcext:value-type="error">
            <text:p>#N/D</text:p>
          </table:table-cell>
          <table:table-cell table:style-name="ce102" table:formula="of:=NOT(ISERROR([.R503]))" office:value-type="boolean" office:boolean-value="false" calcext:value-type="boolean">
            <text:p>FALSO</text:p>
          </table:table-cell>
          <table:table-cell/>
          <table:table-cell table:formula="of:=VLOOKUP([.$F503];[.$F$3:.$F502];1;0)" office:value-type="string" office:string-value="" calcext:value-type="error">
            <text:p>#N/D</text:p>
          </table:table-cell>
          <table:table-cell table:style-name="ce102" table:formula="of:=NOT(ISERROR([.U503]))" office:value-type="boolean" office:boolean-value="false" calcext:value-type="boolean">
            <text:p>FALSO</text:p>
          </table:table-cell>
          <table:table-cell table:formula="of:=VLOOKUP([.$F503];[.$F504:.$F$1000];1;0)" office:value-type="string" office:string-value="" calcext:value-type="error">
            <text:p>#N/D</text:p>
          </table:table-cell>
          <table:table-cell table:style-name="ce102" table:formula="of:=NOT(ISERROR([.W5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4])&gt;0;HYPERLINK(CONCATENATE(['file:///C:/Users/Txinto%20Vaz/Desktop/req_rees-core/uploading/RqUpload.ods'#$Dict.$B$1];&quot;issues/&quot;;[.B504]);CONCATENATE(&quot;#&quot;;[.B504]));&quot;&quot;)">
            <text:p/>
          </table:table-cell>
          <table:table-cell table:style-name="ce27" table:formula="of:=IF(LEN([.F504])&gt;0;MAX([.D$3:.D503])+1;&quot;&quot;)">
            <text:p/>
          </table:table-cell>
          <table:table-cell table:style-name="ce29" table:formula="of:=IF(LEN([.D504])&gt;0;CONCATENATE([.$K$1];TEXT([.D5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4];[.$H$3:.$H$1000];1;0)" office:value-type="string" office:string-value="" calcext:value-type="error">
            <text:p>#N/D</text:p>
          </table:table-cell>
          <table:table-cell table:style-name="ce102" table:formula="of:=NOT(ISERROR([.R504]))" office:value-type="boolean" office:boolean-value="false" calcext:value-type="boolean">
            <text:p>FALSO</text:p>
          </table:table-cell>
          <table:table-cell/>
          <table:table-cell table:formula="of:=VLOOKUP([.$F504];[.$F$3:.$F503];1;0)" office:value-type="string" office:string-value="" calcext:value-type="error">
            <text:p>#N/D</text:p>
          </table:table-cell>
          <table:table-cell table:style-name="ce102" table:formula="of:=NOT(ISERROR([.U504]))" office:value-type="boolean" office:boolean-value="false" calcext:value-type="boolean">
            <text:p>FALSO</text:p>
          </table:table-cell>
          <table:table-cell table:formula="of:=VLOOKUP([.$F504];[.$F505:.$F$1000];1;0)" office:value-type="string" office:string-value="" calcext:value-type="error">
            <text:p>#N/D</text:p>
          </table:table-cell>
          <table:table-cell table:style-name="ce102" table:formula="of:=NOT(ISERROR([.W5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5])&gt;0;HYPERLINK(CONCATENATE(['file:///C:/Users/Txinto%20Vaz/Desktop/req_rees-core/uploading/RqUpload.ods'#$Dict.$B$1];&quot;issues/&quot;;[.B505]);CONCATENATE(&quot;#&quot;;[.B505]));&quot;&quot;)">
            <text:p/>
          </table:table-cell>
          <table:table-cell table:style-name="ce27" table:formula="of:=IF(LEN([.F505])&gt;0;MAX([.D$3:.D504])+1;&quot;&quot;)">
            <text:p/>
          </table:table-cell>
          <table:table-cell table:style-name="ce29" table:formula="of:=IF(LEN([.D505])&gt;0;CONCATENATE([.$K$1];TEXT([.D5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5];[.$H$3:.$H$1000];1;0)" office:value-type="string" office:string-value="" calcext:value-type="error">
            <text:p>#N/D</text:p>
          </table:table-cell>
          <table:table-cell table:style-name="ce102" table:formula="of:=NOT(ISERROR([.R505]))" office:value-type="boolean" office:boolean-value="false" calcext:value-type="boolean">
            <text:p>FALSO</text:p>
          </table:table-cell>
          <table:table-cell/>
          <table:table-cell table:formula="of:=VLOOKUP([.$F505];[.$F$3:.$F504];1;0)" office:value-type="string" office:string-value="" calcext:value-type="error">
            <text:p>#N/D</text:p>
          </table:table-cell>
          <table:table-cell table:style-name="ce102" table:formula="of:=NOT(ISERROR([.U505]))" office:value-type="boolean" office:boolean-value="false" calcext:value-type="boolean">
            <text:p>FALSO</text:p>
          </table:table-cell>
          <table:table-cell table:formula="of:=VLOOKUP([.$F505];[.$F506:.$F$1000];1;0)" office:value-type="string" office:string-value="" calcext:value-type="error">
            <text:p>#N/D</text:p>
          </table:table-cell>
          <table:table-cell table:style-name="ce102" table:formula="of:=NOT(ISERROR([.W5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6])&gt;0;HYPERLINK(CONCATENATE(['file:///C:/Users/Txinto%20Vaz/Desktop/req_rees-core/uploading/RqUpload.ods'#$Dict.$B$1];&quot;issues/&quot;;[.B506]);CONCATENATE(&quot;#&quot;;[.B506]));&quot;&quot;)">
            <text:p/>
          </table:table-cell>
          <table:table-cell table:style-name="ce27" table:formula="of:=IF(LEN([.F506])&gt;0;MAX([.D$3:.D505])+1;&quot;&quot;)">
            <text:p/>
          </table:table-cell>
          <table:table-cell table:style-name="ce29" table:formula="of:=IF(LEN([.D506])&gt;0;CONCATENATE([.$K$1];TEXT([.D5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6];[.$H$3:.$H$1000];1;0)" office:value-type="string" office:string-value="" calcext:value-type="error">
            <text:p>#N/D</text:p>
          </table:table-cell>
          <table:table-cell table:style-name="ce102" table:formula="of:=NOT(ISERROR([.R506]))" office:value-type="boolean" office:boolean-value="false" calcext:value-type="boolean">
            <text:p>FALSO</text:p>
          </table:table-cell>
          <table:table-cell/>
          <table:table-cell table:formula="of:=VLOOKUP([.$F506];[.$F$3:.$F505];1;0)" office:value-type="string" office:string-value="" calcext:value-type="error">
            <text:p>#N/D</text:p>
          </table:table-cell>
          <table:table-cell table:style-name="ce102" table:formula="of:=NOT(ISERROR([.U506]))" office:value-type="boolean" office:boolean-value="false" calcext:value-type="boolean">
            <text:p>FALSO</text:p>
          </table:table-cell>
          <table:table-cell table:formula="of:=VLOOKUP([.$F506];[.$F507:.$F$1000];1;0)" office:value-type="string" office:string-value="" calcext:value-type="error">
            <text:p>#N/D</text:p>
          </table:table-cell>
          <table:table-cell table:style-name="ce102" table:formula="of:=NOT(ISERROR([.W5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7])&gt;0;HYPERLINK(CONCATENATE(['file:///C:/Users/Txinto%20Vaz/Desktop/req_rees-core/uploading/RqUpload.ods'#$Dict.$B$1];&quot;issues/&quot;;[.B507]);CONCATENATE(&quot;#&quot;;[.B507]));&quot;&quot;)">
            <text:p/>
          </table:table-cell>
          <table:table-cell table:style-name="ce27" table:formula="of:=IF(LEN([.F507])&gt;0;MAX([.D$3:.D506])+1;&quot;&quot;)">
            <text:p/>
          </table:table-cell>
          <table:table-cell table:style-name="ce29" table:formula="of:=IF(LEN([.D507])&gt;0;CONCATENATE([.$K$1];TEXT([.D5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7];[.$H$3:.$H$1000];1;0)" office:value-type="string" office:string-value="" calcext:value-type="error">
            <text:p>#N/D</text:p>
          </table:table-cell>
          <table:table-cell table:style-name="ce102" table:formula="of:=NOT(ISERROR([.R507]))" office:value-type="boolean" office:boolean-value="false" calcext:value-type="boolean">
            <text:p>FALSO</text:p>
          </table:table-cell>
          <table:table-cell/>
          <table:table-cell table:formula="of:=VLOOKUP([.$F507];[.$F$3:.$F506];1;0)" office:value-type="string" office:string-value="" calcext:value-type="error">
            <text:p>#N/D</text:p>
          </table:table-cell>
          <table:table-cell table:style-name="ce102" table:formula="of:=NOT(ISERROR([.U507]))" office:value-type="boolean" office:boolean-value="false" calcext:value-type="boolean">
            <text:p>FALSO</text:p>
          </table:table-cell>
          <table:table-cell table:formula="of:=VLOOKUP([.$F507];[.$F508:.$F$1000];1;0)" office:value-type="string" office:string-value="" calcext:value-type="error">
            <text:p>#N/D</text:p>
          </table:table-cell>
          <table:table-cell table:style-name="ce102" table:formula="of:=NOT(ISERROR([.W5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8])&gt;0;HYPERLINK(CONCATENATE(['file:///C:/Users/Txinto%20Vaz/Desktop/req_rees-core/uploading/RqUpload.ods'#$Dict.$B$1];&quot;issues/&quot;;[.B508]);CONCATENATE(&quot;#&quot;;[.B508]));&quot;&quot;)">
            <text:p/>
          </table:table-cell>
          <table:table-cell table:style-name="ce27" table:formula="of:=IF(LEN([.F508])&gt;0;MAX([.D$3:.D507])+1;&quot;&quot;)">
            <text:p/>
          </table:table-cell>
          <table:table-cell table:style-name="ce29" table:formula="of:=IF(LEN([.D508])&gt;0;CONCATENATE([.$K$1];TEXT([.D5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8];[.$H$3:.$H$1000];1;0)" office:value-type="string" office:string-value="" calcext:value-type="error">
            <text:p>#N/D</text:p>
          </table:table-cell>
          <table:table-cell table:style-name="ce102" table:formula="of:=NOT(ISERROR([.R508]))" office:value-type="boolean" office:boolean-value="false" calcext:value-type="boolean">
            <text:p>FALSO</text:p>
          </table:table-cell>
          <table:table-cell/>
          <table:table-cell table:formula="of:=VLOOKUP([.$F508];[.$F$3:.$F507];1;0)" office:value-type="string" office:string-value="" calcext:value-type="error">
            <text:p>#N/D</text:p>
          </table:table-cell>
          <table:table-cell table:style-name="ce102" table:formula="of:=NOT(ISERROR([.U508]))" office:value-type="boolean" office:boolean-value="false" calcext:value-type="boolean">
            <text:p>FALSO</text:p>
          </table:table-cell>
          <table:table-cell table:formula="of:=VLOOKUP([.$F508];[.$F509:.$F$1000];1;0)" office:value-type="string" office:string-value="" calcext:value-type="error">
            <text:p>#N/D</text:p>
          </table:table-cell>
          <table:table-cell table:style-name="ce102" table:formula="of:=NOT(ISERROR([.W5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09])&gt;0;HYPERLINK(CONCATENATE(['file:///C:/Users/Txinto%20Vaz/Desktop/req_rees-core/uploading/RqUpload.ods'#$Dict.$B$1];&quot;issues/&quot;;[.B509]);CONCATENATE(&quot;#&quot;;[.B509]));&quot;&quot;)">
            <text:p/>
          </table:table-cell>
          <table:table-cell table:style-name="ce27" table:formula="of:=IF(LEN([.F509])&gt;0;MAX([.D$3:.D508])+1;&quot;&quot;)">
            <text:p/>
          </table:table-cell>
          <table:table-cell table:style-name="ce29" table:formula="of:=IF(LEN([.D509])&gt;0;CONCATENATE([.$K$1];TEXT([.D5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9];[.$H$3:.$H$1000];1;0)" office:value-type="string" office:string-value="" calcext:value-type="error">
            <text:p>#N/D</text:p>
          </table:table-cell>
          <table:table-cell table:style-name="ce102" table:formula="of:=NOT(ISERROR([.R509]))" office:value-type="boolean" office:boolean-value="false" calcext:value-type="boolean">
            <text:p>FALSO</text:p>
          </table:table-cell>
          <table:table-cell/>
          <table:table-cell table:formula="of:=VLOOKUP([.$F509];[.$F$3:.$F508];1;0)" office:value-type="string" office:string-value="" calcext:value-type="error">
            <text:p>#N/D</text:p>
          </table:table-cell>
          <table:table-cell table:style-name="ce102" table:formula="of:=NOT(ISERROR([.U509]))" office:value-type="boolean" office:boolean-value="false" calcext:value-type="boolean">
            <text:p>FALSO</text:p>
          </table:table-cell>
          <table:table-cell table:formula="of:=VLOOKUP([.$F509];[.$F510:.$F$1000];1;0)" office:value-type="string" office:string-value="" calcext:value-type="error">
            <text:p>#N/D</text:p>
          </table:table-cell>
          <table:table-cell table:style-name="ce102" table:formula="of:=NOT(ISERROR([.W5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0])&gt;0;HYPERLINK(CONCATENATE(['file:///C:/Users/Txinto%20Vaz/Desktop/req_rees-core/uploading/RqUpload.ods'#$Dict.$B$1];&quot;issues/&quot;;[.B510]);CONCATENATE(&quot;#&quot;;[.B510]));&quot;&quot;)">
            <text:p/>
          </table:table-cell>
          <table:table-cell table:style-name="ce27" table:formula="of:=IF(LEN([.F510])&gt;0;MAX([.D$3:.D509])+1;&quot;&quot;)">
            <text:p/>
          </table:table-cell>
          <table:table-cell table:style-name="ce29" table:formula="of:=IF(LEN([.D510])&gt;0;CONCATENATE([.$K$1];TEXT([.D5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0];[.$H$3:.$H$1000];1;0)" office:value-type="string" office:string-value="" calcext:value-type="error">
            <text:p>#N/D</text:p>
          </table:table-cell>
          <table:table-cell table:style-name="ce102" table:formula="of:=NOT(ISERROR([.R510]))" office:value-type="boolean" office:boolean-value="false" calcext:value-type="boolean">
            <text:p>FALSO</text:p>
          </table:table-cell>
          <table:table-cell/>
          <table:table-cell table:formula="of:=VLOOKUP([.$F510];[.$F$3:.$F509];1;0)" office:value-type="string" office:string-value="" calcext:value-type="error">
            <text:p>#N/D</text:p>
          </table:table-cell>
          <table:table-cell table:style-name="ce102" table:formula="of:=NOT(ISERROR([.U510]))" office:value-type="boolean" office:boolean-value="false" calcext:value-type="boolean">
            <text:p>FALSO</text:p>
          </table:table-cell>
          <table:table-cell table:formula="of:=VLOOKUP([.$F510];[.$F511:.$F$1000];1;0)" office:value-type="string" office:string-value="" calcext:value-type="error">
            <text:p>#N/D</text:p>
          </table:table-cell>
          <table:table-cell table:style-name="ce102" table:formula="of:=NOT(ISERROR([.W5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1])&gt;0;HYPERLINK(CONCATENATE(['file:///C:/Users/Txinto%20Vaz/Desktop/req_rees-core/uploading/RqUpload.ods'#$Dict.$B$1];&quot;issues/&quot;;[.B511]);CONCATENATE(&quot;#&quot;;[.B511]));&quot;&quot;)">
            <text:p/>
          </table:table-cell>
          <table:table-cell table:style-name="ce27" table:formula="of:=IF(LEN([.F511])&gt;0;MAX([.D$3:.D510])+1;&quot;&quot;)">
            <text:p/>
          </table:table-cell>
          <table:table-cell table:style-name="ce29" table:formula="of:=IF(LEN([.D511])&gt;0;CONCATENATE([.$K$1];TEXT([.D5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1];[.$H$3:.$H$1000];1;0)" office:value-type="string" office:string-value="" calcext:value-type="error">
            <text:p>#N/D</text:p>
          </table:table-cell>
          <table:table-cell table:style-name="ce102" table:formula="of:=NOT(ISERROR([.R511]))" office:value-type="boolean" office:boolean-value="false" calcext:value-type="boolean">
            <text:p>FALSO</text:p>
          </table:table-cell>
          <table:table-cell/>
          <table:table-cell table:formula="of:=VLOOKUP([.$F511];[.$F$3:.$F510];1;0)" office:value-type="string" office:string-value="" calcext:value-type="error">
            <text:p>#N/D</text:p>
          </table:table-cell>
          <table:table-cell table:style-name="ce102" table:formula="of:=NOT(ISERROR([.U511]))" office:value-type="boolean" office:boolean-value="false" calcext:value-type="boolean">
            <text:p>FALSO</text:p>
          </table:table-cell>
          <table:table-cell table:formula="of:=VLOOKUP([.$F511];[.$F512:.$F$1000];1;0)" office:value-type="string" office:string-value="" calcext:value-type="error">
            <text:p>#N/D</text:p>
          </table:table-cell>
          <table:table-cell table:style-name="ce102" table:formula="of:=NOT(ISERROR([.W5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2])&gt;0;HYPERLINK(CONCATENATE(['file:///C:/Users/Txinto%20Vaz/Desktop/req_rees-core/uploading/RqUpload.ods'#$Dict.$B$1];&quot;issues/&quot;;[.B512]);CONCATENATE(&quot;#&quot;;[.B512]));&quot;&quot;)">
            <text:p/>
          </table:table-cell>
          <table:table-cell table:style-name="ce27" table:formula="of:=IF(LEN([.F512])&gt;0;MAX([.D$3:.D511])+1;&quot;&quot;)">
            <text:p/>
          </table:table-cell>
          <table:table-cell table:style-name="ce29" table:formula="of:=IF(LEN([.D512])&gt;0;CONCATENATE([.$K$1];TEXT([.D5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2];[.$H$3:.$H$1000];1;0)" office:value-type="string" office:string-value="" calcext:value-type="error">
            <text:p>#N/D</text:p>
          </table:table-cell>
          <table:table-cell table:style-name="ce102" table:formula="of:=NOT(ISERROR([.R512]))" office:value-type="boolean" office:boolean-value="false" calcext:value-type="boolean">
            <text:p>FALSO</text:p>
          </table:table-cell>
          <table:table-cell/>
          <table:table-cell table:formula="of:=VLOOKUP([.$F512];[.$F$3:.$F511];1;0)" office:value-type="string" office:string-value="" calcext:value-type="error">
            <text:p>#N/D</text:p>
          </table:table-cell>
          <table:table-cell table:style-name="ce102" table:formula="of:=NOT(ISERROR([.U512]))" office:value-type="boolean" office:boolean-value="false" calcext:value-type="boolean">
            <text:p>FALSO</text:p>
          </table:table-cell>
          <table:table-cell table:formula="of:=VLOOKUP([.$F512];[.$F513:.$F$1000];1;0)" office:value-type="string" office:string-value="" calcext:value-type="error">
            <text:p>#N/D</text:p>
          </table:table-cell>
          <table:table-cell table:style-name="ce102" table:formula="of:=NOT(ISERROR([.W5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3])&gt;0;HYPERLINK(CONCATENATE(['file:///C:/Users/Txinto%20Vaz/Desktop/req_rees-core/uploading/RqUpload.ods'#$Dict.$B$1];&quot;issues/&quot;;[.B513]);CONCATENATE(&quot;#&quot;;[.B513]));&quot;&quot;)">
            <text:p/>
          </table:table-cell>
          <table:table-cell table:style-name="ce27" table:formula="of:=IF(LEN([.F513])&gt;0;MAX([.D$3:.D512])+1;&quot;&quot;)">
            <text:p/>
          </table:table-cell>
          <table:table-cell table:style-name="ce29" table:formula="of:=IF(LEN([.D513])&gt;0;CONCATENATE([.$K$1];TEXT([.D5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3];[.$H$3:.$H$1000];1;0)" office:value-type="string" office:string-value="" calcext:value-type="error">
            <text:p>#N/D</text:p>
          </table:table-cell>
          <table:table-cell table:style-name="ce102" table:formula="of:=NOT(ISERROR([.R513]))" office:value-type="boolean" office:boolean-value="false" calcext:value-type="boolean">
            <text:p>FALSO</text:p>
          </table:table-cell>
          <table:table-cell/>
          <table:table-cell table:formula="of:=VLOOKUP([.$F513];[.$F$3:.$F512];1;0)" office:value-type="string" office:string-value="" calcext:value-type="error">
            <text:p>#N/D</text:p>
          </table:table-cell>
          <table:table-cell table:style-name="ce102" table:formula="of:=NOT(ISERROR([.U513]))" office:value-type="boolean" office:boolean-value="false" calcext:value-type="boolean">
            <text:p>FALSO</text:p>
          </table:table-cell>
          <table:table-cell table:formula="of:=VLOOKUP([.$F513];[.$F514:.$F$1000];1;0)" office:value-type="string" office:string-value="" calcext:value-type="error">
            <text:p>#N/D</text:p>
          </table:table-cell>
          <table:table-cell table:style-name="ce102" table:formula="of:=NOT(ISERROR([.W5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4])&gt;0;HYPERLINK(CONCATENATE(['file:///C:/Users/Txinto%20Vaz/Desktop/req_rees-core/uploading/RqUpload.ods'#$Dict.$B$1];&quot;issues/&quot;;[.B514]);CONCATENATE(&quot;#&quot;;[.B514]));&quot;&quot;)">
            <text:p/>
          </table:table-cell>
          <table:table-cell table:style-name="ce27" table:formula="of:=IF(LEN([.F514])&gt;0;MAX([.D$3:.D513])+1;&quot;&quot;)">
            <text:p/>
          </table:table-cell>
          <table:table-cell table:style-name="ce29" table:formula="of:=IF(LEN([.D514])&gt;0;CONCATENATE([.$K$1];TEXT([.D5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4];[.$H$3:.$H$1000];1;0)" office:value-type="string" office:string-value="" calcext:value-type="error">
            <text:p>#N/D</text:p>
          </table:table-cell>
          <table:table-cell table:style-name="ce102" table:formula="of:=NOT(ISERROR([.R514]))" office:value-type="boolean" office:boolean-value="false" calcext:value-type="boolean">
            <text:p>FALSO</text:p>
          </table:table-cell>
          <table:table-cell/>
          <table:table-cell table:formula="of:=VLOOKUP([.$F514];[.$F$3:.$F513];1;0)" office:value-type="string" office:string-value="" calcext:value-type="error">
            <text:p>#N/D</text:p>
          </table:table-cell>
          <table:table-cell table:style-name="ce102" table:formula="of:=NOT(ISERROR([.U514]))" office:value-type="boolean" office:boolean-value="false" calcext:value-type="boolean">
            <text:p>FALSO</text:p>
          </table:table-cell>
          <table:table-cell table:formula="of:=VLOOKUP([.$F514];[.$F515:.$F$1000];1;0)" office:value-type="string" office:string-value="" calcext:value-type="error">
            <text:p>#N/D</text:p>
          </table:table-cell>
          <table:table-cell table:style-name="ce102" table:formula="of:=NOT(ISERROR([.W5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5])&gt;0;HYPERLINK(CONCATENATE(['file:///C:/Users/Txinto%20Vaz/Desktop/req_rees-core/uploading/RqUpload.ods'#$Dict.$B$1];&quot;issues/&quot;;[.B515]);CONCATENATE(&quot;#&quot;;[.B515]));&quot;&quot;)">
            <text:p/>
          </table:table-cell>
          <table:table-cell table:style-name="ce27" table:formula="of:=IF(LEN([.F515])&gt;0;MAX([.D$3:.D514])+1;&quot;&quot;)">
            <text:p/>
          </table:table-cell>
          <table:table-cell table:style-name="ce29" table:formula="of:=IF(LEN([.D515])&gt;0;CONCATENATE([.$K$1];TEXT([.D5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5];[.$H$3:.$H$1000];1;0)" office:value-type="string" office:string-value="" calcext:value-type="error">
            <text:p>#N/D</text:p>
          </table:table-cell>
          <table:table-cell table:style-name="ce102" table:formula="of:=NOT(ISERROR([.R515]))" office:value-type="boolean" office:boolean-value="false" calcext:value-type="boolean">
            <text:p>FALSO</text:p>
          </table:table-cell>
          <table:table-cell/>
          <table:table-cell table:formula="of:=VLOOKUP([.$F515];[.$F$3:.$F514];1;0)" office:value-type="string" office:string-value="" calcext:value-type="error">
            <text:p>#N/D</text:p>
          </table:table-cell>
          <table:table-cell table:style-name="ce102" table:formula="of:=NOT(ISERROR([.U515]))" office:value-type="boolean" office:boolean-value="false" calcext:value-type="boolean">
            <text:p>FALSO</text:p>
          </table:table-cell>
          <table:table-cell table:formula="of:=VLOOKUP([.$F515];[.$F516:.$F$1000];1;0)" office:value-type="string" office:string-value="" calcext:value-type="error">
            <text:p>#N/D</text:p>
          </table:table-cell>
          <table:table-cell table:style-name="ce102" table:formula="of:=NOT(ISERROR([.W5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6])&gt;0;HYPERLINK(CONCATENATE(['file:///C:/Users/Txinto%20Vaz/Desktop/req_rees-core/uploading/RqUpload.ods'#$Dict.$B$1];&quot;issues/&quot;;[.B516]);CONCATENATE(&quot;#&quot;;[.B516]));&quot;&quot;)">
            <text:p/>
          </table:table-cell>
          <table:table-cell table:style-name="ce27" table:formula="of:=IF(LEN([.F516])&gt;0;MAX([.D$3:.D515])+1;&quot;&quot;)">
            <text:p/>
          </table:table-cell>
          <table:table-cell table:style-name="ce29" table:formula="of:=IF(LEN([.D516])&gt;0;CONCATENATE([.$K$1];TEXT([.D5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6];[.$H$3:.$H$1000];1;0)" office:value-type="string" office:string-value="" calcext:value-type="error">
            <text:p>#N/D</text:p>
          </table:table-cell>
          <table:table-cell table:style-name="ce102" table:formula="of:=NOT(ISERROR([.R516]))" office:value-type="boolean" office:boolean-value="false" calcext:value-type="boolean">
            <text:p>FALSO</text:p>
          </table:table-cell>
          <table:table-cell/>
          <table:table-cell table:formula="of:=VLOOKUP([.$F516];[.$F$3:.$F515];1;0)" office:value-type="string" office:string-value="" calcext:value-type="error">
            <text:p>#N/D</text:p>
          </table:table-cell>
          <table:table-cell table:style-name="ce102" table:formula="of:=NOT(ISERROR([.U516]))" office:value-type="boolean" office:boolean-value="false" calcext:value-type="boolean">
            <text:p>FALSO</text:p>
          </table:table-cell>
          <table:table-cell table:formula="of:=VLOOKUP([.$F516];[.$F517:.$F$1000];1;0)" office:value-type="string" office:string-value="" calcext:value-type="error">
            <text:p>#N/D</text:p>
          </table:table-cell>
          <table:table-cell table:style-name="ce102" table:formula="of:=NOT(ISERROR([.W5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7])&gt;0;HYPERLINK(CONCATENATE(['file:///C:/Users/Txinto%20Vaz/Desktop/req_rees-core/uploading/RqUpload.ods'#$Dict.$B$1];&quot;issues/&quot;;[.B517]);CONCATENATE(&quot;#&quot;;[.B517]));&quot;&quot;)">
            <text:p/>
          </table:table-cell>
          <table:table-cell table:style-name="ce27" table:formula="of:=IF(LEN([.F517])&gt;0;MAX([.D$3:.D516])+1;&quot;&quot;)">
            <text:p/>
          </table:table-cell>
          <table:table-cell table:style-name="ce29" table:formula="of:=IF(LEN([.D517])&gt;0;CONCATENATE([.$K$1];TEXT([.D5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7];[.$H$3:.$H$1000];1;0)" office:value-type="string" office:string-value="" calcext:value-type="error">
            <text:p>#N/D</text:p>
          </table:table-cell>
          <table:table-cell table:style-name="ce102" table:formula="of:=NOT(ISERROR([.R517]))" office:value-type="boolean" office:boolean-value="false" calcext:value-type="boolean">
            <text:p>FALSO</text:p>
          </table:table-cell>
          <table:table-cell/>
          <table:table-cell table:formula="of:=VLOOKUP([.$F517];[.$F$3:.$F516];1;0)" office:value-type="string" office:string-value="" calcext:value-type="error">
            <text:p>#N/D</text:p>
          </table:table-cell>
          <table:table-cell table:style-name="ce102" table:formula="of:=NOT(ISERROR([.U517]))" office:value-type="boolean" office:boolean-value="false" calcext:value-type="boolean">
            <text:p>FALSO</text:p>
          </table:table-cell>
          <table:table-cell table:formula="of:=VLOOKUP([.$F517];[.$F518:.$F$1000];1;0)" office:value-type="string" office:string-value="" calcext:value-type="error">
            <text:p>#N/D</text:p>
          </table:table-cell>
          <table:table-cell table:style-name="ce102" table:formula="of:=NOT(ISERROR([.W5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8])&gt;0;HYPERLINK(CONCATENATE(['file:///C:/Users/Txinto%20Vaz/Desktop/req_rees-core/uploading/RqUpload.ods'#$Dict.$B$1];&quot;issues/&quot;;[.B518]);CONCATENATE(&quot;#&quot;;[.B518]));&quot;&quot;)">
            <text:p/>
          </table:table-cell>
          <table:table-cell table:style-name="ce27" table:formula="of:=IF(LEN([.F518])&gt;0;MAX([.D$3:.D517])+1;&quot;&quot;)">
            <text:p/>
          </table:table-cell>
          <table:table-cell table:style-name="ce29" table:formula="of:=IF(LEN([.D518])&gt;0;CONCATENATE([.$K$1];TEXT([.D5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8];[.$H$3:.$H$1000];1;0)" office:value-type="string" office:string-value="" calcext:value-type="error">
            <text:p>#N/D</text:p>
          </table:table-cell>
          <table:table-cell table:style-name="ce102" table:formula="of:=NOT(ISERROR([.R518]))" office:value-type="boolean" office:boolean-value="false" calcext:value-type="boolean">
            <text:p>FALSO</text:p>
          </table:table-cell>
          <table:table-cell/>
          <table:table-cell table:formula="of:=VLOOKUP([.$F518];[.$F$3:.$F517];1;0)" office:value-type="string" office:string-value="" calcext:value-type="error">
            <text:p>#N/D</text:p>
          </table:table-cell>
          <table:table-cell table:style-name="ce102" table:formula="of:=NOT(ISERROR([.U518]))" office:value-type="boolean" office:boolean-value="false" calcext:value-type="boolean">
            <text:p>FALSO</text:p>
          </table:table-cell>
          <table:table-cell table:formula="of:=VLOOKUP([.$F518];[.$F519:.$F$1000];1;0)" office:value-type="string" office:string-value="" calcext:value-type="error">
            <text:p>#N/D</text:p>
          </table:table-cell>
          <table:table-cell table:style-name="ce102" table:formula="of:=NOT(ISERROR([.W5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19])&gt;0;HYPERLINK(CONCATENATE(['file:///C:/Users/Txinto%20Vaz/Desktop/req_rees-core/uploading/RqUpload.ods'#$Dict.$B$1];&quot;issues/&quot;;[.B519]);CONCATENATE(&quot;#&quot;;[.B519]));&quot;&quot;)">
            <text:p/>
          </table:table-cell>
          <table:table-cell table:style-name="ce27" table:formula="of:=IF(LEN([.F519])&gt;0;MAX([.D$3:.D518])+1;&quot;&quot;)">
            <text:p/>
          </table:table-cell>
          <table:table-cell table:style-name="ce29" table:formula="of:=IF(LEN([.D519])&gt;0;CONCATENATE([.$K$1];TEXT([.D5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9];[.$H$3:.$H$1000];1;0)" office:value-type="string" office:string-value="" calcext:value-type="error">
            <text:p>#N/D</text:p>
          </table:table-cell>
          <table:table-cell table:style-name="ce102" table:formula="of:=NOT(ISERROR([.R519]))" office:value-type="boolean" office:boolean-value="false" calcext:value-type="boolean">
            <text:p>FALSO</text:p>
          </table:table-cell>
          <table:table-cell/>
          <table:table-cell table:formula="of:=VLOOKUP([.$F519];[.$F$3:.$F518];1;0)" office:value-type="string" office:string-value="" calcext:value-type="error">
            <text:p>#N/D</text:p>
          </table:table-cell>
          <table:table-cell table:style-name="ce102" table:formula="of:=NOT(ISERROR([.U519]))" office:value-type="boolean" office:boolean-value="false" calcext:value-type="boolean">
            <text:p>FALSO</text:p>
          </table:table-cell>
          <table:table-cell table:formula="of:=VLOOKUP([.$F519];[.$F520:.$F$1000];1;0)" office:value-type="string" office:string-value="" calcext:value-type="error">
            <text:p>#N/D</text:p>
          </table:table-cell>
          <table:table-cell table:style-name="ce102" table:formula="of:=NOT(ISERROR([.W5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0])&gt;0;HYPERLINK(CONCATENATE(['file:///C:/Users/Txinto%20Vaz/Desktop/req_rees-core/uploading/RqUpload.ods'#$Dict.$B$1];&quot;issues/&quot;;[.B520]);CONCATENATE(&quot;#&quot;;[.B520]));&quot;&quot;)">
            <text:p/>
          </table:table-cell>
          <table:table-cell table:style-name="ce27" table:formula="of:=IF(LEN([.F520])&gt;0;MAX([.D$3:.D519])+1;&quot;&quot;)">
            <text:p/>
          </table:table-cell>
          <table:table-cell table:style-name="ce29" table:formula="of:=IF(LEN([.D520])&gt;0;CONCATENATE([.$K$1];TEXT([.D5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0];[.$H$3:.$H$1000];1;0)" office:value-type="string" office:string-value="" calcext:value-type="error">
            <text:p>#N/D</text:p>
          </table:table-cell>
          <table:table-cell table:style-name="ce102" table:formula="of:=NOT(ISERROR([.R520]))" office:value-type="boolean" office:boolean-value="false" calcext:value-type="boolean">
            <text:p>FALSO</text:p>
          </table:table-cell>
          <table:table-cell/>
          <table:table-cell table:formula="of:=VLOOKUP([.$F520];[.$F$3:.$F519];1;0)" office:value-type="string" office:string-value="" calcext:value-type="error">
            <text:p>#N/D</text:p>
          </table:table-cell>
          <table:table-cell table:style-name="ce102" table:formula="of:=NOT(ISERROR([.U520]))" office:value-type="boolean" office:boolean-value="false" calcext:value-type="boolean">
            <text:p>FALSO</text:p>
          </table:table-cell>
          <table:table-cell table:formula="of:=VLOOKUP([.$F520];[.$F521:.$F$1000];1;0)" office:value-type="string" office:string-value="" calcext:value-type="error">
            <text:p>#N/D</text:p>
          </table:table-cell>
          <table:table-cell table:style-name="ce102" table:formula="of:=NOT(ISERROR([.W5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1])&gt;0;HYPERLINK(CONCATENATE(['file:///C:/Users/Txinto%20Vaz/Desktop/req_rees-core/uploading/RqUpload.ods'#$Dict.$B$1];&quot;issues/&quot;;[.B521]);CONCATENATE(&quot;#&quot;;[.B521]));&quot;&quot;)">
            <text:p/>
          </table:table-cell>
          <table:table-cell table:style-name="ce27" table:formula="of:=IF(LEN([.F521])&gt;0;MAX([.D$3:.D520])+1;&quot;&quot;)">
            <text:p/>
          </table:table-cell>
          <table:table-cell table:style-name="ce29" table:formula="of:=IF(LEN([.D521])&gt;0;CONCATENATE([.$K$1];TEXT([.D5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1];[.$H$3:.$H$1000];1;0)" office:value-type="string" office:string-value="" calcext:value-type="error">
            <text:p>#N/D</text:p>
          </table:table-cell>
          <table:table-cell table:style-name="ce102" table:formula="of:=NOT(ISERROR([.R521]))" office:value-type="boolean" office:boolean-value="false" calcext:value-type="boolean">
            <text:p>FALSO</text:p>
          </table:table-cell>
          <table:table-cell/>
          <table:table-cell table:formula="of:=VLOOKUP([.$F521];[.$F$3:.$F520];1;0)" office:value-type="string" office:string-value="" calcext:value-type="error">
            <text:p>#N/D</text:p>
          </table:table-cell>
          <table:table-cell table:style-name="ce102" table:formula="of:=NOT(ISERROR([.U521]))" office:value-type="boolean" office:boolean-value="false" calcext:value-type="boolean">
            <text:p>FALSO</text:p>
          </table:table-cell>
          <table:table-cell table:formula="of:=VLOOKUP([.$F521];[.$F522:.$F$1000];1;0)" office:value-type="string" office:string-value="" calcext:value-type="error">
            <text:p>#N/D</text:p>
          </table:table-cell>
          <table:table-cell table:style-name="ce102" table:formula="of:=NOT(ISERROR([.W5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2])&gt;0;HYPERLINK(CONCATENATE(['file:///C:/Users/Txinto%20Vaz/Desktop/req_rees-core/uploading/RqUpload.ods'#$Dict.$B$1];&quot;issues/&quot;;[.B522]);CONCATENATE(&quot;#&quot;;[.B522]));&quot;&quot;)">
            <text:p/>
          </table:table-cell>
          <table:table-cell table:style-name="ce27" table:formula="of:=IF(LEN([.F522])&gt;0;MAX([.D$3:.D521])+1;&quot;&quot;)">
            <text:p/>
          </table:table-cell>
          <table:table-cell table:style-name="ce29" table:formula="of:=IF(LEN([.D522])&gt;0;CONCATENATE([.$K$1];TEXT([.D5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2];[.$H$3:.$H$1000];1;0)" office:value-type="string" office:string-value="" calcext:value-type="error">
            <text:p>#N/D</text:p>
          </table:table-cell>
          <table:table-cell table:style-name="ce102" table:formula="of:=NOT(ISERROR([.R522]))" office:value-type="boolean" office:boolean-value="false" calcext:value-type="boolean">
            <text:p>FALSO</text:p>
          </table:table-cell>
          <table:table-cell/>
          <table:table-cell table:formula="of:=VLOOKUP([.$F522];[.$F$3:.$F521];1;0)" office:value-type="string" office:string-value="" calcext:value-type="error">
            <text:p>#N/D</text:p>
          </table:table-cell>
          <table:table-cell table:style-name="ce102" table:formula="of:=NOT(ISERROR([.U522]))" office:value-type="boolean" office:boolean-value="false" calcext:value-type="boolean">
            <text:p>FALSO</text:p>
          </table:table-cell>
          <table:table-cell table:formula="of:=VLOOKUP([.$F522];[.$F523:.$F$1000];1;0)" office:value-type="string" office:string-value="" calcext:value-type="error">
            <text:p>#N/D</text:p>
          </table:table-cell>
          <table:table-cell table:style-name="ce102" table:formula="of:=NOT(ISERROR([.W5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3])&gt;0;HYPERLINK(CONCATENATE(['file:///C:/Users/Txinto%20Vaz/Desktop/req_rees-core/uploading/RqUpload.ods'#$Dict.$B$1];&quot;issues/&quot;;[.B523]);CONCATENATE(&quot;#&quot;;[.B523]));&quot;&quot;)">
            <text:p/>
          </table:table-cell>
          <table:table-cell table:style-name="ce27" table:formula="of:=IF(LEN([.F523])&gt;0;MAX([.D$3:.D522])+1;&quot;&quot;)">
            <text:p/>
          </table:table-cell>
          <table:table-cell table:style-name="ce29" table:formula="of:=IF(LEN([.D523])&gt;0;CONCATENATE([.$K$1];TEXT([.D5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3];[.$H$3:.$H$1000];1;0)" office:value-type="string" office:string-value="" calcext:value-type="error">
            <text:p>#N/D</text:p>
          </table:table-cell>
          <table:table-cell table:style-name="ce102" table:formula="of:=NOT(ISERROR([.R523]))" office:value-type="boolean" office:boolean-value="false" calcext:value-type="boolean">
            <text:p>FALSO</text:p>
          </table:table-cell>
          <table:table-cell/>
          <table:table-cell table:formula="of:=VLOOKUP([.$F523];[.$F$3:.$F522];1;0)" office:value-type="string" office:string-value="" calcext:value-type="error">
            <text:p>#N/D</text:p>
          </table:table-cell>
          <table:table-cell table:style-name="ce102" table:formula="of:=NOT(ISERROR([.U523]))" office:value-type="boolean" office:boolean-value="false" calcext:value-type="boolean">
            <text:p>FALSO</text:p>
          </table:table-cell>
          <table:table-cell table:formula="of:=VLOOKUP([.$F523];[.$F524:.$F$1000];1;0)" office:value-type="string" office:string-value="" calcext:value-type="error">
            <text:p>#N/D</text:p>
          </table:table-cell>
          <table:table-cell table:style-name="ce102" table:formula="of:=NOT(ISERROR([.W5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4])&gt;0;HYPERLINK(CONCATENATE(['file:///C:/Users/Txinto%20Vaz/Desktop/req_rees-core/uploading/RqUpload.ods'#$Dict.$B$1];&quot;issues/&quot;;[.B524]);CONCATENATE(&quot;#&quot;;[.B524]));&quot;&quot;)">
            <text:p/>
          </table:table-cell>
          <table:table-cell table:style-name="ce27" table:formula="of:=IF(LEN([.F524])&gt;0;MAX([.D$3:.D523])+1;&quot;&quot;)">
            <text:p/>
          </table:table-cell>
          <table:table-cell table:style-name="ce29" table:formula="of:=IF(LEN([.D524])&gt;0;CONCATENATE([.$K$1];TEXT([.D5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4];[.$H$3:.$H$1000];1;0)" office:value-type="string" office:string-value="" calcext:value-type="error">
            <text:p>#N/D</text:p>
          </table:table-cell>
          <table:table-cell table:style-name="ce102" table:formula="of:=NOT(ISERROR([.R524]))" office:value-type="boolean" office:boolean-value="false" calcext:value-type="boolean">
            <text:p>FALSO</text:p>
          </table:table-cell>
          <table:table-cell/>
          <table:table-cell table:formula="of:=VLOOKUP([.$F524];[.$F$3:.$F523];1;0)" office:value-type="string" office:string-value="" calcext:value-type="error">
            <text:p>#N/D</text:p>
          </table:table-cell>
          <table:table-cell table:style-name="ce102" table:formula="of:=NOT(ISERROR([.U524]))" office:value-type="boolean" office:boolean-value="false" calcext:value-type="boolean">
            <text:p>FALSO</text:p>
          </table:table-cell>
          <table:table-cell table:formula="of:=VLOOKUP([.$F524];[.$F525:.$F$1000];1;0)" office:value-type="string" office:string-value="" calcext:value-type="error">
            <text:p>#N/D</text:p>
          </table:table-cell>
          <table:table-cell table:style-name="ce102" table:formula="of:=NOT(ISERROR([.W5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5])&gt;0;HYPERLINK(CONCATENATE(['file:///C:/Users/Txinto%20Vaz/Desktop/req_rees-core/uploading/RqUpload.ods'#$Dict.$B$1];&quot;issues/&quot;;[.B525]);CONCATENATE(&quot;#&quot;;[.B525]));&quot;&quot;)">
            <text:p/>
          </table:table-cell>
          <table:table-cell table:style-name="ce27" table:formula="of:=IF(LEN([.F525])&gt;0;MAX([.D$3:.D524])+1;&quot;&quot;)">
            <text:p/>
          </table:table-cell>
          <table:table-cell table:style-name="ce29" table:formula="of:=IF(LEN([.D525])&gt;0;CONCATENATE([.$K$1];TEXT([.D5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5];[.$H$3:.$H$1000];1;0)" office:value-type="string" office:string-value="" calcext:value-type="error">
            <text:p>#N/D</text:p>
          </table:table-cell>
          <table:table-cell table:style-name="ce102" table:formula="of:=NOT(ISERROR([.R525]))" office:value-type="boolean" office:boolean-value="false" calcext:value-type="boolean">
            <text:p>FALSO</text:p>
          </table:table-cell>
          <table:table-cell/>
          <table:table-cell table:formula="of:=VLOOKUP([.$F525];[.$F$3:.$F524];1;0)" office:value-type="string" office:string-value="" calcext:value-type="error">
            <text:p>#N/D</text:p>
          </table:table-cell>
          <table:table-cell table:style-name="ce102" table:formula="of:=NOT(ISERROR([.U525]))" office:value-type="boolean" office:boolean-value="false" calcext:value-type="boolean">
            <text:p>FALSO</text:p>
          </table:table-cell>
          <table:table-cell table:formula="of:=VLOOKUP([.$F525];[.$F526:.$F$1000];1;0)" office:value-type="string" office:string-value="" calcext:value-type="error">
            <text:p>#N/D</text:p>
          </table:table-cell>
          <table:table-cell table:style-name="ce102" table:formula="of:=NOT(ISERROR([.W5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6])&gt;0;HYPERLINK(CONCATENATE(['file:///C:/Users/Txinto%20Vaz/Desktop/req_rees-core/uploading/RqUpload.ods'#$Dict.$B$1];&quot;issues/&quot;;[.B526]);CONCATENATE(&quot;#&quot;;[.B526]));&quot;&quot;)">
            <text:p/>
          </table:table-cell>
          <table:table-cell table:style-name="ce27" table:formula="of:=IF(LEN([.F526])&gt;0;MAX([.D$3:.D525])+1;&quot;&quot;)">
            <text:p/>
          </table:table-cell>
          <table:table-cell table:style-name="ce29" table:formula="of:=IF(LEN([.D526])&gt;0;CONCATENATE([.$K$1];TEXT([.D5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6];[.$H$3:.$H$1000];1;0)" office:value-type="string" office:string-value="" calcext:value-type="error">
            <text:p>#N/D</text:p>
          </table:table-cell>
          <table:table-cell table:style-name="ce102" table:formula="of:=NOT(ISERROR([.R526]))" office:value-type="boolean" office:boolean-value="false" calcext:value-type="boolean">
            <text:p>FALSO</text:p>
          </table:table-cell>
          <table:table-cell/>
          <table:table-cell table:formula="of:=VLOOKUP([.$F526];[.$F$3:.$F525];1;0)" office:value-type="string" office:string-value="" calcext:value-type="error">
            <text:p>#N/D</text:p>
          </table:table-cell>
          <table:table-cell table:style-name="ce102" table:formula="of:=NOT(ISERROR([.U526]))" office:value-type="boolean" office:boolean-value="false" calcext:value-type="boolean">
            <text:p>FALSO</text:p>
          </table:table-cell>
          <table:table-cell table:formula="of:=VLOOKUP([.$F526];[.$F527:.$F$1000];1;0)" office:value-type="string" office:string-value="" calcext:value-type="error">
            <text:p>#N/D</text:p>
          </table:table-cell>
          <table:table-cell table:style-name="ce102" table:formula="of:=NOT(ISERROR([.W5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7])&gt;0;HYPERLINK(CONCATENATE(['file:///C:/Users/Txinto%20Vaz/Desktop/req_rees-core/uploading/RqUpload.ods'#$Dict.$B$1];&quot;issues/&quot;;[.B527]);CONCATENATE(&quot;#&quot;;[.B527]));&quot;&quot;)">
            <text:p/>
          </table:table-cell>
          <table:table-cell table:style-name="ce27" table:formula="of:=IF(LEN([.F527])&gt;0;MAX([.D$3:.D526])+1;&quot;&quot;)">
            <text:p/>
          </table:table-cell>
          <table:table-cell table:style-name="ce29" table:formula="of:=IF(LEN([.D527])&gt;0;CONCATENATE([.$K$1];TEXT([.D5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7];[.$H$3:.$H$1000];1;0)" office:value-type="string" office:string-value="" calcext:value-type="error">
            <text:p>#N/D</text:p>
          </table:table-cell>
          <table:table-cell table:style-name="ce102" table:formula="of:=NOT(ISERROR([.R527]))" office:value-type="boolean" office:boolean-value="false" calcext:value-type="boolean">
            <text:p>FALSO</text:p>
          </table:table-cell>
          <table:table-cell/>
          <table:table-cell table:formula="of:=VLOOKUP([.$F527];[.$F$3:.$F526];1;0)" office:value-type="string" office:string-value="" calcext:value-type="error">
            <text:p>#N/D</text:p>
          </table:table-cell>
          <table:table-cell table:style-name="ce102" table:formula="of:=NOT(ISERROR([.U527]))" office:value-type="boolean" office:boolean-value="false" calcext:value-type="boolean">
            <text:p>FALSO</text:p>
          </table:table-cell>
          <table:table-cell table:formula="of:=VLOOKUP([.$F527];[.$F528:.$F$1000];1;0)" office:value-type="string" office:string-value="" calcext:value-type="error">
            <text:p>#N/D</text:p>
          </table:table-cell>
          <table:table-cell table:style-name="ce102" table:formula="of:=NOT(ISERROR([.W5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8])&gt;0;HYPERLINK(CONCATENATE(['file:///C:/Users/Txinto%20Vaz/Desktop/req_rees-core/uploading/RqUpload.ods'#$Dict.$B$1];&quot;issues/&quot;;[.B528]);CONCATENATE(&quot;#&quot;;[.B528]));&quot;&quot;)">
            <text:p/>
          </table:table-cell>
          <table:table-cell table:style-name="ce27" table:formula="of:=IF(LEN([.F528])&gt;0;MAX([.D$3:.D527])+1;&quot;&quot;)">
            <text:p/>
          </table:table-cell>
          <table:table-cell table:style-name="ce29" table:formula="of:=IF(LEN([.D528])&gt;0;CONCATENATE([.$K$1];TEXT([.D5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8];[.$H$3:.$H$1000];1;0)" office:value-type="string" office:string-value="" calcext:value-type="error">
            <text:p>#N/D</text:p>
          </table:table-cell>
          <table:table-cell table:style-name="ce102" table:formula="of:=NOT(ISERROR([.R528]))" office:value-type="boolean" office:boolean-value="false" calcext:value-type="boolean">
            <text:p>FALSO</text:p>
          </table:table-cell>
          <table:table-cell/>
          <table:table-cell table:formula="of:=VLOOKUP([.$F528];[.$F$3:.$F527];1;0)" office:value-type="string" office:string-value="" calcext:value-type="error">
            <text:p>#N/D</text:p>
          </table:table-cell>
          <table:table-cell table:style-name="ce102" table:formula="of:=NOT(ISERROR([.U528]))" office:value-type="boolean" office:boolean-value="false" calcext:value-type="boolean">
            <text:p>FALSO</text:p>
          </table:table-cell>
          <table:table-cell table:formula="of:=VLOOKUP([.$F528];[.$F529:.$F$1000];1;0)" office:value-type="string" office:string-value="" calcext:value-type="error">
            <text:p>#N/D</text:p>
          </table:table-cell>
          <table:table-cell table:style-name="ce102" table:formula="of:=NOT(ISERROR([.W5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29])&gt;0;HYPERLINK(CONCATENATE(['file:///C:/Users/Txinto%20Vaz/Desktop/req_rees-core/uploading/RqUpload.ods'#$Dict.$B$1];&quot;issues/&quot;;[.B529]);CONCATENATE(&quot;#&quot;;[.B529]));&quot;&quot;)">
            <text:p/>
          </table:table-cell>
          <table:table-cell table:style-name="ce27" table:formula="of:=IF(LEN([.F529])&gt;0;MAX([.D$3:.D528])+1;&quot;&quot;)">
            <text:p/>
          </table:table-cell>
          <table:table-cell table:style-name="ce29" table:formula="of:=IF(LEN([.D529])&gt;0;CONCATENATE([.$K$1];TEXT([.D5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9];[.$H$3:.$H$1000];1;0)" office:value-type="string" office:string-value="" calcext:value-type="error">
            <text:p>#N/D</text:p>
          </table:table-cell>
          <table:table-cell table:style-name="ce102" table:formula="of:=NOT(ISERROR([.R529]))" office:value-type="boolean" office:boolean-value="false" calcext:value-type="boolean">
            <text:p>FALSO</text:p>
          </table:table-cell>
          <table:table-cell/>
          <table:table-cell table:formula="of:=VLOOKUP([.$F529];[.$F$3:.$F528];1;0)" office:value-type="string" office:string-value="" calcext:value-type="error">
            <text:p>#N/D</text:p>
          </table:table-cell>
          <table:table-cell table:style-name="ce102" table:formula="of:=NOT(ISERROR([.U529]))" office:value-type="boolean" office:boolean-value="false" calcext:value-type="boolean">
            <text:p>FALSO</text:p>
          </table:table-cell>
          <table:table-cell table:formula="of:=VLOOKUP([.$F529];[.$F530:.$F$1000];1;0)" office:value-type="string" office:string-value="" calcext:value-type="error">
            <text:p>#N/D</text:p>
          </table:table-cell>
          <table:table-cell table:style-name="ce102" table:formula="of:=NOT(ISERROR([.W5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0])&gt;0;HYPERLINK(CONCATENATE(['file:///C:/Users/Txinto%20Vaz/Desktop/req_rees-core/uploading/RqUpload.ods'#$Dict.$B$1];&quot;issues/&quot;;[.B530]);CONCATENATE(&quot;#&quot;;[.B530]));&quot;&quot;)">
            <text:p/>
          </table:table-cell>
          <table:table-cell table:style-name="ce27" table:formula="of:=IF(LEN([.F530])&gt;0;MAX([.D$3:.D529])+1;&quot;&quot;)">
            <text:p/>
          </table:table-cell>
          <table:table-cell table:style-name="ce29" table:formula="of:=IF(LEN([.D530])&gt;0;CONCATENATE([.$K$1];TEXT([.D5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0];[.$H$3:.$H$1000];1;0)" office:value-type="string" office:string-value="" calcext:value-type="error">
            <text:p>#N/D</text:p>
          </table:table-cell>
          <table:table-cell table:style-name="ce102" table:formula="of:=NOT(ISERROR([.R530]))" office:value-type="boolean" office:boolean-value="false" calcext:value-type="boolean">
            <text:p>FALSO</text:p>
          </table:table-cell>
          <table:table-cell/>
          <table:table-cell table:formula="of:=VLOOKUP([.$F530];[.$F$3:.$F529];1;0)" office:value-type="string" office:string-value="" calcext:value-type="error">
            <text:p>#N/D</text:p>
          </table:table-cell>
          <table:table-cell table:style-name="ce102" table:formula="of:=NOT(ISERROR([.U530]))" office:value-type="boolean" office:boolean-value="false" calcext:value-type="boolean">
            <text:p>FALSO</text:p>
          </table:table-cell>
          <table:table-cell table:formula="of:=VLOOKUP([.$F530];[.$F531:.$F$1000];1;0)" office:value-type="string" office:string-value="" calcext:value-type="error">
            <text:p>#N/D</text:p>
          </table:table-cell>
          <table:table-cell table:style-name="ce102" table:formula="of:=NOT(ISERROR([.W5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1])&gt;0;HYPERLINK(CONCATENATE(['file:///C:/Users/Txinto%20Vaz/Desktop/req_rees-core/uploading/RqUpload.ods'#$Dict.$B$1];&quot;issues/&quot;;[.B531]);CONCATENATE(&quot;#&quot;;[.B531]));&quot;&quot;)">
            <text:p/>
          </table:table-cell>
          <table:table-cell table:style-name="ce27" table:formula="of:=IF(LEN([.F531])&gt;0;MAX([.D$3:.D530])+1;&quot;&quot;)">
            <text:p/>
          </table:table-cell>
          <table:table-cell table:style-name="ce29" table:formula="of:=IF(LEN([.D531])&gt;0;CONCATENATE([.$K$1];TEXT([.D5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1];[.$H$3:.$H$1000];1;0)" office:value-type="string" office:string-value="" calcext:value-type="error">
            <text:p>#N/D</text:p>
          </table:table-cell>
          <table:table-cell table:style-name="ce102" table:formula="of:=NOT(ISERROR([.R531]))" office:value-type="boolean" office:boolean-value="false" calcext:value-type="boolean">
            <text:p>FALSO</text:p>
          </table:table-cell>
          <table:table-cell/>
          <table:table-cell table:formula="of:=VLOOKUP([.$F531];[.$F$3:.$F530];1;0)" office:value-type="string" office:string-value="" calcext:value-type="error">
            <text:p>#N/D</text:p>
          </table:table-cell>
          <table:table-cell table:style-name="ce102" table:formula="of:=NOT(ISERROR([.U531]))" office:value-type="boolean" office:boolean-value="false" calcext:value-type="boolean">
            <text:p>FALSO</text:p>
          </table:table-cell>
          <table:table-cell table:formula="of:=VLOOKUP([.$F531];[.$F532:.$F$1000];1;0)" office:value-type="string" office:string-value="" calcext:value-type="error">
            <text:p>#N/D</text:p>
          </table:table-cell>
          <table:table-cell table:style-name="ce102" table:formula="of:=NOT(ISERROR([.W5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2])&gt;0;HYPERLINK(CONCATENATE(['file:///C:/Users/Txinto%20Vaz/Desktop/req_rees-core/uploading/RqUpload.ods'#$Dict.$B$1];&quot;issues/&quot;;[.B532]);CONCATENATE(&quot;#&quot;;[.B532]));&quot;&quot;)">
            <text:p/>
          </table:table-cell>
          <table:table-cell table:style-name="ce27" table:formula="of:=IF(LEN([.F532])&gt;0;MAX([.D$3:.D531])+1;&quot;&quot;)">
            <text:p/>
          </table:table-cell>
          <table:table-cell table:style-name="ce29" table:formula="of:=IF(LEN([.D532])&gt;0;CONCATENATE([.$K$1];TEXT([.D5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2];[.$H$3:.$H$1000];1;0)" office:value-type="string" office:string-value="" calcext:value-type="error">
            <text:p>#N/D</text:p>
          </table:table-cell>
          <table:table-cell table:style-name="ce102" table:formula="of:=NOT(ISERROR([.R532]))" office:value-type="boolean" office:boolean-value="false" calcext:value-type="boolean">
            <text:p>FALSO</text:p>
          </table:table-cell>
          <table:table-cell/>
          <table:table-cell table:formula="of:=VLOOKUP([.$F532];[.$F$3:.$F531];1;0)" office:value-type="string" office:string-value="" calcext:value-type="error">
            <text:p>#N/D</text:p>
          </table:table-cell>
          <table:table-cell table:style-name="ce102" table:formula="of:=NOT(ISERROR([.U532]))" office:value-type="boolean" office:boolean-value="false" calcext:value-type="boolean">
            <text:p>FALSO</text:p>
          </table:table-cell>
          <table:table-cell table:formula="of:=VLOOKUP([.$F532];[.$F533:.$F$1000];1;0)" office:value-type="string" office:string-value="" calcext:value-type="error">
            <text:p>#N/D</text:p>
          </table:table-cell>
          <table:table-cell table:style-name="ce102" table:formula="of:=NOT(ISERROR([.W5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3])&gt;0;HYPERLINK(CONCATENATE(['file:///C:/Users/Txinto%20Vaz/Desktop/req_rees-core/uploading/RqUpload.ods'#$Dict.$B$1];&quot;issues/&quot;;[.B533]);CONCATENATE(&quot;#&quot;;[.B533]));&quot;&quot;)">
            <text:p/>
          </table:table-cell>
          <table:table-cell table:style-name="ce27" table:formula="of:=IF(LEN([.F533])&gt;0;MAX([.D$3:.D532])+1;&quot;&quot;)">
            <text:p/>
          </table:table-cell>
          <table:table-cell table:style-name="ce29" table:formula="of:=IF(LEN([.D533])&gt;0;CONCATENATE([.$K$1];TEXT([.D5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3];[.$H$3:.$H$1000];1;0)" office:value-type="string" office:string-value="" calcext:value-type="error">
            <text:p>#N/D</text:p>
          </table:table-cell>
          <table:table-cell table:style-name="ce102" table:formula="of:=NOT(ISERROR([.R533]))" office:value-type="boolean" office:boolean-value="false" calcext:value-type="boolean">
            <text:p>FALSO</text:p>
          </table:table-cell>
          <table:table-cell/>
          <table:table-cell table:formula="of:=VLOOKUP([.$F533];[.$F$3:.$F532];1;0)" office:value-type="string" office:string-value="" calcext:value-type="error">
            <text:p>#N/D</text:p>
          </table:table-cell>
          <table:table-cell table:style-name="ce102" table:formula="of:=NOT(ISERROR([.U533]))" office:value-type="boolean" office:boolean-value="false" calcext:value-type="boolean">
            <text:p>FALSO</text:p>
          </table:table-cell>
          <table:table-cell table:formula="of:=VLOOKUP([.$F533];[.$F534:.$F$1000];1;0)" office:value-type="string" office:string-value="" calcext:value-type="error">
            <text:p>#N/D</text:p>
          </table:table-cell>
          <table:table-cell table:style-name="ce102" table:formula="of:=NOT(ISERROR([.W5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4])&gt;0;HYPERLINK(CONCATENATE(['file:///C:/Users/Txinto%20Vaz/Desktop/req_rees-core/uploading/RqUpload.ods'#$Dict.$B$1];&quot;issues/&quot;;[.B534]);CONCATENATE(&quot;#&quot;;[.B534]));&quot;&quot;)">
            <text:p/>
          </table:table-cell>
          <table:table-cell table:style-name="ce27" table:formula="of:=IF(LEN([.F534])&gt;0;MAX([.D$3:.D533])+1;&quot;&quot;)">
            <text:p/>
          </table:table-cell>
          <table:table-cell table:style-name="ce29" table:formula="of:=IF(LEN([.D534])&gt;0;CONCATENATE([.$K$1];TEXT([.D5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4];[.$H$3:.$H$1000];1;0)" office:value-type="string" office:string-value="" calcext:value-type="error">
            <text:p>#N/D</text:p>
          </table:table-cell>
          <table:table-cell table:style-name="ce102" table:formula="of:=NOT(ISERROR([.R534]))" office:value-type="boolean" office:boolean-value="false" calcext:value-type="boolean">
            <text:p>FALSO</text:p>
          </table:table-cell>
          <table:table-cell/>
          <table:table-cell table:formula="of:=VLOOKUP([.$F534];[.$F$3:.$F533];1;0)" office:value-type="string" office:string-value="" calcext:value-type="error">
            <text:p>#N/D</text:p>
          </table:table-cell>
          <table:table-cell table:style-name="ce102" table:formula="of:=NOT(ISERROR([.U534]))" office:value-type="boolean" office:boolean-value="false" calcext:value-type="boolean">
            <text:p>FALSO</text:p>
          </table:table-cell>
          <table:table-cell table:formula="of:=VLOOKUP([.$F534];[.$F535:.$F$1000];1;0)" office:value-type="string" office:string-value="" calcext:value-type="error">
            <text:p>#N/D</text:p>
          </table:table-cell>
          <table:table-cell table:style-name="ce102" table:formula="of:=NOT(ISERROR([.W5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5])&gt;0;HYPERLINK(CONCATENATE(['file:///C:/Users/Txinto%20Vaz/Desktop/req_rees-core/uploading/RqUpload.ods'#$Dict.$B$1];&quot;issues/&quot;;[.B535]);CONCATENATE(&quot;#&quot;;[.B535]));&quot;&quot;)">
            <text:p/>
          </table:table-cell>
          <table:table-cell table:style-name="ce27" table:formula="of:=IF(LEN([.F535])&gt;0;MAX([.D$3:.D534])+1;&quot;&quot;)">
            <text:p/>
          </table:table-cell>
          <table:table-cell table:style-name="ce29" table:formula="of:=IF(LEN([.D535])&gt;0;CONCATENATE([.$K$1];TEXT([.D5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5];[.$H$3:.$H$1000];1;0)" office:value-type="string" office:string-value="" calcext:value-type="error">
            <text:p>#N/D</text:p>
          </table:table-cell>
          <table:table-cell table:style-name="ce102" table:formula="of:=NOT(ISERROR([.R535]))" office:value-type="boolean" office:boolean-value="false" calcext:value-type="boolean">
            <text:p>FALSO</text:p>
          </table:table-cell>
          <table:table-cell/>
          <table:table-cell table:formula="of:=VLOOKUP([.$F535];[.$F$3:.$F534];1;0)" office:value-type="string" office:string-value="" calcext:value-type="error">
            <text:p>#N/D</text:p>
          </table:table-cell>
          <table:table-cell table:style-name="ce102" table:formula="of:=NOT(ISERROR([.U535]))" office:value-type="boolean" office:boolean-value="false" calcext:value-type="boolean">
            <text:p>FALSO</text:p>
          </table:table-cell>
          <table:table-cell table:formula="of:=VLOOKUP([.$F535];[.$F536:.$F$1000];1;0)" office:value-type="string" office:string-value="" calcext:value-type="error">
            <text:p>#N/D</text:p>
          </table:table-cell>
          <table:table-cell table:style-name="ce102" table:formula="of:=NOT(ISERROR([.W5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6])&gt;0;HYPERLINK(CONCATENATE(['file:///C:/Users/Txinto%20Vaz/Desktop/req_rees-core/uploading/RqUpload.ods'#$Dict.$B$1];&quot;issues/&quot;;[.B536]);CONCATENATE(&quot;#&quot;;[.B536]));&quot;&quot;)">
            <text:p/>
          </table:table-cell>
          <table:table-cell table:style-name="ce27" table:formula="of:=IF(LEN([.F536])&gt;0;MAX([.D$3:.D535])+1;&quot;&quot;)">
            <text:p/>
          </table:table-cell>
          <table:table-cell table:style-name="ce29" table:formula="of:=IF(LEN([.D536])&gt;0;CONCATENATE([.$K$1];TEXT([.D5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6];[.$H$3:.$H$1000];1;0)" office:value-type="string" office:string-value="" calcext:value-type="error">
            <text:p>#N/D</text:p>
          </table:table-cell>
          <table:table-cell table:style-name="ce102" table:formula="of:=NOT(ISERROR([.R536]))" office:value-type="boolean" office:boolean-value="false" calcext:value-type="boolean">
            <text:p>FALSO</text:p>
          </table:table-cell>
          <table:table-cell/>
          <table:table-cell table:formula="of:=VLOOKUP([.$F536];[.$F$3:.$F535];1;0)" office:value-type="string" office:string-value="" calcext:value-type="error">
            <text:p>#N/D</text:p>
          </table:table-cell>
          <table:table-cell table:style-name="ce102" table:formula="of:=NOT(ISERROR([.U536]))" office:value-type="boolean" office:boolean-value="false" calcext:value-type="boolean">
            <text:p>FALSO</text:p>
          </table:table-cell>
          <table:table-cell table:formula="of:=VLOOKUP([.$F536];[.$F537:.$F$1000];1;0)" office:value-type="string" office:string-value="" calcext:value-type="error">
            <text:p>#N/D</text:p>
          </table:table-cell>
          <table:table-cell table:style-name="ce102" table:formula="of:=NOT(ISERROR([.W5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7])&gt;0;HYPERLINK(CONCATENATE(['file:///C:/Users/Txinto%20Vaz/Desktop/req_rees-core/uploading/RqUpload.ods'#$Dict.$B$1];&quot;issues/&quot;;[.B537]);CONCATENATE(&quot;#&quot;;[.B537]));&quot;&quot;)">
            <text:p/>
          </table:table-cell>
          <table:table-cell table:style-name="ce27" table:formula="of:=IF(LEN([.F537])&gt;0;MAX([.D$3:.D536])+1;&quot;&quot;)">
            <text:p/>
          </table:table-cell>
          <table:table-cell table:style-name="ce29" table:formula="of:=IF(LEN([.D537])&gt;0;CONCATENATE([.$K$1];TEXT([.D5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7];[.$H$3:.$H$1000];1;0)" office:value-type="string" office:string-value="" calcext:value-type="error">
            <text:p>#N/D</text:p>
          </table:table-cell>
          <table:table-cell table:style-name="ce102" table:formula="of:=NOT(ISERROR([.R537]))" office:value-type="boolean" office:boolean-value="false" calcext:value-type="boolean">
            <text:p>FALSO</text:p>
          </table:table-cell>
          <table:table-cell/>
          <table:table-cell table:formula="of:=VLOOKUP([.$F537];[.$F$3:.$F536];1;0)" office:value-type="string" office:string-value="" calcext:value-type="error">
            <text:p>#N/D</text:p>
          </table:table-cell>
          <table:table-cell table:style-name="ce102" table:formula="of:=NOT(ISERROR([.U537]))" office:value-type="boolean" office:boolean-value="false" calcext:value-type="boolean">
            <text:p>FALSO</text:p>
          </table:table-cell>
          <table:table-cell table:formula="of:=VLOOKUP([.$F537];[.$F538:.$F$1000];1;0)" office:value-type="string" office:string-value="" calcext:value-type="error">
            <text:p>#N/D</text:p>
          </table:table-cell>
          <table:table-cell table:style-name="ce102" table:formula="of:=NOT(ISERROR([.W5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8])&gt;0;HYPERLINK(CONCATENATE(['file:///C:/Users/Txinto%20Vaz/Desktop/req_rees-core/uploading/RqUpload.ods'#$Dict.$B$1];&quot;issues/&quot;;[.B538]);CONCATENATE(&quot;#&quot;;[.B538]));&quot;&quot;)">
            <text:p/>
          </table:table-cell>
          <table:table-cell table:style-name="ce27" table:formula="of:=IF(LEN([.F538])&gt;0;MAX([.D$3:.D537])+1;&quot;&quot;)">
            <text:p/>
          </table:table-cell>
          <table:table-cell table:style-name="ce29" table:formula="of:=IF(LEN([.D538])&gt;0;CONCATENATE([.$K$1];TEXT([.D5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8];[.$H$3:.$H$1000];1;0)" office:value-type="string" office:string-value="" calcext:value-type="error">
            <text:p>#N/D</text:p>
          </table:table-cell>
          <table:table-cell table:style-name="ce102" table:formula="of:=NOT(ISERROR([.R538]))" office:value-type="boolean" office:boolean-value="false" calcext:value-type="boolean">
            <text:p>FALSO</text:p>
          </table:table-cell>
          <table:table-cell/>
          <table:table-cell table:formula="of:=VLOOKUP([.$F538];[.$F$3:.$F537];1;0)" office:value-type="string" office:string-value="" calcext:value-type="error">
            <text:p>#N/D</text:p>
          </table:table-cell>
          <table:table-cell table:style-name="ce102" table:formula="of:=NOT(ISERROR([.U538]))" office:value-type="boolean" office:boolean-value="false" calcext:value-type="boolean">
            <text:p>FALSO</text:p>
          </table:table-cell>
          <table:table-cell table:formula="of:=VLOOKUP([.$F538];[.$F539:.$F$1000];1;0)" office:value-type="string" office:string-value="" calcext:value-type="error">
            <text:p>#N/D</text:p>
          </table:table-cell>
          <table:table-cell table:style-name="ce102" table:formula="of:=NOT(ISERROR([.W5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39])&gt;0;HYPERLINK(CONCATENATE(['file:///C:/Users/Txinto%20Vaz/Desktop/req_rees-core/uploading/RqUpload.ods'#$Dict.$B$1];&quot;issues/&quot;;[.B539]);CONCATENATE(&quot;#&quot;;[.B539]));&quot;&quot;)">
            <text:p/>
          </table:table-cell>
          <table:table-cell table:style-name="ce27" table:formula="of:=IF(LEN([.F539])&gt;0;MAX([.D$3:.D538])+1;&quot;&quot;)">
            <text:p/>
          </table:table-cell>
          <table:table-cell table:style-name="ce29" table:formula="of:=IF(LEN([.D539])&gt;0;CONCATENATE([.$K$1];TEXT([.D5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9];[.$H$3:.$H$1000];1;0)" office:value-type="string" office:string-value="" calcext:value-type="error">
            <text:p>#N/D</text:p>
          </table:table-cell>
          <table:table-cell table:style-name="ce102" table:formula="of:=NOT(ISERROR([.R539]))" office:value-type="boolean" office:boolean-value="false" calcext:value-type="boolean">
            <text:p>FALSO</text:p>
          </table:table-cell>
          <table:table-cell/>
          <table:table-cell table:formula="of:=VLOOKUP([.$F539];[.$F$3:.$F538];1;0)" office:value-type="string" office:string-value="" calcext:value-type="error">
            <text:p>#N/D</text:p>
          </table:table-cell>
          <table:table-cell table:style-name="ce102" table:formula="of:=NOT(ISERROR([.U539]))" office:value-type="boolean" office:boolean-value="false" calcext:value-type="boolean">
            <text:p>FALSO</text:p>
          </table:table-cell>
          <table:table-cell table:formula="of:=VLOOKUP([.$F539];[.$F540:.$F$1000];1;0)" office:value-type="string" office:string-value="" calcext:value-type="error">
            <text:p>#N/D</text:p>
          </table:table-cell>
          <table:table-cell table:style-name="ce102" table:formula="of:=NOT(ISERROR([.W5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0])&gt;0;HYPERLINK(CONCATENATE(['file:///C:/Users/Txinto%20Vaz/Desktop/req_rees-core/uploading/RqUpload.ods'#$Dict.$B$1];&quot;issues/&quot;;[.B540]);CONCATENATE(&quot;#&quot;;[.B540]));&quot;&quot;)">
            <text:p/>
          </table:table-cell>
          <table:table-cell table:style-name="ce27" table:formula="of:=IF(LEN([.F540])&gt;0;MAX([.D$3:.D539])+1;&quot;&quot;)">
            <text:p/>
          </table:table-cell>
          <table:table-cell table:style-name="ce29" table:formula="of:=IF(LEN([.D540])&gt;0;CONCATENATE([.$K$1];TEXT([.D5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0];[.$H$3:.$H$1000];1;0)" office:value-type="string" office:string-value="" calcext:value-type="error">
            <text:p>#N/D</text:p>
          </table:table-cell>
          <table:table-cell table:style-name="ce102" table:formula="of:=NOT(ISERROR([.R540]))" office:value-type="boolean" office:boolean-value="false" calcext:value-type="boolean">
            <text:p>FALSO</text:p>
          </table:table-cell>
          <table:table-cell/>
          <table:table-cell table:formula="of:=VLOOKUP([.$F540];[.$F$3:.$F539];1;0)" office:value-type="string" office:string-value="" calcext:value-type="error">
            <text:p>#N/D</text:p>
          </table:table-cell>
          <table:table-cell table:style-name="ce102" table:formula="of:=NOT(ISERROR([.U540]))" office:value-type="boolean" office:boolean-value="false" calcext:value-type="boolean">
            <text:p>FALSO</text:p>
          </table:table-cell>
          <table:table-cell table:formula="of:=VLOOKUP([.$F540];[.$F541:.$F$1000];1;0)" office:value-type="string" office:string-value="" calcext:value-type="error">
            <text:p>#N/D</text:p>
          </table:table-cell>
          <table:table-cell table:style-name="ce102" table:formula="of:=NOT(ISERROR([.W5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1])&gt;0;HYPERLINK(CONCATENATE(['file:///C:/Users/Txinto%20Vaz/Desktop/req_rees-core/uploading/RqUpload.ods'#$Dict.$B$1];&quot;issues/&quot;;[.B541]);CONCATENATE(&quot;#&quot;;[.B541]));&quot;&quot;)">
            <text:p/>
          </table:table-cell>
          <table:table-cell table:style-name="ce27" table:formula="of:=IF(LEN([.F541])&gt;0;MAX([.D$3:.D540])+1;&quot;&quot;)">
            <text:p/>
          </table:table-cell>
          <table:table-cell table:style-name="ce29" table:formula="of:=IF(LEN([.D541])&gt;0;CONCATENATE([.$K$1];TEXT([.D5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1];[.$H$3:.$H$1000];1;0)" office:value-type="string" office:string-value="" calcext:value-type="error">
            <text:p>#N/D</text:p>
          </table:table-cell>
          <table:table-cell table:style-name="ce102" table:formula="of:=NOT(ISERROR([.R541]))" office:value-type="boolean" office:boolean-value="false" calcext:value-type="boolean">
            <text:p>FALSO</text:p>
          </table:table-cell>
          <table:table-cell/>
          <table:table-cell table:formula="of:=VLOOKUP([.$F541];[.$F$3:.$F540];1;0)" office:value-type="string" office:string-value="" calcext:value-type="error">
            <text:p>#N/D</text:p>
          </table:table-cell>
          <table:table-cell table:style-name="ce102" table:formula="of:=NOT(ISERROR([.U541]))" office:value-type="boolean" office:boolean-value="false" calcext:value-type="boolean">
            <text:p>FALSO</text:p>
          </table:table-cell>
          <table:table-cell table:formula="of:=VLOOKUP([.$F541];[.$F542:.$F$1000];1;0)" office:value-type="string" office:string-value="" calcext:value-type="error">
            <text:p>#N/D</text:p>
          </table:table-cell>
          <table:table-cell table:style-name="ce102" table:formula="of:=NOT(ISERROR([.W5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2])&gt;0;HYPERLINK(CONCATENATE(['file:///C:/Users/Txinto%20Vaz/Desktop/req_rees-core/uploading/RqUpload.ods'#$Dict.$B$1];&quot;issues/&quot;;[.B542]);CONCATENATE(&quot;#&quot;;[.B542]));&quot;&quot;)">
            <text:p/>
          </table:table-cell>
          <table:table-cell table:style-name="ce27" table:formula="of:=IF(LEN([.F542])&gt;0;MAX([.D$3:.D541])+1;&quot;&quot;)">
            <text:p/>
          </table:table-cell>
          <table:table-cell table:style-name="ce29" table:formula="of:=IF(LEN([.D542])&gt;0;CONCATENATE([.$K$1];TEXT([.D5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2];[.$H$3:.$H$1000];1;0)" office:value-type="string" office:string-value="" calcext:value-type="error">
            <text:p>#N/D</text:p>
          </table:table-cell>
          <table:table-cell table:style-name="ce102" table:formula="of:=NOT(ISERROR([.R542]))" office:value-type="boolean" office:boolean-value="false" calcext:value-type="boolean">
            <text:p>FALSO</text:p>
          </table:table-cell>
          <table:table-cell/>
          <table:table-cell table:formula="of:=VLOOKUP([.$F542];[.$F$3:.$F541];1;0)" office:value-type="string" office:string-value="" calcext:value-type="error">
            <text:p>#N/D</text:p>
          </table:table-cell>
          <table:table-cell table:style-name="ce102" table:formula="of:=NOT(ISERROR([.U542]))" office:value-type="boolean" office:boolean-value="false" calcext:value-type="boolean">
            <text:p>FALSO</text:p>
          </table:table-cell>
          <table:table-cell table:formula="of:=VLOOKUP([.$F542];[.$F543:.$F$1000];1;0)" office:value-type="string" office:string-value="" calcext:value-type="error">
            <text:p>#N/D</text:p>
          </table:table-cell>
          <table:table-cell table:style-name="ce102" table:formula="of:=NOT(ISERROR([.W5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3])&gt;0;HYPERLINK(CONCATENATE(['file:///C:/Users/Txinto%20Vaz/Desktop/req_rees-core/uploading/RqUpload.ods'#$Dict.$B$1];&quot;issues/&quot;;[.B543]);CONCATENATE(&quot;#&quot;;[.B543]));&quot;&quot;)">
            <text:p/>
          </table:table-cell>
          <table:table-cell table:style-name="ce27" table:formula="of:=IF(LEN([.F543])&gt;0;MAX([.D$3:.D542])+1;&quot;&quot;)">
            <text:p/>
          </table:table-cell>
          <table:table-cell table:style-name="ce29" table:formula="of:=IF(LEN([.D543])&gt;0;CONCATENATE([.$K$1];TEXT([.D5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3];[.$H$3:.$H$1000];1;0)" office:value-type="string" office:string-value="" calcext:value-type="error">
            <text:p>#N/D</text:p>
          </table:table-cell>
          <table:table-cell table:style-name="ce102" table:formula="of:=NOT(ISERROR([.R543]))" office:value-type="boolean" office:boolean-value="false" calcext:value-type="boolean">
            <text:p>FALSO</text:p>
          </table:table-cell>
          <table:table-cell/>
          <table:table-cell table:formula="of:=VLOOKUP([.$F543];[.$F$3:.$F542];1;0)" office:value-type="string" office:string-value="" calcext:value-type="error">
            <text:p>#N/D</text:p>
          </table:table-cell>
          <table:table-cell table:style-name="ce102" table:formula="of:=NOT(ISERROR([.U543]))" office:value-type="boolean" office:boolean-value="false" calcext:value-type="boolean">
            <text:p>FALSO</text:p>
          </table:table-cell>
          <table:table-cell table:formula="of:=VLOOKUP([.$F543];[.$F544:.$F$1000];1;0)" office:value-type="string" office:string-value="" calcext:value-type="error">
            <text:p>#N/D</text:p>
          </table:table-cell>
          <table:table-cell table:style-name="ce102" table:formula="of:=NOT(ISERROR([.W5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4])&gt;0;HYPERLINK(CONCATENATE(['file:///C:/Users/Txinto%20Vaz/Desktop/req_rees-core/uploading/RqUpload.ods'#$Dict.$B$1];&quot;issues/&quot;;[.B544]);CONCATENATE(&quot;#&quot;;[.B544]));&quot;&quot;)">
            <text:p/>
          </table:table-cell>
          <table:table-cell table:style-name="ce27" table:formula="of:=IF(LEN([.F544])&gt;0;MAX([.D$3:.D543])+1;&quot;&quot;)">
            <text:p/>
          </table:table-cell>
          <table:table-cell table:style-name="ce29" table:formula="of:=IF(LEN([.D544])&gt;0;CONCATENATE([.$K$1];TEXT([.D5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4];[.$H$3:.$H$1000];1;0)" office:value-type="string" office:string-value="" calcext:value-type="error">
            <text:p>#N/D</text:p>
          </table:table-cell>
          <table:table-cell table:style-name="ce102" table:formula="of:=NOT(ISERROR([.R544]))" office:value-type="boolean" office:boolean-value="false" calcext:value-type="boolean">
            <text:p>FALSO</text:p>
          </table:table-cell>
          <table:table-cell/>
          <table:table-cell table:formula="of:=VLOOKUP([.$F544];[.$F$3:.$F543];1;0)" office:value-type="string" office:string-value="" calcext:value-type="error">
            <text:p>#N/D</text:p>
          </table:table-cell>
          <table:table-cell table:style-name="ce102" table:formula="of:=NOT(ISERROR([.U544]))" office:value-type="boolean" office:boolean-value="false" calcext:value-type="boolean">
            <text:p>FALSO</text:p>
          </table:table-cell>
          <table:table-cell table:formula="of:=VLOOKUP([.$F544];[.$F545:.$F$1000];1;0)" office:value-type="string" office:string-value="" calcext:value-type="error">
            <text:p>#N/D</text:p>
          </table:table-cell>
          <table:table-cell table:style-name="ce102" table:formula="of:=NOT(ISERROR([.W5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5])&gt;0;HYPERLINK(CONCATENATE(['file:///C:/Users/Txinto%20Vaz/Desktop/req_rees-core/uploading/RqUpload.ods'#$Dict.$B$1];&quot;issues/&quot;;[.B545]);CONCATENATE(&quot;#&quot;;[.B545]));&quot;&quot;)">
            <text:p/>
          </table:table-cell>
          <table:table-cell table:style-name="ce27" table:formula="of:=IF(LEN([.F545])&gt;0;MAX([.D$3:.D544])+1;&quot;&quot;)">
            <text:p/>
          </table:table-cell>
          <table:table-cell table:style-name="ce29" table:formula="of:=IF(LEN([.D545])&gt;0;CONCATENATE([.$K$1];TEXT([.D5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5];[.$H$3:.$H$1000];1;0)" office:value-type="string" office:string-value="" calcext:value-type="error">
            <text:p>#N/D</text:p>
          </table:table-cell>
          <table:table-cell table:style-name="ce102" table:formula="of:=NOT(ISERROR([.R545]))" office:value-type="boolean" office:boolean-value="false" calcext:value-type="boolean">
            <text:p>FALSO</text:p>
          </table:table-cell>
          <table:table-cell/>
          <table:table-cell table:formula="of:=VLOOKUP([.$F545];[.$F$3:.$F544];1;0)" office:value-type="string" office:string-value="" calcext:value-type="error">
            <text:p>#N/D</text:p>
          </table:table-cell>
          <table:table-cell table:style-name="ce102" table:formula="of:=NOT(ISERROR([.U545]))" office:value-type="boolean" office:boolean-value="false" calcext:value-type="boolean">
            <text:p>FALSO</text:p>
          </table:table-cell>
          <table:table-cell table:formula="of:=VLOOKUP([.$F545];[.$F546:.$F$1000];1;0)" office:value-type="string" office:string-value="" calcext:value-type="error">
            <text:p>#N/D</text:p>
          </table:table-cell>
          <table:table-cell table:style-name="ce102" table:formula="of:=NOT(ISERROR([.W5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6])&gt;0;HYPERLINK(CONCATENATE(['file:///C:/Users/Txinto%20Vaz/Desktop/req_rees-core/uploading/RqUpload.ods'#$Dict.$B$1];&quot;issues/&quot;;[.B546]);CONCATENATE(&quot;#&quot;;[.B546]));&quot;&quot;)">
            <text:p/>
          </table:table-cell>
          <table:table-cell table:style-name="ce27" table:formula="of:=IF(LEN([.F546])&gt;0;MAX([.D$3:.D545])+1;&quot;&quot;)">
            <text:p/>
          </table:table-cell>
          <table:table-cell table:style-name="ce29" table:formula="of:=IF(LEN([.D546])&gt;0;CONCATENATE([.$K$1];TEXT([.D5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6];[.$H$3:.$H$1000];1;0)" office:value-type="string" office:string-value="" calcext:value-type="error">
            <text:p>#N/D</text:p>
          </table:table-cell>
          <table:table-cell table:style-name="ce102" table:formula="of:=NOT(ISERROR([.R546]))" office:value-type="boolean" office:boolean-value="false" calcext:value-type="boolean">
            <text:p>FALSO</text:p>
          </table:table-cell>
          <table:table-cell/>
          <table:table-cell table:formula="of:=VLOOKUP([.$F546];[.$F$3:.$F545];1;0)" office:value-type="string" office:string-value="" calcext:value-type="error">
            <text:p>#N/D</text:p>
          </table:table-cell>
          <table:table-cell table:style-name="ce102" table:formula="of:=NOT(ISERROR([.U546]))" office:value-type="boolean" office:boolean-value="false" calcext:value-type="boolean">
            <text:p>FALSO</text:p>
          </table:table-cell>
          <table:table-cell table:formula="of:=VLOOKUP([.$F546];[.$F547:.$F$1000];1;0)" office:value-type="string" office:string-value="" calcext:value-type="error">
            <text:p>#N/D</text:p>
          </table:table-cell>
          <table:table-cell table:style-name="ce102" table:formula="of:=NOT(ISERROR([.W5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7])&gt;0;HYPERLINK(CONCATENATE(['file:///C:/Users/Txinto%20Vaz/Desktop/req_rees-core/uploading/RqUpload.ods'#$Dict.$B$1];&quot;issues/&quot;;[.B547]);CONCATENATE(&quot;#&quot;;[.B547]));&quot;&quot;)">
            <text:p/>
          </table:table-cell>
          <table:table-cell table:style-name="ce27" table:formula="of:=IF(LEN([.F547])&gt;0;MAX([.D$3:.D546])+1;&quot;&quot;)">
            <text:p/>
          </table:table-cell>
          <table:table-cell table:style-name="ce29" table:formula="of:=IF(LEN([.D547])&gt;0;CONCATENATE([.$K$1];TEXT([.D5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7];[.$H$3:.$H$1000];1;0)" office:value-type="string" office:string-value="" calcext:value-type="error">
            <text:p>#N/D</text:p>
          </table:table-cell>
          <table:table-cell table:style-name="ce102" table:formula="of:=NOT(ISERROR([.R547]))" office:value-type="boolean" office:boolean-value="false" calcext:value-type="boolean">
            <text:p>FALSO</text:p>
          </table:table-cell>
          <table:table-cell/>
          <table:table-cell table:formula="of:=VLOOKUP([.$F547];[.$F$3:.$F546];1;0)" office:value-type="string" office:string-value="" calcext:value-type="error">
            <text:p>#N/D</text:p>
          </table:table-cell>
          <table:table-cell table:style-name="ce102" table:formula="of:=NOT(ISERROR([.U547]))" office:value-type="boolean" office:boolean-value="false" calcext:value-type="boolean">
            <text:p>FALSO</text:p>
          </table:table-cell>
          <table:table-cell table:formula="of:=VLOOKUP([.$F547];[.$F548:.$F$1000];1;0)" office:value-type="string" office:string-value="" calcext:value-type="error">
            <text:p>#N/D</text:p>
          </table:table-cell>
          <table:table-cell table:style-name="ce102" table:formula="of:=NOT(ISERROR([.W5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8])&gt;0;HYPERLINK(CONCATENATE(['file:///C:/Users/Txinto%20Vaz/Desktop/req_rees-core/uploading/RqUpload.ods'#$Dict.$B$1];&quot;issues/&quot;;[.B548]);CONCATENATE(&quot;#&quot;;[.B548]));&quot;&quot;)">
            <text:p/>
          </table:table-cell>
          <table:table-cell table:style-name="ce27" table:formula="of:=IF(LEN([.F548])&gt;0;MAX([.D$3:.D547])+1;&quot;&quot;)">
            <text:p/>
          </table:table-cell>
          <table:table-cell table:style-name="ce29" table:formula="of:=IF(LEN([.D548])&gt;0;CONCATENATE([.$K$1];TEXT([.D5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8];[.$H$3:.$H$1000];1;0)" office:value-type="string" office:string-value="" calcext:value-type="error">
            <text:p>#N/D</text:p>
          </table:table-cell>
          <table:table-cell table:style-name="ce102" table:formula="of:=NOT(ISERROR([.R548]))" office:value-type="boolean" office:boolean-value="false" calcext:value-type="boolean">
            <text:p>FALSO</text:p>
          </table:table-cell>
          <table:table-cell/>
          <table:table-cell table:formula="of:=VLOOKUP([.$F548];[.$F$3:.$F547];1;0)" office:value-type="string" office:string-value="" calcext:value-type="error">
            <text:p>#N/D</text:p>
          </table:table-cell>
          <table:table-cell table:style-name="ce102" table:formula="of:=NOT(ISERROR([.U548]))" office:value-type="boolean" office:boolean-value="false" calcext:value-type="boolean">
            <text:p>FALSO</text:p>
          </table:table-cell>
          <table:table-cell table:formula="of:=VLOOKUP([.$F548];[.$F549:.$F$1000];1;0)" office:value-type="string" office:string-value="" calcext:value-type="error">
            <text:p>#N/D</text:p>
          </table:table-cell>
          <table:table-cell table:style-name="ce102" table:formula="of:=NOT(ISERROR([.W5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49])&gt;0;HYPERLINK(CONCATENATE(['file:///C:/Users/Txinto%20Vaz/Desktop/req_rees-core/uploading/RqUpload.ods'#$Dict.$B$1];&quot;issues/&quot;;[.B549]);CONCATENATE(&quot;#&quot;;[.B549]));&quot;&quot;)">
            <text:p/>
          </table:table-cell>
          <table:table-cell table:style-name="ce27" table:formula="of:=IF(LEN([.F549])&gt;0;MAX([.D$3:.D548])+1;&quot;&quot;)">
            <text:p/>
          </table:table-cell>
          <table:table-cell table:style-name="ce29" table:formula="of:=IF(LEN([.D549])&gt;0;CONCATENATE([.$K$1];TEXT([.D5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9];[.$H$3:.$H$1000];1;0)" office:value-type="string" office:string-value="" calcext:value-type="error">
            <text:p>#N/D</text:p>
          </table:table-cell>
          <table:table-cell table:style-name="ce102" table:formula="of:=NOT(ISERROR([.R549]))" office:value-type="boolean" office:boolean-value="false" calcext:value-type="boolean">
            <text:p>FALSO</text:p>
          </table:table-cell>
          <table:table-cell/>
          <table:table-cell table:formula="of:=VLOOKUP([.$F549];[.$F$3:.$F548];1;0)" office:value-type="string" office:string-value="" calcext:value-type="error">
            <text:p>#N/D</text:p>
          </table:table-cell>
          <table:table-cell table:style-name="ce102" table:formula="of:=NOT(ISERROR([.U549]))" office:value-type="boolean" office:boolean-value="false" calcext:value-type="boolean">
            <text:p>FALSO</text:p>
          </table:table-cell>
          <table:table-cell table:formula="of:=VLOOKUP([.$F549];[.$F550:.$F$1000];1;0)" office:value-type="string" office:string-value="" calcext:value-type="error">
            <text:p>#N/D</text:p>
          </table:table-cell>
          <table:table-cell table:style-name="ce102" table:formula="of:=NOT(ISERROR([.W5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0])&gt;0;HYPERLINK(CONCATENATE(['file:///C:/Users/Txinto%20Vaz/Desktop/req_rees-core/uploading/RqUpload.ods'#$Dict.$B$1];&quot;issues/&quot;;[.B550]);CONCATENATE(&quot;#&quot;;[.B550]));&quot;&quot;)">
            <text:p/>
          </table:table-cell>
          <table:table-cell table:style-name="ce27" table:formula="of:=IF(LEN([.F550])&gt;0;MAX([.D$3:.D549])+1;&quot;&quot;)">
            <text:p/>
          </table:table-cell>
          <table:table-cell table:style-name="ce29" table:formula="of:=IF(LEN([.D550])&gt;0;CONCATENATE([.$K$1];TEXT([.D5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0];[.$H$3:.$H$1000];1;0)" office:value-type="string" office:string-value="" calcext:value-type="error">
            <text:p>#N/D</text:p>
          </table:table-cell>
          <table:table-cell table:style-name="ce102" table:formula="of:=NOT(ISERROR([.R550]))" office:value-type="boolean" office:boolean-value="false" calcext:value-type="boolean">
            <text:p>FALSO</text:p>
          </table:table-cell>
          <table:table-cell/>
          <table:table-cell table:formula="of:=VLOOKUP([.$F550];[.$F$3:.$F549];1;0)" office:value-type="string" office:string-value="" calcext:value-type="error">
            <text:p>#N/D</text:p>
          </table:table-cell>
          <table:table-cell table:style-name="ce102" table:formula="of:=NOT(ISERROR([.U550]))" office:value-type="boolean" office:boolean-value="false" calcext:value-type="boolean">
            <text:p>FALSO</text:p>
          </table:table-cell>
          <table:table-cell table:formula="of:=VLOOKUP([.$F550];[.$F551:.$F$1000];1;0)" office:value-type="string" office:string-value="" calcext:value-type="error">
            <text:p>#N/D</text:p>
          </table:table-cell>
          <table:table-cell table:style-name="ce102" table:formula="of:=NOT(ISERROR([.W5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1])&gt;0;HYPERLINK(CONCATENATE(['file:///C:/Users/Txinto%20Vaz/Desktop/req_rees-core/uploading/RqUpload.ods'#$Dict.$B$1];&quot;issues/&quot;;[.B551]);CONCATENATE(&quot;#&quot;;[.B551]));&quot;&quot;)">
            <text:p/>
          </table:table-cell>
          <table:table-cell table:style-name="ce27" table:formula="of:=IF(LEN([.F551])&gt;0;MAX([.D$3:.D550])+1;&quot;&quot;)">
            <text:p/>
          </table:table-cell>
          <table:table-cell table:style-name="ce29" table:formula="of:=IF(LEN([.D551])&gt;0;CONCATENATE([.$K$1];TEXT([.D5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1];[.$H$3:.$H$1000];1;0)" office:value-type="string" office:string-value="" calcext:value-type="error">
            <text:p>#N/D</text:p>
          </table:table-cell>
          <table:table-cell table:style-name="ce102" table:formula="of:=NOT(ISERROR([.R551]))" office:value-type="boolean" office:boolean-value="false" calcext:value-type="boolean">
            <text:p>FALSO</text:p>
          </table:table-cell>
          <table:table-cell/>
          <table:table-cell table:formula="of:=VLOOKUP([.$F551];[.$F$3:.$F550];1;0)" office:value-type="string" office:string-value="" calcext:value-type="error">
            <text:p>#N/D</text:p>
          </table:table-cell>
          <table:table-cell table:style-name="ce102" table:formula="of:=NOT(ISERROR([.U551]))" office:value-type="boolean" office:boolean-value="false" calcext:value-type="boolean">
            <text:p>FALSO</text:p>
          </table:table-cell>
          <table:table-cell table:formula="of:=VLOOKUP([.$F551];[.$F552:.$F$1000];1;0)" office:value-type="string" office:string-value="" calcext:value-type="error">
            <text:p>#N/D</text:p>
          </table:table-cell>
          <table:table-cell table:style-name="ce102" table:formula="of:=NOT(ISERROR([.W5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2])&gt;0;HYPERLINK(CONCATENATE(['file:///C:/Users/Txinto%20Vaz/Desktop/req_rees-core/uploading/RqUpload.ods'#$Dict.$B$1];&quot;issues/&quot;;[.B552]);CONCATENATE(&quot;#&quot;;[.B552]));&quot;&quot;)">
            <text:p/>
          </table:table-cell>
          <table:table-cell table:style-name="ce27" table:formula="of:=IF(LEN([.F552])&gt;0;MAX([.D$3:.D551])+1;&quot;&quot;)">
            <text:p/>
          </table:table-cell>
          <table:table-cell table:style-name="ce29" table:formula="of:=IF(LEN([.D552])&gt;0;CONCATENATE([.$K$1];TEXT([.D5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2];[.$H$3:.$H$1000];1;0)" office:value-type="string" office:string-value="" calcext:value-type="error">
            <text:p>#N/D</text:p>
          </table:table-cell>
          <table:table-cell table:style-name="ce102" table:formula="of:=NOT(ISERROR([.R552]))" office:value-type="boolean" office:boolean-value="false" calcext:value-type="boolean">
            <text:p>FALSO</text:p>
          </table:table-cell>
          <table:table-cell/>
          <table:table-cell table:formula="of:=VLOOKUP([.$F552];[.$F$3:.$F551];1;0)" office:value-type="string" office:string-value="" calcext:value-type="error">
            <text:p>#N/D</text:p>
          </table:table-cell>
          <table:table-cell table:style-name="ce102" table:formula="of:=NOT(ISERROR([.U552]))" office:value-type="boolean" office:boolean-value="false" calcext:value-type="boolean">
            <text:p>FALSO</text:p>
          </table:table-cell>
          <table:table-cell table:formula="of:=VLOOKUP([.$F552];[.$F553:.$F$1000];1;0)" office:value-type="string" office:string-value="" calcext:value-type="error">
            <text:p>#N/D</text:p>
          </table:table-cell>
          <table:table-cell table:style-name="ce102" table:formula="of:=NOT(ISERROR([.W5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3])&gt;0;HYPERLINK(CONCATENATE(['file:///C:/Users/Txinto%20Vaz/Desktop/req_rees-core/uploading/RqUpload.ods'#$Dict.$B$1];&quot;issues/&quot;;[.B553]);CONCATENATE(&quot;#&quot;;[.B553]));&quot;&quot;)">
            <text:p/>
          </table:table-cell>
          <table:table-cell table:style-name="ce27" table:formula="of:=IF(LEN([.F553])&gt;0;MAX([.D$3:.D552])+1;&quot;&quot;)">
            <text:p/>
          </table:table-cell>
          <table:table-cell table:style-name="ce29" table:formula="of:=IF(LEN([.D553])&gt;0;CONCATENATE([.$K$1];TEXT([.D5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3];[.$H$3:.$H$1000];1;0)" office:value-type="string" office:string-value="" calcext:value-type="error">
            <text:p>#N/D</text:p>
          </table:table-cell>
          <table:table-cell table:style-name="ce102" table:formula="of:=NOT(ISERROR([.R553]))" office:value-type="boolean" office:boolean-value="false" calcext:value-type="boolean">
            <text:p>FALSO</text:p>
          </table:table-cell>
          <table:table-cell/>
          <table:table-cell table:formula="of:=VLOOKUP([.$F553];[.$F$3:.$F552];1;0)" office:value-type="string" office:string-value="" calcext:value-type="error">
            <text:p>#N/D</text:p>
          </table:table-cell>
          <table:table-cell table:style-name="ce102" table:formula="of:=NOT(ISERROR([.U553]))" office:value-type="boolean" office:boolean-value="false" calcext:value-type="boolean">
            <text:p>FALSO</text:p>
          </table:table-cell>
          <table:table-cell table:formula="of:=VLOOKUP([.$F553];[.$F554:.$F$1000];1;0)" office:value-type="string" office:string-value="" calcext:value-type="error">
            <text:p>#N/D</text:p>
          </table:table-cell>
          <table:table-cell table:style-name="ce102" table:formula="of:=NOT(ISERROR([.W5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4])&gt;0;HYPERLINK(CONCATENATE(['file:///C:/Users/Txinto%20Vaz/Desktop/req_rees-core/uploading/RqUpload.ods'#$Dict.$B$1];&quot;issues/&quot;;[.B554]);CONCATENATE(&quot;#&quot;;[.B554]));&quot;&quot;)">
            <text:p/>
          </table:table-cell>
          <table:table-cell table:style-name="ce27" table:formula="of:=IF(LEN([.F554])&gt;0;MAX([.D$3:.D553])+1;&quot;&quot;)">
            <text:p/>
          </table:table-cell>
          <table:table-cell table:style-name="ce29" table:formula="of:=IF(LEN([.D554])&gt;0;CONCATENATE([.$K$1];TEXT([.D5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4];[.$H$3:.$H$1000];1;0)" office:value-type="string" office:string-value="" calcext:value-type="error">
            <text:p>#N/D</text:p>
          </table:table-cell>
          <table:table-cell table:style-name="ce102" table:formula="of:=NOT(ISERROR([.R554]))" office:value-type="boolean" office:boolean-value="false" calcext:value-type="boolean">
            <text:p>FALSO</text:p>
          </table:table-cell>
          <table:table-cell/>
          <table:table-cell table:formula="of:=VLOOKUP([.$F554];[.$F$3:.$F553];1;0)" office:value-type="string" office:string-value="" calcext:value-type="error">
            <text:p>#N/D</text:p>
          </table:table-cell>
          <table:table-cell table:style-name="ce102" table:formula="of:=NOT(ISERROR([.U554]))" office:value-type="boolean" office:boolean-value="false" calcext:value-type="boolean">
            <text:p>FALSO</text:p>
          </table:table-cell>
          <table:table-cell table:formula="of:=VLOOKUP([.$F554];[.$F555:.$F$1000];1;0)" office:value-type="string" office:string-value="" calcext:value-type="error">
            <text:p>#N/D</text:p>
          </table:table-cell>
          <table:table-cell table:style-name="ce102" table:formula="of:=NOT(ISERROR([.W5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5])&gt;0;HYPERLINK(CONCATENATE(['file:///C:/Users/Txinto%20Vaz/Desktop/req_rees-core/uploading/RqUpload.ods'#$Dict.$B$1];&quot;issues/&quot;;[.B555]);CONCATENATE(&quot;#&quot;;[.B555]));&quot;&quot;)">
            <text:p/>
          </table:table-cell>
          <table:table-cell table:style-name="ce27" table:formula="of:=IF(LEN([.F555])&gt;0;MAX([.D$3:.D554])+1;&quot;&quot;)">
            <text:p/>
          </table:table-cell>
          <table:table-cell table:style-name="ce29" table:formula="of:=IF(LEN([.D555])&gt;0;CONCATENATE([.$K$1];TEXT([.D5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5];[.$H$3:.$H$1000];1;0)" office:value-type="string" office:string-value="" calcext:value-type="error">
            <text:p>#N/D</text:p>
          </table:table-cell>
          <table:table-cell table:style-name="ce102" table:formula="of:=NOT(ISERROR([.R555]))" office:value-type="boolean" office:boolean-value="false" calcext:value-type="boolean">
            <text:p>FALSO</text:p>
          </table:table-cell>
          <table:table-cell/>
          <table:table-cell table:formula="of:=VLOOKUP([.$F555];[.$F$3:.$F554];1;0)" office:value-type="string" office:string-value="" calcext:value-type="error">
            <text:p>#N/D</text:p>
          </table:table-cell>
          <table:table-cell table:style-name="ce102" table:formula="of:=NOT(ISERROR([.U555]))" office:value-type="boolean" office:boolean-value="false" calcext:value-type="boolean">
            <text:p>FALSO</text:p>
          </table:table-cell>
          <table:table-cell table:formula="of:=VLOOKUP([.$F555];[.$F556:.$F$1000];1;0)" office:value-type="string" office:string-value="" calcext:value-type="error">
            <text:p>#N/D</text:p>
          </table:table-cell>
          <table:table-cell table:style-name="ce102" table:formula="of:=NOT(ISERROR([.W5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6])&gt;0;HYPERLINK(CONCATENATE(['file:///C:/Users/Txinto%20Vaz/Desktop/req_rees-core/uploading/RqUpload.ods'#$Dict.$B$1];&quot;issues/&quot;;[.B556]);CONCATENATE(&quot;#&quot;;[.B556]));&quot;&quot;)">
            <text:p/>
          </table:table-cell>
          <table:table-cell table:style-name="ce27" table:formula="of:=IF(LEN([.F556])&gt;0;MAX([.D$3:.D555])+1;&quot;&quot;)">
            <text:p/>
          </table:table-cell>
          <table:table-cell table:style-name="ce29" table:formula="of:=IF(LEN([.D556])&gt;0;CONCATENATE([.$K$1];TEXT([.D5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6];[.$H$3:.$H$1000];1;0)" office:value-type="string" office:string-value="" calcext:value-type="error">
            <text:p>#N/D</text:p>
          </table:table-cell>
          <table:table-cell table:style-name="ce102" table:formula="of:=NOT(ISERROR([.R556]))" office:value-type="boolean" office:boolean-value="false" calcext:value-type="boolean">
            <text:p>FALSO</text:p>
          </table:table-cell>
          <table:table-cell/>
          <table:table-cell table:formula="of:=VLOOKUP([.$F556];[.$F$3:.$F555];1;0)" office:value-type="string" office:string-value="" calcext:value-type="error">
            <text:p>#N/D</text:p>
          </table:table-cell>
          <table:table-cell table:style-name="ce102" table:formula="of:=NOT(ISERROR([.U556]))" office:value-type="boolean" office:boolean-value="false" calcext:value-type="boolean">
            <text:p>FALSO</text:p>
          </table:table-cell>
          <table:table-cell table:formula="of:=VLOOKUP([.$F556];[.$F557:.$F$1000];1;0)" office:value-type="string" office:string-value="" calcext:value-type="error">
            <text:p>#N/D</text:p>
          </table:table-cell>
          <table:table-cell table:style-name="ce102" table:formula="of:=NOT(ISERROR([.W5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7])&gt;0;HYPERLINK(CONCATENATE(['file:///C:/Users/Txinto%20Vaz/Desktop/req_rees-core/uploading/RqUpload.ods'#$Dict.$B$1];&quot;issues/&quot;;[.B557]);CONCATENATE(&quot;#&quot;;[.B557]));&quot;&quot;)">
            <text:p/>
          </table:table-cell>
          <table:table-cell table:style-name="ce27" table:formula="of:=IF(LEN([.F557])&gt;0;MAX([.D$3:.D556])+1;&quot;&quot;)">
            <text:p/>
          </table:table-cell>
          <table:table-cell table:style-name="ce29" table:formula="of:=IF(LEN([.D557])&gt;0;CONCATENATE([.$K$1];TEXT([.D5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7];[.$H$3:.$H$1000];1;0)" office:value-type="string" office:string-value="" calcext:value-type="error">
            <text:p>#N/D</text:p>
          </table:table-cell>
          <table:table-cell table:style-name="ce102" table:formula="of:=NOT(ISERROR([.R557]))" office:value-type="boolean" office:boolean-value="false" calcext:value-type="boolean">
            <text:p>FALSO</text:p>
          </table:table-cell>
          <table:table-cell/>
          <table:table-cell table:formula="of:=VLOOKUP([.$F557];[.$F$3:.$F556];1;0)" office:value-type="string" office:string-value="" calcext:value-type="error">
            <text:p>#N/D</text:p>
          </table:table-cell>
          <table:table-cell table:style-name="ce102" table:formula="of:=NOT(ISERROR([.U557]))" office:value-type="boolean" office:boolean-value="false" calcext:value-type="boolean">
            <text:p>FALSO</text:p>
          </table:table-cell>
          <table:table-cell table:formula="of:=VLOOKUP([.$F557];[.$F558:.$F$1000];1;0)" office:value-type="string" office:string-value="" calcext:value-type="error">
            <text:p>#N/D</text:p>
          </table:table-cell>
          <table:table-cell table:style-name="ce102" table:formula="of:=NOT(ISERROR([.W5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8])&gt;0;HYPERLINK(CONCATENATE(['file:///C:/Users/Txinto%20Vaz/Desktop/req_rees-core/uploading/RqUpload.ods'#$Dict.$B$1];&quot;issues/&quot;;[.B558]);CONCATENATE(&quot;#&quot;;[.B558]));&quot;&quot;)">
            <text:p/>
          </table:table-cell>
          <table:table-cell table:style-name="ce27" table:formula="of:=IF(LEN([.F558])&gt;0;MAX([.D$3:.D557])+1;&quot;&quot;)">
            <text:p/>
          </table:table-cell>
          <table:table-cell table:style-name="ce29" table:formula="of:=IF(LEN([.D558])&gt;0;CONCATENATE([.$K$1];TEXT([.D5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8];[.$H$3:.$H$1000];1;0)" office:value-type="string" office:string-value="" calcext:value-type="error">
            <text:p>#N/D</text:p>
          </table:table-cell>
          <table:table-cell table:style-name="ce102" table:formula="of:=NOT(ISERROR([.R558]))" office:value-type="boolean" office:boolean-value="false" calcext:value-type="boolean">
            <text:p>FALSO</text:p>
          </table:table-cell>
          <table:table-cell/>
          <table:table-cell table:formula="of:=VLOOKUP([.$F558];[.$F$3:.$F557];1;0)" office:value-type="string" office:string-value="" calcext:value-type="error">
            <text:p>#N/D</text:p>
          </table:table-cell>
          <table:table-cell table:style-name="ce102" table:formula="of:=NOT(ISERROR([.U558]))" office:value-type="boolean" office:boolean-value="false" calcext:value-type="boolean">
            <text:p>FALSO</text:p>
          </table:table-cell>
          <table:table-cell table:formula="of:=VLOOKUP([.$F558];[.$F559:.$F$1000];1;0)" office:value-type="string" office:string-value="" calcext:value-type="error">
            <text:p>#N/D</text:p>
          </table:table-cell>
          <table:table-cell table:style-name="ce102" table:formula="of:=NOT(ISERROR([.W5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59])&gt;0;HYPERLINK(CONCATENATE(['file:///C:/Users/Txinto%20Vaz/Desktop/req_rees-core/uploading/RqUpload.ods'#$Dict.$B$1];&quot;issues/&quot;;[.B559]);CONCATENATE(&quot;#&quot;;[.B559]));&quot;&quot;)">
            <text:p/>
          </table:table-cell>
          <table:table-cell table:style-name="ce27" table:formula="of:=IF(LEN([.F559])&gt;0;MAX([.D$3:.D558])+1;&quot;&quot;)">
            <text:p/>
          </table:table-cell>
          <table:table-cell table:style-name="ce29" table:formula="of:=IF(LEN([.D559])&gt;0;CONCATENATE([.$K$1];TEXT([.D5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9];[.$H$3:.$H$1000];1;0)" office:value-type="string" office:string-value="" calcext:value-type="error">
            <text:p>#N/D</text:p>
          </table:table-cell>
          <table:table-cell table:style-name="ce102" table:formula="of:=NOT(ISERROR([.R559]))" office:value-type="boolean" office:boolean-value="false" calcext:value-type="boolean">
            <text:p>FALSO</text:p>
          </table:table-cell>
          <table:table-cell/>
          <table:table-cell table:formula="of:=VLOOKUP([.$F559];[.$F$3:.$F558];1;0)" office:value-type="string" office:string-value="" calcext:value-type="error">
            <text:p>#N/D</text:p>
          </table:table-cell>
          <table:table-cell table:style-name="ce102" table:formula="of:=NOT(ISERROR([.U559]))" office:value-type="boolean" office:boolean-value="false" calcext:value-type="boolean">
            <text:p>FALSO</text:p>
          </table:table-cell>
          <table:table-cell table:formula="of:=VLOOKUP([.$F559];[.$F560:.$F$1000];1;0)" office:value-type="string" office:string-value="" calcext:value-type="error">
            <text:p>#N/D</text:p>
          </table:table-cell>
          <table:table-cell table:style-name="ce102" table:formula="of:=NOT(ISERROR([.W5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0])&gt;0;HYPERLINK(CONCATENATE(['file:///C:/Users/Txinto%20Vaz/Desktop/req_rees-core/uploading/RqUpload.ods'#$Dict.$B$1];&quot;issues/&quot;;[.B560]);CONCATENATE(&quot;#&quot;;[.B560]));&quot;&quot;)">
            <text:p/>
          </table:table-cell>
          <table:table-cell table:style-name="ce27" table:formula="of:=IF(LEN([.F560])&gt;0;MAX([.D$3:.D559])+1;&quot;&quot;)">
            <text:p/>
          </table:table-cell>
          <table:table-cell table:style-name="ce29" table:formula="of:=IF(LEN([.D560])&gt;0;CONCATENATE([.$K$1];TEXT([.D5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0];[.$H$3:.$H$1000];1;0)" office:value-type="string" office:string-value="" calcext:value-type="error">
            <text:p>#N/D</text:p>
          </table:table-cell>
          <table:table-cell table:style-name="ce102" table:formula="of:=NOT(ISERROR([.R560]))" office:value-type="boolean" office:boolean-value="false" calcext:value-type="boolean">
            <text:p>FALSO</text:p>
          </table:table-cell>
          <table:table-cell/>
          <table:table-cell table:formula="of:=VLOOKUP([.$F560];[.$F$3:.$F559];1;0)" office:value-type="string" office:string-value="" calcext:value-type="error">
            <text:p>#N/D</text:p>
          </table:table-cell>
          <table:table-cell table:style-name="ce102" table:formula="of:=NOT(ISERROR([.U560]))" office:value-type="boolean" office:boolean-value="false" calcext:value-type="boolean">
            <text:p>FALSO</text:p>
          </table:table-cell>
          <table:table-cell table:formula="of:=VLOOKUP([.$F560];[.$F561:.$F$1000];1;0)" office:value-type="string" office:string-value="" calcext:value-type="error">
            <text:p>#N/D</text:p>
          </table:table-cell>
          <table:table-cell table:style-name="ce102" table:formula="of:=NOT(ISERROR([.W5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1])&gt;0;HYPERLINK(CONCATENATE(['file:///C:/Users/Txinto%20Vaz/Desktop/req_rees-core/uploading/RqUpload.ods'#$Dict.$B$1];&quot;issues/&quot;;[.B561]);CONCATENATE(&quot;#&quot;;[.B561]));&quot;&quot;)">
            <text:p/>
          </table:table-cell>
          <table:table-cell table:style-name="ce27" table:formula="of:=IF(LEN([.F561])&gt;0;MAX([.D$3:.D560])+1;&quot;&quot;)">
            <text:p/>
          </table:table-cell>
          <table:table-cell table:style-name="ce29" table:formula="of:=IF(LEN([.D561])&gt;0;CONCATENATE([.$K$1];TEXT([.D5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1];[.$H$3:.$H$1000];1;0)" office:value-type="string" office:string-value="" calcext:value-type="error">
            <text:p>#N/D</text:p>
          </table:table-cell>
          <table:table-cell table:style-name="ce102" table:formula="of:=NOT(ISERROR([.R561]))" office:value-type="boolean" office:boolean-value="false" calcext:value-type="boolean">
            <text:p>FALSO</text:p>
          </table:table-cell>
          <table:table-cell/>
          <table:table-cell table:formula="of:=VLOOKUP([.$F561];[.$F$3:.$F560];1;0)" office:value-type="string" office:string-value="" calcext:value-type="error">
            <text:p>#N/D</text:p>
          </table:table-cell>
          <table:table-cell table:style-name="ce102" table:formula="of:=NOT(ISERROR([.U561]))" office:value-type="boolean" office:boolean-value="false" calcext:value-type="boolean">
            <text:p>FALSO</text:p>
          </table:table-cell>
          <table:table-cell table:formula="of:=VLOOKUP([.$F561];[.$F562:.$F$1000];1;0)" office:value-type="string" office:string-value="" calcext:value-type="error">
            <text:p>#N/D</text:p>
          </table:table-cell>
          <table:table-cell table:style-name="ce102" table:formula="of:=NOT(ISERROR([.W5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2])&gt;0;HYPERLINK(CONCATENATE(['file:///C:/Users/Txinto%20Vaz/Desktop/req_rees-core/uploading/RqUpload.ods'#$Dict.$B$1];&quot;issues/&quot;;[.B562]);CONCATENATE(&quot;#&quot;;[.B562]));&quot;&quot;)">
            <text:p/>
          </table:table-cell>
          <table:table-cell table:style-name="ce27" table:formula="of:=IF(LEN([.F562])&gt;0;MAX([.D$3:.D561])+1;&quot;&quot;)">
            <text:p/>
          </table:table-cell>
          <table:table-cell table:style-name="ce29" table:formula="of:=IF(LEN([.D562])&gt;0;CONCATENATE([.$K$1];TEXT([.D5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2];[.$H$3:.$H$1000];1;0)" office:value-type="string" office:string-value="" calcext:value-type="error">
            <text:p>#N/D</text:p>
          </table:table-cell>
          <table:table-cell table:style-name="ce102" table:formula="of:=NOT(ISERROR([.R562]))" office:value-type="boolean" office:boolean-value="false" calcext:value-type="boolean">
            <text:p>FALSO</text:p>
          </table:table-cell>
          <table:table-cell/>
          <table:table-cell table:formula="of:=VLOOKUP([.$F562];[.$F$3:.$F561];1;0)" office:value-type="string" office:string-value="" calcext:value-type="error">
            <text:p>#N/D</text:p>
          </table:table-cell>
          <table:table-cell table:style-name="ce102" table:formula="of:=NOT(ISERROR([.U562]))" office:value-type="boolean" office:boolean-value="false" calcext:value-type="boolean">
            <text:p>FALSO</text:p>
          </table:table-cell>
          <table:table-cell table:formula="of:=VLOOKUP([.$F562];[.$F563:.$F$1000];1;0)" office:value-type="string" office:string-value="" calcext:value-type="error">
            <text:p>#N/D</text:p>
          </table:table-cell>
          <table:table-cell table:style-name="ce102" table:formula="of:=NOT(ISERROR([.W5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3])&gt;0;HYPERLINK(CONCATENATE(['file:///C:/Users/Txinto%20Vaz/Desktop/req_rees-core/uploading/RqUpload.ods'#$Dict.$B$1];&quot;issues/&quot;;[.B563]);CONCATENATE(&quot;#&quot;;[.B563]));&quot;&quot;)">
            <text:p/>
          </table:table-cell>
          <table:table-cell table:style-name="ce27" table:formula="of:=IF(LEN([.F563])&gt;0;MAX([.D$3:.D562])+1;&quot;&quot;)">
            <text:p/>
          </table:table-cell>
          <table:table-cell table:style-name="ce29" table:formula="of:=IF(LEN([.D563])&gt;0;CONCATENATE([.$K$1];TEXT([.D5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3];[.$H$3:.$H$1000];1;0)" office:value-type="string" office:string-value="" calcext:value-type="error">
            <text:p>#N/D</text:p>
          </table:table-cell>
          <table:table-cell table:style-name="ce102" table:formula="of:=NOT(ISERROR([.R563]))" office:value-type="boolean" office:boolean-value="false" calcext:value-type="boolean">
            <text:p>FALSO</text:p>
          </table:table-cell>
          <table:table-cell/>
          <table:table-cell table:formula="of:=VLOOKUP([.$F563];[.$F$3:.$F562];1;0)" office:value-type="string" office:string-value="" calcext:value-type="error">
            <text:p>#N/D</text:p>
          </table:table-cell>
          <table:table-cell table:style-name="ce102" table:formula="of:=NOT(ISERROR([.U563]))" office:value-type="boolean" office:boolean-value="false" calcext:value-type="boolean">
            <text:p>FALSO</text:p>
          </table:table-cell>
          <table:table-cell table:formula="of:=VLOOKUP([.$F563];[.$F564:.$F$1000];1;0)" office:value-type="string" office:string-value="" calcext:value-type="error">
            <text:p>#N/D</text:p>
          </table:table-cell>
          <table:table-cell table:style-name="ce102" table:formula="of:=NOT(ISERROR([.W5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4])&gt;0;HYPERLINK(CONCATENATE(['file:///C:/Users/Txinto%20Vaz/Desktop/req_rees-core/uploading/RqUpload.ods'#$Dict.$B$1];&quot;issues/&quot;;[.B564]);CONCATENATE(&quot;#&quot;;[.B564]));&quot;&quot;)">
            <text:p/>
          </table:table-cell>
          <table:table-cell table:style-name="ce27" table:formula="of:=IF(LEN([.F564])&gt;0;MAX([.D$3:.D563])+1;&quot;&quot;)">
            <text:p/>
          </table:table-cell>
          <table:table-cell table:style-name="ce29" table:formula="of:=IF(LEN([.D564])&gt;0;CONCATENATE([.$K$1];TEXT([.D5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4];[.$H$3:.$H$1000];1;0)" office:value-type="string" office:string-value="" calcext:value-type="error">
            <text:p>#N/D</text:p>
          </table:table-cell>
          <table:table-cell table:style-name="ce102" table:formula="of:=NOT(ISERROR([.R564]))" office:value-type="boolean" office:boolean-value="false" calcext:value-type="boolean">
            <text:p>FALSO</text:p>
          </table:table-cell>
          <table:table-cell/>
          <table:table-cell table:formula="of:=VLOOKUP([.$F564];[.$F$3:.$F563];1;0)" office:value-type="string" office:string-value="" calcext:value-type="error">
            <text:p>#N/D</text:p>
          </table:table-cell>
          <table:table-cell table:style-name="ce102" table:formula="of:=NOT(ISERROR([.U564]))" office:value-type="boolean" office:boolean-value="false" calcext:value-type="boolean">
            <text:p>FALSO</text:p>
          </table:table-cell>
          <table:table-cell table:formula="of:=VLOOKUP([.$F564];[.$F565:.$F$1000];1;0)" office:value-type="string" office:string-value="" calcext:value-type="error">
            <text:p>#N/D</text:p>
          </table:table-cell>
          <table:table-cell table:style-name="ce102" table:formula="of:=NOT(ISERROR([.W5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5])&gt;0;HYPERLINK(CONCATENATE(['file:///C:/Users/Txinto%20Vaz/Desktop/req_rees-core/uploading/RqUpload.ods'#$Dict.$B$1];&quot;issues/&quot;;[.B565]);CONCATENATE(&quot;#&quot;;[.B565]));&quot;&quot;)">
            <text:p/>
          </table:table-cell>
          <table:table-cell table:style-name="ce27" table:formula="of:=IF(LEN([.F565])&gt;0;MAX([.D$3:.D564])+1;&quot;&quot;)">
            <text:p/>
          </table:table-cell>
          <table:table-cell table:style-name="ce29" table:formula="of:=IF(LEN([.D565])&gt;0;CONCATENATE([.$K$1];TEXT([.D5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5];[.$H$3:.$H$1000];1;0)" office:value-type="string" office:string-value="" calcext:value-type="error">
            <text:p>#N/D</text:p>
          </table:table-cell>
          <table:table-cell table:style-name="ce102" table:formula="of:=NOT(ISERROR([.R565]))" office:value-type="boolean" office:boolean-value="false" calcext:value-type="boolean">
            <text:p>FALSO</text:p>
          </table:table-cell>
          <table:table-cell/>
          <table:table-cell table:formula="of:=VLOOKUP([.$F565];[.$F$3:.$F564];1;0)" office:value-type="string" office:string-value="" calcext:value-type="error">
            <text:p>#N/D</text:p>
          </table:table-cell>
          <table:table-cell table:style-name="ce102" table:formula="of:=NOT(ISERROR([.U565]))" office:value-type="boolean" office:boolean-value="false" calcext:value-type="boolean">
            <text:p>FALSO</text:p>
          </table:table-cell>
          <table:table-cell table:formula="of:=VLOOKUP([.$F565];[.$F566:.$F$1000];1;0)" office:value-type="string" office:string-value="" calcext:value-type="error">
            <text:p>#N/D</text:p>
          </table:table-cell>
          <table:table-cell table:style-name="ce102" table:formula="of:=NOT(ISERROR([.W5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6])&gt;0;HYPERLINK(CONCATENATE(['file:///C:/Users/Txinto%20Vaz/Desktop/req_rees-core/uploading/RqUpload.ods'#$Dict.$B$1];&quot;issues/&quot;;[.B566]);CONCATENATE(&quot;#&quot;;[.B566]));&quot;&quot;)">
            <text:p/>
          </table:table-cell>
          <table:table-cell table:style-name="ce27" table:formula="of:=IF(LEN([.F566])&gt;0;MAX([.D$3:.D565])+1;&quot;&quot;)">
            <text:p/>
          </table:table-cell>
          <table:table-cell table:style-name="ce29" table:formula="of:=IF(LEN([.D566])&gt;0;CONCATENATE([.$K$1];TEXT([.D5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6];[.$H$3:.$H$1000];1;0)" office:value-type="string" office:string-value="" calcext:value-type="error">
            <text:p>#N/D</text:p>
          </table:table-cell>
          <table:table-cell table:style-name="ce102" table:formula="of:=NOT(ISERROR([.R566]))" office:value-type="boolean" office:boolean-value="false" calcext:value-type="boolean">
            <text:p>FALSO</text:p>
          </table:table-cell>
          <table:table-cell/>
          <table:table-cell table:formula="of:=VLOOKUP([.$F566];[.$F$3:.$F565];1;0)" office:value-type="string" office:string-value="" calcext:value-type="error">
            <text:p>#N/D</text:p>
          </table:table-cell>
          <table:table-cell table:style-name="ce102" table:formula="of:=NOT(ISERROR([.U566]))" office:value-type="boolean" office:boolean-value="false" calcext:value-type="boolean">
            <text:p>FALSO</text:p>
          </table:table-cell>
          <table:table-cell table:formula="of:=VLOOKUP([.$F566];[.$F567:.$F$1000];1;0)" office:value-type="string" office:string-value="" calcext:value-type="error">
            <text:p>#N/D</text:p>
          </table:table-cell>
          <table:table-cell table:style-name="ce102" table:formula="of:=NOT(ISERROR([.W5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7])&gt;0;HYPERLINK(CONCATENATE(['file:///C:/Users/Txinto%20Vaz/Desktop/req_rees-core/uploading/RqUpload.ods'#$Dict.$B$1];&quot;issues/&quot;;[.B567]);CONCATENATE(&quot;#&quot;;[.B567]));&quot;&quot;)">
            <text:p/>
          </table:table-cell>
          <table:table-cell table:style-name="ce27" table:formula="of:=IF(LEN([.F567])&gt;0;MAX([.D$3:.D566])+1;&quot;&quot;)">
            <text:p/>
          </table:table-cell>
          <table:table-cell table:style-name="ce29" table:formula="of:=IF(LEN([.D567])&gt;0;CONCATENATE([.$K$1];TEXT([.D5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7];[.$H$3:.$H$1000];1;0)" office:value-type="string" office:string-value="" calcext:value-type="error">
            <text:p>#N/D</text:p>
          </table:table-cell>
          <table:table-cell table:style-name="ce102" table:formula="of:=NOT(ISERROR([.R567]))" office:value-type="boolean" office:boolean-value="false" calcext:value-type="boolean">
            <text:p>FALSO</text:p>
          </table:table-cell>
          <table:table-cell/>
          <table:table-cell table:formula="of:=VLOOKUP([.$F567];[.$F$3:.$F566];1;0)" office:value-type="string" office:string-value="" calcext:value-type="error">
            <text:p>#N/D</text:p>
          </table:table-cell>
          <table:table-cell table:style-name="ce102" table:formula="of:=NOT(ISERROR([.U567]))" office:value-type="boolean" office:boolean-value="false" calcext:value-type="boolean">
            <text:p>FALSO</text:p>
          </table:table-cell>
          <table:table-cell table:formula="of:=VLOOKUP([.$F567];[.$F568:.$F$1000];1;0)" office:value-type="string" office:string-value="" calcext:value-type="error">
            <text:p>#N/D</text:p>
          </table:table-cell>
          <table:table-cell table:style-name="ce102" table:formula="of:=NOT(ISERROR([.W5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8])&gt;0;HYPERLINK(CONCATENATE(['file:///C:/Users/Txinto%20Vaz/Desktop/req_rees-core/uploading/RqUpload.ods'#$Dict.$B$1];&quot;issues/&quot;;[.B568]);CONCATENATE(&quot;#&quot;;[.B568]));&quot;&quot;)">
            <text:p/>
          </table:table-cell>
          <table:table-cell table:style-name="ce27" table:formula="of:=IF(LEN([.F568])&gt;0;MAX([.D$3:.D567])+1;&quot;&quot;)">
            <text:p/>
          </table:table-cell>
          <table:table-cell table:style-name="ce29" table:formula="of:=IF(LEN([.D568])&gt;0;CONCATENATE([.$K$1];TEXT([.D5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8];[.$H$3:.$H$1000];1;0)" office:value-type="string" office:string-value="" calcext:value-type="error">
            <text:p>#N/D</text:p>
          </table:table-cell>
          <table:table-cell table:style-name="ce102" table:formula="of:=NOT(ISERROR([.R568]))" office:value-type="boolean" office:boolean-value="false" calcext:value-type="boolean">
            <text:p>FALSO</text:p>
          </table:table-cell>
          <table:table-cell/>
          <table:table-cell table:formula="of:=VLOOKUP([.$F568];[.$F$3:.$F567];1;0)" office:value-type="string" office:string-value="" calcext:value-type="error">
            <text:p>#N/D</text:p>
          </table:table-cell>
          <table:table-cell table:style-name="ce102" table:formula="of:=NOT(ISERROR([.U568]))" office:value-type="boolean" office:boolean-value="false" calcext:value-type="boolean">
            <text:p>FALSO</text:p>
          </table:table-cell>
          <table:table-cell table:formula="of:=VLOOKUP([.$F568];[.$F569:.$F$1000];1;0)" office:value-type="string" office:string-value="" calcext:value-type="error">
            <text:p>#N/D</text:p>
          </table:table-cell>
          <table:table-cell table:style-name="ce102" table:formula="of:=NOT(ISERROR([.W5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69])&gt;0;HYPERLINK(CONCATENATE(['file:///C:/Users/Txinto%20Vaz/Desktop/req_rees-core/uploading/RqUpload.ods'#$Dict.$B$1];&quot;issues/&quot;;[.B569]);CONCATENATE(&quot;#&quot;;[.B569]));&quot;&quot;)">
            <text:p/>
          </table:table-cell>
          <table:table-cell table:style-name="ce27" table:formula="of:=IF(LEN([.F569])&gt;0;MAX([.D$3:.D568])+1;&quot;&quot;)">
            <text:p/>
          </table:table-cell>
          <table:table-cell table:style-name="ce29" table:formula="of:=IF(LEN([.D569])&gt;0;CONCATENATE([.$K$1];TEXT([.D5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9];[.$H$3:.$H$1000];1;0)" office:value-type="string" office:string-value="" calcext:value-type="error">
            <text:p>#N/D</text:p>
          </table:table-cell>
          <table:table-cell table:style-name="ce102" table:formula="of:=NOT(ISERROR([.R569]))" office:value-type="boolean" office:boolean-value="false" calcext:value-type="boolean">
            <text:p>FALSO</text:p>
          </table:table-cell>
          <table:table-cell/>
          <table:table-cell table:formula="of:=VLOOKUP([.$F569];[.$F$3:.$F568];1;0)" office:value-type="string" office:string-value="" calcext:value-type="error">
            <text:p>#N/D</text:p>
          </table:table-cell>
          <table:table-cell table:style-name="ce102" table:formula="of:=NOT(ISERROR([.U569]))" office:value-type="boolean" office:boolean-value="false" calcext:value-type="boolean">
            <text:p>FALSO</text:p>
          </table:table-cell>
          <table:table-cell table:formula="of:=VLOOKUP([.$F569];[.$F570:.$F$1000];1;0)" office:value-type="string" office:string-value="" calcext:value-type="error">
            <text:p>#N/D</text:p>
          </table:table-cell>
          <table:table-cell table:style-name="ce102" table:formula="of:=NOT(ISERROR([.W5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0])&gt;0;HYPERLINK(CONCATENATE(['file:///C:/Users/Txinto%20Vaz/Desktop/req_rees-core/uploading/RqUpload.ods'#$Dict.$B$1];&quot;issues/&quot;;[.B570]);CONCATENATE(&quot;#&quot;;[.B570]));&quot;&quot;)">
            <text:p/>
          </table:table-cell>
          <table:table-cell table:style-name="ce27" table:formula="of:=IF(LEN([.F570])&gt;0;MAX([.D$3:.D569])+1;&quot;&quot;)">
            <text:p/>
          </table:table-cell>
          <table:table-cell table:style-name="ce29" table:formula="of:=IF(LEN([.D570])&gt;0;CONCATENATE([.$K$1];TEXT([.D5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0];[.$H$3:.$H$1000];1;0)" office:value-type="string" office:string-value="" calcext:value-type="error">
            <text:p>#N/D</text:p>
          </table:table-cell>
          <table:table-cell table:style-name="ce102" table:formula="of:=NOT(ISERROR([.R570]))" office:value-type="boolean" office:boolean-value="false" calcext:value-type="boolean">
            <text:p>FALSO</text:p>
          </table:table-cell>
          <table:table-cell/>
          <table:table-cell table:formula="of:=VLOOKUP([.$F570];[.$F$3:.$F569];1;0)" office:value-type="string" office:string-value="" calcext:value-type="error">
            <text:p>#N/D</text:p>
          </table:table-cell>
          <table:table-cell table:style-name="ce102" table:formula="of:=NOT(ISERROR([.U570]))" office:value-type="boolean" office:boolean-value="false" calcext:value-type="boolean">
            <text:p>FALSO</text:p>
          </table:table-cell>
          <table:table-cell table:formula="of:=VLOOKUP([.$F570];[.$F571:.$F$1000];1;0)" office:value-type="string" office:string-value="" calcext:value-type="error">
            <text:p>#N/D</text:p>
          </table:table-cell>
          <table:table-cell table:style-name="ce102" table:formula="of:=NOT(ISERROR([.W5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1])&gt;0;HYPERLINK(CONCATENATE(['file:///C:/Users/Txinto%20Vaz/Desktop/req_rees-core/uploading/RqUpload.ods'#$Dict.$B$1];&quot;issues/&quot;;[.B571]);CONCATENATE(&quot;#&quot;;[.B571]));&quot;&quot;)">
            <text:p/>
          </table:table-cell>
          <table:table-cell table:style-name="ce27" table:formula="of:=IF(LEN([.F571])&gt;0;MAX([.D$3:.D570])+1;&quot;&quot;)">
            <text:p/>
          </table:table-cell>
          <table:table-cell table:style-name="ce29" table:formula="of:=IF(LEN([.D571])&gt;0;CONCATENATE([.$K$1];TEXT([.D5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1];[.$H$3:.$H$1000];1;0)" office:value-type="string" office:string-value="" calcext:value-type="error">
            <text:p>#N/D</text:p>
          </table:table-cell>
          <table:table-cell table:style-name="ce102" table:formula="of:=NOT(ISERROR([.R571]))" office:value-type="boolean" office:boolean-value="false" calcext:value-type="boolean">
            <text:p>FALSO</text:p>
          </table:table-cell>
          <table:table-cell/>
          <table:table-cell table:formula="of:=VLOOKUP([.$F571];[.$F$3:.$F570];1;0)" office:value-type="string" office:string-value="" calcext:value-type="error">
            <text:p>#N/D</text:p>
          </table:table-cell>
          <table:table-cell table:style-name="ce102" table:formula="of:=NOT(ISERROR([.U571]))" office:value-type="boolean" office:boolean-value="false" calcext:value-type="boolean">
            <text:p>FALSO</text:p>
          </table:table-cell>
          <table:table-cell table:formula="of:=VLOOKUP([.$F571];[.$F572:.$F$1000];1;0)" office:value-type="string" office:string-value="" calcext:value-type="error">
            <text:p>#N/D</text:p>
          </table:table-cell>
          <table:table-cell table:style-name="ce102" table:formula="of:=NOT(ISERROR([.W5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2])&gt;0;HYPERLINK(CONCATENATE(['file:///C:/Users/Txinto%20Vaz/Desktop/req_rees-core/uploading/RqUpload.ods'#$Dict.$B$1];&quot;issues/&quot;;[.B572]);CONCATENATE(&quot;#&quot;;[.B572]));&quot;&quot;)">
            <text:p/>
          </table:table-cell>
          <table:table-cell table:style-name="ce27" table:formula="of:=IF(LEN([.F572])&gt;0;MAX([.D$3:.D571])+1;&quot;&quot;)">
            <text:p/>
          </table:table-cell>
          <table:table-cell table:style-name="ce29" table:formula="of:=IF(LEN([.D572])&gt;0;CONCATENATE([.$K$1];TEXT([.D5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2];[.$H$3:.$H$1000];1;0)" office:value-type="string" office:string-value="" calcext:value-type="error">
            <text:p>#N/D</text:p>
          </table:table-cell>
          <table:table-cell table:style-name="ce102" table:formula="of:=NOT(ISERROR([.R572]))" office:value-type="boolean" office:boolean-value="false" calcext:value-type="boolean">
            <text:p>FALSO</text:p>
          </table:table-cell>
          <table:table-cell/>
          <table:table-cell table:formula="of:=VLOOKUP([.$F572];[.$F$3:.$F571];1;0)" office:value-type="string" office:string-value="" calcext:value-type="error">
            <text:p>#N/D</text:p>
          </table:table-cell>
          <table:table-cell table:style-name="ce102" table:formula="of:=NOT(ISERROR([.U572]))" office:value-type="boolean" office:boolean-value="false" calcext:value-type="boolean">
            <text:p>FALSO</text:p>
          </table:table-cell>
          <table:table-cell table:formula="of:=VLOOKUP([.$F572];[.$F573:.$F$1000];1;0)" office:value-type="string" office:string-value="" calcext:value-type="error">
            <text:p>#N/D</text:p>
          </table:table-cell>
          <table:table-cell table:style-name="ce102" table:formula="of:=NOT(ISERROR([.W5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3])&gt;0;HYPERLINK(CONCATENATE(['file:///C:/Users/Txinto%20Vaz/Desktop/req_rees-core/uploading/RqUpload.ods'#$Dict.$B$1];&quot;issues/&quot;;[.B573]);CONCATENATE(&quot;#&quot;;[.B573]));&quot;&quot;)">
            <text:p/>
          </table:table-cell>
          <table:table-cell table:style-name="ce27" table:formula="of:=IF(LEN([.F573])&gt;0;MAX([.D$3:.D572])+1;&quot;&quot;)">
            <text:p/>
          </table:table-cell>
          <table:table-cell table:style-name="ce29" table:formula="of:=IF(LEN([.D573])&gt;0;CONCATENATE([.$K$1];TEXT([.D5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3];[.$H$3:.$H$1000];1;0)" office:value-type="string" office:string-value="" calcext:value-type="error">
            <text:p>#N/D</text:p>
          </table:table-cell>
          <table:table-cell table:style-name="ce102" table:formula="of:=NOT(ISERROR([.R573]))" office:value-type="boolean" office:boolean-value="false" calcext:value-type="boolean">
            <text:p>FALSO</text:p>
          </table:table-cell>
          <table:table-cell/>
          <table:table-cell table:formula="of:=VLOOKUP([.$F573];[.$F$3:.$F572];1;0)" office:value-type="string" office:string-value="" calcext:value-type="error">
            <text:p>#N/D</text:p>
          </table:table-cell>
          <table:table-cell table:style-name="ce102" table:formula="of:=NOT(ISERROR([.U573]))" office:value-type="boolean" office:boolean-value="false" calcext:value-type="boolean">
            <text:p>FALSO</text:p>
          </table:table-cell>
          <table:table-cell table:formula="of:=VLOOKUP([.$F573];[.$F574:.$F$1000];1;0)" office:value-type="string" office:string-value="" calcext:value-type="error">
            <text:p>#N/D</text:p>
          </table:table-cell>
          <table:table-cell table:style-name="ce102" table:formula="of:=NOT(ISERROR([.W5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4])&gt;0;HYPERLINK(CONCATENATE(['file:///C:/Users/Txinto%20Vaz/Desktop/req_rees-core/uploading/RqUpload.ods'#$Dict.$B$1];&quot;issues/&quot;;[.B574]);CONCATENATE(&quot;#&quot;;[.B574]));&quot;&quot;)">
            <text:p/>
          </table:table-cell>
          <table:table-cell table:style-name="ce27" table:formula="of:=IF(LEN([.F574])&gt;0;MAX([.D$3:.D573])+1;&quot;&quot;)">
            <text:p/>
          </table:table-cell>
          <table:table-cell table:style-name="ce29" table:formula="of:=IF(LEN([.D574])&gt;0;CONCATENATE([.$K$1];TEXT([.D5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4];[.$H$3:.$H$1000];1;0)" office:value-type="string" office:string-value="" calcext:value-type="error">
            <text:p>#N/D</text:p>
          </table:table-cell>
          <table:table-cell table:style-name="ce102" table:formula="of:=NOT(ISERROR([.R574]))" office:value-type="boolean" office:boolean-value="false" calcext:value-type="boolean">
            <text:p>FALSO</text:p>
          </table:table-cell>
          <table:table-cell/>
          <table:table-cell table:formula="of:=VLOOKUP([.$F574];[.$F$3:.$F573];1;0)" office:value-type="string" office:string-value="" calcext:value-type="error">
            <text:p>#N/D</text:p>
          </table:table-cell>
          <table:table-cell table:style-name="ce102" table:formula="of:=NOT(ISERROR([.U574]))" office:value-type="boolean" office:boolean-value="false" calcext:value-type="boolean">
            <text:p>FALSO</text:p>
          </table:table-cell>
          <table:table-cell table:formula="of:=VLOOKUP([.$F574];[.$F575:.$F$1000];1;0)" office:value-type="string" office:string-value="" calcext:value-type="error">
            <text:p>#N/D</text:p>
          </table:table-cell>
          <table:table-cell table:style-name="ce102" table:formula="of:=NOT(ISERROR([.W5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5])&gt;0;HYPERLINK(CONCATENATE(['file:///C:/Users/Txinto%20Vaz/Desktop/req_rees-core/uploading/RqUpload.ods'#$Dict.$B$1];&quot;issues/&quot;;[.B575]);CONCATENATE(&quot;#&quot;;[.B575]));&quot;&quot;)">
            <text:p/>
          </table:table-cell>
          <table:table-cell table:style-name="ce27" table:formula="of:=IF(LEN([.F575])&gt;0;MAX([.D$3:.D574])+1;&quot;&quot;)">
            <text:p/>
          </table:table-cell>
          <table:table-cell table:style-name="ce29" table:formula="of:=IF(LEN([.D575])&gt;0;CONCATENATE([.$K$1];TEXT([.D5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5];[.$H$3:.$H$1000];1;0)" office:value-type="string" office:string-value="" calcext:value-type="error">
            <text:p>#N/D</text:p>
          </table:table-cell>
          <table:table-cell table:style-name="ce102" table:formula="of:=NOT(ISERROR([.R575]))" office:value-type="boolean" office:boolean-value="false" calcext:value-type="boolean">
            <text:p>FALSO</text:p>
          </table:table-cell>
          <table:table-cell/>
          <table:table-cell table:formula="of:=VLOOKUP([.$F575];[.$F$3:.$F574];1;0)" office:value-type="string" office:string-value="" calcext:value-type="error">
            <text:p>#N/D</text:p>
          </table:table-cell>
          <table:table-cell table:style-name="ce102" table:formula="of:=NOT(ISERROR([.U575]))" office:value-type="boolean" office:boolean-value="false" calcext:value-type="boolean">
            <text:p>FALSO</text:p>
          </table:table-cell>
          <table:table-cell table:formula="of:=VLOOKUP([.$F575];[.$F576:.$F$1000];1;0)" office:value-type="string" office:string-value="" calcext:value-type="error">
            <text:p>#N/D</text:p>
          </table:table-cell>
          <table:table-cell table:style-name="ce102" table:formula="of:=NOT(ISERROR([.W5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6])&gt;0;HYPERLINK(CONCATENATE(['file:///C:/Users/Txinto%20Vaz/Desktop/req_rees-core/uploading/RqUpload.ods'#$Dict.$B$1];&quot;issues/&quot;;[.B576]);CONCATENATE(&quot;#&quot;;[.B576]));&quot;&quot;)">
            <text:p/>
          </table:table-cell>
          <table:table-cell table:style-name="ce27" table:formula="of:=IF(LEN([.F576])&gt;0;MAX([.D$3:.D575])+1;&quot;&quot;)">
            <text:p/>
          </table:table-cell>
          <table:table-cell table:style-name="ce29" table:formula="of:=IF(LEN([.D576])&gt;0;CONCATENATE([.$K$1];TEXT([.D5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6];[.$H$3:.$H$1000];1;0)" office:value-type="string" office:string-value="" calcext:value-type="error">
            <text:p>#N/D</text:p>
          </table:table-cell>
          <table:table-cell table:style-name="ce102" table:formula="of:=NOT(ISERROR([.R576]))" office:value-type="boolean" office:boolean-value="false" calcext:value-type="boolean">
            <text:p>FALSO</text:p>
          </table:table-cell>
          <table:table-cell/>
          <table:table-cell table:formula="of:=VLOOKUP([.$F576];[.$F$3:.$F575];1;0)" office:value-type="string" office:string-value="" calcext:value-type="error">
            <text:p>#N/D</text:p>
          </table:table-cell>
          <table:table-cell table:style-name="ce102" table:formula="of:=NOT(ISERROR([.U576]))" office:value-type="boolean" office:boolean-value="false" calcext:value-type="boolean">
            <text:p>FALSO</text:p>
          </table:table-cell>
          <table:table-cell table:formula="of:=VLOOKUP([.$F576];[.$F577:.$F$1000];1;0)" office:value-type="string" office:string-value="" calcext:value-type="error">
            <text:p>#N/D</text:p>
          </table:table-cell>
          <table:table-cell table:style-name="ce102" table:formula="of:=NOT(ISERROR([.W5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7])&gt;0;HYPERLINK(CONCATENATE(['file:///C:/Users/Txinto%20Vaz/Desktop/req_rees-core/uploading/RqUpload.ods'#$Dict.$B$1];&quot;issues/&quot;;[.B577]);CONCATENATE(&quot;#&quot;;[.B577]));&quot;&quot;)">
            <text:p/>
          </table:table-cell>
          <table:table-cell table:style-name="ce27" table:formula="of:=IF(LEN([.F577])&gt;0;MAX([.D$3:.D576])+1;&quot;&quot;)">
            <text:p/>
          </table:table-cell>
          <table:table-cell table:style-name="ce29" table:formula="of:=IF(LEN([.D577])&gt;0;CONCATENATE([.$K$1];TEXT([.D5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7];[.$H$3:.$H$1000];1;0)" office:value-type="string" office:string-value="" calcext:value-type="error">
            <text:p>#N/D</text:p>
          </table:table-cell>
          <table:table-cell table:style-name="ce102" table:formula="of:=NOT(ISERROR([.R577]))" office:value-type="boolean" office:boolean-value="false" calcext:value-type="boolean">
            <text:p>FALSO</text:p>
          </table:table-cell>
          <table:table-cell/>
          <table:table-cell table:formula="of:=VLOOKUP([.$F577];[.$F$3:.$F576];1;0)" office:value-type="string" office:string-value="" calcext:value-type="error">
            <text:p>#N/D</text:p>
          </table:table-cell>
          <table:table-cell table:style-name="ce102" table:formula="of:=NOT(ISERROR([.U577]))" office:value-type="boolean" office:boolean-value="false" calcext:value-type="boolean">
            <text:p>FALSO</text:p>
          </table:table-cell>
          <table:table-cell table:formula="of:=VLOOKUP([.$F577];[.$F578:.$F$1000];1;0)" office:value-type="string" office:string-value="" calcext:value-type="error">
            <text:p>#N/D</text:p>
          </table:table-cell>
          <table:table-cell table:style-name="ce102" table:formula="of:=NOT(ISERROR([.W5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8])&gt;0;HYPERLINK(CONCATENATE(['file:///C:/Users/Txinto%20Vaz/Desktop/req_rees-core/uploading/RqUpload.ods'#$Dict.$B$1];&quot;issues/&quot;;[.B578]);CONCATENATE(&quot;#&quot;;[.B578]));&quot;&quot;)">
            <text:p/>
          </table:table-cell>
          <table:table-cell table:style-name="ce27" table:formula="of:=IF(LEN([.F578])&gt;0;MAX([.D$3:.D577])+1;&quot;&quot;)">
            <text:p/>
          </table:table-cell>
          <table:table-cell table:style-name="ce29" table:formula="of:=IF(LEN([.D578])&gt;0;CONCATENATE([.$K$1];TEXT([.D5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8];[.$H$3:.$H$1000];1;0)" office:value-type="string" office:string-value="" calcext:value-type="error">
            <text:p>#N/D</text:p>
          </table:table-cell>
          <table:table-cell table:style-name="ce102" table:formula="of:=NOT(ISERROR([.R578]))" office:value-type="boolean" office:boolean-value="false" calcext:value-type="boolean">
            <text:p>FALSO</text:p>
          </table:table-cell>
          <table:table-cell/>
          <table:table-cell table:formula="of:=VLOOKUP([.$F578];[.$F$3:.$F577];1;0)" office:value-type="string" office:string-value="" calcext:value-type="error">
            <text:p>#N/D</text:p>
          </table:table-cell>
          <table:table-cell table:style-name="ce102" table:formula="of:=NOT(ISERROR([.U578]))" office:value-type="boolean" office:boolean-value="false" calcext:value-type="boolean">
            <text:p>FALSO</text:p>
          </table:table-cell>
          <table:table-cell table:formula="of:=VLOOKUP([.$F578];[.$F579:.$F$1000];1;0)" office:value-type="string" office:string-value="" calcext:value-type="error">
            <text:p>#N/D</text:p>
          </table:table-cell>
          <table:table-cell table:style-name="ce102" table:formula="of:=NOT(ISERROR([.W5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79])&gt;0;HYPERLINK(CONCATENATE(['file:///C:/Users/Txinto%20Vaz/Desktop/req_rees-core/uploading/RqUpload.ods'#$Dict.$B$1];&quot;issues/&quot;;[.B579]);CONCATENATE(&quot;#&quot;;[.B579]));&quot;&quot;)">
            <text:p/>
          </table:table-cell>
          <table:table-cell table:style-name="ce27" table:formula="of:=IF(LEN([.F579])&gt;0;MAX([.D$3:.D578])+1;&quot;&quot;)">
            <text:p/>
          </table:table-cell>
          <table:table-cell table:style-name="ce29" table:formula="of:=IF(LEN([.D579])&gt;0;CONCATENATE([.$K$1];TEXT([.D5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9];[.$H$3:.$H$1000];1;0)" office:value-type="string" office:string-value="" calcext:value-type="error">
            <text:p>#N/D</text:p>
          </table:table-cell>
          <table:table-cell table:style-name="ce102" table:formula="of:=NOT(ISERROR([.R579]))" office:value-type="boolean" office:boolean-value="false" calcext:value-type="boolean">
            <text:p>FALSO</text:p>
          </table:table-cell>
          <table:table-cell/>
          <table:table-cell table:formula="of:=VLOOKUP([.$F579];[.$F$3:.$F578];1;0)" office:value-type="string" office:string-value="" calcext:value-type="error">
            <text:p>#N/D</text:p>
          </table:table-cell>
          <table:table-cell table:style-name="ce102" table:formula="of:=NOT(ISERROR([.U579]))" office:value-type="boolean" office:boolean-value="false" calcext:value-type="boolean">
            <text:p>FALSO</text:p>
          </table:table-cell>
          <table:table-cell table:formula="of:=VLOOKUP([.$F579];[.$F580:.$F$1000];1;0)" office:value-type="string" office:string-value="" calcext:value-type="error">
            <text:p>#N/D</text:p>
          </table:table-cell>
          <table:table-cell table:style-name="ce102" table:formula="of:=NOT(ISERROR([.W5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0])&gt;0;HYPERLINK(CONCATENATE(['file:///C:/Users/Txinto%20Vaz/Desktop/req_rees-core/uploading/RqUpload.ods'#$Dict.$B$1];&quot;issues/&quot;;[.B580]);CONCATENATE(&quot;#&quot;;[.B580]));&quot;&quot;)">
            <text:p/>
          </table:table-cell>
          <table:table-cell table:style-name="ce27" table:formula="of:=IF(LEN([.F580])&gt;0;MAX([.D$3:.D579])+1;&quot;&quot;)">
            <text:p/>
          </table:table-cell>
          <table:table-cell table:style-name="ce29" table:formula="of:=IF(LEN([.D580])&gt;0;CONCATENATE([.$K$1];TEXT([.D5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0];[.$H$3:.$H$1000];1;0)" office:value-type="string" office:string-value="" calcext:value-type="error">
            <text:p>#N/D</text:p>
          </table:table-cell>
          <table:table-cell table:style-name="ce102" table:formula="of:=NOT(ISERROR([.R580]))" office:value-type="boolean" office:boolean-value="false" calcext:value-type="boolean">
            <text:p>FALSO</text:p>
          </table:table-cell>
          <table:table-cell/>
          <table:table-cell table:formula="of:=VLOOKUP([.$F580];[.$F$3:.$F579];1;0)" office:value-type="string" office:string-value="" calcext:value-type="error">
            <text:p>#N/D</text:p>
          </table:table-cell>
          <table:table-cell table:style-name="ce102" table:formula="of:=NOT(ISERROR([.U580]))" office:value-type="boolean" office:boolean-value="false" calcext:value-type="boolean">
            <text:p>FALSO</text:p>
          </table:table-cell>
          <table:table-cell table:formula="of:=VLOOKUP([.$F580];[.$F581:.$F$1000];1;0)" office:value-type="string" office:string-value="" calcext:value-type="error">
            <text:p>#N/D</text:p>
          </table:table-cell>
          <table:table-cell table:style-name="ce102" table:formula="of:=NOT(ISERROR([.W5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1])&gt;0;HYPERLINK(CONCATENATE(['file:///C:/Users/Txinto%20Vaz/Desktop/req_rees-core/uploading/RqUpload.ods'#$Dict.$B$1];&quot;issues/&quot;;[.B581]);CONCATENATE(&quot;#&quot;;[.B581]));&quot;&quot;)">
            <text:p/>
          </table:table-cell>
          <table:table-cell table:style-name="ce27" table:formula="of:=IF(LEN([.F581])&gt;0;MAX([.D$3:.D580])+1;&quot;&quot;)">
            <text:p/>
          </table:table-cell>
          <table:table-cell table:style-name="ce29" table:formula="of:=IF(LEN([.D581])&gt;0;CONCATENATE([.$K$1];TEXT([.D5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1];[.$H$3:.$H$1000];1;0)" office:value-type="string" office:string-value="" calcext:value-type="error">
            <text:p>#N/D</text:p>
          </table:table-cell>
          <table:table-cell table:style-name="ce102" table:formula="of:=NOT(ISERROR([.R581]))" office:value-type="boolean" office:boolean-value="false" calcext:value-type="boolean">
            <text:p>FALSO</text:p>
          </table:table-cell>
          <table:table-cell/>
          <table:table-cell table:formula="of:=VLOOKUP([.$F581];[.$F$3:.$F580];1;0)" office:value-type="string" office:string-value="" calcext:value-type="error">
            <text:p>#N/D</text:p>
          </table:table-cell>
          <table:table-cell table:style-name="ce102" table:formula="of:=NOT(ISERROR([.U581]))" office:value-type="boolean" office:boolean-value="false" calcext:value-type="boolean">
            <text:p>FALSO</text:p>
          </table:table-cell>
          <table:table-cell table:formula="of:=VLOOKUP([.$F581];[.$F582:.$F$1000];1;0)" office:value-type="string" office:string-value="" calcext:value-type="error">
            <text:p>#N/D</text:p>
          </table:table-cell>
          <table:table-cell table:style-name="ce102" table:formula="of:=NOT(ISERROR([.W5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2])&gt;0;HYPERLINK(CONCATENATE(['file:///C:/Users/Txinto%20Vaz/Desktop/req_rees-core/uploading/RqUpload.ods'#$Dict.$B$1];&quot;issues/&quot;;[.B582]);CONCATENATE(&quot;#&quot;;[.B582]));&quot;&quot;)">
            <text:p/>
          </table:table-cell>
          <table:table-cell table:style-name="ce27" table:formula="of:=IF(LEN([.F582])&gt;0;MAX([.D$3:.D581])+1;&quot;&quot;)">
            <text:p/>
          </table:table-cell>
          <table:table-cell table:style-name="ce29" table:formula="of:=IF(LEN([.D582])&gt;0;CONCATENATE([.$K$1];TEXT([.D5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2];[.$H$3:.$H$1000];1;0)" office:value-type="string" office:string-value="" calcext:value-type="error">
            <text:p>#N/D</text:p>
          </table:table-cell>
          <table:table-cell table:style-name="ce102" table:formula="of:=NOT(ISERROR([.R582]))" office:value-type="boolean" office:boolean-value="false" calcext:value-type="boolean">
            <text:p>FALSO</text:p>
          </table:table-cell>
          <table:table-cell/>
          <table:table-cell table:formula="of:=VLOOKUP([.$F582];[.$F$3:.$F581];1;0)" office:value-type="string" office:string-value="" calcext:value-type="error">
            <text:p>#N/D</text:p>
          </table:table-cell>
          <table:table-cell table:style-name="ce102" table:formula="of:=NOT(ISERROR([.U582]))" office:value-type="boolean" office:boolean-value="false" calcext:value-type="boolean">
            <text:p>FALSO</text:p>
          </table:table-cell>
          <table:table-cell table:formula="of:=VLOOKUP([.$F582];[.$F583:.$F$1000];1;0)" office:value-type="string" office:string-value="" calcext:value-type="error">
            <text:p>#N/D</text:p>
          </table:table-cell>
          <table:table-cell table:style-name="ce102" table:formula="of:=NOT(ISERROR([.W5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3])&gt;0;HYPERLINK(CONCATENATE(['file:///C:/Users/Txinto%20Vaz/Desktop/req_rees-core/uploading/RqUpload.ods'#$Dict.$B$1];&quot;issues/&quot;;[.B583]);CONCATENATE(&quot;#&quot;;[.B583]));&quot;&quot;)">
            <text:p/>
          </table:table-cell>
          <table:table-cell table:style-name="ce27" table:formula="of:=IF(LEN([.F583])&gt;0;MAX([.D$3:.D582])+1;&quot;&quot;)">
            <text:p/>
          </table:table-cell>
          <table:table-cell table:style-name="ce29" table:formula="of:=IF(LEN([.D583])&gt;0;CONCATENATE([.$K$1];TEXT([.D5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3];[.$H$3:.$H$1000];1;0)" office:value-type="string" office:string-value="" calcext:value-type="error">
            <text:p>#N/D</text:p>
          </table:table-cell>
          <table:table-cell table:style-name="ce102" table:formula="of:=NOT(ISERROR([.R583]))" office:value-type="boolean" office:boolean-value="false" calcext:value-type="boolean">
            <text:p>FALSO</text:p>
          </table:table-cell>
          <table:table-cell/>
          <table:table-cell table:formula="of:=VLOOKUP([.$F583];[.$F$3:.$F582];1;0)" office:value-type="string" office:string-value="" calcext:value-type="error">
            <text:p>#N/D</text:p>
          </table:table-cell>
          <table:table-cell table:style-name="ce102" table:formula="of:=NOT(ISERROR([.U583]))" office:value-type="boolean" office:boolean-value="false" calcext:value-type="boolean">
            <text:p>FALSO</text:p>
          </table:table-cell>
          <table:table-cell table:formula="of:=VLOOKUP([.$F583];[.$F584:.$F$1000];1;0)" office:value-type="string" office:string-value="" calcext:value-type="error">
            <text:p>#N/D</text:p>
          </table:table-cell>
          <table:table-cell table:style-name="ce102" table:formula="of:=NOT(ISERROR([.W5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4])&gt;0;HYPERLINK(CONCATENATE(['file:///C:/Users/Txinto%20Vaz/Desktop/req_rees-core/uploading/RqUpload.ods'#$Dict.$B$1];&quot;issues/&quot;;[.B584]);CONCATENATE(&quot;#&quot;;[.B584]));&quot;&quot;)">
            <text:p/>
          </table:table-cell>
          <table:table-cell table:style-name="ce27" table:formula="of:=IF(LEN([.F584])&gt;0;MAX([.D$3:.D583])+1;&quot;&quot;)">
            <text:p/>
          </table:table-cell>
          <table:table-cell table:style-name="ce29" table:formula="of:=IF(LEN([.D584])&gt;0;CONCATENATE([.$K$1];TEXT([.D5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4];[.$H$3:.$H$1000];1;0)" office:value-type="string" office:string-value="" calcext:value-type="error">
            <text:p>#N/D</text:p>
          </table:table-cell>
          <table:table-cell table:style-name="ce102" table:formula="of:=NOT(ISERROR([.R584]))" office:value-type="boolean" office:boolean-value="false" calcext:value-type="boolean">
            <text:p>FALSO</text:p>
          </table:table-cell>
          <table:table-cell/>
          <table:table-cell table:formula="of:=VLOOKUP([.$F584];[.$F$3:.$F583];1;0)" office:value-type="string" office:string-value="" calcext:value-type="error">
            <text:p>#N/D</text:p>
          </table:table-cell>
          <table:table-cell table:style-name="ce102" table:formula="of:=NOT(ISERROR([.U584]))" office:value-type="boolean" office:boolean-value="false" calcext:value-type="boolean">
            <text:p>FALSO</text:p>
          </table:table-cell>
          <table:table-cell table:formula="of:=VLOOKUP([.$F584];[.$F585:.$F$1000];1;0)" office:value-type="string" office:string-value="" calcext:value-type="error">
            <text:p>#N/D</text:p>
          </table:table-cell>
          <table:table-cell table:style-name="ce102" table:formula="of:=NOT(ISERROR([.W5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5])&gt;0;HYPERLINK(CONCATENATE(['file:///C:/Users/Txinto%20Vaz/Desktop/req_rees-core/uploading/RqUpload.ods'#$Dict.$B$1];&quot;issues/&quot;;[.B585]);CONCATENATE(&quot;#&quot;;[.B585]));&quot;&quot;)">
            <text:p/>
          </table:table-cell>
          <table:table-cell table:style-name="ce27" table:formula="of:=IF(LEN([.F585])&gt;0;MAX([.D$3:.D584])+1;&quot;&quot;)">
            <text:p/>
          </table:table-cell>
          <table:table-cell table:style-name="ce29" table:formula="of:=IF(LEN([.D585])&gt;0;CONCATENATE([.$K$1];TEXT([.D5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5];[.$H$3:.$H$1000];1;0)" office:value-type="string" office:string-value="" calcext:value-type="error">
            <text:p>#N/D</text:p>
          </table:table-cell>
          <table:table-cell table:style-name="ce102" table:formula="of:=NOT(ISERROR([.R585]))" office:value-type="boolean" office:boolean-value="false" calcext:value-type="boolean">
            <text:p>FALSO</text:p>
          </table:table-cell>
          <table:table-cell/>
          <table:table-cell table:formula="of:=VLOOKUP([.$F585];[.$F$3:.$F584];1;0)" office:value-type="string" office:string-value="" calcext:value-type="error">
            <text:p>#N/D</text:p>
          </table:table-cell>
          <table:table-cell table:style-name="ce102" table:formula="of:=NOT(ISERROR([.U585]))" office:value-type="boolean" office:boolean-value="false" calcext:value-type="boolean">
            <text:p>FALSO</text:p>
          </table:table-cell>
          <table:table-cell table:formula="of:=VLOOKUP([.$F585];[.$F586:.$F$1000];1;0)" office:value-type="string" office:string-value="" calcext:value-type="error">
            <text:p>#N/D</text:p>
          </table:table-cell>
          <table:table-cell table:style-name="ce102" table:formula="of:=NOT(ISERROR([.W5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6])&gt;0;HYPERLINK(CONCATENATE(['file:///C:/Users/Txinto%20Vaz/Desktop/req_rees-core/uploading/RqUpload.ods'#$Dict.$B$1];&quot;issues/&quot;;[.B586]);CONCATENATE(&quot;#&quot;;[.B586]));&quot;&quot;)">
            <text:p/>
          </table:table-cell>
          <table:table-cell table:style-name="ce27" table:formula="of:=IF(LEN([.F586])&gt;0;MAX([.D$3:.D585])+1;&quot;&quot;)">
            <text:p/>
          </table:table-cell>
          <table:table-cell table:style-name="ce29" table:formula="of:=IF(LEN([.D586])&gt;0;CONCATENATE([.$K$1];TEXT([.D5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6];[.$H$3:.$H$1000];1;0)" office:value-type="string" office:string-value="" calcext:value-type="error">
            <text:p>#N/D</text:p>
          </table:table-cell>
          <table:table-cell table:style-name="ce102" table:formula="of:=NOT(ISERROR([.R586]))" office:value-type="boolean" office:boolean-value="false" calcext:value-type="boolean">
            <text:p>FALSO</text:p>
          </table:table-cell>
          <table:table-cell/>
          <table:table-cell table:formula="of:=VLOOKUP([.$F586];[.$F$3:.$F585];1;0)" office:value-type="string" office:string-value="" calcext:value-type="error">
            <text:p>#N/D</text:p>
          </table:table-cell>
          <table:table-cell table:style-name="ce102" table:formula="of:=NOT(ISERROR([.U586]))" office:value-type="boolean" office:boolean-value="false" calcext:value-type="boolean">
            <text:p>FALSO</text:p>
          </table:table-cell>
          <table:table-cell table:formula="of:=VLOOKUP([.$F586];[.$F587:.$F$1000];1;0)" office:value-type="string" office:string-value="" calcext:value-type="error">
            <text:p>#N/D</text:p>
          </table:table-cell>
          <table:table-cell table:style-name="ce102" table:formula="of:=NOT(ISERROR([.W5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7])&gt;0;HYPERLINK(CONCATENATE(['file:///C:/Users/Txinto%20Vaz/Desktop/req_rees-core/uploading/RqUpload.ods'#$Dict.$B$1];&quot;issues/&quot;;[.B587]);CONCATENATE(&quot;#&quot;;[.B587]));&quot;&quot;)">
            <text:p/>
          </table:table-cell>
          <table:table-cell table:style-name="ce27" table:formula="of:=IF(LEN([.F587])&gt;0;MAX([.D$3:.D586])+1;&quot;&quot;)">
            <text:p/>
          </table:table-cell>
          <table:table-cell table:style-name="ce29" table:formula="of:=IF(LEN([.D587])&gt;0;CONCATENATE([.$K$1];TEXT([.D5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7];[.$H$3:.$H$1000];1;0)" office:value-type="string" office:string-value="" calcext:value-type="error">
            <text:p>#N/D</text:p>
          </table:table-cell>
          <table:table-cell table:style-name="ce102" table:formula="of:=NOT(ISERROR([.R587]))" office:value-type="boolean" office:boolean-value="false" calcext:value-type="boolean">
            <text:p>FALSO</text:p>
          </table:table-cell>
          <table:table-cell/>
          <table:table-cell table:formula="of:=VLOOKUP([.$F587];[.$F$3:.$F586];1;0)" office:value-type="string" office:string-value="" calcext:value-type="error">
            <text:p>#N/D</text:p>
          </table:table-cell>
          <table:table-cell table:style-name="ce102" table:formula="of:=NOT(ISERROR([.U587]))" office:value-type="boolean" office:boolean-value="false" calcext:value-type="boolean">
            <text:p>FALSO</text:p>
          </table:table-cell>
          <table:table-cell table:formula="of:=VLOOKUP([.$F587];[.$F588:.$F$1000];1;0)" office:value-type="string" office:string-value="" calcext:value-type="error">
            <text:p>#N/D</text:p>
          </table:table-cell>
          <table:table-cell table:style-name="ce102" table:formula="of:=NOT(ISERROR([.W5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8])&gt;0;HYPERLINK(CONCATENATE(['file:///C:/Users/Txinto%20Vaz/Desktop/req_rees-core/uploading/RqUpload.ods'#$Dict.$B$1];&quot;issues/&quot;;[.B588]);CONCATENATE(&quot;#&quot;;[.B588]));&quot;&quot;)">
            <text:p/>
          </table:table-cell>
          <table:table-cell table:style-name="ce27" table:formula="of:=IF(LEN([.F588])&gt;0;MAX([.D$3:.D587])+1;&quot;&quot;)">
            <text:p/>
          </table:table-cell>
          <table:table-cell table:style-name="ce29" table:formula="of:=IF(LEN([.D588])&gt;0;CONCATENATE([.$K$1];TEXT([.D5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8];[.$H$3:.$H$1000];1;0)" office:value-type="string" office:string-value="" calcext:value-type="error">
            <text:p>#N/D</text:p>
          </table:table-cell>
          <table:table-cell table:style-name="ce102" table:formula="of:=NOT(ISERROR([.R588]))" office:value-type="boolean" office:boolean-value="false" calcext:value-type="boolean">
            <text:p>FALSO</text:p>
          </table:table-cell>
          <table:table-cell/>
          <table:table-cell table:formula="of:=VLOOKUP([.$F588];[.$F$3:.$F587];1;0)" office:value-type="string" office:string-value="" calcext:value-type="error">
            <text:p>#N/D</text:p>
          </table:table-cell>
          <table:table-cell table:style-name="ce102" table:formula="of:=NOT(ISERROR([.U588]))" office:value-type="boolean" office:boolean-value="false" calcext:value-type="boolean">
            <text:p>FALSO</text:p>
          </table:table-cell>
          <table:table-cell table:formula="of:=VLOOKUP([.$F588];[.$F589:.$F$1000];1;0)" office:value-type="string" office:string-value="" calcext:value-type="error">
            <text:p>#N/D</text:p>
          </table:table-cell>
          <table:table-cell table:style-name="ce102" table:formula="of:=NOT(ISERROR([.W5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89])&gt;0;HYPERLINK(CONCATENATE(['file:///C:/Users/Txinto%20Vaz/Desktop/req_rees-core/uploading/RqUpload.ods'#$Dict.$B$1];&quot;issues/&quot;;[.B589]);CONCATENATE(&quot;#&quot;;[.B589]));&quot;&quot;)">
            <text:p/>
          </table:table-cell>
          <table:table-cell table:style-name="ce27" table:formula="of:=IF(LEN([.F589])&gt;0;MAX([.D$3:.D588])+1;&quot;&quot;)">
            <text:p/>
          </table:table-cell>
          <table:table-cell table:style-name="ce29" table:formula="of:=IF(LEN([.D589])&gt;0;CONCATENATE([.$K$1];TEXT([.D5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9];[.$H$3:.$H$1000];1;0)" office:value-type="string" office:string-value="" calcext:value-type="error">
            <text:p>#N/D</text:p>
          </table:table-cell>
          <table:table-cell table:style-name="ce102" table:formula="of:=NOT(ISERROR([.R589]))" office:value-type="boolean" office:boolean-value="false" calcext:value-type="boolean">
            <text:p>FALSO</text:p>
          </table:table-cell>
          <table:table-cell/>
          <table:table-cell table:formula="of:=VLOOKUP([.$F589];[.$F$3:.$F588];1;0)" office:value-type="string" office:string-value="" calcext:value-type="error">
            <text:p>#N/D</text:p>
          </table:table-cell>
          <table:table-cell table:style-name="ce102" table:formula="of:=NOT(ISERROR([.U589]))" office:value-type="boolean" office:boolean-value="false" calcext:value-type="boolean">
            <text:p>FALSO</text:p>
          </table:table-cell>
          <table:table-cell table:formula="of:=VLOOKUP([.$F589];[.$F590:.$F$1000];1;0)" office:value-type="string" office:string-value="" calcext:value-type="error">
            <text:p>#N/D</text:p>
          </table:table-cell>
          <table:table-cell table:style-name="ce102" table:formula="of:=NOT(ISERROR([.W5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0])&gt;0;HYPERLINK(CONCATENATE(['file:///C:/Users/Txinto%20Vaz/Desktop/req_rees-core/uploading/RqUpload.ods'#$Dict.$B$1];&quot;issues/&quot;;[.B590]);CONCATENATE(&quot;#&quot;;[.B590]));&quot;&quot;)">
            <text:p/>
          </table:table-cell>
          <table:table-cell table:style-name="ce27" table:formula="of:=IF(LEN([.F590])&gt;0;MAX([.D$3:.D589])+1;&quot;&quot;)">
            <text:p/>
          </table:table-cell>
          <table:table-cell table:style-name="ce29" table:formula="of:=IF(LEN([.D590])&gt;0;CONCATENATE([.$K$1];TEXT([.D5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0];[.$H$3:.$H$1000];1;0)" office:value-type="string" office:string-value="" calcext:value-type="error">
            <text:p>#N/D</text:p>
          </table:table-cell>
          <table:table-cell table:style-name="ce102" table:formula="of:=NOT(ISERROR([.R590]))" office:value-type="boolean" office:boolean-value="false" calcext:value-type="boolean">
            <text:p>FALSO</text:p>
          </table:table-cell>
          <table:table-cell/>
          <table:table-cell table:formula="of:=VLOOKUP([.$F590];[.$F$3:.$F589];1;0)" office:value-type="string" office:string-value="" calcext:value-type="error">
            <text:p>#N/D</text:p>
          </table:table-cell>
          <table:table-cell table:style-name="ce102" table:formula="of:=NOT(ISERROR([.U590]))" office:value-type="boolean" office:boolean-value="false" calcext:value-type="boolean">
            <text:p>FALSO</text:p>
          </table:table-cell>
          <table:table-cell table:formula="of:=VLOOKUP([.$F590];[.$F591:.$F$1000];1;0)" office:value-type="string" office:string-value="" calcext:value-type="error">
            <text:p>#N/D</text:p>
          </table:table-cell>
          <table:table-cell table:style-name="ce102" table:formula="of:=NOT(ISERROR([.W5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1])&gt;0;HYPERLINK(CONCATENATE(['file:///C:/Users/Txinto%20Vaz/Desktop/req_rees-core/uploading/RqUpload.ods'#$Dict.$B$1];&quot;issues/&quot;;[.B591]);CONCATENATE(&quot;#&quot;;[.B591]));&quot;&quot;)">
            <text:p/>
          </table:table-cell>
          <table:table-cell table:style-name="ce27" table:formula="of:=IF(LEN([.F591])&gt;0;MAX([.D$3:.D590])+1;&quot;&quot;)">
            <text:p/>
          </table:table-cell>
          <table:table-cell table:style-name="ce29" table:formula="of:=IF(LEN([.D591])&gt;0;CONCATENATE([.$K$1];TEXT([.D5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1];[.$H$3:.$H$1000];1;0)" office:value-type="string" office:string-value="" calcext:value-type="error">
            <text:p>#N/D</text:p>
          </table:table-cell>
          <table:table-cell table:style-name="ce102" table:formula="of:=NOT(ISERROR([.R591]))" office:value-type="boolean" office:boolean-value="false" calcext:value-type="boolean">
            <text:p>FALSO</text:p>
          </table:table-cell>
          <table:table-cell/>
          <table:table-cell table:formula="of:=VLOOKUP([.$F591];[.$F$3:.$F590];1;0)" office:value-type="string" office:string-value="" calcext:value-type="error">
            <text:p>#N/D</text:p>
          </table:table-cell>
          <table:table-cell table:style-name="ce102" table:formula="of:=NOT(ISERROR([.U591]))" office:value-type="boolean" office:boolean-value="false" calcext:value-type="boolean">
            <text:p>FALSO</text:p>
          </table:table-cell>
          <table:table-cell table:formula="of:=VLOOKUP([.$F591];[.$F592:.$F$1000];1;0)" office:value-type="string" office:string-value="" calcext:value-type="error">
            <text:p>#N/D</text:p>
          </table:table-cell>
          <table:table-cell table:style-name="ce102" table:formula="of:=NOT(ISERROR([.W5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2])&gt;0;HYPERLINK(CONCATENATE(['file:///C:/Users/Txinto%20Vaz/Desktop/req_rees-core/uploading/RqUpload.ods'#$Dict.$B$1];&quot;issues/&quot;;[.B592]);CONCATENATE(&quot;#&quot;;[.B592]));&quot;&quot;)">
            <text:p/>
          </table:table-cell>
          <table:table-cell table:style-name="ce27" table:formula="of:=IF(LEN([.F592])&gt;0;MAX([.D$3:.D591])+1;&quot;&quot;)">
            <text:p/>
          </table:table-cell>
          <table:table-cell table:style-name="ce29" table:formula="of:=IF(LEN([.D592])&gt;0;CONCATENATE([.$K$1];TEXT([.D5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2];[.$H$3:.$H$1000];1;0)" office:value-type="string" office:string-value="" calcext:value-type="error">
            <text:p>#N/D</text:p>
          </table:table-cell>
          <table:table-cell table:style-name="ce102" table:formula="of:=NOT(ISERROR([.R592]))" office:value-type="boolean" office:boolean-value="false" calcext:value-type="boolean">
            <text:p>FALSO</text:p>
          </table:table-cell>
          <table:table-cell/>
          <table:table-cell table:formula="of:=VLOOKUP([.$F592];[.$F$3:.$F591];1;0)" office:value-type="string" office:string-value="" calcext:value-type="error">
            <text:p>#N/D</text:p>
          </table:table-cell>
          <table:table-cell table:style-name="ce102" table:formula="of:=NOT(ISERROR([.U592]))" office:value-type="boolean" office:boolean-value="false" calcext:value-type="boolean">
            <text:p>FALSO</text:p>
          </table:table-cell>
          <table:table-cell table:formula="of:=VLOOKUP([.$F592];[.$F593:.$F$1000];1;0)" office:value-type="string" office:string-value="" calcext:value-type="error">
            <text:p>#N/D</text:p>
          </table:table-cell>
          <table:table-cell table:style-name="ce102" table:formula="of:=NOT(ISERROR([.W5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3])&gt;0;HYPERLINK(CONCATENATE(['file:///C:/Users/Txinto%20Vaz/Desktop/req_rees-core/uploading/RqUpload.ods'#$Dict.$B$1];&quot;issues/&quot;;[.B593]);CONCATENATE(&quot;#&quot;;[.B593]));&quot;&quot;)">
            <text:p/>
          </table:table-cell>
          <table:table-cell table:style-name="ce27" table:formula="of:=IF(LEN([.F593])&gt;0;MAX([.D$3:.D592])+1;&quot;&quot;)">
            <text:p/>
          </table:table-cell>
          <table:table-cell table:style-name="ce29" table:formula="of:=IF(LEN([.D593])&gt;0;CONCATENATE([.$K$1];TEXT([.D5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3];[.$H$3:.$H$1000];1;0)" office:value-type="string" office:string-value="" calcext:value-type="error">
            <text:p>#N/D</text:p>
          </table:table-cell>
          <table:table-cell table:style-name="ce102" table:formula="of:=NOT(ISERROR([.R593]))" office:value-type="boolean" office:boolean-value="false" calcext:value-type="boolean">
            <text:p>FALSO</text:p>
          </table:table-cell>
          <table:table-cell/>
          <table:table-cell table:formula="of:=VLOOKUP([.$F593];[.$F$3:.$F592];1;0)" office:value-type="string" office:string-value="" calcext:value-type="error">
            <text:p>#N/D</text:p>
          </table:table-cell>
          <table:table-cell table:style-name="ce102" table:formula="of:=NOT(ISERROR([.U593]))" office:value-type="boolean" office:boolean-value="false" calcext:value-type="boolean">
            <text:p>FALSO</text:p>
          </table:table-cell>
          <table:table-cell table:formula="of:=VLOOKUP([.$F593];[.$F594:.$F$1000];1;0)" office:value-type="string" office:string-value="" calcext:value-type="error">
            <text:p>#N/D</text:p>
          </table:table-cell>
          <table:table-cell table:style-name="ce102" table:formula="of:=NOT(ISERROR([.W5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4])&gt;0;HYPERLINK(CONCATENATE(['file:///C:/Users/Txinto%20Vaz/Desktop/req_rees-core/uploading/RqUpload.ods'#$Dict.$B$1];&quot;issues/&quot;;[.B594]);CONCATENATE(&quot;#&quot;;[.B594]));&quot;&quot;)">
            <text:p/>
          </table:table-cell>
          <table:table-cell table:style-name="ce27" table:formula="of:=IF(LEN([.F594])&gt;0;MAX([.D$3:.D593])+1;&quot;&quot;)">
            <text:p/>
          </table:table-cell>
          <table:table-cell table:style-name="ce29" table:formula="of:=IF(LEN([.D594])&gt;0;CONCATENATE([.$K$1];TEXT([.D5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4];[.$H$3:.$H$1000];1;0)" office:value-type="string" office:string-value="" calcext:value-type="error">
            <text:p>#N/D</text:p>
          </table:table-cell>
          <table:table-cell table:style-name="ce102" table:formula="of:=NOT(ISERROR([.R594]))" office:value-type="boolean" office:boolean-value="false" calcext:value-type="boolean">
            <text:p>FALSO</text:p>
          </table:table-cell>
          <table:table-cell/>
          <table:table-cell table:formula="of:=VLOOKUP([.$F594];[.$F$3:.$F593];1;0)" office:value-type="string" office:string-value="" calcext:value-type="error">
            <text:p>#N/D</text:p>
          </table:table-cell>
          <table:table-cell table:style-name="ce102" table:formula="of:=NOT(ISERROR([.U594]))" office:value-type="boolean" office:boolean-value="false" calcext:value-type="boolean">
            <text:p>FALSO</text:p>
          </table:table-cell>
          <table:table-cell table:formula="of:=VLOOKUP([.$F594];[.$F595:.$F$1000];1;0)" office:value-type="string" office:string-value="" calcext:value-type="error">
            <text:p>#N/D</text:p>
          </table:table-cell>
          <table:table-cell table:style-name="ce102" table:formula="of:=NOT(ISERROR([.W5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5])&gt;0;HYPERLINK(CONCATENATE(['file:///C:/Users/Txinto%20Vaz/Desktop/req_rees-core/uploading/RqUpload.ods'#$Dict.$B$1];&quot;issues/&quot;;[.B595]);CONCATENATE(&quot;#&quot;;[.B595]));&quot;&quot;)">
            <text:p/>
          </table:table-cell>
          <table:table-cell table:style-name="ce27" table:formula="of:=IF(LEN([.F595])&gt;0;MAX([.D$3:.D594])+1;&quot;&quot;)">
            <text:p/>
          </table:table-cell>
          <table:table-cell table:style-name="ce29" table:formula="of:=IF(LEN([.D595])&gt;0;CONCATENATE([.$K$1];TEXT([.D5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5];[.$H$3:.$H$1000];1;0)" office:value-type="string" office:string-value="" calcext:value-type="error">
            <text:p>#N/D</text:p>
          </table:table-cell>
          <table:table-cell table:style-name="ce102" table:formula="of:=NOT(ISERROR([.R595]))" office:value-type="boolean" office:boolean-value="false" calcext:value-type="boolean">
            <text:p>FALSO</text:p>
          </table:table-cell>
          <table:table-cell/>
          <table:table-cell table:formula="of:=VLOOKUP([.$F595];[.$F$3:.$F594];1;0)" office:value-type="string" office:string-value="" calcext:value-type="error">
            <text:p>#N/D</text:p>
          </table:table-cell>
          <table:table-cell table:style-name="ce102" table:formula="of:=NOT(ISERROR([.U595]))" office:value-type="boolean" office:boolean-value="false" calcext:value-type="boolean">
            <text:p>FALSO</text:p>
          </table:table-cell>
          <table:table-cell table:formula="of:=VLOOKUP([.$F595];[.$F596:.$F$1000];1;0)" office:value-type="string" office:string-value="" calcext:value-type="error">
            <text:p>#N/D</text:p>
          </table:table-cell>
          <table:table-cell table:style-name="ce102" table:formula="of:=NOT(ISERROR([.W5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6])&gt;0;HYPERLINK(CONCATENATE(['file:///C:/Users/Txinto%20Vaz/Desktop/req_rees-core/uploading/RqUpload.ods'#$Dict.$B$1];&quot;issues/&quot;;[.B596]);CONCATENATE(&quot;#&quot;;[.B596]));&quot;&quot;)">
            <text:p/>
          </table:table-cell>
          <table:table-cell table:style-name="ce27" table:formula="of:=IF(LEN([.F596])&gt;0;MAX([.D$3:.D595])+1;&quot;&quot;)">
            <text:p/>
          </table:table-cell>
          <table:table-cell table:style-name="ce29" table:formula="of:=IF(LEN([.D596])&gt;0;CONCATENATE([.$K$1];TEXT([.D5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6];[.$H$3:.$H$1000];1;0)" office:value-type="string" office:string-value="" calcext:value-type="error">
            <text:p>#N/D</text:p>
          </table:table-cell>
          <table:table-cell table:style-name="ce102" table:formula="of:=NOT(ISERROR([.R596]))" office:value-type="boolean" office:boolean-value="false" calcext:value-type="boolean">
            <text:p>FALSO</text:p>
          </table:table-cell>
          <table:table-cell/>
          <table:table-cell table:formula="of:=VLOOKUP([.$F596];[.$F$3:.$F595];1;0)" office:value-type="string" office:string-value="" calcext:value-type="error">
            <text:p>#N/D</text:p>
          </table:table-cell>
          <table:table-cell table:style-name="ce102" table:formula="of:=NOT(ISERROR([.U596]))" office:value-type="boolean" office:boolean-value="false" calcext:value-type="boolean">
            <text:p>FALSO</text:p>
          </table:table-cell>
          <table:table-cell table:formula="of:=VLOOKUP([.$F596];[.$F597:.$F$1000];1;0)" office:value-type="string" office:string-value="" calcext:value-type="error">
            <text:p>#N/D</text:p>
          </table:table-cell>
          <table:table-cell table:style-name="ce102" table:formula="of:=NOT(ISERROR([.W5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7])&gt;0;HYPERLINK(CONCATENATE(['file:///C:/Users/Txinto%20Vaz/Desktop/req_rees-core/uploading/RqUpload.ods'#$Dict.$B$1];&quot;issues/&quot;;[.B597]);CONCATENATE(&quot;#&quot;;[.B597]));&quot;&quot;)">
            <text:p/>
          </table:table-cell>
          <table:table-cell table:style-name="ce27" table:formula="of:=IF(LEN([.F597])&gt;0;MAX([.D$3:.D596])+1;&quot;&quot;)">
            <text:p/>
          </table:table-cell>
          <table:table-cell table:style-name="ce29" table:formula="of:=IF(LEN([.D597])&gt;0;CONCATENATE([.$K$1];TEXT([.D5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7];[.$H$3:.$H$1000];1;0)" office:value-type="string" office:string-value="" calcext:value-type="error">
            <text:p>#N/D</text:p>
          </table:table-cell>
          <table:table-cell table:style-name="ce102" table:formula="of:=NOT(ISERROR([.R597]))" office:value-type="boolean" office:boolean-value="false" calcext:value-type="boolean">
            <text:p>FALSO</text:p>
          </table:table-cell>
          <table:table-cell/>
          <table:table-cell table:formula="of:=VLOOKUP([.$F597];[.$F$3:.$F596];1;0)" office:value-type="string" office:string-value="" calcext:value-type="error">
            <text:p>#N/D</text:p>
          </table:table-cell>
          <table:table-cell table:style-name="ce102" table:formula="of:=NOT(ISERROR([.U597]))" office:value-type="boolean" office:boolean-value="false" calcext:value-type="boolean">
            <text:p>FALSO</text:p>
          </table:table-cell>
          <table:table-cell table:formula="of:=VLOOKUP([.$F597];[.$F598:.$F$1000];1;0)" office:value-type="string" office:string-value="" calcext:value-type="error">
            <text:p>#N/D</text:p>
          </table:table-cell>
          <table:table-cell table:style-name="ce102" table:formula="of:=NOT(ISERROR([.W5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8])&gt;0;HYPERLINK(CONCATENATE(['file:///C:/Users/Txinto%20Vaz/Desktop/req_rees-core/uploading/RqUpload.ods'#$Dict.$B$1];&quot;issues/&quot;;[.B598]);CONCATENATE(&quot;#&quot;;[.B598]));&quot;&quot;)">
            <text:p/>
          </table:table-cell>
          <table:table-cell table:style-name="ce27" table:formula="of:=IF(LEN([.F598])&gt;0;MAX([.D$3:.D597])+1;&quot;&quot;)">
            <text:p/>
          </table:table-cell>
          <table:table-cell table:style-name="ce29" table:formula="of:=IF(LEN([.D598])&gt;0;CONCATENATE([.$K$1];TEXT([.D5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8];[.$H$3:.$H$1000];1;0)" office:value-type="string" office:string-value="" calcext:value-type="error">
            <text:p>#N/D</text:p>
          </table:table-cell>
          <table:table-cell table:style-name="ce102" table:formula="of:=NOT(ISERROR([.R598]))" office:value-type="boolean" office:boolean-value="false" calcext:value-type="boolean">
            <text:p>FALSO</text:p>
          </table:table-cell>
          <table:table-cell/>
          <table:table-cell table:formula="of:=VLOOKUP([.$F598];[.$F$3:.$F597];1;0)" office:value-type="string" office:string-value="" calcext:value-type="error">
            <text:p>#N/D</text:p>
          </table:table-cell>
          <table:table-cell table:style-name="ce102" table:formula="of:=NOT(ISERROR([.U598]))" office:value-type="boolean" office:boolean-value="false" calcext:value-type="boolean">
            <text:p>FALSO</text:p>
          </table:table-cell>
          <table:table-cell table:formula="of:=VLOOKUP([.$F598];[.$F599:.$F$1000];1;0)" office:value-type="string" office:string-value="" calcext:value-type="error">
            <text:p>#N/D</text:p>
          </table:table-cell>
          <table:table-cell table:style-name="ce102" table:formula="of:=NOT(ISERROR([.W5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599])&gt;0;HYPERLINK(CONCATENATE(['file:///C:/Users/Txinto%20Vaz/Desktop/req_rees-core/uploading/RqUpload.ods'#$Dict.$B$1];&quot;issues/&quot;;[.B599]);CONCATENATE(&quot;#&quot;;[.B599]));&quot;&quot;)">
            <text:p/>
          </table:table-cell>
          <table:table-cell table:style-name="ce27" table:formula="of:=IF(LEN([.F599])&gt;0;MAX([.D$3:.D598])+1;&quot;&quot;)">
            <text:p/>
          </table:table-cell>
          <table:table-cell table:style-name="ce29" table:formula="of:=IF(LEN([.D599])&gt;0;CONCATENATE([.$K$1];TEXT([.D5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9];[.$H$3:.$H$1000];1;0)" office:value-type="string" office:string-value="" calcext:value-type="error">
            <text:p>#N/D</text:p>
          </table:table-cell>
          <table:table-cell table:style-name="ce102" table:formula="of:=NOT(ISERROR([.R599]))" office:value-type="boolean" office:boolean-value="false" calcext:value-type="boolean">
            <text:p>FALSO</text:p>
          </table:table-cell>
          <table:table-cell/>
          <table:table-cell table:formula="of:=VLOOKUP([.$F599];[.$F$3:.$F598];1;0)" office:value-type="string" office:string-value="" calcext:value-type="error">
            <text:p>#N/D</text:p>
          </table:table-cell>
          <table:table-cell table:style-name="ce102" table:formula="of:=NOT(ISERROR([.U599]))" office:value-type="boolean" office:boolean-value="false" calcext:value-type="boolean">
            <text:p>FALSO</text:p>
          </table:table-cell>
          <table:table-cell table:formula="of:=VLOOKUP([.$F599];[.$F600:.$F$1000];1;0)" office:value-type="string" office:string-value="" calcext:value-type="error">
            <text:p>#N/D</text:p>
          </table:table-cell>
          <table:table-cell table:style-name="ce102" table:formula="of:=NOT(ISERROR([.W5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0])&gt;0;HYPERLINK(CONCATENATE(['file:///C:/Users/Txinto%20Vaz/Desktop/req_rees-core/uploading/RqUpload.ods'#$Dict.$B$1];&quot;issues/&quot;;[.B600]);CONCATENATE(&quot;#&quot;;[.B600]));&quot;&quot;)">
            <text:p/>
          </table:table-cell>
          <table:table-cell table:style-name="ce27" table:formula="of:=IF(LEN([.F600])&gt;0;MAX([.D$3:.D599])+1;&quot;&quot;)">
            <text:p/>
          </table:table-cell>
          <table:table-cell table:style-name="ce29" table:formula="of:=IF(LEN([.D600])&gt;0;CONCATENATE([.$K$1];TEXT([.D6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0];[.$H$3:.$H$1000];1;0)" office:value-type="string" office:string-value="" calcext:value-type="error">
            <text:p>#N/D</text:p>
          </table:table-cell>
          <table:table-cell table:style-name="ce102" table:formula="of:=NOT(ISERROR([.R600]))" office:value-type="boolean" office:boolean-value="false" calcext:value-type="boolean">
            <text:p>FALSO</text:p>
          </table:table-cell>
          <table:table-cell/>
          <table:table-cell table:formula="of:=VLOOKUP([.$F600];[.$F$3:.$F599];1;0)" office:value-type="string" office:string-value="" calcext:value-type="error">
            <text:p>#N/D</text:p>
          </table:table-cell>
          <table:table-cell table:style-name="ce102" table:formula="of:=NOT(ISERROR([.U600]))" office:value-type="boolean" office:boolean-value="false" calcext:value-type="boolean">
            <text:p>FALSO</text:p>
          </table:table-cell>
          <table:table-cell table:formula="of:=VLOOKUP([.$F600];[.$F601:.$F$1000];1;0)" office:value-type="string" office:string-value="" calcext:value-type="error">
            <text:p>#N/D</text:p>
          </table:table-cell>
          <table:table-cell table:style-name="ce102" table:formula="of:=NOT(ISERROR([.W6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1])&gt;0;HYPERLINK(CONCATENATE(['file:///C:/Users/Txinto%20Vaz/Desktop/req_rees-core/uploading/RqUpload.ods'#$Dict.$B$1];&quot;issues/&quot;;[.B601]);CONCATENATE(&quot;#&quot;;[.B601]));&quot;&quot;)">
            <text:p/>
          </table:table-cell>
          <table:table-cell table:style-name="ce27" table:formula="of:=IF(LEN([.F601])&gt;0;MAX([.D$3:.D600])+1;&quot;&quot;)">
            <text:p/>
          </table:table-cell>
          <table:table-cell table:style-name="ce29" table:formula="of:=IF(LEN([.D601])&gt;0;CONCATENATE([.$K$1];TEXT([.D6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1];[.$H$3:.$H$1000];1;0)" office:value-type="string" office:string-value="" calcext:value-type="error">
            <text:p>#N/D</text:p>
          </table:table-cell>
          <table:table-cell table:style-name="ce102" table:formula="of:=NOT(ISERROR([.R601]))" office:value-type="boolean" office:boolean-value="false" calcext:value-type="boolean">
            <text:p>FALSO</text:p>
          </table:table-cell>
          <table:table-cell/>
          <table:table-cell table:formula="of:=VLOOKUP([.$F601];[.$F$3:.$F600];1;0)" office:value-type="string" office:string-value="" calcext:value-type="error">
            <text:p>#N/D</text:p>
          </table:table-cell>
          <table:table-cell table:style-name="ce102" table:formula="of:=NOT(ISERROR([.U601]))" office:value-type="boolean" office:boolean-value="false" calcext:value-type="boolean">
            <text:p>FALSO</text:p>
          </table:table-cell>
          <table:table-cell table:formula="of:=VLOOKUP([.$F601];[.$F602:.$F$1000];1;0)" office:value-type="string" office:string-value="" calcext:value-type="error">
            <text:p>#N/D</text:p>
          </table:table-cell>
          <table:table-cell table:style-name="ce102" table:formula="of:=NOT(ISERROR([.W6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2])&gt;0;HYPERLINK(CONCATENATE(['file:///C:/Users/Txinto%20Vaz/Desktop/req_rees-core/uploading/RqUpload.ods'#$Dict.$B$1];&quot;issues/&quot;;[.B602]);CONCATENATE(&quot;#&quot;;[.B602]));&quot;&quot;)">
            <text:p/>
          </table:table-cell>
          <table:table-cell table:style-name="ce27" table:formula="of:=IF(LEN([.F602])&gt;0;MAX([.D$3:.D601])+1;&quot;&quot;)">
            <text:p/>
          </table:table-cell>
          <table:table-cell table:style-name="ce29" table:formula="of:=IF(LEN([.D602])&gt;0;CONCATENATE([.$K$1];TEXT([.D6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2];[.$H$3:.$H$1000];1;0)" office:value-type="string" office:string-value="" calcext:value-type="error">
            <text:p>#N/D</text:p>
          </table:table-cell>
          <table:table-cell table:style-name="ce102" table:formula="of:=NOT(ISERROR([.R602]))" office:value-type="boolean" office:boolean-value="false" calcext:value-type="boolean">
            <text:p>FALSO</text:p>
          </table:table-cell>
          <table:table-cell/>
          <table:table-cell table:formula="of:=VLOOKUP([.$F602];[.$F$3:.$F601];1;0)" office:value-type="string" office:string-value="" calcext:value-type="error">
            <text:p>#N/D</text:p>
          </table:table-cell>
          <table:table-cell table:style-name="ce102" table:formula="of:=NOT(ISERROR([.U602]))" office:value-type="boolean" office:boolean-value="false" calcext:value-type="boolean">
            <text:p>FALSO</text:p>
          </table:table-cell>
          <table:table-cell table:formula="of:=VLOOKUP([.$F602];[.$F603:.$F$1000];1;0)" office:value-type="string" office:string-value="" calcext:value-type="error">
            <text:p>#N/D</text:p>
          </table:table-cell>
          <table:table-cell table:style-name="ce102" table:formula="of:=NOT(ISERROR([.W6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3])&gt;0;HYPERLINK(CONCATENATE(['file:///C:/Users/Txinto%20Vaz/Desktop/req_rees-core/uploading/RqUpload.ods'#$Dict.$B$1];&quot;issues/&quot;;[.B603]);CONCATENATE(&quot;#&quot;;[.B603]));&quot;&quot;)">
            <text:p/>
          </table:table-cell>
          <table:table-cell table:style-name="ce27" table:formula="of:=IF(LEN([.F603])&gt;0;MAX([.D$3:.D602])+1;&quot;&quot;)">
            <text:p/>
          </table:table-cell>
          <table:table-cell table:style-name="ce29" table:formula="of:=IF(LEN([.D603])&gt;0;CONCATENATE([.$K$1];TEXT([.D6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3];[.$H$3:.$H$1000];1;0)" office:value-type="string" office:string-value="" calcext:value-type="error">
            <text:p>#N/D</text:p>
          </table:table-cell>
          <table:table-cell table:style-name="ce102" table:formula="of:=NOT(ISERROR([.R603]))" office:value-type="boolean" office:boolean-value="false" calcext:value-type="boolean">
            <text:p>FALSO</text:p>
          </table:table-cell>
          <table:table-cell/>
          <table:table-cell table:formula="of:=VLOOKUP([.$F603];[.$F$3:.$F602];1;0)" office:value-type="string" office:string-value="" calcext:value-type="error">
            <text:p>#N/D</text:p>
          </table:table-cell>
          <table:table-cell table:style-name="ce102" table:formula="of:=NOT(ISERROR([.U603]))" office:value-type="boolean" office:boolean-value="false" calcext:value-type="boolean">
            <text:p>FALSO</text:p>
          </table:table-cell>
          <table:table-cell table:formula="of:=VLOOKUP([.$F603];[.$F604:.$F$1000];1;0)" office:value-type="string" office:string-value="" calcext:value-type="error">
            <text:p>#N/D</text:p>
          </table:table-cell>
          <table:table-cell table:style-name="ce102" table:formula="of:=NOT(ISERROR([.W6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4])&gt;0;HYPERLINK(CONCATENATE(['file:///C:/Users/Txinto%20Vaz/Desktop/req_rees-core/uploading/RqUpload.ods'#$Dict.$B$1];&quot;issues/&quot;;[.B604]);CONCATENATE(&quot;#&quot;;[.B604]));&quot;&quot;)">
            <text:p/>
          </table:table-cell>
          <table:table-cell table:style-name="ce27" table:formula="of:=IF(LEN([.F604])&gt;0;MAX([.D$3:.D603])+1;&quot;&quot;)">
            <text:p/>
          </table:table-cell>
          <table:table-cell table:style-name="ce29" table:formula="of:=IF(LEN([.D604])&gt;0;CONCATENATE([.$K$1];TEXT([.D6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4];[.$H$3:.$H$1000];1;0)" office:value-type="string" office:string-value="" calcext:value-type="error">
            <text:p>#N/D</text:p>
          </table:table-cell>
          <table:table-cell table:style-name="ce102" table:formula="of:=NOT(ISERROR([.R604]))" office:value-type="boolean" office:boolean-value="false" calcext:value-type="boolean">
            <text:p>FALSO</text:p>
          </table:table-cell>
          <table:table-cell/>
          <table:table-cell table:formula="of:=VLOOKUP([.$F604];[.$F$3:.$F603];1;0)" office:value-type="string" office:string-value="" calcext:value-type="error">
            <text:p>#N/D</text:p>
          </table:table-cell>
          <table:table-cell table:style-name="ce102" table:formula="of:=NOT(ISERROR([.U604]))" office:value-type="boolean" office:boolean-value="false" calcext:value-type="boolean">
            <text:p>FALSO</text:p>
          </table:table-cell>
          <table:table-cell table:formula="of:=VLOOKUP([.$F604];[.$F605:.$F$1000];1;0)" office:value-type="string" office:string-value="" calcext:value-type="error">
            <text:p>#N/D</text:p>
          </table:table-cell>
          <table:table-cell table:style-name="ce102" table:formula="of:=NOT(ISERROR([.W6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5])&gt;0;HYPERLINK(CONCATENATE(['file:///C:/Users/Txinto%20Vaz/Desktop/req_rees-core/uploading/RqUpload.ods'#$Dict.$B$1];&quot;issues/&quot;;[.B605]);CONCATENATE(&quot;#&quot;;[.B605]));&quot;&quot;)">
            <text:p/>
          </table:table-cell>
          <table:table-cell table:style-name="ce27" table:formula="of:=IF(LEN([.F605])&gt;0;MAX([.D$3:.D604])+1;&quot;&quot;)">
            <text:p/>
          </table:table-cell>
          <table:table-cell table:style-name="ce29" table:formula="of:=IF(LEN([.D605])&gt;0;CONCATENATE([.$K$1];TEXT([.D6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5];[.$H$3:.$H$1000];1;0)" office:value-type="string" office:string-value="" calcext:value-type="error">
            <text:p>#N/D</text:p>
          </table:table-cell>
          <table:table-cell table:style-name="ce102" table:formula="of:=NOT(ISERROR([.R605]))" office:value-type="boolean" office:boolean-value="false" calcext:value-type="boolean">
            <text:p>FALSO</text:p>
          </table:table-cell>
          <table:table-cell/>
          <table:table-cell table:formula="of:=VLOOKUP([.$F605];[.$F$3:.$F604];1;0)" office:value-type="string" office:string-value="" calcext:value-type="error">
            <text:p>#N/D</text:p>
          </table:table-cell>
          <table:table-cell table:style-name="ce102" table:formula="of:=NOT(ISERROR([.U605]))" office:value-type="boolean" office:boolean-value="false" calcext:value-type="boolean">
            <text:p>FALSO</text:p>
          </table:table-cell>
          <table:table-cell table:formula="of:=VLOOKUP([.$F605];[.$F606:.$F$1000];1;0)" office:value-type="string" office:string-value="" calcext:value-type="error">
            <text:p>#N/D</text:p>
          </table:table-cell>
          <table:table-cell table:style-name="ce102" table:formula="of:=NOT(ISERROR([.W6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6])&gt;0;HYPERLINK(CONCATENATE(['file:///C:/Users/Txinto%20Vaz/Desktop/req_rees-core/uploading/RqUpload.ods'#$Dict.$B$1];&quot;issues/&quot;;[.B606]);CONCATENATE(&quot;#&quot;;[.B606]));&quot;&quot;)">
            <text:p/>
          </table:table-cell>
          <table:table-cell table:style-name="ce27" table:formula="of:=IF(LEN([.F606])&gt;0;MAX([.D$3:.D605])+1;&quot;&quot;)">
            <text:p/>
          </table:table-cell>
          <table:table-cell table:style-name="ce29" table:formula="of:=IF(LEN([.D606])&gt;0;CONCATENATE([.$K$1];TEXT([.D6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6];[.$H$3:.$H$1000];1;0)" office:value-type="string" office:string-value="" calcext:value-type="error">
            <text:p>#N/D</text:p>
          </table:table-cell>
          <table:table-cell table:style-name="ce102" table:formula="of:=NOT(ISERROR([.R606]))" office:value-type="boolean" office:boolean-value="false" calcext:value-type="boolean">
            <text:p>FALSO</text:p>
          </table:table-cell>
          <table:table-cell/>
          <table:table-cell table:formula="of:=VLOOKUP([.$F606];[.$F$3:.$F605];1;0)" office:value-type="string" office:string-value="" calcext:value-type="error">
            <text:p>#N/D</text:p>
          </table:table-cell>
          <table:table-cell table:style-name="ce102" table:formula="of:=NOT(ISERROR([.U606]))" office:value-type="boolean" office:boolean-value="false" calcext:value-type="boolean">
            <text:p>FALSO</text:p>
          </table:table-cell>
          <table:table-cell table:formula="of:=VLOOKUP([.$F606];[.$F607:.$F$1000];1;0)" office:value-type="string" office:string-value="" calcext:value-type="error">
            <text:p>#N/D</text:p>
          </table:table-cell>
          <table:table-cell table:style-name="ce102" table:formula="of:=NOT(ISERROR([.W6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7])&gt;0;HYPERLINK(CONCATENATE(['file:///C:/Users/Txinto%20Vaz/Desktop/req_rees-core/uploading/RqUpload.ods'#$Dict.$B$1];&quot;issues/&quot;;[.B607]);CONCATENATE(&quot;#&quot;;[.B607]));&quot;&quot;)">
            <text:p/>
          </table:table-cell>
          <table:table-cell table:style-name="ce27" table:formula="of:=IF(LEN([.F607])&gt;0;MAX([.D$3:.D606])+1;&quot;&quot;)">
            <text:p/>
          </table:table-cell>
          <table:table-cell table:style-name="ce29" table:formula="of:=IF(LEN([.D607])&gt;0;CONCATENATE([.$K$1];TEXT([.D6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7];[.$H$3:.$H$1000];1;0)" office:value-type="string" office:string-value="" calcext:value-type="error">
            <text:p>#N/D</text:p>
          </table:table-cell>
          <table:table-cell table:style-name="ce102" table:formula="of:=NOT(ISERROR([.R607]))" office:value-type="boolean" office:boolean-value="false" calcext:value-type="boolean">
            <text:p>FALSO</text:p>
          </table:table-cell>
          <table:table-cell/>
          <table:table-cell table:formula="of:=VLOOKUP([.$F607];[.$F$3:.$F606];1;0)" office:value-type="string" office:string-value="" calcext:value-type="error">
            <text:p>#N/D</text:p>
          </table:table-cell>
          <table:table-cell table:style-name="ce102" table:formula="of:=NOT(ISERROR([.U607]))" office:value-type="boolean" office:boolean-value="false" calcext:value-type="boolean">
            <text:p>FALSO</text:p>
          </table:table-cell>
          <table:table-cell table:formula="of:=VLOOKUP([.$F607];[.$F608:.$F$1000];1;0)" office:value-type="string" office:string-value="" calcext:value-type="error">
            <text:p>#N/D</text:p>
          </table:table-cell>
          <table:table-cell table:style-name="ce102" table:formula="of:=NOT(ISERROR([.W6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8])&gt;0;HYPERLINK(CONCATENATE(['file:///C:/Users/Txinto%20Vaz/Desktop/req_rees-core/uploading/RqUpload.ods'#$Dict.$B$1];&quot;issues/&quot;;[.B608]);CONCATENATE(&quot;#&quot;;[.B608]));&quot;&quot;)">
            <text:p/>
          </table:table-cell>
          <table:table-cell table:style-name="ce27" table:formula="of:=IF(LEN([.F608])&gt;0;MAX([.D$3:.D607])+1;&quot;&quot;)">
            <text:p/>
          </table:table-cell>
          <table:table-cell table:style-name="ce29" table:formula="of:=IF(LEN([.D608])&gt;0;CONCATENATE([.$K$1];TEXT([.D6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8];[.$H$3:.$H$1000];1;0)" office:value-type="string" office:string-value="" calcext:value-type="error">
            <text:p>#N/D</text:p>
          </table:table-cell>
          <table:table-cell table:style-name="ce102" table:formula="of:=NOT(ISERROR([.R608]))" office:value-type="boolean" office:boolean-value="false" calcext:value-type="boolean">
            <text:p>FALSO</text:p>
          </table:table-cell>
          <table:table-cell/>
          <table:table-cell table:formula="of:=VLOOKUP([.$F608];[.$F$3:.$F607];1;0)" office:value-type="string" office:string-value="" calcext:value-type="error">
            <text:p>#N/D</text:p>
          </table:table-cell>
          <table:table-cell table:style-name="ce102" table:formula="of:=NOT(ISERROR([.U608]))" office:value-type="boolean" office:boolean-value="false" calcext:value-type="boolean">
            <text:p>FALSO</text:p>
          </table:table-cell>
          <table:table-cell table:formula="of:=VLOOKUP([.$F608];[.$F609:.$F$1000];1;0)" office:value-type="string" office:string-value="" calcext:value-type="error">
            <text:p>#N/D</text:p>
          </table:table-cell>
          <table:table-cell table:style-name="ce102" table:formula="of:=NOT(ISERROR([.W6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09])&gt;0;HYPERLINK(CONCATENATE(['file:///C:/Users/Txinto%20Vaz/Desktop/req_rees-core/uploading/RqUpload.ods'#$Dict.$B$1];&quot;issues/&quot;;[.B609]);CONCATENATE(&quot;#&quot;;[.B609]));&quot;&quot;)">
            <text:p/>
          </table:table-cell>
          <table:table-cell table:style-name="ce27" table:formula="of:=IF(LEN([.F609])&gt;0;MAX([.D$3:.D608])+1;&quot;&quot;)">
            <text:p/>
          </table:table-cell>
          <table:table-cell table:style-name="ce29" table:formula="of:=IF(LEN([.D609])&gt;0;CONCATENATE([.$K$1];TEXT([.D6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9];[.$H$3:.$H$1000];1;0)" office:value-type="string" office:string-value="" calcext:value-type="error">
            <text:p>#N/D</text:p>
          </table:table-cell>
          <table:table-cell table:style-name="ce102" table:formula="of:=NOT(ISERROR([.R609]))" office:value-type="boolean" office:boolean-value="false" calcext:value-type="boolean">
            <text:p>FALSO</text:p>
          </table:table-cell>
          <table:table-cell/>
          <table:table-cell table:formula="of:=VLOOKUP([.$F609];[.$F$3:.$F608];1;0)" office:value-type="string" office:string-value="" calcext:value-type="error">
            <text:p>#N/D</text:p>
          </table:table-cell>
          <table:table-cell table:style-name="ce102" table:formula="of:=NOT(ISERROR([.U609]))" office:value-type="boolean" office:boolean-value="false" calcext:value-type="boolean">
            <text:p>FALSO</text:p>
          </table:table-cell>
          <table:table-cell table:formula="of:=VLOOKUP([.$F609];[.$F610:.$F$1000];1;0)" office:value-type="string" office:string-value="" calcext:value-type="error">
            <text:p>#N/D</text:p>
          </table:table-cell>
          <table:table-cell table:style-name="ce102" table:formula="of:=NOT(ISERROR([.W6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0])&gt;0;HYPERLINK(CONCATENATE(['file:///C:/Users/Txinto%20Vaz/Desktop/req_rees-core/uploading/RqUpload.ods'#$Dict.$B$1];&quot;issues/&quot;;[.B610]);CONCATENATE(&quot;#&quot;;[.B610]));&quot;&quot;)">
            <text:p/>
          </table:table-cell>
          <table:table-cell table:style-name="ce27" table:formula="of:=IF(LEN([.F610])&gt;0;MAX([.D$3:.D609])+1;&quot;&quot;)">
            <text:p/>
          </table:table-cell>
          <table:table-cell table:style-name="ce29" table:formula="of:=IF(LEN([.D610])&gt;0;CONCATENATE([.$K$1];TEXT([.D6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0];[.$H$3:.$H$1000];1;0)" office:value-type="string" office:string-value="" calcext:value-type="error">
            <text:p>#N/D</text:p>
          </table:table-cell>
          <table:table-cell table:style-name="ce102" table:formula="of:=NOT(ISERROR([.R610]))" office:value-type="boolean" office:boolean-value="false" calcext:value-type="boolean">
            <text:p>FALSO</text:p>
          </table:table-cell>
          <table:table-cell/>
          <table:table-cell table:formula="of:=VLOOKUP([.$F610];[.$F$3:.$F609];1;0)" office:value-type="string" office:string-value="" calcext:value-type="error">
            <text:p>#N/D</text:p>
          </table:table-cell>
          <table:table-cell table:style-name="ce102" table:formula="of:=NOT(ISERROR([.U610]))" office:value-type="boolean" office:boolean-value="false" calcext:value-type="boolean">
            <text:p>FALSO</text:p>
          </table:table-cell>
          <table:table-cell table:formula="of:=VLOOKUP([.$F610];[.$F611:.$F$1000];1;0)" office:value-type="string" office:string-value="" calcext:value-type="error">
            <text:p>#N/D</text:p>
          </table:table-cell>
          <table:table-cell table:style-name="ce102" table:formula="of:=NOT(ISERROR([.W6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1])&gt;0;HYPERLINK(CONCATENATE(['file:///C:/Users/Txinto%20Vaz/Desktop/req_rees-core/uploading/RqUpload.ods'#$Dict.$B$1];&quot;issues/&quot;;[.B611]);CONCATENATE(&quot;#&quot;;[.B611]));&quot;&quot;)">
            <text:p/>
          </table:table-cell>
          <table:table-cell table:style-name="ce27" table:formula="of:=IF(LEN([.F611])&gt;0;MAX([.D$3:.D610])+1;&quot;&quot;)">
            <text:p/>
          </table:table-cell>
          <table:table-cell table:style-name="ce29" table:formula="of:=IF(LEN([.D611])&gt;0;CONCATENATE([.$K$1];TEXT([.D6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1];[.$H$3:.$H$1000];1;0)" office:value-type="string" office:string-value="" calcext:value-type="error">
            <text:p>#N/D</text:p>
          </table:table-cell>
          <table:table-cell table:style-name="ce102" table:formula="of:=NOT(ISERROR([.R611]))" office:value-type="boolean" office:boolean-value="false" calcext:value-type="boolean">
            <text:p>FALSO</text:p>
          </table:table-cell>
          <table:table-cell/>
          <table:table-cell table:formula="of:=VLOOKUP([.$F611];[.$F$3:.$F610];1;0)" office:value-type="string" office:string-value="" calcext:value-type="error">
            <text:p>#N/D</text:p>
          </table:table-cell>
          <table:table-cell table:style-name="ce102" table:formula="of:=NOT(ISERROR([.U611]))" office:value-type="boolean" office:boolean-value="false" calcext:value-type="boolean">
            <text:p>FALSO</text:p>
          </table:table-cell>
          <table:table-cell table:formula="of:=VLOOKUP([.$F611];[.$F612:.$F$1000];1;0)" office:value-type="string" office:string-value="" calcext:value-type="error">
            <text:p>#N/D</text:p>
          </table:table-cell>
          <table:table-cell table:style-name="ce102" table:formula="of:=NOT(ISERROR([.W6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2])&gt;0;HYPERLINK(CONCATENATE(['file:///C:/Users/Txinto%20Vaz/Desktop/req_rees-core/uploading/RqUpload.ods'#$Dict.$B$1];&quot;issues/&quot;;[.B612]);CONCATENATE(&quot;#&quot;;[.B612]));&quot;&quot;)">
            <text:p/>
          </table:table-cell>
          <table:table-cell table:style-name="ce27" table:formula="of:=IF(LEN([.F612])&gt;0;MAX([.D$3:.D611])+1;&quot;&quot;)">
            <text:p/>
          </table:table-cell>
          <table:table-cell table:style-name="ce29" table:formula="of:=IF(LEN([.D612])&gt;0;CONCATENATE([.$K$1];TEXT([.D6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2];[.$H$3:.$H$1000];1;0)" office:value-type="string" office:string-value="" calcext:value-type="error">
            <text:p>#N/D</text:p>
          </table:table-cell>
          <table:table-cell table:style-name="ce102" table:formula="of:=NOT(ISERROR([.R612]))" office:value-type="boolean" office:boolean-value="false" calcext:value-type="boolean">
            <text:p>FALSO</text:p>
          </table:table-cell>
          <table:table-cell/>
          <table:table-cell table:formula="of:=VLOOKUP([.$F612];[.$F$3:.$F611];1;0)" office:value-type="string" office:string-value="" calcext:value-type="error">
            <text:p>#N/D</text:p>
          </table:table-cell>
          <table:table-cell table:style-name="ce102" table:formula="of:=NOT(ISERROR([.U612]))" office:value-type="boolean" office:boolean-value="false" calcext:value-type="boolean">
            <text:p>FALSO</text:p>
          </table:table-cell>
          <table:table-cell table:formula="of:=VLOOKUP([.$F612];[.$F613:.$F$1000];1;0)" office:value-type="string" office:string-value="" calcext:value-type="error">
            <text:p>#N/D</text:p>
          </table:table-cell>
          <table:table-cell table:style-name="ce102" table:formula="of:=NOT(ISERROR([.W6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3])&gt;0;HYPERLINK(CONCATENATE(['file:///C:/Users/Txinto%20Vaz/Desktop/req_rees-core/uploading/RqUpload.ods'#$Dict.$B$1];&quot;issues/&quot;;[.B613]);CONCATENATE(&quot;#&quot;;[.B613]));&quot;&quot;)">
            <text:p/>
          </table:table-cell>
          <table:table-cell table:style-name="ce27" table:formula="of:=IF(LEN([.F613])&gt;0;MAX([.D$3:.D612])+1;&quot;&quot;)">
            <text:p/>
          </table:table-cell>
          <table:table-cell table:style-name="ce29" table:formula="of:=IF(LEN([.D613])&gt;0;CONCATENATE([.$K$1];TEXT([.D6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3];[.$H$3:.$H$1000];1;0)" office:value-type="string" office:string-value="" calcext:value-type="error">
            <text:p>#N/D</text:p>
          </table:table-cell>
          <table:table-cell table:style-name="ce102" table:formula="of:=NOT(ISERROR([.R613]))" office:value-type="boolean" office:boolean-value="false" calcext:value-type="boolean">
            <text:p>FALSO</text:p>
          </table:table-cell>
          <table:table-cell/>
          <table:table-cell table:formula="of:=VLOOKUP([.$F613];[.$F$3:.$F612];1;0)" office:value-type="string" office:string-value="" calcext:value-type="error">
            <text:p>#N/D</text:p>
          </table:table-cell>
          <table:table-cell table:style-name="ce102" table:formula="of:=NOT(ISERROR([.U613]))" office:value-type="boolean" office:boolean-value="false" calcext:value-type="boolean">
            <text:p>FALSO</text:p>
          </table:table-cell>
          <table:table-cell table:formula="of:=VLOOKUP([.$F613];[.$F614:.$F$1000];1;0)" office:value-type="string" office:string-value="" calcext:value-type="error">
            <text:p>#N/D</text:p>
          </table:table-cell>
          <table:table-cell table:style-name="ce102" table:formula="of:=NOT(ISERROR([.W6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4])&gt;0;HYPERLINK(CONCATENATE(['file:///C:/Users/Txinto%20Vaz/Desktop/req_rees-core/uploading/RqUpload.ods'#$Dict.$B$1];&quot;issues/&quot;;[.B614]);CONCATENATE(&quot;#&quot;;[.B614]));&quot;&quot;)">
            <text:p/>
          </table:table-cell>
          <table:table-cell table:style-name="ce27" table:formula="of:=IF(LEN([.F614])&gt;0;MAX([.D$3:.D613])+1;&quot;&quot;)">
            <text:p/>
          </table:table-cell>
          <table:table-cell table:style-name="ce29" table:formula="of:=IF(LEN([.D614])&gt;0;CONCATENATE([.$K$1];TEXT([.D6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4];[.$H$3:.$H$1000];1;0)" office:value-type="string" office:string-value="" calcext:value-type="error">
            <text:p>#N/D</text:p>
          </table:table-cell>
          <table:table-cell table:style-name="ce102" table:formula="of:=NOT(ISERROR([.R614]))" office:value-type="boolean" office:boolean-value="false" calcext:value-type="boolean">
            <text:p>FALSO</text:p>
          </table:table-cell>
          <table:table-cell/>
          <table:table-cell table:formula="of:=VLOOKUP([.$F614];[.$F$3:.$F613];1;0)" office:value-type="string" office:string-value="" calcext:value-type="error">
            <text:p>#N/D</text:p>
          </table:table-cell>
          <table:table-cell table:style-name="ce102" table:formula="of:=NOT(ISERROR([.U614]))" office:value-type="boolean" office:boolean-value="false" calcext:value-type="boolean">
            <text:p>FALSO</text:p>
          </table:table-cell>
          <table:table-cell table:formula="of:=VLOOKUP([.$F614];[.$F615:.$F$1000];1;0)" office:value-type="string" office:string-value="" calcext:value-type="error">
            <text:p>#N/D</text:p>
          </table:table-cell>
          <table:table-cell table:style-name="ce102" table:formula="of:=NOT(ISERROR([.W6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5])&gt;0;HYPERLINK(CONCATENATE(['file:///C:/Users/Txinto%20Vaz/Desktop/req_rees-core/uploading/RqUpload.ods'#$Dict.$B$1];&quot;issues/&quot;;[.B615]);CONCATENATE(&quot;#&quot;;[.B615]));&quot;&quot;)">
            <text:p/>
          </table:table-cell>
          <table:table-cell table:style-name="ce27" table:formula="of:=IF(LEN([.F615])&gt;0;MAX([.D$3:.D614])+1;&quot;&quot;)">
            <text:p/>
          </table:table-cell>
          <table:table-cell table:style-name="ce29" table:formula="of:=IF(LEN([.D615])&gt;0;CONCATENATE([.$K$1];TEXT([.D6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5];[.$H$3:.$H$1000];1;0)" office:value-type="string" office:string-value="" calcext:value-type="error">
            <text:p>#N/D</text:p>
          </table:table-cell>
          <table:table-cell table:style-name="ce102" table:formula="of:=NOT(ISERROR([.R615]))" office:value-type="boolean" office:boolean-value="false" calcext:value-type="boolean">
            <text:p>FALSO</text:p>
          </table:table-cell>
          <table:table-cell/>
          <table:table-cell table:formula="of:=VLOOKUP([.$F615];[.$F$3:.$F614];1;0)" office:value-type="string" office:string-value="" calcext:value-type="error">
            <text:p>#N/D</text:p>
          </table:table-cell>
          <table:table-cell table:style-name="ce102" table:formula="of:=NOT(ISERROR([.U615]))" office:value-type="boolean" office:boolean-value="false" calcext:value-type="boolean">
            <text:p>FALSO</text:p>
          </table:table-cell>
          <table:table-cell table:formula="of:=VLOOKUP([.$F615];[.$F616:.$F$1000];1;0)" office:value-type="string" office:string-value="" calcext:value-type="error">
            <text:p>#N/D</text:p>
          </table:table-cell>
          <table:table-cell table:style-name="ce102" table:formula="of:=NOT(ISERROR([.W6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6])&gt;0;HYPERLINK(CONCATENATE(['file:///C:/Users/Txinto%20Vaz/Desktop/req_rees-core/uploading/RqUpload.ods'#$Dict.$B$1];&quot;issues/&quot;;[.B616]);CONCATENATE(&quot;#&quot;;[.B616]));&quot;&quot;)">
            <text:p/>
          </table:table-cell>
          <table:table-cell table:style-name="ce27" table:formula="of:=IF(LEN([.F616])&gt;0;MAX([.D$3:.D615])+1;&quot;&quot;)">
            <text:p/>
          </table:table-cell>
          <table:table-cell table:style-name="ce29" table:formula="of:=IF(LEN([.D616])&gt;0;CONCATENATE([.$K$1];TEXT([.D6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6];[.$H$3:.$H$1000];1;0)" office:value-type="string" office:string-value="" calcext:value-type="error">
            <text:p>#N/D</text:p>
          </table:table-cell>
          <table:table-cell table:style-name="ce102" table:formula="of:=NOT(ISERROR([.R616]))" office:value-type="boolean" office:boolean-value="false" calcext:value-type="boolean">
            <text:p>FALSO</text:p>
          </table:table-cell>
          <table:table-cell/>
          <table:table-cell table:formula="of:=VLOOKUP([.$F616];[.$F$3:.$F615];1;0)" office:value-type="string" office:string-value="" calcext:value-type="error">
            <text:p>#N/D</text:p>
          </table:table-cell>
          <table:table-cell table:style-name="ce102" table:formula="of:=NOT(ISERROR([.U616]))" office:value-type="boolean" office:boolean-value="false" calcext:value-type="boolean">
            <text:p>FALSO</text:p>
          </table:table-cell>
          <table:table-cell table:formula="of:=VLOOKUP([.$F616];[.$F617:.$F$1000];1;0)" office:value-type="string" office:string-value="" calcext:value-type="error">
            <text:p>#N/D</text:p>
          </table:table-cell>
          <table:table-cell table:style-name="ce102" table:formula="of:=NOT(ISERROR([.W6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7])&gt;0;HYPERLINK(CONCATENATE(['file:///C:/Users/Txinto%20Vaz/Desktop/req_rees-core/uploading/RqUpload.ods'#$Dict.$B$1];&quot;issues/&quot;;[.B617]);CONCATENATE(&quot;#&quot;;[.B617]));&quot;&quot;)">
            <text:p/>
          </table:table-cell>
          <table:table-cell table:style-name="ce27" table:formula="of:=IF(LEN([.F617])&gt;0;MAX([.D$3:.D616])+1;&quot;&quot;)">
            <text:p/>
          </table:table-cell>
          <table:table-cell table:style-name="ce29" table:formula="of:=IF(LEN([.D617])&gt;0;CONCATENATE([.$K$1];TEXT([.D6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7];[.$H$3:.$H$1000];1;0)" office:value-type="string" office:string-value="" calcext:value-type="error">
            <text:p>#N/D</text:p>
          </table:table-cell>
          <table:table-cell table:style-name="ce102" table:formula="of:=NOT(ISERROR([.R617]))" office:value-type="boolean" office:boolean-value="false" calcext:value-type="boolean">
            <text:p>FALSO</text:p>
          </table:table-cell>
          <table:table-cell/>
          <table:table-cell table:formula="of:=VLOOKUP([.$F617];[.$F$3:.$F616];1;0)" office:value-type="string" office:string-value="" calcext:value-type="error">
            <text:p>#N/D</text:p>
          </table:table-cell>
          <table:table-cell table:style-name="ce102" table:formula="of:=NOT(ISERROR([.U617]))" office:value-type="boolean" office:boolean-value="false" calcext:value-type="boolean">
            <text:p>FALSO</text:p>
          </table:table-cell>
          <table:table-cell table:formula="of:=VLOOKUP([.$F617];[.$F618:.$F$1000];1;0)" office:value-type="string" office:string-value="" calcext:value-type="error">
            <text:p>#N/D</text:p>
          </table:table-cell>
          <table:table-cell table:style-name="ce102" table:formula="of:=NOT(ISERROR([.W6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8])&gt;0;HYPERLINK(CONCATENATE(['file:///C:/Users/Txinto%20Vaz/Desktop/req_rees-core/uploading/RqUpload.ods'#$Dict.$B$1];&quot;issues/&quot;;[.B618]);CONCATENATE(&quot;#&quot;;[.B618]));&quot;&quot;)">
            <text:p/>
          </table:table-cell>
          <table:table-cell table:style-name="ce27" table:formula="of:=IF(LEN([.F618])&gt;0;MAX([.D$3:.D617])+1;&quot;&quot;)">
            <text:p/>
          </table:table-cell>
          <table:table-cell table:style-name="ce29" table:formula="of:=IF(LEN([.D618])&gt;0;CONCATENATE([.$K$1];TEXT([.D6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8];[.$H$3:.$H$1000];1;0)" office:value-type="string" office:string-value="" calcext:value-type="error">
            <text:p>#N/D</text:p>
          </table:table-cell>
          <table:table-cell table:style-name="ce102" table:formula="of:=NOT(ISERROR([.R618]))" office:value-type="boolean" office:boolean-value="false" calcext:value-type="boolean">
            <text:p>FALSO</text:p>
          </table:table-cell>
          <table:table-cell/>
          <table:table-cell table:formula="of:=VLOOKUP([.$F618];[.$F$3:.$F617];1;0)" office:value-type="string" office:string-value="" calcext:value-type="error">
            <text:p>#N/D</text:p>
          </table:table-cell>
          <table:table-cell table:style-name="ce102" table:formula="of:=NOT(ISERROR([.U618]))" office:value-type="boolean" office:boolean-value="false" calcext:value-type="boolean">
            <text:p>FALSO</text:p>
          </table:table-cell>
          <table:table-cell table:formula="of:=VLOOKUP([.$F618];[.$F619:.$F$1000];1;0)" office:value-type="string" office:string-value="" calcext:value-type="error">
            <text:p>#N/D</text:p>
          </table:table-cell>
          <table:table-cell table:style-name="ce102" table:formula="of:=NOT(ISERROR([.W6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19])&gt;0;HYPERLINK(CONCATENATE(['file:///C:/Users/Txinto%20Vaz/Desktop/req_rees-core/uploading/RqUpload.ods'#$Dict.$B$1];&quot;issues/&quot;;[.B619]);CONCATENATE(&quot;#&quot;;[.B619]));&quot;&quot;)">
            <text:p/>
          </table:table-cell>
          <table:table-cell table:style-name="ce27" table:formula="of:=IF(LEN([.F619])&gt;0;MAX([.D$3:.D618])+1;&quot;&quot;)">
            <text:p/>
          </table:table-cell>
          <table:table-cell table:style-name="ce29" table:formula="of:=IF(LEN([.D619])&gt;0;CONCATENATE([.$K$1];TEXT([.D6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9];[.$H$3:.$H$1000];1;0)" office:value-type="string" office:string-value="" calcext:value-type="error">
            <text:p>#N/D</text:p>
          </table:table-cell>
          <table:table-cell table:style-name="ce102" table:formula="of:=NOT(ISERROR([.R619]))" office:value-type="boolean" office:boolean-value="false" calcext:value-type="boolean">
            <text:p>FALSO</text:p>
          </table:table-cell>
          <table:table-cell/>
          <table:table-cell table:formula="of:=VLOOKUP([.$F619];[.$F$3:.$F618];1;0)" office:value-type="string" office:string-value="" calcext:value-type="error">
            <text:p>#N/D</text:p>
          </table:table-cell>
          <table:table-cell table:style-name="ce102" table:formula="of:=NOT(ISERROR([.U619]))" office:value-type="boolean" office:boolean-value="false" calcext:value-type="boolean">
            <text:p>FALSO</text:p>
          </table:table-cell>
          <table:table-cell table:formula="of:=VLOOKUP([.$F619];[.$F620:.$F$1000];1;0)" office:value-type="string" office:string-value="" calcext:value-type="error">
            <text:p>#N/D</text:p>
          </table:table-cell>
          <table:table-cell table:style-name="ce102" table:formula="of:=NOT(ISERROR([.W6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0])&gt;0;HYPERLINK(CONCATENATE(['file:///C:/Users/Txinto%20Vaz/Desktop/req_rees-core/uploading/RqUpload.ods'#$Dict.$B$1];&quot;issues/&quot;;[.B620]);CONCATENATE(&quot;#&quot;;[.B620]));&quot;&quot;)">
            <text:p/>
          </table:table-cell>
          <table:table-cell table:style-name="ce27" table:formula="of:=IF(LEN([.F620])&gt;0;MAX([.D$3:.D619])+1;&quot;&quot;)">
            <text:p/>
          </table:table-cell>
          <table:table-cell table:style-name="ce29" table:formula="of:=IF(LEN([.D620])&gt;0;CONCATENATE([.$K$1];TEXT([.D6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0];[.$H$3:.$H$1000];1;0)" office:value-type="string" office:string-value="" calcext:value-type="error">
            <text:p>#N/D</text:p>
          </table:table-cell>
          <table:table-cell table:style-name="ce102" table:formula="of:=NOT(ISERROR([.R620]))" office:value-type="boolean" office:boolean-value="false" calcext:value-type="boolean">
            <text:p>FALSO</text:p>
          </table:table-cell>
          <table:table-cell/>
          <table:table-cell table:formula="of:=VLOOKUP([.$F620];[.$F$3:.$F619];1;0)" office:value-type="string" office:string-value="" calcext:value-type="error">
            <text:p>#N/D</text:p>
          </table:table-cell>
          <table:table-cell table:style-name="ce102" table:formula="of:=NOT(ISERROR([.U620]))" office:value-type="boolean" office:boolean-value="false" calcext:value-type="boolean">
            <text:p>FALSO</text:p>
          </table:table-cell>
          <table:table-cell table:formula="of:=VLOOKUP([.$F620];[.$F621:.$F$1000];1;0)" office:value-type="string" office:string-value="" calcext:value-type="error">
            <text:p>#N/D</text:p>
          </table:table-cell>
          <table:table-cell table:style-name="ce102" table:formula="of:=NOT(ISERROR([.W6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1])&gt;0;HYPERLINK(CONCATENATE(['file:///C:/Users/Txinto%20Vaz/Desktop/req_rees-core/uploading/RqUpload.ods'#$Dict.$B$1];&quot;issues/&quot;;[.B621]);CONCATENATE(&quot;#&quot;;[.B621]));&quot;&quot;)">
            <text:p/>
          </table:table-cell>
          <table:table-cell table:style-name="ce27" table:formula="of:=IF(LEN([.F621])&gt;0;MAX([.D$3:.D620])+1;&quot;&quot;)">
            <text:p/>
          </table:table-cell>
          <table:table-cell table:style-name="ce29" table:formula="of:=IF(LEN([.D621])&gt;0;CONCATENATE([.$K$1];TEXT([.D6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1];[.$H$3:.$H$1000];1;0)" office:value-type="string" office:string-value="" calcext:value-type="error">
            <text:p>#N/D</text:p>
          </table:table-cell>
          <table:table-cell table:style-name="ce102" table:formula="of:=NOT(ISERROR([.R621]))" office:value-type="boolean" office:boolean-value="false" calcext:value-type="boolean">
            <text:p>FALSO</text:p>
          </table:table-cell>
          <table:table-cell/>
          <table:table-cell table:formula="of:=VLOOKUP([.$F621];[.$F$3:.$F620];1;0)" office:value-type="string" office:string-value="" calcext:value-type="error">
            <text:p>#N/D</text:p>
          </table:table-cell>
          <table:table-cell table:style-name="ce102" table:formula="of:=NOT(ISERROR([.U621]))" office:value-type="boolean" office:boolean-value="false" calcext:value-type="boolean">
            <text:p>FALSO</text:p>
          </table:table-cell>
          <table:table-cell table:formula="of:=VLOOKUP([.$F621];[.$F622:.$F$1000];1;0)" office:value-type="string" office:string-value="" calcext:value-type="error">
            <text:p>#N/D</text:p>
          </table:table-cell>
          <table:table-cell table:style-name="ce102" table:formula="of:=NOT(ISERROR([.W6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2])&gt;0;HYPERLINK(CONCATENATE(['file:///C:/Users/Txinto%20Vaz/Desktop/req_rees-core/uploading/RqUpload.ods'#$Dict.$B$1];&quot;issues/&quot;;[.B622]);CONCATENATE(&quot;#&quot;;[.B622]));&quot;&quot;)">
            <text:p/>
          </table:table-cell>
          <table:table-cell table:style-name="ce27" table:formula="of:=IF(LEN([.F622])&gt;0;MAX([.D$3:.D621])+1;&quot;&quot;)">
            <text:p/>
          </table:table-cell>
          <table:table-cell table:style-name="ce29" table:formula="of:=IF(LEN([.D622])&gt;0;CONCATENATE([.$K$1];TEXT([.D6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2];[.$H$3:.$H$1000];1;0)" office:value-type="string" office:string-value="" calcext:value-type="error">
            <text:p>#N/D</text:p>
          </table:table-cell>
          <table:table-cell table:style-name="ce102" table:formula="of:=NOT(ISERROR([.R622]))" office:value-type="boolean" office:boolean-value="false" calcext:value-type="boolean">
            <text:p>FALSO</text:p>
          </table:table-cell>
          <table:table-cell/>
          <table:table-cell table:formula="of:=VLOOKUP([.$F622];[.$F$3:.$F621];1;0)" office:value-type="string" office:string-value="" calcext:value-type="error">
            <text:p>#N/D</text:p>
          </table:table-cell>
          <table:table-cell table:style-name="ce102" table:formula="of:=NOT(ISERROR([.U622]))" office:value-type="boolean" office:boolean-value="false" calcext:value-type="boolean">
            <text:p>FALSO</text:p>
          </table:table-cell>
          <table:table-cell table:formula="of:=VLOOKUP([.$F622];[.$F623:.$F$1000];1;0)" office:value-type="string" office:string-value="" calcext:value-type="error">
            <text:p>#N/D</text:p>
          </table:table-cell>
          <table:table-cell table:style-name="ce102" table:formula="of:=NOT(ISERROR([.W6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3])&gt;0;HYPERLINK(CONCATENATE(['file:///C:/Users/Txinto%20Vaz/Desktop/req_rees-core/uploading/RqUpload.ods'#$Dict.$B$1];&quot;issues/&quot;;[.B623]);CONCATENATE(&quot;#&quot;;[.B623]));&quot;&quot;)">
            <text:p/>
          </table:table-cell>
          <table:table-cell table:style-name="ce27" table:formula="of:=IF(LEN([.F623])&gt;0;MAX([.D$3:.D622])+1;&quot;&quot;)">
            <text:p/>
          </table:table-cell>
          <table:table-cell table:style-name="ce29" table:formula="of:=IF(LEN([.D623])&gt;0;CONCATENATE([.$K$1];TEXT([.D6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3];[.$H$3:.$H$1000];1;0)" office:value-type="string" office:string-value="" calcext:value-type="error">
            <text:p>#N/D</text:p>
          </table:table-cell>
          <table:table-cell table:style-name="ce102" table:formula="of:=NOT(ISERROR([.R623]))" office:value-type="boolean" office:boolean-value="false" calcext:value-type="boolean">
            <text:p>FALSO</text:p>
          </table:table-cell>
          <table:table-cell/>
          <table:table-cell table:formula="of:=VLOOKUP([.$F623];[.$F$3:.$F622];1;0)" office:value-type="string" office:string-value="" calcext:value-type="error">
            <text:p>#N/D</text:p>
          </table:table-cell>
          <table:table-cell table:style-name="ce102" table:formula="of:=NOT(ISERROR([.U623]))" office:value-type="boolean" office:boolean-value="false" calcext:value-type="boolean">
            <text:p>FALSO</text:p>
          </table:table-cell>
          <table:table-cell table:formula="of:=VLOOKUP([.$F623];[.$F624:.$F$1000];1;0)" office:value-type="string" office:string-value="" calcext:value-type="error">
            <text:p>#N/D</text:p>
          </table:table-cell>
          <table:table-cell table:style-name="ce102" table:formula="of:=NOT(ISERROR([.W6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4])&gt;0;HYPERLINK(CONCATENATE(['file:///C:/Users/Txinto%20Vaz/Desktop/req_rees-core/uploading/RqUpload.ods'#$Dict.$B$1];&quot;issues/&quot;;[.B624]);CONCATENATE(&quot;#&quot;;[.B624]));&quot;&quot;)">
            <text:p/>
          </table:table-cell>
          <table:table-cell table:style-name="ce27" table:formula="of:=IF(LEN([.F624])&gt;0;MAX([.D$3:.D623])+1;&quot;&quot;)">
            <text:p/>
          </table:table-cell>
          <table:table-cell table:style-name="ce29" table:formula="of:=IF(LEN([.D624])&gt;0;CONCATENATE([.$K$1];TEXT([.D6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4];[.$H$3:.$H$1000];1;0)" office:value-type="string" office:string-value="" calcext:value-type="error">
            <text:p>#N/D</text:p>
          </table:table-cell>
          <table:table-cell table:style-name="ce102" table:formula="of:=NOT(ISERROR([.R624]))" office:value-type="boolean" office:boolean-value="false" calcext:value-type="boolean">
            <text:p>FALSO</text:p>
          </table:table-cell>
          <table:table-cell/>
          <table:table-cell table:formula="of:=VLOOKUP([.$F624];[.$F$3:.$F623];1;0)" office:value-type="string" office:string-value="" calcext:value-type="error">
            <text:p>#N/D</text:p>
          </table:table-cell>
          <table:table-cell table:style-name="ce102" table:formula="of:=NOT(ISERROR([.U624]))" office:value-type="boolean" office:boolean-value="false" calcext:value-type="boolean">
            <text:p>FALSO</text:p>
          </table:table-cell>
          <table:table-cell table:formula="of:=VLOOKUP([.$F624];[.$F625:.$F$1000];1;0)" office:value-type="string" office:string-value="" calcext:value-type="error">
            <text:p>#N/D</text:p>
          </table:table-cell>
          <table:table-cell table:style-name="ce102" table:formula="of:=NOT(ISERROR([.W6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5])&gt;0;HYPERLINK(CONCATENATE(['file:///C:/Users/Txinto%20Vaz/Desktop/req_rees-core/uploading/RqUpload.ods'#$Dict.$B$1];&quot;issues/&quot;;[.B625]);CONCATENATE(&quot;#&quot;;[.B625]));&quot;&quot;)">
            <text:p/>
          </table:table-cell>
          <table:table-cell table:style-name="ce27" table:formula="of:=IF(LEN([.F625])&gt;0;MAX([.D$3:.D624])+1;&quot;&quot;)">
            <text:p/>
          </table:table-cell>
          <table:table-cell table:style-name="ce29" table:formula="of:=IF(LEN([.D625])&gt;0;CONCATENATE([.$K$1];TEXT([.D6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5];[.$H$3:.$H$1000];1;0)" office:value-type="string" office:string-value="" calcext:value-type="error">
            <text:p>#N/D</text:p>
          </table:table-cell>
          <table:table-cell table:style-name="ce102" table:formula="of:=NOT(ISERROR([.R625]))" office:value-type="boolean" office:boolean-value="false" calcext:value-type="boolean">
            <text:p>FALSO</text:p>
          </table:table-cell>
          <table:table-cell/>
          <table:table-cell table:formula="of:=VLOOKUP([.$F625];[.$F$3:.$F624];1;0)" office:value-type="string" office:string-value="" calcext:value-type="error">
            <text:p>#N/D</text:p>
          </table:table-cell>
          <table:table-cell table:style-name="ce102" table:formula="of:=NOT(ISERROR([.U625]))" office:value-type="boolean" office:boolean-value="false" calcext:value-type="boolean">
            <text:p>FALSO</text:p>
          </table:table-cell>
          <table:table-cell table:formula="of:=VLOOKUP([.$F625];[.$F626:.$F$1000];1;0)" office:value-type="string" office:string-value="" calcext:value-type="error">
            <text:p>#N/D</text:p>
          </table:table-cell>
          <table:table-cell table:style-name="ce102" table:formula="of:=NOT(ISERROR([.W6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6])&gt;0;HYPERLINK(CONCATENATE(['file:///C:/Users/Txinto%20Vaz/Desktop/req_rees-core/uploading/RqUpload.ods'#$Dict.$B$1];&quot;issues/&quot;;[.B626]);CONCATENATE(&quot;#&quot;;[.B626]));&quot;&quot;)">
            <text:p/>
          </table:table-cell>
          <table:table-cell table:style-name="ce27" table:formula="of:=IF(LEN([.F626])&gt;0;MAX([.D$3:.D625])+1;&quot;&quot;)">
            <text:p/>
          </table:table-cell>
          <table:table-cell table:style-name="ce29" table:formula="of:=IF(LEN([.D626])&gt;0;CONCATENATE([.$K$1];TEXT([.D6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6];[.$H$3:.$H$1000];1;0)" office:value-type="string" office:string-value="" calcext:value-type="error">
            <text:p>#N/D</text:p>
          </table:table-cell>
          <table:table-cell table:style-name="ce102" table:formula="of:=NOT(ISERROR([.R626]))" office:value-type="boolean" office:boolean-value="false" calcext:value-type="boolean">
            <text:p>FALSO</text:p>
          </table:table-cell>
          <table:table-cell/>
          <table:table-cell table:formula="of:=VLOOKUP([.$F626];[.$F$3:.$F625];1;0)" office:value-type="string" office:string-value="" calcext:value-type="error">
            <text:p>#N/D</text:p>
          </table:table-cell>
          <table:table-cell table:style-name="ce102" table:formula="of:=NOT(ISERROR([.U626]))" office:value-type="boolean" office:boolean-value="false" calcext:value-type="boolean">
            <text:p>FALSO</text:p>
          </table:table-cell>
          <table:table-cell table:formula="of:=VLOOKUP([.$F626];[.$F627:.$F$1000];1;0)" office:value-type="string" office:string-value="" calcext:value-type="error">
            <text:p>#N/D</text:p>
          </table:table-cell>
          <table:table-cell table:style-name="ce102" table:formula="of:=NOT(ISERROR([.W6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7])&gt;0;HYPERLINK(CONCATENATE(['file:///C:/Users/Txinto%20Vaz/Desktop/req_rees-core/uploading/RqUpload.ods'#$Dict.$B$1];&quot;issues/&quot;;[.B627]);CONCATENATE(&quot;#&quot;;[.B627]));&quot;&quot;)">
            <text:p/>
          </table:table-cell>
          <table:table-cell table:style-name="ce27" table:formula="of:=IF(LEN([.F627])&gt;0;MAX([.D$3:.D626])+1;&quot;&quot;)">
            <text:p/>
          </table:table-cell>
          <table:table-cell table:style-name="ce29" table:formula="of:=IF(LEN([.D627])&gt;0;CONCATENATE([.$K$1];TEXT([.D6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7];[.$H$3:.$H$1000];1;0)" office:value-type="string" office:string-value="" calcext:value-type="error">
            <text:p>#N/D</text:p>
          </table:table-cell>
          <table:table-cell table:style-name="ce102" table:formula="of:=NOT(ISERROR([.R627]))" office:value-type="boolean" office:boolean-value="false" calcext:value-type="boolean">
            <text:p>FALSO</text:p>
          </table:table-cell>
          <table:table-cell/>
          <table:table-cell table:formula="of:=VLOOKUP([.$F627];[.$F$3:.$F626];1;0)" office:value-type="string" office:string-value="" calcext:value-type="error">
            <text:p>#N/D</text:p>
          </table:table-cell>
          <table:table-cell table:style-name="ce102" table:formula="of:=NOT(ISERROR([.U627]))" office:value-type="boolean" office:boolean-value="false" calcext:value-type="boolean">
            <text:p>FALSO</text:p>
          </table:table-cell>
          <table:table-cell table:formula="of:=VLOOKUP([.$F627];[.$F628:.$F$1000];1;0)" office:value-type="string" office:string-value="" calcext:value-type="error">
            <text:p>#N/D</text:p>
          </table:table-cell>
          <table:table-cell table:style-name="ce102" table:formula="of:=NOT(ISERROR([.W6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8])&gt;0;HYPERLINK(CONCATENATE(['file:///C:/Users/Txinto%20Vaz/Desktop/req_rees-core/uploading/RqUpload.ods'#$Dict.$B$1];&quot;issues/&quot;;[.B628]);CONCATENATE(&quot;#&quot;;[.B628]));&quot;&quot;)">
            <text:p/>
          </table:table-cell>
          <table:table-cell table:style-name="ce27" table:formula="of:=IF(LEN([.F628])&gt;0;MAX([.D$3:.D627])+1;&quot;&quot;)">
            <text:p/>
          </table:table-cell>
          <table:table-cell table:style-name="ce29" table:formula="of:=IF(LEN([.D628])&gt;0;CONCATENATE([.$K$1];TEXT([.D6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8];[.$H$3:.$H$1000];1;0)" office:value-type="string" office:string-value="" calcext:value-type="error">
            <text:p>#N/D</text:p>
          </table:table-cell>
          <table:table-cell table:style-name="ce102" table:formula="of:=NOT(ISERROR([.R628]))" office:value-type="boolean" office:boolean-value="false" calcext:value-type="boolean">
            <text:p>FALSO</text:p>
          </table:table-cell>
          <table:table-cell/>
          <table:table-cell table:formula="of:=VLOOKUP([.$F628];[.$F$3:.$F627];1;0)" office:value-type="string" office:string-value="" calcext:value-type="error">
            <text:p>#N/D</text:p>
          </table:table-cell>
          <table:table-cell table:style-name="ce102" table:formula="of:=NOT(ISERROR([.U628]))" office:value-type="boolean" office:boolean-value="false" calcext:value-type="boolean">
            <text:p>FALSO</text:p>
          </table:table-cell>
          <table:table-cell table:formula="of:=VLOOKUP([.$F628];[.$F629:.$F$1000];1;0)" office:value-type="string" office:string-value="" calcext:value-type="error">
            <text:p>#N/D</text:p>
          </table:table-cell>
          <table:table-cell table:style-name="ce102" table:formula="of:=NOT(ISERROR([.W6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29])&gt;0;HYPERLINK(CONCATENATE(['file:///C:/Users/Txinto%20Vaz/Desktop/req_rees-core/uploading/RqUpload.ods'#$Dict.$B$1];&quot;issues/&quot;;[.B629]);CONCATENATE(&quot;#&quot;;[.B629]));&quot;&quot;)">
            <text:p/>
          </table:table-cell>
          <table:table-cell table:style-name="ce27" table:formula="of:=IF(LEN([.F629])&gt;0;MAX([.D$3:.D628])+1;&quot;&quot;)">
            <text:p/>
          </table:table-cell>
          <table:table-cell table:style-name="ce29" table:formula="of:=IF(LEN([.D629])&gt;0;CONCATENATE([.$K$1];TEXT([.D6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9];[.$H$3:.$H$1000];1;0)" office:value-type="string" office:string-value="" calcext:value-type="error">
            <text:p>#N/D</text:p>
          </table:table-cell>
          <table:table-cell table:style-name="ce102" table:formula="of:=NOT(ISERROR([.R629]))" office:value-type="boolean" office:boolean-value="false" calcext:value-type="boolean">
            <text:p>FALSO</text:p>
          </table:table-cell>
          <table:table-cell/>
          <table:table-cell table:formula="of:=VLOOKUP([.$F629];[.$F$3:.$F628];1;0)" office:value-type="string" office:string-value="" calcext:value-type="error">
            <text:p>#N/D</text:p>
          </table:table-cell>
          <table:table-cell table:style-name="ce102" table:formula="of:=NOT(ISERROR([.U629]))" office:value-type="boolean" office:boolean-value="false" calcext:value-type="boolean">
            <text:p>FALSO</text:p>
          </table:table-cell>
          <table:table-cell table:formula="of:=VLOOKUP([.$F629];[.$F630:.$F$1000];1;0)" office:value-type="string" office:string-value="" calcext:value-type="error">
            <text:p>#N/D</text:p>
          </table:table-cell>
          <table:table-cell table:style-name="ce102" table:formula="of:=NOT(ISERROR([.W6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0])&gt;0;HYPERLINK(CONCATENATE(['file:///C:/Users/Txinto%20Vaz/Desktop/req_rees-core/uploading/RqUpload.ods'#$Dict.$B$1];&quot;issues/&quot;;[.B630]);CONCATENATE(&quot;#&quot;;[.B630]));&quot;&quot;)">
            <text:p/>
          </table:table-cell>
          <table:table-cell table:style-name="ce27" table:formula="of:=IF(LEN([.F630])&gt;0;MAX([.D$3:.D629])+1;&quot;&quot;)">
            <text:p/>
          </table:table-cell>
          <table:table-cell table:style-name="ce29" table:formula="of:=IF(LEN([.D630])&gt;0;CONCATENATE([.$K$1];TEXT([.D6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0];[.$H$3:.$H$1000];1;0)" office:value-type="string" office:string-value="" calcext:value-type="error">
            <text:p>#N/D</text:p>
          </table:table-cell>
          <table:table-cell table:style-name="ce102" table:formula="of:=NOT(ISERROR([.R630]))" office:value-type="boolean" office:boolean-value="false" calcext:value-type="boolean">
            <text:p>FALSO</text:p>
          </table:table-cell>
          <table:table-cell/>
          <table:table-cell table:formula="of:=VLOOKUP([.$F630];[.$F$3:.$F629];1;0)" office:value-type="string" office:string-value="" calcext:value-type="error">
            <text:p>#N/D</text:p>
          </table:table-cell>
          <table:table-cell table:style-name="ce102" table:formula="of:=NOT(ISERROR([.U630]))" office:value-type="boolean" office:boolean-value="false" calcext:value-type="boolean">
            <text:p>FALSO</text:p>
          </table:table-cell>
          <table:table-cell table:formula="of:=VLOOKUP([.$F630];[.$F631:.$F$1000];1;0)" office:value-type="string" office:string-value="" calcext:value-type="error">
            <text:p>#N/D</text:p>
          </table:table-cell>
          <table:table-cell table:style-name="ce102" table:formula="of:=NOT(ISERROR([.W6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1])&gt;0;HYPERLINK(CONCATENATE(['file:///C:/Users/Txinto%20Vaz/Desktop/req_rees-core/uploading/RqUpload.ods'#$Dict.$B$1];&quot;issues/&quot;;[.B631]);CONCATENATE(&quot;#&quot;;[.B631]));&quot;&quot;)">
            <text:p/>
          </table:table-cell>
          <table:table-cell table:style-name="ce27" table:formula="of:=IF(LEN([.F631])&gt;0;MAX([.D$3:.D630])+1;&quot;&quot;)">
            <text:p/>
          </table:table-cell>
          <table:table-cell table:style-name="ce29" table:formula="of:=IF(LEN([.D631])&gt;0;CONCATENATE([.$K$1];TEXT([.D6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1];[.$H$3:.$H$1000];1;0)" office:value-type="string" office:string-value="" calcext:value-type="error">
            <text:p>#N/D</text:p>
          </table:table-cell>
          <table:table-cell table:style-name="ce102" table:formula="of:=NOT(ISERROR([.R631]))" office:value-type="boolean" office:boolean-value="false" calcext:value-type="boolean">
            <text:p>FALSO</text:p>
          </table:table-cell>
          <table:table-cell/>
          <table:table-cell table:formula="of:=VLOOKUP([.$F631];[.$F$3:.$F630];1;0)" office:value-type="string" office:string-value="" calcext:value-type="error">
            <text:p>#N/D</text:p>
          </table:table-cell>
          <table:table-cell table:style-name="ce102" table:formula="of:=NOT(ISERROR([.U631]))" office:value-type="boolean" office:boolean-value="false" calcext:value-type="boolean">
            <text:p>FALSO</text:p>
          </table:table-cell>
          <table:table-cell table:formula="of:=VLOOKUP([.$F631];[.$F632:.$F$1000];1;0)" office:value-type="string" office:string-value="" calcext:value-type="error">
            <text:p>#N/D</text:p>
          </table:table-cell>
          <table:table-cell table:style-name="ce102" table:formula="of:=NOT(ISERROR([.W6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2])&gt;0;HYPERLINK(CONCATENATE(['file:///C:/Users/Txinto%20Vaz/Desktop/req_rees-core/uploading/RqUpload.ods'#$Dict.$B$1];&quot;issues/&quot;;[.B632]);CONCATENATE(&quot;#&quot;;[.B632]));&quot;&quot;)">
            <text:p/>
          </table:table-cell>
          <table:table-cell table:style-name="ce27" table:formula="of:=IF(LEN([.F632])&gt;0;MAX([.D$3:.D631])+1;&quot;&quot;)">
            <text:p/>
          </table:table-cell>
          <table:table-cell table:style-name="ce29" table:formula="of:=IF(LEN([.D632])&gt;0;CONCATENATE([.$K$1];TEXT([.D6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2];[.$H$3:.$H$1000];1;0)" office:value-type="string" office:string-value="" calcext:value-type="error">
            <text:p>#N/D</text:p>
          </table:table-cell>
          <table:table-cell table:style-name="ce102" table:formula="of:=NOT(ISERROR([.R632]))" office:value-type="boolean" office:boolean-value="false" calcext:value-type="boolean">
            <text:p>FALSO</text:p>
          </table:table-cell>
          <table:table-cell/>
          <table:table-cell table:formula="of:=VLOOKUP([.$F632];[.$F$3:.$F631];1;0)" office:value-type="string" office:string-value="" calcext:value-type="error">
            <text:p>#N/D</text:p>
          </table:table-cell>
          <table:table-cell table:style-name="ce102" table:formula="of:=NOT(ISERROR([.U632]))" office:value-type="boolean" office:boolean-value="false" calcext:value-type="boolean">
            <text:p>FALSO</text:p>
          </table:table-cell>
          <table:table-cell table:formula="of:=VLOOKUP([.$F632];[.$F633:.$F$1000];1;0)" office:value-type="string" office:string-value="" calcext:value-type="error">
            <text:p>#N/D</text:p>
          </table:table-cell>
          <table:table-cell table:style-name="ce102" table:formula="of:=NOT(ISERROR([.W6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3])&gt;0;HYPERLINK(CONCATENATE(['file:///C:/Users/Txinto%20Vaz/Desktop/req_rees-core/uploading/RqUpload.ods'#$Dict.$B$1];&quot;issues/&quot;;[.B633]);CONCATENATE(&quot;#&quot;;[.B633]));&quot;&quot;)">
            <text:p/>
          </table:table-cell>
          <table:table-cell table:style-name="ce27" table:formula="of:=IF(LEN([.F633])&gt;0;MAX([.D$3:.D632])+1;&quot;&quot;)">
            <text:p/>
          </table:table-cell>
          <table:table-cell table:style-name="ce29" table:formula="of:=IF(LEN([.D633])&gt;0;CONCATENATE([.$K$1];TEXT([.D6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3];[.$H$3:.$H$1000];1;0)" office:value-type="string" office:string-value="" calcext:value-type="error">
            <text:p>#N/D</text:p>
          </table:table-cell>
          <table:table-cell table:style-name="ce102" table:formula="of:=NOT(ISERROR([.R633]))" office:value-type="boolean" office:boolean-value="false" calcext:value-type="boolean">
            <text:p>FALSO</text:p>
          </table:table-cell>
          <table:table-cell/>
          <table:table-cell table:formula="of:=VLOOKUP([.$F633];[.$F$3:.$F632];1;0)" office:value-type="string" office:string-value="" calcext:value-type="error">
            <text:p>#N/D</text:p>
          </table:table-cell>
          <table:table-cell table:style-name="ce102" table:formula="of:=NOT(ISERROR([.U633]))" office:value-type="boolean" office:boolean-value="false" calcext:value-type="boolean">
            <text:p>FALSO</text:p>
          </table:table-cell>
          <table:table-cell table:formula="of:=VLOOKUP([.$F633];[.$F634:.$F$1000];1;0)" office:value-type="string" office:string-value="" calcext:value-type="error">
            <text:p>#N/D</text:p>
          </table:table-cell>
          <table:table-cell table:style-name="ce102" table:formula="of:=NOT(ISERROR([.W6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4])&gt;0;HYPERLINK(CONCATENATE(['file:///C:/Users/Txinto%20Vaz/Desktop/req_rees-core/uploading/RqUpload.ods'#$Dict.$B$1];&quot;issues/&quot;;[.B634]);CONCATENATE(&quot;#&quot;;[.B634]));&quot;&quot;)">
            <text:p/>
          </table:table-cell>
          <table:table-cell table:style-name="ce27" table:formula="of:=IF(LEN([.F634])&gt;0;MAX([.D$3:.D633])+1;&quot;&quot;)">
            <text:p/>
          </table:table-cell>
          <table:table-cell table:style-name="ce29" table:formula="of:=IF(LEN([.D634])&gt;0;CONCATENATE([.$K$1];TEXT([.D6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4];[.$H$3:.$H$1000];1;0)" office:value-type="string" office:string-value="" calcext:value-type="error">
            <text:p>#N/D</text:p>
          </table:table-cell>
          <table:table-cell table:style-name="ce102" table:formula="of:=NOT(ISERROR([.R634]))" office:value-type="boolean" office:boolean-value="false" calcext:value-type="boolean">
            <text:p>FALSO</text:p>
          </table:table-cell>
          <table:table-cell/>
          <table:table-cell table:formula="of:=VLOOKUP([.$F634];[.$F$3:.$F633];1;0)" office:value-type="string" office:string-value="" calcext:value-type="error">
            <text:p>#N/D</text:p>
          </table:table-cell>
          <table:table-cell table:style-name="ce102" table:formula="of:=NOT(ISERROR([.U634]))" office:value-type="boolean" office:boolean-value="false" calcext:value-type="boolean">
            <text:p>FALSO</text:p>
          </table:table-cell>
          <table:table-cell table:formula="of:=VLOOKUP([.$F634];[.$F635:.$F$1000];1;0)" office:value-type="string" office:string-value="" calcext:value-type="error">
            <text:p>#N/D</text:p>
          </table:table-cell>
          <table:table-cell table:style-name="ce102" table:formula="of:=NOT(ISERROR([.W6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5])&gt;0;HYPERLINK(CONCATENATE(['file:///C:/Users/Txinto%20Vaz/Desktop/req_rees-core/uploading/RqUpload.ods'#$Dict.$B$1];&quot;issues/&quot;;[.B635]);CONCATENATE(&quot;#&quot;;[.B635]));&quot;&quot;)">
            <text:p/>
          </table:table-cell>
          <table:table-cell table:style-name="ce27" table:formula="of:=IF(LEN([.F635])&gt;0;MAX([.D$3:.D634])+1;&quot;&quot;)">
            <text:p/>
          </table:table-cell>
          <table:table-cell table:style-name="ce29" table:formula="of:=IF(LEN([.D635])&gt;0;CONCATENATE([.$K$1];TEXT([.D6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5];[.$H$3:.$H$1000];1;0)" office:value-type="string" office:string-value="" calcext:value-type="error">
            <text:p>#N/D</text:p>
          </table:table-cell>
          <table:table-cell table:style-name="ce102" table:formula="of:=NOT(ISERROR([.R635]))" office:value-type="boolean" office:boolean-value="false" calcext:value-type="boolean">
            <text:p>FALSO</text:p>
          </table:table-cell>
          <table:table-cell/>
          <table:table-cell table:formula="of:=VLOOKUP([.$F635];[.$F$3:.$F634];1;0)" office:value-type="string" office:string-value="" calcext:value-type="error">
            <text:p>#N/D</text:p>
          </table:table-cell>
          <table:table-cell table:style-name="ce102" table:formula="of:=NOT(ISERROR([.U635]))" office:value-type="boolean" office:boolean-value="false" calcext:value-type="boolean">
            <text:p>FALSO</text:p>
          </table:table-cell>
          <table:table-cell table:formula="of:=VLOOKUP([.$F635];[.$F636:.$F$1000];1;0)" office:value-type="string" office:string-value="" calcext:value-type="error">
            <text:p>#N/D</text:p>
          </table:table-cell>
          <table:table-cell table:style-name="ce102" table:formula="of:=NOT(ISERROR([.W6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6])&gt;0;HYPERLINK(CONCATENATE(['file:///C:/Users/Txinto%20Vaz/Desktop/req_rees-core/uploading/RqUpload.ods'#$Dict.$B$1];&quot;issues/&quot;;[.B636]);CONCATENATE(&quot;#&quot;;[.B636]));&quot;&quot;)">
            <text:p/>
          </table:table-cell>
          <table:table-cell table:style-name="ce27" table:formula="of:=IF(LEN([.F636])&gt;0;MAX([.D$3:.D635])+1;&quot;&quot;)">
            <text:p/>
          </table:table-cell>
          <table:table-cell table:style-name="ce29" table:formula="of:=IF(LEN([.D636])&gt;0;CONCATENATE([.$K$1];TEXT([.D6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6];[.$H$3:.$H$1000];1;0)" office:value-type="string" office:string-value="" calcext:value-type="error">
            <text:p>#N/D</text:p>
          </table:table-cell>
          <table:table-cell table:style-name="ce102" table:formula="of:=NOT(ISERROR([.R636]))" office:value-type="boolean" office:boolean-value="false" calcext:value-type="boolean">
            <text:p>FALSO</text:p>
          </table:table-cell>
          <table:table-cell/>
          <table:table-cell table:formula="of:=VLOOKUP([.$F636];[.$F$3:.$F635];1;0)" office:value-type="string" office:string-value="" calcext:value-type="error">
            <text:p>#N/D</text:p>
          </table:table-cell>
          <table:table-cell table:style-name="ce102" table:formula="of:=NOT(ISERROR([.U636]))" office:value-type="boolean" office:boolean-value="false" calcext:value-type="boolean">
            <text:p>FALSO</text:p>
          </table:table-cell>
          <table:table-cell table:formula="of:=VLOOKUP([.$F636];[.$F637:.$F$1000];1;0)" office:value-type="string" office:string-value="" calcext:value-type="error">
            <text:p>#N/D</text:p>
          </table:table-cell>
          <table:table-cell table:style-name="ce102" table:formula="of:=NOT(ISERROR([.W6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7])&gt;0;HYPERLINK(CONCATENATE(['file:///C:/Users/Txinto%20Vaz/Desktop/req_rees-core/uploading/RqUpload.ods'#$Dict.$B$1];&quot;issues/&quot;;[.B637]);CONCATENATE(&quot;#&quot;;[.B637]));&quot;&quot;)">
            <text:p/>
          </table:table-cell>
          <table:table-cell table:style-name="ce27" table:formula="of:=IF(LEN([.F637])&gt;0;MAX([.D$3:.D636])+1;&quot;&quot;)">
            <text:p/>
          </table:table-cell>
          <table:table-cell table:style-name="ce29" table:formula="of:=IF(LEN([.D637])&gt;0;CONCATENATE([.$K$1];TEXT([.D6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7];[.$H$3:.$H$1000];1;0)" office:value-type="string" office:string-value="" calcext:value-type="error">
            <text:p>#N/D</text:p>
          </table:table-cell>
          <table:table-cell table:style-name="ce102" table:formula="of:=NOT(ISERROR([.R637]))" office:value-type="boolean" office:boolean-value="false" calcext:value-type="boolean">
            <text:p>FALSO</text:p>
          </table:table-cell>
          <table:table-cell/>
          <table:table-cell table:formula="of:=VLOOKUP([.$F637];[.$F$3:.$F636];1;0)" office:value-type="string" office:string-value="" calcext:value-type="error">
            <text:p>#N/D</text:p>
          </table:table-cell>
          <table:table-cell table:style-name="ce102" table:formula="of:=NOT(ISERROR([.U637]))" office:value-type="boolean" office:boolean-value="false" calcext:value-type="boolean">
            <text:p>FALSO</text:p>
          </table:table-cell>
          <table:table-cell table:formula="of:=VLOOKUP([.$F637];[.$F638:.$F$1000];1;0)" office:value-type="string" office:string-value="" calcext:value-type="error">
            <text:p>#N/D</text:p>
          </table:table-cell>
          <table:table-cell table:style-name="ce102" table:formula="of:=NOT(ISERROR([.W6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8])&gt;0;HYPERLINK(CONCATENATE(['file:///C:/Users/Txinto%20Vaz/Desktop/req_rees-core/uploading/RqUpload.ods'#$Dict.$B$1];&quot;issues/&quot;;[.B638]);CONCATENATE(&quot;#&quot;;[.B638]));&quot;&quot;)">
            <text:p/>
          </table:table-cell>
          <table:table-cell table:style-name="ce27" table:formula="of:=IF(LEN([.F638])&gt;0;MAX([.D$3:.D637])+1;&quot;&quot;)">
            <text:p/>
          </table:table-cell>
          <table:table-cell table:style-name="ce29" table:formula="of:=IF(LEN([.D638])&gt;0;CONCATENATE([.$K$1];TEXT([.D6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8];[.$H$3:.$H$1000];1;0)" office:value-type="string" office:string-value="" calcext:value-type="error">
            <text:p>#N/D</text:p>
          </table:table-cell>
          <table:table-cell table:style-name="ce102" table:formula="of:=NOT(ISERROR([.R638]))" office:value-type="boolean" office:boolean-value="false" calcext:value-type="boolean">
            <text:p>FALSO</text:p>
          </table:table-cell>
          <table:table-cell/>
          <table:table-cell table:formula="of:=VLOOKUP([.$F638];[.$F$3:.$F637];1;0)" office:value-type="string" office:string-value="" calcext:value-type="error">
            <text:p>#N/D</text:p>
          </table:table-cell>
          <table:table-cell table:style-name="ce102" table:formula="of:=NOT(ISERROR([.U638]))" office:value-type="boolean" office:boolean-value="false" calcext:value-type="boolean">
            <text:p>FALSO</text:p>
          </table:table-cell>
          <table:table-cell table:formula="of:=VLOOKUP([.$F638];[.$F639:.$F$1000];1;0)" office:value-type="string" office:string-value="" calcext:value-type="error">
            <text:p>#N/D</text:p>
          </table:table-cell>
          <table:table-cell table:style-name="ce102" table:formula="of:=NOT(ISERROR([.W6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39])&gt;0;HYPERLINK(CONCATENATE(['file:///C:/Users/Txinto%20Vaz/Desktop/req_rees-core/uploading/RqUpload.ods'#$Dict.$B$1];&quot;issues/&quot;;[.B639]);CONCATENATE(&quot;#&quot;;[.B639]));&quot;&quot;)">
            <text:p/>
          </table:table-cell>
          <table:table-cell table:style-name="ce27" table:formula="of:=IF(LEN([.F639])&gt;0;MAX([.D$3:.D638])+1;&quot;&quot;)">
            <text:p/>
          </table:table-cell>
          <table:table-cell table:style-name="ce29" table:formula="of:=IF(LEN([.D639])&gt;0;CONCATENATE([.$K$1];TEXT([.D6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9];[.$H$3:.$H$1000];1;0)" office:value-type="string" office:string-value="" calcext:value-type="error">
            <text:p>#N/D</text:p>
          </table:table-cell>
          <table:table-cell table:style-name="ce102" table:formula="of:=NOT(ISERROR([.R639]))" office:value-type="boolean" office:boolean-value="false" calcext:value-type="boolean">
            <text:p>FALSO</text:p>
          </table:table-cell>
          <table:table-cell/>
          <table:table-cell table:formula="of:=VLOOKUP([.$F639];[.$F$3:.$F638];1;0)" office:value-type="string" office:string-value="" calcext:value-type="error">
            <text:p>#N/D</text:p>
          </table:table-cell>
          <table:table-cell table:style-name="ce102" table:formula="of:=NOT(ISERROR([.U639]))" office:value-type="boolean" office:boolean-value="false" calcext:value-type="boolean">
            <text:p>FALSO</text:p>
          </table:table-cell>
          <table:table-cell table:formula="of:=VLOOKUP([.$F639];[.$F640:.$F$1000];1;0)" office:value-type="string" office:string-value="" calcext:value-type="error">
            <text:p>#N/D</text:p>
          </table:table-cell>
          <table:table-cell table:style-name="ce102" table:formula="of:=NOT(ISERROR([.W6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0])&gt;0;HYPERLINK(CONCATENATE(['file:///C:/Users/Txinto%20Vaz/Desktop/req_rees-core/uploading/RqUpload.ods'#$Dict.$B$1];&quot;issues/&quot;;[.B640]);CONCATENATE(&quot;#&quot;;[.B640]));&quot;&quot;)">
            <text:p/>
          </table:table-cell>
          <table:table-cell table:style-name="ce27" table:formula="of:=IF(LEN([.F640])&gt;0;MAX([.D$3:.D639])+1;&quot;&quot;)">
            <text:p/>
          </table:table-cell>
          <table:table-cell table:style-name="ce29" table:formula="of:=IF(LEN([.D640])&gt;0;CONCATENATE([.$K$1];TEXT([.D6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0];[.$H$3:.$H$1000];1;0)" office:value-type="string" office:string-value="" calcext:value-type="error">
            <text:p>#N/D</text:p>
          </table:table-cell>
          <table:table-cell table:style-name="ce102" table:formula="of:=NOT(ISERROR([.R640]))" office:value-type="boolean" office:boolean-value="false" calcext:value-type="boolean">
            <text:p>FALSO</text:p>
          </table:table-cell>
          <table:table-cell/>
          <table:table-cell table:formula="of:=VLOOKUP([.$F640];[.$F$3:.$F639];1;0)" office:value-type="string" office:string-value="" calcext:value-type="error">
            <text:p>#N/D</text:p>
          </table:table-cell>
          <table:table-cell table:style-name="ce102" table:formula="of:=NOT(ISERROR([.U640]))" office:value-type="boolean" office:boolean-value="false" calcext:value-type="boolean">
            <text:p>FALSO</text:p>
          </table:table-cell>
          <table:table-cell table:formula="of:=VLOOKUP([.$F640];[.$F641:.$F$1000];1;0)" office:value-type="string" office:string-value="" calcext:value-type="error">
            <text:p>#N/D</text:p>
          </table:table-cell>
          <table:table-cell table:style-name="ce102" table:formula="of:=NOT(ISERROR([.W6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1])&gt;0;HYPERLINK(CONCATENATE(['file:///C:/Users/Txinto%20Vaz/Desktop/req_rees-core/uploading/RqUpload.ods'#$Dict.$B$1];&quot;issues/&quot;;[.B641]);CONCATENATE(&quot;#&quot;;[.B641]));&quot;&quot;)">
            <text:p/>
          </table:table-cell>
          <table:table-cell table:style-name="ce27" table:formula="of:=IF(LEN([.F641])&gt;0;MAX([.D$3:.D640])+1;&quot;&quot;)">
            <text:p/>
          </table:table-cell>
          <table:table-cell table:style-name="ce29" table:formula="of:=IF(LEN([.D641])&gt;0;CONCATENATE([.$K$1];TEXT([.D6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1];[.$H$3:.$H$1000];1;0)" office:value-type="string" office:string-value="" calcext:value-type="error">
            <text:p>#N/D</text:p>
          </table:table-cell>
          <table:table-cell table:style-name="ce102" table:formula="of:=NOT(ISERROR([.R641]))" office:value-type="boolean" office:boolean-value="false" calcext:value-type="boolean">
            <text:p>FALSO</text:p>
          </table:table-cell>
          <table:table-cell/>
          <table:table-cell table:formula="of:=VLOOKUP([.$F641];[.$F$3:.$F640];1;0)" office:value-type="string" office:string-value="" calcext:value-type="error">
            <text:p>#N/D</text:p>
          </table:table-cell>
          <table:table-cell table:style-name="ce102" table:formula="of:=NOT(ISERROR([.U641]))" office:value-type="boolean" office:boolean-value="false" calcext:value-type="boolean">
            <text:p>FALSO</text:p>
          </table:table-cell>
          <table:table-cell table:formula="of:=VLOOKUP([.$F641];[.$F642:.$F$1000];1;0)" office:value-type="string" office:string-value="" calcext:value-type="error">
            <text:p>#N/D</text:p>
          </table:table-cell>
          <table:table-cell table:style-name="ce102" table:formula="of:=NOT(ISERROR([.W6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2])&gt;0;HYPERLINK(CONCATENATE(['file:///C:/Users/Txinto%20Vaz/Desktop/req_rees-core/uploading/RqUpload.ods'#$Dict.$B$1];&quot;issues/&quot;;[.B642]);CONCATENATE(&quot;#&quot;;[.B642]));&quot;&quot;)">
            <text:p/>
          </table:table-cell>
          <table:table-cell table:style-name="ce27" table:formula="of:=IF(LEN([.F642])&gt;0;MAX([.D$3:.D641])+1;&quot;&quot;)">
            <text:p/>
          </table:table-cell>
          <table:table-cell table:style-name="ce29" table:formula="of:=IF(LEN([.D642])&gt;0;CONCATENATE([.$K$1];TEXT([.D6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2];[.$H$3:.$H$1000];1;0)" office:value-type="string" office:string-value="" calcext:value-type="error">
            <text:p>#N/D</text:p>
          </table:table-cell>
          <table:table-cell table:style-name="ce102" table:formula="of:=NOT(ISERROR([.R642]))" office:value-type="boolean" office:boolean-value="false" calcext:value-type="boolean">
            <text:p>FALSO</text:p>
          </table:table-cell>
          <table:table-cell/>
          <table:table-cell table:formula="of:=VLOOKUP([.$F642];[.$F$3:.$F641];1;0)" office:value-type="string" office:string-value="" calcext:value-type="error">
            <text:p>#N/D</text:p>
          </table:table-cell>
          <table:table-cell table:style-name="ce102" table:formula="of:=NOT(ISERROR([.U642]))" office:value-type="boolean" office:boolean-value="false" calcext:value-type="boolean">
            <text:p>FALSO</text:p>
          </table:table-cell>
          <table:table-cell table:formula="of:=VLOOKUP([.$F642];[.$F643:.$F$1000];1;0)" office:value-type="string" office:string-value="" calcext:value-type="error">
            <text:p>#N/D</text:p>
          </table:table-cell>
          <table:table-cell table:style-name="ce102" table:formula="of:=NOT(ISERROR([.W6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3])&gt;0;HYPERLINK(CONCATENATE(['file:///C:/Users/Txinto%20Vaz/Desktop/req_rees-core/uploading/RqUpload.ods'#$Dict.$B$1];&quot;issues/&quot;;[.B643]);CONCATENATE(&quot;#&quot;;[.B643]));&quot;&quot;)">
            <text:p/>
          </table:table-cell>
          <table:table-cell table:style-name="ce27" table:formula="of:=IF(LEN([.F643])&gt;0;MAX([.D$3:.D642])+1;&quot;&quot;)">
            <text:p/>
          </table:table-cell>
          <table:table-cell table:style-name="ce29" table:formula="of:=IF(LEN([.D643])&gt;0;CONCATENATE([.$K$1];TEXT([.D6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3];[.$H$3:.$H$1000];1;0)" office:value-type="string" office:string-value="" calcext:value-type="error">
            <text:p>#N/D</text:p>
          </table:table-cell>
          <table:table-cell table:style-name="ce102" table:formula="of:=NOT(ISERROR([.R643]))" office:value-type="boolean" office:boolean-value="false" calcext:value-type="boolean">
            <text:p>FALSO</text:p>
          </table:table-cell>
          <table:table-cell/>
          <table:table-cell table:formula="of:=VLOOKUP([.$F643];[.$F$3:.$F642];1;0)" office:value-type="string" office:string-value="" calcext:value-type="error">
            <text:p>#N/D</text:p>
          </table:table-cell>
          <table:table-cell table:style-name="ce102" table:formula="of:=NOT(ISERROR([.U643]))" office:value-type="boolean" office:boolean-value="false" calcext:value-type="boolean">
            <text:p>FALSO</text:p>
          </table:table-cell>
          <table:table-cell table:formula="of:=VLOOKUP([.$F643];[.$F644:.$F$1000];1;0)" office:value-type="string" office:string-value="" calcext:value-type="error">
            <text:p>#N/D</text:p>
          </table:table-cell>
          <table:table-cell table:style-name="ce102" table:formula="of:=NOT(ISERROR([.W6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4])&gt;0;HYPERLINK(CONCATENATE(['file:///C:/Users/Txinto%20Vaz/Desktop/req_rees-core/uploading/RqUpload.ods'#$Dict.$B$1];&quot;issues/&quot;;[.B644]);CONCATENATE(&quot;#&quot;;[.B644]));&quot;&quot;)">
            <text:p/>
          </table:table-cell>
          <table:table-cell table:style-name="ce27" table:formula="of:=IF(LEN([.F644])&gt;0;MAX([.D$3:.D643])+1;&quot;&quot;)">
            <text:p/>
          </table:table-cell>
          <table:table-cell table:style-name="ce29" table:formula="of:=IF(LEN([.D644])&gt;0;CONCATENATE([.$K$1];TEXT([.D6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4];[.$H$3:.$H$1000];1;0)" office:value-type="string" office:string-value="" calcext:value-type="error">
            <text:p>#N/D</text:p>
          </table:table-cell>
          <table:table-cell table:style-name="ce102" table:formula="of:=NOT(ISERROR([.R644]))" office:value-type="boolean" office:boolean-value="false" calcext:value-type="boolean">
            <text:p>FALSO</text:p>
          </table:table-cell>
          <table:table-cell/>
          <table:table-cell table:formula="of:=VLOOKUP([.$F644];[.$F$3:.$F643];1;0)" office:value-type="string" office:string-value="" calcext:value-type="error">
            <text:p>#N/D</text:p>
          </table:table-cell>
          <table:table-cell table:style-name="ce102" table:formula="of:=NOT(ISERROR([.U644]))" office:value-type="boolean" office:boolean-value="false" calcext:value-type="boolean">
            <text:p>FALSO</text:p>
          </table:table-cell>
          <table:table-cell table:formula="of:=VLOOKUP([.$F644];[.$F645:.$F$1000];1;0)" office:value-type="string" office:string-value="" calcext:value-type="error">
            <text:p>#N/D</text:p>
          </table:table-cell>
          <table:table-cell table:style-name="ce102" table:formula="of:=NOT(ISERROR([.W6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5])&gt;0;HYPERLINK(CONCATENATE(['file:///C:/Users/Txinto%20Vaz/Desktop/req_rees-core/uploading/RqUpload.ods'#$Dict.$B$1];&quot;issues/&quot;;[.B645]);CONCATENATE(&quot;#&quot;;[.B645]));&quot;&quot;)">
            <text:p/>
          </table:table-cell>
          <table:table-cell table:style-name="ce27" table:formula="of:=IF(LEN([.F645])&gt;0;MAX([.D$3:.D644])+1;&quot;&quot;)">
            <text:p/>
          </table:table-cell>
          <table:table-cell table:style-name="ce29" table:formula="of:=IF(LEN([.D645])&gt;0;CONCATENATE([.$K$1];TEXT([.D6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5];[.$H$3:.$H$1000];1;0)" office:value-type="string" office:string-value="" calcext:value-type="error">
            <text:p>#N/D</text:p>
          </table:table-cell>
          <table:table-cell table:style-name="ce102" table:formula="of:=NOT(ISERROR([.R645]))" office:value-type="boolean" office:boolean-value="false" calcext:value-type="boolean">
            <text:p>FALSO</text:p>
          </table:table-cell>
          <table:table-cell/>
          <table:table-cell table:formula="of:=VLOOKUP([.$F645];[.$F$3:.$F644];1;0)" office:value-type="string" office:string-value="" calcext:value-type="error">
            <text:p>#N/D</text:p>
          </table:table-cell>
          <table:table-cell table:style-name="ce102" table:formula="of:=NOT(ISERROR([.U645]))" office:value-type="boolean" office:boolean-value="false" calcext:value-type="boolean">
            <text:p>FALSO</text:p>
          </table:table-cell>
          <table:table-cell table:formula="of:=VLOOKUP([.$F645];[.$F646:.$F$1000];1;0)" office:value-type="string" office:string-value="" calcext:value-type="error">
            <text:p>#N/D</text:p>
          </table:table-cell>
          <table:table-cell table:style-name="ce102" table:formula="of:=NOT(ISERROR([.W6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6])&gt;0;HYPERLINK(CONCATENATE(['file:///C:/Users/Txinto%20Vaz/Desktop/req_rees-core/uploading/RqUpload.ods'#$Dict.$B$1];&quot;issues/&quot;;[.B646]);CONCATENATE(&quot;#&quot;;[.B646]));&quot;&quot;)">
            <text:p/>
          </table:table-cell>
          <table:table-cell table:style-name="ce27" table:formula="of:=IF(LEN([.F646])&gt;0;MAX([.D$3:.D645])+1;&quot;&quot;)">
            <text:p/>
          </table:table-cell>
          <table:table-cell table:style-name="ce29" table:formula="of:=IF(LEN([.D646])&gt;0;CONCATENATE([.$K$1];TEXT([.D6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6];[.$H$3:.$H$1000];1;0)" office:value-type="string" office:string-value="" calcext:value-type="error">
            <text:p>#N/D</text:p>
          </table:table-cell>
          <table:table-cell table:style-name="ce102" table:formula="of:=NOT(ISERROR([.R646]))" office:value-type="boolean" office:boolean-value="false" calcext:value-type="boolean">
            <text:p>FALSO</text:p>
          </table:table-cell>
          <table:table-cell/>
          <table:table-cell table:formula="of:=VLOOKUP([.$F646];[.$F$3:.$F645];1;0)" office:value-type="string" office:string-value="" calcext:value-type="error">
            <text:p>#N/D</text:p>
          </table:table-cell>
          <table:table-cell table:style-name="ce102" table:formula="of:=NOT(ISERROR([.U646]))" office:value-type="boolean" office:boolean-value="false" calcext:value-type="boolean">
            <text:p>FALSO</text:p>
          </table:table-cell>
          <table:table-cell table:formula="of:=VLOOKUP([.$F646];[.$F647:.$F$1000];1;0)" office:value-type="string" office:string-value="" calcext:value-type="error">
            <text:p>#N/D</text:p>
          </table:table-cell>
          <table:table-cell table:style-name="ce102" table:formula="of:=NOT(ISERROR([.W6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7])&gt;0;HYPERLINK(CONCATENATE(['file:///C:/Users/Txinto%20Vaz/Desktop/req_rees-core/uploading/RqUpload.ods'#$Dict.$B$1];&quot;issues/&quot;;[.B647]);CONCATENATE(&quot;#&quot;;[.B647]));&quot;&quot;)">
            <text:p/>
          </table:table-cell>
          <table:table-cell table:style-name="ce27" table:formula="of:=IF(LEN([.F647])&gt;0;MAX([.D$3:.D646])+1;&quot;&quot;)">
            <text:p/>
          </table:table-cell>
          <table:table-cell table:style-name="ce29" table:formula="of:=IF(LEN([.D647])&gt;0;CONCATENATE([.$K$1];TEXT([.D6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7];[.$H$3:.$H$1000];1;0)" office:value-type="string" office:string-value="" calcext:value-type="error">
            <text:p>#N/D</text:p>
          </table:table-cell>
          <table:table-cell table:style-name="ce102" table:formula="of:=NOT(ISERROR([.R647]))" office:value-type="boolean" office:boolean-value="false" calcext:value-type="boolean">
            <text:p>FALSO</text:p>
          </table:table-cell>
          <table:table-cell/>
          <table:table-cell table:formula="of:=VLOOKUP([.$F647];[.$F$3:.$F646];1;0)" office:value-type="string" office:string-value="" calcext:value-type="error">
            <text:p>#N/D</text:p>
          </table:table-cell>
          <table:table-cell table:style-name="ce102" table:formula="of:=NOT(ISERROR([.U647]))" office:value-type="boolean" office:boolean-value="false" calcext:value-type="boolean">
            <text:p>FALSO</text:p>
          </table:table-cell>
          <table:table-cell table:formula="of:=VLOOKUP([.$F647];[.$F648:.$F$1000];1;0)" office:value-type="string" office:string-value="" calcext:value-type="error">
            <text:p>#N/D</text:p>
          </table:table-cell>
          <table:table-cell table:style-name="ce102" table:formula="of:=NOT(ISERROR([.W6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8])&gt;0;HYPERLINK(CONCATENATE(['file:///C:/Users/Txinto%20Vaz/Desktop/req_rees-core/uploading/RqUpload.ods'#$Dict.$B$1];&quot;issues/&quot;;[.B648]);CONCATENATE(&quot;#&quot;;[.B648]));&quot;&quot;)">
            <text:p/>
          </table:table-cell>
          <table:table-cell table:style-name="ce27" table:formula="of:=IF(LEN([.F648])&gt;0;MAX([.D$3:.D647])+1;&quot;&quot;)">
            <text:p/>
          </table:table-cell>
          <table:table-cell table:style-name="ce29" table:formula="of:=IF(LEN([.D648])&gt;0;CONCATENATE([.$K$1];TEXT([.D6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8];[.$H$3:.$H$1000];1;0)" office:value-type="string" office:string-value="" calcext:value-type="error">
            <text:p>#N/D</text:p>
          </table:table-cell>
          <table:table-cell table:style-name="ce102" table:formula="of:=NOT(ISERROR([.R648]))" office:value-type="boolean" office:boolean-value="false" calcext:value-type="boolean">
            <text:p>FALSO</text:p>
          </table:table-cell>
          <table:table-cell/>
          <table:table-cell table:formula="of:=VLOOKUP([.$F648];[.$F$3:.$F647];1;0)" office:value-type="string" office:string-value="" calcext:value-type="error">
            <text:p>#N/D</text:p>
          </table:table-cell>
          <table:table-cell table:style-name="ce102" table:formula="of:=NOT(ISERROR([.U648]))" office:value-type="boolean" office:boolean-value="false" calcext:value-type="boolean">
            <text:p>FALSO</text:p>
          </table:table-cell>
          <table:table-cell table:formula="of:=VLOOKUP([.$F648];[.$F649:.$F$1000];1;0)" office:value-type="string" office:string-value="" calcext:value-type="error">
            <text:p>#N/D</text:p>
          </table:table-cell>
          <table:table-cell table:style-name="ce102" table:formula="of:=NOT(ISERROR([.W6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49])&gt;0;HYPERLINK(CONCATENATE(['file:///C:/Users/Txinto%20Vaz/Desktop/req_rees-core/uploading/RqUpload.ods'#$Dict.$B$1];&quot;issues/&quot;;[.B649]);CONCATENATE(&quot;#&quot;;[.B649]));&quot;&quot;)">
            <text:p/>
          </table:table-cell>
          <table:table-cell table:style-name="ce27" table:formula="of:=IF(LEN([.F649])&gt;0;MAX([.D$3:.D648])+1;&quot;&quot;)">
            <text:p/>
          </table:table-cell>
          <table:table-cell table:style-name="ce29" table:formula="of:=IF(LEN([.D649])&gt;0;CONCATENATE([.$K$1];TEXT([.D6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9];[.$H$3:.$H$1000];1;0)" office:value-type="string" office:string-value="" calcext:value-type="error">
            <text:p>#N/D</text:p>
          </table:table-cell>
          <table:table-cell table:style-name="ce102" table:formula="of:=NOT(ISERROR([.R649]))" office:value-type="boolean" office:boolean-value="false" calcext:value-type="boolean">
            <text:p>FALSO</text:p>
          </table:table-cell>
          <table:table-cell/>
          <table:table-cell table:formula="of:=VLOOKUP([.$F649];[.$F$3:.$F648];1;0)" office:value-type="string" office:string-value="" calcext:value-type="error">
            <text:p>#N/D</text:p>
          </table:table-cell>
          <table:table-cell table:style-name="ce102" table:formula="of:=NOT(ISERROR([.U649]))" office:value-type="boolean" office:boolean-value="false" calcext:value-type="boolean">
            <text:p>FALSO</text:p>
          </table:table-cell>
          <table:table-cell table:formula="of:=VLOOKUP([.$F649];[.$F650:.$F$1000];1;0)" office:value-type="string" office:string-value="" calcext:value-type="error">
            <text:p>#N/D</text:p>
          </table:table-cell>
          <table:table-cell table:style-name="ce102" table:formula="of:=NOT(ISERROR([.W6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0])&gt;0;HYPERLINK(CONCATENATE(['file:///C:/Users/Txinto%20Vaz/Desktop/req_rees-core/uploading/RqUpload.ods'#$Dict.$B$1];&quot;issues/&quot;;[.B650]);CONCATENATE(&quot;#&quot;;[.B650]));&quot;&quot;)">
            <text:p/>
          </table:table-cell>
          <table:table-cell table:style-name="ce27" table:formula="of:=IF(LEN([.F650])&gt;0;MAX([.D$3:.D649])+1;&quot;&quot;)">
            <text:p/>
          </table:table-cell>
          <table:table-cell table:style-name="ce29" table:formula="of:=IF(LEN([.D650])&gt;0;CONCATENATE([.$K$1];TEXT([.D6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0];[.$H$3:.$H$1000];1;0)" office:value-type="string" office:string-value="" calcext:value-type="error">
            <text:p>#N/D</text:p>
          </table:table-cell>
          <table:table-cell table:style-name="ce102" table:formula="of:=NOT(ISERROR([.R650]))" office:value-type="boolean" office:boolean-value="false" calcext:value-type="boolean">
            <text:p>FALSO</text:p>
          </table:table-cell>
          <table:table-cell/>
          <table:table-cell table:formula="of:=VLOOKUP([.$F650];[.$F$3:.$F649];1;0)" office:value-type="string" office:string-value="" calcext:value-type="error">
            <text:p>#N/D</text:p>
          </table:table-cell>
          <table:table-cell table:style-name="ce102" table:formula="of:=NOT(ISERROR([.U650]))" office:value-type="boolean" office:boolean-value="false" calcext:value-type="boolean">
            <text:p>FALSO</text:p>
          </table:table-cell>
          <table:table-cell table:formula="of:=VLOOKUP([.$F650];[.$F651:.$F$1000];1;0)" office:value-type="string" office:string-value="" calcext:value-type="error">
            <text:p>#N/D</text:p>
          </table:table-cell>
          <table:table-cell table:style-name="ce102" table:formula="of:=NOT(ISERROR([.W6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1])&gt;0;HYPERLINK(CONCATENATE(['file:///C:/Users/Txinto%20Vaz/Desktop/req_rees-core/uploading/RqUpload.ods'#$Dict.$B$1];&quot;issues/&quot;;[.B651]);CONCATENATE(&quot;#&quot;;[.B651]));&quot;&quot;)">
            <text:p/>
          </table:table-cell>
          <table:table-cell table:style-name="ce27" table:formula="of:=IF(LEN([.F651])&gt;0;MAX([.D$3:.D650])+1;&quot;&quot;)">
            <text:p/>
          </table:table-cell>
          <table:table-cell table:style-name="ce29" table:formula="of:=IF(LEN([.D651])&gt;0;CONCATENATE([.$K$1];TEXT([.D6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1];[.$H$3:.$H$1000];1;0)" office:value-type="string" office:string-value="" calcext:value-type="error">
            <text:p>#N/D</text:p>
          </table:table-cell>
          <table:table-cell table:style-name="ce102" table:formula="of:=NOT(ISERROR([.R651]))" office:value-type="boolean" office:boolean-value="false" calcext:value-type="boolean">
            <text:p>FALSO</text:p>
          </table:table-cell>
          <table:table-cell/>
          <table:table-cell table:formula="of:=VLOOKUP([.$F651];[.$F$3:.$F650];1;0)" office:value-type="string" office:string-value="" calcext:value-type="error">
            <text:p>#N/D</text:p>
          </table:table-cell>
          <table:table-cell table:style-name="ce102" table:formula="of:=NOT(ISERROR([.U651]))" office:value-type="boolean" office:boolean-value="false" calcext:value-type="boolean">
            <text:p>FALSO</text:p>
          </table:table-cell>
          <table:table-cell table:formula="of:=VLOOKUP([.$F651];[.$F652:.$F$1000];1;0)" office:value-type="string" office:string-value="" calcext:value-type="error">
            <text:p>#N/D</text:p>
          </table:table-cell>
          <table:table-cell table:style-name="ce102" table:formula="of:=NOT(ISERROR([.W6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2])&gt;0;HYPERLINK(CONCATENATE(['file:///C:/Users/Txinto%20Vaz/Desktop/req_rees-core/uploading/RqUpload.ods'#$Dict.$B$1];&quot;issues/&quot;;[.B652]);CONCATENATE(&quot;#&quot;;[.B652]));&quot;&quot;)">
            <text:p/>
          </table:table-cell>
          <table:table-cell table:style-name="ce27" table:formula="of:=IF(LEN([.F652])&gt;0;MAX([.D$3:.D651])+1;&quot;&quot;)">
            <text:p/>
          </table:table-cell>
          <table:table-cell table:style-name="ce29" table:formula="of:=IF(LEN([.D652])&gt;0;CONCATENATE([.$K$1];TEXT([.D6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2];[.$H$3:.$H$1000];1;0)" office:value-type="string" office:string-value="" calcext:value-type="error">
            <text:p>#N/D</text:p>
          </table:table-cell>
          <table:table-cell table:style-name="ce102" table:formula="of:=NOT(ISERROR([.R652]))" office:value-type="boolean" office:boolean-value="false" calcext:value-type="boolean">
            <text:p>FALSO</text:p>
          </table:table-cell>
          <table:table-cell/>
          <table:table-cell table:formula="of:=VLOOKUP([.$F652];[.$F$3:.$F651];1;0)" office:value-type="string" office:string-value="" calcext:value-type="error">
            <text:p>#N/D</text:p>
          </table:table-cell>
          <table:table-cell table:style-name="ce102" table:formula="of:=NOT(ISERROR([.U652]))" office:value-type="boolean" office:boolean-value="false" calcext:value-type="boolean">
            <text:p>FALSO</text:p>
          </table:table-cell>
          <table:table-cell table:formula="of:=VLOOKUP([.$F652];[.$F653:.$F$1000];1;0)" office:value-type="string" office:string-value="" calcext:value-type="error">
            <text:p>#N/D</text:p>
          </table:table-cell>
          <table:table-cell table:style-name="ce102" table:formula="of:=NOT(ISERROR([.W6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3])&gt;0;HYPERLINK(CONCATENATE(['file:///C:/Users/Txinto%20Vaz/Desktop/req_rees-core/uploading/RqUpload.ods'#$Dict.$B$1];&quot;issues/&quot;;[.B653]);CONCATENATE(&quot;#&quot;;[.B653]));&quot;&quot;)">
            <text:p/>
          </table:table-cell>
          <table:table-cell table:style-name="ce27" table:formula="of:=IF(LEN([.F653])&gt;0;MAX([.D$3:.D652])+1;&quot;&quot;)">
            <text:p/>
          </table:table-cell>
          <table:table-cell table:style-name="ce29" table:formula="of:=IF(LEN([.D653])&gt;0;CONCATENATE([.$K$1];TEXT([.D6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3];[.$H$3:.$H$1000];1;0)" office:value-type="string" office:string-value="" calcext:value-type="error">
            <text:p>#N/D</text:p>
          </table:table-cell>
          <table:table-cell table:style-name="ce102" table:formula="of:=NOT(ISERROR([.R653]))" office:value-type="boolean" office:boolean-value="false" calcext:value-type="boolean">
            <text:p>FALSO</text:p>
          </table:table-cell>
          <table:table-cell/>
          <table:table-cell table:formula="of:=VLOOKUP([.$F653];[.$F$3:.$F652];1;0)" office:value-type="string" office:string-value="" calcext:value-type="error">
            <text:p>#N/D</text:p>
          </table:table-cell>
          <table:table-cell table:style-name="ce102" table:formula="of:=NOT(ISERROR([.U653]))" office:value-type="boolean" office:boolean-value="false" calcext:value-type="boolean">
            <text:p>FALSO</text:p>
          </table:table-cell>
          <table:table-cell table:formula="of:=VLOOKUP([.$F653];[.$F654:.$F$1000];1;0)" office:value-type="string" office:string-value="" calcext:value-type="error">
            <text:p>#N/D</text:p>
          </table:table-cell>
          <table:table-cell table:style-name="ce102" table:formula="of:=NOT(ISERROR([.W6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4])&gt;0;HYPERLINK(CONCATENATE(['file:///C:/Users/Txinto%20Vaz/Desktop/req_rees-core/uploading/RqUpload.ods'#$Dict.$B$1];&quot;issues/&quot;;[.B654]);CONCATENATE(&quot;#&quot;;[.B654]));&quot;&quot;)">
            <text:p/>
          </table:table-cell>
          <table:table-cell table:style-name="ce27" table:formula="of:=IF(LEN([.F654])&gt;0;MAX([.D$3:.D653])+1;&quot;&quot;)">
            <text:p/>
          </table:table-cell>
          <table:table-cell table:style-name="ce29" table:formula="of:=IF(LEN([.D654])&gt;0;CONCATENATE([.$K$1];TEXT([.D6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4];[.$H$3:.$H$1000];1;0)" office:value-type="string" office:string-value="" calcext:value-type="error">
            <text:p>#N/D</text:p>
          </table:table-cell>
          <table:table-cell table:style-name="ce102" table:formula="of:=NOT(ISERROR([.R654]))" office:value-type="boolean" office:boolean-value="false" calcext:value-type="boolean">
            <text:p>FALSO</text:p>
          </table:table-cell>
          <table:table-cell/>
          <table:table-cell table:formula="of:=VLOOKUP([.$F654];[.$F$3:.$F653];1;0)" office:value-type="string" office:string-value="" calcext:value-type="error">
            <text:p>#N/D</text:p>
          </table:table-cell>
          <table:table-cell table:style-name="ce102" table:formula="of:=NOT(ISERROR([.U654]))" office:value-type="boolean" office:boolean-value="false" calcext:value-type="boolean">
            <text:p>FALSO</text:p>
          </table:table-cell>
          <table:table-cell table:formula="of:=VLOOKUP([.$F654];[.$F655:.$F$1000];1;0)" office:value-type="string" office:string-value="" calcext:value-type="error">
            <text:p>#N/D</text:p>
          </table:table-cell>
          <table:table-cell table:style-name="ce102" table:formula="of:=NOT(ISERROR([.W6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5])&gt;0;HYPERLINK(CONCATENATE(['file:///C:/Users/Txinto%20Vaz/Desktop/req_rees-core/uploading/RqUpload.ods'#$Dict.$B$1];&quot;issues/&quot;;[.B655]);CONCATENATE(&quot;#&quot;;[.B655]));&quot;&quot;)">
            <text:p/>
          </table:table-cell>
          <table:table-cell table:style-name="ce27" table:formula="of:=IF(LEN([.F655])&gt;0;MAX([.D$3:.D654])+1;&quot;&quot;)">
            <text:p/>
          </table:table-cell>
          <table:table-cell table:style-name="ce29" table:formula="of:=IF(LEN([.D655])&gt;0;CONCATENATE([.$K$1];TEXT([.D6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5];[.$H$3:.$H$1000];1;0)" office:value-type="string" office:string-value="" calcext:value-type="error">
            <text:p>#N/D</text:p>
          </table:table-cell>
          <table:table-cell table:style-name="ce102" table:formula="of:=NOT(ISERROR([.R655]))" office:value-type="boolean" office:boolean-value="false" calcext:value-type="boolean">
            <text:p>FALSO</text:p>
          </table:table-cell>
          <table:table-cell/>
          <table:table-cell table:formula="of:=VLOOKUP([.$F655];[.$F$3:.$F654];1;0)" office:value-type="string" office:string-value="" calcext:value-type="error">
            <text:p>#N/D</text:p>
          </table:table-cell>
          <table:table-cell table:style-name="ce102" table:formula="of:=NOT(ISERROR([.U655]))" office:value-type="boolean" office:boolean-value="false" calcext:value-type="boolean">
            <text:p>FALSO</text:p>
          </table:table-cell>
          <table:table-cell table:formula="of:=VLOOKUP([.$F655];[.$F656:.$F$1000];1;0)" office:value-type="string" office:string-value="" calcext:value-type="error">
            <text:p>#N/D</text:p>
          </table:table-cell>
          <table:table-cell table:style-name="ce102" table:formula="of:=NOT(ISERROR([.W6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6])&gt;0;HYPERLINK(CONCATENATE(['file:///C:/Users/Txinto%20Vaz/Desktop/req_rees-core/uploading/RqUpload.ods'#$Dict.$B$1];&quot;issues/&quot;;[.B656]);CONCATENATE(&quot;#&quot;;[.B656]));&quot;&quot;)">
            <text:p/>
          </table:table-cell>
          <table:table-cell table:style-name="ce27" table:formula="of:=IF(LEN([.F656])&gt;0;MAX([.D$3:.D655])+1;&quot;&quot;)">
            <text:p/>
          </table:table-cell>
          <table:table-cell table:style-name="ce29" table:formula="of:=IF(LEN([.D656])&gt;0;CONCATENATE([.$K$1];TEXT([.D6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6];[.$H$3:.$H$1000];1;0)" office:value-type="string" office:string-value="" calcext:value-type="error">
            <text:p>#N/D</text:p>
          </table:table-cell>
          <table:table-cell table:style-name="ce102" table:formula="of:=NOT(ISERROR([.R656]))" office:value-type="boolean" office:boolean-value="false" calcext:value-type="boolean">
            <text:p>FALSO</text:p>
          </table:table-cell>
          <table:table-cell/>
          <table:table-cell table:formula="of:=VLOOKUP([.$F656];[.$F$3:.$F655];1;0)" office:value-type="string" office:string-value="" calcext:value-type="error">
            <text:p>#N/D</text:p>
          </table:table-cell>
          <table:table-cell table:style-name="ce102" table:formula="of:=NOT(ISERROR([.U656]))" office:value-type="boolean" office:boolean-value="false" calcext:value-type="boolean">
            <text:p>FALSO</text:p>
          </table:table-cell>
          <table:table-cell table:formula="of:=VLOOKUP([.$F656];[.$F657:.$F$1000];1;0)" office:value-type="string" office:string-value="" calcext:value-type="error">
            <text:p>#N/D</text:p>
          </table:table-cell>
          <table:table-cell table:style-name="ce102" table:formula="of:=NOT(ISERROR([.W6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7])&gt;0;HYPERLINK(CONCATENATE(['file:///C:/Users/Txinto%20Vaz/Desktop/req_rees-core/uploading/RqUpload.ods'#$Dict.$B$1];&quot;issues/&quot;;[.B657]);CONCATENATE(&quot;#&quot;;[.B657]));&quot;&quot;)">
            <text:p/>
          </table:table-cell>
          <table:table-cell table:style-name="ce27" table:formula="of:=IF(LEN([.F657])&gt;0;MAX([.D$3:.D656])+1;&quot;&quot;)">
            <text:p/>
          </table:table-cell>
          <table:table-cell table:style-name="ce29" table:formula="of:=IF(LEN([.D657])&gt;0;CONCATENATE([.$K$1];TEXT([.D6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7];[.$H$3:.$H$1000];1;0)" office:value-type="string" office:string-value="" calcext:value-type="error">
            <text:p>#N/D</text:p>
          </table:table-cell>
          <table:table-cell table:style-name="ce102" table:formula="of:=NOT(ISERROR([.R657]))" office:value-type="boolean" office:boolean-value="false" calcext:value-type="boolean">
            <text:p>FALSO</text:p>
          </table:table-cell>
          <table:table-cell/>
          <table:table-cell table:formula="of:=VLOOKUP([.$F657];[.$F$3:.$F656];1;0)" office:value-type="string" office:string-value="" calcext:value-type="error">
            <text:p>#N/D</text:p>
          </table:table-cell>
          <table:table-cell table:style-name="ce102" table:formula="of:=NOT(ISERROR([.U657]))" office:value-type="boolean" office:boolean-value="false" calcext:value-type="boolean">
            <text:p>FALSO</text:p>
          </table:table-cell>
          <table:table-cell table:formula="of:=VLOOKUP([.$F657];[.$F658:.$F$1000];1;0)" office:value-type="string" office:string-value="" calcext:value-type="error">
            <text:p>#N/D</text:p>
          </table:table-cell>
          <table:table-cell table:style-name="ce102" table:formula="of:=NOT(ISERROR([.W6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8])&gt;0;HYPERLINK(CONCATENATE(['file:///C:/Users/Txinto%20Vaz/Desktop/req_rees-core/uploading/RqUpload.ods'#$Dict.$B$1];&quot;issues/&quot;;[.B658]);CONCATENATE(&quot;#&quot;;[.B658]));&quot;&quot;)">
            <text:p/>
          </table:table-cell>
          <table:table-cell table:style-name="ce27" table:formula="of:=IF(LEN([.F658])&gt;0;MAX([.D$3:.D657])+1;&quot;&quot;)">
            <text:p/>
          </table:table-cell>
          <table:table-cell table:style-name="ce29" table:formula="of:=IF(LEN([.D658])&gt;0;CONCATENATE([.$K$1];TEXT([.D6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8];[.$H$3:.$H$1000];1;0)" office:value-type="string" office:string-value="" calcext:value-type="error">
            <text:p>#N/D</text:p>
          </table:table-cell>
          <table:table-cell table:style-name="ce102" table:formula="of:=NOT(ISERROR([.R658]))" office:value-type="boolean" office:boolean-value="false" calcext:value-type="boolean">
            <text:p>FALSO</text:p>
          </table:table-cell>
          <table:table-cell/>
          <table:table-cell table:formula="of:=VLOOKUP([.$F658];[.$F$3:.$F657];1;0)" office:value-type="string" office:string-value="" calcext:value-type="error">
            <text:p>#N/D</text:p>
          </table:table-cell>
          <table:table-cell table:style-name="ce102" table:formula="of:=NOT(ISERROR([.U658]))" office:value-type="boolean" office:boolean-value="false" calcext:value-type="boolean">
            <text:p>FALSO</text:p>
          </table:table-cell>
          <table:table-cell table:formula="of:=VLOOKUP([.$F658];[.$F659:.$F$1000];1;0)" office:value-type="string" office:string-value="" calcext:value-type="error">
            <text:p>#N/D</text:p>
          </table:table-cell>
          <table:table-cell table:style-name="ce102" table:formula="of:=NOT(ISERROR([.W6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59])&gt;0;HYPERLINK(CONCATENATE(['file:///C:/Users/Txinto%20Vaz/Desktop/req_rees-core/uploading/RqUpload.ods'#$Dict.$B$1];&quot;issues/&quot;;[.B659]);CONCATENATE(&quot;#&quot;;[.B659]));&quot;&quot;)">
            <text:p/>
          </table:table-cell>
          <table:table-cell table:style-name="ce27" table:formula="of:=IF(LEN([.F659])&gt;0;MAX([.D$3:.D658])+1;&quot;&quot;)">
            <text:p/>
          </table:table-cell>
          <table:table-cell table:style-name="ce29" table:formula="of:=IF(LEN([.D659])&gt;0;CONCATENATE([.$K$1];TEXT([.D6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9];[.$H$3:.$H$1000];1;0)" office:value-type="string" office:string-value="" calcext:value-type="error">
            <text:p>#N/D</text:p>
          </table:table-cell>
          <table:table-cell table:style-name="ce102" table:formula="of:=NOT(ISERROR([.R659]))" office:value-type="boolean" office:boolean-value="false" calcext:value-type="boolean">
            <text:p>FALSO</text:p>
          </table:table-cell>
          <table:table-cell/>
          <table:table-cell table:formula="of:=VLOOKUP([.$F659];[.$F$3:.$F658];1;0)" office:value-type="string" office:string-value="" calcext:value-type="error">
            <text:p>#N/D</text:p>
          </table:table-cell>
          <table:table-cell table:style-name="ce102" table:formula="of:=NOT(ISERROR([.U659]))" office:value-type="boolean" office:boolean-value="false" calcext:value-type="boolean">
            <text:p>FALSO</text:p>
          </table:table-cell>
          <table:table-cell table:formula="of:=VLOOKUP([.$F659];[.$F660:.$F$1000];1;0)" office:value-type="string" office:string-value="" calcext:value-type="error">
            <text:p>#N/D</text:p>
          </table:table-cell>
          <table:table-cell table:style-name="ce102" table:formula="of:=NOT(ISERROR([.W6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0])&gt;0;HYPERLINK(CONCATENATE(['file:///C:/Users/Txinto%20Vaz/Desktop/req_rees-core/uploading/RqUpload.ods'#$Dict.$B$1];&quot;issues/&quot;;[.B660]);CONCATENATE(&quot;#&quot;;[.B660]));&quot;&quot;)">
            <text:p/>
          </table:table-cell>
          <table:table-cell table:style-name="ce27" table:formula="of:=IF(LEN([.F660])&gt;0;MAX([.D$3:.D659])+1;&quot;&quot;)">
            <text:p/>
          </table:table-cell>
          <table:table-cell table:style-name="ce29" table:formula="of:=IF(LEN([.D660])&gt;0;CONCATENATE([.$K$1];TEXT([.D6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0];[.$H$3:.$H$1000];1;0)" office:value-type="string" office:string-value="" calcext:value-type="error">
            <text:p>#N/D</text:p>
          </table:table-cell>
          <table:table-cell table:style-name="ce102" table:formula="of:=NOT(ISERROR([.R660]))" office:value-type="boolean" office:boolean-value="false" calcext:value-type="boolean">
            <text:p>FALSO</text:p>
          </table:table-cell>
          <table:table-cell/>
          <table:table-cell table:formula="of:=VLOOKUP([.$F660];[.$F$3:.$F659];1;0)" office:value-type="string" office:string-value="" calcext:value-type="error">
            <text:p>#N/D</text:p>
          </table:table-cell>
          <table:table-cell table:style-name="ce102" table:formula="of:=NOT(ISERROR([.U660]))" office:value-type="boolean" office:boolean-value="false" calcext:value-type="boolean">
            <text:p>FALSO</text:p>
          </table:table-cell>
          <table:table-cell table:formula="of:=VLOOKUP([.$F660];[.$F661:.$F$1000];1;0)" office:value-type="string" office:string-value="" calcext:value-type="error">
            <text:p>#N/D</text:p>
          </table:table-cell>
          <table:table-cell table:style-name="ce102" table:formula="of:=NOT(ISERROR([.W6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1])&gt;0;HYPERLINK(CONCATENATE(['file:///C:/Users/Txinto%20Vaz/Desktop/req_rees-core/uploading/RqUpload.ods'#$Dict.$B$1];&quot;issues/&quot;;[.B661]);CONCATENATE(&quot;#&quot;;[.B661]));&quot;&quot;)">
            <text:p/>
          </table:table-cell>
          <table:table-cell table:style-name="ce27" table:formula="of:=IF(LEN([.F661])&gt;0;MAX([.D$3:.D660])+1;&quot;&quot;)">
            <text:p/>
          </table:table-cell>
          <table:table-cell table:style-name="ce29" table:formula="of:=IF(LEN([.D661])&gt;0;CONCATENATE([.$K$1];TEXT([.D6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1];[.$H$3:.$H$1000];1;0)" office:value-type="string" office:string-value="" calcext:value-type="error">
            <text:p>#N/D</text:p>
          </table:table-cell>
          <table:table-cell table:style-name="ce102" table:formula="of:=NOT(ISERROR([.R661]))" office:value-type="boolean" office:boolean-value="false" calcext:value-type="boolean">
            <text:p>FALSO</text:p>
          </table:table-cell>
          <table:table-cell/>
          <table:table-cell table:formula="of:=VLOOKUP([.$F661];[.$F$3:.$F660];1;0)" office:value-type="string" office:string-value="" calcext:value-type="error">
            <text:p>#N/D</text:p>
          </table:table-cell>
          <table:table-cell table:style-name="ce102" table:formula="of:=NOT(ISERROR([.U661]))" office:value-type="boolean" office:boolean-value="false" calcext:value-type="boolean">
            <text:p>FALSO</text:p>
          </table:table-cell>
          <table:table-cell table:formula="of:=VLOOKUP([.$F661];[.$F662:.$F$1000];1;0)" office:value-type="string" office:string-value="" calcext:value-type="error">
            <text:p>#N/D</text:p>
          </table:table-cell>
          <table:table-cell table:style-name="ce102" table:formula="of:=NOT(ISERROR([.W6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2])&gt;0;HYPERLINK(CONCATENATE(['file:///C:/Users/Txinto%20Vaz/Desktop/req_rees-core/uploading/RqUpload.ods'#$Dict.$B$1];&quot;issues/&quot;;[.B662]);CONCATENATE(&quot;#&quot;;[.B662]));&quot;&quot;)">
            <text:p/>
          </table:table-cell>
          <table:table-cell table:style-name="ce27" table:formula="of:=IF(LEN([.F662])&gt;0;MAX([.D$3:.D661])+1;&quot;&quot;)">
            <text:p/>
          </table:table-cell>
          <table:table-cell table:style-name="ce29" table:formula="of:=IF(LEN([.D662])&gt;0;CONCATENATE([.$K$1];TEXT([.D6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2];[.$H$3:.$H$1000];1;0)" office:value-type="string" office:string-value="" calcext:value-type="error">
            <text:p>#N/D</text:p>
          </table:table-cell>
          <table:table-cell table:style-name="ce102" table:formula="of:=NOT(ISERROR([.R662]))" office:value-type="boolean" office:boolean-value="false" calcext:value-type="boolean">
            <text:p>FALSO</text:p>
          </table:table-cell>
          <table:table-cell/>
          <table:table-cell table:formula="of:=VLOOKUP([.$F662];[.$F$3:.$F661];1;0)" office:value-type="string" office:string-value="" calcext:value-type="error">
            <text:p>#N/D</text:p>
          </table:table-cell>
          <table:table-cell table:style-name="ce102" table:formula="of:=NOT(ISERROR([.U662]))" office:value-type="boolean" office:boolean-value="false" calcext:value-type="boolean">
            <text:p>FALSO</text:p>
          </table:table-cell>
          <table:table-cell table:formula="of:=VLOOKUP([.$F662];[.$F663:.$F$1000];1;0)" office:value-type="string" office:string-value="" calcext:value-type="error">
            <text:p>#N/D</text:p>
          </table:table-cell>
          <table:table-cell table:style-name="ce102" table:formula="of:=NOT(ISERROR([.W6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3])&gt;0;HYPERLINK(CONCATENATE(['file:///C:/Users/Txinto%20Vaz/Desktop/req_rees-core/uploading/RqUpload.ods'#$Dict.$B$1];&quot;issues/&quot;;[.B663]);CONCATENATE(&quot;#&quot;;[.B663]));&quot;&quot;)">
            <text:p/>
          </table:table-cell>
          <table:table-cell table:style-name="ce27" table:formula="of:=IF(LEN([.F663])&gt;0;MAX([.D$3:.D662])+1;&quot;&quot;)">
            <text:p/>
          </table:table-cell>
          <table:table-cell table:style-name="ce29" table:formula="of:=IF(LEN([.D663])&gt;0;CONCATENATE([.$K$1];TEXT([.D6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3];[.$H$3:.$H$1000];1;0)" office:value-type="string" office:string-value="" calcext:value-type="error">
            <text:p>#N/D</text:p>
          </table:table-cell>
          <table:table-cell table:style-name="ce102" table:formula="of:=NOT(ISERROR([.R663]))" office:value-type="boolean" office:boolean-value="false" calcext:value-type="boolean">
            <text:p>FALSO</text:p>
          </table:table-cell>
          <table:table-cell/>
          <table:table-cell table:formula="of:=VLOOKUP([.$F663];[.$F$3:.$F662];1;0)" office:value-type="string" office:string-value="" calcext:value-type="error">
            <text:p>#N/D</text:p>
          </table:table-cell>
          <table:table-cell table:style-name="ce102" table:formula="of:=NOT(ISERROR([.U663]))" office:value-type="boolean" office:boolean-value="false" calcext:value-type="boolean">
            <text:p>FALSO</text:p>
          </table:table-cell>
          <table:table-cell table:formula="of:=VLOOKUP([.$F663];[.$F664:.$F$1000];1;0)" office:value-type="string" office:string-value="" calcext:value-type="error">
            <text:p>#N/D</text:p>
          </table:table-cell>
          <table:table-cell table:style-name="ce102" table:formula="of:=NOT(ISERROR([.W6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4])&gt;0;HYPERLINK(CONCATENATE(['file:///C:/Users/Txinto%20Vaz/Desktop/req_rees-core/uploading/RqUpload.ods'#$Dict.$B$1];&quot;issues/&quot;;[.B664]);CONCATENATE(&quot;#&quot;;[.B664]));&quot;&quot;)">
            <text:p/>
          </table:table-cell>
          <table:table-cell table:style-name="ce27" table:formula="of:=IF(LEN([.F664])&gt;0;MAX([.D$3:.D663])+1;&quot;&quot;)">
            <text:p/>
          </table:table-cell>
          <table:table-cell table:style-name="ce29" table:formula="of:=IF(LEN([.D664])&gt;0;CONCATENATE([.$K$1];TEXT([.D6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4];[.$H$3:.$H$1000];1;0)" office:value-type="string" office:string-value="" calcext:value-type="error">
            <text:p>#N/D</text:p>
          </table:table-cell>
          <table:table-cell table:style-name="ce102" table:formula="of:=NOT(ISERROR([.R664]))" office:value-type="boolean" office:boolean-value="false" calcext:value-type="boolean">
            <text:p>FALSO</text:p>
          </table:table-cell>
          <table:table-cell/>
          <table:table-cell table:formula="of:=VLOOKUP([.$F664];[.$F$3:.$F663];1;0)" office:value-type="string" office:string-value="" calcext:value-type="error">
            <text:p>#N/D</text:p>
          </table:table-cell>
          <table:table-cell table:style-name="ce102" table:formula="of:=NOT(ISERROR([.U664]))" office:value-type="boolean" office:boolean-value="false" calcext:value-type="boolean">
            <text:p>FALSO</text:p>
          </table:table-cell>
          <table:table-cell table:formula="of:=VLOOKUP([.$F664];[.$F665:.$F$1000];1;0)" office:value-type="string" office:string-value="" calcext:value-type="error">
            <text:p>#N/D</text:p>
          </table:table-cell>
          <table:table-cell table:style-name="ce102" table:formula="of:=NOT(ISERROR([.W6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5])&gt;0;HYPERLINK(CONCATENATE(['file:///C:/Users/Txinto%20Vaz/Desktop/req_rees-core/uploading/RqUpload.ods'#$Dict.$B$1];&quot;issues/&quot;;[.B665]);CONCATENATE(&quot;#&quot;;[.B665]));&quot;&quot;)">
            <text:p/>
          </table:table-cell>
          <table:table-cell table:style-name="ce27" table:formula="of:=IF(LEN([.F665])&gt;0;MAX([.D$3:.D664])+1;&quot;&quot;)">
            <text:p/>
          </table:table-cell>
          <table:table-cell table:style-name="ce29" table:formula="of:=IF(LEN([.D665])&gt;0;CONCATENATE([.$K$1];TEXT([.D6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5];[.$H$3:.$H$1000];1;0)" office:value-type="string" office:string-value="" calcext:value-type="error">
            <text:p>#N/D</text:p>
          </table:table-cell>
          <table:table-cell table:style-name="ce102" table:formula="of:=NOT(ISERROR([.R665]))" office:value-type="boolean" office:boolean-value="false" calcext:value-type="boolean">
            <text:p>FALSO</text:p>
          </table:table-cell>
          <table:table-cell/>
          <table:table-cell table:formula="of:=VLOOKUP([.$F665];[.$F$3:.$F664];1;0)" office:value-type="string" office:string-value="" calcext:value-type="error">
            <text:p>#N/D</text:p>
          </table:table-cell>
          <table:table-cell table:style-name="ce102" table:formula="of:=NOT(ISERROR([.U665]))" office:value-type="boolean" office:boolean-value="false" calcext:value-type="boolean">
            <text:p>FALSO</text:p>
          </table:table-cell>
          <table:table-cell table:formula="of:=VLOOKUP([.$F665];[.$F666:.$F$1000];1;0)" office:value-type="string" office:string-value="" calcext:value-type="error">
            <text:p>#N/D</text:p>
          </table:table-cell>
          <table:table-cell table:style-name="ce102" table:formula="of:=NOT(ISERROR([.W6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6])&gt;0;HYPERLINK(CONCATENATE(['file:///C:/Users/Txinto%20Vaz/Desktop/req_rees-core/uploading/RqUpload.ods'#$Dict.$B$1];&quot;issues/&quot;;[.B666]);CONCATENATE(&quot;#&quot;;[.B666]));&quot;&quot;)">
            <text:p/>
          </table:table-cell>
          <table:table-cell table:style-name="ce27" table:formula="of:=IF(LEN([.F666])&gt;0;MAX([.D$3:.D665])+1;&quot;&quot;)">
            <text:p/>
          </table:table-cell>
          <table:table-cell table:style-name="ce29" table:formula="of:=IF(LEN([.D666])&gt;0;CONCATENATE([.$K$1];TEXT([.D6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6];[.$H$3:.$H$1000];1;0)" office:value-type="string" office:string-value="" calcext:value-type="error">
            <text:p>#N/D</text:p>
          </table:table-cell>
          <table:table-cell table:style-name="ce102" table:formula="of:=NOT(ISERROR([.R666]))" office:value-type="boolean" office:boolean-value="false" calcext:value-type="boolean">
            <text:p>FALSO</text:p>
          </table:table-cell>
          <table:table-cell/>
          <table:table-cell table:formula="of:=VLOOKUP([.$F666];[.$F$3:.$F665];1;0)" office:value-type="string" office:string-value="" calcext:value-type="error">
            <text:p>#N/D</text:p>
          </table:table-cell>
          <table:table-cell table:style-name="ce102" table:formula="of:=NOT(ISERROR([.U666]))" office:value-type="boolean" office:boolean-value="false" calcext:value-type="boolean">
            <text:p>FALSO</text:p>
          </table:table-cell>
          <table:table-cell table:formula="of:=VLOOKUP([.$F666];[.$F667:.$F$1000];1;0)" office:value-type="string" office:string-value="" calcext:value-type="error">
            <text:p>#N/D</text:p>
          </table:table-cell>
          <table:table-cell table:style-name="ce102" table:formula="of:=NOT(ISERROR([.W6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7])&gt;0;HYPERLINK(CONCATENATE(['file:///C:/Users/Txinto%20Vaz/Desktop/req_rees-core/uploading/RqUpload.ods'#$Dict.$B$1];&quot;issues/&quot;;[.B667]);CONCATENATE(&quot;#&quot;;[.B667]));&quot;&quot;)">
            <text:p/>
          </table:table-cell>
          <table:table-cell table:style-name="ce27" table:formula="of:=IF(LEN([.F667])&gt;0;MAX([.D$3:.D666])+1;&quot;&quot;)">
            <text:p/>
          </table:table-cell>
          <table:table-cell table:style-name="ce29" table:formula="of:=IF(LEN([.D667])&gt;0;CONCATENATE([.$K$1];TEXT([.D6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7];[.$H$3:.$H$1000];1;0)" office:value-type="string" office:string-value="" calcext:value-type="error">
            <text:p>#N/D</text:p>
          </table:table-cell>
          <table:table-cell table:style-name="ce102" table:formula="of:=NOT(ISERROR([.R667]))" office:value-type="boolean" office:boolean-value="false" calcext:value-type="boolean">
            <text:p>FALSO</text:p>
          </table:table-cell>
          <table:table-cell/>
          <table:table-cell table:formula="of:=VLOOKUP([.$F667];[.$F$3:.$F666];1;0)" office:value-type="string" office:string-value="" calcext:value-type="error">
            <text:p>#N/D</text:p>
          </table:table-cell>
          <table:table-cell table:style-name="ce102" table:formula="of:=NOT(ISERROR([.U667]))" office:value-type="boolean" office:boolean-value="false" calcext:value-type="boolean">
            <text:p>FALSO</text:p>
          </table:table-cell>
          <table:table-cell table:formula="of:=VLOOKUP([.$F667];[.$F668:.$F$1000];1;0)" office:value-type="string" office:string-value="" calcext:value-type="error">
            <text:p>#N/D</text:p>
          </table:table-cell>
          <table:table-cell table:style-name="ce102" table:formula="of:=NOT(ISERROR([.W6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8])&gt;0;HYPERLINK(CONCATENATE(['file:///C:/Users/Txinto%20Vaz/Desktop/req_rees-core/uploading/RqUpload.ods'#$Dict.$B$1];&quot;issues/&quot;;[.B668]);CONCATENATE(&quot;#&quot;;[.B668]));&quot;&quot;)">
            <text:p/>
          </table:table-cell>
          <table:table-cell table:style-name="ce27" table:formula="of:=IF(LEN([.F668])&gt;0;MAX([.D$3:.D667])+1;&quot;&quot;)">
            <text:p/>
          </table:table-cell>
          <table:table-cell table:style-name="ce29" table:formula="of:=IF(LEN([.D668])&gt;0;CONCATENATE([.$K$1];TEXT([.D6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8];[.$H$3:.$H$1000];1;0)" office:value-type="string" office:string-value="" calcext:value-type="error">
            <text:p>#N/D</text:p>
          </table:table-cell>
          <table:table-cell table:style-name="ce102" table:formula="of:=NOT(ISERROR([.R668]))" office:value-type="boolean" office:boolean-value="false" calcext:value-type="boolean">
            <text:p>FALSO</text:p>
          </table:table-cell>
          <table:table-cell/>
          <table:table-cell table:formula="of:=VLOOKUP([.$F668];[.$F$3:.$F667];1;0)" office:value-type="string" office:string-value="" calcext:value-type="error">
            <text:p>#N/D</text:p>
          </table:table-cell>
          <table:table-cell table:style-name="ce102" table:formula="of:=NOT(ISERROR([.U668]))" office:value-type="boolean" office:boolean-value="false" calcext:value-type="boolean">
            <text:p>FALSO</text:p>
          </table:table-cell>
          <table:table-cell table:formula="of:=VLOOKUP([.$F668];[.$F669:.$F$1000];1;0)" office:value-type="string" office:string-value="" calcext:value-type="error">
            <text:p>#N/D</text:p>
          </table:table-cell>
          <table:table-cell table:style-name="ce102" table:formula="of:=NOT(ISERROR([.W6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69])&gt;0;HYPERLINK(CONCATENATE(['file:///C:/Users/Txinto%20Vaz/Desktop/req_rees-core/uploading/RqUpload.ods'#$Dict.$B$1];&quot;issues/&quot;;[.B669]);CONCATENATE(&quot;#&quot;;[.B669]));&quot;&quot;)">
            <text:p/>
          </table:table-cell>
          <table:table-cell table:style-name="ce27" table:formula="of:=IF(LEN([.F669])&gt;0;MAX([.D$3:.D668])+1;&quot;&quot;)">
            <text:p/>
          </table:table-cell>
          <table:table-cell table:style-name="ce29" table:formula="of:=IF(LEN([.D669])&gt;0;CONCATENATE([.$K$1];TEXT([.D6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9];[.$H$3:.$H$1000];1;0)" office:value-type="string" office:string-value="" calcext:value-type="error">
            <text:p>#N/D</text:p>
          </table:table-cell>
          <table:table-cell table:style-name="ce102" table:formula="of:=NOT(ISERROR([.R669]))" office:value-type="boolean" office:boolean-value="false" calcext:value-type="boolean">
            <text:p>FALSO</text:p>
          </table:table-cell>
          <table:table-cell/>
          <table:table-cell table:formula="of:=VLOOKUP([.$F669];[.$F$3:.$F668];1;0)" office:value-type="string" office:string-value="" calcext:value-type="error">
            <text:p>#N/D</text:p>
          </table:table-cell>
          <table:table-cell table:style-name="ce102" table:formula="of:=NOT(ISERROR([.U669]))" office:value-type="boolean" office:boolean-value="false" calcext:value-type="boolean">
            <text:p>FALSO</text:p>
          </table:table-cell>
          <table:table-cell table:formula="of:=VLOOKUP([.$F669];[.$F670:.$F$1000];1;0)" office:value-type="string" office:string-value="" calcext:value-type="error">
            <text:p>#N/D</text:p>
          </table:table-cell>
          <table:table-cell table:style-name="ce102" table:formula="of:=NOT(ISERROR([.W6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0])&gt;0;HYPERLINK(CONCATENATE(['file:///C:/Users/Txinto%20Vaz/Desktop/req_rees-core/uploading/RqUpload.ods'#$Dict.$B$1];&quot;issues/&quot;;[.B670]);CONCATENATE(&quot;#&quot;;[.B670]));&quot;&quot;)">
            <text:p/>
          </table:table-cell>
          <table:table-cell table:style-name="ce27" table:formula="of:=IF(LEN([.F670])&gt;0;MAX([.D$3:.D669])+1;&quot;&quot;)">
            <text:p/>
          </table:table-cell>
          <table:table-cell table:style-name="ce29" table:formula="of:=IF(LEN([.D670])&gt;0;CONCATENATE([.$K$1];TEXT([.D6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0];[.$H$3:.$H$1000];1;0)" office:value-type="string" office:string-value="" calcext:value-type="error">
            <text:p>#N/D</text:p>
          </table:table-cell>
          <table:table-cell table:style-name="ce102" table:formula="of:=NOT(ISERROR([.R670]))" office:value-type="boolean" office:boolean-value="false" calcext:value-type="boolean">
            <text:p>FALSO</text:p>
          </table:table-cell>
          <table:table-cell/>
          <table:table-cell table:formula="of:=VLOOKUP([.$F670];[.$F$3:.$F669];1;0)" office:value-type="string" office:string-value="" calcext:value-type="error">
            <text:p>#N/D</text:p>
          </table:table-cell>
          <table:table-cell table:style-name="ce102" table:formula="of:=NOT(ISERROR([.U670]))" office:value-type="boolean" office:boolean-value="false" calcext:value-type="boolean">
            <text:p>FALSO</text:p>
          </table:table-cell>
          <table:table-cell table:formula="of:=VLOOKUP([.$F670];[.$F671:.$F$1000];1;0)" office:value-type="string" office:string-value="" calcext:value-type="error">
            <text:p>#N/D</text:p>
          </table:table-cell>
          <table:table-cell table:style-name="ce102" table:formula="of:=NOT(ISERROR([.W6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1])&gt;0;HYPERLINK(CONCATENATE(['file:///C:/Users/Txinto%20Vaz/Desktop/req_rees-core/uploading/RqUpload.ods'#$Dict.$B$1];&quot;issues/&quot;;[.B671]);CONCATENATE(&quot;#&quot;;[.B671]));&quot;&quot;)">
            <text:p/>
          </table:table-cell>
          <table:table-cell table:style-name="ce27" table:formula="of:=IF(LEN([.F671])&gt;0;MAX([.D$3:.D670])+1;&quot;&quot;)">
            <text:p/>
          </table:table-cell>
          <table:table-cell table:style-name="ce29" table:formula="of:=IF(LEN([.D671])&gt;0;CONCATENATE([.$K$1];TEXT([.D6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1];[.$H$3:.$H$1000];1;0)" office:value-type="string" office:string-value="" calcext:value-type="error">
            <text:p>#N/D</text:p>
          </table:table-cell>
          <table:table-cell table:style-name="ce102" table:formula="of:=NOT(ISERROR([.R671]))" office:value-type="boolean" office:boolean-value="false" calcext:value-type="boolean">
            <text:p>FALSO</text:p>
          </table:table-cell>
          <table:table-cell/>
          <table:table-cell table:formula="of:=VLOOKUP([.$F671];[.$F$3:.$F670];1;0)" office:value-type="string" office:string-value="" calcext:value-type="error">
            <text:p>#N/D</text:p>
          </table:table-cell>
          <table:table-cell table:style-name="ce102" table:formula="of:=NOT(ISERROR([.U671]))" office:value-type="boolean" office:boolean-value="false" calcext:value-type="boolean">
            <text:p>FALSO</text:p>
          </table:table-cell>
          <table:table-cell table:formula="of:=VLOOKUP([.$F671];[.$F672:.$F$1000];1;0)" office:value-type="string" office:string-value="" calcext:value-type="error">
            <text:p>#N/D</text:p>
          </table:table-cell>
          <table:table-cell table:style-name="ce102" table:formula="of:=NOT(ISERROR([.W6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2])&gt;0;HYPERLINK(CONCATENATE(['file:///C:/Users/Txinto%20Vaz/Desktop/req_rees-core/uploading/RqUpload.ods'#$Dict.$B$1];&quot;issues/&quot;;[.B672]);CONCATENATE(&quot;#&quot;;[.B672]));&quot;&quot;)">
            <text:p/>
          </table:table-cell>
          <table:table-cell table:style-name="ce27" table:formula="of:=IF(LEN([.F672])&gt;0;MAX([.D$3:.D671])+1;&quot;&quot;)">
            <text:p/>
          </table:table-cell>
          <table:table-cell table:style-name="ce29" table:formula="of:=IF(LEN([.D672])&gt;0;CONCATENATE([.$K$1];TEXT([.D6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2];[.$H$3:.$H$1000];1;0)" office:value-type="string" office:string-value="" calcext:value-type="error">
            <text:p>#N/D</text:p>
          </table:table-cell>
          <table:table-cell table:style-name="ce102" table:formula="of:=NOT(ISERROR([.R672]))" office:value-type="boolean" office:boolean-value="false" calcext:value-type="boolean">
            <text:p>FALSO</text:p>
          </table:table-cell>
          <table:table-cell/>
          <table:table-cell table:formula="of:=VLOOKUP([.$F672];[.$F$3:.$F671];1;0)" office:value-type="string" office:string-value="" calcext:value-type="error">
            <text:p>#N/D</text:p>
          </table:table-cell>
          <table:table-cell table:style-name="ce102" table:formula="of:=NOT(ISERROR([.U672]))" office:value-type="boolean" office:boolean-value="false" calcext:value-type="boolean">
            <text:p>FALSO</text:p>
          </table:table-cell>
          <table:table-cell table:formula="of:=VLOOKUP([.$F672];[.$F673:.$F$1000];1;0)" office:value-type="string" office:string-value="" calcext:value-type="error">
            <text:p>#N/D</text:p>
          </table:table-cell>
          <table:table-cell table:style-name="ce102" table:formula="of:=NOT(ISERROR([.W6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3])&gt;0;HYPERLINK(CONCATENATE(['file:///C:/Users/Txinto%20Vaz/Desktop/req_rees-core/uploading/RqUpload.ods'#$Dict.$B$1];&quot;issues/&quot;;[.B673]);CONCATENATE(&quot;#&quot;;[.B673]));&quot;&quot;)">
            <text:p/>
          </table:table-cell>
          <table:table-cell table:style-name="ce27" table:formula="of:=IF(LEN([.F673])&gt;0;MAX([.D$3:.D672])+1;&quot;&quot;)">
            <text:p/>
          </table:table-cell>
          <table:table-cell table:style-name="ce29" table:formula="of:=IF(LEN([.D673])&gt;0;CONCATENATE([.$K$1];TEXT([.D6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3];[.$H$3:.$H$1000];1;0)" office:value-type="string" office:string-value="" calcext:value-type="error">
            <text:p>#N/D</text:p>
          </table:table-cell>
          <table:table-cell table:style-name="ce102" table:formula="of:=NOT(ISERROR([.R673]))" office:value-type="boolean" office:boolean-value="false" calcext:value-type="boolean">
            <text:p>FALSO</text:p>
          </table:table-cell>
          <table:table-cell/>
          <table:table-cell table:formula="of:=VLOOKUP([.$F673];[.$F$3:.$F672];1;0)" office:value-type="string" office:string-value="" calcext:value-type="error">
            <text:p>#N/D</text:p>
          </table:table-cell>
          <table:table-cell table:style-name="ce102" table:formula="of:=NOT(ISERROR([.U673]))" office:value-type="boolean" office:boolean-value="false" calcext:value-type="boolean">
            <text:p>FALSO</text:p>
          </table:table-cell>
          <table:table-cell table:formula="of:=VLOOKUP([.$F673];[.$F674:.$F$1000];1;0)" office:value-type="string" office:string-value="" calcext:value-type="error">
            <text:p>#N/D</text:p>
          </table:table-cell>
          <table:table-cell table:style-name="ce102" table:formula="of:=NOT(ISERROR([.W6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4])&gt;0;HYPERLINK(CONCATENATE(['file:///C:/Users/Txinto%20Vaz/Desktop/req_rees-core/uploading/RqUpload.ods'#$Dict.$B$1];&quot;issues/&quot;;[.B674]);CONCATENATE(&quot;#&quot;;[.B674]));&quot;&quot;)">
            <text:p/>
          </table:table-cell>
          <table:table-cell table:style-name="ce27" table:formula="of:=IF(LEN([.F674])&gt;0;MAX([.D$3:.D673])+1;&quot;&quot;)">
            <text:p/>
          </table:table-cell>
          <table:table-cell table:style-name="ce29" table:formula="of:=IF(LEN([.D674])&gt;0;CONCATENATE([.$K$1];TEXT([.D6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4];[.$H$3:.$H$1000];1;0)" office:value-type="string" office:string-value="" calcext:value-type="error">
            <text:p>#N/D</text:p>
          </table:table-cell>
          <table:table-cell table:style-name="ce102" table:formula="of:=NOT(ISERROR([.R674]))" office:value-type="boolean" office:boolean-value="false" calcext:value-type="boolean">
            <text:p>FALSO</text:p>
          </table:table-cell>
          <table:table-cell/>
          <table:table-cell table:formula="of:=VLOOKUP([.$F674];[.$F$3:.$F673];1;0)" office:value-type="string" office:string-value="" calcext:value-type="error">
            <text:p>#N/D</text:p>
          </table:table-cell>
          <table:table-cell table:style-name="ce102" table:formula="of:=NOT(ISERROR([.U674]))" office:value-type="boolean" office:boolean-value="false" calcext:value-type="boolean">
            <text:p>FALSO</text:p>
          </table:table-cell>
          <table:table-cell table:formula="of:=VLOOKUP([.$F674];[.$F675:.$F$1000];1;0)" office:value-type="string" office:string-value="" calcext:value-type="error">
            <text:p>#N/D</text:p>
          </table:table-cell>
          <table:table-cell table:style-name="ce102" table:formula="of:=NOT(ISERROR([.W6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5])&gt;0;HYPERLINK(CONCATENATE(['file:///C:/Users/Txinto%20Vaz/Desktop/req_rees-core/uploading/RqUpload.ods'#$Dict.$B$1];&quot;issues/&quot;;[.B675]);CONCATENATE(&quot;#&quot;;[.B675]));&quot;&quot;)">
            <text:p/>
          </table:table-cell>
          <table:table-cell table:style-name="ce27" table:formula="of:=IF(LEN([.F675])&gt;0;MAX([.D$3:.D674])+1;&quot;&quot;)">
            <text:p/>
          </table:table-cell>
          <table:table-cell table:style-name="ce29" table:formula="of:=IF(LEN([.D675])&gt;0;CONCATENATE([.$K$1];TEXT([.D6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5];[.$H$3:.$H$1000];1;0)" office:value-type="string" office:string-value="" calcext:value-type="error">
            <text:p>#N/D</text:p>
          </table:table-cell>
          <table:table-cell table:style-name="ce102" table:formula="of:=NOT(ISERROR([.R675]))" office:value-type="boolean" office:boolean-value="false" calcext:value-type="boolean">
            <text:p>FALSO</text:p>
          </table:table-cell>
          <table:table-cell/>
          <table:table-cell table:formula="of:=VLOOKUP([.$F675];[.$F$3:.$F674];1;0)" office:value-type="string" office:string-value="" calcext:value-type="error">
            <text:p>#N/D</text:p>
          </table:table-cell>
          <table:table-cell table:style-name="ce102" table:formula="of:=NOT(ISERROR([.U675]))" office:value-type="boolean" office:boolean-value="false" calcext:value-type="boolean">
            <text:p>FALSO</text:p>
          </table:table-cell>
          <table:table-cell table:formula="of:=VLOOKUP([.$F675];[.$F676:.$F$1000];1;0)" office:value-type="string" office:string-value="" calcext:value-type="error">
            <text:p>#N/D</text:p>
          </table:table-cell>
          <table:table-cell table:style-name="ce102" table:formula="of:=NOT(ISERROR([.W6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6])&gt;0;HYPERLINK(CONCATENATE(['file:///C:/Users/Txinto%20Vaz/Desktop/req_rees-core/uploading/RqUpload.ods'#$Dict.$B$1];&quot;issues/&quot;;[.B676]);CONCATENATE(&quot;#&quot;;[.B676]));&quot;&quot;)">
            <text:p/>
          </table:table-cell>
          <table:table-cell table:style-name="ce27" table:formula="of:=IF(LEN([.F676])&gt;0;MAX([.D$3:.D675])+1;&quot;&quot;)">
            <text:p/>
          </table:table-cell>
          <table:table-cell table:style-name="ce29" table:formula="of:=IF(LEN([.D676])&gt;0;CONCATENATE([.$K$1];TEXT([.D6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6];[.$H$3:.$H$1000];1;0)" office:value-type="string" office:string-value="" calcext:value-type="error">
            <text:p>#N/D</text:p>
          </table:table-cell>
          <table:table-cell table:style-name="ce102" table:formula="of:=NOT(ISERROR([.R676]))" office:value-type="boolean" office:boolean-value="false" calcext:value-type="boolean">
            <text:p>FALSO</text:p>
          </table:table-cell>
          <table:table-cell/>
          <table:table-cell table:formula="of:=VLOOKUP([.$F676];[.$F$3:.$F675];1;0)" office:value-type="string" office:string-value="" calcext:value-type="error">
            <text:p>#N/D</text:p>
          </table:table-cell>
          <table:table-cell table:style-name="ce102" table:formula="of:=NOT(ISERROR([.U676]))" office:value-type="boolean" office:boolean-value="false" calcext:value-type="boolean">
            <text:p>FALSO</text:p>
          </table:table-cell>
          <table:table-cell table:formula="of:=VLOOKUP([.$F676];[.$F677:.$F$1000];1;0)" office:value-type="string" office:string-value="" calcext:value-type="error">
            <text:p>#N/D</text:p>
          </table:table-cell>
          <table:table-cell table:style-name="ce102" table:formula="of:=NOT(ISERROR([.W6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7])&gt;0;HYPERLINK(CONCATENATE(['file:///C:/Users/Txinto%20Vaz/Desktop/req_rees-core/uploading/RqUpload.ods'#$Dict.$B$1];&quot;issues/&quot;;[.B677]);CONCATENATE(&quot;#&quot;;[.B677]));&quot;&quot;)">
            <text:p/>
          </table:table-cell>
          <table:table-cell table:style-name="ce27" table:formula="of:=IF(LEN([.F677])&gt;0;MAX([.D$3:.D676])+1;&quot;&quot;)">
            <text:p/>
          </table:table-cell>
          <table:table-cell table:style-name="ce29" table:formula="of:=IF(LEN([.D677])&gt;0;CONCATENATE([.$K$1];TEXT([.D6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7];[.$H$3:.$H$1000];1;0)" office:value-type="string" office:string-value="" calcext:value-type="error">
            <text:p>#N/D</text:p>
          </table:table-cell>
          <table:table-cell table:style-name="ce102" table:formula="of:=NOT(ISERROR([.R677]))" office:value-type="boolean" office:boolean-value="false" calcext:value-type="boolean">
            <text:p>FALSO</text:p>
          </table:table-cell>
          <table:table-cell/>
          <table:table-cell table:formula="of:=VLOOKUP([.$F677];[.$F$3:.$F676];1;0)" office:value-type="string" office:string-value="" calcext:value-type="error">
            <text:p>#N/D</text:p>
          </table:table-cell>
          <table:table-cell table:style-name="ce102" table:formula="of:=NOT(ISERROR([.U677]))" office:value-type="boolean" office:boolean-value="false" calcext:value-type="boolean">
            <text:p>FALSO</text:p>
          </table:table-cell>
          <table:table-cell table:formula="of:=VLOOKUP([.$F677];[.$F678:.$F$1000];1;0)" office:value-type="string" office:string-value="" calcext:value-type="error">
            <text:p>#N/D</text:p>
          </table:table-cell>
          <table:table-cell table:style-name="ce102" table:formula="of:=NOT(ISERROR([.W6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8])&gt;0;HYPERLINK(CONCATENATE(['file:///C:/Users/Txinto%20Vaz/Desktop/req_rees-core/uploading/RqUpload.ods'#$Dict.$B$1];&quot;issues/&quot;;[.B678]);CONCATENATE(&quot;#&quot;;[.B678]));&quot;&quot;)">
            <text:p/>
          </table:table-cell>
          <table:table-cell table:style-name="ce27" table:formula="of:=IF(LEN([.F678])&gt;0;MAX([.D$3:.D677])+1;&quot;&quot;)">
            <text:p/>
          </table:table-cell>
          <table:table-cell table:style-name="ce29" table:formula="of:=IF(LEN([.D678])&gt;0;CONCATENATE([.$K$1];TEXT([.D6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8];[.$H$3:.$H$1000];1;0)" office:value-type="string" office:string-value="" calcext:value-type="error">
            <text:p>#N/D</text:p>
          </table:table-cell>
          <table:table-cell table:style-name="ce102" table:formula="of:=NOT(ISERROR([.R678]))" office:value-type="boolean" office:boolean-value="false" calcext:value-type="boolean">
            <text:p>FALSO</text:p>
          </table:table-cell>
          <table:table-cell/>
          <table:table-cell table:formula="of:=VLOOKUP([.$F678];[.$F$3:.$F677];1;0)" office:value-type="string" office:string-value="" calcext:value-type="error">
            <text:p>#N/D</text:p>
          </table:table-cell>
          <table:table-cell table:style-name="ce102" table:formula="of:=NOT(ISERROR([.U678]))" office:value-type="boolean" office:boolean-value="false" calcext:value-type="boolean">
            <text:p>FALSO</text:p>
          </table:table-cell>
          <table:table-cell table:formula="of:=VLOOKUP([.$F678];[.$F679:.$F$1000];1;0)" office:value-type="string" office:string-value="" calcext:value-type="error">
            <text:p>#N/D</text:p>
          </table:table-cell>
          <table:table-cell table:style-name="ce102" table:formula="of:=NOT(ISERROR([.W6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79])&gt;0;HYPERLINK(CONCATENATE(['file:///C:/Users/Txinto%20Vaz/Desktop/req_rees-core/uploading/RqUpload.ods'#$Dict.$B$1];&quot;issues/&quot;;[.B679]);CONCATENATE(&quot;#&quot;;[.B679]));&quot;&quot;)">
            <text:p/>
          </table:table-cell>
          <table:table-cell table:style-name="ce27" table:formula="of:=IF(LEN([.F679])&gt;0;MAX([.D$3:.D678])+1;&quot;&quot;)">
            <text:p/>
          </table:table-cell>
          <table:table-cell table:style-name="ce29" table:formula="of:=IF(LEN([.D679])&gt;0;CONCATENATE([.$K$1];TEXT([.D6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9];[.$H$3:.$H$1000];1;0)" office:value-type="string" office:string-value="" calcext:value-type="error">
            <text:p>#N/D</text:p>
          </table:table-cell>
          <table:table-cell table:style-name="ce102" table:formula="of:=NOT(ISERROR([.R679]))" office:value-type="boolean" office:boolean-value="false" calcext:value-type="boolean">
            <text:p>FALSO</text:p>
          </table:table-cell>
          <table:table-cell/>
          <table:table-cell table:formula="of:=VLOOKUP([.$F679];[.$F$3:.$F678];1;0)" office:value-type="string" office:string-value="" calcext:value-type="error">
            <text:p>#N/D</text:p>
          </table:table-cell>
          <table:table-cell table:style-name="ce102" table:formula="of:=NOT(ISERROR([.U679]))" office:value-type="boolean" office:boolean-value="false" calcext:value-type="boolean">
            <text:p>FALSO</text:p>
          </table:table-cell>
          <table:table-cell table:formula="of:=VLOOKUP([.$F679];[.$F680:.$F$1000];1;0)" office:value-type="string" office:string-value="" calcext:value-type="error">
            <text:p>#N/D</text:p>
          </table:table-cell>
          <table:table-cell table:style-name="ce102" table:formula="of:=NOT(ISERROR([.W6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0])&gt;0;HYPERLINK(CONCATENATE(['file:///C:/Users/Txinto%20Vaz/Desktop/req_rees-core/uploading/RqUpload.ods'#$Dict.$B$1];&quot;issues/&quot;;[.B680]);CONCATENATE(&quot;#&quot;;[.B680]));&quot;&quot;)">
            <text:p/>
          </table:table-cell>
          <table:table-cell table:style-name="ce27" table:formula="of:=IF(LEN([.F680])&gt;0;MAX([.D$3:.D679])+1;&quot;&quot;)">
            <text:p/>
          </table:table-cell>
          <table:table-cell table:style-name="ce29" table:formula="of:=IF(LEN([.D680])&gt;0;CONCATENATE([.$K$1];TEXT([.D6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0];[.$H$3:.$H$1000];1;0)" office:value-type="string" office:string-value="" calcext:value-type="error">
            <text:p>#N/D</text:p>
          </table:table-cell>
          <table:table-cell table:style-name="ce102" table:formula="of:=NOT(ISERROR([.R680]))" office:value-type="boolean" office:boolean-value="false" calcext:value-type="boolean">
            <text:p>FALSO</text:p>
          </table:table-cell>
          <table:table-cell/>
          <table:table-cell table:formula="of:=VLOOKUP([.$F680];[.$F$3:.$F679];1;0)" office:value-type="string" office:string-value="" calcext:value-type="error">
            <text:p>#N/D</text:p>
          </table:table-cell>
          <table:table-cell table:style-name="ce102" table:formula="of:=NOT(ISERROR([.U680]))" office:value-type="boolean" office:boolean-value="false" calcext:value-type="boolean">
            <text:p>FALSO</text:p>
          </table:table-cell>
          <table:table-cell table:formula="of:=VLOOKUP([.$F680];[.$F681:.$F$1000];1;0)" office:value-type="string" office:string-value="" calcext:value-type="error">
            <text:p>#N/D</text:p>
          </table:table-cell>
          <table:table-cell table:style-name="ce102" table:formula="of:=NOT(ISERROR([.W6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1])&gt;0;HYPERLINK(CONCATENATE(['file:///C:/Users/Txinto%20Vaz/Desktop/req_rees-core/uploading/RqUpload.ods'#$Dict.$B$1];&quot;issues/&quot;;[.B681]);CONCATENATE(&quot;#&quot;;[.B681]));&quot;&quot;)">
            <text:p/>
          </table:table-cell>
          <table:table-cell table:style-name="ce27" table:formula="of:=IF(LEN([.F681])&gt;0;MAX([.D$3:.D680])+1;&quot;&quot;)">
            <text:p/>
          </table:table-cell>
          <table:table-cell table:style-name="ce29" table:formula="of:=IF(LEN([.D681])&gt;0;CONCATENATE([.$K$1];TEXT([.D6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1];[.$H$3:.$H$1000];1;0)" office:value-type="string" office:string-value="" calcext:value-type="error">
            <text:p>#N/D</text:p>
          </table:table-cell>
          <table:table-cell table:style-name="ce102" table:formula="of:=NOT(ISERROR([.R681]))" office:value-type="boolean" office:boolean-value="false" calcext:value-type="boolean">
            <text:p>FALSO</text:p>
          </table:table-cell>
          <table:table-cell/>
          <table:table-cell table:formula="of:=VLOOKUP([.$F681];[.$F$3:.$F680];1;0)" office:value-type="string" office:string-value="" calcext:value-type="error">
            <text:p>#N/D</text:p>
          </table:table-cell>
          <table:table-cell table:style-name="ce102" table:formula="of:=NOT(ISERROR([.U681]))" office:value-type="boolean" office:boolean-value="false" calcext:value-type="boolean">
            <text:p>FALSO</text:p>
          </table:table-cell>
          <table:table-cell table:formula="of:=VLOOKUP([.$F681];[.$F682:.$F$1000];1;0)" office:value-type="string" office:string-value="" calcext:value-type="error">
            <text:p>#N/D</text:p>
          </table:table-cell>
          <table:table-cell table:style-name="ce102" table:formula="of:=NOT(ISERROR([.W6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2])&gt;0;HYPERLINK(CONCATENATE(['file:///C:/Users/Txinto%20Vaz/Desktop/req_rees-core/uploading/RqUpload.ods'#$Dict.$B$1];&quot;issues/&quot;;[.B682]);CONCATENATE(&quot;#&quot;;[.B682]));&quot;&quot;)">
            <text:p/>
          </table:table-cell>
          <table:table-cell table:style-name="ce27" table:formula="of:=IF(LEN([.F682])&gt;0;MAX([.D$3:.D681])+1;&quot;&quot;)">
            <text:p/>
          </table:table-cell>
          <table:table-cell table:style-name="ce29" table:formula="of:=IF(LEN([.D682])&gt;0;CONCATENATE([.$K$1];TEXT([.D6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2];[.$H$3:.$H$1000];1;0)" office:value-type="string" office:string-value="" calcext:value-type="error">
            <text:p>#N/D</text:p>
          </table:table-cell>
          <table:table-cell table:style-name="ce102" table:formula="of:=NOT(ISERROR([.R682]))" office:value-type="boolean" office:boolean-value="false" calcext:value-type="boolean">
            <text:p>FALSO</text:p>
          </table:table-cell>
          <table:table-cell/>
          <table:table-cell table:formula="of:=VLOOKUP([.$F682];[.$F$3:.$F681];1;0)" office:value-type="string" office:string-value="" calcext:value-type="error">
            <text:p>#N/D</text:p>
          </table:table-cell>
          <table:table-cell table:style-name="ce102" table:formula="of:=NOT(ISERROR([.U682]))" office:value-type="boolean" office:boolean-value="false" calcext:value-type="boolean">
            <text:p>FALSO</text:p>
          </table:table-cell>
          <table:table-cell table:formula="of:=VLOOKUP([.$F682];[.$F683:.$F$1000];1;0)" office:value-type="string" office:string-value="" calcext:value-type="error">
            <text:p>#N/D</text:p>
          </table:table-cell>
          <table:table-cell table:style-name="ce102" table:formula="of:=NOT(ISERROR([.W6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3])&gt;0;HYPERLINK(CONCATENATE(['file:///C:/Users/Txinto%20Vaz/Desktop/req_rees-core/uploading/RqUpload.ods'#$Dict.$B$1];&quot;issues/&quot;;[.B683]);CONCATENATE(&quot;#&quot;;[.B683]));&quot;&quot;)">
            <text:p/>
          </table:table-cell>
          <table:table-cell table:style-name="ce27" table:formula="of:=IF(LEN([.F683])&gt;0;MAX([.D$3:.D682])+1;&quot;&quot;)">
            <text:p/>
          </table:table-cell>
          <table:table-cell table:style-name="ce29" table:formula="of:=IF(LEN([.D683])&gt;0;CONCATENATE([.$K$1];TEXT([.D6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3];[.$H$3:.$H$1000];1;0)" office:value-type="string" office:string-value="" calcext:value-type="error">
            <text:p>#N/D</text:p>
          </table:table-cell>
          <table:table-cell table:style-name="ce102" table:formula="of:=NOT(ISERROR([.R683]))" office:value-type="boolean" office:boolean-value="false" calcext:value-type="boolean">
            <text:p>FALSO</text:p>
          </table:table-cell>
          <table:table-cell/>
          <table:table-cell table:formula="of:=VLOOKUP([.$F683];[.$F$3:.$F682];1;0)" office:value-type="string" office:string-value="" calcext:value-type="error">
            <text:p>#N/D</text:p>
          </table:table-cell>
          <table:table-cell table:style-name="ce102" table:formula="of:=NOT(ISERROR([.U683]))" office:value-type="boolean" office:boolean-value="false" calcext:value-type="boolean">
            <text:p>FALSO</text:p>
          </table:table-cell>
          <table:table-cell table:formula="of:=VLOOKUP([.$F683];[.$F684:.$F$1000];1;0)" office:value-type="string" office:string-value="" calcext:value-type="error">
            <text:p>#N/D</text:p>
          </table:table-cell>
          <table:table-cell table:style-name="ce102" table:formula="of:=NOT(ISERROR([.W6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4])&gt;0;HYPERLINK(CONCATENATE(['file:///C:/Users/Txinto%20Vaz/Desktop/req_rees-core/uploading/RqUpload.ods'#$Dict.$B$1];&quot;issues/&quot;;[.B684]);CONCATENATE(&quot;#&quot;;[.B684]));&quot;&quot;)">
            <text:p/>
          </table:table-cell>
          <table:table-cell table:style-name="ce27" table:formula="of:=IF(LEN([.F684])&gt;0;MAX([.D$3:.D683])+1;&quot;&quot;)">
            <text:p/>
          </table:table-cell>
          <table:table-cell table:style-name="ce29" table:formula="of:=IF(LEN([.D684])&gt;0;CONCATENATE([.$K$1];TEXT([.D6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4];[.$H$3:.$H$1000];1;0)" office:value-type="string" office:string-value="" calcext:value-type="error">
            <text:p>#N/D</text:p>
          </table:table-cell>
          <table:table-cell table:style-name="ce102" table:formula="of:=NOT(ISERROR([.R684]))" office:value-type="boolean" office:boolean-value="false" calcext:value-type="boolean">
            <text:p>FALSO</text:p>
          </table:table-cell>
          <table:table-cell/>
          <table:table-cell table:formula="of:=VLOOKUP([.$F684];[.$F$3:.$F683];1;0)" office:value-type="string" office:string-value="" calcext:value-type="error">
            <text:p>#N/D</text:p>
          </table:table-cell>
          <table:table-cell table:style-name="ce102" table:formula="of:=NOT(ISERROR([.U684]))" office:value-type="boolean" office:boolean-value="false" calcext:value-type="boolean">
            <text:p>FALSO</text:p>
          </table:table-cell>
          <table:table-cell table:formula="of:=VLOOKUP([.$F684];[.$F685:.$F$1000];1;0)" office:value-type="string" office:string-value="" calcext:value-type="error">
            <text:p>#N/D</text:p>
          </table:table-cell>
          <table:table-cell table:style-name="ce102" table:formula="of:=NOT(ISERROR([.W6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5])&gt;0;HYPERLINK(CONCATENATE(['file:///C:/Users/Txinto%20Vaz/Desktop/req_rees-core/uploading/RqUpload.ods'#$Dict.$B$1];&quot;issues/&quot;;[.B685]);CONCATENATE(&quot;#&quot;;[.B685]));&quot;&quot;)">
            <text:p/>
          </table:table-cell>
          <table:table-cell table:style-name="ce27" table:formula="of:=IF(LEN([.F685])&gt;0;MAX([.D$3:.D684])+1;&quot;&quot;)">
            <text:p/>
          </table:table-cell>
          <table:table-cell table:style-name="ce29" table:formula="of:=IF(LEN([.D685])&gt;0;CONCATENATE([.$K$1];TEXT([.D6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5];[.$H$3:.$H$1000];1;0)" office:value-type="string" office:string-value="" calcext:value-type="error">
            <text:p>#N/D</text:p>
          </table:table-cell>
          <table:table-cell table:style-name="ce102" table:formula="of:=NOT(ISERROR([.R685]))" office:value-type="boolean" office:boolean-value="false" calcext:value-type="boolean">
            <text:p>FALSO</text:p>
          </table:table-cell>
          <table:table-cell/>
          <table:table-cell table:formula="of:=VLOOKUP([.$F685];[.$F$3:.$F684];1;0)" office:value-type="string" office:string-value="" calcext:value-type="error">
            <text:p>#N/D</text:p>
          </table:table-cell>
          <table:table-cell table:style-name="ce102" table:formula="of:=NOT(ISERROR([.U685]))" office:value-type="boolean" office:boolean-value="false" calcext:value-type="boolean">
            <text:p>FALSO</text:p>
          </table:table-cell>
          <table:table-cell table:formula="of:=VLOOKUP([.$F685];[.$F686:.$F$1000];1;0)" office:value-type="string" office:string-value="" calcext:value-type="error">
            <text:p>#N/D</text:p>
          </table:table-cell>
          <table:table-cell table:style-name="ce102" table:formula="of:=NOT(ISERROR([.W6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6])&gt;0;HYPERLINK(CONCATENATE(['file:///C:/Users/Txinto%20Vaz/Desktop/req_rees-core/uploading/RqUpload.ods'#$Dict.$B$1];&quot;issues/&quot;;[.B686]);CONCATENATE(&quot;#&quot;;[.B686]));&quot;&quot;)">
            <text:p/>
          </table:table-cell>
          <table:table-cell table:style-name="ce27" table:formula="of:=IF(LEN([.F686])&gt;0;MAX([.D$3:.D685])+1;&quot;&quot;)">
            <text:p/>
          </table:table-cell>
          <table:table-cell table:style-name="ce29" table:formula="of:=IF(LEN([.D686])&gt;0;CONCATENATE([.$K$1];TEXT([.D6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6];[.$H$3:.$H$1000];1;0)" office:value-type="string" office:string-value="" calcext:value-type="error">
            <text:p>#N/D</text:p>
          </table:table-cell>
          <table:table-cell table:style-name="ce102" table:formula="of:=NOT(ISERROR([.R686]))" office:value-type="boolean" office:boolean-value="false" calcext:value-type="boolean">
            <text:p>FALSO</text:p>
          </table:table-cell>
          <table:table-cell/>
          <table:table-cell table:formula="of:=VLOOKUP([.$F686];[.$F$3:.$F685];1;0)" office:value-type="string" office:string-value="" calcext:value-type="error">
            <text:p>#N/D</text:p>
          </table:table-cell>
          <table:table-cell table:style-name="ce102" table:formula="of:=NOT(ISERROR([.U686]))" office:value-type="boolean" office:boolean-value="false" calcext:value-type="boolean">
            <text:p>FALSO</text:p>
          </table:table-cell>
          <table:table-cell table:formula="of:=VLOOKUP([.$F686];[.$F687:.$F$1000];1;0)" office:value-type="string" office:string-value="" calcext:value-type="error">
            <text:p>#N/D</text:p>
          </table:table-cell>
          <table:table-cell table:style-name="ce102" table:formula="of:=NOT(ISERROR([.W6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7])&gt;0;HYPERLINK(CONCATENATE(['file:///C:/Users/Txinto%20Vaz/Desktop/req_rees-core/uploading/RqUpload.ods'#$Dict.$B$1];&quot;issues/&quot;;[.B687]);CONCATENATE(&quot;#&quot;;[.B687]));&quot;&quot;)">
            <text:p/>
          </table:table-cell>
          <table:table-cell table:style-name="ce27" table:formula="of:=IF(LEN([.F687])&gt;0;MAX([.D$3:.D686])+1;&quot;&quot;)">
            <text:p/>
          </table:table-cell>
          <table:table-cell table:style-name="ce29" table:formula="of:=IF(LEN([.D687])&gt;0;CONCATENATE([.$K$1];TEXT([.D6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7];[.$H$3:.$H$1000];1;0)" office:value-type="string" office:string-value="" calcext:value-type="error">
            <text:p>#N/D</text:p>
          </table:table-cell>
          <table:table-cell table:style-name="ce102" table:formula="of:=NOT(ISERROR([.R687]))" office:value-type="boolean" office:boolean-value="false" calcext:value-type="boolean">
            <text:p>FALSO</text:p>
          </table:table-cell>
          <table:table-cell/>
          <table:table-cell table:formula="of:=VLOOKUP([.$F687];[.$F$3:.$F686];1;0)" office:value-type="string" office:string-value="" calcext:value-type="error">
            <text:p>#N/D</text:p>
          </table:table-cell>
          <table:table-cell table:style-name="ce102" table:formula="of:=NOT(ISERROR([.U687]))" office:value-type="boolean" office:boolean-value="false" calcext:value-type="boolean">
            <text:p>FALSO</text:p>
          </table:table-cell>
          <table:table-cell table:formula="of:=VLOOKUP([.$F687];[.$F688:.$F$1000];1;0)" office:value-type="string" office:string-value="" calcext:value-type="error">
            <text:p>#N/D</text:p>
          </table:table-cell>
          <table:table-cell table:style-name="ce102" table:formula="of:=NOT(ISERROR([.W6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8])&gt;0;HYPERLINK(CONCATENATE(['file:///C:/Users/Txinto%20Vaz/Desktop/req_rees-core/uploading/RqUpload.ods'#$Dict.$B$1];&quot;issues/&quot;;[.B688]);CONCATENATE(&quot;#&quot;;[.B688]));&quot;&quot;)">
            <text:p/>
          </table:table-cell>
          <table:table-cell table:style-name="ce27" table:formula="of:=IF(LEN([.F688])&gt;0;MAX([.D$3:.D687])+1;&quot;&quot;)">
            <text:p/>
          </table:table-cell>
          <table:table-cell table:style-name="ce29" table:formula="of:=IF(LEN([.D688])&gt;0;CONCATENATE([.$K$1];TEXT([.D6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8];[.$H$3:.$H$1000];1;0)" office:value-type="string" office:string-value="" calcext:value-type="error">
            <text:p>#N/D</text:p>
          </table:table-cell>
          <table:table-cell table:style-name="ce102" table:formula="of:=NOT(ISERROR([.R688]))" office:value-type="boolean" office:boolean-value="false" calcext:value-type="boolean">
            <text:p>FALSO</text:p>
          </table:table-cell>
          <table:table-cell/>
          <table:table-cell table:formula="of:=VLOOKUP([.$F688];[.$F$3:.$F687];1;0)" office:value-type="string" office:string-value="" calcext:value-type="error">
            <text:p>#N/D</text:p>
          </table:table-cell>
          <table:table-cell table:style-name="ce102" table:formula="of:=NOT(ISERROR([.U688]))" office:value-type="boolean" office:boolean-value="false" calcext:value-type="boolean">
            <text:p>FALSO</text:p>
          </table:table-cell>
          <table:table-cell table:formula="of:=VLOOKUP([.$F688];[.$F689:.$F$1000];1;0)" office:value-type="string" office:string-value="" calcext:value-type="error">
            <text:p>#N/D</text:p>
          </table:table-cell>
          <table:table-cell table:style-name="ce102" table:formula="of:=NOT(ISERROR([.W6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89])&gt;0;HYPERLINK(CONCATENATE(['file:///C:/Users/Txinto%20Vaz/Desktop/req_rees-core/uploading/RqUpload.ods'#$Dict.$B$1];&quot;issues/&quot;;[.B689]);CONCATENATE(&quot;#&quot;;[.B689]));&quot;&quot;)">
            <text:p/>
          </table:table-cell>
          <table:table-cell table:style-name="ce27" table:formula="of:=IF(LEN([.F689])&gt;0;MAX([.D$3:.D688])+1;&quot;&quot;)">
            <text:p/>
          </table:table-cell>
          <table:table-cell table:style-name="ce29" table:formula="of:=IF(LEN([.D689])&gt;0;CONCATENATE([.$K$1];TEXT([.D6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9];[.$H$3:.$H$1000];1;0)" office:value-type="string" office:string-value="" calcext:value-type="error">
            <text:p>#N/D</text:p>
          </table:table-cell>
          <table:table-cell table:style-name="ce102" table:formula="of:=NOT(ISERROR([.R689]))" office:value-type="boolean" office:boolean-value="false" calcext:value-type="boolean">
            <text:p>FALSO</text:p>
          </table:table-cell>
          <table:table-cell/>
          <table:table-cell table:formula="of:=VLOOKUP([.$F689];[.$F$3:.$F688];1;0)" office:value-type="string" office:string-value="" calcext:value-type="error">
            <text:p>#N/D</text:p>
          </table:table-cell>
          <table:table-cell table:style-name="ce102" table:formula="of:=NOT(ISERROR([.U689]))" office:value-type="boolean" office:boolean-value="false" calcext:value-type="boolean">
            <text:p>FALSO</text:p>
          </table:table-cell>
          <table:table-cell table:formula="of:=VLOOKUP([.$F689];[.$F690:.$F$1000];1;0)" office:value-type="string" office:string-value="" calcext:value-type="error">
            <text:p>#N/D</text:p>
          </table:table-cell>
          <table:table-cell table:style-name="ce102" table:formula="of:=NOT(ISERROR([.W6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0])&gt;0;HYPERLINK(CONCATENATE(['file:///C:/Users/Txinto%20Vaz/Desktop/req_rees-core/uploading/RqUpload.ods'#$Dict.$B$1];&quot;issues/&quot;;[.B690]);CONCATENATE(&quot;#&quot;;[.B690]));&quot;&quot;)">
            <text:p/>
          </table:table-cell>
          <table:table-cell table:style-name="ce27" table:formula="of:=IF(LEN([.F690])&gt;0;MAX([.D$3:.D689])+1;&quot;&quot;)">
            <text:p/>
          </table:table-cell>
          <table:table-cell table:style-name="ce29" table:formula="of:=IF(LEN([.D690])&gt;0;CONCATENATE([.$K$1];TEXT([.D6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0];[.$H$3:.$H$1000];1;0)" office:value-type="string" office:string-value="" calcext:value-type="error">
            <text:p>#N/D</text:p>
          </table:table-cell>
          <table:table-cell table:style-name="ce102" table:formula="of:=NOT(ISERROR([.R690]))" office:value-type="boolean" office:boolean-value="false" calcext:value-type="boolean">
            <text:p>FALSO</text:p>
          </table:table-cell>
          <table:table-cell/>
          <table:table-cell table:formula="of:=VLOOKUP([.$F690];[.$F$3:.$F689];1;0)" office:value-type="string" office:string-value="" calcext:value-type="error">
            <text:p>#N/D</text:p>
          </table:table-cell>
          <table:table-cell table:style-name="ce102" table:formula="of:=NOT(ISERROR([.U690]))" office:value-type="boolean" office:boolean-value="false" calcext:value-type="boolean">
            <text:p>FALSO</text:p>
          </table:table-cell>
          <table:table-cell table:formula="of:=VLOOKUP([.$F690];[.$F691:.$F$1000];1;0)" office:value-type="string" office:string-value="" calcext:value-type="error">
            <text:p>#N/D</text:p>
          </table:table-cell>
          <table:table-cell table:style-name="ce102" table:formula="of:=NOT(ISERROR([.W6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1])&gt;0;HYPERLINK(CONCATENATE(['file:///C:/Users/Txinto%20Vaz/Desktop/req_rees-core/uploading/RqUpload.ods'#$Dict.$B$1];&quot;issues/&quot;;[.B691]);CONCATENATE(&quot;#&quot;;[.B691]));&quot;&quot;)">
            <text:p/>
          </table:table-cell>
          <table:table-cell table:style-name="ce27" table:formula="of:=IF(LEN([.F691])&gt;0;MAX([.D$3:.D690])+1;&quot;&quot;)">
            <text:p/>
          </table:table-cell>
          <table:table-cell table:style-name="ce29" table:formula="of:=IF(LEN([.D691])&gt;0;CONCATENATE([.$K$1];TEXT([.D6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1];[.$H$3:.$H$1000];1;0)" office:value-type="string" office:string-value="" calcext:value-type="error">
            <text:p>#N/D</text:p>
          </table:table-cell>
          <table:table-cell table:style-name="ce102" table:formula="of:=NOT(ISERROR([.R691]))" office:value-type="boolean" office:boolean-value="false" calcext:value-type="boolean">
            <text:p>FALSO</text:p>
          </table:table-cell>
          <table:table-cell/>
          <table:table-cell table:formula="of:=VLOOKUP([.$F691];[.$F$3:.$F690];1;0)" office:value-type="string" office:string-value="" calcext:value-type="error">
            <text:p>#N/D</text:p>
          </table:table-cell>
          <table:table-cell table:style-name="ce102" table:formula="of:=NOT(ISERROR([.U691]))" office:value-type="boolean" office:boolean-value="false" calcext:value-type="boolean">
            <text:p>FALSO</text:p>
          </table:table-cell>
          <table:table-cell table:formula="of:=VLOOKUP([.$F691];[.$F692:.$F$1000];1;0)" office:value-type="string" office:string-value="" calcext:value-type="error">
            <text:p>#N/D</text:p>
          </table:table-cell>
          <table:table-cell table:style-name="ce102" table:formula="of:=NOT(ISERROR([.W6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2])&gt;0;HYPERLINK(CONCATENATE(['file:///C:/Users/Txinto%20Vaz/Desktop/req_rees-core/uploading/RqUpload.ods'#$Dict.$B$1];&quot;issues/&quot;;[.B692]);CONCATENATE(&quot;#&quot;;[.B692]));&quot;&quot;)">
            <text:p/>
          </table:table-cell>
          <table:table-cell table:style-name="ce27" table:formula="of:=IF(LEN([.F692])&gt;0;MAX([.D$3:.D691])+1;&quot;&quot;)">
            <text:p/>
          </table:table-cell>
          <table:table-cell table:style-name="ce29" table:formula="of:=IF(LEN([.D692])&gt;0;CONCATENATE([.$K$1];TEXT([.D6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2];[.$H$3:.$H$1000];1;0)" office:value-type="string" office:string-value="" calcext:value-type="error">
            <text:p>#N/D</text:p>
          </table:table-cell>
          <table:table-cell table:style-name="ce102" table:formula="of:=NOT(ISERROR([.R692]))" office:value-type="boolean" office:boolean-value="false" calcext:value-type="boolean">
            <text:p>FALSO</text:p>
          </table:table-cell>
          <table:table-cell/>
          <table:table-cell table:formula="of:=VLOOKUP([.$F692];[.$F$3:.$F691];1;0)" office:value-type="string" office:string-value="" calcext:value-type="error">
            <text:p>#N/D</text:p>
          </table:table-cell>
          <table:table-cell table:style-name="ce102" table:formula="of:=NOT(ISERROR([.U692]))" office:value-type="boolean" office:boolean-value="false" calcext:value-type="boolean">
            <text:p>FALSO</text:p>
          </table:table-cell>
          <table:table-cell table:formula="of:=VLOOKUP([.$F692];[.$F693:.$F$1000];1;0)" office:value-type="string" office:string-value="" calcext:value-type="error">
            <text:p>#N/D</text:p>
          </table:table-cell>
          <table:table-cell table:style-name="ce102" table:formula="of:=NOT(ISERROR([.W6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3])&gt;0;HYPERLINK(CONCATENATE(['file:///C:/Users/Txinto%20Vaz/Desktop/req_rees-core/uploading/RqUpload.ods'#$Dict.$B$1];&quot;issues/&quot;;[.B693]);CONCATENATE(&quot;#&quot;;[.B693]));&quot;&quot;)">
            <text:p/>
          </table:table-cell>
          <table:table-cell table:style-name="ce27" table:formula="of:=IF(LEN([.F693])&gt;0;MAX([.D$3:.D692])+1;&quot;&quot;)">
            <text:p/>
          </table:table-cell>
          <table:table-cell table:style-name="ce29" table:formula="of:=IF(LEN([.D693])&gt;0;CONCATENATE([.$K$1];TEXT([.D6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3];[.$H$3:.$H$1000];1;0)" office:value-type="string" office:string-value="" calcext:value-type="error">
            <text:p>#N/D</text:p>
          </table:table-cell>
          <table:table-cell table:style-name="ce102" table:formula="of:=NOT(ISERROR([.R693]))" office:value-type="boolean" office:boolean-value="false" calcext:value-type="boolean">
            <text:p>FALSO</text:p>
          </table:table-cell>
          <table:table-cell/>
          <table:table-cell table:formula="of:=VLOOKUP([.$F693];[.$F$3:.$F692];1;0)" office:value-type="string" office:string-value="" calcext:value-type="error">
            <text:p>#N/D</text:p>
          </table:table-cell>
          <table:table-cell table:style-name="ce102" table:formula="of:=NOT(ISERROR([.U693]))" office:value-type="boolean" office:boolean-value="false" calcext:value-type="boolean">
            <text:p>FALSO</text:p>
          </table:table-cell>
          <table:table-cell table:formula="of:=VLOOKUP([.$F693];[.$F694:.$F$1000];1;0)" office:value-type="string" office:string-value="" calcext:value-type="error">
            <text:p>#N/D</text:p>
          </table:table-cell>
          <table:table-cell table:style-name="ce102" table:formula="of:=NOT(ISERROR([.W6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4])&gt;0;HYPERLINK(CONCATENATE(['file:///C:/Users/Txinto%20Vaz/Desktop/req_rees-core/uploading/RqUpload.ods'#$Dict.$B$1];&quot;issues/&quot;;[.B694]);CONCATENATE(&quot;#&quot;;[.B694]));&quot;&quot;)">
            <text:p/>
          </table:table-cell>
          <table:table-cell table:style-name="ce27" table:formula="of:=IF(LEN([.F694])&gt;0;MAX([.D$3:.D693])+1;&quot;&quot;)">
            <text:p/>
          </table:table-cell>
          <table:table-cell table:style-name="ce29" table:formula="of:=IF(LEN([.D694])&gt;0;CONCATENATE([.$K$1];TEXT([.D6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4];[.$H$3:.$H$1000];1;0)" office:value-type="string" office:string-value="" calcext:value-type="error">
            <text:p>#N/D</text:p>
          </table:table-cell>
          <table:table-cell table:style-name="ce102" table:formula="of:=NOT(ISERROR([.R694]))" office:value-type="boolean" office:boolean-value="false" calcext:value-type="boolean">
            <text:p>FALSO</text:p>
          </table:table-cell>
          <table:table-cell/>
          <table:table-cell table:formula="of:=VLOOKUP([.$F694];[.$F$3:.$F693];1;0)" office:value-type="string" office:string-value="" calcext:value-type="error">
            <text:p>#N/D</text:p>
          </table:table-cell>
          <table:table-cell table:style-name="ce102" table:formula="of:=NOT(ISERROR([.U694]))" office:value-type="boolean" office:boolean-value="false" calcext:value-type="boolean">
            <text:p>FALSO</text:p>
          </table:table-cell>
          <table:table-cell table:formula="of:=VLOOKUP([.$F694];[.$F695:.$F$1000];1;0)" office:value-type="string" office:string-value="" calcext:value-type="error">
            <text:p>#N/D</text:p>
          </table:table-cell>
          <table:table-cell table:style-name="ce102" table:formula="of:=NOT(ISERROR([.W6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5])&gt;0;HYPERLINK(CONCATENATE(['file:///C:/Users/Txinto%20Vaz/Desktop/req_rees-core/uploading/RqUpload.ods'#$Dict.$B$1];&quot;issues/&quot;;[.B695]);CONCATENATE(&quot;#&quot;;[.B695]));&quot;&quot;)">
            <text:p/>
          </table:table-cell>
          <table:table-cell table:style-name="ce27" table:formula="of:=IF(LEN([.F695])&gt;0;MAX([.D$3:.D694])+1;&quot;&quot;)">
            <text:p/>
          </table:table-cell>
          <table:table-cell table:style-name="ce29" table:formula="of:=IF(LEN([.D695])&gt;0;CONCATENATE([.$K$1];TEXT([.D6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5];[.$H$3:.$H$1000];1;0)" office:value-type="string" office:string-value="" calcext:value-type="error">
            <text:p>#N/D</text:p>
          </table:table-cell>
          <table:table-cell table:style-name="ce102" table:formula="of:=NOT(ISERROR([.R695]))" office:value-type="boolean" office:boolean-value="false" calcext:value-type="boolean">
            <text:p>FALSO</text:p>
          </table:table-cell>
          <table:table-cell/>
          <table:table-cell table:formula="of:=VLOOKUP([.$F695];[.$F$3:.$F694];1;0)" office:value-type="string" office:string-value="" calcext:value-type="error">
            <text:p>#N/D</text:p>
          </table:table-cell>
          <table:table-cell table:style-name="ce102" table:formula="of:=NOT(ISERROR([.U695]))" office:value-type="boolean" office:boolean-value="false" calcext:value-type="boolean">
            <text:p>FALSO</text:p>
          </table:table-cell>
          <table:table-cell table:formula="of:=VLOOKUP([.$F695];[.$F696:.$F$1000];1;0)" office:value-type="string" office:string-value="" calcext:value-type="error">
            <text:p>#N/D</text:p>
          </table:table-cell>
          <table:table-cell table:style-name="ce102" table:formula="of:=NOT(ISERROR([.W6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6])&gt;0;HYPERLINK(CONCATENATE(['file:///C:/Users/Txinto%20Vaz/Desktop/req_rees-core/uploading/RqUpload.ods'#$Dict.$B$1];&quot;issues/&quot;;[.B696]);CONCATENATE(&quot;#&quot;;[.B696]));&quot;&quot;)">
            <text:p/>
          </table:table-cell>
          <table:table-cell table:style-name="ce27" table:formula="of:=IF(LEN([.F696])&gt;0;MAX([.D$3:.D695])+1;&quot;&quot;)">
            <text:p/>
          </table:table-cell>
          <table:table-cell table:style-name="ce29" table:formula="of:=IF(LEN([.D696])&gt;0;CONCATENATE([.$K$1];TEXT([.D6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6];[.$H$3:.$H$1000];1;0)" office:value-type="string" office:string-value="" calcext:value-type="error">
            <text:p>#N/D</text:p>
          </table:table-cell>
          <table:table-cell table:style-name="ce102" table:formula="of:=NOT(ISERROR([.R696]))" office:value-type="boolean" office:boolean-value="false" calcext:value-type="boolean">
            <text:p>FALSO</text:p>
          </table:table-cell>
          <table:table-cell/>
          <table:table-cell table:formula="of:=VLOOKUP([.$F696];[.$F$3:.$F695];1;0)" office:value-type="string" office:string-value="" calcext:value-type="error">
            <text:p>#N/D</text:p>
          </table:table-cell>
          <table:table-cell table:style-name="ce102" table:formula="of:=NOT(ISERROR([.U696]))" office:value-type="boolean" office:boolean-value="false" calcext:value-type="boolean">
            <text:p>FALSO</text:p>
          </table:table-cell>
          <table:table-cell table:formula="of:=VLOOKUP([.$F696];[.$F697:.$F$1000];1;0)" office:value-type="string" office:string-value="" calcext:value-type="error">
            <text:p>#N/D</text:p>
          </table:table-cell>
          <table:table-cell table:style-name="ce102" table:formula="of:=NOT(ISERROR([.W6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7])&gt;0;HYPERLINK(CONCATENATE(['file:///C:/Users/Txinto%20Vaz/Desktop/req_rees-core/uploading/RqUpload.ods'#$Dict.$B$1];&quot;issues/&quot;;[.B697]);CONCATENATE(&quot;#&quot;;[.B697]));&quot;&quot;)">
            <text:p/>
          </table:table-cell>
          <table:table-cell table:style-name="ce27" table:formula="of:=IF(LEN([.F697])&gt;0;MAX([.D$3:.D696])+1;&quot;&quot;)">
            <text:p/>
          </table:table-cell>
          <table:table-cell table:style-name="ce29" table:formula="of:=IF(LEN([.D697])&gt;0;CONCATENATE([.$K$1];TEXT([.D6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7];[.$H$3:.$H$1000];1;0)" office:value-type="string" office:string-value="" calcext:value-type="error">
            <text:p>#N/D</text:p>
          </table:table-cell>
          <table:table-cell table:style-name="ce102" table:formula="of:=NOT(ISERROR([.R697]))" office:value-type="boolean" office:boolean-value="false" calcext:value-type="boolean">
            <text:p>FALSO</text:p>
          </table:table-cell>
          <table:table-cell/>
          <table:table-cell table:formula="of:=VLOOKUP([.$F697];[.$F$3:.$F696];1;0)" office:value-type="string" office:string-value="" calcext:value-type="error">
            <text:p>#N/D</text:p>
          </table:table-cell>
          <table:table-cell table:style-name="ce102" table:formula="of:=NOT(ISERROR([.U697]))" office:value-type="boolean" office:boolean-value="false" calcext:value-type="boolean">
            <text:p>FALSO</text:p>
          </table:table-cell>
          <table:table-cell table:formula="of:=VLOOKUP([.$F697];[.$F698:.$F$1000];1;0)" office:value-type="string" office:string-value="" calcext:value-type="error">
            <text:p>#N/D</text:p>
          </table:table-cell>
          <table:table-cell table:style-name="ce102" table:formula="of:=NOT(ISERROR([.W6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8])&gt;0;HYPERLINK(CONCATENATE(['file:///C:/Users/Txinto%20Vaz/Desktop/req_rees-core/uploading/RqUpload.ods'#$Dict.$B$1];&quot;issues/&quot;;[.B698]);CONCATENATE(&quot;#&quot;;[.B698]));&quot;&quot;)">
            <text:p/>
          </table:table-cell>
          <table:table-cell table:style-name="ce27" table:formula="of:=IF(LEN([.F698])&gt;0;MAX([.D$3:.D697])+1;&quot;&quot;)">
            <text:p/>
          </table:table-cell>
          <table:table-cell table:style-name="ce29" table:formula="of:=IF(LEN([.D698])&gt;0;CONCATENATE([.$K$1];TEXT([.D6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8];[.$H$3:.$H$1000];1;0)" office:value-type="string" office:string-value="" calcext:value-type="error">
            <text:p>#N/D</text:p>
          </table:table-cell>
          <table:table-cell table:style-name="ce102" table:formula="of:=NOT(ISERROR([.R698]))" office:value-type="boolean" office:boolean-value="false" calcext:value-type="boolean">
            <text:p>FALSO</text:p>
          </table:table-cell>
          <table:table-cell/>
          <table:table-cell table:formula="of:=VLOOKUP([.$F698];[.$F$3:.$F697];1;0)" office:value-type="string" office:string-value="" calcext:value-type="error">
            <text:p>#N/D</text:p>
          </table:table-cell>
          <table:table-cell table:style-name="ce102" table:formula="of:=NOT(ISERROR([.U698]))" office:value-type="boolean" office:boolean-value="false" calcext:value-type="boolean">
            <text:p>FALSO</text:p>
          </table:table-cell>
          <table:table-cell table:formula="of:=VLOOKUP([.$F698];[.$F699:.$F$1000];1;0)" office:value-type="string" office:string-value="" calcext:value-type="error">
            <text:p>#N/D</text:p>
          </table:table-cell>
          <table:table-cell table:style-name="ce102" table:formula="of:=NOT(ISERROR([.W6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699])&gt;0;HYPERLINK(CONCATENATE(['file:///C:/Users/Txinto%20Vaz/Desktop/req_rees-core/uploading/RqUpload.ods'#$Dict.$B$1];&quot;issues/&quot;;[.B699]);CONCATENATE(&quot;#&quot;;[.B699]));&quot;&quot;)">
            <text:p/>
          </table:table-cell>
          <table:table-cell table:style-name="ce27" table:formula="of:=IF(LEN([.F699])&gt;0;MAX([.D$3:.D698])+1;&quot;&quot;)">
            <text:p/>
          </table:table-cell>
          <table:table-cell table:style-name="ce29" table:formula="of:=IF(LEN([.D699])&gt;0;CONCATENATE([.$K$1];TEXT([.D6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9];[.$H$3:.$H$1000];1;0)" office:value-type="string" office:string-value="" calcext:value-type="error">
            <text:p>#N/D</text:p>
          </table:table-cell>
          <table:table-cell table:style-name="ce102" table:formula="of:=NOT(ISERROR([.R699]))" office:value-type="boolean" office:boolean-value="false" calcext:value-type="boolean">
            <text:p>FALSO</text:p>
          </table:table-cell>
          <table:table-cell/>
          <table:table-cell table:formula="of:=VLOOKUP([.$F699];[.$F$3:.$F698];1;0)" office:value-type="string" office:string-value="" calcext:value-type="error">
            <text:p>#N/D</text:p>
          </table:table-cell>
          <table:table-cell table:style-name="ce102" table:formula="of:=NOT(ISERROR([.U699]))" office:value-type="boolean" office:boolean-value="false" calcext:value-type="boolean">
            <text:p>FALSO</text:p>
          </table:table-cell>
          <table:table-cell table:formula="of:=VLOOKUP([.$F699];[.$F700:.$F$1000];1;0)" office:value-type="string" office:string-value="" calcext:value-type="error">
            <text:p>#N/D</text:p>
          </table:table-cell>
          <table:table-cell table:style-name="ce102" table:formula="of:=NOT(ISERROR([.W6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0])&gt;0;HYPERLINK(CONCATENATE(['file:///C:/Users/Txinto%20Vaz/Desktop/req_rees-core/uploading/RqUpload.ods'#$Dict.$B$1];&quot;issues/&quot;;[.B700]);CONCATENATE(&quot;#&quot;;[.B700]));&quot;&quot;)">
            <text:p/>
          </table:table-cell>
          <table:table-cell table:style-name="ce27" table:formula="of:=IF(LEN([.F700])&gt;0;MAX([.D$3:.D699])+1;&quot;&quot;)">
            <text:p/>
          </table:table-cell>
          <table:table-cell table:style-name="ce29" table:formula="of:=IF(LEN([.D700])&gt;0;CONCATENATE([.$K$1];TEXT([.D7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0];[.$H$3:.$H$1000];1;0)" office:value-type="string" office:string-value="" calcext:value-type="error">
            <text:p>#N/D</text:p>
          </table:table-cell>
          <table:table-cell table:style-name="ce102" table:formula="of:=NOT(ISERROR([.R700]))" office:value-type="boolean" office:boolean-value="false" calcext:value-type="boolean">
            <text:p>FALSO</text:p>
          </table:table-cell>
          <table:table-cell/>
          <table:table-cell table:formula="of:=VLOOKUP([.$F700];[.$F$3:.$F699];1;0)" office:value-type="string" office:string-value="" calcext:value-type="error">
            <text:p>#N/D</text:p>
          </table:table-cell>
          <table:table-cell table:style-name="ce102" table:formula="of:=NOT(ISERROR([.U700]))" office:value-type="boolean" office:boolean-value="false" calcext:value-type="boolean">
            <text:p>FALSO</text:p>
          </table:table-cell>
          <table:table-cell table:formula="of:=VLOOKUP([.$F700];[.$F701:.$F$1000];1;0)" office:value-type="string" office:string-value="" calcext:value-type="error">
            <text:p>#N/D</text:p>
          </table:table-cell>
          <table:table-cell table:style-name="ce102" table:formula="of:=NOT(ISERROR([.W7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1])&gt;0;HYPERLINK(CONCATENATE(['file:///C:/Users/Txinto%20Vaz/Desktop/req_rees-core/uploading/RqUpload.ods'#$Dict.$B$1];&quot;issues/&quot;;[.B701]);CONCATENATE(&quot;#&quot;;[.B701]));&quot;&quot;)">
            <text:p/>
          </table:table-cell>
          <table:table-cell table:style-name="ce27" table:formula="of:=IF(LEN([.F701])&gt;0;MAX([.D$3:.D700])+1;&quot;&quot;)">
            <text:p/>
          </table:table-cell>
          <table:table-cell table:style-name="ce29" table:formula="of:=IF(LEN([.D701])&gt;0;CONCATENATE([.$K$1];TEXT([.D7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1];[.$H$3:.$H$1000];1;0)" office:value-type="string" office:string-value="" calcext:value-type="error">
            <text:p>#N/D</text:p>
          </table:table-cell>
          <table:table-cell table:style-name="ce102" table:formula="of:=NOT(ISERROR([.R701]))" office:value-type="boolean" office:boolean-value="false" calcext:value-type="boolean">
            <text:p>FALSO</text:p>
          </table:table-cell>
          <table:table-cell/>
          <table:table-cell table:formula="of:=VLOOKUP([.$F701];[.$F$3:.$F700];1;0)" office:value-type="string" office:string-value="" calcext:value-type="error">
            <text:p>#N/D</text:p>
          </table:table-cell>
          <table:table-cell table:style-name="ce102" table:formula="of:=NOT(ISERROR([.U701]))" office:value-type="boolean" office:boolean-value="false" calcext:value-type="boolean">
            <text:p>FALSO</text:p>
          </table:table-cell>
          <table:table-cell table:formula="of:=VLOOKUP([.$F701];[.$F702:.$F$1000];1;0)" office:value-type="string" office:string-value="" calcext:value-type="error">
            <text:p>#N/D</text:p>
          </table:table-cell>
          <table:table-cell table:style-name="ce102" table:formula="of:=NOT(ISERROR([.W7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2])&gt;0;HYPERLINK(CONCATENATE(['file:///C:/Users/Txinto%20Vaz/Desktop/req_rees-core/uploading/RqUpload.ods'#$Dict.$B$1];&quot;issues/&quot;;[.B702]);CONCATENATE(&quot;#&quot;;[.B702]));&quot;&quot;)">
            <text:p/>
          </table:table-cell>
          <table:table-cell table:style-name="ce27" table:formula="of:=IF(LEN([.F702])&gt;0;MAX([.D$3:.D701])+1;&quot;&quot;)">
            <text:p/>
          </table:table-cell>
          <table:table-cell table:style-name="ce29" table:formula="of:=IF(LEN([.D702])&gt;0;CONCATENATE([.$K$1];TEXT([.D7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2];[.$H$3:.$H$1000];1;0)" office:value-type="string" office:string-value="" calcext:value-type="error">
            <text:p>#N/D</text:p>
          </table:table-cell>
          <table:table-cell table:style-name="ce102" table:formula="of:=NOT(ISERROR([.R702]))" office:value-type="boolean" office:boolean-value="false" calcext:value-type="boolean">
            <text:p>FALSO</text:p>
          </table:table-cell>
          <table:table-cell/>
          <table:table-cell table:formula="of:=VLOOKUP([.$F702];[.$F$3:.$F701];1;0)" office:value-type="string" office:string-value="" calcext:value-type="error">
            <text:p>#N/D</text:p>
          </table:table-cell>
          <table:table-cell table:style-name="ce102" table:formula="of:=NOT(ISERROR([.U702]))" office:value-type="boolean" office:boolean-value="false" calcext:value-type="boolean">
            <text:p>FALSO</text:p>
          </table:table-cell>
          <table:table-cell table:formula="of:=VLOOKUP([.$F702];[.$F703:.$F$1000];1;0)" office:value-type="string" office:string-value="" calcext:value-type="error">
            <text:p>#N/D</text:p>
          </table:table-cell>
          <table:table-cell table:style-name="ce102" table:formula="of:=NOT(ISERROR([.W7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3])&gt;0;HYPERLINK(CONCATENATE(['file:///C:/Users/Txinto%20Vaz/Desktop/req_rees-core/uploading/RqUpload.ods'#$Dict.$B$1];&quot;issues/&quot;;[.B703]);CONCATENATE(&quot;#&quot;;[.B703]));&quot;&quot;)">
            <text:p/>
          </table:table-cell>
          <table:table-cell table:style-name="ce27" table:formula="of:=IF(LEN([.F703])&gt;0;MAX([.D$3:.D702])+1;&quot;&quot;)">
            <text:p/>
          </table:table-cell>
          <table:table-cell table:style-name="ce29" table:formula="of:=IF(LEN([.D703])&gt;0;CONCATENATE([.$K$1];TEXT([.D7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3];[.$H$3:.$H$1000];1;0)" office:value-type="string" office:string-value="" calcext:value-type="error">
            <text:p>#N/D</text:p>
          </table:table-cell>
          <table:table-cell table:style-name="ce102" table:formula="of:=NOT(ISERROR([.R703]))" office:value-type="boolean" office:boolean-value="false" calcext:value-type="boolean">
            <text:p>FALSO</text:p>
          </table:table-cell>
          <table:table-cell/>
          <table:table-cell table:formula="of:=VLOOKUP([.$F703];[.$F$3:.$F702];1;0)" office:value-type="string" office:string-value="" calcext:value-type="error">
            <text:p>#N/D</text:p>
          </table:table-cell>
          <table:table-cell table:style-name="ce102" table:formula="of:=NOT(ISERROR([.U703]))" office:value-type="boolean" office:boolean-value="false" calcext:value-type="boolean">
            <text:p>FALSO</text:p>
          </table:table-cell>
          <table:table-cell table:formula="of:=VLOOKUP([.$F703];[.$F704:.$F$1000];1;0)" office:value-type="string" office:string-value="" calcext:value-type="error">
            <text:p>#N/D</text:p>
          </table:table-cell>
          <table:table-cell table:style-name="ce102" table:formula="of:=NOT(ISERROR([.W7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4])&gt;0;HYPERLINK(CONCATENATE(['file:///C:/Users/Txinto%20Vaz/Desktop/req_rees-core/uploading/RqUpload.ods'#$Dict.$B$1];&quot;issues/&quot;;[.B704]);CONCATENATE(&quot;#&quot;;[.B704]));&quot;&quot;)">
            <text:p/>
          </table:table-cell>
          <table:table-cell table:style-name="ce27" table:formula="of:=IF(LEN([.F704])&gt;0;MAX([.D$3:.D703])+1;&quot;&quot;)">
            <text:p/>
          </table:table-cell>
          <table:table-cell table:style-name="ce29" table:formula="of:=IF(LEN([.D704])&gt;0;CONCATENATE([.$K$1];TEXT([.D7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4];[.$H$3:.$H$1000];1;0)" office:value-type="string" office:string-value="" calcext:value-type="error">
            <text:p>#N/D</text:p>
          </table:table-cell>
          <table:table-cell table:style-name="ce102" table:formula="of:=NOT(ISERROR([.R704]))" office:value-type="boolean" office:boolean-value="false" calcext:value-type="boolean">
            <text:p>FALSO</text:p>
          </table:table-cell>
          <table:table-cell/>
          <table:table-cell table:formula="of:=VLOOKUP([.$F704];[.$F$3:.$F703];1;0)" office:value-type="string" office:string-value="" calcext:value-type="error">
            <text:p>#N/D</text:p>
          </table:table-cell>
          <table:table-cell table:style-name="ce102" table:formula="of:=NOT(ISERROR([.U704]))" office:value-type="boolean" office:boolean-value="false" calcext:value-type="boolean">
            <text:p>FALSO</text:p>
          </table:table-cell>
          <table:table-cell table:formula="of:=VLOOKUP([.$F704];[.$F705:.$F$1000];1;0)" office:value-type="string" office:string-value="" calcext:value-type="error">
            <text:p>#N/D</text:p>
          </table:table-cell>
          <table:table-cell table:style-name="ce102" table:formula="of:=NOT(ISERROR([.W7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5])&gt;0;HYPERLINK(CONCATENATE(['file:///C:/Users/Txinto%20Vaz/Desktop/req_rees-core/uploading/RqUpload.ods'#$Dict.$B$1];&quot;issues/&quot;;[.B705]);CONCATENATE(&quot;#&quot;;[.B705]));&quot;&quot;)">
            <text:p/>
          </table:table-cell>
          <table:table-cell table:style-name="ce27" table:formula="of:=IF(LEN([.F705])&gt;0;MAX([.D$3:.D704])+1;&quot;&quot;)">
            <text:p/>
          </table:table-cell>
          <table:table-cell table:style-name="ce29" table:formula="of:=IF(LEN([.D705])&gt;0;CONCATENATE([.$K$1];TEXT([.D7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5];[.$H$3:.$H$1000];1;0)" office:value-type="string" office:string-value="" calcext:value-type="error">
            <text:p>#N/D</text:p>
          </table:table-cell>
          <table:table-cell table:style-name="ce102" table:formula="of:=NOT(ISERROR([.R705]))" office:value-type="boolean" office:boolean-value="false" calcext:value-type="boolean">
            <text:p>FALSO</text:p>
          </table:table-cell>
          <table:table-cell/>
          <table:table-cell table:formula="of:=VLOOKUP([.$F705];[.$F$3:.$F704];1;0)" office:value-type="string" office:string-value="" calcext:value-type="error">
            <text:p>#N/D</text:p>
          </table:table-cell>
          <table:table-cell table:style-name="ce102" table:formula="of:=NOT(ISERROR([.U705]))" office:value-type="boolean" office:boolean-value="false" calcext:value-type="boolean">
            <text:p>FALSO</text:p>
          </table:table-cell>
          <table:table-cell table:formula="of:=VLOOKUP([.$F705];[.$F706:.$F$1000];1;0)" office:value-type="string" office:string-value="" calcext:value-type="error">
            <text:p>#N/D</text:p>
          </table:table-cell>
          <table:table-cell table:style-name="ce102" table:formula="of:=NOT(ISERROR([.W7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6])&gt;0;HYPERLINK(CONCATENATE(['file:///C:/Users/Txinto%20Vaz/Desktop/req_rees-core/uploading/RqUpload.ods'#$Dict.$B$1];&quot;issues/&quot;;[.B706]);CONCATENATE(&quot;#&quot;;[.B706]));&quot;&quot;)">
            <text:p/>
          </table:table-cell>
          <table:table-cell table:style-name="ce27" table:formula="of:=IF(LEN([.F706])&gt;0;MAX([.D$3:.D705])+1;&quot;&quot;)">
            <text:p/>
          </table:table-cell>
          <table:table-cell table:style-name="ce29" table:formula="of:=IF(LEN([.D706])&gt;0;CONCATENATE([.$K$1];TEXT([.D7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6];[.$H$3:.$H$1000];1;0)" office:value-type="string" office:string-value="" calcext:value-type="error">
            <text:p>#N/D</text:p>
          </table:table-cell>
          <table:table-cell table:style-name="ce102" table:formula="of:=NOT(ISERROR([.R706]))" office:value-type="boolean" office:boolean-value="false" calcext:value-type="boolean">
            <text:p>FALSO</text:p>
          </table:table-cell>
          <table:table-cell/>
          <table:table-cell table:formula="of:=VLOOKUP([.$F706];[.$F$3:.$F705];1;0)" office:value-type="string" office:string-value="" calcext:value-type="error">
            <text:p>#N/D</text:p>
          </table:table-cell>
          <table:table-cell table:style-name="ce102" table:formula="of:=NOT(ISERROR([.U706]))" office:value-type="boolean" office:boolean-value="false" calcext:value-type="boolean">
            <text:p>FALSO</text:p>
          </table:table-cell>
          <table:table-cell table:formula="of:=VLOOKUP([.$F706];[.$F707:.$F$1000];1;0)" office:value-type="string" office:string-value="" calcext:value-type="error">
            <text:p>#N/D</text:p>
          </table:table-cell>
          <table:table-cell table:style-name="ce102" table:formula="of:=NOT(ISERROR([.W7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7])&gt;0;HYPERLINK(CONCATENATE(['file:///C:/Users/Txinto%20Vaz/Desktop/req_rees-core/uploading/RqUpload.ods'#$Dict.$B$1];&quot;issues/&quot;;[.B707]);CONCATENATE(&quot;#&quot;;[.B707]));&quot;&quot;)">
            <text:p/>
          </table:table-cell>
          <table:table-cell table:style-name="ce27" table:formula="of:=IF(LEN([.F707])&gt;0;MAX([.D$3:.D706])+1;&quot;&quot;)">
            <text:p/>
          </table:table-cell>
          <table:table-cell table:style-name="ce29" table:formula="of:=IF(LEN([.D707])&gt;0;CONCATENATE([.$K$1];TEXT([.D7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7];[.$H$3:.$H$1000];1;0)" office:value-type="string" office:string-value="" calcext:value-type="error">
            <text:p>#N/D</text:p>
          </table:table-cell>
          <table:table-cell table:style-name="ce102" table:formula="of:=NOT(ISERROR([.R707]))" office:value-type="boolean" office:boolean-value="false" calcext:value-type="boolean">
            <text:p>FALSO</text:p>
          </table:table-cell>
          <table:table-cell/>
          <table:table-cell table:formula="of:=VLOOKUP([.$F707];[.$F$3:.$F706];1;0)" office:value-type="string" office:string-value="" calcext:value-type="error">
            <text:p>#N/D</text:p>
          </table:table-cell>
          <table:table-cell table:style-name="ce102" table:formula="of:=NOT(ISERROR([.U707]))" office:value-type="boolean" office:boolean-value="false" calcext:value-type="boolean">
            <text:p>FALSO</text:p>
          </table:table-cell>
          <table:table-cell table:formula="of:=VLOOKUP([.$F707];[.$F708:.$F$1000];1;0)" office:value-type="string" office:string-value="" calcext:value-type="error">
            <text:p>#N/D</text:p>
          </table:table-cell>
          <table:table-cell table:style-name="ce102" table:formula="of:=NOT(ISERROR([.W7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8])&gt;0;HYPERLINK(CONCATENATE(['file:///C:/Users/Txinto%20Vaz/Desktop/req_rees-core/uploading/RqUpload.ods'#$Dict.$B$1];&quot;issues/&quot;;[.B708]);CONCATENATE(&quot;#&quot;;[.B708]));&quot;&quot;)">
            <text:p/>
          </table:table-cell>
          <table:table-cell table:style-name="ce27" table:formula="of:=IF(LEN([.F708])&gt;0;MAX([.D$3:.D707])+1;&quot;&quot;)">
            <text:p/>
          </table:table-cell>
          <table:table-cell table:style-name="ce29" table:formula="of:=IF(LEN([.D708])&gt;0;CONCATENATE([.$K$1];TEXT([.D7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8];[.$H$3:.$H$1000];1;0)" office:value-type="string" office:string-value="" calcext:value-type="error">
            <text:p>#N/D</text:p>
          </table:table-cell>
          <table:table-cell table:style-name="ce102" table:formula="of:=NOT(ISERROR([.R708]))" office:value-type="boolean" office:boolean-value="false" calcext:value-type="boolean">
            <text:p>FALSO</text:p>
          </table:table-cell>
          <table:table-cell/>
          <table:table-cell table:formula="of:=VLOOKUP([.$F708];[.$F$3:.$F707];1;0)" office:value-type="string" office:string-value="" calcext:value-type="error">
            <text:p>#N/D</text:p>
          </table:table-cell>
          <table:table-cell table:style-name="ce102" table:formula="of:=NOT(ISERROR([.U708]))" office:value-type="boolean" office:boolean-value="false" calcext:value-type="boolean">
            <text:p>FALSO</text:p>
          </table:table-cell>
          <table:table-cell table:formula="of:=VLOOKUP([.$F708];[.$F709:.$F$1000];1;0)" office:value-type="string" office:string-value="" calcext:value-type="error">
            <text:p>#N/D</text:p>
          </table:table-cell>
          <table:table-cell table:style-name="ce102" table:formula="of:=NOT(ISERROR([.W7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09])&gt;0;HYPERLINK(CONCATENATE(['file:///C:/Users/Txinto%20Vaz/Desktop/req_rees-core/uploading/RqUpload.ods'#$Dict.$B$1];&quot;issues/&quot;;[.B709]);CONCATENATE(&quot;#&quot;;[.B709]));&quot;&quot;)">
            <text:p/>
          </table:table-cell>
          <table:table-cell table:style-name="ce27" table:formula="of:=IF(LEN([.F709])&gt;0;MAX([.D$3:.D708])+1;&quot;&quot;)">
            <text:p/>
          </table:table-cell>
          <table:table-cell table:style-name="ce29" table:formula="of:=IF(LEN([.D709])&gt;0;CONCATENATE([.$K$1];TEXT([.D7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9];[.$H$3:.$H$1000];1;0)" office:value-type="string" office:string-value="" calcext:value-type="error">
            <text:p>#N/D</text:p>
          </table:table-cell>
          <table:table-cell table:style-name="ce102" table:formula="of:=NOT(ISERROR([.R709]))" office:value-type="boolean" office:boolean-value="false" calcext:value-type="boolean">
            <text:p>FALSO</text:p>
          </table:table-cell>
          <table:table-cell/>
          <table:table-cell table:formula="of:=VLOOKUP([.$F709];[.$F$3:.$F708];1;0)" office:value-type="string" office:string-value="" calcext:value-type="error">
            <text:p>#N/D</text:p>
          </table:table-cell>
          <table:table-cell table:style-name="ce102" table:formula="of:=NOT(ISERROR([.U709]))" office:value-type="boolean" office:boolean-value="false" calcext:value-type="boolean">
            <text:p>FALSO</text:p>
          </table:table-cell>
          <table:table-cell table:formula="of:=VLOOKUP([.$F709];[.$F710:.$F$1000];1;0)" office:value-type="string" office:string-value="" calcext:value-type="error">
            <text:p>#N/D</text:p>
          </table:table-cell>
          <table:table-cell table:style-name="ce102" table:formula="of:=NOT(ISERROR([.W7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0])&gt;0;HYPERLINK(CONCATENATE(['file:///C:/Users/Txinto%20Vaz/Desktop/req_rees-core/uploading/RqUpload.ods'#$Dict.$B$1];&quot;issues/&quot;;[.B710]);CONCATENATE(&quot;#&quot;;[.B710]));&quot;&quot;)">
            <text:p/>
          </table:table-cell>
          <table:table-cell table:style-name="ce27" table:formula="of:=IF(LEN([.F710])&gt;0;MAX([.D$3:.D709])+1;&quot;&quot;)">
            <text:p/>
          </table:table-cell>
          <table:table-cell table:style-name="ce29" table:formula="of:=IF(LEN([.D710])&gt;0;CONCATENATE([.$K$1];TEXT([.D7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0];[.$H$3:.$H$1000];1;0)" office:value-type="string" office:string-value="" calcext:value-type="error">
            <text:p>#N/D</text:p>
          </table:table-cell>
          <table:table-cell table:style-name="ce102" table:formula="of:=NOT(ISERROR([.R710]))" office:value-type="boolean" office:boolean-value="false" calcext:value-type="boolean">
            <text:p>FALSO</text:p>
          </table:table-cell>
          <table:table-cell/>
          <table:table-cell table:formula="of:=VLOOKUP([.$F710];[.$F$3:.$F709];1;0)" office:value-type="string" office:string-value="" calcext:value-type="error">
            <text:p>#N/D</text:p>
          </table:table-cell>
          <table:table-cell table:style-name="ce102" table:formula="of:=NOT(ISERROR([.U710]))" office:value-type="boolean" office:boolean-value="false" calcext:value-type="boolean">
            <text:p>FALSO</text:p>
          </table:table-cell>
          <table:table-cell table:formula="of:=VLOOKUP([.$F710];[.$F711:.$F$1000];1;0)" office:value-type="string" office:string-value="" calcext:value-type="error">
            <text:p>#N/D</text:p>
          </table:table-cell>
          <table:table-cell table:style-name="ce102" table:formula="of:=NOT(ISERROR([.W7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1])&gt;0;HYPERLINK(CONCATENATE(['file:///C:/Users/Txinto%20Vaz/Desktop/req_rees-core/uploading/RqUpload.ods'#$Dict.$B$1];&quot;issues/&quot;;[.B711]);CONCATENATE(&quot;#&quot;;[.B711]));&quot;&quot;)">
            <text:p/>
          </table:table-cell>
          <table:table-cell table:style-name="ce27" table:formula="of:=IF(LEN([.F711])&gt;0;MAX([.D$3:.D710])+1;&quot;&quot;)">
            <text:p/>
          </table:table-cell>
          <table:table-cell table:style-name="ce29" table:formula="of:=IF(LEN([.D711])&gt;0;CONCATENATE([.$K$1];TEXT([.D7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1];[.$H$3:.$H$1000];1;0)" office:value-type="string" office:string-value="" calcext:value-type="error">
            <text:p>#N/D</text:p>
          </table:table-cell>
          <table:table-cell table:style-name="ce102" table:formula="of:=NOT(ISERROR([.R711]))" office:value-type="boolean" office:boolean-value="false" calcext:value-type="boolean">
            <text:p>FALSO</text:p>
          </table:table-cell>
          <table:table-cell/>
          <table:table-cell table:formula="of:=VLOOKUP([.$F711];[.$F$3:.$F710];1;0)" office:value-type="string" office:string-value="" calcext:value-type="error">
            <text:p>#N/D</text:p>
          </table:table-cell>
          <table:table-cell table:style-name="ce102" table:formula="of:=NOT(ISERROR([.U711]))" office:value-type="boolean" office:boolean-value="false" calcext:value-type="boolean">
            <text:p>FALSO</text:p>
          </table:table-cell>
          <table:table-cell table:formula="of:=VLOOKUP([.$F711];[.$F712:.$F$1000];1;0)" office:value-type="string" office:string-value="" calcext:value-type="error">
            <text:p>#N/D</text:p>
          </table:table-cell>
          <table:table-cell table:style-name="ce102" table:formula="of:=NOT(ISERROR([.W7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2])&gt;0;HYPERLINK(CONCATENATE(['file:///C:/Users/Txinto%20Vaz/Desktop/req_rees-core/uploading/RqUpload.ods'#$Dict.$B$1];&quot;issues/&quot;;[.B712]);CONCATENATE(&quot;#&quot;;[.B712]));&quot;&quot;)">
            <text:p/>
          </table:table-cell>
          <table:table-cell table:style-name="ce27" table:formula="of:=IF(LEN([.F712])&gt;0;MAX([.D$3:.D711])+1;&quot;&quot;)">
            <text:p/>
          </table:table-cell>
          <table:table-cell table:style-name="ce29" table:formula="of:=IF(LEN([.D712])&gt;0;CONCATENATE([.$K$1];TEXT([.D7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2];[.$H$3:.$H$1000];1;0)" office:value-type="string" office:string-value="" calcext:value-type="error">
            <text:p>#N/D</text:p>
          </table:table-cell>
          <table:table-cell table:style-name="ce102" table:formula="of:=NOT(ISERROR([.R712]))" office:value-type="boolean" office:boolean-value="false" calcext:value-type="boolean">
            <text:p>FALSO</text:p>
          </table:table-cell>
          <table:table-cell/>
          <table:table-cell table:formula="of:=VLOOKUP([.$F712];[.$F$3:.$F711];1;0)" office:value-type="string" office:string-value="" calcext:value-type="error">
            <text:p>#N/D</text:p>
          </table:table-cell>
          <table:table-cell table:style-name="ce102" table:formula="of:=NOT(ISERROR([.U712]))" office:value-type="boolean" office:boolean-value="false" calcext:value-type="boolean">
            <text:p>FALSO</text:p>
          </table:table-cell>
          <table:table-cell table:formula="of:=VLOOKUP([.$F712];[.$F713:.$F$1000];1;0)" office:value-type="string" office:string-value="" calcext:value-type="error">
            <text:p>#N/D</text:p>
          </table:table-cell>
          <table:table-cell table:style-name="ce102" table:formula="of:=NOT(ISERROR([.W7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3])&gt;0;HYPERLINK(CONCATENATE(['file:///C:/Users/Txinto%20Vaz/Desktop/req_rees-core/uploading/RqUpload.ods'#$Dict.$B$1];&quot;issues/&quot;;[.B713]);CONCATENATE(&quot;#&quot;;[.B713]));&quot;&quot;)">
            <text:p/>
          </table:table-cell>
          <table:table-cell table:style-name="ce27" table:formula="of:=IF(LEN([.F713])&gt;0;MAX([.D$3:.D712])+1;&quot;&quot;)">
            <text:p/>
          </table:table-cell>
          <table:table-cell table:style-name="ce29" table:formula="of:=IF(LEN([.D713])&gt;0;CONCATENATE([.$K$1];TEXT([.D7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3];[.$H$3:.$H$1000];1;0)" office:value-type="string" office:string-value="" calcext:value-type="error">
            <text:p>#N/D</text:p>
          </table:table-cell>
          <table:table-cell table:style-name="ce102" table:formula="of:=NOT(ISERROR([.R713]))" office:value-type="boolean" office:boolean-value="false" calcext:value-type="boolean">
            <text:p>FALSO</text:p>
          </table:table-cell>
          <table:table-cell/>
          <table:table-cell table:formula="of:=VLOOKUP([.$F713];[.$F$3:.$F712];1;0)" office:value-type="string" office:string-value="" calcext:value-type="error">
            <text:p>#N/D</text:p>
          </table:table-cell>
          <table:table-cell table:style-name="ce102" table:formula="of:=NOT(ISERROR([.U713]))" office:value-type="boolean" office:boolean-value="false" calcext:value-type="boolean">
            <text:p>FALSO</text:p>
          </table:table-cell>
          <table:table-cell table:formula="of:=VLOOKUP([.$F713];[.$F714:.$F$1000];1;0)" office:value-type="string" office:string-value="" calcext:value-type="error">
            <text:p>#N/D</text:p>
          </table:table-cell>
          <table:table-cell table:style-name="ce102" table:formula="of:=NOT(ISERROR([.W7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4])&gt;0;HYPERLINK(CONCATENATE(['file:///C:/Users/Txinto%20Vaz/Desktop/req_rees-core/uploading/RqUpload.ods'#$Dict.$B$1];&quot;issues/&quot;;[.B714]);CONCATENATE(&quot;#&quot;;[.B714]));&quot;&quot;)">
            <text:p/>
          </table:table-cell>
          <table:table-cell table:style-name="ce27" table:formula="of:=IF(LEN([.F714])&gt;0;MAX([.D$3:.D713])+1;&quot;&quot;)">
            <text:p/>
          </table:table-cell>
          <table:table-cell table:style-name="ce29" table:formula="of:=IF(LEN([.D714])&gt;0;CONCATENATE([.$K$1];TEXT([.D7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4];[.$H$3:.$H$1000];1;0)" office:value-type="string" office:string-value="" calcext:value-type="error">
            <text:p>#N/D</text:p>
          </table:table-cell>
          <table:table-cell table:style-name="ce102" table:formula="of:=NOT(ISERROR([.R714]))" office:value-type="boolean" office:boolean-value="false" calcext:value-type="boolean">
            <text:p>FALSO</text:p>
          </table:table-cell>
          <table:table-cell/>
          <table:table-cell table:formula="of:=VLOOKUP([.$F714];[.$F$3:.$F713];1;0)" office:value-type="string" office:string-value="" calcext:value-type="error">
            <text:p>#N/D</text:p>
          </table:table-cell>
          <table:table-cell table:style-name="ce102" table:formula="of:=NOT(ISERROR([.U714]))" office:value-type="boolean" office:boolean-value="false" calcext:value-type="boolean">
            <text:p>FALSO</text:p>
          </table:table-cell>
          <table:table-cell table:formula="of:=VLOOKUP([.$F714];[.$F715:.$F$1000];1;0)" office:value-type="string" office:string-value="" calcext:value-type="error">
            <text:p>#N/D</text:p>
          </table:table-cell>
          <table:table-cell table:style-name="ce102" table:formula="of:=NOT(ISERROR([.W7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5])&gt;0;HYPERLINK(CONCATENATE(['file:///C:/Users/Txinto%20Vaz/Desktop/req_rees-core/uploading/RqUpload.ods'#$Dict.$B$1];&quot;issues/&quot;;[.B715]);CONCATENATE(&quot;#&quot;;[.B715]));&quot;&quot;)">
            <text:p/>
          </table:table-cell>
          <table:table-cell table:style-name="ce27" table:formula="of:=IF(LEN([.F715])&gt;0;MAX([.D$3:.D714])+1;&quot;&quot;)">
            <text:p/>
          </table:table-cell>
          <table:table-cell table:style-name="ce29" table:formula="of:=IF(LEN([.D715])&gt;0;CONCATENATE([.$K$1];TEXT([.D7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5];[.$H$3:.$H$1000];1;0)" office:value-type="string" office:string-value="" calcext:value-type="error">
            <text:p>#N/D</text:p>
          </table:table-cell>
          <table:table-cell table:style-name="ce102" table:formula="of:=NOT(ISERROR([.R715]))" office:value-type="boolean" office:boolean-value="false" calcext:value-type="boolean">
            <text:p>FALSO</text:p>
          </table:table-cell>
          <table:table-cell/>
          <table:table-cell table:formula="of:=VLOOKUP([.$F715];[.$F$3:.$F714];1;0)" office:value-type="string" office:string-value="" calcext:value-type="error">
            <text:p>#N/D</text:p>
          </table:table-cell>
          <table:table-cell table:style-name="ce102" table:formula="of:=NOT(ISERROR([.U715]))" office:value-type="boolean" office:boolean-value="false" calcext:value-type="boolean">
            <text:p>FALSO</text:p>
          </table:table-cell>
          <table:table-cell table:formula="of:=VLOOKUP([.$F715];[.$F716:.$F$1000];1;0)" office:value-type="string" office:string-value="" calcext:value-type="error">
            <text:p>#N/D</text:p>
          </table:table-cell>
          <table:table-cell table:style-name="ce102" table:formula="of:=NOT(ISERROR([.W7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6])&gt;0;HYPERLINK(CONCATENATE(['file:///C:/Users/Txinto%20Vaz/Desktop/req_rees-core/uploading/RqUpload.ods'#$Dict.$B$1];&quot;issues/&quot;;[.B716]);CONCATENATE(&quot;#&quot;;[.B716]));&quot;&quot;)">
            <text:p/>
          </table:table-cell>
          <table:table-cell table:style-name="ce27" table:formula="of:=IF(LEN([.F716])&gt;0;MAX([.D$3:.D715])+1;&quot;&quot;)">
            <text:p/>
          </table:table-cell>
          <table:table-cell table:style-name="ce29" table:formula="of:=IF(LEN([.D716])&gt;0;CONCATENATE([.$K$1];TEXT([.D7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6];[.$H$3:.$H$1000];1;0)" office:value-type="string" office:string-value="" calcext:value-type="error">
            <text:p>#N/D</text:p>
          </table:table-cell>
          <table:table-cell table:style-name="ce102" table:formula="of:=NOT(ISERROR([.R716]))" office:value-type="boolean" office:boolean-value="false" calcext:value-type="boolean">
            <text:p>FALSO</text:p>
          </table:table-cell>
          <table:table-cell/>
          <table:table-cell table:formula="of:=VLOOKUP([.$F716];[.$F$3:.$F715];1;0)" office:value-type="string" office:string-value="" calcext:value-type="error">
            <text:p>#N/D</text:p>
          </table:table-cell>
          <table:table-cell table:style-name="ce102" table:formula="of:=NOT(ISERROR([.U716]))" office:value-type="boolean" office:boolean-value="false" calcext:value-type="boolean">
            <text:p>FALSO</text:p>
          </table:table-cell>
          <table:table-cell table:formula="of:=VLOOKUP([.$F716];[.$F717:.$F$1000];1;0)" office:value-type="string" office:string-value="" calcext:value-type="error">
            <text:p>#N/D</text:p>
          </table:table-cell>
          <table:table-cell table:style-name="ce102" table:formula="of:=NOT(ISERROR([.W7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7])&gt;0;HYPERLINK(CONCATENATE(['file:///C:/Users/Txinto%20Vaz/Desktop/req_rees-core/uploading/RqUpload.ods'#$Dict.$B$1];&quot;issues/&quot;;[.B717]);CONCATENATE(&quot;#&quot;;[.B717]));&quot;&quot;)">
            <text:p/>
          </table:table-cell>
          <table:table-cell table:style-name="ce27" table:formula="of:=IF(LEN([.F717])&gt;0;MAX([.D$3:.D716])+1;&quot;&quot;)">
            <text:p/>
          </table:table-cell>
          <table:table-cell table:style-name="ce29" table:formula="of:=IF(LEN([.D717])&gt;0;CONCATENATE([.$K$1];TEXT([.D7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7];[.$H$3:.$H$1000];1;0)" office:value-type="string" office:string-value="" calcext:value-type="error">
            <text:p>#N/D</text:p>
          </table:table-cell>
          <table:table-cell table:style-name="ce102" table:formula="of:=NOT(ISERROR([.R717]))" office:value-type="boolean" office:boolean-value="false" calcext:value-type="boolean">
            <text:p>FALSO</text:p>
          </table:table-cell>
          <table:table-cell/>
          <table:table-cell table:formula="of:=VLOOKUP([.$F717];[.$F$3:.$F716];1;0)" office:value-type="string" office:string-value="" calcext:value-type="error">
            <text:p>#N/D</text:p>
          </table:table-cell>
          <table:table-cell table:style-name="ce102" table:formula="of:=NOT(ISERROR([.U717]))" office:value-type="boolean" office:boolean-value="false" calcext:value-type="boolean">
            <text:p>FALSO</text:p>
          </table:table-cell>
          <table:table-cell table:formula="of:=VLOOKUP([.$F717];[.$F718:.$F$1000];1;0)" office:value-type="string" office:string-value="" calcext:value-type="error">
            <text:p>#N/D</text:p>
          </table:table-cell>
          <table:table-cell table:style-name="ce102" table:formula="of:=NOT(ISERROR([.W7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8])&gt;0;HYPERLINK(CONCATENATE(['file:///C:/Users/Txinto%20Vaz/Desktop/req_rees-core/uploading/RqUpload.ods'#$Dict.$B$1];&quot;issues/&quot;;[.B718]);CONCATENATE(&quot;#&quot;;[.B718]));&quot;&quot;)">
            <text:p/>
          </table:table-cell>
          <table:table-cell table:style-name="ce27" table:formula="of:=IF(LEN([.F718])&gt;0;MAX([.D$3:.D717])+1;&quot;&quot;)">
            <text:p/>
          </table:table-cell>
          <table:table-cell table:style-name="ce29" table:formula="of:=IF(LEN([.D718])&gt;0;CONCATENATE([.$K$1];TEXT([.D7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8];[.$H$3:.$H$1000];1;0)" office:value-type="string" office:string-value="" calcext:value-type="error">
            <text:p>#N/D</text:p>
          </table:table-cell>
          <table:table-cell table:style-name="ce102" table:formula="of:=NOT(ISERROR([.R718]))" office:value-type="boolean" office:boolean-value="false" calcext:value-type="boolean">
            <text:p>FALSO</text:p>
          </table:table-cell>
          <table:table-cell/>
          <table:table-cell table:formula="of:=VLOOKUP([.$F718];[.$F$3:.$F717];1;0)" office:value-type="string" office:string-value="" calcext:value-type="error">
            <text:p>#N/D</text:p>
          </table:table-cell>
          <table:table-cell table:style-name="ce102" table:formula="of:=NOT(ISERROR([.U718]))" office:value-type="boolean" office:boolean-value="false" calcext:value-type="boolean">
            <text:p>FALSO</text:p>
          </table:table-cell>
          <table:table-cell table:formula="of:=VLOOKUP([.$F718];[.$F719:.$F$1000];1;0)" office:value-type="string" office:string-value="" calcext:value-type="error">
            <text:p>#N/D</text:p>
          </table:table-cell>
          <table:table-cell table:style-name="ce102" table:formula="of:=NOT(ISERROR([.W7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19])&gt;0;HYPERLINK(CONCATENATE(['file:///C:/Users/Txinto%20Vaz/Desktop/req_rees-core/uploading/RqUpload.ods'#$Dict.$B$1];&quot;issues/&quot;;[.B719]);CONCATENATE(&quot;#&quot;;[.B719]));&quot;&quot;)">
            <text:p/>
          </table:table-cell>
          <table:table-cell table:style-name="ce27" table:formula="of:=IF(LEN([.F719])&gt;0;MAX([.D$3:.D718])+1;&quot;&quot;)">
            <text:p/>
          </table:table-cell>
          <table:table-cell table:style-name="ce29" table:formula="of:=IF(LEN([.D719])&gt;0;CONCATENATE([.$K$1];TEXT([.D7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9];[.$H$3:.$H$1000];1;0)" office:value-type="string" office:string-value="" calcext:value-type="error">
            <text:p>#N/D</text:p>
          </table:table-cell>
          <table:table-cell table:style-name="ce102" table:formula="of:=NOT(ISERROR([.R719]))" office:value-type="boolean" office:boolean-value="false" calcext:value-type="boolean">
            <text:p>FALSO</text:p>
          </table:table-cell>
          <table:table-cell/>
          <table:table-cell table:formula="of:=VLOOKUP([.$F719];[.$F$3:.$F718];1;0)" office:value-type="string" office:string-value="" calcext:value-type="error">
            <text:p>#N/D</text:p>
          </table:table-cell>
          <table:table-cell table:style-name="ce102" table:formula="of:=NOT(ISERROR([.U719]))" office:value-type="boolean" office:boolean-value="false" calcext:value-type="boolean">
            <text:p>FALSO</text:p>
          </table:table-cell>
          <table:table-cell table:formula="of:=VLOOKUP([.$F719];[.$F720:.$F$1000];1;0)" office:value-type="string" office:string-value="" calcext:value-type="error">
            <text:p>#N/D</text:p>
          </table:table-cell>
          <table:table-cell table:style-name="ce102" table:formula="of:=NOT(ISERROR([.W7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0])&gt;0;HYPERLINK(CONCATENATE(['file:///C:/Users/Txinto%20Vaz/Desktop/req_rees-core/uploading/RqUpload.ods'#$Dict.$B$1];&quot;issues/&quot;;[.B720]);CONCATENATE(&quot;#&quot;;[.B720]));&quot;&quot;)">
            <text:p/>
          </table:table-cell>
          <table:table-cell table:style-name="ce27" table:formula="of:=IF(LEN([.F720])&gt;0;MAX([.D$3:.D719])+1;&quot;&quot;)">
            <text:p/>
          </table:table-cell>
          <table:table-cell table:style-name="ce29" table:formula="of:=IF(LEN([.D720])&gt;0;CONCATENATE([.$K$1];TEXT([.D7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0];[.$H$3:.$H$1000];1;0)" office:value-type="string" office:string-value="" calcext:value-type="error">
            <text:p>#N/D</text:p>
          </table:table-cell>
          <table:table-cell table:style-name="ce102" table:formula="of:=NOT(ISERROR([.R720]))" office:value-type="boolean" office:boolean-value="false" calcext:value-type="boolean">
            <text:p>FALSO</text:p>
          </table:table-cell>
          <table:table-cell/>
          <table:table-cell table:formula="of:=VLOOKUP([.$F720];[.$F$3:.$F719];1;0)" office:value-type="string" office:string-value="" calcext:value-type="error">
            <text:p>#N/D</text:p>
          </table:table-cell>
          <table:table-cell table:style-name="ce102" table:formula="of:=NOT(ISERROR([.U720]))" office:value-type="boolean" office:boolean-value="false" calcext:value-type="boolean">
            <text:p>FALSO</text:p>
          </table:table-cell>
          <table:table-cell table:formula="of:=VLOOKUP([.$F720];[.$F721:.$F$1000];1;0)" office:value-type="string" office:string-value="" calcext:value-type="error">
            <text:p>#N/D</text:p>
          </table:table-cell>
          <table:table-cell table:style-name="ce102" table:formula="of:=NOT(ISERROR([.W7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1])&gt;0;HYPERLINK(CONCATENATE(['file:///C:/Users/Txinto%20Vaz/Desktop/req_rees-core/uploading/RqUpload.ods'#$Dict.$B$1];&quot;issues/&quot;;[.B721]);CONCATENATE(&quot;#&quot;;[.B721]));&quot;&quot;)">
            <text:p/>
          </table:table-cell>
          <table:table-cell table:style-name="ce27" table:formula="of:=IF(LEN([.F721])&gt;0;MAX([.D$3:.D720])+1;&quot;&quot;)">
            <text:p/>
          </table:table-cell>
          <table:table-cell table:style-name="ce29" table:formula="of:=IF(LEN([.D721])&gt;0;CONCATENATE([.$K$1];TEXT([.D7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1];[.$H$3:.$H$1000];1;0)" office:value-type="string" office:string-value="" calcext:value-type="error">
            <text:p>#N/D</text:p>
          </table:table-cell>
          <table:table-cell table:style-name="ce102" table:formula="of:=NOT(ISERROR([.R721]))" office:value-type="boolean" office:boolean-value="false" calcext:value-type="boolean">
            <text:p>FALSO</text:p>
          </table:table-cell>
          <table:table-cell/>
          <table:table-cell table:formula="of:=VLOOKUP([.$F721];[.$F$3:.$F720];1;0)" office:value-type="string" office:string-value="" calcext:value-type="error">
            <text:p>#N/D</text:p>
          </table:table-cell>
          <table:table-cell table:style-name="ce102" table:formula="of:=NOT(ISERROR([.U721]))" office:value-type="boolean" office:boolean-value="false" calcext:value-type="boolean">
            <text:p>FALSO</text:p>
          </table:table-cell>
          <table:table-cell table:formula="of:=VLOOKUP([.$F721];[.$F722:.$F$1000];1;0)" office:value-type="string" office:string-value="" calcext:value-type="error">
            <text:p>#N/D</text:p>
          </table:table-cell>
          <table:table-cell table:style-name="ce102" table:formula="of:=NOT(ISERROR([.W7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2])&gt;0;HYPERLINK(CONCATENATE(['file:///C:/Users/Txinto%20Vaz/Desktop/req_rees-core/uploading/RqUpload.ods'#$Dict.$B$1];&quot;issues/&quot;;[.B722]);CONCATENATE(&quot;#&quot;;[.B722]));&quot;&quot;)">
            <text:p/>
          </table:table-cell>
          <table:table-cell table:style-name="ce27" table:formula="of:=IF(LEN([.F722])&gt;0;MAX([.D$3:.D721])+1;&quot;&quot;)">
            <text:p/>
          </table:table-cell>
          <table:table-cell table:style-name="ce29" table:formula="of:=IF(LEN([.D722])&gt;0;CONCATENATE([.$K$1];TEXT([.D7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2];[.$H$3:.$H$1000];1;0)" office:value-type="string" office:string-value="" calcext:value-type="error">
            <text:p>#N/D</text:p>
          </table:table-cell>
          <table:table-cell table:style-name="ce102" table:formula="of:=NOT(ISERROR([.R722]))" office:value-type="boolean" office:boolean-value="false" calcext:value-type="boolean">
            <text:p>FALSO</text:p>
          </table:table-cell>
          <table:table-cell/>
          <table:table-cell table:formula="of:=VLOOKUP([.$F722];[.$F$3:.$F721];1;0)" office:value-type="string" office:string-value="" calcext:value-type="error">
            <text:p>#N/D</text:p>
          </table:table-cell>
          <table:table-cell table:style-name="ce102" table:formula="of:=NOT(ISERROR([.U722]))" office:value-type="boolean" office:boolean-value="false" calcext:value-type="boolean">
            <text:p>FALSO</text:p>
          </table:table-cell>
          <table:table-cell table:formula="of:=VLOOKUP([.$F722];[.$F723:.$F$1000];1;0)" office:value-type="string" office:string-value="" calcext:value-type="error">
            <text:p>#N/D</text:p>
          </table:table-cell>
          <table:table-cell table:style-name="ce102" table:formula="of:=NOT(ISERROR([.W7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3])&gt;0;HYPERLINK(CONCATENATE(['file:///C:/Users/Txinto%20Vaz/Desktop/req_rees-core/uploading/RqUpload.ods'#$Dict.$B$1];&quot;issues/&quot;;[.B723]);CONCATENATE(&quot;#&quot;;[.B723]));&quot;&quot;)">
            <text:p/>
          </table:table-cell>
          <table:table-cell table:style-name="ce27" table:formula="of:=IF(LEN([.F723])&gt;0;MAX([.D$3:.D722])+1;&quot;&quot;)">
            <text:p/>
          </table:table-cell>
          <table:table-cell table:style-name="ce29" table:formula="of:=IF(LEN([.D723])&gt;0;CONCATENATE([.$K$1];TEXT([.D7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3];[.$H$3:.$H$1000];1;0)" office:value-type="string" office:string-value="" calcext:value-type="error">
            <text:p>#N/D</text:p>
          </table:table-cell>
          <table:table-cell table:style-name="ce102" table:formula="of:=NOT(ISERROR([.R723]))" office:value-type="boolean" office:boolean-value="false" calcext:value-type="boolean">
            <text:p>FALSO</text:p>
          </table:table-cell>
          <table:table-cell/>
          <table:table-cell table:formula="of:=VLOOKUP([.$F723];[.$F$3:.$F722];1;0)" office:value-type="string" office:string-value="" calcext:value-type="error">
            <text:p>#N/D</text:p>
          </table:table-cell>
          <table:table-cell table:style-name="ce102" table:formula="of:=NOT(ISERROR([.U723]))" office:value-type="boolean" office:boolean-value="false" calcext:value-type="boolean">
            <text:p>FALSO</text:p>
          </table:table-cell>
          <table:table-cell table:formula="of:=VLOOKUP([.$F723];[.$F724:.$F$1000];1;0)" office:value-type="string" office:string-value="" calcext:value-type="error">
            <text:p>#N/D</text:p>
          </table:table-cell>
          <table:table-cell table:style-name="ce102" table:formula="of:=NOT(ISERROR([.W7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4])&gt;0;HYPERLINK(CONCATENATE(['file:///C:/Users/Txinto%20Vaz/Desktop/req_rees-core/uploading/RqUpload.ods'#$Dict.$B$1];&quot;issues/&quot;;[.B724]);CONCATENATE(&quot;#&quot;;[.B724]));&quot;&quot;)">
            <text:p/>
          </table:table-cell>
          <table:table-cell table:style-name="ce27" table:formula="of:=IF(LEN([.F724])&gt;0;MAX([.D$3:.D723])+1;&quot;&quot;)">
            <text:p/>
          </table:table-cell>
          <table:table-cell table:style-name="ce29" table:formula="of:=IF(LEN([.D724])&gt;0;CONCATENATE([.$K$1];TEXT([.D7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4];[.$H$3:.$H$1000];1;0)" office:value-type="string" office:string-value="" calcext:value-type="error">
            <text:p>#N/D</text:p>
          </table:table-cell>
          <table:table-cell table:style-name="ce102" table:formula="of:=NOT(ISERROR([.R724]))" office:value-type="boolean" office:boolean-value="false" calcext:value-type="boolean">
            <text:p>FALSO</text:p>
          </table:table-cell>
          <table:table-cell/>
          <table:table-cell table:formula="of:=VLOOKUP([.$F724];[.$F$3:.$F723];1;0)" office:value-type="string" office:string-value="" calcext:value-type="error">
            <text:p>#N/D</text:p>
          </table:table-cell>
          <table:table-cell table:style-name="ce102" table:formula="of:=NOT(ISERROR([.U724]))" office:value-type="boolean" office:boolean-value="false" calcext:value-type="boolean">
            <text:p>FALSO</text:p>
          </table:table-cell>
          <table:table-cell table:formula="of:=VLOOKUP([.$F724];[.$F725:.$F$1000];1;0)" office:value-type="string" office:string-value="" calcext:value-type="error">
            <text:p>#N/D</text:p>
          </table:table-cell>
          <table:table-cell table:style-name="ce102" table:formula="of:=NOT(ISERROR([.W7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5])&gt;0;HYPERLINK(CONCATENATE(['file:///C:/Users/Txinto%20Vaz/Desktop/req_rees-core/uploading/RqUpload.ods'#$Dict.$B$1];&quot;issues/&quot;;[.B725]);CONCATENATE(&quot;#&quot;;[.B725]));&quot;&quot;)">
            <text:p/>
          </table:table-cell>
          <table:table-cell table:style-name="ce27" table:formula="of:=IF(LEN([.F725])&gt;0;MAX([.D$3:.D724])+1;&quot;&quot;)">
            <text:p/>
          </table:table-cell>
          <table:table-cell table:style-name="ce29" table:formula="of:=IF(LEN([.D725])&gt;0;CONCATENATE([.$K$1];TEXT([.D7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5];[.$H$3:.$H$1000];1;0)" office:value-type="string" office:string-value="" calcext:value-type="error">
            <text:p>#N/D</text:p>
          </table:table-cell>
          <table:table-cell table:style-name="ce102" table:formula="of:=NOT(ISERROR([.R725]))" office:value-type="boolean" office:boolean-value="false" calcext:value-type="boolean">
            <text:p>FALSO</text:p>
          </table:table-cell>
          <table:table-cell/>
          <table:table-cell table:formula="of:=VLOOKUP([.$F725];[.$F$3:.$F724];1;0)" office:value-type="string" office:string-value="" calcext:value-type="error">
            <text:p>#N/D</text:p>
          </table:table-cell>
          <table:table-cell table:style-name="ce102" table:formula="of:=NOT(ISERROR([.U725]))" office:value-type="boolean" office:boolean-value="false" calcext:value-type="boolean">
            <text:p>FALSO</text:p>
          </table:table-cell>
          <table:table-cell table:formula="of:=VLOOKUP([.$F725];[.$F726:.$F$1000];1;0)" office:value-type="string" office:string-value="" calcext:value-type="error">
            <text:p>#N/D</text:p>
          </table:table-cell>
          <table:table-cell table:style-name="ce102" table:formula="of:=NOT(ISERROR([.W7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6])&gt;0;HYPERLINK(CONCATENATE(['file:///C:/Users/Txinto%20Vaz/Desktop/req_rees-core/uploading/RqUpload.ods'#$Dict.$B$1];&quot;issues/&quot;;[.B726]);CONCATENATE(&quot;#&quot;;[.B726]));&quot;&quot;)">
            <text:p/>
          </table:table-cell>
          <table:table-cell table:style-name="ce27" table:formula="of:=IF(LEN([.F726])&gt;0;MAX([.D$3:.D725])+1;&quot;&quot;)">
            <text:p/>
          </table:table-cell>
          <table:table-cell table:style-name="ce29" table:formula="of:=IF(LEN([.D726])&gt;0;CONCATENATE([.$K$1];TEXT([.D7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6];[.$H$3:.$H$1000];1;0)" office:value-type="string" office:string-value="" calcext:value-type="error">
            <text:p>#N/D</text:p>
          </table:table-cell>
          <table:table-cell table:style-name="ce102" table:formula="of:=NOT(ISERROR([.R726]))" office:value-type="boolean" office:boolean-value="false" calcext:value-type="boolean">
            <text:p>FALSO</text:p>
          </table:table-cell>
          <table:table-cell/>
          <table:table-cell table:formula="of:=VLOOKUP([.$F726];[.$F$3:.$F725];1;0)" office:value-type="string" office:string-value="" calcext:value-type="error">
            <text:p>#N/D</text:p>
          </table:table-cell>
          <table:table-cell table:style-name="ce102" table:formula="of:=NOT(ISERROR([.U726]))" office:value-type="boolean" office:boolean-value="false" calcext:value-type="boolean">
            <text:p>FALSO</text:p>
          </table:table-cell>
          <table:table-cell table:formula="of:=VLOOKUP([.$F726];[.$F727:.$F$1000];1;0)" office:value-type="string" office:string-value="" calcext:value-type="error">
            <text:p>#N/D</text:p>
          </table:table-cell>
          <table:table-cell table:style-name="ce102" table:formula="of:=NOT(ISERROR([.W7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7])&gt;0;HYPERLINK(CONCATENATE(['file:///C:/Users/Txinto%20Vaz/Desktop/req_rees-core/uploading/RqUpload.ods'#$Dict.$B$1];&quot;issues/&quot;;[.B727]);CONCATENATE(&quot;#&quot;;[.B727]));&quot;&quot;)">
            <text:p/>
          </table:table-cell>
          <table:table-cell table:style-name="ce27" table:formula="of:=IF(LEN([.F727])&gt;0;MAX([.D$3:.D726])+1;&quot;&quot;)">
            <text:p/>
          </table:table-cell>
          <table:table-cell table:style-name="ce29" table:formula="of:=IF(LEN([.D727])&gt;0;CONCATENATE([.$K$1];TEXT([.D7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7];[.$H$3:.$H$1000];1;0)" office:value-type="string" office:string-value="" calcext:value-type="error">
            <text:p>#N/D</text:p>
          </table:table-cell>
          <table:table-cell table:style-name="ce102" table:formula="of:=NOT(ISERROR([.R727]))" office:value-type="boolean" office:boolean-value="false" calcext:value-type="boolean">
            <text:p>FALSO</text:p>
          </table:table-cell>
          <table:table-cell/>
          <table:table-cell table:formula="of:=VLOOKUP([.$F727];[.$F$3:.$F726];1;0)" office:value-type="string" office:string-value="" calcext:value-type="error">
            <text:p>#N/D</text:p>
          </table:table-cell>
          <table:table-cell table:style-name="ce102" table:formula="of:=NOT(ISERROR([.U727]))" office:value-type="boolean" office:boolean-value="false" calcext:value-type="boolean">
            <text:p>FALSO</text:p>
          </table:table-cell>
          <table:table-cell table:formula="of:=VLOOKUP([.$F727];[.$F728:.$F$1000];1;0)" office:value-type="string" office:string-value="" calcext:value-type="error">
            <text:p>#N/D</text:p>
          </table:table-cell>
          <table:table-cell table:style-name="ce102" table:formula="of:=NOT(ISERROR([.W7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8])&gt;0;HYPERLINK(CONCATENATE(['file:///C:/Users/Txinto%20Vaz/Desktop/req_rees-core/uploading/RqUpload.ods'#$Dict.$B$1];&quot;issues/&quot;;[.B728]);CONCATENATE(&quot;#&quot;;[.B728]));&quot;&quot;)">
            <text:p/>
          </table:table-cell>
          <table:table-cell table:style-name="ce27" table:formula="of:=IF(LEN([.F728])&gt;0;MAX([.D$3:.D727])+1;&quot;&quot;)">
            <text:p/>
          </table:table-cell>
          <table:table-cell table:style-name="ce29" table:formula="of:=IF(LEN([.D728])&gt;0;CONCATENATE([.$K$1];TEXT([.D7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8];[.$H$3:.$H$1000];1;0)" office:value-type="string" office:string-value="" calcext:value-type="error">
            <text:p>#N/D</text:p>
          </table:table-cell>
          <table:table-cell table:style-name="ce102" table:formula="of:=NOT(ISERROR([.R728]))" office:value-type="boolean" office:boolean-value="false" calcext:value-type="boolean">
            <text:p>FALSO</text:p>
          </table:table-cell>
          <table:table-cell/>
          <table:table-cell table:formula="of:=VLOOKUP([.$F728];[.$F$3:.$F727];1;0)" office:value-type="string" office:string-value="" calcext:value-type="error">
            <text:p>#N/D</text:p>
          </table:table-cell>
          <table:table-cell table:style-name="ce102" table:formula="of:=NOT(ISERROR([.U728]))" office:value-type="boolean" office:boolean-value="false" calcext:value-type="boolean">
            <text:p>FALSO</text:p>
          </table:table-cell>
          <table:table-cell table:formula="of:=VLOOKUP([.$F728];[.$F729:.$F$1000];1;0)" office:value-type="string" office:string-value="" calcext:value-type="error">
            <text:p>#N/D</text:p>
          </table:table-cell>
          <table:table-cell table:style-name="ce102" table:formula="of:=NOT(ISERROR([.W7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29])&gt;0;HYPERLINK(CONCATENATE(['file:///C:/Users/Txinto%20Vaz/Desktop/req_rees-core/uploading/RqUpload.ods'#$Dict.$B$1];&quot;issues/&quot;;[.B729]);CONCATENATE(&quot;#&quot;;[.B729]));&quot;&quot;)">
            <text:p/>
          </table:table-cell>
          <table:table-cell table:style-name="ce27" table:formula="of:=IF(LEN([.F729])&gt;0;MAX([.D$3:.D728])+1;&quot;&quot;)">
            <text:p/>
          </table:table-cell>
          <table:table-cell table:style-name="ce29" table:formula="of:=IF(LEN([.D729])&gt;0;CONCATENATE([.$K$1];TEXT([.D7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9];[.$H$3:.$H$1000];1;0)" office:value-type="string" office:string-value="" calcext:value-type="error">
            <text:p>#N/D</text:p>
          </table:table-cell>
          <table:table-cell table:style-name="ce102" table:formula="of:=NOT(ISERROR([.R729]))" office:value-type="boolean" office:boolean-value="false" calcext:value-type="boolean">
            <text:p>FALSO</text:p>
          </table:table-cell>
          <table:table-cell/>
          <table:table-cell table:formula="of:=VLOOKUP([.$F729];[.$F$3:.$F728];1;0)" office:value-type="string" office:string-value="" calcext:value-type="error">
            <text:p>#N/D</text:p>
          </table:table-cell>
          <table:table-cell table:style-name="ce102" table:formula="of:=NOT(ISERROR([.U729]))" office:value-type="boolean" office:boolean-value="false" calcext:value-type="boolean">
            <text:p>FALSO</text:p>
          </table:table-cell>
          <table:table-cell table:formula="of:=VLOOKUP([.$F729];[.$F730:.$F$1000];1;0)" office:value-type="string" office:string-value="" calcext:value-type="error">
            <text:p>#N/D</text:p>
          </table:table-cell>
          <table:table-cell table:style-name="ce102" table:formula="of:=NOT(ISERROR([.W7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0])&gt;0;HYPERLINK(CONCATENATE(['file:///C:/Users/Txinto%20Vaz/Desktop/req_rees-core/uploading/RqUpload.ods'#$Dict.$B$1];&quot;issues/&quot;;[.B730]);CONCATENATE(&quot;#&quot;;[.B730]));&quot;&quot;)">
            <text:p/>
          </table:table-cell>
          <table:table-cell table:style-name="ce27" table:formula="of:=IF(LEN([.F730])&gt;0;MAX([.D$3:.D729])+1;&quot;&quot;)">
            <text:p/>
          </table:table-cell>
          <table:table-cell table:style-name="ce29" table:formula="of:=IF(LEN([.D730])&gt;0;CONCATENATE([.$K$1];TEXT([.D7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0];[.$H$3:.$H$1000];1;0)" office:value-type="string" office:string-value="" calcext:value-type="error">
            <text:p>#N/D</text:p>
          </table:table-cell>
          <table:table-cell table:style-name="ce102" table:formula="of:=NOT(ISERROR([.R730]))" office:value-type="boolean" office:boolean-value="false" calcext:value-type="boolean">
            <text:p>FALSO</text:p>
          </table:table-cell>
          <table:table-cell/>
          <table:table-cell table:formula="of:=VLOOKUP([.$F730];[.$F$3:.$F729];1;0)" office:value-type="string" office:string-value="" calcext:value-type="error">
            <text:p>#N/D</text:p>
          </table:table-cell>
          <table:table-cell table:style-name="ce102" table:formula="of:=NOT(ISERROR([.U730]))" office:value-type="boolean" office:boolean-value="false" calcext:value-type="boolean">
            <text:p>FALSO</text:p>
          </table:table-cell>
          <table:table-cell table:formula="of:=VLOOKUP([.$F730];[.$F731:.$F$1000];1;0)" office:value-type="string" office:string-value="" calcext:value-type="error">
            <text:p>#N/D</text:p>
          </table:table-cell>
          <table:table-cell table:style-name="ce102" table:formula="of:=NOT(ISERROR([.W7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1])&gt;0;HYPERLINK(CONCATENATE(['file:///C:/Users/Txinto%20Vaz/Desktop/req_rees-core/uploading/RqUpload.ods'#$Dict.$B$1];&quot;issues/&quot;;[.B731]);CONCATENATE(&quot;#&quot;;[.B731]));&quot;&quot;)">
            <text:p/>
          </table:table-cell>
          <table:table-cell table:style-name="ce27" table:formula="of:=IF(LEN([.F731])&gt;0;MAX([.D$3:.D730])+1;&quot;&quot;)">
            <text:p/>
          </table:table-cell>
          <table:table-cell table:style-name="ce29" table:formula="of:=IF(LEN([.D731])&gt;0;CONCATENATE([.$K$1];TEXT([.D7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1];[.$H$3:.$H$1000];1;0)" office:value-type="string" office:string-value="" calcext:value-type="error">
            <text:p>#N/D</text:p>
          </table:table-cell>
          <table:table-cell table:style-name="ce102" table:formula="of:=NOT(ISERROR([.R731]))" office:value-type="boolean" office:boolean-value="false" calcext:value-type="boolean">
            <text:p>FALSO</text:p>
          </table:table-cell>
          <table:table-cell/>
          <table:table-cell table:formula="of:=VLOOKUP([.$F731];[.$F$3:.$F730];1;0)" office:value-type="string" office:string-value="" calcext:value-type="error">
            <text:p>#N/D</text:p>
          </table:table-cell>
          <table:table-cell table:style-name="ce102" table:formula="of:=NOT(ISERROR([.U731]))" office:value-type="boolean" office:boolean-value="false" calcext:value-type="boolean">
            <text:p>FALSO</text:p>
          </table:table-cell>
          <table:table-cell table:formula="of:=VLOOKUP([.$F731];[.$F732:.$F$1000];1;0)" office:value-type="string" office:string-value="" calcext:value-type="error">
            <text:p>#N/D</text:p>
          </table:table-cell>
          <table:table-cell table:style-name="ce102" table:formula="of:=NOT(ISERROR([.W7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2])&gt;0;HYPERLINK(CONCATENATE(['file:///C:/Users/Txinto%20Vaz/Desktop/req_rees-core/uploading/RqUpload.ods'#$Dict.$B$1];&quot;issues/&quot;;[.B732]);CONCATENATE(&quot;#&quot;;[.B732]));&quot;&quot;)">
            <text:p/>
          </table:table-cell>
          <table:table-cell table:style-name="ce27" table:formula="of:=IF(LEN([.F732])&gt;0;MAX([.D$3:.D731])+1;&quot;&quot;)">
            <text:p/>
          </table:table-cell>
          <table:table-cell table:style-name="ce29" table:formula="of:=IF(LEN([.D732])&gt;0;CONCATENATE([.$K$1];TEXT([.D7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2];[.$H$3:.$H$1000];1;0)" office:value-type="string" office:string-value="" calcext:value-type="error">
            <text:p>#N/D</text:p>
          </table:table-cell>
          <table:table-cell table:style-name="ce102" table:formula="of:=NOT(ISERROR([.R732]))" office:value-type="boolean" office:boolean-value="false" calcext:value-type="boolean">
            <text:p>FALSO</text:p>
          </table:table-cell>
          <table:table-cell/>
          <table:table-cell table:formula="of:=VLOOKUP([.$F732];[.$F$3:.$F731];1;0)" office:value-type="string" office:string-value="" calcext:value-type="error">
            <text:p>#N/D</text:p>
          </table:table-cell>
          <table:table-cell table:style-name="ce102" table:formula="of:=NOT(ISERROR([.U732]))" office:value-type="boolean" office:boolean-value="false" calcext:value-type="boolean">
            <text:p>FALSO</text:p>
          </table:table-cell>
          <table:table-cell table:formula="of:=VLOOKUP([.$F732];[.$F733:.$F$1000];1;0)" office:value-type="string" office:string-value="" calcext:value-type="error">
            <text:p>#N/D</text:p>
          </table:table-cell>
          <table:table-cell table:style-name="ce102" table:formula="of:=NOT(ISERROR([.W7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3])&gt;0;HYPERLINK(CONCATENATE(['file:///C:/Users/Txinto%20Vaz/Desktop/req_rees-core/uploading/RqUpload.ods'#$Dict.$B$1];&quot;issues/&quot;;[.B733]);CONCATENATE(&quot;#&quot;;[.B733]));&quot;&quot;)">
            <text:p/>
          </table:table-cell>
          <table:table-cell table:style-name="ce27" table:formula="of:=IF(LEN([.F733])&gt;0;MAX([.D$3:.D732])+1;&quot;&quot;)">
            <text:p/>
          </table:table-cell>
          <table:table-cell table:style-name="ce29" table:formula="of:=IF(LEN([.D733])&gt;0;CONCATENATE([.$K$1];TEXT([.D7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3];[.$H$3:.$H$1000];1;0)" office:value-type="string" office:string-value="" calcext:value-type="error">
            <text:p>#N/D</text:p>
          </table:table-cell>
          <table:table-cell table:style-name="ce102" table:formula="of:=NOT(ISERROR([.R733]))" office:value-type="boolean" office:boolean-value="false" calcext:value-type="boolean">
            <text:p>FALSO</text:p>
          </table:table-cell>
          <table:table-cell/>
          <table:table-cell table:formula="of:=VLOOKUP([.$F733];[.$F$3:.$F732];1;0)" office:value-type="string" office:string-value="" calcext:value-type="error">
            <text:p>#N/D</text:p>
          </table:table-cell>
          <table:table-cell table:style-name="ce102" table:formula="of:=NOT(ISERROR([.U733]))" office:value-type="boolean" office:boolean-value="false" calcext:value-type="boolean">
            <text:p>FALSO</text:p>
          </table:table-cell>
          <table:table-cell table:formula="of:=VLOOKUP([.$F733];[.$F734:.$F$1000];1;0)" office:value-type="string" office:string-value="" calcext:value-type="error">
            <text:p>#N/D</text:p>
          </table:table-cell>
          <table:table-cell table:style-name="ce102" table:formula="of:=NOT(ISERROR([.W7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4])&gt;0;HYPERLINK(CONCATENATE(['file:///C:/Users/Txinto%20Vaz/Desktop/req_rees-core/uploading/RqUpload.ods'#$Dict.$B$1];&quot;issues/&quot;;[.B734]);CONCATENATE(&quot;#&quot;;[.B734]));&quot;&quot;)">
            <text:p/>
          </table:table-cell>
          <table:table-cell table:style-name="ce27" table:formula="of:=IF(LEN([.F734])&gt;0;MAX([.D$3:.D733])+1;&quot;&quot;)">
            <text:p/>
          </table:table-cell>
          <table:table-cell table:style-name="ce29" table:formula="of:=IF(LEN([.D734])&gt;0;CONCATENATE([.$K$1];TEXT([.D7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4];[.$H$3:.$H$1000];1;0)" office:value-type="string" office:string-value="" calcext:value-type="error">
            <text:p>#N/D</text:p>
          </table:table-cell>
          <table:table-cell table:style-name="ce102" table:formula="of:=NOT(ISERROR([.R734]))" office:value-type="boolean" office:boolean-value="false" calcext:value-type="boolean">
            <text:p>FALSO</text:p>
          </table:table-cell>
          <table:table-cell/>
          <table:table-cell table:formula="of:=VLOOKUP([.$F734];[.$F$3:.$F733];1;0)" office:value-type="string" office:string-value="" calcext:value-type="error">
            <text:p>#N/D</text:p>
          </table:table-cell>
          <table:table-cell table:style-name="ce102" table:formula="of:=NOT(ISERROR([.U734]))" office:value-type="boolean" office:boolean-value="false" calcext:value-type="boolean">
            <text:p>FALSO</text:p>
          </table:table-cell>
          <table:table-cell table:formula="of:=VLOOKUP([.$F734];[.$F735:.$F$1000];1;0)" office:value-type="string" office:string-value="" calcext:value-type="error">
            <text:p>#N/D</text:p>
          </table:table-cell>
          <table:table-cell table:style-name="ce102" table:formula="of:=NOT(ISERROR([.W7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5])&gt;0;HYPERLINK(CONCATENATE(['file:///C:/Users/Txinto%20Vaz/Desktop/req_rees-core/uploading/RqUpload.ods'#$Dict.$B$1];&quot;issues/&quot;;[.B735]);CONCATENATE(&quot;#&quot;;[.B735]));&quot;&quot;)">
            <text:p/>
          </table:table-cell>
          <table:table-cell table:style-name="ce27" table:formula="of:=IF(LEN([.F735])&gt;0;MAX([.D$3:.D734])+1;&quot;&quot;)">
            <text:p/>
          </table:table-cell>
          <table:table-cell table:style-name="ce29" table:formula="of:=IF(LEN([.D735])&gt;0;CONCATENATE([.$K$1];TEXT([.D7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5];[.$H$3:.$H$1000];1;0)" office:value-type="string" office:string-value="" calcext:value-type="error">
            <text:p>#N/D</text:p>
          </table:table-cell>
          <table:table-cell table:style-name="ce102" table:formula="of:=NOT(ISERROR([.R735]))" office:value-type="boolean" office:boolean-value="false" calcext:value-type="boolean">
            <text:p>FALSO</text:p>
          </table:table-cell>
          <table:table-cell/>
          <table:table-cell table:formula="of:=VLOOKUP([.$F735];[.$F$3:.$F734];1;0)" office:value-type="string" office:string-value="" calcext:value-type="error">
            <text:p>#N/D</text:p>
          </table:table-cell>
          <table:table-cell table:style-name="ce102" table:formula="of:=NOT(ISERROR([.U735]))" office:value-type="boolean" office:boolean-value="false" calcext:value-type="boolean">
            <text:p>FALSO</text:p>
          </table:table-cell>
          <table:table-cell table:formula="of:=VLOOKUP([.$F735];[.$F736:.$F$1000];1;0)" office:value-type="string" office:string-value="" calcext:value-type="error">
            <text:p>#N/D</text:p>
          </table:table-cell>
          <table:table-cell table:style-name="ce102" table:formula="of:=NOT(ISERROR([.W7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6])&gt;0;HYPERLINK(CONCATENATE(['file:///C:/Users/Txinto%20Vaz/Desktop/req_rees-core/uploading/RqUpload.ods'#$Dict.$B$1];&quot;issues/&quot;;[.B736]);CONCATENATE(&quot;#&quot;;[.B736]));&quot;&quot;)">
            <text:p/>
          </table:table-cell>
          <table:table-cell table:style-name="ce27" table:formula="of:=IF(LEN([.F736])&gt;0;MAX([.D$3:.D735])+1;&quot;&quot;)">
            <text:p/>
          </table:table-cell>
          <table:table-cell table:style-name="ce29" table:formula="of:=IF(LEN([.D736])&gt;0;CONCATENATE([.$K$1];TEXT([.D7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6];[.$H$3:.$H$1000];1;0)" office:value-type="string" office:string-value="" calcext:value-type="error">
            <text:p>#N/D</text:p>
          </table:table-cell>
          <table:table-cell table:style-name="ce102" table:formula="of:=NOT(ISERROR([.R736]))" office:value-type="boolean" office:boolean-value="false" calcext:value-type="boolean">
            <text:p>FALSO</text:p>
          </table:table-cell>
          <table:table-cell/>
          <table:table-cell table:formula="of:=VLOOKUP([.$F736];[.$F$3:.$F735];1;0)" office:value-type="string" office:string-value="" calcext:value-type="error">
            <text:p>#N/D</text:p>
          </table:table-cell>
          <table:table-cell table:style-name="ce102" table:formula="of:=NOT(ISERROR([.U736]))" office:value-type="boolean" office:boolean-value="false" calcext:value-type="boolean">
            <text:p>FALSO</text:p>
          </table:table-cell>
          <table:table-cell table:formula="of:=VLOOKUP([.$F736];[.$F737:.$F$1000];1;0)" office:value-type="string" office:string-value="" calcext:value-type="error">
            <text:p>#N/D</text:p>
          </table:table-cell>
          <table:table-cell table:style-name="ce102" table:formula="of:=NOT(ISERROR([.W7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7])&gt;0;HYPERLINK(CONCATENATE(['file:///C:/Users/Txinto%20Vaz/Desktop/req_rees-core/uploading/RqUpload.ods'#$Dict.$B$1];&quot;issues/&quot;;[.B737]);CONCATENATE(&quot;#&quot;;[.B737]));&quot;&quot;)">
            <text:p/>
          </table:table-cell>
          <table:table-cell table:style-name="ce27" table:formula="of:=IF(LEN([.F737])&gt;0;MAX([.D$3:.D736])+1;&quot;&quot;)">
            <text:p/>
          </table:table-cell>
          <table:table-cell table:style-name="ce29" table:formula="of:=IF(LEN([.D737])&gt;0;CONCATENATE([.$K$1];TEXT([.D7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7];[.$H$3:.$H$1000];1;0)" office:value-type="string" office:string-value="" calcext:value-type="error">
            <text:p>#N/D</text:p>
          </table:table-cell>
          <table:table-cell table:style-name="ce102" table:formula="of:=NOT(ISERROR([.R737]))" office:value-type="boolean" office:boolean-value="false" calcext:value-type="boolean">
            <text:p>FALSO</text:p>
          </table:table-cell>
          <table:table-cell/>
          <table:table-cell table:formula="of:=VLOOKUP([.$F737];[.$F$3:.$F736];1;0)" office:value-type="string" office:string-value="" calcext:value-type="error">
            <text:p>#N/D</text:p>
          </table:table-cell>
          <table:table-cell table:style-name="ce102" table:formula="of:=NOT(ISERROR([.U737]))" office:value-type="boolean" office:boolean-value="false" calcext:value-type="boolean">
            <text:p>FALSO</text:p>
          </table:table-cell>
          <table:table-cell table:formula="of:=VLOOKUP([.$F737];[.$F738:.$F$1000];1;0)" office:value-type="string" office:string-value="" calcext:value-type="error">
            <text:p>#N/D</text:p>
          </table:table-cell>
          <table:table-cell table:style-name="ce102" table:formula="of:=NOT(ISERROR([.W7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8])&gt;0;HYPERLINK(CONCATENATE(['file:///C:/Users/Txinto%20Vaz/Desktop/req_rees-core/uploading/RqUpload.ods'#$Dict.$B$1];&quot;issues/&quot;;[.B738]);CONCATENATE(&quot;#&quot;;[.B738]));&quot;&quot;)">
            <text:p/>
          </table:table-cell>
          <table:table-cell table:style-name="ce27" table:formula="of:=IF(LEN([.F738])&gt;0;MAX([.D$3:.D737])+1;&quot;&quot;)">
            <text:p/>
          </table:table-cell>
          <table:table-cell table:style-name="ce29" table:formula="of:=IF(LEN([.D738])&gt;0;CONCATENATE([.$K$1];TEXT([.D7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8];[.$H$3:.$H$1000];1;0)" office:value-type="string" office:string-value="" calcext:value-type="error">
            <text:p>#N/D</text:p>
          </table:table-cell>
          <table:table-cell table:style-name="ce102" table:formula="of:=NOT(ISERROR([.R738]))" office:value-type="boolean" office:boolean-value="false" calcext:value-type="boolean">
            <text:p>FALSO</text:p>
          </table:table-cell>
          <table:table-cell/>
          <table:table-cell table:formula="of:=VLOOKUP([.$F738];[.$F$3:.$F737];1;0)" office:value-type="string" office:string-value="" calcext:value-type="error">
            <text:p>#N/D</text:p>
          </table:table-cell>
          <table:table-cell table:style-name="ce102" table:formula="of:=NOT(ISERROR([.U738]))" office:value-type="boolean" office:boolean-value="false" calcext:value-type="boolean">
            <text:p>FALSO</text:p>
          </table:table-cell>
          <table:table-cell table:formula="of:=VLOOKUP([.$F738];[.$F739:.$F$1000];1;0)" office:value-type="string" office:string-value="" calcext:value-type="error">
            <text:p>#N/D</text:p>
          </table:table-cell>
          <table:table-cell table:style-name="ce102" table:formula="of:=NOT(ISERROR([.W7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39])&gt;0;HYPERLINK(CONCATENATE(['file:///C:/Users/Txinto%20Vaz/Desktop/req_rees-core/uploading/RqUpload.ods'#$Dict.$B$1];&quot;issues/&quot;;[.B739]);CONCATENATE(&quot;#&quot;;[.B739]));&quot;&quot;)">
            <text:p/>
          </table:table-cell>
          <table:table-cell table:style-name="ce27" table:formula="of:=IF(LEN([.F739])&gt;0;MAX([.D$3:.D738])+1;&quot;&quot;)">
            <text:p/>
          </table:table-cell>
          <table:table-cell table:style-name="ce29" table:formula="of:=IF(LEN([.D739])&gt;0;CONCATENATE([.$K$1];TEXT([.D7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9];[.$H$3:.$H$1000];1;0)" office:value-type="string" office:string-value="" calcext:value-type="error">
            <text:p>#N/D</text:p>
          </table:table-cell>
          <table:table-cell table:style-name="ce102" table:formula="of:=NOT(ISERROR([.R739]))" office:value-type="boolean" office:boolean-value="false" calcext:value-type="boolean">
            <text:p>FALSO</text:p>
          </table:table-cell>
          <table:table-cell/>
          <table:table-cell table:formula="of:=VLOOKUP([.$F739];[.$F$3:.$F738];1;0)" office:value-type="string" office:string-value="" calcext:value-type="error">
            <text:p>#N/D</text:p>
          </table:table-cell>
          <table:table-cell table:style-name="ce102" table:formula="of:=NOT(ISERROR([.U739]))" office:value-type="boolean" office:boolean-value="false" calcext:value-type="boolean">
            <text:p>FALSO</text:p>
          </table:table-cell>
          <table:table-cell table:formula="of:=VLOOKUP([.$F739];[.$F740:.$F$1000];1;0)" office:value-type="string" office:string-value="" calcext:value-type="error">
            <text:p>#N/D</text:p>
          </table:table-cell>
          <table:table-cell table:style-name="ce102" table:formula="of:=NOT(ISERROR([.W7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0])&gt;0;HYPERLINK(CONCATENATE(['file:///C:/Users/Txinto%20Vaz/Desktop/req_rees-core/uploading/RqUpload.ods'#$Dict.$B$1];&quot;issues/&quot;;[.B740]);CONCATENATE(&quot;#&quot;;[.B740]));&quot;&quot;)">
            <text:p/>
          </table:table-cell>
          <table:table-cell table:style-name="ce27" table:formula="of:=IF(LEN([.F740])&gt;0;MAX([.D$3:.D739])+1;&quot;&quot;)">
            <text:p/>
          </table:table-cell>
          <table:table-cell table:style-name="ce29" table:formula="of:=IF(LEN([.D740])&gt;0;CONCATENATE([.$K$1];TEXT([.D7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0];[.$H$3:.$H$1000];1;0)" office:value-type="string" office:string-value="" calcext:value-type="error">
            <text:p>#N/D</text:p>
          </table:table-cell>
          <table:table-cell table:style-name="ce102" table:formula="of:=NOT(ISERROR([.R740]))" office:value-type="boolean" office:boolean-value="false" calcext:value-type="boolean">
            <text:p>FALSO</text:p>
          </table:table-cell>
          <table:table-cell/>
          <table:table-cell table:formula="of:=VLOOKUP([.$F740];[.$F$3:.$F739];1;0)" office:value-type="string" office:string-value="" calcext:value-type="error">
            <text:p>#N/D</text:p>
          </table:table-cell>
          <table:table-cell table:style-name="ce102" table:formula="of:=NOT(ISERROR([.U740]))" office:value-type="boolean" office:boolean-value="false" calcext:value-type="boolean">
            <text:p>FALSO</text:p>
          </table:table-cell>
          <table:table-cell table:formula="of:=VLOOKUP([.$F740];[.$F741:.$F$1000];1;0)" office:value-type="string" office:string-value="" calcext:value-type="error">
            <text:p>#N/D</text:p>
          </table:table-cell>
          <table:table-cell table:style-name="ce102" table:formula="of:=NOT(ISERROR([.W7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1])&gt;0;HYPERLINK(CONCATENATE(['file:///C:/Users/Txinto%20Vaz/Desktop/req_rees-core/uploading/RqUpload.ods'#$Dict.$B$1];&quot;issues/&quot;;[.B741]);CONCATENATE(&quot;#&quot;;[.B741]));&quot;&quot;)">
            <text:p/>
          </table:table-cell>
          <table:table-cell table:style-name="ce27" table:formula="of:=IF(LEN([.F741])&gt;0;MAX([.D$3:.D740])+1;&quot;&quot;)">
            <text:p/>
          </table:table-cell>
          <table:table-cell table:style-name="ce29" table:formula="of:=IF(LEN([.D741])&gt;0;CONCATENATE([.$K$1];TEXT([.D7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1];[.$H$3:.$H$1000];1;0)" office:value-type="string" office:string-value="" calcext:value-type="error">
            <text:p>#N/D</text:p>
          </table:table-cell>
          <table:table-cell table:style-name="ce102" table:formula="of:=NOT(ISERROR([.R741]))" office:value-type="boolean" office:boolean-value="false" calcext:value-type="boolean">
            <text:p>FALSO</text:p>
          </table:table-cell>
          <table:table-cell/>
          <table:table-cell table:formula="of:=VLOOKUP([.$F741];[.$F$3:.$F740];1;0)" office:value-type="string" office:string-value="" calcext:value-type="error">
            <text:p>#N/D</text:p>
          </table:table-cell>
          <table:table-cell table:style-name="ce102" table:formula="of:=NOT(ISERROR([.U741]))" office:value-type="boolean" office:boolean-value="false" calcext:value-type="boolean">
            <text:p>FALSO</text:p>
          </table:table-cell>
          <table:table-cell table:formula="of:=VLOOKUP([.$F741];[.$F742:.$F$1000];1;0)" office:value-type="string" office:string-value="" calcext:value-type="error">
            <text:p>#N/D</text:p>
          </table:table-cell>
          <table:table-cell table:style-name="ce102" table:formula="of:=NOT(ISERROR([.W7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2])&gt;0;HYPERLINK(CONCATENATE(['file:///C:/Users/Txinto%20Vaz/Desktop/req_rees-core/uploading/RqUpload.ods'#$Dict.$B$1];&quot;issues/&quot;;[.B742]);CONCATENATE(&quot;#&quot;;[.B742]));&quot;&quot;)">
            <text:p/>
          </table:table-cell>
          <table:table-cell table:style-name="ce27" table:formula="of:=IF(LEN([.F742])&gt;0;MAX([.D$3:.D741])+1;&quot;&quot;)">
            <text:p/>
          </table:table-cell>
          <table:table-cell table:style-name="ce29" table:formula="of:=IF(LEN([.D742])&gt;0;CONCATENATE([.$K$1];TEXT([.D7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2];[.$H$3:.$H$1000];1;0)" office:value-type="string" office:string-value="" calcext:value-type="error">
            <text:p>#N/D</text:p>
          </table:table-cell>
          <table:table-cell table:style-name="ce102" table:formula="of:=NOT(ISERROR([.R742]))" office:value-type="boolean" office:boolean-value="false" calcext:value-type="boolean">
            <text:p>FALSO</text:p>
          </table:table-cell>
          <table:table-cell/>
          <table:table-cell table:formula="of:=VLOOKUP([.$F742];[.$F$3:.$F741];1;0)" office:value-type="string" office:string-value="" calcext:value-type="error">
            <text:p>#N/D</text:p>
          </table:table-cell>
          <table:table-cell table:style-name="ce102" table:formula="of:=NOT(ISERROR([.U742]))" office:value-type="boolean" office:boolean-value="false" calcext:value-type="boolean">
            <text:p>FALSO</text:p>
          </table:table-cell>
          <table:table-cell table:formula="of:=VLOOKUP([.$F742];[.$F743:.$F$1000];1;0)" office:value-type="string" office:string-value="" calcext:value-type="error">
            <text:p>#N/D</text:p>
          </table:table-cell>
          <table:table-cell table:style-name="ce102" table:formula="of:=NOT(ISERROR([.W7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3])&gt;0;HYPERLINK(CONCATENATE(['file:///C:/Users/Txinto%20Vaz/Desktop/req_rees-core/uploading/RqUpload.ods'#$Dict.$B$1];&quot;issues/&quot;;[.B743]);CONCATENATE(&quot;#&quot;;[.B743]));&quot;&quot;)">
            <text:p/>
          </table:table-cell>
          <table:table-cell table:style-name="ce27" table:formula="of:=IF(LEN([.F743])&gt;0;MAX([.D$3:.D742])+1;&quot;&quot;)">
            <text:p/>
          </table:table-cell>
          <table:table-cell table:style-name="ce29" table:formula="of:=IF(LEN([.D743])&gt;0;CONCATENATE([.$K$1];TEXT([.D7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3];[.$H$3:.$H$1000];1;0)" office:value-type="string" office:string-value="" calcext:value-type="error">
            <text:p>#N/D</text:p>
          </table:table-cell>
          <table:table-cell table:style-name="ce102" table:formula="of:=NOT(ISERROR([.R743]))" office:value-type="boolean" office:boolean-value="false" calcext:value-type="boolean">
            <text:p>FALSO</text:p>
          </table:table-cell>
          <table:table-cell/>
          <table:table-cell table:formula="of:=VLOOKUP([.$F743];[.$F$3:.$F742];1;0)" office:value-type="string" office:string-value="" calcext:value-type="error">
            <text:p>#N/D</text:p>
          </table:table-cell>
          <table:table-cell table:style-name="ce102" table:formula="of:=NOT(ISERROR([.U743]))" office:value-type="boolean" office:boolean-value="false" calcext:value-type="boolean">
            <text:p>FALSO</text:p>
          </table:table-cell>
          <table:table-cell table:formula="of:=VLOOKUP([.$F743];[.$F744:.$F$1000];1;0)" office:value-type="string" office:string-value="" calcext:value-type="error">
            <text:p>#N/D</text:p>
          </table:table-cell>
          <table:table-cell table:style-name="ce102" table:formula="of:=NOT(ISERROR([.W7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4])&gt;0;HYPERLINK(CONCATENATE(['file:///C:/Users/Txinto%20Vaz/Desktop/req_rees-core/uploading/RqUpload.ods'#$Dict.$B$1];&quot;issues/&quot;;[.B744]);CONCATENATE(&quot;#&quot;;[.B744]));&quot;&quot;)">
            <text:p/>
          </table:table-cell>
          <table:table-cell table:style-name="ce27" table:formula="of:=IF(LEN([.F744])&gt;0;MAX([.D$3:.D743])+1;&quot;&quot;)">
            <text:p/>
          </table:table-cell>
          <table:table-cell table:style-name="ce29" table:formula="of:=IF(LEN([.D744])&gt;0;CONCATENATE([.$K$1];TEXT([.D7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4];[.$H$3:.$H$1000];1;0)" office:value-type="string" office:string-value="" calcext:value-type="error">
            <text:p>#N/D</text:p>
          </table:table-cell>
          <table:table-cell table:style-name="ce102" table:formula="of:=NOT(ISERROR([.R744]))" office:value-type="boolean" office:boolean-value="false" calcext:value-type="boolean">
            <text:p>FALSO</text:p>
          </table:table-cell>
          <table:table-cell/>
          <table:table-cell table:formula="of:=VLOOKUP([.$F744];[.$F$3:.$F743];1;0)" office:value-type="string" office:string-value="" calcext:value-type="error">
            <text:p>#N/D</text:p>
          </table:table-cell>
          <table:table-cell table:style-name="ce102" table:formula="of:=NOT(ISERROR([.U744]))" office:value-type="boolean" office:boolean-value="false" calcext:value-type="boolean">
            <text:p>FALSO</text:p>
          </table:table-cell>
          <table:table-cell table:formula="of:=VLOOKUP([.$F744];[.$F745:.$F$1000];1;0)" office:value-type="string" office:string-value="" calcext:value-type="error">
            <text:p>#N/D</text:p>
          </table:table-cell>
          <table:table-cell table:style-name="ce102" table:formula="of:=NOT(ISERROR([.W7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5])&gt;0;HYPERLINK(CONCATENATE(['file:///C:/Users/Txinto%20Vaz/Desktop/req_rees-core/uploading/RqUpload.ods'#$Dict.$B$1];&quot;issues/&quot;;[.B745]);CONCATENATE(&quot;#&quot;;[.B745]));&quot;&quot;)">
            <text:p/>
          </table:table-cell>
          <table:table-cell table:style-name="ce27" table:formula="of:=IF(LEN([.F745])&gt;0;MAX([.D$3:.D744])+1;&quot;&quot;)">
            <text:p/>
          </table:table-cell>
          <table:table-cell table:style-name="ce29" table:formula="of:=IF(LEN([.D745])&gt;0;CONCATENATE([.$K$1];TEXT([.D7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5];[.$H$3:.$H$1000];1;0)" office:value-type="string" office:string-value="" calcext:value-type="error">
            <text:p>#N/D</text:p>
          </table:table-cell>
          <table:table-cell table:style-name="ce102" table:formula="of:=NOT(ISERROR([.R745]))" office:value-type="boolean" office:boolean-value="false" calcext:value-type="boolean">
            <text:p>FALSO</text:p>
          </table:table-cell>
          <table:table-cell/>
          <table:table-cell table:formula="of:=VLOOKUP([.$F745];[.$F$3:.$F744];1;0)" office:value-type="string" office:string-value="" calcext:value-type="error">
            <text:p>#N/D</text:p>
          </table:table-cell>
          <table:table-cell table:style-name="ce102" table:formula="of:=NOT(ISERROR([.U745]))" office:value-type="boolean" office:boolean-value="false" calcext:value-type="boolean">
            <text:p>FALSO</text:p>
          </table:table-cell>
          <table:table-cell table:formula="of:=VLOOKUP([.$F745];[.$F746:.$F$1000];1;0)" office:value-type="string" office:string-value="" calcext:value-type="error">
            <text:p>#N/D</text:p>
          </table:table-cell>
          <table:table-cell table:style-name="ce102" table:formula="of:=NOT(ISERROR([.W7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6])&gt;0;HYPERLINK(CONCATENATE(['file:///C:/Users/Txinto%20Vaz/Desktop/req_rees-core/uploading/RqUpload.ods'#$Dict.$B$1];&quot;issues/&quot;;[.B746]);CONCATENATE(&quot;#&quot;;[.B746]));&quot;&quot;)">
            <text:p/>
          </table:table-cell>
          <table:table-cell table:style-name="ce27" table:formula="of:=IF(LEN([.F746])&gt;0;MAX([.D$3:.D745])+1;&quot;&quot;)">
            <text:p/>
          </table:table-cell>
          <table:table-cell table:style-name="ce29" table:formula="of:=IF(LEN([.D746])&gt;0;CONCATENATE([.$K$1];TEXT([.D7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6];[.$H$3:.$H$1000];1;0)" office:value-type="string" office:string-value="" calcext:value-type="error">
            <text:p>#N/D</text:p>
          </table:table-cell>
          <table:table-cell table:style-name="ce102" table:formula="of:=NOT(ISERROR([.R746]))" office:value-type="boolean" office:boolean-value="false" calcext:value-type="boolean">
            <text:p>FALSO</text:p>
          </table:table-cell>
          <table:table-cell/>
          <table:table-cell table:formula="of:=VLOOKUP([.$F746];[.$F$3:.$F745];1;0)" office:value-type="string" office:string-value="" calcext:value-type="error">
            <text:p>#N/D</text:p>
          </table:table-cell>
          <table:table-cell table:style-name="ce102" table:formula="of:=NOT(ISERROR([.U746]))" office:value-type="boolean" office:boolean-value="false" calcext:value-type="boolean">
            <text:p>FALSO</text:p>
          </table:table-cell>
          <table:table-cell table:formula="of:=VLOOKUP([.$F746];[.$F747:.$F$1000];1;0)" office:value-type="string" office:string-value="" calcext:value-type="error">
            <text:p>#N/D</text:p>
          </table:table-cell>
          <table:table-cell table:style-name="ce102" table:formula="of:=NOT(ISERROR([.W7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7])&gt;0;HYPERLINK(CONCATENATE(['file:///C:/Users/Txinto%20Vaz/Desktop/req_rees-core/uploading/RqUpload.ods'#$Dict.$B$1];&quot;issues/&quot;;[.B747]);CONCATENATE(&quot;#&quot;;[.B747]));&quot;&quot;)">
            <text:p/>
          </table:table-cell>
          <table:table-cell table:style-name="ce27" table:formula="of:=IF(LEN([.F747])&gt;0;MAX([.D$3:.D746])+1;&quot;&quot;)">
            <text:p/>
          </table:table-cell>
          <table:table-cell table:style-name="ce29" table:formula="of:=IF(LEN([.D747])&gt;0;CONCATENATE([.$K$1];TEXT([.D7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7];[.$H$3:.$H$1000];1;0)" office:value-type="string" office:string-value="" calcext:value-type="error">
            <text:p>#N/D</text:p>
          </table:table-cell>
          <table:table-cell table:style-name="ce102" table:formula="of:=NOT(ISERROR([.R747]))" office:value-type="boolean" office:boolean-value="false" calcext:value-type="boolean">
            <text:p>FALSO</text:p>
          </table:table-cell>
          <table:table-cell/>
          <table:table-cell table:formula="of:=VLOOKUP([.$F747];[.$F$3:.$F746];1;0)" office:value-type="string" office:string-value="" calcext:value-type="error">
            <text:p>#N/D</text:p>
          </table:table-cell>
          <table:table-cell table:style-name="ce102" table:formula="of:=NOT(ISERROR([.U747]))" office:value-type="boolean" office:boolean-value="false" calcext:value-type="boolean">
            <text:p>FALSO</text:p>
          </table:table-cell>
          <table:table-cell table:formula="of:=VLOOKUP([.$F747];[.$F748:.$F$1000];1;0)" office:value-type="string" office:string-value="" calcext:value-type="error">
            <text:p>#N/D</text:p>
          </table:table-cell>
          <table:table-cell table:style-name="ce102" table:formula="of:=NOT(ISERROR([.W7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8])&gt;0;HYPERLINK(CONCATENATE(['file:///C:/Users/Txinto%20Vaz/Desktop/req_rees-core/uploading/RqUpload.ods'#$Dict.$B$1];&quot;issues/&quot;;[.B748]);CONCATENATE(&quot;#&quot;;[.B748]));&quot;&quot;)">
            <text:p/>
          </table:table-cell>
          <table:table-cell table:style-name="ce27" table:formula="of:=IF(LEN([.F748])&gt;0;MAX([.D$3:.D747])+1;&quot;&quot;)">
            <text:p/>
          </table:table-cell>
          <table:table-cell table:style-name="ce29" table:formula="of:=IF(LEN([.D748])&gt;0;CONCATENATE([.$K$1];TEXT([.D7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8];[.$H$3:.$H$1000];1;0)" office:value-type="string" office:string-value="" calcext:value-type="error">
            <text:p>#N/D</text:p>
          </table:table-cell>
          <table:table-cell table:style-name="ce102" table:formula="of:=NOT(ISERROR([.R748]))" office:value-type="boolean" office:boolean-value="false" calcext:value-type="boolean">
            <text:p>FALSO</text:p>
          </table:table-cell>
          <table:table-cell/>
          <table:table-cell table:formula="of:=VLOOKUP([.$F748];[.$F$3:.$F747];1;0)" office:value-type="string" office:string-value="" calcext:value-type="error">
            <text:p>#N/D</text:p>
          </table:table-cell>
          <table:table-cell table:style-name="ce102" table:formula="of:=NOT(ISERROR([.U748]))" office:value-type="boolean" office:boolean-value="false" calcext:value-type="boolean">
            <text:p>FALSO</text:p>
          </table:table-cell>
          <table:table-cell table:formula="of:=VLOOKUP([.$F748];[.$F749:.$F$1000];1;0)" office:value-type="string" office:string-value="" calcext:value-type="error">
            <text:p>#N/D</text:p>
          </table:table-cell>
          <table:table-cell table:style-name="ce102" table:formula="of:=NOT(ISERROR([.W7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49])&gt;0;HYPERLINK(CONCATENATE(['file:///C:/Users/Txinto%20Vaz/Desktop/req_rees-core/uploading/RqUpload.ods'#$Dict.$B$1];&quot;issues/&quot;;[.B749]);CONCATENATE(&quot;#&quot;;[.B749]));&quot;&quot;)">
            <text:p/>
          </table:table-cell>
          <table:table-cell table:style-name="ce27" table:formula="of:=IF(LEN([.F749])&gt;0;MAX([.D$3:.D748])+1;&quot;&quot;)">
            <text:p/>
          </table:table-cell>
          <table:table-cell table:style-name="ce29" table:formula="of:=IF(LEN([.D749])&gt;0;CONCATENATE([.$K$1];TEXT([.D7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9];[.$H$3:.$H$1000];1;0)" office:value-type="string" office:string-value="" calcext:value-type="error">
            <text:p>#N/D</text:p>
          </table:table-cell>
          <table:table-cell table:style-name="ce102" table:formula="of:=NOT(ISERROR([.R749]))" office:value-type="boolean" office:boolean-value="false" calcext:value-type="boolean">
            <text:p>FALSO</text:p>
          </table:table-cell>
          <table:table-cell/>
          <table:table-cell table:formula="of:=VLOOKUP([.$F749];[.$F$3:.$F748];1;0)" office:value-type="string" office:string-value="" calcext:value-type="error">
            <text:p>#N/D</text:p>
          </table:table-cell>
          <table:table-cell table:style-name="ce102" table:formula="of:=NOT(ISERROR([.U749]))" office:value-type="boolean" office:boolean-value="false" calcext:value-type="boolean">
            <text:p>FALSO</text:p>
          </table:table-cell>
          <table:table-cell table:formula="of:=VLOOKUP([.$F749];[.$F750:.$F$1000];1;0)" office:value-type="string" office:string-value="" calcext:value-type="error">
            <text:p>#N/D</text:p>
          </table:table-cell>
          <table:table-cell table:style-name="ce102" table:formula="of:=NOT(ISERROR([.W7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0])&gt;0;HYPERLINK(CONCATENATE(['file:///C:/Users/Txinto%20Vaz/Desktop/req_rees-core/uploading/RqUpload.ods'#$Dict.$B$1];&quot;issues/&quot;;[.B750]);CONCATENATE(&quot;#&quot;;[.B750]));&quot;&quot;)">
            <text:p/>
          </table:table-cell>
          <table:table-cell table:style-name="ce27" table:formula="of:=IF(LEN([.F750])&gt;0;MAX([.D$3:.D749])+1;&quot;&quot;)">
            <text:p/>
          </table:table-cell>
          <table:table-cell table:style-name="ce29" table:formula="of:=IF(LEN([.D750])&gt;0;CONCATENATE([.$K$1];TEXT([.D7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0];[.$H$3:.$H$1000];1;0)" office:value-type="string" office:string-value="" calcext:value-type="error">
            <text:p>#N/D</text:p>
          </table:table-cell>
          <table:table-cell table:style-name="ce102" table:formula="of:=NOT(ISERROR([.R750]))" office:value-type="boolean" office:boolean-value="false" calcext:value-type="boolean">
            <text:p>FALSO</text:p>
          </table:table-cell>
          <table:table-cell/>
          <table:table-cell table:formula="of:=VLOOKUP([.$F750];[.$F$3:.$F749];1;0)" office:value-type="string" office:string-value="" calcext:value-type="error">
            <text:p>#N/D</text:p>
          </table:table-cell>
          <table:table-cell table:style-name="ce102" table:formula="of:=NOT(ISERROR([.U750]))" office:value-type="boolean" office:boolean-value="false" calcext:value-type="boolean">
            <text:p>FALSO</text:p>
          </table:table-cell>
          <table:table-cell table:formula="of:=VLOOKUP([.$F750];[.$F751:.$F$1000];1;0)" office:value-type="string" office:string-value="" calcext:value-type="error">
            <text:p>#N/D</text:p>
          </table:table-cell>
          <table:table-cell table:style-name="ce102" table:formula="of:=NOT(ISERROR([.W7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1])&gt;0;HYPERLINK(CONCATENATE(['file:///C:/Users/Txinto%20Vaz/Desktop/req_rees-core/uploading/RqUpload.ods'#$Dict.$B$1];&quot;issues/&quot;;[.B751]);CONCATENATE(&quot;#&quot;;[.B751]));&quot;&quot;)">
            <text:p/>
          </table:table-cell>
          <table:table-cell table:style-name="ce27" table:formula="of:=IF(LEN([.F751])&gt;0;MAX([.D$3:.D750])+1;&quot;&quot;)">
            <text:p/>
          </table:table-cell>
          <table:table-cell table:style-name="ce29" table:formula="of:=IF(LEN([.D751])&gt;0;CONCATENATE([.$K$1];TEXT([.D7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1];[.$H$3:.$H$1000];1;0)" office:value-type="string" office:string-value="" calcext:value-type="error">
            <text:p>#N/D</text:p>
          </table:table-cell>
          <table:table-cell table:style-name="ce102" table:formula="of:=NOT(ISERROR([.R751]))" office:value-type="boolean" office:boolean-value="false" calcext:value-type="boolean">
            <text:p>FALSO</text:p>
          </table:table-cell>
          <table:table-cell/>
          <table:table-cell table:formula="of:=VLOOKUP([.$F751];[.$F$3:.$F750];1;0)" office:value-type="string" office:string-value="" calcext:value-type="error">
            <text:p>#N/D</text:p>
          </table:table-cell>
          <table:table-cell table:style-name="ce102" table:formula="of:=NOT(ISERROR([.U751]))" office:value-type="boolean" office:boolean-value="false" calcext:value-type="boolean">
            <text:p>FALSO</text:p>
          </table:table-cell>
          <table:table-cell table:formula="of:=VLOOKUP([.$F751];[.$F752:.$F$1000];1;0)" office:value-type="string" office:string-value="" calcext:value-type="error">
            <text:p>#N/D</text:p>
          </table:table-cell>
          <table:table-cell table:style-name="ce102" table:formula="of:=NOT(ISERROR([.W7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2])&gt;0;HYPERLINK(CONCATENATE(['file:///C:/Users/Txinto%20Vaz/Desktop/req_rees-core/uploading/RqUpload.ods'#$Dict.$B$1];&quot;issues/&quot;;[.B752]);CONCATENATE(&quot;#&quot;;[.B752]));&quot;&quot;)">
            <text:p/>
          </table:table-cell>
          <table:table-cell table:style-name="ce27" table:formula="of:=IF(LEN([.F752])&gt;0;MAX([.D$3:.D751])+1;&quot;&quot;)">
            <text:p/>
          </table:table-cell>
          <table:table-cell table:style-name="ce29" table:formula="of:=IF(LEN([.D752])&gt;0;CONCATENATE([.$K$1];TEXT([.D7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2];[.$H$3:.$H$1000];1;0)" office:value-type="string" office:string-value="" calcext:value-type="error">
            <text:p>#N/D</text:p>
          </table:table-cell>
          <table:table-cell table:style-name="ce102" table:formula="of:=NOT(ISERROR([.R752]))" office:value-type="boolean" office:boolean-value="false" calcext:value-type="boolean">
            <text:p>FALSO</text:p>
          </table:table-cell>
          <table:table-cell/>
          <table:table-cell table:formula="of:=VLOOKUP([.$F752];[.$F$3:.$F751];1;0)" office:value-type="string" office:string-value="" calcext:value-type="error">
            <text:p>#N/D</text:p>
          </table:table-cell>
          <table:table-cell table:style-name="ce102" table:formula="of:=NOT(ISERROR([.U752]))" office:value-type="boolean" office:boolean-value="false" calcext:value-type="boolean">
            <text:p>FALSO</text:p>
          </table:table-cell>
          <table:table-cell table:formula="of:=VLOOKUP([.$F752];[.$F753:.$F$1000];1;0)" office:value-type="string" office:string-value="" calcext:value-type="error">
            <text:p>#N/D</text:p>
          </table:table-cell>
          <table:table-cell table:style-name="ce102" table:formula="of:=NOT(ISERROR([.W7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3])&gt;0;HYPERLINK(CONCATENATE(['file:///C:/Users/Txinto%20Vaz/Desktop/req_rees-core/uploading/RqUpload.ods'#$Dict.$B$1];&quot;issues/&quot;;[.B753]);CONCATENATE(&quot;#&quot;;[.B753]));&quot;&quot;)">
            <text:p/>
          </table:table-cell>
          <table:table-cell table:style-name="ce27" table:formula="of:=IF(LEN([.F753])&gt;0;MAX([.D$3:.D752])+1;&quot;&quot;)">
            <text:p/>
          </table:table-cell>
          <table:table-cell table:style-name="ce29" table:formula="of:=IF(LEN([.D753])&gt;0;CONCATENATE([.$K$1];TEXT([.D7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3];[.$H$3:.$H$1000];1;0)" office:value-type="string" office:string-value="" calcext:value-type="error">
            <text:p>#N/D</text:p>
          </table:table-cell>
          <table:table-cell table:style-name="ce102" table:formula="of:=NOT(ISERROR([.R753]))" office:value-type="boolean" office:boolean-value="false" calcext:value-type="boolean">
            <text:p>FALSO</text:p>
          </table:table-cell>
          <table:table-cell/>
          <table:table-cell table:formula="of:=VLOOKUP([.$F753];[.$F$3:.$F752];1;0)" office:value-type="string" office:string-value="" calcext:value-type="error">
            <text:p>#N/D</text:p>
          </table:table-cell>
          <table:table-cell table:style-name="ce102" table:formula="of:=NOT(ISERROR([.U753]))" office:value-type="boolean" office:boolean-value="false" calcext:value-type="boolean">
            <text:p>FALSO</text:p>
          </table:table-cell>
          <table:table-cell table:formula="of:=VLOOKUP([.$F753];[.$F754:.$F$1000];1;0)" office:value-type="string" office:string-value="" calcext:value-type="error">
            <text:p>#N/D</text:p>
          </table:table-cell>
          <table:table-cell table:style-name="ce102" table:formula="of:=NOT(ISERROR([.W7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4])&gt;0;HYPERLINK(CONCATENATE(['file:///C:/Users/Txinto%20Vaz/Desktop/req_rees-core/uploading/RqUpload.ods'#$Dict.$B$1];&quot;issues/&quot;;[.B754]);CONCATENATE(&quot;#&quot;;[.B754]));&quot;&quot;)">
            <text:p/>
          </table:table-cell>
          <table:table-cell table:style-name="ce27" table:formula="of:=IF(LEN([.F754])&gt;0;MAX([.D$3:.D753])+1;&quot;&quot;)">
            <text:p/>
          </table:table-cell>
          <table:table-cell table:style-name="ce29" table:formula="of:=IF(LEN([.D754])&gt;0;CONCATENATE([.$K$1];TEXT([.D7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4];[.$H$3:.$H$1000];1;0)" office:value-type="string" office:string-value="" calcext:value-type="error">
            <text:p>#N/D</text:p>
          </table:table-cell>
          <table:table-cell table:style-name="ce102" table:formula="of:=NOT(ISERROR([.R754]))" office:value-type="boolean" office:boolean-value="false" calcext:value-type="boolean">
            <text:p>FALSO</text:p>
          </table:table-cell>
          <table:table-cell/>
          <table:table-cell table:formula="of:=VLOOKUP([.$F754];[.$F$3:.$F753];1;0)" office:value-type="string" office:string-value="" calcext:value-type="error">
            <text:p>#N/D</text:p>
          </table:table-cell>
          <table:table-cell table:style-name="ce102" table:formula="of:=NOT(ISERROR([.U754]))" office:value-type="boolean" office:boolean-value="false" calcext:value-type="boolean">
            <text:p>FALSO</text:p>
          </table:table-cell>
          <table:table-cell table:formula="of:=VLOOKUP([.$F754];[.$F755:.$F$1000];1;0)" office:value-type="string" office:string-value="" calcext:value-type="error">
            <text:p>#N/D</text:p>
          </table:table-cell>
          <table:table-cell table:style-name="ce102" table:formula="of:=NOT(ISERROR([.W7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5])&gt;0;HYPERLINK(CONCATENATE(['file:///C:/Users/Txinto%20Vaz/Desktop/req_rees-core/uploading/RqUpload.ods'#$Dict.$B$1];&quot;issues/&quot;;[.B755]);CONCATENATE(&quot;#&quot;;[.B755]));&quot;&quot;)">
            <text:p/>
          </table:table-cell>
          <table:table-cell table:style-name="ce27" table:formula="of:=IF(LEN([.F755])&gt;0;MAX([.D$3:.D754])+1;&quot;&quot;)">
            <text:p/>
          </table:table-cell>
          <table:table-cell table:style-name="ce29" table:formula="of:=IF(LEN([.D755])&gt;0;CONCATENATE([.$K$1];TEXT([.D7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5];[.$H$3:.$H$1000];1;0)" office:value-type="string" office:string-value="" calcext:value-type="error">
            <text:p>#N/D</text:p>
          </table:table-cell>
          <table:table-cell table:style-name="ce102" table:formula="of:=NOT(ISERROR([.R755]))" office:value-type="boolean" office:boolean-value="false" calcext:value-type="boolean">
            <text:p>FALSO</text:p>
          </table:table-cell>
          <table:table-cell/>
          <table:table-cell table:formula="of:=VLOOKUP([.$F755];[.$F$3:.$F754];1;0)" office:value-type="string" office:string-value="" calcext:value-type="error">
            <text:p>#N/D</text:p>
          </table:table-cell>
          <table:table-cell table:style-name="ce102" table:formula="of:=NOT(ISERROR([.U755]))" office:value-type="boolean" office:boolean-value="false" calcext:value-type="boolean">
            <text:p>FALSO</text:p>
          </table:table-cell>
          <table:table-cell table:formula="of:=VLOOKUP([.$F755];[.$F756:.$F$1000];1;0)" office:value-type="string" office:string-value="" calcext:value-type="error">
            <text:p>#N/D</text:p>
          </table:table-cell>
          <table:table-cell table:style-name="ce102" table:formula="of:=NOT(ISERROR([.W7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6])&gt;0;HYPERLINK(CONCATENATE(['file:///C:/Users/Txinto%20Vaz/Desktop/req_rees-core/uploading/RqUpload.ods'#$Dict.$B$1];&quot;issues/&quot;;[.B756]);CONCATENATE(&quot;#&quot;;[.B756]));&quot;&quot;)">
            <text:p/>
          </table:table-cell>
          <table:table-cell table:style-name="ce27" table:formula="of:=IF(LEN([.F756])&gt;0;MAX([.D$3:.D755])+1;&quot;&quot;)">
            <text:p/>
          </table:table-cell>
          <table:table-cell table:style-name="ce29" table:formula="of:=IF(LEN([.D756])&gt;0;CONCATENATE([.$K$1];TEXT([.D7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6];[.$H$3:.$H$1000];1;0)" office:value-type="string" office:string-value="" calcext:value-type="error">
            <text:p>#N/D</text:p>
          </table:table-cell>
          <table:table-cell table:style-name="ce102" table:formula="of:=NOT(ISERROR([.R756]))" office:value-type="boolean" office:boolean-value="false" calcext:value-type="boolean">
            <text:p>FALSO</text:p>
          </table:table-cell>
          <table:table-cell/>
          <table:table-cell table:formula="of:=VLOOKUP([.$F756];[.$F$3:.$F755];1;0)" office:value-type="string" office:string-value="" calcext:value-type="error">
            <text:p>#N/D</text:p>
          </table:table-cell>
          <table:table-cell table:style-name="ce102" table:formula="of:=NOT(ISERROR([.U756]))" office:value-type="boolean" office:boolean-value="false" calcext:value-type="boolean">
            <text:p>FALSO</text:p>
          </table:table-cell>
          <table:table-cell table:formula="of:=VLOOKUP([.$F756];[.$F757:.$F$1000];1;0)" office:value-type="string" office:string-value="" calcext:value-type="error">
            <text:p>#N/D</text:p>
          </table:table-cell>
          <table:table-cell table:style-name="ce102" table:formula="of:=NOT(ISERROR([.W7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7])&gt;0;HYPERLINK(CONCATENATE(['file:///C:/Users/Txinto%20Vaz/Desktop/req_rees-core/uploading/RqUpload.ods'#$Dict.$B$1];&quot;issues/&quot;;[.B757]);CONCATENATE(&quot;#&quot;;[.B757]));&quot;&quot;)">
            <text:p/>
          </table:table-cell>
          <table:table-cell table:style-name="ce27" table:formula="of:=IF(LEN([.F757])&gt;0;MAX([.D$3:.D756])+1;&quot;&quot;)">
            <text:p/>
          </table:table-cell>
          <table:table-cell table:style-name="ce29" table:formula="of:=IF(LEN([.D757])&gt;0;CONCATENATE([.$K$1];TEXT([.D7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7];[.$H$3:.$H$1000];1;0)" office:value-type="string" office:string-value="" calcext:value-type="error">
            <text:p>#N/D</text:p>
          </table:table-cell>
          <table:table-cell table:style-name="ce102" table:formula="of:=NOT(ISERROR([.R757]))" office:value-type="boolean" office:boolean-value="false" calcext:value-type="boolean">
            <text:p>FALSO</text:p>
          </table:table-cell>
          <table:table-cell/>
          <table:table-cell table:formula="of:=VLOOKUP([.$F757];[.$F$3:.$F756];1;0)" office:value-type="string" office:string-value="" calcext:value-type="error">
            <text:p>#N/D</text:p>
          </table:table-cell>
          <table:table-cell table:style-name="ce102" table:formula="of:=NOT(ISERROR([.U757]))" office:value-type="boolean" office:boolean-value="false" calcext:value-type="boolean">
            <text:p>FALSO</text:p>
          </table:table-cell>
          <table:table-cell table:formula="of:=VLOOKUP([.$F757];[.$F758:.$F$1000];1;0)" office:value-type="string" office:string-value="" calcext:value-type="error">
            <text:p>#N/D</text:p>
          </table:table-cell>
          <table:table-cell table:style-name="ce102" table:formula="of:=NOT(ISERROR([.W7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8])&gt;0;HYPERLINK(CONCATENATE(['file:///C:/Users/Txinto%20Vaz/Desktop/req_rees-core/uploading/RqUpload.ods'#$Dict.$B$1];&quot;issues/&quot;;[.B758]);CONCATENATE(&quot;#&quot;;[.B758]));&quot;&quot;)">
            <text:p/>
          </table:table-cell>
          <table:table-cell table:style-name="ce27" table:formula="of:=IF(LEN([.F758])&gt;0;MAX([.D$3:.D757])+1;&quot;&quot;)">
            <text:p/>
          </table:table-cell>
          <table:table-cell table:style-name="ce29" table:formula="of:=IF(LEN([.D758])&gt;0;CONCATENATE([.$K$1];TEXT([.D7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8];[.$H$3:.$H$1000];1;0)" office:value-type="string" office:string-value="" calcext:value-type="error">
            <text:p>#N/D</text:p>
          </table:table-cell>
          <table:table-cell table:style-name="ce102" table:formula="of:=NOT(ISERROR([.R758]))" office:value-type="boolean" office:boolean-value="false" calcext:value-type="boolean">
            <text:p>FALSO</text:p>
          </table:table-cell>
          <table:table-cell/>
          <table:table-cell table:formula="of:=VLOOKUP([.$F758];[.$F$3:.$F757];1;0)" office:value-type="string" office:string-value="" calcext:value-type="error">
            <text:p>#N/D</text:p>
          </table:table-cell>
          <table:table-cell table:style-name="ce102" table:formula="of:=NOT(ISERROR([.U758]))" office:value-type="boolean" office:boolean-value="false" calcext:value-type="boolean">
            <text:p>FALSO</text:p>
          </table:table-cell>
          <table:table-cell table:formula="of:=VLOOKUP([.$F758];[.$F759:.$F$1000];1;0)" office:value-type="string" office:string-value="" calcext:value-type="error">
            <text:p>#N/D</text:p>
          </table:table-cell>
          <table:table-cell table:style-name="ce102" table:formula="of:=NOT(ISERROR([.W7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59])&gt;0;HYPERLINK(CONCATENATE(['file:///C:/Users/Txinto%20Vaz/Desktop/req_rees-core/uploading/RqUpload.ods'#$Dict.$B$1];&quot;issues/&quot;;[.B759]);CONCATENATE(&quot;#&quot;;[.B759]));&quot;&quot;)">
            <text:p/>
          </table:table-cell>
          <table:table-cell table:style-name="ce27" table:formula="of:=IF(LEN([.F759])&gt;0;MAX([.D$3:.D758])+1;&quot;&quot;)">
            <text:p/>
          </table:table-cell>
          <table:table-cell table:style-name="ce29" table:formula="of:=IF(LEN([.D759])&gt;0;CONCATENATE([.$K$1];TEXT([.D7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9];[.$H$3:.$H$1000];1;0)" office:value-type="string" office:string-value="" calcext:value-type="error">
            <text:p>#N/D</text:p>
          </table:table-cell>
          <table:table-cell table:style-name="ce102" table:formula="of:=NOT(ISERROR([.R759]))" office:value-type="boolean" office:boolean-value="false" calcext:value-type="boolean">
            <text:p>FALSO</text:p>
          </table:table-cell>
          <table:table-cell/>
          <table:table-cell table:formula="of:=VLOOKUP([.$F759];[.$F$3:.$F758];1;0)" office:value-type="string" office:string-value="" calcext:value-type="error">
            <text:p>#N/D</text:p>
          </table:table-cell>
          <table:table-cell table:style-name="ce102" table:formula="of:=NOT(ISERROR([.U759]))" office:value-type="boolean" office:boolean-value="false" calcext:value-type="boolean">
            <text:p>FALSO</text:p>
          </table:table-cell>
          <table:table-cell table:formula="of:=VLOOKUP([.$F759];[.$F760:.$F$1000];1;0)" office:value-type="string" office:string-value="" calcext:value-type="error">
            <text:p>#N/D</text:p>
          </table:table-cell>
          <table:table-cell table:style-name="ce102" table:formula="of:=NOT(ISERROR([.W7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0])&gt;0;HYPERLINK(CONCATENATE(['file:///C:/Users/Txinto%20Vaz/Desktop/req_rees-core/uploading/RqUpload.ods'#$Dict.$B$1];&quot;issues/&quot;;[.B760]);CONCATENATE(&quot;#&quot;;[.B760]));&quot;&quot;)">
            <text:p/>
          </table:table-cell>
          <table:table-cell table:style-name="ce27" table:formula="of:=IF(LEN([.F760])&gt;0;MAX([.D$3:.D759])+1;&quot;&quot;)">
            <text:p/>
          </table:table-cell>
          <table:table-cell table:style-name="ce29" table:formula="of:=IF(LEN([.D760])&gt;0;CONCATENATE([.$K$1];TEXT([.D7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0];[.$H$3:.$H$1000];1;0)" office:value-type="string" office:string-value="" calcext:value-type="error">
            <text:p>#N/D</text:p>
          </table:table-cell>
          <table:table-cell table:style-name="ce102" table:formula="of:=NOT(ISERROR([.R760]))" office:value-type="boolean" office:boolean-value="false" calcext:value-type="boolean">
            <text:p>FALSO</text:p>
          </table:table-cell>
          <table:table-cell/>
          <table:table-cell table:formula="of:=VLOOKUP([.$F760];[.$F$3:.$F759];1;0)" office:value-type="string" office:string-value="" calcext:value-type="error">
            <text:p>#N/D</text:p>
          </table:table-cell>
          <table:table-cell table:style-name="ce102" table:formula="of:=NOT(ISERROR([.U760]))" office:value-type="boolean" office:boolean-value="false" calcext:value-type="boolean">
            <text:p>FALSO</text:p>
          </table:table-cell>
          <table:table-cell table:formula="of:=VLOOKUP([.$F760];[.$F761:.$F$1000];1;0)" office:value-type="string" office:string-value="" calcext:value-type="error">
            <text:p>#N/D</text:p>
          </table:table-cell>
          <table:table-cell table:style-name="ce102" table:formula="of:=NOT(ISERROR([.W7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1])&gt;0;HYPERLINK(CONCATENATE(['file:///C:/Users/Txinto%20Vaz/Desktop/req_rees-core/uploading/RqUpload.ods'#$Dict.$B$1];&quot;issues/&quot;;[.B761]);CONCATENATE(&quot;#&quot;;[.B761]));&quot;&quot;)">
            <text:p/>
          </table:table-cell>
          <table:table-cell table:style-name="ce27" table:formula="of:=IF(LEN([.F761])&gt;0;MAX([.D$3:.D760])+1;&quot;&quot;)">
            <text:p/>
          </table:table-cell>
          <table:table-cell table:style-name="ce29" table:formula="of:=IF(LEN([.D761])&gt;0;CONCATENATE([.$K$1];TEXT([.D7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1];[.$H$3:.$H$1000];1;0)" office:value-type="string" office:string-value="" calcext:value-type="error">
            <text:p>#N/D</text:p>
          </table:table-cell>
          <table:table-cell table:style-name="ce102" table:formula="of:=NOT(ISERROR([.R761]))" office:value-type="boolean" office:boolean-value="false" calcext:value-type="boolean">
            <text:p>FALSO</text:p>
          </table:table-cell>
          <table:table-cell/>
          <table:table-cell table:formula="of:=VLOOKUP([.$F761];[.$F$3:.$F760];1;0)" office:value-type="string" office:string-value="" calcext:value-type="error">
            <text:p>#N/D</text:p>
          </table:table-cell>
          <table:table-cell table:style-name="ce102" table:formula="of:=NOT(ISERROR([.U761]))" office:value-type="boolean" office:boolean-value="false" calcext:value-type="boolean">
            <text:p>FALSO</text:p>
          </table:table-cell>
          <table:table-cell table:formula="of:=VLOOKUP([.$F761];[.$F762:.$F$1000];1;0)" office:value-type="string" office:string-value="" calcext:value-type="error">
            <text:p>#N/D</text:p>
          </table:table-cell>
          <table:table-cell table:style-name="ce102" table:formula="of:=NOT(ISERROR([.W7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2])&gt;0;HYPERLINK(CONCATENATE(['file:///C:/Users/Txinto%20Vaz/Desktop/req_rees-core/uploading/RqUpload.ods'#$Dict.$B$1];&quot;issues/&quot;;[.B762]);CONCATENATE(&quot;#&quot;;[.B762]));&quot;&quot;)">
            <text:p/>
          </table:table-cell>
          <table:table-cell table:style-name="ce27" table:formula="of:=IF(LEN([.F762])&gt;0;MAX([.D$3:.D761])+1;&quot;&quot;)">
            <text:p/>
          </table:table-cell>
          <table:table-cell table:style-name="ce29" table:formula="of:=IF(LEN([.D762])&gt;0;CONCATENATE([.$K$1];TEXT([.D7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2];[.$H$3:.$H$1000];1;0)" office:value-type="string" office:string-value="" calcext:value-type="error">
            <text:p>#N/D</text:p>
          </table:table-cell>
          <table:table-cell table:style-name="ce102" table:formula="of:=NOT(ISERROR([.R762]))" office:value-type="boolean" office:boolean-value="false" calcext:value-type="boolean">
            <text:p>FALSO</text:p>
          </table:table-cell>
          <table:table-cell/>
          <table:table-cell table:formula="of:=VLOOKUP([.$F762];[.$F$3:.$F761];1;0)" office:value-type="string" office:string-value="" calcext:value-type="error">
            <text:p>#N/D</text:p>
          </table:table-cell>
          <table:table-cell table:style-name="ce102" table:formula="of:=NOT(ISERROR([.U762]))" office:value-type="boolean" office:boolean-value="false" calcext:value-type="boolean">
            <text:p>FALSO</text:p>
          </table:table-cell>
          <table:table-cell table:formula="of:=VLOOKUP([.$F762];[.$F763:.$F$1000];1;0)" office:value-type="string" office:string-value="" calcext:value-type="error">
            <text:p>#N/D</text:p>
          </table:table-cell>
          <table:table-cell table:style-name="ce102" table:formula="of:=NOT(ISERROR([.W7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3])&gt;0;HYPERLINK(CONCATENATE(['file:///C:/Users/Txinto%20Vaz/Desktop/req_rees-core/uploading/RqUpload.ods'#$Dict.$B$1];&quot;issues/&quot;;[.B763]);CONCATENATE(&quot;#&quot;;[.B763]));&quot;&quot;)">
            <text:p/>
          </table:table-cell>
          <table:table-cell table:style-name="ce27" table:formula="of:=IF(LEN([.F763])&gt;0;MAX([.D$3:.D762])+1;&quot;&quot;)">
            <text:p/>
          </table:table-cell>
          <table:table-cell table:style-name="ce29" table:formula="of:=IF(LEN([.D763])&gt;0;CONCATENATE([.$K$1];TEXT([.D7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3];[.$H$3:.$H$1000];1;0)" office:value-type="string" office:string-value="" calcext:value-type="error">
            <text:p>#N/D</text:p>
          </table:table-cell>
          <table:table-cell table:style-name="ce102" table:formula="of:=NOT(ISERROR([.R763]))" office:value-type="boolean" office:boolean-value="false" calcext:value-type="boolean">
            <text:p>FALSO</text:p>
          </table:table-cell>
          <table:table-cell/>
          <table:table-cell table:formula="of:=VLOOKUP([.$F763];[.$F$3:.$F762];1;0)" office:value-type="string" office:string-value="" calcext:value-type="error">
            <text:p>#N/D</text:p>
          </table:table-cell>
          <table:table-cell table:style-name="ce102" table:formula="of:=NOT(ISERROR([.U763]))" office:value-type="boolean" office:boolean-value="false" calcext:value-type="boolean">
            <text:p>FALSO</text:p>
          </table:table-cell>
          <table:table-cell table:formula="of:=VLOOKUP([.$F763];[.$F764:.$F$1000];1;0)" office:value-type="string" office:string-value="" calcext:value-type="error">
            <text:p>#N/D</text:p>
          </table:table-cell>
          <table:table-cell table:style-name="ce102" table:formula="of:=NOT(ISERROR([.W7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4])&gt;0;HYPERLINK(CONCATENATE(['file:///C:/Users/Txinto%20Vaz/Desktop/req_rees-core/uploading/RqUpload.ods'#$Dict.$B$1];&quot;issues/&quot;;[.B764]);CONCATENATE(&quot;#&quot;;[.B764]));&quot;&quot;)">
            <text:p/>
          </table:table-cell>
          <table:table-cell table:style-name="ce27" table:formula="of:=IF(LEN([.F764])&gt;0;MAX([.D$3:.D763])+1;&quot;&quot;)">
            <text:p/>
          </table:table-cell>
          <table:table-cell table:style-name="ce29" table:formula="of:=IF(LEN([.D764])&gt;0;CONCATENATE([.$K$1];TEXT([.D7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4];[.$H$3:.$H$1000];1;0)" office:value-type="string" office:string-value="" calcext:value-type="error">
            <text:p>#N/D</text:p>
          </table:table-cell>
          <table:table-cell table:style-name="ce102" table:formula="of:=NOT(ISERROR([.R764]))" office:value-type="boolean" office:boolean-value="false" calcext:value-type="boolean">
            <text:p>FALSO</text:p>
          </table:table-cell>
          <table:table-cell/>
          <table:table-cell table:formula="of:=VLOOKUP([.$F764];[.$F$3:.$F763];1;0)" office:value-type="string" office:string-value="" calcext:value-type="error">
            <text:p>#N/D</text:p>
          </table:table-cell>
          <table:table-cell table:style-name="ce102" table:formula="of:=NOT(ISERROR([.U764]))" office:value-type="boolean" office:boolean-value="false" calcext:value-type="boolean">
            <text:p>FALSO</text:p>
          </table:table-cell>
          <table:table-cell table:formula="of:=VLOOKUP([.$F764];[.$F765:.$F$1000];1;0)" office:value-type="string" office:string-value="" calcext:value-type="error">
            <text:p>#N/D</text:p>
          </table:table-cell>
          <table:table-cell table:style-name="ce102" table:formula="of:=NOT(ISERROR([.W7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5])&gt;0;HYPERLINK(CONCATENATE(['file:///C:/Users/Txinto%20Vaz/Desktop/req_rees-core/uploading/RqUpload.ods'#$Dict.$B$1];&quot;issues/&quot;;[.B765]);CONCATENATE(&quot;#&quot;;[.B765]));&quot;&quot;)">
            <text:p/>
          </table:table-cell>
          <table:table-cell table:style-name="ce27" table:formula="of:=IF(LEN([.F765])&gt;0;MAX([.D$3:.D764])+1;&quot;&quot;)">
            <text:p/>
          </table:table-cell>
          <table:table-cell table:style-name="ce29" table:formula="of:=IF(LEN([.D765])&gt;0;CONCATENATE([.$K$1];TEXT([.D7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5];[.$H$3:.$H$1000];1;0)" office:value-type="string" office:string-value="" calcext:value-type="error">
            <text:p>#N/D</text:p>
          </table:table-cell>
          <table:table-cell table:style-name="ce102" table:formula="of:=NOT(ISERROR([.R765]))" office:value-type="boolean" office:boolean-value="false" calcext:value-type="boolean">
            <text:p>FALSO</text:p>
          </table:table-cell>
          <table:table-cell/>
          <table:table-cell table:formula="of:=VLOOKUP([.$F765];[.$F$3:.$F764];1;0)" office:value-type="string" office:string-value="" calcext:value-type="error">
            <text:p>#N/D</text:p>
          </table:table-cell>
          <table:table-cell table:style-name="ce102" table:formula="of:=NOT(ISERROR([.U765]))" office:value-type="boolean" office:boolean-value="false" calcext:value-type="boolean">
            <text:p>FALSO</text:p>
          </table:table-cell>
          <table:table-cell table:formula="of:=VLOOKUP([.$F765];[.$F766:.$F$1000];1;0)" office:value-type="string" office:string-value="" calcext:value-type="error">
            <text:p>#N/D</text:p>
          </table:table-cell>
          <table:table-cell table:style-name="ce102" table:formula="of:=NOT(ISERROR([.W7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6])&gt;0;HYPERLINK(CONCATENATE(['file:///C:/Users/Txinto%20Vaz/Desktop/req_rees-core/uploading/RqUpload.ods'#$Dict.$B$1];&quot;issues/&quot;;[.B766]);CONCATENATE(&quot;#&quot;;[.B766]));&quot;&quot;)">
            <text:p/>
          </table:table-cell>
          <table:table-cell table:style-name="ce27" table:formula="of:=IF(LEN([.F766])&gt;0;MAX([.D$3:.D765])+1;&quot;&quot;)">
            <text:p/>
          </table:table-cell>
          <table:table-cell table:style-name="ce29" table:formula="of:=IF(LEN([.D766])&gt;0;CONCATENATE([.$K$1];TEXT([.D7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6];[.$H$3:.$H$1000];1;0)" office:value-type="string" office:string-value="" calcext:value-type="error">
            <text:p>#N/D</text:p>
          </table:table-cell>
          <table:table-cell table:style-name="ce102" table:formula="of:=NOT(ISERROR([.R766]))" office:value-type="boolean" office:boolean-value="false" calcext:value-type="boolean">
            <text:p>FALSO</text:p>
          </table:table-cell>
          <table:table-cell/>
          <table:table-cell table:formula="of:=VLOOKUP([.$F766];[.$F$3:.$F765];1;0)" office:value-type="string" office:string-value="" calcext:value-type="error">
            <text:p>#N/D</text:p>
          </table:table-cell>
          <table:table-cell table:style-name="ce102" table:formula="of:=NOT(ISERROR([.U766]))" office:value-type="boolean" office:boolean-value="false" calcext:value-type="boolean">
            <text:p>FALSO</text:p>
          </table:table-cell>
          <table:table-cell table:formula="of:=VLOOKUP([.$F766];[.$F767:.$F$1000];1;0)" office:value-type="string" office:string-value="" calcext:value-type="error">
            <text:p>#N/D</text:p>
          </table:table-cell>
          <table:table-cell table:style-name="ce102" table:formula="of:=NOT(ISERROR([.W7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7])&gt;0;HYPERLINK(CONCATENATE(['file:///C:/Users/Txinto%20Vaz/Desktop/req_rees-core/uploading/RqUpload.ods'#$Dict.$B$1];&quot;issues/&quot;;[.B767]);CONCATENATE(&quot;#&quot;;[.B767]));&quot;&quot;)">
            <text:p/>
          </table:table-cell>
          <table:table-cell table:style-name="ce27" table:formula="of:=IF(LEN([.F767])&gt;0;MAX([.D$3:.D766])+1;&quot;&quot;)">
            <text:p/>
          </table:table-cell>
          <table:table-cell table:style-name="ce29" table:formula="of:=IF(LEN([.D767])&gt;0;CONCATENATE([.$K$1];TEXT([.D7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7];[.$H$3:.$H$1000];1;0)" office:value-type="string" office:string-value="" calcext:value-type="error">
            <text:p>#N/D</text:p>
          </table:table-cell>
          <table:table-cell table:style-name="ce102" table:formula="of:=NOT(ISERROR([.R767]))" office:value-type="boolean" office:boolean-value="false" calcext:value-type="boolean">
            <text:p>FALSO</text:p>
          </table:table-cell>
          <table:table-cell/>
          <table:table-cell table:formula="of:=VLOOKUP([.$F767];[.$F$3:.$F766];1;0)" office:value-type="string" office:string-value="" calcext:value-type="error">
            <text:p>#N/D</text:p>
          </table:table-cell>
          <table:table-cell table:style-name="ce102" table:formula="of:=NOT(ISERROR([.U767]))" office:value-type="boolean" office:boolean-value="false" calcext:value-type="boolean">
            <text:p>FALSO</text:p>
          </table:table-cell>
          <table:table-cell table:formula="of:=VLOOKUP([.$F767];[.$F768:.$F$1000];1;0)" office:value-type="string" office:string-value="" calcext:value-type="error">
            <text:p>#N/D</text:p>
          </table:table-cell>
          <table:table-cell table:style-name="ce102" table:formula="of:=NOT(ISERROR([.W7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8])&gt;0;HYPERLINK(CONCATENATE(['file:///C:/Users/Txinto%20Vaz/Desktop/req_rees-core/uploading/RqUpload.ods'#$Dict.$B$1];&quot;issues/&quot;;[.B768]);CONCATENATE(&quot;#&quot;;[.B768]));&quot;&quot;)">
            <text:p/>
          </table:table-cell>
          <table:table-cell table:style-name="ce27" table:formula="of:=IF(LEN([.F768])&gt;0;MAX([.D$3:.D767])+1;&quot;&quot;)">
            <text:p/>
          </table:table-cell>
          <table:table-cell table:style-name="ce29" table:formula="of:=IF(LEN([.D768])&gt;0;CONCATENATE([.$K$1];TEXT([.D7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8];[.$H$3:.$H$1000];1;0)" office:value-type="string" office:string-value="" calcext:value-type="error">
            <text:p>#N/D</text:p>
          </table:table-cell>
          <table:table-cell table:style-name="ce102" table:formula="of:=NOT(ISERROR([.R768]))" office:value-type="boolean" office:boolean-value="false" calcext:value-type="boolean">
            <text:p>FALSO</text:p>
          </table:table-cell>
          <table:table-cell/>
          <table:table-cell table:formula="of:=VLOOKUP([.$F768];[.$F$3:.$F767];1;0)" office:value-type="string" office:string-value="" calcext:value-type="error">
            <text:p>#N/D</text:p>
          </table:table-cell>
          <table:table-cell table:style-name="ce102" table:formula="of:=NOT(ISERROR([.U768]))" office:value-type="boolean" office:boolean-value="false" calcext:value-type="boolean">
            <text:p>FALSO</text:p>
          </table:table-cell>
          <table:table-cell table:formula="of:=VLOOKUP([.$F768];[.$F769:.$F$1000];1;0)" office:value-type="string" office:string-value="" calcext:value-type="error">
            <text:p>#N/D</text:p>
          </table:table-cell>
          <table:table-cell table:style-name="ce102" table:formula="of:=NOT(ISERROR([.W7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69])&gt;0;HYPERLINK(CONCATENATE(['file:///C:/Users/Txinto%20Vaz/Desktop/req_rees-core/uploading/RqUpload.ods'#$Dict.$B$1];&quot;issues/&quot;;[.B769]);CONCATENATE(&quot;#&quot;;[.B769]));&quot;&quot;)">
            <text:p/>
          </table:table-cell>
          <table:table-cell table:style-name="ce27" table:formula="of:=IF(LEN([.F769])&gt;0;MAX([.D$3:.D768])+1;&quot;&quot;)">
            <text:p/>
          </table:table-cell>
          <table:table-cell table:style-name="ce29" table:formula="of:=IF(LEN([.D769])&gt;0;CONCATENATE([.$K$1];TEXT([.D7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9];[.$H$3:.$H$1000];1;0)" office:value-type="string" office:string-value="" calcext:value-type="error">
            <text:p>#N/D</text:p>
          </table:table-cell>
          <table:table-cell table:style-name="ce102" table:formula="of:=NOT(ISERROR([.R769]))" office:value-type="boolean" office:boolean-value="false" calcext:value-type="boolean">
            <text:p>FALSO</text:p>
          </table:table-cell>
          <table:table-cell/>
          <table:table-cell table:formula="of:=VLOOKUP([.$F769];[.$F$3:.$F768];1;0)" office:value-type="string" office:string-value="" calcext:value-type="error">
            <text:p>#N/D</text:p>
          </table:table-cell>
          <table:table-cell table:style-name="ce102" table:formula="of:=NOT(ISERROR([.U769]))" office:value-type="boolean" office:boolean-value="false" calcext:value-type="boolean">
            <text:p>FALSO</text:p>
          </table:table-cell>
          <table:table-cell table:formula="of:=VLOOKUP([.$F769];[.$F770:.$F$1000];1;0)" office:value-type="string" office:string-value="" calcext:value-type="error">
            <text:p>#N/D</text:p>
          </table:table-cell>
          <table:table-cell table:style-name="ce102" table:formula="of:=NOT(ISERROR([.W7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0])&gt;0;HYPERLINK(CONCATENATE(['file:///C:/Users/Txinto%20Vaz/Desktop/req_rees-core/uploading/RqUpload.ods'#$Dict.$B$1];&quot;issues/&quot;;[.B770]);CONCATENATE(&quot;#&quot;;[.B770]));&quot;&quot;)">
            <text:p/>
          </table:table-cell>
          <table:table-cell table:style-name="ce27" table:formula="of:=IF(LEN([.F770])&gt;0;MAX([.D$3:.D769])+1;&quot;&quot;)">
            <text:p/>
          </table:table-cell>
          <table:table-cell table:style-name="ce29" table:formula="of:=IF(LEN([.D770])&gt;0;CONCATENATE([.$K$1];TEXT([.D7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0];[.$H$3:.$H$1000];1;0)" office:value-type="string" office:string-value="" calcext:value-type="error">
            <text:p>#N/D</text:p>
          </table:table-cell>
          <table:table-cell table:style-name="ce102" table:formula="of:=NOT(ISERROR([.R770]))" office:value-type="boolean" office:boolean-value="false" calcext:value-type="boolean">
            <text:p>FALSO</text:p>
          </table:table-cell>
          <table:table-cell/>
          <table:table-cell table:formula="of:=VLOOKUP([.$F770];[.$F$3:.$F769];1;0)" office:value-type="string" office:string-value="" calcext:value-type="error">
            <text:p>#N/D</text:p>
          </table:table-cell>
          <table:table-cell table:style-name="ce102" table:formula="of:=NOT(ISERROR([.U770]))" office:value-type="boolean" office:boolean-value="false" calcext:value-type="boolean">
            <text:p>FALSO</text:p>
          </table:table-cell>
          <table:table-cell table:formula="of:=VLOOKUP([.$F770];[.$F771:.$F$1000];1;0)" office:value-type="string" office:string-value="" calcext:value-type="error">
            <text:p>#N/D</text:p>
          </table:table-cell>
          <table:table-cell table:style-name="ce102" table:formula="of:=NOT(ISERROR([.W7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1])&gt;0;HYPERLINK(CONCATENATE(['file:///C:/Users/Txinto%20Vaz/Desktop/req_rees-core/uploading/RqUpload.ods'#$Dict.$B$1];&quot;issues/&quot;;[.B771]);CONCATENATE(&quot;#&quot;;[.B771]));&quot;&quot;)">
            <text:p/>
          </table:table-cell>
          <table:table-cell table:style-name="ce27" table:formula="of:=IF(LEN([.F771])&gt;0;MAX([.D$3:.D770])+1;&quot;&quot;)">
            <text:p/>
          </table:table-cell>
          <table:table-cell table:style-name="ce29" table:formula="of:=IF(LEN([.D771])&gt;0;CONCATENATE([.$K$1];TEXT([.D7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1];[.$H$3:.$H$1000];1;0)" office:value-type="string" office:string-value="" calcext:value-type="error">
            <text:p>#N/D</text:p>
          </table:table-cell>
          <table:table-cell table:style-name="ce102" table:formula="of:=NOT(ISERROR([.R771]))" office:value-type="boolean" office:boolean-value="false" calcext:value-type="boolean">
            <text:p>FALSO</text:p>
          </table:table-cell>
          <table:table-cell/>
          <table:table-cell table:formula="of:=VLOOKUP([.$F771];[.$F$3:.$F770];1;0)" office:value-type="string" office:string-value="" calcext:value-type="error">
            <text:p>#N/D</text:p>
          </table:table-cell>
          <table:table-cell table:style-name="ce102" table:formula="of:=NOT(ISERROR([.U771]))" office:value-type="boolean" office:boolean-value="false" calcext:value-type="boolean">
            <text:p>FALSO</text:p>
          </table:table-cell>
          <table:table-cell table:formula="of:=VLOOKUP([.$F771];[.$F772:.$F$1000];1;0)" office:value-type="string" office:string-value="" calcext:value-type="error">
            <text:p>#N/D</text:p>
          </table:table-cell>
          <table:table-cell table:style-name="ce102" table:formula="of:=NOT(ISERROR([.W7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2])&gt;0;HYPERLINK(CONCATENATE(['file:///C:/Users/Txinto%20Vaz/Desktop/req_rees-core/uploading/RqUpload.ods'#$Dict.$B$1];&quot;issues/&quot;;[.B772]);CONCATENATE(&quot;#&quot;;[.B772]));&quot;&quot;)">
            <text:p/>
          </table:table-cell>
          <table:table-cell table:style-name="ce27" table:formula="of:=IF(LEN([.F772])&gt;0;MAX([.D$3:.D771])+1;&quot;&quot;)">
            <text:p/>
          </table:table-cell>
          <table:table-cell table:style-name="ce29" table:formula="of:=IF(LEN([.D772])&gt;0;CONCATENATE([.$K$1];TEXT([.D7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2];[.$H$3:.$H$1000];1;0)" office:value-type="string" office:string-value="" calcext:value-type="error">
            <text:p>#N/D</text:p>
          </table:table-cell>
          <table:table-cell table:style-name="ce102" table:formula="of:=NOT(ISERROR([.R772]))" office:value-type="boolean" office:boolean-value="false" calcext:value-type="boolean">
            <text:p>FALSO</text:p>
          </table:table-cell>
          <table:table-cell/>
          <table:table-cell table:formula="of:=VLOOKUP([.$F772];[.$F$3:.$F771];1;0)" office:value-type="string" office:string-value="" calcext:value-type="error">
            <text:p>#N/D</text:p>
          </table:table-cell>
          <table:table-cell table:style-name="ce102" table:formula="of:=NOT(ISERROR([.U772]))" office:value-type="boolean" office:boolean-value="false" calcext:value-type="boolean">
            <text:p>FALSO</text:p>
          </table:table-cell>
          <table:table-cell table:formula="of:=VLOOKUP([.$F772];[.$F773:.$F$1000];1;0)" office:value-type="string" office:string-value="" calcext:value-type="error">
            <text:p>#N/D</text:p>
          </table:table-cell>
          <table:table-cell table:style-name="ce102" table:formula="of:=NOT(ISERROR([.W7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3])&gt;0;HYPERLINK(CONCATENATE(['file:///C:/Users/Txinto%20Vaz/Desktop/req_rees-core/uploading/RqUpload.ods'#$Dict.$B$1];&quot;issues/&quot;;[.B773]);CONCATENATE(&quot;#&quot;;[.B773]));&quot;&quot;)">
            <text:p/>
          </table:table-cell>
          <table:table-cell table:style-name="ce27" table:formula="of:=IF(LEN([.F773])&gt;0;MAX([.D$3:.D772])+1;&quot;&quot;)">
            <text:p/>
          </table:table-cell>
          <table:table-cell table:style-name="ce29" table:formula="of:=IF(LEN([.D773])&gt;0;CONCATENATE([.$K$1];TEXT([.D7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3];[.$H$3:.$H$1000];1;0)" office:value-type="string" office:string-value="" calcext:value-type="error">
            <text:p>#N/D</text:p>
          </table:table-cell>
          <table:table-cell table:style-name="ce102" table:formula="of:=NOT(ISERROR([.R773]))" office:value-type="boolean" office:boolean-value="false" calcext:value-type="boolean">
            <text:p>FALSO</text:p>
          </table:table-cell>
          <table:table-cell/>
          <table:table-cell table:formula="of:=VLOOKUP([.$F773];[.$F$3:.$F772];1;0)" office:value-type="string" office:string-value="" calcext:value-type="error">
            <text:p>#N/D</text:p>
          </table:table-cell>
          <table:table-cell table:style-name="ce102" table:formula="of:=NOT(ISERROR([.U773]))" office:value-type="boolean" office:boolean-value="false" calcext:value-type="boolean">
            <text:p>FALSO</text:p>
          </table:table-cell>
          <table:table-cell table:formula="of:=VLOOKUP([.$F773];[.$F774:.$F$1000];1;0)" office:value-type="string" office:string-value="" calcext:value-type="error">
            <text:p>#N/D</text:p>
          </table:table-cell>
          <table:table-cell table:style-name="ce102" table:formula="of:=NOT(ISERROR([.W7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4])&gt;0;HYPERLINK(CONCATENATE(['file:///C:/Users/Txinto%20Vaz/Desktop/req_rees-core/uploading/RqUpload.ods'#$Dict.$B$1];&quot;issues/&quot;;[.B774]);CONCATENATE(&quot;#&quot;;[.B774]));&quot;&quot;)">
            <text:p/>
          </table:table-cell>
          <table:table-cell table:style-name="ce27" table:formula="of:=IF(LEN([.F774])&gt;0;MAX([.D$3:.D773])+1;&quot;&quot;)">
            <text:p/>
          </table:table-cell>
          <table:table-cell table:style-name="ce29" table:formula="of:=IF(LEN([.D774])&gt;0;CONCATENATE([.$K$1];TEXT([.D7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4];[.$H$3:.$H$1000];1;0)" office:value-type="string" office:string-value="" calcext:value-type="error">
            <text:p>#N/D</text:p>
          </table:table-cell>
          <table:table-cell table:style-name="ce102" table:formula="of:=NOT(ISERROR([.R774]))" office:value-type="boolean" office:boolean-value="false" calcext:value-type="boolean">
            <text:p>FALSO</text:p>
          </table:table-cell>
          <table:table-cell/>
          <table:table-cell table:formula="of:=VLOOKUP([.$F774];[.$F$3:.$F773];1;0)" office:value-type="string" office:string-value="" calcext:value-type="error">
            <text:p>#N/D</text:p>
          </table:table-cell>
          <table:table-cell table:style-name="ce102" table:formula="of:=NOT(ISERROR([.U774]))" office:value-type="boolean" office:boolean-value="false" calcext:value-type="boolean">
            <text:p>FALSO</text:p>
          </table:table-cell>
          <table:table-cell table:formula="of:=VLOOKUP([.$F774];[.$F775:.$F$1000];1;0)" office:value-type="string" office:string-value="" calcext:value-type="error">
            <text:p>#N/D</text:p>
          </table:table-cell>
          <table:table-cell table:style-name="ce102" table:formula="of:=NOT(ISERROR([.W7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5])&gt;0;HYPERLINK(CONCATENATE(['file:///C:/Users/Txinto%20Vaz/Desktop/req_rees-core/uploading/RqUpload.ods'#$Dict.$B$1];&quot;issues/&quot;;[.B775]);CONCATENATE(&quot;#&quot;;[.B775]));&quot;&quot;)">
            <text:p/>
          </table:table-cell>
          <table:table-cell table:style-name="ce27" table:formula="of:=IF(LEN([.F775])&gt;0;MAX([.D$3:.D774])+1;&quot;&quot;)">
            <text:p/>
          </table:table-cell>
          <table:table-cell table:style-name="ce29" table:formula="of:=IF(LEN([.D775])&gt;0;CONCATENATE([.$K$1];TEXT([.D7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5];[.$H$3:.$H$1000];1;0)" office:value-type="string" office:string-value="" calcext:value-type="error">
            <text:p>#N/D</text:p>
          </table:table-cell>
          <table:table-cell table:style-name="ce102" table:formula="of:=NOT(ISERROR([.R775]))" office:value-type="boolean" office:boolean-value="false" calcext:value-type="boolean">
            <text:p>FALSO</text:p>
          </table:table-cell>
          <table:table-cell/>
          <table:table-cell table:formula="of:=VLOOKUP([.$F775];[.$F$3:.$F774];1;0)" office:value-type="string" office:string-value="" calcext:value-type="error">
            <text:p>#N/D</text:p>
          </table:table-cell>
          <table:table-cell table:style-name="ce102" table:formula="of:=NOT(ISERROR([.U775]))" office:value-type="boolean" office:boolean-value="false" calcext:value-type="boolean">
            <text:p>FALSO</text:p>
          </table:table-cell>
          <table:table-cell table:formula="of:=VLOOKUP([.$F775];[.$F776:.$F$1000];1;0)" office:value-type="string" office:string-value="" calcext:value-type="error">
            <text:p>#N/D</text:p>
          </table:table-cell>
          <table:table-cell table:style-name="ce102" table:formula="of:=NOT(ISERROR([.W7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6])&gt;0;HYPERLINK(CONCATENATE(['file:///C:/Users/Txinto%20Vaz/Desktop/req_rees-core/uploading/RqUpload.ods'#$Dict.$B$1];&quot;issues/&quot;;[.B776]);CONCATENATE(&quot;#&quot;;[.B776]));&quot;&quot;)">
            <text:p/>
          </table:table-cell>
          <table:table-cell table:style-name="ce27" table:formula="of:=IF(LEN([.F776])&gt;0;MAX([.D$3:.D775])+1;&quot;&quot;)">
            <text:p/>
          </table:table-cell>
          <table:table-cell table:style-name="ce29" table:formula="of:=IF(LEN([.D776])&gt;0;CONCATENATE([.$K$1];TEXT([.D7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6];[.$H$3:.$H$1000];1;0)" office:value-type="string" office:string-value="" calcext:value-type="error">
            <text:p>#N/D</text:p>
          </table:table-cell>
          <table:table-cell table:style-name="ce102" table:formula="of:=NOT(ISERROR([.R776]))" office:value-type="boolean" office:boolean-value="false" calcext:value-type="boolean">
            <text:p>FALSO</text:p>
          </table:table-cell>
          <table:table-cell/>
          <table:table-cell table:formula="of:=VLOOKUP([.$F776];[.$F$3:.$F775];1;0)" office:value-type="string" office:string-value="" calcext:value-type="error">
            <text:p>#N/D</text:p>
          </table:table-cell>
          <table:table-cell table:style-name="ce102" table:formula="of:=NOT(ISERROR([.U776]))" office:value-type="boolean" office:boolean-value="false" calcext:value-type="boolean">
            <text:p>FALSO</text:p>
          </table:table-cell>
          <table:table-cell table:formula="of:=VLOOKUP([.$F776];[.$F777:.$F$1000];1;0)" office:value-type="string" office:string-value="" calcext:value-type="error">
            <text:p>#N/D</text:p>
          </table:table-cell>
          <table:table-cell table:style-name="ce102" table:formula="of:=NOT(ISERROR([.W7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7])&gt;0;HYPERLINK(CONCATENATE(['file:///C:/Users/Txinto%20Vaz/Desktop/req_rees-core/uploading/RqUpload.ods'#$Dict.$B$1];&quot;issues/&quot;;[.B777]);CONCATENATE(&quot;#&quot;;[.B777]));&quot;&quot;)">
            <text:p/>
          </table:table-cell>
          <table:table-cell table:style-name="ce27" table:formula="of:=IF(LEN([.F777])&gt;0;MAX([.D$3:.D776])+1;&quot;&quot;)">
            <text:p/>
          </table:table-cell>
          <table:table-cell table:style-name="ce29" table:formula="of:=IF(LEN([.D777])&gt;0;CONCATENATE([.$K$1];TEXT([.D7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7];[.$H$3:.$H$1000];1;0)" office:value-type="string" office:string-value="" calcext:value-type="error">
            <text:p>#N/D</text:p>
          </table:table-cell>
          <table:table-cell table:style-name="ce102" table:formula="of:=NOT(ISERROR([.R777]))" office:value-type="boolean" office:boolean-value="false" calcext:value-type="boolean">
            <text:p>FALSO</text:p>
          </table:table-cell>
          <table:table-cell/>
          <table:table-cell table:formula="of:=VLOOKUP([.$F777];[.$F$3:.$F776];1;0)" office:value-type="string" office:string-value="" calcext:value-type="error">
            <text:p>#N/D</text:p>
          </table:table-cell>
          <table:table-cell table:style-name="ce102" table:formula="of:=NOT(ISERROR([.U777]))" office:value-type="boolean" office:boolean-value="false" calcext:value-type="boolean">
            <text:p>FALSO</text:p>
          </table:table-cell>
          <table:table-cell table:formula="of:=VLOOKUP([.$F777];[.$F778:.$F$1000];1;0)" office:value-type="string" office:string-value="" calcext:value-type="error">
            <text:p>#N/D</text:p>
          </table:table-cell>
          <table:table-cell table:style-name="ce102" table:formula="of:=NOT(ISERROR([.W7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8])&gt;0;HYPERLINK(CONCATENATE(['file:///C:/Users/Txinto%20Vaz/Desktop/req_rees-core/uploading/RqUpload.ods'#$Dict.$B$1];&quot;issues/&quot;;[.B778]);CONCATENATE(&quot;#&quot;;[.B778]));&quot;&quot;)">
            <text:p/>
          </table:table-cell>
          <table:table-cell table:style-name="ce27" table:formula="of:=IF(LEN([.F778])&gt;0;MAX([.D$3:.D777])+1;&quot;&quot;)">
            <text:p/>
          </table:table-cell>
          <table:table-cell table:style-name="ce29" table:formula="of:=IF(LEN([.D778])&gt;0;CONCATENATE([.$K$1];TEXT([.D7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8];[.$H$3:.$H$1000];1;0)" office:value-type="string" office:string-value="" calcext:value-type="error">
            <text:p>#N/D</text:p>
          </table:table-cell>
          <table:table-cell table:style-name="ce102" table:formula="of:=NOT(ISERROR([.R778]))" office:value-type="boolean" office:boolean-value="false" calcext:value-type="boolean">
            <text:p>FALSO</text:p>
          </table:table-cell>
          <table:table-cell/>
          <table:table-cell table:formula="of:=VLOOKUP([.$F778];[.$F$3:.$F777];1;0)" office:value-type="string" office:string-value="" calcext:value-type="error">
            <text:p>#N/D</text:p>
          </table:table-cell>
          <table:table-cell table:style-name="ce102" table:formula="of:=NOT(ISERROR([.U778]))" office:value-type="boolean" office:boolean-value="false" calcext:value-type="boolean">
            <text:p>FALSO</text:p>
          </table:table-cell>
          <table:table-cell table:formula="of:=VLOOKUP([.$F778];[.$F779:.$F$1000];1;0)" office:value-type="string" office:string-value="" calcext:value-type="error">
            <text:p>#N/D</text:p>
          </table:table-cell>
          <table:table-cell table:style-name="ce102" table:formula="of:=NOT(ISERROR([.W7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79])&gt;0;HYPERLINK(CONCATENATE(['file:///C:/Users/Txinto%20Vaz/Desktop/req_rees-core/uploading/RqUpload.ods'#$Dict.$B$1];&quot;issues/&quot;;[.B779]);CONCATENATE(&quot;#&quot;;[.B779]));&quot;&quot;)">
            <text:p/>
          </table:table-cell>
          <table:table-cell table:style-name="ce27" table:formula="of:=IF(LEN([.F779])&gt;0;MAX([.D$3:.D778])+1;&quot;&quot;)">
            <text:p/>
          </table:table-cell>
          <table:table-cell table:style-name="ce29" table:formula="of:=IF(LEN([.D779])&gt;0;CONCATENATE([.$K$1];TEXT([.D7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9];[.$H$3:.$H$1000];1;0)" office:value-type="string" office:string-value="" calcext:value-type="error">
            <text:p>#N/D</text:p>
          </table:table-cell>
          <table:table-cell table:style-name="ce102" table:formula="of:=NOT(ISERROR([.R779]))" office:value-type="boolean" office:boolean-value="false" calcext:value-type="boolean">
            <text:p>FALSO</text:p>
          </table:table-cell>
          <table:table-cell/>
          <table:table-cell table:formula="of:=VLOOKUP([.$F779];[.$F$3:.$F778];1;0)" office:value-type="string" office:string-value="" calcext:value-type="error">
            <text:p>#N/D</text:p>
          </table:table-cell>
          <table:table-cell table:style-name="ce102" table:formula="of:=NOT(ISERROR([.U779]))" office:value-type="boolean" office:boolean-value="false" calcext:value-type="boolean">
            <text:p>FALSO</text:p>
          </table:table-cell>
          <table:table-cell table:formula="of:=VLOOKUP([.$F779];[.$F780:.$F$1000];1;0)" office:value-type="string" office:string-value="" calcext:value-type="error">
            <text:p>#N/D</text:p>
          </table:table-cell>
          <table:table-cell table:style-name="ce102" table:formula="of:=NOT(ISERROR([.W7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0])&gt;0;HYPERLINK(CONCATENATE(['file:///C:/Users/Txinto%20Vaz/Desktop/req_rees-core/uploading/RqUpload.ods'#$Dict.$B$1];&quot;issues/&quot;;[.B780]);CONCATENATE(&quot;#&quot;;[.B780]));&quot;&quot;)">
            <text:p/>
          </table:table-cell>
          <table:table-cell table:style-name="ce27" table:formula="of:=IF(LEN([.F780])&gt;0;MAX([.D$3:.D779])+1;&quot;&quot;)">
            <text:p/>
          </table:table-cell>
          <table:table-cell table:style-name="ce29" table:formula="of:=IF(LEN([.D780])&gt;0;CONCATENATE([.$K$1];TEXT([.D7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0];[.$H$3:.$H$1000];1;0)" office:value-type="string" office:string-value="" calcext:value-type="error">
            <text:p>#N/D</text:p>
          </table:table-cell>
          <table:table-cell table:style-name="ce102" table:formula="of:=NOT(ISERROR([.R780]))" office:value-type="boolean" office:boolean-value="false" calcext:value-type="boolean">
            <text:p>FALSO</text:p>
          </table:table-cell>
          <table:table-cell/>
          <table:table-cell table:formula="of:=VLOOKUP([.$F780];[.$F$3:.$F779];1;0)" office:value-type="string" office:string-value="" calcext:value-type="error">
            <text:p>#N/D</text:p>
          </table:table-cell>
          <table:table-cell table:style-name="ce102" table:formula="of:=NOT(ISERROR([.U780]))" office:value-type="boolean" office:boolean-value="false" calcext:value-type="boolean">
            <text:p>FALSO</text:p>
          </table:table-cell>
          <table:table-cell table:formula="of:=VLOOKUP([.$F780];[.$F781:.$F$1000];1;0)" office:value-type="string" office:string-value="" calcext:value-type="error">
            <text:p>#N/D</text:p>
          </table:table-cell>
          <table:table-cell table:style-name="ce102" table:formula="of:=NOT(ISERROR([.W7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1])&gt;0;HYPERLINK(CONCATENATE(['file:///C:/Users/Txinto%20Vaz/Desktop/req_rees-core/uploading/RqUpload.ods'#$Dict.$B$1];&quot;issues/&quot;;[.B781]);CONCATENATE(&quot;#&quot;;[.B781]));&quot;&quot;)">
            <text:p/>
          </table:table-cell>
          <table:table-cell table:style-name="ce27" table:formula="of:=IF(LEN([.F781])&gt;0;MAX([.D$3:.D780])+1;&quot;&quot;)">
            <text:p/>
          </table:table-cell>
          <table:table-cell table:style-name="ce29" table:formula="of:=IF(LEN([.D781])&gt;0;CONCATENATE([.$K$1];TEXT([.D7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1];[.$H$3:.$H$1000];1;0)" office:value-type="string" office:string-value="" calcext:value-type="error">
            <text:p>#N/D</text:p>
          </table:table-cell>
          <table:table-cell table:style-name="ce102" table:formula="of:=NOT(ISERROR([.R781]))" office:value-type="boolean" office:boolean-value="false" calcext:value-type="boolean">
            <text:p>FALSO</text:p>
          </table:table-cell>
          <table:table-cell/>
          <table:table-cell table:formula="of:=VLOOKUP([.$F781];[.$F$3:.$F780];1;0)" office:value-type="string" office:string-value="" calcext:value-type="error">
            <text:p>#N/D</text:p>
          </table:table-cell>
          <table:table-cell table:style-name="ce102" table:formula="of:=NOT(ISERROR([.U781]))" office:value-type="boolean" office:boolean-value="false" calcext:value-type="boolean">
            <text:p>FALSO</text:p>
          </table:table-cell>
          <table:table-cell table:formula="of:=VLOOKUP([.$F781];[.$F782:.$F$1000];1;0)" office:value-type="string" office:string-value="" calcext:value-type="error">
            <text:p>#N/D</text:p>
          </table:table-cell>
          <table:table-cell table:style-name="ce102" table:formula="of:=NOT(ISERROR([.W7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2])&gt;0;HYPERLINK(CONCATENATE(['file:///C:/Users/Txinto%20Vaz/Desktop/req_rees-core/uploading/RqUpload.ods'#$Dict.$B$1];&quot;issues/&quot;;[.B782]);CONCATENATE(&quot;#&quot;;[.B782]));&quot;&quot;)">
            <text:p/>
          </table:table-cell>
          <table:table-cell table:style-name="ce27" table:formula="of:=IF(LEN([.F782])&gt;0;MAX([.D$3:.D781])+1;&quot;&quot;)">
            <text:p/>
          </table:table-cell>
          <table:table-cell table:style-name="ce29" table:formula="of:=IF(LEN([.D782])&gt;0;CONCATENATE([.$K$1];TEXT([.D7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2];[.$H$3:.$H$1000];1;0)" office:value-type="string" office:string-value="" calcext:value-type="error">
            <text:p>#N/D</text:p>
          </table:table-cell>
          <table:table-cell table:style-name="ce102" table:formula="of:=NOT(ISERROR([.R782]))" office:value-type="boolean" office:boolean-value="false" calcext:value-type="boolean">
            <text:p>FALSO</text:p>
          </table:table-cell>
          <table:table-cell/>
          <table:table-cell table:formula="of:=VLOOKUP([.$F782];[.$F$3:.$F781];1;0)" office:value-type="string" office:string-value="" calcext:value-type="error">
            <text:p>#N/D</text:p>
          </table:table-cell>
          <table:table-cell table:style-name="ce102" table:formula="of:=NOT(ISERROR([.U782]))" office:value-type="boolean" office:boolean-value="false" calcext:value-type="boolean">
            <text:p>FALSO</text:p>
          </table:table-cell>
          <table:table-cell table:formula="of:=VLOOKUP([.$F782];[.$F783:.$F$1000];1;0)" office:value-type="string" office:string-value="" calcext:value-type="error">
            <text:p>#N/D</text:p>
          </table:table-cell>
          <table:table-cell table:style-name="ce102" table:formula="of:=NOT(ISERROR([.W7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3])&gt;0;HYPERLINK(CONCATENATE(['file:///C:/Users/Txinto%20Vaz/Desktop/req_rees-core/uploading/RqUpload.ods'#$Dict.$B$1];&quot;issues/&quot;;[.B783]);CONCATENATE(&quot;#&quot;;[.B783]));&quot;&quot;)">
            <text:p/>
          </table:table-cell>
          <table:table-cell table:style-name="ce27" table:formula="of:=IF(LEN([.F783])&gt;0;MAX([.D$3:.D782])+1;&quot;&quot;)">
            <text:p/>
          </table:table-cell>
          <table:table-cell table:style-name="ce29" table:formula="of:=IF(LEN([.D783])&gt;0;CONCATENATE([.$K$1];TEXT([.D7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3];[.$H$3:.$H$1000];1;0)" office:value-type="string" office:string-value="" calcext:value-type="error">
            <text:p>#N/D</text:p>
          </table:table-cell>
          <table:table-cell table:style-name="ce102" table:formula="of:=NOT(ISERROR([.R783]))" office:value-type="boolean" office:boolean-value="false" calcext:value-type="boolean">
            <text:p>FALSO</text:p>
          </table:table-cell>
          <table:table-cell/>
          <table:table-cell table:formula="of:=VLOOKUP([.$F783];[.$F$3:.$F782];1;0)" office:value-type="string" office:string-value="" calcext:value-type="error">
            <text:p>#N/D</text:p>
          </table:table-cell>
          <table:table-cell table:style-name="ce102" table:formula="of:=NOT(ISERROR([.U783]))" office:value-type="boolean" office:boolean-value="false" calcext:value-type="boolean">
            <text:p>FALSO</text:p>
          </table:table-cell>
          <table:table-cell table:formula="of:=VLOOKUP([.$F783];[.$F784:.$F$1000];1;0)" office:value-type="string" office:string-value="" calcext:value-type="error">
            <text:p>#N/D</text:p>
          </table:table-cell>
          <table:table-cell table:style-name="ce102" table:formula="of:=NOT(ISERROR([.W7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4])&gt;0;HYPERLINK(CONCATENATE(['file:///C:/Users/Txinto%20Vaz/Desktop/req_rees-core/uploading/RqUpload.ods'#$Dict.$B$1];&quot;issues/&quot;;[.B784]);CONCATENATE(&quot;#&quot;;[.B784]));&quot;&quot;)">
            <text:p/>
          </table:table-cell>
          <table:table-cell table:style-name="ce27" table:formula="of:=IF(LEN([.F784])&gt;0;MAX([.D$3:.D783])+1;&quot;&quot;)">
            <text:p/>
          </table:table-cell>
          <table:table-cell table:style-name="ce29" table:formula="of:=IF(LEN([.D784])&gt;0;CONCATENATE([.$K$1];TEXT([.D7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4];[.$H$3:.$H$1000];1;0)" office:value-type="string" office:string-value="" calcext:value-type="error">
            <text:p>#N/D</text:p>
          </table:table-cell>
          <table:table-cell table:style-name="ce102" table:formula="of:=NOT(ISERROR([.R784]))" office:value-type="boolean" office:boolean-value="false" calcext:value-type="boolean">
            <text:p>FALSO</text:p>
          </table:table-cell>
          <table:table-cell/>
          <table:table-cell table:formula="of:=VLOOKUP([.$F784];[.$F$3:.$F783];1;0)" office:value-type="string" office:string-value="" calcext:value-type="error">
            <text:p>#N/D</text:p>
          </table:table-cell>
          <table:table-cell table:style-name="ce102" table:formula="of:=NOT(ISERROR([.U784]))" office:value-type="boolean" office:boolean-value="false" calcext:value-type="boolean">
            <text:p>FALSO</text:p>
          </table:table-cell>
          <table:table-cell table:formula="of:=VLOOKUP([.$F784];[.$F785:.$F$1000];1;0)" office:value-type="string" office:string-value="" calcext:value-type="error">
            <text:p>#N/D</text:p>
          </table:table-cell>
          <table:table-cell table:style-name="ce102" table:formula="of:=NOT(ISERROR([.W7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5])&gt;0;HYPERLINK(CONCATENATE(['file:///C:/Users/Txinto%20Vaz/Desktop/req_rees-core/uploading/RqUpload.ods'#$Dict.$B$1];&quot;issues/&quot;;[.B785]);CONCATENATE(&quot;#&quot;;[.B785]));&quot;&quot;)">
            <text:p/>
          </table:table-cell>
          <table:table-cell table:style-name="ce27" table:formula="of:=IF(LEN([.F785])&gt;0;MAX([.D$3:.D784])+1;&quot;&quot;)">
            <text:p/>
          </table:table-cell>
          <table:table-cell table:style-name="ce29" table:formula="of:=IF(LEN([.D785])&gt;0;CONCATENATE([.$K$1];TEXT([.D7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5];[.$H$3:.$H$1000];1;0)" office:value-type="string" office:string-value="" calcext:value-type="error">
            <text:p>#N/D</text:p>
          </table:table-cell>
          <table:table-cell table:style-name="ce102" table:formula="of:=NOT(ISERROR([.R785]))" office:value-type="boolean" office:boolean-value="false" calcext:value-type="boolean">
            <text:p>FALSO</text:p>
          </table:table-cell>
          <table:table-cell/>
          <table:table-cell table:formula="of:=VLOOKUP([.$F785];[.$F$3:.$F784];1;0)" office:value-type="string" office:string-value="" calcext:value-type="error">
            <text:p>#N/D</text:p>
          </table:table-cell>
          <table:table-cell table:style-name="ce102" table:formula="of:=NOT(ISERROR([.U785]))" office:value-type="boolean" office:boolean-value="false" calcext:value-type="boolean">
            <text:p>FALSO</text:p>
          </table:table-cell>
          <table:table-cell table:formula="of:=VLOOKUP([.$F785];[.$F786:.$F$1000];1;0)" office:value-type="string" office:string-value="" calcext:value-type="error">
            <text:p>#N/D</text:p>
          </table:table-cell>
          <table:table-cell table:style-name="ce102" table:formula="of:=NOT(ISERROR([.W7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6])&gt;0;HYPERLINK(CONCATENATE(['file:///C:/Users/Txinto%20Vaz/Desktop/req_rees-core/uploading/RqUpload.ods'#$Dict.$B$1];&quot;issues/&quot;;[.B786]);CONCATENATE(&quot;#&quot;;[.B786]));&quot;&quot;)">
            <text:p/>
          </table:table-cell>
          <table:table-cell table:style-name="ce27" table:formula="of:=IF(LEN([.F786])&gt;0;MAX([.D$3:.D785])+1;&quot;&quot;)">
            <text:p/>
          </table:table-cell>
          <table:table-cell table:style-name="ce29" table:formula="of:=IF(LEN([.D786])&gt;0;CONCATENATE([.$K$1];TEXT([.D7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6];[.$H$3:.$H$1000];1;0)" office:value-type="string" office:string-value="" calcext:value-type="error">
            <text:p>#N/D</text:p>
          </table:table-cell>
          <table:table-cell table:style-name="ce102" table:formula="of:=NOT(ISERROR([.R786]))" office:value-type="boolean" office:boolean-value="false" calcext:value-type="boolean">
            <text:p>FALSO</text:p>
          </table:table-cell>
          <table:table-cell/>
          <table:table-cell table:formula="of:=VLOOKUP([.$F786];[.$F$3:.$F785];1;0)" office:value-type="string" office:string-value="" calcext:value-type="error">
            <text:p>#N/D</text:p>
          </table:table-cell>
          <table:table-cell table:style-name="ce102" table:formula="of:=NOT(ISERROR([.U786]))" office:value-type="boolean" office:boolean-value="false" calcext:value-type="boolean">
            <text:p>FALSO</text:p>
          </table:table-cell>
          <table:table-cell table:formula="of:=VLOOKUP([.$F786];[.$F787:.$F$1000];1;0)" office:value-type="string" office:string-value="" calcext:value-type="error">
            <text:p>#N/D</text:p>
          </table:table-cell>
          <table:table-cell table:style-name="ce102" table:formula="of:=NOT(ISERROR([.W7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7])&gt;0;HYPERLINK(CONCATENATE(['file:///C:/Users/Txinto%20Vaz/Desktop/req_rees-core/uploading/RqUpload.ods'#$Dict.$B$1];&quot;issues/&quot;;[.B787]);CONCATENATE(&quot;#&quot;;[.B787]));&quot;&quot;)">
            <text:p/>
          </table:table-cell>
          <table:table-cell table:style-name="ce27" table:formula="of:=IF(LEN([.F787])&gt;0;MAX([.D$3:.D786])+1;&quot;&quot;)">
            <text:p/>
          </table:table-cell>
          <table:table-cell table:style-name="ce29" table:formula="of:=IF(LEN([.D787])&gt;0;CONCATENATE([.$K$1];TEXT([.D7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7];[.$H$3:.$H$1000];1;0)" office:value-type="string" office:string-value="" calcext:value-type="error">
            <text:p>#N/D</text:p>
          </table:table-cell>
          <table:table-cell table:style-name="ce102" table:formula="of:=NOT(ISERROR([.R787]))" office:value-type="boolean" office:boolean-value="false" calcext:value-type="boolean">
            <text:p>FALSO</text:p>
          </table:table-cell>
          <table:table-cell/>
          <table:table-cell table:formula="of:=VLOOKUP([.$F787];[.$F$3:.$F786];1;0)" office:value-type="string" office:string-value="" calcext:value-type="error">
            <text:p>#N/D</text:p>
          </table:table-cell>
          <table:table-cell table:style-name="ce102" table:formula="of:=NOT(ISERROR([.U787]))" office:value-type="boolean" office:boolean-value="false" calcext:value-type="boolean">
            <text:p>FALSO</text:p>
          </table:table-cell>
          <table:table-cell table:formula="of:=VLOOKUP([.$F787];[.$F788:.$F$1000];1;0)" office:value-type="string" office:string-value="" calcext:value-type="error">
            <text:p>#N/D</text:p>
          </table:table-cell>
          <table:table-cell table:style-name="ce102" table:formula="of:=NOT(ISERROR([.W7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8])&gt;0;HYPERLINK(CONCATENATE(['file:///C:/Users/Txinto%20Vaz/Desktop/req_rees-core/uploading/RqUpload.ods'#$Dict.$B$1];&quot;issues/&quot;;[.B788]);CONCATENATE(&quot;#&quot;;[.B788]));&quot;&quot;)">
            <text:p/>
          </table:table-cell>
          <table:table-cell table:style-name="ce27" table:formula="of:=IF(LEN([.F788])&gt;0;MAX([.D$3:.D787])+1;&quot;&quot;)">
            <text:p/>
          </table:table-cell>
          <table:table-cell table:style-name="ce29" table:formula="of:=IF(LEN([.D788])&gt;0;CONCATENATE([.$K$1];TEXT([.D7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8];[.$H$3:.$H$1000];1;0)" office:value-type="string" office:string-value="" calcext:value-type="error">
            <text:p>#N/D</text:p>
          </table:table-cell>
          <table:table-cell table:style-name="ce102" table:formula="of:=NOT(ISERROR([.R788]))" office:value-type="boolean" office:boolean-value="false" calcext:value-type="boolean">
            <text:p>FALSO</text:p>
          </table:table-cell>
          <table:table-cell/>
          <table:table-cell table:formula="of:=VLOOKUP([.$F788];[.$F$3:.$F787];1;0)" office:value-type="string" office:string-value="" calcext:value-type="error">
            <text:p>#N/D</text:p>
          </table:table-cell>
          <table:table-cell table:style-name="ce102" table:formula="of:=NOT(ISERROR([.U788]))" office:value-type="boolean" office:boolean-value="false" calcext:value-type="boolean">
            <text:p>FALSO</text:p>
          </table:table-cell>
          <table:table-cell table:formula="of:=VLOOKUP([.$F788];[.$F789:.$F$1000];1;0)" office:value-type="string" office:string-value="" calcext:value-type="error">
            <text:p>#N/D</text:p>
          </table:table-cell>
          <table:table-cell table:style-name="ce102" table:formula="of:=NOT(ISERROR([.W7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89])&gt;0;HYPERLINK(CONCATENATE(['file:///C:/Users/Txinto%20Vaz/Desktop/req_rees-core/uploading/RqUpload.ods'#$Dict.$B$1];&quot;issues/&quot;;[.B789]);CONCATENATE(&quot;#&quot;;[.B789]));&quot;&quot;)">
            <text:p/>
          </table:table-cell>
          <table:table-cell table:style-name="ce27" table:formula="of:=IF(LEN([.F789])&gt;0;MAX([.D$3:.D788])+1;&quot;&quot;)">
            <text:p/>
          </table:table-cell>
          <table:table-cell table:style-name="ce29" table:formula="of:=IF(LEN([.D789])&gt;0;CONCATENATE([.$K$1];TEXT([.D7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9];[.$H$3:.$H$1000];1;0)" office:value-type="string" office:string-value="" calcext:value-type="error">
            <text:p>#N/D</text:p>
          </table:table-cell>
          <table:table-cell table:style-name="ce102" table:formula="of:=NOT(ISERROR([.R789]))" office:value-type="boolean" office:boolean-value="false" calcext:value-type="boolean">
            <text:p>FALSO</text:p>
          </table:table-cell>
          <table:table-cell/>
          <table:table-cell table:formula="of:=VLOOKUP([.$F789];[.$F$3:.$F788];1;0)" office:value-type="string" office:string-value="" calcext:value-type="error">
            <text:p>#N/D</text:p>
          </table:table-cell>
          <table:table-cell table:style-name="ce102" table:formula="of:=NOT(ISERROR([.U789]))" office:value-type="boolean" office:boolean-value="false" calcext:value-type="boolean">
            <text:p>FALSO</text:p>
          </table:table-cell>
          <table:table-cell table:formula="of:=VLOOKUP([.$F789];[.$F790:.$F$1000];1;0)" office:value-type="string" office:string-value="" calcext:value-type="error">
            <text:p>#N/D</text:p>
          </table:table-cell>
          <table:table-cell table:style-name="ce102" table:formula="of:=NOT(ISERROR([.W7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0])&gt;0;HYPERLINK(CONCATENATE(['file:///C:/Users/Txinto%20Vaz/Desktop/req_rees-core/uploading/RqUpload.ods'#$Dict.$B$1];&quot;issues/&quot;;[.B790]);CONCATENATE(&quot;#&quot;;[.B790]));&quot;&quot;)">
            <text:p/>
          </table:table-cell>
          <table:table-cell table:style-name="ce27" table:formula="of:=IF(LEN([.F790])&gt;0;MAX([.D$3:.D789])+1;&quot;&quot;)">
            <text:p/>
          </table:table-cell>
          <table:table-cell table:style-name="ce29" table:formula="of:=IF(LEN([.D790])&gt;0;CONCATENATE([.$K$1];TEXT([.D7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0];[.$H$3:.$H$1000];1;0)" office:value-type="string" office:string-value="" calcext:value-type="error">
            <text:p>#N/D</text:p>
          </table:table-cell>
          <table:table-cell table:style-name="ce102" table:formula="of:=NOT(ISERROR([.R790]))" office:value-type="boolean" office:boolean-value="false" calcext:value-type="boolean">
            <text:p>FALSO</text:p>
          </table:table-cell>
          <table:table-cell/>
          <table:table-cell table:formula="of:=VLOOKUP([.$F790];[.$F$3:.$F789];1;0)" office:value-type="string" office:string-value="" calcext:value-type="error">
            <text:p>#N/D</text:p>
          </table:table-cell>
          <table:table-cell table:style-name="ce102" table:formula="of:=NOT(ISERROR([.U790]))" office:value-type="boolean" office:boolean-value="false" calcext:value-type="boolean">
            <text:p>FALSO</text:p>
          </table:table-cell>
          <table:table-cell table:formula="of:=VLOOKUP([.$F790];[.$F791:.$F$1000];1;0)" office:value-type="string" office:string-value="" calcext:value-type="error">
            <text:p>#N/D</text:p>
          </table:table-cell>
          <table:table-cell table:style-name="ce102" table:formula="of:=NOT(ISERROR([.W7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1])&gt;0;HYPERLINK(CONCATENATE(['file:///C:/Users/Txinto%20Vaz/Desktop/req_rees-core/uploading/RqUpload.ods'#$Dict.$B$1];&quot;issues/&quot;;[.B791]);CONCATENATE(&quot;#&quot;;[.B791]));&quot;&quot;)">
            <text:p/>
          </table:table-cell>
          <table:table-cell table:style-name="ce27" table:formula="of:=IF(LEN([.F791])&gt;0;MAX([.D$3:.D790])+1;&quot;&quot;)">
            <text:p/>
          </table:table-cell>
          <table:table-cell table:style-name="ce29" table:formula="of:=IF(LEN([.D791])&gt;0;CONCATENATE([.$K$1];TEXT([.D7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1];[.$H$3:.$H$1000];1;0)" office:value-type="string" office:string-value="" calcext:value-type="error">
            <text:p>#N/D</text:p>
          </table:table-cell>
          <table:table-cell table:style-name="ce102" table:formula="of:=NOT(ISERROR([.R791]))" office:value-type="boolean" office:boolean-value="false" calcext:value-type="boolean">
            <text:p>FALSO</text:p>
          </table:table-cell>
          <table:table-cell/>
          <table:table-cell table:formula="of:=VLOOKUP([.$F791];[.$F$3:.$F790];1;0)" office:value-type="string" office:string-value="" calcext:value-type="error">
            <text:p>#N/D</text:p>
          </table:table-cell>
          <table:table-cell table:style-name="ce102" table:formula="of:=NOT(ISERROR([.U791]))" office:value-type="boolean" office:boolean-value="false" calcext:value-type="boolean">
            <text:p>FALSO</text:p>
          </table:table-cell>
          <table:table-cell table:formula="of:=VLOOKUP([.$F791];[.$F792:.$F$1000];1;0)" office:value-type="string" office:string-value="" calcext:value-type="error">
            <text:p>#N/D</text:p>
          </table:table-cell>
          <table:table-cell table:style-name="ce102" table:formula="of:=NOT(ISERROR([.W7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2])&gt;0;HYPERLINK(CONCATENATE(['file:///C:/Users/Txinto%20Vaz/Desktop/req_rees-core/uploading/RqUpload.ods'#$Dict.$B$1];&quot;issues/&quot;;[.B792]);CONCATENATE(&quot;#&quot;;[.B792]));&quot;&quot;)">
            <text:p/>
          </table:table-cell>
          <table:table-cell table:style-name="ce27" table:formula="of:=IF(LEN([.F792])&gt;0;MAX([.D$3:.D791])+1;&quot;&quot;)">
            <text:p/>
          </table:table-cell>
          <table:table-cell table:style-name="ce29" table:formula="of:=IF(LEN([.D792])&gt;0;CONCATENATE([.$K$1];TEXT([.D7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2];[.$H$3:.$H$1000];1;0)" office:value-type="string" office:string-value="" calcext:value-type="error">
            <text:p>#N/D</text:p>
          </table:table-cell>
          <table:table-cell table:style-name="ce102" table:formula="of:=NOT(ISERROR([.R792]))" office:value-type="boolean" office:boolean-value="false" calcext:value-type="boolean">
            <text:p>FALSO</text:p>
          </table:table-cell>
          <table:table-cell/>
          <table:table-cell table:formula="of:=VLOOKUP([.$F792];[.$F$3:.$F791];1;0)" office:value-type="string" office:string-value="" calcext:value-type="error">
            <text:p>#N/D</text:p>
          </table:table-cell>
          <table:table-cell table:style-name="ce102" table:formula="of:=NOT(ISERROR([.U792]))" office:value-type="boolean" office:boolean-value="false" calcext:value-type="boolean">
            <text:p>FALSO</text:p>
          </table:table-cell>
          <table:table-cell table:formula="of:=VLOOKUP([.$F792];[.$F793:.$F$1000];1;0)" office:value-type="string" office:string-value="" calcext:value-type="error">
            <text:p>#N/D</text:p>
          </table:table-cell>
          <table:table-cell table:style-name="ce102" table:formula="of:=NOT(ISERROR([.W7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3])&gt;0;HYPERLINK(CONCATENATE(['file:///C:/Users/Txinto%20Vaz/Desktop/req_rees-core/uploading/RqUpload.ods'#$Dict.$B$1];&quot;issues/&quot;;[.B793]);CONCATENATE(&quot;#&quot;;[.B793]));&quot;&quot;)">
            <text:p/>
          </table:table-cell>
          <table:table-cell table:style-name="ce27" table:formula="of:=IF(LEN([.F793])&gt;0;MAX([.D$3:.D792])+1;&quot;&quot;)">
            <text:p/>
          </table:table-cell>
          <table:table-cell table:style-name="ce29" table:formula="of:=IF(LEN([.D793])&gt;0;CONCATENATE([.$K$1];TEXT([.D7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3];[.$H$3:.$H$1000];1;0)" office:value-type="string" office:string-value="" calcext:value-type="error">
            <text:p>#N/D</text:p>
          </table:table-cell>
          <table:table-cell table:style-name="ce102" table:formula="of:=NOT(ISERROR([.R793]))" office:value-type="boolean" office:boolean-value="false" calcext:value-type="boolean">
            <text:p>FALSO</text:p>
          </table:table-cell>
          <table:table-cell/>
          <table:table-cell table:formula="of:=VLOOKUP([.$F793];[.$F$3:.$F792];1;0)" office:value-type="string" office:string-value="" calcext:value-type="error">
            <text:p>#N/D</text:p>
          </table:table-cell>
          <table:table-cell table:style-name="ce102" table:formula="of:=NOT(ISERROR([.U793]))" office:value-type="boolean" office:boolean-value="false" calcext:value-type="boolean">
            <text:p>FALSO</text:p>
          </table:table-cell>
          <table:table-cell table:formula="of:=VLOOKUP([.$F793];[.$F794:.$F$1000];1;0)" office:value-type="string" office:string-value="" calcext:value-type="error">
            <text:p>#N/D</text:p>
          </table:table-cell>
          <table:table-cell table:style-name="ce102" table:formula="of:=NOT(ISERROR([.W7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4])&gt;0;HYPERLINK(CONCATENATE(['file:///C:/Users/Txinto%20Vaz/Desktop/req_rees-core/uploading/RqUpload.ods'#$Dict.$B$1];&quot;issues/&quot;;[.B794]);CONCATENATE(&quot;#&quot;;[.B794]));&quot;&quot;)">
            <text:p/>
          </table:table-cell>
          <table:table-cell table:style-name="ce27" table:formula="of:=IF(LEN([.F794])&gt;0;MAX([.D$3:.D793])+1;&quot;&quot;)">
            <text:p/>
          </table:table-cell>
          <table:table-cell table:style-name="ce29" table:formula="of:=IF(LEN([.D794])&gt;0;CONCATENATE([.$K$1];TEXT([.D7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4];[.$H$3:.$H$1000];1;0)" office:value-type="string" office:string-value="" calcext:value-type="error">
            <text:p>#N/D</text:p>
          </table:table-cell>
          <table:table-cell table:style-name="ce102" table:formula="of:=NOT(ISERROR([.R794]))" office:value-type="boolean" office:boolean-value="false" calcext:value-type="boolean">
            <text:p>FALSO</text:p>
          </table:table-cell>
          <table:table-cell/>
          <table:table-cell table:formula="of:=VLOOKUP([.$F794];[.$F$3:.$F793];1;0)" office:value-type="string" office:string-value="" calcext:value-type="error">
            <text:p>#N/D</text:p>
          </table:table-cell>
          <table:table-cell table:style-name="ce102" table:formula="of:=NOT(ISERROR([.U794]))" office:value-type="boolean" office:boolean-value="false" calcext:value-type="boolean">
            <text:p>FALSO</text:p>
          </table:table-cell>
          <table:table-cell table:formula="of:=VLOOKUP([.$F794];[.$F795:.$F$1000];1;0)" office:value-type="string" office:string-value="" calcext:value-type="error">
            <text:p>#N/D</text:p>
          </table:table-cell>
          <table:table-cell table:style-name="ce102" table:formula="of:=NOT(ISERROR([.W7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5])&gt;0;HYPERLINK(CONCATENATE(['file:///C:/Users/Txinto%20Vaz/Desktop/req_rees-core/uploading/RqUpload.ods'#$Dict.$B$1];&quot;issues/&quot;;[.B795]);CONCATENATE(&quot;#&quot;;[.B795]));&quot;&quot;)">
            <text:p/>
          </table:table-cell>
          <table:table-cell table:style-name="ce27" table:formula="of:=IF(LEN([.F795])&gt;0;MAX([.D$3:.D794])+1;&quot;&quot;)">
            <text:p/>
          </table:table-cell>
          <table:table-cell table:style-name="ce29" table:formula="of:=IF(LEN([.D795])&gt;0;CONCATENATE([.$K$1];TEXT([.D7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5];[.$H$3:.$H$1000];1;0)" office:value-type="string" office:string-value="" calcext:value-type="error">
            <text:p>#N/D</text:p>
          </table:table-cell>
          <table:table-cell table:style-name="ce102" table:formula="of:=NOT(ISERROR([.R795]))" office:value-type="boolean" office:boolean-value="false" calcext:value-type="boolean">
            <text:p>FALSO</text:p>
          </table:table-cell>
          <table:table-cell/>
          <table:table-cell table:formula="of:=VLOOKUP([.$F795];[.$F$3:.$F794];1;0)" office:value-type="string" office:string-value="" calcext:value-type="error">
            <text:p>#N/D</text:p>
          </table:table-cell>
          <table:table-cell table:style-name="ce102" table:formula="of:=NOT(ISERROR([.U795]))" office:value-type="boolean" office:boolean-value="false" calcext:value-type="boolean">
            <text:p>FALSO</text:p>
          </table:table-cell>
          <table:table-cell table:formula="of:=VLOOKUP([.$F795];[.$F796:.$F$1000];1;0)" office:value-type="string" office:string-value="" calcext:value-type="error">
            <text:p>#N/D</text:p>
          </table:table-cell>
          <table:table-cell table:style-name="ce102" table:formula="of:=NOT(ISERROR([.W7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6])&gt;0;HYPERLINK(CONCATENATE(['file:///C:/Users/Txinto%20Vaz/Desktop/req_rees-core/uploading/RqUpload.ods'#$Dict.$B$1];&quot;issues/&quot;;[.B796]);CONCATENATE(&quot;#&quot;;[.B796]));&quot;&quot;)">
            <text:p/>
          </table:table-cell>
          <table:table-cell table:style-name="ce27" table:formula="of:=IF(LEN([.F796])&gt;0;MAX([.D$3:.D795])+1;&quot;&quot;)">
            <text:p/>
          </table:table-cell>
          <table:table-cell table:style-name="ce29" table:formula="of:=IF(LEN([.D796])&gt;0;CONCATENATE([.$K$1];TEXT([.D7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6];[.$H$3:.$H$1000];1;0)" office:value-type="string" office:string-value="" calcext:value-type="error">
            <text:p>#N/D</text:p>
          </table:table-cell>
          <table:table-cell table:style-name="ce102" table:formula="of:=NOT(ISERROR([.R796]))" office:value-type="boolean" office:boolean-value="false" calcext:value-type="boolean">
            <text:p>FALSO</text:p>
          </table:table-cell>
          <table:table-cell/>
          <table:table-cell table:formula="of:=VLOOKUP([.$F796];[.$F$3:.$F795];1;0)" office:value-type="string" office:string-value="" calcext:value-type="error">
            <text:p>#N/D</text:p>
          </table:table-cell>
          <table:table-cell table:style-name="ce102" table:formula="of:=NOT(ISERROR([.U796]))" office:value-type="boolean" office:boolean-value="false" calcext:value-type="boolean">
            <text:p>FALSO</text:p>
          </table:table-cell>
          <table:table-cell table:formula="of:=VLOOKUP([.$F796];[.$F797:.$F$1000];1;0)" office:value-type="string" office:string-value="" calcext:value-type="error">
            <text:p>#N/D</text:p>
          </table:table-cell>
          <table:table-cell table:style-name="ce102" table:formula="of:=NOT(ISERROR([.W7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7])&gt;0;HYPERLINK(CONCATENATE(['file:///C:/Users/Txinto%20Vaz/Desktop/req_rees-core/uploading/RqUpload.ods'#$Dict.$B$1];&quot;issues/&quot;;[.B797]);CONCATENATE(&quot;#&quot;;[.B797]));&quot;&quot;)">
            <text:p/>
          </table:table-cell>
          <table:table-cell table:style-name="ce27" table:formula="of:=IF(LEN([.F797])&gt;0;MAX([.D$3:.D796])+1;&quot;&quot;)">
            <text:p/>
          </table:table-cell>
          <table:table-cell table:style-name="ce29" table:formula="of:=IF(LEN([.D797])&gt;0;CONCATENATE([.$K$1];TEXT([.D7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7];[.$H$3:.$H$1000];1;0)" office:value-type="string" office:string-value="" calcext:value-type="error">
            <text:p>#N/D</text:p>
          </table:table-cell>
          <table:table-cell table:style-name="ce102" table:formula="of:=NOT(ISERROR([.R797]))" office:value-type="boolean" office:boolean-value="false" calcext:value-type="boolean">
            <text:p>FALSO</text:p>
          </table:table-cell>
          <table:table-cell/>
          <table:table-cell table:formula="of:=VLOOKUP([.$F797];[.$F$3:.$F796];1;0)" office:value-type="string" office:string-value="" calcext:value-type="error">
            <text:p>#N/D</text:p>
          </table:table-cell>
          <table:table-cell table:style-name="ce102" table:formula="of:=NOT(ISERROR([.U797]))" office:value-type="boolean" office:boolean-value="false" calcext:value-type="boolean">
            <text:p>FALSO</text:p>
          </table:table-cell>
          <table:table-cell table:formula="of:=VLOOKUP([.$F797];[.$F798:.$F$1000];1;0)" office:value-type="string" office:string-value="" calcext:value-type="error">
            <text:p>#N/D</text:p>
          </table:table-cell>
          <table:table-cell table:style-name="ce102" table:formula="of:=NOT(ISERROR([.W7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8])&gt;0;HYPERLINK(CONCATENATE(['file:///C:/Users/Txinto%20Vaz/Desktop/req_rees-core/uploading/RqUpload.ods'#$Dict.$B$1];&quot;issues/&quot;;[.B798]);CONCATENATE(&quot;#&quot;;[.B798]));&quot;&quot;)">
            <text:p/>
          </table:table-cell>
          <table:table-cell table:style-name="ce27" table:formula="of:=IF(LEN([.F798])&gt;0;MAX([.D$3:.D797])+1;&quot;&quot;)">
            <text:p/>
          </table:table-cell>
          <table:table-cell table:style-name="ce29" table:formula="of:=IF(LEN([.D798])&gt;0;CONCATENATE([.$K$1];TEXT([.D7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8];[.$H$3:.$H$1000];1;0)" office:value-type="string" office:string-value="" calcext:value-type="error">
            <text:p>#N/D</text:p>
          </table:table-cell>
          <table:table-cell table:style-name="ce102" table:formula="of:=NOT(ISERROR([.R798]))" office:value-type="boolean" office:boolean-value="false" calcext:value-type="boolean">
            <text:p>FALSO</text:p>
          </table:table-cell>
          <table:table-cell/>
          <table:table-cell table:formula="of:=VLOOKUP([.$F798];[.$F$3:.$F797];1;0)" office:value-type="string" office:string-value="" calcext:value-type="error">
            <text:p>#N/D</text:p>
          </table:table-cell>
          <table:table-cell table:style-name="ce102" table:formula="of:=NOT(ISERROR([.U798]))" office:value-type="boolean" office:boolean-value="false" calcext:value-type="boolean">
            <text:p>FALSO</text:p>
          </table:table-cell>
          <table:table-cell table:formula="of:=VLOOKUP([.$F798];[.$F799:.$F$1000];1;0)" office:value-type="string" office:string-value="" calcext:value-type="error">
            <text:p>#N/D</text:p>
          </table:table-cell>
          <table:table-cell table:style-name="ce102" table:formula="of:=NOT(ISERROR([.W7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799])&gt;0;HYPERLINK(CONCATENATE(['file:///C:/Users/Txinto%20Vaz/Desktop/req_rees-core/uploading/RqUpload.ods'#$Dict.$B$1];&quot;issues/&quot;;[.B799]);CONCATENATE(&quot;#&quot;;[.B799]));&quot;&quot;)">
            <text:p/>
          </table:table-cell>
          <table:table-cell table:style-name="ce27" table:formula="of:=IF(LEN([.F799])&gt;0;MAX([.D$3:.D798])+1;&quot;&quot;)">
            <text:p/>
          </table:table-cell>
          <table:table-cell table:style-name="ce29" table:formula="of:=IF(LEN([.D799])&gt;0;CONCATENATE([.$K$1];TEXT([.D7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9];[.$H$3:.$H$1000];1;0)" office:value-type="string" office:string-value="" calcext:value-type="error">
            <text:p>#N/D</text:p>
          </table:table-cell>
          <table:table-cell table:style-name="ce102" table:formula="of:=NOT(ISERROR([.R799]))" office:value-type="boolean" office:boolean-value="false" calcext:value-type="boolean">
            <text:p>FALSO</text:p>
          </table:table-cell>
          <table:table-cell/>
          <table:table-cell table:formula="of:=VLOOKUP([.$F799];[.$F$3:.$F798];1;0)" office:value-type="string" office:string-value="" calcext:value-type="error">
            <text:p>#N/D</text:p>
          </table:table-cell>
          <table:table-cell table:style-name="ce102" table:formula="of:=NOT(ISERROR([.U799]))" office:value-type="boolean" office:boolean-value="false" calcext:value-type="boolean">
            <text:p>FALSO</text:p>
          </table:table-cell>
          <table:table-cell table:formula="of:=VLOOKUP([.$F799];[.$F800:.$F$1000];1;0)" office:value-type="string" office:string-value="" calcext:value-type="error">
            <text:p>#N/D</text:p>
          </table:table-cell>
          <table:table-cell table:style-name="ce102" table:formula="of:=NOT(ISERROR([.W7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0])&gt;0;HYPERLINK(CONCATENATE(['file:///C:/Users/Txinto%20Vaz/Desktop/req_rees-core/uploading/RqUpload.ods'#$Dict.$B$1];&quot;issues/&quot;;[.B800]);CONCATENATE(&quot;#&quot;;[.B800]));&quot;&quot;)">
            <text:p/>
          </table:table-cell>
          <table:table-cell table:style-name="ce27" table:formula="of:=IF(LEN([.F800])&gt;0;MAX([.D$3:.D799])+1;&quot;&quot;)">
            <text:p/>
          </table:table-cell>
          <table:table-cell table:style-name="ce29" table:formula="of:=IF(LEN([.D800])&gt;0;CONCATENATE([.$K$1];TEXT([.D8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0];[.$H$3:.$H$1000];1;0)" office:value-type="string" office:string-value="" calcext:value-type="error">
            <text:p>#N/D</text:p>
          </table:table-cell>
          <table:table-cell table:style-name="ce102" table:formula="of:=NOT(ISERROR([.R800]))" office:value-type="boolean" office:boolean-value="false" calcext:value-type="boolean">
            <text:p>FALSO</text:p>
          </table:table-cell>
          <table:table-cell/>
          <table:table-cell table:formula="of:=VLOOKUP([.$F800];[.$F$3:.$F799];1;0)" office:value-type="string" office:string-value="" calcext:value-type="error">
            <text:p>#N/D</text:p>
          </table:table-cell>
          <table:table-cell table:style-name="ce102" table:formula="of:=NOT(ISERROR([.U800]))" office:value-type="boolean" office:boolean-value="false" calcext:value-type="boolean">
            <text:p>FALSO</text:p>
          </table:table-cell>
          <table:table-cell table:formula="of:=VLOOKUP([.$F800];[.$F801:.$F$1000];1;0)" office:value-type="string" office:string-value="" calcext:value-type="error">
            <text:p>#N/D</text:p>
          </table:table-cell>
          <table:table-cell table:style-name="ce102" table:formula="of:=NOT(ISERROR([.W8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1])&gt;0;HYPERLINK(CONCATENATE(['file:///C:/Users/Txinto%20Vaz/Desktop/req_rees-core/uploading/RqUpload.ods'#$Dict.$B$1];&quot;issues/&quot;;[.B801]);CONCATENATE(&quot;#&quot;;[.B801]));&quot;&quot;)">
            <text:p/>
          </table:table-cell>
          <table:table-cell table:style-name="ce27" table:formula="of:=IF(LEN([.F801])&gt;0;MAX([.D$3:.D800])+1;&quot;&quot;)">
            <text:p/>
          </table:table-cell>
          <table:table-cell table:style-name="ce29" table:formula="of:=IF(LEN([.D801])&gt;0;CONCATENATE([.$K$1];TEXT([.D8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1];[.$H$3:.$H$1000];1;0)" office:value-type="string" office:string-value="" calcext:value-type="error">
            <text:p>#N/D</text:p>
          </table:table-cell>
          <table:table-cell table:style-name="ce102" table:formula="of:=NOT(ISERROR([.R801]))" office:value-type="boolean" office:boolean-value="false" calcext:value-type="boolean">
            <text:p>FALSO</text:p>
          </table:table-cell>
          <table:table-cell/>
          <table:table-cell table:formula="of:=VLOOKUP([.$F801];[.$F$3:.$F800];1;0)" office:value-type="string" office:string-value="" calcext:value-type="error">
            <text:p>#N/D</text:p>
          </table:table-cell>
          <table:table-cell table:style-name="ce102" table:formula="of:=NOT(ISERROR([.U801]))" office:value-type="boolean" office:boolean-value="false" calcext:value-type="boolean">
            <text:p>FALSO</text:p>
          </table:table-cell>
          <table:table-cell table:formula="of:=VLOOKUP([.$F801];[.$F802:.$F$1000];1;0)" office:value-type="string" office:string-value="" calcext:value-type="error">
            <text:p>#N/D</text:p>
          </table:table-cell>
          <table:table-cell table:style-name="ce102" table:formula="of:=NOT(ISERROR([.W8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2])&gt;0;HYPERLINK(CONCATENATE(['file:///C:/Users/Txinto%20Vaz/Desktop/req_rees-core/uploading/RqUpload.ods'#$Dict.$B$1];&quot;issues/&quot;;[.B802]);CONCATENATE(&quot;#&quot;;[.B802]));&quot;&quot;)">
            <text:p/>
          </table:table-cell>
          <table:table-cell table:style-name="ce27" table:formula="of:=IF(LEN([.F802])&gt;0;MAX([.D$3:.D801])+1;&quot;&quot;)">
            <text:p/>
          </table:table-cell>
          <table:table-cell table:style-name="ce29" table:formula="of:=IF(LEN([.D802])&gt;0;CONCATENATE([.$K$1];TEXT([.D8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2];[.$H$3:.$H$1000];1;0)" office:value-type="string" office:string-value="" calcext:value-type="error">
            <text:p>#N/D</text:p>
          </table:table-cell>
          <table:table-cell table:style-name="ce102" table:formula="of:=NOT(ISERROR([.R802]))" office:value-type="boolean" office:boolean-value="false" calcext:value-type="boolean">
            <text:p>FALSO</text:p>
          </table:table-cell>
          <table:table-cell/>
          <table:table-cell table:formula="of:=VLOOKUP([.$F802];[.$F$3:.$F801];1;0)" office:value-type="string" office:string-value="" calcext:value-type="error">
            <text:p>#N/D</text:p>
          </table:table-cell>
          <table:table-cell table:style-name="ce102" table:formula="of:=NOT(ISERROR([.U802]))" office:value-type="boolean" office:boolean-value="false" calcext:value-type="boolean">
            <text:p>FALSO</text:p>
          </table:table-cell>
          <table:table-cell table:formula="of:=VLOOKUP([.$F802];[.$F803:.$F$1000];1;0)" office:value-type="string" office:string-value="" calcext:value-type="error">
            <text:p>#N/D</text:p>
          </table:table-cell>
          <table:table-cell table:style-name="ce102" table:formula="of:=NOT(ISERROR([.W8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3])&gt;0;HYPERLINK(CONCATENATE(['file:///C:/Users/Txinto%20Vaz/Desktop/req_rees-core/uploading/RqUpload.ods'#$Dict.$B$1];&quot;issues/&quot;;[.B803]);CONCATENATE(&quot;#&quot;;[.B803]));&quot;&quot;)">
            <text:p/>
          </table:table-cell>
          <table:table-cell table:style-name="ce27" table:formula="of:=IF(LEN([.F803])&gt;0;MAX([.D$3:.D802])+1;&quot;&quot;)">
            <text:p/>
          </table:table-cell>
          <table:table-cell table:style-name="ce29" table:formula="of:=IF(LEN([.D803])&gt;0;CONCATENATE([.$K$1];TEXT([.D8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3];[.$H$3:.$H$1000];1;0)" office:value-type="string" office:string-value="" calcext:value-type="error">
            <text:p>#N/D</text:p>
          </table:table-cell>
          <table:table-cell table:style-name="ce102" table:formula="of:=NOT(ISERROR([.R803]))" office:value-type="boolean" office:boolean-value="false" calcext:value-type="boolean">
            <text:p>FALSO</text:p>
          </table:table-cell>
          <table:table-cell/>
          <table:table-cell table:formula="of:=VLOOKUP([.$F803];[.$F$3:.$F802];1;0)" office:value-type="string" office:string-value="" calcext:value-type="error">
            <text:p>#N/D</text:p>
          </table:table-cell>
          <table:table-cell table:style-name="ce102" table:formula="of:=NOT(ISERROR([.U803]))" office:value-type="boolean" office:boolean-value="false" calcext:value-type="boolean">
            <text:p>FALSO</text:p>
          </table:table-cell>
          <table:table-cell table:formula="of:=VLOOKUP([.$F803];[.$F804:.$F$1000];1;0)" office:value-type="string" office:string-value="" calcext:value-type="error">
            <text:p>#N/D</text:p>
          </table:table-cell>
          <table:table-cell table:style-name="ce102" table:formula="of:=NOT(ISERROR([.W8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4])&gt;0;HYPERLINK(CONCATENATE(['file:///C:/Users/Txinto%20Vaz/Desktop/req_rees-core/uploading/RqUpload.ods'#$Dict.$B$1];&quot;issues/&quot;;[.B804]);CONCATENATE(&quot;#&quot;;[.B804]));&quot;&quot;)">
            <text:p/>
          </table:table-cell>
          <table:table-cell table:style-name="ce27" table:formula="of:=IF(LEN([.F804])&gt;0;MAX([.D$3:.D803])+1;&quot;&quot;)">
            <text:p/>
          </table:table-cell>
          <table:table-cell table:style-name="ce29" table:formula="of:=IF(LEN([.D804])&gt;0;CONCATENATE([.$K$1];TEXT([.D8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4];[.$H$3:.$H$1000];1;0)" office:value-type="string" office:string-value="" calcext:value-type="error">
            <text:p>#N/D</text:p>
          </table:table-cell>
          <table:table-cell table:style-name="ce102" table:formula="of:=NOT(ISERROR([.R804]))" office:value-type="boolean" office:boolean-value="false" calcext:value-type="boolean">
            <text:p>FALSO</text:p>
          </table:table-cell>
          <table:table-cell/>
          <table:table-cell table:formula="of:=VLOOKUP([.$F804];[.$F$3:.$F803];1;0)" office:value-type="string" office:string-value="" calcext:value-type="error">
            <text:p>#N/D</text:p>
          </table:table-cell>
          <table:table-cell table:style-name="ce102" table:formula="of:=NOT(ISERROR([.U804]))" office:value-type="boolean" office:boolean-value="false" calcext:value-type="boolean">
            <text:p>FALSO</text:p>
          </table:table-cell>
          <table:table-cell table:formula="of:=VLOOKUP([.$F804];[.$F805:.$F$1000];1;0)" office:value-type="string" office:string-value="" calcext:value-type="error">
            <text:p>#N/D</text:p>
          </table:table-cell>
          <table:table-cell table:style-name="ce102" table:formula="of:=NOT(ISERROR([.W8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5])&gt;0;HYPERLINK(CONCATENATE(['file:///C:/Users/Txinto%20Vaz/Desktop/req_rees-core/uploading/RqUpload.ods'#$Dict.$B$1];&quot;issues/&quot;;[.B805]);CONCATENATE(&quot;#&quot;;[.B805]));&quot;&quot;)">
            <text:p/>
          </table:table-cell>
          <table:table-cell table:style-name="ce27" table:formula="of:=IF(LEN([.F805])&gt;0;MAX([.D$3:.D804])+1;&quot;&quot;)">
            <text:p/>
          </table:table-cell>
          <table:table-cell table:style-name="ce29" table:formula="of:=IF(LEN([.D805])&gt;0;CONCATENATE([.$K$1];TEXT([.D8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5];[.$H$3:.$H$1000];1;0)" office:value-type="string" office:string-value="" calcext:value-type="error">
            <text:p>#N/D</text:p>
          </table:table-cell>
          <table:table-cell table:style-name="ce102" table:formula="of:=NOT(ISERROR([.R805]))" office:value-type="boolean" office:boolean-value="false" calcext:value-type="boolean">
            <text:p>FALSO</text:p>
          </table:table-cell>
          <table:table-cell/>
          <table:table-cell table:formula="of:=VLOOKUP([.$F805];[.$F$3:.$F804];1;0)" office:value-type="string" office:string-value="" calcext:value-type="error">
            <text:p>#N/D</text:p>
          </table:table-cell>
          <table:table-cell table:style-name="ce102" table:formula="of:=NOT(ISERROR([.U805]))" office:value-type="boolean" office:boolean-value="false" calcext:value-type="boolean">
            <text:p>FALSO</text:p>
          </table:table-cell>
          <table:table-cell table:formula="of:=VLOOKUP([.$F805];[.$F806:.$F$1000];1;0)" office:value-type="string" office:string-value="" calcext:value-type="error">
            <text:p>#N/D</text:p>
          </table:table-cell>
          <table:table-cell table:style-name="ce102" table:formula="of:=NOT(ISERROR([.W8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6])&gt;0;HYPERLINK(CONCATENATE(['file:///C:/Users/Txinto%20Vaz/Desktop/req_rees-core/uploading/RqUpload.ods'#$Dict.$B$1];&quot;issues/&quot;;[.B806]);CONCATENATE(&quot;#&quot;;[.B806]));&quot;&quot;)">
            <text:p/>
          </table:table-cell>
          <table:table-cell table:style-name="ce27" table:formula="of:=IF(LEN([.F806])&gt;0;MAX([.D$3:.D805])+1;&quot;&quot;)">
            <text:p/>
          </table:table-cell>
          <table:table-cell table:style-name="ce29" table:formula="of:=IF(LEN([.D806])&gt;0;CONCATENATE([.$K$1];TEXT([.D8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6];[.$H$3:.$H$1000];1;0)" office:value-type="string" office:string-value="" calcext:value-type="error">
            <text:p>#N/D</text:p>
          </table:table-cell>
          <table:table-cell table:style-name="ce102" table:formula="of:=NOT(ISERROR([.R806]))" office:value-type="boolean" office:boolean-value="false" calcext:value-type="boolean">
            <text:p>FALSO</text:p>
          </table:table-cell>
          <table:table-cell/>
          <table:table-cell table:formula="of:=VLOOKUP([.$F806];[.$F$3:.$F805];1;0)" office:value-type="string" office:string-value="" calcext:value-type="error">
            <text:p>#N/D</text:p>
          </table:table-cell>
          <table:table-cell table:style-name="ce102" table:formula="of:=NOT(ISERROR([.U806]))" office:value-type="boolean" office:boolean-value="false" calcext:value-type="boolean">
            <text:p>FALSO</text:p>
          </table:table-cell>
          <table:table-cell table:formula="of:=VLOOKUP([.$F806];[.$F807:.$F$1000];1;0)" office:value-type="string" office:string-value="" calcext:value-type="error">
            <text:p>#N/D</text:p>
          </table:table-cell>
          <table:table-cell table:style-name="ce102" table:formula="of:=NOT(ISERROR([.W8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7])&gt;0;HYPERLINK(CONCATENATE(['file:///C:/Users/Txinto%20Vaz/Desktop/req_rees-core/uploading/RqUpload.ods'#$Dict.$B$1];&quot;issues/&quot;;[.B807]);CONCATENATE(&quot;#&quot;;[.B807]));&quot;&quot;)">
            <text:p/>
          </table:table-cell>
          <table:table-cell table:style-name="ce27" table:formula="of:=IF(LEN([.F807])&gt;0;MAX([.D$3:.D806])+1;&quot;&quot;)">
            <text:p/>
          </table:table-cell>
          <table:table-cell table:style-name="ce29" table:formula="of:=IF(LEN([.D807])&gt;0;CONCATENATE([.$K$1];TEXT([.D8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7];[.$H$3:.$H$1000];1;0)" office:value-type="string" office:string-value="" calcext:value-type="error">
            <text:p>#N/D</text:p>
          </table:table-cell>
          <table:table-cell table:style-name="ce102" table:formula="of:=NOT(ISERROR([.R807]))" office:value-type="boolean" office:boolean-value="false" calcext:value-type="boolean">
            <text:p>FALSO</text:p>
          </table:table-cell>
          <table:table-cell/>
          <table:table-cell table:formula="of:=VLOOKUP([.$F807];[.$F$3:.$F806];1;0)" office:value-type="string" office:string-value="" calcext:value-type="error">
            <text:p>#N/D</text:p>
          </table:table-cell>
          <table:table-cell table:style-name="ce102" table:formula="of:=NOT(ISERROR([.U807]))" office:value-type="boolean" office:boolean-value="false" calcext:value-type="boolean">
            <text:p>FALSO</text:p>
          </table:table-cell>
          <table:table-cell table:formula="of:=VLOOKUP([.$F807];[.$F808:.$F$1000];1;0)" office:value-type="string" office:string-value="" calcext:value-type="error">
            <text:p>#N/D</text:p>
          </table:table-cell>
          <table:table-cell table:style-name="ce102" table:formula="of:=NOT(ISERROR([.W8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8])&gt;0;HYPERLINK(CONCATENATE(['file:///C:/Users/Txinto%20Vaz/Desktop/req_rees-core/uploading/RqUpload.ods'#$Dict.$B$1];&quot;issues/&quot;;[.B808]);CONCATENATE(&quot;#&quot;;[.B808]));&quot;&quot;)">
            <text:p/>
          </table:table-cell>
          <table:table-cell table:style-name="ce27" table:formula="of:=IF(LEN([.F808])&gt;0;MAX([.D$3:.D807])+1;&quot;&quot;)">
            <text:p/>
          </table:table-cell>
          <table:table-cell table:style-name="ce29" table:formula="of:=IF(LEN([.D808])&gt;0;CONCATENATE([.$K$1];TEXT([.D8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8];[.$H$3:.$H$1000];1;0)" office:value-type="string" office:string-value="" calcext:value-type="error">
            <text:p>#N/D</text:p>
          </table:table-cell>
          <table:table-cell table:style-name="ce102" table:formula="of:=NOT(ISERROR([.R808]))" office:value-type="boolean" office:boolean-value="false" calcext:value-type="boolean">
            <text:p>FALSO</text:p>
          </table:table-cell>
          <table:table-cell/>
          <table:table-cell table:formula="of:=VLOOKUP([.$F808];[.$F$3:.$F807];1;0)" office:value-type="string" office:string-value="" calcext:value-type="error">
            <text:p>#N/D</text:p>
          </table:table-cell>
          <table:table-cell table:style-name="ce102" table:formula="of:=NOT(ISERROR([.U808]))" office:value-type="boolean" office:boolean-value="false" calcext:value-type="boolean">
            <text:p>FALSO</text:p>
          </table:table-cell>
          <table:table-cell table:formula="of:=VLOOKUP([.$F808];[.$F809:.$F$1000];1;0)" office:value-type="string" office:string-value="" calcext:value-type="error">
            <text:p>#N/D</text:p>
          </table:table-cell>
          <table:table-cell table:style-name="ce102" table:formula="of:=NOT(ISERROR([.W8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09])&gt;0;HYPERLINK(CONCATENATE(['file:///C:/Users/Txinto%20Vaz/Desktop/req_rees-core/uploading/RqUpload.ods'#$Dict.$B$1];&quot;issues/&quot;;[.B809]);CONCATENATE(&quot;#&quot;;[.B809]));&quot;&quot;)">
            <text:p/>
          </table:table-cell>
          <table:table-cell table:style-name="ce27" table:formula="of:=IF(LEN([.F809])&gt;0;MAX([.D$3:.D808])+1;&quot;&quot;)">
            <text:p/>
          </table:table-cell>
          <table:table-cell table:style-name="ce29" table:formula="of:=IF(LEN([.D809])&gt;0;CONCATENATE([.$K$1];TEXT([.D8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9];[.$H$3:.$H$1000];1;0)" office:value-type="string" office:string-value="" calcext:value-type="error">
            <text:p>#N/D</text:p>
          </table:table-cell>
          <table:table-cell table:style-name="ce102" table:formula="of:=NOT(ISERROR([.R809]))" office:value-type="boolean" office:boolean-value="false" calcext:value-type="boolean">
            <text:p>FALSO</text:p>
          </table:table-cell>
          <table:table-cell/>
          <table:table-cell table:formula="of:=VLOOKUP([.$F809];[.$F$3:.$F808];1;0)" office:value-type="string" office:string-value="" calcext:value-type="error">
            <text:p>#N/D</text:p>
          </table:table-cell>
          <table:table-cell table:style-name="ce102" table:formula="of:=NOT(ISERROR([.U809]))" office:value-type="boolean" office:boolean-value="false" calcext:value-type="boolean">
            <text:p>FALSO</text:p>
          </table:table-cell>
          <table:table-cell table:formula="of:=VLOOKUP([.$F809];[.$F810:.$F$1000];1;0)" office:value-type="string" office:string-value="" calcext:value-type="error">
            <text:p>#N/D</text:p>
          </table:table-cell>
          <table:table-cell table:style-name="ce102" table:formula="of:=NOT(ISERROR([.W8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0])&gt;0;HYPERLINK(CONCATENATE(['file:///C:/Users/Txinto%20Vaz/Desktop/req_rees-core/uploading/RqUpload.ods'#$Dict.$B$1];&quot;issues/&quot;;[.B810]);CONCATENATE(&quot;#&quot;;[.B810]));&quot;&quot;)">
            <text:p/>
          </table:table-cell>
          <table:table-cell table:style-name="ce27" table:formula="of:=IF(LEN([.F810])&gt;0;MAX([.D$3:.D809])+1;&quot;&quot;)">
            <text:p/>
          </table:table-cell>
          <table:table-cell table:style-name="ce29" table:formula="of:=IF(LEN([.D810])&gt;0;CONCATENATE([.$K$1];TEXT([.D8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0];[.$H$3:.$H$1000];1;0)" office:value-type="string" office:string-value="" calcext:value-type="error">
            <text:p>#N/D</text:p>
          </table:table-cell>
          <table:table-cell table:style-name="ce102" table:formula="of:=NOT(ISERROR([.R810]))" office:value-type="boolean" office:boolean-value="false" calcext:value-type="boolean">
            <text:p>FALSO</text:p>
          </table:table-cell>
          <table:table-cell/>
          <table:table-cell table:formula="of:=VLOOKUP([.$F810];[.$F$3:.$F809];1;0)" office:value-type="string" office:string-value="" calcext:value-type="error">
            <text:p>#N/D</text:p>
          </table:table-cell>
          <table:table-cell table:style-name="ce102" table:formula="of:=NOT(ISERROR([.U810]))" office:value-type="boolean" office:boolean-value="false" calcext:value-type="boolean">
            <text:p>FALSO</text:p>
          </table:table-cell>
          <table:table-cell table:formula="of:=VLOOKUP([.$F810];[.$F811:.$F$1000];1;0)" office:value-type="string" office:string-value="" calcext:value-type="error">
            <text:p>#N/D</text:p>
          </table:table-cell>
          <table:table-cell table:style-name="ce102" table:formula="of:=NOT(ISERROR([.W8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1])&gt;0;HYPERLINK(CONCATENATE(['file:///C:/Users/Txinto%20Vaz/Desktop/req_rees-core/uploading/RqUpload.ods'#$Dict.$B$1];&quot;issues/&quot;;[.B811]);CONCATENATE(&quot;#&quot;;[.B811]));&quot;&quot;)">
            <text:p/>
          </table:table-cell>
          <table:table-cell table:style-name="ce27" table:formula="of:=IF(LEN([.F811])&gt;0;MAX([.D$3:.D810])+1;&quot;&quot;)">
            <text:p/>
          </table:table-cell>
          <table:table-cell table:style-name="ce29" table:formula="of:=IF(LEN([.D811])&gt;0;CONCATENATE([.$K$1];TEXT([.D8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1];[.$H$3:.$H$1000];1;0)" office:value-type="string" office:string-value="" calcext:value-type="error">
            <text:p>#N/D</text:p>
          </table:table-cell>
          <table:table-cell table:style-name="ce102" table:formula="of:=NOT(ISERROR([.R811]))" office:value-type="boolean" office:boolean-value="false" calcext:value-type="boolean">
            <text:p>FALSO</text:p>
          </table:table-cell>
          <table:table-cell/>
          <table:table-cell table:formula="of:=VLOOKUP([.$F811];[.$F$3:.$F810];1;0)" office:value-type="string" office:string-value="" calcext:value-type="error">
            <text:p>#N/D</text:p>
          </table:table-cell>
          <table:table-cell table:style-name="ce102" table:formula="of:=NOT(ISERROR([.U811]))" office:value-type="boolean" office:boolean-value="false" calcext:value-type="boolean">
            <text:p>FALSO</text:p>
          </table:table-cell>
          <table:table-cell table:formula="of:=VLOOKUP([.$F811];[.$F812:.$F$1000];1;0)" office:value-type="string" office:string-value="" calcext:value-type="error">
            <text:p>#N/D</text:p>
          </table:table-cell>
          <table:table-cell table:style-name="ce102" table:formula="of:=NOT(ISERROR([.W8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2])&gt;0;HYPERLINK(CONCATENATE(['file:///C:/Users/Txinto%20Vaz/Desktop/req_rees-core/uploading/RqUpload.ods'#$Dict.$B$1];&quot;issues/&quot;;[.B812]);CONCATENATE(&quot;#&quot;;[.B812]));&quot;&quot;)">
            <text:p/>
          </table:table-cell>
          <table:table-cell table:style-name="ce27" table:formula="of:=IF(LEN([.F812])&gt;0;MAX([.D$3:.D811])+1;&quot;&quot;)">
            <text:p/>
          </table:table-cell>
          <table:table-cell table:style-name="ce29" table:formula="of:=IF(LEN([.D812])&gt;0;CONCATENATE([.$K$1];TEXT([.D8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2];[.$H$3:.$H$1000];1;0)" office:value-type="string" office:string-value="" calcext:value-type="error">
            <text:p>#N/D</text:p>
          </table:table-cell>
          <table:table-cell table:style-name="ce102" table:formula="of:=NOT(ISERROR([.R812]))" office:value-type="boolean" office:boolean-value="false" calcext:value-type="boolean">
            <text:p>FALSO</text:p>
          </table:table-cell>
          <table:table-cell/>
          <table:table-cell table:formula="of:=VLOOKUP([.$F812];[.$F$3:.$F811];1;0)" office:value-type="string" office:string-value="" calcext:value-type="error">
            <text:p>#N/D</text:p>
          </table:table-cell>
          <table:table-cell table:style-name="ce102" table:formula="of:=NOT(ISERROR([.U812]))" office:value-type="boolean" office:boolean-value="false" calcext:value-type="boolean">
            <text:p>FALSO</text:p>
          </table:table-cell>
          <table:table-cell table:formula="of:=VLOOKUP([.$F812];[.$F813:.$F$1000];1;0)" office:value-type="string" office:string-value="" calcext:value-type="error">
            <text:p>#N/D</text:p>
          </table:table-cell>
          <table:table-cell table:style-name="ce102" table:formula="of:=NOT(ISERROR([.W8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3])&gt;0;HYPERLINK(CONCATENATE(['file:///C:/Users/Txinto%20Vaz/Desktop/req_rees-core/uploading/RqUpload.ods'#$Dict.$B$1];&quot;issues/&quot;;[.B813]);CONCATENATE(&quot;#&quot;;[.B813]));&quot;&quot;)">
            <text:p/>
          </table:table-cell>
          <table:table-cell table:style-name="ce27" table:formula="of:=IF(LEN([.F813])&gt;0;MAX([.D$3:.D812])+1;&quot;&quot;)">
            <text:p/>
          </table:table-cell>
          <table:table-cell table:style-name="ce29" table:formula="of:=IF(LEN([.D813])&gt;0;CONCATENATE([.$K$1];TEXT([.D8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3];[.$H$3:.$H$1000];1;0)" office:value-type="string" office:string-value="" calcext:value-type="error">
            <text:p>#N/D</text:p>
          </table:table-cell>
          <table:table-cell table:style-name="ce102" table:formula="of:=NOT(ISERROR([.R813]))" office:value-type="boolean" office:boolean-value="false" calcext:value-type="boolean">
            <text:p>FALSO</text:p>
          </table:table-cell>
          <table:table-cell/>
          <table:table-cell table:formula="of:=VLOOKUP([.$F813];[.$F$3:.$F812];1;0)" office:value-type="string" office:string-value="" calcext:value-type="error">
            <text:p>#N/D</text:p>
          </table:table-cell>
          <table:table-cell table:style-name="ce102" table:formula="of:=NOT(ISERROR([.U813]))" office:value-type="boolean" office:boolean-value="false" calcext:value-type="boolean">
            <text:p>FALSO</text:p>
          </table:table-cell>
          <table:table-cell table:formula="of:=VLOOKUP([.$F813];[.$F814:.$F$1000];1;0)" office:value-type="string" office:string-value="" calcext:value-type="error">
            <text:p>#N/D</text:p>
          </table:table-cell>
          <table:table-cell table:style-name="ce102" table:formula="of:=NOT(ISERROR([.W8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4])&gt;0;HYPERLINK(CONCATENATE(['file:///C:/Users/Txinto%20Vaz/Desktop/req_rees-core/uploading/RqUpload.ods'#$Dict.$B$1];&quot;issues/&quot;;[.B814]);CONCATENATE(&quot;#&quot;;[.B814]));&quot;&quot;)">
            <text:p/>
          </table:table-cell>
          <table:table-cell table:style-name="ce27" table:formula="of:=IF(LEN([.F814])&gt;0;MAX([.D$3:.D813])+1;&quot;&quot;)">
            <text:p/>
          </table:table-cell>
          <table:table-cell table:style-name="ce29" table:formula="of:=IF(LEN([.D814])&gt;0;CONCATENATE([.$K$1];TEXT([.D8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4];[.$H$3:.$H$1000];1;0)" office:value-type="string" office:string-value="" calcext:value-type="error">
            <text:p>#N/D</text:p>
          </table:table-cell>
          <table:table-cell table:style-name="ce102" table:formula="of:=NOT(ISERROR([.R814]))" office:value-type="boolean" office:boolean-value="false" calcext:value-type="boolean">
            <text:p>FALSO</text:p>
          </table:table-cell>
          <table:table-cell/>
          <table:table-cell table:formula="of:=VLOOKUP([.$F814];[.$F$3:.$F813];1;0)" office:value-type="string" office:string-value="" calcext:value-type="error">
            <text:p>#N/D</text:p>
          </table:table-cell>
          <table:table-cell table:style-name="ce102" table:formula="of:=NOT(ISERROR([.U814]))" office:value-type="boolean" office:boolean-value="false" calcext:value-type="boolean">
            <text:p>FALSO</text:p>
          </table:table-cell>
          <table:table-cell table:formula="of:=VLOOKUP([.$F814];[.$F815:.$F$1000];1;0)" office:value-type="string" office:string-value="" calcext:value-type="error">
            <text:p>#N/D</text:p>
          </table:table-cell>
          <table:table-cell table:style-name="ce102" table:formula="of:=NOT(ISERROR([.W8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5])&gt;0;HYPERLINK(CONCATENATE(['file:///C:/Users/Txinto%20Vaz/Desktop/req_rees-core/uploading/RqUpload.ods'#$Dict.$B$1];&quot;issues/&quot;;[.B815]);CONCATENATE(&quot;#&quot;;[.B815]));&quot;&quot;)">
            <text:p/>
          </table:table-cell>
          <table:table-cell table:style-name="ce27" table:formula="of:=IF(LEN([.F815])&gt;0;MAX([.D$3:.D814])+1;&quot;&quot;)">
            <text:p/>
          </table:table-cell>
          <table:table-cell table:style-name="ce29" table:formula="of:=IF(LEN([.D815])&gt;0;CONCATENATE([.$K$1];TEXT([.D8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5];[.$H$3:.$H$1000];1;0)" office:value-type="string" office:string-value="" calcext:value-type="error">
            <text:p>#N/D</text:p>
          </table:table-cell>
          <table:table-cell table:style-name="ce102" table:formula="of:=NOT(ISERROR([.R815]))" office:value-type="boolean" office:boolean-value="false" calcext:value-type="boolean">
            <text:p>FALSO</text:p>
          </table:table-cell>
          <table:table-cell/>
          <table:table-cell table:formula="of:=VLOOKUP([.$F815];[.$F$3:.$F814];1;0)" office:value-type="string" office:string-value="" calcext:value-type="error">
            <text:p>#N/D</text:p>
          </table:table-cell>
          <table:table-cell table:style-name="ce102" table:formula="of:=NOT(ISERROR([.U815]))" office:value-type="boolean" office:boolean-value="false" calcext:value-type="boolean">
            <text:p>FALSO</text:p>
          </table:table-cell>
          <table:table-cell table:formula="of:=VLOOKUP([.$F815];[.$F816:.$F$1000];1;0)" office:value-type="string" office:string-value="" calcext:value-type="error">
            <text:p>#N/D</text:p>
          </table:table-cell>
          <table:table-cell table:style-name="ce102" table:formula="of:=NOT(ISERROR([.W8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6])&gt;0;HYPERLINK(CONCATENATE(['file:///C:/Users/Txinto%20Vaz/Desktop/req_rees-core/uploading/RqUpload.ods'#$Dict.$B$1];&quot;issues/&quot;;[.B816]);CONCATENATE(&quot;#&quot;;[.B816]));&quot;&quot;)">
            <text:p/>
          </table:table-cell>
          <table:table-cell table:style-name="ce27" table:formula="of:=IF(LEN([.F816])&gt;0;MAX([.D$3:.D815])+1;&quot;&quot;)">
            <text:p/>
          </table:table-cell>
          <table:table-cell table:style-name="ce29" table:formula="of:=IF(LEN([.D816])&gt;0;CONCATENATE([.$K$1];TEXT([.D8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6];[.$H$3:.$H$1000];1;0)" office:value-type="string" office:string-value="" calcext:value-type="error">
            <text:p>#N/D</text:p>
          </table:table-cell>
          <table:table-cell table:style-name="ce102" table:formula="of:=NOT(ISERROR([.R816]))" office:value-type="boolean" office:boolean-value="false" calcext:value-type="boolean">
            <text:p>FALSO</text:p>
          </table:table-cell>
          <table:table-cell/>
          <table:table-cell table:formula="of:=VLOOKUP([.$F816];[.$F$3:.$F815];1;0)" office:value-type="string" office:string-value="" calcext:value-type="error">
            <text:p>#N/D</text:p>
          </table:table-cell>
          <table:table-cell table:style-name="ce102" table:formula="of:=NOT(ISERROR([.U816]))" office:value-type="boolean" office:boolean-value="false" calcext:value-type="boolean">
            <text:p>FALSO</text:p>
          </table:table-cell>
          <table:table-cell table:formula="of:=VLOOKUP([.$F816];[.$F817:.$F$1000];1;0)" office:value-type="string" office:string-value="" calcext:value-type="error">
            <text:p>#N/D</text:p>
          </table:table-cell>
          <table:table-cell table:style-name="ce102" table:formula="of:=NOT(ISERROR([.W8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7])&gt;0;HYPERLINK(CONCATENATE(['file:///C:/Users/Txinto%20Vaz/Desktop/req_rees-core/uploading/RqUpload.ods'#$Dict.$B$1];&quot;issues/&quot;;[.B817]);CONCATENATE(&quot;#&quot;;[.B817]));&quot;&quot;)">
            <text:p/>
          </table:table-cell>
          <table:table-cell table:style-name="ce27" table:formula="of:=IF(LEN([.F817])&gt;0;MAX([.D$3:.D816])+1;&quot;&quot;)">
            <text:p/>
          </table:table-cell>
          <table:table-cell table:style-name="ce29" table:formula="of:=IF(LEN([.D817])&gt;0;CONCATENATE([.$K$1];TEXT([.D8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7];[.$H$3:.$H$1000];1;0)" office:value-type="string" office:string-value="" calcext:value-type="error">
            <text:p>#N/D</text:p>
          </table:table-cell>
          <table:table-cell table:style-name="ce102" table:formula="of:=NOT(ISERROR([.R817]))" office:value-type="boolean" office:boolean-value="false" calcext:value-type="boolean">
            <text:p>FALSO</text:p>
          </table:table-cell>
          <table:table-cell/>
          <table:table-cell table:formula="of:=VLOOKUP([.$F817];[.$F$3:.$F816];1;0)" office:value-type="string" office:string-value="" calcext:value-type="error">
            <text:p>#N/D</text:p>
          </table:table-cell>
          <table:table-cell table:style-name="ce102" table:formula="of:=NOT(ISERROR([.U817]))" office:value-type="boolean" office:boolean-value="false" calcext:value-type="boolean">
            <text:p>FALSO</text:p>
          </table:table-cell>
          <table:table-cell table:formula="of:=VLOOKUP([.$F817];[.$F818:.$F$1000];1;0)" office:value-type="string" office:string-value="" calcext:value-type="error">
            <text:p>#N/D</text:p>
          </table:table-cell>
          <table:table-cell table:style-name="ce102" table:formula="of:=NOT(ISERROR([.W8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8])&gt;0;HYPERLINK(CONCATENATE(['file:///C:/Users/Txinto%20Vaz/Desktop/req_rees-core/uploading/RqUpload.ods'#$Dict.$B$1];&quot;issues/&quot;;[.B818]);CONCATENATE(&quot;#&quot;;[.B818]));&quot;&quot;)">
            <text:p/>
          </table:table-cell>
          <table:table-cell table:style-name="ce27" table:formula="of:=IF(LEN([.F818])&gt;0;MAX([.D$3:.D817])+1;&quot;&quot;)">
            <text:p/>
          </table:table-cell>
          <table:table-cell table:style-name="ce29" table:formula="of:=IF(LEN([.D818])&gt;0;CONCATENATE([.$K$1];TEXT([.D8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8];[.$H$3:.$H$1000];1;0)" office:value-type="string" office:string-value="" calcext:value-type="error">
            <text:p>#N/D</text:p>
          </table:table-cell>
          <table:table-cell table:style-name="ce102" table:formula="of:=NOT(ISERROR([.R818]))" office:value-type="boolean" office:boolean-value="false" calcext:value-type="boolean">
            <text:p>FALSO</text:p>
          </table:table-cell>
          <table:table-cell/>
          <table:table-cell table:formula="of:=VLOOKUP([.$F818];[.$F$3:.$F817];1;0)" office:value-type="string" office:string-value="" calcext:value-type="error">
            <text:p>#N/D</text:p>
          </table:table-cell>
          <table:table-cell table:style-name="ce102" table:formula="of:=NOT(ISERROR([.U818]))" office:value-type="boolean" office:boolean-value="false" calcext:value-type="boolean">
            <text:p>FALSO</text:p>
          </table:table-cell>
          <table:table-cell table:formula="of:=VLOOKUP([.$F818];[.$F819:.$F$1000];1;0)" office:value-type="string" office:string-value="" calcext:value-type="error">
            <text:p>#N/D</text:p>
          </table:table-cell>
          <table:table-cell table:style-name="ce102" table:formula="of:=NOT(ISERROR([.W8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19])&gt;0;HYPERLINK(CONCATENATE(['file:///C:/Users/Txinto%20Vaz/Desktop/req_rees-core/uploading/RqUpload.ods'#$Dict.$B$1];&quot;issues/&quot;;[.B819]);CONCATENATE(&quot;#&quot;;[.B819]));&quot;&quot;)">
            <text:p/>
          </table:table-cell>
          <table:table-cell table:style-name="ce27" table:formula="of:=IF(LEN([.F819])&gt;0;MAX([.D$3:.D818])+1;&quot;&quot;)">
            <text:p/>
          </table:table-cell>
          <table:table-cell table:style-name="ce29" table:formula="of:=IF(LEN([.D819])&gt;0;CONCATENATE([.$K$1];TEXT([.D8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9];[.$H$3:.$H$1000];1;0)" office:value-type="string" office:string-value="" calcext:value-type="error">
            <text:p>#N/D</text:p>
          </table:table-cell>
          <table:table-cell table:style-name="ce102" table:formula="of:=NOT(ISERROR([.R819]))" office:value-type="boolean" office:boolean-value="false" calcext:value-type="boolean">
            <text:p>FALSO</text:p>
          </table:table-cell>
          <table:table-cell/>
          <table:table-cell table:formula="of:=VLOOKUP([.$F819];[.$F$3:.$F818];1;0)" office:value-type="string" office:string-value="" calcext:value-type="error">
            <text:p>#N/D</text:p>
          </table:table-cell>
          <table:table-cell table:style-name="ce102" table:formula="of:=NOT(ISERROR([.U819]))" office:value-type="boolean" office:boolean-value="false" calcext:value-type="boolean">
            <text:p>FALSO</text:p>
          </table:table-cell>
          <table:table-cell table:formula="of:=VLOOKUP([.$F819];[.$F820:.$F$1000];1;0)" office:value-type="string" office:string-value="" calcext:value-type="error">
            <text:p>#N/D</text:p>
          </table:table-cell>
          <table:table-cell table:style-name="ce102" table:formula="of:=NOT(ISERROR([.W8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0])&gt;0;HYPERLINK(CONCATENATE(['file:///C:/Users/Txinto%20Vaz/Desktop/req_rees-core/uploading/RqUpload.ods'#$Dict.$B$1];&quot;issues/&quot;;[.B820]);CONCATENATE(&quot;#&quot;;[.B820]));&quot;&quot;)">
            <text:p/>
          </table:table-cell>
          <table:table-cell table:style-name="ce27" table:formula="of:=IF(LEN([.F820])&gt;0;MAX([.D$3:.D819])+1;&quot;&quot;)">
            <text:p/>
          </table:table-cell>
          <table:table-cell table:style-name="ce29" table:formula="of:=IF(LEN([.D820])&gt;0;CONCATENATE([.$K$1];TEXT([.D8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0];[.$H$3:.$H$1000];1;0)" office:value-type="string" office:string-value="" calcext:value-type="error">
            <text:p>#N/D</text:p>
          </table:table-cell>
          <table:table-cell table:style-name="ce102" table:formula="of:=NOT(ISERROR([.R820]))" office:value-type="boolean" office:boolean-value="false" calcext:value-type="boolean">
            <text:p>FALSO</text:p>
          </table:table-cell>
          <table:table-cell/>
          <table:table-cell table:formula="of:=VLOOKUP([.$F820];[.$F$3:.$F819];1;0)" office:value-type="string" office:string-value="" calcext:value-type="error">
            <text:p>#N/D</text:p>
          </table:table-cell>
          <table:table-cell table:style-name="ce102" table:formula="of:=NOT(ISERROR([.U820]))" office:value-type="boolean" office:boolean-value="false" calcext:value-type="boolean">
            <text:p>FALSO</text:p>
          </table:table-cell>
          <table:table-cell table:formula="of:=VLOOKUP([.$F820];[.$F821:.$F$1000];1;0)" office:value-type="string" office:string-value="" calcext:value-type="error">
            <text:p>#N/D</text:p>
          </table:table-cell>
          <table:table-cell table:style-name="ce102" table:formula="of:=NOT(ISERROR([.W8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1])&gt;0;HYPERLINK(CONCATENATE(['file:///C:/Users/Txinto%20Vaz/Desktop/req_rees-core/uploading/RqUpload.ods'#$Dict.$B$1];&quot;issues/&quot;;[.B821]);CONCATENATE(&quot;#&quot;;[.B821]));&quot;&quot;)">
            <text:p/>
          </table:table-cell>
          <table:table-cell table:style-name="ce27" table:formula="of:=IF(LEN([.F821])&gt;0;MAX([.D$3:.D820])+1;&quot;&quot;)">
            <text:p/>
          </table:table-cell>
          <table:table-cell table:style-name="ce29" table:formula="of:=IF(LEN([.D821])&gt;0;CONCATENATE([.$K$1];TEXT([.D8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1];[.$H$3:.$H$1000];1;0)" office:value-type="string" office:string-value="" calcext:value-type="error">
            <text:p>#N/D</text:p>
          </table:table-cell>
          <table:table-cell table:style-name="ce102" table:formula="of:=NOT(ISERROR([.R821]))" office:value-type="boolean" office:boolean-value="false" calcext:value-type="boolean">
            <text:p>FALSO</text:p>
          </table:table-cell>
          <table:table-cell/>
          <table:table-cell table:formula="of:=VLOOKUP([.$F821];[.$F$3:.$F820];1;0)" office:value-type="string" office:string-value="" calcext:value-type="error">
            <text:p>#N/D</text:p>
          </table:table-cell>
          <table:table-cell table:style-name="ce102" table:formula="of:=NOT(ISERROR([.U821]))" office:value-type="boolean" office:boolean-value="false" calcext:value-type="boolean">
            <text:p>FALSO</text:p>
          </table:table-cell>
          <table:table-cell table:formula="of:=VLOOKUP([.$F821];[.$F822:.$F$1000];1;0)" office:value-type="string" office:string-value="" calcext:value-type="error">
            <text:p>#N/D</text:p>
          </table:table-cell>
          <table:table-cell table:style-name="ce102" table:formula="of:=NOT(ISERROR([.W8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2])&gt;0;HYPERLINK(CONCATENATE(['file:///C:/Users/Txinto%20Vaz/Desktop/req_rees-core/uploading/RqUpload.ods'#$Dict.$B$1];&quot;issues/&quot;;[.B822]);CONCATENATE(&quot;#&quot;;[.B822]));&quot;&quot;)">
            <text:p/>
          </table:table-cell>
          <table:table-cell table:style-name="ce27" table:formula="of:=IF(LEN([.F822])&gt;0;MAX([.D$3:.D821])+1;&quot;&quot;)">
            <text:p/>
          </table:table-cell>
          <table:table-cell table:style-name="ce29" table:formula="of:=IF(LEN([.D822])&gt;0;CONCATENATE([.$K$1];TEXT([.D8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2];[.$H$3:.$H$1000];1;0)" office:value-type="string" office:string-value="" calcext:value-type="error">
            <text:p>#N/D</text:p>
          </table:table-cell>
          <table:table-cell table:style-name="ce102" table:formula="of:=NOT(ISERROR([.R822]))" office:value-type="boolean" office:boolean-value="false" calcext:value-type="boolean">
            <text:p>FALSO</text:p>
          </table:table-cell>
          <table:table-cell/>
          <table:table-cell table:formula="of:=VLOOKUP([.$F822];[.$F$3:.$F821];1;0)" office:value-type="string" office:string-value="" calcext:value-type="error">
            <text:p>#N/D</text:p>
          </table:table-cell>
          <table:table-cell table:style-name="ce102" table:formula="of:=NOT(ISERROR([.U822]))" office:value-type="boolean" office:boolean-value="false" calcext:value-type="boolean">
            <text:p>FALSO</text:p>
          </table:table-cell>
          <table:table-cell table:formula="of:=VLOOKUP([.$F822];[.$F823:.$F$1000];1;0)" office:value-type="string" office:string-value="" calcext:value-type="error">
            <text:p>#N/D</text:p>
          </table:table-cell>
          <table:table-cell table:style-name="ce102" table:formula="of:=NOT(ISERROR([.W8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3])&gt;0;HYPERLINK(CONCATENATE(['file:///C:/Users/Txinto%20Vaz/Desktop/req_rees-core/uploading/RqUpload.ods'#$Dict.$B$1];&quot;issues/&quot;;[.B823]);CONCATENATE(&quot;#&quot;;[.B823]));&quot;&quot;)">
            <text:p/>
          </table:table-cell>
          <table:table-cell table:style-name="ce27" table:formula="of:=IF(LEN([.F823])&gt;0;MAX([.D$3:.D822])+1;&quot;&quot;)">
            <text:p/>
          </table:table-cell>
          <table:table-cell table:style-name="ce29" table:formula="of:=IF(LEN([.D823])&gt;0;CONCATENATE([.$K$1];TEXT([.D8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3];[.$H$3:.$H$1000];1;0)" office:value-type="string" office:string-value="" calcext:value-type="error">
            <text:p>#N/D</text:p>
          </table:table-cell>
          <table:table-cell table:style-name="ce102" table:formula="of:=NOT(ISERROR([.R823]))" office:value-type="boolean" office:boolean-value="false" calcext:value-type="boolean">
            <text:p>FALSO</text:p>
          </table:table-cell>
          <table:table-cell/>
          <table:table-cell table:formula="of:=VLOOKUP([.$F823];[.$F$3:.$F822];1;0)" office:value-type="string" office:string-value="" calcext:value-type="error">
            <text:p>#N/D</text:p>
          </table:table-cell>
          <table:table-cell table:style-name="ce102" table:formula="of:=NOT(ISERROR([.U823]))" office:value-type="boolean" office:boolean-value="false" calcext:value-type="boolean">
            <text:p>FALSO</text:p>
          </table:table-cell>
          <table:table-cell table:formula="of:=VLOOKUP([.$F823];[.$F824:.$F$1000];1;0)" office:value-type="string" office:string-value="" calcext:value-type="error">
            <text:p>#N/D</text:p>
          </table:table-cell>
          <table:table-cell table:style-name="ce102" table:formula="of:=NOT(ISERROR([.W8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4])&gt;0;HYPERLINK(CONCATENATE(['file:///C:/Users/Txinto%20Vaz/Desktop/req_rees-core/uploading/RqUpload.ods'#$Dict.$B$1];&quot;issues/&quot;;[.B824]);CONCATENATE(&quot;#&quot;;[.B824]));&quot;&quot;)">
            <text:p/>
          </table:table-cell>
          <table:table-cell table:style-name="ce27" table:formula="of:=IF(LEN([.F824])&gt;0;MAX([.D$3:.D823])+1;&quot;&quot;)">
            <text:p/>
          </table:table-cell>
          <table:table-cell table:style-name="ce29" table:formula="of:=IF(LEN([.D824])&gt;0;CONCATENATE([.$K$1];TEXT([.D8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4];[.$H$3:.$H$1000];1;0)" office:value-type="string" office:string-value="" calcext:value-type="error">
            <text:p>#N/D</text:p>
          </table:table-cell>
          <table:table-cell table:style-name="ce102" table:formula="of:=NOT(ISERROR([.R824]))" office:value-type="boolean" office:boolean-value="false" calcext:value-type="boolean">
            <text:p>FALSO</text:p>
          </table:table-cell>
          <table:table-cell/>
          <table:table-cell table:formula="of:=VLOOKUP([.$F824];[.$F$3:.$F823];1;0)" office:value-type="string" office:string-value="" calcext:value-type="error">
            <text:p>#N/D</text:p>
          </table:table-cell>
          <table:table-cell table:style-name="ce102" table:formula="of:=NOT(ISERROR([.U824]))" office:value-type="boolean" office:boolean-value="false" calcext:value-type="boolean">
            <text:p>FALSO</text:p>
          </table:table-cell>
          <table:table-cell table:formula="of:=VLOOKUP([.$F824];[.$F825:.$F$1000];1;0)" office:value-type="string" office:string-value="" calcext:value-type="error">
            <text:p>#N/D</text:p>
          </table:table-cell>
          <table:table-cell table:style-name="ce102" table:formula="of:=NOT(ISERROR([.W8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5])&gt;0;HYPERLINK(CONCATENATE(['file:///C:/Users/Txinto%20Vaz/Desktop/req_rees-core/uploading/RqUpload.ods'#$Dict.$B$1];&quot;issues/&quot;;[.B825]);CONCATENATE(&quot;#&quot;;[.B825]));&quot;&quot;)">
            <text:p/>
          </table:table-cell>
          <table:table-cell table:style-name="ce27" table:formula="of:=IF(LEN([.F825])&gt;0;MAX([.D$3:.D824])+1;&quot;&quot;)">
            <text:p/>
          </table:table-cell>
          <table:table-cell table:style-name="ce29" table:formula="of:=IF(LEN([.D825])&gt;0;CONCATENATE([.$K$1];TEXT([.D8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5];[.$H$3:.$H$1000];1;0)" office:value-type="string" office:string-value="" calcext:value-type="error">
            <text:p>#N/D</text:p>
          </table:table-cell>
          <table:table-cell table:style-name="ce102" table:formula="of:=NOT(ISERROR([.R825]))" office:value-type="boolean" office:boolean-value="false" calcext:value-type="boolean">
            <text:p>FALSO</text:p>
          </table:table-cell>
          <table:table-cell/>
          <table:table-cell table:formula="of:=VLOOKUP([.$F825];[.$F$3:.$F824];1;0)" office:value-type="string" office:string-value="" calcext:value-type="error">
            <text:p>#N/D</text:p>
          </table:table-cell>
          <table:table-cell table:style-name="ce102" table:formula="of:=NOT(ISERROR([.U825]))" office:value-type="boolean" office:boolean-value="false" calcext:value-type="boolean">
            <text:p>FALSO</text:p>
          </table:table-cell>
          <table:table-cell table:formula="of:=VLOOKUP([.$F825];[.$F826:.$F$1000];1;0)" office:value-type="string" office:string-value="" calcext:value-type="error">
            <text:p>#N/D</text:p>
          </table:table-cell>
          <table:table-cell table:style-name="ce102" table:formula="of:=NOT(ISERROR([.W8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6])&gt;0;HYPERLINK(CONCATENATE(['file:///C:/Users/Txinto%20Vaz/Desktop/req_rees-core/uploading/RqUpload.ods'#$Dict.$B$1];&quot;issues/&quot;;[.B826]);CONCATENATE(&quot;#&quot;;[.B826]));&quot;&quot;)">
            <text:p/>
          </table:table-cell>
          <table:table-cell table:style-name="ce27" table:formula="of:=IF(LEN([.F826])&gt;0;MAX([.D$3:.D825])+1;&quot;&quot;)">
            <text:p/>
          </table:table-cell>
          <table:table-cell table:style-name="ce29" table:formula="of:=IF(LEN([.D826])&gt;0;CONCATENATE([.$K$1];TEXT([.D8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6];[.$H$3:.$H$1000];1;0)" office:value-type="string" office:string-value="" calcext:value-type="error">
            <text:p>#N/D</text:p>
          </table:table-cell>
          <table:table-cell table:style-name="ce102" table:formula="of:=NOT(ISERROR([.R826]))" office:value-type="boolean" office:boolean-value="false" calcext:value-type="boolean">
            <text:p>FALSO</text:p>
          </table:table-cell>
          <table:table-cell/>
          <table:table-cell table:formula="of:=VLOOKUP([.$F826];[.$F$3:.$F825];1;0)" office:value-type="string" office:string-value="" calcext:value-type="error">
            <text:p>#N/D</text:p>
          </table:table-cell>
          <table:table-cell table:style-name="ce102" table:formula="of:=NOT(ISERROR([.U826]))" office:value-type="boolean" office:boolean-value="false" calcext:value-type="boolean">
            <text:p>FALSO</text:p>
          </table:table-cell>
          <table:table-cell table:formula="of:=VLOOKUP([.$F826];[.$F827:.$F$1000];1;0)" office:value-type="string" office:string-value="" calcext:value-type="error">
            <text:p>#N/D</text:p>
          </table:table-cell>
          <table:table-cell table:style-name="ce102" table:formula="of:=NOT(ISERROR([.W8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7])&gt;0;HYPERLINK(CONCATENATE(['file:///C:/Users/Txinto%20Vaz/Desktop/req_rees-core/uploading/RqUpload.ods'#$Dict.$B$1];&quot;issues/&quot;;[.B827]);CONCATENATE(&quot;#&quot;;[.B827]));&quot;&quot;)">
            <text:p/>
          </table:table-cell>
          <table:table-cell table:style-name="ce27" table:formula="of:=IF(LEN([.F827])&gt;0;MAX([.D$3:.D826])+1;&quot;&quot;)">
            <text:p/>
          </table:table-cell>
          <table:table-cell table:style-name="ce29" table:formula="of:=IF(LEN([.D827])&gt;0;CONCATENATE([.$K$1];TEXT([.D8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7];[.$H$3:.$H$1000];1;0)" office:value-type="string" office:string-value="" calcext:value-type="error">
            <text:p>#N/D</text:p>
          </table:table-cell>
          <table:table-cell table:style-name="ce102" table:formula="of:=NOT(ISERROR([.R827]))" office:value-type="boolean" office:boolean-value="false" calcext:value-type="boolean">
            <text:p>FALSO</text:p>
          </table:table-cell>
          <table:table-cell/>
          <table:table-cell table:formula="of:=VLOOKUP([.$F827];[.$F$3:.$F826];1;0)" office:value-type="string" office:string-value="" calcext:value-type="error">
            <text:p>#N/D</text:p>
          </table:table-cell>
          <table:table-cell table:style-name="ce102" table:formula="of:=NOT(ISERROR([.U827]))" office:value-type="boolean" office:boolean-value="false" calcext:value-type="boolean">
            <text:p>FALSO</text:p>
          </table:table-cell>
          <table:table-cell table:formula="of:=VLOOKUP([.$F827];[.$F828:.$F$1000];1;0)" office:value-type="string" office:string-value="" calcext:value-type="error">
            <text:p>#N/D</text:p>
          </table:table-cell>
          <table:table-cell table:style-name="ce102" table:formula="of:=NOT(ISERROR([.W8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8])&gt;0;HYPERLINK(CONCATENATE(['file:///C:/Users/Txinto%20Vaz/Desktop/req_rees-core/uploading/RqUpload.ods'#$Dict.$B$1];&quot;issues/&quot;;[.B828]);CONCATENATE(&quot;#&quot;;[.B828]));&quot;&quot;)">
            <text:p/>
          </table:table-cell>
          <table:table-cell table:style-name="ce27" table:formula="of:=IF(LEN([.F828])&gt;0;MAX([.D$3:.D827])+1;&quot;&quot;)">
            <text:p/>
          </table:table-cell>
          <table:table-cell table:style-name="ce29" table:formula="of:=IF(LEN([.D828])&gt;0;CONCATENATE([.$K$1];TEXT([.D8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8];[.$H$3:.$H$1000];1;0)" office:value-type="string" office:string-value="" calcext:value-type="error">
            <text:p>#N/D</text:p>
          </table:table-cell>
          <table:table-cell table:style-name="ce102" table:formula="of:=NOT(ISERROR([.R828]))" office:value-type="boolean" office:boolean-value="false" calcext:value-type="boolean">
            <text:p>FALSO</text:p>
          </table:table-cell>
          <table:table-cell/>
          <table:table-cell table:formula="of:=VLOOKUP([.$F828];[.$F$3:.$F827];1;0)" office:value-type="string" office:string-value="" calcext:value-type="error">
            <text:p>#N/D</text:p>
          </table:table-cell>
          <table:table-cell table:style-name="ce102" table:formula="of:=NOT(ISERROR([.U828]))" office:value-type="boolean" office:boolean-value="false" calcext:value-type="boolean">
            <text:p>FALSO</text:p>
          </table:table-cell>
          <table:table-cell table:formula="of:=VLOOKUP([.$F828];[.$F829:.$F$1000];1;0)" office:value-type="string" office:string-value="" calcext:value-type="error">
            <text:p>#N/D</text:p>
          </table:table-cell>
          <table:table-cell table:style-name="ce102" table:formula="of:=NOT(ISERROR([.W8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29])&gt;0;HYPERLINK(CONCATENATE(['file:///C:/Users/Txinto%20Vaz/Desktop/req_rees-core/uploading/RqUpload.ods'#$Dict.$B$1];&quot;issues/&quot;;[.B829]);CONCATENATE(&quot;#&quot;;[.B829]));&quot;&quot;)">
            <text:p/>
          </table:table-cell>
          <table:table-cell table:style-name="ce27" table:formula="of:=IF(LEN([.F829])&gt;0;MAX([.D$3:.D828])+1;&quot;&quot;)">
            <text:p/>
          </table:table-cell>
          <table:table-cell table:style-name="ce29" table:formula="of:=IF(LEN([.D829])&gt;0;CONCATENATE([.$K$1];TEXT([.D8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9];[.$H$3:.$H$1000];1;0)" office:value-type="string" office:string-value="" calcext:value-type="error">
            <text:p>#N/D</text:p>
          </table:table-cell>
          <table:table-cell table:style-name="ce102" table:formula="of:=NOT(ISERROR([.R829]))" office:value-type="boolean" office:boolean-value="false" calcext:value-type="boolean">
            <text:p>FALSO</text:p>
          </table:table-cell>
          <table:table-cell/>
          <table:table-cell table:formula="of:=VLOOKUP([.$F829];[.$F$3:.$F828];1;0)" office:value-type="string" office:string-value="" calcext:value-type="error">
            <text:p>#N/D</text:p>
          </table:table-cell>
          <table:table-cell table:style-name="ce102" table:formula="of:=NOT(ISERROR([.U829]))" office:value-type="boolean" office:boolean-value="false" calcext:value-type="boolean">
            <text:p>FALSO</text:p>
          </table:table-cell>
          <table:table-cell table:formula="of:=VLOOKUP([.$F829];[.$F830:.$F$1000];1;0)" office:value-type="string" office:string-value="" calcext:value-type="error">
            <text:p>#N/D</text:p>
          </table:table-cell>
          <table:table-cell table:style-name="ce102" table:formula="of:=NOT(ISERROR([.W8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0])&gt;0;HYPERLINK(CONCATENATE(['file:///C:/Users/Txinto%20Vaz/Desktop/req_rees-core/uploading/RqUpload.ods'#$Dict.$B$1];&quot;issues/&quot;;[.B830]);CONCATENATE(&quot;#&quot;;[.B830]));&quot;&quot;)">
            <text:p/>
          </table:table-cell>
          <table:table-cell table:style-name="ce27" table:formula="of:=IF(LEN([.F830])&gt;0;MAX([.D$3:.D829])+1;&quot;&quot;)">
            <text:p/>
          </table:table-cell>
          <table:table-cell table:style-name="ce29" table:formula="of:=IF(LEN([.D830])&gt;0;CONCATENATE([.$K$1];TEXT([.D8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0];[.$H$3:.$H$1000];1;0)" office:value-type="string" office:string-value="" calcext:value-type="error">
            <text:p>#N/D</text:p>
          </table:table-cell>
          <table:table-cell table:style-name="ce102" table:formula="of:=NOT(ISERROR([.R830]))" office:value-type="boolean" office:boolean-value="false" calcext:value-type="boolean">
            <text:p>FALSO</text:p>
          </table:table-cell>
          <table:table-cell/>
          <table:table-cell table:formula="of:=VLOOKUP([.$F830];[.$F$3:.$F829];1;0)" office:value-type="string" office:string-value="" calcext:value-type="error">
            <text:p>#N/D</text:p>
          </table:table-cell>
          <table:table-cell table:style-name="ce102" table:formula="of:=NOT(ISERROR([.U830]))" office:value-type="boolean" office:boolean-value="false" calcext:value-type="boolean">
            <text:p>FALSO</text:p>
          </table:table-cell>
          <table:table-cell table:formula="of:=VLOOKUP([.$F830];[.$F831:.$F$1000];1;0)" office:value-type="string" office:string-value="" calcext:value-type="error">
            <text:p>#N/D</text:p>
          </table:table-cell>
          <table:table-cell table:style-name="ce102" table:formula="of:=NOT(ISERROR([.W8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1])&gt;0;HYPERLINK(CONCATENATE(['file:///C:/Users/Txinto%20Vaz/Desktop/req_rees-core/uploading/RqUpload.ods'#$Dict.$B$1];&quot;issues/&quot;;[.B831]);CONCATENATE(&quot;#&quot;;[.B831]));&quot;&quot;)">
            <text:p/>
          </table:table-cell>
          <table:table-cell table:style-name="ce27" table:formula="of:=IF(LEN([.F831])&gt;0;MAX([.D$3:.D830])+1;&quot;&quot;)">
            <text:p/>
          </table:table-cell>
          <table:table-cell table:style-name="ce29" table:formula="of:=IF(LEN([.D831])&gt;0;CONCATENATE([.$K$1];TEXT([.D8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1];[.$H$3:.$H$1000];1;0)" office:value-type="string" office:string-value="" calcext:value-type="error">
            <text:p>#N/D</text:p>
          </table:table-cell>
          <table:table-cell table:style-name="ce102" table:formula="of:=NOT(ISERROR([.R831]))" office:value-type="boolean" office:boolean-value="false" calcext:value-type="boolean">
            <text:p>FALSO</text:p>
          </table:table-cell>
          <table:table-cell/>
          <table:table-cell table:formula="of:=VLOOKUP([.$F831];[.$F$3:.$F830];1;0)" office:value-type="string" office:string-value="" calcext:value-type="error">
            <text:p>#N/D</text:p>
          </table:table-cell>
          <table:table-cell table:style-name="ce102" table:formula="of:=NOT(ISERROR([.U831]))" office:value-type="boolean" office:boolean-value="false" calcext:value-type="boolean">
            <text:p>FALSO</text:p>
          </table:table-cell>
          <table:table-cell table:formula="of:=VLOOKUP([.$F831];[.$F832:.$F$1000];1;0)" office:value-type="string" office:string-value="" calcext:value-type="error">
            <text:p>#N/D</text:p>
          </table:table-cell>
          <table:table-cell table:style-name="ce102" table:formula="of:=NOT(ISERROR([.W8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2])&gt;0;HYPERLINK(CONCATENATE(['file:///C:/Users/Txinto%20Vaz/Desktop/req_rees-core/uploading/RqUpload.ods'#$Dict.$B$1];&quot;issues/&quot;;[.B832]);CONCATENATE(&quot;#&quot;;[.B832]));&quot;&quot;)">
            <text:p/>
          </table:table-cell>
          <table:table-cell table:style-name="ce27" table:formula="of:=IF(LEN([.F832])&gt;0;MAX([.D$3:.D831])+1;&quot;&quot;)">
            <text:p/>
          </table:table-cell>
          <table:table-cell table:style-name="ce29" table:formula="of:=IF(LEN([.D832])&gt;0;CONCATENATE([.$K$1];TEXT([.D8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2];[.$H$3:.$H$1000];1;0)" office:value-type="string" office:string-value="" calcext:value-type="error">
            <text:p>#N/D</text:p>
          </table:table-cell>
          <table:table-cell table:style-name="ce102" table:formula="of:=NOT(ISERROR([.R832]))" office:value-type="boolean" office:boolean-value="false" calcext:value-type="boolean">
            <text:p>FALSO</text:p>
          </table:table-cell>
          <table:table-cell/>
          <table:table-cell table:formula="of:=VLOOKUP([.$F832];[.$F$3:.$F831];1;0)" office:value-type="string" office:string-value="" calcext:value-type="error">
            <text:p>#N/D</text:p>
          </table:table-cell>
          <table:table-cell table:style-name="ce102" table:formula="of:=NOT(ISERROR([.U832]))" office:value-type="boolean" office:boolean-value="false" calcext:value-type="boolean">
            <text:p>FALSO</text:p>
          </table:table-cell>
          <table:table-cell table:formula="of:=VLOOKUP([.$F832];[.$F833:.$F$1000];1;0)" office:value-type="string" office:string-value="" calcext:value-type="error">
            <text:p>#N/D</text:p>
          </table:table-cell>
          <table:table-cell table:style-name="ce102" table:formula="of:=NOT(ISERROR([.W8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3])&gt;0;HYPERLINK(CONCATENATE(['file:///C:/Users/Txinto%20Vaz/Desktop/req_rees-core/uploading/RqUpload.ods'#$Dict.$B$1];&quot;issues/&quot;;[.B833]);CONCATENATE(&quot;#&quot;;[.B833]));&quot;&quot;)">
            <text:p/>
          </table:table-cell>
          <table:table-cell table:style-name="ce27" table:formula="of:=IF(LEN([.F833])&gt;0;MAX([.D$3:.D832])+1;&quot;&quot;)">
            <text:p/>
          </table:table-cell>
          <table:table-cell table:style-name="ce29" table:formula="of:=IF(LEN([.D833])&gt;0;CONCATENATE([.$K$1];TEXT([.D8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3];[.$H$3:.$H$1000];1;0)" office:value-type="string" office:string-value="" calcext:value-type="error">
            <text:p>#N/D</text:p>
          </table:table-cell>
          <table:table-cell table:style-name="ce102" table:formula="of:=NOT(ISERROR([.R833]))" office:value-type="boolean" office:boolean-value="false" calcext:value-type="boolean">
            <text:p>FALSO</text:p>
          </table:table-cell>
          <table:table-cell/>
          <table:table-cell table:formula="of:=VLOOKUP([.$F833];[.$F$3:.$F832];1;0)" office:value-type="string" office:string-value="" calcext:value-type="error">
            <text:p>#N/D</text:p>
          </table:table-cell>
          <table:table-cell table:style-name="ce102" table:formula="of:=NOT(ISERROR([.U833]))" office:value-type="boolean" office:boolean-value="false" calcext:value-type="boolean">
            <text:p>FALSO</text:p>
          </table:table-cell>
          <table:table-cell table:formula="of:=VLOOKUP([.$F833];[.$F834:.$F$1000];1;0)" office:value-type="string" office:string-value="" calcext:value-type="error">
            <text:p>#N/D</text:p>
          </table:table-cell>
          <table:table-cell table:style-name="ce102" table:formula="of:=NOT(ISERROR([.W8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4])&gt;0;HYPERLINK(CONCATENATE(['file:///C:/Users/Txinto%20Vaz/Desktop/req_rees-core/uploading/RqUpload.ods'#$Dict.$B$1];&quot;issues/&quot;;[.B834]);CONCATENATE(&quot;#&quot;;[.B834]));&quot;&quot;)">
            <text:p/>
          </table:table-cell>
          <table:table-cell table:style-name="ce27" table:formula="of:=IF(LEN([.F834])&gt;0;MAX([.D$3:.D833])+1;&quot;&quot;)">
            <text:p/>
          </table:table-cell>
          <table:table-cell table:style-name="ce29" table:formula="of:=IF(LEN([.D834])&gt;0;CONCATENATE([.$K$1];TEXT([.D8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4];[.$H$3:.$H$1000];1;0)" office:value-type="string" office:string-value="" calcext:value-type="error">
            <text:p>#N/D</text:p>
          </table:table-cell>
          <table:table-cell table:style-name="ce102" table:formula="of:=NOT(ISERROR([.R834]))" office:value-type="boolean" office:boolean-value="false" calcext:value-type="boolean">
            <text:p>FALSO</text:p>
          </table:table-cell>
          <table:table-cell/>
          <table:table-cell table:formula="of:=VLOOKUP([.$F834];[.$F$3:.$F833];1;0)" office:value-type="string" office:string-value="" calcext:value-type="error">
            <text:p>#N/D</text:p>
          </table:table-cell>
          <table:table-cell table:style-name="ce102" table:formula="of:=NOT(ISERROR([.U834]))" office:value-type="boolean" office:boolean-value="false" calcext:value-type="boolean">
            <text:p>FALSO</text:p>
          </table:table-cell>
          <table:table-cell table:formula="of:=VLOOKUP([.$F834];[.$F835:.$F$1000];1;0)" office:value-type="string" office:string-value="" calcext:value-type="error">
            <text:p>#N/D</text:p>
          </table:table-cell>
          <table:table-cell table:style-name="ce102" table:formula="of:=NOT(ISERROR([.W8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5])&gt;0;HYPERLINK(CONCATENATE(['file:///C:/Users/Txinto%20Vaz/Desktop/req_rees-core/uploading/RqUpload.ods'#$Dict.$B$1];&quot;issues/&quot;;[.B835]);CONCATENATE(&quot;#&quot;;[.B835]));&quot;&quot;)">
            <text:p/>
          </table:table-cell>
          <table:table-cell table:style-name="ce27" table:formula="of:=IF(LEN([.F835])&gt;0;MAX([.D$3:.D834])+1;&quot;&quot;)">
            <text:p/>
          </table:table-cell>
          <table:table-cell table:style-name="ce29" table:formula="of:=IF(LEN([.D835])&gt;0;CONCATENATE([.$K$1];TEXT([.D8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5];[.$H$3:.$H$1000];1;0)" office:value-type="string" office:string-value="" calcext:value-type="error">
            <text:p>#N/D</text:p>
          </table:table-cell>
          <table:table-cell table:style-name="ce102" table:formula="of:=NOT(ISERROR([.R835]))" office:value-type="boolean" office:boolean-value="false" calcext:value-type="boolean">
            <text:p>FALSO</text:p>
          </table:table-cell>
          <table:table-cell/>
          <table:table-cell table:formula="of:=VLOOKUP([.$F835];[.$F$3:.$F834];1;0)" office:value-type="string" office:string-value="" calcext:value-type="error">
            <text:p>#N/D</text:p>
          </table:table-cell>
          <table:table-cell table:style-name="ce102" table:formula="of:=NOT(ISERROR([.U835]))" office:value-type="boolean" office:boolean-value="false" calcext:value-type="boolean">
            <text:p>FALSO</text:p>
          </table:table-cell>
          <table:table-cell table:formula="of:=VLOOKUP([.$F835];[.$F836:.$F$1000];1;0)" office:value-type="string" office:string-value="" calcext:value-type="error">
            <text:p>#N/D</text:p>
          </table:table-cell>
          <table:table-cell table:style-name="ce102" table:formula="of:=NOT(ISERROR([.W8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6])&gt;0;HYPERLINK(CONCATENATE(['file:///C:/Users/Txinto%20Vaz/Desktop/req_rees-core/uploading/RqUpload.ods'#$Dict.$B$1];&quot;issues/&quot;;[.B836]);CONCATENATE(&quot;#&quot;;[.B836]));&quot;&quot;)">
            <text:p/>
          </table:table-cell>
          <table:table-cell table:style-name="ce27" table:formula="of:=IF(LEN([.F836])&gt;0;MAX([.D$3:.D835])+1;&quot;&quot;)">
            <text:p/>
          </table:table-cell>
          <table:table-cell table:style-name="ce29" table:formula="of:=IF(LEN([.D836])&gt;0;CONCATENATE([.$K$1];TEXT([.D8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6];[.$H$3:.$H$1000];1;0)" office:value-type="string" office:string-value="" calcext:value-type="error">
            <text:p>#N/D</text:p>
          </table:table-cell>
          <table:table-cell table:style-name="ce102" table:formula="of:=NOT(ISERROR([.R836]))" office:value-type="boolean" office:boolean-value="false" calcext:value-type="boolean">
            <text:p>FALSO</text:p>
          </table:table-cell>
          <table:table-cell/>
          <table:table-cell table:formula="of:=VLOOKUP([.$F836];[.$F$3:.$F835];1;0)" office:value-type="string" office:string-value="" calcext:value-type="error">
            <text:p>#N/D</text:p>
          </table:table-cell>
          <table:table-cell table:style-name="ce102" table:formula="of:=NOT(ISERROR([.U836]))" office:value-type="boolean" office:boolean-value="false" calcext:value-type="boolean">
            <text:p>FALSO</text:p>
          </table:table-cell>
          <table:table-cell table:formula="of:=VLOOKUP([.$F836];[.$F837:.$F$1000];1;0)" office:value-type="string" office:string-value="" calcext:value-type="error">
            <text:p>#N/D</text:p>
          </table:table-cell>
          <table:table-cell table:style-name="ce102" table:formula="of:=NOT(ISERROR([.W8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7])&gt;0;HYPERLINK(CONCATENATE(['file:///C:/Users/Txinto%20Vaz/Desktop/req_rees-core/uploading/RqUpload.ods'#$Dict.$B$1];&quot;issues/&quot;;[.B837]);CONCATENATE(&quot;#&quot;;[.B837]));&quot;&quot;)">
            <text:p/>
          </table:table-cell>
          <table:table-cell table:style-name="ce27" table:formula="of:=IF(LEN([.F837])&gt;0;MAX([.D$3:.D836])+1;&quot;&quot;)">
            <text:p/>
          </table:table-cell>
          <table:table-cell table:style-name="ce29" table:formula="of:=IF(LEN([.D837])&gt;0;CONCATENATE([.$K$1];TEXT([.D8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7];[.$H$3:.$H$1000];1;0)" office:value-type="string" office:string-value="" calcext:value-type="error">
            <text:p>#N/D</text:p>
          </table:table-cell>
          <table:table-cell table:style-name="ce102" table:formula="of:=NOT(ISERROR([.R837]))" office:value-type="boolean" office:boolean-value="false" calcext:value-type="boolean">
            <text:p>FALSO</text:p>
          </table:table-cell>
          <table:table-cell/>
          <table:table-cell table:formula="of:=VLOOKUP([.$F837];[.$F$3:.$F836];1;0)" office:value-type="string" office:string-value="" calcext:value-type="error">
            <text:p>#N/D</text:p>
          </table:table-cell>
          <table:table-cell table:style-name="ce102" table:formula="of:=NOT(ISERROR([.U837]))" office:value-type="boolean" office:boolean-value="false" calcext:value-type="boolean">
            <text:p>FALSO</text:p>
          </table:table-cell>
          <table:table-cell table:formula="of:=VLOOKUP([.$F837];[.$F838:.$F$1000];1;0)" office:value-type="string" office:string-value="" calcext:value-type="error">
            <text:p>#N/D</text:p>
          </table:table-cell>
          <table:table-cell table:style-name="ce102" table:formula="of:=NOT(ISERROR([.W8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8])&gt;0;HYPERLINK(CONCATENATE(['file:///C:/Users/Txinto%20Vaz/Desktop/req_rees-core/uploading/RqUpload.ods'#$Dict.$B$1];&quot;issues/&quot;;[.B838]);CONCATENATE(&quot;#&quot;;[.B838]));&quot;&quot;)">
            <text:p/>
          </table:table-cell>
          <table:table-cell table:style-name="ce27" table:formula="of:=IF(LEN([.F838])&gt;0;MAX([.D$3:.D837])+1;&quot;&quot;)">
            <text:p/>
          </table:table-cell>
          <table:table-cell table:style-name="ce29" table:formula="of:=IF(LEN([.D838])&gt;0;CONCATENATE([.$K$1];TEXT([.D8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8];[.$H$3:.$H$1000];1;0)" office:value-type="string" office:string-value="" calcext:value-type="error">
            <text:p>#N/D</text:p>
          </table:table-cell>
          <table:table-cell table:style-name="ce102" table:formula="of:=NOT(ISERROR([.R838]))" office:value-type="boolean" office:boolean-value="false" calcext:value-type="boolean">
            <text:p>FALSO</text:p>
          </table:table-cell>
          <table:table-cell/>
          <table:table-cell table:formula="of:=VLOOKUP([.$F838];[.$F$3:.$F837];1;0)" office:value-type="string" office:string-value="" calcext:value-type="error">
            <text:p>#N/D</text:p>
          </table:table-cell>
          <table:table-cell table:style-name="ce102" table:formula="of:=NOT(ISERROR([.U838]))" office:value-type="boolean" office:boolean-value="false" calcext:value-type="boolean">
            <text:p>FALSO</text:p>
          </table:table-cell>
          <table:table-cell table:formula="of:=VLOOKUP([.$F838];[.$F839:.$F$1000];1;0)" office:value-type="string" office:string-value="" calcext:value-type="error">
            <text:p>#N/D</text:p>
          </table:table-cell>
          <table:table-cell table:style-name="ce102" table:formula="of:=NOT(ISERROR([.W8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39])&gt;0;HYPERLINK(CONCATENATE(['file:///C:/Users/Txinto%20Vaz/Desktop/req_rees-core/uploading/RqUpload.ods'#$Dict.$B$1];&quot;issues/&quot;;[.B839]);CONCATENATE(&quot;#&quot;;[.B839]));&quot;&quot;)">
            <text:p/>
          </table:table-cell>
          <table:table-cell table:style-name="ce27" table:formula="of:=IF(LEN([.F839])&gt;0;MAX([.D$3:.D838])+1;&quot;&quot;)">
            <text:p/>
          </table:table-cell>
          <table:table-cell table:style-name="ce29" table:formula="of:=IF(LEN([.D839])&gt;0;CONCATENATE([.$K$1];TEXT([.D8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9];[.$H$3:.$H$1000];1;0)" office:value-type="string" office:string-value="" calcext:value-type="error">
            <text:p>#N/D</text:p>
          </table:table-cell>
          <table:table-cell table:style-name="ce102" table:formula="of:=NOT(ISERROR([.R839]))" office:value-type="boolean" office:boolean-value="false" calcext:value-type="boolean">
            <text:p>FALSO</text:p>
          </table:table-cell>
          <table:table-cell/>
          <table:table-cell table:formula="of:=VLOOKUP([.$F839];[.$F$3:.$F838];1;0)" office:value-type="string" office:string-value="" calcext:value-type="error">
            <text:p>#N/D</text:p>
          </table:table-cell>
          <table:table-cell table:style-name="ce102" table:formula="of:=NOT(ISERROR([.U839]))" office:value-type="boolean" office:boolean-value="false" calcext:value-type="boolean">
            <text:p>FALSO</text:p>
          </table:table-cell>
          <table:table-cell table:formula="of:=VLOOKUP([.$F839];[.$F840:.$F$1000];1;0)" office:value-type="string" office:string-value="" calcext:value-type="error">
            <text:p>#N/D</text:p>
          </table:table-cell>
          <table:table-cell table:style-name="ce102" table:formula="of:=NOT(ISERROR([.W8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0])&gt;0;HYPERLINK(CONCATENATE(['file:///C:/Users/Txinto%20Vaz/Desktop/req_rees-core/uploading/RqUpload.ods'#$Dict.$B$1];&quot;issues/&quot;;[.B840]);CONCATENATE(&quot;#&quot;;[.B840]));&quot;&quot;)">
            <text:p/>
          </table:table-cell>
          <table:table-cell table:style-name="ce27" table:formula="of:=IF(LEN([.F840])&gt;0;MAX([.D$3:.D839])+1;&quot;&quot;)">
            <text:p/>
          </table:table-cell>
          <table:table-cell table:style-name="ce29" table:formula="of:=IF(LEN([.D840])&gt;0;CONCATENATE([.$K$1];TEXT([.D8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0];[.$H$3:.$H$1000];1;0)" office:value-type="string" office:string-value="" calcext:value-type="error">
            <text:p>#N/D</text:p>
          </table:table-cell>
          <table:table-cell table:style-name="ce102" table:formula="of:=NOT(ISERROR([.R840]))" office:value-type="boolean" office:boolean-value="false" calcext:value-type="boolean">
            <text:p>FALSO</text:p>
          </table:table-cell>
          <table:table-cell/>
          <table:table-cell table:formula="of:=VLOOKUP([.$F840];[.$F$3:.$F839];1;0)" office:value-type="string" office:string-value="" calcext:value-type="error">
            <text:p>#N/D</text:p>
          </table:table-cell>
          <table:table-cell table:style-name="ce102" table:formula="of:=NOT(ISERROR([.U840]))" office:value-type="boolean" office:boolean-value="false" calcext:value-type="boolean">
            <text:p>FALSO</text:p>
          </table:table-cell>
          <table:table-cell table:formula="of:=VLOOKUP([.$F840];[.$F841:.$F$1000];1;0)" office:value-type="string" office:string-value="" calcext:value-type="error">
            <text:p>#N/D</text:p>
          </table:table-cell>
          <table:table-cell table:style-name="ce102" table:formula="of:=NOT(ISERROR([.W8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1])&gt;0;HYPERLINK(CONCATENATE(['file:///C:/Users/Txinto%20Vaz/Desktop/req_rees-core/uploading/RqUpload.ods'#$Dict.$B$1];&quot;issues/&quot;;[.B841]);CONCATENATE(&quot;#&quot;;[.B841]));&quot;&quot;)">
            <text:p/>
          </table:table-cell>
          <table:table-cell table:style-name="ce27" table:formula="of:=IF(LEN([.F841])&gt;0;MAX([.D$3:.D840])+1;&quot;&quot;)">
            <text:p/>
          </table:table-cell>
          <table:table-cell table:style-name="ce29" table:formula="of:=IF(LEN([.D841])&gt;0;CONCATENATE([.$K$1];TEXT([.D8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1];[.$H$3:.$H$1000];1;0)" office:value-type="string" office:string-value="" calcext:value-type="error">
            <text:p>#N/D</text:p>
          </table:table-cell>
          <table:table-cell table:style-name="ce102" table:formula="of:=NOT(ISERROR([.R841]))" office:value-type="boolean" office:boolean-value="false" calcext:value-type="boolean">
            <text:p>FALSO</text:p>
          </table:table-cell>
          <table:table-cell/>
          <table:table-cell table:formula="of:=VLOOKUP([.$F841];[.$F$3:.$F840];1;0)" office:value-type="string" office:string-value="" calcext:value-type="error">
            <text:p>#N/D</text:p>
          </table:table-cell>
          <table:table-cell table:style-name="ce102" table:formula="of:=NOT(ISERROR([.U841]))" office:value-type="boolean" office:boolean-value="false" calcext:value-type="boolean">
            <text:p>FALSO</text:p>
          </table:table-cell>
          <table:table-cell table:formula="of:=VLOOKUP([.$F841];[.$F842:.$F$1000];1;0)" office:value-type="string" office:string-value="" calcext:value-type="error">
            <text:p>#N/D</text:p>
          </table:table-cell>
          <table:table-cell table:style-name="ce102" table:formula="of:=NOT(ISERROR([.W8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2])&gt;0;HYPERLINK(CONCATENATE(['file:///C:/Users/Txinto%20Vaz/Desktop/req_rees-core/uploading/RqUpload.ods'#$Dict.$B$1];&quot;issues/&quot;;[.B842]);CONCATENATE(&quot;#&quot;;[.B842]));&quot;&quot;)">
            <text:p/>
          </table:table-cell>
          <table:table-cell table:style-name="ce27" table:formula="of:=IF(LEN([.F842])&gt;0;MAX([.D$3:.D841])+1;&quot;&quot;)">
            <text:p/>
          </table:table-cell>
          <table:table-cell table:style-name="ce29" table:formula="of:=IF(LEN([.D842])&gt;0;CONCATENATE([.$K$1];TEXT([.D8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2];[.$H$3:.$H$1000];1;0)" office:value-type="string" office:string-value="" calcext:value-type="error">
            <text:p>#N/D</text:p>
          </table:table-cell>
          <table:table-cell table:style-name="ce102" table:formula="of:=NOT(ISERROR([.R842]))" office:value-type="boolean" office:boolean-value="false" calcext:value-type="boolean">
            <text:p>FALSO</text:p>
          </table:table-cell>
          <table:table-cell/>
          <table:table-cell table:formula="of:=VLOOKUP([.$F842];[.$F$3:.$F841];1;0)" office:value-type="string" office:string-value="" calcext:value-type="error">
            <text:p>#N/D</text:p>
          </table:table-cell>
          <table:table-cell table:style-name="ce102" table:formula="of:=NOT(ISERROR([.U842]))" office:value-type="boolean" office:boolean-value="false" calcext:value-type="boolean">
            <text:p>FALSO</text:p>
          </table:table-cell>
          <table:table-cell table:formula="of:=VLOOKUP([.$F842];[.$F843:.$F$1000];1;0)" office:value-type="string" office:string-value="" calcext:value-type="error">
            <text:p>#N/D</text:p>
          </table:table-cell>
          <table:table-cell table:style-name="ce102" table:formula="of:=NOT(ISERROR([.W8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3])&gt;0;HYPERLINK(CONCATENATE(['file:///C:/Users/Txinto%20Vaz/Desktop/req_rees-core/uploading/RqUpload.ods'#$Dict.$B$1];&quot;issues/&quot;;[.B843]);CONCATENATE(&quot;#&quot;;[.B843]));&quot;&quot;)">
            <text:p/>
          </table:table-cell>
          <table:table-cell table:style-name="ce27" table:formula="of:=IF(LEN([.F843])&gt;0;MAX([.D$3:.D842])+1;&quot;&quot;)">
            <text:p/>
          </table:table-cell>
          <table:table-cell table:style-name="ce29" table:formula="of:=IF(LEN([.D843])&gt;0;CONCATENATE([.$K$1];TEXT([.D8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3];[.$H$3:.$H$1000];1;0)" office:value-type="string" office:string-value="" calcext:value-type="error">
            <text:p>#N/D</text:p>
          </table:table-cell>
          <table:table-cell table:style-name="ce102" table:formula="of:=NOT(ISERROR([.R843]))" office:value-type="boolean" office:boolean-value="false" calcext:value-type="boolean">
            <text:p>FALSO</text:p>
          </table:table-cell>
          <table:table-cell/>
          <table:table-cell table:formula="of:=VLOOKUP([.$F843];[.$F$3:.$F842];1;0)" office:value-type="string" office:string-value="" calcext:value-type="error">
            <text:p>#N/D</text:p>
          </table:table-cell>
          <table:table-cell table:style-name="ce102" table:formula="of:=NOT(ISERROR([.U843]))" office:value-type="boolean" office:boolean-value="false" calcext:value-type="boolean">
            <text:p>FALSO</text:p>
          </table:table-cell>
          <table:table-cell table:formula="of:=VLOOKUP([.$F843];[.$F844:.$F$1000];1;0)" office:value-type="string" office:string-value="" calcext:value-type="error">
            <text:p>#N/D</text:p>
          </table:table-cell>
          <table:table-cell table:style-name="ce102" table:formula="of:=NOT(ISERROR([.W8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4])&gt;0;HYPERLINK(CONCATENATE(['file:///C:/Users/Txinto%20Vaz/Desktop/req_rees-core/uploading/RqUpload.ods'#$Dict.$B$1];&quot;issues/&quot;;[.B844]);CONCATENATE(&quot;#&quot;;[.B844]));&quot;&quot;)">
            <text:p/>
          </table:table-cell>
          <table:table-cell table:style-name="ce27" table:formula="of:=IF(LEN([.F844])&gt;0;MAX([.D$3:.D843])+1;&quot;&quot;)">
            <text:p/>
          </table:table-cell>
          <table:table-cell table:style-name="ce29" table:formula="of:=IF(LEN([.D844])&gt;0;CONCATENATE([.$K$1];TEXT([.D8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4];[.$H$3:.$H$1000];1;0)" office:value-type="string" office:string-value="" calcext:value-type="error">
            <text:p>#N/D</text:p>
          </table:table-cell>
          <table:table-cell table:style-name="ce102" table:formula="of:=NOT(ISERROR([.R844]))" office:value-type="boolean" office:boolean-value="false" calcext:value-type="boolean">
            <text:p>FALSO</text:p>
          </table:table-cell>
          <table:table-cell/>
          <table:table-cell table:formula="of:=VLOOKUP([.$F844];[.$F$3:.$F843];1;0)" office:value-type="string" office:string-value="" calcext:value-type="error">
            <text:p>#N/D</text:p>
          </table:table-cell>
          <table:table-cell table:style-name="ce102" table:formula="of:=NOT(ISERROR([.U844]))" office:value-type="boolean" office:boolean-value="false" calcext:value-type="boolean">
            <text:p>FALSO</text:p>
          </table:table-cell>
          <table:table-cell table:formula="of:=VLOOKUP([.$F844];[.$F845:.$F$1000];1;0)" office:value-type="string" office:string-value="" calcext:value-type="error">
            <text:p>#N/D</text:p>
          </table:table-cell>
          <table:table-cell table:style-name="ce102" table:formula="of:=NOT(ISERROR([.W8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5])&gt;0;HYPERLINK(CONCATENATE(['file:///C:/Users/Txinto%20Vaz/Desktop/req_rees-core/uploading/RqUpload.ods'#$Dict.$B$1];&quot;issues/&quot;;[.B845]);CONCATENATE(&quot;#&quot;;[.B845]));&quot;&quot;)">
            <text:p/>
          </table:table-cell>
          <table:table-cell table:style-name="ce27" table:formula="of:=IF(LEN([.F845])&gt;0;MAX([.D$3:.D844])+1;&quot;&quot;)">
            <text:p/>
          </table:table-cell>
          <table:table-cell table:style-name="ce29" table:formula="of:=IF(LEN([.D845])&gt;0;CONCATENATE([.$K$1];TEXT([.D8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5];[.$H$3:.$H$1000];1;0)" office:value-type="string" office:string-value="" calcext:value-type="error">
            <text:p>#N/D</text:p>
          </table:table-cell>
          <table:table-cell table:style-name="ce102" table:formula="of:=NOT(ISERROR([.R845]))" office:value-type="boolean" office:boolean-value="false" calcext:value-type="boolean">
            <text:p>FALSO</text:p>
          </table:table-cell>
          <table:table-cell/>
          <table:table-cell table:formula="of:=VLOOKUP([.$F845];[.$F$3:.$F844];1;0)" office:value-type="string" office:string-value="" calcext:value-type="error">
            <text:p>#N/D</text:p>
          </table:table-cell>
          <table:table-cell table:style-name="ce102" table:formula="of:=NOT(ISERROR([.U845]))" office:value-type="boolean" office:boolean-value="false" calcext:value-type="boolean">
            <text:p>FALSO</text:p>
          </table:table-cell>
          <table:table-cell table:formula="of:=VLOOKUP([.$F845];[.$F846:.$F$1000];1;0)" office:value-type="string" office:string-value="" calcext:value-type="error">
            <text:p>#N/D</text:p>
          </table:table-cell>
          <table:table-cell table:style-name="ce102" table:formula="of:=NOT(ISERROR([.W8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6])&gt;0;HYPERLINK(CONCATENATE(['file:///C:/Users/Txinto%20Vaz/Desktop/req_rees-core/uploading/RqUpload.ods'#$Dict.$B$1];&quot;issues/&quot;;[.B846]);CONCATENATE(&quot;#&quot;;[.B846]));&quot;&quot;)">
            <text:p/>
          </table:table-cell>
          <table:table-cell table:style-name="ce27" table:formula="of:=IF(LEN([.F846])&gt;0;MAX([.D$3:.D845])+1;&quot;&quot;)">
            <text:p/>
          </table:table-cell>
          <table:table-cell table:style-name="ce29" table:formula="of:=IF(LEN([.D846])&gt;0;CONCATENATE([.$K$1];TEXT([.D8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6];[.$H$3:.$H$1000];1;0)" office:value-type="string" office:string-value="" calcext:value-type="error">
            <text:p>#N/D</text:p>
          </table:table-cell>
          <table:table-cell table:style-name="ce102" table:formula="of:=NOT(ISERROR([.R846]))" office:value-type="boolean" office:boolean-value="false" calcext:value-type="boolean">
            <text:p>FALSO</text:p>
          </table:table-cell>
          <table:table-cell/>
          <table:table-cell table:formula="of:=VLOOKUP([.$F846];[.$F$3:.$F845];1;0)" office:value-type="string" office:string-value="" calcext:value-type="error">
            <text:p>#N/D</text:p>
          </table:table-cell>
          <table:table-cell table:style-name="ce102" table:formula="of:=NOT(ISERROR([.U846]))" office:value-type="boolean" office:boolean-value="false" calcext:value-type="boolean">
            <text:p>FALSO</text:p>
          </table:table-cell>
          <table:table-cell table:formula="of:=VLOOKUP([.$F846];[.$F847:.$F$1000];1;0)" office:value-type="string" office:string-value="" calcext:value-type="error">
            <text:p>#N/D</text:p>
          </table:table-cell>
          <table:table-cell table:style-name="ce102" table:formula="of:=NOT(ISERROR([.W8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7])&gt;0;HYPERLINK(CONCATENATE(['file:///C:/Users/Txinto%20Vaz/Desktop/req_rees-core/uploading/RqUpload.ods'#$Dict.$B$1];&quot;issues/&quot;;[.B847]);CONCATENATE(&quot;#&quot;;[.B847]));&quot;&quot;)">
            <text:p/>
          </table:table-cell>
          <table:table-cell table:style-name="ce27" table:formula="of:=IF(LEN([.F847])&gt;0;MAX([.D$3:.D846])+1;&quot;&quot;)">
            <text:p/>
          </table:table-cell>
          <table:table-cell table:style-name="ce29" table:formula="of:=IF(LEN([.D847])&gt;0;CONCATENATE([.$K$1];TEXT([.D8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7];[.$H$3:.$H$1000];1;0)" office:value-type="string" office:string-value="" calcext:value-type="error">
            <text:p>#N/D</text:p>
          </table:table-cell>
          <table:table-cell table:style-name="ce102" table:formula="of:=NOT(ISERROR([.R847]))" office:value-type="boolean" office:boolean-value="false" calcext:value-type="boolean">
            <text:p>FALSO</text:p>
          </table:table-cell>
          <table:table-cell/>
          <table:table-cell table:formula="of:=VLOOKUP([.$F847];[.$F$3:.$F846];1;0)" office:value-type="string" office:string-value="" calcext:value-type="error">
            <text:p>#N/D</text:p>
          </table:table-cell>
          <table:table-cell table:style-name="ce102" table:formula="of:=NOT(ISERROR([.U847]))" office:value-type="boolean" office:boolean-value="false" calcext:value-type="boolean">
            <text:p>FALSO</text:p>
          </table:table-cell>
          <table:table-cell table:formula="of:=VLOOKUP([.$F847];[.$F848:.$F$1000];1;0)" office:value-type="string" office:string-value="" calcext:value-type="error">
            <text:p>#N/D</text:p>
          </table:table-cell>
          <table:table-cell table:style-name="ce102" table:formula="of:=NOT(ISERROR([.W8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8])&gt;0;HYPERLINK(CONCATENATE(['file:///C:/Users/Txinto%20Vaz/Desktop/req_rees-core/uploading/RqUpload.ods'#$Dict.$B$1];&quot;issues/&quot;;[.B848]);CONCATENATE(&quot;#&quot;;[.B848]));&quot;&quot;)">
            <text:p/>
          </table:table-cell>
          <table:table-cell table:style-name="ce27" table:formula="of:=IF(LEN([.F848])&gt;0;MAX([.D$3:.D847])+1;&quot;&quot;)">
            <text:p/>
          </table:table-cell>
          <table:table-cell table:style-name="ce29" table:formula="of:=IF(LEN([.D848])&gt;0;CONCATENATE([.$K$1];TEXT([.D8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8];[.$H$3:.$H$1000];1;0)" office:value-type="string" office:string-value="" calcext:value-type="error">
            <text:p>#N/D</text:p>
          </table:table-cell>
          <table:table-cell table:style-name="ce102" table:formula="of:=NOT(ISERROR([.R848]))" office:value-type="boolean" office:boolean-value="false" calcext:value-type="boolean">
            <text:p>FALSO</text:p>
          </table:table-cell>
          <table:table-cell/>
          <table:table-cell table:formula="of:=VLOOKUP([.$F848];[.$F$3:.$F847];1;0)" office:value-type="string" office:string-value="" calcext:value-type="error">
            <text:p>#N/D</text:p>
          </table:table-cell>
          <table:table-cell table:style-name="ce102" table:formula="of:=NOT(ISERROR([.U848]))" office:value-type="boolean" office:boolean-value="false" calcext:value-type="boolean">
            <text:p>FALSO</text:p>
          </table:table-cell>
          <table:table-cell table:formula="of:=VLOOKUP([.$F848];[.$F849:.$F$1000];1;0)" office:value-type="string" office:string-value="" calcext:value-type="error">
            <text:p>#N/D</text:p>
          </table:table-cell>
          <table:table-cell table:style-name="ce102" table:formula="of:=NOT(ISERROR([.W8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49])&gt;0;HYPERLINK(CONCATENATE(['file:///C:/Users/Txinto%20Vaz/Desktop/req_rees-core/uploading/RqUpload.ods'#$Dict.$B$1];&quot;issues/&quot;;[.B849]);CONCATENATE(&quot;#&quot;;[.B849]));&quot;&quot;)">
            <text:p/>
          </table:table-cell>
          <table:table-cell table:style-name="ce27" table:formula="of:=IF(LEN([.F849])&gt;0;MAX([.D$3:.D848])+1;&quot;&quot;)">
            <text:p/>
          </table:table-cell>
          <table:table-cell table:style-name="ce29" table:formula="of:=IF(LEN([.D849])&gt;0;CONCATENATE([.$K$1];TEXT([.D8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9];[.$H$3:.$H$1000];1;0)" office:value-type="string" office:string-value="" calcext:value-type="error">
            <text:p>#N/D</text:p>
          </table:table-cell>
          <table:table-cell table:style-name="ce102" table:formula="of:=NOT(ISERROR([.R849]))" office:value-type="boolean" office:boolean-value="false" calcext:value-type="boolean">
            <text:p>FALSO</text:p>
          </table:table-cell>
          <table:table-cell/>
          <table:table-cell table:formula="of:=VLOOKUP([.$F849];[.$F$3:.$F848];1;0)" office:value-type="string" office:string-value="" calcext:value-type="error">
            <text:p>#N/D</text:p>
          </table:table-cell>
          <table:table-cell table:style-name="ce102" table:formula="of:=NOT(ISERROR([.U849]))" office:value-type="boolean" office:boolean-value="false" calcext:value-type="boolean">
            <text:p>FALSO</text:p>
          </table:table-cell>
          <table:table-cell table:formula="of:=VLOOKUP([.$F849];[.$F850:.$F$1000];1;0)" office:value-type="string" office:string-value="" calcext:value-type="error">
            <text:p>#N/D</text:p>
          </table:table-cell>
          <table:table-cell table:style-name="ce102" table:formula="of:=NOT(ISERROR([.W8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0])&gt;0;HYPERLINK(CONCATENATE(['file:///C:/Users/Txinto%20Vaz/Desktop/req_rees-core/uploading/RqUpload.ods'#$Dict.$B$1];&quot;issues/&quot;;[.B850]);CONCATENATE(&quot;#&quot;;[.B850]));&quot;&quot;)">
            <text:p/>
          </table:table-cell>
          <table:table-cell table:style-name="ce27" table:formula="of:=IF(LEN([.F850])&gt;0;MAX([.D$3:.D849])+1;&quot;&quot;)">
            <text:p/>
          </table:table-cell>
          <table:table-cell table:style-name="ce29" table:formula="of:=IF(LEN([.D850])&gt;0;CONCATENATE([.$K$1];TEXT([.D8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0];[.$H$3:.$H$1000];1;0)" office:value-type="string" office:string-value="" calcext:value-type="error">
            <text:p>#N/D</text:p>
          </table:table-cell>
          <table:table-cell table:style-name="ce102" table:formula="of:=NOT(ISERROR([.R850]))" office:value-type="boolean" office:boolean-value="false" calcext:value-type="boolean">
            <text:p>FALSO</text:p>
          </table:table-cell>
          <table:table-cell/>
          <table:table-cell table:formula="of:=VLOOKUP([.$F850];[.$F$3:.$F849];1;0)" office:value-type="string" office:string-value="" calcext:value-type="error">
            <text:p>#N/D</text:p>
          </table:table-cell>
          <table:table-cell table:style-name="ce102" table:formula="of:=NOT(ISERROR([.U850]))" office:value-type="boolean" office:boolean-value="false" calcext:value-type="boolean">
            <text:p>FALSO</text:p>
          </table:table-cell>
          <table:table-cell table:formula="of:=VLOOKUP([.$F850];[.$F851:.$F$1000];1;0)" office:value-type="string" office:string-value="" calcext:value-type="error">
            <text:p>#N/D</text:p>
          </table:table-cell>
          <table:table-cell table:style-name="ce102" table:formula="of:=NOT(ISERROR([.W8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1])&gt;0;HYPERLINK(CONCATENATE(['file:///C:/Users/Txinto%20Vaz/Desktop/req_rees-core/uploading/RqUpload.ods'#$Dict.$B$1];&quot;issues/&quot;;[.B851]);CONCATENATE(&quot;#&quot;;[.B851]));&quot;&quot;)">
            <text:p/>
          </table:table-cell>
          <table:table-cell table:style-name="ce27" table:formula="of:=IF(LEN([.F851])&gt;0;MAX([.D$3:.D850])+1;&quot;&quot;)">
            <text:p/>
          </table:table-cell>
          <table:table-cell table:style-name="ce29" table:formula="of:=IF(LEN([.D851])&gt;0;CONCATENATE([.$K$1];TEXT([.D8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1];[.$H$3:.$H$1000];1;0)" office:value-type="string" office:string-value="" calcext:value-type="error">
            <text:p>#N/D</text:p>
          </table:table-cell>
          <table:table-cell table:style-name="ce102" table:formula="of:=NOT(ISERROR([.R851]))" office:value-type="boolean" office:boolean-value="false" calcext:value-type="boolean">
            <text:p>FALSO</text:p>
          </table:table-cell>
          <table:table-cell/>
          <table:table-cell table:formula="of:=VLOOKUP([.$F851];[.$F$3:.$F850];1;0)" office:value-type="string" office:string-value="" calcext:value-type="error">
            <text:p>#N/D</text:p>
          </table:table-cell>
          <table:table-cell table:style-name="ce102" table:formula="of:=NOT(ISERROR([.U851]))" office:value-type="boolean" office:boolean-value="false" calcext:value-type="boolean">
            <text:p>FALSO</text:p>
          </table:table-cell>
          <table:table-cell table:formula="of:=VLOOKUP([.$F851];[.$F852:.$F$1000];1;0)" office:value-type="string" office:string-value="" calcext:value-type="error">
            <text:p>#N/D</text:p>
          </table:table-cell>
          <table:table-cell table:style-name="ce102" table:formula="of:=NOT(ISERROR([.W8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2])&gt;0;HYPERLINK(CONCATENATE(['file:///C:/Users/Txinto%20Vaz/Desktop/req_rees-core/uploading/RqUpload.ods'#$Dict.$B$1];&quot;issues/&quot;;[.B852]);CONCATENATE(&quot;#&quot;;[.B852]));&quot;&quot;)">
            <text:p/>
          </table:table-cell>
          <table:table-cell table:style-name="ce27" table:formula="of:=IF(LEN([.F852])&gt;0;MAX([.D$3:.D851])+1;&quot;&quot;)">
            <text:p/>
          </table:table-cell>
          <table:table-cell table:style-name="ce29" table:formula="of:=IF(LEN([.D852])&gt;0;CONCATENATE([.$K$1];TEXT([.D8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2];[.$H$3:.$H$1000];1;0)" office:value-type="string" office:string-value="" calcext:value-type="error">
            <text:p>#N/D</text:p>
          </table:table-cell>
          <table:table-cell table:style-name="ce102" table:formula="of:=NOT(ISERROR([.R852]))" office:value-type="boolean" office:boolean-value="false" calcext:value-type="boolean">
            <text:p>FALSO</text:p>
          </table:table-cell>
          <table:table-cell/>
          <table:table-cell table:formula="of:=VLOOKUP([.$F852];[.$F$3:.$F851];1;0)" office:value-type="string" office:string-value="" calcext:value-type="error">
            <text:p>#N/D</text:p>
          </table:table-cell>
          <table:table-cell table:style-name="ce102" table:formula="of:=NOT(ISERROR([.U852]))" office:value-type="boolean" office:boolean-value="false" calcext:value-type="boolean">
            <text:p>FALSO</text:p>
          </table:table-cell>
          <table:table-cell table:formula="of:=VLOOKUP([.$F852];[.$F853:.$F$1000];1;0)" office:value-type="string" office:string-value="" calcext:value-type="error">
            <text:p>#N/D</text:p>
          </table:table-cell>
          <table:table-cell table:style-name="ce102" table:formula="of:=NOT(ISERROR([.W8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3])&gt;0;HYPERLINK(CONCATENATE(['file:///C:/Users/Txinto%20Vaz/Desktop/req_rees-core/uploading/RqUpload.ods'#$Dict.$B$1];&quot;issues/&quot;;[.B853]);CONCATENATE(&quot;#&quot;;[.B853]));&quot;&quot;)">
            <text:p/>
          </table:table-cell>
          <table:table-cell table:style-name="ce27" table:formula="of:=IF(LEN([.F853])&gt;0;MAX([.D$3:.D852])+1;&quot;&quot;)">
            <text:p/>
          </table:table-cell>
          <table:table-cell table:style-name="ce29" table:formula="of:=IF(LEN([.D853])&gt;0;CONCATENATE([.$K$1];TEXT([.D8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3];[.$H$3:.$H$1000];1;0)" office:value-type="string" office:string-value="" calcext:value-type="error">
            <text:p>#N/D</text:p>
          </table:table-cell>
          <table:table-cell table:style-name="ce102" table:formula="of:=NOT(ISERROR([.R853]))" office:value-type="boolean" office:boolean-value="false" calcext:value-type="boolean">
            <text:p>FALSO</text:p>
          </table:table-cell>
          <table:table-cell/>
          <table:table-cell table:formula="of:=VLOOKUP([.$F853];[.$F$3:.$F852];1;0)" office:value-type="string" office:string-value="" calcext:value-type="error">
            <text:p>#N/D</text:p>
          </table:table-cell>
          <table:table-cell table:style-name="ce102" table:formula="of:=NOT(ISERROR([.U853]))" office:value-type="boolean" office:boolean-value="false" calcext:value-type="boolean">
            <text:p>FALSO</text:p>
          </table:table-cell>
          <table:table-cell table:formula="of:=VLOOKUP([.$F853];[.$F854:.$F$1000];1;0)" office:value-type="string" office:string-value="" calcext:value-type="error">
            <text:p>#N/D</text:p>
          </table:table-cell>
          <table:table-cell table:style-name="ce102" table:formula="of:=NOT(ISERROR([.W8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4])&gt;0;HYPERLINK(CONCATENATE(['file:///C:/Users/Txinto%20Vaz/Desktop/req_rees-core/uploading/RqUpload.ods'#$Dict.$B$1];&quot;issues/&quot;;[.B854]);CONCATENATE(&quot;#&quot;;[.B854]));&quot;&quot;)">
            <text:p/>
          </table:table-cell>
          <table:table-cell table:style-name="ce27" table:formula="of:=IF(LEN([.F854])&gt;0;MAX([.D$3:.D853])+1;&quot;&quot;)">
            <text:p/>
          </table:table-cell>
          <table:table-cell table:style-name="ce29" table:formula="of:=IF(LEN([.D854])&gt;0;CONCATENATE([.$K$1];TEXT([.D8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4];[.$H$3:.$H$1000];1;0)" office:value-type="string" office:string-value="" calcext:value-type="error">
            <text:p>#N/D</text:p>
          </table:table-cell>
          <table:table-cell table:style-name="ce102" table:formula="of:=NOT(ISERROR([.R854]))" office:value-type="boolean" office:boolean-value="false" calcext:value-type="boolean">
            <text:p>FALSO</text:p>
          </table:table-cell>
          <table:table-cell/>
          <table:table-cell table:formula="of:=VLOOKUP([.$F854];[.$F$3:.$F853];1;0)" office:value-type="string" office:string-value="" calcext:value-type="error">
            <text:p>#N/D</text:p>
          </table:table-cell>
          <table:table-cell table:style-name="ce102" table:formula="of:=NOT(ISERROR([.U854]))" office:value-type="boolean" office:boolean-value="false" calcext:value-type="boolean">
            <text:p>FALSO</text:p>
          </table:table-cell>
          <table:table-cell table:formula="of:=VLOOKUP([.$F854];[.$F855:.$F$1000];1;0)" office:value-type="string" office:string-value="" calcext:value-type="error">
            <text:p>#N/D</text:p>
          </table:table-cell>
          <table:table-cell table:style-name="ce102" table:formula="of:=NOT(ISERROR([.W8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5])&gt;0;HYPERLINK(CONCATENATE(['file:///C:/Users/Txinto%20Vaz/Desktop/req_rees-core/uploading/RqUpload.ods'#$Dict.$B$1];&quot;issues/&quot;;[.B855]);CONCATENATE(&quot;#&quot;;[.B855]));&quot;&quot;)">
            <text:p/>
          </table:table-cell>
          <table:table-cell table:style-name="ce27" table:formula="of:=IF(LEN([.F855])&gt;0;MAX([.D$3:.D854])+1;&quot;&quot;)">
            <text:p/>
          </table:table-cell>
          <table:table-cell table:style-name="ce29" table:formula="of:=IF(LEN([.D855])&gt;0;CONCATENATE([.$K$1];TEXT([.D8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5];[.$H$3:.$H$1000];1;0)" office:value-type="string" office:string-value="" calcext:value-type="error">
            <text:p>#N/D</text:p>
          </table:table-cell>
          <table:table-cell table:style-name="ce102" table:formula="of:=NOT(ISERROR([.R855]))" office:value-type="boolean" office:boolean-value="false" calcext:value-type="boolean">
            <text:p>FALSO</text:p>
          </table:table-cell>
          <table:table-cell/>
          <table:table-cell table:formula="of:=VLOOKUP([.$F855];[.$F$3:.$F854];1;0)" office:value-type="string" office:string-value="" calcext:value-type="error">
            <text:p>#N/D</text:p>
          </table:table-cell>
          <table:table-cell table:style-name="ce102" table:formula="of:=NOT(ISERROR([.U855]))" office:value-type="boolean" office:boolean-value="false" calcext:value-type="boolean">
            <text:p>FALSO</text:p>
          </table:table-cell>
          <table:table-cell table:formula="of:=VLOOKUP([.$F855];[.$F856:.$F$1000];1;0)" office:value-type="string" office:string-value="" calcext:value-type="error">
            <text:p>#N/D</text:p>
          </table:table-cell>
          <table:table-cell table:style-name="ce102" table:formula="of:=NOT(ISERROR([.W8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6])&gt;0;HYPERLINK(CONCATENATE(['file:///C:/Users/Txinto%20Vaz/Desktop/req_rees-core/uploading/RqUpload.ods'#$Dict.$B$1];&quot;issues/&quot;;[.B856]);CONCATENATE(&quot;#&quot;;[.B856]));&quot;&quot;)">
            <text:p/>
          </table:table-cell>
          <table:table-cell table:style-name="ce27" table:formula="of:=IF(LEN([.F856])&gt;0;MAX([.D$3:.D855])+1;&quot;&quot;)">
            <text:p/>
          </table:table-cell>
          <table:table-cell table:style-name="ce29" table:formula="of:=IF(LEN([.D856])&gt;0;CONCATENATE([.$K$1];TEXT([.D8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6];[.$H$3:.$H$1000];1;0)" office:value-type="string" office:string-value="" calcext:value-type="error">
            <text:p>#N/D</text:p>
          </table:table-cell>
          <table:table-cell table:style-name="ce102" table:formula="of:=NOT(ISERROR([.R856]))" office:value-type="boolean" office:boolean-value="false" calcext:value-type="boolean">
            <text:p>FALSO</text:p>
          </table:table-cell>
          <table:table-cell/>
          <table:table-cell table:formula="of:=VLOOKUP([.$F856];[.$F$3:.$F855];1;0)" office:value-type="string" office:string-value="" calcext:value-type="error">
            <text:p>#N/D</text:p>
          </table:table-cell>
          <table:table-cell table:style-name="ce102" table:formula="of:=NOT(ISERROR([.U856]))" office:value-type="boolean" office:boolean-value="false" calcext:value-type="boolean">
            <text:p>FALSO</text:p>
          </table:table-cell>
          <table:table-cell table:formula="of:=VLOOKUP([.$F856];[.$F857:.$F$1000];1;0)" office:value-type="string" office:string-value="" calcext:value-type="error">
            <text:p>#N/D</text:p>
          </table:table-cell>
          <table:table-cell table:style-name="ce102" table:formula="of:=NOT(ISERROR([.W8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7])&gt;0;HYPERLINK(CONCATENATE(['file:///C:/Users/Txinto%20Vaz/Desktop/req_rees-core/uploading/RqUpload.ods'#$Dict.$B$1];&quot;issues/&quot;;[.B857]);CONCATENATE(&quot;#&quot;;[.B857]));&quot;&quot;)">
            <text:p/>
          </table:table-cell>
          <table:table-cell table:style-name="ce27" table:formula="of:=IF(LEN([.F857])&gt;0;MAX([.D$3:.D856])+1;&quot;&quot;)">
            <text:p/>
          </table:table-cell>
          <table:table-cell table:style-name="ce29" table:formula="of:=IF(LEN([.D857])&gt;0;CONCATENATE([.$K$1];TEXT([.D8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7];[.$H$3:.$H$1000];1;0)" office:value-type="string" office:string-value="" calcext:value-type="error">
            <text:p>#N/D</text:p>
          </table:table-cell>
          <table:table-cell table:style-name="ce102" table:formula="of:=NOT(ISERROR([.R857]))" office:value-type="boolean" office:boolean-value="false" calcext:value-type="boolean">
            <text:p>FALSO</text:p>
          </table:table-cell>
          <table:table-cell/>
          <table:table-cell table:formula="of:=VLOOKUP([.$F857];[.$F$3:.$F856];1;0)" office:value-type="string" office:string-value="" calcext:value-type="error">
            <text:p>#N/D</text:p>
          </table:table-cell>
          <table:table-cell table:style-name="ce102" table:formula="of:=NOT(ISERROR([.U857]))" office:value-type="boolean" office:boolean-value="false" calcext:value-type="boolean">
            <text:p>FALSO</text:p>
          </table:table-cell>
          <table:table-cell table:formula="of:=VLOOKUP([.$F857];[.$F858:.$F$1000];1;0)" office:value-type="string" office:string-value="" calcext:value-type="error">
            <text:p>#N/D</text:p>
          </table:table-cell>
          <table:table-cell table:style-name="ce102" table:formula="of:=NOT(ISERROR([.W8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8])&gt;0;HYPERLINK(CONCATENATE(['file:///C:/Users/Txinto%20Vaz/Desktop/req_rees-core/uploading/RqUpload.ods'#$Dict.$B$1];&quot;issues/&quot;;[.B858]);CONCATENATE(&quot;#&quot;;[.B858]));&quot;&quot;)">
            <text:p/>
          </table:table-cell>
          <table:table-cell table:style-name="ce27" table:formula="of:=IF(LEN([.F858])&gt;0;MAX([.D$3:.D857])+1;&quot;&quot;)">
            <text:p/>
          </table:table-cell>
          <table:table-cell table:style-name="ce29" table:formula="of:=IF(LEN([.D858])&gt;0;CONCATENATE([.$K$1];TEXT([.D8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8];[.$H$3:.$H$1000];1;0)" office:value-type="string" office:string-value="" calcext:value-type="error">
            <text:p>#N/D</text:p>
          </table:table-cell>
          <table:table-cell table:style-name="ce102" table:formula="of:=NOT(ISERROR([.R858]))" office:value-type="boolean" office:boolean-value="false" calcext:value-type="boolean">
            <text:p>FALSO</text:p>
          </table:table-cell>
          <table:table-cell/>
          <table:table-cell table:formula="of:=VLOOKUP([.$F858];[.$F$3:.$F857];1;0)" office:value-type="string" office:string-value="" calcext:value-type="error">
            <text:p>#N/D</text:p>
          </table:table-cell>
          <table:table-cell table:style-name="ce102" table:formula="of:=NOT(ISERROR([.U858]))" office:value-type="boolean" office:boolean-value="false" calcext:value-type="boolean">
            <text:p>FALSO</text:p>
          </table:table-cell>
          <table:table-cell table:formula="of:=VLOOKUP([.$F858];[.$F859:.$F$1000];1;0)" office:value-type="string" office:string-value="" calcext:value-type="error">
            <text:p>#N/D</text:p>
          </table:table-cell>
          <table:table-cell table:style-name="ce102" table:formula="of:=NOT(ISERROR([.W8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59])&gt;0;HYPERLINK(CONCATENATE(['file:///C:/Users/Txinto%20Vaz/Desktop/req_rees-core/uploading/RqUpload.ods'#$Dict.$B$1];&quot;issues/&quot;;[.B859]);CONCATENATE(&quot;#&quot;;[.B859]));&quot;&quot;)">
            <text:p/>
          </table:table-cell>
          <table:table-cell table:style-name="ce27" table:formula="of:=IF(LEN([.F859])&gt;0;MAX([.D$3:.D858])+1;&quot;&quot;)">
            <text:p/>
          </table:table-cell>
          <table:table-cell table:style-name="ce29" table:formula="of:=IF(LEN([.D859])&gt;0;CONCATENATE([.$K$1];TEXT([.D8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9];[.$H$3:.$H$1000];1;0)" office:value-type="string" office:string-value="" calcext:value-type="error">
            <text:p>#N/D</text:p>
          </table:table-cell>
          <table:table-cell table:style-name="ce102" table:formula="of:=NOT(ISERROR([.R859]))" office:value-type="boolean" office:boolean-value="false" calcext:value-type="boolean">
            <text:p>FALSO</text:p>
          </table:table-cell>
          <table:table-cell/>
          <table:table-cell table:formula="of:=VLOOKUP([.$F859];[.$F$3:.$F858];1;0)" office:value-type="string" office:string-value="" calcext:value-type="error">
            <text:p>#N/D</text:p>
          </table:table-cell>
          <table:table-cell table:style-name="ce102" table:formula="of:=NOT(ISERROR([.U859]))" office:value-type="boolean" office:boolean-value="false" calcext:value-type="boolean">
            <text:p>FALSO</text:p>
          </table:table-cell>
          <table:table-cell table:formula="of:=VLOOKUP([.$F859];[.$F860:.$F$1000];1;0)" office:value-type="string" office:string-value="" calcext:value-type="error">
            <text:p>#N/D</text:p>
          </table:table-cell>
          <table:table-cell table:style-name="ce102" table:formula="of:=NOT(ISERROR([.W8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0])&gt;0;HYPERLINK(CONCATENATE(['file:///C:/Users/Txinto%20Vaz/Desktop/req_rees-core/uploading/RqUpload.ods'#$Dict.$B$1];&quot;issues/&quot;;[.B860]);CONCATENATE(&quot;#&quot;;[.B860]));&quot;&quot;)">
            <text:p/>
          </table:table-cell>
          <table:table-cell table:style-name="ce27" table:formula="of:=IF(LEN([.F860])&gt;0;MAX([.D$3:.D859])+1;&quot;&quot;)">
            <text:p/>
          </table:table-cell>
          <table:table-cell table:style-name="ce29" table:formula="of:=IF(LEN([.D860])&gt;0;CONCATENATE([.$K$1];TEXT([.D8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0];[.$H$3:.$H$1000];1;0)" office:value-type="string" office:string-value="" calcext:value-type="error">
            <text:p>#N/D</text:p>
          </table:table-cell>
          <table:table-cell table:style-name="ce102" table:formula="of:=NOT(ISERROR([.R860]))" office:value-type="boolean" office:boolean-value="false" calcext:value-type="boolean">
            <text:p>FALSO</text:p>
          </table:table-cell>
          <table:table-cell/>
          <table:table-cell table:formula="of:=VLOOKUP([.$F860];[.$F$3:.$F859];1;0)" office:value-type="string" office:string-value="" calcext:value-type="error">
            <text:p>#N/D</text:p>
          </table:table-cell>
          <table:table-cell table:style-name="ce102" table:formula="of:=NOT(ISERROR([.U860]))" office:value-type="boolean" office:boolean-value="false" calcext:value-type="boolean">
            <text:p>FALSO</text:p>
          </table:table-cell>
          <table:table-cell table:formula="of:=VLOOKUP([.$F860];[.$F861:.$F$1000];1;0)" office:value-type="string" office:string-value="" calcext:value-type="error">
            <text:p>#N/D</text:p>
          </table:table-cell>
          <table:table-cell table:style-name="ce102" table:formula="of:=NOT(ISERROR([.W8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1])&gt;0;HYPERLINK(CONCATENATE(['file:///C:/Users/Txinto%20Vaz/Desktop/req_rees-core/uploading/RqUpload.ods'#$Dict.$B$1];&quot;issues/&quot;;[.B861]);CONCATENATE(&quot;#&quot;;[.B861]));&quot;&quot;)">
            <text:p/>
          </table:table-cell>
          <table:table-cell table:style-name="ce27" table:formula="of:=IF(LEN([.F861])&gt;0;MAX([.D$3:.D860])+1;&quot;&quot;)">
            <text:p/>
          </table:table-cell>
          <table:table-cell table:style-name="ce29" table:formula="of:=IF(LEN([.D861])&gt;0;CONCATENATE([.$K$1];TEXT([.D8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1];[.$H$3:.$H$1000];1;0)" office:value-type="string" office:string-value="" calcext:value-type="error">
            <text:p>#N/D</text:p>
          </table:table-cell>
          <table:table-cell table:style-name="ce102" table:formula="of:=NOT(ISERROR([.R861]))" office:value-type="boolean" office:boolean-value="false" calcext:value-type="boolean">
            <text:p>FALSO</text:p>
          </table:table-cell>
          <table:table-cell/>
          <table:table-cell table:formula="of:=VLOOKUP([.$F861];[.$F$3:.$F860];1;0)" office:value-type="string" office:string-value="" calcext:value-type="error">
            <text:p>#N/D</text:p>
          </table:table-cell>
          <table:table-cell table:style-name="ce102" table:formula="of:=NOT(ISERROR([.U861]))" office:value-type="boolean" office:boolean-value="false" calcext:value-type="boolean">
            <text:p>FALSO</text:p>
          </table:table-cell>
          <table:table-cell table:formula="of:=VLOOKUP([.$F861];[.$F862:.$F$1000];1;0)" office:value-type="string" office:string-value="" calcext:value-type="error">
            <text:p>#N/D</text:p>
          </table:table-cell>
          <table:table-cell table:style-name="ce102" table:formula="of:=NOT(ISERROR([.W8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2])&gt;0;HYPERLINK(CONCATENATE(['file:///C:/Users/Txinto%20Vaz/Desktop/req_rees-core/uploading/RqUpload.ods'#$Dict.$B$1];&quot;issues/&quot;;[.B862]);CONCATENATE(&quot;#&quot;;[.B862]));&quot;&quot;)">
            <text:p/>
          </table:table-cell>
          <table:table-cell table:style-name="ce27" table:formula="of:=IF(LEN([.F862])&gt;0;MAX([.D$3:.D861])+1;&quot;&quot;)">
            <text:p/>
          </table:table-cell>
          <table:table-cell table:style-name="ce29" table:formula="of:=IF(LEN([.D862])&gt;0;CONCATENATE([.$K$1];TEXT([.D8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2];[.$H$3:.$H$1000];1;0)" office:value-type="string" office:string-value="" calcext:value-type="error">
            <text:p>#N/D</text:p>
          </table:table-cell>
          <table:table-cell table:style-name="ce102" table:formula="of:=NOT(ISERROR([.R862]))" office:value-type="boolean" office:boolean-value="false" calcext:value-type="boolean">
            <text:p>FALSO</text:p>
          </table:table-cell>
          <table:table-cell/>
          <table:table-cell table:formula="of:=VLOOKUP([.$F862];[.$F$3:.$F861];1;0)" office:value-type="string" office:string-value="" calcext:value-type="error">
            <text:p>#N/D</text:p>
          </table:table-cell>
          <table:table-cell table:style-name="ce102" table:formula="of:=NOT(ISERROR([.U862]))" office:value-type="boolean" office:boolean-value="false" calcext:value-type="boolean">
            <text:p>FALSO</text:p>
          </table:table-cell>
          <table:table-cell table:formula="of:=VLOOKUP([.$F862];[.$F863:.$F$1000];1;0)" office:value-type="string" office:string-value="" calcext:value-type="error">
            <text:p>#N/D</text:p>
          </table:table-cell>
          <table:table-cell table:style-name="ce102" table:formula="of:=NOT(ISERROR([.W8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3])&gt;0;HYPERLINK(CONCATENATE(['file:///C:/Users/Txinto%20Vaz/Desktop/req_rees-core/uploading/RqUpload.ods'#$Dict.$B$1];&quot;issues/&quot;;[.B863]);CONCATENATE(&quot;#&quot;;[.B863]));&quot;&quot;)">
            <text:p/>
          </table:table-cell>
          <table:table-cell table:style-name="ce27" table:formula="of:=IF(LEN([.F863])&gt;0;MAX([.D$3:.D862])+1;&quot;&quot;)">
            <text:p/>
          </table:table-cell>
          <table:table-cell table:style-name="ce29" table:formula="of:=IF(LEN([.D863])&gt;0;CONCATENATE([.$K$1];TEXT([.D8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3];[.$H$3:.$H$1000];1;0)" office:value-type="string" office:string-value="" calcext:value-type="error">
            <text:p>#N/D</text:p>
          </table:table-cell>
          <table:table-cell table:style-name="ce102" table:formula="of:=NOT(ISERROR([.R863]))" office:value-type="boolean" office:boolean-value="false" calcext:value-type="boolean">
            <text:p>FALSO</text:p>
          </table:table-cell>
          <table:table-cell/>
          <table:table-cell table:formula="of:=VLOOKUP([.$F863];[.$F$3:.$F862];1;0)" office:value-type="string" office:string-value="" calcext:value-type="error">
            <text:p>#N/D</text:p>
          </table:table-cell>
          <table:table-cell table:style-name="ce102" table:formula="of:=NOT(ISERROR([.U863]))" office:value-type="boolean" office:boolean-value="false" calcext:value-type="boolean">
            <text:p>FALSO</text:p>
          </table:table-cell>
          <table:table-cell table:formula="of:=VLOOKUP([.$F863];[.$F864:.$F$1000];1;0)" office:value-type="string" office:string-value="" calcext:value-type="error">
            <text:p>#N/D</text:p>
          </table:table-cell>
          <table:table-cell table:style-name="ce102" table:formula="of:=NOT(ISERROR([.W8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4])&gt;0;HYPERLINK(CONCATENATE(['file:///C:/Users/Txinto%20Vaz/Desktop/req_rees-core/uploading/RqUpload.ods'#$Dict.$B$1];&quot;issues/&quot;;[.B864]);CONCATENATE(&quot;#&quot;;[.B864]));&quot;&quot;)">
            <text:p/>
          </table:table-cell>
          <table:table-cell table:style-name="ce27" table:formula="of:=IF(LEN([.F864])&gt;0;MAX([.D$3:.D863])+1;&quot;&quot;)">
            <text:p/>
          </table:table-cell>
          <table:table-cell table:style-name="ce29" table:formula="of:=IF(LEN([.D864])&gt;0;CONCATENATE([.$K$1];TEXT([.D8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4];[.$H$3:.$H$1000];1;0)" office:value-type="string" office:string-value="" calcext:value-type="error">
            <text:p>#N/D</text:p>
          </table:table-cell>
          <table:table-cell table:style-name="ce102" table:formula="of:=NOT(ISERROR([.R864]))" office:value-type="boolean" office:boolean-value="false" calcext:value-type="boolean">
            <text:p>FALSO</text:p>
          </table:table-cell>
          <table:table-cell/>
          <table:table-cell table:formula="of:=VLOOKUP([.$F864];[.$F$3:.$F863];1;0)" office:value-type="string" office:string-value="" calcext:value-type="error">
            <text:p>#N/D</text:p>
          </table:table-cell>
          <table:table-cell table:style-name="ce102" table:formula="of:=NOT(ISERROR([.U864]))" office:value-type="boolean" office:boolean-value="false" calcext:value-type="boolean">
            <text:p>FALSO</text:p>
          </table:table-cell>
          <table:table-cell table:formula="of:=VLOOKUP([.$F864];[.$F865:.$F$1000];1;0)" office:value-type="string" office:string-value="" calcext:value-type="error">
            <text:p>#N/D</text:p>
          </table:table-cell>
          <table:table-cell table:style-name="ce102" table:formula="of:=NOT(ISERROR([.W8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5])&gt;0;HYPERLINK(CONCATENATE(['file:///C:/Users/Txinto%20Vaz/Desktop/req_rees-core/uploading/RqUpload.ods'#$Dict.$B$1];&quot;issues/&quot;;[.B865]);CONCATENATE(&quot;#&quot;;[.B865]));&quot;&quot;)">
            <text:p/>
          </table:table-cell>
          <table:table-cell table:style-name="ce27" table:formula="of:=IF(LEN([.F865])&gt;0;MAX([.D$3:.D864])+1;&quot;&quot;)">
            <text:p/>
          </table:table-cell>
          <table:table-cell table:style-name="ce29" table:formula="of:=IF(LEN([.D865])&gt;0;CONCATENATE([.$K$1];TEXT([.D8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5];[.$H$3:.$H$1000];1;0)" office:value-type="string" office:string-value="" calcext:value-type="error">
            <text:p>#N/D</text:p>
          </table:table-cell>
          <table:table-cell table:style-name="ce102" table:formula="of:=NOT(ISERROR([.R865]))" office:value-type="boolean" office:boolean-value="false" calcext:value-type="boolean">
            <text:p>FALSO</text:p>
          </table:table-cell>
          <table:table-cell/>
          <table:table-cell table:formula="of:=VLOOKUP([.$F865];[.$F$3:.$F864];1;0)" office:value-type="string" office:string-value="" calcext:value-type="error">
            <text:p>#N/D</text:p>
          </table:table-cell>
          <table:table-cell table:style-name="ce102" table:formula="of:=NOT(ISERROR([.U865]))" office:value-type="boolean" office:boolean-value="false" calcext:value-type="boolean">
            <text:p>FALSO</text:p>
          </table:table-cell>
          <table:table-cell table:formula="of:=VLOOKUP([.$F865];[.$F866:.$F$1000];1;0)" office:value-type="string" office:string-value="" calcext:value-type="error">
            <text:p>#N/D</text:p>
          </table:table-cell>
          <table:table-cell table:style-name="ce102" table:formula="of:=NOT(ISERROR([.W8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6])&gt;0;HYPERLINK(CONCATENATE(['file:///C:/Users/Txinto%20Vaz/Desktop/req_rees-core/uploading/RqUpload.ods'#$Dict.$B$1];&quot;issues/&quot;;[.B866]);CONCATENATE(&quot;#&quot;;[.B866]));&quot;&quot;)">
            <text:p/>
          </table:table-cell>
          <table:table-cell table:style-name="ce27" table:formula="of:=IF(LEN([.F866])&gt;0;MAX([.D$3:.D865])+1;&quot;&quot;)">
            <text:p/>
          </table:table-cell>
          <table:table-cell table:style-name="ce29" table:formula="of:=IF(LEN([.D866])&gt;0;CONCATENATE([.$K$1];TEXT([.D8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6];[.$H$3:.$H$1000];1;0)" office:value-type="string" office:string-value="" calcext:value-type="error">
            <text:p>#N/D</text:p>
          </table:table-cell>
          <table:table-cell table:style-name="ce102" table:formula="of:=NOT(ISERROR([.R866]))" office:value-type="boolean" office:boolean-value="false" calcext:value-type="boolean">
            <text:p>FALSO</text:p>
          </table:table-cell>
          <table:table-cell/>
          <table:table-cell table:formula="of:=VLOOKUP([.$F866];[.$F$3:.$F865];1;0)" office:value-type="string" office:string-value="" calcext:value-type="error">
            <text:p>#N/D</text:p>
          </table:table-cell>
          <table:table-cell table:style-name="ce102" table:formula="of:=NOT(ISERROR([.U866]))" office:value-type="boolean" office:boolean-value="false" calcext:value-type="boolean">
            <text:p>FALSO</text:p>
          </table:table-cell>
          <table:table-cell table:formula="of:=VLOOKUP([.$F866];[.$F867:.$F$1000];1;0)" office:value-type="string" office:string-value="" calcext:value-type="error">
            <text:p>#N/D</text:p>
          </table:table-cell>
          <table:table-cell table:style-name="ce102" table:formula="of:=NOT(ISERROR([.W8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7])&gt;0;HYPERLINK(CONCATENATE(['file:///C:/Users/Txinto%20Vaz/Desktop/req_rees-core/uploading/RqUpload.ods'#$Dict.$B$1];&quot;issues/&quot;;[.B867]);CONCATENATE(&quot;#&quot;;[.B867]));&quot;&quot;)">
            <text:p/>
          </table:table-cell>
          <table:table-cell table:style-name="ce27" table:formula="of:=IF(LEN([.F867])&gt;0;MAX([.D$3:.D866])+1;&quot;&quot;)">
            <text:p/>
          </table:table-cell>
          <table:table-cell table:style-name="ce29" table:formula="of:=IF(LEN([.D867])&gt;0;CONCATENATE([.$K$1];TEXT([.D8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7];[.$H$3:.$H$1000];1;0)" office:value-type="string" office:string-value="" calcext:value-type="error">
            <text:p>#N/D</text:p>
          </table:table-cell>
          <table:table-cell table:style-name="ce102" table:formula="of:=NOT(ISERROR([.R867]))" office:value-type="boolean" office:boolean-value="false" calcext:value-type="boolean">
            <text:p>FALSO</text:p>
          </table:table-cell>
          <table:table-cell/>
          <table:table-cell table:formula="of:=VLOOKUP([.$F867];[.$F$3:.$F866];1;0)" office:value-type="string" office:string-value="" calcext:value-type="error">
            <text:p>#N/D</text:p>
          </table:table-cell>
          <table:table-cell table:style-name="ce102" table:formula="of:=NOT(ISERROR([.U867]))" office:value-type="boolean" office:boolean-value="false" calcext:value-type="boolean">
            <text:p>FALSO</text:p>
          </table:table-cell>
          <table:table-cell table:formula="of:=VLOOKUP([.$F867];[.$F868:.$F$1000];1;0)" office:value-type="string" office:string-value="" calcext:value-type="error">
            <text:p>#N/D</text:p>
          </table:table-cell>
          <table:table-cell table:style-name="ce102" table:formula="of:=NOT(ISERROR([.W8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8])&gt;0;HYPERLINK(CONCATENATE(['file:///C:/Users/Txinto%20Vaz/Desktop/req_rees-core/uploading/RqUpload.ods'#$Dict.$B$1];&quot;issues/&quot;;[.B868]);CONCATENATE(&quot;#&quot;;[.B868]));&quot;&quot;)">
            <text:p/>
          </table:table-cell>
          <table:table-cell table:style-name="ce27" table:formula="of:=IF(LEN([.F868])&gt;0;MAX([.D$3:.D867])+1;&quot;&quot;)">
            <text:p/>
          </table:table-cell>
          <table:table-cell table:style-name="ce29" table:formula="of:=IF(LEN([.D868])&gt;0;CONCATENATE([.$K$1];TEXT([.D8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8];[.$H$3:.$H$1000];1;0)" office:value-type="string" office:string-value="" calcext:value-type="error">
            <text:p>#N/D</text:p>
          </table:table-cell>
          <table:table-cell table:style-name="ce102" table:formula="of:=NOT(ISERROR([.R868]))" office:value-type="boolean" office:boolean-value="false" calcext:value-type="boolean">
            <text:p>FALSO</text:p>
          </table:table-cell>
          <table:table-cell/>
          <table:table-cell table:formula="of:=VLOOKUP([.$F868];[.$F$3:.$F867];1;0)" office:value-type="string" office:string-value="" calcext:value-type="error">
            <text:p>#N/D</text:p>
          </table:table-cell>
          <table:table-cell table:style-name="ce102" table:formula="of:=NOT(ISERROR([.U868]))" office:value-type="boolean" office:boolean-value="false" calcext:value-type="boolean">
            <text:p>FALSO</text:p>
          </table:table-cell>
          <table:table-cell table:formula="of:=VLOOKUP([.$F868];[.$F869:.$F$1000];1;0)" office:value-type="string" office:string-value="" calcext:value-type="error">
            <text:p>#N/D</text:p>
          </table:table-cell>
          <table:table-cell table:style-name="ce102" table:formula="of:=NOT(ISERROR([.W8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69])&gt;0;HYPERLINK(CONCATENATE(['file:///C:/Users/Txinto%20Vaz/Desktop/req_rees-core/uploading/RqUpload.ods'#$Dict.$B$1];&quot;issues/&quot;;[.B869]);CONCATENATE(&quot;#&quot;;[.B869]));&quot;&quot;)">
            <text:p/>
          </table:table-cell>
          <table:table-cell table:style-name="ce27" table:formula="of:=IF(LEN([.F869])&gt;0;MAX([.D$3:.D868])+1;&quot;&quot;)">
            <text:p/>
          </table:table-cell>
          <table:table-cell table:style-name="ce29" table:formula="of:=IF(LEN([.D869])&gt;0;CONCATENATE([.$K$1];TEXT([.D8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9];[.$H$3:.$H$1000];1;0)" office:value-type="string" office:string-value="" calcext:value-type="error">
            <text:p>#N/D</text:p>
          </table:table-cell>
          <table:table-cell table:style-name="ce102" table:formula="of:=NOT(ISERROR([.R869]))" office:value-type="boolean" office:boolean-value="false" calcext:value-type="boolean">
            <text:p>FALSO</text:p>
          </table:table-cell>
          <table:table-cell/>
          <table:table-cell table:formula="of:=VLOOKUP([.$F869];[.$F$3:.$F868];1;0)" office:value-type="string" office:string-value="" calcext:value-type="error">
            <text:p>#N/D</text:p>
          </table:table-cell>
          <table:table-cell table:style-name="ce102" table:formula="of:=NOT(ISERROR([.U869]))" office:value-type="boolean" office:boolean-value="false" calcext:value-type="boolean">
            <text:p>FALSO</text:p>
          </table:table-cell>
          <table:table-cell table:formula="of:=VLOOKUP([.$F869];[.$F870:.$F$1000];1;0)" office:value-type="string" office:string-value="" calcext:value-type="error">
            <text:p>#N/D</text:p>
          </table:table-cell>
          <table:table-cell table:style-name="ce102" table:formula="of:=NOT(ISERROR([.W8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0])&gt;0;HYPERLINK(CONCATENATE(['file:///C:/Users/Txinto%20Vaz/Desktop/req_rees-core/uploading/RqUpload.ods'#$Dict.$B$1];&quot;issues/&quot;;[.B870]);CONCATENATE(&quot;#&quot;;[.B870]));&quot;&quot;)">
            <text:p/>
          </table:table-cell>
          <table:table-cell table:style-name="ce27" table:formula="of:=IF(LEN([.F870])&gt;0;MAX([.D$3:.D869])+1;&quot;&quot;)">
            <text:p/>
          </table:table-cell>
          <table:table-cell table:style-name="ce29" table:formula="of:=IF(LEN([.D870])&gt;0;CONCATENATE([.$K$1];TEXT([.D8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0];[.$H$3:.$H$1000];1;0)" office:value-type="string" office:string-value="" calcext:value-type="error">
            <text:p>#N/D</text:p>
          </table:table-cell>
          <table:table-cell table:style-name="ce102" table:formula="of:=NOT(ISERROR([.R870]))" office:value-type="boolean" office:boolean-value="false" calcext:value-type="boolean">
            <text:p>FALSO</text:p>
          </table:table-cell>
          <table:table-cell/>
          <table:table-cell table:formula="of:=VLOOKUP([.$F870];[.$F$3:.$F869];1;0)" office:value-type="string" office:string-value="" calcext:value-type="error">
            <text:p>#N/D</text:p>
          </table:table-cell>
          <table:table-cell table:style-name="ce102" table:formula="of:=NOT(ISERROR([.U870]))" office:value-type="boolean" office:boolean-value="false" calcext:value-type="boolean">
            <text:p>FALSO</text:p>
          </table:table-cell>
          <table:table-cell table:formula="of:=VLOOKUP([.$F870];[.$F871:.$F$1000];1;0)" office:value-type="string" office:string-value="" calcext:value-type="error">
            <text:p>#N/D</text:p>
          </table:table-cell>
          <table:table-cell table:style-name="ce102" table:formula="of:=NOT(ISERROR([.W8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1])&gt;0;HYPERLINK(CONCATENATE(['file:///C:/Users/Txinto%20Vaz/Desktop/req_rees-core/uploading/RqUpload.ods'#$Dict.$B$1];&quot;issues/&quot;;[.B871]);CONCATENATE(&quot;#&quot;;[.B871]));&quot;&quot;)">
            <text:p/>
          </table:table-cell>
          <table:table-cell table:style-name="ce27" table:formula="of:=IF(LEN([.F871])&gt;0;MAX([.D$3:.D870])+1;&quot;&quot;)">
            <text:p/>
          </table:table-cell>
          <table:table-cell table:style-name="ce29" table:formula="of:=IF(LEN([.D871])&gt;0;CONCATENATE([.$K$1];TEXT([.D8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1];[.$H$3:.$H$1000];1;0)" office:value-type="string" office:string-value="" calcext:value-type="error">
            <text:p>#N/D</text:p>
          </table:table-cell>
          <table:table-cell table:style-name="ce102" table:formula="of:=NOT(ISERROR([.R871]))" office:value-type="boolean" office:boolean-value="false" calcext:value-type="boolean">
            <text:p>FALSO</text:p>
          </table:table-cell>
          <table:table-cell/>
          <table:table-cell table:formula="of:=VLOOKUP([.$F871];[.$F$3:.$F870];1;0)" office:value-type="string" office:string-value="" calcext:value-type="error">
            <text:p>#N/D</text:p>
          </table:table-cell>
          <table:table-cell table:style-name="ce102" table:formula="of:=NOT(ISERROR([.U871]))" office:value-type="boolean" office:boolean-value="false" calcext:value-type="boolean">
            <text:p>FALSO</text:p>
          </table:table-cell>
          <table:table-cell table:formula="of:=VLOOKUP([.$F871];[.$F872:.$F$1000];1;0)" office:value-type="string" office:string-value="" calcext:value-type="error">
            <text:p>#N/D</text:p>
          </table:table-cell>
          <table:table-cell table:style-name="ce102" table:formula="of:=NOT(ISERROR([.W8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2])&gt;0;HYPERLINK(CONCATENATE(['file:///C:/Users/Txinto%20Vaz/Desktop/req_rees-core/uploading/RqUpload.ods'#$Dict.$B$1];&quot;issues/&quot;;[.B872]);CONCATENATE(&quot;#&quot;;[.B872]));&quot;&quot;)">
            <text:p/>
          </table:table-cell>
          <table:table-cell table:style-name="ce27" table:formula="of:=IF(LEN([.F872])&gt;0;MAX([.D$3:.D871])+1;&quot;&quot;)">
            <text:p/>
          </table:table-cell>
          <table:table-cell table:style-name="ce29" table:formula="of:=IF(LEN([.D872])&gt;0;CONCATENATE([.$K$1];TEXT([.D8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2];[.$H$3:.$H$1000];1;0)" office:value-type="string" office:string-value="" calcext:value-type="error">
            <text:p>#N/D</text:p>
          </table:table-cell>
          <table:table-cell table:style-name="ce102" table:formula="of:=NOT(ISERROR([.R872]))" office:value-type="boolean" office:boolean-value="false" calcext:value-type="boolean">
            <text:p>FALSO</text:p>
          </table:table-cell>
          <table:table-cell/>
          <table:table-cell table:formula="of:=VLOOKUP([.$F872];[.$F$3:.$F871];1;0)" office:value-type="string" office:string-value="" calcext:value-type="error">
            <text:p>#N/D</text:p>
          </table:table-cell>
          <table:table-cell table:style-name="ce102" table:formula="of:=NOT(ISERROR([.U872]))" office:value-type="boolean" office:boolean-value="false" calcext:value-type="boolean">
            <text:p>FALSO</text:p>
          </table:table-cell>
          <table:table-cell table:formula="of:=VLOOKUP([.$F872];[.$F873:.$F$1000];1;0)" office:value-type="string" office:string-value="" calcext:value-type="error">
            <text:p>#N/D</text:p>
          </table:table-cell>
          <table:table-cell table:style-name="ce102" table:formula="of:=NOT(ISERROR([.W8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3])&gt;0;HYPERLINK(CONCATENATE(['file:///C:/Users/Txinto%20Vaz/Desktop/req_rees-core/uploading/RqUpload.ods'#$Dict.$B$1];&quot;issues/&quot;;[.B873]);CONCATENATE(&quot;#&quot;;[.B873]));&quot;&quot;)">
            <text:p/>
          </table:table-cell>
          <table:table-cell table:style-name="ce27" table:formula="of:=IF(LEN([.F873])&gt;0;MAX([.D$3:.D872])+1;&quot;&quot;)">
            <text:p/>
          </table:table-cell>
          <table:table-cell table:style-name="ce29" table:formula="of:=IF(LEN([.D873])&gt;0;CONCATENATE([.$K$1];TEXT([.D8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3];[.$H$3:.$H$1000];1;0)" office:value-type="string" office:string-value="" calcext:value-type="error">
            <text:p>#N/D</text:p>
          </table:table-cell>
          <table:table-cell table:style-name="ce102" table:formula="of:=NOT(ISERROR([.R873]))" office:value-type="boolean" office:boolean-value="false" calcext:value-type="boolean">
            <text:p>FALSO</text:p>
          </table:table-cell>
          <table:table-cell/>
          <table:table-cell table:formula="of:=VLOOKUP([.$F873];[.$F$3:.$F872];1;0)" office:value-type="string" office:string-value="" calcext:value-type="error">
            <text:p>#N/D</text:p>
          </table:table-cell>
          <table:table-cell table:style-name="ce102" table:formula="of:=NOT(ISERROR([.U873]))" office:value-type="boolean" office:boolean-value="false" calcext:value-type="boolean">
            <text:p>FALSO</text:p>
          </table:table-cell>
          <table:table-cell table:formula="of:=VLOOKUP([.$F873];[.$F874:.$F$1000];1;0)" office:value-type="string" office:string-value="" calcext:value-type="error">
            <text:p>#N/D</text:p>
          </table:table-cell>
          <table:table-cell table:style-name="ce102" table:formula="of:=NOT(ISERROR([.W8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4])&gt;0;HYPERLINK(CONCATENATE(['file:///C:/Users/Txinto%20Vaz/Desktop/req_rees-core/uploading/RqUpload.ods'#$Dict.$B$1];&quot;issues/&quot;;[.B874]);CONCATENATE(&quot;#&quot;;[.B874]));&quot;&quot;)">
            <text:p/>
          </table:table-cell>
          <table:table-cell table:style-name="ce27" table:formula="of:=IF(LEN([.F874])&gt;0;MAX([.D$3:.D873])+1;&quot;&quot;)">
            <text:p/>
          </table:table-cell>
          <table:table-cell table:style-name="ce29" table:formula="of:=IF(LEN([.D874])&gt;0;CONCATENATE([.$K$1];TEXT([.D8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4];[.$H$3:.$H$1000];1;0)" office:value-type="string" office:string-value="" calcext:value-type="error">
            <text:p>#N/D</text:p>
          </table:table-cell>
          <table:table-cell table:style-name="ce102" table:formula="of:=NOT(ISERROR([.R874]))" office:value-type="boolean" office:boolean-value="false" calcext:value-type="boolean">
            <text:p>FALSO</text:p>
          </table:table-cell>
          <table:table-cell/>
          <table:table-cell table:formula="of:=VLOOKUP([.$F874];[.$F$3:.$F873];1;0)" office:value-type="string" office:string-value="" calcext:value-type="error">
            <text:p>#N/D</text:p>
          </table:table-cell>
          <table:table-cell table:style-name="ce102" table:formula="of:=NOT(ISERROR([.U874]))" office:value-type="boolean" office:boolean-value="false" calcext:value-type="boolean">
            <text:p>FALSO</text:p>
          </table:table-cell>
          <table:table-cell table:formula="of:=VLOOKUP([.$F874];[.$F875:.$F$1000];1;0)" office:value-type="string" office:string-value="" calcext:value-type="error">
            <text:p>#N/D</text:p>
          </table:table-cell>
          <table:table-cell table:style-name="ce102" table:formula="of:=NOT(ISERROR([.W8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5])&gt;0;HYPERLINK(CONCATENATE(['file:///C:/Users/Txinto%20Vaz/Desktop/req_rees-core/uploading/RqUpload.ods'#$Dict.$B$1];&quot;issues/&quot;;[.B875]);CONCATENATE(&quot;#&quot;;[.B875]));&quot;&quot;)">
            <text:p/>
          </table:table-cell>
          <table:table-cell table:style-name="ce27" table:formula="of:=IF(LEN([.F875])&gt;0;MAX([.D$3:.D874])+1;&quot;&quot;)">
            <text:p/>
          </table:table-cell>
          <table:table-cell table:style-name="ce29" table:formula="of:=IF(LEN([.D875])&gt;0;CONCATENATE([.$K$1];TEXT([.D8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5];[.$H$3:.$H$1000];1;0)" office:value-type="string" office:string-value="" calcext:value-type="error">
            <text:p>#N/D</text:p>
          </table:table-cell>
          <table:table-cell table:style-name="ce102" table:formula="of:=NOT(ISERROR([.R875]))" office:value-type="boolean" office:boolean-value="false" calcext:value-type="boolean">
            <text:p>FALSO</text:p>
          </table:table-cell>
          <table:table-cell/>
          <table:table-cell table:formula="of:=VLOOKUP([.$F875];[.$F$3:.$F874];1;0)" office:value-type="string" office:string-value="" calcext:value-type="error">
            <text:p>#N/D</text:p>
          </table:table-cell>
          <table:table-cell table:style-name="ce102" table:formula="of:=NOT(ISERROR([.U875]))" office:value-type="boolean" office:boolean-value="false" calcext:value-type="boolean">
            <text:p>FALSO</text:p>
          </table:table-cell>
          <table:table-cell table:formula="of:=VLOOKUP([.$F875];[.$F876:.$F$1000];1;0)" office:value-type="string" office:string-value="" calcext:value-type="error">
            <text:p>#N/D</text:p>
          </table:table-cell>
          <table:table-cell table:style-name="ce102" table:formula="of:=NOT(ISERROR([.W8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6])&gt;0;HYPERLINK(CONCATENATE(['file:///C:/Users/Txinto%20Vaz/Desktop/req_rees-core/uploading/RqUpload.ods'#$Dict.$B$1];&quot;issues/&quot;;[.B876]);CONCATENATE(&quot;#&quot;;[.B876]));&quot;&quot;)">
            <text:p/>
          </table:table-cell>
          <table:table-cell table:style-name="ce27" table:formula="of:=IF(LEN([.F876])&gt;0;MAX([.D$3:.D875])+1;&quot;&quot;)">
            <text:p/>
          </table:table-cell>
          <table:table-cell table:style-name="ce29" table:formula="of:=IF(LEN([.D876])&gt;0;CONCATENATE([.$K$1];TEXT([.D8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6];[.$H$3:.$H$1000];1;0)" office:value-type="string" office:string-value="" calcext:value-type="error">
            <text:p>#N/D</text:p>
          </table:table-cell>
          <table:table-cell table:style-name="ce102" table:formula="of:=NOT(ISERROR([.R876]))" office:value-type="boolean" office:boolean-value="false" calcext:value-type="boolean">
            <text:p>FALSO</text:p>
          </table:table-cell>
          <table:table-cell/>
          <table:table-cell table:formula="of:=VLOOKUP([.$F876];[.$F$3:.$F875];1;0)" office:value-type="string" office:string-value="" calcext:value-type="error">
            <text:p>#N/D</text:p>
          </table:table-cell>
          <table:table-cell table:style-name="ce102" table:formula="of:=NOT(ISERROR([.U876]))" office:value-type="boolean" office:boolean-value="false" calcext:value-type="boolean">
            <text:p>FALSO</text:p>
          </table:table-cell>
          <table:table-cell table:formula="of:=VLOOKUP([.$F876];[.$F877:.$F$1000];1;0)" office:value-type="string" office:string-value="" calcext:value-type="error">
            <text:p>#N/D</text:p>
          </table:table-cell>
          <table:table-cell table:style-name="ce102" table:formula="of:=NOT(ISERROR([.W8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7])&gt;0;HYPERLINK(CONCATENATE(['file:///C:/Users/Txinto%20Vaz/Desktop/req_rees-core/uploading/RqUpload.ods'#$Dict.$B$1];&quot;issues/&quot;;[.B877]);CONCATENATE(&quot;#&quot;;[.B877]));&quot;&quot;)">
            <text:p/>
          </table:table-cell>
          <table:table-cell table:style-name="ce27" table:formula="of:=IF(LEN([.F877])&gt;0;MAX([.D$3:.D876])+1;&quot;&quot;)">
            <text:p/>
          </table:table-cell>
          <table:table-cell table:style-name="ce29" table:formula="of:=IF(LEN([.D877])&gt;0;CONCATENATE([.$K$1];TEXT([.D8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7];[.$H$3:.$H$1000];1;0)" office:value-type="string" office:string-value="" calcext:value-type="error">
            <text:p>#N/D</text:p>
          </table:table-cell>
          <table:table-cell table:style-name="ce102" table:formula="of:=NOT(ISERROR([.R877]))" office:value-type="boolean" office:boolean-value="false" calcext:value-type="boolean">
            <text:p>FALSO</text:p>
          </table:table-cell>
          <table:table-cell/>
          <table:table-cell table:formula="of:=VLOOKUP([.$F877];[.$F$3:.$F876];1;0)" office:value-type="string" office:string-value="" calcext:value-type="error">
            <text:p>#N/D</text:p>
          </table:table-cell>
          <table:table-cell table:style-name="ce102" table:formula="of:=NOT(ISERROR([.U877]))" office:value-type="boolean" office:boolean-value="false" calcext:value-type="boolean">
            <text:p>FALSO</text:p>
          </table:table-cell>
          <table:table-cell table:formula="of:=VLOOKUP([.$F877];[.$F878:.$F$1000];1;0)" office:value-type="string" office:string-value="" calcext:value-type="error">
            <text:p>#N/D</text:p>
          </table:table-cell>
          <table:table-cell table:style-name="ce102" table:formula="of:=NOT(ISERROR([.W8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8])&gt;0;HYPERLINK(CONCATENATE(['file:///C:/Users/Txinto%20Vaz/Desktop/req_rees-core/uploading/RqUpload.ods'#$Dict.$B$1];&quot;issues/&quot;;[.B878]);CONCATENATE(&quot;#&quot;;[.B878]));&quot;&quot;)">
            <text:p/>
          </table:table-cell>
          <table:table-cell table:style-name="ce27" table:formula="of:=IF(LEN([.F878])&gt;0;MAX([.D$3:.D877])+1;&quot;&quot;)">
            <text:p/>
          </table:table-cell>
          <table:table-cell table:style-name="ce29" table:formula="of:=IF(LEN([.D878])&gt;0;CONCATENATE([.$K$1];TEXT([.D8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8];[.$H$3:.$H$1000];1;0)" office:value-type="string" office:string-value="" calcext:value-type="error">
            <text:p>#N/D</text:p>
          </table:table-cell>
          <table:table-cell table:style-name="ce102" table:formula="of:=NOT(ISERROR([.R878]))" office:value-type="boolean" office:boolean-value="false" calcext:value-type="boolean">
            <text:p>FALSO</text:p>
          </table:table-cell>
          <table:table-cell/>
          <table:table-cell table:formula="of:=VLOOKUP([.$F878];[.$F$3:.$F877];1;0)" office:value-type="string" office:string-value="" calcext:value-type="error">
            <text:p>#N/D</text:p>
          </table:table-cell>
          <table:table-cell table:style-name="ce102" table:formula="of:=NOT(ISERROR([.U878]))" office:value-type="boolean" office:boolean-value="false" calcext:value-type="boolean">
            <text:p>FALSO</text:p>
          </table:table-cell>
          <table:table-cell table:formula="of:=VLOOKUP([.$F878];[.$F879:.$F$1000];1;0)" office:value-type="string" office:string-value="" calcext:value-type="error">
            <text:p>#N/D</text:p>
          </table:table-cell>
          <table:table-cell table:style-name="ce102" table:formula="of:=NOT(ISERROR([.W8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79])&gt;0;HYPERLINK(CONCATENATE(['file:///C:/Users/Txinto%20Vaz/Desktop/req_rees-core/uploading/RqUpload.ods'#$Dict.$B$1];&quot;issues/&quot;;[.B879]);CONCATENATE(&quot;#&quot;;[.B879]));&quot;&quot;)">
            <text:p/>
          </table:table-cell>
          <table:table-cell table:style-name="ce27" table:formula="of:=IF(LEN([.F879])&gt;0;MAX([.D$3:.D878])+1;&quot;&quot;)">
            <text:p/>
          </table:table-cell>
          <table:table-cell table:style-name="ce29" table:formula="of:=IF(LEN([.D879])&gt;0;CONCATENATE([.$K$1];TEXT([.D8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9];[.$H$3:.$H$1000];1;0)" office:value-type="string" office:string-value="" calcext:value-type="error">
            <text:p>#N/D</text:p>
          </table:table-cell>
          <table:table-cell table:style-name="ce102" table:formula="of:=NOT(ISERROR([.R879]))" office:value-type="boolean" office:boolean-value="false" calcext:value-type="boolean">
            <text:p>FALSO</text:p>
          </table:table-cell>
          <table:table-cell/>
          <table:table-cell table:formula="of:=VLOOKUP([.$F879];[.$F$3:.$F878];1;0)" office:value-type="string" office:string-value="" calcext:value-type="error">
            <text:p>#N/D</text:p>
          </table:table-cell>
          <table:table-cell table:style-name="ce102" table:formula="of:=NOT(ISERROR([.U879]))" office:value-type="boolean" office:boolean-value="false" calcext:value-type="boolean">
            <text:p>FALSO</text:p>
          </table:table-cell>
          <table:table-cell table:formula="of:=VLOOKUP([.$F879];[.$F880:.$F$1000];1;0)" office:value-type="string" office:string-value="" calcext:value-type="error">
            <text:p>#N/D</text:p>
          </table:table-cell>
          <table:table-cell table:style-name="ce102" table:formula="of:=NOT(ISERROR([.W8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0])&gt;0;HYPERLINK(CONCATENATE(['file:///C:/Users/Txinto%20Vaz/Desktop/req_rees-core/uploading/RqUpload.ods'#$Dict.$B$1];&quot;issues/&quot;;[.B880]);CONCATENATE(&quot;#&quot;;[.B880]));&quot;&quot;)">
            <text:p/>
          </table:table-cell>
          <table:table-cell table:style-name="ce27" table:formula="of:=IF(LEN([.F880])&gt;0;MAX([.D$3:.D879])+1;&quot;&quot;)">
            <text:p/>
          </table:table-cell>
          <table:table-cell table:style-name="ce29" table:formula="of:=IF(LEN([.D880])&gt;0;CONCATENATE([.$K$1];TEXT([.D8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0];[.$H$3:.$H$1000];1;0)" office:value-type="string" office:string-value="" calcext:value-type="error">
            <text:p>#N/D</text:p>
          </table:table-cell>
          <table:table-cell table:style-name="ce102" table:formula="of:=NOT(ISERROR([.R880]))" office:value-type="boolean" office:boolean-value="false" calcext:value-type="boolean">
            <text:p>FALSO</text:p>
          </table:table-cell>
          <table:table-cell/>
          <table:table-cell table:formula="of:=VLOOKUP([.$F880];[.$F$3:.$F879];1;0)" office:value-type="string" office:string-value="" calcext:value-type="error">
            <text:p>#N/D</text:p>
          </table:table-cell>
          <table:table-cell table:style-name="ce102" table:formula="of:=NOT(ISERROR([.U880]))" office:value-type="boolean" office:boolean-value="false" calcext:value-type="boolean">
            <text:p>FALSO</text:p>
          </table:table-cell>
          <table:table-cell table:formula="of:=VLOOKUP([.$F880];[.$F881:.$F$1000];1;0)" office:value-type="string" office:string-value="" calcext:value-type="error">
            <text:p>#N/D</text:p>
          </table:table-cell>
          <table:table-cell table:style-name="ce102" table:formula="of:=NOT(ISERROR([.W8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1])&gt;0;HYPERLINK(CONCATENATE(['file:///C:/Users/Txinto%20Vaz/Desktop/req_rees-core/uploading/RqUpload.ods'#$Dict.$B$1];&quot;issues/&quot;;[.B881]);CONCATENATE(&quot;#&quot;;[.B881]));&quot;&quot;)">
            <text:p/>
          </table:table-cell>
          <table:table-cell table:style-name="ce27" table:formula="of:=IF(LEN([.F881])&gt;0;MAX([.D$3:.D880])+1;&quot;&quot;)">
            <text:p/>
          </table:table-cell>
          <table:table-cell table:style-name="ce29" table:formula="of:=IF(LEN([.D881])&gt;0;CONCATENATE([.$K$1];TEXT([.D8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1];[.$H$3:.$H$1000];1;0)" office:value-type="string" office:string-value="" calcext:value-type="error">
            <text:p>#N/D</text:p>
          </table:table-cell>
          <table:table-cell table:style-name="ce102" table:formula="of:=NOT(ISERROR([.R881]))" office:value-type="boolean" office:boolean-value="false" calcext:value-type="boolean">
            <text:p>FALSO</text:p>
          </table:table-cell>
          <table:table-cell/>
          <table:table-cell table:formula="of:=VLOOKUP([.$F881];[.$F$3:.$F880];1;0)" office:value-type="string" office:string-value="" calcext:value-type="error">
            <text:p>#N/D</text:p>
          </table:table-cell>
          <table:table-cell table:style-name="ce102" table:formula="of:=NOT(ISERROR([.U881]))" office:value-type="boolean" office:boolean-value="false" calcext:value-type="boolean">
            <text:p>FALSO</text:p>
          </table:table-cell>
          <table:table-cell table:formula="of:=VLOOKUP([.$F881];[.$F882:.$F$1000];1;0)" office:value-type="string" office:string-value="" calcext:value-type="error">
            <text:p>#N/D</text:p>
          </table:table-cell>
          <table:table-cell table:style-name="ce102" table:formula="of:=NOT(ISERROR([.W8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2])&gt;0;HYPERLINK(CONCATENATE(['file:///C:/Users/Txinto%20Vaz/Desktop/req_rees-core/uploading/RqUpload.ods'#$Dict.$B$1];&quot;issues/&quot;;[.B882]);CONCATENATE(&quot;#&quot;;[.B882]));&quot;&quot;)">
            <text:p/>
          </table:table-cell>
          <table:table-cell table:style-name="ce27" table:formula="of:=IF(LEN([.F882])&gt;0;MAX([.D$3:.D881])+1;&quot;&quot;)">
            <text:p/>
          </table:table-cell>
          <table:table-cell table:style-name="ce29" table:formula="of:=IF(LEN([.D882])&gt;0;CONCATENATE([.$K$1];TEXT([.D8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2];[.$H$3:.$H$1000];1;0)" office:value-type="string" office:string-value="" calcext:value-type="error">
            <text:p>#N/D</text:p>
          </table:table-cell>
          <table:table-cell table:style-name="ce102" table:formula="of:=NOT(ISERROR([.R882]))" office:value-type="boolean" office:boolean-value="false" calcext:value-type="boolean">
            <text:p>FALSO</text:p>
          </table:table-cell>
          <table:table-cell/>
          <table:table-cell table:formula="of:=VLOOKUP([.$F882];[.$F$3:.$F881];1;0)" office:value-type="string" office:string-value="" calcext:value-type="error">
            <text:p>#N/D</text:p>
          </table:table-cell>
          <table:table-cell table:style-name="ce102" table:formula="of:=NOT(ISERROR([.U882]))" office:value-type="boolean" office:boolean-value="false" calcext:value-type="boolean">
            <text:p>FALSO</text:p>
          </table:table-cell>
          <table:table-cell table:formula="of:=VLOOKUP([.$F882];[.$F883:.$F$1000];1;0)" office:value-type="string" office:string-value="" calcext:value-type="error">
            <text:p>#N/D</text:p>
          </table:table-cell>
          <table:table-cell table:style-name="ce102" table:formula="of:=NOT(ISERROR([.W8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3])&gt;0;HYPERLINK(CONCATENATE(['file:///C:/Users/Txinto%20Vaz/Desktop/req_rees-core/uploading/RqUpload.ods'#$Dict.$B$1];&quot;issues/&quot;;[.B883]);CONCATENATE(&quot;#&quot;;[.B883]));&quot;&quot;)">
            <text:p/>
          </table:table-cell>
          <table:table-cell table:style-name="ce27" table:formula="of:=IF(LEN([.F883])&gt;0;MAX([.D$3:.D882])+1;&quot;&quot;)">
            <text:p/>
          </table:table-cell>
          <table:table-cell table:style-name="ce29" table:formula="of:=IF(LEN([.D883])&gt;0;CONCATENATE([.$K$1];TEXT([.D8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3];[.$H$3:.$H$1000];1;0)" office:value-type="string" office:string-value="" calcext:value-type="error">
            <text:p>#N/D</text:p>
          </table:table-cell>
          <table:table-cell table:style-name="ce102" table:formula="of:=NOT(ISERROR([.R883]))" office:value-type="boolean" office:boolean-value="false" calcext:value-type="boolean">
            <text:p>FALSO</text:p>
          </table:table-cell>
          <table:table-cell/>
          <table:table-cell table:formula="of:=VLOOKUP([.$F883];[.$F$3:.$F882];1;0)" office:value-type="string" office:string-value="" calcext:value-type="error">
            <text:p>#N/D</text:p>
          </table:table-cell>
          <table:table-cell table:style-name="ce102" table:formula="of:=NOT(ISERROR([.U883]))" office:value-type="boolean" office:boolean-value="false" calcext:value-type="boolean">
            <text:p>FALSO</text:p>
          </table:table-cell>
          <table:table-cell table:formula="of:=VLOOKUP([.$F883];[.$F884:.$F$1000];1;0)" office:value-type="string" office:string-value="" calcext:value-type="error">
            <text:p>#N/D</text:p>
          </table:table-cell>
          <table:table-cell table:style-name="ce102" table:formula="of:=NOT(ISERROR([.W8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4])&gt;0;HYPERLINK(CONCATENATE(['file:///C:/Users/Txinto%20Vaz/Desktop/req_rees-core/uploading/RqUpload.ods'#$Dict.$B$1];&quot;issues/&quot;;[.B884]);CONCATENATE(&quot;#&quot;;[.B884]));&quot;&quot;)">
            <text:p/>
          </table:table-cell>
          <table:table-cell table:style-name="ce27" table:formula="of:=IF(LEN([.F884])&gt;0;MAX([.D$3:.D883])+1;&quot;&quot;)">
            <text:p/>
          </table:table-cell>
          <table:table-cell table:style-name="ce29" table:formula="of:=IF(LEN([.D884])&gt;0;CONCATENATE([.$K$1];TEXT([.D8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4];[.$H$3:.$H$1000];1;0)" office:value-type="string" office:string-value="" calcext:value-type="error">
            <text:p>#N/D</text:p>
          </table:table-cell>
          <table:table-cell table:style-name="ce102" table:formula="of:=NOT(ISERROR([.R884]))" office:value-type="boolean" office:boolean-value="false" calcext:value-type="boolean">
            <text:p>FALSO</text:p>
          </table:table-cell>
          <table:table-cell/>
          <table:table-cell table:formula="of:=VLOOKUP([.$F884];[.$F$3:.$F883];1;0)" office:value-type="string" office:string-value="" calcext:value-type="error">
            <text:p>#N/D</text:p>
          </table:table-cell>
          <table:table-cell table:style-name="ce102" table:formula="of:=NOT(ISERROR([.U884]))" office:value-type="boolean" office:boolean-value="false" calcext:value-type="boolean">
            <text:p>FALSO</text:p>
          </table:table-cell>
          <table:table-cell table:formula="of:=VLOOKUP([.$F884];[.$F885:.$F$1000];1;0)" office:value-type="string" office:string-value="" calcext:value-type="error">
            <text:p>#N/D</text:p>
          </table:table-cell>
          <table:table-cell table:style-name="ce102" table:formula="of:=NOT(ISERROR([.W8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5])&gt;0;HYPERLINK(CONCATENATE(['file:///C:/Users/Txinto%20Vaz/Desktop/req_rees-core/uploading/RqUpload.ods'#$Dict.$B$1];&quot;issues/&quot;;[.B885]);CONCATENATE(&quot;#&quot;;[.B885]));&quot;&quot;)">
            <text:p/>
          </table:table-cell>
          <table:table-cell table:style-name="ce27" table:formula="of:=IF(LEN([.F885])&gt;0;MAX([.D$3:.D884])+1;&quot;&quot;)">
            <text:p/>
          </table:table-cell>
          <table:table-cell table:style-name="ce29" table:formula="of:=IF(LEN([.D885])&gt;0;CONCATENATE([.$K$1];TEXT([.D8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5];[.$H$3:.$H$1000];1;0)" office:value-type="string" office:string-value="" calcext:value-type="error">
            <text:p>#N/D</text:p>
          </table:table-cell>
          <table:table-cell table:style-name="ce102" table:formula="of:=NOT(ISERROR([.R885]))" office:value-type="boolean" office:boolean-value="false" calcext:value-type="boolean">
            <text:p>FALSO</text:p>
          </table:table-cell>
          <table:table-cell/>
          <table:table-cell table:formula="of:=VLOOKUP([.$F885];[.$F$3:.$F884];1;0)" office:value-type="string" office:string-value="" calcext:value-type="error">
            <text:p>#N/D</text:p>
          </table:table-cell>
          <table:table-cell table:style-name="ce102" table:formula="of:=NOT(ISERROR([.U885]))" office:value-type="boolean" office:boolean-value="false" calcext:value-type="boolean">
            <text:p>FALSO</text:p>
          </table:table-cell>
          <table:table-cell table:formula="of:=VLOOKUP([.$F885];[.$F886:.$F$1000];1;0)" office:value-type="string" office:string-value="" calcext:value-type="error">
            <text:p>#N/D</text:p>
          </table:table-cell>
          <table:table-cell table:style-name="ce102" table:formula="of:=NOT(ISERROR([.W8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6])&gt;0;HYPERLINK(CONCATENATE(['file:///C:/Users/Txinto%20Vaz/Desktop/req_rees-core/uploading/RqUpload.ods'#$Dict.$B$1];&quot;issues/&quot;;[.B886]);CONCATENATE(&quot;#&quot;;[.B886]));&quot;&quot;)">
            <text:p/>
          </table:table-cell>
          <table:table-cell table:style-name="ce27" table:formula="of:=IF(LEN([.F886])&gt;0;MAX([.D$3:.D885])+1;&quot;&quot;)">
            <text:p/>
          </table:table-cell>
          <table:table-cell table:style-name="ce29" table:formula="of:=IF(LEN([.D886])&gt;0;CONCATENATE([.$K$1];TEXT([.D8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6];[.$H$3:.$H$1000];1;0)" office:value-type="string" office:string-value="" calcext:value-type="error">
            <text:p>#N/D</text:p>
          </table:table-cell>
          <table:table-cell table:style-name="ce102" table:formula="of:=NOT(ISERROR([.R886]))" office:value-type="boolean" office:boolean-value="false" calcext:value-type="boolean">
            <text:p>FALSO</text:p>
          </table:table-cell>
          <table:table-cell/>
          <table:table-cell table:formula="of:=VLOOKUP([.$F886];[.$F$3:.$F885];1;0)" office:value-type="string" office:string-value="" calcext:value-type="error">
            <text:p>#N/D</text:p>
          </table:table-cell>
          <table:table-cell table:style-name="ce102" table:formula="of:=NOT(ISERROR([.U886]))" office:value-type="boolean" office:boolean-value="false" calcext:value-type="boolean">
            <text:p>FALSO</text:p>
          </table:table-cell>
          <table:table-cell table:formula="of:=VLOOKUP([.$F886];[.$F887:.$F$1000];1;0)" office:value-type="string" office:string-value="" calcext:value-type="error">
            <text:p>#N/D</text:p>
          </table:table-cell>
          <table:table-cell table:style-name="ce102" table:formula="of:=NOT(ISERROR([.W8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7])&gt;0;HYPERLINK(CONCATENATE(['file:///C:/Users/Txinto%20Vaz/Desktop/req_rees-core/uploading/RqUpload.ods'#$Dict.$B$1];&quot;issues/&quot;;[.B887]);CONCATENATE(&quot;#&quot;;[.B887]));&quot;&quot;)">
            <text:p/>
          </table:table-cell>
          <table:table-cell table:style-name="ce27" table:formula="of:=IF(LEN([.F887])&gt;0;MAX([.D$3:.D886])+1;&quot;&quot;)">
            <text:p/>
          </table:table-cell>
          <table:table-cell table:style-name="ce29" table:formula="of:=IF(LEN([.D887])&gt;0;CONCATENATE([.$K$1];TEXT([.D8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7];[.$H$3:.$H$1000];1;0)" office:value-type="string" office:string-value="" calcext:value-type="error">
            <text:p>#N/D</text:p>
          </table:table-cell>
          <table:table-cell table:style-name="ce102" table:formula="of:=NOT(ISERROR([.R887]))" office:value-type="boolean" office:boolean-value="false" calcext:value-type="boolean">
            <text:p>FALSO</text:p>
          </table:table-cell>
          <table:table-cell/>
          <table:table-cell table:formula="of:=VLOOKUP([.$F887];[.$F$3:.$F886];1;0)" office:value-type="string" office:string-value="" calcext:value-type="error">
            <text:p>#N/D</text:p>
          </table:table-cell>
          <table:table-cell table:style-name="ce102" table:formula="of:=NOT(ISERROR([.U887]))" office:value-type="boolean" office:boolean-value="false" calcext:value-type="boolean">
            <text:p>FALSO</text:p>
          </table:table-cell>
          <table:table-cell table:formula="of:=VLOOKUP([.$F887];[.$F888:.$F$1000];1;0)" office:value-type="string" office:string-value="" calcext:value-type="error">
            <text:p>#N/D</text:p>
          </table:table-cell>
          <table:table-cell table:style-name="ce102" table:formula="of:=NOT(ISERROR([.W8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8])&gt;0;HYPERLINK(CONCATENATE(['file:///C:/Users/Txinto%20Vaz/Desktop/req_rees-core/uploading/RqUpload.ods'#$Dict.$B$1];&quot;issues/&quot;;[.B888]);CONCATENATE(&quot;#&quot;;[.B888]));&quot;&quot;)">
            <text:p/>
          </table:table-cell>
          <table:table-cell table:style-name="ce27" table:formula="of:=IF(LEN([.F888])&gt;0;MAX([.D$3:.D887])+1;&quot;&quot;)">
            <text:p/>
          </table:table-cell>
          <table:table-cell table:style-name="ce29" table:formula="of:=IF(LEN([.D888])&gt;0;CONCATENATE([.$K$1];TEXT([.D8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8];[.$H$3:.$H$1000];1;0)" office:value-type="string" office:string-value="" calcext:value-type="error">
            <text:p>#N/D</text:p>
          </table:table-cell>
          <table:table-cell table:style-name="ce102" table:formula="of:=NOT(ISERROR([.R888]))" office:value-type="boolean" office:boolean-value="false" calcext:value-type="boolean">
            <text:p>FALSO</text:p>
          </table:table-cell>
          <table:table-cell/>
          <table:table-cell table:formula="of:=VLOOKUP([.$F888];[.$F$3:.$F887];1;0)" office:value-type="string" office:string-value="" calcext:value-type="error">
            <text:p>#N/D</text:p>
          </table:table-cell>
          <table:table-cell table:style-name="ce102" table:formula="of:=NOT(ISERROR([.U888]))" office:value-type="boolean" office:boolean-value="false" calcext:value-type="boolean">
            <text:p>FALSO</text:p>
          </table:table-cell>
          <table:table-cell table:formula="of:=VLOOKUP([.$F888];[.$F889:.$F$1000];1;0)" office:value-type="string" office:string-value="" calcext:value-type="error">
            <text:p>#N/D</text:p>
          </table:table-cell>
          <table:table-cell table:style-name="ce102" table:formula="of:=NOT(ISERROR([.W8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89])&gt;0;HYPERLINK(CONCATENATE(['file:///C:/Users/Txinto%20Vaz/Desktop/req_rees-core/uploading/RqUpload.ods'#$Dict.$B$1];&quot;issues/&quot;;[.B889]);CONCATENATE(&quot;#&quot;;[.B889]));&quot;&quot;)">
            <text:p/>
          </table:table-cell>
          <table:table-cell table:style-name="ce27" table:formula="of:=IF(LEN([.F889])&gt;0;MAX([.D$3:.D888])+1;&quot;&quot;)">
            <text:p/>
          </table:table-cell>
          <table:table-cell table:style-name="ce29" table:formula="of:=IF(LEN([.D889])&gt;0;CONCATENATE([.$K$1];TEXT([.D8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9];[.$H$3:.$H$1000];1;0)" office:value-type="string" office:string-value="" calcext:value-type="error">
            <text:p>#N/D</text:p>
          </table:table-cell>
          <table:table-cell table:style-name="ce102" table:formula="of:=NOT(ISERROR([.R889]))" office:value-type="boolean" office:boolean-value="false" calcext:value-type="boolean">
            <text:p>FALSO</text:p>
          </table:table-cell>
          <table:table-cell/>
          <table:table-cell table:formula="of:=VLOOKUP([.$F889];[.$F$3:.$F888];1;0)" office:value-type="string" office:string-value="" calcext:value-type="error">
            <text:p>#N/D</text:p>
          </table:table-cell>
          <table:table-cell table:style-name="ce102" table:formula="of:=NOT(ISERROR([.U889]))" office:value-type="boolean" office:boolean-value="false" calcext:value-type="boolean">
            <text:p>FALSO</text:p>
          </table:table-cell>
          <table:table-cell table:formula="of:=VLOOKUP([.$F889];[.$F890:.$F$1000];1;0)" office:value-type="string" office:string-value="" calcext:value-type="error">
            <text:p>#N/D</text:p>
          </table:table-cell>
          <table:table-cell table:style-name="ce102" table:formula="of:=NOT(ISERROR([.W8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0])&gt;0;HYPERLINK(CONCATENATE(['file:///C:/Users/Txinto%20Vaz/Desktop/req_rees-core/uploading/RqUpload.ods'#$Dict.$B$1];&quot;issues/&quot;;[.B890]);CONCATENATE(&quot;#&quot;;[.B890]));&quot;&quot;)">
            <text:p/>
          </table:table-cell>
          <table:table-cell table:style-name="ce27" table:formula="of:=IF(LEN([.F890])&gt;0;MAX([.D$3:.D889])+1;&quot;&quot;)">
            <text:p/>
          </table:table-cell>
          <table:table-cell table:style-name="ce29" table:formula="of:=IF(LEN([.D890])&gt;0;CONCATENATE([.$K$1];TEXT([.D8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0];[.$H$3:.$H$1000];1;0)" office:value-type="string" office:string-value="" calcext:value-type="error">
            <text:p>#N/D</text:p>
          </table:table-cell>
          <table:table-cell table:style-name="ce102" table:formula="of:=NOT(ISERROR([.R890]))" office:value-type="boolean" office:boolean-value="false" calcext:value-type="boolean">
            <text:p>FALSO</text:p>
          </table:table-cell>
          <table:table-cell/>
          <table:table-cell table:formula="of:=VLOOKUP([.$F890];[.$F$3:.$F889];1;0)" office:value-type="string" office:string-value="" calcext:value-type="error">
            <text:p>#N/D</text:p>
          </table:table-cell>
          <table:table-cell table:style-name="ce102" table:formula="of:=NOT(ISERROR([.U890]))" office:value-type="boolean" office:boolean-value="false" calcext:value-type="boolean">
            <text:p>FALSO</text:p>
          </table:table-cell>
          <table:table-cell table:formula="of:=VLOOKUP([.$F890];[.$F891:.$F$1000];1;0)" office:value-type="string" office:string-value="" calcext:value-type="error">
            <text:p>#N/D</text:p>
          </table:table-cell>
          <table:table-cell table:style-name="ce102" table:formula="of:=NOT(ISERROR([.W8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1])&gt;0;HYPERLINK(CONCATENATE(['file:///C:/Users/Txinto%20Vaz/Desktop/req_rees-core/uploading/RqUpload.ods'#$Dict.$B$1];&quot;issues/&quot;;[.B891]);CONCATENATE(&quot;#&quot;;[.B891]));&quot;&quot;)">
            <text:p/>
          </table:table-cell>
          <table:table-cell table:style-name="ce27" table:formula="of:=IF(LEN([.F891])&gt;0;MAX([.D$3:.D890])+1;&quot;&quot;)">
            <text:p/>
          </table:table-cell>
          <table:table-cell table:style-name="ce29" table:formula="of:=IF(LEN([.D891])&gt;0;CONCATENATE([.$K$1];TEXT([.D8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1];[.$H$3:.$H$1000];1;0)" office:value-type="string" office:string-value="" calcext:value-type="error">
            <text:p>#N/D</text:p>
          </table:table-cell>
          <table:table-cell table:style-name="ce102" table:formula="of:=NOT(ISERROR([.R891]))" office:value-type="boolean" office:boolean-value="false" calcext:value-type="boolean">
            <text:p>FALSO</text:p>
          </table:table-cell>
          <table:table-cell/>
          <table:table-cell table:formula="of:=VLOOKUP([.$F891];[.$F$3:.$F890];1;0)" office:value-type="string" office:string-value="" calcext:value-type="error">
            <text:p>#N/D</text:p>
          </table:table-cell>
          <table:table-cell table:style-name="ce102" table:formula="of:=NOT(ISERROR([.U891]))" office:value-type="boolean" office:boolean-value="false" calcext:value-type="boolean">
            <text:p>FALSO</text:p>
          </table:table-cell>
          <table:table-cell table:formula="of:=VLOOKUP([.$F891];[.$F892:.$F$1000];1;0)" office:value-type="string" office:string-value="" calcext:value-type="error">
            <text:p>#N/D</text:p>
          </table:table-cell>
          <table:table-cell table:style-name="ce102" table:formula="of:=NOT(ISERROR([.W8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2])&gt;0;HYPERLINK(CONCATENATE(['file:///C:/Users/Txinto%20Vaz/Desktop/req_rees-core/uploading/RqUpload.ods'#$Dict.$B$1];&quot;issues/&quot;;[.B892]);CONCATENATE(&quot;#&quot;;[.B892]));&quot;&quot;)">
            <text:p/>
          </table:table-cell>
          <table:table-cell table:style-name="ce27" table:formula="of:=IF(LEN([.F892])&gt;0;MAX([.D$3:.D891])+1;&quot;&quot;)">
            <text:p/>
          </table:table-cell>
          <table:table-cell table:style-name="ce29" table:formula="of:=IF(LEN([.D892])&gt;0;CONCATENATE([.$K$1];TEXT([.D8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2];[.$H$3:.$H$1000];1;0)" office:value-type="string" office:string-value="" calcext:value-type="error">
            <text:p>#N/D</text:p>
          </table:table-cell>
          <table:table-cell table:style-name="ce102" table:formula="of:=NOT(ISERROR([.R892]))" office:value-type="boolean" office:boolean-value="false" calcext:value-type="boolean">
            <text:p>FALSO</text:p>
          </table:table-cell>
          <table:table-cell/>
          <table:table-cell table:formula="of:=VLOOKUP([.$F892];[.$F$3:.$F891];1;0)" office:value-type="string" office:string-value="" calcext:value-type="error">
            <text:p>#N/D</text:p>
          </table:table-cell>
          <table:table-cell table:style-name="ce102" table:formula="of:=NOT(ISERROR([.U892]))" office:value-type="boolean" office:boolean-value="false" calcext:value-type="boolean">
            <text:p>FALSO</text:p>
          </table:table-cell>
          <table:table-cell table:formula="of:=VLOOKUP([.$F892];[.$F893:.$F$1000];1;0)" office:value-type="string" office:string-value="" calcext:value-type="error">
            <text:p>#N/D</text:p>
          </table:table-cell>
          <table:table-cell table:style-name="ce102" table:formula="of:=NOT(ISERROR([.W8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3])&gt;0;HYPERLINK(CONCATENATE(['file:///C:/Users/Txinto%20Vaz/Desktop/req_rees-core/uploading/RqUpload.ods'#$Dict.$B$1];&quot;issues/&quot;;[.B893]);CONCATENATE(&quot;#&quot;;[.B893]));&quot;&quot;)">
            <text:p/>
          </table:table-cell>
          <table:table-cell table:style-name="ce27" table:formula="of:=IF(LEN([.F893])&gt;0;MAX([.D$3:.D892])+1;&quot;&quot;)">
            <text:p/>
          </table:table-cell>
          <table:table-cell table:style-name="ce29" table:formula="of:=IF(LEN([.D893])&gt;0;CONCATENATE([.$K$1];TEXT([.D8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3];[.$H$3:.$H$1000];1;0)" office:value-type="string" office:string-value="" calcext:value-type="error">
            <text:p>#N/D</text:p>
          </table:table-cell>
          <table:table-cell table:style-name="ce102" table:formula="of:=NOT(ISERROR([.R893]))" office:value-type="boolean" office:boolean-value="false" calcext:value-type="boolean">
            <text:p>FALSO</text:p>
          </table:table-cell>
          <table:table-cell/>
          <table:table-cell table:formula="of:=VLOOKUP([.$F893];[.$F$3:.$F892];1;0)" office:value-type="string" office:string-value="" calcext:value-type="error">
            <text:p>#N/D</text:p>
          </table:table-cell>
          <table:table-cell table:style-name="ce102" table:formula="of:=NOT(ISERROR([.U893]))" office:value-type="boolean" office:boolean-value="false" calcext:value-type="boolean">
            <text:p>FALSO</text:p>
          </table:table-cell>
          <table:table-cell table:formula="of:=VLOOKUP([.$F893];[.$F894:.$F$1000];1;0)" office:value-type="string" office:string-value="" calcext:value-type="error">
            <text:p>#N/D</text:p>
          </table:table-cell>
          <table:table-cell table:style-name="ce102" table:formula="of:=NOT(ISERROR([.W8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4])&gt;0;HYPERLINK(CONCATENATE(['file:///C:/Users/Txinto%20Vaz/Desktop/req_rees-core/uploading/RqUpload.ods'#$Dict.$B$1];&quot;issues/&quot;;[.B894]);CONCATENATE(&quot;#&quot;;[.B894]));&quot;&quot;)">
            <text:p/>
          </table:table-cell>
          <table:table-cell table:style-name="ce27" table:formula="of:=IF(LEN([.F894])&gt;0;MAX([.D$3:.D893])+1;&quot;&quot;)">
            <text:p/>
          </table:table-cell>
          <table:table-cell table:style-name="ce29" table:formula="of:=IF(LEN([.D894])&gt;0;CONCATENATE([.$K$1];TEXT([.D8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4];[.$H$3:.$H$1000];1;0)" office:value-type="string" office:string-value="" calcext:value-type="error">
            <text:p>#N/D</text:p>
          </table:table-cell>
          <table:table-cell table:style-name="ce102" table:formula="of:=NOT(ISERROR([.R894]))" office:value-type="boolean" office:boolean-value="false" calcext:value-type="boolean">
            <text:p>FALSO</text:p>
          </table:table-cell>
          <table:table-cell/>
          <table:table-cell table:formula="of:=VLOOKUP([.$F894];[.$F$3:.$F893];1;0)" office:value-type="string" office:string-value="" calcext:value-type="error">
            <text:p>#N/D</text:p>
          </table:table-cell>
          <table:table-cell table:style-name="ce102" table:formula="of:=NOT(ISERROR([.U894]))" office:value-type="boolean" office:boolean-value="false" calcext:value-type="boolean">
            <text:p>FALSO</text:p>
          </table:table-cell>
          <table:table-cell table:formula="of:=VLOOKUP([.$F894];[.$F895:.$F$1000];1;0)" office:value-type="string" office:string-value="" calcext:value-type="error">
            <text:p>#N/D</text:p>
          </table:table-cell>
          <table:table-cell table:style-name="ce102" table:formula="of:=NOT(ISERROR([.W8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5])&gt;0;HYPERLINK(CONCATENATE(['file:///C:/Users/Txinto%20Vaz/Desktop/req_rees-core/uploading/RqUpload.ods'#$Dict.$B$1];&quot;issues/&quot;;[.B895]);CONCATENATE(&quot;#&quot;;[.B895]));&quot;&quot;)">
            <text:p/>
          </table:table-cell>
          <table:table-cell table:style-name="ce27" table:formula="of:=IF(LEN([.F895])&gt;0;MAX([.D$3:.D894])+1;&quot;&quot;)">
            <text:p/>
          </table:table-cell>
          <table:table-cell table:style-name="ce29" table:formula="of:=IF(LEN([.D895])&gt;0;CONCATENATE([.$K$1];TEXT([.D8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5];[.$H$3:.$H$1000];1;0)" office:value-type="string" office:string-value="" calcext:value-type="error">
            <text:p>#N/D</text:p>
          </table:table-cell>
          <table:table-cell table:style-name="ce102" table:formula="of:=NOT(ISERROR([.R895]))" office:value-type="boolean" office:boolean-value="false" calcext:value-type="boolean">
            <text:p>FALSO</text:p>
          </table:table-cell>
          <table:table-cell/>
          <table:table-cell table:formula="of:=VLOOKUP([.$F895];[.$F$3:.$F894];1;0)" office:value-type="string" office:string-value="" calcext:value-type="error">
            <text:p>#N/D</text:p>
          </table:table-cell>
          <table:table-cell table:style-name="ce102" table:formula="of:=NOT(ISERROR([.U895]))" office:value-type="boolean" office:boolean-value="false" calcext:value-type="boolean">
            <text:p>FALSO</text:p>
          </table:table-cell>
          <table:table-cell table:formula="of:=VLOOKUP([.$F895];[.$F896:.$F$1000];1;0)" office:value-type="string" office:string-value="" calcext:value-type="error">
            <text:p>#N/D</text:p>
          </table:table-cell>
          <table:table-cell table:style-name="ce102" table:formula="of:=NOT(ISERROR([.W8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6])&gt;0;HYPERLINK(CONCATENATE(['file:///C:/Users/Txinto%20Vaz/Desktop/req_rees-core/uploading/RqUpload.ods'#$Dict.$B$1];&quot;issues/&quot;;[.B896]);CONCATENATE(&quot;#&quot;;[.B896]));&quot;&quot;)">
            <text:p/>
          </table:table-cell>
          <table:table-cell table:style-name="ce27" table:formula="of:=IF(LEN([.F896])&gt;0;MAX([.D$3:.D895])+1;&quot;&quot;)">
            <text:p/>
          </table:table-cell>
          <table:table-cell table:style-name="ce29" table:formula="of:=IF(LEN([.D896])&gt;0;CONCATENATE([.$K$1];TEXT([.D8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6];[.$H$3:.$H$1000];1;0)" office:value-type="string" office:string-value="" calcext:value-type="error">
            <text:p>#N/D</text:p>
          </table:table-cell>
          <table:table-cell table:style-name="ce102" table:formula="of:=NOT(ISERROR([.R896]))" office:value-type="boolean" office:boolean-value="false" calcext:value-type="boolean">
            <text:p>FALSO</text:p>
          </table:table-cell>
          <table:table-cell/>
          <table:table-cell table:formula="of:=VLOOKUP([.$F896];[.$F$3:.$F895];1;0)" office:value-type="string" office:string-value="" calcext:value-type="error">
            <text:p>#N/D</text:p>
          </table:table-cell>
          <table:table-cell table:style-name="ce102" table:formula="of:=NOT(ISERROR([.U896]))" office:value-type="boolean" office:boolean-value="false" calcext:value-type="boolean">
            <text:p>FALSO</text:p>
          </table:table-cell>
          <table:table-cell table:formula="of:=VLOOKUP([.$F896];[.$F897:.$F$1000];1;0)" office:value-type="string" office:string-value="" calcext:value-type="error">
            <text:p>#N/D</text:p>
          </table:table-cell>
          <table:table-cell table:style-name="ce102" table:formula="of:=NOT(ISERROR([.W8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7])&gt;0;HYPERLINK(CONCATENATE(['file:///C:/Users/Txinto%20Vaz/Desktop/req_rees-core/uploading/RqUpload.ods'#$Dict.$B$1];&quot;issues/&quot;;[.B897]);CONCATENATE(&quot;#&quot;;[.B897]));&quot;&quot;)">
            <text:p/>
          </table:table-cell>
          <table:table-cell table:style-name="ce27" table:formula="of:=IF(LEN([.F897])&gt;0;MAX([.D$3:.D896])+1;&quot;&quot;)">
            <text:p/>
          </table:table-cell>
          <table:table-cell table:style-name="ce29" table:formula="of:=IF(LEN([.D897])&gt;0;CONCATENATE([.$K$1];TEXT([.D8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7];[.$H$3:.$H$1000];1;0)" office:value-type="string" office:string-value="" calcext:value-type="error">
            <text:p>#N/D</text:p>
          </table:table-cell>
          <table:table-cell table:style-name="ce102" table:formula="of:=NOT(ISERROR([.R897]))" office:value-type="boolean" office:boolean-value="false" calcext:value-type="boolean">
            <text:p>FALSO</text:p>
          </table:table-cell>
          <table:table-cell/>
          <table:table-cell table:formula="of:=VLOOKUP([.$F897];[.$F$3:.$F896];1;0)" office:value-type="string" office:string-value="" calcext:value-type="error">
            <text:p>#N/D</text:p>
          </table:table-cell>
          <table:table-cell table:style-name="ce102" table:formula="of:=NOT(ISERROR([.U897]))" office:value-type="boolean" office:boolean-value="false" calcext:value-type="boolean">
            <text:p>FALSO</text:p>
          </table:table-cell>
          <table:table-cell table:formula="of:=VLOOKUP([.$F897];[.$F898:.$F$1000];1;0)" office:value-type="string" office:string-value="" calcext:value-type="error">
            <text:p>#N/D</text:p>
          </table:table-cell>
          <table:table-cell table:style-name="ce102" table:formula="of:=NOT(ISERROR([.W8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8])&gt;0;HYPERLINK(CONCATENATE(['file:///C:/Users/Txinto%20Vaz/Desktop/req_rees-core/uploading/RqUpload.ods'#$Dict.$B$1];&quot;issues/&quot;;[.B898]);CONCATENATE(&quot;#&quot;;[.B898]));&quot;&quot;)">
            <text:p/>
          </table:table-cell>
          <table:table-cell table:style-name="ce27" table:formula="of:=IF(LEN([.F898])&gt;0;MAX([.D$3:.D897])+1;&quot;&quot;)">
            <text:p/>
          </table:table-cell>
          <table:table-cell table:style-name="ce29" table:formula="of:=IF(LEN([.D898])&gt;0;CONCATENATE([.$K$1];TEXT([.D8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8];[.$H$3:.$H$1000];1;0)" office:value-type="string" office:string-value="" calcext:value-type="error">
            <text:p>#N/D</text:p>
          </table:table-cell>
          <table:table-cell table:style-name="ce102" table:formula="of:=NOT(ISERROR([.R898]))" office:value-type="boolean" office:boolean-value="false" calcext:value-type="boolean">
            <text:p>FALSO</text:p>
          </table:table-cell>
          <table:table-cell/>
          <table:table-cell table:formula="of:=VLOOKUP([.$F898];[.$F$3:.$F897];1;0)" office:value-type="string" office:string-value="" calcext:value-type="error">
            <text:p>#N/D</text:p>
          </table:table-cell>
          <table:table-cell table:style-name="ce102" table:formula="of:=NOT(ISERROR([.U898]))" office:value-type="boolean" office:boolean-value="false" calcext:value-type="boolean">
            <text:p>FALSO</text:p>
          </table:table-cell>
          <table:table-cell table:formula="of:=VLOOKUP([.$F898];[.$F899:.$F$1000];1;0)" office:value-type="string" office:string-value="" calcext:value-type="error">
            <text:p>#N/D</text:p>
          </table:table-cell>
          <table:table-cell table:style-name="ce102" table:formula="of:=NOT(ISERROR([.W8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899])&gt;0;HYPERLINK(CONCATENATE(['file:///C:/Users/Txinto%20Vaz/Desktop/req_rees-core/uploading/RqUpload.ods'#$Dict.$B$1];&quot;issues/&quot;;[.B899]);CONCATENATE(&quot;#&quot;;[.B899]));&quot;&quot;)">
            <text:p/>
          </table:table-cell>
          <table:table-cell table:style-name="ce27" table:formula="of:=IF(LEN([.F899])&gt;0;MAX([.D$3:.D898])+1;&quot;&quot;)">
            <text:p/>
          </table:table-cell>
          <table:table-cell table:style-name="ce29" table:formula="of:=IF(LEN([.D899])&gt;0;CONCATENATE([.$K$1];TEXT([.D8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9];[.$H$3:.$H$1000];1;0)" office:value-type="string" office:string-value="" calcext:value-type="error">
            <text:p>#N/D</text:p>
          </table:table-cell>
          <table:table-cell table:style-name="ce102" table:formula="of:=NOT(ISERROR([.R899]))" office:value-type="boolean" office:boolean-value="false" calcext:value-type="boolean">
            <text:p>FALSO</text:p>
          </table:table-cell>
          <table:table-cell/>
          <table:table-cell table:formula="of:=VLOOKUP([.$F899];[.$F$3:.$F898];1;0)" office:value-type="string" office:string-value="" calcext:value-type="error">
            <text:p>#N/D</text:p>
          </table:table-cell>
          <table:table-cell table:style-name="ce102" table:formula="of:=NOT(ISERROR([.U899]))" office:value-type="boolean" office:boolean-value="false" calcext:value-type="boolean">
            <text:p>FALSO</text:p>
          </table:table-cell>
          <table:table-cell table:formula="of:=VLOOKUP([.$F899];[.$F900:.$F$1000];1;0)" office:value-type="string" office:string-value="" calcext:value-type="error">
            <text:p>#N/D</text:p>
          </table:table-cell>
          <table:table-cell table:style-name="ce102" table:formula="of:=NOT(ISERROR([.W8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0])&gt;0;HYPERLINK(CONCATENATE(['file:///C:/Users/Txinto%20Vaz/Desktop/req_rees-core/uploading/RqUpload.ods'#$Dict.$B$1];&quot;issues/&quot;;[.B900]);CONCATENATE(&quot;#&quot;;[.B900]));&quot;&quot;)">
            <text:p/>
          </table:table-cell>
          <table:table-cell table:style-name="ce27" table:formula="of:=IF(LEN([.F900])&gt;0;MAX([.D$3:.D899])+1;&quot;&quot;)">
            <text:p/>
          </table:table-cell>
          <table:table-cell table:style-name="ce29" table:formula="of:=IF(LEN([.D900])&gt;0;CONCATENATE([.$K$1];TEXT([.D90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0];[.$H$3:.$H$1000];1;0)" office:value-type="string" office:string-value="" calcext:value-type="error">
            <text:p>#N/D</text:p>
          </table:table-cell>
          <table:table-cell table:style-name="ce102" table:formula="of:=NOT(ISERROR([.R900]))" office:value-type="boolean" office:boolean-value="false" calcext:value-type="boolean">
            <text:p>FALSO</text:p>
          </table:table-cell>
          <table:table-cell/>
          <table:table-cell table:formula="of:=VLOOKUP([.$F900];[.$F$3:.$F899];1;0)" office:value-type="string" office:string-value="" calcext:value-type="error">
            <text:p>#N/D</text:p>
          </table:table-cell>
          <table:table-cell table:style-name="ce102" table:formula="of:=NOT(ISERROR([.U900]))" office:value-type="boolean" office:boolean-value="false" calcext:value-type="boolean">
            <text:p>FALSO</text:p>
          </table:table-cell>
          <table:table-cell table:formula="of:=VLOOKUP([.$F900];[.$F901:.$F$1000];1;0)" office:value-type="string" office:string-value="" calcext:value-type="error">
            <text:p>#N/D</text:p>
          </table:table-cell>
          <table:table-cell table:style-name="ce102" table:formula="of:=NOT(ISERROR([.W9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1])&gt;0;HYPERLINK(CONCATENATE(['file:///C:/Users/Txinto%20Vaz/Desktop/req_rees-core/uploading/RqUpload.ods'#$Dict.$B$1];&quot;issues/&quot;;[.B901]);CONCATENATE(&quot;#&quot;;[.B901]));&quot;&quot;)">
            <text:p/>
          </table:table-cell>
          <table:table-cell table:style-name="ce27" table:formula="of:=IF(LEN([.F901])&gt;0;MAX([.D$3:.D900])+1;&quot;&quot;)">
            <text:p/>
          </table:table-cell>
          <table:table-cell table:style-name="ce29" table:formula="of:=IF(LEN([.D901])&gt;0;CONCATENATE([.$K$1];TEXT([.D90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1];[.$H$3:.$H$1000];1;0)" office:value-type="string" office:string-value="" calcext:value-type="error">
            <text:p>#N/D</text:p>
          </table:table-cell>
          <table:table-cell table:style-name="ce102" table:formula="of:=NOT(ISERROR([.R901]))" office:value-type="boolean" office:boolean-value="false" calcext:value-type="boolean">
            <text:p>FALSO</text:p>
          </table:table-cell>
          <table:table-cell/>
          <table:table-cell table:formula="of:=VLOOKUP([.$F901];[.$F$3:.$F900];1;0)" office:value-type="string" office:string-value="" calcext:value-type="error">
            <text:p>#N/D</text:p>
          </table:table-cell>
          <table:table-cell table:style-name="ce102" table:formula="of:=NOT(ISERROR([.U901]))" office:value-type="boolean" office:boolean-value="false" calcext:value-type="boolean">
            <text:p>FALSO</text:p>
          </table:table-cell>
          <table:table-cell table:formula="of:=VLOOKUP([.$F901];[.$F902:.$F$1000];1;0)" office:value-type="string" office:string-value="" calcext:value-type="error">
            <text:p>#N/D</text:p>
          </table:table-cell>
          <table:table-cell table:style-name="ce102" table:formula="of:=NOT(ISERROR([.W9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2])&gt;0;HYPERLINK(CONCATENATE(['file:///C:/Users/Txinto%20Vaz/Desktop/req_rees-core/uploading/RqUpload.ods'#$Dict.$B$1];&quot;issues/&quot;;[.B902]);CONCATENATE(&quot;#&quot;;[.B902]));&quot;&quot;)">
            <text:p/>
          </table:table-cell>
          <table:table-cell table:style-name="ce27" table:formula="of:=IF(LEN([.F902])&gt;0;MAX([.D$3:.D901])+1;&quot;&quot;)">
            <text:p/>
          </table:table-cell>
          <table:table-cell table:style-name="ce29" table:formula="of:=IF(LEN([.D902])&gt;0;CONCATENATE([.$K$1];TEXT([.D90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2];[.$H$3:.$H$1000];1;0)" office:value-type="string" office:string-value="" calcext:value-type="error">
            <text:p>#N/D</text:p>
          </table:table-cell>
          <table:table-cell table:style-name="ce102" table:formula="of:=NOT(ISERROR([.R902]))" office:value-type="boolean" office:boolean-value="false" calcext:value-type="boolean">
            <text:p>FALSO</text:p>
          </table:table-cell>
          <table:table-cell/>
          <table:table-cell table:formula="of:=VLOOKUP([.$F902];[.$F$3:.$F901];1;0)" office:value-type="string" office:string-value="" calcext:value-type="error">
            <text:p>#N/D</text:p>
          </table:table-cell>
          <table:table-cell table:style-name="ce102" table:formula="of:=NOT(ISERROR([.U902]))" office:value-type="boolean" office:boolean-value="false" calcext:value-type="boolean">
            <text:p>FALSO</text:p>
          </table:table-cell>
          <table:table-cell table:formula="of:=VLOOKUP([.$F902];[.$F903:.$F$1000];1;0)" office:value-type="string" office:string-value="" calcext:value-type="error">
            <text:p>#N/D</text:p>
          </table:table-cell>
          <table:table-cell table:style-name="ce102" table:formula="of:=NOT(ISERROR([.W9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3])&gt;0;HYPERLINK(CONCATENATE(['file:///C:/Users/Txinto%20Vaz/Desktop/req_rees-core/uploading/RqUpload.ods'#$Dict.$B$1];&quot;issues/&quot;;[.B903]);CONCATENATE(&quot;#&quot;;[.B903]));&quot;&quot;)">
            <text:p/>
          </table:table-cell>
          <table:table-cell table:style-name="ce27" table:formula="of:=IF(LEN([.F903])&gt;0;MAX([.D$3:.D902])+1;&quot;&quot;)">
            <text:p/>
          </table:table-cell>
          <table:table-cell table:style-name="ce29" table:formula="of:=IF(LEN([.D903])&gt;0;CONCATENATE([.$K$1];TEXT([.D90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3];[.$H$3:.$H$1000];1;0)" office:value-type="string" office:string-value="" calcext:value-type="error">
            <text:p>#N/D</text:p>
          </table:table-cell>
          <table:table-cell table:style-name="ce102" table:formula="of:=NOT(ISERROR([.R903]))" office:value-type="boolean" office:boolean-value="false" calcext:value-type="boolean">
            <text:p>FALSO</text:p>
          </table:table-cell>
          <table:table-cell/>
          <table:table-cell table:formula="of:=VLOOKUP([.$F903];[.$F$3:.$F902];1;0)" office:value-type="string" office:string-value="" calcext:value-type="error">
            <text:p>#N/D</text:p>
          </table:table-cell>
          <table:table-cell table:style-name="ce102" table:formula="of:=NOT(ISERROR([.U903]))" office:value-type="boolean" office:boolean-value="false" calcext:value-type="boolean">
            <text:p>FALSO</text:p>
          </table:table-cell>
          <table:table-cell table:formula="of:=VLOOKUP([.$F903];[.$F904:.$F$1000];1;0)" office:value-type="string" office:string-value="" calcext:value-type="error">
            <text:p>#N/D</text:p>
          </table:table-cell>
          <table:table-cell table:style-name="ce102" table:formula="of:=NOT(ISERROR([.W9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4])&gt;0;HYPERLINK(CONCATENATE(['file:///C:/Users/Txinto%20Vaz/Desktop/req_rees-core/uploading/RqUpload.ods'#$Dict.$B$1];&quot;issues/&quot;;[.B904]);CONCATENATE(&quot;#&quot;;[.B904]));&quot;&quot;)">
            <text:p/>
          </table:table-cell>
          <table:table-cell table:style-name="ce27" table:formula="of:=IF(LEN([.F904])&gt;0;MAX([.D$3:.D903])+1;&quot;&quot;)">
            <text:p/>
          </table:table-cell>
          <table:table-cell table:style-name="ce29" table:formula="of:=IF(LEN([.D904])&gt;0;CONCATENATE([.$K$1];TEXT([.D90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4];[.$H$3:.$H$1000];1;0)" office:value-type="string" office:string-value="" calcext:value-type="error">
            <text:p>#N/D</text:p>
          </table:table-cell>
          <table:table-cell table:style-name="ce102" table:formula="of:=NOT(ISERROR([.R904]))" office:value-type="boolean" office:boolean-value="false" calcext:value-type="boolean">
            <text:p>FALSO</text:p>
          </table:table-cell>
          <table:table-cell/>
          <table:table-cell table:formula="of:=VLOOKUP([.$F904];[.$F$3:.$F903];1;0)" office:value-type="string" office:string-value="" calcext:value-type="error">
            <text:p>#N/D</text:p>
          </table:table-cell>
          <table:table-cell table:style-name="ce102" table:formula="of:=NOT(ISERROR([.U904]))" office:value-type="boolean" office:boolean-value="false" calcext:value-type="boolean">
            <text:p>FALSO</text:p>
          </table:table-cell>
          <table:table-cell table:formula="of:=VLOOKUP([.$F904];[.$F905:.$F$1000];1;0)" office:value-type="string" office:string-value="" calcext:value-type="error">
            <text:p>#N/D</text:p>
          </table:table-cell>
          <table:table-cell table:style-name="ce102" table:formula="of:=NOT(ISERROR([.W9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5])&gt;0;HYPERLINK(CONCATENATE(['file:///C:/Users/Txinto%20Vaz/Desktop/req_rees-core/uploading/RqUpload.ods'#$Dict.$B$1];&quot;issues/&quot;;[.B905]);CONCATENATE(&quot;#&quot;;[.B905]));&quot;&quot;)">
            <text:p/>
          </table:table-cell>
          <table:table-cell table:style-name="ce27" table:formula="of:=IF(LEN([.F905])&gt;0;MAX([.D$3:.D904])+1;&quot;&quot;)">
            <text:p/>
          </table:table-cell>
          <table:table-cell table:style-name="ce29" table:formula="of:=IF(LEN([.D905])&gt;0;CONCATENATE([.$K$1];TEXT([.D90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5];[.$H$3:.$H$1000];1;0)" office:value-type="string" office:string-value="" calcext:value-type="error">
            <text:p>#N/D</text:p>
          </table:table-cell>
          <table:table-cell table:style-name="ce102" table:formula="of:=NOT(ISERROR([.R905]))" office:value-type="boolean" office:boolean-value="false" calcext:value-type="boolean">
            <text:p>FALSO</text:p>
          </table:table-cell>
          <table:table-cell/>
          <table:table-cell table:formula="of:=VLOOKUP([.$F905];[.$F$3:.$F904];1;0)" office:value-type="string" office:string-value="" calcext:value-type="error">
            <text:p>#N/D</text:p>
          </table:table-cell>
          <table:table-cell table:style-name="ce102" table:formula="of:=NOT(ISERROR([.U905]))" office:value-type="boolean" office:boolean-value="false" calcext:value-type="boolean">
            <text:p>FALSO</text:p>
          </table:table-cell>
          <table:table-cell table:formula="of:=VLOOKUP([.$F905];[.$F906:.$F$1000];1;0)" office:value-type="string" office:string-value="" calcext:value-type="error">
            <text:p>#N/D</text:p>
          </table:table-cell>
          <table:table-cell table:style-name="ce102" table:formula="of:=NOT(ISERROR([.W9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6])&gt;0;HYPERLINK(CONCATENATE(['file:///C:/Users/Txinto%20Vaz/Desktop/req_rees-core/uploading/RqUpload.ods'#$Dict.$B$1];&quot;issues/&quot;;[.B906]);CONCATENATE(&quot;#&quot;;[.B906]));&quot;&quot;)">
            <text:p/>
          </table:table-cell>
          <table:table-cell table:style-name="ce27" table:formula="of:=IF(LEN([.F906])&gt;0;MAX([.D$3:.D905])+1;&quot;&quot;)">
            <text:p/>
          </table:table-cell>
          <table:table-cell table:style-name="ce29" table:formula="of:=IF(LEN([.D906])&gt;0;CONCATENATE([.$K$1];TEXT([.D90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6];[.$H$3:.$H$1000];1;0)" office:value-type="string" office:string-value="" calcext:value-type="error">
            <text:p>#N/D</text:p>
          </table:table-cell>
          <table:table-cell table:style-name="ce102" table:formula="of:=NOT(ISERROR([.R906]))" office:value-type="boolean" office:boolean-value="false" calcext:value-type="boolean">
            <text:p>FALSO</text:p>
          </table:table-cell>
          <table:table-cell/>
          <table:table-cell table:formula="of:=VLOOKUP([.$F906];[.$F$3:.$F905];1;0)" office:value-type="string" office:string-value="" calcext:value-type="error">
            <text:p>#N/D</text:p>
          </table:table-cell>
          <table:table-cell table:style-name="ce102" table:formula="of:=NOT(ISERROR([.U906]))" office:value-type="boolean" office:boolean-value="false" calcext:value-type="boolean">
            <text:p>FALSO</text:p>
          </table:table-cell>
          <table:table-cell table:formula="of:=VLOOKUP([.$F906];[.$F907:.$F$1000];1;0)" office:value-type="string" office:string-value="" calcext:value-type="error">
            <text:p>#N/D</text:p>
          </table:table-cell>
          <table:table-cell table:style-name="ce102" table:formula="of:=NOT(ISERROR([.W9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7])&gt;0;HYPERLINK(CONCATENATE(['file:///C:/Users/Txinto%20Vaz/Desktop/req_rees-core/uploading/RqUpload.ods'#$Dict.$B$1];&quot;issues/&quot;;[.B907]);CONCATENATE(&quot;#&quot;;[.B907]));&quot;&quot;)">
            <text:p/>
          </table:table-cell>
          <table:table-cell table:style-name="ce27" table:formula="of:=IF(LEN([.F907])&gt;0;MAX([.D$3:.D906])+1;&quot;&quot;)">
            <text:p/>
          </table:table-cell>
          <table:table-cell table:style-name="ce29" table:formula="of:=IF(LEN([.D907])&gt;0;CONCATENATE([.$K$1];TEXT([.D90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7];[.$H$3:.$H$1000];1;0)" office:value-type="string" office:string-value="" calcext:value-type="error">
            <text:p>#N/D</text:p>
          </table:table-cell>
          <table:table-cell table:style-name="ce102" table:formula="of:=NOT(ISERROR([.R907]))" office:value-type="boolean" office:boolean-value="false" calcext:value-type="boolean">
            <text:p>FALSO</text:p>
          </table:table-cell>
          <table:table-cell/>
          <table:table-cell table:formula="of:=VLOOKUP([.$F907];[.$F$3:.$F906];1;0)" office:value-type="string" office:string-value="" calcext:value-type="error">
            <text:p>#N/D</text:p>
          </table:table-cell>
          <table:table-cell table:style-name="ce102" table:formula="of:=NOT(ISERROR([.U907]))" office:value-type="boolean" office:boolean-value="false" calcext:value-type="boolean">
            <text:p>FALSO</text:p>
          </table:table-cell>
          <table:table-cell table:formula="of:=VLOOKUP([.$F907];[.$F908:.$F$1000];1;0)" office:value-type="string" office:string-value="" calcext:value-type="error">
            <text:p>#N/D</text:p>
          </table:table-cell>
          <table:table-cell table:style-name="ce102" table:formula="of:=NOT(ISERROR([.W9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8])&gt;0;HYPERLINK(CONCATENATE(['file:///C:/Users/Txinto%20Vaz/Desktop/req_rees-core/uploading/RqUpload.ods'#$Dict.$B$1];&quot;issues/&quot;;[.B908]);CONCATENATE(&quot;#&quot;;[.B908]));&quot;&quot;)">
            <text:p/>
          </table:table-cell>
          <table:table-cell table:style-name="ce27" table:formula="of:=IF(LEN([.F908])&gt;0;MAX([.D$3:.D907])+1;&quot;&quot;)">
            <text:p/>
          </table:table-cell>
          <table:table-cell table:style-name="ce29" table:formula="of:=IF(LEN([.D908])&gt;0;CONCATENATE([.$K$1];TEXT([.D90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8];[.$H$3:.$H$1000];1;0)" office:value-type="string" office:string-value="" calcext:value-type="error">
            <text:p>#N/D</text:p>
          </table:table-cell>
          <table:table-cell table:style-name="ce102" table:formula="of:=NOT(ISERROR([.R908]))" office:value-type="boolean" office:boolean-value="false" calcext:value-type="boolean">
            <text:p>FALSO</text:p>
          </table:table-cell>
          <table:table-cell/>
          <table:table-cell table:formula="of:=VLOOKUP([.$F908];[.$F$3:.$F907];1;0)" office:value-type="string" office:string-value="" calcext:value-type="error">
            <text:p>#N/D</text:p>
          </table:table-cell>
          <table:table-cell table:style-name="ce102" table:formula="of:=NOT(ISERROR([.U908]))" office:value-type="boolean" office:boolean-value="false" calcext:value-type="boolean">
            <text:p>FALSO</text:p>
          </table:table-cell>
          <table:table-cell table:formula="of:=VLOOKUP([.$F908];[.$F909:.$F$1000];1;0)" office:value-type="string" office:string-value="" calcext:value-type="error">
            <text:p>#N/D</text:p>
          </table:table-cell>
          <table:table-cell table:style-name="ce102" table:formula="of:=NOT(ISERROR([.W9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09])&gt;0;HYPERLINK(CONCATENATE(['file:///C:/Users/Txinto%20Vaz/Desktop/req_rees-core/uploading/RqUpload.ods'#$Dict.$B$1];&quot;issues/&quot;;[.B909]);CONCATENATE(&quot;#&quot;;[.B909]));&quot;&quot;)">
            <text:p/>
          </table:table-cell>
          <table:table-cell table:style-name="ce27" table:formula="of:=IF(LEN([.F909])&gt;0;MAX([.D$3:.D908])+1;&quot;&quot;)">
            <text:p/>
          </table:table-cell>
          <table:table-cell table:style-name="ce29" table:formula="of:=IF(LEN([.D909])&gt;0;CONCATENATE([.$K$1];TEXT([.D90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9];[.$H$3:.$H$1000];1;0)" office:value-type="string" office:string-value="" calcext:value-type="error">
            <text:p>#N/D</text:p>
          </table:table-cell>
          <table:table-cell table:style-name="ce102" table:formula="of:=NOT(ISERROR([.R909]))" office:value-type="boolean" office:boolean-value="false" calcext:value-type="boolean">
            <text:p>FALSO</text:p>
          </table:table-cell>
          <table:table-cell/>
          <table:table-cell table:formula="of:=VLOOKUP([.$F909];[.$F$3:.$F908];1;0)" office:value-type="string" office:string-value="" calcext:value-type="error">
            <text:p>#N/D</text:p>
          </table:table-cell>
          <table:table-cell table:style-name="ce102" table:formula="of:=NOT(ISERROR([.U909]))" office:value-type="boolean" office:boolean-value="false" calcext:value-type="boolean">
            <text:p>FALSO</text:p>
          </table:table-cell>
          <table:table-cell table:formula="of:=VLOOKUP([.$F909];[.$F910:.$F$1000];1;0)" office:value-type="string" office:string-value="" calcext:value-type="error">
            <text:p>#N/D</text:p>
          </table:table-cell>
          <table:table-cell table:style-name="ce102" table:formula="of:=NOT(ISERROR([.W9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0])&gt;0;HYPERLINK(CONCATENATE(['file:///C:/Users/Txinto%20Vaz/Desktop/req_rees-core/uploading/RqUpload.ods'#$Dict.$B$1];&quot;issues/&quot;;[.B910]);CONCATENATE(&quot;#&quot;;[.B910]));&quot;&quot;)">
            <text:p/>
          </table:table-cell>
          <table:table-cell table:style-name="ce27" table:formula="of:=IF(LEN([.F910])&gt;0;MAX([.D$3:.D909])+1;&quot;&quot;)">
            <text:p/>
          </table:table-cell>
          <table:table-cell table:style-name="ce29" table:formula="of:=IF(LEN([.D910])&gt;0;CONCATENATE([.$K$1];TEXT([.D91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0];[.$H$3:.$H$1000];1;0)" office:value-type="string" office:string-value="" calcext:value-type="error">
            <text:p>#N/D</text:p>
          </table:table-cell>
          <table:table-cell table:style-name="ce102" table:formula="of:=NOT(ISERROR([.R910]))" office:value-type="boolean" office:boolean-value="false" calcext:value-type="boolean">
            <text:p>FALSO</text:p>
          </table:table-cell>
          <table:table-cell/>
          <table:table-cell table:formula="of:=VLOOKUP([.$F910];[.$F$3:.$F909];1;0)" office:value-type="string" office:string-value="" calcext:value-type="error">
            <text:p>#N/D</text:p>
          </table:table-cell>
          <table:table-cell table:style-name="ce102" table:formula="of:=NOT(ISERROR([.U910]))" office:value-type="boolean" office:boolean-value="false" calcext:value-type="boolean">
            <text:p>FALSO</text:p>
          </table:table-cell>
          <table:table-cell table:formula="of:=VLOOKUP([.$F910];[.$F911:.$F$1000];1;0)" office:value-type="string" office:string-value="" calcext:value-type="error">
            <text:p>#N/D</text:p>
          </table:table-cell>
          <table:table-cell table:style-name="ce102" table:formula="of:=NOT(ISERROR([.W9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1])&gt;0;HYPERLINK(CONCATENATE(['file:///C:/Users/Txinto%20Vaz/Desktop/req_rees-core/uploading/RqUpload.ods'#$Dict.$B$1];&quot;issues/&quot;;[.B911]);CONCATENATE(&quot;#&quot;;[.B911]));&quot;&quot;)">
            <text:p/>
          </table:table-cell>
          <table:table-cell table:style-name="ce27" table:formula="of:=IF(LEN([.F911])&gt;0;MAX([.D$3:.D910])+1;&quot;&quot;)">
            <text:p/>
          </table:table-cell>
          <table:table-cell table:style-name="ce29" table:formula="of:=IF(LEN([.D911])&gt;0;CONCATENATE([.$K$1];TEXT([.D91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1];[.$H$3:.$H$1000];1;0)" office:value-type="string" office:string-value="" calcext:value-type="error">
            <text:p>#N/D</text:p>
          </table:table-cell>
          <table:table-cell table:style-name="ce102" table:formula="of:=NOT(ISERROR([.R911]))" office:value-type="boolean" office:boolean-value="false" calcext:value-type="boolean">
            <text:p>FALSO</text:p>
          </table:table-cell>
          <table:table-cell/>
          <table:table-cell table:formula="of:=VLOOKUP([.$F911];[.$F$3:.$F910];1;0)" office:value-type="string" office:string-value="" calcext:value-type="error">
            <text:p>#N/D</text:p>
          </table:table-cell>
          <table:table-cell table:style-name="ce102" table:formula="of:=NOT(ISERROR([.U911]))" office:value-type="boolean" office:boolean-value="false" calcext:value-type="boolean">
            <text:p>FALSO</text:p>
          </table:table-cell>
          <table:table-cell table:formula="of:=VLOOKUP([.$F911];[.$F912:.$F$1000];1;0)" office:value-type="string" office:string-value="" calcext:value-type="error">
            <text:p>#N/D</text:p>
          </table:table-cell>
          <table:table-cell table:style-name="ce102" table:formula="of:=NOT(ISERROR([.W9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2])&gt;0;HYPERLINK(CONCATENATE(['file:///C:/Users/Txinto%20Vaz/Desktop/req_rees-core/uploading/RqUpload.ods'#$Dict.$B$1];&quot;issues/&quot;;[.B912]);CONCATENATE(&quot;#&quot;;[.B912]));&quot;&quot;)">
            <text:p/>
          </table:table-cell>
          <table:table-cell table:style-name="ce27" table:formula="of:=IF(LEN([.F912])&gt;0;MAX([.D$3:.D911])+1;&quot;&quot;)">
            <text:p/>
          </table:table-cell>
          <table:table-cell table:style-name="ce29" table:formula="of:=IF(LEN([.D912])&gt;0;CONCATENATE([.$K$1];TEXT([.D91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2];[.$H$3:.$H$1000];1;0)" office:value-type="string" office:string-value="" calcext:value-type="error">
            <text:p>#N/D</text:p>
          </table:table-cell>
          <table:table-cell table:style-name="ce102" table:formula="of:=NOT(ISERROR([.R912]))" office:value-type="boolean" office:boolean-value="false" calcext:value-type="boolean">
            <text:p>FALSO</text:p>
          </table:table-cell>
          <table:table-cell/>
          <table:table-cell table:formula="of:=VLOOKUP([.$F912];[.$F$3:.$F911];1;0)" office:value-type="string" office:string-value="" calcext:value-type="error">
            <text:p>#N/D</text:p>
          </table:table-cell>
          <table:table-cell table:style-name="ce102" table:formula="of:=NOT(ISERROR([.U912]))" office:value-type="boolean" office:boolean-value="false" calcext:value-type="boolean">
            <text:p>FALSO</text:p>
          </table:table-cell>
          <table:table-cell table:formula="of:=VLOOKUP([.$F912];[.$F913:.$F$1000];1;0)" office:value-type="string" office:string-value="" calcext:value-type="error">
            <text:p>#N/D</text:p>
          </table:table-cell>
          <table:table-cell table:style-name="ce102" table:formula="of:=NOT(ISERROR([.W9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3])&gt;0;HYPERLINK(CONCATENATE(['file:///C:/Users/Txinto%20Vaz/Desktop/req_rees-core/uploading/RqUpload.ods'#$Dict.$B$1];&quot;issues/&quot;;[.B913]);CONCATENATE(&quot;#&quot;;[.B913]));&quot;&quot;)">
            <text:p/>
          </table:table-cell>
          <table:table-cell table:style-name="ce27" table:formula="of:=IF(LEN([.F913])&gt;0;MAX([.D$3:.D912])+1;&quot;&quot;)">
            <text:p/>
          </table:table-cell>
          <table:table-cell table:style-name="ce29" table:formula="of:=IF(LEN([.D913])&gt;0;CONCATENATE([.$K$1];TEXT([.D91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3];[.$H$3:.$H$1000];1;0)" office:value-type="string" office:string-value="" calcext:value-type="error">
            <text:p>#N/D</text:p>
          </table:table-cell>
          <table:table-cell table:style-name="ce102" table:formula="of:=NOT(ISERROR([.R913]))" office:value-type="boolean" office:boolean-value="false" calcext:value-type="boolean">
            <text:p>FALSO</text:p>
          </table:table-cell>
          <table:table-cell/>
          <table:table-cell table:formula="of:=VLOOKUP([.$F913];[.$F$3:.$F912];1;0)" office:value-type="string" office:string-value="" calcext:value-type="error">
            <text:p>#N/D</text:p>
          </table:table-cell>
          <table:table-cell table:style-name="ce102" table:formula="of:=NOT(ISERROR([.U913]))" office:value-type="boolean" office:boolean-value="false" calcext:value-type="boolean">
            <text:p>FALSO</text:p>
          </table:table-cell>
          <table:table-cell table:formula="of:=VLOOKUP([.$F913];[.$F914:.$F$1000];1;0)" office:value-type="string" office:string-value="" calcext:value-type="error">
            <text:p>#N/D</text:p>
          </table:table-cell>
          <table:table-cell table:style-name="ce102" table:formula="of:=NOT(ISERROR([.W9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4])&gt;0;HYPERLINK(CONCATENATE(['file:///C:/Users/Txinto%20Vaz/Desktop/req_rees-core/uploading/RqUpload.ods'#$Dict.$B$1];&quot;issues/&quot;;[.B914]);CONCATENATE(&quot;#&quot;;[.B914]));&quot;&quot;)">
            <text:p/>
          </table:table-cell>
          <table:table-cell table:style-name="ce27" table:formula="of:=IF(LEN([.F914])&gt;0;MAX([.D$3:.D913])+1;&quot;&quot;)">
            <text:p/>
          </table:table-cell>
          <table:table-cell table:style-name="ce29" table:formula="of:=IF(LEN([.D914])&gt;0;CONCATENATE([.$K$1];TEXT([.D91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4];[.$H$3:.$H$1000];1;0)" office:value-type="string" office:string-value="" calcext:value-type="error">
            <text:p>#N/D</text:p>
          </table:table-cell>
          <table:table-cell table:style-name="ce102" table:formula="of:=NOT(ISERROR([.R914]))" office:value-type="boolean" office:boolean-value="false" calcext:value-type="boolean">
            <text:p>FALSO</text:p>
          </table:table-cell>
          <table:table-cell/>
          <table:table-cell table:formula="of:=VLOOKUP([.$F914];[.$F$3:.$F913];1;0)" office:value-type="string" office:string-value="" calcext:value-type="error">
            <text:p>#N/D</text:p>
          </table:table-cell>
          <table:table-cell table:style-name="ce102" table:formula="of:=NOT(ISERROR([.U914]))" office:value-type="boolean" office:boolean-value="false" calcext:value-type="boolean">
            <text:p>FALSO</text:p>
          </table:table-cell>
          <table:table-cell table:formula="of:=VLOOKUP([.$F914];[.$F915:.$F$1000];1;0)" office:value-type="string" office:string-value="" calcext:value-type="error">
            <text:p>#N/D</text:p>
          </table:table-cell>
          <table:table-cell table:style-name="ce102" table:formula="of:=NOT(ISERROR([.W9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5])&gt;0;HYPERLINK(CONCATENATE(['file:///C:/Users/Txinto%20Vaz/Desktop/req_rees-core/uploading/RqUpload.ods'#$Dict.$B$1];&quot;issues/&quot;;[.B915]);CONCATENATE(&quot;#&quot;;[.B915]));&quot;&quot;)">
            <text:p/>
          </table:table-cell>
          <table:table-cell table:style-name="ce27" table:formula="of:=IF(LEN([.F915])&gt;0;MAX([.D$3:.D914])+1;&quot;&quot;)">
            <text:p/>
          </table:table-cell>
          <table:table-cell table:style-name="ce29" table:formula="of:=IF(LEN([.D915])&gt;0;CONCATENATE([.$K$1];TEXT([.D91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5];[.$H$3:.$H$1000];1;0)" office:value-type="string" office:string-value="" calcext:value-type="error">
            <text:p>#N/D</text:p>
          </table:table-cell>
          <table:table-cell table:style-name="ce102" table:formula="of:=NOT(ISERROR([.R915]))" office:value-type="boolean" office:boolean-value="false" calcext:value-type="boolean">
            <text:p>FALSO</text:p>
          </table:table-cell>
          <table:table-cell/>
          <table:table-cell table:formula="of:=VLOOKUP([.$F915];[.$F$3:.$F914];1;0)" office:value-type="string" office:string-value="" calcext:value-type="error">
            <text:p>#N/D</text:p>
          </table:table-cell>
          <table:table-cell table:style-name="ce102" table:formula="of:=NOT(ISERROR([.U915]))" office:value-type="boolean" office:boolean-value="false" calcext:value-type="boolean">
            <text:p>FALSO</text:p>
          </table:table-cell>
          <table:table-cell table:formula="of:=VLOOKUP([.$F915];[.$F916:.$F$1000];1;0)" office:value-type="string" office:string-value="" calcext:value-type="error">
            <text:p>#N/D</text:p>
          </table:table-cell>
          <table:table-cell table:style-name="ce102" table:formula="of:=NOT(ISERROR([.W9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6])&gt;0;HYPERLINK(CONCATENATE(['file:///C:/Users/Txinto%20Vaz/Desktop/req_rees-core/uploading/RqUpload.ods'#$Dict.$B$1];&quot;issues/&quot;;[.B916]);CONCATENATE(&quot;#&quot;;[.B916]));&quot;&quot;)">
            <text:p/>
          </table:table-cell>
          <table:table-cell table:style-name="ce27" table:formula="of:=IF(LEN([.F916])&gt;0;MAX([.D$3:.D915])+1;&quot;&quot;)">
            <text:p/>
          </table:table-cell>
          <table:table-cell table:style-name="ce29" table:formula="of:=IF(LEN([.D916])&gt;0;CONCATENATE([.$K$1];TEXT([.D91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6];[.$H$3:.$H$1000];1;0)" office:value-type="string" office:string-value="" calcext:value-type="error">
            <text:p>#N/D</text:p>
          </table:table-cell>
          <table:table-cell table:style-name="ce102" table:formula="of:=NOT(ISERROR([.R916]))" office:value-type="boolean" office:boolean-value="false" calcext:value-type="boolean">
            <text:p>FALSO</text:p>
          </table:table-cell>
          <table:table-cell/>
          <table:table-cell table:formula="of:=VLOOKUP([.$F916];[.$F$3:.$F915];1;0)" office:value-type="string" office:string-value="" calcext:value-type="error">
            <text:p>#N/D</text:p>
          </table:table-cell>
          <table:table-cell table:style-name="ce102" table:formula="of:=NOT(ISERROR([.U916]))" office:value-type="boolean" office:boolean-value="false" calcext:value-type="boolean">
            <text:p>FALSO</text:p>
          </table:table-cell>
          <table:table-cell table:formula="of:=VLOOKUP([.$F916];[.$F917:.$F$1000];1;0)" office:value-type="string" office:string-value="" calcext:value-type="error">
            <text:p>#N/D</text:p>
          </table:table-cell>
          <table:table-cell table:style-name="ce102" table:formula="of:=NOT(ISERROR([.W9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7])&gt;0;HYPERLINK(CONCATENATE(['file:///C:/Users/Txinto%20Vaz/Desktop/req_rees-core/uploading/RqUpload.ods'#$Dict.$B$1];&quot;issues/&quot;;[.B917]);CONCATENATE(&quot;#&quot;;[.B917]));&quot;&quot;)">
            <text:p/>
          </table:table-cell>
          <table:table-cell table:style-name="ce27" table:formula="of:=IF(LEN([.F917])&gt;0;MAX([.D$3:.D916])+1;&quot;&quot;)">
            <text:p/>
          </table:table-cell>
          <table:table-cell table:style-name="ce29" table:formula="of:=IF(LEN([.D917])&gt;0;CONCATENATE([.$K$1];TEXT([.D91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7];[.$H$3:.$H$1000];1;0)" office:value-type="string" office:string-value="" calcext:value-type="error">
            <text:p>#N/D</text:p>
          </table:table-cell>
          <table:table-cell table:style-name="ce102" table:formula="of:=NOT(ISERROR([.R917]))" office:value-type="boolean" office:boolean-value="false" calcext:value-type="boolean">
            <text:p>FALSO</text:p>
          </table:table-cell>
          <table:table-cell/>
          <table:table-cell table:formula="of:=VLOOKUP([.$F917];[.$F$3:.$F916];1;0)" office:value-type="string" office:string-value="" calcext:value-type="error">
            <text:p>#N/D</text:p>
          </table:table-cell>
          <table:table-cell table:style-name="ce102" table:formula="of:=NOT(ISERROR([.U917]))" office:value-type="boolean" office:boolean-value="false" calcext:value-type="boolean">
            <text:p>FALSO</text:p>
          </table:table-cell>
          <table:table-cell table:formula="of:=VLOOKUP([.$F917];[.$F918:.$F$1000];1;0)" office:value-type="string" office:string-value="" calcext:value-type="error">
            <text:p>#N/D</text:p>
          </table:table-cell>
          <table:table-cell table:style-name="ce102" table:formula="of:=NOT(ISERROR([.W9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8])&gt;0;HYPERLINK(CONCATENATE(['file:///C:/Users/Txinto%20Vaz/Desktop/req_rees-core/uploading/RqUpload.ods'#$Dict.$B$1];&quot;issues/&quot;;[.B918]);CONCATENATE(&quot;#&quot;;[.B918]));&quot;&quot;)">
            <text:p/>
          </table:table-cell>
          <table:table-cell table:style-name="ce27" table:formula="of:=IF(LEN([.F918])&gt;0;MAX([.D$3:.D917])+1;&quot;&quot;)">
            <text:p/>
          </table:table-cell>
          <table:table-cell table:style-name="ce29" table:formula="of:=IF(LEN([.D918])&gt;0;CONCATENATE([.$K$1];TEXT([.D91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8];[.$H$3:.$H$1000];1;0)" office:value-type="string" office:string-value="" calcext:value-type="error">
            <text:p>#N/D</text:p>
          </table:table-cell>
          <table:table-cell table:style-name="ce102" table:formula="of:=NOT(ISERROR([.R918]))" office:value-type="boolean" office:boolean-value="false" calcext:value-type="boolean">
            <text:p>FALSO</text:p>
          </table:table-cell>
          <table:table-cell/>
          <table:table-cell table:formula="of:=VLOOKUP([.$F918];[.$F$3:.$F917];1;0)" office:value-type="string" office:string-value="" calcext:value-type="error">
            <text:p>#N/D</text:p>
          </table:table-cell>
          <table:table-cell table:style-name="ce102" table:formula="of:=NOT(ISERROR([.U918]))" office:value-type="boolean" office:boolean-value="false" calcext:value-type="boolean">
            <text:p>FALSO</text:p>
          </table:table-cell>
          <table:table-cell table:formula="of:=VLOOKUP([.$F918];[.$F919:.$F$1000];1;0)" office:value-type="string" office:string-value="" calcext:value-type="error">
            <text:p>#N/D</text:p>
          </table:table-cell>
          <table:table-cell table:style-name="ce102" table:formula="of:=NOT(ISERROR([.W9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19])&gt;0;HYPERLINK(CONCATENATE(['file:///C:/Users/Txinto%20Vaz/Desktop/req_rees-core/uploading/RqUpload.ods'#$Dict.$B$1];&quot;issues/&quot;;[.B919]);CONCATENATE(&quot;#&quot;;[.B919]));&quot;&quot;)">
            <text:p/>
          </table:table-cell>
          <table:table-cell table:style-name="ce27" table:formula="of:=IF(LEN([.F919])&gt;0;MAX([.D$3:.D918])+1;&quot;&quot;)">
            <text:p/>
          </table:table-cell>
          <table:table-cell table:style-name="ce29" table:formula="of:=IF(LEN([.D919])&gt;0;CONCATENATE([.$K$1];TEXT([.D91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9];[.$H$3:.$H$1000];1;0)" office:value-type="string" office:string-value="" calcext:value-type="error">
            <text:p>#N/D</text:p>
          </table:table-cell>
          <table:table-cell table:style-name="ce102" table:formula="of:=NOT(ISERROR([.R919]))" office:value-type="boolean" office:boolean-value="false" calcext:value-type="boolean">
            <text:p>FALSO</text:p>
          </table:table-cell>
          <table:table-cell/>
          <table:table-cell table:formula="of:=VLOOKUP([.$F919];[.$F$3:.$F918];1;0)" office:value-type="string" office:string-value="" calcext:value-type="error">
            <text:p>#N/D</text:p>
          </table:table-cell>
          <table:table-cell table:style-name="ce102" table:formula="of:=NOT(ISERROR([.U919]))" office:value-type="boolean" office:boolean-value="false" calcext:value-type="boolean">
            <text:p>FALSO</text:p>
          </table:table-cell>
          <table:table-cell table:formula="of:=VLOOKUP([.$F919];[.$F920:.$F$1000];1;0)" office:value-type="string" office:string-value="" calcext:value-type="error">
            <text:p>#N/D</text:p>
          </table:table-cell>
          <table:table-cell table:style-name="ce102" table:formula="of:=NOT(ISERROR([.W9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0])&gt;0;HYPERLINK(CONCATENATE(['file:///C:/Users/Txinto%20Vaz/Desktop/req_rees-core/uploading/RqUpload.ods'#$Dict.$B$1];&quot;issues/&quot;;[.B920]);CONCATENATE(&quot;#&quot;;[.B920]));&quot;&quot;)">
            <text:p/>
          </table:table-cell>
          <table:table-cell table:style-name="ce27" table:formula="of:=IF(LEN([.F920])&gt;0;MAX([.D$3:.D919])+1;&quot;&quot;)">
            <text:p/>
          </table:table-cell>
          <table:table-cell table:style-name="ce29" table:formula="of:=IF(LEN([.D920])&gt;0;CONCATENATE([.$K$1];TEXT([.D92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0];[.$H$3:.$H$1000];1;0)" office:value-type="string" office:string-value="" calcext:value-type="error">
            <text:p>#N/D</text:p>
          </table:table-cell>
          <table:table-cell table:style-name="ce102" table:formula="of:=NOT(ISERROR([.R920]))" office:value-type="boolean" office:boolean-value="false" calcext:value-type="boolean">
            <text:p>FALSO</text:p>
          </table:table-cell>
          <table:table-cell/>
          <table:table-cell table:formula="of:=VLOOKUP([.$F920];[.$F$3:.$F919];1;0)" office:value-type="string" office:string-value="" calcext:value-type="error">
            <text:p>#N/D</text:p>
          </table:table-cell>
          <table:table-cell table:style-name="ce102" table:formula="of:=NOT(ISERROR([.U920]))" office:value-type="boolean" office:boolean-value="false" calcext:value-type="boolean">
            <text:p>FALSO</text:p>
          </table:table-cell>
          <table:table-cell table:formula="of:=VLOOKUP([.$F920];[.$F921:.$F$1000];1;0)" office:value-type="string" office:string-value="" calcext:value-type="error">
            <text:p>#N/D</text:p>
          </table:table-cell>
          <table:table-cell table:style-name="ce102" table:formula="of:=NOT(ISERROR([.W9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1])&gt;0;HYPERLINK(CONCATENATE(['file:///C:/Users/Txinto%20Vaz/Desktop/req_rees-core/uploading/RqUpload.ods'#$Dict.$B$1];&quot;issues/&quot;;[.B921]);CONCATENATE(&quot;#&quot;;[.B921]));&quot;&quot;)">
            <text:p/>
          </table:table-cell>
          <table:table-cell table:style-name="ce27" table:formula="of:=IF(LEN([.F921])&gt;0;MAX([.D$3:.D920])+1;&quot;&quot;)">
            <text:p/>
          </table:table-cell>
          <table:table-cell table:style-name="ce29" table:formula="of:=IF(LEN([.D921])&gt;0;CONCATENATE([.$K$1];TEXT([.D92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1];[.$H$3:.$H$1000];1;0)" office:value-type="string" office:string-value="" calcext:value-type="error">
            <text:p>#N/D</text:p>
          </table:table-cell>
          <table:table-cell table:style-name="ce102" table:formula="of:=NOT(ISERROR([.R921]))" office:value-type="boolean" office:boolean-value="false" calcext:value-type="boolean">
            <text:p>FALSO</text:p>
          </table:table-cell>
          <table:table-cell/>
          <table:table-cell table:formula="of:=VLOOKUP([.$F921];[.$F$3:.$F920];1;0)" office:value-type="string" office:string-value="" calcext:value-type="error">
            <text:p>#N/D</text:p>
          </table:table-cell>
          <table:table-cell table:style-name="ce102" table:formula="of:=NOT(ISERROR([.U921]))" office:value-type="boolean" office:boolean-value="false" calcext:value-type="boolean">
            <text:p>FALSO</text:p>
          </table:table-cell>
          <table:table-cell table:formula="of:=VLOOKUP([.$F921];[.$F922:.$F$1000];1;0)" office:value-type="string" office:string-value="" calcext:value-type="error">
            <text:p>#N/D</text:p>
          </table:table-cell>
          <table:table-cell table:style-name="ce102" table:formula="of:=NOT(ISERROR([.W9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2])&gt;0;HYPERLINK(CONCATENATE(['file:///C:/Users/Txinto%20Vaz/Desktop/req_rees-core/uploading/RqUpload.ods'#$Dict.$B$1];&quot;issues/&quot;;[.B922]);CONCATENATE(&quot;#&quot;;[.B922]));&quot;&quot;)">
            <text:p/>
          </table:table-cell>
          <table:table-cell table:style-name="ce27" table:formula="of:=IF(LEN([.F922])&gt;0;MAX([.D$3:.D921])+1;&quot;&quot;)">
            <text:p/>
          </table:table-cell>
          <table:table-cell table:style-name="ce29" table:formula="of:=IF(LEN([.D922])&gt;0;CONCATENATE([.$K$1];TEXT([.D92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2];[.$H$3:.$H$1000];1;0)" office:value-type="string" office:string-value="" calcext:value-type="error">
            <text:p>#N/D</text:p>
          </table:table-cell>
          <table:table-cell table:style-name="ce102" table:formula="of:=NOT(ISERROR([.R922]))" office:value-type="boolean" office:boolean-value="false" calcext:value-type="boolean">
            <text:p>FALSO</text:p>
          </table:table-cell>
          <table:table-cell/>
          <table:table-cell table:formula="of:=VLOOKUP([.$F922];[.$F$3:.$F921];1;0)" office:value-type="string" office:string-value="" calcext:value-type="error">
            <text:p>#N/D</text:p>
          </table:table-cell>
          <table:table-cell table:style-name="ce102" table:formula="of:=NOT(ISERROR([.U922]))" office:value-type="boolean" office:boolean-value="false" calcext:value-type="boolean">
            <text:p>FALSO</text:p>
          </table:table-cell>
          <table:table-cell table:formula="of:=VLOOKUP([.$F922];[.$F923:.$F$1000];1;0)" office:value-type="string" office:string-value="" calcext:value-type="error">
            <text:p>#N/D</text:p>
          </table:table-cell>
          <table:table-cell table:style-name="ce102" table:formula="of:=NOT(ISERROR([.W9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3])&gt;0;HYPERLINK(CONCATENATE(['file:///C:/Users/Txinto%20Vaz/Desktop/req_rees-core/uploading/RqUpload.ods'#$Dict.$B$1];&quot;issues/&quot;;[.B923]);CONCATENATE(&quot;#&quot;;[.B923]));&quot;&quot;)">
            <text:p/>
          </table:table-cell>
          <table:table-cell table:style-name="ce27" table:formula="of:=IF(LEN([.F923])&gt;0;MAX([.D$3:.D922])+1;&quot;&quot;)">
            <text:p/>
          </table:table-cell>
          <table:table-cell table:style-name="ce29" table:formula="of:=IF(LEN([.D923])&gt;0;CONCATENATE([.$K$1];TEXT([.D92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3];[.$H$3:.$H$1000];1;0)" office:value-type="string" office:string-value="" calcext:value-type="error">
            <text:p>#N/D</text:p>
          </table:table-cell>
          <table:table-cell table:style-name="ce102" table:formula="of:=NOT(ISERROR([.R923]))" office:value-type="boolean" office:boolean-value="false" calcext:value-type="boolean">
            <text:p>FALSO</text:p>
          </table:table-cell>
          <table:table-cell/>
          <table:table-cell table:formula="of:=VLOOKUP([.$F923];[.$F$3:.$F922];1;0)" office:value-type="string" office:string-value="" calcext:value-type="error">
            <text:p>#N/D</text:p>
          </table:table-cell>
          <table:table-cell table:style-name="ce102" table:formula="of:=NOT(ISERROR([.U923]))" office:value-type="boolean" office:boolean-value="false" calcext:value-type="boolean">
            <text:p>FALSO</text:p>
          </table:table-cell>
          <table:table-cell table:formula="of:=VLOOKUP([.$F923];[.$F924:.$F$1000];1;0)" office:value-type="string" office:string-value="" calcext:value-type="error">
            <text:p>#N/D</text:p>
          </table:table-cell>
          <table:table-cell table:style-name="ce102" table:formula="of:=NOT(ISERROR([.W9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4])&gt;0;HYPERLINK(CONCATENATE(['file:///C:/Users/Txinto%20Vaz/Desktop/req_rees-core/uploading/RqUpload.ods'#$Dict.$B$1];&quot;issues/&quot;;[.B924]);CONCATENATE(&quot;#&quot;;[.B924]));&quot;&quot;)">
            <text:p/>
          </table:table-cell>
          <table:table-cell table:style-name="ce27" table:formula="of:=IF(LEN([.F924])&gt;0;MAX([.D$3:.D923])+1;&quot;&quot;)">
            <text:p/>
          </table:table-cell>
          <table:table-cell table:style-name="ce29" table:formula="of:=IF(LEN([.D924])&gt;0;CONCATENATE([.$K$1];TEXT([.D92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4];[.$H$3:.$H$1000];1;0)" office:value-type="string" office:string-value="" calcext:value-type="error">
            <text:p>#N/D</text:p>
          </table:table-cell>
          <table:table-cell table:style-name="ce102" table:formula="of:=NOT(ISERROR([.R924]))" office:value-type="boolean" office:boolean-value="false" calcext:value-type="boolean">
            <text:p>FALSO</text:p>
          </table:table-cell>
          <table:table-cell/>
          <table:table-cell table:formula="of:=VLOOKUP([.$F924];[.$F$3:.$F923];1;0)" office:value-type="string" office:string-value="" calcext:value-type="error">
            <text:p>#N/D</text:p>
          </table:table-cell>
          <table:table-cell table:style-name="ce102" table:formula="of:=NOT(ISERROR([.U924]))" office:value-type="boolean" office:boolean-value="false" calcext:value-type="boolean">
            <text:p>FALSO</text:p>
          </table:table-cell>
          <table:table-cell table:formula="of:=VLOOKUP([.$F924];[.$F925:.$F$1000];1;0)" office:value-type="string" office:string-value="" calcext:value-type="error">
            <text:p>#N/D</text:p>
          </table:table-cell>
          <table:table-cell table:style-name="ce102" table:formula="of:=NOT(ISERROR([.W9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5])&gt;0;HYPERLINK(CONCATENATE(['file:///C:/Users/Txinto%20Vaz/Desktop/req_rees-core/uploading/RqUpload.ods'#$Dict.$B$1];&quot;issues/&quot;;[.B925]);CONCATENATE(&quot;#&quot;;[.B925]));&quot;&quot;)">
            <text:p/>
          </table:table-cell>
          <table:table-cell table:style-name="ce27" table:formula="of:=IF(LEN([.F925])&gt;0;MAX([.D$3:.D924])+1;&quot;&quot;)">
            <text:p/>
          </table:table-cell>
          <table:table-cell table:style-name="ce29" table:formula="of:=IF(LEN([.D925])&gt;0;CONCATENATE([.$K$1];TEXT([.D92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5];[.$H$3:.$H$1000];1;0)" office:value-type="string" office:string-value="" calcext:value-type="error">
            <text:p>#N/D</text:p>
          </table:table-cell>
          <table:table-cell table:style-name="ce102" table:formula="of:=NOT(ISERROR([.R925]))" office:value-type="boolean" office:boolean-value="false" calcext:value-type="boolean">
            <text:p>FALSO</text:p>
          </table:table-cell>
          <table:table-cell/>
          <table:table-cell table:formula="of:=VLOOKUP([.$F925];[.$F$3:.$F924];1;0)" office:value-type="string" office:string-value="" calcext:value-type="error">
            <text:p>#N/D</text:p>
          </table:table-cell>
          <table:table-cell table:style-name="ce102" table:formula="of:=NOT(ISERROR([.U925]))" office:value-type="boolean" office:boolean-value="false" calcext:value-type="boolean">
            <text:p>FALSO</text:p>
          </table:table-cell>
          <table:table-cell table:formula="of:=VLOOKUP([.$F925];[.$F926:.$F$1000];1;0)" office:value-type="string" office:string-value="" calcext:value-type="error">
            <text:p>#N/D</text:p>
          </table:table-cell>
          <table:table-cell table:style-name="ce102" table:formula="of:=NOT(ISERROR([.W9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6])&gt;0;HYPERLINK(CONCATENATE(['file:///C:/Users/Txinto%20Vaz/Desktop/req_rees-core/uploading/RqUpload.ods'#$Dict.$B$1];&quot;issues/&quot;;[.B926]);CONCATENATE(&quot;#&quot;;[.B926]));&quot;&quot;)">
            <text:p/>
          </table:table-cell>
          <table:table-cell table:style-name="ce27" table:formula="of:=IF(LEN([.F926])&gt;0;MAX([.D$3:.D925])+1;&quot;&quot;)">
            <text:p/>
          </table:table-cell>
          <table:table-cell table:style-name="ce29" table:formula="of:=IF(LEN([.D926])&gt;0;CONCATENATE([.$K$1];TEXT([.D92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6];[.$H$3:.$H$1000];1;0)" office:value-type="string" office:string-value="" calcext:value-type="error">
            <text:p>#N/D</text:p>
          </table:table-cell>
          <table:table-cell table:style-name="ce102" table:formula="of:=NOT(ISERROR([.R926]))" office:value-type="boolean" office:boolean-value="false" calcext:value-type="boolean">
            <text:p>FALSO</text:p>
          </table:table-cell>
          <table:table-cell/>
          <table:table-cell table:formula="of:=VLOOKUP([.$F926];[.$F$3:.$F925];1;0)" office:value-type="string" office:string-value="" calcext:value-type="error">
            <text:p>#N/D</text:p>
          </table:table-cell>
          <table:table-cell table:style-name="ce102" table:formula="of:=NOT(ISERROR([.U926]))" office:value-type="boolean" office:boolean-value="false" calcext:value-type="boolean">
            <text:p>FALSO</text:p>
          </table:table-cell>
          <table:table-cell table:formula="of:=VLOOKUP([.$F926];[.$F927:.$F$1000];1;0)" office:value-type="string" office:string-value="" calcext:value-type="error">
            <text:p>#N/D</text:p>
          </table:table-cell>
          <table:table-cell table:style-name="ce102" table:formula="of:=NOT(ISERROR([.W9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7])&gt;0;HYPERLINK(CONCATENATE(['file:///C:/Users/Txinto%20Vaz/Desktop/req_rees-core/uploading/RqUpload.ods'#$Dict.$B$1];&quot;issues/&quot;;[.B927]);CONCATENATE(&quot;#&quot;;[.B927]));&quot;&quot;)">
            <text:p/>
          </table:table-cell>
          <table:table-cell table:style-name="ce27" table:formula="of:=IF(LEN([.F927])&gt;0;MAX([.D$3:.D926])+1;&quot;&quot;)">
            <text:p/>
          </table:table-cell>
          <table:table-cell table:style-name="ce29" table:formula="of:=IF(LEN([.D927])&gt;0;CONCATENATE([.$K$1];TEXT([.D92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7];[.$H$3:.$H$1000];1;0)" office:value-type="string" office:string-value="" calcext:value-type="error">
            <text:p>#N/D</text:p>
          </table:table-cell>
          <table:table-cell table:style-name="ce102" table:formula="of:=NOT(ISERROR([.R927]))" office:value-type="boolean" office:boolean-value="false" calcext:value-type="boolean">
            <text:p>FALSO</text:p>
          </table:table-cell>
          <table:table-cell/>
          <table:table-cell table:formula="of:=VLOOKUP([.$F927];[.$F$3:.$F926];1;0)" office:value-type="string" office:string-value="" calcext:value-type="error">
            <text:p>#N/D</text:p>
          </table:table-cell>
          <table:table-cell table:style-name="ce102" table:formula="of:=NOT(ISERROR([.U927]))" office:value-type="boolean" office:boolean-value="false" calcext:value-type="boolean">
            <text:p>FALSO</text:p>
          </table:table-cell>
          <table:table-cell table:formula="of:=VLOOKUP([.$F927];[.$F928:.$F$1000];1;0)" office:value-type="string" office:string-value="" calcext:value-type="error">
            <text:p>#N/D</text:p>
          </table:table-cell>
          <table:table-cell table:style-name="ce102" table:formula="of:=NOT(ISERROR([.W9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8])&gt;0;HYPERLINK(CONCATENATE(['file:///C:/Users/Txinto%20Vaz/Desktop/req_rees-core/uploading/RqUpload.ods'#$Dict.$B$1];&quot;issues/&quot;;[.B928]);CONCATENATE(&quot;#&quot;;[.B928]));&quot;&quot;)">
            <text:p/>
          </table:table-cell>
          <table:table-cell table:style-name="ce27" table:formula="of:=IF(LEN([.F928])&gt;0;MAX([.D$3:.D927])+1;&quot;&quot;)">
            <text:p/>
          </table:table-cell>
          <table:table-cell table:style-name="ce29" table:formula="of:=IF(LEN([.D928])&gt;0;CONCATENATE([.$K$1];TEXT([.D92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8];[.$H$3:.$H$1000];1;0)" office:value-type="string" office:string-value="" calcext:value-type="error">
            <text:p>#N/D</text:p>
          </table:table-cell>
          <table:table-cell table:style-name="ce102" table:formula="of:=NOT(ISERROR([.R928]))" office:value-type="boolean" office:boolean-value="false" calcext:value-type="boolean">
            <text:p>FALSO</text:p>
          </table:table-cell>
          <table:table-cell/>
          <table:table-cell table:formula="of:=VLOOKUP([.$F928];[.$F$3:.$F927];1;0)" office:value-type="string" office:string-value="" calcext:value-type="error">
            <text:p>#N/D</text:p>
          </table:table-cell>
          <table:table-cell table:style-name="ce102" table:formula="of:=NOT(ISERROR([.U928]))" office:value-type="boolean" office:boolean-value="false" calcext:value-type="boolean">
            <text:p>FALSO</text:p>
          </table:table-cell>
          <table:table-cell table:formula="of:=VLOOKUP([.$F928];[.$F929:.$F$1000];1;0)" office:value-type="string" office:string-value="" calcext:value-type="error">
            <text:p>#N/D</text:p>
          </table:table-cell>
          <table:table-cell table:style-name="ce102" table:formula="of:=NOT(ISERROR([.W9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29])&gt;0;HYPERLINK(CONCATENATE(['file:///C:/Users/Txinto%20Vaz/Desktop/req_rees-core/uploading/RqUpload.ods'#$Dict.$B$1];&quot;issues/&quot;;[.B929]);CONCATENATE(&quot;#&quot;;[.B929]));&quot;&quot;)">
            <text:p/>
          </table:table-cell>
          <table:table-cell table:style-name="ce27" table:formula="of:=IF(LEN([.F929])&gt;0;MAX([.D$3:.D928])+1;&quot;&quot;)">
            <text:p/>
          </table:table-cell>
          <table:table-cell table:style-name="ce29" table:formula="of:=IF(LEN([.D929])&gt;0;CONCATENATE([.$K$1];TEXT([.D92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9];[.$H$3:.$H$1000];1;0)" office:value-type="string" office:string-value="" calcext:value-type="error">
            <text:p>#N/D</text:p>
          </table:table-cell>
          <table:table-cell table:style-name="ce102" table:formula="of:=NOT(ISERROR([.R929]))" office:value-type="boolean" office:boolean-value="false" calcext:value-type="boolean">
            <text:p>FALSO</text:p>
          </table:table-cell>
          <table:table-cell/>
          <table:table-cell table:formula="of:=VLOOKUP([.$F929];[.$F$3:.$F928];1;0)" office:value-type="string" office:string-value="" calcext:value-type="error">
            <text:p>#N/D</text:p>
          </table:table-cell>
          <table:table-cell table:style-name="ce102" table:formula="of:=NOT(ISERROR([.U929]))" office:value-type="boolean" office:boolean-value="false" calcext:value-type="boolean">
            <text:p>FALSO</text:p>
          </table:table-cell>
          <table:table-cell table:formula="of:=VLOOKUP([.$F929];[.$F930:.$F$1000];1;0)" office:value-type="string" office:string-value="" calcext:value-type="error">
            <text:p>#N/D</text:p>
          </table:table-cell>
          <table:table-cell table:style-name="ce102" table:formula="of:=NOT(ISERROR([.W9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0])&gt;0;HYPERLINK(CONCATENATE(['file:///C:/Users/Txinto%20Vaz/Desktop/req_rees-core/uploading/RqUpload.ods'#$Dict.$B$1];&quot;issues/&quot;;[.B930]);CONCATENATE(&quot;#&quot;;[.B930]));&quot;&quot;)">
            <text:p/>
          </table:table-cell>
          <table:table-cell table:style-name="ce27" table:formula="of:=IF(LEN([.F930])&gt;0;MAX([.D$3:.D929])+1;&quot;&quot;)">
            <text:p/>
          </table:table-cell>
          <table:table-cell table:style-name="ce29" table:formula="of:=IF(LEN([.D930])&gt;0;CONCATENATE([.$K$1];TEXT([.D93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0];[.$H$3:.$H$1000];1;0)" office:value-type="string" office:string-value="" calcext:value-type="error">
            <text:p>#N/D</text:p>
          </table:table-cell>
          <table:table-cell table:style-name="ce102" table:formula="of:=NOT(ISERROR([.R930]))" office:value-type="boolean" office:boolean-value="false" calcext:value-type="boolean">
            <text:p>FALSO</text:p>
          </table:table-cell>
          <table:table-cell/>
          <table:table-cell table:formula="of:=VLOOKUP([.$F930];[.$F$3:.$F929];1;0)" office:value-type="string" office:string-value="" calcext:value-type="error">
            <text:p>#N/D</text:p>
          </table:table-cell>
          <table:table-cell table:style-name="ce102" table:formula="of:=NOT(ISERROR([.U930]))" office:value-type="boolean" office:boolean-value="false" calcext:value-type="boolean">
            <text:p>FALSO</text:p>
          </table:table-cell>
          <table:table-cell table:formula="of:=VLOOKUP([.$F930];[.$F931:.$F$1000];1;0)" office:value-type="string" office:string-value="" calcext:value-type="error">
            <text:p>#N/D</text:p>
          </table:table-cell>
          <table:table-cell table:style-name="ce102" table:formula="of:=NOT(ISERROR([.W9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1])&gt;0;HYPERLINK(CONCATENATE(['file:///C:/Users/Txinto%20Vaz/Desktop/req_rees-core/uploading/RqUpload.ods'#$Dict.$B$1];&quot;issues/&quot;;[.B931]);CONCATENATE(&quot;#&quot;;[.B931]));&quot;&quot;)">
            <text:p/>
          </table:table-cell>
          <table:table-cell table:style-name="ce27" table:formula="of:=IF(LEN([.F931])&gt;0;MAX([.D$3:.D930])+1;&quot;&quot;)">
            <text:p/>
          </table:table-cell>
          <table:table-cell table:style-name="ce29" table:formula="of:=IF(LEN([.D931])&gt;0;CONCATENATE([.$K$1];TEXT([.D93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1];[.$H$3:.$H$1000];1;0)" office:value-type="string" office:string-value="" calcext:value-type="error">
            <text:p>#N/D</text:p>
          </table:table-cell>
          <table:table-cell table:style-name="ce102" table:formula="of:=NOT(ISERROR([.R931]))" office:value-type="boolean" office:boolean-value="false" calcext:value-type="boolean">
            <text:p>FALSO</text:p>
          </table:table-cell>
          <table:table-cell/>
          <table:table-cell table:formula="of:=VLOOKUP([.$F931];[.$F$3:.$F930];1;0)" office:value-type="string" office:string-value="" calcext:value-type="error">
            <text:p>#N/D</text:p>
          </table:table-cell>
          <table:table-cell table:style-name="ce102" table:formula="of:=NOT(ISERROR([.U931]))" office:value-type="boolean" office:boolean-value="false" calcext:value-type="boolean">
            <text:p>FALSO</text:p>
          </table:table-cell>
          <table:table-cell table:formula="of:=VLOOKUP([.$F931];[.$F932:.$F$1000];1;0)" office:value-type="string" office:string-value="" calcext:value-type="error">
            <text:p>#N/D</text:p>
          </table:table-cell>
          <table:table-cell table:style-name="ce102" table:formula="of:=NOT(ISERROR([.W9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2])&gt;0;HYPERLINK(CONCATENATE(['file:///C:/Users/Txinto%20Vaz/Desktop/req_rees-core/uploading/RqUpload.ods'#$Dict.$B$1];&quot;issues/&quot;;[.B932]);CONCATENATE(&quot;#&quot;;[.B932]));&quot;&quot;)">
            <text:p/>
          </table:table-cell>
          <table:table-cell table:style-name="ce27" table:formula="of:=IF(LEN([.F932])&gt;0;MAX([.D$3:.D931])+1;&quot;&quot;)">
            <text:p/>
          </table:table-cell>
          <table:table-cell table:style-name="ce29" table:formula="of:=IF(LEN([.D932])&gt;0;CONCATENATE([.$K$1];TEXT([.D93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2];[.$H$3:.$H$1000];1;0)" office:value-type="string" office:string-value="" calcext:value-type="error">
            <text:p>#N/D</text:p>
          </table:table-cell>
          <table:table-cell table:style-name="ce102" table:formula="of:=NOT(ISERROR([.R932]))" office:value-type="boolean" office:boolean-value="false" calcext:value-type="boolean">
            <text:p>FALSO</text:p>
          </table:table-cell>
          <table:table-cell/>
          <table:table-cell table:formula="of:=VLOOKUP([.$F932];[.$F$3:.$F931];1;0)" office:value-type="string" office:string-value="" calcext:value-type="error">
            <text:p>#N/D</text:p>
          </table:table-cell>
          <table:table-cell table:style-name="ce102" table:formula="of:=NOT(ISERROR([.U932]))" office:value-type="boolean" office:boolean-value="false" calcext:value-type="boolean">
            <text:p>FALSO</text:p>
          </table:table-cell>
          <table:table-cell table:formula="of:=VLOOKUP([.$F932];[.$F933:.$F$1000];1;0)" office:value-type="string" office:string-value="" calcext:value-type="error">
            <text:p>#N/D</text:p>
          </table:table-cell>
          <table:table-cell table:style-name="ce102" table:formula="of:=NOT(ISERROR([.W9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3])&gt;0;HYPERLINK(CONCATENATE(['file:///C:/Users/Txinto%20Vaz/Desktop/req_rees-core/uploading/RqUpload.ods'#$Dict.$B$1];&quot;issues/&quot;;[.B933]);CONCATENATE(&quot;#&quot;;[.B933]));&quot;&quot;)">
            <text:p/>
          </table:table-cell>
          <table:table-cell table:style-name="ce27" table:formula="of:=IF(LEN([.F933])&gt;0;MAX([.D$3:.D932])+1;&quot;&quot;)">
            <text:p/>
          </table:table-cell>
          <table:table-cell table:style-name="ce29" table:formula="of:=IF(LEN([.D933])&gt;0;CONCATENATE([.$K$1];TEXT([.D93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3];[.$H$3:.$H$1000];1;0)" office:value-type="string" office:string-value="" calcext:value-type="error">
            <text:p>#N/D</text:p>
          </table:table-cell>
          <table:table-cell table:style-name="ce102" table:formula="of:=NOT(ISERROR([.R933]))" office:value-type="boolean" office:boolean-value="false" calcext:value-type="boolean">
            <text:p>FALSO</text:p>
          </table:table-cell>
          <table:table-cell/>
          <table:table-cell table:formula="of:=VLOOKUP([.$F933];[.$F$3:.$F932];1;0)" office:value-type="string" office:string-value="" calcext:value-type="error">
            <text:p>#N/D</text:p>
          </table:table-cell>
          <table:table-cell table:style-name="ce102" table:formula="of:=NOT(ISERROR([.U933]))" office:value-type="boolean" office:boolean-value="false" calcext:value-type="boolean">
            <text:p>FALSO</text:p>
          </table:table-cell>
          <table:table-cell table:formula="of:=VLOOKUP([.$F933];[.$F934:.$F$1000];1;0)" office:value-type="string" office:string-value="" calcext:value-type="error">
            <text:p>#N/D</text:p>
          </table:table-cell>
          <table:table-cell table:style-name="ce102" table:formula="of:=NOT(ISERROR([.W9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4])&gt;0;HYPERLINK(CONCATENATE(['file:///C:/Users/Txinto%20Vaz/Desktop/req_rees-core/uploading/RqUpload.ods'#$Dict.$B$1];&quot;issues/&quot;;[.B934]);CONCATENATE(&quot;#&quot;;[.B934]));&quot;&quot;)">
            <text:p/>
          </table:table-cell>
          <table:table-cell table:style-name="ce27" table:formula="of:=IF(LEN([.F934])&gt;0;MAX([.D$3:.D933])+1;&quot;&quot;)">
            <text:p/>
          </table:table-cell>
          <table:table-cell table:style-name="ce29" table:formula="of:=IF(LEN([.D934])&gt;0;CONCATENATE([.$K$1];TEXT([.D93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4];[.$H$3:.$H$1000];1;0)" office:value-type="string" office:string-value="" calcext:value-type="error">
            <text:p>#N/D</text:p>
          </table:table-cell>
          <table:table-cell table:style-name="ce102" table:formula="of:=NOT(ISERROR([.R934]))" office:value-type="boolean" office:boolean-value="false" calcext:value-type="boolean">
            <text:p>FALSO</text:p>
          </table:table-cell>
          <table:table-cell/>
          <table:table-cell table:formula="of:=VLOOKUP([.$F934];[.$F$3:.$F933];1;0)" office:value-type="string" office:string-value="" calcext:value-type="error">
            <text:p>#N/D</text:p>
          </table:table-cell>
          <table:table-cell table:style-name="ce102" table:formula="of:=NOT(ISERROR([.U934]))" office:value-type="boolean" office:boolean-value="false" calcext:value-type="boolean">
            <text:p>FALSO</text:p>
          </table:table-cell>
          <table:table-cell table:formula="of:=VLOOKUP([.$F934];[.$F935:.$F$1000];1;0)" office:value-type="string" office:string-value="" calcext:value-type="error">
            <text:p>#N/D</text:p>
          </table:table-cell>
          <table:table-cell table:style-name="ce102" table:formula="of:=NOT(ISERROR([.W9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5])&gt;0;HYPERLINK(CONCATENATE(['file:///C:/Users/Txinto%20Vaz/Desktop/req_rees-core/uploading/RqUpload.ods'#$Dict.$B$1];&quot;issues/&quot;;[.B935]);CONCATENATE(&quot;#&quot;;[.B935]));&quot;&quot;)">
            <text:p/>
          </table:table-cell>
          <table:table-cell table:style-name="ce27" table:formula="of:=IF(LEN([.F935])&gt;0;MAX([.D$3:.D934])+1;&quot;&quot;)">
            <text:p/>
          </table:table-cell>
          <table:table-cell table:style-name="ce29" table:formula="of:=IF(LEN([.D935])&gt;0;CONCATENATE([.$K$1];TEXT([.D93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5];[.$H$3:.$H$1000];1;0)" office:value-type="string" office:string-value="" calcext:value-type="error">
            <text:p>#N/D</text:p>
          </table:table-cell>
          <table:table-cell table:style-name="ce102" table:formula="of:=NOT(ISERROR([.R935]))" office:value-type="boolean" office:boolean-value="false" calcext:value-type="boolean">
            <text:p>FALSO</text:p>
          </table:table-cell>
          <table:table-cell/>
          <table:table-cell table:formula="of:=VLOOKUP([.$F935];[.$F$3:.$F934];1;0)" office:value-type="string" office:string-value="" calcext:value-type="error">
            <text:p>#N/D</text:p>
          </table:table-cell>
          <table:table-cell table:style-name="ce102" table:formula="of:=NOT(ISERROR([.U935]))" office:value-type="boolean" office:boolean-value="false" calcext:value-type="boolean">
            <text:p>FALSO</text:p>
          </table:table-cell>
          <table:table-cell table:formula="of:=VLOOKUP([.$F935];[.$F936:.$F$1000];1;0)" office:value-type="string" office:string-value="" calcext:value-type="error">
            <text:p>#N/D</text:p>
          </table:table-cell>
          <table:table-cell table:style-name="ce102" table:formula="of:=NOT(ISERROR([.W9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6])&gt;0;HYPERLINK(CONCATENATE(['file:///C:/Users/Txinto%20Vaz/Desktop/req_rees-core/uploading/RqUpload.ods'#$Dict.$B$1];&quot;issues/&quot;;[.B936]);CONCATENATE(&quot;#&quot;;[.B936]));&quot;&quot;)">
            <text:p/>
          </table:table-cell>
          <table:table-cell table:style-name="ce27" table:formula="of:=IF(LEN([.F936])&gt;0;MAX([.D$3:.D935])+1;&quot;&quot;)">
            <text:p/>
          </table:table-cell>
          <table:table-cell table:style-name="ce29" table:formula="of:=IF(LEN([.D936])&gt;0;CONCATENATE([.$K$1];TEXT([.D93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6];[.$H$3:.$H$1000];1;0)" office:value-type="string" office:string-value="" calcext:value-type="error">
            <text:p>#N/D</text:p>
          </table:table-cell>
          <table:table-cell table:style-name="ce102" table:formula="of:=NOT(ISERROR([.R936]))" office:value-type="boolean" office:boolean-value="false" calcext:value-type="boolean">
            <text:p>FALSO</text:p>
          </table:table-cell>
          <table:table-cell/>
          <table:table-cell table:formula="of:=VLOOKUP([.$F936];[.$F$3:.$F935];1;0)" office:value-type="string" office:string-value="" calcext:value-type="error">
            <text:p>#N/D</text:p>
          </table:table-cell>
          <table:table-cell table:style-name="ce102" table:formula="of:=NOT(ISERROR([.U936]))" office:value-type="boolean" office:boolean-value="false" calcext:value-type="boolean">
            <text:p>FALSO</text:p>
          </table:table-cell>
          <table:table-cell table:formula="of:=VLOOKUP([.$F936];[.$F937:.$F$1000];1;0)" office:value-type="string" office:string-value="" calcext:value-type="error">
            <text:p>#N/D</text:p>
          </table:table-cell>
          <table:table-cell table:style-name="ce102" table:formula="of:=NOT(ISERROR([.W9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7])&gt;0;HYPERLINK(CONCATENATE(['file:///C:/Users/Txinto%20Vaz/Desktop/req_rees-core/uploading/RqUpload.ods'#$Dict.$B$1];&quot;issues/&quot;;[.B937]);CONCATENATE(&quot;#&quot;;[.B937]));&quot;&quot;)">
            <text:p/>
          </table:table-cell>
          <table:table-cell table:style-name="ce27" table:formula="of:=IF(LEN([.F937])&gt;0;MAX([.D$3:.D936])+1;&quot;&quot;)">
            <text:p/>
          </table:table-cell>
          <table:table-cell table:style-name="ce29" table:formula="of:=IF(LEN([.D937])&gt;0;CONCATENATE([.$K$1];TEXT([.D93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7];[.$H$3:.$H$1000];1;0)" office:value-type="string" office:string-value="" calcext:value-type="error">
            <text:p>#N/D</text:p>
          </table:table-cell>
          <table:table-cell table:style-name="ce102" table:formula="of:=NOT(ISERROR([.R937]))" office:value-type="boolean" office:boolean-value="false" calcext:value-type="boolean">
            <text:p>FALSO</text:p>
          </table:table-cell>
          <table:table-cell/>
          <table:table-cell table:formula="of:=VLOOKUP([.$F937];[.$F$3:.$F936];1;0)" office:value-type="string" office:string-value="" calcext:value-type="error">
            <text:p>#N/D</text:p>
          </table:table-cell>
          <table:table-cell table:style-name="ce102" table:formula="of:=NOT(ISERROR([.U937]))" office:value-type="boolean" office:boolean-value="false" calcext:value-type="boolean">
            <text:p>FALSO</text:p>
          </table:table-cell>
          <table:table-cell table:formula="of:=VLOOKUP([.$F937];[.$F938:.$F$1000];1;0)" office:value-type="string" office:string-value="" calcext:value-type="error">
            <text:p>#N/D</text:p>
          </table:table-cell>
          <table:table-cell table:style-name="ce102" table:formula="of:=NOT(ISERROR([.W9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8])&gt;0;HYPERLINK(CONCATENATE(['file:///C:/Users/Txinto%20Vaz/Desktop/req_rees-core/uploading/RqUpload.ods'#$Dict.$B$1];&quot;issues/&quot;;[.B938]);CONCATENATE(&quot;#&quot;;[.B938]));&quot;&quot;)">
            <text:p/>
          </table:table-cell>
          <table:table-cell table:style-name="ce27" table:formula="of:=IF(LEN([.F938])&gt;0;MAX([.D$3:.D937])+1;&quot;&quot;)">
            <text:p/>
          </table:table-cell>
          <table:table-cell table:style-name="ce29" table:formula="of:=IF(LEN([.D938])&gt;0;CONCATENATE([.$K$1];TEXT([.D93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8];[.$H$3:.$H$1000];1;0)" office:value-type="string" office:string-value="" calcext:value-type="error">
            <text:p>#N/D</text:p>
          </table:table-cell>
          <table:table-cell table:style-name="ce102" table:formula="of:=NOT(ISERROR([.R938]))" office:value-type="boolean" office:boolean-value="false" calcext:value-type="boolean">
            <text:p>FALSO</text:p>
          </table:table-cell>
          <table:table-cell/>
          <table:table-cell table:formula="of:=VLOOKUP([.$F938];[.$F$3:.$F937];1;0)" office:value-type="string" office:string-value="" calcext:value-type="error">
            <text:p>#N/D</text:p>
          </table:table-cell>
          <table:table-cell table:style-name="ce102" table:formula="of:=NOT(ISERROR([.U938]))" office:value-type="boolean" office:boolean-value="false" calcext:value-type="boolean">
            <text:p>FALSO</text:p>
          </table:table-cell>
          <table:table-cell table:formula="of:=VLOOKUP([.$F938];[.$F939:.$F$1000];1;0)" office:value-type="string" office:string-value="" calcext:value-type="error">
            <text:p>#N/D</text:p>
          </table:table-cell>
          <table:table-cell table:style-name="ce102" table:formula="of:=NOT(ISERROR([.W9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39])&gt;0;HYPERLINK(CONCATENATE(['file:///C:/Users/Txinto%20Vaz/Desktop/req_rees-core/uploading/RqUpload.ods'#$Dict.$B$1];&quot;issues/&quot;;[.B939]);CONCATENATE(&quot;#&quot;;[.B939]));&quot;&quot;)">
            <text:p/>
          </table:table-cell>
          <table:table-cell table:style-name="ce27" table:formula="of:=IF(LEN([.F939])&gt;0;MAX([.D$3:.D938])+1;&quot;&quot;)">
            <text:p/>
          </table:table-cell>
          <table:table-cell table:style-name="ce29" table:formula="of:=IF(LEN([.D939])&gt;0;CONCATENATE([.$K$1];TEXT([.D93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9];[.$H$3:.$H$1000];1;0)" office:value-type="string" office:string-value="" calcext:value-type="error">
            <text:p>#N/D</text:p>
          </table:table-cell>
          <table:table-cell table:style-name="ce102" table:formula="of:=NOT(ISERROR([.R939]))" office:value-type="boolean" office:boolean-value="false" calcext:value-type="boolean">
            <text:p>FALSO</text:p>
          </table:table-cell>
          <table:table-cell/>
          <table:table-cell table:formula="of:=VLOOKUP([.$F939];[.$F$3:.$F938];1;0)" office:value-type="string" office:string-value="" calcext:value-type="error">
            <text:p>#N/D</text:p>
          </table:table-cell>
          <table:table-cell table:style-name="ce102" table:formula="of:=NOT(ISERROR([.U939]))" office:value-type="boolean" office:boolean-value="false" calcext:value-type="boolean">
            <text:p>FALSO</text:p>
          </table:table-cell>
          <table:table-cell table:formula="of:=VLOOKUP([.$F939];[.$F940:.$F$1000];1;0)" office:value-type="string" office:string-value="" calcext:value-type="error">
            <text:p>#N/D</text:p>
          </table:table-cell>
          <table:table-cell table:style-name="ce102" table:formula="of:=NOT(ISERROR([.W9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0])&gt;0;HYPERLINK(CONCATENATE(['file:///C:/Users/Txinto%20Vaz/Desktop/req_rees-core/uploading/RqUpload.ods'#$Dict.$B$1];&quot;issues/&quot;;[.B940]);CONCATENATE(&quot;#&quot;;[.B940]));&quot;&quot;)">
            <text:p/>
          </table:table-cell>
          <table:table-cell table:style-name="ce27" table:formula="of:=IF(LEN([.F940])&gt;0;MAX([.D$3:.D939])+1;&quot;&quot;)">
            <text:p/>
          </table:table-cell>
          <table:table-cell table:style-name="ce29" table:formula="of:=IF(LEN([.D940])&gt;0;CONCATENATE([.$K$1];TEXT([.D94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0];[.$H$3:.$H$1000];1;0)" office:value-type="string" office:string-value="" calcext:value-type="error">
            <text:p>#N/D</text:p>
          </table:table-cell>
          <table:table-cell table:style-name="ce102" table:formula="of:=NOT(ISERROR([.R940]))" office:value-type="boolean" office:boolean-value="false" calcext:value-type="boolean">
            <text:p>FALSO</text:p>
          </table:table-cell>
          <table:table-cell/>
          <table:table-cell table:formula="of:=VLOOKUP([.$F940];[.$F$3:.$F939];1;0)" office:value-type="string" office:string-value="" calcext:value-type="error">
            <text:p>#N/D</text:p>
          </table:table-cell>
          <table:table-cell table:style-name="ce102" table:formula="of:=NOT(ISERROR([.U940]))" office:value-type="boolean" office:boolean-value="false" calcext:value-type="boolean">
            <text:p>FALSO</text:p>
          </table:table-cell>
          <table:table-cell table:formula="of:=VLOOKUP([.$F940];[.$F941:.$F$1000];1;0)" office:value-type="string" office:string-value="" calcext:value-type="error">
            <text:p>#N/D</text:p>
          </table:table-cell>
          <table:table-cell table:style-name="ce102" table:formula="of:=NOT(ISERROR([.W9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1])&gt;0;HYPERLINK(CONCATENATE(['file:///C:/Users/Txinto%20Vaz/Desktop/req_rees-core/uploading/RqUpload.ods'#$Dict.$B$1];&quot;issues/&quot;;[.B941]);CONCATENATE(&quot;#&quot;;[.B941]));&quot;&quot;)">
            <text:p/>
          </table:table-cell>
          <table:table-cell table:style-name="ce27" table:formula="of:=IF(LEN([.F941])&gt;0;MAX([.D$3:.D940])+1;&quot;&quot;)">
            <text:p/>
          </table:table-cell>
          <table:table-cell table:style-name="ce29" table:formula="of:=IF(LEN([.D941])&gt;0;CONCATENATE([.$K$1];TEXT([.D94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1];[.$H$3:.$H$1000];1;0)" office:value-type="string" office:string-value="" calcext:value-type="error">
            <text:p>#N/D</text:p>
          </table:table-cell>
          <table:table-cell table:style-name="ce102" table:formula="of:=NOT(ISERROR([.R941]))" office:value-type="boolean" office:boolean-value="false" calcext:value-type="boolean">
            <text:p>FALSO</text:p>
          </table:table-cell>
          <table:table-cell/>
          <table:table-cell table:formula="of:=VLOOKUP([.$F941];[.$F$3:.$F940];1;0)" office:value-type="string" office:string-value="" calcext:value-type="error">
            <text:p>#N/D</text:p>
          </table:table-cell>
          <table:table-cell table:style-name="ce102" table:formula="of:=NOT(ISERROR([.U941]))" office:value-type="boolean" office:boolean-value="false" calcext:value-type="boolean">
            <text:p>FALSO</text:p>
          </table:table-cell>
          <table:table-cell table:formula="of:=VLOOKUP([.$F941];[.$F942:.$F$1000];1;0)" office:value-type="string" office:string-value="" calcext:value-type="error">
            <text:p>#N/D</text:p>
          </table:table-cell>
          <table:table-cell table:style-name="ce102" table:formula="of:=NOT(ISERROR([.W9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2])&gt;0;HYPERLINK(CONCATENATE(['file:///C:/Users/Txinto%20Vaz/Desktop/req_rees-core/uploading/RqUpload.ods'#$Dict.$B$1];&quot;issues/&quot;;[.B942]);CONCATENATE(&quot;#&quot;;[.B942]));&quot;&quot;)">
            <text:p/>
          </table:table-cell>
          <table:table-cell table:style-name="ce27" table:formula="of:=IF(LEN([.F942])&gt;0;MAX([.D$3:.D941])+1;&quot;&quot;)">
            <text:p/>
          </table:table-cell>
          <table:table-cell table:style-name="ce29" table:formula="of:=IF(LEN([.D942])&gt;0;CONCATENATE([.$K$1];TEXT([.D94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2];[.$H$3:.$H$1000];1;0)" office:value-type="string" office:string-value="" calcext:value-type="error">
            <text:p>#N/D</text:p>
          </table:table-cell>
          <table:table-cell table:style-name="ce102" table:formula="of:=NOT(ISERROR([.R942]))" office:value-type="boolean" office:boolean-value="false" calcext:value-type="boolean">
            <text:p>FALSO</text:p>
          </table:table-cell>
          <table:table-cell/>
          <table:table-cell table:formula="of:=VLOOKUP([.$F942];[.$F$3:.$F941];1;0)" office:value-type="string" office:string-value="" calcext:value-type="error">
            <text:p>#N/D</text:p>
          </table:table-cell>
          <table:table-cell table:style-name="ce102" table:formula="of:=NOT(ISERROR([.U942]))" office:value-type="boolean" office:boolean-value="false" calcext:value-type="boolean">
            <text:p>FALSO</text:p>
          </table:table-cell>
          <table:table-cell table:formula="of:=VLOOKUP([.$F942];[.$F943:.$F$1000];1;0)" office:value-type="string" office:string-value="" calcext:value-type="error">
            <text:p>#N/D</text:p>
          </table:table-cell>
          <table:table-cell table:style-name="ce102" table:formula="of:=NOT(ISERROR([.W9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3])&gt;0;HYPERLINK(CONCATENATE(['file:///C:/Users/Txinto%20Vaz/Desktop/req_rees-core/uploading/RqUpload.ods'#$Dict.$B$1];&quot;issues/&quot;;[.B943]);CONCATENATE(&quot;#&quot;;[.B943]));&quot;&quot;)">
            <text:p/>
          </table:table-cell>
          <table:table-cell table:style-name="ce27" table:formula="of:=IF(LEN([.F943])&gt;0;MAX([.D$3:.D942])+1;&quot;&quot;)">
            <text:p/>
          </table:table-cell>
          <table:table-cell table:style-name="ce29" table:formula="of:=IF(LEN([.D943])&gt;0;CONCATENATE([.$K$1];TEXT([.D94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3];[.$H$3:.$H$1000];1;0)" office:value-type="string" office:string-value="" calcext:value-type="error">
            <text:p>#N/D</text:p>
          </table:table-cell>
          <table:table-cell table:style-name="ce102" table:formula="of:=NOT(ISERROR([.R943]))" office:value-type="boolean" office:boolean-value="false" calcext:value-type="boolean">
            <text:p>FALSO</text:p>
          </table:table-cell>
          <table:table-cell/>
          <table:table-cell table:formula="of:=VLOOKUP([.$F943];[.$F$3:.$F942];1;0)" office:value-type="string" office:string-value="" calcext:value-type="error">
            <text:p>#N/D</text:p>
          </table:table-cell>
          <table:table-cell table:style-name="ce102" table:formula="of:=NOT(ISERROR([.U943]))" office:value-type="boolean" office:boolean-value="false" calcext:value-type="boolean">
            <text:p>FALSO</text:p>
          </table:table-cell>
          <table:table-cell table:formula="of:=VLOOKUP([.$F943];[.$F944:.$F$1000];1;0)" office:value-type="string" office:string-value="" calcext:value-type="error">
            <text:p>#N/D</text:p>
          </table:table-cell>
          <table:table-cell table:style-name="ce102" table:formula="of:=NOT(ISERROR([.W9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4])&gt;0;HYPERLINK(CONCATENATE(['file:///C:/Users/Txinto%20Vaz/Desktop/req_rees-core/uploading/RqUpload.ods'#$Dict.$B$1];&quot;issues/&quot;;[.B944]);CONCATENATE(&quot;#&quot;;[.B944]));&quot;&quot;)">
            <text:p/>
          </table:table-cell>
          <table:table-cell table:style-name="ce27" table:formula="of:=IF(LEN([.F944])&gt;0;MAX([.D$3:.D943])+1;&quot;&quot;)">
            <text:p/>
          </table:table-cell>
          <table:table-cell table:style-name="ce29" table:formula="of:=IF(LEN([.D944])&gt;0;CONCATENATE([.$K$1];TEXT([.D94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4];[.$H$3:.$H$1000];1;0)" office:value-type="string" office:string-value="" calcext:value-type="error">
            <text:p>#N/D</text:p>
          </table:table-cell>
          <table:table-cell table:style-name="ce102" table:formula="of:=NOT(ISERROR([.R944]))" office:value-type="boolean" office:boolean-value="false" calcext:value-type="boolean">
            <text:p>FALSO</text:p>
          </table:table-cell>
          <table:table-cell/>
          <table:table-cell table:formula="of:=VLOOKUP([.$F944];[.$F$3:.$F943];1;0)" office:value-type="string" office:string-value="" calcext:value-type="error">
            <text:p>#N/D</text:p>
          </table:table-cell>
          <table:table-cell table:style-name="ce102" table:formula="of:=NOT(ISERROR([.U944]))" office:value-type="boolean" office:boolean-value="false" calcext:value-type="boolean">
            <text:p>FALSO</text:p>
          </table:table-cell>
          <table:table-cell table:formula="of:=VLOOKUP([.$F944];[.$F945:.$F$1000];1;0)" office:value-type="string" office:string-value="" calcext:value-type="error">
            <text:p>#N/D</text:p>
          </table:table-cell>
          <table:table-cell table:style-name="ce102" table:formula="of:=NOT(ISERROR([.W9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5])&gt;0;HYPERLINK(CONCATENATE(['file:///C:/Users/Txinto%20Vaz/Desktop/req_rees-core/uploading/RqUpload.ods'#$Dict.$B$1];&quot;issues/&quot;;[.B945]);CONCATENATE(&quot;#&quot;;[.B945]));&quot;&quot;)">
            <text:p/>
          </table:table-cell>
          <table:table-cell table:style-name="ce27" table:formula="of:=IF(LEN([.F945])&gt;0;MAX([.D$3:.D944])+1;&quot;&quot;)">
            <text:p/>
          </table:table-cell>
          <table:table-cell table:style-name="ce29" table:formula="of:=IF(LEN([.D945])&gt;0;CONCATENATE([.$K$1];TEXT([.D94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5];[.$H$3:.$H$1000];1;0)" office:value-type="string" office:string-value="" calcext:value-type="error">
            <text:p>#N/D</text:p>
          </table:table-cell>
          <table:table-cell table:style-name="ce102" table:formula="of:=NOT(ISERROR([.R945]))" office:value-type="boolean" office:boolean-value="false" calcext:value-type="boolean">
            <text:p>FALSO</text:p>
          </table:table-cell>
          <table:table-cell/>
          <table:table-cell table:formula="of:=VLOOKUP([.$F945];[.$F$3:.$F944];1;0)" office:value-type="string" office:string-value="" calcext:value-type="error">
            <text:p>#N/D</text:p>
          </table:table-cell>
          <table:table-cell table:style-name="ce102" table:formula="of:=NOT(ISERROR([.U945]))" office:value-type="boolean" office:boolean-value="false" calcext:value-type="boolean">
            <text:p>FALSO</text:p>
          </table:table-cell>
          <table:table-cell table:formula="of:=VLOOKUP([.$F945];[.$F946:.$F$1000];1;0)" office:value-type="string" office:string-value="" calcext:value-type="error">
            <text:p>#N/D</text:p>
          </table:table-cell>
          <table:table-cell table:style-name="ce102" table:formula="of:=NOT(ISERROR([.W9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6])&gt;0;HYPERLINK(CONCATENATE(['file:///C:/Users/Txinto%20Vaz/Desktop/req_rees-core/uploading/RqUpload.ods'#$Dict.$B$1];&quot;issues/&quot;;[.B946]);CONCATENATE(&quot;#&quot;;[.B946]));&quot;&quot;)">
            <text:p/>
          </table:table-cell>
          <table:table-cell table:style-name="ce27" table:formula="of:=IF(LEN([.F946])&gt;0;MAX([.D$3:.D945])+1;&quot;&quot;)">
            <text:p/>
          </table:table-cell>
          <table:table-cell table:style-name="ce29" table:formula="of:=IF(LEN([.D946])&gt;0;CONCATENATE([.$K$1];TEXT([.D94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6];[.$H$3:.$H$1000];1;0)" office:value-type="string" office:string-value="" calcext:value-type="error">
            <text:p>#N/D</text:p>
          </table:table-cell>
          <table:table-cell table:style-name="ce102" table:formula="of:=NOT(ISERROR([.R946]))" office:value-type="boolean" office:boolean-value="false" calcext:value-type="boolean">
            <text:p>FALSO</text:p>
          </table:table-cell>
          <table:table-cell/>
          <table:table-cell table:formula="of:=VLOOKUP([.$F946];[.$F$3:.$F945];1;0)" office:value-type="string" office:string-value="" calcext:value-type="error">
            <text:p>#N/D</text:p>
          </table:table-cell>
          <table:table-cell table:style-name="ce102" table:formula="of:=NOT(ISERROR([.U946]))" office:value-type="boolean" office:boolean-value="false" calcext:value-type="boolean">
            <text:p>FALSO</text:p>
          </table:table-cell>
          <table:table-cell table:formula="of:=VLOOKUP([.$F946];[.$F947:.$F$1000];1;0)" office:value-type="string" office:string-value="" calcext:value-type="error">
            <text:p>#N/D</text:p>
          </table:table-cell>
          <table:table-cell table:style-name="ce102" table:formula="of:=NOT(ISERROR([.W9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7])&gt;0;HYPERLINK(CONCATENATE(['file:///C:/Users/Txinto%20Vaz/Desktop/req_rees-core/uploading/RqUpload.ods'#$Dict.$B$1];&quot;issues/&quot;;[.B947]);CONCATENATE(&quot;#&quot;;[.B947]));&quot;&quot;)">
            <text:p/>
          </table:table-cell>
          <table:table-cell table:style-name="ce27" table:formula="of:=IF(LEN([.F947])&gt;0;MAX([.D$3:.D946])+1;&quot;&quot;)">
            <text:p/>
          </table:table-cell>
          <table:table-cell table:style-name="ce29" table:formula="of:=IF(LEN([.D947])&gt;0;CONCATENATE([.$K$1];TEXT([.D94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7];[.$H$3:.$H$1000];1;0)" office:value-type="string" office:string-value="" calcext:value-type="error">
            <text:p>#N/D</text:p>
          </table:table-cell>
          <table:table-cell table:style-name="ce102" table:formula="of:=NOT(ISERROR([.R947]))" office:value-type="boolean" office:boolean-value="false" calcext:value-type="boolean">
            <text:p>FALSO</text:p>
          </table:table-cell>
          <table:table-cell/>
          <table:table-cell table:formula="of:=VLOOKUP([.$F947];[.$F$3:.$F946];1;0)" office:value-type="string" office:string-value="" calcext:value-type="error">
            <text:p>#N/D</text:p>
          </table:table-cell>
          <table:table-cell table:style-name="ce102" table:formula="of:=NOT(ISERROR([.U947]))" office:value-type="boolean" office:boolean-value="false" calcext:value-type="boolean">
            <text:p>FALSO</text:p>
          </table:table-cell>
          <table:table-cell table:formula="of:=VLOOKUP([.$F947];[.$F948:.$F$1000];1;0)" office:value-type="string" office:string-value="" calcext:value-type="error">
            <text:p>#N/D</text:p>
          </table:table-cell>
          <table:table-cell table:style-name="ce102" table:formula="of:=NOT(ISERROR([.W9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8])&gt;0;HYPERLINK(CONCATENATE(['file:///C:/Users/Txinto%20Vaz/Desktop/req_rees-core/uploading/RqUpload.ods'#$Dict.$B$1];&quot;issues/&quot;;[.B948]);CONCATENATE(&quot;#&quot;;[.B948]));&quot;&quot;)">
            <text:p/>
          </table:table-cell>
          <table:table-cell table:style-name="ce27" table:formula="of:=IF(LEN([.F948])&gt;0;MAX([.D$3:.D947])+1;&quot;&quot;)">
            <text:p/>
          </table:table-cell>
          <table:table-cell table:style-name="ce29" table:formula="of:=IF(LEN([.D948])&gt;0;CONCATENATE([.$K$1];TEXT([.D94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8];[.$H$3:.$H$1000];1;0)" office:value-type="string" office:string-value="" calcext:value-type="error">
            <text:p>#N/D</text:p>
          </table:table-cell>
          <table:table-cell table:style-name="ce102" table:formula="of:=NOT(ISERROR([.R948]))" office:value-type="boolean" office:boolean-value="false" calcext:value-type="boolean">
            <text:p>FALSO</text:p>
          </table:table-cell>
          <table:table-cell/>
          <table:table-cell table:formula="of:=VLOOKUP([.$F948];[.$F$3:.$F947];1;0)" office:value-type="string" office:string-value="" calcext:value-type="error">
            <text:p>#N/D</text:p>
          </table:table-cell>
          <table:table-cell table:style-name="ce102" table:formula="of:=NOT(ISERROR([.U948]))" office:value-type="boolean" office:boolean-value="false" calcext:value-type="boolean">
            <text:p>FALSO</text:p>
          </table:table-cell>
          <table:table-cell table:formula="of:=VLOOKUP([.$F948];[.$F949:.$F$1000];1;0)" office:value-type="string" office:string-value="" calcext:value-type="error">
            <text:p>#N/D</text:p>
          </table:table-cell>
          <table:table-cell table:style-name="ce102" table:formula="of:=NOT(ISERROR([.W9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49])&gt;0;HYPERLINK(CONCATENATE(['file:///C:/Users/Txinto%20Vaz/Desktop/req_rees-core/uploading/RqUpload.ods'#$Dict.$B$1];&quot;issues/&quot;;[.B949]);CONCATENATE(&quot;#&quot;;[.B949]));&quot;&quot;)">
            <text:p/>
          </table:table-cell>
          <table:table-cell table:style-name="ce27" table:formula="of:=IF(LEN([.F949])&gt;0;MAX([.D$3:.D948])+1;&quot;&quot;)">
            <text:p/>
          </table:table-cell>
          <table:table-cell table:style-name="ce29" table:formula="of:=IF(LEN([.D949])&gt;0;CONCATENATE([.$K$1];TEXT([.D94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9];[.$H$3:.$H$1000];1;0)" office:value-type="string" office:string-value="" calcext:value-type="error">
            <text:p>#N/D</text:p>
          </table:table-cell>
          <table:table-cell table:style-name="ce102" table:formula="of:=NOT(ISERROR([.R949]))" office:value-type="boolean" office:boolean-value="false" calcext:value-type="boolean">
            <text:p>FALSO</text:p>
          </table:table-cell>
          <table:table-cell/>
          <table:table-cell table:formula="of:=VLOOKUP([.$F949];[.$F$3:.$F948];1;0)" office:value-type="string" office:string-value="" calcext:value-type="error">
            <text:p>#N/D</text:p>
          </table:table-cell>
          <table:table-cell table:style-name="ce102" table:formula="of:=NOT(ISERROR([.U949]))" office:value-type="boolean" office:boolean-value="false" calcext:value-type="boolean">
            <text:p>FALSO</text:p>
          </table:table-cell>
          <table:table-cell table:formula="of:=VLOOKUP([.$F949];[.$F950:.$F$1000];1;0)" office:value-type="string" office:string-value="" calcext:value-type="error">
            <text:p>#N/D</text:p>
          </table:table-cell>
          <table:table-cell table:style-name="ce102" table:formula="of:=NOT(ISERROR([.W9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0])&gt;0;HYPERLINK(CONCATENATE(['file:///C:/Users/Txinto%20Vaz/Desktop/req_rees-core/uploading/RqUpload.ods'#$Dict.$B$1];&quot;issues/&quot;;[.B950]);CONCATENATE(&quot;#&quot;;[.B950]));&quot;&quot;)">
            <text:p/>
          </table:table-cell>
          <table:table-cell table:style-name="ce27" table:formula="of:=IF(LEN([.F950])&gt;0;MAX([.D$3:.D949])+1;&quot;&quot;)">
            <text:p/>
          </table:table-cell>
          <table:table-cell table:style-name="ce29" table:formula="of:=IF(LEN([.D950])&gt;0;CONCATENATE([.$K$1];TEXT([.D95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0];[.$H$3:.$H$1000];1;0)" office:value-type="string" office:string-value="" calcext:value-type="error">
            <text:p>#N/D</text:p>
          </table:table-cell>
          <table:table-cell table:style-name="ce102" table:formula="of:=NOT(ISERROR([.R950]))" office:value-type="boolean" office:boolean-value="false" calcext:value-type="boolean">
            <text:p>FALSO</text:p>
          </table:table-cell>
          <table:table-cell/>
          <table:table-cell table:formula="of:=VLOOKUP([.$F950];[.$F$3:.$F949];1;0)" office:value-type="string" office:string-value="" calcext:value-type="error">
            <text:p>#N/D</text:p>
          </table:table-cell>
          <table:table-cell table:style-name="ce102" table:formula="of:=NOT(ISERROR([.U950]))" office:value-type="boolean" office:boolean-value="false" calcext:value-type="boolean">
            <text:p>FALSO</text:p>
          </table:table-cell>
          <table:table-cell table:formula="of:=VLOOKUP([.$F950];[.$F951:.$F$1000];1;0)" office:value-type="string" office:string-value="" calcext:value-type="error">
            <text:p>#N/D</text:p>
          </table:table-cell>
          <table:table-cell table:style-name="ce102" table:formula="of:=NOT(ISERROR([.W9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1])&gt;0;HYPERLINK(CONCATENATE(['file:///C:/Users/Txinto%20Vaz/Desktop/req_rees-core/uploading/RqUpload.ods'#$Dict.$B$1];&quot;issues/&quot;;[.B951]);CONCATENATE(&quot;#&quot;;[.B951]));&quot;&quot;)">
            <text:p/>
          </table:table-cell>
          <table:table-cell table:style-name="ce27" table:formula="of:=IF(LEN([.F951])&gt;0;MAX([.D$3:.D950])+1;&quot;&quot;)">
            <text:p/>
          </table:table-cell>
          <table:table-cell table:style-name="ce29" table:formula="of:=IF(LEN([.D951])&gt;0;CONCATENATE([.$K$1];TEXT([.D95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1];[.$H$3:.$H$1000];1;0)" office:value-type="string" office:string-value="" calcext:value-type="error">
            <text:p>#N/D</text:p>
          </table:table-cell>
          <table:table-cell table:style-name="ce102" table:formula="of:=NOT(ISERROR([.R951]))" office:value-type="boolean" office:boolean-value="false" calcext:value-type="boolean">
            <text:p>FALSO</text:p>
          </table:table-cell>
          <table:table-cell/>
          <table:table-cell table:formula="of:=VLOOKUP([.$F951];[.$F$3:.$F950];1;0)" office:value-type="string" office:string-value="" calcext:value-type="error">
            <text:p>#N/D</text:p>
          </table:table-cell>
          <table:table-cell table:style-name="ce102" table:formula="of:=NOT(ISERROR([.U951]))" office:value-type="boolean" office:boolean-value="false" calcext:value-type="boolean">
            <text:p>FALSO</text:p>
          </table:table-cell>
          <table:table-cell table:formula="of:=VLOOKUP([.$F951];[.$F952:.$F$1000];1;0)" office:value-type="string" office:string-value="" calcext:value-type="error">
            <text:p>#N/D</text:p>
          </table:table-cell>
          <table:table-cell table:style-name="ce102" table:formula="of:=NOT(ISERROR([.W9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2])&gt;0;HYPERLINK(CONCATENATE(['file:///C:/Users/Txinto%20Vaz/Desktop/req_rees-core/uploading/RqUpload.ods'#$Dict.$B$1];&quot;issues/&quot;;[.B952]);CONCATENATE(&quot;#&quot;;[.B952]));&quot;&quot;)">
            <text:p/>
          </table:table-cell>
          <table:table-cell table:style-name="ce27" table:formula="of:=IF(LEN([.F952])&gt;0;MAX([.D$3:.D951])+1;&quot;&quot;)">
            <text:p/>
          </table:table-cell>
          <table:table-cell table:style-name="ce29" table:formula="of:=IF(LEN([.D952])&gt;0;CONCATENATE([.$K$1];TEXT([.D95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2];[.$H$3:.$H$1000];1;0)" office:value-type="string" office:string-value="" calcext:value-type="error">
            <text:p>#N/D</text:p>
          </table:table-cell>
          <table:table-cell table:style-name="ce102" table:formula="of:=NOT(ISERROR([.R952]))" office:value-type="boolean" office:boolean-value="false" calcext:value-type="boolean">
            <text:p>FALSO</text:p>
          </table:table-cell>
          <table:table-cell/>
          <table:table-cell table:formula="of:=VLOOKUP([.$F952];[.$F$3:.$F951];1;0)" office:value-type="string" office:string-value="" calcext:value-type="error">
            <text:p>#N/D</text:p>
          </table:table-cell>
          <table:table-cell table:style-name="ce102" table:formula="of:=NOT(ISERROR([.U952]))" office:value-type="boolean" office:boolean-value="false" calcext:value-type="boolean">
            <text:p>FALSO</text:p>
          </table:table-cell>
          <table:table-cell table:formula="of:=VLOOKUP([.$F952];[.$F953:.$F$1000];1;0)" office:value-type="string" office:string-value="" calcext:value-type="error">
            <text:p>#N/D</text:p>
          </table:table-cell>
          <table:table-cell table:style-name="ce102" table:formula="of:=NOT(ISERROR([.W9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3])&gt;0;HYPERLINK(CONCATENATE(['file:///C:/Users/Txinto%20Vaz/Desktop/req_rees-core/uploading/RqUpload.ods'#$Dict.$B$1];&quot;issues/&quot;;[.B953]);CONCATENATE(&quot;#&quot;;[.B953]));&quot;&quot;)">
            <text:p/>
          </table:table-cell>
          <table:table-cell table:style-name="ce27" table:formula="of:=IF(LEN([.F953])&gt;0;MAX([.D$3:.D952])+1;&quot;&quot;)">
            <text:p/>
          </table:table-cell>
          <table:table-cell table:style-name="ce29" table:formula="of:=IF(LEN([.D953])&gt;0;CONCATENATE([.$K$1];TEXT([.D95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3];[.$H$3:.$H$1000];1;0)" office:value-type="string" office:string-value="" calcext:value-type="error">
            <text:p>#N/D</text:p>
          </table:table-cell>
          <table:table-cell table:style-name="ce102" table:formula="of:=NOT(ISERROR([.R953]))" office:value-type="boolean" office:boolean-value="false" calcext:value-type="boolean">
            <text:p>FALSO</text:p>
          </table:table-cell>
          <table:table-cell/>
          <table:table-cell table:formula="of:=VLOOKUP([.$F953];[.$F$3:.$F952];1;0)" office:value-type="string" office:string-value="" calcext:value-type="error">
            <text:p>#N/D</text:p>
          </table:table-cell>
          <table:table-cell table:style-name="ce102" table:formula="of:=NOT(ISERROR([.U953]))" office:value-type="boolean" office:boolean-value="false" calcext:value-type="boolean">
            <text:p>FALSO</text:p>
          </table:table-cell>
          <table:table-cell table:formula="of:=VLOOKUP([.$F953];[.$F954:.$F$1000];1;0)" office:value-type="string" office:string-value="" calcext:value-type="error">
            <text:p>#N/D</text:p>
          </table:table-cell>
          <table:table-cell table:style-name="ce102" table:formula="of:=NOT(ISERROR([.W9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4])&gt;0;HYPERLINK(CONCATENATE(['file:///C:/Users/Txinto%20Vaz/Desktop/req_rees-core/uploading/RqUpload.ods'#$Dict.$B$1];&quot;issues/&quot;;[.B954]);CONCATENATE(&quot;#&quot;;[.B954]));&quot;&quot;)">
            <text:p/>
          </table:table-cell>
          <table:table-cell table:style-name="ce27" table:formula="of:=IF(LEN([.F954])&gt;0;MAX([.D$3:.D953])+1;&quot;&quot;)">
            <text:p/>
          </table:table-cell>
          <table:table-cell table:style-name="ce29" table:formula="of:=IF(LEN([.D954])&gt;0;CONCATENATE([.$K$1];TEXT([.D95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4];[.$H$3:.$H$1000];1;0)" office:value-type="string" office:string-value="" calcext:value-type="error">
            <text:p>#N/D</text:p>
          </table:table-cell>
          <table:table-cell table:style-name="ce102" table:formula="of:=NOT(ISERROR([.R954]))" office:value-type="boolean" office:boolean-value="false" calcext:value-type="boolean">
            <text:p>FALSO</text:p>
          </table:table-cell>
          <table:table-cell/>
          <table:table-cell table:formula="of:=VLOOKUP([.$F954];[.$F$3:.$F953];1;0)" office:value-type="string" office:string-value="" calcext:value-type="error">
            <text:p>#N/D</text:p>
          </table:table-cell>
          <table:table-cell table:style-name="ce102" table:formula="of:=NOT(ISERROR([.U954]))" office:value-type="boolean" office:boolean-value="false" calcext:value-type="boolean">
            <text:p>FALSO</text:p>
          </table:table-cell>
          <table:table-cell table:formula="of:=VLOOKUP([.$F954];[.$F955:.$F$1000];1;0)" office:value-type="string" office:string-value="" calcext:value-type="error">
            <text:p>#N/D</text:p>
          </table:table-cell>
          <table:table-cell table:style-name="ce102" table:formula="of:=NOT(ISERROR([.W9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5])&gt;0;HYPERLINK(CONCATENATE(['file:///C:/Users/Txinto%20Vaz/Desktop/req_rees-core/uploading/RqUpload.ods'#$Dict.$B$1];&quot;issues/&quot;;[.B955]);CONCATENATE(&quot;#&quot;;[.B955]));&quot;&quot;)">
            <text:p/>
          </table:table-cell>
          <table:table-cell table:style-name="ce27" table:formula="of:=IF(LEN([.F955])&gt;0;MAX([.D$3:.D954])+1;&quot;&quot;)">
            <text:p/>
          </table:table-cell>
          <table:table-cell table:style-name="ce29" table:formula="of:=IF(LEN([.D955])&gt;0;CONCATENATE([.$K$1];TEXT([.D95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5];[.$H$3:.$H$1000];1;0)" office:value-type="string" office:string-value="" calcext:value-type="error">
            <text:p>#N/D</text:p>
          </table:table-cell>
          <table:table-cell table:style-name="ce102" table:formula="of:=NOT(ISERROR([.R955]))" office:value-type="boolean" office:boolean-value="false" calcext:value-type="boolean">
            <text:p>FALSO</text:p>
          </table:table-cell>
          <table:table-cell/>
          <table:table-cell table:formula="of:=VLOOKUP([.$F955];[.$F$3:.$F954];1;0)" office:value-type="string" office:string-value="" calcext:value-type="error">
            <text:p>#N/D</text:p>
          </table:table-cell>
          <table:table-cell table:style-name="ce102" table:formula="of:=NOT(ISERROR([.U955]))" office:value-type="boolean" office:boolean-value="false" calcext:value-type="boolean">
            <text:p>FALSO</text:p>
          </table:table-cell>
          <table:table-cell table:formula="of:=VLOOKUP([.$F955];[.$F956:.$F$1000];1;0)" office:value-type="string" office:string-value="" calcext:value-type="error">
            <text:p>#N/D</text:p>
          </table:table-cell>
          <table:table-cell table:style-name="ce102" table:formula="of:=NOT(ISERROR([.W9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6])&gt;0;HYPERLINK(CONCATENATE(['file:///C:/Users/Txinto%20Vaz/Desktop/req_rees-core/uploading/RqUpload.ods'#$Dict.$B$1];&quot;issues/&quot;;[.B956]);CONCATENATE(&quot;#&quot;;[.B956]));&quot;&quot;)">
            <text:p/>
          </table:table-cell>
          <table:table-cell table:style-name="ce27" table:formula="of:=IF(LEN([.F956])&gt;0;MAX([.D$3:.D955])+1;&quot;&quot;)">
            <text:p/>
          </table:table-cell>
          <table:table-cell table:style-name="ce29" table:formula="of:=IF(LEN([.D956])&gt;0;CONCATENATE([.$K$1];TEXT([.D95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6];[.$H$3:.$H$1000];1;0)" office:value-type="string" office:string-value="" calcext:value-type="error">
            <text:p>#N/D</text:p>
          </table:table-cell>
          <table:table-cell table:style-name="ce102" table:formula="of:=NOT(ISERROR([.R956]))" office:value-type="boolean" office:boolean-value="false" calcext:value-type="boolean">
            <text:p>FALSO</text:p>
          </table:table-cell>
          <table:table-cell/>
          <table:table-cell table:formula="of:=VLOOKUP([.$F956];[.$F$3:.$F955];1;0)" office:value-type="string" office:string-value="" calcext:value-type="error">
            <text:p>#N/D</text:p>
          </table:table-cell>
          <table:table-cell table:style-name="ce102" table:formula="of:=NOT(ISERROR([.U956]))" office:value-type="boolean" office:boolean-value="false" calcext:value-type="boolean">
            <text:p>FALSO</text:p>
          </table:table-cell>
          <table:table-cell table:formula="of:=VLOOKUP([.$F956];[.$F957:.$F$1000];1;0)" office:value-type="string" office:string-value="" calcext:value-type="error">
            <text:p>#N/D</text:p>
          </table:table-cell>
          <table:table-cell table:style-name="ce102" table:formula="of:=NOT(ISERROR([.W9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7])&gt;0;HYPERLINK(CONCATENATE(['file:///C:/Users/Txinto%20Vaz/Desktop/req_rees-core/uploading/RqUpload.ods'#$Dict.$B$1];&quot;issues/&quot;;[.B957]);CONCATENATE(&quot;#&quot;;[.B957]));&quot;&quot;)">
            <text:p/>
          </table:table-cell>
          <table:table-cell table:style-name="ce27" table:formula="of:=IF(LEN([.F957])&gt;0;MAX([.D$3:.D956])+1;&quot;&quot;)">
            <text:p/>
          </table:table-cell>
          <table:table-cell table:style-name="ce29" table:formula="of:=IF(LEN([.D957])&gt;0;CONCATENATE([.$K$1];TEXT([.D95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7];[.$H$3:.$H$1000];1;0)" office:value-type="string" office:string-value="" calcext:value-type="error">
            <text:p>#N/D</text:p>
          </table:table-cell>
          <table:table-cell table:style-name="ce102" table:formula="of:=NOT(ISERROR([.R957]))" office:value-type="boolean" office:boolean-value="false" calcext:value-type="boolean">
            <text:p>FALSO</text:p>
          </table:table-cell>
          <table:table-cell/>
          <table:table-cell table:formula="of:=VLOOKUP([.$F957];[.$F$3:.$F956];1;0)" office:value-type="string" office:string-value="" calcext:value-type="error">
            <text:p>#N/D</text:p>
          </table:table-cell>
          <table:table-cell table:style-name="ce102" table:formula="of:=NOT(ISERROR([.U957]))" office:value-type="boolean" office:boolean-value="false" calcext:value-type="boolean">
            <text:p>FALSO</text:p>
          </table:table-cell>
          <table:table-cell table:formula="of:=VLOOKUP([.$F957];[.$F958:.$F$1000];1;0)" office:value-type="string" office:string-value="" calcext:value-type="error">
            <text:p>#N/D</text:p>
          </table:table-cell>
          <table:table-cell table:style-name="ce102" table:formula="of:=NOT(ISERROR([.W9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8])&gt;0;HYPERLINK(CONCATENATE(['file:///C:/Users/Txinto%20Vaz/Desktop/req_rees-core/uploading/RqUpload.ods'#$Dict.$B$1];&quot;issues/&quot;;[.B958]);CONCATENATE(&quot;#&quot;;[.B958]));&quot;&quot;)">
            <text:p/>
          </table:table-cell>
          <table:table-cell table:style-name="ce27" table:formula="of:=IF(LEN([.F958])&gt;0;MAX([.D$3:.D957])+1;&quot;&quot;)">
            <text:p/>
          </table:table-cell>
          <table:table-cell table:style-name="ce29" table:formula="of:=IF(LEN([.D958])&gt;0;CONCATENATE([.$K$1];TEXT([.D95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8];[.$H$3:.$H$1000];1;0)" office:value-type="string" office:string-value="" calcext:value-type="error">
            <text:p>#N/D</text:p>
          </table:table-cell>
          <table:table-cell table:style-name="ce102" table:formula="of:=NOT(ISERROR([.R958]))" office:value-type="boolean" office:boolean-value="false" calcext:value-type="boolean">
            <text:p>FALSO</text:p>
          </table:table-cell>
          <table:table-cell/>
          <table:table-cell table:formula="of:=VLOOKUP([.$F958];[.$F$3:.$F957];1;0)" office:value-type="string" office:string-value="" calcext:value-type="error">
            <text:p>#N/D</text:p>
          </table:table-cell>
          <table:table-cell table:style-name="ce102" table:formula="of:=NOT(ISERROR([.U958]))" office:value-type="boolean" office:boolean-value="false" calcext:value-type="boolean">
            <text:p>FALSO</text:p>
          </table:table-cell>
          <table:table-cell table:formula="of:=VLOOKUP([.$F958];[.$F959:.$F$1000];1;0)" office:value-type="string" office:string-value="" calcext:value-type="error">
            <text:p>#N/D</text:p>
          </table:table-cell>
          <table:table-cell table:style-name="ce102" table:formula="of:=NOT(ISERROR([.W9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59])&gt;0;HYPERLINK(CONCATENATE(['file:///C:/Users/Txinto%20Vaz/Desktop/req_rees-core/uploading/RqUpload.ods'#$Dict.$B$1];&quot;issues/&quot;;[.B959]);CONCATENATE(&quot;#&quot;;[.B959]));&quot;&quot;)">
            <text:p/>
          </table:table-cell>
          <table:table-cell table:style-name="ce27" table:formula="of:=IF(LEN([.F959])&gt;0;MAX([.D$3:.D958])+1;&quot;&quot;)">
            <text:p/>
          </table:table-cell>
          <table:table-cell table:style-name="ce29" table:formula="of:=IF(LEN([.D959])&gt;0;CONCATENATE([.$K$1];TEXT([.D95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9];[.$H$3:.$H$1000];1;0)" office:value-type="string" office:string-value="" calcext:value-type="error">
            <text:p>#N/D</text:p>
          </table:table-cell>
          <table:table-cell table:style-name="ce102" table:formula="of:=NOT(ISERROR([.R959]))" office:value-type="boolean" office:boolean-value="false" calcext:value-type="boolean">
            <text:p>FALSO</text:p>
          </table:table-cell>
          <table:table-cell/>
          <table:table-cell table:formula="of:=VLOOKUP([.$F959];[.$F$3:.$F958];1;0)" office:value-type="string" office:string-value="" calcext:value-type="error">
            <text:p>#N/D</text:p>
          </table:table-cell>
          <table:table-cell table:style-name="ce102" table:formula="of:=NOT(ISERROR([.U959]))" office:value-type="boolean" office:boolean-value="false" calcext:value-type="boolean">
            <text:p>FALSO</text:p>
          </table:table-cell>
          <table:table-cell table:formula="of:=VLOOKUP([.$F959];[.$F960:.$F$1000];1;0)" office:value-type="string" office:string-value="" calcext:value-type="error">
            <text:p>#N/D</text:p>
          </table:table-cell>
          <table:table-cell table:style-name="ce102" table:formula="of:=NOT(ISERROR([.W9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0])&gt;0;HYPERLINK(CONCATENATE(['file:///C:/Users/Txinto%20Vaz/Desktop/req_rees-core/uploading/RqUpload.ods'#$Dict.$B$1];&quot;issues/&quot;;[.B960]);CONCATENATE(&quot;#&quot;;[.B960]));&quot;&quot;)">
            <text:p/>
          </table:table-cell>
          <table:table-cell table:style-name="ce27" table:formula="of:=IF(LEN([.F960])&gt;0;MAX([.D$3:.D959])+1;&quot;&quot;)">
            <text:p/>
          </table:table-cell>
          <table:table-cell table:style-name="ce29" table:formula="of:=IF(LEN([.D960])&gt;0;CONCATENATE([.$K$1];TEXT([.D96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0];[.$H$3:.$H$1000];1;0)" office:value-type="string" office:string-value="" calcext:value-type="error">
            <text:p>#N/D</text:p>
          </table:table-cell>
          <table:table-cell table:style-name="ce102" table:formula="of:=NOT(ISERROR([.R960]))" office:value-type="boolean" office:boolean-value="false" calcext:value-type="boolean">
            <text:p>FALSO</text:p>
          </table:table-cell>
          <table:table-cell/>
          <table:table-cell table:formula="of:=VLOOKUP([.$F960];[.$F$3:.$F959];1;0)" office:value-type="string" office:string-value="" calcext:value-type="error">
            <text:p>#N/D</text:p>
          </table:table-cell>
          <table:table-cell table:style-name="ce102" table:formula="of:=NOT(ISERROR([.U960]))" office:value-type="boolean" office:boolean-value="false" calcext:value-type="boolean">
            <text:p>FALSO</text:p>
          </table:table-cell>
          <table:table-cell table:formula="of:=VLOOKUP([.$F960];[.$F961:.$F$1000];1;0)" office:value-type="string" office:string-value="" calcext:value-type="error">
            <text:p>#N/D</text:p>
          </table:table-cell>
          <table:table-cell table:style-name="ce102" table:formula="of:=NOT(ISERROR([.W9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1])&gt;0;HYPERLINK(CONCATENATE(['file:///C:/Users/Txinto%20Vaz/Desktop/req_rees-core/uploading/RqUpload.ods'#$Dict.$B$1];&quot;issues/&quot;;[.B961]);CONCATENATE(&quot;#&quot;;[.B961]));&quot;&quot;)">
            <text:p/>
          </table:table-cell>
          <table:table-cell table:style-name="ce27" table:formula="of:=IF(LEN([.F961])&gt;0;MAX([.D$3:.D960])+1;&quot;&quot;)">
            <text:p/>
          </table:table-cell>
          <table:table-cell table:style-name="ce29" table:formula="of:=IF(LEN([.D961])&gt;0;CONCATENATE([.$K$1];TEXT([.D96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1];[.$H$3:.$H$1000];1;0)" office:value-type="string" office:string-value="" calcext:value-type="error">
            <text:p>#N/D</text:p>
          </table:table-cell>
          <table:table-cell table:style-name="ce102" table:formula="of:=NOT(ISERROR([.R961]))" office:value-type="boolean" office:boolean-value="false" calcext:value-type="boolean">
            <text:p>FALSO</text:p>
          </table:table-cell>
          <table:table-cell/>
          <table:table-cell table:formula="of:=VLOOKUP([.$F961];[.$F$3:.$F960];1;0)" office:value-type="string" office:string-value="" calcext:value-type="error">
            <text:p>#N/D</text:p>
          </table:table-cell>
          <table:table-cell table:style-name="ce102" table:formula="of:=NOT(ISERROR([.U961]))" office:value-type="boolean" office:boolean-value="false" calcext:value-type="boolean">
            <text:p>FALSO</text:p>
          </table:table-cell>
          <table:table-cell table:formula="of:=VLOOKUP([.$F961];[.$F962:.$F$1000];1;0)" office:value-type="string" office:string-value="" calcext:value-type="error">
            <text:p>#N/D</text:p>
          </table:table-cell>
          <table:table-cell table:style-name="ce102" table:formula="of:=NOT(ISERROR([.W9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2])&gt;0;HYPERLINK(CONCATENATE(['file:///C:/Users/Txinto%20Vaz/Desktop/req_rees-core/uploading/RqUpload.ods'#$Dict.$B$1];&quot;issues/&quot;;[.B962]);CONCATENATE(&quot;#&quot;;[.B962]));&quot;&quot;)">
            <text:p/>
          </table:table-cell>
          <table:table-cell table:style-name="ce27" table:formula="of:=IF(LEN([.F962])&gt;0;MAX([.D$3:.D961])+1;&quot;&quot;)">
            <text:p/>
          </table:table-cell>
          <table:table-cell table:style-name="ce29" table:formula="of:=IF(LEN([.D962])&gt;0;CONCATENATE([.$K$1];TEXT([.D96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2];[.$H$3:.$H$1000];1;0)" office:value-type="string" office:string-value="" calcext:value-type="error">
            <text:p>#N/D</text:p>
          </table:table-cell>
          <table:table-cell table:style-name="ce102" table:formula="of:=NOT(ISERROR([.R962]))" office:value-type="boolean" office:boolean-value="false" calcext:value-type="boolean">
            <text:p>FALSO</text:p>
          </table:table-cell>
          <table:table-cell/>
          <table:table-cell table:formula="of:=VLOOKUP([.$F962];[.$F$3:.$F961];1;0)" office:value-type="string" office:string-value="" calcext:value-type="error">
            <text:p>#N/D</text:p>
          </table:table-cell>
          <table:table-cell table:style-name="ce102" table:formula="of:=NOT(ISERROR([.U962]))" office:value-type="boolean" office:boolean-value="false" calcext:value-type="boolean">
            <text:p>FALSO</text:p>
          </table:table-cell>
          <table:table-cell table:formula="of:=VLOOKUP([.$F962];[.$F963:.$F$1000];1;0)" office:value-type="string" office:string-value="" calcext:value-type="error">
            <text:p>#N/D</text:p>
          </table:table-cell>
          <table:table-cell table:style-name="ce102" table:formula="of:=NOT(ISERROR([.W9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3])&gt;0;HYPERLINK(CONCATENATE(['file:///C:/Users/Txinto%20Vaz/Desktop/req_rees-core/uploading/RqUpload.ods'#$Dict.$B$1];&quot;issues/&quot;;[.B963]);CONCATENATE(&quot;#&quot;;[.B963]));&quot;&quot;)">
            <text:p/>
          </table:table-cell>
          <table:table-cell table:style-name="ce27" table:formula="of:=IF(LEN([.F963])&gt;0;MAX([.D$3:.D962])+1;&quot;&quot;)">
            <text:p/>
          </table:table-cell>
          <table:table-cell table:style-name="ce29" table:formula="of:=IF(LEN([.D963])&gt;0;CONCATENATE([.$K$1];TEXT([.D96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3];[.$H$3:.$H$1000];1;0)" office:value-type="string" office:string-value="" calcext:value-type="error">
            <text:p>#N/D</text:p>
          </table:table-cell>
          <table:table-cell table:style-name="ce102" table:formula="of:=NOT(ISERROR([.R963]))" office:value-type="boolean" office:boolean-value="false" calcext:value-type="boolean">
            <text:p>FALSO</text:p>
          </table:table-cell>
          <table:table-cell/>
          <table:table-cell table:formula="of:=VLOOKUP([.$F963];[.$F$3:.$F962];1;0)" office:value-type="string" office:string-value="" calcext:value-type="error">
            <text:p>#N/D</text:p>
          </table:table-cell>
          <table:table-cell table:style-name="ce102" table:formula="of:=NOT(ISERROR([.U963]))" office:value-type="boolean" office:boolean-value="false" calcext:value-type="boolean">
            <text:p>FALSO</text:p>
          </table:table-cell>
          <table:table-cell table:formula="of:=VLOOKUP([.$F963];[.$F964:.$F$1000];1;0)" office:value-type="string" office:string-value="" calcext:value-type="error">
            <text:p>#N/D</text:p>
          </table:table-cell>
          <table:table-cell table:style-name="ce102" table:formula="of:=NOT(ISERROR([.W9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4])&gt;0;HYPERLINK(CONCATENATE(['file:///C:/Users/Txinto%20Vaz/Desktop/req_rees-core/uploading/RqUpload.ods'#$Dict.$B$1];&quot;issues/&quot;;[.B964]);CONCATENATE(&quot;#&quot;;[.B964]));&quot;&quot;)">
            <text:p/>
          </table:table-cell>
          <table:table-cell table:style-name="ce27" table:formula="of:=IF(LEN([.F964])&gt;0;MAX([.D$3:.D963])+1;&quot;&quot;)">
            <text:p/>
          </table:table-cell>
          <table:table-cell table:style-name="ce29" table:formula="of:=IF(LEN([.D964])&gt;0;CONCATENATE([.$K$1];TEXT([.D96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4];[.$H$3:.$H$1000];1;0)" office:value-type="string" office:string-value="" calcext:value-type="error">
            <text:p>#N/D</text:p>
          </table:table-cell>
          <table:table-cell table:style-name="ce102" table:formula="of:=NOT(ISERROR([.R964]))" office:value-type="boolean" office:boolean-value="false" calcext:value-type="boolean">
            <text:p>FALSO</text:p>
          </table:table-cell>
          <table:table-cell/>
          <table:table-cell table:formula="of:=VLOOKUP([.$F964];[.$F$3:.$F963];1;0)" office:value-type="string" office:string-value="" calcext:value-type="error">
            <text:p>#N/D</text:p>
          </table:table-cell>
          <table:table-cell table:style-name="ce102" table:formula="of:=NOT(ISERROR([.U964]))" office:value-type="boolean" office:boolean-value="false" calcext:value-type="boolean">
            <text:p>FALSO</text:p>
          </table:table-cell>
          <table:table-cell table:formula="of:=VLOOKUP([.$F964];[.$F965:.$F$1000];1;0)" office:value-type="string" office:string-value="" calcext:value-type="error">
            <text:p>#N/D</text:p>
          </table:table-cell>
          <table:table-cell table:style-name="ce102" table:formula="of:=NOT(ISERROR([.W9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5])&gt;0;HYPERLINK(CONCATENATE(['file:///C:/Users/Txinto%20Vaz/Desktop/req_rees-core/uploading/RqUpload.ods'#$Dict.$B$1];&quot;issues/&quot;;[.B965]);CONCATENATE(&quot;#&quot;;[.B965]));&quot;&quot;)">
            <text:p/>
          </table:table-cell>
          <table:table-cell table:style-name="ce27" table:formula="of:=IF(LEN([.F965])&gt;0;MAX([.D$3:.D964])+1;&quot;&quot;)">
            <text:p/>
          </table:table-cell>
          <table:table-cell table:style-name="ce29" table:formula="of:=IF(LEN([.D965])&gt;0;CONCATENATE([.$K$1];TEXT([.D96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5];[.$H$3:.$H$1000];1;0)" office:value-type="string" office:string-value="" calcext:value-type="error">
            <text:p>#N/D</text:p>
          </table:table-cell>
          <table:table-cell table:style-name="ce102" table:formula="of:=NOT(ISERROR([.R965]))" office:value-type="boolean" office:boolean-value="false" calcext:value-type="boolean">
            <text:p>FALSO</text:p>
          </table:table-cell>
          <table:table-cell/>
          <table:table-cell table:formula="of:=VLOOKUP([.$F965];[.$F$3:.$F964];1;0)" office:value-type="string" office:string-value="" calcext:value-type="error">
            <text:p>#N/D</text:p>
          </table:table-cell>
          <table:table-cell table:style-name="ce102" table:formula="of:=NOT(ISERROR([.U965]))" office:value-type="boolean" office:boolean-value="false" calcext:value-type="boolean">
            <text:p>FALSO</text:p>
          </table:table-cell>
          <table:table-cell table:formula="of:=VLOOKUP([.$F965];[.$F966:.$F$1000];1;0)" office:value-type="string" office:string-value="" calcext:value-type="error">
            <text:p>#N/D</text:p>
          </table:table-cell>
          <table:table-cell table:style-name="ce102" table:formula="of:=NOT(ISERROR([.W9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6])&gt;0;HYPERLINK(CONCATENATE(['file:///C:/Users/Txinto%20Vaz/Desktop/req_rees-core/uploading/RqUpload.ods'#$Dict.$B$1];&quot;issues/&quot;;[.B966]);CONCATENATE(&quot;#&quot;;[.B966]));&quot;&quot;)">
            <text:p/>
          </table:table-cell>
          <table:table-cell table:style-name="ce27" table:formula="of:=IF(LEN([.F966])&gt;0;MAX([.D$3:.D965])+1;&quot;&quot;)">
            <text:p/>
          </table:table-cell>
          <table:table-cell table:style-name="ce29" table:formula="of:=IF(LEN([.D966])&gt;0;CONCATENATE([.$K$1];TEXT([.D96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6];[.$H$3:.$H$1000];1;0)" office:value-type="string" office:string-value="" calcext:value-type="error">
            <text:p>#N/D</text:p>
          </table:table-cell>
          <table:table-cell table:style-name="ce102" table:formula="of:=NOT(ISERROR([.R966]))" office:value-type="boolean" office:boolean-value="false" calcext:value-type="boolean">
            <text:p>FALSO</text:p>
          </table:table-cell>
          <table:table-cell/>
          <table:table-cell table:formula="of:=VLOOKUP([.$F966];[.$F$3:.$F965];1;0)" office:value-type="string" office:string-value="" calcext:value-type="error">
            <text:p>#N/D</text:p>
          </table:table-cell>
          <table:table-cell table:style-name="ce102" table:formula="of:=NOT(ISERROR([.U966]))" office:value-type="boolean" office:boolean-value="false" calcext:value-type="boolean">
            <text:p>FALSO</text:p>
          </table:table-cell>
          <table:table-cell table:formula="of:=VLOOKUP([.$F966];[.$F967:.$F$1000];1;0)" office:value-type="string" office:string-value="" calcext:value-type="error">
            <text:p>#N/D</text:p>
          </table:table-cell>
          <table:table-cell table:style-name="ce102" table:formula="of:=NOT(ISERROR([.W9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7])&gt;0;HYPERLINK(CONCATENATE(['file:///C:/Users/Txinto%20Vaz/Desktop/req_rees-core/uploading/RqUpload.ods'#$Dict.$B$1];&quot;issues/&quot;;[.B967]);CONCATENATE(&quot;#&quot;;[.B967]));&quot;&quot;)">
            <text:p/>
          </table:table-cell>
          <table:table-cell table:style-name="ce27" table:formula="of:=IF(LEN([.F967])&gt;0;MAX([.D$3:.D966])+1;&quot;&quot;)">
            <text:p/>
          </table:table-cell>
          <table:table-cell table:style-name="ce29" table:formula="of:=IF(LEN([.D967])&gt;0;CONCATENATE([.$K$1];TEXT([.D96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7];[.$H$3:.$H$1000];1;0)" office:value-type="string" office:string-value="" calcext:value-type="error">
            <text:p>#N/D</text:p>
          </table:table-cell>
          <table:table-cell table:style-name="ce102" table:formula="of:=NOT(ISERROR([.R967]))" office:value-type="boolean" office:boolean-value="false" calcext:value-type="boolean">
            <text:p>FALSO</text:p>
          </table:table-cell>
          <table:table-cell/>
          <table:table-cell table:formula="of:=VLOOKUP([.$F967];[.$F$3:.$F966];1;0)" office:value-type="string" office:string-value="" calcext:value-type="error">
            <text:p>#N/D</text:p>
          </table:table-cell>
          <table:table-cell table:style-name="ce102" table:formula="of:=NOT(ISERROR([.U967]))" office:value-type="boolean" office:boolean-value="false" calcext:value-type="boolean">
            <text:p>FALSO</text:p>
          </table:table-cell>
          <table:table-cell table:formula="of:=VLOOKUP([.$F967];[.$F968:.$F$1000];1;0)" office:value-type="string" office:string-value="" calcext:value-type="error">
            <text:p>#N/D</text:p>
          </table:table-cell>
          <table:table-cell table:style-name="ce102" table:formula="of:=NOT(ISERROR([.W9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8])&gt;0;HYPERLINK(CONCATENATE(['file:///C:/Users/Txinto%20Vaz/Desktop/req_rees-core/uploading/RqUpload.ods'#$Dict.$B$1];&quot;issues/&quot;;[.B968]);CONCATENATE(&quot;#&quot;;[.B968]));&quot;&quot;)">
            <text:p/>
          </table:table-cell>
          <table:table-cell table:style-name="ce27" table:formula="of:=IF(LEN([.F968])&gt;0;MAX([.D$3:.D967])+1;&quot;&quot;)">
            <text:p/>
          </table:table-cell>
          <table:table-cell table:style-name="ce29" table:formula="of:=IF(LEN([.D968])&gt;0;CONCATENATE([.$K$1];TEXT([.D96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8];[.$H$3:.$H$1000];1;0)" office:value-type="string" office:string-value="" calcext:value-type="error">
            <text:p>#N/D</text:p>
          </table:table-cell>
          <table:table-cell table:style-name="ce102" table:formula="of:=NOT(ISERROR([.R968]))" office:value-type="boolean" office:boolean-value="false" calcext:value-type="boolean">
            <text:p>FALSO</text:p>
          </table:table-cell>
          <table:table-cell/>
          <table:table-cell table:formula="of:=VLOOKUP([.$F968];[.$F$3:.$F967];1;0)" office:value-type="string" office:string-value="" calcext:value-type="error">
            <text:p>#N/D</text:p>
          </table:table-cell>
          <table:table-cell table:style-name="ce102" table:formula="of:=NOT(ISERROR([.U968]))" office:value-type="boolean" office:boolean-value="false" calcext:value-type="boolean">
            <text:p>FALSO</text:p>
          </table:table-cell>
          <table:table-cell table:formula="of:=VLOOKUP([.$F968];[.$F969:.$F$1000];1;0)" office:value-type="string" office:string-value="" calcext:value-type="error">
            <text:p>#N/D</text:p>
          </table:table-cell>
          <table:table-cell table:style-name="ce102" table:formula="of:=NOT(ISERROR([.W9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69])&gt;0;HYPERLINK(CONCATENATE(['file:///C:/Users/Txinto%20Vaz/Desktop/req_rees-core/uploading/RqUpload.ods'#$Dict.$B$1];&quot;issues/&quot;;[.B969]);CONCATENATE(&quot;#&quot;;[.B969]));&quot;&quot;)">
            <text:p/>
          </table:table-cell>
          <table:table-cell table:style-name="ce27" table:formula="of:=IF(LEN([.F969])&gt;0;MAX([.D$3:.D968])+1;&quot;&quot;)">
            <text:p/>
          </table:table-cell>
          <table:table-cell table:style-name="ce29" table:formula="of:=IF(LEN([.D969])&gt;0;CONCATENATE([.$K$1];TEXT([.D96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9];[.$H$3:.$H$1000];1;0)" office:value-type="string" office:string-value="" calcext:value-type="error">
            <text:p>#N/D</text:p>
          </table:table-cell>
          <table:table-cell table:style-name="ce102" table:formula="of:=NOT(ISERROR([.R969]))" office:value-type="boolean" office:boolean-value="false" calcext:value-type="boolean">
            <text:p>FALSO</text:p>
          </table:table-cell>
          <table:table-cell/>
          <table:table-cell table:formula="of:=VLOOKUP([.$F969];[.$F$3:.$F968];1;0)" office:value-type="string" office:string-value="" calcext:value-type="error">
            <text:p>#N/D</text:p>
          </table:table-cell>
          <table:table-cell table:style-name="ce102" table:formula="of:=NOT(ISERROR([.U969]))" office:value-type="boolean" office:boolean-value="false" calcext:value-type="boolean">
            <text:p>FALSO</text:p>
          </table:table-cell>
          <table:table-cell table:formula="of:=VLOOKUP([.$F969];[.$F970:.$F$1000];1;0)" office:value-type="string" office:string-value="" calcext:value-type="error">
            <text:p>#N/D</text:p>
          </table:table-cell>
          <table:table-cell table:style-name="ce102" table:formula="of:=NOT(ISERROR([.W9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0])&gt;0;HYPERLINK(CONCATENATE(['file:///C:/Users/Txinto%20Vaz/Desktop/req_rees-core/uploading/RqUpload.ods'#$Dict.$B$1];&quot;issues/&quot;;[.B970]);CONCATENATE(&quot;#&quot;;[.B970]));&quot;&quot;)">
            <text:p/>
          </table:table-cell>
          <table:table-cell table:style-name="ce27" table:formula="of:=IF(LEN([.F970])&gt;0;MAX([.D$3:.D969])+1;&quot;&quot;)">
            <text:p/>
          </table:table-cell>
          <table:table-cell table:style-name="ce29" table:formula="of:=IF(LEN([.D970])&gt;0;CONCATENATE([.$K$1];TEXT([.D97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0];[.$H$3:.$H$1000];1;0)" office:value-type="string" office:string-value="" calcext:value-type="error">
            <text:p>#N/D</text:p>
          </table:table-cell>
          <table:table-cell table:style-name="ce102" table:formula="of:=NOT(ISERROR([.R970]))" office:value-type="boolean" office:boolean-value="false" calcext:value-type="boolean">
            <text:p>FALSO</text:p>
          </table:table-cell>
          <table:table-cell/>
          <table:table-cell table:formula="of:=VLOOKUP([.$F970];[.$F$3:.$F969];1;0)" office:value-type="string" office:string-value="" calcext:value-type="error">
            <text:p>#N/D</text:p>
          </table:table-cell>
          <table:table-cell table:style-name="ce102" table:formula="of:=NOT(ISERROR([.U970]))" office:value-type="boolean" office:boolean-value="false" calcext:value-type="boolean">
            <text:p>FALSO</text:p>
          </table:table-cell>
          <table:table-cell table:formula="of:=VLOOKUP([.$F970];[.$F971:.$F$1000];1;0)" office:value-type="string" office:string-value="" calcext:value-type="error">
            <text:p>#N/D</text:p>
          </table:table-cell>
          <table:table-cell table:style-name="ce102" table:formula="of:=NOT(ISERROR([.W9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1])&gt;0;HYPERLINK(CONCATENATE(['file:///C:/Users/Txinto%20Vaz/Desktop/req_rees-core/uploading/RqUpload.ods'#$Dict.$B$1];&quot;issues/&quot;;[.B971]);CONCATENATE(&quot;#&quot;;[.B971]));&quot;&quot;)">
            <text:p/>
          </table:table-cell>
          <table:table-cell table:style-name="ce27" table:formula="of:=IF(LEN([.F971])&gt;0;MAX([.D$3:.D970])+1;&quot;&quot;)">
            <text:p/>
          </table:table-cell>
          <table:table-cell table:style-name="ce29" table:formula="of:=IF(LEN([.D971])&gt;0;CONCATENATE([.$K$1];TEXT([.D97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1];[.$H$3:.$H$1000];1;0)" office:value-type="string" office:string-value="" calcext:value-type="error">
            <text:p>#N/D</text:p>
          </table:table-cell>
          <table:table-cell table:style-name="ce102" table:formula="of:=NOT(ISERROR([.R971]))" office:value-type="boolean" office:boolean-value="false" calcext:value-type="boolean">
            <text:p>FALSO</text:p>
          </table:table-cell>
          <table:table-cell/>
          <table:table-cell table:formula="of:=VLOOKUP([.$F971];[.$F$3:.$F970];1;0)" office:value-type="string" office:string-value="" calcext:value-type="error">
            <text:p>#N/D</text:p>
          </table:table-cell>
          <table:table-cell table:style-name="ce102" table:formula="of:=NOT(ISERROR([.U971]))" office:value-type="boolean" office:boolean-value="false" calcext:value-type="boolean">
            <text:p>FALSO</text:p>
          </table:table-cell>
          <table:table-cell table:formula="of:=VLOOKUP([.$F971];[.$F972:.$F$1000];1;0)" office:value-type="string" office:string-value="" calcext:value-type="error">
            <text:p>#N/D</text:p>
          </table:table-cell>
          <table:table-cell table:style-name="ce102" table:formula="of:=NOT(ISERROR([.W9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2])&gt;0;HYPERLINK(CONCATENATE(['file:///C:/Users/Txinto%20Vaz/Desktop/req_rees-core/uploading/RqUpload.ods'#$Dict.$B$1];&quot;issues/&quot;;[.B972]);CONCATENATE(&quot;#&quot;;[.B972]));&quot;&quot;)">
            <text:p/>
          </table:table-cell>
          <table:table-cell table:style-name="ce27" table:formula="of:=IF(LEN([.F972])&gt;0;MAX([.D$3:.D971])+1;&quot;&quot;)">
            <text:p/>
          </table:table-cell>
          <table:table-cell table:style-name="ce29" table:formula="of:=IF(LEN([.D972])&gt;0;CONCATENATE([.$K$1];TEXT([.D97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2];[.$H$3:.$H$1000];1;0)" office:value-type="string" office:string-value="" calcext:value-type="error">
            <text:p>#N/D</text:p>
          </table:table-cell>
          <table:table-cell table:style-name="ce102" table:formula="of:=NOT(ISERROR([.R972]))" office:value-type="boolean" office:boolean-value="false" calcext:value-type="boolean">
            <text:p>FALSO</text:p>
          </table:table-cell>
          <table:table-cell/>
          <table:table-cell table:formula="of:=VLOOKUP([.$F972];[.$F$3:.$F971];1;0)" office:value-type="string" office:string-value="" calcext:value-type="error">
            <text:p>#N/D</text:p>
          </table:table-cell>
          <table:table-cell table:style-name="ce102" table:formula="of:=NOT(ISERROR([.U972]))" office:value-type="boolean" office:boolean-value="false" calcext:value-type="boolean">
            <text:p>FALSO</text:p>
          </table:table-cell>
          <table:table-cell table:formula="of:=VLOOKUP([.$F972];[.$F973:.$F$1000];1;0)" office:value-type="string" office:string-value="" calcext:value-type="error">
            <text:p>#N/D</text:p>
          </table:table-cell>
          <table:table-cell table:style-name="ce102" table:formula="of:=NOT(ISERROR([.W9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3])&gt;0;HYPERLINK(CONCATENATE(['file:///C:/Users/Txinto%20Vaz/Desktop/req_rees-core/uploading/RqUpload.ods'#$Dict.$B$1];&quot;issues/&quot;;[.B973]);CONCATENATE(&quot;#&quot;;[.B973]));&quot;&quot;)">
            <text:p/>
          </table:table-cell>
          <table:table-cell table:style-name="ce27" table:formula="of:=IF(LEN([.F973])&gt;0;MAX([.D$3:.D972])+1;&quot;&quot;)">
            <text:p/>
          </table:table-cell>
          <table:table-cell table:style-name="ce29" table:formula="of:=IF(LEN([.D973])&gt;0;CONCATENATE([.$K$1];TEXT([.D97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3];[.$H$3:.$H$1000];1;0)" office:value-type="string" office:string-value="" calcext:value-type="error">
            <text:p>#N/D</text:p>
          </table:table-cell>
          <table:table-cell table:style-name="ce102" table:formula="of:=NOT(ISERROR([.R973]))" office:value-type="boolean" office:boolean-value="false" calcext:value-type="boolean">
            <text:p>FALSO</text:p>
          </table:table-cell>
          <table:table-cell/>
          <table:table-cell table:formula="of:=VLOOKUP([.$F973];[.$F$3:.$F972];1;0)" office:value-type="string" office:string-value="" calcext:value-type="error">
            <text:p>#N/D</text:p>
          </table:table-cell>
          <table:table-cell table:style-name="ce102" table:formula="of:=NOT(ISERROR([.U973]))" office:value-type="boolean" office:boolean-value="false" calcext:value-type="boolean">
            <text:p>FALSO</text:p>
          </table:table-cell>
          <table:table-cell table:formula="of:=VLOOKUP([.$F973];[.$F974:.$F$1000];1;0)" office:value-type="string" office:string-value="" calcext:value-type="error">
            <text:p>#N/D</text:p>
          </table:table-cell>
          <table:table-cell table:style-name="ce102" table:formula="of:=NOT(ISERROR([.W9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4])&gt;0;HYPERLINK(CONCATENATE(['file:///C:/Users/Txinto%20Vaz/Desktop/req_rees-core/uploading/RqUpload.ods'#$Dict.$B$1];&quot;issues/&quot;;[.B974]);CONCATENATE(&quot;#&quot;;[.B974]));&quot;&quot;)">
            <text:p/>
          </table:table-cell>
          <table:table-cell table:style-name="ce27" table:formula="of:=IF(LEN([.F974])&gt;0;MAX([.D$3:.D973])+1;&quot;&quot;)">
            <text:p/>
          </table:table-cell>
          <table:table-cell table:style-name="ce29" table:formula="of:=IF(LEN([.D974])&gt;0;CONCATENATE([.$K$1];TEXT([.D97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4];[.$H$3:.$H$1000];1;0)" office:value-type="string" office:string-value="" calcext:value-type="error">
            <text:p>#N/D</text:p>
          </table:table-cell>
          <table:table-cell table:style-name="ce102" table:formula="of:=NOT(ISERROR([.R974]))" office:value-type="boolean" office:boolean-value="false" calcext:value-type="boolean">
            <text:p>FALSO</text:p>
          </table:table-cell>
          <table:table-cell/>
          <table:table-cell table:formula="of:=VLOOKUP([.$F974];[.$F$3:.$F973];1;0)" office:value-type="string" office:string-value="" calcext:value-type="error">
            <text:p>#N/D</text:p>
          </table:table-cell>
          <table:table-cell table:style-name="ce102" table:formula="of:=NOT(ISERROR([.U974]))" office:value-type="boolean" office:boolean-value="false" calcext:value-type="boolean">
            <text:p>FALSO</text:p>
          </table:table-cell>
          <table:table-cell table:formula="of:=VLOOKUP([.$F974];[.$F975:.$F$1000];1;0)" office:value-type="string" office:string-value="" calcext:value-type="error">
            <text:p>#N/D</text:p>
          </table:table-cell>
          <table:table-cell table:style-name="ce102" table:formula="of:=NOT(ISERROR([.W9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5])&gt;0;HYPERLINK(CONCATENATE(['file:///C:/Users/Txinto%20Vaz/Desktop/req_rees-core/uploading/RqUpload.ods'#$Dict.$B$1];&quot;issues/&quot;;[.B975]);CONCATENATE(&quot;#&quot;;[.B975]));&quot;&quot;)">
            <text:p/>
          </table:table-cell>
          <table:table-cell table:style-name="ce27" table:formula="of:=IF(LEN([.F975])&gt;0;MAX([.D$3:.D974])+1;&quot;&quot;)">
            <text:p/>
          </table:table-cell>
          <table:table-cell table:style-name="ce29" table:formula="of:=IF(LEN([.D975])&gt;0;CONCATENATE([.$K$1];TEXT([.D97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5];[.$H$3:.$H$1000];1;0)" office:value-type="string" office:string-value="" calcext:value-type="error">
            <text:p>#N/D</text:p>
          </table:table-cell>
          <table:table-cell table:style-name="ce102" table:formula="of:=NOT(ISERROR([.R975]))" office:value-type="boolean" office:boolean-value="false" calcext:value-type="boolean">
            <text:p>FALSO</text:p>
          </table:table-cell>
          <table:table-cell/>
          <table:table-cell table:formula="of:=VLOOKUP([.$F975];[.$F$3:.$F974];1;0)" office:value-type="string" office:string-value="" calcext:value-type="error">
            <text:p>#N/D</text:p>
          </table:table-cell>
          <table:table-cell table:style-name="ce102" table:formula="of:=NOT(ISERROR([.U975]))" office:value-type="boolean" office:boolean-value="false" calcext:value-type="boolean">
            <text:p>FALSO</text:p>
          </table:table-cell>
          <table:table-cell table:formula="of:=VLOOKUP([.$F975];[.$F976:.$F$1000];1;0)" office:value-type="string" office:string-value="" calcext:value-type="error">
            <text:p>#N/D</text:p>
          </table:table-cell>
          <table:table-cell table:style-name="ce102" table:formula="of:=NOT(ISERROR([.W9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6])&gt;0;HYPERLINK(CONCATENATE(['file:///C:/Users/Txinto%20Vaz/Desktop/req_rees-core/uploading/RqUpload.ods'#$Dict.$B$1];&quot;issues/&quot;;[.B976]);CONCATENATE(&quot;#&quot;;[.B976]));&quot;&quot;)">
            <text:p/>
          </table:table-cell>
          <table:table-cell table:style-name="ce27" table:formula="of:=IF(LEN([.F976])&gt;0;MAX([.D$3:.D975])+1;&quot;&quot;)">
            <text:p/>
          </table:table-cell>
          <table:table-cell table:style-name="ce29" table:formula="of:=IF(LEN([.D976])&gt;0;CONCATENATE([.$K$1];TEXT([.D97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6];[.$H$3:.$H$1000];1;0)" office:value-type="string" office:string-value="" calcext:value-type="error">
            <text:p>#N/D</text:p>
          </table:table-cell>
          <table:table-cell table:style-name="ce102" table:formula="of:=NOT(ISERROR([.R976]))" office:value-type="boolean" office:boolean-value="false" calcext:value-type="boolean">
            <text:p>FALSO</text:p>
          </table:table-cell>
          <table:table-cell/>
          <table:table-cell table:formula="of:=VLOOKUP([.$F976];[.$F$3:.$F975];1;0)" office:value-type="string" office:string-value="" calcext:value-type="error">
            <text:p>#N/D</text:p>
          </table:table-cell>
          <table:table-cell table:style-name="ce102" table:formula="of:=NOT(ISERROR([.U976]))" office:value-type="boolean" office:boolean-value="false" calcext:value-type="boolean">
            <text:p>FALSO</text:p>
          </table:table-cell>
          <table:table-cell table:formula="of:=VLOOKUP([.$F976];[.$F977:.$F$1000];1;0)" office:value-type="string" office:string-value="" calcext:value-type="error">
            <text:p>#N/D</text:p>
          </table:table-cell>
          <table:table-cell table:style-name="ce102" table:formula="of:=NOT(ISERROR([.W9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7])&gt;0;HYPERLINK(CONCATENATE(['file:///C:/Users/Txinto%20Vaz/Desktop/req_rees-core/uploading/RqUpload.ods'#$Dict.$B$1];&quot;issues/&quot;;[.B977]);CONCATENATE(&quot;#&quot;;[.B977]));&quot;&quot;)">
            <text:p/>
          </table:table-cell>
          <table:table-cell table:style-name="ce27" table:formula="of:=IF(LEN([.F977])&gt;0;MAX([.D$3:.D976])+1;&quot;&quot;)">
            <text:p/>
          </table:table-cell>
          <table:table-cell table:style-name="ce29" table:formula="of:=IF(LEN([.D977])&gt;0;CONCATENATE([.$K$1];TEXT([.D97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7];[.$H$3:.$H$1000];1;0)" office:value-type="string" office:string-value="" calcext:value-type="error">
            <text:p>#N/D</text:p>
          </table:table-cell>
          <table:table-cell table:style-name="ce102" table:formula="of:=NOT(ISERROR([.R977]))" office:value-type="boolean" office:boolean-value="false" calcext:value-type="boolean">
            <text:p>FALSO</text:p>
          </table:table-cell>
          <table:table-cell/>
          <table:table-cell table:formula="of:=VLOOKUP([.$F977];[.$F$3:.$F976];1;0)" office:value-type="string" office:string-value="" calcext:value-type="error">
            <text:p>#N/D</text:p>
          </table:table-cell>
          <table:table-cell table:style-name="ce102" table:formula="of:=NOT(ISERROR([.U977]))" office:value-type="boolean" office:boolean-value="false" calcext:value-type="boolean">
            <text:p>FALSO</text:p>
          </table:table-cell>
          <table:table-cell table:formula="of:=VLOOKUP([.$F977];[.$F978:.$F$1000];1;0)" office:value-type="string" office:string-value="" calcext:value-type="error">
            <text:p>#N/D</text:p>
          </table:table-cell>
          <table:table-cell table:style-name="ce102" table:formula="of:=NOT(ISERROR([.W9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8])&gt;0;HYPERLINK(CONCATENATE(['file:///C:/Users/Txinto%20Vaz/Desktop/req_rees-core/uploading/RqUpload.ods'#$Dict.$B$1];&quot;issues/&quot;;[.B978]);CONCATENATE(&quot;#&quot;;[.B978]));&quot;&quot;)">
            <text:p/>
          </table:table-cell>
          <table:table-cell table:style-name="ce27" table:formula="of:=IF(LEN([.F978])&gt;0;MAX([.D$3:.D977])+1;&quot;&quot;)">
            <text:p/>
          </table:table-cell>
          <table:table-cell table:style-name="ce29" table:formula="of:=IF(LEN([.D978])&gt;0;CONCATENATE([.$K$1];TEXT([.D97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8];[.$H$3:.$H$1000];1;0)" office:value-type="string" office:string-value="" calcext:value-type="error">
            <text:p>#N/D</text:p>
          </table:table-cell>
          <table:table-cell table:style-name="ce102" table:formula="of:=NOT(ISERROR([.R978]))" office:value-type="boolean" office:boolean-value="false" calcext:value-type="boolean">
            <text:p>FALSO</text:p>
          </table:table-cell>
          <table:table-cell/>
          <table:table-cell table:formula="of:=VLOOKUP([.$F978];[.$F$3:.$F977];1;0)" office:value-type="string" office:string-value="" calcext:value-type="error">
            <text:p>#N/D</text:p>
          </table:table-cell>
          <table:table-cell table:style-name="ce102" table:formula="of:=NOT(ISERROR([.U978]))" office:value-type="boolean" office:boolean-value="false" calcext:value-type="boolean">
            <text:p>FALSO</text:p>
          </table:table-cell>
          <table:table-cell table:formula="of:=VLOOKUP([.$F978];[.$F979:.$F$1000];1;0)" office:value-type="string" office:string-value="" calcext:value-type="error">
            <text:p>#N/D</text:p>
          </table:table-cell>
          <table:table-cell table:style-name="ce102" table:formula="of:=NOT(ISERROR([.W9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79])&gt;0;HYPERLINK(CONCATENATE(['file:///C:/Users/Txinto%20Vaz/Desktop/req_rees-core/uploading/RqUpload.ods'#$Dict.$B$1];&quot;issues/&quot;;[.B979]);CONCATENATE(&quot;#&quot;;[.B979]));&quot;&quot;)">
            <text:p/>
          </table:table-cell>
          <table:table-cell table:style-name="ce27" table:formula="of:=IF(LEN([.F979])&gt;0;MAX([.D$3:.D978])+1;&quot;&quot;)">
            <text:p/>
          </table:table-cell>
          <table:table-cell table:style-name="ce29" table:formula="of:=IF(LEN([.D979])&gt;0;CONCATENATE([.$K$1];TEXT([.D97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9];[.$H$3:.$H$1000];1;0)" office:value-type="string" office:string-value="" calcext:value-type="error">
            <text:p>#N/D</text:p>
          </table:table-cell>
          <table:table-cell table:style-name="ce102" table:formula="of:=NOT(ISERROR([.R979]))" office:value-type="boolean" office:boolean-value="false" calcext:value-type="boolean">
            <text:p>FALSO</text:p>
          </table:table-cell>
          <table:table-cell/>
          <table:table-cell table:formula="of:=VLOOKUP([.$F979];[.$F$3:.$F978];1;0)" office:value-type="string" office:string-value="" calcext:value-type="error">
            <text:p>#N/D</text:p>
          </table:table-cell>
          <table:table-cell table:style-name="ce102" table:formula="of:=NOT(ISERROR([.U979]))" office:value-type="boolean" office:boolean-value="false" calcext:value-type="boolean">
            <text:p>FALSO</text:p>
          </table:table-cell>
          <table:table-cell table:formula="of:=VLOOKUP([.$F979];[.$F980:.$F$1000];1;0)" office:value-type="string" office:string-value="" calcext:value-type="error">
            <text:p>#N/D</text:p>
          </table:table-cell>
          <table:table-cell table:style-name="ce102" table:formula="of:=NOT(ISERROR([.W9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0])&gt;0;HYPERLINK(CONCATENATE(['file:///C:/Users/Txinto%20Vaz/Desktop/req_rees-core/uploading/RqUpload.ods'#$Dict.$B$1];&quot;issues/&quot;;[.B980]);CONCATENATE(&quot;#&quot;;[.B980]));&quot;&quot;)">
            <text:p/>
          </table:table-cell>
          <table:table-cell table:style-name="ce27" table:formula="of:=IF(LEN([.F980])&gt;0;MAX([.D$3:.D979])+1;&quot;&quot;)">
            <text:p/>
          </table:table-cell>
          <table:table-cell table:style-name="ce29" table:formula="of:=IF(LEN([.D980])&gt;0;CONCATENATE([.$K$1];TEXT([.D98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0];[.$H$3:.$H$1000];1;0)" office:value-type="string" office:string-value="" calcext:value-type="error">
            <text:p>#N/D</text:p>
          </table:table-cell>
          <table:table-cell table:style-name="ce102" table:formula="of:=NOT(ISERROR([.R980]))" office:value-type="boolean" office:boolean-value="false" calcext:value-type="boolean">
            <text:p>FALSO</text:p>
          </table:table-cell>
          <table:table-cell/>
          <table:table-cell table:formula="of:=VLOOKUP([.$F980];[.$F$3:.$F979];1;0)" office:value-type="string" office:string-value="" calcext:value-type="error">
            <text:p>#N/D</text:p>
          </table:table-cell>
          <table:table-cell table:style-name="ce102" table:formula="of:=NOT(ISERROR([.U980]))" office:value-type="boolean" office:boolean-value="false" calcext:value-type="boolean">
            <text:p>FALSO</text:p>
          </table:table-cell>
          <table:table-cell table:formula="of:=VLOOKUP([.$F980];[.$F981:.$F$1000];1;0)" office:value-type="string" office:string-value="" calcext:value-type="error">
            <text:p>#N/D</text:p>
          </table:table-cell>
          <table:table-cell table:style-name="ce102" table:formula="of:=NOT(ISERROR([.W9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1])&gt;0;HYPERLINK(CONCATENATE(['file:///C:/Users/Txinto%20Vaz/Desktop/req_rees-core/uploading/RqUpload.ods'#$Dict.$B$1];&quot;issues/&quot;;[.B981]);CONCATENATE(&quot;#&quot;;[.B981]));&quot;&quot;)">
            <text:p/>
          </table:table-cell>
          <table:table-cell table:style-name="ce27" table:formula="of:=IF(LEN([.F981])&gt;0;MAX([.D$3:.D980])+1;&quot;&quot;)">
            <text:p/>
          </table:table-cell>
          <table:table-cell table:style-name="ce29" table:formula="of:=IF(LEN([.D981])&gt;0;CONCATENATE([.$K$1];TEXT([.D98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1];[.$H$3:.$H$1000];1;0)" office:value-type="string" office:string-value="" calcext:value-type="error">
            <text:p>#N/D</text:p>
          </table:table-cell>
          <table:table-cell table:style-name="ce102" table:formula="of:=NOT(ISERROR([.R981]))" office:value-type="boolean" office:boolean-value="false" calcext:value-type="boolean">
            <text:p>FALSO</text:p>
          </table:table-cell>
          <table:table-cell/>
          <table:table-cell table:formula="of:=VLOOKUP([.$F981];[.$F$3:.$F980];1;0)" office:value-type="string" office:string-value="" calcext:value-type="error">
            <text:p>#N/D</text:p>
          </table:table-cell>
          <table:table-cell table:style-name="ce102" table:formula="of:=NOT(ISERROR([.U981]))" office:value-type="boolean" office:boolean-value="false" calcext:value-type="boolean">
            <text:p>FALSO</text:p>
          </table:table-cell>
          <table:table-cell table:formula="of:=VLOOKUP([.$F981];[.$F982:.$F$1000];1;0)" office:value-type="string" office:string-value="" calcext:value-type="error">
            <text:p>#N/D</text:p>
          </table:table-cell>
          <table:table-cell table:style-name="ce102" table:formula="of:=NOT(ISERROR([.W9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2])&gt;0;HYPERLINK(CONCATENATE(['file:///C:/Users/Txinto%20Vaz/Desktop/req_rees-core/uploading/RqUpload.ods'#$Dict.$B$1];&quot;issues/&quot;;[.B982]);CONCATENATE(&quot;#&quot;;[.B982]));&quot;&quot;)">
            <text:p/>
          </table:table-cell>
          <table:table-cell table:style-name="ce27" table:formula="of:=IF(LEN([.F982])&gt;0;MAX([.D$3:.D981])+1;&quot;&quot;)">
            <text:p/>
          </table:table-cell>
          <table:table-cell table:style-name="ce29" table:formula="of:=IF(LEN([.D982])&gt;0;CONCATENATE([.$K$1];TEXT([.D98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2];[.$H$3:.$H$1000];1;0)" office:value-type="string" office:string-value="" calcext:value-type="error">
            <text:p>#N/D</text:p>
          </table:table-cell>
          <table:table-cell table:style-name="ce102" table:formula="of:=NOT(ISERROR([.R982]))" office:value-type="boolean" office:boolean-value="false" calcext:value-type="boolean">
            <text:p>FALSO</text:p>
          </table:table-cell>
          <table:table-cell/>
          <table:table-cell table:formula="of:=VLOOKUP([.$F982];[.$F$3:.$F981];1;0)" office:value-type="string" office:string-value="" calcext:value-type="error">
            <text:p>#N/D</text:p>
          </table:table-cell>
          <table:table-cell table:style-name="ce102" table:formula="of:=NOT(ISERROR([.U982]))" office:value-type="boolean" office:boolean-value="false" calcext:value-type="boolean">
            <text:p>FALSO</text:p>
          </table:table-cell>
          <table:table-cell table:formula="of:=VLOOKUP([.$F982];[.$F983:.$F$1000];1;0)" office:value-type="string" office:string-value="" calcext:value-type="error">
            <text:p>#N/D</text:p>
          </table:table-cell>
          <table:table-cell table:style-name="ce102" table:formula="of:=NOT(ISERROR([.W9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3])&gt;0;HYPERLINK(CONCATENATE(['file:///C:/Users/Txinto%20Vaz/Desktop/req_rees-core/uploading/RqUpload.ods'#$Dict.$B$1];&quot;issues/&quot;;[.B983]);CONCATENATE(&quot;#&quot;;[.B983]));&quot;&quot;)">
            <text:p/>
          </table:table-cell>
          <table:table-cell table:style-name="ce27" table:formula="of:=IF(LEN([.F983])&gt;0;MAX([.D$3:.D982])+1;&quot;&quot;)">
            <text:p/>
          </table:table-cell>
          <table:table-cell table:style-name="ce29" table:formula="of:=IF(LEN([.D983])&gt;0;CONCATENATE([.$K$1];TEXT([.D98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3];[.$H$3:.$H$1000];1;0)" office:value-type="string" office:string-value="" calcext:value-type="error">
            <text:p>#N/D</text:p>
          </table:table-cell>
          <table:table-cell table:style-name="ce102" table:formula="of:=NOT(ISERROR([.R983]))" office:value-type="boolean" office:boolean-value="false" calcext:value-type="boolean">
            <text:p>FALSO</text:p>
          </table:table-cell>
          <table:table-cell/>
          <table:table-cell table:formula="of:=VLOOKUP([.$F983];[.$F$3:.$F982];1;0)" office:value-type="string" office:string-value="" calcext:value-type="error">
            <text:p>#N/D</text:p>
          </table:table-cell>
          <table:table-cell table:style-name="ce102" table:formula="of:=NOT(ISERROR([.U983]))" office:value-type="boolean" office:boolean-value="false" calcext:value-type="boolean">
            <text:p>FALSO</text:p>
          </table:table-cell>
          <table:table-cell table:formula="of:=VLOOKUP([.$F983];[.$F984:.$F$1000];1;0)" office:value-type="string" office:string-value="" calcext:value-type="error">
            <text:p>#N/D</text:p>
          </table:table-cell>
          <table:table-cell table:style-name="ce102" table:formula="of:=NOT(ISERROR([.W9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4])&gt;0;HYPERLINK(CONCATENATE(['file:///C:/Users/Txinto%20Vaz/Desktop/req_rees-core/uploading/RqUpload.ods'#$Dict.$B$1];&quot;issues/&quot;;[.B984]);CONCATENATE(&quot;#&quot;;[.B984]));&quot;&quot;)">
            <text:p/>
          </table:table-cell>
          <table:table-cell table:style-name="ce27" table:formula="of:=IF(LEN([.F984])&gt;0;MAX([.D$3:.D983])+1;&quot;&quot;)">
            <text:p/>
          </table:table-cell>
          <table:table-cell table:style-name="ce29" table:formula="of:=IF(LEN([.D984])&gt;0;CONCATENATE([.$K$1];TEXT([.D98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4];[.$H$3:.$H$1000];1;0)" office:value-type="string" office:string-value="" calcext:value-type="error">
            <text:p>#N/D</text:p>
          </table:table-cell>
          <table:table-cell table:style-name="ce102" table:formula="of:=NOT(ISERROR([.R984]))" office:value-type="boolean" office:boolean-value="false" calcext:value-type="boolean">
            <text:p>FALSO</text:p>
          </table:table-cell>
          <table:table-cell/>
          <table:table-cell table:formula="of:=VLOOKUP([.$F984];[.$F$3:.$F983];1;0)" office:value-type="string" office:string-value="" calcext:value-type="error">
            <text:p>#N/D</text:p>
          </table:table-cell>
          <table:table-cell table:style-name="ce102" table:formula="of:=NOT(ISERROR([.U984]))" office:value-type="boolean" office:boolean-value="false" calcext:value-type="boolean">
            <text:p>FALSO</text:p>
          </table:table-cell>
          <table:table-cell table:formula="of:=VLOOKUP([.$F984];[.$F985:.$F$1000];1;0)" office:value-type="string" office:string-value="" calcext:value-type="error">
            <text:p>#N/D</text:p>
          </table:table-cell>
          <table:table-cell table:style-name="ce102" table:formula="of:=NOT(ISERROR([.W9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5])&gt;0;HYPERLINK(CONCATENATE(['file:///C:/Users/Txinto%20Vaz/Desktop/req_rees-core/uploading/RqUpload.ods'#$Dict.$B$1];&quot;issues/&quot;;[.B985]);CONCATENATE(&quot;#&quot;;[.B985]));&quot;&quot;)">
            <text:p/>
          </table:table-cell>
          <table:table-cell table:style-name="ce27" table:formula="of:=IF(LEN([.F985])&gt;0;MAX([.D$3:.D984])+1;&quot;&quot;)">
            <text:p/>
          </table:table-cell>
          <table:table-cell table:style-name="ce29" table:formula="of:=IF(LEN([.D985])&gt;0;CONCATENATE([.$K$1];TEXT([.D98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5];[.$H$3:.$H$1000];1;0)" office:value-type="string" office:string-value="" calcext:value-type="error">
            <text:p>#N/D</text:p>
          </table:table-cell>
          <table:table-cell table:style-name="ce102" table:formula="of:=NOT(ISERROR([.R985]))" office:value-type="boolean" office:boolean-value="false" calcext:value-type="boolean">
            <text:p>FALSO</text:p>
          </table:table-cell>
          <table:table-cell/>
          <table:table-cell table:formula="of:=VLOOKUP([.$F985];[.$F$3:.$F984];1;0)" office:value-type="string" office:string-value="" calcext:value-type="error">
            <text:p>#N/D</text:p>
          </table:table-cell>
          <table:table-cell table:style-name="ce102" table:formula="of:=NOT(ISERROR([.U985]))" office:value-type="boolean" office:boolean-value="false" calcext:value-type="boolean">
            <text:p>FALSO</text:p>
          </table:table-cell>
          <table:table-cell table:formula="of:=VLOOKUP([.$F985];[.$F986:.$F$1000];1;0)" office:value-type="string" office:string-value="" calcext:value-type="error">
            <text:p>#N/D</text:p>
          </table:table-cell>
          <table:table-cell table:style-name="ce102" table:formula="of:=NOT(ISERROR([.W9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6])&gt;0;HYPERLINK(CONCATENATE(['file:///C:/Users/Txinto%20Vaz/Desktop/req_rees-core/uploading/RqUpload.ods'#$Dict.$B$1];&quot;issues/&quot;;[.B986]);CONCATENATE(&quot;#&quot;;[.B986]));&quot;&quot;)">
            <text:p/>
          </table:table-cell>
          <table:table-cell table:style-name="ce27" table:formula="of:=IF(LEN([.F986])&gt;0;MAX([.D$3:.D985])+1;&quot;&quot;)">
            <text:p/>
          </table:table-cell>
          <table:table-cell table:style-name="ce29" table:formula="of:=IF(LEN([.D986])&gt;0;CONCATENATE([.$K$1];TEXT([.D98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6];[.$H$3:.$H$1000];1;0)" office:value-type="string" office:string-value="" calcext:value-type="error">
            <text:p>#N/D</text:p>
          </table:table-cell>
          <table:table-cell table:style-name="ce102" table:formula="of:=NOT(ISERROR([.R986]))" office:value-type="boolean" office:boolean-value="false" calcext:value-type="boolean">
            <text:p>FALSO</text:p>
          </table:table-cell>
          <table:table-cell/>
          <table:table-cell table:formula="of:=VLOOKUP([.$F986];[.$F$3:.$F985];1;0)" office:value-type="string" office:string-value="" calcext:value-type="error">
            <text:p>#N/D</text:p>
          </table:table-cell>
          <table:table-cell table:style-name="ce102" table:formula="of:=NOT(ISERROR([.U986]))" office:value-type="boolean" office:boolean-value="false" calcext:value-type="boolean">
            <text:p>FALSO</text:p>
          </table:table-cell>
          <table:table-cell table:formula="of:=VLOOKUP([.$F986];[.$F987:.$F$1000];1;0)" office:value-type="string" office:string-value="" calcext:value-type="error">
            <text:p>#N/D</text:p>
          </table:table-cell>
          <table:table-cell table:style-name="ce102" table:formula="of:=NOT(ISERROR([.W9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7])&gt;0;HYPERLINK(CONCATENATE(['file:///C:/Users/Txinto%20Vaz/Desktop/req_rees-core/uploading/RqUpload.ods'#$Dict.$B$1];&quot;issues/&quot;;[.B987]);CONCATENATE(&quot;#&quot;;[.B987]));&quot;&quot;)">
            <text:p/>
          </table:table-cell>
          <table:table-cell table:style-name="ce27" table:formula="of:=IF(LEN([.F987])&gt;0;MAX([.D$3:.D986])+1;&quot;&quot;)">
            <text:p/>
          </table:table-cell>
          <table:table-cell table:style-name="ce29" table:formula="of:=IF(LEN([.D987])&gt;0;CONCATENATE([.$K$1];TEXT([.D98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7];[.$H$3:.$H$1000];1;0)" office:value-type="string" office:string-value="" calcext:value-type="error">
            <text:p>#N/D</text:p>
          </table:table-cell>
          <table:table-cell table:style-name="ce102" table:formula="of:=NOT(ISERROR([.R987]))" office:value-type="boolean" office:boolean-value="false" calcext:value-type="boolean">
            <text:p>FALSO</text:p>
          </table:table-cell>
          <table:table-cell/>
          <table:table-cell table:formula="of:=VLOOKUP([.$F987];[.$F$3:.$F986];1;0)" office:value-type="string" office:string-value="" calcext:value-type="error">
            <text:p>#N/D</text:p>
          </table:table-cell>
          <table:table-cell table:style-name="ce102" table:formula="of:=NOT(ISERROR([.U987]))" office:value-type="boolean" office:boolean-value="false" calcext:value-type="boolean">
            <text:p>FALSO</text:p>
          </table:table-cell>
          <table:table-cell table:formula="of:=VLOOKUP([.$F987];[.$F988:.$F$1000];1;0)" office:value-type="string" office:string-value="" calcext:value-type="error">
            <text:p>#N/D</text:p>
          </table:table-cell>
          <table:table-cell table:style-name="ce102" table:formula="of:=NOT(ISERROR([.W9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8])&gt;0;HYPERLINK(CONCATENATE(['file:///C:/Users/Txinto%20Vaz/Desktop/req_rees-core/uploading/RqUpload.ods'#$Dict.$B$1];&quot;issues/&quot;;[.B988]);CONCATENATE(&quot;#&quot;;[.B988]));&quot;&quot;)">
            <text:p/>
          </table:table-cell>
          <table:table-cell table:style-name="ce27" table:formula="of:=IF(LEN([.F988])&gt;0;MAX([.D$3:.D987])+1;&quot;&quot;)">
            <text:p/>
          </table:table-cell>
          <table:table-cell table:style-name="ce29" table:formula="of:=IF(LEN([.D988])&gt;0;CONCATENATE([.$K$1];TEXT([.D98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8];[.$H$3:.$H$1000];1;0)" office:value-type="string" office:string-value="" calcext:value-type="error">
            <text:p>#N/D</text:p>
          </table:table-cell>
          <table:table-cell table:style-name="ce102" table:formula="of:=NOT(ISERROR([.R988]))" office:value-type="boolean" office:boolean-value="false" calcext:value-type="boolean">
            <text:p>FALSO</text:p>
          </table:table-cell>
          <table:table-cell/>
          <table:table-cell table:formula="of:=VLOOKUP([.$F988];[.$F$3:.$F987];1;0)" office:value-type="string" office:string-value="" calcext:value-type="error">
            <text:p>#N/D</text:p>
          </table:table-cell>
          <table:table-cell table:style-name="ce102" table:formula="of:=NOT(ISERROR([.U988]))" office:value-type="boolean" office:boolean-value="false" calcext:value-type="boolean">
            <text:p>FALSO</text:p>
          </table:table-cell>
          <table:table-cell table:formula="of:=VLOOKUP([.$F988];[.$F989:.$F$1000];1;0)" office:value-type="string" office:string-value="" calcext:value-type="error">
            <text:p>#N/D</text:p>
          </table:table-cell>
          <table:table-cell table:style-name="ce102" table:formula="of:=NOT(ISERROR([.W9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89])&gt;0;HYPERLINK(CONCATENATE(['file:///C:/Users/Txinto%20Vaz/Desktop/req_rees-core/uploading/RqUpload.ods'#$Dict.$B$1];&quot;issues/&quot;;[.B989]);CONCATENATE(&quot;#&quot;;[.B989]));&quot;&quot;)">
            <text:p/>
          </table:table-cell>
          <table:table-cell table:style-name="ce27" table:formula="of:=IF(LEN([.F989])&gt;0;MAX([.D$3:.D988])+1;&quot;&quot;)">
            <text:p/>
          </table:table-cell>
          <table:table-cell table:style-name="ce29" table:formula="of:=IF(LEN([.D989])&gt;0;CONCATENATE([.$K$1];TEXT([.D98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9];[.$H$3:.$H$1000];1;0)" office:value-type="string" office:string-value="" calcext:value-type="error">
            <text:p>#N/D</text:p>
          </table:table-cell>
          <table:table-cell table:style-name="ce102" table:formula="of:=NOT(ISERROR([.R989]))" office:value-type="boolean" office:boolean-value="false" calcext:value-type="boolean">
            <text:p>FALSO</text:p>
          </table:table-cell>
          <table:table-cell/>
          <table:table-cell table:formula="of:=VLOOKUP([.$F989];[.$F$3:.$F988];1;0)" office:value-type="string" office:string-value="" calcext:value-type="error">
            <text:p>#N/D</text:p>
          </table:table-cell>
          <table:table-cell table:style-name="ce102" table:formula="of:=NOT(ISERROR([.U989]))" office:value-type="boolean" office:boolean-value="false" calcext:value-type="boolean">
            <text:p>FALSO</text:p>
          </table:table-cell>
          <table:table-cell table:formula="of:=VLOOKUP([.$F989];[.$F990:.$F$1000];1;0)" office:value-type="string" office:string-value="" calcext:value-type="error">
            <text:p>#N/D</text:p>
          </table:table-cell>
          <table:table-cell table:style-name="ce102" table:formula="of:=NOT(ISERROR([.W9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0])&gt;0;HYPERLINK(CONCATENATE(['file:///C:/Users/Txinto%20Vaz/Desktop/req_rees-core/uploading/RqUpload.ods'#$Dict.$B$1];&quot;issues/&quot;;[.B990]);CONCATENATE(&quot;#&quot;;[.B990]));&quot;&quot;)">
            <text:p/>
          </table:table-cell>
          <table:table-cell table:style-name="ce27" table:formula="of:=IF(LEN([.F990])&gt;0;MAX([.D$3:.D989])+1;&quot;&quot;)">
            <text:p/>
          </table:table-cell>
          <table:table-cell table:style-name="ce29" table:formula="of:=IF(LEN([.D990])&gt;0;CONCATENATE([.$K$1];TEXT([.D990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0];[.$H$3:.$H$1000];1;0)" office:value-type="string" office:string-value="" calcext:value-type="error">
            <text:p>#N/D</text:p>
          </table:table-cell>
          <table:table-cell table:style-name="ce102" table:formula="of:=NOT(ISERROR([.R990]))" office:value-type="boolean" office:boolean-value="false" calcext:value-type="boolean">
            <text:p>FALSO</text:p>
          </table:table-cell>
          <table:table-cell/>
          <table:table-cell table:formula="of:=VLOOKUP([.$F990];[.$F$3:.$F989];1;0)" office:value-type="string" office:string-value="" calcext:value-type="error">
            <text:p>#N/D</text:p>
          </table:table-cell>
          <table:table-cell table:style-name="ce102" table:formula="of:=NOT(ISERROR([.U990]))" office:value-type="boolean" office:boolean-value="false" calcext:value-type="boolean">
            <text:p>FALSO</text:p>
          </table:table-cell>
          <table:table-cell table:formula="of:=VLOOKUP([.$F990];[.$F991:.$F$1000];1;0)" office:value-type="string" office:string-value="" calcext:value-type="error">
            <text:p>#N/D</text:p>
          </table:table-cell>
          <table:table-cell table:style-name="ce102" table:formula="of:=NOT(ISERROR([.W9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1])&gt;0;HYPERLINK(CONCATENATE(['file:///C:/Users/Txinto%20Vaz/Desktop/req_rees-core/uploading/RqUpload.ods'#$Dict.$B$1];&quot;issues/&quot;;[.B991]);CONCATENATE(&quot;#&quot;;[.B991]));&quot;&quot;)">
            <text:p/>
          </table:table-cell>
          <table:table-cell table:style-name="ce27" table:formula="of:=IF(LEN([.F991])&gt;0;MAX([.D$3:.D990])+1;&quot;&quot;)">
            <text:p/>
          </table:table-cell>
          <table:table-cell table:style-name="ce29" table:formula="of:=IF(LEN([.D991])&gt;0;CONCATENATE([.$K$1];TEXT([.D991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1];[.$H$3:.$H$1000];1;0)" office:value-type="string" office:string-value="" calcext:value-type="error">
            <text:p>#N/D</text:p>
          </table:table-cell>
          <table:table-cell table:style-name="ce102" table:formula="of:=NOT(ISERROR([.R991]))" office:value-type="boolean" office:boolean-value="false" calcext:value-type="boolean">
            <text:p>FALSO</text:p>
          </table:table-cell>
          <table:table-cell/>
          <table:table-cell table:formula="of:=VLOOKUP([.$F991];[.$F$3:.$F990];1;0)" office:value-type="string" office:string-value="" calcext:value-type="error">
            <text:p>#N/D</text:p>
          </table:table-cell>
          <table:table-cell table:style-name="ce102" table:formula="of:=NOT(ISERROR([.U991]))" office:value-type="boolean" office:boolean-value="false" calcext:value-type="boolean">
            <text:p>FALSO</text:p>
          </table:table-cell>
          <table:table-cell table:formula="of:=VLOOKUP([.$F991];[.$F992:.$F$1000];1;0)" office:value-type="string" office:string-value="" calcext:value-type="error">
            <text:p>#N/D</text:p>
          </table:table-cell>
          <table:table-cell table:style-name="ce102" table:formula="of:=NOT(ISERROR([.W9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2])&gt;0;HYPERLINK(CONCATENATE(['file:///C:/Users/Txinto%20Vaz/Desktop/req_rees-core/uploading/RqUpload.ods'#$Dict.$B$1];&quot;issues/&quot;;[.B992]);CONCATENATE(&quot;#&quot;;[.B992]));&quot;&quot;)">
            <text:p/>
          </table:table-cell>
          <table:table-cell table:style-name="ce27" table:formula="of:=IF(LEN([.F992])&gt;0;MAX([.D$3:.D991])+1;&quot;&quot;)">
            <text:p/>
          </table:table-cell>
          <table:table-cell table:style-name="ce29" table:formula="of:=IF(LEN([.D992])&gt;0;CONCATENATE([.$K$1];TEXT([.D992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2];[.$H$3:.$H$1000];1;0)" office:value-type="string" office:string-value="" calcext:value-type="error">
            <text:p>#N/D</text:p>
          </table:table-cell>
          <table:table-cell table:style-name="ce102" table:formula="of:=NOT(ISERROR([.R992]))" office:value-type="boolean" office:boolean-value="false" calcext:value-type="boolean">
            <text:p>FALSO</text:p>
          </table:table-cell>
          <table:table-cell/>
          <table:table-cell table:formula="of:=VLOOKUP([.$F992];[.$F$3:.$F991];1;0)" office:value-type="string" office:string-value="" calcext:value-type="error">
            <text:p>#N/D</text:p>
          </table:table-cell>
          <table:table-cell table:style-name="ce102" table:formula="of:=NOT(ISERROR([.U992]))" office:value-type="boolean" office:boolean-value="false" calcext:value-type="boolean">
            <text:p>FALSO</text:p>
          </table:table-cell>
          <table:table-cell table:formula="of:=VLOOKUP([.$F992];[.$F993:.$F$1000];1;0)" office:value-type="string" office:string-value="" calcext:value-type="error">
            <text:p>#N/D</text:p>
          </table:table-cell>
          <table:table-cell table:style-name="ce102" table:formula="of:=NOT(ISERROR([.W9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3])&gt;0;HYPERLINK(CONCATENATE(['file:///C:/Users/Txinto%20Vaz/Desktop/req_rees-core/uploading/RqUpload.ods'#$Dict.$B$1];&quot;issues/&quot;;[.B993]);CONCATENATE(&quot;#&quot;;[.B993]));&quot;&quot;)">
            <text:p/>
          </table:table-cell>
          <table:table-cell table:style-name="ce27" table:formula="of:=IF(LEN([.F993])&gt;0;MAX([.D$3:.D992])+1;&quot;&quot;)">
            <text:p/>
          </table:table-cell>
          <table:table-cell table:style-name="ce29" table:formula="of:=IF(LEN([.D993])&gt;0;CONCATENATE([.$K$1];TEXT([.D993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3];[.$H$3:.$H$1000];1;0)" office:value-type="string" office:string-value="" calcext:value-type="error">
            <text:p>#N/D</text:p>
          </table:table-cell>
          <table:table-cell table:style-name="ce102" table:formula="of:=NOT(ISERROR([.R993]))" office:value-type="boolean" office:boolean-value="false" calcext:value-type="boolean">
            <text:p>FALSO</text:p>
          </table:table-cell>
          <table:table-cell/>
          <table:table-cell table:formula="of:=VLOOKUP([.$F993];[.$F$3:.$F992];1;0)" office:value-type="string" office:string-value="" calcext:value-type="error">
            <text:p>#N/D</text:p>
          </table:table-cell>
          <table:table-cell table:style-name="ce102" table:formula="of:=NOT(ISERROR([.U993]))" office:value-type="boolean" office:boolean-value="false" calcext:value-type="boolean">
            <text:p>FALSO</text:p>
          </table:table-cell>
          <table:table-cell table:formula="of:=VLOOKUP([.$F993];[.$F994:.$F$1000];1;0)" office:value-type="string" office:string-value="" calcext:value-type="error">
            <text:p>#N/D</text:p>
          </table:table-cell>
          <table:table-cell table:style-name="ce102" table:formula="of:=NOT(ISERROR([.W9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4])&gt;0;HYPERLINK(CONCATENATE(['file:///C:/Users/Txinto%20Vaz/Desktop/req_rees-core/uploading/RqUpload.ods'#$Dict.$B$1];&quot;issues/&quot;;[.B994]);CONCATENATE(&quot;#&quot;;[.B994]));&quot;&quot;)">
            <text:p/>
          </table:table-cell>
          <table:table-cell table:style-name="ce27" table:formula="of:=IF(LEN([.F994])&gt;0;MAX([.D$3:.D993])+1;&quot;&quot;)">
            <text:p/>
          </table:table-cell>
          <table:table-cell table:style-name="ce29" table:formula="of:=IF(LEN([.D994])&gt;0;CONCATENATE([.$K$1];TEXT([.D994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4];[.$H$3:.$H$1000];1;0)" office:value-type="string" office:string-value="" calcext:value-type="error">
            <text:p>#N/D</text:p>
          </table:table-cell>
          <table:table-cell table:style-name="ce102" table:formula="of:=NOT(ISERROR([.R994]))" office:value-type="boolean" office:boolean-value="false" calcext:value-type="boolean">
            <text:p>FALSO</text:p>
          </table:table-cell>
          <table:table-cell/>
          <table:table-cell table:formula="of:=VLOOKUP([.$F994];[.$F$3:.$F993];1;0)" office:value-type="string" office:string-value="" calcext:value-type="error">
            <text:p>#N/D</text:p>
          </table:table-cell>
          <table:table-cell table:style-name="ce102" table:formula="of:=NOT(ISERROR([.U994]))" office:value-type="boolean" office:boolean-value="false" calcext:value-type="boolean">
            <text:p>FALSO</text:p>
          </table:table-cell>
          <table:table-cell table:formula="of:=VLOOKUP([.$F994];[.$F995:.$F$1000];1;0)" office:value-type="string" office:string-value="" calcext:value-type="error">
            <text:p>#N/D</text:p>
          </table:table-cell>
          <table:table-cell table:style-name="ce102" table:formula="of:=NOT(ISERROR([.W9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5])&gt;0;HYPERLINK(CONCATENATE(['file:///C:/Users/Txinto%20Vaz/Desktop/req_rees-core/uploading/RqUpload.ods'#$Dict.$B$1];&quot;issues/&quot;;[.B995]);CONCATENATE(&quot;#&quot;;[.B995]));&quot;&quot;)">
            <text:p/>
          </table:table-cell>
          <table:table-cell table:style-name="ce27" table:formula="of:=IF(LEN([.F995])&gt;0;MAX([.D$3:.D994])+1;&quot;&quot;)">
            <text:p/>
          </table:table-cell>
          <table:table-cell table:style-name="ce29" table:formula="of:=IF(LEN([.D995])&gt;0;CONCATENATE([.$K$1];TEXT([.D995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5];[.$H$3:.$H$1000];1;0)" office:value-type="string" office:string-value="" calcext:value-type="error">
            <text:p>#N/D</text:p>
          </table:table-cell>
          <table:table-cell table:style-name="ce102" table:formula="of:=NOT(ISERROR([.R995]))" office:value-type="boolean" office:boolean-value="false" calcext:value-type="boolean">
            <text:p>FALSO</text:p>
          </table:table-cell>
          <table:table-cell/>
          <table:table-cell table:formula="of:=VLOOKUP([.$F995];[.$F$3:.$F994];1;0)" office:value-type="string" office:string-value="" calcext:value-type="error">
            <text:p>#N/D</text:p>
          </table:table-cell>
          <table:table-cell table:style-name="ce102" table:formula="of:=NOT(ISERROR([.U995]))" office:value-type="boolean" office:boolean-value="false" calcext:value-type="boolean">
            <text:p>FALSO</text:p>
          </table:table-cell>
          <table:table-cell table:formula="of:=VLOOKUP([.$F995];[.$F996:.$F$1000];1;0)" office:value-type="string" office:string-value="" calcext:value-type="error">
            <text:p>#N/D</text:p>
          </table:table-cell>
          <table:table-cell table:style-name="ce102" table:formula="of:=NOT(ISERROR([.W9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6])&gt;0;HYPERLINK(CONCATENATE(['file:///C:/Users/Txinto%20Vaz/Desktop/req_rees-core/uploading/RqUpload.ods'#$Dict.$B$1];&quot;issues/&quot;;[.B996]);CONCATENATE(&quot;#&quot;;[.B996]));&quot;&quot;)">
            <text:p/>
          </table:table-cell>
          <table:table-cell table:style-name="ce27" table:formula="of:=IF(LEN([.F996])&gt;0;MAX([.D$3:.D995])+1;&quot;&quot;)">
            <text:p/>
          </table:table-cell>
          <table:table-cell table:style-name="ce29" table:formula="of:=IF(LEN([.D996])&gt;0;CONCATENATE([.$K$1];TEXT([.D996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6];[.$H$3:.$H$1000];1;0)" office:value-type="string" office:string-value="" calcext:value-type="error">
            <text:p>#N/D</text:p>
          </table:table-cell>
          <table:table-cell table:style-name="ce102" table:formula="of:=NOT(ISERROR([.R996]))" office:value-type="boolean" office:boolean-value="false" calcext:value-type="boolean">
            <text:p>FALSO</text:p>
          </table:table-cell>
          <table:table-cell/>
          <table:table-cell table:formula="of:=VLOOKUP([.$F996];[.$F$3:.$F995];1;0)" office:value-type="string" office:string-value="" calcext:value-type="error">
            <text:p>#N/D</text:p>
          </table:table-cell>
          <table:table-cell table:style-name="ce102" table:formula="of:=NOT(ISERROR([.U996]))" office:value-type="boolean" office:boolean-value="false" calcext:value-type="boolean">
            <text:p>FALSO</text:p>
          </table:table-cell>
          <table:table-cell table:formula="of:=VLOOKUP([.$F996];[.$F997:.$F$1000];1;0)" office:value-type="string" office:string-value="" calcext:value-type="error">
            <text:p>#N/D</text:p>
          </table:table-cell>
          <table:table-cell table:style-name="ce102" table:formula="of:=NOT(ISERROR([.W9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7])&gt;0;HYPERLINK(CONCATENATE(['file:///C:/Users/Txinto%20Vaz/Desktop/req_rees-core/uploading/RqUpload.ods'#$Dict.$B$1];&quot;issues/&quot;;[.B997]);CONCATENATE(&quot;#&quot;;[.B997]));&quot;&quot;)">
            <text:p/>
          </table:table-cell>
          <table:table-cell table:style-name="ce27" table:formula="of:=IF(LEN([.F997])&gt;0;MAX([.D$3:.D996])+1;&quot;&quot;)">
            <text:p/>
          </table:table-cell>
          <table:table-cell table:style-name="ce29" table:formula="of:=IF(LEN([.D997])&gt;0;CONCATENATE([.$K$1];TEXT([.D997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7];[.$H$3:.$H$1000];1;0)" office:value-type="string" office:string-value="" calcext:value-type="error">
            <text:p>#N/D</text:p>
          </table:table-cell>
          <table:table-cell table:style-name="ce102" table:formula="of:=NOT(ISERROR([.R997]))" office:value-type="boolean" office:boolean-value="false" calcext:value-type="boolean">
            <text:p>FALSO</text:p>
          </table:table-cell>
          <table:table-cell/>
          <table:table-cell table:formula="of:=VLOOKUP([.$F997];[.$F$3:.$F996];1;0)" office:value-type="string" office:string-value="" calcext:value-type="error">
            <text:p>#N/D</text:p>
          </table:table-cell>
          <table:table-cell table:style-name="ce102" table:formula="of:=NOT(ISERROR([.U997]))" office:value-type="boolean" office:boolean-value="false" calcext:value-type="boolean">
            <text:p>FALSO</text:p>
          </table:table-cell>
          <table:table-cell table:formula="of:=VLOOKUP([.$F997];[.$F998:.$F$1000];1;0)" office:value-type="string" office:string-value="" calcext:value-type="error">
            <text:p>#N/D</text:p>
          </table:table-cell>
          <table:table-cell table:style-name="ce102" table:formula="of:=NOT(ISERROR([.W9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8])&gt;0;HYPERLINK(CONCATENATE(['file:///C:/Users/Txinto%20Vaz/Desktop/req_rees-core/uploading/RqUpload.ods'#$Dict.$B$1];&quot;issues/&quot;;[.B998]);CONCATENATE(&quot;#&quot;;[.B998]));&quot;&quot;)">
            <text:p/>
          </table:table-cell>
          <table:table-cell table:style-name="ce27" table:formula="of:=IF(LEN([.F998])&gt;0;MAX([.D$3:.D997])+1;&quot;&quot;)">
            <text:p/>
          </table:table-cell>
          <table:table-cell table:style-name="ce29" table:formula="of:=IF(LEN([.D998])&gt;0;CONCATENATE([.$K$1];TEXT([.D998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8];[.$H$3:.$H$1000];1;0)" office:value-type="string" office:string-value="" calcext:value-type="error">
            <text:p>#N/D</text:p>
          </table:table-cell>
          <table:table-cell table:style-name="ce102" table:formula="of:=NOT(ISERROR([.R998]))" office:value-type="boolean" office:boolean-value="false" calcext:value-type="boolean">
            <text:p>FALSO</text:p>
          </table:table-cell>
          <table:table-cell/>
          <table:table-cell table:formula="of:=VLOOKUP([.$F998];[.$F$3:.$F997];1;0)" office:value-type="string" office:string-value="" calcext:value-type="error">
            <text:p>#N/D</text:p>
          </table:table-cell>
          <table:table-cell table:style-name="ce102" table:formula="of:=NOT(ISERROR([.U998]))" office:value-type="boolean" office:boolean-value="false" calcext:value-type="boolean">
            <text:p>FALSO</text:p>
          </table:table-cell>
          <table:table-cell table:formula="of:=VLOOKUP([.$F998];[.$F999:.$F$1000];1;0)" office:value-type="string" office:string-value="" calcext:value-type="error">
            <text:p>#N/D</text:p>
          </table:table-cell>
          <table:table-cell table:style-name="ce102" table:formula="of:=NOT(ISERROR([.W9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 table:formula="of:=IF(LEN([.B999])&gt;0;HYPERLINK(CONCATENATE(['file:///C:/Users/Txinto%20Vaz/Desktop/req_rees-core/uploading/RqUpload.ods'#$Dict.$B$1];&quot;issues/&quot;;[.B999]);CONCATENATE(&quot;#&quot;;[.B999]));&quot;&quot;)">
            <text:p/>
          </table:table-cell>
          <table:table-cell table:style-name="ce27" table:formula="of:=IF(LEN([.F999])&gt;0;MAX([.D$3:.D998])+1;&quot;&quot;)">
            <text:p/>
          </table:table-cell>
          <table:table-cell table:style-name="ce29" table:formula="of:=IF(LEN([.D999])&gt;0;CONCATENATE([.$K$1];TEXT([.D999];&quot;0000&quot;));&quot;&quot;)">
            <text:p/>
          </table:table-cell>
          <table:table-cell table:style-name="ce59"/>
          <table:table-cell table:style-name="ce64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9];[.$H$3:.$H$1000];1;0)" office:value-type="string" office:string-value="" calcext:value-type="error">
            <text:p>#N/D</text:p>
          </table:table-cell>
          <table:table-cell table:style-name="ce102" table:formula="of:=NOT(ISERROR([.R999]))" office:value-type="boolean" office:boolean-value="false" calcext:value-type="boolean">
            <text:p>FALSO</text:p>
          </table:table-cell>
          <table:table-cell/>
          <table:table-cell table:formula="of:=VLOOKUP([.$F999];[.$F$3:.$F998];1;0)" office:value-type="string" office:string-value="" calcext:value-type="error">
            <text:p>#N/D</text:p>
          </table:table-cell>
          <table:table-cell table:style-name="ce102" table:formula="of:=NOT(ISERROR([.U999]))" office:value-type="boolean" office:boolean-value="false" calcext:value-type="boolean">
            <text:p>FALSO</text:p>
          </table:table-cell>
          <table:table-cell table:formula="of:=VLOOKUP([.$F999];[.$F1000:.$F$1000];1;0)" office:value-type="string" office:string-value="" calcext:value-type="error">
            <text:p>#N/D</text:p>
          </table:table-cell>
          <table:table-cell table:style-name="ce102" table:formula="of:=NOT(ISERROR([.W9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21"/>
          <table:table-cell table:style-name="ce24" table:formula="of:=IF(LEN([.B1000])&gt;0;HYPERLINK(CONCATENATE(['file:///C:/Users/Txinto%20Vaz/Desktop/req_rees-core/uploading/RqUpload.ods'#$Dict.$B$1];&quot;issues/&quot;;[.B1000]);CONCATENATE(&quot;#&quot;;[.B1000]));&quot;&quot;)">
            <text:p/>
          </table:table-cell>
          <table:table-cell table:style-name="ce61" table:formula="of:=IF(LEN([.F1000])&gt;0;MAX([.D$3:.D999])+1;&quot;&quot;)">
            <text:p/>
          </table:table-cell>
          <table:table-cell table:style-name="ce30" table:formula="of:=IF(LEN([.D1000])&gt;0;CONCATENATE([.$K$1];TEXT([.D1000];&quot;0000&quot;));&quot;&quot;)">
            <text:p/>
          </table:table-cell>
          <table:table-cell table:style-name="ce60"/>
          <table:table-cell table:style-name="ce68"/>
          <table:table-cell table:style-name="ce73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1" table:content-validation-name="val4"/>
          <table:table-cell table:style-name="ce48" table:number-columns-repeated="2"/>
          <table:table-cell table:style-name="ce55"/>
          <table:table-cell table:style-name="ce104" table:content-validation-name="val5" office:value-type="string" calcext:value-type="string">
            <text:p>RqDraft</text:p>
          </table:table-cell>
          <table:table-cell table:style-name="ce101" table:formula="of:=VLOOKUP([.$E1000];[.$H$3:.$H$1000];1;0)" office:value-type="string" office:string-value="" calcext:value-type="error">
            <text:p>#N/D</text:p>
          </table:table-cell>
          <table:table-cell table:style-name="ce102" table:formula="of:=NOT(ISERROR([.R1000]))" office:value-type="boolean" office:boolean-value="false" calcext:value-type="boolean">
            <text:p>FALSO</text:p>
          </table:table-cell>
          <table:table-cell/>
          <table:table-cell table:formula="of:=VLOOKUP([.$F1000];[.$F$3:.$F999];1;0)" office:value-type="string" office:string-value="" calcext:value-type="error">
            <text:p>#N/D</text:p>
          </table:table-cell>
          <table:table-cell table:style-name="ce102" table:formula="of:=NOT(ISERROR([.U1000]))" office:value-type="boolean" office:boolean-value="false" calcext:value-type="boolean">
            <text:p>FALSO</text:p>
          </table:table-cell>
          <table:table-cell table:number-columns-repeated="42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Template.D3:Template.E10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10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1000">
            <calcext:condition calcext:apply-style-name="ChapterDescr" calcext:value="formula-is(AND(LEN([.$F3])&gt;0;[.$S3]))" calcext:base-cell-address="Template.F3"/>
          </calcext:conditional-format>
          <calcext:conditional-format calcext:target-range-address="Template.F3:Template.G1000">
            <calcext:condition calcext:apply-style-name="Bad" calcext:value="formula-is([.$V3])" calcext:base-cell-address="Template.F3"/>
            <calcext:condition calcext:apply-style-name="Error" calcext:value="formula-is([.$X3]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Times New Roman5" svg:font-family="'Times New Roman'"/>
    <style:font-face style:name="Times New Roman" svg:font-family="'Times New Roman'" style:font-family-generic="roman"/>
    <style:font-face style:name="Times New Roman4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2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1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9:35:33.9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>2015-06-05T18:19:34Z</meta:creation-date>
    <dc:date>2020-05-05T19:36:15.057000000</dc:date>
    <meta:editing-duration>PT6H22M49S</meta:editing-duration>
    <meta:editing-cycles>121</meta:editing-cycles>
    <meta:document-statistic meta:table-count="3" meta:cell-count="12114" meta:object-count="0"/>
    <meta:user-defined meta:name=""/>
  </office:meta>
</office:document-meta>
</file>